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Utiliser une police de caractè" svg:font-family="'(Utiliser une police de caractè', 'Times New Roman'" style:font-family-generic="roman"/>
    <style:font-face style:name="Times New Roman" svg:font-family="'Times New Roman', Times" style:font-family-generic="roman" style:font-pitch="variable"/>
    <style:font-face style:name="Arial" svg:font-family="Arial" style:font-family-generic="swiss" style:font-pitch="variable"/>
    <style:font-face style:name="Arial Unicode MS Western" svg:font-family="'Arial Unicode MS Western', Times" style:font-family-generic="swiss" style:font-pitch="variable"/>
    <style:font-face style:name="Arial Unicode MS" svg:font-family="'Arial Unicode MS', Times" style:font-family-generic="swiss" style:font-pitch="variable"/>
    <style:font-face style:name="Arial Unicode MS1" svg:font-family="'Arial Unicode M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list-style-name="">
      <style:paragraph-properties fo:text-align="center" style:justify-single-word="false" style:writing-mode="lr-tb"/>
      <style:text-properties style:use-window-font-color="true"/>
    </style:style>
    <style:style style:name="P3" style:family="paragraph" style:parent-style-name="Standard" style:list-style-name="">
      <style:paragraph-properties fo:text-align="center" style:justify-single-word="false" style:writing-mode="lr-tb">
        <style:tab-stops/>
      </style:paragraph-properties>
      <style:text-properties style:use-window-font-color="true"/>
    </style:style>
    <style:style style:name="P4" style:family="paragraph" style:parent-style-name="Standard" style:list-style-name="">
      <style:paragraph-properties fo:text-align="center" style:justify-single-word="false" style:writing-mode="lr-tb"/>
      <style:text-properties style:use-window-font-color="true" style:font-name-complex="Times New Roman"/>
    </style:style>
    <style:style style:name="P5" style:family="paragraph" style:parent-style-name="Standard" style:list-style-name="">
      <style:paragraph-properties fo:text-align="center" style:justify-single-word="false" style:writing-mode="lr-tb">
        <style:tab-stops>
          <style:tab-stop style:position="7.144cm"/>
        </style:tab-stops>
      </style:paragraph-properties>
      <style:text-properties style:use-window-font-color="true" style:font-name-complex="Times New Roman"/>
    </style:style>
    <style:style style:name="P6" style:family="paragraph" style:parent-style-name="Standard" style:list-style-name="">
      <style:paragraph-properties fo:text-align="center" style:justify-single-word="false" style:writing-mode="lr-tb">
        <style:tab-stops>
          <style:tab-stop style:position="11.589cm"/>
        </style:tab-stops>
      </style:paragraph-properties>
      <style:text-properties style:use-window-font-color="true" style:font-name-complex="Times New Roman"/>
    </style:style>
    <style:style style:name="P7" style:family="paragraph" style:parent-style-name="Standard" style:list-style-name="">
      <style:paragraph-properties style:writing-mode="lr-tb"/>
      <style:text-properties style:use-window-font-color="true" style:font-name-complex="Times New Roman"/>
    </style:style>
    <style:style style:name="P8" style:family="paragraph" style:parent-style-name="Standard" style:list-style-name="">
      <style:paragraph-properties fo:text-align="center" style:justify-single-word="false" style:writing-mode="lr-tb"/>
      <style:text-properties style:use-window-font-color="true" style:language-asian="zh" style:country-asian="CN" style:font-name-complex="Times New Roman"/>
    </style:style>
    <style:style style:name="P9" style:family="paragraph" style:parent-style-name="Standard" style:list-style-name="">
      <style:paragraph-properties fo:text-align="center" style:justify-single-word="false" style:writing-mode="lr-tb">
        <style:tab-stops>
          <style:tab-stop style:position="1.72cm"/>
        </style:tab-stops>
      </style:paragraph-properties>
      <style:text-properties style:use-window-font-color="true" style:language-asian="zh" style:country-asian="CN" style:font-name-complex="Times New Roman"/>
    </style:style>
    <style:style style:name="P10" style:family="paragraph" style:parent-style-name="Standard" style:list-style-name="">
      <style:paragraph-properties fo:text-align="center" style:justify-single-word="false" style:writing-mode="lr-tb">
        <style:tab-stops>
          <style:tab-stop style:position="7.144cm"/>
        </style:tab-stops>
      </style:paragraph-properties>
      <style:text-properties style:use-window-font-color="true" style:language-asian="zh" style:country-asian="CN" style:font-name-complex="Times New Roman"/>
    </style:style>
    <style:style style:name="P11" style:family="paragraph" style:parent-style-name="Standard" style:list-style-name="">
      <style:paragraph-properties fo:text-align="center" style:justify-single-word="false" style:writing-mode="lr-tb">
        <style:tab-stops>
          <style:tab-stop style:position="11.589cm"/>
        </style:tab-stops>
      </style:paragraph-properties>
      <style:text-properties style:use-window-font-color="true" style:language-asian="zh" style:country-asian="CN" style:font-name-complex="Times New Roman"/>
    </style:style>
    <style:style style:name="P12" style:family="paragraph" style:parent-style-name="Standard" style:list-style-name="">
      <style:paragraph-properties style:writing-mode="lr-tb"/>
      <style:text-properties style:use-window-font-color="true" style:language-asian="zh" style:country-asian="CN" style:font-name-complex="Times New Roman"/>
    </style:style>
    <style:style style:name="P13" style:family="paragraph" style:parent-style-name="Standard" style:list-style-name="">
      <style:paragraph-properties style:writing-mode="lr-tb">
        <style:tab-stops>
          <style:tab-stop style:position="5.556cm"/>
        </style:tab-stops>
      </style:paragraph-properties>
      <style:text-properties style:use-window-font-color="true" style:language-asian="zh" style:country-asian="CN" style:font-name-complex="Times New Roman"/>
    </style:style>
    <style:style style:name="P14" style:family="paragraph" style:parent-style-name="Standard" style:list-style-name="">
      <style:paragraph-properties style:writing-mode="lr-tb">
        <style:tab-stops>
          <style:tab-stop style:position="3.762cm"/>
        </style:tab-stops>
      </style:paragraph-properties>
      <style:text-properties style:use-window-font-color="true" style:language-asian="zh" style:country-asian="CN" style:font-name-complex="Times New Roman"/>
    </style:style>
    <style:style style:name="P15" style:family="paragraph" style:parent-style-name="Standard" style:list-style-name="">
      <style:paragraph-properties style:writing-mode="lr-tb"/>
      <style:text-properties style:use-window-font-color="true"/>
    </style:style>
    <style:style style:name="P16" style:family="paragraph" style:parent-style-name="Standard" style:list-style-name="">
      <style:paragraph-properties style:writing-mode="lr-tb"/>
      <style:text-properties style:use-window-font-color="true" style:text-position="-25% 58%" style:font-name-complex="Times New Roman"/>
    </style:style>
    <style:style style:name="P17" style:family="paragraph" style:parent-style-name="Standard" style:list-style-name="">
      <style:paragraph-properties fo:text-align="center" style:justify-single-word="false" style:writing-mode="lr-tb"/>
      <style:text-properties fo:font-variant="small-caps" style:use-window-font-color="true"/>
    </style:style>
    <style:style style:name="P18" style:family="paragraph" style:parent-style-name="Standard" style:list-style-name="">
      <style:paragraph-properties fo:text-align="center" style:justify-single-word="false" style:writing-mode="lr-tb"/>
      <style:text-properties fo:font-variant="small-caps" style:use-window-font-color="true" style:font-name-complex="Times New Roman"/>
    </style:style>
    <style:style style:name="P19" style:family="paragraph" style:parent-style-name="Standard" style:list-style-name="">
      <style:paragraph-properties style:writing-mode="lr-tb"/>
      <style:text-properties fo:font-variant="small-caps" style:use-window-font-color="true" style:font-name-complex="Times New Roman"/>
    </style:style>
    <style:style style:name="P20" style:family="paragraph" style:parent-style-name="Standard" style:list-style-name="">
      <style:paragraph-properties fo:text-align="center" style:justify-single-word="false" style:writing-mode="lr-tb"/>
      <style:text-properties fo:font-variant="small-caps" fo:color="#ff0000"/>
    </style:style>
    <style:style style:name="P21" style:family="paragraph" style:parent-style-name="Standard" style:list-style-name="">
      <style:paragraph-properties fo:text-align="center" style:justify-single-word="false" style:writing-mode="lr-tb">
        <style:tab-stops>
          <style:tab-stop style:position="2.91cm"/>
        </style:tab-stops>
      </style:paragraph-properties>
      <style:text-properties fo:font-variant="small-caps" fo:color="#ff0000"/>
    </style:style>
    <style:style style:name="P22" style:family="paragraph" style:parent-style-name="Standard" style:list-style-name="">
      <style:paragraph-properties fo:text-align="center" style:justify-single-word="false" style:writing-mode="lr-tb">
        <style:tab-stops>
          <style:tab-stop style:position="3.916cm"/>
        </style:tab-stops>
      </style:paragraph-properties>
      <style:text-properties fo:font-variant="small-caps" fo:color="#ff0000"/>
    </style:style>
    <style:style style:name="P23" style:family="paragraph" style:parent-style-name="Standard" style:list-style-name="">
      <style:paragraph-properties fo:text-align="center" style:justify-single-word="false" style:writing-mode="lr-tb"/>
      <style:text-properties fo:font-variant="small-caps" fo:color="#ff0000" style:font-name-complex="Times New Roman"/>
    </style:style>
    <style:style style:name="P24" style:family="paragraph" style:parent-style-name="Standard" style:list-style-name="">
      <style:paragraph-properties fo:text-align="center" style:justify-single-word="false" style:writing-mode="lr-tb">
        <style:tab-stops>
          <style:tab-stop style:position="3.916cm"/>
        </style:tab-stops>
      </style:paragraph-properties>
      <style:text-properties fo:font-variant="small-caps" fo:color="#ff0000" style:font-name-complex="Times New Roman"/>
    </style:style>
    <style:style style:name="P25" style:family="paragraph" style:parent-style-name="Standard" style:list-style-name="">
      <style:paragraph-properties style:writing-mode="lr-tb"/>
      <style:text-properties fo:font-variant="small-caps" fo:color="#ff0000" style:font-name-complex="Times New Roman"/>
    </style:style>
    <style:style style:name="P26" style:family="paragraph" style:parent-style-name="Standard" style:list-style-name="">
      <style:paragraph-properties style:writing-mode="lr-tb">
        <style:tab-stops>
          <style:tab-stop style:position="2.91cm"/>
        </style:tab-stops>
      </style:paragraph-properties>
      <style:text-properties fo:font-variant="small-caps" fo:color="#ff0000" style:font-name-complex="Times New Roman"/>
    </style:style>
    <style:style style:name="P27" style:family="paragraph" style:parent-style-name="Standard" style:list-style-name="">
      <style:paragraph-properties style:writing-mode="lr-tb">
        <style:tab-stops>
          <style:tab-stop style:position="2.646cm"/>
        </style:tab-stops>
      </style:paragraph-properties>
      <style:text-properties fo:font-variant="small-caps" fo:color="#ff0000" style:font-name-complex="Times New Roman"/>
    </style:style>
    <style:style style:name="P28" style:family="paragraph" style:parent-style-name="Standard" style:list-style-name="">
      <style:paragraph-properties style:writing-mode="lr-tb"/>
      <style:text-properties fo:font-variant="small-caps" fo:color="#ff0000" style:font-name="(Utiliser une police de caractè" style:font-name-complex="(Utiliser une police de caractè"/>
    </style:style>
    <style:style style:name="P29" style:family="paragraph" style:parent-style-name="Standard" style:list-style-name="">
      <style:paragraph-properties style:writing-mode="lr-tb"/>
      <style:text-properties fo:font-variant="small-caps" fo:color="#ff0000" style:font-name="(Utiliser une police de caractè" style:font-name-asian="(Utiliser une police de caractè" style:font-name-complex="(Utiliser une police de caractè"/>
    </style:style>
    <style:style style:name="P30" style:family="paragraph" style:parent-style-name="Standard" style:list-style-name="">
      <style:paragraph-properties style:writing-mode="lr-tb"/>
      <style:text-properties fo:font-variant="small-caps" fo:color="#ff0000" style:font-name="(Utiliser une police de caractè" style:font-name-asian="(Utiliser une police de caractè" style:language-asian="zh" style:country-asian="CN" style:font-name-complex="(Utiliser une police de caractè"/>
    </style:style>
    <style:style style:name="P31" style:family="paragraph" style:parent-style-name="Standard" style:list-style-name="">
      <style:paragraph-properties style:writing-mode="lr-tb"/>
      <style:text-properties fo:font-variant="small-caps" fo:color="#ff0000"/>
    </style:style>
    <style:style style:name="P32" style:family="paragraph" style:parent-style-name="Standard" style:list-style-name="">
      <style:paragraph-properties style:writing-mode="lr-tb"/>
      <style:text-properties fo:font-variant="small-caps"/>
    </style:style>
    <style:style style:name="P33" style:family="paragraph" style:parent-style-name="Standard" style:list-style-name="">
      <style:paragraph-properties style:writing-mode="lr-tb"/>
    </style:style>
    <style:style style:name="P34" style:family="paragraph" style:parent-style-name="Standard" style:list-style-name="">
      <style:paragraph-properties style:writing-mode="lr-tb"/>
      <style:text-properties fo:color="#ff0000"/>
    </style:style>
    <style:style style:name="P35" style:family="paragraph" style:parent-style-name="Standard" style:list-style-name="">
      <style:paragraph-properties style:writing-mode="lr-tb"/>
      <style:text-properties fo:color="#ff0000" style:font-name-complex="Times New Roman"/>
    </style:style>
    <style:style style:name="P36" style:family="paragraph" style:parent-style-name="Standard" style:list-style-name="">
      <style:paragraph-properties style:writing-mode="lr-tb">
        <style:tab-stops>
          <style:tab-stop style:position="10.107cm"/>
        </style:tab-stops>
      </style:paragraph-properties>
      <style:text-properties fo:color="#ff0000" style:font-name-complex="Times New Roman"/>
    </style:style>
    <style:style style:name="P37" style:family="paragraph" style:parent-style-name="Standard" style:list-style-name="">
      <style:paragraph-properties style:writing-mode="lr-tb"/>
      <style:text-properties fo:color="#ff0000" style:language-asian="zh" style:country-asian="CN" style:font-name-complex="Times New Roman"/>
    </style:style>
    <style:style style:name="P38" style:family="paragraph" style:parent-style-name="Standard" style:list-style-name="">
      <style:paragraph-properties fo:text-align="center" style:justify-single-word="false" style:writing-mode="lr-tb"/>
      <style:text-properties fo:color="#ff0000" style:language-asian="zh" style:country-asian="CN" style:font-name-complex="Times New Roman"/>
    </style:style>
    <style:style style:name="P39" style:family="paragraph" style:parent-style-name="Standard" style:list-style-name="">
      <style:paragraph-properties style:writing-mode="lr-tb">
        <style:tab-stops>
          <style:tab-stop style:position="9.843cm"/>
        </style:tab-stops>
      </style:paragraph-properties>
      <style:text-properties fo:color="#ff0000" style:language-asian="zh" style:country-asian="CN" style:font-name-complex="Times New Roman"/>
    </style:style>
    <style:style style:name="P40" style:family="paragraph" style:parent-style-name="Standard" style:list-style-name="">
      <style:paragraph-properties style:writing-mode="lr-tb">
        <style:tab-stops>
          <style:tab-stop style:position="7.832cm"/>
        </style:tab-stops>
      </style:paragraph-properties>
      <style:text-properties fo:color="#ff0000" style:language-asian="zh" style:country-asian="CN" style:font-name-complex="Times New Roman"/>
    </style:style>
    <style:style style:name="P41" style:family="paragraph" style:parent-style-name="Standard" style:list-style-name="">
      <style:paragraph-properties fo:text-align="center" style:justify-single-word="false" style:writing-mode="lr-tb"/>
      <style:text-properties fo:color="#ff0000"/>
    </style:style>
    <style:style style:name="P42" style:family="paragraph" style:parent-style-name="Standard" style:list-style-name="">
      <style:paragraph-properties fo:text-align="center" style:justify-single-word="false" style:writing-mode="lr-tb">
        <style:tab-stops>
          <style:tab-stop style:position="3.334cm"/>
        </style:tab-stops>
      </style:paragraph-properties>
      <style:text-properties fo:color="#ff0000"/>
    </style:style>
    <style:style style:name="P43" style:family="paragraph" style:parent-style-name="Standard" style:list-style-name="">
      <style:paragraph-properties style:writing-mode="lr-tb">
        <style:tab-stops>
          <style:tab-stop style:position="8.916cm"/>
        </style:tab-stops>
      </style:paragraph-properties>
      <style:text-properties fo:color="#ff0000"/>
    </style:style>
    <style:style style:name="P44" style:family="paragraph" style:parent-style-name="Standard" style:list-style-name="">
      <style:paragraph-properties style:writing-mode="lr-tb">
        <style:tab-stops>
          <style:tab-stop style:position="4.764cm" style:leader-style="dotted" style:leader-text="."/>
          <style:tab-stop style:position="5.509cm" style:leader-style="dotted" style:leader-text="."/>
          <style:tab-stop style:position="16.372cm" style:leader-style="dotted" style:leader-text="."/>
          <style:tab-stop style:position="17.117cm" style:leader-style="dotted" style:leader-text="."/>
        </style:tab-stops>
      </style:paragraph-properties>
      <style:text-properties fo:color="#ff0000"/>
    </style:style>
    <style:style style:name="P45" style:family="paragraph" style:parent-style-name="Standard" style:list-style-name="">
      <style:paragraph-properties style:writing-mode="lr-tb">
        <style:tab-stops>
          <style:tab-stop style:position="10.107cm"/>
        </style:tab-stops>
      </style:paragraph-properties>
      <style:text-properties fo:color="#ff0000"/>
    </style:style>
    <style:style style:name="P46" style:family="paragraph" style:parent-style-name="Standard" style:list-style-name="">
      <style:paragraph-properties fo:text-align="center" style:justify-single-word="false" style:writing-mode="lr-tb"/>
      <style:text-properties fo:color="#ff0000" style:font-name="Arial Unicode MS Western" style:font-name-complex="Arial Unicode MS Western"/>
    </style:style>
    <style:style style:name="P47" style:family="paragraph" style:parent-style-name="Standard" style:list-style-name="">
      <style:paragraph-properties style:writing-mode="lr-tb">
        <style:tab-stops>
          <style:tab-stop style:position="9.366cm"/>
        </style:tab-stops>
      </style:paragraph-properties>
      <style:text-properties fo:color="#ff0000"/>
    </style:style>
    <style:style style:name="P48" style:family="paragraph" style:parent-style-name="Standard" style:list-style-name="">
      <style:paragraph-properties style:writing-mode="lr-tb">
        <style:tab-stops>
          <style:tab-stop style:position="19.786cm"/>
        </style:tab-stops>
      </style:paragraph-properties>
      <style:text-properties fo:color="#ff0000"/>
    </style:style>
    <style:style style:name="P49" style:family="paragraph" style:parent-style-name="Standard" style:list-style-name="">
      <style:paragraph-properties style:writing-mode="lr-tb">
        <style:tab-stops>
          <style:tab-stop style:position="7.832cm"/>
        </style:tab-stops>
      </style:paragraph-properties>
      <style:text-properties fo:color="#ff0000"/>
    </style:style>
    <style:style style:name="P50" style:family="paragraph" style:parent-style-name="Standard" style:list-style-name="">
      <style:paragraph-properties style:writing-mode="lr-tb">
        <style:tab-stops>
          <style:tab-stop style:position="11.033cm"/>
        </style:tab-stops>
      </style:paragraph-properties>
      <style:text-properties fo:color="#ff0000"/>
    </style:style>
    <style:style style:name="P51" style:family="paragraph" style:parent-style-name="Standard" style:list-style-name="">
      <style:paragraph-properties style:writing-mode="lr-tb">
        <style:tab-stops>
          <style:tab-stop style:position="18.757cm"/>
        </style:tab-stops>
      </style:paragraph-properties>
      <style:text-properties fo:color="#ff0000"/>
    </style:style>
    <style:style style:name="P52" style:family="paragraph" style:parent-style-name="Standard" style:list-style-name="">
      <style:paragraph-properties style:writing-mode="lr-tb">
        <style:tab-stops>
          <style:tab-stop style:position="2.646cm"/>
        </style:tab-stops>
      </style:paragraph-properties>
      <style:text-properties fo:color="#ff0000"/>
    </style:style>
    <style:style style:name="P53" style:family="paragraph" style:parent-style-name="Standard" style:list-style-name="">
      <style:paragraph-properties style:writing-mode="lr-tb">
        <style:tab-stops>
          <style:tab-stop style:position="7.962cm" style:type="center"/>
        </style:tab-stops>
      </style:paragraph-properties>
      <style:text-properties fo:color="#ff0000"/>
    </style:style>
    <style:style style:name="P54" style:family="paragraph" style:parent-style-name="Standard" style:list-style-name="">
      <style:paragraph-properties style:writing-mode="lr-tb">
        <style:tab-stops>
          <style:tab-stop style:position="5.502cm" style:leader-style="dotted" style:leader-text="."/>
          <style:tab-stop style:position="6.255cm" style:leader-style="dotted" style:leader-text="."/>
          <style:tab-stop style:position="15.646cm" style:leader-style="dotted" style:leader-text="."/>
          <style:tab-stop style:position="16.357cm" style:leader-style="dotted" style:leader-text="."/>
        </style:tab-stops>
      </style:paragraph-properties>
      <style:text-properties fo:color="#ff0000"/>
    </style:style>
    <style:style style:name="P55" style:family="paragraph" style:parent-style-name="Standard" style:list-style-name="">
      <style:paragraph-properties style:writing-mode="lr-tb">
        <style:tab-stops>
          <style:tab-stop style:position="4.36cm"/>
        </style:tab-stops>
      </style:paragraph-properties>
      <style:text-properties fo:color="#ff0000"/>
    </style:style>
    <style:style style:name="P56" style:family="paragraph" style:parent-style-name="Standard" style:list-style-name="">
      <style:paragraph-properties style:writing-mode="lr-tb">
        <style:tab-stops>
          <style:tab-stop style:position="1.147cm"/>
        </style:tab-stops>
      </style:paragraph-properties>
      <style:text-properties fo:color="#ff0000"/>
    </style:style>
    <style:style style:name="P57" style:family="paragraph" style:parent-style-name="Standard" style:list-style-name="">
      <style:paragraph-properties style:writing-mode="lr-tb">
        <style:tab-stops>
          <style:tab-stop style:position="4.479cm"/>
        </style:tab-stops>
      </style:paragraph-properties>
      <style:text-properties fo:color="#ff0000"/>
    </style:style>
    <style:style style:name="P58" style:family="paragraph" style:parent-style-name="Standard" style:list-style-name="">
      <style:paragraph-properties style:writing-mode="lr-tb">
        <style:tab-stops>
          <style:tab-stop style:position="4.487cm"/>
        </style:tab-stops>
      </style:paragraph-properties>
      <style:text-properties fo:color="#ff0000"/>
    </style:style>
    <style:style style:name="P59" style:family="paragraph" style:parent-style-name="Standard" style:list-style-name="">
      <style:paragraph-properties style:writing-mode="lr-tb">
        <style:tab-stops>
          <style:tab-stop style:position="2.672cm"/>
        </style:tab-stops>
      </style:paragraph-properties>
      <style:text-properties fo:color="#ff0000"/>
    </style:style>
    <style:style style:name="P60" style:family="paragraph" style:parent-style-name="Standard" style:list-style-name="">
      <style:paragraph-properties style:writing-mode="lr-tb">
        <style:tab-stops>
          <style:tab-stop style:position="9.366cm"/>
        </style:tab-stops>
      </style:paragraph-properties>
    </style:style>
    <style:style style:name="P61" style:family="paragraph" style:parent-style-name="Standard" style:list-style-name="">
      <style:paragraph-properties fo:text-align="center" style:justify-single-word="false" style:writing-mode="lr-tb"/>
      <style:text-properties fo:color="#0000ff"/>
    </style:style>
    <style:style style:name="P62" style:family="paragraph" style:parent-style-name="Standard" style:list-style-name="">
      <style:paragraph-properties style:writing-mode="lr-tb"/>
      <style:text-properties fo:color="#0000ff" style:language-asian="zh" style:country-asian="CN" style:font-name-complex="Times New Roman"/>
    </style:style>
    <style:style style:name="P63" style:family="paragraph" style:parent-style-name="Standard" style:list-style-name="">
      <style:paragraph-properties style:writing-mode="lr-tb"/>
      <style:text-properties fo:color="#0000ff"/>
    </style:style>
    <style:style style:name="P64" style:family="paragraph" style:parent-style-name="Standard" style:list-style-name="">
      <style:paragraph-properties style:writing-mode="lr-tb">
        <style:tab-stops>
          <style:tab-stop style:position="3.762cm"/>
        </style:tab-stops>
      </style:paragraph-properties>
    </style:style>
    <style:style style:name="P65" style:family="paragraph" style:parent-style-name="Standard" style:list-style-name="">
      <style:paragraph-properties fo:margin-left="0cm" fo:margin-right="0cm" fo:text-align="center" style:justify-single-word="false" fo:text-indent="0.635cm" style:auto-text-indent="false" style:writing-mode="lr-tb"/>
      <style:text-properties style:use-window-font-color="true"/>
    </style:style>
    <style:style style:name="P66" style:family="paragraph" style:parent-style-name="Standard" style:list-style-name="">
      <style:paragraph-properties fo:margin-left="0cm" fo:margin-right="0cm" fo:text-align="center" style:justify-single-word="false" fo:text-indent="0.635cm" style:auto-text-indent="false" style:writing-mode="lr-tb"/>
      <style:text-properties style:use-window-font-color="true" style:language-asian="zh" style:country-asian="CN" style:font-name-complex="Times New Roman"/>
    </style:style>
    <style:style style:name="P67" style:family="paragraph" style:parent-style-name="Standard" style:list-style-name="">
      <style:paragraph-properties fo:margin-left="0cm" fo:margin-right="0cm" fo:text-align="center" style:justify-single-word="false" fo:text-indent="0.635cm" style:auto-text-indent="false" style:writing-mode="lr-tb">
        <style:tab-stops>
          <style:tab-stop style:position="3.055cm"/>
        </style:tab-stops>
      </style:paragraph-properties>
      <style:text-properties style:use-window-font-color="true" style:language-asian="zh" style:country-asian="CN" style:font-name-complex="Times New Roman"/>
    </style:style>
    <style:style style:name="P68" style:family="paragraph" style:parent-style-name="Standard" style:list-style-name="">
      <style:paragraph-properties fo:margin-left="0cm" fo:margin-right="0cm" fo:text-indent="0.635cm" style:auto-text-indent="false" style:writing-mode="lr-tb"/>
      <style:text-properties style:use-window-font-color="true" style:language-asian="zh" style:country-asian="CN" style:font-name-complex="Times New Roman"/>
    </style:style>
    <style:style style:name="P69" style:family="paragraph" style:parent-style-name="Standard" style:list-style-name="">
      <style:paragraph-properties fo:margin-left="0cm" fo:margin-right="0cm" fo:text-indent="0.635cm" style:auto-text-indent="false" style:writing-mode="lr-tb"/>
      <style:text-properties style:use-window-font-color="true"/>
    </style:style>
    <style:style style:name="P70" style:family="paragraph" style:parent-style-name="Standard" style:list-style-name="">
      <style:paragraph-properties fo:margin-left="0cm" fo:margin-right="0cm" fo:text-indent="0.635cm" style:auto-text-indent="false" style:writing-mode="lr-tb">
        <style:tab-stops>
          <style:tab-stop style:position="2.101cm"/>
        </style:tab-stops>
      </style:paragraph-properties>
      <style:text-properties style:use-window-font-color="true"/>
    </style:style>
    <style:style style:name="P71" style:family="paragraph" style:parent-style-name="Standard" style:list-style-name="">
      <style:paragraph-properties fo:margin-left="0cm" fo:margin-right="0cm" fo:text-indent="0.635cm" style:auto-text-indent="false" style:writing-mode="lr-tb">
        <style:tab-stops>
          <style:tab-stop style:position="2.058cm"/>
        </style:tab-stops>
      </style:paragraph-properties>
      <style:text-properties style:use-window-font-color="true"/>
    </style:style>
    <style:style style:name="P72" style:family="paragraph" style:parent-style-name="Standard" style:list-style-name="">
      <style:paragraph-properties fo:margin-left="0cm" fo:margin-right="0cm" fo:text-indent="0.635cm" style:auto-text-indent="false" style:writing-mode="lr-tb">
        <style:tab-stops>
          <style:tab-stop style:position="2cm"/>
        </style:tab-stops>
      </style:paragraph-properties>
      <style:text-properties style:use-window-font-color="true"/>
    </style:style>
    <style:style style:name="P73" style:family="paragraph" style:parent-style-name="Standard" style:list-style-name="">
      <style:paragraph-properties fo:margin-left="0cm" fo:margin-right="0cm" fo:text-indent="0.635cm" style:auto-text-indent="false" style:writing-mode="lr-tb"/>
      <style:text-properties style:use-window-font-color="true" style:font-name-complex="Times New Roman"/>
    </style:style>
    <style:style style:name="P74" style:family="paragraph" style:parent-style-name="Standard" style:list-style-name="">
      <style:paragraph-properties fo:margin-left="0cm" fo:margin-right="0cm" fo:text-indent="0.635cm" style:auto-text-indent="false" style:writing-mode="lr-tb">
        <style:tab-stops>
          <style:tab-stop style:position="18.48cm" style:leader-style="dotted" style:leader-text="."/>
        </style:tab-stops>
      </style:paragraph-properties>
      <style:text-properties style:use-window-font-color="true" style:font-name-complex="Times New Roman"/>
    </style:style>
    <style:style style:name="P75" style:family="paragraph" style:parent-style-name="Standard" style:list-style-name="">
      <style:paragraph-properties fo:margin-left="0cm" fo:margin-right="0cm" fo:text-indent="0.635cm" style:auto-text-indent="false" style:writing-mode="lr-tb">
        <style:tab-stops>
          <style:tab-stop style:position="19.816cm"/>
        </style:tab-stops>
      </style:paragraph-properties>
      <style:text-properties style:use-window-font-color="true" style:font-name-complex="Times New Roman"/>
    </style:style>
    <style:style style:name="P76" style:family="paragraph" style:parent-style-name="Standard" style:list-style-name="">
      <style:paragraph-properties fo:margin-left="0cm" fo:margin-right="0cm" fo:text-indent="0.635cm" style:auto-text-indent="false" style:writing-mode="lr-tb">
        <style:tab-stops>
          <style:tab-stop style:position="18.48cm" style:leader-style="dotted" style:leader-text="."/>
        </style:tab-stops>
      </style:paragraph-properties>
      <style:text-properties style:use-window-font-color="true"/>
    </style:style>
    <style:style style:name="P77" style:family="paragraph" style:parent-style-name="Standard" style:list-style-name="">
      <style:paragraph-properties fo:margin-left="0cm" fo:margin-right="0cm" fo:text-indent="0.635cm" style:auto-text-indent="false" style:writing-mode="lr-tb">
        <style:tab-stops>
          <style:tab-stop style:position="19.816cm"/>
        </style:tab-stops>
      </style:paragraph-properties>
      <style:text-properties style:use-window-font-color="true"/>
    </style:style>
    <style:style style:name="P78" style:family="paragraph" style:parent-style-name="Standard" style:list-style-name="">
      <style:paragraph-properties fo:margin-left="0cm" fo:margin-right="0cm" fo:text-indent="0.635cm" style:auto-text-indent="false" style:writing-mode="lr-tb"/>
      <style:text-properties fo:color="#0000ff" style:font-name-complex="Times New Roman"/>
    </style:style>
    <style:style style:name="P79" style:family="paragraph" style:parent-style-name="Standard" style:list-style-name="">
      <style:paragraph-properties fo:margin-left="0cm" fo:margin-right="0cm" fo:text-indent="0.635cm" style:auto-text-indent="false" style:writing-mode="lr-tb"/>
      <style:text-properties fo:color="#0000ff"/>
    </style:style>
    <style:style style:name="P80" style:family="paragraph" style:parent-style-name="Standard" style:list-style-name="">
      <style:paragraph-properties fo:margin-left="0cm" fo:margin-right="0cm" fo:text-indent="0.635cm" style:auto-text-indent="false" style:writing-mode="lr-tb"/>
      <style:text-properties fo:color="#0000ff" style:language-asian="zh" style:country-asian="CN" style:font-name-complex="Times New Roman"/>
    </style:style>
    <style:style style:name="P81" style:family="paragraph" style:parent-style-name="Standard" style:list-style-name="">
      <style:paragraph-properties fo:margin-left="0cm" fo:margin-right="0cm" fo:text-indent="0.635cm" style:auto-text-indent="false" style:writing-mode="lr-tb"/>
    </style:style>
    <style:style style:name="P82" style:family="paragraph" style:parent-style-name="Standard" style:list-style-name="">
      <style:paragraph-properties fo:margin-left="0cm" fo:margin-right="0cm" fo:text-indent="0.635cm" style:auto-text-indent="false" style:writing-mode="lr-tb"/>
      <style:text-properties fo:color="#ff0000"/>
    </style:style>
    <style:style style:name="P83" style:family="paragraph" style:parent-style-name="Standard" style:list-style-name="">
      <style:paragraph-properties fo:margin-left="0cm" fo:margin-right="0cm" fo:text-indent="0.635cm" style:auto-text-indent="false" style:writing-mode="lr-tb"/>
      <style:text-properties fo:color="#ff0000" style:font-name-complex="Times New Roman"/>
    </style:style>
    <style:style style:name="P84" style:family="paragraph" style:parent-style-name="Standard" style:list-style-name="">
      <style:paragraph-properties fo:margin-left="0cm" fo:margin-right="0cm" fo:text-indent="0.635cm" style:auto-text-indent="false" style:writing-mode="lr-tb"/>
      <style:text-properties fo:color="#ff0000" style:language-asian="zh" style:country-asian="CN" style:font-name-complex="Times New Roman"/>
    </style:style>
    <style:style style:name="P85" style:family="paragraph" style:parent-style-name="Standard" style:list-style-name="">
      <style:paragraph-properties fo:margin-left="0cm" fo:margin-right="0cm" fo:text-indent="0.635cm" style:auto-text-indent="false" style:writing-mode="lr-tb">
        <style:tab-stops>
          <style:tab-stop style:position="17.2cm"/>
        </style:tab-stops>
      </style:paragraph-properties>
      <style:text-properties fo:color="#ff0000"/>
    </style:style>
    <style:style style:name="P86" style:family="paragraph" style:parent-style-name="Standard" style:list-style-name="">
      <style:paragraph-properties fo:margin-left="0cm" fo:margin-right="0cm" fo:text-indent="0.635cm" style:auto-text-indent="false" style:writing-mode="lr-tb">
        <style:tab-stops>
          <style:tab-stop style:position="10.821cm"/>
        </style:tab-stops>
      </style:paragraph-properties>
      <style:text-properties fo:color="#ff0000"/>
    </style:style>
    <style:style style:name="P87" style:family="paragraph" style:parent-style-name="Standard" style:list-style-name="">
      <style:paragraph-properties fo:margin-left="0cm" fo:margin-right="0cm" fo:text-indent="0.635cm" style:auto-text-indent="false" style:writing-mode="lr-tb"/>
      <style:text-properties fo:color="#ff0000" style:font-name="Arial Unicode MS Western" style:font-name-complex="Arial Unicode MS Western"/>
    </style:style>
    <style:style style:name="P88" style:family="paragraph" style:parent-style-name="Standard" style:list-style-name="">
      <style:paragraph-properties fo:margin-left="0cm" fo:margin-right="0cm" fo:text-align="center" style:justify-single-word="false" fo:text-indent="0.635cm" style:auto-text-indent="false" style:writing-mode="lr-tb"/>
      <style:text-properties fo:font-variant="small-caps" fo:color="#ff0000"/>
    </style:style>
    <style:style style:name="P89" style:family="paragraph" style:parent-style-name="Standard" style:list-style-name="">
      <style:paragraph-properties fo:margin-left="0cm" fo:margin-right="0cm" fo:text-indent="0.635cm" style:auto-text-indent="false" style:writing-mode="lr-tb"/>
      <style:text-properties fo:font-variant="small-caps" fo:color="#ff0000" style:font-name="(Utiliser une police de caractè" style:font-name-asian="(Utiliser une police de caractè" style:font-name-complex="(Utiliser une police de caractè"/>
    </style:style>
    <style:style style:name="P90" style:family="paragraph" style:parent-style-name="Standard" style:list-style-name="">
      <style:paragraph-properties fo:margin-left="0cm" fo:margin-right="0cm" fo:text-indent="0.635cm" style:auto-text-indent="false" style:writing-mode="lr-tb">
        <style:tab-stops>
          <style:tab-stop style:position="3.247cm"/>
        </style:tab-stops>
      </style:paragraph-properties>
    </style:style>
    <style:style style:name="P91" style:family="paragraph" style:parent-style-name="Standard" style:list-style-name="">
      <style:paragraph-properties fo:margin-left="0cm" fo:margin-right="0cm" fo:text-indent="0.635cm" style:auto-text-indent="false" style:writing-mode="lr-tb">
        <style:tab-stops>
          <style:tab-stop style:position="3.136cm"/>
        </style:tab-stops>
      </style:paragraph-properties>
    </style:style>
    <style:style style:name="P92" style:family="paragraph" style:parent-style-name="Standard" style:list-style-name="">
      <style:paragraph-properties fo:margin-left="0cm" fo:margin-right="0cm" fo:text-indent="0.635cm" style:auto-text-indent="false" fo:break-before="page" style:writing-mode="lr-tb"/>
      <style:text-properties style:use-window-font-color="true" style:language-asian="zh" style:country-asian="CN" style:font-name-complex="Times New Roman"/>
    </style:style>
    <style:style style:name="P93" style:family="paragraph" style:parent-style-name="Standard" style:list-style-name="">
      <style:paragraph-properties fo:margin-left="0cm" fo:margin-right="0cm" fo:text-indent="0.635cm" style:auto-text-indent="false" fo:break-before="page" style:writing-mode="lr-tb"/>
      <style:text-properties style:use-window-font-color="true"/>
    </style:style>
    <style:style style:name="P94" style:family="paragraph" style:parent-style-name="Standard" style:list-style-name="">
      <style:paragraph-properties fo:margin-left="0cm" fo:margin-right="0cm" fo:text-indent="0.635cm" style:auto-text-indent="false" fo:break-before="page" style:writing-mode="lr-tb"/>
    </style:style>
    <style:style style:name="P95" style:family="paragraph" style:parent-style-name="Standard" style:list-style-name="">
      <style:paragraph-properties fo:margin-left="0cm" fo:margin-right="0cm" fo:text-indent="0.635cm" style:auto-text-indent="false" fo:break-before="page" style:writing-mode="lr-tb"/>
      <style:text-properties fo:color="#ff0000" style:language-asian="zh" style:country-asian="CN" style:font-name-complex="Times New Roman"/>
    </style:style>
    <style:style style:name="P96" style:family="paragraph" style:parent-style-name="Standard" style:list-style-name="">
      <style:paragraph-properties fo:margin-left="0cm" fo:margin-right="0cm" fo:text-indent="0.635cm" style:auto-text-indent="false" fo:break-before="page" style:writing-mode="lr-tb"/>
      <style:text-properties fo:font-variant="small-caps" style:use-window-font-color="true"/>
    </style:style>
    <style:style style:name="P97" style:family="paragraph" style:parent-style-name="Standard" style:list-style-name="">
      <style:paragraph-properties fo:margin-left="0cm" fo:margin-right="0cm" fo:text-indent="0.63cm" style:auto-text-indent="false" style:writing-mode="lr-tb"/>
    </style:style>
    <style:style style:name="P98" style:family="paragraph" style:parent-style-name="Standard" style:list-style-name="">
      <style:paragraph-properties fo:margin-left="0cm" fo:margin-right="0cm" fo:text-indent="0.63cm" style:auto-text-indent="false" style:writing-mode="lr-tb"/>
      <style:text-properties style:use-window-font-color="true" style:font-name-complex="Times New Roman"/>
    </style:style>
    <style:style style:name="P99" style:family="paragraph" style:parent-style-name="Standard" style:list-style-name="">
      <style:paragraph-properties fo:margin-left="0cm" fo:margin-right="0cm" fo:text-indent="0.63cm" style:auto-text-indent="false" style:writing-mode="lr-tb"/>
      <style:text-properties style:use-window-font-color="true"/>
    </style:style>
    <style:style style:name="P100" style:family="paragraph" style:parent-style-name="Standard" style:list-style-name="">
      <style:paragraph-properties fo:margin-left="0cm" fo:margin-right="0cm" fo:text-indent="0.63cm" style:auto-text-indent="false" style:writing-mode="lr-tb"/>
      <style:text-properties fo:color="#ff0000"/>
    </style:style>
    <style:style style:name="P101" style:family="paragraph" style:parent-style-name="Standard" style:list-style-name="">
      <style:paragraph-properties fo:margin-left="0cm" fo:margin-right="0cm" fo:text-indent="0.63cm" style:auto-text-indent="false" fo:break-before="page" style:writing-mode="lr-tb"/>
      <style:text-properties style:use-window-font-color="true" style:language-asian="zh" style:country-asian="CN" style:font-name-complex="Times New Roman"/>
    </style:style>
    <style:style style:name="P102" style:family="paragraph" style:parent-style-name="Standard" style:list-style-name="">
      <style:paragraph-properties fo:margin-left="0cm" fo:margin-right="0cm" fo:text-align="center" style:justify-single-word="false" fo:text-indent="1.27cm" style:auto-text-indent="false" style:writing-mode="lr-tb"/>
      <style:text-properties fo:font-variant="small-caps" fo:color="#ff0000" style:font-name-complex="Times New Roman"/>
    </style:style>
    <style:style style:name="P103" style:family="paragraph" style:parent-style-name="Standard" style:list-style-name="">
      <style:paragraph-properties fo:margin-left="0.635cm" fo:margin-right="0cm" fo:text-indent="-0.635cm" style:auto-text-indent="false" style:writing-mode="lr-tb">
        <style:tab-stops/>
      </style:paragraph-properties>
      <style:text-properties fo:color="#ff0000"/>
    </style:style>
    <style:style style:name="P104" style:family="paragraph" style:parent-style-name="Standard" style:list-style-name="">
      <style:paragraph-properties fo:margin-left="0.635cm" fo:margin-right="0cm" fo:text-indent="-0.635cm" style:auto-text-indent="false" style:writing-mode="lr-tb">
        <style:tab-stops/>
      </style:paragraph-properties>
      <style:text-properties fo:color="#ff0000" style:language-asian="zh" style:country-asian="CN" style:font-name-complex="Times New Roman"/>
    </style:style>
    <style:style style:name="P105" style:family="paragraph" style:parent-style-name="Standard" style:list-style-name="">
      <style:paragraph-properties fo:margin-left="0.635cm" fo:margin-right="0cm" fo:text-indent="-0.635cm" style:auto-text-indent="false" style:writing-mode="lr-tb">
        <style:tab-stops/>
      </style:paragraph-properties>
      <style:text-properties fo:font-variant="small-caps" style:use-window-font-color="true" style:font-name-complex="Times New Roman"/>
    </style:style>
    <style:style style:name="P106" style:family="paragraph" style:parent-style-name="Standard" style:list-style-name="">
      <style:paragraph-properties fo:margin-left="0.635cm" fo:margin-right="0cm" fo:text-indent="-0.635cm" style:auto-text-indent="false" style:writing-mode="lr-tb">
        <style:tab-stops/>
      </style:paragraph-properties>
      <style:text-properties style:use-window-font-color="true"/>
    </style:style>
    <style:style style:name="P107" style:family="paragraph" style:parent-style-name="Standard" style:list-style-name="">
      <style:paragraph-properties fo:margin-left="0.635cm" fo:margin-right="0cm" fo:text-indent="-0.635cm" style:auto-text-indent="false" style:writing-mode="lr-tb">
        <style:tab-stops>
          <style:tab-stop style:position="0cm"/>
          <style:tab-stop style:position="16.041cm" style:leader-style="dotted" style:leader-text="."/>
        </style:tab-stops>
      </style:paragraph-properties>
      <style:text-properties style:use-window-font-color="true"/>
    </style:style>
    <style:style style:name="P108" style:family="paragraph" style:parent-style-name="Standard" style:list-style-name="">
      <style:paragraph-properties fo:margin-left="0.635cm" fo:margin-right="0cm" fo:text-indent="-0.635cm" style:auto-text-indent="false" style:writing-mode="lr-tb">
        <style:tab-stops>
          <style:tab-stop style:position="0cm"/>
          <style:tab-stop style:position="13.432cm" style:leader-style="dotted" style:leader-text="."/>
          <style:tab-stop style:position="14.093cm" style:leader-style="dotted" style:leader-text="."/>
          <style:tab-stop style:position="15.483cm" style:type="right"/>
        </style:tab-stops>
      </style:paragraph-properties>
      <style:text-properties style:use-window-font-color="true"/>
    </style:style>
    <style:style style:name="P109" style:family="paragraph" style:parent-style-name="Standard" style:list-style-name="">
      <style:paragraph-properties fo:margin-left="0.635cm" fo:margin-right="0cm" fo:text-indent="-0.635cm" style:auto-text-indent="false" style:writing-mode="lr-tb">
        <style:tab-stops>
          <style:tab-stop style:position="0cm"/>
          <style:tab-stop style:position="17.298cm" style:type="right" style:leader-style="dotted" style:leader-text="."/>
        </style:tab-stops>
      </style:paragraph-properties>
      <style:text-properties style:use-window-font-color="true"/>
    </style:style>
    <style:style style:name="P110" style:family="paragraph" style:parent-style-name="Standard" style:list-style-name="">
      <style:paragraph-properties fo:margin-left="0.635cm" fo:margin-right="0cm" fo:text-indent="-0.635cm" style:auto-text-indent="false" style:writing-mode="lr-tb">
        <style:tab-stops>
          <style:tab-stop style:position="0cm"/>
          <style:tab-stop style:position="15.401cm" style:type="right" style:leader-style="dotted" style:leader-text="."/>
        </style:tab-stops>
      </style:paragraph-properties>
      <style:text-properties style:use-window-font-color="true"/>
    </style:style>
    <style:style style:name="P111" style:family="paragraph" style:parent-style-name="Standard" style:list-style-name="">
      <style:paragraph-properties fo:margin-left="0.635cm" fo:margin-right="0cm" fo:text-indent="-0.635cm" style:auto-text-indent="false" style:writing-mode="lr-tb">
        <style:tab-stops>
          <style:tab-stop style:position="0cm"/>
          <style:tab-stop style:position="17.383cm" style:type="right" style:leader-style="dotted" style:leader-text="."/>
        </style:tab-stops>
      </style:paragraph-properties>
    </style:style>
    <style:style style:name="P112" style:family="paragraph" style:parent-style-name="Standard" style:list-style-name="">
      <style:paragraph-properties fo:margin-left="0.635cm" fo:margin-right="0cm" fo:text-indent="-0.635cm" style:auto-text-indent="false" style:writing-mode="lr-tb">
        <style:tab-stops/>
      </style:paragraph-properties>
    </style:style>
    <style:style style:name="P113" style:family="paragraph" style:parent-style-name="Standard" style:list-style-name="">
      <style:paragraph-properties fo:margin-left="0.635cm" fo:margin-right="0cm" fo:text-indent="-0.635cm" style:auto-text-indent="false" style:writing-mode="lr-tb">
        <style:tab-stops>
          <style:tab-stop style:position="0cm"/>
          <style:tab-stop style:position="15.87cm" style:leader-style="dotted" style:leader-text="."/>
        </style:tab-stops>
      </style:paragraph-properties>
    </style:style>
    <style:style style:name="P114" style:family="paragraph" style:parent-style-name="Standard" style:list-style-name="">
      <style:paragraph-properties fo:margin-left="0.635cm" fo:margin-right="0cm" fo:text-indent="-0.635cm" style:auto-text-indent="false" style:writing-mode="lr-tb">
        <style:tab-stops>
          <style:tab-stop style:position="0cm"/>
          <style:tab-stop style:position="15.912cm" style:leader-style="dotted" style:leader-text="."/>
        </style:tab-stops>
      </style:paragraph-properties>
    </style:style>
    <style:style style:name="P115" style:family="paragraph" style:parent-style-name="Standard" style:list-style-name="" style:master-page-name="Standard">
      <style:paragraph-properties fo:text-align="center" style:justify-single-word="false" style:page-number="auto" style:writing-mode="lr-tb"/>
      <style:text-properties style:use-window-font-color="true"/>
    </style:style>
    <style:style style:name="T1" style:family="text">
      <style:text-properties style:language-asian="zh" style:country-asian="CN"/>
    </style:style>
    <style:style style:name="T2" style:family="text">
      <style:text-properties style:language-asian="zh" style:country-asian="CN" style:font-name-complex="Times New Roman"/>
    </style:style>
    <style:style style:name="T3" style:family="text">
      <style:text-properties style:font-name="Arial Unicode MS Western" style:font-name-complex="Arial Unicode MS Western"/>
    </style:style>
    <style:style style:name="T4" style:family="text">
      <style:text-properties style:font-name="Arial Unicode MS Western" style:font-name-asian="Arial Unicode MS Western" style:font-name-complex="Arial Unicode MS Western"/>
    </style:style>
    <style:style style:name="T5" style:family="text">
      <style:text-properties fo:font-variant="small-caps"/>
    </style:style>
    <style:style style:name="T6" style:family="text">
      <style:text-properties fo:font-variant="small-caps" style:font-name="(Utiliser une police de caractè" style:font-name-complex="(Utiliser une police de caractè"/>
    </style:style>
    <style:style style:name="T7" style:family="text">
      <style:text-properties fo:font-variant="small-caps" style:font-name="(Utiliser une police de caractè" style:font-name-asian="(Utiliser une police de caractè" style:language-asian="zh" style:country-asian="CN" style:font-name-complex="(Utiliser une police de caractè"/>
    </style:style>
    <style:style style:name="T8" style:family="text">
      <style:text-properties fo:font-variant="small-caps" style:font-name="(Utiliser une police de caractè" style:font-name-asian="(Utiliser une police de caractè" style:font-name-complex="(Utiliser une police de caractè"/>
    </style:style>
    <style:style style:name="T9" style:family="text">
      <style:text-properties fo:font-variant="small-caps" style:use-window-font-color="true"/>
    </style:style>
    <style:style style:name="T10" style:family="text">
      <style:text-properties fo:font-variant="small-caps" style:use-window-font-color="true" style:font-name="(Utiliser une police de caractè" style:font-name-complex="(Utiliser une police de caractè"/>
    </style:style>
    <style:style style:name="T11" style:family="text">
      <style:text-properties fo:font-variant="small-caps" style:use-window-font-color="true" style:font-name="Arial Unicode MS Western" style:font-name-complex="Arial Unicode MS Western"/>
    </style:style>
    <style:style style:name="T12" style:family="text">
      <style:text-properties fo:font-variant="small-caps" style:font-name-complex="Times New Roman"/>
    </style:style>
    <style:style style:name="T13" style:family="text">
      <style:text-properties fo:font-variant="small-caps" style:font-name="Arial Unicode MS Western" style:font-name-complex="Arial Unicode MS Western"/>
    </style:style>
    <style:style style:name="T14" style:family="text">
      <style:text-properties fo:font-variant="small-caps" fo:color="#ff0000"/>
    </style:style>
    <style:style style:name="T15" style:family="text">
      <style:text-properties fo:font-variant="small-caps" fo:color="#ff0000" style:font-name="Arial Unicode MS Western" style:font-name-complex="Arial Unicode MS Western"/>
    </style:style>
    <style:style style:name="T16" style:family="text">
      <style:text-properties fo:font-variant="small-caps" fo:color="#ff0000" style:font-name="(Utiliser une police de caractè" style:font-name-complex="(Utiliser une police de caractè"/>
    </style:style>
    <style:style style:name="T17" style:family="text">
      <style:text-properties fo:font-variant="small-caps" fo:color="#ff0000" style:font-name="(Utiliser une police de caractè" style:font-name-asian="(Utiliser une police de caractè" style:language-asian="zh" style:country-asian="CN" style:font-name-complex="(Utiliser une police de caractè"/>
    </style:style>
    <style:style style:name="T18" style:family="text">
      <style:text-properties style:font-name-complex="Times New Roman"/>
    </style:style>
    <style:style style:name="T19" style:family="text">
      <style:text-properties style:use-window-font-color="true"/>
    </style:style>
    <style:style style:name="T20" style:family="text">
      <style:text-properties style:use-window-font-color="true" style:font-name="Arial Unicode MS Western" style:font-name-complex="Arial Unicode MS Western"/>
    </style:style>
    <style:style style:name="T21" style:family="text">
      <style:text-properties style:use-window-font-color="true" style:font-name="Arial Unicode MS Western" style:font-name-asian="Arial Unicode MS Western" style:font-name-complex="Arial Unicode MS Western"/>
    </style:style>
    <style:style style:name="T22" style:family="text">
      <style:text-properties style:use-window-font-color="true" style:language-asian="zh" style:country-asian="CN"/>
    </style:style>
    <style:style style:name="T23" style:family="text">
      <style:text-properties style:use-window-font-color="true" style:language-asian="zh" style:country-asian="CN" style:font-name-complex="Times New Roman"/>
    </style:style>
    <style:style style:name="T24" style:family="text">
      <style:text-properties style:use-window-font-color="true" style:font-name-complex="Times New Roman"/>
    </style:style>
    <style:style style:name="T25" style:family="text">
      <style:text-properties style:use-window-font-color="true" style:text-position="25% 58%"/>
    </style:style>
    <style:style style:name="T26" style:family="text">
      <style:text-properties style:use-window-font-color="true" style:text-position="-25% 58%"/>
    </style:style>
    <style:style style:name="T27" style:family="text">
      <style:text-properties style:use-window-font-color="true" style:text-position="-25% 58%" style:font-name-complex="Times New Roman"/>
    </style:style>
    <style:style style:name="T28" style:family="text">
      <style:text-properties style:use-window-font-color="true" style:font-name="(Utiliser une police de caractè" style:font-name-asian="(Utiliser une police de caractè" style:language-asian="zh" style:country-asian="CN" style:font-name-complex="(Utiliser une police de caractè"/>
    </style:style>
    <style:style style:name="T29" style:family="text">
      <style:text-properties fo:color="#0000ff"/>
    </style:style>
    <style:style style:name="T30" style:family="text">
      <style:text-properties fo:color="#0000ff" style:font-name="Arial Unicode MS Western" style:font-name-complex="Arial Unicode MS Western"/>
    </style:style>
    <style:style style:name="T31" style:family="text">
      <style:text-properties fo:color="#0000ff" style:font-name="Arial Unicode MS Western" style:font-name-asian="Arial Unicode MS Western" style:font-name-complex="Arial Unicode MS Western"/>
    </style:style>
    <style:style style:name="T32" style:family="text">
      <style:text-properties fo:color="#0000ff" style:font-name-complex="Times New Roman"/>
    </style:style>
    <style:style style:name="T33" style:family="text">
      <style:text-properties fo:color="#0000ff" style:text-position="25% 58%"/>
    </style:style>
    <style:style style:name="T34" style:family="text">
      <style:text-properties fo:color="#0000ff" style:text-position="-25% 58%"/>
    </style:style>
    <style:style style:name="T35" style:family="text">
      <style:text-properties fo:color="#0000ff" style:language-asian="zh" style:country-asian="CN"/>
    </style:style>
    <style:style style:name="T36" style:family="text">
      <style:text-properties fo:color="#0000ff" style:language-asian="zh" style:country-asian="CN" style:font-name-complex="Times New Roman"/>
    </style:style>
    <style:style style:name="T37" style:family="text">
      <style:text-properties style:text-position="25% 58%"/>
    </style:style>
    <style:style style:name="T38" style:family="text">
      <style:text-properties style:text-position="25% 58%" style:font-name-complex="Times New Roman"/>
    </style:style>
    <style:style style:name="T39" style:family="text">
      <style:text-properties style:text-position="25% 58%" style:font-name="(Utiliser une police de caractè" style:font-name-complex="(Utiliser une police de caractè"/>
    </style:style>
    <style:style style:name="T40" style:family="text">
      <style:text-properties fo:color="#ff0000"/>
    </style:style>
    <style:style style:name="T41" style:family="text">
      <style:text-properties fo:color="#ff0000" style:font-name="Arial Unicode MS Western" style:font-name-complex="Arial Unicode MS Western"/>
    </style:style>
    <style:style style:name="T42" style:family="text">
      <style:text-properties fo:color="#ff0000" style:font-name="Arial Unicode MS Western" style:font-name-asian="Arial Unicode MS Western" style:font-name-complex="Arial Unicode MS Western"/>
    </style:style>
    <style:style style:name="T43" style:family="text">
      <style:text-properties fo:color="#ff0000" style:font-name-complex="Times New Roman"/>
    </style:style>
    <style:style style:name="T44" style:family="text">
      <style:text-properties fo:color="#ff0000" style:language-asian="zh" style:country-asian="CN"/>
    </style:style>
    <style:style style:name="T45" style:family="text">
      <style:text-properties fo:color="#ff0000" style:language-asian="zh" style:country-asian="CN" style:font-name-complex="Times New Roman"/>
    </style:style>
    <style:style style:name="T46" style:family="text">
      <style:text-properties fo:color="#ff0000" style:text-position="-25% 58%" style:font-name-complex="Times New Roman"/>
    </style:style>
    <style:style style:name="T47" style:family="text">
      <style:text-properties fo:color="#ff0000" style:font-name="Times New Roman" style:font-name-complex="Times New Roman"/>
    </style:style>
    <style:style style:name="T48" style:family="text">
      <style:text-properties fo:color="#ff0000" style:text-position="25% 58%"/>
    </style:style>
    <style:style style:name="T49" style:family="text">
      <style:text-properties style:text-position="-25% 58%"/>
    </style:style>
    <style:style style:name="T50" style:family="text">
      <style:text-properties style:text-position="-25% 58%" style:font-name-complex="Times New Roman"/>
    </style:style>
    <style:style style:name="T51" style:family="text">
      <style:text-properties style:language-asian="en" style:country-asian="US"/>
    </style:style>
    <style:style style:name="T52" style:family="text">
      <style:text-properties fo:color="#3366ff"/>
    </style:style>
    <style:style style:name="T53" style:family="text">
      <style:text-properties style:font-name-asian="(Utiliser une police de caractè" style:language-asian="zh" style:country-asian="CN"/>
    </style:style>
    <style:style style:name="T54" style:family="text">
      <style:text-properties fo:language="el" fo:country="G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text:bookmark-start text:name="bookmark0"/>LE<text:bookmark-end text:name="bookmark0"/></text:p>
      <text:p text:style-name="P3"><text:bookmark-start text:name="bookmark1"/>ROMANTISME<text:bookmark-end text:name="bookmark1"/></text:p>
      <text:p text:style-name="P17">des</text:p>
      <text:p text:style-name="P2"><text:bookmark-start text:name="bookmark2"/>CLASSIQUES<text:bookmark-end text:name="bookmark2"/></text:p>
      <text:p text:style-name="P17">par</text:p>
      <text:p text:style-name="P2"><text:bookmark-start text:name="bookmark3"/><text:span text:style-name="T3">É</text:span>MILE DESCHANEL<text:bookmark-end text:name="bookmark3"/></text:p>
      <text:p text:style-name="P2"><text:span text:style-name="T5">quatrieme edition</text:span></text:p>
      <text:p text:style-name="P4"><text:bookmark-start text:name="bookmark4"/></text:p>
      <text:p text:style-name="P2">PARIS<text:bookmark-end text:name="bookmark4"/></text:p>
      <text:p text:style-name="P65">CALMANN L<text:span text:style-name="T3">É</text:span>VY, <text:span text:style-name="T3">É</text:span>DITEUR</text:p>
      <text:p text:style-name="P65"><text:s/>ANCIENNE MAISON MICHEL L<text:span text:style-name="T3">É</text:span>VY FR<text:span text:style-name="T3">È</text:span>RE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1" text:outline-level="1">Préface</text:h>
      <text:p text:style-name="P69">Ceci n'est pas un livre : c'est un Cours ; ou plut<text:span text:style-name="T3">ô</text:span>t ce n'est que le commencement d'un Cours, celui de Litt<text:span text:style-name="T3">é</text:span>rature fran<text:span text:style-name="T3">çaise moderne, — qui a é</text:span>t<text:span text:style-name="T3">é</text:span> ouvert au Coll<text:span text:style-name="T3">è</text:span>ge de France le 27 avril 1881, et qui a continu<text:span text:style-name="T3">é</text:span> depuis.</text:p>
      <text:p text:style-name="P69">On n'a pas cru devoir changer ici le cadre de ces le<text:span text:style-name="T3">ç</text:span>ons, ni les d<text:span text:style-name="T3">é</text:span>guiser en chapitres. Il a paru pr<text:span text:style-name="T3">é</text:span>f<text:span text:style-name="T3">é</text:span>rable de les laisser, <text:span text:style-name="T3">à</text:span> peu de chose pr<text:span text:style-name="T3">è</text:span>s, telles qu'elles <text:span text:style-name="T3">é</text:span>taient venues.</text:p>
      <text:p text:style-name="P81"><text:span text:style-name="T19">Peut-</text:span><text:span text:style-name="T20">ê</text:span><text:span text:style-name="T19">tre e</text:span><text:span text:style-name="T20">û</text:span><text:span text:style-name="T19">t-il mieux valu en attendre la fin, pour en </text:span><text:span text:style-name="T20">é</text:span><text:span text:style-name="T19">crire le commencement. Mais alors je me fusse trouv</text:span><text:span text:style-name="T20">é</text:span><text:span text:style-name="T19"> si loin de celui-ci,</text:span><text:span text:style-name="T1"> </text:span><text:span text:style-name="T19">que, m</text:span><text:span text:style-name="T20">ê</text:span><text:span text:style-name="T19">me </text:span><text:span text:style-name="T20">à</text:span><text:span text:style-name="T19"> l'aide de mes notes, j'aurais eu </text:span><text:span text:style-name="T20">grand’ peine</text:span><text:span text:style-name="T19"> </text:span><text:span text:style-name="T20">à</text:span><text:span text:style-name="T19"> le ressaisir.</text:span></text:p>
      <text:p text:style-name="P81"><text:span text:style-name="T19">Peut-</text:span><text:span text:style-name="T20">ê</text:span><text:span text:style-name="T19">tre aussi e</text:span><text:span text:style-name="T20">û</text:span><text:span text:style-name="T19">t-il mieux valu encore ne pas les </text:span><text:span text:style-name="T20">é</text:span><text:span text:style-name="T19">crire du tout. Cependant, </text:span><text:span text:style-name="T20">à</text:span><text:span text:style-name="T19"> tout prendre, n'est-il pas pr</text:span><text:span text:style-name="T20">é</text:span><text:span text:style-name="T19">f</text:span><text:span text:style-name="T20">é</text:span><text:span text:style-name="T19">rable que d'un travail quelconque il reste n'importe quoi, et que la trace n'en disparaisse pas enti</text:span><text:span text:style-name="T20">è</text:span><text:span text:style-name="T19">rement ? Si l'on attendait qu'on f</text:span><text:span text:style-name="T20">û</text:span><text:span text:style-name="T19">t en mesure de contenter les autres et soi-m</text:span><text:span text:style-name="T20">ê</text:span><text:span text:style-name="T19">me, on ne ferait ou l'on ne publierait jamais rien. On passerait sa vie </text:span><text:span text:style-name="T20">à</text:span><text:span text:style-name="T19"> pr</text:span><text:span text:style-name="T20">é</text:span><text:span text:style-name="T19">parer tout, et on mourrait sur ses pr</text:span><text:span text:style-name="T20">é</text:span><text:span text:style-name="T19">paratifs. </text:span><text:span text:style-name="T29">Plurimos, in apparatu vit</text:span><text:span text:style-name="T30">œ</text:span><text:span text:style-name="T29">, vita destituit.</text:span></text:p>
      <text:p text:style-name="P78"/>
      <text:p text:style-name="P81"><text:span text:style-name="T19">Corneille, ses essais, puis </text:span><text:span text:style-name="T29">le Cid</text:span><text:span text:style-name="T19"> et les d</text:span><text:span text:style-name="T20">é</text:span><text:span text:style-name="T19">bats qu'il souleva ; le changement de voie qui en fut la suite ; Rotrou, avec son </text:span><text:span text:style-name="T29">Saint Genest </text:span><text:span text:style-name="T19">; Moli</text:span><text:span text:style-name="T20">è</text:span><text:span text:style-name="T19">re, avec son </text:span><text:span text:style-name="T29">Don Juan</text:span><text:span text:style-name="T31"> </text:span><text:span text:style-name="T20">; </text:span><text:span text:style-name="T19">les ascendants et descendants de celui-ci ; voil</text:span><text:span text:style-name="T20">à</text:span><text:span text:style-name="T19"> les premiers exemples qui se sont offerts de ce que j'appelle </text:span><text:span text:style-name="T29">le Romantisme des Classiques</text:span><text:span text:style-name="T19">. Et telle est la mati</text:span><text:span text:style-name="T20">è</text:span><text:span text:style-name="T19">re de ce volume.</text:span></text:p>
      <text:p text:style-name="P69">La d<text:span text:style-name="T3">é</text:span>monstration continuera par Pascal et par Bossuet, voire par Racine et par Boileau ; <text:span text:style-name="T3">à</text:span> plus forte raison par La Fontaine, qui, avant<text:span text:style-name="T1"> </text:span>Rousseau, avait d<text:span text:style-name="T3">é</text:span>couvert la Nature ; par Saint-Simon, qu'aucun coloriste n'a d<text:span text:style-name="T3">é</text:span>pass<text:span text:style-name="T3">é</text:span>, et qui est tour <text:span text:style-name="T3">à tour un Rubens, un Van Dyck et un Velasquez ; —</text:span> enfin, par beaucoup d'autres encore, jusqu'<text:span text:style-name="T3">à</text:span> ce que nous arrivions <text:span text:style-name="T3">à</text:span> notre si<text:span text:style-name="T3">è</text:span>cle et aux Romantiques proprement dits.<text:span text:style-name="T1"> </text:span>C'est une sorte de galerie, que nous continuerons jusqu'o<text:span text:style-name="T3">ù</text:span> nous pourrons, si Dieu nous pr<text:span text:style-name="T3">ê</text:span>te vie, et si le grand public se montre aussi bienveillant <text:span text:style-name="T3">à</text:span> notre <text:span text:style-name="T3">é</text:span>gard que le public particulier du Coll<text:span text:style-name="T3">è</text:span>ge de France.</text:p>
      <text:p text:style-name="P69">Envers ce sympathique auditoire, j'ai <text:span text:style-name="T3">à</text:span> exprimer de nouveau ma vive gratitude. Il est de moiti<text:span text:style-name="T3">é</text:span> dans ces le<text:span text:style-name="T3">ç</text:span>ons, selon le mot de Montaigne : <text:span text:style-name="T3">«</text:span> La parole appartient, moiti<text:span text:style-name="T3">é</text:span> <text:span text:style-name="T3">à</text:span> celuy qui parle, moiti<text:span text:style-name="T3">é</text:span> <text:span text:style-name="T3">à</text:span> celuy qui <text:span text:style-name="T3">é</text:span>coute. <text:span text:style-name="T3">»</text:span></text:p>
      <text:p text:style-name="P4"><text:bookmark-start text:name="bookmark5"/></text:p>
      <text:h text:style-name="Heading_20_1" text:outline-level="1">LE<text:bookmark-end text:name="bookmark5"/> <text:bookmark-start text:name="bookmark6"/>ROMANTISME DES CLASSIQUES<text:bookmark-end text:name="bookmark6"/><text:line-break/><text:bookmark-start text:name="bookmark7"/>LE<text:span text:style-name="T3">Ç</text:span>ON D'OUVERTURE<text:bookmark-end text:name="bookmark7"/></text:h>
      <text:p text:style-name="P8"/>
      <text:p text:style-name="P8"/>
      <text:p text:style-name="P69">Je remercie en premier lieu le Coll<text:span text:style-name="T3">è</text:span>ge de France, en second lieu l'Acad<text:span text:style-name="T3">é</text:span>mie fran<text:span text:style-name="T3">ç</text:span>aise, qui<text:span text:style-name="T1"> </text:span>l'un et l'autre m'ont fait l'honneur de m'<text:span text:style-name="T3">é</text:span>lire et<text:span text:style-name="T1"> </text:span>de me pr<text:span text:style-name="T3">é</text:span>senter <text:span text:style-name="T3">à</text:span> l'option <text:soft-page-break/>de M. le ministre de<text:span text:style-name="T1"> </text:span>l'instruction publique ; en troisi<text:span text:style-name="T3">è</text:span>me lieu je remercie<text:span text:style-name="T1"> </text:span>M. le ministre lui-m<text:span text:style-name="T3">ê</text:span>me et M. le Pr<text:span text:style-name="T3">é</text:span>sident de la<text:span text:style-name="T1"> </text:span>R<text:span text:style-name="T3">é</text:span>publique, qui ont daign<text:span text:style-name="T3">é</text:span> ratifier le choix de<text:span text:style-name="T1"> </text:span>ces deux illustres compagnies.</text:p>
      <text:p text:style-name="P69">Me voici donc revenu vraiment dans mon pays,<text:span text:style-name="T1"> </text:span>au pays des lettres et des sciences, et dans leur<text:span text:style-name="T1"> </text:span>acropole, sur la montagne sainte, au milieu de cette<text:span text:style-name="T1"> </text:span>jeunesse des <text:span text:style-name="T3">é</text:span>coles dont j'ai fait partie, soit comme<text:span text:style-name="T1"> </text:span><text:span text:style-name="T3">é</text:span>l<text:span text:style-name="T3">è</text:span>ve, soit comme ma<text:span text:style-name="T3">î</text:span>tre, et <text:span text:style-name="T3">à</text:span> laquelle il me semble,<text:span text:style-name="T1"> </text:span>malgr<text:span text:style-name="T3">é</text:span> tant d'ann<text:span text:style-name="T3">é</text:span>es <text:span text:style-name="T3">é</text:span>coul<text:span text:style-name="T3">é</text:span>es, que j'appartiens<text:span text:style-name="T1"> </text:span>encore, du moins par les id<text:span text:style-name="T3">é</text:span>es et par le c<text:span text:style-name="T3">œ</text:span>ur.</text:p>
      <text:p text:style-name="P33"><text:span text:style-name="T19">Cette chaire est intitul</text:span><text:span text:style-name="T20">é</text:span><text:span text:style-name="T19">e : Langue et Litt</text:span><text:span text:style-name="T20">é</text:span><text:span text:style-name="T19">rature</text:span><text:span text:style-name="T22"> </text:span><text:span text:style-name="T19">fran</text:span><text:span text:style-name="T20">ç</text:span><text:span text:style-name="T19">aises modernes. Par cons</text:span><text:span text:style-name="T20">é</text:span><text:span text:style-name="T19">quent, l'une des deux le</text:span><text:span text:style-name="T20">ç</text:span><text:span text:style-name="T19">ons de la semaine, celle du samedi, sera consacr</text:span><text:span text:style-name="T20">é</text:span><text:span text:style-name="T19">e </text:span><text:span text:style-name="T20">à</text:span><text:span text:style-name="T19"> la langue ; l'autre, celle du mercredi, </text:span><text:span text:style-name="T20">à</text:span><text:span text:style-name="T19"> la litt</text:span><text:span text:style-name="T20">é</text:span><text:span text:style-name="T19">rature. C'est-</text:span><text:span text:style-name="T20">à</text:span><text:span text:style-name="T19">-dire que, le samedi, nous lirons et analyserons les textes, en les accompagnant d'un commentaire historique, litt</text:span><text:span text:style-name="T20">é</text:span><text:span text:style-name="T19">raire et philologique, selon la m</text:span><text:span text:style-name="T20">é</text:span><text:span text:style-name="T19">thode tr</text:span><text:span text:style-name="T20">è</text:span><text:span text:style-name="T19">s simple et tr</text:span><text:span text:style-name="T20">è</text:span><text:span text:style-name="T19">s bonne, qui </text:span><text:span text:style-name="T20">é</text:span><text:span text:style-name="T19">tait celle, par exemple, de M. Boissonade, dont nous suivions le Cours ici autrefois. La diff</text:span><text:span text:style-name="T20">é</text:span><text:span text:style-name="T19">rence, c'est qu'il </text:span><text:span text:style-name="T20">é</text:span><text:span text:style-name="T19">tudiait les textes grecs, et que nous </text:span><text:span text:style-name="T20">é</text:span><text:span text:style-name="T19">tudierons les textes fran</text:span><text:span text:style-name="T20">ç</text:span><text:span text:style-name="T19">ais ; mais le proc</text:span><text:span text:style-name="T20">é</text:span><text:span text:style-name="T19">d</text:span><text:span text:style-name="T20">é</text:span><text:span text:style-name="T19"> sera le m</text:span><text:span text:style-name="T20">ê</text:span><text:span text:style-name="T19">me, autant que possible. Nous nous permettrons, comme lui, les rapprochements et les excursions. Si, par ce proc</text:span><text:span text:style-name="T20">é</text:span><text:span text:style-name="T19">d</text:span><text:span text:style-name="T20">é</text:span><text:span text:style-name="T19">, on n'avance pas toujours tr</text:span><text:span text:style-name="T20">è</text:span><text:span text:style-name="T19">s vite, on voit cependant beaucoup de pays ; et on serre de pr</text:span><text:span text:style-name="T20">è</text:span><text:span text:style-name="T19">s la r</text:span><text:span text:style-name="T20">é</text:span><text:span text:style-name="T19">alit</text:span><text:span text:style-name="T20">é</text:span><text:span text:style-name="T19">. Or, une des qualit</text:span><text:span text:style-name="T20">é</text:span><text:span text:style-name="T19">s de notre esprit contemporain, c'est un besoin d'information exacte et compl</text:span><text:span text:style-name="T20">è</text:span><text:span text:style-name="T19">te : on veut des faits, et non des phrases. Le document, comme on dit, le document, humain ou autre, triomphe sur toute la ligne ; le document, qu'il soit naturaliste ou qu'il soit arch</text:span><text:span text:style-name="T20">é</text:span><text:span text:style-name="T19">ologique, ne tend </text:span><text:span text:style-name="T20">à</text:span><text:span text:style-name="T19"> rien de moins qu'</text:span><text:span text:style-name="T20">à</text:span><text:span text:style-name="T19"> remplacer, qu'</text:span><text:span text:style-name="T20">à</text:span><text:span text:style-name="T19"> d</text:span><text:span text:style-name="T20">é</text:span><text:span text:style-name="T19">tr</text:span><text:span text:style-name="T20">ô</text:span><text:span text:style-name="T19">ner la litt</text:span><text:span text:style-name="T20">érature et l'art. — Mon Dieu ! Je ne souhaite point male mort au document :</text:span><text:span text:style-name="T19"> le document a du bon. Il ne faut pas, toutefois, qu'en</text:span><text:span text:style-name="T20"> fuyant l’é</text:span><text:span text:style-name="T19">cueil de la vaine </text:span><text:span text:style-name="T20">é</text:span><text:span text:style-name="T19">loquence et de la banalit</text:span><text:span text:style-name="T20">é</text:span><text:span text:style-name="T19"> oratoire, on risque de s'enlizer purement et simplement dans les sables de la philologie. On peut </text:span><text:span text:style-name="T20">ê</text:span><text:span text:style-name="T19">tre s</text:span><text:span text:style-name="T20">é</text:span><text:span text:style-name="T19">rieux sans </text:span><text:span text:style-name="T20">ê</text:span><text:span text:style-name="T19">tre ennuyeux ; l'</text:span><text:span text:style-name="T20">é</text:span><text:span text:style-name="T19">rudition, ce me semble, ne doit exclure ni l</text:span><text:span text:style-name="T20">’</text:span><text:span text:style-name="T19">art ni l'esprit. Et </text:span><text:span text:style-name="T20">«</text:span><text:span text:style-name="T19"> l'esprit, disait M. Bersot, est le don de p</text:span><text:span text:style-name="T20">é</text:span><text:span text:style-name="T19">n</text:span><text:span text:style-name="T20">é</text:span><text:span text:style-name="T19">trer les choses, sans s'y emp</text:span><text:span text:style-name="T20">ê</text:span><text:span text:style-name="T19">trer </text:span><text:span text:style-name="T20">»</text:span><text:span text:style-name="T19">. En d'autres termes, il est bon de remonter aux sources, pourvu qu'on n'aille pas s'y noyer. La philologie doit </text:span><text:span text:style-name="T20">ê</text:span><text:span text:style-name="T19">tre, </text:span><text:span text:style-name="T20">à</text:span><text:span text:style-name="T19"> mon avis, </text:span><text:span text:style-name="T20">œ</text:span><text:span text:style-name="T19">uvre d'artiste, tout comme la litt</text:span><text:span text:style-name="T20">é</text:span><text:span text:style-name="T19">rature : il y faut aussi du go</text:span><text:span text:style-name="T20">û</text:span><text:span text:style-name="T19">t et du choix. Henri Heine, dans son livre charmant des </text:span><text:span text:style-name="T29">Reisebilder</text:span><text:span text:style-name="T19">, jette en passant cette jolie esquisse : </text:span><text:span text:style-name="T20">«</text:span><text:span text:style-name="T19"> Il </text:span><text:span text:style-name="T20">é</text:span><text:span text:style-name="T19">tait encore de tr</text:span><text:span text:style-name="T20">è</text:span><text:span text:style-name="T19">s bonne heure quand je quittai G</text:span><text:span text:style-name="T20">œ</text:span><text:span text:style-name="T19">ttingue, et le savant Eichhorn </text:span><text:span text:style-name="T20">é</text:span><text:span text:style-name="T19">tait certainement encore </text:span><text:span text:style-name="T20">é</text:span><text:span text:style-name="T19">tendu dans son lit, o</text:span><text:span text:style-name="T20">ù</text:span><text:span text:style-name="T19"> il faisait peut-</text:span><text:span text:style-name="T20">ê</text:span><text:span text:style-name="T19">tre son r</text:span><text:span text:style-name="T20">ê</text:span><text:span text:style-name="T19">ve ordinaire : qu'il se promenait dans un beau jardin, sur les plates-bandes duquel il ne poussait que de petits papiers blancs charg</text:span><text:span text:style-name="T20">é</text:span><text:span text:style-name="T19">s de citations, qui brillaient d'un doux </text:span><text:span text:style-name="T20">é</text:span><text:span text:style-name="T19">clat au soleil, et dont il cueillait plusieurs </text:span><text:span text:style-name="T20">çà</text:span><text:span text:style-name="T19"> et l</text:span><text:span text:style-name="T20">à</text:span><text:span text:style-name="T19">, qu'il transportait laborieusement dans une planche nouvelle, pendant que les rossignols r</text:span><text:span text:style-name="T20">é</text:span><text:span text:style-name="T19">jouissaient son vieux c</text:span><text:span text:style-name="T20">œ</text:span><text:span text:style-name="T19">ur de leurs accents les plus doux. </text:span><text:span text:style-name="T20">»</text:span></text:p>
      <text:p text:style-name="P81"><text:span text:style-name="T19">Ce jardin vous l'avez reconnu </text:span><text:span text:style-name="T20">: c'est celui de la philologie. —</text:span><text:span text:style-name="T19"> La philologie aura donc son jour, le samedi, auquel je n'ose convier que les humanistes, ceux qui aiment </text:span><text:span text:style-name="T20">à</text:span><text:span text:style-name="T19"> </text:span><text:span text:style-name="T20">é</text:span><text:span text:style-name="T19">tudier les textes de pr</text:span><text:span text:style-name="T20">è</text:span><text:span text:style-name="T19">s, et </text:span><text:span text:style-name="T20">à</text:span><text:span text:style-name="T19"> se promener dans ce beau jardin tout </text:span><text:span text:style-name="T20">à</text:span><text:span text:style-name="T19"> loisir. II me souvient que notre cher ma</text:span><text:span text:style-name="T20">î</text:span><text:span text:style-name="T19">tre M. Boissonade, dont je rappelais, il y a un instant, le</text:span><text:span text:style-name="T22"> </text:span><text:span text:style-name="T19">tr</text:span><text:span text:style-name="T20">è</text:span><text:span text:style-name="T19">s honor</text:span><text:span text:style-name="T20">é</text:span><text:span text:style-name="T19"> souvenir, ayant pris pour sujet de son cours de langue et </text:span><text:soft-page-break/><text:span text:style-name="T19">litt</text:span><text:span text:style-name="T20">é</text:span><text:span text:style-name="T19">rature grecques le Dialogue de Platon intitul</text:span><text:span text:style-name="T20">é</text:span><text:span text:style-name="T19">: </text:span><text:span text:style-name="T29">Ion</text:span><text:span text:style-name="T19">, qui commence par ces mots : </text:span><text:span text:style-name="T20">«</text:span><text:span text:style-name="T21"> </text:span><text:span text:style-name="T19">Bonjour, Ion </text:span><text:span text:style-name="T20">»</text:span><text:span text:style-name="T19">, fit toute sa le</text:span><text:span text:style-name="T20">ç</text:span><text:span text:style-name="T19">on de d</text:span><text:span text:style-name="T20">é</text:span><text:span text:style-name="T19">but sur ces mots seuls : </text:span><text:span text:style-name="T20">«</text:span><text:span text:style-name="T19"> Bonjou</text:span><text:span text:style-name="T20">r, Ion %1% »</text:span><text:span text:style-name="T19">. Je ne vous promets pas d'</text:span><text:span text:style-name="T20">ê</text:span><text:span text:style-name="T19">tre aussi </text:span><text:span text:style-name="T20">é</text:span><text:span text:style-name="T19">rudit : je craindrais de ne pas semer dans mon </text:span><text:span text:style-name="T20">é</text:span><text:span text:style-name="T19">rudition autant d'agr</text:span><text:span text:style-name="T20">é</text:span><text:span text:style-name="T19">ment que M. Boissonade en avait dans la sienne. Il n'est permis qu'</text:span><text:span text:style-name="T20">à</text:span><text:span text:style-name="T19"> des ma</text:span><text:span text:style-name="T20">î</text:span><text:span text:style-name="T19">tres c</text:span><text:span text:style-name="T20">é</text:span><text:span text:style-name="T19">l</text:span><text:span text:style-name="T20">è</text:span><text:span text:style-name="T19">bres de prendre ainsi parfois le chemin des </text:span><text:span text:style-name="T20">é</text:span><text:span text:style-name="T19">coliers.</text:span><text:span text:style-name="T20"> — Voilà</text:span><text:span text:style-name="T19"> pour la philologie.</text:span></text:p>
      <text:p text:style-name="P69">Quant <text:span text:style-name="T3">à</text:span> la litt<text:span text:style-name="T3">é</text:span>rature, elle aura <text:span text:style-name="T3">é</text:span>galement son jour : le mercredi. Un vaste champ lui est ouvert. Nous avons <text:span text:style-name="T3">à</text:span> choisir entre quatre si<text:span text:style-name="T3">è</text:span>cles, dont chacun, y compris le n<text:span text:style-name="T3">ô</text:span>tre, a sa beaut<text:span text:style-name="T3">é</text:span> et sa grandeur. La turbulente f<text:span text:style-name="T3">é</text:span>condit<text:span text:style-name="T3">é</text:span> du <text:span text:style-name="T6">xvi</text:span><text:span text:style-name="T37">e</text:span>, Rabe­lais, Calvin, d'Aubign<text:span text:style-name="T3">é</text:span>, Montaigne, Ronsard ; la richesse et la vari<text:span text:style-name="T3">é</text:span>t<text:span text:style-name="T3">é</text:span> du <text:span text:style-name="T6">xvii</text:span><text:span text:style-name="T37">e</text:span>, en ses deux aspects : l'un bouillonnant des restes de la Fronde, l'autre apais<text:span text:style-name="T3">é</text:span>, r<text:span text:style-name="T3">é</text:span>gl<text:span text:style-name="T3">é</text:span>, rang<text:span text:style-name="T3">é</text:span> sous le niveau du pouvoir ab­solu de Louis XIV et de Boileau ; le <text:span text:style-name="T6">xviii</text:span><text:span text:style-name="T37">e</text:span> si<text:span text:style-name="T3">è</text:span>cle, explosion de la libert<text:span text:style-name="T3">é</text:span> reconquise, et de la licence ; fournaise d'id<text:span text:style-name="T3">é</text:span>es nouvelles et hardies, volcan d'o<text:span text:style-name="T3">ù</text:span> jaillit la R<text:span text:style-name="T3">é</text:span>volution ; le <text:span text:style-name="T6">xix</text:span><text:span text:style-name="T37">e</text:span>, grand par la po<text:span text:style-name="T3">é</text:span>sie, par l'histoire, par la critique, par le roman, par le th<text:span text:style-name="T3">éâ</text:span>tre ; quelle <text:span text:style-name="T3">é</text:span>closion, quelle for<text:span text:style-name="T3">ê</text:span>t d'<text:span text:style-name="T3">œ</text:span>uvres splendides ! De ces quatre si<text:span text:style-name="T3">è</text:span>cles lequel choisir ? Tous, quatre, <text:span text:style-name="T3">à</text:span> la v<text:span text:style-name="T3">é</text:span>rit<text:span text:style-name="T3">é</text:span>, ont <text:span text:style-name="T3">é</text:span>t<text:span text:style-name="T3">é</text:span> d<text:span text:style-name="T3">é</text:span>j<text:span text:style-name="T3">à</text:span> <text:span text:style-name="T3">é</text:span>tudi<text:span text:style-name="T3">é</text:span>s, d<text:span text:style-name="T3">é</text:span>crits, analys<text:span text:style-name="T3">é</text:span>s, par des ma<text:span text:style-name="T3">î</text:span>tres illustres ou par des critiques <text:span text:style-name="T3">é</text:span>minents ; mais, comme le faisait remarquer M. Doudan, <text:span text:style-name="T3">«</text:span> les hommes ont sans cesse besoin qu'on leur renouvelle les formes de la v<text:span text:style-name="T3">é</text:span>rit<text:span text:style-name="T3">é</text:span> : ils ne comprennent plus ce qu'ils ont entendu trop longtemps <text:span text:style-name="T3">»</text:span>. A ce compte, on peut trouver l<text:span text:style-name="T3">à</text:span> une raison de reprendre un sujet d<text:span text:style-name="T3">é</text:span>j<text:span text:style-name="T3">à</text:span> trait<text:span text:style-name="T3">é</text:span>. Soit qu'on chante sur un air nouveau la vieille chanson, soit qu'on mette sur un air ancien une chanson nouvelle, cela d<text:span text:style-name="T3">é</text:span>j<text:span text:style-name="T3">à peut raviver l’in</text:span>t<text:span text:style-name="T3">é</text:span>r<text:span text:style-name="T3">ê</text:span>t. Le mieux serait, j'en conviens, que tout f<text:span text:style-name="T3">û</text:span>t nouveau, l'air et la chanson ; mais un si heureux privil<text:span text:style-name="T3">è</text:span>ge n'est donn<text:span text:style-name="T3">é</text:span> qu'<text:span text:style-name="T3">à</text:span> un petit nombre.</text:p>
      <text:p text:style-name="P81"><text:span text:style-name="T19">Une autre raison qui ne m'est point purement personnelle, qui vous regarde, vous aussi, peut nous donner quelque espoir. Il arrive que les ann</text:span><text:span text:style-name="T20">é</text:span><text:span text:style-name="T19">es en s'</text:span><text:span text:style-name="T20">é</text:span><text:span text:style-name="T19">coulant renouvellent les points de vue, et que l'observation attentive, gr</text:span><text:span text:style-name="T20">â</text:span><text:span text:style-name="T19">ce </text:span><text:span text:style-name="T20">à</text:span><text:span text:style-name="T19"> ce b</text:span><text:span text:style-name="T20">é</text:span><text:span text:style-name="T19">n</text:span><text:span text:style-name="T20">é</text:span><text:span text:style-name="T19">fice du temps, peut encore trouver quelque chose. L'</text:span><text:span text:style-name="T20">é</text:span><text:span text:style-name="T19">tude directe, pr</text:span><text:span text:style-name="T20">é</text:span><text:span text:style-name="T19">cise, consciencieuse, l'exactitude et la sinc</text:span><text:span text:style-name="T20">é</text:span><text:span text:style-name="T19">rit</text:span><text:span text:style-name="T20">é</text:span><text:span text:style-name="T19">, ont des ressources impr</text:span><text:span text:style-name="T20">é</text:span><text:span text:style-name="T19">vues. Il n'est pas n</text:span><text:span text:style-name="T20">é</text:span><text:span text:style-name="T19">cessaire que les </text:span><text:span text:style-name="T20">œ</text:span><text:span text:style-name="T19">uvres qu'on </text:span><text:span text:style-name="T20">é</text:span><text:span text:style-name="T19">tudie soient nouvelles, lorsque le public est nouveau. De m</text:span><text:span text:style-name="T20">ê</text:span><text:span text:style-name="T19">me que, dans un portrait, la nature de l'artiste se combine avec celle du mod</text:span><text:span text:style-name="T20">è</text:span><text:span text:style-name="T19">le, de sorte qu'on y trouve </text:span><text:span text:style-name="T20">à</text:span><text:span text:style-name="T19"> la fois quelque chose de l'un et de l'autre, et que, plus est vigoureux le g</text:span><text:span text:style-name="T20">é</text:span><text:span text:style-name="T19">nie ou le temp</text:span><text:span text:style-name="T20">é</text:span><text:span text:style-name="T19">rament du peintre, plus intense est cette combinaison, cette complexit</text:span><text:span text:style-name="T20">é</text:span><text:span text:style-name="T24">,</text:span><text:span text:style-name="T22"> </text:span><text:span text:style-name="T20">ce mariage des deux natures, cette harmonie, —</text:span><text:span text:style-name="T19"> exemple, le </text:span><text:span text:style-name="T29">Portrait de Charles I</text:span><text:span text:style-name="T33">er</text:span><text:span text:style-name="T20">, par Van Dyck, -— de mê</text:span><text:span text:style-name="T19">me chaque g</text:span><text:span text:style-name="T20">é</text:span><text:span text:style-name="T19">n</text:span><text:span text:style-name="T20">é</text:span><text:span text:style-name="T19">ration survenante, involontairement et sans le savoir, m</text:span><text:span text:style-name="T20">ê</text:span><text:span text:style-name="T19">le ses propres impressions aux </text:span><text:span text:style-name="T20">œ</text:span><text:span text:style-name="T19">uvres de g</text:span><text:span text:style-name="T20">é</text:span><text:span text:style-name="T19">nie des si</text:span><text:span text:style-name="T20">è</text:span><text:span text:style-name="T19">cles pass</text:span><text:span text:style-name="T20">é</text:span><text:span text:style-name="T19">s, soit en litt</text:span><text:span text:style-name="T20">é</text:span><text:span text:style-name="T19">rature, soit en peinture, soit en musique, et cela donne lieu </text:span><text:span text:style-name="T20">à</text:span><text:span text:style-name="T19"> des effets nou­veaux, que n'ont pas pr</text:span><text:span text:style-name="T20">é</text:span><text:span text:style-name="T19">vus les auteurs eux-m</text:span><text:span text:style-name="T20">ê</text:span><text:span text:style-name="T19">mes. Vous entendez ce que je dis, pour l'avoir souvent </text:span><text:span text:style-name="T20">é</text:span><text:span text:style-name="T19">prouv</text:span><text:span text:style-name="T20">é</text:span><text:span text:style-name="T19"> : l'</text:span><text:span text:style-name="T20">écrivain, le peintre, le musicien, — celui que vous voudrez, — a mis dans une œ</text:span><text:span text:style-name="T19">uvre son esprit, son c</text:span><text:span text:style-name="T20">œ</text:span><text:span text:style-name="T19">ur, sa nature, son temp</text:span><text:span text:style-name="T20">é</text:span><text:span text:style-name="T19">rament ; le public ensuite, et chaque nouveau public, de g</text:span><text:span text:style-name="T20">é</text:span><text:span text:style-name="T19">n</text:span><text:span text:style-name="T20">é</text:span><text:span text:style-name="T19">ration en g</text:span><text:span text:style-name="T20">é</text:span><text:span text:style-name="T19">n</text:span><text:span text:style-name="T20">é</text:span><text:span text:style-name="T19">ration, en pr</text:span><text:span text:style-name="T20">é</text:span><text:span text:style-name="T19">sence de cette </text:span><text:span text:style-name="T20">œ</text:span><text:span text:style-name="T19">uvre dont il re</text:span><text:span text:style-name="T20">ç</text:span><text:span text:style-name="T19">oit l'effet, y m</text:span><text:span text:style-name="T20">ê</text:span><text:span text:style-name="T19">le ses propres impressions, d'o</text:span><text:span text:style-name="T20">ù</text:span><text:span text:style-name="T19"> se produit un effet en retour, qui jaillit de sa nature </text:span><text:span text:style-name="T20">à</text:span><text:span text:style-name="T19"> lui. Il se met </text:span><text:soft-page-break/><text:span text:style-name="T19">dans cette </text:span><text:span text:style-name="T20">œ</text:span><text:span text:style-name="T19">uvre comme l'auteur s'y est mis : de l</text:span><text:span text:style-name="T20">à</text:span><text:span text:style-name="T19"> une com­binaison nouvelle ; et ainsi de suite, de si</text:span><text:span text:style-name="T20">è</text:span><text:span text:style-name="T19">cle en si</text:span><text:span text:style-name="T20">è</text:span><text:span text:style-name="T19">cle. Nos </text:span><text:span text:style-name="T20">â</text:span><text:span text:style-name="T19">mes, aimant</text:span><text:span text:style-name="T20">é</text:span><text:span text:style-name="T19">es par le g</text:span><text:span text:style-name="T20">é</text:span><text:span text:style-name="T19">nie et attir</text:span><text:span text:style-name="T20">é</text:span><text:span text:style-name="T19">es</text:span><text:span text:style-name="T22"> </text:span><text:span text:style-name="T19">par lui, m</text:span><text:span text:style-name="T20">ê</text:span><text:span text:style-name="T19">l</text:span><text:span text:style-name="T20">é</text:span><text:span text:style-name="T19">es </text:span><text:span text:style-name="T20">à</text:span><text:span text:style-name="T19"> lui, sont f</text:span><text:span text:style-name="T20">é</text:span><text:span text:style-name="T19">cond</text:span><text:span text:style-name="T20">é</text:span><text:span text:style-name="T19">es par lui d'abord, et ensuite, si l'on ose ainsi parler, le f</text:span><text:span text:style-name="T20">é</text:span><text:span text:style-name="T19">condent </text:span><text:span text:style-name="T20">à</text:span><text:span text:style-name="T19"> leur tour, en d</text:span><text:span text:style-name="T20">é</text:span><text:span text:style-name="T19">couvrant ou en ajoutant dans ses </text:span><text:span text:style-name="T20">œ</text:span><text:span text:style-name="T19">uvres des effets nouveaux, auxquels lui-m</text:span><text:span text:style-name="T20">ê</text:span><text:span text:style-name="T19">me n'avait pas directement song</text:span><text:span text:style-name="T20">é</text:span><text:span text:style-name="T19">, et qui ne pouvaient se produire que par la combinaison de tel ou tel si</text:span><text:span text:style-name="T20">è</text:span><text:span text:style-name="T19">cle survenant, gros de ses </text:span><text:span text:style-name="T20">é</text:span><text:span text:style-name="T19">l</text:span><text:span text:style-name="T20">é</text:span><text:span text:style-name="T19">ments in</text:span><text:span text:style-name="T20">é</text:span><text:span text:style-name="T19">dits et riche de ses complexit</text:span><text:span text:style-name="T20">é</text:span><text:span text:style-name="T19">s nouvelles. Telle est la mutuelle f</text:span><text:span text:style-name="T20">é</text:span><text:span text:style-name="T19">condation, r</text:span><text:span text:style-name="T20">é</text:span><text:span text:style-name="T19">ciprocit</text:span><text:span text:style-name="T20">é</text:span><text:span text:style-name="T19"> de la vie. Ainsi</text:span><text:span text:style-name="T22"> </text:span><text:span text:style-name="T19">je serais tent</text:span><text:span text:style-name="T20">é</text:span><text:span text:style-name="T19"> de dire que l'humanit</text:span><text:span text:style-name="T20">é</text:span><text:span text:style-name="T19"> tout enti</text:span><text:span text:style-name="T20">è</text:span><text:span text:style-name="T19">re travaille aux chefs-d'</text:span><text:span text:style-name="T20">œ</text:span><text:span text:style-name="T19">uvre, longtemps avant et longtemps apr</text:span><text:span text:style-name="T20">è</text:span><text:span text:style-name="T19">s l'artiste qui les produit. Cela ne diminue point la gloire de celui qui les signe ; bien au contraire ! Voil</text:span><text:span text:style-name="T20">à</text:span><text:span text:style-name="T19"> comment, </text:span><text:span text:style-name="T20">à</text:span><text:span text:style-name="T19"> mesure que l'on s'</text:span><text:span text:style-name="T20">é</text:span><text:span text:style-name="T19">loigne, soit dans l'espace, soit dans le temps, le point de vue se modifie ; de sorte que les </text:span><text:span text:style-name="T20">œ</text:span><text:span text:style-name="T19">uvres</text:span><text:span text:style-name="T22"> </text:span><text:span text:style-name="T19">des si</text:span><text:span text:style-name="T20">è</text:span><text:span text:style-name="T19">cles pass</text:span><text:span text:style-name="T20">é</text:span><text:span text:style-name="T19">s pr</text:span><text:span text:style-name="T20">é</text:span><text:span text:style-name="T19">sentent aux g</text:span><text:span text:style-name="T20">é</text:span><text:span text:style-name="T19">n</text:span><text:span text:style-name="T20">é</text:span><text:span text:style-name="T19">rations successives des aspects toujours nouveaux, qui rajeunissent la critique.</text:span></text:p>
      <text:p text:style-name="P81"><text:span text:style-name="T19">Les admirateurs de la Bible, d'Hom</text:span><text:span text:style-name="T20">è</text:span><text:span text:style-name="T19">re, de Dante, de Shakespeare, ceux de Haydn, de Mozart, de Beethoven, y d</text:span><text:span text:style-name="T20">é</text:span><text:span text:style-name="T19">couvrent sans cesse des choses nouvelles, qui ne sont pas toutes de fantaisie pure, que l'auteur, dis-je, n'a pas pr</text:span><text:span text:style-name="T20">é</text:span><text:span text:style-name="T19">vues, mais qu'il ne d</text:span><text:span text:style-name="T20">ésavouerait pas, —</text:span><text:span text:style-name="T19"> comme il arrive lorsque les bons com</text:span><text:span text:style-name="T20">é</text:span><text:span text:style-name="T19">diens interpr</text:span><text:span text:style-name="T20">è</text:span><text:span text:style-name="T19">tent </text:span><text:span text:style-name="T20">à</text:span><text:span text:style-name="T19"> l'auteur dramatique son propre ouvrage et le cr</text:span><text:span text:style-name="T20">éent une seconde fois. — En d'autres occasions, j'en conviens, le poè</text:span><text:span text:style-name="T19">te, le musicien, ou le peintre, pourrait </text:span><text:span text:style-name="T20">ê</text:span><text:span text:style-name="T19">tre quelque peu </text:span><text:span text:style-name="T20">é</text:span><text:span text:style-name="T19">tonn</text:span><text:span text:style-name="T20">é</text:span><text:span text:style-name="T19"> : Rembrandt, par exemple, ne serait-il pas surpris, et un peu d</text:span><text:span text:style-name="T20">é</text:span><text:span text:style-name="T19">sappoint</text:span><text:span text:style-name="T20">é</text:span><text:span text:style-name="T19">, j'imagine, en voyant que son chef-d'</text:span><text:span text:style-name="T20">œ</text:span><text:span text:style-name="T19">uvre, dont l'action se passe en plein jour, et dont la sc</text:span><text:span text:style-name="T20">è</text:span><text:span text:style-name="T19">ne ne nous pr</text:span><text:span text:style-name="T20">é</text:span><text:span text:style-name="T19">sente</text:span><text:span text:style-name="T22"> </text:span><text:span text:style-name="T19">pas un seul luminaire, ni torche, ni flambeau, ni</text:span><text:span text:style-name="T22"> </text:span><text:span text:style-name="T19">lanterne, est appel</text:span><text:span text:style-name="T20">é</text:span><text:span text:style-name="T19"> universellement </text:span><text:span text:style-name="T29">la Ronde de nuit</text:span><text:span text:style-name="T19"> ? Cela prouve, une fois de plus, que chaque peintre voit d'une certaine fa</text:span><text:span text:style-name="T20">ç</text:span><text:span text:style-name="T19">on, sent la lumi</text:span><text:span text:style-name="T20">è</text:span><text:span text:style-name="T19">re et les couleurs </text:span><text:span text:style-name="T20">à</text:span><text:span text:style-name="T19"> sa mani</text:span><text:span text:style-name="T20">è</text:span><text:span text:style-name="T19">re, et que chaque spectateur, </text:span><text:span text:style-name="T20">à</text:span><text:span text:style-name="T19"> son tour, voit le tableau avec ses yeux </text:span><text:span text:style-name="T20">à</text:span><text:span text:style-name="T19"> lui, avec sa fa</text:span><text:span text:style-name="T20">çon de sentir, avec son daltonisme particulier, soit du corps, soit de l’â</text:span><text:span text:style-name="T19">me ; et chaque public aussi, et chaque si</text:span><text:span text:style-name="T20">è</text:span><text:span text:style-name="T19">cle ; de telle sorte que, apr</text:span><text:span text:style-name="T20">è</text:span><text:span text:style-name="T19">s que la nature s'est, pour ainsi dire, r</text:span><text:span text:style-name="T20">é</text:span><text:span text:style-name="T19">fract</text:span><text:span text:style-name="T20">é</text:span><text:span text:style-name="T19">e dans les yeux et dans la pens</text:span><text:span text:style-name="T20">é</text:span><text:span text:style-name="T19">e de l'artiste, l'</text:span><text:span text:style-name="T20">œ</text:span><text:span text:style-name="T19">uvre de celui-ci se r</text:span><text:span text:style-name="T20">é</text:span><text:span text:style-name="T19">fracte dans les yeux et dans le sentiment du public, et de tous les publics suc­cessifs, sous des angles toujours nouveaux.</text:span></text:p>
      <text:p text:style-name="P81"><text:span text:style-name="T19">Voltaire, et c'est Victor Hugo qui en fait la remarque, </text:span><text:span text:style-name="T20">«</text:span><text:span text:style-name="T19"> Voltaire, si grand au </text:span><text:span text:style-name="T10">xviii</text:span><text:span text:style-name="T25">e</text:span><text:span text:style-name="T19"> si</text:span><text:span text:style-name="T20">è</text:span><text:span text:style-name="T19">cle, est plus grand encore au </text:span><text:span text:style-name="T10">xix</text:span><text:span text:style-name="T25">e</text:span><text:span text:style-name="T19">... De sa gloire il a perdu le faux et gard</text:span><text:span text:style-name="T20">é</text:span><text:span text:style-name="T19"> le vrai... Diminu</text:span><text:span text:style-name="T20">é</text:span><text:span text:style-name="T19"> comme po</text:span><text:span text:style-name="T20">è</text:span><text:span text:style-name="T19">te, il a mont</text:span><text:span text:style-name="T20">é</text:span><text:span text:style-name="T19"> comme ap</text:span><text:span text:style-name="T20">ô</text:span><text:span text:style-name="T19">tre... Le </text:span><text:span text:style-name="T10">xviii</text:span><text:span text:style-name="T25">e</text:span><text:span text:style-name="T19"> si</text:span><text:span text:style-name="T20">è</text:span><text:span text:style-name="T19">cle voyait son esprit ; nous voyons son </text:span><text:span text:style-name="T20">â</text:span><text:span text:style-name="T19">me. </text:span><text:span text:style-name="T20">»</text:span></text:p>
      <text:p text:style-name="P81"><text:span text:style-name="T19">De m</text:span><text:span text:style-name="T20">ê</text:span><text:span text:style-name="T19">me on peut trouver, dans le </text:span><text:span text:style-name="T10">xvii</text:span><text:span text:style-name="T25">e</text:span><text:span text:style-name="T19"> si</text:span><text:span text:style-name="T20">è</text:span><text:span text:style-name="T19">cle, des aspects qui sont devenus nouveaux par l'op­position du </text:span><text:span text:style-name="T10">xix</text:span><text:span text:style-name="T25">e</text:span><text:span text:style-name="T19"> si</text:span><text:span text:style-name="T20">è</text:span><text:span text:style-name="T19">cle, et que je suis tent</text:span><text:span text:style-name="T20">é</text:span><text:span text:style-name="T19"> de grouper sous ce titre : </text:span><text:span text:style-name="T29">le Romantisme des Classiques</text:span><text:span text:style-name="T24">.</text:span></text:p>
      <text:p text:style-name="P15"><text:span text:style-name="T2"><text:tab/></text:span>J'aurais eu grande envie de prendre tout de suite pour sujet l'histoire du Romantisme lui-m<text:span text:style-name="T3">ê</text:span>me et la litt<text:span text:style-name="T3">é</text:span>rature du <text:span text:style-name="T6">xix</text:span><text:span text:style-name="T37">e</text:span> si<text:span text:style-name="T3">è</text:span>cle ; mais mon regrett<text:span text:style-name="T3">é</text:span> pr<text:span text:style-name="T3">é</text:span>d<text:span text:style-name="T3">é</text:span>cesseur, M. Paul Albert, avait commenc<text:span text:style-name="T3">é</text:span> cette histoire : c'est une des raisons pour lesquelles je pr<text:span text:style-name="T3">é</text:span>f<text:span text:style-name="T3">è</text:span>re n'y arriver que plus tard.</text:p>
      <text:p text:style-name="P69">Je prendrai donc tout simplement, pour com­mencer, une partie de la litt<text:span text:style-name="T3">é</text:span>rature du <text:span text:style-name="T6">xvii</text:span><text:span text:style-name="T37">e</text:span> si<text:span text:style-name="T3">è</text:span>cle,<text:span text:style-name="T1"> </text:span>et j'essayerai de renouveler ce sujet en le pr<text:span text:style-name="T3">é</text:span>sentant dans le cadre et <text:soft-page-break/>sous le jour que je viens de dire. Assur<text:span text:style-name="T3">é</text:span>ment, il n'y a plus ni classiques ni romantiques ; depuis longtemps la bataille est finie ;<text:span text:style-name="T37">: </text:span>mais on peut encore employer, dans la langue de la critique litt<text:span text:style-name="T3">é</text:span>raire, les noms qui ont servi autre­fois de drapeaux, surtout si c'est pour faire voir, comme je vous le propose (et ce sera le sujet, non de ma le<text:span text:style-name="T3">ç</text:span>on d'aujourd'hui, mais de mes autres le<text:span text:style-name="T3">ç</text:span>ons du mercredi), que ceux qu'on appelle au­jourd'hui classiques ont commenc<text:span text:style-name="T3">é</text:span> par <text:span text:style-name="T3">ê</text:span>tre des romantiques, m<text:span text:style-name="T3">ê</text:span>me avant que ce nom f<text:span text:style-name="T3">û</text:span>t invent<text:span text:style-name="T3">é</text:span>. Je veux dire que ceux que nous admirons le plus aujourd'hui, et qui sont en possession d'une gloire d<text:span text:style-name="T3">é</text:span>sormais incontest<text:span text:style-name="T3">é</text:span>e, furent d'abord, chacun en son genre, des r<text:span text:style-name="T3">é</text:span>volutionnaires litt<text:span text:style-name="T3">é</text:span>raires. Et ceux qui n'ont pas fait r<text:span text:style-name="T3">é</text:span>volution en leur temps n'ont pas surv<text:span text:style-name="T3">é</text:span>cu, parce qu'ils n'avaient ni assez de relief ni assez de ressort ; ou bien ils ne survivent qu'au second rang, ou au troisi<text:span text:style-name="T3">è</text:span>me, dans la mesure m<text:span text:style-name="T3">ê</text:span>me et dans la proportion du plus ou moins d'originalit<text:span text:style-name="T3">é de leur talent. — C'est la sé</text:span>lection naturelle, le combat pour la vie, la loi de Darwin appliqu<text:span text:style-name="T3">é</text:span>e <text:span text:style-name="T3">à</text:span> la litt<text:span text:style-name="T3">é</text:span>rature : on ne survit invincible­ment qu'en raison de sa force ou de son g<text:span text:style-name="T3">é</text:span>nie, de m<text:span text:style-name="T3">ê</text:span>me que c'<text:span text:style-name="T3">é</text:span>tait en raison de cette force et de ce g<text:span text:style-name="T3">é</text:span>nie qu'on avait commenc<text:span text:style-name="T3">é</text:span> par d<text:span text:style-name="T3">é</text:span>ranger les habitudes d'esprit de ses contemporains, par les scandaliser, par les r<text:span text:style-name="T3">é</text:span>volter, par soulever leurs<text:span text:style-name="T1"> </text:span>critiques, leurs railleries et leurs injures, en fai­sant un trou, comme un boulet, dans leurs pr<text:span text:style-name="T3">é</text:span>ju­g<text:span text:style-name="T3">é</text:span>s, dans leur ancien r<text:span text:style-name="T3">é</text:span>gime po<text:span text:style-name="T3">é</text:span>tique. Il en a <text:span text:style-name="T3">é</text:span>t<text:span text:style-name="T3">é</text:span> ainsi dans l'antiquit<text:span text:style-name="T3">é</text:span>, il en a <text:span text:style-name="T3">é</text:span>t<text:span text:style-name="T3">é</text:span> ainsi dans tous les temps, parce que cela r<text:span text:style-name="T3">é</text:span>sulte de la nature des choses.</text:p>
      <text:p text:style-name="P12"/>
      <text:p text:style-name="P69">Eh bien, nos mercredis seront employ<text:span text:style-name="T3">é</text:span>s <text:span text:style-name="T3">à</text:span> mon­trer en quoi ceux que l'on appelle classiques furent d'abord des romantiques, tel sera l'un des deux sujets de notre <text:span text:style-name="T3">é</text:span>tude. En second lieu, comme tous, ou presque tous, furent de grands peintres de la vie humaine, raison pour laquelle ils survivent et survivront autant que survivra l'humanit<text:span text:style-name="T3">é</text:span>, ce sera une occasion pour nous de nous <text:span text:style-name="T3">é</text:span>tudier nous-m<text:span text:style-name="T3">ê</text:span>mes <text:span text:style-name="T3">à</text:span> leur lumi<text:span text:style-name="T3">è</text:span>re.</text:p>
      <text:p text:style-name="P69">Ne vous semble-t-il pas que ce double sujet, qui d'abord regarde la forme, et qui ensuite p<text:span text:style-name="T3">é</text:span>n<text:span text:style-name="T3">è</text:span><text:span text:style-name="T18">­</text:span>tre au fond, a de quoi nous int<text:span text:style-name="T3">é</text:span>resser ?</text:p>
      <text:p text:style-name="P68"/>
      <text:p text:style-name="P69">Je crois, d'ailleurs, que le sujet n'est pas ce qui importe le plus. Apr<text:span text:style-name="T3">è</text:span>s la comp<text:span text:style-name="T3">é</text:span>tence du professeur, ce qui importe, quelque sujet qu'il traite, c'est la conscience et la sinc<text:span text:style-name="T3">é</text:span>rit<text:span text:style-name="T3">é</text:span> qu'il y met : c'est cela qui donne l'accent et le prix <text:span text:style-name="T3">à</text:span> sa parole et <text:span text:style-name="T3">à</text:span> son cours. Le plaisir de dire ou d'<text:span text:style-name="T3">é</text:span>crire ce qu'on croit vrai, quelque prix qu'il en co<text:span text:style-name="T3">û</text:span>te, quand il ne s'agit pas des personnes, mais des id<text:span text:style-name="T3">é</text:span>es, est un des plus vifs que je connaisse, et des plus dignes d'un<text:span text:style-name="T1"> </text:span>galant homme. Tant pis pour qui se le refuse ! C'est <text:span text:style-name="T3">à</text:span> mon sens, le luxe des honn<text:span text:style-name="T3">ê</text:span>tes gens. On peut faire fi de tout autre luxe, et aimer celui-l<text:span text:style-name="T3">à</text:span> avec passion. Pour moi je ne m'en suis jamais priv<text:span text:style-name="T3">é</text:span>, et j'esp<text:span text:style-name="T3">è</text:span>re, en gardant la mesure qui convient, ne pas m'en priver encore, ici m<text:span text:style-name="T3">ê</text:span>me.</text:p>
      <text:p text:style-name="P69">Fontenelle disait que, s'il avait la main pleine de v<text:span text:style-name="T3">é</text:span>rit<text:span text:style-name="T3">é</text:span>s, il se garderait de l'ouvrir. Moi, j'avoue qu'en pareil cas, et si j'<text:span text:style-name="T3">é</text:span>tais absolument s<text:span text:style-name="T3">û</text:span>r que ce fussent des v<text:span text:style-name="T3">é</text:span>rit<text:span text:style-name="T3">é</text:span>s, j'aurais <text:span text:style-name="T3">grand’ peine</text:span> <text:span text:style-name="T3">à</text:span> la tenir ferm<text:span text:style-name="T3">é</text:span>e. Tout ce que la prudence de l'<text:span text:style-name="T3">âge a pu m'apprendre, c'est de me contenter d'entr'ouvrir les doigts, — peut-ê</text:span>tre aussi afin que tout <text:soft-page-break/>ne s'<text:span text:style-name="T3">é</text:span>chappe<text:span text:style-name="T3"> pas d'un seul coup et que le plaisir dure plus longtemps. — Le mal, à</text:span> mon avis, ne vient pas ordinairement des v<text:span text:style-name="T3">é</text:span>rit<text:span text:style-name="T3">é</text:span>s que l'on montre, mais des v<text:span text:style-name="T3">é</text:span>rit<text:span text:style-name="T3">é</text:span>s que l'on cache. C'<text:span text:style-name="T3">é</text:span>tait aussi l'opinion de Leibniz, qui <text:span text:style-name="T3">é</text:span>crivait dans une de ses lettres : <text:span text:style-name="T3">«</text:span> Je crois que ce qu'on dit pour bl<text:span text:style-name="T3">â</text:span>mer la raison est <text:span text:style-name="T3">à</text:span> son avantage. Lorsqu'elle d<text:span text:style-name="T3">é</text:span>truit quel­que chose, elle <text:span text:style-name="T3">é</text:span>difie la th<text:span text:style-name="T3">è</text:span>se oppos<text:span text:style-name="T3">é</text:span>e ; et, lorsqu'il semble qu'elle d<text:span text:style-name="T3">é</text:span>truise en m<text:span text:style-name="T3">ê</text:span>me temps les deux th<text:span text:style-name="T3">è</text:span>ses oppos<text:span text:style-name="T3">é</text:span>es, c'est alors qu'elle nous promet quel­que chose de profond, pourvu que nous la suivions aussi loin qu'elle peut aller. <text:span text:style-name="T3">»</text:span></text:p>
      <text:p text:style-name="P68"/>
      <text:p text:style-name="P81"><text:span text:style-name="T20">Ê</text:span><text:span text:style-name="T19">tre sinc</text:span><text:span text:style-name="T20">è</text:span><text:span text:style-name="T19">re, avec autrui et avec soi-m</text:span><text:span text:style-name="T20">ê</text:span><text:span text:style-name="T19">me, croire fermement </text:span><text:span text:style-name="T20">à</text:span><text:span text:style-name="T19"> quelque chose, et agir et parler en toutes circonstances d'accord avec ce que l'on croit,</text:span><text:span text:style-name="T22"> </text:span><text:span text:style-name="T19">m'a toujours paru la vraie joie et la vraie force. Que si notre sinc</text:span><text:span text:style-name="T20">é</text:span><text:span text:style-name="T19">rit</text:span><text:span text:style-name="T20">é</text:span><text:span text:style-name="T19"> a le bonheur d'en rencontrer d'autres et de les attirer </text:span><text:span text:style-name="T20">à</text:span><text:span text:style-name="T19"> soi, cette force nouvelle s'ajoutant </text:span><text:span text:style-name="T20">à</text:span><text:span text:style-name="T19"> la n</text:span><text:span text:style-name="T20">ô</text:span><text:span text:style-name="T19">tre est un des grands r</text:span><text:span text:style-name="T20">é</text:span><text:span text:style-name="T19">conforts de la vie, et nos facult</text:span><text:span text:style-name="T20">é</text:span><text:span text:style-name="T19">s s'en accroissent.</text:span></text:p>
      <text:p text:style-name="P81"><text:span text:style-name="T19">De la sinc</text:span><text:span text:style-name="T20">é</text:span><text:span text:style-name="T19">rit</text:span><text:span text:style-name="T20">é</text:span><text:span text:style-name="T19"> d</text:span><text:span text:style-name="T20">é</text:span><text:span text:style-name="T19">pend, en grande partie, la jus­tesse : ce qui n'est pas sinc</text:span><text:span text:style-name="T20">è</text:span><text:span text:style-name="T19">re sonne faux. Suppo</text:span><text:span text:style-name="T20">sez le plus grand talent, — Chateaubriand, par exemple : — lorsqu'il manque de sincé</text:span><text:span text:style-name="T19">rit</text:span><text:span text:style-name="T20">é</text:span><text:span text:style-name="T19">, lors­qu'il prend un r</text:span><text:span text:style-name="T20">ô</text:span><text:span text:style-name="T19">le, avec quelque </text:span><text:span text:style-name="T20">é</text:span><text:span text:style-name="T19">clat qu'il le joue, il ne nous convainc pas, il ne nous touche pas : nous sentons, si vous me permettez l'expression, qu'il y a une paille dans son g</text:span><text:span text:style-name="T20">é</text:span><text:span text:style-name="T19">nie. Par quoi avait-il d</text:span><text:span text:style-name="T20">é</text:span><text:span text:style-name="T19">but</text:span><text:span text:style-name="T20">é</text:span><text:span text:style-name="T19">, lorsqu'il </text:span><text:span text:style-name="T20">é</text:span><text:span text:style-name="T19">tait inconnu ? par un livre </text:span><text:span text:style-name="T20">é</text:span><text:span text:style-name="T19">trange et d</text:span><text:span text:style-name="T20">é</text:span><text:span text:style-name="T19">sordonn</text:span><text:span text:style-name="T20">é</text:span><text:span text:style-name="T19">, </text:span><text:span text:style-name="T29">l'Essai sur les R</text:span><text:span text:style-name="T30">é</text:span><text:span text:style-name="T29">volutions</text:span><text:span text:style-name="T19">, com­menc</text:span><text:span text:style-name="T20">é</text:span><text:span text:style-name="T19"> </text:span><text:span text:style-name="T20">à</text:span><text:span text:style-name="T19"> vingt-six ans, publi</text:span><text:span text:style-name="T20">é</text:span><text:span text:style-name="T19"> </text:span><text:span text:style-name="T20">à</text:span><text:span text:style-name="T19"> vingt-neuf, en 1797, </text:span><text:span text:style-name="T20">à</text:span><text:span text:style-name="T19"> Londres, pendant qu'il </text:span><text:span text:style-name="T20">é</text:span><text:span text:style-name="T19">tait </text:span><text:span text:style-name="T20">é</text:span><text:span text:style-name="T19">migr</text:span><text:span text:style-name="T20">é</text:span><text:span text:style-name="T19"> : livre scep</text:span><text:span text:style-name="T20">tique, libre-penseur — et mê</text:span><text:span text:style-name="T19">me ath</text:span><text:span text:style-name="T20">é</text:span><text:span text:style-name="T19">e, dans une seconde </text:span><text:span text:style-name="T20">é</text:span><text:span text:style-name="T19">dition pr</text:span><text:span text:style-name="T20">é</text:span><text:span text:style-name="T19">par</text:span><text:span text:style-name="T20">ée qui ne parut point. — Voilà</text:span><text:span text:style-name="T19"> le premier jet de sa pens</text:span><text:span text:style-name="T20">é</text:span><text:span text:style-name="T19">e, voil</text:span><text:span text:style-name="T20">à</text:span><text:span text:style-name="T19"> ce qui </text:span><text:span text:style-name="T20">é</text:span><text:span text:style-name="T19">tait sorti de son fond, avant qu'il e</text:span><text:span text:style-name="T20">û</text:span><text:span text:style-name="T19">t pu concevoir la possibi­lit</text:span><text:span text:style-name="T20">é</text:span><text:span text:style-name="T19"> d'un r</text:span><text:span text:style-name="T20">ô</text:span><text:span text:style-name="T19">le politico-religieux, offert par des cir­constances nouvelles. Mais ces circonstances s'</text:span><text:span text:style-name="T20">é</text:span><text:span text:style-name="T19">tant pr</text:span><text:span text:style-name="T20">é</text:span><text:span text:style-name="T19">sent</text:span><text:span text:style-name="T20">é</text:span><text:span text:style-name="T19">es lui sugg</text:span><text:span text:style-name="T20">é</text:span><text:span text:style-name="T19">r</text:span><text:span text:style-name="T20">èrent l’</text:span><text:span text:style-name="T19">id</text:span><text:span text:style-name="T20">é</text:span><text:span text:style-name="T19">e d'un ouvrage bien diff</text:span><text:span text:style-name="T20">é</text:span><text:span text:style-name="T19">rent, qui devait s'intituler d'abord : </text:span><text:span text:style-name="T29">Des Beau­t</text:span><text:span text:style-name="T30">é</text:span><text:span text:style-name="T29">s po</text:span><text:span text:style-name="T30">é</text:span><text:span text:style-name="T29">tiques et morales de la Religion chr</text:span><text:span text:style-name="T30">é</text:span><text:span text:style-name="T29">tienne, et de sa sup</text:span><text:span text:style-name="T30">é</text:span><text:span text:style-name="T29">riorit</text:span><text:span text:style-name="T30">é</text:span><text:span text:style-name="T29"> sur tous les cultes de la terre</text:span><text:span text:style-name="T19">, et qui s'intitula enfin : </text:span><text:span text:style-name="T29">le G</text:span><text:span text:style-name="T30">é</text:span><text:span text:style-name="T29">nie du Christianisme</text:span><text:span text:style-name="T19">. Soit que Chateaubriand e</text:span><text:span text:style-name="T20">û</text:span><text:span text:style-name="T19">t </text:span><text:span text:style-name="T20">é</text:span><text:span text:style-name="T19">t</text:span><text:span text:style-name="T20">é</text:span><text:span text:style-name="T19"> converti, comme il l'a</text:span><text:span text:style-name="T22"> </text:span><text:span text:style-name="T19">pr</text:span><text:span text:style-name="T20">é</text:span><text:span text:style-name="T19">tendu, par la mort de sa m</text:span><text:span text:style-name="T20">è</text:span><text:span text:style-name="T19">re et de sa s</text:span><text:span text:style-name="T20">œ</text:span><text:span text:style-name="T19">ur, soit que son compagnon d'exil, Fontanes, homme tr</text:span><text:span text:style-name="T20">è</text:span><text:span text:style-name="T19">s d</text:span><text:span text:style-name="T20">é</text:span><text:span text:style-name="T19">li</text:span><text:span text:style-name="T20">é</text:span><text:span text:style-name="T19">, qui </text:span><text:span text:style-name="T20">é</text:span><text:span text:style-name="T19">tait en bonnes relations avec le Pre­mier Consul, e</text:span><text:span text:style-name="T20">û</text:span><text:span text:style-name="T19">t indiqu</text:span><text:span text:style-name="T20">é</text:span><text:span text:style-name="T19"> au jeune </text:span><text:span text:style-name="T20">é</text:span><text:span text:style-name="T19">crivain avide de renomm</text:span><text:span text:style-name="T20">é</text:span><text:span text:style-name="T19">e l'</text:span><text:span text:style-name="T20">à</text:span><text:span text:style-name="T19">-propos qu'il y aurait </text:span><text:span text:style-name="T20">à</text:span><text:span text:style-name="T19"> pr</text:span><text:span text:style-name="T20">é</text:span><text:span text:style-name="T19">parer et </text:span><text:span text:style-name="T20">à</text:span><text:span text:style-name="T19"> lancer un tel livre </text:span><text:span text:style-name="T20">à</text:span><text:span text:style-name="T19"> la veille du Concordat, toujours est-il que par ce livre Chateaubriand entra dans un r</text:span><text:span text:style-name="T20">ô</text:span><text:span text:style-name="T19">le nouveau, tout l'oppos</text:span><text:span text:style-name="T20">é</text:span><text:span text:style-name="T19"> du premier. D</text:span><text:span text:style-name="T20">è</text:span><text:span text:style-name="T19">s lors son attitude publique, fort peu d'accord avec ses m</text:span><text:span text:style-name="T20">œ</text:span><text:span text:style-name="T19">urs priv</text:span><text:span text:style-name="T20">é</text:span><text:span text:style-name="T19">es et avec ses anciens sentiments secrets, essaye de se conformer </text:span><text:span text:style-name="T20">à</text:span><text:span text:style-name="T19"> ce r</text:span><text:span text:style-name="T20">ô</text:span><text:span text:style-name="T19">le. Il prend d</text:span><text:span text:style-name="T20">è</text:span><text:span text:style-name="T19">s ce moment un masque, et le porte pendant toute sa vie. De l</text:span><text:span text:style-name="T20">à</text:span><text:span text:style-name="T19"> des discordances, des notes fausses, que tout le prestige du talent ne r</text:span><text:span text:style-name="T20">é</text:span><text:span text:style-name="T19">ussit pas </text:span><text:span text:style-name="T20">à</text:span><text:span text:style-name="T19"> couvrir. Sainte-Beuve, dans deux admirables volumes, qui sont peut-</text:span><text:span text:style-name="T20">ê</text:span><text:span text:style-name="T19">tre son chef-d'</text:span><text:span text:style-name="T20">œ</text:span><text:span text:style-name="T19">uvre, a merveilleusement perc</text:span><text:span text:style-name="T20">é</text:span><text:span text:style-name="T19"> </text:span><text:span text:style-name="T20">à</text:span><text:span text:style-name="T19"> jour ce qu'il appelle </text:span><text:span text:style-name="T20">«</text:span><text:span text:style-name="T19"> cette double et triple </text:span><text:span text:style-name="T20">é</text:span><text:span text:style-name="T19">corce </text:span><text:span text:style-name="T20">»</text:span><text:span text:style-name="T19">. Il admet, toutefois, dans une certaine mesure, en ce qui regarde le </text:span><text:span text:style-name="T29">G</text:span><text:span text:style-name="T30">é</text:span><text:span text:style-name="T29">nie du Christianisme</text:span><text:span text:style-name="T19">, </text:span><text:span text:style-name="T20">«</text:span><text:span text:style-name="T19"> sinon la sinc</text:span><text:span text:style-name="T20">é</text:span><text:span text:style-name="T19">rit</text:span><text:span text:style-name="T20">é</text:span><text:span text:style-name="T19"> du fid</text:span><text:span text:style-name="T20">è</text:span><text:span text:style-name="T19">le </text:span><text:span text:style-name="T20">»</text:span><text:span text:style-name="T19">, c'est-</text:span><text:span text:style-name="T20">à</text:span><text:span text:style-name="T19">-dire du croyant, </text:span><text:span text:style-name="T20">«</text:span><text:span text:style-name="T21"> </text:span><text:span text:style-name="T19">du moins la sinc</text:span><text:span text:style-name="T20">é</text:span><text:span text:style-name="T19">rit</text:span><text:span text:style-name="T20">é</text:span><text:span text:style-name="T19"> de l'artiste et de l'</text:span><text:span text:style-name="T20">é</text:span><text:span text:style-name="T19">crivain </text:span><text:span text:style-name="T20">», — dis</text:span><text:span text:style-name="T19">tinction un peu subtile et encore bien sujette </text:span><text:span text:style-name="T20">à</text:span><text:span text:style-name="T19"> caution !</text:span></text:p>
      <text:p text:style-name="P69">Benjamin Constant ne l'e<text:span text:style-name="T3">û</text:span>t certes pas admise, lui qui <text:span text:style-name="T3">é</text:span>crivait <text:span text:style-name="T3">à</text:span> Fauriel, <text:span text:style-name="T3">à</text:span> propos <text:soft-page-break/>de cet ouvrage : <text:span text:style-name="T3">«</text:span> Dans les plus beaux passages, il y a un m<text:span text:style-name="T3">é</text:span>lange de mauvais go<text:span text:style-name="T3">û</text:span>t, qui annonce l'absence de la sensibilit<text:span text:style-name="T3">é</text:span> comme de la bonne foi <text:span text:style-name="T3">»</text:span></text:p>
      <text:p text:style-name="P81"><text:span text:style-name="T19">En effet les arguments sont ramass</text:span><text:span text:style-name="T20">é</text:span><text:span text:style-name="T19">s de ci</text:span><text:span text:style-name="T22"> </text:span><text:span text:style-name="T19">de l</text:span><text:span text:style-name="T20">à</text:span><text:span text:style-name="T19"> ; quelques-uns pitoyables et ridicules ; on sent partout non seulement le peu de solidit</text:span><text:span text:style-name="T20">é</text:span><text:span text:style-name="T19"> de la d</text:span><text:span text:style-name="T20">é</text:span><text:span text:style-name="T19">monstration, mais encore le manque de s</text:span><text:span text:style-name="T20">é</text:span><text:span text:style-name="T24">­</text:span><text:span text:style-name="T19">rieux et de respect ; si bien que la cour de Rome elle-m</text:span><text:span text:style-name="T20">ê</text:span><text:span text:style-name="T19">me, apr</text:span><text:span text:style-name="T20">è</text:span><text:span text:style-name="T19">s avoir, dans le premier moment, compliment</text:span><text:span text:style-name="T20">é</text:span><text:span text:style-name="T19"> l'auteur pour son intention, finit par d</text:span><text:span text:style-name="T20">é</text:span><text:span text:style-name="T19">savouer le livre et le mettre </text:span><text:span text:style-name="T20">à</text:span><text:span text:style-name="T19"> l'index.</text:span></text:p>
      <text:p text:style-name="P81"><text:span text:style-name="T19">Chateaubriand, lorsqu'il eut une fois pris cette attitude pseudo-religieuse, aurait bien voulu pou­voir</text:span><text:span text:style-name="T20"> supprimer son premier ouvrage l’</text:span><text:span text:style-name="T29">Essai sur les R</text:span><text:span text:style-name="T30">é</text:span><text:span text:style-name="T29">volutions</text:span><text:span text:style-name="T34">, </text:span><text:span text:style-name="T19">non seulement cette deuxi</text:span><text:span text:style-name="T20">è</text:span><text:span text:style-name="T19">me </text:span><text:span text:style-name="T20">é</text:span><text:span text:style-name="T19">dition ath</text:span><text:span text:style-name="T20">é</text:span><text:span text:style-name="T19">e, qu'il avait pr</text:span><text:span text:style-name="T20">é</text:span><text:span text:style-name="T19">par</text:span><text:span text:style-name="T20">é</text:span><text:span text:style-name="T19">e au moins par des notes </text:span><text:span text:style-name="T20">à</text:span><text:span text:style-name="T19"> son usage, mais m</text:span><text:span text:style-name="T20">ê</text:span><text:span text:style-name="T19">me la premi</text:span><text:span text:style-name="T20">è</text:span><text:span text:style-name="T19">re, assez libre encore dans l'entrecroisement de ses milles fus</text:span><text:span text:style-name="T20">é</text:span><text:span text:style-name="T19">es bizarres et de ses d</text:span><text:span text:style-name="T20">é</text:span><text:span text:style-name="T19">clamations t</text:span><text:span text:style-name="T20">é</text:span><text:span text:style-name="T19">m</text:span><text:span text:style-name="T20">é</text:span><text:span text:style-name="T19">raires. N'ayant pu y r</text:span><text:span text:style-name="T20">é</text:span><text:span text:style-name="T19">ussir, il crut devoir, </text:span><text:span text:style-name="T20">à</text:span><text:span text:style-name="T19"> son corps d</text:span><text:span text:style-name="T20">é</text:span><text:span text:style-name="T19">fendant, la comprendre dans l'</text:span><text:span text:style-name="T20">é</text:span><text:span text:style-name="T19">dition de ses </text:span><text:span text:style-name="T20">œ</text:span><text:span text:style-name="T19">uvres compl</text:span><text:span text:style-name="T20">è</text:span><text:span text:style-name="T19">tes, en 1826, et alors il l'att</text:span><text:span text:style-name="T20">é</text:span><text:span text:style-name="T19">nua le plus possi­ble, corrigeant, r</text:span><text:span text:style-name="T20">é</text:span><text:span text:style-name="T19">tractant, ou m</text:span><text:span text:style-name="T20">ê</text:span><text:span text:style-name="T19">me falsifiant son ancien texte ou ses anciennes pens</text:span><text:span text:style-name="T20">é</text:span><text:span text:style-name="T19">es, essayant de les accommoder </text:span><text:span text:style-name="T20">à</text:span><text:span text:style-name="T19"> son nouveau r</text:span><text:span text:style-name="T20">ô</text:span><text:span text:style-name="T19">le de ministre, de personnage officiel, d'homme monarchique et religieux. Et, chose singuli</text:span><text:span text:style-name="T20">è</text:span><text:span text:style-name="T19">re, le public du temps parut se pr</text:span><text:span text:style-name="T20">ê</text:span><text:span text:style-name="T19">ter </text:span><text:span text:style-name="T20">à toutes ces feintises. — Un homme politique qu</text:span><text:span text:style-name="T19">i avait connu Chateaubriand dans sa jeunesse, M. Mol</text:span><text:span text:style-name="T20">é</text:span><text:span text:style-name="T19">, faisait remarquer que </text:span><text:span text:style-name="T20">«</text:span><text:span text:style-name="T19"> sa destin</text:span><text:span text:style-name="T20">é</text:span><text:span text:style-name="T19">e offre l'exemple, peut-</text:span><text:span text:style-name="T20">ê</text:span><text:span text:style-name="T19">tre unique, de tout un temps qui se fait le complice et presque le comp</text:span><text:span text:style-name="T20">è</text:span><text:span text:style-name="T19">re d'un </text:span><text:span text:style-name="T20">é</text:span><text:span text:style-name="T19">crivain ; qui se pr</text:span><text:span text:style-name="T20">ê</text:span><text:span text:style-name="T19">te au r</text:span><text:span text:style-name="T20">ô</text:span><text:span text:style-name="T19">le emprunt</text:span><text:span text:style-name="T20">é</text:span><text:span text:style-name="T19"> que cet homme joue pendant pr</text:span><text:span text:style-name="T20">è</text:span><text:span text:style-name="T19">s de cinquante ans, et cela sans le d</text:span><text:span text:style-name="T20">é</text:span><text:span text:style-name="T19">mentir un seul instant </text:span><text:span text:style-name="T20">»</text:span><text:span text:style-name="T24">.</text:span></text:p>
      <text:p text:style-name="P81"><text:span text:style-name="T19">Je n'aurais pas os</text:span><text:span text:style-name="T20">é</text:span><text:span text:style-name="T19"> parler avec tant de fermet</text:span><text:span text:style-name="T20">é</text:span><text:span text:style-name="T19">, mais je ne suis pas f</text:span><text:span text:style-name="T20">â</text:span><text:span text:style-name="T19">ch</text:span><text:span text:style-name="T20">é</text:span><text:span text:style-name="T19"> que d'autres l'aient fait poux moi. Sismondi, de son c</text:span><text:span text:style-name="T20">ô</text:span><text:span text:style-name="T19">t</text:span><text:span text:style-name="T20">é</text:span><text:span text:style-name="T19">, </text:span><text:span text:style-name="T20">é</text:span><text:span text:style-name="T19">crit </text:span><text:span text:style-name="T20">à</text:span><text:span text:style-name="T19"> la com­tesse d'Albany, </text:span><text:span text:style-name="T20">à</text:span><text:span text:style-name="T19"> propos de l'auteur des </text:span><text:span text:style-name="T29">Martyrs</text:span><text:span text:style-name="T19"> : </text:span><text:span text:style-name="T20">«</text:span><text:span text:style-name="T19"> Comme il n'est rien qu'avec effort, comme il veut toujours para</text:span><text:span text:style-name="T20">î</text:span><text:span text:style-name="T19">tre, au lieu d'</text:span><text:span text:style-name="T20">ê</text:span><text:span text:style-name="T19">tre lui-m</text:span><text:span text:style-name="T20">ê</text:span><text:span text:style-name="T19">me, ses d</text:span><text:span text:style-name="T20">é</text:span><text:span text:style-name="T19">fauts sont </text:span><text:span text:style-name="T29">t</text:span><text:span text:style-name="T30">â</text:span><text:span text:style-name="T29">ch</text:span><text:span text:style-name="T30">é</text:span><text:span text:style-name="T29">s</text:span><text:span text:style-name="T19"> comme ses qualit</text:span><text:span text:style-name="T20">é</text:span><text:span text:style-name="T19">s; et une v</text:span><text:span text:style-name="T20">é</text:span><text:span text:style-name="T19">rit</text:span><text:span text:style-name="T20">é</text:span><text:span text:style-name="T19"> profonde, une v</text:span><text:span text:style-name="T20">é</text:span><text:span text:style-name="T19">rit</text:span><text:span text:style-name="T20">é</text:span><text:span text:style-name="T19"> sur laquelle on se repose avec assurance, n'anime pas tous ses </text:span><text:span text:style-name="T20">é</text:span><text:span text:style-name="T19">crits. </text:span><text:span text:style-name="T20">»</text:span></text:p>
      <text:p text:style-name="P69">Eh bien ! je ne dis pas autre chose, et c'est la d<text:span text:style-name="T3">é</text:span>monstration que j'ai promise. Ils sont brillants, ces <text:span text:style-name="T3">é</text:span>crits ; mais ils sonnent creux, parce que la sinc<text:span text:style-name="T3">é</text:span>rit<text:span text:style-name="T3">é</text:span> en est absente.</text:p>
      <text:p text:style-name="P68"/>
      <text:p text:style-name="P69">Au contraire, dans les <text:span text:style-name="T3">é</text:span>crivains que nous nous proposons d'<text:span text:style-name="T3">é</text:span>tudier, m<text:span text:style-name="T3">ê</text:span>me quand nous ne parta­geons pas leurs id<text:span text:style-name="T3">é</text:span>es, m<text:span text:style-name="T3">ê</text:span>me quand ces id<text:span text:style-name="T3">é</text:span>es nous choquent ou nous r<text:span text:style-name="T3">é</text:span>voltent (comme il arrive, par exemple, dans Pascal ou dans Bossuet), elles nous int<text:span text:style-name="T3">é</text:span>ressent cependant et nous attachent, parce que nous les sentons sinc<text:span text:style-name="T3">è</text:span>res. Nous pouvons les com­battre, mais nous voyons que nous avons affaire <text:span text:style-name="T3">à</text:span> des hommes convaincus, pour lesquels la parole n'est pas un jeu. Et nous trouvons presque un plus grand plaisir <text:span text:style-name="T3">à</text:span> entendre exprimer d'une mani<text:span text:style-name="T3">è</text:span>re si juste des sentiments qui ne sont pas les n<text:span text:style-name="T3">ô</text:span>tres,<text:span text:style-name="T1"> </text:span>qu'<text:span text:style-name="T3">à</text:span> entendre m<text:span text:style-name="T3">ê</text:span>me les n<text:span text:style-name="T3">ô</text:span>tres, quelquefois, contrefaits par des expressions o<text:span text:style-name="T3">ù</text:span> l'on ne sent point le naturel, et qui les faussent en les exag<text:span text:style-name="T3">é</text:span>rant ou en les simulant. A plus forte raison est-ce une joie vive pour le lecteur lorsqu'avec le style le plus naturel l'<text:span text:style-name="T3">é</text:span>cri­vain exprime les pens<text:span text:style-name="T3">é</text:span>es les plus justes et les sen­timents <text:soft-page-break/>les plus vrais.</text:p>
      <text:p text:style-name="P69">Ce que nous <text:span text:style-name="T3">é</text:span>tudions, ce que nous aimons, chez les ma<text:span text:style-name="T3">î</text:span>tres, ce n'est pas seulement le style, c'est la lumi<text:span text:style-name="T3">è</text:span>re dont ils <text:span text:style-name="T3">é</text:span>clairent les sentiments <text:span text:style-name="T3">é</text:span>ternels de l'humanit<text:span text:style-name="T3">é</text:span> ; c'est la vie saisie au passage en sa mobilit<text:span text:style-name="T3">é</text:span> fuyante, et peinte d'une touche enflam­m<text:span text:style-name="T3">é</text:span>e, ou d'un trait l<text:span text:style-name="T3">é</text:span>ger et imp<text:span text:style-name="T3">é</text:span>rissable.</text:p>
      <text:p text:style-name="P68"/>
      <text:p text:style-name="P69">Il y a, parmi les <text:span text:style-name="T3">é</text:span>crivains, d'une part les cise­leurs et orf<text:span text:style-name="T3">è</text:span>vres de style, tels que Montaigne ou La Bruy<text:span text:style-name="T3">è</text:span>re, pour lesquels la forme a presque autant de prix que le fond, et quelquefois plus ; la main-d'<text:span text:style-name="T3">œ</text:span>uvre surpasse la mati<text:span text:style-name="T3">è</text:span>re. II y a, d'autre part, ceux qui mettent au-dessus de tout la v<text:span text:style-name="T3">é</text:span>rit<text:span text:style-name="T3">é</text:span>, la justesse et la perfection de la pens<text:span text:style-name="T3">é</text:span>e ; qui, en vue d'elle seule et par elle seule, portent ces m<text:span text:style-name="T3">ê</text:span>mes qualit<text:span text:style-name="T3">é</text:span>s dans leur style <text:span text:style-name="T3">à</text:span> un tel degr<text:span text:style-name="T3">é</text:span> de simpli­cit<text:span text:style-name="T3">é</text:span> et de naturel qu'on cesse presque de les aper­cevoir, disparaissant par leur ach<text:span text:style-name="T3">è</text:span>vement m<text:span text:style-name="T3">ê</text:span>me. L'artiste a remport<text:span text:style-name="T3">é</text:span> cette victoire, de se faire ou­blier. Les autres, au contraire, quel que soit leur m<text:span text:style-name="T3">é</text:span>rite, ne veulent point qu'on les oublie ; ils veu­lent qu'on sache qu'ils sont l<text:span text:style-name="T3">à</text:span>, qu'ils ont du<text:span text:style-name="T1"> </text:span>talent ; qu'on s'en aper<text:span text:style-name="T3">ç</text:span>oive <text:span text:style-name="T3">à</text:span> toute minute, <text:span text:style-name="T3">à</text:span> chaque phrase ; de sorte que parfois la trop grande couleur des expressions nous <text:span text:style-name="T3">é</text:span>blouit, ou bien le cliquetis des mots nous emp<text:span text:style-name="T3">ê</text:span>che d'entendre les id<text:span text:style-name="T3">é</text:span>es. Chez les premiers, c'est le style qui dispara<text:span text:style-name="T3">î</text:span>t presque, par sa perfection ; chez les seconds, c'est le sujet qui dispara<text:span text:style-name="T3">î</text:span>t dans les d<text:span text:style-name="T3">é</text:span>tails du style. Et c'est l'auteur qui le fait oublier, parce qu'il pense trop <text:span text:style-name="T3">à</text:span> lui- m<text:span text:style-name="T3">ê</text:span>me, n'<text:span text:style-name="T3">é</text:span>tant pas assez d<text:span text:style-name="T3">é</text:span>sint<text:span text:style-name="T3">é</text:span>ress<text:span text:style-name="T3">é</text:span>, tenant plus <text:span text:style-name="T3">à</text:span> son style qu<text:span text:style-name="T3">’à</text:span> son id<text:span text:style-name="T3">é</text:span>e, et beaucoup plus d<text:span text:style-name="T3">é</text:span>sireux d'<text:span text:style-name="T3">é</text:span>tonner que de convaincre ; tandis que l'<text:span text:style-name="T3">é</text:span>crivain s<text:span text:style-name="T3">é</text:span>rieux, vraiment homme, tient par-dessus tout <text:span text:style-name="T3">à</text:span> persuader, et ne songe qu'<text:span text:style-name="T3">à</text:span> communiquer le sen­timent dont il est plein : alors la puissance de la conviction lui donnant l'<text:span text:style-name="T3">é</text:span>loquence, m<text:span text:style-name="T3">ê</text:span>me sans qu'il y songe, la gloire lui vient par surcro<text:span text:style-name="T3">î</text:span>t, et d'autant plus grande ! Tels Pascal, La Rochefoucauld, Retz, Moli<text:span text:style-name="T3">è</text:span>re, La Fontaine, madame de S<text:span text:style-name="T3">é</text:span>vign<text:span text:style-name="T3">é</text:span>, Saint-<text:span text:style-name="T3">Simon, Voltaire, — et ceux de notre temps, que vous nommez tous et que nous é</text:span>tudierons <text:span text:style-name="T3">à leur tour :</text:span> car, si nous admirons vivement les trois grands si<text:span text:style-name="T3">è</text:span>cles pr<text:span text:style-name="T3">é</text:span>c<text:span text:style-name="T3">é</text:span>dents, nous avons de bonnes raisons aussi d'admirer le n<text:span text:style-name="T3">ô</text:span>tre, qui n'est certes pas moins grand. Et, si par hasard il est des per­sonnes qui ne partagent pas toute notre admiration pour le <text:span text:style-name="T6">xvii</text:span><text:span text:style-name="T37">e</text:span> si<text:span text:style-name="T3">è</text:span>cle, j'inclinerais <text:span text:style-name="T3">à</text:span> croire qu'elles ne connaissent peut-<text:span text:style-name="T3">ê</text:span>tre pas non plus les meilleures raisons qu'il y ait d'admirer aussi le n<text:span text:style-name="T3">ô</text:span>tre, dans lequel elles veulent s'enfermer. Je compte les leur<text:span text:style-name="T1"> </text:span>exposer un jour, si elles veulent bien me faire l'honneur de me suivre jusque-l<text:span text:style-name="T3">à</text:span> : elles verront, alors, que c'est du m<text:span text:style-name="T3">ê</text:span>me fonds et des m<text:span text:style-name="T3">ê</text:span>mes principes que se tire notre admiration soit pour les grands <text:span text:style-name="T3">é</text:span>crivains d'autrefois, soit pour ceux d'aujourd'hui.</text:p>
      <text:p text:style-name="P12"/>
      <text:p text:style-name="P69">Si le <text:span text:style-name="T6">xvii</text:span><text:span text:style-name="T37">e</text:span> si<text:span text:style-name="T3">è</text:span>cle a peut-<text:span text:style-name="T3">ê</text:span>tre moins fait, en appa­rence, pour le progr<text:span text:style-name="T3">è</text:span>s de l'humanit<text:span text:style-name="T3">é</text:span> et l'av<text:span text:style-name="T3">è</text:span>nement de la libert<text:span text:style-name="T3">é</text:span>, que le <text:span text:style-name="T6">xvi</text:span><text:span text:style-name="T37">e</text:span> et surtout que le <text:span text:style-name="T6">xviii</text:span><text:span text:style-name="T37">e</text:span>, on peut dire que, par l'analyse morale et par l'<text:span text:style-name="T3">é</text:span>tude de l'<text:span text:style-name="T3">â</text:span>me humaine, de ses ressorts les plus profonds, les plus cach<text:span text:style-name="T3">é</text:span>s, les plus subtils, sa litt<text:span text:style-name="T3">é</text:span>rature est d'une richesse et d'une vari<text:span text:style-name="T3">é</text:span>t<text:span text:style-name="T3">é</text:span> incomparables. Or, sous les diff<text:span text:style-name="T3">é</text:span>rentes formes litt<text:span text:style-name="T3">é</text:span>raires, dans tous les temps, qu'est-ce qui toujours nous int<text:span text:style-name="T3">é</text:span>resse et nous attache ? C'est pr<text:span text:style-name="T3">é</text:span>cis<text:span text:style-name="T3">é</text:span>ment cette <text:span text:style-name="T3">é</text:span>tude <text:soft-page-break/>et cette analyse de l'<text:span text:style-name="T3">â</text:span>me et de ses passions, qui fait que nous nous contr<text:span text:style-name="T3">ô</text:span>lons nous-m<text:span text:style-name="T3">ê</text:span>mes par les autres, et les autres par nous. C'est l'exp<text:span text:style-name="T3">é</text:span>rience humaine, c'est la science de la vie ; c'est, en un mot, la morale, dans son sens courant le plus <text:span text:style-name="T3">é</text:span>tendu. Eh bien ! presque tous les <text:span text:style-name="T3">é</text:span>crivains du <text:span text:style-name="T6">xvii</text:span><text:span text:style-name="T37">e</text:span> si<text:span text:style-name="T3">è</text:span>cle sont ma<text:span text:style-name="T3">î</text:span>tres en cette science ; presque tous, au fond, sont des moralistes ; non seulement ceux, soit sacr<text:span text:style-name="T3">é</text:span>s, soit profanes, qui le sont par profession ou par dessein : tels que les pr<text:span text:style-name="T3">é</text:span>dicateurs, Bossuet, Bourdaloue, Massillon ; ou les autres, plus ou moins du monde, Pascal, Nicole, La Rochefou­cauld, La Bruy<text:span text:style-name="T3">è</text:span>re ; mais ceux m<text:span text:style-name="T3">ê</text:span>me qui n'y<text:span text:style-name="T1"> </text:span>songeaient pas ou ne paraissaient pas y songer, auteurs dramatiques, romanciers, historiens, <text:span text:style-name="T3">é</text:span>cri­vains de m<text:span text:style-name="T3">é</text:span>moires ou de simples correspondances tous et toutes se plaisent et excellent <text:span text:style-name="T3">à</text:span> observer, <text:span text:style-name="T3">à</text:span> peindre les m<text:span text:style-name="T3">œ</text:span>urs, les caract<text:span text:style-name="T3">è</text:span>res, le jeu des passions, s'y mettant tout entiers, eux et leurs souve­nirs, et ceux de leurs amis.</text:p>
      <text:p text:style-name="P69">Cela devient m<text:span text:style-name="T3">ê</text:span>me, <text:span text:style-name="T3">à</text:span> un certain moment, une mode, un divertissement de soci<text:span text:style-name="T3">é</text:span>t<text:span text:style-name="T3">é</text:span> : tout le monde se m<text:span text:style-name="T3">ê</text:span>le de peindre des portraits ou des caract<text:span text:style-name="T3">è</text:span>res, d'<text:span text:style-name="T3">é</text:span>crire des maximes et des r<text:span text:style-name="T3">é</text:span>flexions morales ; on n'<text:span text:style-name="T3">é</text:span>change plus une visite ni un billet sans se communiquer mutuellement ses primeurs en ce genre ; ce qui donne lieu <text:span text:style-name="T3">à</text:span> des discussions et <text:span text:style-name="T3">à</text:span> des productions nouvelles. C'est la morale en serre chaude.</text:p>
      <text:p text:style-name="P69">De l<text:span text:style-name="T3">à</text:span>, transplant<text:span text:style-name="T3">é</text:span>e au th<text:span text:style-name="T3">éâ</text:span>tre, elle y d<text:span text:style-name="T3">é</text:span>ploie toutes ses branches et ses plus <text:span text:style-name="T3">é</text:span>clatantes floraisons. On ne se demande pas alors si les <text:span text:style-name="T3">œ</text:span>uvres d'art admettent la morale ; <text:span text:style-name="T3">à</text:span> quoi bon discuter cette question<text:span text:style-name="T3"> ? Oui, l'on sait bien que l’</text:span>art est une<text:span text:style-name="T1"> </text:span>chose et que la morale en est une autre ; on sait aussi que l'art a pour objet la beaut<text:span text:style-name="T3">é</text:span>, non l'utilit<text:span text:style-name="T3">é</text:span>; mais, messieurs, est-ce que par hasard la beaut<text:span text:style-name="T3">é</text:span> morale serait seule exclue ? Ce serait un <text:span text:style-name="T3">é</text:span>trange privil<text:span text:style-name="T3">è</text:span>ge, un privil<text:span text:style-name="T3">è</text:span>ge <text:span text:style-name="T3">à</text:span> rebours.</text:p>
      <text:p text:style-name="P81"><text:span text:style-name="T19">Il y a, d'ailleurs, la morale directe et la morale indirecte, celle-ci r</text:span><text:span text:style-name="T20">é</text:span><text:span text:style-name="T19">sultant, qu'on le veuille ou non, des repr</text:span><text:span text:style-name="T20">é</text:span><text:span text:style-name="T19">sentations vraies de la vie. Doutez-vous,</text:span><text:span text:style-name="T22"> </text:span><text:span text:style-name="T20">à</text:span><text:span text:style-name="T19"> ce compte, que les auteurs dramatiques, et les romanciers eux-m</text:span><text:span text:style-name="T20">ê</text:span><text:span text:style-name="T19">mes, soient des moralistes ? Est-ce que le th</text:span><text:span text:style-name="T20">éâ</text:span><text:span text:style-name="T19">tre de Corneille n'est pas (sans y songer, je le veux bien) une pr</text:span><text:span text:style-name="T20">é</text:span><text:span text:style-name="T19">dication morale des plus </text:span><text:span text:style-name="T20">é</text:span><text:span text:style-name="T19">loquentes, des plus </text:span><text:span text:style-name="T20">é</text:span><text:span text:style-name="T19">lev</text:span><text:span text:style-name="T20">é</text:span><text:span text:style-name="T19">es ? L'auteur du </text:span><text:span text:style-name="T29">Cid</text:span><text:span text:style-name="T19"> n'a pas l'indiff</text:span><text:span text:style-name="T20">é</text:span><text:span text:style-name="T19">rence superbe, la non-moralit</text:span><text:span text:style-name="T20">é</text:span><text:span text:style-name="T19"> enti</text:span><text:span text:style-name="T20">è</text:span><text:span text:style-name="T19">re et absolue de la Nature, ou de Shakespeare : il prend parti r</text:span><text:span text:style-name="T20">é</text:span><text:span text:style-name="T19">sol</text:span><text:span text:style-name="T20">û</text:span><text:span text:style-name="T19">ment pour le devoir contre la passion. Mais ce n'est pas qu'il sacrifie la passion, bien loin de l</text:span><text:span text:style-name="T20">à</text:span><text:span text:style-name="T19"> ! le th</text:span><text:span text:style-name="T20">éâ</text:span><text:span text:style-name="T19">tre est le cirque o</text:span><text:span text:style-name="T20">ù</text:span><text:span text:style-name="T19"> il la fait courir, il lui l</text:span><text:span text:style-name="T20">â</text:span><text:span text:style-name="T19">che toutes les r</text:span><text:span text:style-name="T20">ê</text:span><text:span text:style-name="T19">nes ; mais aussi il lui tient le frein, et le secoue quand il le veut ; il la bride </text:span><text:span text:style-name="T20">à</text:span><text:span text:style-name="T19"> la fin, la dompte, la subjugue, et en reste vainqueur. En m</text:span><text:span text:style-name="T20">ê</text:span><text:span text:style-name="T19">me temps qu'elle a tout son essor, le devoir aussi a tout le sien, et plus grand encore : de telle fa</text:span><text:span text:style-name="T20">ç</text:span><text:span text:style-name="T19">on que le po</text:span><text:span text:style-name="T20">è</text:span><text:span text:style-name="T19">te souverain nous donne ce double plaisir, d'</text:span><text:span text:style-name="T20">ê</text:span><text:span text:style-name="T19">tre emport</text:span><text:span text:style-name="T20">é</text:span><text:span text:style-name="T19">s avec la passion dans cet entra</text:span><text:span text:style-name="T20">î</text:span><text:span text:style-name="T19">nement tumultueux dont nous partageons l'ivresse, et puis d'y </text:span><text:span text:style-name="T20">é</text:span><text:span text:style-name="T19">chapper enfin, et de nous trouver aussi de moiti</text:span><text:span text:style-name="T20">é</text:span><text:span text:style-name="T19">, du moins par l'imagination et par le c</text:span><text:span text:style-name="T20">œ</text:span><text:span text:style-name="T19">ur, dans la vertu qui en triomphe et qui la foule sous ses pieds, et qui nous </text:span><text:span text:style-name="T20">é</text:span><text:span text:style-name="T19">l</text:span><text:span text:style-name="T20">è</text:span><text:span text:style-name="T19">ve avec ses h</text:span><text:span text:style-name="T20">é</text:span><text:span text:style-name="T19">ros jusqu'aux sph</text:span><text:span text:style-name="T20">è</text:span><text:span text:style-name="T19">res de</text:span><text:span text:style-name="T22"> </text:span><text:span text:style-name="T19">l'id</text:span><text:span text:style-name="T20">é</text:span><text:span text:style-name="T19">al.</text:span></text:p>
      <text:p text:style-name="P33"><text:span text:style-name="T24"><text:tab/></text:span><text:span text:style-name="T19">On l'a dit, </text:span><text:span text:style-name="T20">«</text:span><text:span text:style-name="T19"> en somme, il n'y a que deux choses qui nous plaisent r</text:span><text:span text:style-name="T20">é</text:span><text:span text:style-name="T19">ellement : ou l'id</text:span><text:span text:style-name="T20">é</text:span><text:span text:style-name="T19">al, ou notre ressemblance. </text:span><text:span text:style-name="T20">»</text:span><text:span text:style-name="T19"> Eh bien, l'attrait, le charme de toutes les grandes litt</text:span><text:span text:style-name="T20">é</text:span><text:span text:style-name="T19">ratures en g</text:span><text:span text:style-name="T20">é</text:span><text:span text:style-name="T19">n</text:span><text:span text:style-name="T20">é</text:span><text:span text:style-name="T19">ral et de celle du </text:span><text:span text:style-name="T10">xvii</text:span><text:span text:style-name="T25">e</text:span><text:span text:style-name="T19"> si</text:span><text:span text:style-name="T20">è</text:span><text:span text:style-name="T19">cle en particulier, c'est que,</text:span><text:span text:style-name="T22"> </text:span><text:span text:style-name="T19">sous des formes d'une vari</text:span><text:span text:style-name="T20">é</text:span><text:span text:style-name="T19">t</text:span><text:span text:style-name="T20">é</text:span><text:span text:style-name="T19"> infinie, elles nous pr</text:span><text:span text:style-name="T20">é</text:span><text:span text:style-name="T19">sentent ces deux choses ; non seulement </text:span><text:soft-page-break/><text:span text:style-name="T19">l'une des deux, mais les deux tour </text:span><text:span text:style-name="T20">à</text:span><text:span text:style-name="T19"> tour, et m</text:span><text:span text:style-name="T20">ê</text:span><text:span text:style-name="T19">me, par moments et dans certaines </text:span><text:span text:style-name="T20">œ</text:span><text:span text:style-name="T19">uvres, les deux </text:span><text:span text:style-name="T20">à</text:span><text:span text:style-name="T19"> la fois : notre ressemblance et l'id</text:span><text:span text:style-name="T20">é</text:span><text:span text:style-name="T19">al ; exemple, </text:span><text:span text:style-name="T29">le Cid</text:span><text:span text:style-name="T27">,</text:span><text:span text:style-name="T19"> ou bien </text:span><text:span text:style-name="T29">la Princesse de Cl</text:span><text:span text:style-name="T30">è</text:span><text:span text:style-name="T29">ves</text:span><text:span text:style-name="T24">.</text:span></text:p>
      <text:p text:style-name="P81"><text:span text:style-name="T19">Au surplus, est-ce bien deux choses ? Ce que l'on nomme l'id</text:span><text:span text:style-name="T20">é</text:span><text:span text:style-name="T19">al, n'est-ce pas notre ressemblance encore, et la meilleure, et la plus vraie, en m</text:span><text:span text:style-name="T20">ê</text:span><text:span text:style-name="T19">me temps que la plus haute et la plus noble ? Lorsque Corneille ou madame de La Fayette con</text:span><text:span text:style-name="T20">ç</text:span><text:span text:style-name="T19">oivent cet id</text:span><text:span text:style-name="T20">é</text:span><text:span text:style-name="T19">al et lui donnent la vie dans leurs personnages, o</text:span><text:span text:style-name="T20">ù</text:span><text:span text:style-name="T19"> donc le prennent-ils, si ce n'est en eux-m</text:span><text:span text:style-name="T20">ê</text:span><text:span text:style-name="T19">mes ? Est-ce que Rodrigue et Chim</text:span><text:span text:style-name="T20">è</text:span><text:span text:style-name="T19">ne, est-ce que madame de Cl</text:span><text:span text:style-name="T20">è</text:span><text:span text:style-name="T19">ves, ne sont pas con</text:span><text:span text:style-name="T20">ç</text:span><text:span text:style-name="T19">us et cr</text:span><text:span text:style-name="T20">éé</text:span><text:span text:style-name="T19">s par ces beaux g</text:span><text:span text:style-name="T20">é</text:span><text:span text:style-name="T19">nies </text:span><text:span text:style-name="T20">à</text:span><text:span text:style-name="T19"> leur propre ressemblance, </text:span><text:span text:style-name="T20">à</text:span><text:span text:style-name="T19"> leur propre image, </text:span><text:span text:style-name="T20">à</text:span><text:span text:style-name="T19"> leur image int</text:span><text:span text:style-name="T20">é</text:span><text:span text:style-name="T19">rieure ? Et nous, lorsque nous admirons ces h</text:span><text:span text:style-name="T20">é</text:span><text:span text:style-name="T19">ros et ces h</text:span><text:span text:style-name="T20">é</text:span><text:span text:style-name="T19">ro</text:span><text:span text:style-name="T20">ï</text:span><text:span text:style-name="T19">nes, la sym­pathie qui nous </text:span><text:span text:style-name="T20">é</text:span><text:span text:style-name="T19">meut ne rend-elle pas, du moins pour un moment, nos </text:span><text:span text:style-name="T20">â</text:span><text:span text:style-name="T19">mes semblables aux leurs ? Et l'</text:span><text:span text:style-name="T20">é</text:span><text:span text:style-name="T19">mulation de leur ressembler ne fait-elle pas que nous leur ressemblons en effet, au moins dans cette minute propice o</text:span><text:span text:style-name="T20">ù</text:span><text:span text:style-name="T19">, nous d</text:span><text:span text:style-name="T20">é</text:span><text:span text:style-name="T19">gageant du torrent des sensations qui nous entra</text:span><text:span text:style-name="T20">î</text:span><text:span text:style-name="T19">nent, nous nous </text:span><text:span text:style-name="T20">é</text:span><text:span text:style-name="T19">levons au-dessus de nous-m</text:span><text:span text:style-name="T20">ê</text:span><text:span text:style-name="T19">mes, port</text:span><text:span text:style-name="T20">é</text:span><text:span text:style-name="T19">s que nous sommes par ces grandes </text:span><text:span text:style-name="T20">â</text:span><text:span text:style-name="T19">mes, mais aussi par le ressort propre qui, au fond, se trouve en nous comme en elles ? Ce ne sont donc pas deux choses, v</text:span><text:span text:style-name="T20">é</text:span><text:span text:style-name="T19">ritablement : non, ce n'en est qu'une, et nous</text:span><text:span text:style-name="T22"> </text:span><text:span text:style-name="T19">les trouvons l</text:span><text:span text:style-name="T20">à</text:span><text:span text:style-name="T19"> toutes les deux </text:span><text:span text:style-name="T20">à</text:span><text:span text:style-name="T19"> la fois ; et nous buvons </text:span><text:span text:style-name="T20">à</text:span><text:span text:style-name="T19"> pleine coupe le divin, l'enivrant m</text:span><text:span text:style-name="T20">é</text:span><text:span text:style-name="T19">lange du r</text:span><text:span text:style-name="T20">é</text:span><text:span text:style-name="T19">el et de l'id</text:span><text:span text:style-name="T20">é</text:span><text:span text:style-name="T19">al ! Concluons donc que ce qu'on nomme l'id</text:span><text:span text:style-name="T20">é</text:span><text:span text:style-name="T19">al se trouve, lui aussi, en nous-m</text:span><text:span text:style-name="T20">ê</text:span><text:span text:style-name="T19">mes, et qu'il n'est autre, en y regardant bien, qu'une aspiration puissante de nos facult</text:span><text:span text:style-name="T20">é</text:span><text:span text:style-name="T19">s les plus hautes, un coup d'aile, un </text:span><text:span text:style-name="T29">sursum</text:span><text:span text:style-name="T19"> </text:span><text:span text:style-name="T29">corda</text:span><text:span text:style-name="T19"> !</text:span></text:p>
      <text:p text:style-name="P12"/>
      <text:p text:style-name="P69">Tout , en prenant le <text:span text:style-name="T6">xvii</text:span><text:span text:style-name="T37">e</text:span> si<text:span text:style-name="T3">è</text:span>cle pour centre, nous ne croirons pas qu'il nous soit interdit d'en sortir, pour aller quelquefois en excursion, par exemple, de Corneille <text:span text:style-name="T3">à</text:span> Guillem de Castro et <text:span text:style-name="T3">à</text:span> Alarcon, ou <text:span text:style-name="T3">à</text:span> Shakespeare, ou <text:span text:style-name="T3">à</text:span> Schiller, ou <text:span text:style-name="T3">à</text:span> Victor Hugo de Moli<text:span text:style-name="T3">è</text:span>re et de son Don Juan <text:span text:style-name="T3">à</text:span> tous les ascen­dants et descendants de ce type. Si l'unit<text:span text:style-name="T3">é</text:span> est la condition n<text:span text:style-name="T3">é</text:span>cessaire, la vari<text:span text:style-name="T3">é</text:span>t<text:span text:style-name="T3">é</text:span> n'est pas exclue. Nous avons <text:span text:style-name="T3">à</text:span> notre disposition quatre ou cinq si<text:span text:style-name="T3">è</text:span>cles : le champ est ouvert devant nous depuis Fran<text:span text:style-name="T3">ç</text:span>ois Villon jusqu'<text:span text:style-name="T3">à</text:span> Sully-Prudhomme. Il n'est pas d<text:span text:style-name="T3">é</text:span>fendu d'<text:span text:style-name="T3">é</text:span>clairer un si<text:span text:style-name="T3">è</text:span>cle par un autre, ni la litt<text:span text:style-name="T3">é</text:span>rature de notre pays par celle des pays <text:span text:style-name="T3">é</text:span>trangers. Ce que nous chercherons, ce que nous aimerons partout, ce ne sont ni les mots ni les phrases ; ce qui nous attirera, ce qui nous int<text:span text:style-name="T3">é</text:span>ressera, sans jamais nous lasser, sans nous<text:span text:style-name="T1"> </text:span>rassasier jamais, c'est l'<text:span text:style-name="T3">â</text:span>me humaine s'analysant elle-m<text:span text:style-name="T3">ê</text:span>me et interpr<text:span text:style-name="T3">é</text:span>tant tout ce qui l'entoure, la soci<text:span text:style-name="T3">é</text:span>t<text:span text:style-name="T3">é</text:span> ou la nature.</text:p>
      <text:p text:style-name="P69">Un des premiers auteurs dramatiques de notre temps,<text:span text:style-name="T1"> </text:span>un homme pass<text:span text:style-name="T3">é</text:span> ma<text:span text:style-name="T3">î</text:span>tre, de p<text:span text:style-name="T3">è</text:span>re en fils, dans l'art<text:span text:style-name="T1"> </text:span>du th<text:span text:style-name="T3">éâ</text:span>tre, M. Alexandre Dumas, a tr<text:span text:style-name="T3">è</text:span>s bien dit : <text:span text:style-name="T3">«</text:span> Si l'art n'<text:span text:style-name="T3">é</text:span>tait que la reproduction exacte de la nature, il resterait toujours inf<text:span text:style-name="T3">é</text:span>rieur <text:span text:style-name="T3">à</text:span> elle, puisqu'il ne pourrait jamais pr<text:span text:style-name="T3">é</text:span>tendre ni <text:span text:style-name="T3">à</text:span> l'am­pleur, ni <text:span text:style-name="T3">à</text:span> l'<text:span text:style-name="T3">é</text:span>tendue, ni <text:span text:style-name="T3">à</text:span> la f<text:span text:style-name="T3">é</text:span>condit<text:span text:style-name="T3">é</text:span>, ni <text:span text:style-name="T3">à</text:span> l'en­semble, ni <text:span text:style-name="T3">à</text:span> la vari<text:span text:style-name="T3">é</text:span>t<text:span text:style-name="T3">é</text:span> du mod<text:span text:style-name="T3">è</text:span>le ; et, constat<text:span text:style-name="T3">é</text:span> inf<text:span text:style-name="T3">é</text:span>rieur, il deviendrait inutile ; tandis que, s'il est toujours au-dessous de la nature prise dans sa to­talit<text:span text:style-name="T3">é</text:span>, il peut <text:span text:style-name="T3">ê</text:span>tre son <text:span text:style-name="T3">é</text:span>gal, il peut <text:span text:style-name="T3">ê</text:span>tre sup<text:span text:style-name="T3">é</text:span>rieur <text:span text:style-name="T3">à</text:span> elle quand il fait son choix dans ses innombrables parties. Il faut <text:span text:style-name="T3">é</text:span>videmment qu'on sente, qu'on re­trouve, qu'on admire toujours la <text:soft-page-break/>nature dans l'art, mais vue, interpr<text:span text:style-name="T3">é</text:span>t<text:span text:style-name="T3">é</text:span>e et restitu<text:span text:style-name="T3">é</text:span>e d'une certaine fa<text:span text:style-name="T3">ç</text:span>on par le g<text:span text:style-name="T3">é</text:span>nie particulier de l'artiste. Elle est la base, elle est la preuve, elle est le moyen ; elle n'est pas le but. L'artiste, le v<text:span text:style-name="T3">é</text:span>ritable artiste, a une plus haute et difficile mission que celle de re­produire ce qui est ; il a <text:span text:style-name="T3">à</text:span> d<text:span text:style-name="T3">é</text:span>couvrir et <text:span text:style-name="T3">à</text:span> nous r<text:span text:style-name="T3">é</text:span>v<text:span text:style-name="T3">é</text:span>ler ce que nous ne voyons pas dans tout ce que nous regardons tous les jours, ce que seul il a la facult<text:span text:style-name="T3">é</text:span> de percevoir dans cet ensemble en apparence ouvert <text:span text:style-name="T3">à</text:span> tous ; et, s'il emprunte <text:span text:style-name="T3">à</text:span> la cr<text:span text:style-name="T3">é</text:span>ation, ce n'est que pour cr<text:span text:style-name="T3">é</text:span>er <text:span text:style-name="T3">à</text:span> son tour. Qu'il tienne l'<text:span text:style-name="T3">é</text:span>bauchoir, la plume ou le pinceau, l'artiste ne m<text:span text:style-name="T3">é</text:span>rite v<text:span text:style-name="T3">é</text:span>ritablement ce nom que lorsqu'il donne une <text:span text:style-name="T3">â</text:span>me aux choses de la mati<text:span text:style-name="T3">è</text:span>re, une forme aux choses de l'<text:span text:style-name="T3">â</text:span>me ; que lorsqu'en un mot il id<text:span text:style-name="T3">é</text:span>alise le r<text:span text:style-name="T3">é</text:span>el qu'il voit, et r<text:span text:style-name="T3">é</text:span>alise l'id<text:span text:style-name="T3">é</text:span>al qu'il sent. <text:span text:style-name="T3">»</text:span><text:span text:style-name="T1"> </text:span>Que pourrait-on ajouter <text:span text:style-name="T3">à</text:span> une page si lumineuse et si p<text:span text:style-name="T3">é</text:span>n<text:span text:style-name="T3">é</text:span>trante ? En effet, la th<text:span text:style-name="T3">é</text:span>orie de l'art pour l'art, si on la prenait <text:span text:style-name="T3">à</text:span> la lettre, serait bien creuse et bien pu<text:span text:style-name="T3">é</text:span>rile. La litt<text:span text:style-name="T3">é</text:span>rature n'a de prix que si elle propage les id<text:span text:style-name="T3">é</text:span>es ou r<text:span text:style-name="T3">é</text:span>v<text:span text:style-name="T3">è</text:span>le les sentiments, si elle a pour support la vie et la communique <text:span text:style-name="T3">à</text:span> son tour. Mademoiselle Pauline de Meulan, qui devint madame Guizot, disait d<text:span text:style-name="T3">’</text:span>une mani<text:span text:style-name="T3">è</text:span>re piquante : <text:span text:style-name="T3">«</text:span> Un mot spirituel n'a de m<text:span text:style-name="T3">é</text:span>rite pour nous que lorsqu'il nous pr<text:span text:style-name="T3">é</text:span>sente une id<text:span text:style-name="T3">é</text:span>e que nous n'avions pas encore con<text:span text:style-name="T3">ç</text:span>ue ; et un mot de sensibilit<text:span text:style-name="T3">é</text:span>, que lorsqu'il nous retrace un sentiment que nous avons <text:span text:style-name="T3">é</text:span>prouv<text:span text:style-name="T3">é</text:span>. C'est la diff<text:span text:style-name="T3">é</text:span>rence d'une nouvelle connais­sance <text:span text:style-name="T3">à</text:span> un ancien ami. <text:span text:style-name="T3">»</text:span> <text:span text:style-name="T3">—</text:span> Eh bien, <text:span text:style-name="T3">à</text:span> chaque instant, chez les vrais <text:span text:style-name="T3">é</text:span>crivains, on go<text:span text:style-name="T3">û</text:span>te l'un ou l'autre plaisir : <text:span text:style-name="T3">à</text:span> chaque pas, on fait de nouvelles et charmantes connaissances, ou bien on rencontre d'anciens amis.</text:p>
      <text:p text:style-name="P81"><text:span text:style-name="T19">A mesure qu'on avance dans la vie et qu'on la conna</text:span><text:span text:style-name="T20">î</text:span><text:span text:style-name="T19">t davantage, on appr</text:span><text:span text:style-name="T20">é</text:span><text:span text:style-name="T19">cie de plus en plus ceux qui l'ont p</text:span><text:span text:style-name="T20">é</text:span><text:span text:style-name="T19">n</text:span><text:span text:style-name="T20">é</text:span><text:span text:style-name="T19">tr</text:span><text:span text:style-name="T20">é</text:span><text:span text:style-name="T19">e </text:span><text:span text:style-name="T20">à</text:span><text:span text:style-name="T19"> fond et peinte en traits inef­fa</text:span><text:span text:style-name="T20">ç</text:span><text:span text:style-name="T19">ables. Les uns nous </text:span><text:span text:style-name="T20">é</text:span><text:span text:style-name="T19">l</text:span><text:span text:style-name="T20">è</text:span><text:span text:style-name="T19">vent au-dessus de nous-m</text:span><text:span text:style-name="T20">ê</text:span><text:span text:style-name="T19">mes ; les autres nous enseignent </text:span><text:span text:style-name="T20">à</text:span><text:span text:style-name="T19"> n'</text:span><text:span text:style-name="T20">ê</text:span><text:span text:style-name="T19">tre point dupes ; tous savent rev</text:span><text:span text:style-name="T20">ê</text:span><text:span text:style-name="T19">tir de force ou de gr</text:span><text:span text:style-name="T20">â</text:span><text:span text:style-name="T19">ce la fleur et le fruit de l'exp</text:span><text:span text:style-name="T20">é</text:span><text:span text:style-name="T19">rience, ou les nobles as­pirations vers l'infini. C'est par l</text:span><text:span text:style-name="T20">à</text:span><text:span text:style-name="T19"> qu'ils nous int</text:span><text:span text:style-name="T20">é</text:span><text:span text:style-name="T19">ressent, nous </text:span><text:span text:style-name="T20">é</text:span><text:span text:style-name="T19">tonnent et nous enchantent. </text:span><text:span text:style-name="T20">É</text:span><text:span text:style-name="T19">tant </text:span><text:span text:style-name="T20">é</text:span><text:span text:style-name="T19">mus, ils nous </text:span><text:span text:style-name="T20">é</text:span><text:span text:style-name="T19">meuvent. M</text:span><text:span text:style-name="T20">ê</text:span><text:span text:style-name="T19">me des com</text:span><text:span text:style-name="T20">é</text:span><text:span text:style-name="T19">dies, ils les </text:span><text:span text:style-name="T20">écrivent parfois, — voyez Molière, —</text:span><text:span text:style-name="T19"> non</text:span><text:span text:style-name="T22"> </text:span><text:span text:style-name="T19">seulement avec leur plume et avec leur esprit, mais avec leur c</text:span><text:span text:style-name="T20">œ</text:span><text:span text:style-name="T19">ur et avec leurs larmes, avec leur pas­sion encore saignante, </text:span><text:span text:style-name="T20">— té</text:span><text:span text:style-name="T19">moin </text:span><text:span text:style-name="T29">l'</text:span><text:span text:style-name="T30">É</text:span><text:span text:style-name="T29">cole des Femmes</text:span><text:span text:style-name="T19"> et le </text:span><text:span text:style-name="T29">Misanthrope </text:span><text:span text:style-name="T20">— ou avec leur ferme raison et leur courage intré</text:span><text:span text:style-name="T19">pide, h</text:span><text:span text:style-name="T20">é</text:span><text:span text:style-name="T19">ro</text:span><text:span text:style-name="T20">ïque, — le mot n'est pas trop fort, — té</text:span><text:span text:style-name="T19">moin </text:span><text:span text:style-name="T29">Tartuffe</text:span><text:span text:style-name="T19">. C'est par l</text:span><text:span text:style-name="T20">à</text:span><text:span text:style-name="T19"> qu'ils ravissent nos </text:span><text:span text:style-name="T20">â</text:span><text:span text:style-name="T19">mes, qu'ils les affermissent et les consolent. Ils sont des </text:span><text:span text:style-name="T20">é</text:span><text:span text:style-name="T19">ducateurs et des nour­riciers ; ils nous </text:span><text:span text:style-name="T20">é</text:span><text:span text:style-name="T19">l</text:span><text:span text:style-name="T20">è</text:span><text:span text:style-name="T19">vent et nous fortifient : quand ce n'est pas directement par leurs id</text:span><text:span text:style-name="T20">é</text:span><text:span text:style-name="T19">es, c'est par la</text:span><text:span text:style-name="T22"> </text:span><text:span text:style-name="T19">puissance de leurs peintures, par leurs analyses</text:span><text:span text:style-name="T22"> </text:span><text:span text:style-name="T19">si profondes et si d</text:span><text:span text:style-name="T20">é</text:span><text:span text:style-name="T19">li</text:span><text:span text:style-name="T20">é</text:span><text:span text:style-name="T19">es, </text:span><text:span text:style-name="T20">à</text:span><text:span text:style-name="T19"> repr</text:span><text:span text:style-name="T20">é</text:span><text:span text:style-name="T19">senter la vie hu­maine ; c'est par les nobles sentiments qu'ils pr</text:span><text:span text:style-name="T20">ê</text:span><text:span text:style-name="T19">tent </text:span><text:span text:style-name="T20">à</text:span><text:span text:style-name="T19"> leurs personnages et qu'ils tirent de leurs c</text:span><text:span text:style-name="T20">œ</text:span><text:span text:style-name="T19">urs pour relever les n</text:span><text:span text:style-name="T20">ô</text:span><text:span text:style-name="T19">tres. Les pens</text:span><text:span text:style-name="T20">é</text:span><text:span text:style-name="T19">es des vrais po</text:span><text:span text:style-name="T20">è</text:span><text:span text:style-name="T19">tes, br</text:span><text:span text:style-name="T20">û</text:span><text:span text:style-name="T19">lantes et brillantes de la flamme int</text:span><text:span text:style-name="T20">é</text:span><text:span text:style-name="T19">rieure qui les consume, sont pareilles </text:span><text:span text:style-name="T20">à</text:span><text:span text:style-name="T19"> ce vin de la c</text:span><text:span text:style-name="T20">ô</text:span><text:span text:style-name="T19">te du V</text:span><text:span text:style-name="T20">é</text:span><text:span text:style-name="T19">suve, si exquis qu'on l'ap­pelle </text:span><text:span text:style-name="T29">larme du Christ</text:span><text:span text:style-name="T19">, et qui cro</text:span><text:span text:style-name="T20">î</text:span><text:span text:style-name="T19">t sur un sol incessamment chauff</text:span><text:span text:style-name="T20">é</text:span><text:span text:style-name="T19"> par le feu souterrain du volcan.</text:span></text:p>
      <text:p text:style-name="P12"/>
      <text:p text:style-name="P69">Telle est la noble <text:span text:style-name="T3">é</text:span>tude <text:span text:style-name="T3">à</text:span> laquelle j'ai l'honneur de vous convier ; <text:span text:style-name="T3">é</text:span>tude in<text:span text:style-name="T3">é</text:span>puisable, comme la lit­t<text:span text:style-name="T3">é</text:span>rature fran<text:span text:style-name="T3">ç</text:span>aise qui en fait le sujet, et comme la France <text:soft-page-break/>elle-m<text:span text:style-name="T3">ê</text:span>me, dont cette litt<text:span text:style-name="T3">é</text:span>rature est l'image. Ronsard, dans un discours en vers <text:span text:style-name="T3">à</text:span> la reine d'Angleterre <text:span text:style-name="T3">É</text:span>lisabeth, disait, faisant allusion aux malheurs r<text:span text:style-name="T3">é</text:span>cents de notre pays, d'o<text:span text:style-name="T3">ù</text:span> le noble<text:span text:style-name="T1"> </text:span>bless<text:span text:style-name="T3">é</text:span> se relevait avec une rapidit<text:span text:style-name="T3">é</text:span> qui <text:span text:style-name="T3">é</text:span>tonnait ses ennemis :</text:p>
      <text:p text:style-name="P12"/>
      <text:p text:style-name="P33"><text:span text:style-name="T40">Le Fran</text:span><text:span text:style-name="T41">ç</text:span><text:span text:style-name="T40">ais semble au saule Verdissant :</text:span></text:p>
      <text:p text:style-name="P34">Plus on le coupe, et plus il est naissant</text:p>
      <text:p text:style-name="P34">Et rejetonne en branches davantage,</text:p>
      <text:p text:style-name="P34">Prenant vigueur de son propre dommage.</text:p>
      <text:p text:style-name="P35"/>
      <text:p text:style-name="P69">Ces vers, en leur forme na<text:span text:style-name="T3">ï</text:span>ve et ancienne, n'ex­priment-ils pas bien ce que nous-m<text:span text:style-name="T3">ê</text:span>mes avons <text:span text:style-name="T3">é</text:span>prouv<text:span text:style-name="T3">é</text:span> ? Cette France, tout en changeant de si<text:span text:style-name="T3">è</text:span>cle en si<text:span text:style-name="T3">è</text:span>cle, demeure elle-m<text:span text:style-name="T3">ê</text:span>me toujours, et pareille­ment sa litt<text:span text:style-name="T3">é</text:span>rature. Comme un fleuve qui toujours s'<text:span text:style-name="T3">é</text:span>coule et qui toujours se renouvelle, ce ne sont jamais les m<text:span text:style-name="T3">ê</text:span>mes flots et c'est toujours le m<text:span text:style-name="T3">ê</text:span>me fleuve. Cette grande litt<text:span text:style-name="T3">é</text:span>rature est et sera toujours la meilleure part de notre gloire nationale. Quels que soient les malheurs qui aient pu nous frapper, elle reste intacte et brillante au milieu de tous les d<text:span text:style-name="T3">é</text:span>sastres : ni la guerre, ni la politique ne sauraient l'atteindre. Elle est, si l'on peut ainsi dire, la plus belle constellation de notre ciel. Telle autre a subi des <text:span text:style-name="T3">é</text:span>clipses, celle-l<text:span text:style-name="T3">à n'en connut jamais </text:span>; toujours sereine, elle rayonne, non de rayons froids et st<text:span text:style-name="T3">é</text:span>riles, encore moins de rayons sanglants. Et ses <text:span text:style-name="T3">é</text:span>toiles immortelles <text:span text:style-name="T3">é</text:span>panchent sur tout l'univers la raison, l'esprit et la libert<text:span text:style-name="T3">é</text:span><text:span text:style-name="T18">.</text:span></text:p>
      <text:p text:style-name="P68"/>
      <text:p text:style-name="P68"/>
      <text:p text:style-name="P92"/>
      <text:h text:style-name="Heading_20_1" text:outline-level="1"><text:bookmark-start text:name="bookmark8"/>DEUXI<text:span text:style-name="T3">È</text:span>ME LE<text:span text:style-name="T3">Ç</text:span>ON<text:bookmark-end text:name="bookmark8"/><text:line-break/><text:span text:style-name="T9">les anciens et les modernes<text:line-break/>les pr</text:span><text:span text:style-name="T11">é</text:span><text:span text:style-name="T9">d</text:span><text:span text:style-name="T11">é</text:span><text:span text:style-name="T9">cesseurs de corneille<text:line-break/>les commencements de corneille</text:span></text:h>
      <text:p text:style-name="P18"/>
      <text:p text:style-name="P8"/>
      <text:p text:style-name="P69">Ceux qu'on nomme aujourd'hui classiques ont commenc<text:span text:style-name="T3">é</text:span>, avons-nous dit, par <text:span text:style-name="T3">ê</text:span>tre des romanti­ques, m<text:span text:style-name="T3">ê</text:span>me avant que ce nom f<text:span text:style-name="T3">û</text:span>t invent<text:span text:style-name="T3">é</text:span><text:span text:style-name="T18">.</text:span></text:p>
      <text:p text:style-name="P69">Et cela d<text:span text:style-name="T3">è</text:span>s l'antiquit<text:span text:style-name="T3">é</text:span> m<text:span text:style-name="T3">ê</text:span>me. Horace, par exemple, qui est pour nous la fleur des po<text:span text:style-name="T3">è</text:span>tes classiques latins, <text:span text:style-name="T3">é</text:span>tait critiqu<text:span text:style-name="T3">é</text:span> comme novateur par les par­tisans des anciens po<text:span text:style-name="T3">è</text:span>tes. Il faut voir comme il leur r<text:span text:style-name="T3">é</text:span>plique ! C'est dans la premi<text:span text:style-name="T3">è</text:span>re <text:span text:style-name="T3">É</text:span>pitre du livre II. Voici, sommairement, les principaux traits de ce joli manifeste r<text:span text:style-name="T3">é</text:span>volutionnaire :</text:p>
      <text:p text:style-name="P81"><text:span text:style-name="T19">Vivant, l'homme de g</text:span><text:span text:style-name="T20">é</text:span><text:span text:style-name="T19">nie excite l'envie ; mort, il est ador</text:span><text:span text:style-name="T20">é</text:span><text:span text:style-name="T24">.</text:span><text:span text:style-name="T19"> Telle est l'injustice des contemporains. Toute </text:span><text:span text:style-name="T20">œ</text:span><text:span text:style-name="T19">uvre qui n'est pas dans un grand loin­tain, ils la d</text:span><text:span text:style-name="T20">é</text:span><text:span text:style-name="T19">daignent, ou la critiquent. Les an­ciens seuls ont le don de leur plaire : le texte de la loi des Douze Tables leur semble dict</text:span><text:span text:style-name="T20">é</text:span><text:span text:style-name="T19"> par les Muses. </text:span><text:span text:style-name="T20">—</text:span><text:span text:style-name="T19"> D'une mani</text:span><text:span text:style-name="T20">è</text:span><text:span text:style-name="T19">re analogue, Beyle Stendhal, dans sa haine pour l'emphase contemporaine, di­sait que l'id</text:span><text:span text:style-name="T20">é</text:span><text:span text:style-name="T19">al du style, pour lui, c'</text:span><text:span text:style-name="T20">é</text:span><text:span text:style-name="T19">tait le </text:span><text:span text:style-name="T29">Code</text:span><text:span text:style-name="T19"> </text:span><text:span text:style-name="T29">civil</text:span><text:span text:style-name="T19">. Il en lisait une page tous les matins.</text:span></text:p>
      <text:p text:style-name="P69">Si les po<text:span text:style-name="T3">é</text:span>sies, continue Horace, sont pareilles aux vins, qui deviennent meilleurs en vieillissant, pourriez-vous me faire le plaisir de me dire com­bien d'ann<text:span text:style-name="T3">é</text:span>es de bouteille il faut <text:span text:style-name="T3">à</text:span> un po<text:span text:style-name="T3">è</text:span>me pour avoir son prix ? Un po<text:span text:style-name="T3">è</text:span>te mort il y a cent ans, par exemple, est-ce du vieux et bon vin ? ou n'est-ce encore que du vin jeune et vert, de la piquette ? Voulez-vous que nous prenions un chiffre pour nous entendre<text:span text:style-name="T3"> ? Voyons :</text:span> <text:span text:style-name="T3">à</text:span> quel nombre d'ann<text:span text:style-name="T3">é</text:span>es commencez-vous ?</text:p>
      <text:p text:style-name="P70"><text:span text:style-name="T3">— </text:span>Soit ! r<text:span text:style-name="T3">é</text:span>pond l'adversaire. Eh bien ! Quand on compte cent ans, on est un ancien et un bon.</text:p>
      <text:p text:style-name="P70"><text:span text:style-name="T3">— </text:span>Mais quoi ! reprend notre po<text:span text:style-name="T3">è</text:span>te, <text:span text:style-name="T3">à</text:span> cent ans moins un mois, ou moins une ann<text:span text:style-name="T3">é</text:span>e, est-on un ancien, ou bien un moderne ? est-on bon ou mau­vais ?</text:p>
      <text:p text:style-name="P71"><text:span text:style-name="T3">— </text:span>Oh ! un mois, ou un an, ne sont pas une affaire : on est encore un ancien et un bon.</text:p>
      <text:p text:style-name="P72"><text:span text:style-name="T3">— </text:span>Fort bien. Mais, si j'<text:span text:style-name="T3">ô</text:span>te une ann<text:span text:style-name="T3">é</text:span>e encore, puis une autre et ainsi de suite, j'arrache­rai, comme Sertorius, toute la queue du cheval, crin par crin ; ou bien je ferai dispara<text:span text:style-name="T3">î</text:span>tre tout<text:span text:style-name="T1"> </text:span>le monceau de bl<text:span text:style-name="T3">é</text:span>, grain par grain : le si<text:span text:style-name="T3">è</text:span>cle ainsi s'en ira jour par jour. N est-ce pas insens<text:span text:style-name="T3">é</text:span>, conclut le po<text:span text:style-name="T3">è</text:span>te, de regarder <text:span text:style-name="T3">à</text:span> la date pour savoir si un po<text:span text:style-name="T3">è</text:span>me est bon ou mauvais ?</text:p>
      <text:p text:style-name="P69">Voil<text:span text:style-name="T3">à</text:span>, en abr<text:span text:style-name="T3">é</text:span>g<text:span text:style-name="T3">é</text:span>, cette piquante riposte d'Ho­race, auquel on jetait <text:span text:style-name="T3">à</text:span> la t<text:span text:style-name="T3">ê</text:span>te Atta, Afranius, Attius, Pacuvius, T<text:span text:style-name="T3">é</text:span>rence, Plaute, Ennius, Naevius, Livius Andronicus ; et jusqu'aux vers Saliens du bon Numa !</text:p>
      <text:p text:style-name="P68"/>
      <text:p text:style-name="P81"><text:span text:style-name="T19">Horace </text:span><text:span text:style-name="T20">é</text:span><text:span text:style-name="T19">tait donc un </text:span><text:span text:style-name="T29">moderne</text:span><text:span text:style-name="T19">, contest</text:span><text:span text:style-name="T20">é</text:span><text:span text:style-name="T19">, critiqu</text:span><text:span text:style-name="T20">é</text:span><text:span text:style-name="T24">,</text:span><text:span text:style-name="T22"> </text:span><text:span text:style-name="T19">raill</text:span><text:span text:style-name="T20">é</text:span><text:span text:style-name="T19"> ; aujourd'hui il est en </text:span><text:soft-page-break/><text:span text:style-name="T19">possession de l'admi­ration universelle, et ses </text:span><text:span text:style-name="T20">œ</text:span><text:span text:style-name="T19">uvres sont traduites dans toutes les langues.</text:span></text:p>
      <text:p text:style-name="P73"/>
      <text:p text:style-name="P81"><text:span text:style-name="T19">La question des Anciens et des Modernes, chez les Romains, se trouve trait</text:span><text:span text:style-name="T20">é</text:span><text:span text:style-name="T19">e aussi, en prose cette fois, dans le </text:span><text:span text:style-name="T29">Dialogue des Orateurs</text:span><text:span text:style-name="T19">, </text:span><text:span text:style-name="T20">œ</text:span><text:span text:style-name="T19">uvre mal­heureusement mutil</text:span><text:span text:style-name="T20">é</text:span><text:span text:style-name="T19">e, mais tr</text:span><text:span text:style-name="T20">è</text:span><text:span text:style-name="T19">s remarquable, at­tribu</text:span><text:span text:style-name="T20">é</text:span><text:span text:style-name="T19">e par les uns </text:span><text:span text:style-name="T20">à</text:span><text:span text:style-name="T19"> Quintilien, par les autres </text:span><text:span text:style-name="T20">à</text:span><text:span text:style-name="T19"> Tacite, avec plus de vraisemblance. Je me contente de rappeler cet ouvrage, dont l'analyse nous en­tra</text:span><text:span text:style-name="T20">î</text:span><text:span text:style-name="T19">nerait trop loin.</text:span></text:p>
      <text:p text:style-name="P68"/>
      <text:p text:style-name="P69">Au dix-septi<text:span text:style-name="T3">è</text:span>me si<text:span text:style-name="T3">è</text:span>cle et au dix-huiti<text:span text:style-name="T3">è</text:span>me, la question se renouvela, d'abord en Italie, ensuite en France, puis en Angleterre, puis encore en France. Cette histoire a <text:span text:style-name="T3">é</text:span>t<text:span text:style-name="T3">é</text:span> racont<text:span text:style-name="T3">é</text:span>e en d<text:span text:style-name="T3">é</text:span>tail par notre tr<text:span text:style-name="T3">è</text:span>s regrett<text:span text:style-name="T3">é</text:span> ami Hippolyte Rigault ; nous la r<text:span text:style-name="T3">é</text:span>sumerons peut-<text:span text:style-name="T3">ê</text:span>tre quelque jour, quand nous commencerons l'histoire du Romantisme, qui n'est autre qu'une nouvelle phase de la m<text:span text:style-name="T3">ê</text:span>me question. Notons, en passant, un seul petit <text:span text:style-name="T3">é</text:span>pisode, assez piquant ; il se rapporte au dix-huiti<text:span text:style-name="T3">è</text:span>me si<text:span text:style-name="T3">ècle. — La question des Anciens et des Modernes avait</text:span><text:span text:style-name="T1"> </text:span>fait tant de bruit<text:span text:style-name="T49">;</text:span> que le th<text:span text:style-name="T3">éâ</text:span>tre s'en <text:span text:style-name="T3">é</text:span>tait empar<text:span text:style-name="T3">é</text:span>. Dans une com<text:span text:style-name="T3">é</text:span>die, deux valets, Frontin et Trivelin, causent ensemble ; Trivelin raconte qu'apr<text:span text:style-name="T3">è</text:span>s mille traverses il entra au service d'un brave homme qui passait sa vie <text:span text:style-name="T3">à</text:span> <text:span text:style-name="T3">é</text:span>tudier les langues mortes. <text:span text:style-name="T3">«</text:span> Mon ma<text:span text:style-name="T3">î</text:span>tre, dit-il, <text:span text:style-name="T3">é</text:span>tait <text:span text:style-name="T3">é</text:span>pris de passion pour certains quidams qu'il appelait les Anciens, et n'avait qu'un souverain m<text:span text:style-name="T3">é</text:span>pris pour d'autres qu'il appelait les Modernes.</text:p>
      <text:p text:style-name="P37"/>
      <text:p text:style-name="P20">frontin.</text:p>
      <text:p text:style-name="P82">Et qu'est-ce que c'est que les modernes ?</text:p>
      <text:p text:style-name="P83"/>
      <text:p text:style-name="P41"><text:span text:style-name="T5">trivelin</text:span><text:span text:style-name="T12">.</text:span></text:p>
      <text:p text:style-name="P82">Les modernes ? c'est... comme qui dirait... toi, par exemple.</text:p>
      <text:p text:style-name="P84"/>
      <text:p text:style-name="P41"><text:span text:style-name="T5">frontin</text:span><text:span text:style-name="T12">.</text:span></text:p>
      <text:p text:style-name="P82">Moi ?... ho, ho!... je suis un moderne, moi ?</text:p>
      <text:p text:style-name="P84"/>
      <text:p text:style-name="P20">trivelin.</text:p>
      <text:p text:style-name="P82">Oui vraiment, moderne… et des plus modernes. Il n'y a que l'enfant qui vient de na<text:span text:style-name="T3">î</text:span>tre qui le soit plus que toi, car il ne fait que d'arriver.</text:p>
      <text:p text:style-name="P84"/>
      <text:p text:style-name="P20">frontin.</text:p>
      <text:p text:style-name="P82">Et pourquoi ton ma<text:span text:style-name="T3">î</text:span>tre nous ha<text:span text:style-name="T3">ï</text:span>ssait-il<text:span text:style-name="T4"> </text:span><text:span text:style-name="T3">?</text:span></text:p>
      <text:p text:style-name="P84"/>
      <text:p text:style-name="P20">trivelin.</text:p>
      <text:p text:style-name="P82">Parce qu'il voulait qu'on e<text:span text:style-name="T3">û</text:span>t quatre mille ans sur la t<text:span text:style-name="T3">ê</text:span>te pour valoir quelque chose... Moi, pour gagner son amiti<text:span text:style-name="T3">é</text:span>, je me mis <text:span text:style-name="T3">à</text:span> admirer tout ce qui <text:span text:style-name="T3">é</text:span>tait ancien. J'aimais les vieux meubles, je louais les vieilles modes, les vieilles monnaies, les vieilles m<text:span text:style-name="T3">é</text:span>dailles..., les lunettes!... Je me coiffais chez les crieuses de vieux <text:soft-page-break/>chapeaux. Je n'avais commerce qu'avec des vieillards... Il <text:span text:style-name="T3">é</text:span>tait charm<text:span text:style-name="T3">é</text:span> de mes inclinations… J'avais la clef de la cave, o<text:span text:style-name="T3">ù</text:span> logeait un certain vin... vieux, qu'il appelait son vin grec. Il m'en donnait quelquefois, et j'en d<text:span text:style-name="T3">é</text:span>tournais aussi quelques bouteilles, par amour louable pour tout ce qui <text:span text:style-name="T3">é</text:span>tait vieux... Non que je n<text:span text:style-name="T3">é</text:span>gligeasse le vin nouveau ! Je n'en demandais pas d'autre <text:span text:style-name="T3">à</text:span> sa femme, qui, elle, estimait bien autremen<text:span text:style-name="T3">t les modernes que les anciens !</text:span>... Et, par complai­sance pour son go<text:span text:style-name="T3">û</text:span>t, j'en emplissais aussi quelques bouteilles..<text:span text:style-name="T18">.</text:span></text:p>
      <text:p text:style-name="P84"/>
      <text:p text:style-name="P20">frontin.</text:p>
      <text:p text:style-name="P82">A merveille.</text:p>
      <text:p text:style-name="P23"/>
      <text:p text:style-name="P20">trivelin.</text:p>
      <text:p text:style-name="P81"><text:span text:style-name="T40">Qui n'e</text:span><text:span text:style-name="T41">û</text:span><text:span text:style-name="T40">t cru que cette conduite aurait d</text:span><text:span text:style-name="T41">û</text:span><text:span text:style-name="T40"> me concilier ces deux esprits ?... Point du tout ! Ils s'aper</text:span><text:span text:style-name="T41">ç</text:span><text:span text:style-name="T40">urent du m</text:span><text:span text:style-name="T41">é</text:span><text:span text:style-name="T40">nagement judicieux que j'avais pour chacun d'eux ; ils m'en firent un crime ! Le mari crut les anciens insult</text:span><text:span text:style-name="T41">é</text:span><text:span text:style-name="T40">s par la quantit</text:span><text:span text:style-name="T41">é</text:span><text:span text:style-name="T40"> de vin nouveau que j'avais bu ; il m'en fit mauvaise mine. La femme me chicana sur le vin vieux. J'eus beau m'excuser ; les gens de parti n'entendent point raison. Il fallut les quitter, pour avoir voulu me partager entre les anciens et les modernes !... Avais-je tort ?</text:span></text:p>
      <text:p text:style-name="P68"/>
      <text:p text:style-name="P69">Non, Trivelin n'avait pas tort, <text:span text:style-name="T3">à</text:span> part le larcin, d'aimer tour <text:span text:style-name="T3">à</text:span> tour le vin nouveau et le vin vieux.<text:span text:style-name="T1"> </text:span>Il faut aimer tout ce qui est bon, soit parmi les modernes, soit parmi les anciens, soit parmi les nationaux, soit parmi les <text:span text:style-name="T3">é</text:span>trangers. Ceux qui ne vivent que dans le moment pr<text:span text:style-name="T3">é</text:span>sent et qui ne s'int<text:span text:style-name="T3">é</text:span>ressent point aux <text:span text:style-name="T3">œ</text:span>uvres anciennes n'ont gu<text:span text:style-name="T3">è</text:span>re plus de pens<text:span text:style-name="T3">é</text:span>e ni de vie que les insectes <text:span text:style-name="T3">é</text:span>ph<text:span text:style-name="T3">é</text:span><text:span text:style-name="T18">­</text:span>m<text:span text:style-name="T3">è</text:span>res ; mais ceux qui ajoutent <text:span text:style-name="T3">à</text:span> leurs pens<text:span text:style-name="T3">é</text:span>es et <text:span text:style-name="T3">à</text:span> leur existence pr<text:span text:style-name="T3">é</text:span>sente la vie des si<text:span text:style-name="T3">è</text:span>cles ant<text:span text:style-name="T3">é</text:span><text:span text:style-name="T18">­</text:span>rieurs, ceux-l<text:span text:style-name="T3">à</text:span> s'assimilent la substance des diverses <text:span text:style-name="T3">é</text:span>poques de l'humanit<text:span text:style-name="T3">é</text:span>, des diff<text:span text:style-name="T3">é</text:span>rents chefs-d'<text:span text:style-name="T3">œ</text:span>uvre de toute sorte, et donnent <text:span text:style-name="T3">à</text:span> leur <text:span text:style-name="T3">â</text:span>me plus d'<text:span text:style-name="T3">é</text:span>ten­due. La moelle de chaque si<text:span text:style-name="T3">è</text:span>cle, ajout<text:span text:style-name="T3">é</text:span>e <text:span text:style-name="T3">à</text:span> la leur, accro<text:span text:style-name="T3">î</text:span>t leur force, leur puissance et leur joie. Chaque civilisation qu'on <text:span text:style-name="T3">é</text:span>tudie est une octave qu'on ajoute <text:span text:style-name="T3">à</text:span> son clavier. Ne restons donc pas enterr<text:span text:style-name="T3">é</text:span>s dans notre pays et dans notre temps, comme certains oisifs dans leur province. Craignons de devenir volontairement des provinciaux, m<text:span text:style-name="T3">ê</text:span>me des provinciaux de Paris.</text:p>
      <text:p text:style-name="P12"/>
      <text:p text:style-name="P81"><text:span text:style-name="T19">Nos classiques ont donc commenc</text:span><text:span text:style-name="T20">é</text:span><text:span text:style-name="T19"> par </text:span><text:span text:style-name="T20">ê</text:span><text:span text:style-name="T19">tre des r</text:span><text:span text:style-name="T20">é</text:span><text:span text:style-name="T19">volutionnaires litt</text:span><text:span text:style-name="T20">é</text:span><text:span text:style-name="T19">raires, qui ont heurt</text:span><text:span text:style-name="T20">é</text:span><text:span text:style-name="T19"> les r</text:span><text:span text:style-name="T20">è</text:span><text:span text:style-name="T19">gles </text:span><text:span text:style-name="T20">é</text:span><text:span text:style-name="T19">tablies et soulev</text:span><text:span text:style-name="T20">é</text:span><text:span text:style-name="T19"> des luttes ardentes.</text:span><text:span text:style-name="T20"> — Corneille en sera</text:span><text:span text:style-name="T19"> pour nous un premier exemple. Nous </text:span><text:span text:style-name="T20">é</text:span><text:span text:style-name="T19">tudierons aujourd'hui ses essais dramatiques, ses t</text:span><text:span text:style-name="T20">â</text:span><text:span text:style-name="T19">tonnements quand il cherche sa voie et son g</text:span><text:span text:style-name="T20">é</text:span><text:span text:style-name="T19">nie. Dans les le</text:span><text:span text:style-name="T20">ç</text:span><text:span text:style-name="T19">ons suivantes, nous analyserons </text:span><text:span text:style-name="T29">le Cid</text:span><text:span text:style-name="T19"> et ses origines ; puis les d</text:span><text:span text:style-name="T20">é</text:span><text:span text:style-name="T19">bats soulev</text:span><text:span text:style-name="T20">é</text:span><text:span text:style-name="T19">s par ce chef-d'</text:span><text:span text:style-name="T20">œ</text:span><text:span text:style-name="T19">uvre, et l'ardente bataille litt</text:span><text:span text:style-name="T20">é</text:span><text:span text:style-name="T19">raire qui s'en</text:span><text:span text:style-name="T22"> </text:span><text:span text:style-name="T19">suivit. Ce sera une premi</text:span><text:span text:style-name="T20">è</text:span><text:span text:style-name="T19">re d</text:span><text:span text:style-name="T20">é</text:span><text:span text:style-name="T19">monstration de notre id</text:span><text:span text:style-name="T20">é</text:span><text:span text:style-name="T19">e.</text:span></text:p>
      <text:p text:style-name="P69">La le<text:span text:style-name="T3">ç</text:span>on d'aujourd'hui ne sera peut-<text:span text:style-name="T3">ê</text:span>tre pas la plus int<text:span text:style-name="T3">é</text:span>ressante ; mais elle me para<text:span text:style-name="T3">î</text:span>t n<text:span text:style-name="T3">é</text:span>cessaire pour vous faire mesurer la distance entre le point de d<text:span text:style-name="T3">é</text:span>part et le point d'arriv<text:span text:style-name="T3">é</text:span>e du grand po<text:span text:style-name="T3">è</text:span>te. D'ailleurs il est possible qu'elle ne d<text:span text:style-name="T3">é</text:span>plaise pas <text:span text:style-name="T3">à</text:span> ceux <text:soft-page-break/>qui ont quelque curiosit<text:span text:style-name="T3">é</text:span> litt<text:span text:style-name="T3">é</text:span>raire et qui ne d<text:span text:style-name="T3">é</text:span>testent point un peu d'arch<text:span text:style-name="T3">é</text:span>ologie po<text:span text:style-name="T3">é</text:span>tique.</text:p>
      <text:p text:style-name="P81"><text:span text:style-name="T19">Apr</text:span><text:span text:style-name="T20">è</text:span><text:span text:style-name="T19">s avoir pr</text:span><text:span text:style-name="T20">é</text:span><text:span text:style-name="T19">lud</text:span><text:span text:style-name="T20">é</text:span><text:span text:style-name="T19">, comme Shakespeare, par quelques po</text:span><text:span text:style-name="T20">é</text:span><text:span text:style-name="T19">sies de jeunesse et d'amour, Corneille essaya plusieurs chemins dramatiques. Il entra d'abord dans celui de la com</text:span><text:span text:style-name="T20">é</text:span><text:span text:style-name="T19">die ; et c'est en qualit</text:span><text:span text:style-name="T20">é</text:span><text:span text:style-name="T19"> de po</text:span><text:span text:style-name="T20">è</text:span><text:span text:style-name="T19">te comique qu'il se fit conna</text:span><text:span text:style-name="T20">î</text:span><text:span text:style-name="T19">tre, d</text:span><text:span text:style-name="T20">é</text:span><text:span text:style-name="T19">butant </text:span><text:span text:style-name="T20">à</text:span><text:span text:style-name="T19"> vingt-trois ans par </text:span><text:span text:style-name="T29">M</text:span><text:span text:style-name="T30">é</text:span><text:span text:style-name="T29">lite</text:span><text:span text:style-name="T19">, o</text:span><text:span text:style-name="T20">ù</text:span><text:span text:style-name="T19"> il n'avait pas suivi les r</text:span><text:span text:style-name="T20">è</text:span><text:span text:style-name="T19">gles des trois unit</text:span><text:span text:style-name="T20">és, qu'il ignorait au fond de sa province. — S'il avait pu les ignorer tou</text:span><text:span text:style-name="T19">jours, comme Shakespeare, ou ne pas s'en pr</text:span><text:span text:style-name="T20">é</text:span><text:span text:style-name="T19">occuper outre mesure apr</text:span><text:span text:style-name="T20">è</text:span><text:span text:style-name="T19">s qu'on les lui eut apprises, ou du moins rejeter le joug des deux derni</text:span><text:span text:style-name="T20">è</text:span><text:span text:style-name="T19">res, car la premi</text:span><text:span text:style-name="T20">è</text:span><text:span text:style-name="T19">re seule est fond</text:span><text:span text:style-name="T20">é</text:span><text:span text:style-name="T19">e en raison, les destin</text:span><text:span text:style-name="T20">é</text:span><text:span text:style-name="T19">es du</text:span><text:span text:style-name="T22"> </text:span><text:span text:style-name="T19">th</text:span><text:span text:style-name="T20">éâ</text:span><text:span text:style-name="T19">tre fran</text:span><text:span text:style-name="T20">ç</text:span><text:span text:style-name="T19">ais eussent </text:span><text:span text:style-name="T20">é</text:span><text:span text:style-name="T19">t</text:span><text:span text:style-name="T20">é</text:span><text:span text:style-name="T19"> toutes diff</text:span><text:span text:style-name="T20">é</text:span><text:span text:style-name="T19">rentes. Mais</text:span><text:span text:style-name="T22"> </text:span><text:span text:style-name="T19">repr</text:span><text:span text:style-name="T20">é</text:span><text:span text:style-name="T19">sentez-vous ce jeune provincial, timide et doutant de lui-m</text:span><text:span text:style-name="T20">ê</text:span><text:span text:style-name="T19">me ; essayez d'oublier la suite de sa vie et de le voir comme il est alors, tout frais d</text:span><text:span text:style-name="T20">é</text:span><text:span text:style-name="T19">barqu</text:span><text:span text:style-name="T20">é</text:span><text:span text:style-name="T19"> dans Paris. On a ordinairement le tort de se repr</text:span><text:span text:style-name="T20">é</text:span><text:span text:style-name="T24">­</text:span><text:span text:style-name="T19">senter chaque grand </text:span><text:span text:style-name="T20">é</text:span><text:span text:style-name="T19">crivain ou artiste sous l'as­pect qu'il avait en pleine gloire, ou bien </text:span><text:span text:style-name="T20">à</text:span><text:span text:style-name="T19"> l'</text:span><text:span text:style-name="T20">â</text:span><text:span text:style-name="T19">ge o</text:span><text:span text:style-name="T20">ù</text:span><text:span text:style-name="T19"> </text:span><text:span text:style-name="T20">la mort l’</text:span><text:span text:style-name="T19">a surpris. Il vaudrait mieux se le repr</text:span><text:span text:style-name="T20">é</text:span><text:span text:style-name="T24">­</text:span><text:span text:style-name="T19">senter tel qu'il </text:span><text:span text:style-name="T20">é</text:span><text:span text:style-name="T19">tait quand il composa l'</text:span><text:span text:style-name="T20">œ</text:span><text:span text:style-name="T19">uvre qu'on </text:span><text:span text:style-name="T20">é</text:span><text:span text:style-name="T19">tudie dans le moment. Ainsi, on ne doit pas perdre de vue que l'auteur de </text:span><text:span text:style-name="T29">M</text:span><text:span text:style-name="T30">é</text:span><text:span text:style-name="T29">lite</text:span><text:span text:style-name="T19"> </text:span><text:span text:style-name="T20">é</text:span><text:span text:style-name="T19">tait un jeune avocat rouennais de vingt-trois ans, s'appelant d'un nom encore inconnu et assez bizarre, M. Cor­neille, petit jeune homme brun et maigre, fort amoureux, m</text:span><text:span text:style-name="T20">ê</text:span><text:span text:style-name="T19">lant ensemble les plaidoyers, la galanterie et la po</text:span><text:span text:style-name="T20">é</text:span><text:span text:style-name="T19">sie, et prenant pour sujet de sa premi</text:span><text:span text:style-name="T20">è</text:span><text:span text:style-name="T19">re com</text:span><text:span text:style-name="T20">é</text:span><text:span text:style-name="T19">die sa premi</text:span><text:span text:style-name="T20">è</text:span><text:span text:style-name="T19">re aventure galante, o</text:span><text:span text:style-name="T20">ù</text:span><text:span text:style-name="T19"> il avait eu le plaisir, m</text:span><text:span text:style-name="T20">ê</text:span><text:span text:style-name="T19">l</text:span><text:span text:style-name="T20">é</text:span><text:span text:style-name="T19"> de remords, de tromper un de ses amis. Ensuite, il faut nous figurer aussi et ne pas oublier que, par ses huit premi</text:span><text:span text:style-name="T20">è</text:span><text:span text:style-name="T19">res pi</text:span><text:span text:style-name="T20">è</text:span><text:span text:style-name="T19">ces, il se fit conna</text:span><text:span text:style-name="T20">î</text:span><text:span text:style-name="T19">tre comme po</text:span><text:span text:style-name="T20">è</text:span><text:span text:style-name="T19">te comique, sans que le public, ni lui-m</text:span><text:span text:style-name="T20">ê</text:span><text:span text:style-name="T19">me, se dout</text:span><text:span text:style-name="T20">â</text:span><text:span text:style-name="T19">t qu'il deviendrait po</text:span><text:span text:style-name="T20">è</text:span><text:span text:style-name="T19">te tragique, et beaucoup plus c</text:span><text:span text:style-name="T20">é</text:span><text:span text:style-name="T19">l</text:span><text:span text:style-name="T20">è</text:span><text:span text:style-name="T19">bre comme tel.</text:span></text:p>
      <text:p text:style-name="P69">Ce sont ces huit pi<text:span text:style-name="T3">è</text:span>ces qu'il s'agit de faire passer rapidement devant vos yeux. Il n'y para<text:span text:style-name="T3">î</text:span>t tr<text:span text:style-name="T3">è</text:span>s diff<text:span text:style-name="T3">é</text:span>rent, ni de ses pr<text:span text:style-name="T3">é</text:span>d<text:span text:style-name="T3">é</text:span>cesseurs, ni de ses contemporains.</text:p>
      <text:p text:style-name="P69">Afin de vous le d<text:span text:style-name="T3">é</text:span>montrer, il est indispensable de jeter un coup d'<text:span text:style-name="T3">œ</text:span>il, auparavant, sur les po<text:span text:style-name="T3">è</text:span>tes qui occupaient alors la sc<text:span text:style-name="T3">è</text:span>ne.</text:p>
      <text:p text:style-name="P69">Autour du vieil Alexandre Hardy, l'improvisateur de huit cents pi<text:span text:style-name="T3">è</text:span>ces, le fournisseur en quelque sorte brevet<text:span text:style-name="T3">é</text:span> des com<text:span text:style-name="T3">é</text:span>diens fran<text:span text:style-name="T3">ç</text:span>ais de ce temps, on retrouve les noms de quatre-vingt-seize po<text:span text:style-name="T3">è</text:span>tes dramatiques, contemporains des d<text:span text:style-name="T3">é</text:span>buts de Cor­neille. Sur ces quatre-vingt-seize, il n'y en a<text:span text:style-name="T1"> </text:span>qu'un tr<text:span text:style-name="T3">è</text:span>s petit nombre qui m<text:span text:style-name="T3">é</text:span>ritent d'<text:span text:style-name="T3">ê</text:span>tre men­tionn<text:span text:style-name="T3">é</text:span>s. Voici ceux qui <text:span text:style-name="T3">é</text:span>taient alors en possession de la renomm<text:span text:style-name="T3">é</text:span>e :</text:p>
      <text:p text:style-name="P69">Mairet, Tristan, Du Ryer, Th<text:span text:style-name="T3">é</text:span>ophile de Viau, Scud<text:span text:style-name="T3">é</text:span>ry, Benserade, La Calpren<text:span text:style-name="T3">è</text:span>de, Desmarets, Bois-Robert, etc.</text:p>
      <text:p text:style-name="P81"><text:span text:style-name="T19">Le premier, Mairet, avec sa tragi-com</text:span><text:span text:style-name="T20">é</text:span><text:span text:style-name="T19">die de</text:span><text:span text:style-name="T22"> </text:span><text:span text:style-name="T29">Sylvie</text:span><text:span text:style-name="T19">, fit courir tout Paris pendant quatre ans. Il eut beaucoup de succ</text:span><text:span text:style-name="T20">è</text:span><text:span text:style-name="T19">s aussi avec sa tragi-com</text:span><text:span text:style-name="T20">é</text:span><text:span text:style-name="T24">­</text:span><text:span text:style-name="T19">die de </text:span><text:span text:style-name="T29">Chrys</text:span><text:span text:style-name="T30">éï</text:span><text:span text:style-name="T29">de</text:span><text:span text:style-name="T19"> </text:span><text:span text:style-name="T29">et</text:span><text:span text:style-name="T19"> </text:span><text:span text:style-name="T29">Arimant</text:span><text:span text:style-name="T19">. En voici quelques vers qui suffiront </text:span><text:span text:style-name="T20">à</text:span><text:span text:style-name="T19"> donner une id</text:span><text:span text:style-name="T20">é</text:span><text:span text:style-name="T19">e du go</text:span><text:span text:style-name="T20">û</text:span><text:span text:style-name="T19">t de l'</text:span><text:span text:style-name="T20">é</text:span><text:span text:style-name="T19">poque. Arimant, devant la chaumi</text:span><text:span text:style-name="T20">è</text:span><text:span text:style-name="T19">re o</text:span><text:span text:style-name="T20">ù</text:span><text:span text:style-name="T19"> habite Chrys</text:span><text:span text:style-name="T20">éï</text:span><text:span text:style-name="T19">de, exprime ainsi son amour :</text:span></text:p>
      <text:p text:style-name="P68"/>
      <text:p text:style-name="P34">Voici le paradis o<text:span text:style-name="T3">ù</text:span> loge ma d<text:span text:style-name="T3">é</text:span>esse !...</text:p>
      <text:p text:style-name="P34">Vraiment ! petit logis, vante-toi d<text:span text:style-name="T3">é</text:span>sormais</text:p>
      <text:p text:style-name="P34">D'avoir plus de beaut<text:span text:style-name="T3">é que tu n'en eus jamais :</text:span></text:p>
      <text:p text:style-name="P34"><text:soft-page-break/>Fait de terre et de bois, et tout couvert de chaume,</text:p>
      <text:p text:style-name="P34">Tu vaux mieux qu'un palais, tu vaux mieux qu'un</text:p>
      <text:p text:style-name="P34"><text:s text:c="62"/>royaume ;</text:p>
      <text:p text:style-name="P34">Et, sans te point flatter, tu vaux mieux que les cieux,</text:p>
      <text:p text:style-name="P34">Puisque dans ton enclos tu loges ses beaux yeux !</text:p>
      <text:p text:style-name="P33"><text:span text:style-name="T40">Les cieux n'ont qu'un soleil qui fait qu'on les adore, </text:span></text:p>
      <text:p text:style-name="P33"><text:span text:style-name="T40">Mais toi tu en as deux, et plus puissants encore ! </text:span></text:p>
      <text:p text:style-name="P12"/>
      <text:p text:style-name="P69">Vous entendez que ce sont les yeux de Chrys<text:span text:style-name="T3">éïde. — Voilà</text:span> les choses qui plaisaient alors.</text:p>
      <text:p text:style-name="P81"><text:span text:style-name="T19">La meilleure pi</text:span><text:span text:style-name="T20">è</text:span><text:span text:style-name="T19">ce de Mairet, </text:span><text:span text:style-name="T29">Sophonisbe</text:span><text:span text:style-name="T19">, dont le succ</text:span><text:span text:style-name="T20">è</text:span><text:span text:style-name="T19">s, en 1629, mit en honneur la r</text:span><text:span text:style-name="T20">è</text:span><text:span text:style-name="T19">gle des trois unit</text:span><text:span text:style-name="T20">é</text:span><text:span text:style-name="T19">s, se maintint longtemps au th</text:span><text:span text:style-name="T20">éâ</text:span><text:span text:style-name="T19">tre, m</text:span><text:span text:style-name="T20">ê</text:span><text:span text:style-name="T19">me apr</text:span><text:span text:style-name="T20">è</text:span><text:span text:style-name="T19">s que Corneille, trente ans plus lard, eut trait</text:span><text:span text:style-name="T20">é</text:span><text:span text:style-name="T19"> le m</text:span><text:span text:style-name="T20">ê</text:span><text:span text:style-name="T19">me</text:span><text:span text:style-name="T22"> </text:span><text:span text:style-name="T19">sujet. Voltaire aussi, dans sa vieillesse, fit une </text:span><text:span text:style-name="T29">Sophonisbe</text:span><text:span text:style-name="T19">. Il y en avait d</text:span><text:span text:style-name="T20">é</text:span><text:span text:style-name="T19">j</text:span><text:span text:style-name="T20">à</text:span><text:span text:style-name="T19"> sept en fran</text:span><text:span text:style-name="T20">ç</text:span><text:span text:style-name="T19">ais.</text:span></text:p>
      <text:p text:style-name="P97"><text:span text:style-name="T19">Le deuxi</text:span><text:span text:style-name="T20">è</text:span><text:span text:style-name="T19">me po</text:span><text:span text:style-name="T20">è</text:span><text:span text:style-name="T19">te, Tristan, avait plus d'</text:span><text:span text:style-name="T20">â</text:span><text:span text:style-name="T19">me et de po</text:span><text:span text:style-name="T20">é</text:span><text:span text:style-name="T19">sie que Mairet ; mais il se ressentait aussi du go</text:span><text:span text:style-name="T20">û</text:span><text:span text:style-name="T19">t du temps. Sa </text:span><text:span text:style-name="T29">Marianne</text:span><text:span text:style-name="T19">, imit</text:span><text:span text:style-name="T20">é</text:span><text:span text:style-name="T19">e de l'Es­pagne, fit pleurer, dit-on, Richelieu. Je ne sais si ce furent les vers suivants qui arrach</text:span><text:span text:style-name="T20">è</text:span><text:span text:style-name="T19">rent des larmes au Cardinal-ministre. H</text:span><text:span text:style-name="T20">é</text:span><text:span text:style-name="T19">rode aime Ma­rianne, sans en </text:span><text:span text:style-name="T20">ê</text:span><text:span text:style-name="T19">tre aim</text:span><text:span text:style-name="T20">é. — «</text:span><text:span text:style-name="T19"> Mais, lui dit son confident :</text:span></text:p>
      <text:p text:style-name="P98"/>
      <text:p text:style-name="P34">Quel plaisir prenez-vous de ch<text:span text:style-name="T3">é</text:span>rir une roche,</text:p>
      <text:p text:style-name="P34">Dont les sources de pleurs coulent incessamment.</text:p>
      <text:p text:style-name="P34"><text:span text:style-name="T3">Et qui pour votre amour n’</text:span>a point de sentiment ?</text:p>
      <text:p text:style-name="P20">h<text:span text:style-name="T3">é</text:span>rode.</text:p>
      <text:p text:style-name="P34">Si le divin objet dont je suis idol<text:span text:style-name="T3">â</text:span>tre</text:p>
      <text:p text:style-name="P34">Passe pour un rocher, c'est un rocher d'alb<text:span text:style-name="T3">â</text:span>tre,</text:p>
      <text:p text:style-name="P34">Un <text:span text:style-name="T3">é</text:span>cueil agr<text:span text:style-name="T3">é</text:span>able, o<text:span text:style-name="T3">ù l’</text:span>on voit <text:span text:style-name="T3">é</text:span>clater</text:p>
      <text:p text:style-name="P34">Tout ce que la nature a fait pour me tenter.</text:p>
      <text:p text:style-name="P33"><text:span text:style-name="T40">Il n'est point de rubis vermeil comme sa bouche,</text:span></text:p>
      <text:p text:style-name="P33"><text:span text:style-name="T40">Qui m</text:span><text:span text:style-name="T41">ê</text:span><text:span text:style-name="T40">le un esprit d'ambre </text:span><text:span text:style-name="T41">à</text:span><text:span text:style-name="T40"> tout ce qu'elle touche ;</text:span></text:p>
      <text:p text:style-name="P33"><text:span text:style-name="T40">Et l'</text:span><text:span text:style-name="T41">é</text:span><text:span text:style-name="T40">clat de ses yeux veut que mes sentiments</text:span></text:p>
      <text:p text:style-name="P34">Les mettent, pour le moins, au rang des diamants.</text:p>
      <text:p text:style-name="P12"/>
      <text:p text:style-name="P81"><text:span text:style-name="T29">Pour le moins</text:span><text:span text:style-name="T19"> est une cheville bien amou­reuse ! Et le </text:span><text:span text:style-name="T29">rocher d'alb</text:span><text:span text:style-name="T30">â</text:span><text:span text:style-name="T29">tre</text:span><text:span text:style-name="T19"> vaut son pesant d'or. Comment ne pas s'attendrir aux </text:span><text:span text:style-name="T29">sources de pleurs</text:span><text:span text:style-name="T19"> qui en d</text:span><text:span text:style-name="T20">é</text:span><text:span text:style-name="T19">coulent incessamment ?</text:span></text:p>
      <text:p text:style-name="P81"><text:span text:style-name="T19">Le troisi</text:span><text:span text:style-name="T20">è</text:span><text:span text:style-name="T19">me po</text:span><text:span text:style-name="T20">è</text:span><text:span text:style-name="T19">te de ce groupe, Du Ryer, sem­ble sup</text:span><text:span text:style-name="T20">é</text:span><text:span text:style-name="T19">rieur </text:span><text:span text:style-name="T20">à</text:span><text:span text:style-name="T19"> Tristan et </text:span><text:span text:style-name="T20">à</text:span><text:span text:style-name="T19"> Mairet : son vers est</text:span><text:span text:style-name="T22"> </text:span><text:span text:style-name="T19">large et facile, d'une fluidit</text:span><text:span text:style-name="T20">é</text:span><text:span text:style-name="T19"> et d'une mollesse italiennes. Sa pi</text:span><text:span text:style-name="T20">è</text:span><text:span text:style-name="T19">ce la plus remarquable est la tra­g</text:span><text:span text:style-name="T20">é</text:span><text:span text:style-name="T19">die de </text:span><text:span text:style-name="T29">Sa</text:span><text:span text:style-name="T30">ü</text:span><text:span text:style-name="T29">l</text:span><text:span text:style-name="T24">.</text:span></text:p>
      <text:p text:style-name="P81"><text:span text:style-name="T19">Pour Th</text:span><text:span text:style-name="T20">é</text:span><text:span text:style-name="T19">ophile de Viau, il nous suffira de rap­peler sa trag</text:span><text:span text:style-name="T20">é</text:span><text:span text:style-name="T19">die de </text:span><text:span text:style-name="T29">Pyrame et Thisb</text:span><text:span text:style-name="T30">é</text:span><text:span text:style-name="T19">, dont on conna</text:span><text:span text:style-name="T20">î</text:span><text:span text:style-name="T19">t les deux vers ridicules :</text:span></text:p>
      <text:p text:style-name="P68"><text:tab/></text:p>
      <text:p text:style-name="P34">Le voil<text:span text:style-name="T3">à</text:span>, ce poignard, qui du sang de son ma<text:span text:style-name="T3">î</text:span>tre</text:p>
      <text:p text:style-name="P34"><text:soft-page-break/>S'est souill<text:span text:style-name="T3">é</text:span> l<text:span text:style-name="T3">â</text:span>chement ! il en rougit le tra<text:span text:style-name="T3">î</text:span>tre !</text:p>
      <text:p text:style-name="P37"/>
      <text:p text:style-name="P81"><text:span text:style-name="T19">Quant au fameux Scud</text:span><text:span text:style-name="T20">é</text:span><text:span text:style-name="T19">ry, avec son </text:span><text:span text:style-name="T29">Lygdamon et Lydias</text:span><text:span text:style-name="T19">, nous le retrouverons </text:span><text:span text:style-name="T20">à</text:span><text:span text:style-name="T19"> propos du </text:span><text:span text:style-name="T29">Cid</text:span><text:span text:style-name="T19">. Il y avait aussi Benserade, avec sa </text:span><text:span text:style-name="T29">Cl</text:span><text:span text:style-name="T30">é</text:span><text:span text:style-name="T29">op</text:span><text:span text:style-name="T30">â</text:span><text:span text:style-name="T29">tre</text:span><text:span text:style-name="T19">, moins c</text:span><text:span text:style-name="T20">é</text:span><text:span text:style-name="T19">l</text:span><text:span text:style-name="T20">è</text:span><text:span text:style-name="T19">bre que les ballets de cour o</text:span><text:span text:style-name="T20">ù</text:span><text:span text:style-name="T19"> il excella v</text:span><text:span text:style-name="T20">é</text:span><text:span text:style-name="T19">ritablement pendant vingt ans ; puis La Calpren</text:span><text:span text:style-name="T20">è</text:span><text:span text:style-name="T19">de, avec son </text:span><text:span text:style-name="T29">Mithridate</text:span><text:span text:style-name="T19"> ; et Desmarets, avec sa com</text:span><text:span text:style-name="T20">é</text:span><text:span text:style-name="T19">die des </text:span><text:span text:style-name="T29">Visionnaires</text:span><text:span text:style-name="T19">, qui eut beaucoup de succ</text:span><text:span text:style-name="T20">è</text:span><text:span text:style-name="T19">s ; enfin quelques autres po</text:span><text:span text:style-name="T20">ètes, que nous retrouverons dans le cabinet de Richelieu, Bois-Robert par exemple. — Corneille en fut aussi</text:span><text:span text:style-name="T19"> ; heureusement il n'y resta point.</text:span></text:p>
      <text:p text:style-name="P81"><text:span text:style-name="T19">Pendant que tout cela faisait grand bruit </text:span><text:span text:style-name="T20">à</text:span><text:span text:style-name="T19"> Paris, notre jeune provincial, dans son faubourg de Rouen, </text:span><text:span text:style-name="T20">é</text:span><text:span text:style-name="T19">tudiait Ronsard et Malherbe, qui </text:span><text:span text:style-name="T20">é</text:span><text:span text:style-name="T19">taient pour lui </text:span><text:span text:style-name="T20">à</text:span><text:span text:style-name="T19"> peu pr</text:span><text:span text:style-name="T20">è</text:span><text:span text:style-name="T19">s toute la litt</text:span><text:span text:style-name="T20">é</text:span><text:span text:style-name="T19">rature moderne. La renom­m</text:span><text:span text:style-name="T20">é</text:span><text:span text:style-name="T19">e des triomphes de Hardy, qui occupait depuis vingt ans la sc</text:span><text:span text:style-name="T20">è</text:span><text:span text:style-name="T19">ne, arriva jusqu'</text:span><text:span text:style-name="T20">à</text:span><text:span text:style-name="T19"> lui. Cela lui donna l'id</text:span><text:span text:style-name="T20">é</text:span><text:span text:style-name="T19">e d'envoyer au c</text:span><text:span text:style-name="T20">é</text:span><text:span text:style-name="T19">l</text:span><text:span text:style-name="T20">è</text:span><text:span text:style-name="T19">bre auteur son pre­mier essai dramatique, cette com</text:span><text:span text:style-name="T20">é</text:span><text:span text:style-name="T19">die de </text:span><text:span text:style-name="T29">M</text:span><text:span text:style-name="T30">é</text:span><text:span text:style-name="T29">lite</text:span><text:span text:style-name="T24">.</text:span><text:span text:style-name="T22"> </text:span><text:span text:style-name="T19">Hardy trouva que c'</text:span><text:span text:style-name="T20">é</text:span><text:span text:style-name="T19">tait </text:span><text:span text:style-name="T20">«</text:span><text:span text:style-name="T19"> une assez jolie farce </text:span><text:span text:style-name="T20">»</text:span><text:span text:style-name="T19">, et le jeune avocat partit de Rouen pour Paris, en 1629, pour la faire jouer. </text:span></text:p>
      <text:p text:style-name="P97"><text:span text:style-name="T29">M</text:span><text:span text:style-name="T30">é</text:span><text:span text:style-name="T29">lite</text:span><text:span text:style-name="T19"> fut bien accueillie. C'est un imbroglio</text:span><text:span text:style-name="T22"> </text:span><text:span text:style-name="T19">dans le go</text:span><text:span text:style-name="T20">û</text:span><text:span text:style-name="T19">t du </text:span><text:span text:style-name="T20">temps. L'auteur, dans l’</text:span><text:span text:style-name="T29">Examen</text:span><text:span text:style-name="T19"> de</text:span><text:span text:style-name="T22"> </text:span><text:span text:style-name="T19">sa pi</text:span><text:span text:style-name="T20">è</text:span><text:span text:style-name="T19">ce, s'applaudit avec une franchise ing</text:span><text:span text:style-name="T20">é</text:span><text:span text:style-name="T19">nue </text:span><text:span text:style-name="T20">«</text:span><text:span text:style-name="T19"> d'avoir, sans conna</text:span><text:span text:style-name="T20">î</text:span><text:span text:style-name="T19">tre les r</text:span><text:span text:style-name="T20">è</text:span><text:span text:style-name="T19">gles, trouv</text:span><text:span text:style-name="T20">é</text:span><text:span text:style-name="T19"> l'unit</text:span><text:span text:style-name="T20">é</text:span><text:span text:style-name="T19"> d'action, pour brouiller quatre amants par une seule intrigue </text:span><text:span text:style-name="T20">»</text:span><text:span text:style-name="T19">, et fait </text:span><text:span text:style-name="T20">«</text:span><text:span text:style-name="T19"> une peinture de la conversa­tion des honn</text:span><text:span text:style-name="T20">ê</text:span><text:span text:style-name="T19">tes gens </text:span><text:span text:style-name="T20">». — C'est plutô</text:span><text:span text:style-name="T19">t en effet cela qu'une </text:span><text:span text:style-name="T29">farce</text:span><text:span text:style-name="T19">, quoi qu'ait voulu dire le mot at­tribu</text:span><text:span text:style-name="T20">é</text:span><text:span text:style-name="T19"> </text:span><text:span text:style-name="T20">à</text:span><text:span text:style-name="T19"> Alexandre Hardy. La pi</text:span><text:span text:style-name="T20">è</text:span><text:span text:style-name="T19">ce, avec ses qualit</text:span><text:span text:style-name="T20">é</text:span><text:span text:style-name="T19">s et ses d</text:span><text:span text:style-name="T20">é</text:span><text:span text:style-name="T19">fauts, plut tellement que les com</text:span><text:span text:style-name="T20">é</text:span><text:span text:style-name="T19">diens, </text:span><text:span text:style-name="T20">à</text:span><text:span text:style-name="T19"> cette occasion, se s</text:span><text:span text:style-name="T20">é</text:span><text:span text:style-name="T19">par</text:span><text:span text:style-name="T20">è</text:span><text:span text:style-name="T19">rent en deux troupes, pour jouer au Th</text:span><text:span text:style-name="T20">éâ</text:span><text:span text:style-name="T19">tre du Marais en m</text:span><text:span text:style-name="T20">ê</text:span><text:span text:style-name="T19">me temps qu'</text:span><text:span text:style-name="T20">à</text:span><text:span text:style-name="T19"> l'H</text:span><text:span text:style-name="T20">ô</text:span><text:span text:style-name="T19">tel de Bourgogne.</text:span><text:span text:style-name="T20"> — Je ne m'arrê</text:span><text:span text:style-name="T19">terai point cependant </text:span><text:span text:style-name="T20">à</text:span><text:span text:style-name="T19"> analyser cette com</text:span><text:span text:style-name="T20">é</text:span><text:span text:style-name="T19">die, qui vous int</text:span><text:span text:style-name="T20">é</text:span><text:span text:style-name="T19">resserait peu.</text:span></text:p>
      <text:p text:style-name="P81"><text:span text:style-name="T19">La deuxi</text:span><text:span text:style-name="T20">è</text:span><text:span text:style-name="T19">me </text:span><text:span text:style-name="T20">œ</text:span><text:span text:style-name="T19">uvre dramatique de Corneille est, en 1632, </text:span><text:span text:style-name="T29">Clitandre, ou l'Innocence d</text:span><text:span text:style-name="T30">é</text:span><text:span text:style-name="T29">livr</text:span><text:span text:style-name="T30">é</text:span><text:span text:style-name="T29">e</text:span><text:span text:style-name="T20">, autre im­broglio, —</text:span><text:span text:style-name="T19"> tragi-comique, cette fois, et o</text:span><text:span text:style-name="T20">ù</text:span><text:span text:style-name="T19"> nous</text:span><text:span text:style-name="T22"> </text:span><text:span text:style-name="T19">voyons poindre des </text:span><text:span text:style-name="T20">é</text:span><text:span text:style-name="T19">l</text:span><text:span text:style-name="T20">é</text:span><text:span text:style-name="T19">ments nouveaux.</text:span></text:p>
      <text:p text:style-name="P81"><text:span text:style-name="T19">Il avait fallu que Corneille v</text:span><text:span text:style-name="T20">î</text:span><text:span text:style-name="T19">nt </text:span><text:span text:style-name="T20">à</text:span><text:span text:style-name="T19"> Paris du fond de sa province, pour apprendre qu'il y avait des r</text:span><text:span text:style-name="T20">è</text:span><text:span text:style-name="T19">gles dramatiques et pour s'apercevoir, </text:span><text:span text:style-name="T20">«</text:span><text:span text:style-name="T19"> que </text:span><text:span text:style-name="T29">M</text:span><text:span text:style-name="T30">é</text:span><text:span text:style-name="T29">lite</text:span><text:span text:style-name="T19"> n'</text:span><text:span text:style-name="T20">é</text:span><text:span text:style-name="T19">tait pas dans les vingt</text:span><text:span text:style-name="T20">-quatre heures »</text:span><text:span text:style-name="T24">.</text:span></text:p>
      <text:p text:style-name="P12"/>
      <text:p text:style-name="P81"><text:span text:style-name="T19">Il y avait alors de grandes querelles au sujet de ces trois unit</text:span><text:span text:style-name="T20">é</text:span><text:span text:style-name="T19">s, dites d'Aristote, quoique Aristote,</text:span><text:span text:style-name="T22"> </text:span><text:span text:style-name="T19">tout en paraissant conseiller l'unit</text:span><text:span text:style-name="T20">é</text:span><text:span text:style-name="T19"> de temps %2%, ne dise pas un mot de l'unit</text:span><text:span text:style-name="T20">é</text:span><text:span text:style-name="T19"> de lieu, et que les grands po</text:span><text:span text:style-name="T20">è</text:span><text:span text:style-name="T19">tes dramatiques grecs, venus avant sa </text:span><text:span text:style-name="T29">Po</text:span><text:span text:style-name="T30">é</text:span><text:span text:style-name="T29">tique</text:span><text:span text:style-name="T19">, en aient us</text:span><text:span text:style-name="T20">é</text:span><text:span text:style-name="T19"> fort </text:span><text:span text:style-name="T20">à</text:span><text:span text:style-name="T19"> leur aise </text:span><text:span text:style-name="T20">à</text:span><text:span text:style-name="T19"> l'</text:span><text:span text:style-name="T20">é</text:span><text:span text:style-name="T19">gard de ces trois unit</text:span><text:span text:style-name="T20">é</text:span><text:span text:style-name="T19">s. Mais chez nous, au </text:span><text:span text:style-name="T10">xvii</text:span><text:span text:style-name="T25">e</text:span><text:span text:style-name="T19"> si</text:span><text:span text:style-name="T20">è</text:span><text:span text:style-name="T19">cle, apr</text:span><text:span text:style-name="T20">è</text:span><text:span text:style-name="T19">s le d</text:span><text:span text:style-name="T20">é</text:span><text:span text:style-name="T19">cousu prodigieux des embryons d'oeuvres dramatiques appel</text:span><text:span text:style-name="T20">é</text:span><text:span text:style-name="T19">s </text:span><text:span text:style-name="T29">Myst</text:span><text:span text:style-name="T30">è</text:span><text:span text:style-name="T29">res</text:span><text:span text:style-name="T19"> dont s'</text:span><text:span text:style-name="T20">é</text:span><text:span text:style-name="T19">tait content</text:span><text:span text:style-name="T20">é</text:span><text:span text:style-name="T19"> le moyen </text:span><text:span text:style-name="T20">â</text:span><text:span text:style-name="T19">ge, on se pr</text:span><text:span text:style-name="T20">é</text:span><text:span text:style-name="T19">cipitait, par r</text:span><text:span text:style-name="T20">é</text:span><text:span text:style-name="T19">action, sous le despotisme des r</text:span><text:span text:style-name="T20">è</text:span><text:span text:style-name="T19">gles, on s'y assujettissait avec joie et on s'ing</text:span><text:span text:style-name="T20">é</text:span><text:span text:style-name="T19">niait pour s'y conformer. Corneille, dans </text:span><text:span text:style-name="T29">Clitandre</text:span><text:span text:style-name="T19">, songea donc </text:span><text:span text:style-name="T20">à</text:span><text:span text:style-name="T19"> les appliquer, sans tou­tefois faire profession de vouloir s'y astreindre ab­solument. </text:span><text:span text:style-name="T20">«</text:span><text:span text:style-name="T19"> Que si j'ai renferm</text:span><text:span text:style-name="T20">é</text:span><text:span text:style-name="T19"> cette pi</text:span><text:span text:style-name="T20">è</text:span><text:span text:style-name="T19">ce dans la r</text:span><text:span text:style-name="T20">è</text:span><text:span text:style-name="T19">gle d'un jour, ce n'est pas que je me repente de n'y avoir pas mis </text:span><text:span text:style-name="T29">M</text:span><text:span text:style-name="T30">é</text:span><text:span text:style-name="T29">lite</text:span><text:span text:style-name="T19">, ou que je me sois r</text:span><text:span text:style-name="T20">é</text:span><text:span text:style-name="T19">solu </text:span><text:span text:style-name="T20">à</text:span><text:span text:style-name="T19"> m'y attacher dor</text:span><text:span text:style-name="T20">é</text:span><text:span text:style-name="T19">navant. Aujourd'hui quelques-uns </text:span><text:soft-page-break/><text:span text:style-name="T19">adorent cette r</text:span><text:span text:style-name="T20">è</text:span><text:span text:style-name="T19">gle, beaucoup la m</text:span><text:span text:style-name="T20">é</text:span><text:span text:style-name="T19">prisent ; pour moi, j'ai voulu seulement montrer que, si je m'en </text:span><text:span text:style-name="T20">é</text:span><text:span text:style-name="T19">loigne, ce n'est pas faute de la conna</text:span><text:span text:style-name="T20">î</text:span><text:span text:style-name="T19">tre. </text:span><text:span text:style-name="T20">»</text:span></text:p>
      <text:p text:style-name="P81"><text:span text:style-name="T29">Clitandre</text:span><text:span text:style-name="T19"> est une pi</text:span><text:span text:style-name="T20">è</text:span><text:span text:style-name="T19">ce romanesque, </text:span><text:span text:style-name="T20">à</text:span><text:span text:style-name="T19"> l'espa­gnole : on y voit des h</text:span><text:span text:style-name="T20">é</text:span><text:span text:style-name="T19">ro</text:span><text:span text:style-name="T20">ï</text:span><text:span text:style-name="T19">nes se d</text:span><text:span text:style-name="T20">é</text:span><text:span text:style-name="T19">guiser en hommes et tirer l'</text:span><text:span text:style-name="T20">é</text:span><text:span text:style-name="T19">p</text:span><text:span text:style-name="T20">é</text:span><text:span text:style-name="T19">e. Cependant, au milieu de bien des bizarreries, on d</text:span><text:span text:style-name="T20">é</text:span><text:span text:style-name="T19">couvre dans cette </text:span><text:span text:style-name="T20">œ</text:span><text:span text:style-name="T19">uvre les germes de quelques id</text:span><text:span text:style-name="T20">é</text:span><text:span text:style-name="T19">es ou de quelques formes que Corneille d</text:span><text:span text:style-name="T20">é</text:span><text:span text:style-name="T19">veloppera plus tard dans des </text:span><text:span text:style-name="T20">œ</text:span><text:span text:style-name="T19">u­vres meilleures. Au quatri</text:span><text:span text:style-name="T20">è</text:span><text:span text:style-name="T19">me acte, Dorise, pour se d</text:span><text:span text:style-name="T20">é</text:span><text:span text:style-name="T19">fendre contre l'audacieux Pymante, lui cr</text:span><text:span text:style-name="T20">è</text:span><text:span text:style-name="T19">ve un</text:span><text:span text:style-name="T22"> </text:span><text:span text:style-name="T20">œ</text:span><text:span text:style-name="T19">il avec une des aiguilles de sa coiffure ; l</text:span><text:span text:style-name="T20">à</text:span><text:span text:style-name="T19">- dessus, notre amoureux </text:span><text:span text:style-name="T20">é</text:span><text:span text:style-name="T19">borgn</text:span><text:span text:style-name="T20">é</text:span><text:span text:style-name="T19"> dit </text:span><text:span text:style-name="T20">à</text:span><text:span text:style-name="T19"> l'aiguille :</text:span></text:p>
      <text:p text:style-name="P12"/>
      <text:p text:style-name="P33"><text:span text:style-name="T40">O toi, qui, secondant son courage inhumain,</text:span></text:p>
      <text:p text:style-name="P33"><text:span text:style-name="T40">Loin d'orner ses cheveux, d</text:span><text:span text:style-name="T41">é</text:span><text:span text:style-name="T40">shonores sa main,</text:span></text:p>
      <text:p text:style-name="P33"><text:span text:style-name="T40">Ex</text:span><text:span text:style-name="T41">é</text:span><text:span text:style-name="T40">crable instrument de sa brutale rage,</text:span></text:p>
      <text:p text:style-name="P33"><text:span text:style-name="T40">Tu devais pour le moins respecter son image :</text:span></text:p>
      <text:p text:style-name="P33"><text:span text:style-name="T40">Ce portrait accompli d'un chef-d'</text:span><text:span text:style-name="T41">œ</text:span><text:span text:style-name="T40">uvre des cieux,</text:span></text:p>
      <text:p text:style-name="P33"><text:span text:style-name="T40">Imprim</text:span><text:span text:style-name="T41">é</text:span><text:span text:style-name="T40"> dans mon c</text:span><text:span text:style-name="T41">œ</text:span><text:span text:style-name="T40">ur, exprim</text:span><text:span text:style-name="T41">é</text:span><text:span text:style-name="T40"> dans mes yeux,</text:span></text:p>
      <text:p text:style-name="P33"><text:span text:style-name="T40">Quoi que te command</text:span><text:span text:style-name="T41">â</text:span><text:span text:style-name="T40">t une </text:span><text:span text:style-name="T41">â</text:span><text:span text:style-name="T40">me si cruelle,</text:span></text:p>
      <text:p text:style-name="P33"><text:span text:style-name="T40">Devait </text:span><text:span text:style-name="T41">ê</text:span><text:span text:style-name="T40">tre ador</text:span><text:span text:style-name="T41">é</text:span><text:span text:style-name="T40"> de</text:span><text:span text:style-name="T41"> ta pointe rebelle !</text:span></text:p>
      <text:p text:style-name="P12"/>
      <text:p text:style-name="P81"><text:span text:style-name="T19">Un des </text:span><text:span text:style-name="T20">é</text:span><text:span text:style-name="T19">diteurs de Corneille, nomm</text:span><text:span text:style-name="T20">é</text:span><text:span text:style-name="T19"> Joly, pr</text:span><text:span text:style-name="T20">é</text:span><text:span text:style-name="T24">­</text:span><text:span text:style-name="T19">tend que c'est cette apostrophe qui a donn</text:span><text:span text:style-name="T20">é</text:span><text:span text:style-name="T19"> lieu </text:span><text:span text:style-name="T20">à</text:span><text:span text:style-name="T19"> la locution proverbiale : </text:span><text:span text:style-name="T29">Discourir sur la pointe d'une aiguille</text:span><text:span text:style-name="T24">.</text:span></text:p>
      <text:p text:style-name="P81"><text:span text:style-name="T19">Croirait-on que ce sont l</text:span><text:span text:style-name="T20">à des vers de Pierre Corneille ? — Eh bien ! que diriez-vous, cependant, si je vous faisais remarquer que cette bizarre tirade adressé</text:span><text:span text:style-name="T19">e </text:span><text:span text:style-name="T20">à</text:span><text:span text:style-name="T19"> l'aiguille pourrait bien avoir </text:span><text:span text:style-name="T20">é</text:span><text:span text:style-name="T19">t</text:span><text:span text:style-name="T20">é</text:span><text:span text:style-name="T19"> le pre­mier moule de la belle apostrophe du vieux Don Di</text:span><text:span text:style-name="T20">è</text:span><text:span text:style-name="T19">gue </text:span><text:span text:style-name="T20">à</text:span><text:span text:style-name="T19"> l'</text:span><text:span text:style-name="T20">é</text:span><text:span text:style-name="T19">p</text:span><text:span text:style-name="T20">é</text:span><text:span text:style-name="T19">e que son adversaire vient de lui faire tomber des mains et qu'il va remettre </text:span><text:span text:style-name="T20">à</text:span><text:span text:style-name="T19"> celles de son fils Rodrigue en le chargeant de ven­ger son affront ?</text:span></text:p>
      <text:p text:style-name="P68"/>
      <text:p text:style-name="P34">Et toi, de mes exploits glorieux instrument,</text:p>
      <text:p text:style-name="P34">Mais d'un corps tout de glace inutile ornement,</text:p>
      <text:p text:style-name="P34">Fer jadis tant <text:span text:style-name="T3">à</text:span> craindre et qui, dans cette offense,</text:p>
      <text:p text:style-name="P34">M'as servi de parade et non pas de d<text:span text:style-name="T3">é</text:span>fense,</text:p>
      <text:p text:style-name="P34">Va, quitte d<text:span text:style-name="T3">é</text:span>sormais le dernier des humains,</text:p>
      <text:p text:style-name="P34">Passe, pour me venger, en de meilleures mains !</text:p>
      <text:p text:style-name="P35"/>
      <text:p text:style-name="P69">C'est le m<text:span text:style-name="T3">ê</text:span>me mouvement, presque le m<text:span text:style-name="T3">ê</text:span>me nom­bre de vers, et en partie les m<text:span text:style-name="T3">ê</text:span>mes rimes. Et voil<text:span text:style-name="T3">à</text:span> comment, sans que le po<text:span text:style-name="T3">è</text:span>te peut-<text:span text:style-name="T3">ê</text:span>tre y ait song<text:span text:style-name="T3">é</text:span>, une tirade, ridicule dans la premi<text:span text:style-name="T3">è</text:span>re pi<text:span text:style-name="T3">è</text:span>ce, est devenue une <text:span text:style-name="T3">é</text:span>loquente apostrophe dans l'autre.</text:p>
      <text:p text:style-name="P81"><text:span text:style-name="T19">Mais ce n'est pas tout : continuons de prendre pour ainsi dire sur le fait la formation des proc</text:span><text:span text:style-name="T20">é</text:span><text:span text:style-name="T19">d</text:span><text:span text:style-name="T20">é</text:span><text:span text:style-name="T19">s</text:span><text:span text:style-name="T22"> </text:span><text:span text:style-name="T19">de la po</text:span><text:span text:style-name="T20">é</text:span><text:span text:style-name="T19">sie Corn</text:span><text:span text:style-name="T20">é</text:span><text:span text:style-name="T19">lienne. D</text:span><text:span text:style-name="T20">é</text:span><text:span text:style-name="T19">j</text:span><text:span text:style-name="T20">à</text:span><text:span text:style-name="T19">, dans cette m</text:span><text:span text:style-name="T20">ê</text:span><text:span text:style-name="T19">me pi</text:span><text:span text:style-name="T20">è</text:span><text:span text:style-name="T19">ce de </text:span><text:span text:style-name="T29">Clitandre</text:span><text:span text:style-name="T26">, </text:span><text:span text:style-name="T19"><text:s/>on rencontre des vers qui ne d</text:span><text:span text:style-name="T20">é</text:span><text:span text:style-name="T19">pareraient point les plus belles </text:span><text:span text:style-name="T20">œ</text:span><text:span text:style-name="T19">uvres du po</text:span><text:span text:style-name="T20">è</text:span><text:span text:style-name="T19">te :</text:span></text:p>
      <text:p text:style-name="P68"/>
      <text:p text:style-name="P34">Mais tels sont les exc<text:span text:style-name="T3">è</text:span>s du malheur qui m'opprime</text:p>
      <text:p text:style-name="P34">Qu'il ne m'est pas permis de jouir de mon crime ;</text:p>
      <text:p text:style-name="P34"><text:soft-page-break/><text:span text:style-name="T3">Dans l’é</text:span>tat pitoyable o<text:span text:style-name="T3">ù</text:span> le sort me r<text:span text:style-name="T3">é</text:span>duit,</text:p>
      <text:p text:style-name="P34">J'en recueille la honte et n'en ai pas le fruit %3%<text:span text:style-name="T4"> </text:span><text:span text:style-name="T3">;</text:span></text:p>
      <text:p text:style-name="P34">Et tout ce que j'ai fait contre mon ennemie</text:p>
      <text:p text:style-name="P43">Sert <text:span text:style-name="T3">à</text:span> cro<text:span text:style-name="T3">î</text:span>tre sa gloire, avec mon infamie !<text:span text:style-name="T18"><text:tab/></text:span></text:p>
      <text:p text:style-name="P12"/>
      <text:p text:style-name="P81"><text:span text:style-name="T19">Le troisi</text:span><text:span text:style-name="T20">è</text:span><text:span text:style-name="T19">me ouvrage de notre jeune po</text:span><text:span text:style-name="T20">è</text:span><text:span text:style-name="T19">te est </text:span><text:span text:style-name="T29">la Veuve, ou le Tra</text:span><text:span text:style-name="T30">î</text:span><text:span text:style-name="T29">tre puni</text:span><text:span text:style-name="T19">, 1633. L'intrigue en est plus raisonnable que celle des deux pr</text:span><text:span text:style-name="T20">é</text:span><text:span text:style-name="T19">c</text:span><text:span text:style-name="T20">é</text:span><text:span text:style-name="T19">dentes pi</text:span><text:span text:style-name="T20">è</text:span><text:span text:style-name="T19">ces. Il s'en fallait toutefois de beaucoup que cette com</text:span><text:span text:style-name="T20">é</text:span><text:span text:style-name="T19">die m</text:span><text:span text:style-name="T20">é</text:span><text:span text:style-name="T19">rit</text:span><text:span text:style-name="T20">â</text:span><text:span text:style-name="T19">t les </text:span><text:span text:style-name="T20">é</text:span><text:span text:style-name="T19">loges hyperboliques qui l'accueillirent. Tous les po</text:span><text:span text:style-name="T20">è</text:span><text:span text:style-name="T19">tes qu'on verra bient</text:span><text:span text:style-name="T20">ô</text:span><text:span text:style-name="T19">t re­fuser leur admiration </text:span><text:span text:style-name="T20">à</text:span><text:span text:style-name="T19"> l'auteur du </text:span><text:span text:style-name="T29">Cid</text:span><text:span text:style-name="T20">, — Du Ryer, Bois-</text:span><text:span text:style-name="T19">Robert, Scud</text:span><text:span text:style-name="T20">éry, — saluent avec enthousiasme l’aut</text:span><text:span text:style-name="T19">eur de </text:span><text:span text:style-name="T29">la Veuve</text:span><text:span text:style-name="T19">. Scud</text:span><text:span text:style-name="T20">é</text:span><text:span text:style-name="T19">ry surtout, re­nomm</text:span><text:span text:style-name="T20">é</text:span><text:span text:style-name="T19"> comme po</text:span><text:span text:style-name="T20">è</text:span><text:span text:style-name="T19">te tragique, et </text:span><text:span text:style-name="T20">à</text:span><text:span text:style-name="T19"> qui un po</text:span><text:span text:style-name="T20">è</text:span><text:span text:style-name="T19">te comique ne fait point ombrage, Scud</text:span><text:span text:style-name="T20">é</text:span><text:span text:style-name="T19">ry ne trouve point d'images assez grandes pour son admiration ; il s'</text:span><text:span text:style-name="T20">é</text:span><text:span text:style-name="T19">crie :</text:span></text:p>
      <text:p text:style-name="P12"/>
      <text:p text:style-name="P33"><text:span text:style-name="T40">Le soleil s'est lev</text:span><text:span text:style-name="T41">é</text:span><text:span text:style-name="T40"> ; retirez-vous, </text:span><text:span text:style-name="T41">é</text:span><text:span text:style-name="T40">toiles !</text:span></text:p>
      <text:p text:style-name="P73"/>
      <text:p text:style-name="P81"><text:span text:style-name="T19">Mairet, </text:span><text:span text:style-name="T20">à</text:span><text:span text:style-name="T19"> qui le succ</text:span><text:span text:style-name="T20">è</text:span><text:span text:style-name="T19">s de sa </text:span><text:span text:style-name="T29">Sophonisbe</text:span><text:span text:style-name="T19"> assignait alors le premier rang dans la trag</text:span><text:span text:style-name="T20">é</text:span><text:span text:style-name="T19">die, envoie un madrigal</text:span></text:p>
      <text:p text:style-name="P12"/>
      <text:p text:style-name="P41">A M. CORNEILLE, POETE COMIQUE</text:p>
      <text:p text:style-name="P41"><text:span text:style-name="T5">sur sa</text:span> VEUVE.</text:p>
      <text:p text:style-name="P38"/>
      <text:p text:style-name="P33"><text:span text:style-name="T40">Rare </text:span><text:span text:style-name="T41">é</text:span><text:span text:style-name="T40">crivain de notre France,</text:span></text:p>
      <text:p text:style-name="P34">Qui, le premier des beaux esprits,</text:p>
      <text:p text:style-name="P33"><text:span text:style-name="T40">As fait revivre en tes </text:span><text:span text:style-name="T41">é</text:span><text:span text:style-name="T40">crits</text:span></text:p>
      <text:p text:style-name="P33"><text:span text:style-name="T40">L'esprit de Plaute et de T</text:span><text:span text:style-name="T41">é</text:span><text:span text:style-name="T40">rence,</text:span></text:p>
      <text:p text:style-name="P33"><text:span text:style-name="T40">Sans rien d</text:span><text:span text:style-name="T41">é</text:span><text:span text:style-name="T40">rober aux douceurs</text:span></text:p>
      <text:p text:style-name="P33"><text:span text:style-name="T40">De </text:span><text:span text:style-name="T29">M</text:span><text:span text:style-name="T30">é</text:span><text:span text:style-name="T29">lite</text:span><text:span text:style-name="T40"> ni de ses s</text:span><text:span text:style-name="T41">œ</text:span><text:span text:style-name="T40">urs,</text:span></text:p>
      <text:p text:style-name="P33"><text:span text:style-name="T40">0 Dieu ! que ta </text:span><text:span text:style-name="T29">Clarisse</text:span><text:span text:style-name="T40"> est belle !</text:span></text:p>
      <text:p text:style-name="P34">Et que de veuves dans Paris</text:p>
      <text:p text:style-name="P33"><text:span text:style-name="T40">Souhaiteraient d'</text:span><text:span text:style-name="T41">ê</text:span><text:span text:style-name="T40">tre comme elle,</text:span></text:p>
      <text:p text:style-name="P33"><text:span text:style-name="T40">Pour ne pas manquer de maris !</text:span></text:p>
      <text:p text:style-name="P12"/>
      <text:p text:style-name="P81"><text:span text:style-name="T19">Ainsi, tant que Corneille est seulement po</text:span><text:span text:style-name="T20">è</text:span><text:span text:style-name="T19">te comique, les po</text:span><text:span text:style-name="T20">è</text:span><text:span text:style-name="T19">tes tragiques, Mairet et Scud</text:span><text:span text:style-name="T20">é</text:span><text:span text:style-name="T19">ry,</text:span><text:span text:style-name="T25"> </text:span><text:span text:style-name="T19">ne font pas difficult</text:span><text:span text:style-name="T20">é</text:span><text:span text:style-name="T19"> de le louer : ce jeune homme fait revivre en lui l'esprit de Plaute et de T</text:span><text:span text:style-name="T20">é</text:span><text:span text:style-name="T19">rence r</text:span><text:span text:style-name="T20">é</text:span><text:span text:style-name="T19">unis ; mais, lorsque Corneille, apr</text:span><text:span text:style-name="T20">è</text:span><text:span text:style-name="T19">s avoir t</text:span><text:span text:style-name="T20">â</text:span><text:span text:style-name="T19">tonn</text:span><text:span text:style-name="T20">é</text:span><text:span text:style-name="T19"> longtemps, abordera d</text:span><text:span text:style-name="T20">é</text:span><text:span text:style-name="T19">cid</text:span><text:span text:style-name="T20">é</text:span><text:span text:style-name="T19">ment le genre tragique, oh ! alors, l'auteur de </text:span><text:span text:style-name="T29">Sophonisbe</text:span><text:span text:style-name="T19"> et celui de </text:span><text:span text:style-name="T29">Lygdamon</text:span><text:span text:style-name="T19"> ne se montreront plus si bons princes, ils changeront de gamme et de style, ils commence­ront </text:span><text:span text:style-name="T20">à</text:span><text:span text:style-name="T19"> critiquer et </text:span><text:span text:style-name="T20">à</text:span><text:span text:style-name="T19"> railler celui qu'ils mettaient au-dessus des nues en le comparant au soleil !</text:span></text:p>
      <text:p text:style-name="P12"/>
      <text:p text:style-name="P81"><text:span text:style-name="T19">Apr</text:span><text:span text:style-name="T20">è</text:span><text:span text:style-name="T19">s </text:span><text:span text:style-name="T29">la Veuve</text:span><text:span text:style-name="T19">, vinrent, en 1634, </text:span><text:span text:style-name="T29">la Galerie du Palais</text:span><text:span text:style-name="T19">, </text:span><text:span text:style-name="T30">ou l’</text:span><text:span text:style-name="T29">Amie rivale </text:span><text:span text:style-name="T19">; puis la com</text:span><text:span text:style-name="T20">é</text:span><text:span text:style-name="T19">die intitul</text:span><text:span text:style-name="T20">é</text:span><text:span text:style-name="T19">e : </text:span><text:span text:style-name="T29">la Suivante</text:span><text:span text:style-name="T19">. Toutes les deux r</text:span><text:span text:style-name="T20">é</text:span><text:span text:style-name="T19">ussirent ; surtout </text:span><text:span text:style-name="T29">la Galerie du </text:span><text:soft-page-break/><text:span text:style-name="T29">Palais</text:span><text:span text:style-name="T19">. Ce palais, c'</text:span><text:span text:style-name="T20">é</text:span><text:span text:style-name="T19">tait le Palais-de-Justice, ancien palais des rois de France. Garni de petites </text:span><text:span text:style-name="T20">é</text:span><text:span text:style-name="T19">choppes tr</text:span><text:span text:style-name="T20">è</text:span><text:span text:style-name="T19">s achaland</text:span><text:span text:style-name="T20">é</text:span><text:span text:style-name="T19">es, il </text:span><text:span text:style-name="T20">é</text:span><text:span text:style-name="T19">tait alors la promenade </text:span><text:span text:style-name="T20">à</text:span><text:span text:style-name="T19"> la mode, le rendez-vous des curieux et des </text:span><text:span text:style-name="T20">é</text:span><text:span text:style-name="T19">trangers. Le Palais-Royal n'existait pas encore, on </text:span><text:span text:style-name="T20">é</text:span><text:span text:style-name="T19">tait en train de le b</text:span><text:span text:style-name="T20">â</text:span><text:span text:style-name="T19">tir pour Riche­lieu. C'</text:span><text:span text:style-name="T20">é</text:span><text:span text:style-name="T19">tait le vieux Palais de Philippe-Auguste, avec ses deux tourelles en poivri</text:span><text:span text:style-name="T20">è</text:span><text:span text:style-name="T19">re et sa tour de l'horloge, qui </text:span><text:span text:style-name="T20">é</text:span><text:span text:style-name="T19">tait le centre de la vie parisienne. Le jeune auteur cherche donc </text:span><text:span text:style-name="T20">é</text:span><text:span text:style-name="T19">videmment ce qu'on nomme aujourd'hui l'actualit</text:span><text:span text:style-name="T20">é</text:span><text:span text:style-name="T19"> : il retrace les sc</text:span><text:span text:style-name="T20">è</text:span><text:span text:style-name="T19">nes ordinaires les tableaux quotidiens de cette Ga­lerie, les conversations des marchands et des passants ; c'est une veine neuve et heureuse, un essai ou une intention de ce qu'on nomme </text:span><text:span text:style-name="T20">à</text:span><text:span text:style-name="T19"> pr</text:span><text:span text:style-name="T20">é</text:span><text:span text:style-name="T19">sent r</text:span><text:span text:style-name="T20">é</text:span><text:span text:style-name="T19">a­lisme, mais sans les exc</text:span><text:span text:style-name="T20">è</text:span><text:span text:style-name="T19">s du genre. Or, si le r</text:span><text:span text:style-name="T20">é</text:span><text:span text:style-name="T19">alisme est de mise quelque part, c'est assur</text:span><text:span text:style-name="T20">é</text:span><text:span text:style-name="T19">ment dans la com</text:span><text:span text:style-name="T20">é</text:span><text:span text:style-name="T19">die.</text:span></text:p>
      <text:p text:style-name="P69">De cette pi<text:span text:style-name="T3">è</text:span>ce date une r<text:span text:style-name="T3">é</text:span>forme notable : la suppression des nourrices en guise de confidentes. Ce personnage de la nourrice <text:span text:style-name="T3">é</text:span>tait un reste de la com<text:span text:style-name="T3">é</text:span>die ancienne. On lui faisait parler souvent un langage plus que libre. C'<text:span text:style-name="T3">é</text:span>tait ordinairement un homme qui jouait ce r<text:span text:style-name="T3">ô</text:span>le, avec un masque. Il y avait alors un acteur nomm<text:span text:style-name="T3">é</text:span> Alizon qui y r<text:span text:style-name="T3">é</text:span>ussissait <text:span text:style-name="T3">à</text:span> merveille. Ce nom d'Alizon, nom de femme, <text:span text:style-name="T3">é</text:span>tait sans doute celui d'un de ses r<text:span text:style-name="T3">ô</text:span>les. Peu d'ac­trices, peut-<text:span text:style-name="T3">ê</text:span>tre, auraient os<text:span text:style-name="T3">é</text:span> se charger de r<text:span text:style-name="T3">ô</text:span>les aussi libres et aussi gaillards que ceux-l<text:span text:style-name="T3">à</text:span>. Corneille, en mettant plus de d<text:span text:style-name="T3">é</text:span>cence dans le dialogue, sub­stitua aux nourrices les suivantes, qui purent <text:span text:style-name="T3">ê</text:span>tre jou<text:span text:style-name="T3">é</text:span>es par des femmes. Alizon resta seulement en possession de certains r<text:span text:style-name="T3">ô</text:span>les de vieilles femmes ridi­cules. Plus tard, dans le th<text:span text:style-name="T3">éâ</text:span>tre de Moli<text:span text:style-name="T3">è</text:span>re, nous verrons les suivantes devenir les servantes, qui au dix-huiti<text:span text:style-name="T3">è</text:span>me si<text:span text:style-name="T3">è</text:span>cle deviendront les soubrettes. Ce­pendant certains r<text:span text:style-name="T3">ô</text:span>les de femmes grotesques furent encore jou<text:span text:style-name="T3">é</text:span>s quelquefois par des hommes : ainsi, dans la troupe de Moli<text:span text:style-name="T3">è</text:span>re, c'<text:span text:style-name="T3">é</text:span>tait l'acteur Hubert qui faisait la comtesse d'Escarbagnas, M<text:span text:style-name="T37">me</text:span> Jourdain, Philaminte.</text:p>
      <text:p text:style-name="P69">Dans le th<text:span text:style-name="T3">éâ</text:span>tre de Shakespeare, la nourrice de Juliette, par la gaiet<text:span text:style-name="T3">é</text:span> <text:span text:style-name="T3">é</text:span>norme de ses propos, nous donne quelque id<text:span text:style-name="T3">é</text:span>e des libert<text:span text:style-name="T3">é</text:span>s qu'on accordait alors <text:span text:style-name="T3">à</text:span> ces personnages en Angleterre aussi bien qu'en France. Au surplus, ce n'<text:span text:style-name="T3">é</text:span>tait pas seulement les nourrices et les r<text:span text:style-name="T3">ô</text:span>les de cette sorte qui, dans la troupe de Shakespeare <text:span text:style-name="T3">é</text:span>taient alors jou<text:span text:style-name="T3">é</text:span>s par des hommes ; c'<text:span text:style-name="T3">é</text:span>taient aussi, chose <text:span text:style-name="T3">é</text:span>trange, les r<text:span text:style-name="T3">ô</text:span>les de femme en g<text:span text:style-name="T3">é</text:span>n<text:span text:style-name="T3">é</text:span>ral. Dans un de ses prologues, il<text:span text:style-name="T1"> </text:span>prie le public de vouloir bien prendre patience, parce que la reine n'est pas encore ras<text:span text:style-name="T3">é</text:span>e.</text:p>
      <text:p text:style-name="P81"><text:span text:style-name="T19">Chez nous, sous Henri II, </text:span><text:span text:style-name="T20">à</text:span><text:span text:style-name="T19"> Paris, </text:span><text:span text:style-name="T20">à</text:span><text:span text:style-name="T19"> l'h</text:span><text:span text:style-name="T20">ô</text:span><text:span text:style-name="T19">tel de Reims, Jodelle, qui </text:span><text:span text:style-name="T20">é</text:span><text:span text:style-name="T19">tait jeune et d'une figure agr</text:span><text:span text:style-name="T20">é</text:span><text:span text:style-name="T19">able, joua lui-m</text:span><text:span text:style-name="T20">ê</text:span><text:span text:style-name="T19">me le r</text:span><text:span text:style-name="T20">ô</text:span><text:span text:style-name="T19">le de sa </text:span><text:span text:style-name="T29">Cl</text:span><text:span text:style-name="T30">é</text:span><text:span text:style-name="T29">op</text:span><text:span text:style-name="T30">â</text:span><text:span text:style-name="T29">tre captive</text:span><text:span text:style-name="T19">, devant le Roi et toute la cour, comme le jeune et beau Sophocle, </text:span><text:span text:style-name="T20">à</text:span><text:span text:style-name="T19"> Ath</text:span><text:span text:style-name="T20">è</text:span><text:span text:style-name="T19">nes, avait jou</text:span><text:span text:style-name="T20">é</text:span><text:span text:style-name="T19"> lui- m</text:span><text:span text:style-name="T20">ê</text:span><text:span text:style-name="T19">me sa </text:span><text:span text:style-name="T29">Nausicaa</text:span><text:span text:style-name="T24">.</text:span></text:p>
      <text:p text:style-name="P81"><text:span text:style-name="T19">Ce nouveau personnage, la suivante, donna son nom </text:span><text:span text:style-name="T20">à</text:span><text:span text:style-name="T19"> l'autre com</text:span><text:span text:style-name="T20">é</text:span><text:span text:style-name="T19">die que nous venons de men­tionner, repr</text:span><text:span text:style-name="T20">é</text:span><text:span text:style-name="T19">sent</text:span><text:span text:style-name="T20">é</text:span><text:span text:style-name="T19">e </text:span><text:span text:style-name="T20">également en 1634. Dans l’</text:span><text:span text:style-name="T29">Examen</text:span><text:span text:style-name="T19"> de cette pi</text:span><text:span text:style-name="T20">è</text:span><text:span text:style-name="T19">ce, Corneille se r</text:span><text:span text:style-name="T20">é</text:span><text:span text:style-name="T19">jouit un peu na</text:span><text:span text:style-name="T20">ï</text:span><text:span text:style-name="T24">­</text:span><text:span text:style-name="T19">vement de s'</text:span><text:span text:style-name="T20">ê</text:span><text:span text:style-name="T19">tre </text:span><text:span text:style-name="T20">«</text:span><text:span text:style-name="T19"> asservi </text:span><text:span text:style-name="T20">à</text:span><text:span text:style-name="T19"> faire les actes si </text:span><text:span text:style-name="T20">é</text:span><text:span text:style-name="T19">gaux, qu'aucun n'a pas un vers plus que l'autre </text:span><text:span text:style-name="T20">»</text:span><text:span text:style-name="T24">.</text:span></text:p>
      <text:p text:style-name="P81"><text:span text:style-name="T19">L'</text:span><text:span text:style-name="T30">É</text:span><text:span text:style-name="T29">p</text:span><text:span text:style-name="T30">î</text:span><text:span text:style-name="T29">tre d</text:span><text:span text:style-name="T30">é</text:span><text:span text:style-name="T29">dicatoire </text:span><text:span text:style-name="T19">respire le contentement d'un jeune auteur qui a la veine. </text:span><text:span text:style-name="T20">«</text:span><text:span text:style-name="T21"> </text:span><text:span text:style-name="T19">Ceux qui se font presser (fouler) </text:span><text:span text:style-name="T20">à</text:span><text:span text:style-name="T19"> la repr</text:span><text:span text:style-name="T20">é</text:span><text:span text:style-name="T19">sentation de mes ouvrages m'obligent infiniment ; ceux qui ne les approuvent pas peuvent se dispenser d'y venir gagner la </text:span><text:soft-page-break/><text:span text:style-name="T19">migrai­ne ; ils </text:span><text:span text:style-name="T20">é</text:span><text:span text:style-name="T19">pargneront de l'argent et me feront plaisir.</text:span><text:span text:style-name="T20">»</text:span></text:p>
      <text:p text:style-name="P69">Ensuite il passe de ses censeurs <text:span text:style-name="T3">à</text:span> ses rivaux et<text:span text:style-name="T1"> </text:span>dit, quittant tout <text:span text:style-name="T3">à</text:span> coup la prose pour les vers :</text:p>
      <text:p text:style-name="P34">Je vois d'un <text:span text:style-name="T3">œ</text:span>il <text:span text:style-name="T3">é</text:span>gal %4% cro<text:span text:style-name="T3">î</text:span>tre le nom d'autrui,</text:p>
      <text:p text:style-name="P34">Et l<text:span text:style-name="T3">â</text:span>che <text:span text:style-name="T3">à</text:span> m'<text:span text:style-name="T3">é</text:span>lever aussi haut comme lui,</text:p>
      <text:p text:style-name="P34">Sans hasarder ma peine <text:span text:style-name="T3">à</text:span> le faire descendre.</text:p>
      <text:p text:style-name="P34">La gloire a des tr<text:span text:style-name="T3">é</text:span>sors qu'on ne peut <text:span text:style-name="T3">é</text:span>puiser :</text:p>
      <text:p text:style-name="P34">Et, plus elle en prodigue <text:span text:style-name="T3">à</text:span> nous favoriser</text:p>
      <text:p text:style-name="P34">Plus elle en garde encore o<text:span text:style-name="T3">ù</text:span> chacun peut pr<text:span text:style-name="T3">é</text:span>tendre,</text:p>
      <text:p text:style-name="P74"/>
      <text:p text:style-name="P76">Puis il vient <text:span text:style-name="T3">à</text:span> la fameuse question des trois unit<text:span text:style-name="T3">é</text:span>s, dont tout retentissait alors, et d<text:span text:style-name="T3">é</text:span>clare que, pour lui, <text:span text:style-name="T3">«</text:span> loin de s'en rendre l'esclave, il les <text:span text:style-name="T3">é</text:span>lar­git ou les resserre selon le besoin du sujet...<text:span text:style-name="T1"> </text:span>Savoir les r<text:span text:style-name="T3">è</text:span>gles, ajoute-t-il finement, ou entendre le secret de les apprivoiser adroitement avec notre th<text:span text:style-name="T3">éâ</text:span>tre, ce sont deux sciences bien diff<text:span text:style-name="T3">é</text:span>rentes ; et peut-<text:span text:style-name="T3">ê</text:span>tre que, pour faire maintenant r<text:span text:style-name="T3">é</text:span>ussir une pi<text:span text:style-name="T3">è</text:span>ce, ce n'est pas assez d'avoir <text:span text:style-name="T3">é</text:span>tudi<text:span text:style-name="T3">é</text:span> dans les<text:span text:style-name="T1"> </text:span>livres d'Aristote et d'Horace... Mon avis est celui<text:span text:style-name="T1"> </text:span>de T<text:span text:style-name="T3">é</text:span>rence : <text:span text:style-name="T3">«</text:span><text:span text:style-name="T4"> </text:span>Puisque nous faisons des po<text:span text:style-name="T3">è</text:span>mes pour <text:span text:style-name="T3">ê</text:span>tre repr<text:span text:style-name="T3">é</text:span>sent<text:span text:style-name="T3">é</text:span>s, notre premier but doit <text:span text:style-name="T3">ê</text:span>tre de plaire <text:span text:style-name="T3">à</text:span> la Cour et au Peuple... Il faut, s'il se peut, y ajouter les r<text:span text:style-name="T3">è</text:span>gles, afin de ne d<text:span text:style-name="T3">é</text:span>plaire pas aux savants et recevoir un applaudissement universel. Mais surtout gagnons la voix publique<text:span text:style-name="T4">. </text:span><text:span text:style-name="T3">»</text:span> Remarquez en passant que Corneille, citant libre­ment l'opinion de T<text:span text:style-name="T3">érence, croit pouvoir ajouter au Peuple la Cour. — Moliè</text:span>re n'exprimera pas d'autres sentiments, et pr<text:span text:style-name="T3">ê</text:span>chera aussi que la premi<text:span text:style-name="T3">è</text:span>re de toutes les r<text:span text:style-name="T3">è</text:span>gles est de plaire au Peuple et <text:span text:style-name="T3">à</text:span> la Cour.</text:p>
      <text:p text:style-name="P81"><text:span text:style-name="T19">Corneille parle ici avec autant de bon sens que de libert</text:span><text:span text:style-name="T20">é</text:span><text:span text:style-name="T19"> ; mais bient</text:span><text:span text:style-name="T20">ô</text:span><text:span text:style-name="T19">t les pers</text:span><text:span text:style-name="T20">é</text:span><text:span text:style-name="T19">cutions que lui attirera son chef-d'</text:span><text:span text:style-name="T20">œ</text:span><text:span text:style-name="T19">uvre du </text:span><text:span text:style-name="T29">Cid</text:span><text:span text:style-name="T19"> n'assoupliront que trop sa fiert</text:span><text:span text:style-name="T20">é</text:span><text:span text:style-name="T19"> juv</text:span><text:span text:style-name="T20">é</text:span><text:span text:style-name="T19">nile. En butte </text:span><text:span text:style-name="T20">à</text:span><text:span text:style-name="T19"> des hostilit</text:span><text:span text:style-name="T20">é</text:span><text:span text:style-name="T19">s puissantes, il finira par se courber sous ces pr</text:span><text:span text:style-name="T20">é</text:span><text:span text:style-name="T19">tendues lois, et n'essayera plus qu'</text:span><text:span text:style-name="T20">à</text:span><text:span text:style-name="T19"> de rares inter­valles d'en secouer le joug, apr</text:span><text:span text:style-name="T20">è</text:span><text:span text:style-name="T19">s qu'on lui aura fait payer si cher son triomphe trop </text:span><text:span text:style-name="T20">é</text:span><text:span text:style-name="T19">clatant.</text:span></text:p>
      <text:p text:style-name="P81"><text:span text:style-name="T19">Sa sixi</text:span><text:span text:style-name="T20">è</text:span><text:span text:style-name="T19">me pi</text:span><text:span text:style-name="T20">è</text:span><text:span text:style-name="T19">ce a pour titre : </text:span><text:span text:style-name="T29">la Place-Royale</text:span><text:span text:style-name="T19">. Les constructions de cette place, commenc</text:span><text:span text:style-name="T20">é</text:span><text:span text:style-name="T19">es sous Henri IV, venaient d'</text:span><text:span text:style-name="T20">ê</text:span><text:span text:style-name="T19">tre achev</text:span><text:span text:style-name="T20">é</text:span><text:span text:style-name="T19">es sous Louis XIII. Ici, comme dans </text:span><text:span text:style-name="T29">la Galerie du Palais</text:span><text:span text:style-name="T19">, l'auteur trouve un cadre neuf et actuel, </text:span><text:span text:style-name="T20">é</text:span><text:span text:style-name="T19">l</text:span><text:span text:style-name="T20">é</text:span><text:span text:style-name="T19">ment de succ</text:span><text:span text:style-name="T20">è</text:span><text:span text:style-name="T19">s pour la com</text:span><text:span text:style-name="T20">é</text:span><text:span text:style-name="T19">die. C'est ainsi encore que, dans </text:span><text:span text:style-name="T29">le Menteur</text:span><text:span text:style-name="T27">,</text:span><text:span text:style-name="T19"> il placera la sc</text:span><text:span text:style-name="T20">è</text:span><text:span text:style-name="T19">ne aux Tuileries d'abord, et dans la Place-Royale ensuite. Ce jeune provincial cherche </text:span><text:span text:style-name="T20">à</text:span><text:span text:style-name="T19"> se faire le plus parisien qu'il peut. La Place-Royale </text:span><text:span text:style-name="T20">é</text:span><text:span text:style-name="T19">tait alors le quartier neuf, le beau quartier, et allait enlever aux galeries du Palais-de-Justice le privil</text:span><text:span text:style-name="T20">è</text:span><text:span text:style-name="T19">ge dont nous parlions il y a un instant, ou du moins partager avec elles le courant du public. La c</text:span><text:span text:style-name="T20">é</text:span><text:span text:style-name="T19">l</text:span><text:span text:style-name="T20">è</text:span><text:span text:style-name="T19">bre Ninon de l'Enclos habitait tout pr</text:span><text:span text:style-name="T20">è</text:span><text:span text:style-name="T19">s de l</text:span><text:span text:style-name="T20">à</text:span><text:span text:style-name="T19">, rue des Tournelles ; et madame de S</text:span><text:span text:style-name="T20">é</text:span><text:span text:style-name="T19">vign</text:span><text:span text:style-name="T20">é</text:span><text:span text:style-name="T19">, pas bien loin, rue Culture-Sainte- Catherine, qui porte aujourd'hui son nom</text:span><text:span text:style-name="T21"> </text:span><text:span text:style-name="T20">%5%.</text:span><text:span text:style-name="T19"> </text:span></text:p>
      <text:p text:style-name="P81"><text:span text:style-name="T19">Remarquez, je vous prie, que jusqu'</text:span><text:span text:style-name="T20">à</text:span><text:span text:style-name="T19"> pr</text:span><text:span text:style-name="T20">é</text:span><text:span text:style-name="T19">sent, </text:span><text:span text:style-name="T20">à</text:span><text:span text:style-name="T19"> l'exception de la tragi-com</text:span><text:span text:style-name="T20">é</text:span><text:span text:style-name="T19">die de </text:span><text:span text:style-name="T29">Clitandre</text:span><text:span text:style-name="T19">, Cor­neille n'a </text:span><text:span text:style-name="T20">é</text:span><text:span text:style-name="T19">crit que des com</text:span><text:span text:style-name="T20">é</text:span><text:span text:style-name="T19">dies. C'est le po</text:span><text:span text:style-name="T20">è</text:span><text:span text:style-name="T19">te comique que la faveur accueille depuis </text:span><text:span text:style-name="T29">M</text:span><text:span text:style-name="T30">é</text:span><text:span text:style-name="T29">lite</text:span><text:span text:style-name="T19">, avec </text:span><text:span text:style-name="T20">«</text:span><text:span text:style-name="T21"> </text:span><text:span text:style-name="T19">ses s</text:span><text:span text:style-name="T20">œ</text:span><text:span text:style-name="T19">urs </text:span><text:span text:style-name="T20">»</text:span><text:span text:style-name="T19">, comme dit Mairet, </text:span><text:span text:style-name="T29">la Veuve</text:span><text:span text:style-name="T19">, </text:span><text:span text:style-name="T29">la Galerie du Palais</text:span><text:span text:style-name="T19">, </text:span><text:span text:style-name="T29">la Suivante</text:span><text:span text:style-name="T19">, </text:span><text:span text:style-name="T29">la Place-Royale</text:span><text:span text:style-name="T19">; on ne le conna</text:span><text:span text:style-name="T20">î</text:span><text:span text:style-name="T19">t pas sous un autre aspect, </text:span><text:soft-page-break/><text:span text:style-name="T19">on ne se doute pas qu'il y ait en lui autre chose, lorsque enfin, en 1635, Corneille ayant vingt-neuf ans, voici que dans une </text:span><text:span text:style-name="T20">œ</text:span><text:span text:style-name="T19">uvre d'un nouveau genre, imit</text:span><text:span text:style-name="T20">é</text:span><text:span text:style-name="T19">e de S</text:span><text:span text:style-name="T20">é</text:span><text:span text:style-name="T19">n</text:span><text:span text:style-name="T20">è</text:span><text:span text:style-name="T19">que, il aborde la trag</text:span><text:span text:style-name="T20">é</text:span><text:span text:style-name="T19">die, et donne </text:span><text:span text:style-name="T29">M</text:span><text:span text:style-name="T30">é</text:span><text:span text:style-name="T29">d</text:span><text:span text:style-name="T30">é</text:span><text:span text:style-name="T29">e</text:span><text:span text:style-name="T19">. Ce fut un changement de front, un pas consid</text:span><text:span text:style-name="T20">é</text:span><text:span text:style-name="T19">rable, une r</text:span><text:span text:style-name="T20">é</text:span><text:span text:style-name="T19">v</text:span><text:span text:style-name="T20">é</text:span><text:span text:style-name="T19">lation pour le public et pour le po</text:span><text:span text:style-name="T20">è</text:span><text:span text:style-name="T19">te lui-m</text:span><text:span text:style-name="T20">ê</text:span><text:span text:style-name="T19">me. On admira surtout le monologue qui</text:span><text:span text:style-name="T22"> </text:span><text:span text:style-name="T19">commence par ces vers :</text:span></text:p>
      <text:p text:style-name="P7"/>
      <text:p text:style-name="P33"><text:span text:style-name="T40">Souverains protecteurs des lois de l'hym</text:span><text:span text:style-name="T41">é</text:span><text:span text:style-name="T40">n</text:span><text:span text:style-name="T41">é</text:span><text:span text:style-name="T40">e,</text:span></text:p>
      <text:p text:style-name="P33"><text:span text:style-name="T40">Dieux garants de la foi que Jason m'a donn</text:span><text:span text:style-name="T41">é</text:span><text:span text:style-name="T40">e,</text:span></text:p>
      <text:p text:style-name="P33"><text:span text:style-name="T40">Vous qu'il prit </text:span><text:span text:style-name="T41">à</text:span><text:span text:style-name="T40"> t</text:span><text:span text:style-name="T41">é</text:span><text:span text:style-name="T40">moin d'une immortelle ardeur</text:span></text:p>
      <text:p text:style-name="P34">Quand par un faux serment il vainquit ma pudeur,</text:p>
      <text:p text:style-name="P33"><text:span text:style-name="T40">Voyez de quel m</text:span><text:span text:style-name="T41">é</text:span><text:span text:style-name="T40">pris vous traite son parjure,</text:span></text:p>
      <text:p text:style-name="P33"><text:span text:style-name="T40">Et m'aidez </text:span><text:span text:style-name="T41">à</text:span><text:span text:style-name="T40"> venger cette commune injure !</text:span></text:p>
      <text:p text:style-name="P12"/>
      <text:p text:style-name="P69">C'<text:span text:style-name="T3">é</text:span>tait enfin le v<text:span text:style-name="T3">é</text:span>ritable accent tragique, ignor<text:span text:style-name="T3">é</text:span> dans tout le th<text:span text:style-name="T3">éâ</text:span>tre du moyen <text:span text:style-name="T3">â</text:span>ge, malgr<text:span text:style-name="T3">é</text:span> le path<text:span text:style-name="T3">é</text:span>tique sujet des Myst<text:span text:style-name="T3">è</text:span>res, et cherch<text:span text:style-name="T3">é</text:span> vaine­ment sur la sc<text:span text:style-name="T3">è</text:span>ne fran<text:span text:style-name="T3">ç</text:span>aise dans tout le th<text:span text:style-name="T3">éâ</text:span>tre de la Renaissance. Quel flot d'<text:span text:style-name="T3">é</text:span>loquence passionn<text:span text:style-name="T3">é</text:span>e dans ces mal<text:span text:style-name="T3">é</text:span>dictions de la femme trahie !</text:p>
      <text:p text:style-name="P12"/>
      <text:p text:style-name="P34">Qu'il coure vagabond de province en province !</text:p>
      <text:p text:style-name="P33"><text:span text:style-name="T40">Qu'il fasse l</text:span><text:span text:style-name="T41">â</text:span><text:span text:style-name="T40">chement la cour </text:span><text:span text:style-name="T41">à</text:span><text:span text:style-name="T40"> chaque prince !</text:span></text:p>
      <text:p text:style-name="P33"><text:span text:style-name="T40">Banni de tous c</text:span><text:span text:style-name="T41">ô</text:span><text:span text:style-name="T40">t</text:span><text:span text:style-name="T41">é</text:span><text:span text:style-name="T40">s, sans biens et sans appui,</text:span></text:p>
      <text:p text:style-name="P33"><text:span text:style-name="T40">Accabl</text:span><text:span text:style-name="T41">é</text:span><text:span text:style-name="T40"> de frayeur, de mis</text:span><text:span text:style-name="T41">è</text:span><text:span text:style-name="T40">re et d'ennui,</text:span></text:p>
      <text:p text:style-name="P33"><text:span text:style-name="T40">Qu'</text:span><text:span text:style-name="T41">à</text:span><text:span text:style-name="T40"> ses plus grands malheurs aucun ne comp</text:span><text:span text:style-name="T41">â</text:span><text:span text:style-name="T40">ti</text:span><text:span text:style-name="T41">sse !</text:span></text:p>
      <text:p text:style-name="P33"><text:span text:style-name="T40">Qu'il ait regret </text:span><text:span text:style-name="T41">à</text:span><text:span text:style-name="T40"> moi, pour son dernier supplice ;</text:span></text:p>
      <text:p text:style-name="P34">Et que mon souvenir jusque dans le tombeau</text:p>
      <text:p text:style-name="P33"><text:span text:style-name="T40">Attache </text:span><text:span text:style-name="T41">à</text:span><text:span text:style-name="T40"> son esprit un </text:span><text:span text:style-name="T41">é</text:span><text:span text:style-name="T40">ternel bourreau !</text:span></text:p>
      <text:p text:style-name="P33"><text:span text:style-name="T40">Jason me r</text:span><text:span text:style-name="T41">é</text:span><text:span text:style-name="T40">pudie ! Eh ! qui l'aurait pu croire ?</text:span></text:p>
      <text:p text:style-name="P33"><text:span text:style-name="T40">S'il a manqu</text:span><text:span text:style-name="T41">é</text:span><text:span text:style-name="T40"> d'amour, manque-t-il de m</text:span><text:span text:style-name="T41">é</text:span><text:span text:style-name="T40">moire ?</text:span></text:p>
      <text:p text:style-name="P34">Me peut-il bien quitter apr<text:span text:style-name="T3">è</text:span>s tant de bienfaits ? </text:p>
      <text:p text:style-name="P34">M'ose-t-il bien quitter, apr<text:span text:style-name="T3">è</text:span>s tant de forfaits ?</text:p>
      <text:p text:style-name="P34">Sachant ce que je puis, ayant vu ce que j'ose,</text:p>
      <text:p text:style-name="P34">Croit-il que m'offenser ce soit si peu de chose ?</text:p>
      <text:p text:style-name="P37"/>
      <text:p text:style-name="P69">Et enfin, ce dialogue, dont le principal trait est devenu universellement c<text:span text:style-name="T3">é</text:span>l<text:span text:style-name="T3">è</text:span>bre :</text:p>
      <text:p text:style-name="P73"/>
      <text:p text:style-name="P41"><text:span text:style-name="T5">m</text:span><text:span text:style-name="T13">é</text:span><text:span text:style-name="T5">d</text:span><text:span text:style-name="T13">é</text:span><text:span text:style-name="T5">e</text:span></text:p>
      <text:p text:style-name="P34">L'<text:span text:style-name="T3">â</text:span>me doit se roidir, plus elle est menac<text:span text:style-name="T3">é</text:span>e,</text:p>
      <text:p text:style-name="P34">Et contre la fortune aller t<text:span text:style-name="T3">ê</text:span>te baiss<text:span text:style-name="T3">é</text:span>e,</text:p>
      <text:p text:style-name="P34">La choquer hardiment et, sans craindre la mort,</text:p>
      <text:p text:style-name="P34">Se pr<text:span text:style-name="T3">é</text:span>senter de front <text:span text:style-name="T3">à</text:span> son plus rude effort :</text:p>
      <text:p text:style-name="P34">Cette l<text:span text:style-name="T3">â</text:span>che ennemie a peur des grands courages,</text:p>
      <text:p text:style-name="P34">Et sur ceux qu'elle abat redouble ses outrages...</text:p>
      <text:p text:style-name="P37"/>
      <text:p text:style-name="P41"><text:soft-page-break/><text:span text:style-name="T5">n</text:span><text:span text:style-name="T13">é</text:span><text:span text:style-name="T5">rine</text:span></text:p>
      <text:p text:style-name="P34">Votre pays vous hait, votre <text:span text:style-name="T3">é</text:span>poux est sans foi : </text:p>
      <text:p text:style-name="P34">Dans un si grand revers, que vous reste-il ?</text:p>
      <text:p text:style-name="P23"/>
      <text:p text:style-name="P41"><text:span text:style-name="T5">m</text:span><text:span text:style-name="T13">é</text:span><text:span text:style-name="T5">d</text:span><text:span text:style-name="T13">é</text:span><text:span text:style-name="T5">e</text:span></text:p>
      <text:p text:style-name="P41"><text:s text:c="11"/>Moi.</text:p>
      <text:p text:style-name="P34">Moi, dis-je, et c'est assez.</text:p>
      <text:p text:style-name="P37"/>
      <text:p text:style-name="P99">A la v<text:span text:style-name="T3">é</text:span>rit<text:span text:style-name="T3">é</text:span>, nous venons de rappeler que dans tous ces passages Corneille imite le po<text:span text:style-name="T3">è</text:span>te tragique latin. Mais Jodelle et Garnier l'avaient imit<text:span text:style-name="T3">é</text:span> aussi, et cependant leur plume n'avait jamais rencontr<text:span text:style-name="T3">é</text:span> rien qui approch<text:span text:style-name="T3">â</text:span>t de ce ton. Voltaire dit fort bien que de pareils vers annon<text:span text:style-name="T3">ç</text:span>aient Corneille. M. Guizot ajoute, avec raison, qu'ils annon<text:span text:style-name="T3">ç</text:span>aient la trag<text:span text:style-name="T3">é</text:span>die. Oui, la trag<text:span text:style-name="T3">é</text:span>die fran<text:span text:style-name="T3">ç</text:span>aise date de l<text:span text:style-name="T3">à</text:span><text:span text:style-name="T18">.</text:span></text:p>
      <text:p text:style-name="P97"><text:span text:style-name="T19">Mais voici la curiosit</text:span><text:span text:style-name="T20">é</text:span><text:span text:style-name="T19">, le ph</text:span><text:span text:style-name="T20">é</text:span><text:span text:style-name="T19">nom</text:span><text:span text:style-name="T20">è</text:span><text:span text:style-name="T19">ne </text:span><text:span text:style-name="T20">étrange :</text:span><text:span text:style-name="T19"> combien de sinuosit</text:span><text:span text:style-name="T20">é</text:span><text:span text:style-name="T19">s dans la marche du g</text:span><text:span text:style-name="T20">é</text:span><text:span text:style-name="T19">nie et de l'art qui se cherche ! On s'imaginerait que d</text:span><text:span text:style-name="T20">è</text:span><text:span text:style-name="T19">s lors Corneille sait qu'il a trouv</text:span><text:span text:style-name="T20">é</text:span><text:span text:style-name="T19"> sa voie et ne va plus en sortir ? Eh bien ! non, il se remet </text:span><text:span text:style-name="T20">à</text:span><text:span text:style-name="T19"> errer. L'ann</text:span><text:span text:style-name="T20">é</text:span><text:span text:style-name="T19">e suivante, 1736, c'est-</text:span><text:span text:style-name="T20">à</text:span><text:span text:style-name="T19">-dire l'ann</text:span><text:span text:style-name="T20">é</text:span><text:span text:style-name="T19">e m</text:span><text:span text:style-name="T20">ê</text:span><text:span text:style-name="T19">me qui doit </text:span><text:span text:style-name="T20">ê</text:span><text:span text:style-name="T19">tre celle de l'</text:span><text:span text:style-name="T20">é</text:span><text:span text:style-name="T19">closion du </text:span><text:span text:style-name="T29">Cid</text:span><text:span text:style-name="T19">, et imm</text:span><text:span text:style-name="T20">é</text:span><text:span text:style-name="T24">­</text:span><text:span text:style-name="T19">diatement avant ce chef-d'</text:span><text:span text:style-name="T20">œ</text:span><text:span text:style-name="T19">uvre, il revient </text:span><text:span text:style-name="T20">à</text:span><text:span text:style-name="T19"> ses anciens t</text:span><text:span text:style-name="T20">â</text:span><text:span text:style-name="T19">tonnements et donne la pi</text:span><text:span text:style-name="T20">è</text:span><text:span text:style-name="T19">ce la plus bizarre qu'il ait jamais faite : </text:span><text:span text:style-name="T29">l'Illusion comique</text:span><text:span text:style-name="T19">. C'est un p</text:span><text:span text:style-name="T20">ê</text:span><text:span text:style-name="T19">le-m</text:span><text:span text:style-name="T20">ê</text:span><text:span text:style-name="T19">le de tous les genres ; l'auteur lui- m</text:span><text:span text:style-name="T20">ê</text:span><text:span text:style-name="T19">me, dans sa d</text:span><text:span text:style-name="T20">é</text:span><text:span text:style-name="T19">dicace s'exprime en ces termes : </text:span><text:span text:style-name="T20">«</text:span><text:span text:style-name="T19"> Voici un </text:span><text:span text:style-name="T20">é</text:span><text:span text:style-name="T19">trange monstre. Le premier acte n'est qu'un prologue, les trois suivants font une com</text:span><text:span text:style-name="T20">é</text:span><text:span text:style-name="T19">die imparfaite, le dernier est une trag</text:span><text:span text:style-name="T20">é</text:span><text:span text:style-name="T19">die ; et tout cela, cousu ensemble, fait une com</text:span><text:span text:style-name="T20">é</text:span><text:span text:style-name="T19">die. Qu'on en nomme l'invention bizarre et extravagante, tant qu'on vou­dra ; elle est nouvelle ; et souvent la gr</text:span><text:span text:style-name="T20">â</text:span><text:span text:style-name="T19">ce de la nouveaut</text:span><text:span text:style-name="T20">é</text:span><text:span text:style-name="T19">, parmi nos Fran</text:span><text:span text:style-name="T20">ç</text:span><text:span text:style-name="T19">ais, n'est pas un petit degr</text:span><text:span text:style-name="T20">é</text:span><text:span text:style-name="T19"> de bont</text:span><text:span text:style-name="T20">é</text:span><text:span text:style-name="T19">. </text:span><text:span text:style-name="T20">»</text:span></text:p>
      <text:p text:style-name="P12"/>
      <text:p text:style-name="P69">La liste des personnages donnera un aper<text:span text:style-name="T3">ç</text:span>u des <text:span text:style-name="T3">é</text:span>l<text:span text:style-name="T3">é</text:span>ments de cette pi<text:span text:style-name="T3">è</text:span>ce <text:span text:style-name="T3">étrange </text:span>:</text:p>
      <text:p text:style-name="P73"/>
      <text:p text:style-name="P33"><text:span text:style-name="T14">Alcandre</text:span><text:span text:style-name="T40">, magicien.</text:span></text:p>
      <text:p text:style-name="P33"><text:span text:style-name="T14">Pridamant</text:span><text:span text:style-name="T40">, p</text:span><text:span text:style-name="T41">è</text:span><text:span text:style-name="T40">re de Clindor.</text:span></text:p>
      <text:p text:style-name="P33"><text:span text:style-name="T14">Dorante</text:span><text:span text:style-name="T40">, ami de Pridamant.</text:span></text:p>
      <text:p text:style-name="P33"><text:span text:style-name="T14">Matamore</text:span><text:span text:style-name="T40">, capitan gascon, amoureux d'Isabelle : (per</text:span><text:span text:style-name="T41">sonnage et nom espagnols </text:span><text:span text:style-name="T40">: </text:span><text:span text:style-name="T29">capitan mata Moros</text:span><text:span text:style-name="T40">, </text:span><text:span text:style-name="T41">«</text:span><text:span text:style-name="T42"> </text:span><text:span text:style-name="T40">capitaine tue-mores </text:span><text:span text:style-name="T41">»</text:span><text:span text:style-name="T40">.) </text:span></text:p>
      <text:p text:style-name="P33"><text:span text:style-name="T14">Clindor</text:span><text:span text:style-name="T40">, suivant du capitan et amant d'Isabelle.</text:span></text:p>
      <text:p text:style-name="P33"><text:span text:style-name="T14">Isabelle</text:span><text:span text:style-name="T40">, repr</text:span><text:span text:style-name="T41">é</text:span><text:span text:style-name="T40">sentant</text:span><text:span text:style-name="T14"> hippolyte</text:span><text:span text:style-name="T40">, femme de Th</text:span><text:span text:style-name="T41">é</text:span><text:span text:style-name="T40">ag</text:span><text:span text:style-name="T41">è</text:span><text:span text:style-name="T40">ne.</text:span></text:p>
      <text:p text:style-name="P33"><text:span text:style-name="T14">Clindor</text:span><text:span text:style-name="T40">, repr</text:span><text:span text:style-name="T41">é</text:span><text:span text:style-name="T40">sentant</text:span><text:span text:style-name="T14"> th</text:span><text:span text:style-name="T15">é</text:span><text:span text:style-name="T14">ag</text:span><text:span text:style-name="T15">è</text:span><text:span text:style-name="T14">ne</text:span><text:span text:style-name="T40">, seigneur an­glais.</text:span></text:p>
      <text:p text:style-name="P37"/>
      <text:p text:style-name="P34">Le page du capitan.</text:p>
      <text:p text:style-name="P34">Le ge<text:span text:style-name="T3">ô</text:span>lier de Bordeaux.</text:p>
      <text:p text:style-name="P34">Etc., etc.</text:p>
      <text:p text:style-name="P34"><text:span text:style-name="T3">«</text:span> La sc<text:span text:style-name="T3">è</text:span>ne est en Touraine, en une campagne proche de la grotte du magicien. <text:span text:style-name="T3">»</text:span> <text:s text:c="3"/></text:p>
      <text:p text:style-name="P37"/>
      <text:p text:style-name="P99">Vous voyez d'ici ce que tout cela promet de bizarreries. Cependant la vari<text:span text:style-name="T3">é</text:span>t<text:span text:style-name="T3">é</text:span> <text:soft-page-break/>excessive de ce pot-pourri, les d<text:span text:style-name="T3">é</text:span>cors, les machines, le grotesque m<text:span text:style-name="T3">ê</text:span>me de l'imagination dans les sc<text:span text:style-name="T3">è</text:span>nes du capitan Matamore, firent le succ<text:span text:style-name="T3">è</text:span>s de la pi<text:span text:style-name="T3">è</text:span>ce ; si bien qu'elle se maintint au th<text:span text:style-name="T3">éâ</text:span>tre pendant trente ans !</text:p>
      <text:p text:style-name="P69">On y peut <text:span text:style-name="T3">é</text:span>tudier comment Corneille entendait l'emploi du grotesque et de la fantaisie <text:span text:style-name="T3">é</text:span>norme. Matamore, par exemple, s'entretenant avec son sui­vant Clindor, celui-ci l'interroge, sur la r<text:span text:style-name="T3">ê</text:span>verie o<text:span text:style-name="T3">ù</text:span> il le voit plong<text:span text:style-name="T3">é</text:span><text:span text:style-name="T18">.</text:span></text:p>
      <text:p text:style-name="P20">matamore</text:p>
      <text:p text:style-name="P34">Il est vrai que je r<text:span text:style-name="T3">ê</text:span>ve, et ne saurais r<text:span text:style-name="T3">é</text:span>soudre</text:p>
      <text:p text:style-name="P34">Lequel je dois des deux le premier mettre en poudre,</text:p>
      <text:p text:style-name="P34">Du grand Sophi de Perse, ou bien du grand Mogor.</text:p>
      <text:p text:style-name="P37"/>
      <text:p text:style-name="P20">clindor</text:p>
      <text:p text:style-name="P34">Eh ! de gr<text:span text:style-name="T3">â</text:span>ce, Monsieur, laissez-les vivre encor ;</text:p>
      <text:p text:style-name="P34">Qu'ajouterait leur perte <text:span text:style-name="T3">à</text:span> votre renomm<text:span text:style-name="T3">é</text:span>e ?</text:p>
      <text:p text:style-name="P34">D'ailleurs, quand auriez-vous rassembl<text:span text:style-name="T3">é</text:span> votre arm<text:span text:style-name="T3">é</text:span>e ?</text:p>
      <text:p text:style-name="P37"/>
      <text:p text:style-name="P20">matamore</text:p>
      <text:p text:style-name="P33"><text:span text:style-name="T40">Mon arm</text:span><text:span text:style-name="T41">é</text:span><text:span text:style-name="T40">e ? ah, poltron ! ah, tra</text:span><text:span text:style-name="T41">î</text:span><text:span text:style-name="T40">tre ! pour leur mort</text:span></text:p>
      <text:p text:style-name="P33"><text:span text:style-name="T40">Tu crois donc que ce bras ne soit pas assez fort ?</text:span></text:p>
      <text:p text:style-name="P34">Le seul bruit de mon nom renverse les murailles,</text:p>
      <text:p text:style-name="P33"><text:span text:style-name="T40">D</text:span><text:span text:style-name="T41">é</text:span><text:span text:style-name="T40">fait les escadrons, et gagne les batailles.</text:span></text:p>
      <text:p text:style-name="P12"/>
      <text:p text:style-name="P69">Notons, au passage, que Boileau, trouvant de bonne prise ces deux vers, les a appliqu<text:span text:style-name="T3">é</text:span>s, <text:span text:style-name="T3">à</text:span> peu pr<text:span text:style-name="T3">è</text:span>s tels quels, au grand Cond<text:span text:style-name="T3">é</text:span><text:span text:style-name="T18">.</text:span></text:p>
      <text:p text:style-name="P69">Matamore a la pr<text:span text:style-name="T3">é</text:span>tention d'<text:span text:style-name="T3">ê</text:span>tre irr<text:span text:style-name="T3">é</text:span>sistible en amour comme en guerre. Apr<text:span text:style-name="T3">è</text:span>s avoir montr<text:span text:style-name="T3">é</text:span> d'a­bord sa mine farouche, il fait ensuite le gracieux, en pensant <text:span text:style-name="T3">à</text:span> sa ma<text:span text:style-name="T3">î</text:span>tresse. Apr<text:span text:style-name="T3">è</text:span>s la rodomontade, la fatuit<text:span text:style-name="T3">é</text:span><text:span text:style-name="T18">.</text:span></text:p>
      <text:p text:style-name="P68"/>
      <text:p text:style-name="P34">Ce penser m'adoucit : va, ma col<text:span text:style-name="T3">è</text:span>re cesse ;</text:p>
      <text:p text:style-name="P34">Et ce petit archer qui dompte tous les dieux</text:p>
      <text:p text:style-name="P34">Vient de chasser la mort qui logeait dans mes yeux.</text:p>
      <text:p text:style-name="P34">Regarde, j'ai quitt<text:span text:style-name="T3">é</text:span> cette effroyable mine,</text:p>
      <text:p text:style-name="P34">Qui massacre, d<text:span text:style-name="T3">é</text:span>truit, brise, br<text:span text:style-name="T3">û</text:span>le, extermine ;</text:p>
      <text:p text:style-name="P34">Et, pensant au bel <text:span text:style-name="T3">œ</text:span>il qui tient ma libert<text:span text:style-name="T3">é</text:span><text:span text:style-name="T18">,</text:span></text:p>
      <text:p text:style-name="P44">Je ne suis plus qu'amour, que gr<text:span text:style-name="T3">â</text:span>ce, que beaut<text:span text:style-name="T3">é</text:span>. </text:p>
      <text:p text:style-name="P44">……………………………………………………………<text:span text:style-name="T18">..</text:span></text:p>
      <text:p text:style-name="P34">Je te le dis encor, ne sois plus en alarme : </text:p>
      <text:p text:style-name="P34">Quand je veux, j'<text:span text:style-name="T3">é</text:span>pouvante ; et, quand je veux, je</text:p>
      <text:p text:style-name="P34"><text:s text:c="67"/>charme,</text:p>
      <text:p text:style-name="P34">Et, selon qu'il me pla<text:span text:style-name="T3">î</text:span>t, je remplis tour <text:span text:style-name="T3">à</text:span> tour</text:p>
      <text:p text:style-name="P34">Les hommes de terreur, et les femmes d'amour.</text:p>
      <text:p text:style-name="P37"/>
      <text:p text:style-name="P69">Matamore r<text:span text:style-name="T3">é</text:span>v<text:span text:style-name="T3">è</text:span>le <text:span text:style-name="T3">à</text:span> Clindor qu'autrefois il <text:span text:style-name="T3">é</text:span>tait terrible et beau en m<text:span text:style-name="T3">ê</text:span>me temps ; <text:soft-page-break/>dans certains mo­ments cela le g<text:span text:style-name="T3">ê</text:span>nait ; alors il a demand<text:span text:style-name="T3">é</text:span> au roi des dieux d'<text:span text:style-name="T3">ê</text:span>tre seulement l'un ou l'autre <text:span text:style-name="T3">à</text:span> vo­lont<text:span text:style-name="T3">é</text:span> ; Jupiter s'est empress<text:span text:style-name="T3">é</text:span> de lui complaire.</text:p>
      <text:p text:style-name="P68"/>
      <text:p text:style-name="P34">Ce que je demandais fut pr<text:span text:style-name="T3">ê</text:span>t en un moment :</text:p>
      <text:p text:style-name="P34">Et, depuis, je suis beau quand je veux seulement.</text:p>
      <text:p text:style-name="P73"/>
      <text:p text:style-name="P69">Il explique alors <text:span text:style-name="T3">à</text:span> son confident que cela lui est bien<text:span text:style-name="T3"> plus commode avec les femmes :</text:span></text:p>
      <text:p text:style-name="P68"/>
      <text:p text:style-name="P34">Du temps que ma beaut<text:span text:style-name="T3">é</text:span> m'<text:span text:style-name="T3">é</text:span>tait ins<text:span text:style-name="T3">é</text:span>parable,</text:p>
      <text:p text:style-name="P34">Leurs pers<text:span text:style-name="T3">é</text:span>cutions me rendaient mis<text:span text:style-name="T3">é</text:span>rable ;</text:p>
      <text:p text:style-name="P34">Je ne pouvais sortir sans les faire p<text:span text:style-name="T3">â</text:span>mer :</text:p>
      <text:p text:style-name="P34">Mille mouraient par jour, <text:span text:style-name="T3">à</text:span> force de m'aimer.</text:p>
      <text:p text:style-name="P34">J'avais des rendez-vous de toutes les princesses ;</text:p>
      <text:p text:style-name="P34">Les reines <text:span text:style-name="T3">à l’</text:span>envi mendiaient mes caresses :</text:p>
      <text:p text:style-name="P34">Celle d'Ethiopie, et celle du Japon,</text:p>
      <text:p text:style-name="P34">Dans leurs soupirs d'amour ne m<text:span text:style-name="T3">ê</text:span>laient que mon nom ;</text:p>
      <text:p text:style-name="P34">De passion pour moi deux sultanes troubl<text:span text:style-name="T3">è</text:span>rent<text:span text:style-name="T3"> %6% ;</text:span></text:p>
      <text:p text:style-name="P34">Deux autres, pour me voir, du s<text:span text:style-name="T3">é</text:span>rail s'<text:span text:style-name="T3">é</text:span>chapp<text:span text:style-name="T3">è</text:span>rent ;</text:p>
      <text:p text:style-name="P34">J'en fus mal quelque temps avec le Grand-Seigneur.</text:p>
      <text:p text:style-name="P12"/>
      <text:p text:style-name="P69">L'Aurore elle-m<text:span text:style-name="T3">ê</text:span>me, un beau matin, ne vint-elle pas se jeter <text:span text:style-name="T3">à</text:span> sa t<text:span text:style-name="T3">ê</text:span>te ? Lui, Matamore, demeura in­sensible, par sagesse et par <text:span text:style-name="T3">é</text:span>gard pour la Nature. Quel <text:span text:style-name="T3">é</text:span>trange d<text:span text:style-name="T3">é</text:span>sordre causa pourtant ce retard d'Aurore !</text:p>
      <text:p text:style-name="P68"/>
      <text:p text:style-name="P34">Oui, je te veux conter une <text:span text:style-name="T3">é</text:span>trange aventure,</text:p>
      <text:p text:style-name="P34">Qui jeta du d<text:span text:style-name="T3">é</text:span>sordre en toute la nature,</text:p>
      <text:p text:style-name="P34">Mais d<text:span text:style-name="T3">é</text:span>sordre aussi grand qu'on en voye arriver :</text:p>
      <text:p text:style-name="P34">Le soleil fut, un jour, sans pouvoir se lever ;</text:p>
      <text:p text:style-name="P34">Et ce visible dieu, que tant de monde adore,</text:p>
      <text:p text:style-name="P34">Pour marcher devant lui ne trouvait point d'Aurore :</text:p>
      <text:p text:style-name="P34">On la cherchait partout, au lit du vieux Tithon,</text:p>
      <text:p text:style-name="P34">Dans les bois de C<text:span text:style-name="T3">é</text:span>phale, au palais de Memnon ;</text:p>
      <text:p text:style-name="P34">Et, faute de trouver cette belle fourri<text:span text:style-name="T3">è</text:span>re,</text:p>
      <text:p text:style-name="P34">Le jour jusqu'<text:span text:style-name="T3">à</text:span> midi se passa sans lumi<text:span text:style-name="T3">è</text:span>re.</text:p>
      <text:p text:style-name="P20">clindor</text:p>
      <text:p text:style-name="P34">O<text:span text:style-name="T3">ù</text:span> pouvait <text:span text:style-name="T3">ê</text:span>tre alors la reine des clart<text:span text:style-name="T3">é</text:span>s ?</text:p>
      <text:p text:style-name="P20">matamore</text:p>
      <text:p text:style-name="P34">Au milieu de ma chambre, <text:span text:style-name="T3">à</text:span> m'offrir ses beaut<text:span text:style-name="T3">é</text:span>s.</text:p>
      <text:p text:style-name="P34">Elle y perdit son temps, elle y perdit ses larmes :</text:p>
      <text:p text:style-name="P33"><text:span text:style-name="T40">Mon c</text:span><text:span text:style-name="T41">œ</text:span><text:span text:style-name="T40">ur fut insensible </text:span><text:span text:style-name="T41">à</text:span><text:span text:style-name="T40"> ses plus puissants charmes ;</text:span></text:p>
      <text:p text:style-name="P34">Et tout ce qu'elle obtint par son frivole amour</text:p>
      <text:p text:style-name="P33"><text:span text:style-name="T40">Fut un ordre pr</text:span><text:span text:style-name="T41">é</text:span><text:span text:style-name="T40">cis d'aller rendre le jour.</text:span></text:p>
      <text:p text:style-name="P12"/>
      <text:p text:style-name="P81"><text:soft-page-break/><text:span text:style-name="T19">Tout cela, sans doute, est un peu gros et un peu froid ; mais si, pour un instant</text:span><text:span text:style-name="T24">,</text:span><text:span text:style-name="T19"> le genre est admis, la charge peut sembler assez dr</text:span><text:span text:style-name="T20">ô</text:span><text:span text:style-name="T19">le. En tout cas, il est curieux d'observer que Corneille </text:span><text:span text:style-name="T20">é</text:span><text:span text:style-name="T19">crit ces bouffonneries avec la m</text:span><text:span text:style-name="T20">ê</text:span><text:span text:style-name="T19">me plume que </text:span><text:span text:style-name="T29">le Cid</text:span><text:span text:style-name="T19">. Dans </text:span><text:span text:style-name="T30">l’Ill</text:span><text:span text:style-name="T29">usion comique</text:span><text:span text:style-name="T19">, il fait gros ; dans </text:span><text:span text:style-name="T29">le Cid</text:span><text:span text:style-name="T24">,</text:span><text:span text:style-name="T19"> il fait grand ; mais les tons, de l'un </text:span><text:span text:style-name="T20">à</text:span><text:span text:style-name="T19"> l'autre, quelquefois se rencontrent ; t</text:span><text:span text:style-name="T20">é</text:span><text:span text:style-name="T19">moin ces deux vers du Matamore, que Despr</text:span><text:span text:style-name="T20">é</text:span><text:span text:style-name="T19">aux applique au grand Cond</text:span><text:span text:style-name="T20">é</text:span><text:span text:style-name="T19">, et d'autres de Don Di</text:span><text:span text:style-name="T20">è</text:span><text:span text:style-name="T19">gue qui les rappellent aussi.</text:span></text:p>
      <text:p text:style-name="P81"><text:span text:style-name="T19">Pendant que le capitan conte </text:span><text:span text:style-name="T20">à</text:span><text:span text:style-name="T19"> Clindor ses prouesses tour </text:span><text:span text:style-name="T20">à</text:span><text:span text:style-name="T19"> tour guerri</text:span><text:span text:style-name="T20">è</text:span><text:span text:style-name="T19">res et amoureuses, Isabelle para</text:span><text:span text:style-name="T20">î</text:span><text:span text:style-name="T19">t, accompagn</text:span><text:span text:style-name="T20">é</text:span><text:span text:style-name="T19">e d'un homme : c'est le rival de Matamore. Celui-ci, au lieu de la lui dis­puter, trouve sage de s'</text:span><text:span text:style-name="T20">é</text:span><text:span text:style-name="T19">loigner.</text:span></text:p>
      <text:p text:style-name="P68"/>
      <text:p text:style-name="P88">matamore</text:p>
      <text:p text:style-name="P34">Ce diable de rival l'accompagne sans cesse.</text:p>
      <text:p text:style-name="P37"/>
      <text:p text:style-name="P20">clindor</text:p>
      <text:p text:style-name="P34">O<text:span text:style-name="T3">ù</text:span> vous retirez-vous ?</text:p>
      <text:p text:style-name="P37"/>
      <text:p text:style-name="P88">matamore</text:p>
      <text:p text:style-name="P33"><text:span text:style-name="T40"><text:s text:c="32"/>Ce fat n'est pas vaillant,</text:span></text:p>
      <text:p text:style-name="P33"><text:span text:style-name="T40">Mais il a quelque humeur qui le rend insolent</text:span><text:span text:style-name="T43">.</text:span></text:p>
      <text:p text:style-name="P33"><text:span text:style-name="T40">Peut-</text:span><text:span text:style-name="T41">ê</text:span><text:span text:style-name="T40">tre qu'orgueilleux d'</text:span><text:span text:style-name="T41">ê</text:span><text:span text:style-name="T40">tre avec cette belle,</text:span></text:p>
      <text:p text:style-name="P33"><text:span text:style-name="T40">Il serait assez vain pour me faire querelle.</text:span></text:p>
      <text:p text:style-name="P35"/>
      <text:p text:style-name="P20">clindor</text:p>
      <text:p text:style-name="P34">Ce serait bien courir lui-m<text:span text:style-name="T3">ê</text:span>me <text:span text:style-name="T3">à</text:span> son malheur.</text:p>
      <text:p text:style-name="P37"/>
      <text:p text:style-name="P20">matamore</text:p>
      <text:p text:style-name="P34">Lorsque j'ai ma beaut<text:span text:style-name="T3">é</text:span>, je n'ai point ma valeur.</text:p>
      <text:p text:style-name="P37"/>
      <text:p text:style-name="P20">clindor</text:p>
      <text:p text:style-name="P34">Cessez d'<text:span text:style-name="T3">ê</text:span>tre charmant, et faites-vous terrible.</text:p>
      <text:p text:style-name="P37"/>
      <text:p text:style-name="P20">matamore</text:p>
      <text:p text:style-name="P34">Mais tu n'en pr<text:span text:style-name="T3">é</text:span>vois pas l'accident infaillible :</text:p>
      <text:p text:style-name="P34">Je ne saurais me faire effroyable <text:span text:style-name="T3">à</text:span> demi ;</text:p>
      <text:p text:style-name="P34">Je tuerais ma ma<text:span text:style-name="T3">î</text:span>tresse avec mon ennemi.</text:p>
      <text:p text:style-name="P34">Attendons en ce coin l'heure qui les s<text:span text:style-name="T3">é</text:span>pare.</text:p>
      <text:p text:style-name="P23"/>
      <text:p text:style-name="P20">clindor</text:p>
      <text:p text:style-name="P34">Comme votre valeur, votre prudence est rare.</text:p>
      <text:p text:style-name="P73"/>
      <text:p text:style-name="P69">On a peine <text:span text:style-name="T3">à</text:span> croire jusqu'<text:span text:style-name="T3">à</text:span> quel degr<text:span text:style-name="T3">é</text:span> Corneille, une fois en veine de bizarrerie, se laisse entra<text:span text:style-name="T3">î</text:span>ner. Matamore ayant <text:span text:style-name="T3">à</text:span> se plaindre du p<text:span text:style-name="T3">è</text:span>re d'Isabelle, qui l'a invit<text:span text:style-name="T3">é</text:span> <text:span text:style-name="T3">à</text:span> <text:soft-page-break/>ne pas remettre les pieds chez lui, Clindor exhorte son ma<text:span text:style-name="T3">î</text:span>tre <text:span text:style-name="T3">à</text:span> y revenir tout de m<text:span text:style-name="T3">ê</text:span>me et <text:span text:style-name="T3">à</text:span> le narguer :</text:p>
      <text:p text:style-name="P68"/>
      <text:p text:style-name="P34">Tandis qu'il est dehors, allez d<text:span text:style-name="T3">è</text:span>s aujourd'hui</text:p>
      <text:p text:style-name="P34">Causer de vos amours et vous moquer de lui.</text:p>
      <text:p text:style-name="P20">matamore</text:p>
      <text:p text:style-name="P33"><text:span text:style-name="T40">Cad</text:span><text:span text:style-name="T41">é</text:span><text:span text:style-name="T40">diou ! ses valets feraient quelque insolence.</text:span></text:p>
      <text:p text:style-name="P12"/>
      <text:p text:style-name="P20">clindor</text:p>
      <text:p text:style-name="P34">Ce fer a trop de quoi dompter leur violence.</text:p>
      <text:p text:style-name="P37"/>
      <text:p text:style-name="P20">matamore</text:p>
      <text:p text:style-name="P34">Oui, mais les feux qu'il jette en sortant de prison</text:p>
      <text:p text:style-name="P34">Auraient, en un moment, embras<text:span text:style-name="T3">é</text:span> la maison,</text:p>
      <text:p text:style-name="P34">D<text:span text:style-name="T3">é</text:span>vor<text:span text:style-name="T3">é</text:span> tout <text:span text:style-name="T3">à</text:span> l'heure ardoises et goutti<text:span text:style-name="T3">è</text:span>res,</text:p>
      <text:p text:style-name="P34">Fa<text:span text:style-name="T3">î</text:span>tes, lattes, chevrons, montants, courbes, fili<text:span text:style-name="T3">è</text:span>res,</text:p>
      <text:p text:style-name="P34">Entre-toises, sommiers, colonnes, soliveaux,</text:p>
      <text:p text:style-name="P34">Parnes, soles, appuis, jambages, traveteaux,</text:p>
      <text:p text:style-name="P34">Portes, grilles, verroux, serrures, tuiles, pierres,</text:p>
      <text:p text:style-name="P34">Plomb, fer, pl<text:span text:style-name="T3">â</text:span>tre, ciment, peinture, marbre, verres,</text:p>
      <text:p text:style-name="P34">Caves, puits, cours, perrons, salles, chambres, greniers,</text:p>
      <text:p text:style-name="P34">Offices, cabinets, terrasses, escaliers !...</text:p>
      <text:p text:style-name="P34">Juge un peu quel d<text:span text:style-name="T3">é</text:span>sordre aux yeux de ma charmeuse !</text:p>
      <text:p text:style-name="P34">Ces feux <text:span text:style-name="T3">é</text:span>toufferaient son ardeur amoureuse.</text:p>
      <text:p text:style-name="P34">Va lui parler pour moi, toi qui n'es pas vaillant,</text:p>
      <text:p text:style-name="P34">Tu puniras <text:span text:style-name="T3">à</text:span> moins un valet insolent.</text:p>
      <text:p text:style-name="P37"/>
      <text:p text:style-name="P20">clindor</text:p>
      <text:p text:style-name="P34">C'est m'exposer...</text:p>
      <text:p text:style-name="P23"/>
      <text:p text:style-name="P41"><text:span text:style-name="T5">matamore</text:span></text:p>
      <text:p text:style-name="P82">Adieu : je vois ouvrir la porte,</text:p>
      <text:p text:style-name="P82">Et crains que sans respect cette canaille sorte.</text:p>
      <text:p text:style-name="P73"/>
      <text:p text:style-name="P81"><text:span text:style-name="T19">L</text:span><text:span text:style-name="T20">à</text:span><text:span text:style-name="T19">-dessus, le brave des braves prend la fuite.</text:span></text:p>
      <text:p text:style-name="P69">Voil<text:span text:style-name="T3">à</text:span> quelques traits seulement de cette pi<text:span text:style-name="T3">è</text:span>ce <text:span text:style-name="T3">é</text:span>trange et curieuse.</text:p>
      <text:p text:style-name="P81"><text:span text:style-name="T19">La m</text:span><text:span text:style-name="T20">ê</text:span><text:span text:style-name="T19">me ann</text:span><text:span text:style-name="T20">é</text:span><text:span text:style-name="T19">e, 1636, en m</text:span><text:span text:style-name="T20">ê</text:span><text:span text:style-name="T19">me temps que le jeune po</text:span><text:span text:style-name="T20">è</text:span><text:span text:style-name="T19">te s'</text:span><text:span text:style-name="T20">é</text:span><text:span text:style-name="T19">gayait na</text:span><text:span text:style-name="T20">ï</text:span><text:span text:style-name="T19">vement </text:span><text:span text:style-name="T20">à</text:span><text:span text:style-name="T19"> ces bouffonneries, il composait et </text:span><text:span text:style-name="T20">é</text:span><text:span text:style-name="T19">crivait </text:span><text:span text:style-name="T29">le Cid</text:span><text:span text:style-name="T20">, — à</text:span><text:span text:style-name="T19"> peu pr</text:span><text:span text:style-name="T20">è</text:span><text:span text:style-name="T19">s comme Rubens peignant de la m</text:span><text:span text:style-name="T20">ê</text:span><text:span text:style-name="T19">me brosse </text:span><text:span text:style-name="T29">la Ker­messe el la Descente de croix</text:span><text:span text:style-name="T19">, mais avec cette diff</text:span><text:span text:style-name="T20">é</text:span><text:span text:style-name="T24">­</text:span><text:span text:style-name="T19">rence que </text:span><text:span text:style-name="T29">la Descente de croix</text:span><text:span text:style-name="T19"> et </text:span><text:span text:style-name="T29">la Kermesse</text:span><text:span text:style-name="T19"> sont deux chefs-d'</text:span><text:span text:style-name="T20">œ</text:span><text:span text:style-name="T19">uvre dans des genres oppos</text:span><text:span text:style-name="T20">é</text:span><text:span text:style-name="T19">s, tandis que </text:span><text:span text:style-name="T29">l'Illusion comique </text:span><text:span text:style-name="T19">est loin de pouvoir obtenir ce titre. Il s'en fallait de beaucoup que Corneille e</text:span><text:span text:style-name="T20">û</text:span><text:span text:style-name="T19">t le go</text:span><text:span text:style-name="T20">û</text:span><text:span text:style-name="T19">t aussi s</text:span><text:span text:style-name="T20">û</text:span><text:span text:style-name="T19">r que son g</text:span><text:span text:style-name="T20">é</text:span><text:span text:style-name="T19">nie </text:span><text:span text:style-name="T20">é</text:span><text:span text:style-name="T19">tait puissant. Peut-</text:span><text:span text:style-name="T20">ê</text:span><text:span text:style-name="T19">tre se d</text:span><text:span text:style-name="T20">é</text:span><text:span text:style-name="T19">lassait-il du sublime par le gro­tesque et du grotesque par le </text:span><text:soft-page-break/><text:span text:style-name="T19">sublime, allant du </text:span><text:span text:style-name="T29">Matamoros</text:span><text:span text:style-name="T19"> ridicule au </text:span><text:span text:style-name="T29">Matamoros</text:span><text:span text:style-name="T19"> h</text:span><text:span text:style-name="T20">é</text:span><text:span text:style-name="T19">ro</text:span><text:span text:style-name="T20">ï</text:span><text:span text:style-name="T19">que car</text:span><text:span text:style-name="T22"> </text:span><text:span text:style-name="T19">Rodrigue, lui aussi, est </text:span><text:span text:style-name="T20">à</text:span><text:span text:style-name="T19"> la lettre un </text:span><text:span text:style-name="T29">tueur de</text:span><text:span text:style-name="T35"> </text:span><text:span text:style-name="T29">Mores</text:span><text:span text:style-name="T19">, et ne manque pas non plus d'emphase :</text:span></text:p>
      <text:p text:style-name="P12"/>
      <text:p text:style-name="P34">Mes pareils <text:span text:style-name="T3">à</text:span> deux fois ne se font pas conna<text:span text:style-name="T3">î</text:span>tre,</text:p>
      <text:p text:style-name="P34">Et pour leurs coups d'essai veulent des coups de ma<text:span text:style-name="T3">î</text:span>tre !</text:p>
      <text:p text:style-name="P73"/>
      <text:p text:style-name="P81"><text:span text:style-name="T19">Tels furent, dans ces huit premi</text:span><text:span text:style-name="T20">è</text:span><text:span text:style-name="T19">res pi</text:span><text:span text:style-name="T20">è</text:span><text:span text:style-name="T19">ces, les t</text:span><text:span text:style-name="T20">â</text:span><text:span text:style-name="T19">tonnements de Corneille se cherchant lui-m</text:span><text:span text:style-name="T20">ê</text:span><text:span text:style-name="T19">me. Puis, port</text:span><text:span text:style-name="T20">é par Guillem de Castro, — autre Espa­gnol, comme Sé</text:span><text:span text:style-name="T19">n</text:span><text:span text:style-name="T20">è</text:span><text:span text:style-name="T19">que, et qui le servit encore mieux,</text:span><text:span text:style-name="T20"> — inspiré</text:span><text:span text:style-name="T19"> aussi par le </text:span><text:span text:style-name="T29">Romancero</text:span><text:span text:style-name="T19">, pouss</text:span><text:span text:style-name="T20">é</text:span><text:span text:style-name="T19"> enfin par son propre g</text:span><text:span text:style-name="T20">é</text:span><text:span text:style-name="T19">nie, son imagination et son c</text:span><text:span text:style-name="T20">œ</text:span><text:span text:style-name="T19">ur, il fit cette merveille, </text:span><text:span text:style-name="T29">le Cid</text:span><text:span text:style-name="T19">, </text:span><text:span text:style-name="T20">«</text:span><text:span text:style-name="T21"> </text:span><text:span text:style-name="T20">cette fleur d'honneur </text:span><text:span text:style-name="T19">et d'amour </text:span><text:span text:style-name="T20">»</text:span><text:span text:style-name="T24">.</text:span></text:p>
      <text:p text:style-name="P81"><text:span text:style-name="T19">Nous l'</text:span><text:span text:style-name="T20">é</text:span><text:span text:style-name="T19">tudierons dans nos prochaines s</text:span><text:span text:style-name="T20">é</text:span><text:span text:style-name="T19">ances, en remontant aux sources espagnoles, et nous verrons </text:span><text:span text:style-name="T20">à</text:span><text:span text:style-name="T19"> quel point, pour le public fran</text:span><text:span text:style-name="T20">ç</text:span><text:span text:style-name="T19">ais de ce temps-l</text:span><text:span text:style-name="T20">à</text:span><text:span text:style-name="T19">, </text:span><text:span text:style-name="T29">le Cid</text:span><text:span text:style-name="T19"> </text:span><text:span text:style-name="T20">é</text:span><text:span text:style-name="T19">tait une </text:span><text:span text:style-name="T20">œ</text:span><text:span text:style-name="T19">uvre r</text:span><text:span text:style-name="T20">é</text:span><text:span text:style-name="T19">volutionnaire, qui devait soulever et souleva en effet bien des d</text:span><text:span text:style-name="T20">é</text:span><text:span text:style-name="T19">bats et des combats.</text:span></text:p>
      <text:p text:style-name="P68"/>
      <text:p text:style-name="P81"><text:span text:style-name="T19">Il y a donc, dans Corneille, plusieurs veines dramatiques et au moins trois courants. Le premier est la com</text:span><text:span text:style-name="T20">é</text:span><text:span text:style-name="T19">die. Connu exclusivement comme po</text:span><text:span text:style-name="T20">è</text:span><text:span text:style-name="T19">te comique pendant bien longtemps, ce ne fut pas sans peine ni sans contestation qu'il vint </text:span><text:span text:style-name="T20">à</text:span><text:span text:style-name="T19"> bout de conqu</text:span><text:span text:style-name="T20">é</text:span><text:span text:style-name="T19">rir un autre titre, celui de po</text:span><text:span text:style-name="T20">è</text:span><text:span text:style-name="T19">te tragique : la trag</text:span><text:span text:style-name="T20">é</text:span><text:span text:style-name="T19">die de </text:span><text:span text:style-name="T29">M</text:span><text:span text:style-name="T30">é</text:span><text:span text:style-name="T29">d</text:span><text:span text:style-name="T30">é</text:span><text:span text:style-name="T29">e</text:span><text:span text:style-name="T19"> marqua et d</text:span><text:span text:style-name="T20">é</text:span><text:span text:style-name="T19">clara par un </text:span><text:span text:style-name="T20">é</text:span><text:span text:style-name="T19">cla­tant succ</text:span><text:span text:style-name="T20">è</text:span><text:span text:style-name="T19">s ce second courant. Enfin, le troisi</text:span><text:span text:style-name="T20">è</text:span><text:span text:style-name="T19">me, qu'on avait vu sourdre d</text:span><text:span text:style-name="T20">è</text:span><text:span text:style-name="T19">s sa seconde pi</text:span><text:span text:style-name="T20">è</text:span><text:span text:style-name="T19">ce, </text:span><text:span text:style-name="T29">Clitandre</text:span><text:span text:style-name="T19">, et que nous voyons aboutir au </text:span><text:span text:style-name="T29">Cid</text:span><text:span text:style-name="T19">, est ce qu'il nommait tragi-com</text:span><text:span text:style-name="T20">é</text:span><text:span text:style-name="T19">die, et qu'aujourd'hui on nomme drame. Nous continuerons de suivre et d'observer ces trois veines dramatiques, au travers des obstacles qu'oppos</text:span><text:span text:style-name="T20">è</text:span><text:span text:style-name="T19">rent au po</text:span><text:span text:style-name="T20">è</text:span><text:span text:style-name="T19">te le p</text:span><text:span text:style-name="T20">é</text:span><text:span text:style-name="T19">dantisme et l'envie.</text:span></text:p>
      <text:p text:style-name="P68"/>
      <text:p text:style-name="P92"/>
      <text:h text:style-name="Heading_20_1" text:outline-level="1"><text:bookmark-start text:name="bookmark9"/>TROISIEME LE<text:span text:style-name="T3">Ç</text:span>ON<text:bookmark-end text:name="bookmark9"/><text:line-break/><text:bookmark-start text:name="bookmark10"/>LE CID<text:bookmark-end text:name="bookmark10"/><text:line-break/><text:span text:style-name="T5">l'espagne et la France</text:span></text:h>
      <text:p text:style-name="P18"/>
      <text:p text:style-name="P8"/>
      <text:p text:style-name="P81"><text:span text:style-name="T19">En 1634, le cardinal de Richelieu et le roi Louis XIII vinrent </text:span><text:span text:style-name="T20">à</text:span><text:span text:style-name="T19"> Rouen ; l'archev</text:span><text:span text:style-name="T20">ê</text:span><text:span text:style-name="T19">que chargea Corneille de c</text:span><text:span text:style-name="T20">é</text:span><text:span text:style-name="T19">l</text:span><text:span text:style-name="T20">é</text:span><text:span text:style-name="T19">brer leur arriv</text:span><text:span text:style-name="T20">é</text:span><text:span text:style-name="T19">e. Richelieu, quelque temps apr</text:span><text:span text:style-name="T20">è</text:span><text:span text:style-name="T19">s, admit le jeune po</text:span><text:span text:style-name="T20">è</text:span><text:span text:style-name="T19">te au nombre des </text:span><text:span text:style-name="T20">«</text:span><text:span text:style-name="T19"> cinq auteurs </text:span><text:span text:style-name="T20">»</text:span><text:span text:style-name="T19"> qui travaillaient avec lui </text:span><text:span text:style-name="T20">à</text:span><text:span text:style-name="T19"> ses </text:span><text:span text:style-name="T20">œ</text:span><text:span text:style-name="T19">uvres dramatiques. Le Cardinal </text:span><text:span text:style-name="T20">é</text:span><text:span text:style-name="T19">tait passionn</text:span><text:span text:style-name="T20">é</text:span><text:span text:style-name="T19"> pour le th</text:span><text:span text:style-name="T20">éâ</text:span><text:span text:style-name="T19">tre : de tous les divertissements de la Cour, il ne go</text:span><text:span text:style-name="T20">û</text:span><text:span text:style-name="T19">tait que celui-l</text:span><text:span text:style-name="T20">à</text:span><text:span text:style-name="T19">. II avait fait con­struire une salle de spectacle en son h</text:span><text:span text:style-name="T20">ô</text:span><text:span text:style-name="T19">tel </text:span><text:span text:style-name="T20">à</text:span><text:span text:style-name="T19"> Paris</text:span><text:span text:style-name="T25"> </text:span><text:span text:style-name="T19">%7%, une autre </text:span><text:span text:style-name="T20">à</text:span><text:span text:style-name="T19"> sa maison de campagne de Rueil. Il encourageait les po</text:span><text:span text:style-name="T20">è</text:span><text:span text:style-name="T19">tes, se piquait de les diriger, se fit m</text:span><text:span text:style-name="T20">ê</text:span><text:span text:style-name="T19">me</text:span><text:span text:style-name="T22"> </text:span><text:span text:style-name="T19">le collaborateur de Desmarets dans plusieurs pi</text:span><text:span text:style-name="T20">è</text:span><text:span text:style-name="T19">ces, ou plut</text:span><text:span text:style-name="T20">ô</text:span><text:span text:style-name="T19">t le prit pour versifier plusieurs canevas de tragi-com</text:span><text:span text:style-name="T20">é</text:span><text:span text:style-name="T19">dies dont lui-m</text:span><text:span text:style-name="T20">ê</text:span><text:span text:style-name="T19">me avait con</text:span><text:span text:style-name="T20">çu l’</text:span><text:span text:style-name="T19">id</text:span><text:span text:style-name="T20">é</text:span><text:span text:style-name="T19">e et arrang</text:span><text:span text:style-name="T20">é</text:span><text:span text:style-name="T19"> le plan. Pour la repr</text:span><text:span text:style-name="T20">é</text:span><text:span text:style-name="T19">sentation de l'une d'elles, </text:span><text:span text:style-name="T29">Mirame</text:span><text:span text:style-name="T19">, dans laquelle il y avait mainte allusion </text:span><text:span text:style-name="T20">à</text:span><text:span text:style-name="T19"> la reine Anne d'Autriche et </text:span><text:span text:style-name="T20">à</text:span><text:span text:style-name="T19"> Buckingham, et, d'autre part, </text:span><text:span text:style-name="T20">à</text:span><text:span text:style-name="T19"> la chute de La Rochelle et du parti huguenot, il fit b</text:span><text:span text:style-name="T20">â</text:span><text:span text:style-name="T19">tir cette salle de th</text:span><text:span text:style-name="T20">éâ</text:span><text:span text:style-name="T19">tre dans son nouveau palais, et y d</text:span><text:span text:style-name="T20">é</text:span><text:span text:style-name="T19">pensa dit-on, 2 ou 300 000 </text:span><text:span text:style-name="T20">é</text:span><text:span text:style-name="T19">cus. Il avait fourni aussi le sujet et le plan, plus politique que po</text:span><text:span text:style-name="T20">é</text:span><text:span text:style-name="T19">tique, de la com</text:span><text:span text:style-name="T20">é</text:span><text:span text:style-name="T19">die h</text:span><text:span text:style-name="T20">é</text:span><text:span text:style-name="T19">ro</text:span><text:span text:style-name="T20">ï</text:span><text:span text:style-name="T19">que intitul</text:span><text:span text:style-name="T20">é</text:span><text:span text:style-name="T19">e </text:span><text:span text:style-name="T29">Europe</text:span><text:span text:style-name="T19">, qui parut sous le nom de Desmarets apr</text:span><text:span text:style-name="T20">è</text:span><text:span text:style-name="T19">s la mort du Cardinal. C'</text:span><text:span text:style-name="T20">é</text:span><text:span text:style-name="T19">tait une sorte d'all</text:span><text:span text:style-name="T20">é</text:span><text:span text:style-name="T19">gorie bizarre de ce qu'on a appel</text:span><text:span text:style-name="T20">é</text:span><text:span text:style-name="T19"> plus tard l'</text:span><text:span text:style-name="T20">é</text:span><text:span text:style-name="T19">quilibre europ</text:span><text:span text:style-name="T20">é</text:span><text:span text:style-name="T19">en. Francion et Ib</text:span><text:span text:style-name="T20">è</text:span><text:span text:style-name="T19">re (le Fran</text:span><text:span text:style-name="T20">ç</text:span><text:span text:style-name="T19">ais et l'Espagnol) se disputent les faveurs d'Europe, non sans faire la cour en m</text:span><text:span text:style-name="T20">ê</text:span><text:span text:style-name="T19">me temps </text:span><text:span text:style-name="T20">à</text:span><text:span text:style-name="T19"> la princesse Austrasie (la Lorraine). Toute la politique </text:span><text:span text:style-name="T20">é</text:span><text:span text:style-name="T19">trang</text:span><text:span text:style-name="T20">è</text:span><text:span text:style-name="T19">re du Cardinal, ses alliances avec les protestants, y sont retrac</text:span><text:span text:style-name="T20">é</text:span><text:span text:style-name="T19">es en vers. Ger­manique (l'Empereur) plaide aupr</text:span><text:span text:style-name="T20">è</text:span><text:span text:style-name="T19">s d'Europe la cause d'Ib</text:span><text:span text:style-name="T20">è</text:span><text:span text:style-name="T19">re :</text:span></text:p>
      <text:p text:style-name="P68"/>
      <text:p text:style-name="P82">Je ne peux plus souffrir de voir en tant de lieux</text:p>
      <text:p text:style-name="P82">Ces destructeurs d'autels, ces ennemis des dieux %8%,</text:p>
      <text:p text:style-name="P82">Tir<text:span text:style-name="T3">é</text:span>s par Francion de la Mer Glaciale %9%</text:p>
      <text:p text:style-name="P34">Pour pouvoir contre nous combattre <text:span text:style-name="T3">à</text:span> force <text:span text:style-name="T3">é</text:span>gale.</text:p>
      <text:p text:style-name="P20">europe</text:p>
      <text:p text:style-name="P34">N'appelle pas ainsi ces invincibles c<text:span text:style-name="T3">œ</text:span>urs</text:p>
      <text:p text:style-name="P34">Qui tiennent un beau rang entre mes d<text:span text:style-name="T3">é</text:span>fenseurs.</text:p>
      <text:p text:style-name="P34">S'ils n'ont point comme nous d'autels, de sacrifices %10%<text:span text:style-name="T18">,</text:span></text:p>
      <text:p text:style-name="P34">Pour le moins, comme Ib<text:span text:style-name="T3">è</text:span>re ils n'ont point d'artifices :</text:p>
      <text:p text:style-name="P34">Ils disent franchement ce qu'ils pensent des dieux,</text:p>
      <text:p text:style-name="P34">Et l'autre en m'opprimant fait le religieux.</text:p>
      <text:p text:style-name="P34">Par eux je me maintiens et m'affranchis d'outrage ;</text:p>
      <text:p text:style-name="P34">En plaignant leur erreur, j'admire leur courage.</text:p>
      <text:p text:style-name="P73"/>
      <text:p text:style-name="P69"><text:soft-page-break/>En d'autres termes, les protestants q<text:span text:style-name="T3">ui, religieu­sement, sont dans l’</text:span>erreur, mais qui sont loyaux et utiles, je les pr<text:span text:style-name="T3">é</text:span>f<text:span text:style-name="T3">è</text:span>re, dit Europe, aux Espagnols, qui sont orthodoxes, mais cauteleux et dange­reux.</text:p>
      <text:p text:style-name="P68"/>
      <text:p text:style-name="P34">Quel <text:span text:style-name="T3">é</text:span>tait ce grand roi, ce puissant conqu<text:span text:style-name="T3">é</text:span>rant,</text:p>
      <text:p text:style-name="P34">Qui par tes r<text:span text:style-name="T3">é</text:span>gions passa comme un torrent ?</text:p>
      <text:p text:style-name="P34">Qui, marchant <text:span text:style-name="T3">à</text:span> grands pas au chemin de la gloire,</text:p>
      <text:p text:style-name="P34">Fut, m<text:span text:style-name="T3">ê</text:span>me dans la mort, suivi de la victoire %11% ?</text:p>
      <text:p text:style-name="P34">Quels sont tous ces grands chefs, de sa cendre enfant<text:span text:style-name="T3">é</text:span>s,</text:p>
      <text:p text:style-name="P34">Qui par son ombre encor semblent <text:span text:style-name="T3">ê</text:span>tre assist<text:span text:style-name="T3">é</text:span>s ?</text:p>
      <text:p text:style-name="P34">Quel <text:span text:style-name="T3">é</text:span>tait ce Saxon %12%, ce valeureux courage,</text:p>
      <text:p text:style-name="P34">Chass<text:span text:style-name="T3">é</text:span> par les arr<text:span text:style-name="T3">ê</text:span>ts de son propre h<text:span text:style-name="T3">é</text:span>ritage,</text:p>
      <text:p text:style-name="P34">Qui dans tes propres champs avec peu de guerriers,</text:p>
      <text:p text:style-name="P34">A cueilli tant de fois de glorieux lauriers?<text:span text:style-name="T18">....................</text:span></text:p>
      <text:p text:style-name="P34">………………………………………………………<text:span text:style-name="T18">.........</text:span></text:p>
      <text:p text:style-name="P34">Combien sont de vertus en ce prince %13% enferm<text:span text:style-name="T3">é</text:span>es,</text:p>
      <text:p text:style-name="P34">Qui d'un peuple affranchi %14% commande les arm<text:span text:style-name="T3">é</text:span>es,</text:p>
      <text:p text:style-name="P34">D'un peuple qui, d'Ib<text:span text:style-name="T3">è</text:span>re abominant les lois,</text:p>
      <text:p text:style-name="P34">A secou<text:span text:style-name="T3">é</text:span> son joug par tant de beaux exploits ?</text:p>
      <text:p text:style-name="P34">Tu dis que Francion ne peut rien sans ces princes ;</text:p>
      <text:p text:style-name="P34">Et qu'Ib<text:span text:style-name="T3">è</text:span>re peut-il sans toi, sans tes provinces ?</text:p>
      <text:p text:style-name="P25"/>
      <text:p text:style-name="P20">germanique</text:p>
      <text:p text:style-name="P34">Mais je suis de son sang, nous avons m<text:span text:style-name="T3">ê</text:span>mes dieux,</text:p>
      <text:p text:style-name="P25"/>
      <text:p text:style-name="P20">europe</text:p>
      <text:p text:style-name="P34">Tous ceux-l<text:span text:style-name="T3">à</text:span> sont mon sang, nous voyons m<text:span text:style-name="T3">ê</text:span>mes cieux ;</text:p>
      <text:p text:style-name="P34">Adore-t-on nos dieux dans toutes vos arm<text:span text:style-name="T3">é</text:span>es ?</text:p>
      <text:p text:style-name="P34">De chez vous les erreurs se sont partout sem<text:span text:style-name="T3">é</text:span>es.</text:p>
      <text:p text:style-name="P34">Ib<text:span text:style-name="T3">è</text:span>re des errants fait son plus grand appui,</text:p>
      <text:p text:style-name="P34">Et, ce qu'il fait lui-m<text:span text:style-name="T3">ê</text:span>me, il le bl<text:span text:style-name="T3">â</text:span>me en autrui,</text:p>
      <text:p text:style-name="P34">Francion suit l'erreur ? Dieu ! qui le pourrait dire ?</text:p>
      <text:p text:style-name="P34">Lui qui d'impi<text:span text:style-name="T3">é</text:span>t<text:span text:style-name="T3">é</text:span>s nettoya son empire,</text:p>
      <text:p text:style-name="P34">Qui redressa partout les autels d<text:span text:style-name="T3">é</text:span>sol<text:span text:style-name="T3">é</text:span>s,</text:p>
      <text:p text:style-name="P34">Qui fit r<text:span text:style-name="T3">éé</text:span>difier mille temples br<text:span text:style-name="T3">û</text:span>l<text:span text:style-name="T3">é</text:span>s,</text:p>
      <text:p text:style-name="P34">Imitant ses a<text:span text:style-name="T3">ï</text:span>eux qui, malgr<text:span text:style-name="T3">é</text:span> tes anc<text:span text:style-name="T3">ê</text:span>tres,</text:p>
      <text:p text:style-name="P34">Dans leurs tr<text:span text:style-name="T3">ô</text:span>nes sacr<text:span text:style-name="T3">é</text:span>s remirent mes grands pr<text:span text:style-name="T3">ê</text:span>tres.</text:p>
      <text:p text:style-name="P34">Et le Franc et l'Ib<text:span text:style-name="T3">è</text:span>re ont <text:span text:style-name="T3">é</text:span>t<text:span text:style-name="T3">é</text:span> bien divers :</text:p>
      <text:p text:style-name="P34">L'un les met dans leur tr<text:span text:style-name="T3">ô</text:span>ne et l'autre dans les fers.</text:p>
      <text:p text:style-name="P73"/>
      <text:p text:style-name="P81"><text:span text:style-name="T19">Aujourd'hui, ces vers singuliers sont, </text:span><text:span text:style-name="T20">à</text:span><text:span text:style-name="T19"> premi</text:span><text:span text:style-name="T20">è</text:span><text:span text:style-name="T19">re vue, des </text:span><text:span text:style-name="T20">é</text:span><text:span text:style-name="T19">nigmes. C'est comme si M. de Bismarck s'avisait de traiter en vers la question d'Orient. Le cardinal de Richelieu, qui </text:span><text:span text:style-name="T20">é</text:span><text:span text:style-name="T19">tait un grand mi­nistre, se croyait un grand po</text:span><text:span text:style-name="T20">è</text:span><text:span text:style-name="T19">te. Il distribua encore </text:span><text:span text:style-name="T20">à</text:span><text:span text:style-name="T19"> </text:span><text:soft-page-break/><text:span text:style-name="T19">ses cinq auteurs les canevas de trois autres pi</text:span><text:span text:style-name="T20">è</text:span><text:span text:style-name="T19">ces : </text:span><text:span text:style-name="T29">les Tuileries</text:span><text:span text:style-name="T19"> (1635), </text:span><text:span text:style-name="T30">l’</text:span><text:span text:style-name="T29">Aveugle de Smyrne</text:span><text:span text:style-name="T19">, et </text:span><text:span text:style-name="T29">la Grande Pastorale</text:span><text:span text:style-name="T19"> (1637). Donnant dit-on, </text:span><text:span text:style-name="T20">à</text:span><text:span text:style-name="T19"> chacun d'eux un acte </text:span><text:span text:style-name="T20">à</text:span><text:span text:style-name="T19"> versifier, il achevait par ce moyen une com</text:span><text:span text:style-name="T20">é</text:span><text:span text:style-name="T19">die en un mois. Ces cinq auteurs </text:span><text:span text:style-name="T20">étaient : Bois-Rob</text:span><text:span text:style-name="T19">ert, Guillaume Colletet, L'E</text:span><text:span text:style-name="T20">stoile, Corneille et Rotrou. — Pour le dire en passant, de ces cinq collaborateurs du Cardinal, Corneille et Rotrou, seuls, ne furent pas compris dans la premiè</text:span><text:span text:style-name="T19">re liste des quarante membres de l'Acad</text:span><text:span text:style-name="T20">é</text:span><text:span text:style-name="T19">mie fran</text:span><text:span text:style-name="T20">ç</text:span><text:span text:style-name="T19">aise, fond</text:span><text:span text:style-name="T20">é</text:span><text:span text:style-name="T19">e par Richelieu. Rotrou m</text:span><text:span text:style-name="T20">ême, n'y fut jamais admis. — Outre « les cinq auteurs »</text:span><text:span text:style-name="T19"> proprement dits, deux autres, Desmarets, comme on vient de le voir, et Chapelain, personnage important alors et consi­d</text:span><text:span text:style-name="T20">é</text:span><text:span text:style-name="T19">rable, </text:span><text:span text:style-name="T20">é</text:span><text:span text:style-name="T19">taient aussi plus ou moins les collaborateurs du Cardinal, qui voulait avoir beaucoup d'ouvriers et de contrema</text:span><text:span text:style-name="T20">î</text:span><text:span text:style-name="T19">tres sous sa main dans son usine dramaturgique. Il leur faisait </text:span><text:span text:style-name="T20">à</text:span><text:span text:style-name="T19"> chacun une pension ; et, en outre, il accordait parfois des lib</text:span><text:span text:style-name="T20">é</text:span><text:span text:style-name="T19">ralit</text:span><text:span text:style-name="T20">é</text:span><text:span text:style-name="T19">s extraordinaires </text:span><text:span text:style-name="T20">à</text:span><text:span text:style-name="T19"> ceux d'entre eux qui r</text:span><text:span text:style-name="T20">é</text:span><text:span text:style-name="T19">ussissaient </text:span><text:span text:style-name="T20">à</text:span><text:span text:style-name="T19"> son gr</text:span><text:span text:style-name="T20">é</text:span><text:span text:style-name="T19">. Colletet le charma par les vers suivants, qu'il avait mis dans la pi</text:span><text:span text:style-name="T20">è</text:span><text:span text:style-name="T19">ce des </text:span><text:span text:style-name="T29">Tuileries</text:span><text:span text:style-name="T19"> :</text:span></text:p>
      <text:p text:style-name="P12"/>
      <text:p text:style-name="P33"><text:span text:style-name="T40">A m</text:span><text:span text:style-name="T41">ê</text:span><text:span text:style-name="T40">me temps, j'ai vu sur le bord d'un ruisseau</text:span></text:p>
      <text:p text:style-name="P34">La cane, s'humectant de la bourbe de l'eau,</text:p>
      <text:p text:style-name="P33"><text:span text:style-name="T40">D'une voix enrou</text:span><text:span text:style-name="T41">é</text:span><text:span text:style-name="T40">e et d'un battement d'aile</text:span></text:p>
      <text:p text:style-name="P33"><text:span text:style-name="T40">Animer le canard qui languit aupr</text:span><text:span text:style-name="T41">è</text:span><text:span text:style-name="T40">s d'elle,</text:span></text:p>
      <text:p text:style-name="P34">Pour apaiser le feu qu'ils sentent nuit et jour</text:p>
      <text:p text:style-name="P34">Dans cette onde plus sale encor que leur amour.</text:p>
      <text:p text:style-name="P73"/>
      <text:p text:style-name="P81"><text:span text:style-name="T19">Le Cardinal donna </text:span><text:span text:style-name="T20">à</text:span><text:span text:style-name="T19"> l'heureux auteur soixante pistoles (six cents francs), en lui disant que </text:span><text:span text:style-name="T20">«</text:span><text:span text:style-name="T19"> c'</text:span><text:span text:style-name="T20">é</text:span><text:span text:style-name="T19">tait seulement pour ces vers, qu'il avait trouv</text:span><text:span text:style-name="T20">é</text:span><text:span text:style-name="T19">s si beaux ; et que le Roi n'</text:span><text:span text:style-name="T20">é</text:span><text:span text:style-name="T19">tait pas assez riche pour payer Je reste </text:span><text:span text:style-name="T20">»</text:span><text:span text:style-name="T19">. Sur quoi Colletet, dont la veine trouble, </text:span><text:span text:style-name="T29">quum flueret lutulentus</text:span><text:span text:style-name="T19">, n'avait jamais </text:span><text:span text:style-name="T20">é</text:span><text:span text:style-name="T19">t</text:span><text:span text:style-name="T20">é</text:span><text:span text:style-name="T19"> si fort pris</text:span><text:span text:style-name="T20">é</text:span><text:span text:style-name="T19">e, </text:span><text:span text:style-name="T20">é</text:span><text:span text:style-name="T19">crivit ces deux autres vers :</text:span></text:p>
      <text:p text:style-name="P12"/>
      <text:p text:style-name="P33"><text:span text:style-name="T40">Armand, qui pour six vers m'as donn</text:span><text:span text:style-name="T41">é</text:span><text:span text:style-name="T40"> six cents livres,</text:span></text:p>
      <text:p text:style-name="P33"><text:span text:style-name="T40">Que ne puis-je </text:span><text:span text:style-name="T41">à</text:span><text:span text:style-name="T40"> ce prix te vendre tous mes livres ?</text:span></text:p>
      <text:p text:style-name="P12"/>
      <text:p text:style-name="P69">Le Cardinal n'aurait souhait<text:span text:style-name="T3">é</text:span> qu'une modification <text:span text:style-name="T3">à</text:span> cette belle peinture de la cane et du canard : au lieu de</text:p>
      <text:p text:style-name="P68"/>
      <text:p text:style-name="P33"><text:span text:style-name="T40">La cane, s'humectant de la bourbe de l'eau,</text:span></text:p>
      <text:p text:style-name="P35"/>
      <text:p text:style-name="P33"><text:span text:style-name="T19"><text:s/>il aurait pr</text:span><text:span text:style-name="T20">é</text:span><text:span text:style-name="T19">f</text:span><text:span text:style-name="T20">é</text:span><text:span text:style-name="T19">r</text:span><text:span text:style-name="T20">é</text:span><text:span text:style-name="T19">, pour plus de v</text:span><text:span text:style-name="T20">é</text:span><text:span text:style-name="T19">rit</text:span><text:span text:style-name="T20">é</text:span><text:span text:style-name="T19"> encore,</text:span></text:p>
      <text:p text:style-name="P7"/>
      <text:p text:style-name="P34"><text:s/>La cane barbotant dans la bourbe de l'eau.</text:p>
      <text:p text:style-name="P37"/>
      <text:p text:style-name="P69">Vous voyez que le Cardinal <text:span text:style-name="T3">é</text:span>tait ce qu'on nomme aujourd'hui un r<text:span text:style-name="T3">é</text:span>aliste ; voire m<text:span text:style-name="T3">ê</text:span>me un naturaliste.</text:p>
      <text:p text:style-name="P68"/>
      <text:p text:style-name="P81"><text:soft-page-break/><text:span text:style-name="T19">Voil</text:span><text:span text:style-name="T20">à</text:span><text:span text:style-name="T19"> dans quel milieu de faux go</text:span><text:span text:style-name="T20">û</text:span><text:span text:style-name="T19">t ridicule et sous quelle bizarre direction litt</text:span><text:span text:style-name="T20">é</text:span><text:span text:style-name="T19">raire </text:span><text:span text:style-name="T20">é</text:span><text:span text:style-name="T19">tait tomb</text:span><text:span text:style-name="T20">é</text:span><text:span text:style-name="T19">, par une pr</text:span><text:span text:style-name="T20">é</text:span><text:span text:style-name="T19">tendue faveur, le jeune po</text:span><text:span text:style-name="T20">è</text:span><text:span text:style-name="T19">te rouennais. En entrant dans le cabinet de Son </text:span><text:span text:style-name="T20">É</text:span><text:span text:style-name="T19">minence, ce </text:span><text:span text:style-name="T20">«</text:span><text:span text:style-name="T19"> nouveau </text:span><text:span text:style-name="T20">»</text:span><text:span text:style-name="T19"> fut trait</text:span><text:span text:style-name="T20">é</text:span><text:span text:style-name="T19"> comme un petit gar</text:span><text:span text:style-name="T20">ç</text:span><text:span text:style-name="T19">on. Mais cela ne dura pas longtemps : admis le dernier dans la compagnie des cinq auteurs, il en sortit le premier, et voici </text:span><text:span text:style-name="T20">à</text:span><text:span text:style-name="T19"> quelle occasion. Dans le troisi</text:span><text:span text:style-name="T20">è</text:span><text:span text:style-name="T19">me acte de cette pi</text:span><text:span text:style-name="T20">è</text:span><text:span text:style-name="T19">ce des </text:span><text:span text:style-name="T29">Tuileries</text:span><text:span text:style-name="T19">, qui lui </text:span><text:span text:style-name="T20">é</text:span><text:span text:style-name="T19">tait </text:span><text:span text:style-name="T20">é</text:span><text:span text:style-name="T19">chu pour sa t</text:span><text:span text:style-name="T20">â</text:span><text:span text:style-name="T19">che, il crut devoir changer quelque petite chose aux indications du Cardinal ; celui-ci s'en f</text:span><text:span text:style-name="T20">â</text:span><text:span text:style-name="T19">cha, et lui</text:span><text:span text:style-name="T22"> </text:span><text:span text:style-name="T19">d</text:span><text:span text:style-name="T20">é</text:span><text:span text:style-name="T19">clara </text:span><text:span text:style-name="T20">«</text:span><text:span text:style-name="T21"> </text:span><text:span text:style-name="T19">qu'il fallait avoir un esprit de suite </text:span><text:span text:style-name="T20">»</text:span><text:span text:style-name="T19">. Voltaire entend par ces mots </text:span><text:span text:style-name="T20">«</text:span><text:span text:style-name="T19"> la soumission qui suit aveugl</text:span><text:span text:style-name="T20">é</text:span><text:span text:style-name="T19">ment les ordres d'un sup</text:span><text:span text:style-name="T20">é</text:span><text:span text:style-name="T19">rieur </text:span><text:span text:style-name="T20">»</text:span><text:span text:style-name="T19">. Quoi qu'il en soit, Corneille, un peu apr</text:span><text:span text:style-name="T20">è</text:span><text:span text:style-name="T19">s, pr</text:span><text:span text:style-name="T20">é</text:span><text:span text:style-name="T19">texta des affaires de famille qui le rappelaient </text:span><text:span text:style-name="T20">à</text:span><text:span text:style-name="T19"> Rouen. Heureuse retraite, </text:span><text:span text:style-name="T20">à</text:span><text:span text:style-name="T19"> laquelle peut-</text:span><text:span text:style-name="T20">ê</text:span><text:span text:style-name="T19">tre nous devons </text:span><text:span text:style-name="T29">le Cid</text:span><text:span text:style-name="T19">, si l'on en croit la tradition suivante :</text:span></text:p>
      <text:p text:style-name="P69">Un homme lettr<text:span text:style-name="T3">é</text:span>, ancien tr<text:span text:style-name="T3">é</text:span>sorier, qui dans sa jeunesse avait <text:span text:style-name="T3">é</text:span>t<text:span text:style-name="T3">é</text:span> page de Marie de M<text:span text:style-name="T3">é</text:span>dicis, M. de Ch<text:span text:style-name="T3">â</text:span>lon, retir<text:span text:style-name="T3">é</text:span> <text:span text:style-name="T3">à</text:span> Rouen, conseilla au jeune po<text:span text:style-name="T3">è</text:span>te, son compatriote, de lire quelques pi<text:span text:style-name="T3">è</text:span>ces du th<text:span text:style-name="T3">éâ</text:span>tre espagnol qu'il lui d<text:span text:style-name="T3">é</text:span>signa. <text:span text:style-name="T3">«</text:span>Le genre comique, que vous embrassez, lui dit-il, ne peut vous procurer qu'une gloire passag<text:span text:style-name="T3">è</text:span>re. Vous trouverez chez les Espagnols des sujets qui, trait<text:span text:style-name="T3">é</text:span>s dans notre go<text:span text:style-name="T3">û</text:span>t par des mains comme les v<text:span text:style-name="T3">ô</text:span>tres, produiront de grands effets. Apprenez leur langue ; elle est ais<text:span text:style-name="T3">é</text:span>e ; je m'offre de vous montrer ce que j'en sais, et de vous traduire quelques endroits de Guillem de Castro. <text:span text:style-name="T3">»</text:span></text:p>
      <text:p text:style-name="P81"><text:span text:style-name="T19">Corneille accepta la proposition avec joie. Le g</text:span><text:span text:style-name="T20">é</text:span><text:span text:style-name="T19">nie espagnol n'</text:span><text:span text:style-name="T20">é</text:span><text:span text:style-name="T19">tait pas sans affinit</text:span><text:span text:style-name="T20">é</text:span><text:span text:style-name="T19"> avec le sien : d</text:span><text:span text:style-name="T20">é</text:span><text:span text:style-name="T19">j</text:span><text:span text:style-name="T20">à</text:span><text:span text:style-name="T19"> c'</text:span><text:span text:style-name="T20">é</text:span><text:span text:style-name="T19">tait un Espagnol ancien, S</text:span><text:span text:style-name="T20">é</text:span><text:span text:style-name="T19">n</text:span><text:span text:style-name="T20">è</text:span><text:span text:style-name="T19">que, qui lui avait fourni les plus beaux traits de sa trag</text:span><text:span text:style-name="T20">é</text:span><text:span text:style-name="T19">die de </text:span><text:span text:style-name="T29">M</text:span><text:span text:style-name="T30">é</text:span><text:span text:style-name="T29">d</text:span><text:span text:style-name="T30">é</text:span><text:span text:style-name="T29">e </text:span><text:span text:style-name="T19">; c'</text:span><text:span text:style-name="T20">é</text:span><text:span text:style-name="T19">tait encore un Espagnol ancien, Lucain, qui devait lui donner plus tard de beaux d</text:span><text:span text:style-name="T20">é</text:span><text:span text:style-name="T19">tails et de beaux vers pour sa trag</text:span><text:span text:style-name="T20">é</text:span><text:span text:style-name="T19">die de </text:span><text:span text:style-name="T29">Pomp</text:span><text:span text:style-name="T30">é</text:span><text:span text:style-name="T29">e</text:span><text:span text:style-name="T19">. Guillem de Castro </text:span><text:span text:style-name="T20">é</text:span><text:span text:style-name="T19">tait un Espagnol contemporain, qui venait de mourir en 1630. La pi</text:span><text:span text:style-name="T20">è</text:span><text:span text:style-name="T19">ce que M. de</text:span><text:span text:style-name="T22"> </text:span><text:span text:style-name="T19">Ch</text:span><text:span text:style-name="T20">â</text:span><text:span text:style-name="T19">lon choisit parmi ses </text:span><text:span text:style-name="T20">œ</text:span><text:span text:style-name="T19">uvres avait pour titre : </text:span><text:span text:style-name="T29">las Mocedades del Cid</text:span><text:span text:style-name="T19">, c'est-</text:span><text:span text:style-name="T20">à</text:span><text:span text:style-name="T19">-dire, </text:span><text:span text:style-name="T29">les</text:span><text:span text:style-name="T19"> </text:span><text:span text:style-name="T29">Prouesses de jeunesse du Cid</text:span><text:span text:style-name="T19"> ; </text:span><text:span text:style-name="T20">à</text:span><text:span text:style-name="T19"> peu pr</text:span><text:span text:style-name="T20">è</text:span><text:span text:style-name="T19">s comme dans nos vieilles chansons de geste, on dit : </text:span><text:span text:style-name="T29">les Enfances Ogier</text:span><text:span text:style-name="T19">. Corneille, guid</text:span><text:span text:style-name="T20">é</text:span><text:span text:style-name="T19"> par M. de Ch</text:span><text:span text:style-name="T20">â</text:span><text:span text:style-name="T19">lon, imita la premi</text:span><text:span text:style-name="T20">è</text:span><text:span text:style-name="T19">re partie de cette pi</text:span><text:span text:style-name="T20">è</text:span><text:span text:style-name="T19">ce. Il y m</text:span><text:span text:style-name="T20">ê</text:span><text:span text:style-name="T19">la quelques passages du recueil de chants nationaux espagnols que l'on nomme le </text:span><text:span text:style-name="T29">Romancero %15%</text:span><text:span text:style-name="T19">, Et de l</text:span><text:span text:style-name="T20">à</text:span><text:span text:style-name="T19"> naquit dans la po</text:span><text:span text:style-name="T20">é</text:span><text:span text:style-name="T19">sie fran</text:span><text:span text:style-name="T20">ç</text:span><text:span text:style-name="T19">aise une </text:span><text:span text:style-name="T20">œ</text:span><text:span text:style-name="T19">uvre d'un caract</text:span><text:span text:style-name="T20">è</text:span><text:span text:style-name="T19">re enti</text:span><text:span text:style-name="T20">è</text:span><text:span text:style-name="T19">rement nouveau, qui fait date dans notre histoire, la tragi-com</text:span><text:span text:style-name="T20">é</text:span><text:span text:style-name="T19">die du </text:span><text:span text:style-name="T29">Cid</text:span><text:span text:style-name="T19">. C'</text:span><text:span text:style-name="T20">é</text:span><text:span text:style-name="T19">tait en 1636 ; Corneille avait trente ans.</text:span></text:p>
      <text:p text:style-name="P81"><text:span text:style-name="T19">D</text:span><text:span text:style-name="T20">é</text:span><text:span text:style-name="T19">j</text:span><text:span text:style-name="T20">à</text:span><text:span text:style-name="T19">, dans la pi</text:span><text:span text:style-name="T20">è</text:span><text:span text:style-name="T19">ce des </text:span><text:span text:style-name="T29">Mocedades</text:span><text:span text:style-name="T27">,</text:span><text:span text:style-name="T19"> l'auteur espa­gnol avait jug</text:span><text:span text:style-name="T20">é</text:span><text:span text:style-name="T19"> n</text:span><text:span text:style-name="T20">é</text:span><text:span text:style-name="T19">cessaire de transformer l'histoire et la l</text:span><text:span text:style-name="T20">é</text:span><text:span text:style-name="T19">gende de Don Rodrigue de Bivar ; le po</text:span><text:span text:style-name="T20">è</text:span><text:span text:style-name="T19">te fran</text:span><text:span text:style-name="T20">ç</text:span><text:span text:style-name="T19">ais, </text:span><text:span text:style-name="T20">à</text:span><text:span text:style-name="T19"> son tour, allait encore les modifier, en les traitant, comme le lui conseillait M. de Ch</text:span><text:span text:style-name="T20">â</text:span><text:span text:style-name="T19">lon, </text:span><text:span text:style-name="T20">«</text:span><text:span text:style-name="T21"> </text:span><text:span text:style-name="T19">selon le go</text:span><text:span text:style-name="T20">û</text:span><text:span text:style-name="T19">t fran</text:span><text:span text:style-name="T20">ç</text:span><text:span text:style-name="T19">ais </text:span><text:span text:style-name="T20">»</text:span><text:span text:style-name="T19">, c'est-</text:span><text:span text:style-name="T20">à</text:span><text:span text:style-name="T19">-dire en faisant dispara</text:span><text:span text:style-name="T20">î</text:span><text:span text:style-name="T19">tre le caract</text:span><text:span text:style-name="T20">è</text:span><text:span text:style-name="T19">re religieux du drame espagnol et en att</text:span><text:span text:style-name="T20">é</text:span><text:span text:style-name="T19">nuant les restes de la sauvagerie du moyen </text:span><text:span text:style-name="T20">â</text:span><text:span text:style-name="T19">ge, que n'avait pas cru devoir </text:span><text:span text:style-name="T20">ô</text:span><text:span text:style-name="T19">ter enti</text:span><text:span text:style-name="T20">è</text:span><text:span text:style-name="T19">rement Guillem de Castro tout en id</text:span><text:span text:style-name="T20">é</text:span><text:span text:style-name="T19">alisant d</text:span><text:span text:style-name="T20">é</text:span><text:span text:style-name="T19">j</text:span><text:span text:style-name="T20">à</text:span><text:span text:style-name="T19"> beaucoup le personnage et faisant d'un brigand un chevalier.</text:span></text:p>
      <text:p text:style-name="P81"><text:span text:style-name="T19">On sait aujourd'hui que le vrai Cid ne ressemble gu</text:span><text:span text:style-name="T20">è</text:span><text:span text:style-name="T19">re </text:span><text:span text:style-name="T20">à</text:span><text:span text:style-name="T19"> celui de la l</text:span><text:span text:style-name="T20">é</text:span><text:span text:style-name="T19">gende et de la po</text:span><text:span text:style-name="T20">é</text:span><text:span text:style-name="T19">sie. Celui de l'histoire, Ruy (ou Rodrigue) Diaz de Bivar, guer­rier renomm</text:span><text:span text:style-name="T20">é</text:span><text:span text:style-name="T19"> du </text:span><text:span text:style-name="T10">xi</text:span><text:span text:style-name="T25">e</text:span><text:span text:style-name="T19"> si</text:span><text:span text:style-name="T20">è</text:span><text:span text:style-name="T19">cle, mort en 1099, est un aventurier peu scrupuleux, comme la plupart des hommes de son temps, o</text:span><text:span text:style-name="T20">ù</text:span><text:span text:style-name="T19"> la force et la ruse </text:span><text:span text:style-name="T20">é</text:span><text:span text:style-name="T19">taient en honneur. On l'avait </text:span><text:soft-page-break/><text:span text:style-name="T19">surnomm</text:span><text:span text:style-name="T20">é</text:span><text:span text:style-name="T19"> le </text:span><text:span text:style-name="T29">Camp</text:span><text:span text:style-name="T30">é</text:span><text:span text:style-name="T29">ador</text:span><text:span text:style-name="T19">, c'est-</text:span><text:span text:style-name="T20">à</text:span><text:span text:style-name="T19">-dire l'homme des champs-clos, des combats singuliers, des grands coups d'</text:span><text:span text:style-name="T20">é</text:span><text:span text:style-name="T19">p</text:span><text:span text:style-name="T20">é</text:span><text:span text:style-name="T19">e pour toute justice ; volontiers perfide et parjure, et s'en faisant gloire ; un peu fraudeur ; voleur m</text:span><text:span text:style-name="T20">ê</text:span><text:span text:style-name="T19">me, </text:span><text:span text:style-name="T20">à</text:span><text:span text:style-name="T19"> l'occa­sion. C'est pour cette raison qu'il fut banni de la cour du roi de Castille, Alphonse. II commen</text:span><text:span text:style-name="T20">ç</text:span><text:span text:style-name="T19">a alors une vie de chef de bande, dans laquelle il finit par gagner, </text:span><text:span text:style-name="T20">à</text:span><text:span text:style-name="T19"> force d'audace et de ruse, la souverainet</text:span><text:span text:style-name="T20">é</text:span><text:span text:style-name="T19"> de Valence, o</text:span><text:span text:style-name="T20">ù</text:span><text:span text:style-name="T19"> il mourut, </text:span><text:span text:style-name="T20">à</text:span><text:span text:style-name="T19"> soixante-treize ans environ. C'</text:span><text:span text:style-name="T20">é</text:span><text:span text:style-name="T19">tait donc un batailleur mer­cenaire, se mettant indiff</text:span><text:span text:style-name="T20">é</text:span><text:span text:style-name="T19">remment </text:span><text:span text:style-name="T20">à</text:span><text:span text:style-name="T19"> la solde des princes chr</text:span><text:span text:style-name="T20">é</text:span><text:span text:style-name="T19">tiens ou des petits chefs arabes, les combattant ou les servant tour </text:span><text:span text:style-name="T20">à</text:span><text:span text:style-name="T19"> tour ; appartenant au plus offrant ; fl</text:span><text:span text:style-name="T20">é</text:span><text:span text:style-name="T19">au des pays par o</text:span><text:span text:style-name="T20">ù</text:span><text:span text:style-name="T19"> il passait ; battant, pillant, ran</text:span><text:span text:style-name="T20">ç</text:span><text:span text:style-name="T19">onnant tout le monde, musul­mans et chr</text:span><text:span text:style-name="T20">é</text:span><text:span text:style-name="T19">tiens. Les uns et les autres, alter­nativement, marchandaient sa protection, cependant</text:span><text:span text:style-name="T22"> </text:span><text:span text:style-name="T19">tr</text:span><text:span text:style-name="T20">è</text:span><text:span text:style-name="T19">s peu s</text:span><text:span text:style-name="T20">û</text:span><text:span text:style-name="T19">re : car ceux m</text:span><text:span text:style-name="T20">ê</text:span><text:span text:style-name="T19">mes auxquels il l'avait vendue, il ne laissait pas de les d</text:span><text:span text:style-name="T20">é</text:span><text:span text:style-name="T19">pouiller s'il en trouvait l'occasion. C'est par de tels exploits qu'il </text:span><text:span text:style-name="T20">é</text:span><text:span text:style-name="T19">tait devenu le tr</text:span><text:span text:style-name="T20">è</text:span><text:span text:style-name="T19">s peu honorable (selon nos id</text:span><text:span text:style-name="T20">é</text:span><text:span text:style-name="T19">es modernes) souverain de Valence, o</text:span><text:span text:style-name="T20">ù</text:span><text:span text:style-name="T19"> aujourd'hui pourtant son souvenir est en honneur et en v</text:span><text:span text:style-name="T20">é</text:span><text:span text:style-name="T19">n</text:span><text:span text:style-name="T20">é</text:span><text:span text:style-name="T19">ration, presque en odeur de saintet</text:span><text:span text:style-name="T20">é</text:span><text:span text:style-name="T19">. Tel </text:span><text:span text:style-name="T20">é</text:span><text:span text:style-name="T19">tait le Cid de l'histoire, un bandit, ayant encore plus de fourberie que de bravoure, et non moins glorieux, non moins honor</text:span><text:span text:style-name="T20">é</text:span><text:span text:style-name="T19">, selon les id</text:span><text:span text:style-name="T20">é</text:span><text:span text:style-name="T19">es du temps, pour l'une que pour l'autre.</text:span></text:p>
      <text:p text:style-name="P81"><text:span text:style-name="T19">Puis, l'imagination populaire, amoureuse de la force et du succ</text:span><text:span text:style-name="T20">è</text:span><text:span text:style-name="T19">s, transforma peu </text:span><text:span text:style-name="T20">à</text:span><text:span text:style-name="T19"> peu le per­sonnage, et s'en fit une idole, par</text:span><text:span text:style-name="T20">é</text:span><text:span text:style-name="T19">e et embellie de toutes les vertus. Cependant, comme il y a ordi­nairement une raison au fond de l'instinct populaire, le prestige du Cid vint, </text:span><text:span text:style-name="T20">à</text:span><text:span text:style-name="T19"> tout prendre, de ce que, </text:span><text:span text:style-name="T20">à</text:span><text:span text:style-name="T19"> son profit ou non, et par des moyens quelconques, il avait fini par reconqu</text:span><text:span text:style-name="T20">é</text:span><text:span text:style-name="T19">rir en partie sur les Arabes le sol de l'Espagne. De l</text:span><text:span text:style-name="T20">à</text:span><text:span text:style-name="T19">, la reconnaissance nationale, quoique Rodrigue e</text:span><text:span text:style-name="T20">û</text:span><text:span text:style-name="T19">t </text:span><text:span text:style-name="T20">é</text:span><text:span text:style-name="T19">t</text:span><text:span text:style-name="T20">é</text:span><text:span text:style-name="T19"> tr</text:span><text:span text:style-name="T20">è</text:span><text:span text:style-name="T19">s souvent l'alli</text:span><text:span text:style-name="T20">é</text:span><text:span text:style-name="T19"> des Maures, avant de les d</text:span><text:span text:style-name="T20">é</text:span><text:span text:style-name="T19">pouiller de leur empire et de les chasser. On ne vit que le r</text:span><text:span text:style-name="T20">é</text:span><text:span text:style-name="T19">sultat d</text:span><text:span text:style-name="T20">é</text:span><text:span text:style-name="T19">fi­nitif : l'expulsion des conqu</text:span><text:span text:style-name="T20">é</text:span><text:span text:style-name="T19">rants </text:span><text:span text:style-name="T20">é</text:span><text:span text:style-name="T19">trangers, des pa</text:span><text:span text:style-name="T20">ï</text:span><text:span text:style-name="T19">ens, des infid</text:span><text:span text:style-name="T20">è</text:span><text:span text:style-name="T19">les, la victoire de la Croix, du Christ. De l</text:span><text:span text:style-name="T20">à</text:span><text:span text:style-name="T19"> aussi l'adoption du Cid par l'</text:span><text:span text:style-name="T20">É</text:span><text:span text:style-name="T19">glise, et la couleur religieuse donn</text:span><text:span text:style-name="T20">é</text:span><text:span text:style-name="T19">e au personnage dans le </text:span><text:span text:style-name="T29">Romancero</text:span><text:span text:style-name="T19"> et jusque dans le drame de Guillem de Castro. Le Cid, dans celte pi</text:span><text:span text:style-name="T20">è</text:span><text:span text:style-name="T19">ce, n'est pas seulement le plus brave des chevaliers ; il en est aussi le plus religieux et le plus d</text:span><text:span text:style-name="T20">é</text:span><text:span text:style-name="T19">vot, et, </text:span><text:span text:style-name="T20">à</text:span><text:span text:style-name="T19"> un certain moment, le plus fervent des p</text:span><text:span text:style-name="T20">è</text:span><text:span text:style-name="T19">lerins.</text:span></text:p>
      <text:p text:style-name="P69">En voici un exemple bien caract<text:span text:style-name="T3">é</text:span>ristique : Rodrigue est all<text:span text:style-name="T3">é</text:span> en p<text:span text:style-name="T3">è</text:span>lerinage pour l'expiation de ses p<text:span text:style-name="T3">é</text:span>ch<text:span text:style-name="T3">é</text:span>s, <text:span text:style-name="T3">à</text:span> Saint-Jacques de Galice ; il est accompagn<text:span text:style-name="T3">é</text:span> de deux servants d'armes. Il lui arrive en chemin une aventure singuli<text:span text:style-name="T3">è</text:span>re : passant par une for<text:span text:style-name="T3">ê</text:span>t, il entend des g<text:span text:style-name="T3">é</text:span>missements ; ce sont ceux d'un l<text:span text:style-name="T3">é</text:span>preux, tomb<text:span text:style-name="T3">é</text:span> dans une fondri<text:span text:style-name="T3">è</text:span>re et qui implore secours au nom du Christ. Les servants d'armes, et un berger qui sert de guide aux trois voyageurs, n'osent approcher de ce malheureux : ils craignent la contagion de son mal horrible. Rodrigue seul descend jusqu'<text:span text:style-name="T3">à</text:span> lui, le tire par la main, et m<text:span text:style-name="T3">ê</text:span>me la lui baise avec charit<text:span text:style-name="T3">é</text:span>, le couvre de son man­teau, le fait manger au m<text:span text:style-name="T3">ê</text:span>me plat que lui, boire <text:span text:style-name="T3">à</text:span> sa gourde, dormir <text:span text:style-name="T3">à</text:span> son c<text:span text:style-name="T3">ô</text:span>t<text:span text:style-name="T3">é</text:span>. </text:p>
      <text:p text:style-name="P69">Mais voil<text:span text:style-name="T3">à</text:span> que le l<text:span text:style-name="T3">é</text:span>preux, <text:span text:style-name="T3">à</text:span> son r<text:span text:style-name="T3">é</text:span>veil, <text:span text:style-name="T3">«</text:span> se levant tout <text:span text:style-name="T3">à</text:span> coup, se transfigure, lui rend son manteau tout parfum<text:span text:style-name="T3">é</text:span> d'une odeur divine <text:span text:style-name="T3">»</text:span>, et appara<text:span text:style-name="T3">î</text:span>t, v<text:span text:style-name="T3">ê</text:span>tu d'une robe lumineuse : ce l<text:span text:style-name="T3">é</text:span>preux n'est autre que Saint-Lazare, qui lui promet, pour r<text:span text:style-name="T3">é</text:span>compense de son bienfait, la victoire d<text:span text:style-name="T3">é</text:span>sormais sur tous, m<text:span text:style-name="T3">ê</text:span>me apr<text:span text:style-name="T3">è</text:span>s sa mort : d<text:span text:style-name="T3">é</text:span>tail que la <text:soft-page-break/>l<text:span text:style-name="T3">égende justifie, en effet, par mainte aventure pos­thume. — Ce tableau de sainteté</text:span>, au milieu du drame, n'est-il pas bien espagnol ? Et e<text:span text:style-name="T3">û</text:span>t-il <text:span text:style-name="T3">é</text:span>t<text:span text:style-name="T3">é</text:span> possible de le faire passer sur la sc<text:span text:style-name="T3">è</text:span>ne fran<text:span text:style-name="T3">ç</text:span>aise ? </text:p>
      <text:p text:style-name="P69">Corneille s'attacha donc, selon le conseil de M. de Ch<text:span text:style-name="T3">â</text:span>lon, <text:span text:style-name="T3">à</text:span> franciser la pi<text:span text:style-name="T3">è</text:span>ce, et malheureuse­ment <text:span text:style-name="T3">à l’é</text:span>brancher, pour l'embo<text:span text:style-name="T3">î</text:span>ter de force dans les trois unit<text:span text:style-name="T3">é</text:span>s.</text:p>
      <text:p text:style-name="P81"><text:span text:style-name="T19">Il faut cependant, tout en d</text:span><text:span text:style-name="T20">é</text:span><text:span text:style-name="T19">plorant ce f</text:span><text:span text:style-name="T20">â</text:span><text:span text:style-name="T19">cheux syst</text:span><text:span text:style-name="T20">è</text:span><text:span text:style-name="T19">me dramatique, en comprendre et en indi­quer la cause. Apr</text:span><text:span text:style-name="T20">è</text:span><text:span text:style-name="T19">s les longs essais na</text:span><text:span text:style-name="T20">ï</text:span><text:span text:style-name="T19">fs et enfantins de l'art th</text:span><text:span text:style-name="T20">éâ</text:span><text:span text:style-name="T19">tral au moyen </text:span><text:span text:style-name="T20">â</text:span><text:span text:style-name="T19">ge, apr</text:span><text:span text:style-name="T20">è</text:span><text:span text:style-name="T19">s les interminables s</text:span><text:span text:style-name="T20">é</text:span><text:span text:style-name="T19">ries de tableaux des </text:span><text:span text:style-name="T29">Myst</text:span><text:span text:style-name="T30">è</text:span><text:span text:style-name="T29">res de la Passion</text:span><text:span text:style-name="T19"> et autres, tir</text:span><text:span text:style-name="T20">é</text:span><text:span text:style-name="T19">s de l'Ancien et du Nouveau Testament, m</text:span><text:span text:style-name="T20">ê</text:span><text:span text:style-name="T19">l</text:span><text:span text:style-name="T20">é</text:span><text:span text:style-name="T19">s de platitudes r</text:span><text:span text:style-name="T20">é</text:span><text:span text:style-name="T19">alistes afin d'attirer et de retenir les grands auditoires populaires pendant des jours entiers, quelquefois des semaines et m</text:span><text:span text:style-name="T20">ê</text:span><text:span text:style-name="T19">me des mois pour la repr</text:span><text:span text:style-name="T20">é</text:span><text:span text:style-name="T19">sentation d'une seule pi</text:span><text:span text:style-name="T20">è</text:span><text:span text:style-name="T19">ce</text:span><text:span text:style-name="T27">,</text:span><text:span text:style-name="T26"> </text:span><text:span text:style-name="T20">à</text:span><text:span text:style-name="T19"> la fin les bons esprits aspir</text:span><text:span text:style-name="T20">è</text:span><text:span text:style-name="T19">rent </text:span><text:span text:style-name="T20">à</text:span><text:span text:style-name="T19"> des </text:span><text:span text:style-name="T20">œ</text:span><text:span text:style-name="T19">uvres plus courtes, mieux nou</text:span><text:span text:style-name="T20">é</text:span><text:span text:style-name="T19">es et plus concentr</text:span><text:span text:style-name="T20">é</text:span><text:span text:style-name="T19">es. De l</text:span><text:span text:style-name="T20">à</text:span><text:span text:style-name="T19"> vint, par une r</text:span><text:span text:style-name="T20">é</text:span><text:span text:style-name="T19">action excessive mais natu­relle apr</text:span><text:span text:style-name="T20">è</text:span><text:span text:style-name="T19">s ce d</text:span><text:span text:style-name="T20">é</text:span><text:span text:style-name="T19">cousu immense, la triple tyrannie des trois unit</text:span><text:span text:style-name="T20">é</text:span><text:span text:style-name="T19">s, qui sans doute fut accueillie d'abord avec joie, comme l'est quelquefois, dans l'ordre politique, le despotisme apr</text:span><text:span text:style-name="T20">è</text:span><text:span text:style-name="T19">s l'anarchie.</text:span></text:p>
      <text:p text:style-name="P81"><text:span text:style-name="T19">Essayons de suivre les transformations impos</text:span><text:span text:style-name="T20">é</text:span><text:span text:style-name="T19">es en quelque sorte </text:span><text:span text:style-name="T20">à</text:span><text:span text:style-name="T19"> Corneille par les n</text:span><text:span text:style-name="T20">é</text:span><text:span text:style-name="T19">cessit</text:span><text:span text:style-name="T20">é</text:span><text:span text:style-name="T19">s du go</text:span><text:span text:style-name="T20">û</text:span><text:span text:style-name="T19">t fran</text:span><text:span text:style-name="T20">ç</text:span><text:span text:style-name="T19">ais de ce temps-l</text:span><text:span text:style-name="T20">à</text:span><text:span text:style-name="T19">, et de nous en rendre compte. Nous avons dit que Guillem de Castro avait tir</text:span><text:span text:style-name="T20">é</text:span><text:span text:style-name="T19"> sa pi</text:span><text:span text:style-name="T20">è</text:span><text:span text:style-name="T19">ce de ce que l'on nomme les Romances du Cid, assemblage de chants popu­laires, de date plus ou moins ancienne ; quelques-uns d'un grand caract</text:span><text:span text:style-name="T20">è</text:span><text:span text:style-name="T19">re, encore un peu sauvage ; entr'autres celui o</text:span><text:span text:style-name="T20">ù</text:span><text:span text:style-name="T19"> l'on voit Don Di</text:span><text:span text:style-name="T20">è</text:span><text:span text:style-name="T19">gue, inconso­lable de l'outrage re</text:span><text:span text:style-name="T20">çu du comte de Gormas, — un soufflet — e</text:span><text:span text:style-name="T19">t trop vieux pour en tirer lui-m</text:span><text:span text:style-name="T20">ê</text:span><text:span text:style-name="T19">me vengeance, appeler ses trois fils, et les </text:span><text:span text:style-name="T20">é</text:span><text:span text:style-name="T19">prouver l'un apr</text:span><text:span text:style-name="T20">è</text:span><text:span text:style-name="T19">s l'autre. Il prend la main du premier, la lui serre, puis lui mord le doigt </text:span><text:span text:style-name="T20">à</text:span><text:span text:style-name="T19"> le faire crier ; au second de m</text:span><text:span text:style-name="T20">ême. — «</text:span><text:span text:style-name="T19"> A</text:span><text:span text:style-name="T20">ïe! vous nous tuez </text:span><text:span text:style-name="T19">!</text:span><text:span text:style-name="T4"> </text:span><text:span text:style-name="T20">» — Il les lâ</text:span><text:span text:style-name="T19">che, en haussant les </text:span><text:span text:style-name="T20">é</text:span><text:span text:style-name="T19">paules. Mais, quand c'est le tour de Rodrigue et que Don Di</text:span><text:span text:style-name="T20">è</text:span><text:span text:style-name="T19">gue lui mord aussi le doigt, Rodrigue, furieux, les yeux enflamm</text:span><text:span text:style-name="T20">é</text:span><text:span text:style-name="T19">s : </text:span><text:span text:style-name="T20">«</text:span><text:span text:style-name="T21"> </text:span><text:span text:style-name="T19">L</text:span><text:span text:style-name="T20">â</text:span><text:span text:style-name="T19">chez-moi, mon p</text:span><text:span text:style-name="T20">è</text:span><text:span text:style-name="T19">re, ah ! malheur ! l</text:span><text:span text:style-name="T20">â</text:span><text:span text:style-name="T19">chez-moi ! car, si vous n'</text:span><text:span text:style-name="T20">é</text:span><text:span text:style-name="T19">tiez mon p</text:span><text:span text:style-name="T20">è</text:span><text:span text:style-name="T19">re, je vous arracherais les entrailles avec mes doigts en guise de dague et de poignard ! </text:span><text:span text:style-name="T20">»</text:span><text:span text:style-name="T19"> Alors le p</text:span><text:span text:style-name="T20">è</text:span><text:span text:style-name="T19">re, pleurant de joie : </text:span><text:span text:style-name="T20">«</text:span><text:span text:style-name="T19">Fils de mon </text:span><text:span text:style-name="T20">â</text:span><text:span text:style-name="T19">me, j aime ta col</text:span><text:span text:style-name="T20">è</text:span><text:span text:style-name="T19">re, c'est toi, qui vas me venger ! </text:span><text:span text:style-name="T20">»</text:span><text:span text:style-name="T19"> Il lui conte alors son affront, puis le b</text:span><text:span text:style-name="T20">é</text:span><text:span text:style-name="T19">nit et lui remet l'</text:span><text:span text:style-name="T20">é</text:span><text:span text:style-name="T19">p</text:span><text:span text:style-name="T20">ée, — avec laquelle Rodrigue tue le comte et c</text:span><text:span text:style-name="T19">ommence ses exploits.</text:span></text:p>
      <text:p text:style-name="P69">Voil<text:span text:style-name="T3">à</text:span> d'o<text:span text:style-name="T3">ù</text:span> Guillem de Castro d'abord, et Corneille apr<text:span text:style-name="T3">è</text:span>s lui, ont tir<text:span text:style-name="T3">é</text:span> la belle sc<text:span text:style-name="T3">è</text:span>ne que vous con­naissez. Dans Guillem, Don Di<text:span text:style-name="T3">è</text:span>gue appelle tour <text:span text:style-name="T3">à</text:span> tour et isol<text:span text:style-name="T3">é</text:span>ment ses trois fils, en commen<text:span text:style-name="T3">ç</text:span>ant par l'a<text:span text:style-name="T3">î</text:span>n<text:span text:style-name="T3">é</text:span>, le plus fort. Il feint une faiblesse, et lui demande sa main pour s'appuyer : il serre <text:span text:style-name="T3">é</text:span>nergiquement cette main, jusqu'<text:span text:style-name="T3">à</text:span> ce que le jeune</text:p>
      <text:p text:style-name="P15">homme crie et demande gr<text:span text:style-name="T3">â</text:span>ce. Don Di<text:span text:style-name="T3">è</text:span>gue le repousse alors avec d<text:span text:style-name="T3">é</text:span>dain. M<text:span text:style-name="T3">ê</text:span>me essai avec le second ; m<text:span text:style-name="T3">ê</text:span>me r<text:span text:style-name="T3">é</text:span>sultat. Il passe alors <text:span text:style-name="T3">à</text:span> Rodrigue,<text:span text:style-name="T1"> </text:span>qui au lieu de se plaindre, s'irrite et menace %16%. Joie du p<text:span text:style-name="T3">è</text:span>re, qui lui confie le soin de sa vengeance.</text:p>
      <text:p text:style-name="P81"><text:span text:style-name="T19">Corneille n'a pas voulu s'amuser </text:span><text:span text:style-name="T20">à</text:span><text:span text:style-name="T19"> ces incidents </text:span><text:span text:style-name="T20">é</text:span><text:span text:style-name="T19">trangers, que n'e</text:span><text:span text:style-name="T20">û</text:span><text:span text:style-name="T19">t pas go</text:span><text:span text:style-name="T20">û</text:span><text:span text:style-name="T19">t</text:span><text:span text:style-name="T20">é</text:span><text:span text:style-name="T19">s le public fran</text:span><text:span text:style-name="T20">ç</text:span><text:span text:style-name="T19">ais du </text:span><text:span text:style-name="T10">xvii</text:span><text:span text:style-name="T25">e</text:span><text:span text:style-name="T19"> si</text:span><text:span text:style-name="T20">è</text:span><text:span text:style-name="T19">cle, ni </text:span><text:span text:style-name="T20">à</text:span><text:span text:style-name="T19"> cette gradation des trois fils, o</text:span><text:span text:style-name="T20">ù l’</text:span><text:span text:style-name="T19">on sacrifie les deux premiers pour mettre en relief le troisi</text:span><text:span text:style-name="T20">è</text:span><text:span text:style-name="T19">me. Il n'a donn</text:span><text:span text:style-name="T20">é</text:span><text:span text:style-name="T19"> </text:span><text:span text:style-name="T20">à</text:span><text:span text:style-name="T19"> Don Di</text:span><text:span text:style-name="T20">è</text:span><text:span text:style-name="T19">gue qu'un seul </text:span><text:soft-page-break/><text:span text:style-name="T19">fils, mais ce seul en vaut trois.</text:span></text:p>
      <text:p text:style-name="P81"><text:span text:style-name="T19">Une autre modification ne lui a pas paru moins n</text:span><text:span text:style-name="T20">é</text:span><text:span text:style-name="T19">cessaire. Dans la pi</text:span><text:span text:style-name="T20">è</text:span><text:span text:style-name="T19">ce espagnole, apr</text:span><text:span text:style-name="T20">è</text:span><text:span text:style-name="T19">s que Ro­drigue a tu</text:span><text:span text:style-name="T20">é</text:span><text:span text:style-name="T19"> le comte, Don Di</text:span><text:span text:style-name="T20">è</text:span><text:span text:style-name="T19">gue, voyant son ennemi </text:span><text:span text:style-name="T20">é</text:span><text:span text:style-name="T19">tendu sans vie, trempe sa main dans le sang de la blessure, et avec ce sang lave, non pas m</text:span><text:span text:style-name="T20">é</text:span><text:span text:style-name="T19">taphoriquement, mais r</text:span><text:span text:style-name="T20">é</text:span><text:span text:style-name="T19">ellement, la place du soufflet sur sa joue, puis revient sur la sc</text:span><text:span text:style-name="T20">ène, la joue teinte de ce sang, — à</text:span><text:span text:style-name="T19"> peu pr</text:span><text:span text:style-name="T20">è</text:span><text:span text:style-name="T19">s comme dans le th</text:span><text:span text:style-name="T20">éâ</text:span><text:span text:style-name="T19">tre grec, beaucoup plus romantique qu'on ne croit, Oedipe, apr</text:span><text:span text:style-name="T20">è</text:span><text:span text:style-name="T19">s s'</text:span><text:span text:style-name="T20">ê</text:span><text:span text:style-name="T19">tre crev</text:span><text:span text:style-name="T20">é</text:span><text:span text:style-name="T19"> les yeux, arri­vait sur la sc</text:span><text:span text:style-name="T20">ène avec ses prunelles saignant sur ses joues. — Le goû</text:span><text:span text:style-name="T19">t fran</text:span><text:span text:style-name="T20">ç</text:span><text:span text:style-name="T19">ais du </text:span><text:span text:style-name="T10">xvii</text:span><text:span text:style-name="T25">e</text:span><text:span text:style-name="T19"> si</text:span><text:span text:style-name="T20">è</text:span><text:span text:style-name="T19">cle ne s'ac­commodait pas d'exhibitions aussi violentes, et pr</text:span><text:span text:style-name="T20">é</text:span><text:span text:style-name="T24">­</text:span><text:span text:style-name="T19">f</text:span><text:span text:style-name="T20">é</text:span><text:span text:style-name="T19">rait, en toutes choses, aux sensations mat</text:span><text:span text:style-name="T20">é</text:span><text:span text:style-name="T19">rielles les </text:span><text:span text:style-name="T20">é</text:span><text:span text:style-name="T19">motions morales. Telle est, en deux mots, la clef des s</text:span><text:span text:style-name="T20">é</text:span><text:span text:style-name="T19">lections faites par Corneille, avec les conseils de M. de Ch</text:span><text:span text:style-name="T20">â</text:span><text:span text:style-name="T19">lon, dans </text:span><text:span text:style-name="T29">le</text:span><text:span text:style-name="T19"> </text:span><text:span text:style-name="T29">Cid</text:span><text:span text:style-name="T19"> de Guillem de Castro.</text:span></text:p>
      <text:p text:style-name="P69"><text:span text:style-name="T3">«</text:span> Partout, dit Sainte-Beuve, Corneille a ratio­nalis<text:span text:style-name="T3">é</text:span>, intellectualis<text:span text:style-name="T3">é</text:span> la pi<text:span text:style-name="T3">è</text:span>ce espagnole, vari<text:span text:style-name="T3">é</text:span>e,<text:span text:style-name="T1"> </text:span>amusante, <text:span text:style-name="T3">é</text:span>parse, bigarr<text:span text:style-name="T3">é</text:span>e ; il a mis les seuls sentiments aux prises. <text:span text:style-name="T3">»</text:span> C'est ce que M. Viguier a tr<text:span text:style-name="T3">è</text:span>s bien fait voir dans sa belle <text:span text:style-name="T3">é</text:span>tude sur l'<text:span text:style-name="T3">œ</text:span>uvre de Guillem. Un autre critique tr<text:span text:style-name="T3">è</text:span>s distingu<text:span text:style-name="T3">é</text:span> dit fort bien aussi : <text:span text:style-name="T3">«</text:span> La pi<text:span text:style-name="T3">è</text:span>ce de Guillem de Castro, con<text:span text:style-name="T3">ç</text:span>ue dans un syst<text:span text:style-name="T3">è</text:span>me dramatique plus libre que le n<text:span text:style-name="T3">ô</text:span>tre, destin<text:span text:style-name="T3">é</text:span>e <text:span text:style-name="T3">à</text:span> un tout autre public, est <text:span text:style-name="T3">à</text:span> la fois path<text:span text:style-name="T3">é</text:span>tique et nationale, h<text:span text:style-name="T3">é</text:span>ro<text:span text:style-name="T3">ï</text:span>que et castillane : c'est une plante compl<text:span text:style-name="T3">è</text:span>te, tige et racine ; Corneille (il le fallait bien) n'en a cueilli que la fleur. <text:span text:style-name="T3">»</text:span></text:p>
      <text:p text:style-name="P81"><text:span text:style-name="T19">Cependant, </text:span><text:span text:style-name="T29">le Cid</text:span><text:span text:style-name="T19"> de Corneille n'en est pas pour cela moins romantique, c'est-</text:span><text:span text:style-name="T20">à</text:span><text:span text:style-name="T19">-dire d'une nou­veaut</text:span><text:span text:style-name="T20">é</text:span><text:span text:style-name="T19"> tr</text:span><text:span text:style-name="T20">è</text:span><text:span text:style-name="T19">s hardie et m</text:span><text:span text:style-name="T20">ê</text:span><text:span text:style-name="T19">me r</text:span><text:span text:style-name="T20">é</text:span><text:span text:style-name="T19">volutionnaire, litt</text:span><text:span text:style-name="T20">é</text:span><text:span text:style-name="T19">rairement. Seulement le po</text:span><text:span text:style-name="T20">è</text:span><text:span text:style-name="T19">te est oblig</text:span><text:span text:style-name="T20">é</text:span><text:span text:style-name="T19">, soit pour satisfaire le go</text:span><text:span text:style-name="T20">û</text:span><text:span text:style-name="T19">t fran</text:span><text:span text:style-name="T20">ç</text:span><text:span text:style-name="T19">ais de son si</text:span><text:span text:style-name="T20">è</text:span><text:span text:style-name="T19">cle, soit pour ob</text:span><text:span text:style-name="T20">é</text:span><text:span text:style-name="T19">ir </text:span><text:span text:style-name="T20">à</text:span><text:span text:style-name="T19"> la tyrannie de la r</text:span><text:span text:style-name="T20">è</text:span><text:span text:style-name="T19">gle des vingt-quatre heures, de simplifier, de r</text:span><text:span text:style-name="T20">é</text:span><text:span text:style-name="T19">duire, de concen­trer l'action, la serrant d'autant plus en un jet vigoureux.</text:span></text:p>
      <text:p text:style-name="P69">Mais il en r<text:span text:style-name="T3">é</text:span>sulte des inconv<text:span text:style-name="T3">é</text:span>nients. Ainsi le r<text:span text:style-name="T3">ô</text:span>le de l'Infante, dans la pi<text:span text:style-name="T3">è</text:span>ce espagnole, est bien plus vivant et actif, bien plus vari<text:span text:style-name="T3">é</text:span> et agr<text:span text:style-name="T3">é</text:span>able<text:span text:style-name="T1"> </text:span>que dans la pi<text:span text:style-name="T3">è</text:span>ce fran<text:span text:style-name="T3">ç</text:span>aise : c'est elle qui chausse<text:span text:style-name="T1"> %17%</text:span> les <text:span text:style-name="T3">é</text:span>perons <text:span text:style-name="T3">à</text:span> Don Rodrigue, lorsque le Roi, au com­mencement de la pi<text:span text:style-name="T3">è</text:span>ce, le fait chevalier et lui donne l'accolade ; c'est elle qui sauve Rodrigue et le pro­t<text:span text:style-name="T3">è</text:span>ge quand on le poursuit apr<text:span text:style-name="T3">è</text:span>s qu'il a tu<text:span text:style-name="T3">é</text:span> le<text:span text:style-name="T1"> </text:span>Comte ; ce r<text:span text:style-name="T3">ô</text:span>le a un mouvement, une r<text:span text:style-name="T3">é</text:span>alit<text:span text:style-name="T3">é</text:span>, qui disparaissent dans la r<text:span text:style-name="T3">é</text:span>duction de Corneille. Chez lui, ce personnage, faute d'espace et d'air, est un peu monotone, quoique les sentiments en soient g<text:span text:style-name="T3">é</text:span>n<text:span text:style-name="T3">é</text:span><text:span text:style-name="T18">­</text:span>reux et touchants. Corneille m<text:span text:style-name="T3">ê</text:span>me dit qu'il n'a gard<text:span text:style-name="T3">é</text:span> ce r<text:span text:style-name="T3">ô</text:span>le que pour donner aux actes de sa tragi-com<text:span text:style-name="T3">é</text:span>die une longueur suffisante. Sur quoi les com<text:span text:style-name="T3">é</text:span>diens, au si<text:span text:style-name="T3">è</text:span>cle dernier et au commencement du n<text:span text:style-name="T3">ô</text:span>tre, se permettaient de le supprimer. Cepen­dant le titre de tragi-com<text:span text:style-name="T3">é</text:span>die, donn<text:span text:style-name="T3">é</text:span> par Corneille <text:span text:style-name="T3">à</text:span> son <text:span text:style-name="T3">œ</text:span>uvre, se justifie en partie par plusieurs sc<text:span text:style-name="T3">è</text:span>nes de demi-caract<text:span text:style-name="T3">è</text:span>re qui appartiennent <text:span text:style-name="T3">à</text:span> ce r<text:span text:style-name="T3">ô</text:span>le %18%<text:span text:style-name="T18">.</text:span></text:p>
      <text:p text:style-name="P69">Un tort infiniment plus grave, de la part des com<text:span text:style-name="T3">é</text:span>diens, <text:span text:style-name="T3">é</text:span>tait de supprimer aussi parfois la pre­mi<text:span text:style-name="T3">è</text:span>re sc<text:span text:style-name="T3">è</text:span>ne du premier acte, entre Chim<text:span text:style-name="T3">è</text:span>ne et sa <text:span text:style-name="T3">«</text:span> gouvernante <text:span text:style-name="T3">»</text:span> Elvire, et de commencer tout droit par la querelle des deux p<text:span text:style-name="T3">è</text:span>res, qui n'est que la troisi<text:span text:style-name="T3">è</text:span>me <text:span text:style-name="T3">de l'ouvrage tel que Corneille l’</text:span>a compos<text:span text:style-name="T3">é</text:span>. Or, quand le spectateur, gr<text:span text:style-name="T3">â</text:span>ce <text:span text:style-name="T3">à</text:span> cette sc<text:span text:style-name="T3">è</text:span>ne de confidence, est instruit de l'amour mutuel de Chim<text:span text:style-name="T3">è</text:span>ne et de Rodrigue, <text:soft-page-break/>la querelle des deux p<text:span text:style-name="T3">è</text:span>res, survenant ensuite, fait un coup de th<text:span text:style-name="T3">éâ</text:span>tre ; autrement, non : cette dispute entre deux seigneurs qu'on ne conna<text:span text:style-name="T3">î</text:span>t point perd beaucoup de son int<text:span text:style-name="T3">é</text:span>r<text:span text:style-name="T3">ê</text:span>t ; elle n'est plus que th<text:span text:style-name="T3">éâ</text:span>trale, au lieu d'<text:span text:style-name="T3">ê</text:span>tre <text:span text:style-name="T3">à</text:span> la fois th<text:span text:style-name="T3">éâ</text:span>trale et dramatique ; le duel qui s'ensuit n'est plus qu'un incident quelconque, au lieu d<text:span text:style-name="T3">’ê</text:span>tre une p<text:span text:style-name="T3">é</text:span>rip<text:span text:style-name="T3">é</text:span>tie. Deux choses que souvent Ton confond, le th<text:span text:style-name="T3">éâ</text:span>tral et le dramatique : le th<text:span text:style-name="T3">éâ</text:span>tral frappe les yeux, les sens ; le dramatique saisit l'<text:span text:style-name="T3">â</text:span>me et le c<text:span text:style-name="T3">œ</text:span>ur.</text:p>
      <text:p text:style-name="P81"><text:span text:style-name="T19">On a tort </text:span><text:span text:style-name="T20">é</text:span><text:span text:style-name="T19">galement de changer sur l'affiche le nom de tragi-com</text:span><text:span text:style-name="T20">é</text:span><text:span text:style-name="T19">die que Corneille a donn</text:span><text:span text:style-name="T20">é</text:span><text:span text:style-name="T19"> </text:span><text:span text:style-name="T20">à</text:span><text:span text:style-name="T19"> sa pi</text:span><text:span text:style-name="T20">è</text:span><text:span text:style-name="T19">ce. Ce nom rend raison de l'agr</text:span><text:span text:style-name="T20">é</text:span><text:span text:style-name="T19">able vari</text:span><text:span text:style-name="T20">é</text:span><text:span text:style-name="T19">t</text:span><text:span text:style-name="T20">é</text:span><text:span text:style-name="T19"> de ton et de touche qui en fait le caract</text:span><text:span text:style-name="T20">è</text:span><text:span text:style-name="T19">re romantique. Dans les pr</text:span><text:span text:style-name="T20">é</text:span><text:span text:style-name="T19">c</text:span><text:span text:style-name="T20">é</text:span><text:span text:style-name="T19">dentes tragi-com</text:span><text:span text:style-name="T20">é</text:span><text:span text:style-name="T19">dies, soit de Corneille lui-m</text:span><text:span text:style-name="T20">ê</text:span><text:span text:style-name="T19">me, comme </text:span><text:span text:style-name="T29">Clitandre</text:span><text:span text:style-name="T19">, soit de ses contem­porains, le romanesque ne s'</text:span><text:span text:style-name="T20">é</text:span><text:span text:style-name="T19">tait adress</text:span><text:span text:style-name="T20">é</text:span><text:span text:style-name="T19"> qu'</text:span><text:span text:style-name="T20">à</text:span><text:span text:style-name="T19"> l'ima­gination ou aux sens, pour les divertir ; dans celle-ci, c'est au c</text:span><text:span text:style-name="T20">œ</text:span><text:span text:style-name="T19">ur qu'il s'adresse, pour l'</text:span><text:span text:style-name="T20">é</text:span><text:span text:style-name="T19">mouvoir et pour le transporter. Mais c'est bien v</text:span><text:span text:style-name="T20">é</text:span><text:span text:style-name="T19">ritablement une tragi-com</text:span><text:span text:style-name="T20">é</text:span><text:span text:style-name="T19">die, o</text:span><text:span text:style-name="T20">ù</text:span><text:span text:style-name="T19"> les interlocuteurs s'adressent la parole en disant </text:span><text:span text:style-name="T29">monsieur</text:span><text:span text:style-name="T19"> et non pas </text:span><text:span text:style-name="T29">seigneur</text:span><text:span text:style-name="T19"> ; o</text:span><text:span text:style-name="T20">ù</text:span><text:span text:style-name="T19"> les touches simples, famili</text:span><text:span text:style-name="T20">è</text:span><text:span text:style-name="T19">res, parfois comiques, quasi-bourgeoises, se m</text:span><text:span text:style-name="T20">ê</text:span><text:span text:style-name="T19">lent aux grands coups d'</text:span><text:span text:style-name="T20">é</text:span><text:span text:style-name="T19">p</text:span><text:span text:style-name="T20">é</text:span><text:span text:style-name="T19">e, aux actions h</text:span><text:span text:style-name="T20">é</text:span><text:span text:style-name="T19">ro</text:span><text:span text:style-name="T20">ï</text:span><text:span text:style-name="T19">ques et aux accents chevaleresques.</text:span><text:span text:style-name="T22"> </text:span><text:span text:style-name="T19">La pi</text:span><text:span text:style-name="T20">è</text:span><text:span text:style-name="T19">ce, en effet, s'ouvre par un projet de ma­riage, comme dans une simple com</text:span><text:span text:style-name="T20">é</text:span><text:span text:style-name="T19">die : Rodrigue aime Chim</text:span><text:span text:style-name="T20">è</text:span><text:span text:style-name="T19">ne, Chim</text:span><text:span text:style-name="T20">è</text:span><text:span text:style-name="T19">ne aime Rodrigue ; ils sont sur le point d'</text:span><text:span text:style-name="T20">ê</text:span><text:span text:style-name="T19">tre unis, lorsque cette querelle impr</text:span><text:span text:style-name="T20">é</text:span><text:span text:style-name="T19">vue survenant entre les deux p</text:span><text:span text:style-name="T20">è</text:span><text:span text:style-name="T19">res rompt tout </text:span><text:span text:style-name="T20">à</text:span><text:span text:style-name="T19"> coup les projets de bonheur des deux fianc</text:span><text:span text:style-name="T20">é</text:span><text:span text:style-name="T19">s et des deux familles. Cependant le p</text:span><text:span text:style-name="T20">è</text:span><text:span text:style-name="T19">re de Rodrigue essaye de calmer le comte de Gormas en lui reparlant de cette esp</text:span><text:span text:style-name="T20">é</text:span><text:span text:style-name="T19">rance. Il le fait avec bonhomie :</text:span></text:p>
      <text:p text:style-name="P12"/>
      <text:p text:style-name="P34">Vous n'avez qu'une fille, et moi je n'ai qu'un fils,</text:p>
      <text:p text:style-name="P33"><text:span text:style-name="T40">Leur hymen peut nous rendre </text:span><text:span text:style-name="T41">à</text:span><text:span text:style-name="T40"> jamais plus qu'unis ;</text:span></text:p>
      <text:p text:style-name="P33"><text:span text:style-name="T40">Faites-nous cette gr</text:span><text:span text:style-name="T41">â</text:span><text:span text:style-name="T40">ce, et l'acceptez pour gendre</text:span><text:span text:style-name="T43">.</text:span></text:p>
      <text:p text:style-name="P69">Mais le comte de Gormas, d<text:span text:style-name="T3">é</text:span>pit<text:span text:style-name="T3">é</text:span> de ce que le Roi lui a pr<text:span text:style-name="T3">é</text:span>f<text:span text:style-name="T3">é</text:span>r<text:span text:style-name="T3">é</text:span> Don Di<text:span text:style-name="T3">è</text:span>gue pour gouverneur du prince de Castille, r<text:span text:style-name="T3">é</text:span>plique avec aigreur et avec une mauvaise humeur d<text:span text:style-name="T3">é</text:span>j<text:span text:style-name="T3">à</text:span> insultante :</text:p>
      <text:p text:style-name="P34"><text:span text:style-name="T3">À</text:span> de plus hauts partis ce beau fils peut pr<text:span text:style-name="T3">é</text:span>tendre !<text:span text:style-name="T18">...</text:span></text:p>
      <text:p text:style-name="P73"/>
      <text:p text:style-name="P69">Et la com<text:span text:style-name="T3">é</text:span>die tourne vite au drame. Le comte imp<text:span text:style-name="T3">é</text:span>tueux et emport<text:span text:style-name="T3">é</text:span> donne <text:span text:style-name="T3">à</text:span> Don Di<text:span text:style-name="T3">è</text:span>gue un soufflet. Si les cons<text:span text:style-name="T3">é</text:span>quences en sont tragiques, cet incident plus que familier para<text:span text:style-name="T3">î</text:span>t d<text:span text:style-name="T3">é</text:span>roger un peu <text:span text:style-name="T3">à</text:span> la majest<text:span text:style-name="T3">é</text:span> classique telle qu'on l'imagine. C'est quelque chose comme le mouchoir de Desd<text:span text:style-name="T3">é</text:span>mone, si tragique aussi par les cons<text:span text:style-name="T3">é</text:span>quences, mais qui a tant g<text:span text:style-name="T3">ê</text:span>n<text:span text:style-name="T3">é</text:span> les premiers traducteurs fran<text:span text:style-name="T3">ç</text:span>ais, et m<text:span text:style-name="T3">ê</text:span>me les imitateurs et versificateurs <text:span text:style-name="T3">à</text:span> la suite : ils s'<text:span text:style-name="T3">é</text:span>vertuaient en p<text:span text:style-name="T3">é</text:span>riphrases pour d<text:span text:style-name="T3">é</text:span><text:span text:style-name="T18">­</text:span>guiser le mieux possible ce mouchoir. De m<text:span text:style-name="T3">ê</text:span>me, au Th<text:span text:style-name="T3">éâ</text:span>tre-Fran<text:span text:style-name="T3">ç</text:span>ais, aujourd'hui, on fait avec un gant le geste d'un soufflet ; mais, le soufflet propre­ment dit, on n'ose plus le donner ; cela nous fait sentir combien cet incident de tragi-com<text:span text:style-name="T3">é</text:span>die devait heurter et <text:span text:style-name="T3">é</text:span>tonner les spectateurs de la cour de Louis XIII %19%.</text:p>
      <text:p text:style-name="P69">Mais voil<text:span text:style-name="T3">à</text:span> que, de cette touche ultra-famili<text:span text:style-name="T3">è</text:span>re, sort <text:span text:style-name="T3">à</text:span> l'instant m<text:span text:style-name="T3">ê</text:span>me un drame tragique. Don Di<text:span text:style-name="T3">è</text:span>gue ainsi outrag<text:span text:style-name="T3">é</text:span> met l'<text:span text:style-name="T3">é</text:span>p<text:span text:style-name="T3">é</text:span>e <text:span text:style-name="T3">à</text:span> la main ; mal­heureusement, affaibli par l'<text:span text:style-name="T3">â</text:span>ge, il la laisse tomber au choc de l'adversaire, qui triomphe et l'accable de son <text:soft-page-break/>ironie. Le vieillard, au d<text:span text:style-name="T3">é</text:span>sespoir, charge son fils de le venger. Voil<text:span text:style-name="T3">à</text:span> la sc<text:span text:style-name="T3">è</text:span>ne dont nous avons vu tout <text:span text:style-name="T3">à</text:span> l'heure, l'id<text:span text:style-name="T3">é</text:span>e premi<text:span text:style-name="T3">è</text:span>re dans l'espagnol. Osons dire qu'ici elle para<text:span text:style-name="T3">î</text:span>t plus grande et plus simple.</text:p>
      <text:p text:style-name="P68"/>
      <text:p text:style-name="P33"><text:span text:style-name="T40">Rodrigue, as-tu du c</text:span><text:span text:style-name="T41">œ</text:span><text:span text:style-name="T40">ur ?... Etc.</text:span></text:p>
      <text:p text:style-name="P12"/>
      <text:p text:style-name="P69">Et il lui apprend l'affront. Puis, lui remettant l'<text:span text:style-name="T3">é</text:span>p<text:span text:style-name="T3">é</text:span>e :</text:p>
      <text:p text:style-name="P35"/>
      <text:p text:style-name="P34">Meurs ou tue !</text:p>
      <text:p text:style-name="P35"/>
      <text:p text:style-name="P69">Mais l'auteur de cet affront, qui est-il ?</text:p>
      <text:p text:style-name="P68"/>
      <text:p text:style-name="P34"><text:s text:c="33"/>Le p<text:span text:style-name="T3">è</text:span>re de Chim<text:span text:style-name="T3">è</text:span>ne.</text:p>
      <text:p text:style-name="P35"/>
      <text:p text:style-name="P69">Ainsi Rodrigue se trouve pris entre son devoir et son amour :</text:p>
      <text:p text:style-name="P68"/>
      <text:p text:style-name="P34">En cet affront, mon p<text:span text:style-name="T3">è</text:span>re est l'offens<text:span text:style-name="T3">é</text:span> ;</text:p>
      <text:p text:style-name="P34">Et l'offenseur, le p<text:span text:style-name="T3">è</text:span>re de Chim<text:span text:style-name="T3">è</text:span>ne !</text:p>
      <text:p text:style-name="P34"><text:s text:c="12"/>Que je sens de rudes combats !</text:p>
      <text:p text:style-name="P34">Contre mon propre honneur mon amour s'int<text:span text:style-name="T3">é</text:span>resse :</text:p>
      <text:p text:style-name="P34">Il faut venger un p<text:span text:style-name="T3">è</text:span>re, et perdre une ma<text:span text:style-name="T3">î</text:span>tresse !</text:p>
      <text:p text:style-name="P34">L'un m'anime le c<text:span text:style-name="T3">œ</text:span>ur, l'autre retient mon bras.</text:p>
      <text:p text:style-name="P34">R<text:span text:style-name="T3">é</text:span>duit au triste choix ou de trahir ma flamme</text:p>
      <text:p text:style-name="P34"><text:s text:c="15"/>Ou de vivre en inf<text:span text:style-name="T3">â</text:span>me,</text:p>
      <text:p text:style-name="P34">Des deux c<text:span text:style-name="T3">ô</text:span>t<text:span text:style-name="T3">é</text:span>s mon mal est infini :</text:p>
      <text:p text:style-name="P82"><text:s text:c="10"/>O Dieu, l'<text:span text:style-name="T3">é</text:span>trange peine !</text:p>
      <text:p text:style-name="P82">Faut-il laisser un affront impuni ?</text:p>
      <text:p text:style-name="P82">Faut-il punir le p<text:span text:style-name="T3">è</text:span>re de Chim<text:span text:style-name="T3">è</text:span>ne ?</text:p>
      <text:p text:style-name="P12"/>
      <text:p text:style-name="P69">Un seul moment, dans sa perplexit<text:span text:style-name="T3">é</text:span> cruelle, ne sachant que choisir, il a l'id<text:span text:style-name="T3">é</text:span>e de se tuer, comme Hamlet succombant sous le poids d'un devoir trop lourd. Mais quoi ! mourir sans avoir veng<text:span text:style-name="T3">é</text:span> son p<text:span text:style-name="T3">è</text:span>re ?</text:p>
      <text:p text:style-name="P68"/>
      <text:p text:style-name="P34">Endurer que l'Espagne impute <text:span text:style-name="T3">à</text:span> ma m<text:span text:style-name="T3">é</text:span>moire</text:p>
      <text:p text:style-name="P34">D'avoir mal soutenu l'honneur de ma maison ?</text:p>
      <text:p text:style-name="P37"/>
      <text:p text:style-name="P69">Non, c'est l<text:span text:style-name="T3">à</text:span> une h<text:span text:style-name="T3">é</text:span>sitation, une erreur, indignes du fils de Don Di<text:span text:style-name="T3">è</text:span>gue :</text:p>
      <text:p text:style-name="P68"/>
      <text:p text:style-name="P34">Je dois tout <text:span text:style-name="T3">à</text:span> mon p<text:span text:style-name="T3">è</text:span>re avant qu'<text:span text:style-name="T3">à</text:span> ma ma<text:span text:style-name="T3">î</text:span>tresse !</text:p>
      <text:p text:style-name="P34">Que je meure au combat, ou meure de tristesse,</text:p>
      <text:p text:style-name="P34">Je rendrai mon sang pur comme je l'ai re<text:span text:style-name="T3">ç</text:span>u.</text:p>
      <text:p text:style-name="P34">Je m'accuse d<text:span text:style-name="T3">é</text:span>j<text:span text:style-name="T3">à</text:span> de trop de n<text:span text:style-name="T3">é</text:span>gligence :</text:p>
      <text:p text:style-name="P82"><text:s text:c="13"/>Courons <text:span text:style-name="T3">à</text:span> la vengeance,</text:p>
      <text:p text:style-name="P82"><text:soft-page-break/>Et, tout honteux d'avoir tant balanc<text:span text:style-name="T3">é</text:span><text:span text:style-name="T18">,</text:span></text:p>
      <text:p text:style-name="P82"><text:s text:c="14"/>Ne soyons plus en peine</text:p>
      <text:p text:style-name="P82">(Puisque aujourd'hui mon p<text:span text:style-name="T3">è</text:span>re est l'offens<text:span text:style-name="T3">é</text:span>)</text:p>
      <text:p text:style-name="P81"><text:span text:style-name="T40">Si l'offenseur est p</text:span><text:span text:style-name="T41">è</text:span><text:span text:style-name="T40">re de Chim</text:span><text:span text:style-name="T41">è</text:span><text:span text:style-name="T40">ne.</text:span></text:p>
      <text:p text:style-name="P83"/>
      <text:p text:style-name="P81"><text:span text:style-name="T19">Ainsi, dans cette lutte terrible entre l'amour et le devoir, l'amour est bien fort, mais c'est le devoir qui l'emporte ; non sans peine, sans d</text:span><text:span text:style-name="T20">é</text:span><text:span text:style-name="T19">chire­ments, mais c'est le devoir enfin. Apr</text:span><text:span text:style-name="T20">è</text:span><text:span text:style-name="T19">s cette lutte</text:span><text:span text:style-name="T22"> </text:span><text:span text:style-name="T19">morale, peut venir la lutte mat</text:span><text:span text:style-name="T20">é</text:span><text:span text:style-name="T19">rielle, qui n'est plus rien : Rodrigue a fait le sacrifice de son amour, que lui importe le sacrifice de sa vie ?</text:span></text:p>
      <text:p text:style-name="P69">Dans la sc<text:span text:style-name="T3">è</text:span>ne de la provocation, le duel des pa­roles, comme chez Hom<text:span text:style-name="T3">è</text:span>re, pr<text:span text:style-name="T3">é</text:span>c<text:span text:style-name="T3">è</text:span>de le choc des armes ; mais le cliquetis des r<text:span text:style-name="T3">é</text:span>pliques est autre­ment int<text:span text:style-name="T3">é</text:span>ressant que celui des <text:span text:style-name="T3">é</text:span>p<text:span text:style-name="T3">é</text:span>es.</text:p>
      <text:p text:style-name="P68"/>
      <text:p text:style-name="P34"><text:span text:style-name="T3">À</text:span> moi, comte, deux mots.</text:p>
      <text:p text:style-name="P34"><text:s text:c="35"/><text:span text:style-name="T3">— Parle.</text:span></text:p>
      <text:p text:style-name="P34">…………………………………………<text:span text:style-name="T18">..</text:span></text:p>
      <text:p text:style-name="P37"/>
      <text:p text:style-name="P69">Songez que c'est un jeune homme de dix-huit ans qui aborde et provoque un illustre homme de guerre. L'emphase, qui dans la vie r<text:span text:style-name="T3">é</text:span>elle serait choquante, ne d<text:span text:style-name="T3">é</text:span>pla<text:span text:style-name="T3">î</text:span>t pas dans la gamme h<text:span text:style-name="T3">é</text:span>ro<text:span text:style-name="T3">ï</text:span>que, surtout entre personnages espagnols. Il en est de m<text:span text:style-name="T3">ê</text:span>me de ce tutoiement, soit entre Rodrigue et Gormas, soit entre Rodrigue et Chim<text:span text:style-name="T3">è</text:span>ne.</text:p>
      <text:p text:style-name="P69">Il y a dans le r<text:span text:style-name="T3">ô</text:span>le du comte, ainsi provoqu<text:span text:style-name="T3">é</text:span> par ce jeune homme qui <text:span text:style-name="T3">é</text:span>tait sur le point d'<text:span text:style-name="T3">é</text:span>pouser sa fille, une modulation charmante et d'un prix infini. Il essaye de retenir ce jeune emport<text:span text:style-name="T3">é</text:span> si charmant :</text:p>
      <text:p text:style-name="P68"/>
      <text:p text:style-name="P34">Ce grand c<text:span text:style-name="T3">œ</text:span>ur qui para<text:span text:style-name="T3">î</text:span>t aux discours que tu tiens</text:p>
      <text:p text:style-name="P34">Par tes yeux, chaque jour, se d<text:span text:style-name="T3">é</text:span>couvrait aux miens ;</text:p>
      <text:p text:style-name="P34">Et, croyant voir en toi l'honneur de la Castille,</text:p>
      <text:p text:style-name="P34">Mon <text:span text:style-name="T3">â</text:span>me avec plaisir te destinait ma fille.</text:p>
      <text:p text:style-name="P34">Je sais ta passion, et suis ravi de voir</text:p>
      <text:p text:style-name="P34">Que tous ses mouvements c<text:span text:style-name="T3">è</text:span>dent <text:span text:style-name="T3">à</text:span> ton devoir ;</text:p>
      <text:p text:style-name="P34">Qu'ils n'ont point affaibli cette ardeur magnanime ;</text:p>
      <text:p text:style-name="P34">Que ta haute vertu r<text:span text:style-name="T3">é</text:span>pond <text:span text:style-name="T3">à</text:span> mon estime ;</text:p>
      <text:p text:style-name="P34">Et que, voulant pour gendre un cavalier parfait,</text:p>
      <text:p text:style-name="P45">Je ne me trompais point au choix que j'avais fait.<text:span text:style-name="T18"><text:tab/></text:span></text:p>
      <text:p text:style-name="P36"/>
      <text:p text:style-name="P69">La plupart des acteurs qui disent ce r<text:span text:style-name="T3">ô</text:span>le ne paraissent gu<text:span text:style-name="T3">è</text:span>re s'apercevoir de cette modulation exquise, qui, au milieu m<text:span text:style-name="T3">ê</text:span>me du grand duel h<text:span text:style-name="T3">é</text:span>ro<text:span text:style-name="T3">ï</text:span>que, ram<text:span text:style-name="T3">è</text:span>ne pour un moment le ton moyen de la tragi-com<text:span text:style-name="T3">édie, — comme pré</text:span>c<text:span text:style-name="T3">é</text:span>demment dans la premi<text:span text:style-name="T3">è</text:span>re r<text:span text:style-name="T3">é</text:span>ponse de Don Di<text:span text:style-name="T3">è</text:span>gue <text:span text:style-name="T3">à</text:span> Don Gormas que nous avons not<text:span text:style-name="T3">é</text:span>e tout <text:span text:style-name="T3">à l'heure. — J'ai toujours vu qu'on dé</text:span>blayait ce passage du m<text:span text:style-name="T3">ê</text:span>me train que le reste, ce qui est une faute grave : on devrait sentir que le comte, qui allait donner sa fille <text:span text:style-name="T3">à</text:span> Rodrigue, <text:soft-page-break/>est ravi au fond, tout en <text:span text:style-name="T3">é</text:span>tant provoqu<text:span text:style-name="T3">é</text:span> par lui si rudement, de le trouver si noble et si g<text:span text:style-name="T3">é</text:span>n<text:span text:style-name="T3">é</text:span>reux ; et la preuve, c'est qu'apr<text:span text:style-name="T3">è</text:span>s avoir essay<text:span text:style-name="T3">é</text:span> d'<text:span text:style-name="T3">é</text:span>viter ce duel, lui guerrier illustre qui n'est pas suspect, acceptant enfin le cartel quand Rodrigue l'a pouss<text:span text:style-name="T3">é</text:span> <text:span text:style-name="T3">à</text:span> bout, il ne peut s'emp<text:span text:style-name="T3">ê</text:span>cher de l'approuver :</text:p>
      <text:p text:style-name="P12"/>
      <text:p text:style-name="P34">Viens, tu fais ton devoir...</text:p>
      <text:p text:style-name="P37"/>
      <text:p text:style-name="P69">De grand c<text:span text:style-name="T3">œ</text:span>ur il l'embrasserait avant de croiser<text:span text:style-name="T1"> </text:span>le fer avec lui.</text:p>
      <text:p text:style-name="P69">Vous savez l'issue de cette rencontre : Rodrigue tue en duel le p<text:span text:style-name="T3">è</text:span>re de Chim<text:span text:style-name="T3">è</text:span>ne, de celle qu'il aime<text:span text:style-name="T1"> </text:span>et dont il est aim<text:span text:style-name="T3">é</text:span> ; voil<text:span text:style-name="T3">à</text:span> le drame : Chim<text:span text:style-name="T3">è</text:span>ne <text:span text:style-name="T3">à</text:span> son tour, comme tout <text:span text:style-name="T3">à</text:span> l'heure Rodrigue, va se trouver prise entre son amour et son devoir. Son devoir lui ordonne de demander au Roi la punition du meurtrier, et c'est ce qu'elle fait aussit<text:span text:style-name="T3">ô</text:span>t ; mais son amour lui fait d<text:span text:style-name="T3">é</text:span>sirer secr<text:span text:style-name="T3">è</text:span><text:span text:style-name="T18">­</text:span>tement et malgr<text:span text:style-name="T3">é</text:span> elle de ne point l'obtenir. Dans l'exaltation de sa douleur elle s'<text:span text:style-name="T3">é</text:span>crie, avec une certaine emphase apparente (mais ce qui para<text:span text:style-name="T3">î</text:span>t emphatique aux gens de sang-froid peut n'<text:span text:style-name="T3">ê</text:span>tre que l'expression simple du d<text:span text:style-name="T3">é</text:span>sespoir), et aussi il faut l'avouer, avec une prodigieuse subtilit<text:span text:style-name="T3">é</text:span>, imit<text:span text:style-name="T3">é</text:span>e de<text:span text:style-name="T3"> l'espagnol :</text:span></text:p>
      <text:p text:style-name="P12"/>
      <text:p text:style-name="P34">Pleurez, pleurez, mes yeux, et fondez-vous en eau !</text:p>
      <text:p text:style-name="P33"><text:span text:style-name="T40">La moiti</text:span><text:span text:style-name="T41">é</text:span><text:span text:style-name="T40"> de ma vie a mis l'autre au tombeau,</text:span></text:p>
      <text:p text:style-name="P33"><text:span text:style-name="T40">Et m'oblige </text:span><text:span text:style-name="T41">à</text:span><text:span text:style-name="T40"> venger, apr</text:span><text:span text:style-name="T41">è</text:span><text:span text:style-name="T40">s ce coup funeste,</text:span></text:p>
      <text:p text:style-name="P34">Celle que je n'ai plus sur celle qui me reste !</text:p>
      <text:p text:style-name="P8"/>
      <text:p text:style-name="P69">Cette subtilit<text:span text:style-name="T3">é</text:span>, qui <text:span text:style-name="T3">é</text:span>tonne d'abord, ne fait cepen­dant qu'exprimer la terrible complexit<text:span text:style-name="T3">é</text:span> de cette situation qui est le c<text:span text:style-name="T3">œ</text:span>ur m<text:span text:style-name="T3">ê</text:span>me de la pi<text:span text:style-name="T3">è</text:span>ce.</text:p>
      <text:p text:style-name="P69">En m<text:span text:style-name="T3">ê</text:span>me temps que Chim<text:span text:style-name="T3">è</text:span>ne est all<text:span text:style-name="T3">é</text:span>e se jeter aux pieds du Roi pour demander justice, Don Di<text:span text:style-name="T3">è</text:span>gue de son c<text:span text:style-name="T3">ô</text:span>t<text:span text:style-name="T3">é</text:span> s'y pr<text:span text:style-name="T3">é</text:span>cipite pour solliciter la gr<text:span text:style-name="T3">â</text:span>ce de son fils. Cette sc<text:span text:style-name="T3">è</text:span>ne encore, pos<text:span text:style-name="T3">é</text:span>e tout d'abord en tableau<text:span text:style-name="T18">,</text:span> est <text:span text:style-name="T3">à</text:span> la fois tr<text:span text:style-name="T3">è</text:span>s th<text:span text:style-name="T3">éâ</text:span>trale et tr<text:span text:style-name="T3">è</text:span>s dramatique.</text:p>
      <text:p text:style-name="P41"><text:span text:style-name="T5">chim</text:span><text:span text:style-name="T13">è</text:span><text:span text:style-name="T5">ne</text:span></text:p>
      <text:p text:style-name="P34">Sire, Sire, justice !</text:p>
      <text:p text:style-name="P41"><text:span text:style-name="T5">don di</text:span><text:span text:style-name="T13">è</text:span><text:span text:style-name="T5">gue</text:span></text:p>
      <text:p text:style-name="P41"><text:s text:c="17"/>Ah ! Sire, <text:span text:style-name="T3">é</text:span>coutez-nous !</text:p>
      <text:p text:style-name="P38"/>
      <text:p text:style-name="P41"><text:span text:style-name="T5">chim</text:span><text:span text:style-name="T13">è</text:span><text:span text:style-name="T5">ne</text:span></text:p>
      <text:p text:style-name="P34">Je me jette <text:span text:style-name="T3">à</text:span> vos pieds !</text:p>
      <text:p text:style-name="P37"/>
      <text:p text:style-name="P41"><text:span text:style-name="T5">don di</text:span><text:span text:style-name="T13">è</text:span><text:span text:style-name="T5">gue</text:span></text:p>
      <text:p text:style-name="P46"><text:s text:c="37"/>J'embrasse vos genoux !</text:p>
      <text:p text:style-name="P38"/>
      <text:p text:style-name="P42"><text:span text:style-name="T5">chim</text:span><text:span text:style-name="T13">è</text:span><text:span text:style-name="T5">ne</text:span></text:p>
      <text:p text:style-name="P34">Je demande justice !</text:p>
      <text:p text:style-name="P37"/>
      <text:p text:style-name="P41"><text:soft-page-break/><text:span text:style-name="T5">don di</text:span><text:span text:style-name="T13">è</text:span><text:span text:style-name="T5">gue</text:span></text:p>
      <text:p text:style-name="P41"><text:s text:c="19"/>Entendez ma d<text:span text:style-name="T3">é</text:span>fense I</text:p>
      <text:p text:style-name="P38"/>
      <text:p text:style-name="P41"><text:span text:style-name="T5">chim</text:span><text:span text:style-name="T13">è</text:span><text:span text:style-name="T5">ne</text:span></text:p>
      <text:p text:style-name="P34">D'un jeune audacieux punissez l'insolence :</text:p>
      <text:p text:style-name="P34">Il a de votre sceptre abattu le soutien,</text:p>
      <text:p text:style-name="P34">Il a tu<text:span text:style-name="T3">é</text:span> mon p<text:span text:style-name="T3">è</text:span>re !</text:p>
      <text:p text:style-name="P37"/>
      <text:p text:style-name="P41"><text:span text:style-name="T5">don di</text:span><text:span text:style-name="T13">è</text:span><text:span text:style-name="T5">gue</text:span></text:p>
      <text:p text:style-name="P41"><text:s text:c="13"/>Il a veng<text:span text:style-name="T3">é</text:span> le sien…</text:p>
      <text:p text:style-name="P37"/>
      <text:p text:style-name="P69">Puis le Roi donne la parole aux deux parties, et nous avons deux magnifiques plaidoyers, l'un de Chim<text:span text:style-name="T3">è</text:span>ne, l'autre de Don Di<text:span text:style-name="T3">è</text:span>gue, tous deux de la plus haute et de la plus noble <text:span text:style-name="T3">é</text:span>loquence.</text:p>
      <text:p text:style-name="P81"><text:span text:style-name="T19">Je remarque tout de suite qu'au quatri</text:span><text:span text:style-name="T20">è</text:span><text:span text:style-name="T19">me acte nous aurons encore deux autres plaidoyers, pro­nonc</text:span><text:span text:style-name="T20">é</text:span><text:span text:style-name="T19">s par les deux m</text:span><text:span text:style-name="T20">ê</text:span><text:span text:style-name="T19">mes personnages, toujours devant le Roi. Dans le cas o</text:span><text:span text:style-name="T20">ù</text:span><text:span text:style-name="T19"> vous seriez tent</text:span><text:span text:style-name="T20">é</text:span><text:span text:style-name="T19">s de trouver qu'il y a exc</text:span><text:span text:style-name="T20">è</text:span><text:span text:style-name="T19">s, je ferais observer qu'il en faut accuser bien moins le po</text:span><text:span text:style-name="T20">è</text:span><text:span text:style-name="T19">te lui-m</text:span><text:span text:style-name="T20">ê</text:span><text:span text:style-name="T19">me que l'</text:span><text:span text:style-name="T20">é</text:span><text:span text:style-name="T19">troite r</text:span><text:span text:style-name="T20">è</text:span><text:span text:style-name="T19">gle des vingt-quatre heures, dans laquelle il est enserr</text:span><text:span text:style-name="T20">é</text:span><text:span text:style-name="T19">. Supposez plusieurs jours d'intervalle comme dans la pi</text:span><text:span text:style-name="T20">è</text:span><text:span text:style-name="T19">ce espagnole, cela n'a plus rien</text:span><text:span text:style-name="T22"> </text:span><text:span text:style-name="T19">d'excessif ni d'invraisemblable : l'invraisemblance, et le peu de convenance </text:span><text:span text:style-name="T20">à</text:span><text:span text:style-name="T19"> l'</text:span><text:span text:style-name="T20">é</text:span><text:span text:style-name="T19">gard du Roi, naissent de cette r</text:span><text:span text:style-name="T20">è</text:span><text:span text:style-name="T19">gle absurde ; ce n'est pas la faute de Corneille.</text:span></text:p>
      <text:p text:style-name="P81"><text:span text:style-name="T19">Cela pos</text:span><text:span text:style-name="T20">é</text:span><text:span text:style-name="T19">, je vous demanderai toutefois la permis­sion de faire, </text:span><text:span text:style-name="T20">à</text:span><text:span text:style-name="T19"> ce propos, une remarque sur le grand nombre de plaidoyers que Corneille a mis dans la plupart de ses pi</text:span><text:span text:style-name="T20">è</text:span><text:span text:style-name="T19">ces. Je dis plaidoyers en forme, avec d</text:span><text:span text:style-name="T20">é</text:span><text:span text:style-name="T19">bats contradictoires des parties, dirig</text:span><text:span text:style-name="T20">é</text:span><text:span text:style-name="T19">s et r</text:span><text:span text:style-name="T20">é</text:span><text:span text:style-name="T19">sum</text:span><text:span text:style-name="T20">é</text:span><text:span text:style-name="T19">s par le pr</text:span><text:span text:style-name="T20">é</text:span><text:span text:style-name="T19">sident. En voici donc quatre dans le </text:span><text:span text:style-name="T29">Cid</text:span><text:span text:style-name="T19">, devant le roi Fernand pr</text:span><text:span text:style-name="T20">é</text:span><text:span text:style-name="T19">sident. Dans </text:span><text:span text:style-name="T29">Horace</text:span><text:span text:style-name="T27">,</text:span><text:span text:style-name="T19"> quatre plaidoyers aussi : de Val</text:span><text:span text:style-name="T20">è</text:span><text:span text:style-name="T19">re et de Sabine, d'une part ; du jeune et du vieil Horace, de l'autre, devant le roi Tulle (Tullus), pr</text:span><text:span text:style-name="T20">é</text:span><text:span text:style-name="T19">sident. Dans </text:span><text:span text:style-name="T29">Cinna</text:span><text:span text:style-name="T19">, plaidoyers, de Cinna d'une part, de Maxime de l'autre, pour et contre la d</text:span><text:span text:style-name="T20">é</text:span><text:span text:style-name="T24">­</text:span><text:span text:style-name="T19">mocratie, devant l'empereur Auguste, pr</text:span><text:span text:style-name="T20">é</text:span><text:span text:style-name="T19">sident. Dans </text:span><text:span text:style-name="T29">Polyeucte</text:span><text:span text:style-name="T19">, plaidoyers th</text:span><text:span text:style-name="T20">é</text:span><text:span text:style-name="T19">ologiques, sur la Gr</text:span><text:span text:style-name="T20">â</text:span><text:span text:style-name="T19">ce ; dans </text:span><text:span text:style-name="T29">Pomp</text:span><text:span text:style-name="T30">é</text:span><text:span text:style-name="T29">e</text:span><text:span text:style-name="T19">, plaidoyers politiques. Dans </text:span><text:span text:style-name="T29">Rodogune</text:span><text:span text:style-name="T19">, plaidoyers, de Cl</text:span><text:span text:style-name="T20">é</text:span><text:span text:style-name="T19">op</text:span><text:span text:style-name="T20">â</text:span><text:span text:style-name="T19">tre d'une part, de Rodogune de l'autre, devant Antiochus ; dans </text:span><text:span text:style-name="T29">Sertorius</text:span><text:span text:style-name="T19">, plaidoyers, ou dissertations politiques, entre Sertorius et Pomp</text:span><text:span text:style-name="T20">é</text:span><text:span text:style-name="T19">e... J'en passe... Eh bien, d'o</text:span><text:span text:style-name="T20">ù</text:span><text:span text:style-name="T19"> vient cela ? A quoi attribuer cette habitude, ce tour d'esprit oratoire et </text:span><text:span text:style-name="T29">plaideresque</text:span><text:span text:style-name="T19">, comme dirait Montaigne, ce proc</text:span><text:span text:style-name="T20">é</text:span><text:span text:style-name="T19">d</text:span><text:span text:style-name="T20">é</text:span><text:span text:style-name="T19"> si r</text:span><text:span text:style-name="T20">é</text:span><text:span text:style-name="T19">p</text:span><text:span text:style-name="T20">é</text:span><text:span text:style-name="T19">t</text:span><text:span text:style-name="T20">é</text:span><text:span text:style-name="T19">, de notre</text:span><text:span text:style-name="T22"> </text:span><text:span text:style-name="T19">grand po</text:span><text:span text:style-name="T20">è</text:span><text:span text:style-name="T19">te dramatique ? Vous me direz peut-</text:span><text:span text:style-name="T20">ê</text:span><text:span text:style-name="T19">tre : Cela vient de ce que Corneille </text:span><text:span text:style-name="T20">é</text:span><text:span text:style-name="T19">tait avocat </text:span><text:span text:style-name="T20">? — C'e</text:span><text:span text:style-name="T19">st possible. Cela peut venir aussi de ce que, l'</text:span><text:span text:style-name="T20">œ</text:span><text:span text:style-name="T19">uvre dramatique mettant aux prises des passions, ou des caract</text:span><text:span text:style-name="T20">è</text:span><text:span text:style-name="T19">res, ou des int</text:span><text:span text:style-name="T20">é</text:span><text:span text:style-name="T19">r</text:span><text:span text:style-name="T20">ê</text:span><text:span text:style-name="T19">ts oppos</text:span><text:span text:style-name="T20">é</text:span><text:span text:style-name="T19">s, l'antith</text:span><text:span text:style-name="T20">è</text:span><text:span text:style-name="T19">se, et surtout l'antith</text:span><text:span text:style-name="T20">è</text:span><text:span text:style-name="T19">se oratoire, en r</text:span><text:span text:style-name="T20">é</text:span><text:span text:style-name="T19">sulte naturelle­ment. Mais, est-ce tout</text:span><text:span text:style-name="T21"> </text:span><text:span text:style-name="T19">?... Je me suis demand</text:span><text:span text:style-name="T20">é</text:span><text:span text:style-name="T19"> si cela ne pourrait pas venir encore de ce que Corneille, n</text:span><text:span text:style-name="T20">é</text:span><text:span text:style-name="T19"> </text:span><text:span text:style-name="T20">à Rouen, a du sang normand dans les veines. Or tout le monde sait que la race nor­mande, — les Normands eux-mêmes l'avouent — est, par nature, assez encline aux plaideries. Ne serait-ce pas pour</text:span><text:span text:style-name="T19"> cela que notre illustre Rouennais en met partout sans y </text:span><text:soft-page-break/><text:span text:style-name="T19">songer ?</text:span></text:p>
      <text:p text:style-name="P69">Chim<text:span text:style-name="T3">è</text:span>ne elle-m<text:span text:style-name="T3">ê</text:span>me, si jeune, si po<text:span text:style-name="T3">é</text:span>tique et si h<text:span text:style-name="T3">é</text:span>ro<text:span text:style-name="T3">ï</text:span>que, est anim<text:span text:style-name="T3">é</text:span>e du m<text:span text:style-name="T3">ê</text:span>me esprit. Notez qu'elle a peut-<text:span text:style-name="T3">ê</text:span>tre seize ans, et on dirait que non seulement elle a fait sa rh<text:span text:style-name="T3">é</text:span>torique, mais qu'elle a hant<text:span text:style-name="T3">é</text:span> le Palais de Justice, tant elle en conna<text:span text:style-name="T3">î</text:span>t bien la langue, tant elle en emploie couramment les termes, au milieu de sa passion et de son d<text:span text:style-name="T3">é</text:span>sespoir ! Ainsi, lorsque Rodrigue vient lui offrir sa t<text:span text:style-name="T3">ê</text:span>te, cette t<text:span text:style-name="T3">ê</text:span>te qu'elle demande au Roi de faire tomber, en d<text:span text:style-name="T3">é</text:span>sirant de ne rien obtenir, elle lui r<text:span text:style-name="T3">é</text:span>pond :</text:p>
      <text:p text:style-name="P34">Va, je suis ta partie, et non pas ton bourreau :</text:p>
      <text:p text:style-name="P34">Si tu m'offres ta t<text:span text:style-name="T3">ê</text:span>te, est-ce <text:span text:style-name="T3">à</text:span> moi de la prendre ?</text:p>
      <text:p text:style-name="P34">Je la dois attaquer, mais tu dois la d<text:span text:style-name="T3">é</text:span>fendre ;</text:p>
      <text:p text:style-name="P34">C'est d'un autre que toi qu'il me faut l'obtenir</text:p>
      <text:p text:style-name="P34">Et je dois te poursuivre, et non pas te punir.</text:p>
      <text:p text:style-name="P37"/>
      <text:p text:style-name="P97"><text:span text:style-name="T19">C'est-</text:span><text:span text:style-name="T20">à</text:span><text:span text:style-name="T19">-dire, je ne dois pas te punir moi-m</text:span><text:span text:style-name="T20">ê</text:span><text:span text:style-name="T19">me ; je dois te poursuivre en justice ; je ne suis pas ton bourreau, je suis ta partie, ta partie adverse ; en d'autres termes, je plaide contre toi ; mais mon</text:span><text:span text:style-name="T22"> </text:span><text:span text:style-name="T19">devoir filial ne m'ordonne pas de te tuer de ma main. Ainsi, toute jeune et toute charmante qu'elle est, elle parle naturellement la langue du Palais, comme </text:span><text:span text:style-name="T29">les Plaideurs</text:span><text:span text:style-name="T19"> de Racine. Que dit Chicaneau </text:span><text:span text:style-name="T20">à</text:span><text:span text:style-name="T19"> la comtesse de Pimbesche, en lui racontant ses proc</text:span><text:span text:style-name="T20">è</text:span><text:span text:style-name="T19">s ?</text:span></text:p>
      <text:p text:style-name="P7"/>
      <text:p text:style-name="P33"><text:span text:style-name="T40">Autre incident : tandis qu'au proc</text:span><text:span text:style-name="T41">è</text:span><text:span text:style-name="T40">s on travaille,</text:span></text:p>
      <text:p text:style-name="P33"><text:span text:style-name="T40">Ma partie en mon pr</text:span><text:span text:style-name="T41">é</text:span><text:span text:style-name="T40"> laisse aller sa volaille…</text:span></text:p>
      <text:p text:style-name="P12"/>
      <text:p text:style-name="P81"><text:span text:style-name="T19">La jeune Chim</text:span><text:span text:style-name="T20">è</text:span><text:span text:style-name="T19">ne parle donc comme ce vieux plaideur normand. Mais n'est-elle pas Normande aussi, par son p</text:span><text:span text:style-name="T20">è</text:span><text:span text:style-name="T19">re ma</text:span><text:span text:style-name="T20">î</text:span><text:span text:style-name="T19">tre Pierre Corneille, avocat au barreau de Rouen ?</text:span></text:p>
      <text:p text:style-name="P81"><text:span text:style-name="T19">Cette s</text:span><text:span text:style-name="T20">è</text:span><text:span text:style-name="T19">ve normande, combin</text:span><text:span text:style-name="T20">é</text:span><text:span text:style-name="T19">e avec la s</text:span><text:span text:style-name="T20">è</text:span><text:span text:style-name="T19">ve espa­gnole dans cette tragi-com</text:span><text:span text:style-name="T20">é</text:span><text:span text:style-name="T19">die du </text:span><text:span text:style-name="T29">Cid</text:span><text:span text:style-name="T19">, fait une complexion des plus int</text:span><text:span text:style-name="T20">é</text:span><text:span text:style-name="T19">ressantes et des plus riches.</text:span></text:p>
      <text:p text:style-name="P69">Ces d<text:span text:style-name="T3">é</text:span>tails physionomiques, curieux <text:span text:style-name="T3">à</text:span> observer, n'emp<text:span text:style-name="T3">ê</text:span>chent pas la sc<text:span text:style-name="T3">è</text:span>ne entre Chim<text:span text:style-name="T3">è</text:span>ne et Rodrigue d'<text:span text:style-name="T3">ê</text:span>tre fort belle, ainsi que l'autre entre les deux m<text:span text:style-name="T3">ê</text:span>mes personnages au cinqui<text:span text:style-name="T3">è</text:span>me acte. Ce sont prin­cipalement ces deux sc<text:span text:style-name="T3">è</text:span>nes qui firent le succ<text:span text:style-name="T3">è</text:span>s de la pi<text:span text:style-name="T3">è</text:span>ce dans le public ; et c'est aussi la premi<text:span text:style-name="T3">è</text:span>re des deux, la sc<text:span text:style-name="T3">è</text:span>ne actuelle, qui souleva le plus d'objec­tions de la part des critiques et des rivaux. Elle est pr<text:span text:style-name="T3">é</text:span>par<text:span text:style-name="T3">é</text:span>e par l'auteur aussi habilement que possible, au moyen de deux ou trois petites sc<text:span text:style-name="T3">è</text:span>nes pr<text:span text:style-name="T3">é</text:span>liminaires ; c'est le commencement du troisi<text:span text:style-name="T3">ème acte. — Remarquez comme la piè</text:span>ce est adroitement construite et bien coup<text:span text:style-name="T3">é</text:span>e :</text:p>
      <text:p text:style-name="P69">Au premier acte, l'affront (le soufflet) ;</text:p>
      <text:p text:style-name="P69">Au deuxi<text:span text:style-name="T3">è</text:span>me acte, le ch<text:span text:style-name="T3">â</text:span>timent (l'insulteur tu<text:span text:style-name="T3">é</text:span> en duel) ; puis, Chim<text:span text:style-name="T3">è</text:span>ne et Don Di<text:span text:style-name="T3">è</text:span>gue aux genoux du Roi, chacun d'un c<text:span text:style-name="T3">ô</text:span>t<text:span text:style-name="T3">é</text:span> :</text:p>
      <text:p text:style-name="P73"/>
      <text:p text:style-name="P34">Il a tu<text:span text:style-name="T3">é</text:span> mon p<text:span text:style-name="T3">ère ! — il a vengé</text:span> le sien !</text:p>
      <text:p text:style-name="P73"/>
      <text:p text:style-name="P69">Et maintenant, dans le troisi<text:span text:style-name="T3">è</text:span>me acte, nous allons voir les deux amants se <text:soft-page-break/>retrouvant l'un en face de l'autre, apr<text:span text:style-name="T3">è</text:span>s cette mort : situation dramatique et <text:span text:style-name="T3">é</text:span>mouvante, s'il en fut jamais.</text:p>
      <text:p text:style-name="P69">Pendant donc que Chim<text:span text:style-name="T3">è</text:span>ne est au palais du Roi <text:span text:style-name="T3">à</text:span> demander justice, Rodrigue ose venir chez elle, moiti<text:span text:style-name="T3">é</text:span> pour se soustraire aux poursuites, id<text:span text:style-name="T3">é</text:span>e hardie et singuli<text:span text:style-name="T3">è</text:span>re, moiti<text:span text:style-name="T3">é</text:span> dans l'esp<text:span text:style-name="T3">é</text:span>rance secr<text:span text:style-name="T3">è</text:span>te de lui parler, de se justifier peut-<text:span text:style-name="T3">ê</text:span>tre, ou bien, s'il n'y r<text:span text:style-name="T3">é</text:span>ussit pas, de lui demander, <text:span text:style-name="T3">à</text:span> elle-m<text:span text:style-name="T3">ê</text:span>me, la mort.</text:p>
      <text:p text:style-name="P69">Rodrigue ne trouve d'abord que la <text:span text:style-name="T3">«</text:span> gouvernante de Chim<text:span text:style-name="T3">è</text:span>ne <text:span text:style-name="T3">»</text:span><text:span text:style-name="T50">,</text:span> Elvire. Elle est stup<text:span text:style-name="T3">é</text:span>faite de le voir<text:span text:style-name="T1"> </text:span>para<text:span text:style-name="T3">î</text:span>tre dans cette<text:span text:style-name="T3"> maison qu'il remplit de deuil :</text:span></text:p>
      <text:p text:style-name="P12"/>
      <text:p text:style-name="P81"><text:span text:style-name="T40">Rodrigue, qu'as-tu fait ? o</text:span><text:span text:style-name="T41">ù</text:span><text:span text:style-name="T40"> viens-tu, mis</text:span><text:span text:style-name="T41">é</text:span><text:span text:style-name="T40">rable ?...</text:span></text:p>
      <text:p text:style-name="P73"/>
      <text:p text:style-name="P69">Elle le presse donc de s'en aller ; mais, au m<text:span text:style-name="T3">ê</text:span>me instant, elle aper<text:span text:style-name="T3">ç</text:span>oit de loin Chim<text:span text:style-name="T3">è</text:span>ne qui revient, et n'a que le <text:span text:style-name="T3">temps de faire cacher Rodrigue :</text:span> moyen de tragi-com<text:span text:style-name="T3">é</text:span>die, qui justifie le nom donn<text:span text:style-name="T3">é par l’</text:span>auteur <text:span text:style-name="T3">à</text:span> sa pi<text:span text:style-name="T3">è</text:span>ce.</text:p>
      <text:p text:style-name="P77">Chim<text:span text:style-name="T3">è</text:span>ne revient donc, accompagn<text:span text:style-name="T3">é</text:span>e de Don Sanche, qui <text:span text:style-name="T3">é</text:span>pris,<text:span text:style-name="T3"> lui aussi, d'amour pour elle, l’</text:span>a abord<text:span text:style-name="T3">é</text:span>e pour lui offrir son <text:span text:style-name="T3">é</text:span>p<text:span text:style-name="T3">é</text:span>e, sollicitant la faveur de provoquer et de punir le meurtrier. Chim<text:span text:style-name="T3">è</text:span>ne <text:span text:style-name="T3">é</text:span>lude tr<text:span text:style-name="T3">è</text:span>s joliment :</text:p>
      <text:p text:style-name="P75"><text:tab/>,</text:p>
      <text:p text:style-name="P82">J'offenserais le Roi, qui m'a promis justice.</text:p>
      <text:p text:style-name="P73"/>
      <text:p text:style-name="P81"><text:span text:style-name="T19">Toutefois, press</text:span><text:span text:style-name="T20">é</text:span><text:span text:style-name="T19">e par les instances de Don Sanche, elle lui promet d'accepter son service, si le Roi t</text:span><text:span text:style-name="T20">ardait trop. — Cette petite scè</text:span><text:span text:style-name="T19">ne, de demi-caract</text:span><text:span text:style-name="T20">è</text:span><text:span text:style-name="T19">re, est agr</text:span><text:span text:style-name="T20">é</text:span><text:span text:style-name="T19">able et sert </text:span><text:span text:style-name="T20">à</text:span><text:span text:style-name="T19"> faire ressortir le path</text:span><text:span text:style-name="T20">é</text:span><text:span text:style-name="T19">tique des deux sc</text:span><text:span text:style-name="T20">ènes qui la suivent. — Don Sanche parti, Chimè</text:span><text:span text:style-name="T19">ne, se croyant seule avec Elvire, laisse </text:span><text:span text:style-name="T20">é</text:span><text:span text:style-name="T19">clater en libert</text:span><text:span text:style-name="T20">é</text:span><text:span text:style-name="T19"> et sa douleur et son amour d</text:span><text:span text:style-name="T20">é</text:span><text:span text:style-name="T19">sesp</text:span><text:span text:style-name="T20">é</text:span><text:span text:style-name="T19">r</text:span><text:span text:style-name="T20">é</text:span><text:span text:style-name="T19">. Le plaisir du spectateur </text:span><text:span text:style-name="T20">é</text:span><text:span text:style-name="T19">gale le ravissement de Rodrigue lorsque celui-ci, cach</text:span><text:span text:style-name="T20">é</text:span><text:span text:style-name="T19">, entend sa ch</text:span><text:span text:style-name="T20">è</text:span><text:span text:style-name="T19">re amante r</text:span><text:span text:style-name="T20">é</text:span><text:span text:style-name="T19">pondant </text:span><text:span text:style-name="T20">à</text:span><text:span text:style-name="T19"> Elvire :</text:span></text:p>
      <text:p text:style-name="P68"/>
      <text:p text:style-name="P34">Par o<text:span text:style-name="T3">ù</text:span> sera jamais ma douleur apais<text:span text:style-name="T3">é</text:span>e,</text:p>
      <text:p text:style-name="P34">Si je ne puis ha<text:span text:style-name="T3">ïr la main qui l’</text:span>a caus<text:span text:style-name="T3">é</text:span>e ?</text:p>
      <text:p text:style-name="P34">Et que dois-je esp<text:span text:style-name="T3">é</text:span>rer, qu'un tourment <text:span text:style-name="T3">é</text:span>ternel,</text:p>
      <text:p text:style-name="P34">Si je poursuis un crime, aimant le criminel ?</text:p>
      <text:p text:style-name="P37"/>
      <text:p text:style-name="P41"><text:span text:style-name="T5">elvire,</text:span> stup<text:span text:style-name="T3">é</text:span>faite</text:p>
      <text:p text:style-name="P34">Il vous prive d'un p<text:span text:style-name="T3">ère et vous l’</text:span>aimez encore!</text:p>
      <text:p text:style-name="P83"/>
      <text:p text:style-name="P41"><text:span text:style-name="T5">chim</text:span><text:span text:style-name="T13">è</text:span><text:span text:style-name="T5">ne</text:span></text:p>
      <text:p text:style-name="P34">C'est peu de dire aimer, Elvire, je l'adore !</text:p>
      <text:p text:style-name="P33"><text:span text:style-name="T40"><text:s/>Ma passion s'oppose </text:span><text:span text:style-name="T41">à</text:span><text:span text:style-name="T40"> mon ressentiment</text:span></text:p>
      <text:p text:style-name="P34">Dedans mon ennemi, je trouve mon amant ;</text:p>
      <text:p text:style-name="P34">Et je sens qu'en d<text:span text:style-name="T3">é</text:span>pit de toute ma col<text:span text:style-name="T3">è</text:span>re,</text:p>
      <text:p text:style-name="P34">Rodrigue dans mon c<text:span text:style-name="T3">œ</text:span>ur combat encor mon p<text:span text:style-name="T3">è</text:span>re ;</text:p>
      <text:p text:style-name="P34">Il l'attaque, il le presse ; il c<text:span text:style-name="T3">è</text:span>de, il se d<text:span text:style-name="T3">é</text:span>fend,</text:p>
      <text:p text:style-name="P34"><text:soft-page-break/>Tant<text:span text:style-name="T3">ô</text:span>t fort, tant<text:span text:style-name="T3">ô</text:span>t faible et tant<text:span text:style-name="T3">ô</text:span>t triomphant ;</text:p>
      <text:p text:style-name="P34">Mais, en ce dur combat de col<text:span text:style-name="T3">è</text:span>re et de flamme,</text:p>
      <text:p text:style-name="P34">Il d<text:span text:style-name="T3">é</text:span>chire mon c<text:span text:style-name="T3">œ</text:span>ur sans partager mon <text:span text:style-name="T3">â</text:span>me ;</text:p>
      <text:p text:style-name="P34">Et, quoi que mon amour ait sur moi de pouvoir,</text:p>
      <text:p text:style-name="P34">Je ne consulte point pour suivre mon devoir.</text:p>
      <text:p text:style-name="P34">……………………………………………………<text:span text:style-name="T18">..</text:span></text:p>
      <text:p text:style-name="P35"/>
      <text:p text:style-name="P69"><text:bookmark-start text:name="bookmark11"/>Cependant, lorsque Elvire lui demande :<text:bookmark-end text:name="bookmark11"/></text:p>
      <text:p text:style-name="P34">Pensez-vous le poursuivre ?<text:bookmark-start text:name="bookmark12"/></text:p>
      <text:p text:style-name="P37"/>
      <text:p text:style-name="P15">Chim<text:span text:style-name="T3">è</text:span>ne r<text:span text:style-name="T3">é</text:span>pond, en pleurant :<text:bookmark-end text:name="bookmark12"/></text:p>
      <text:p text:style-name="P82"><text:s text:c="33"/>Ah ! cruelle pens<text:span text:style-name="T3">é</text:span>e ! </text:p>
      <text:p text:style-name="P82">Et cruelle poursuite o<text:span text:style-name="T3">ù</text:span> je me vois forc<text:span text:style-name="T3">é</text:span>e !</text:p>
      <text:p text:style-name="P82">Je demande sa t<text:span text:style-name="T3">ê</text:span>te, et crains de l'obtenir :</text:p>
      <text:p text:style-name="P82">Ma mort suivra la sienne, et je le veux punir !</text:p>
      <text:p text:style-name="P73"><text:bookmark-start text:name="bookmark13"/></text:p>
      <text:p text:style-name="P69"><text:span text:style-name="T3">«</text:span> Mais enfin, dit Elvire, que pensez-vous donc faire?<text:span text:style-name="T4"> </text:span><text:span text:style-name="T3">»</text:span><text:bookmark-end text:name="bookmark13"/></text:p>
      <text:p text:style-name="P73"/>
      <text:p text:style-name="P41"><text:span text:style-name="T5">chim</text:span><text:span text:style-name="T13">è</text:span><text:span text:style-name="T5">ne.</text:span></text:p>
      <text:p text:style-name="P33"><text:span text:style-name="T40">Le poursuivre, le perdre et mourir apr</text:span><text:span text:style-name="T41">è</text:span><text:span text:style-name="T40">s lui.</text:span></text:p>
      <text:p text:style-name="P12"/>
      <text:p text:style-name="P69"><text:bookmark-start text:name="bookmark14"/>Rodrigue alors, paraissant tout <text:span text:style-name="T3">à</text:span> coup, et pr<text:span text:style-name="T3">é</text:span>f<text:span text:style-name="T3">é</text:span><text:span text:style-name="T18">­</text:span>rant <text:span text:style-name="T3">ê</text:span>tre tu<text:span text:style-name="T3">é</text:span> par elle, lui tend son <text:span text:style-name="T3">é</text:span>p<text:span text:style-name="T3">é</text:span>e<text:bookmark-end text:name="bookmark14"/><text:span text:style-name="T18">.</text:span></text:p>
      <text:p text:style-name="P41"><text:span text:style-name="T5">chim</text:span><text:span text:style-name="T13">è</text:span><text:span text:style-name="T5">ne.</text:span></text:p>
      <text:p text:style-name="P34"><text:span text:style-name="T3">Quoi !</text:span> du sang de mon p<text:span text:style-name="T3">è</text:span>re encor toute tremp<text:span text:style-name="T3">é</text:span>e !</text:p>
      <text:p text:style-name="P73"><text:bookmark-start text:name="bookmark15"/></text:p>
      <text:p text:style-name="P69">Vous savez tous par c<text:span text:style-name="T3">œ</text:span>ur ce duo merveilleux, ou plut<text:span text:style-name="T3">ô</text:span>t ce duel path<text:span text:style-name="T3">étique entre la passion et l’</text:span>hon<text:bookmark-end text:name="bookmark15"/>neur. Chacun des deux personnages, sans rien m<text:span text:style-name="T3">é</text:span>nager, ne songe qu'<text:span text:style-name="T3">à</text:span> accomplir son rigoureux sacrifice. Rodrigue va jusqu'<text:span text:style-name="T3">à</text:span> dire <text:span text:style-name="T3">à</text:span> la fille de celui qu'il a tu<text:span text:style-name="T3">é</text:span> :</text:p>
      <text:p text:style-name="P12"/>
      <text:p text:style-name="P34">Car enfin n'attends pas de mon affection</text:p>
      <text:p text:style-name="P33"><text:span text:style-name="T40">Un l</text:span><text:span text:style-name="T41">â</text:span><text:span text:style-name="T40">che repentir d'une bonne action.</text:span></text:p>
      <text:p text:style-name="P33"><text:span text:style-name="T40">L'irr</text:span><text:span text:style-name="T41">é</text:span><text:span text:style-name="T40">parable effet d'une chaleur trop prompte</text:span></text:p>
      <text:p text:style-name="P33"><text:span text:style-name="T40">D</text:span><text:span text:style-name="T41">é</text:span><text:span text:style-name="T40">shonorait mon p</text:span><text:span text:style-name="T41">è</text:span><text:span text:style-name="T40">re, et me couvrait de honte ;</text:span></text:p>
      <text:p text:style-name="P33"><text:span text:style-name="T40">Tu sais comme un soufflet touche un homme de c</text:span><text:span text:style-name="T41">œ</text:span><text:span text:style-name="T40">ur ;</text:span></text:p>
      <text:p text:style-name="P33"><text:span text:style-name="T40">J'avais part </text:span><text:span text:style-name="T41">à</text:span><text:span text:style-name="T40"> l'affront, j'en ai cherch</text:span><text:span text:style-name="T41">é</text:span><text:span text:style-name="T40"> l'auteur :</text:span></text:p>
      <text:p text:style-name="P33"><text:span text:style-name="T40">Je l'ai vu, j'ai veng</text:span><text:span text:style-name="T41">é</text:span><text:span text:style-name="T40"> mon honneur et mon p</text:span><text:span text:style-name="T41">è</text:span><text:span text:style-name="T40">re :</text:span></text:p>
      <text:p text:style-name="P33"><text:span text:style-name="T40">Je le ferais encor si j'avais </text:span><text:span text:style-name="T41">à</text:span><text:span text:style-name="T40"> le faire.</text:span></text:p>
      <text:p text:style-name="P12"/>
      <text:p text:style-name="P99">Et Chim<text:span text:style-name="T3">è</text:span>ne, <text:span text:style-name="T3">à</text:span> son tour, qui, tout en pleurant son p<text:span text:style-name="T3">è</text:span>re, ne saurait bl<text:span text:style-name="T3">â</text:span>mer Rodrigue d'avoir d<text:span text:style-name="T3">é</text:span>fendu le sien, ne se montre pas moins magna­nime que son amant et laisse <text:span text:style-name="T3">é</text:span>chapper de son c<text:span text:style-name="T3">œ</text:span>ur d<text:span text:style-name="T3">é</text:span>chir<text:span text:style-name="T3">é</text:span> ces accents pleins de tendresse et de douleur :</text:p>
      <text:p text:style-name="P7"><text:soft-page-break/></text:p>
      <text:p text:style-name="P33"><text:span text:style-name="T41">Ah !</text:span><text:span text:style-name="T40"> Rodrigue ! il est vrai, quoique ton ennemie</text:span></text:p>
      <text:p text:style-name="P33"><text:span text:style-name="T40">Je ne puis te bl</text:span><text:span text:style-name="T41">â</text:span><text:span text:style-name="T40">mer d'avoir fui l'infamie ;</text:span></text:p>
      <text:p text:style-name="P33"><text:span text:style-name="T40">Et, de quelque fa</text:span><text:span text:style-name="T41">ç</text:span><text:span text:style-name="T40">on qu'</text:span><text:span text:style-name="T41">é</text:span><text:span text:style-name="T40">clatent mes douleurs</text:span><text:span text:style-name="T46">,</text:span></text:p>
      <text:p text:style-name="P34">Je ne t'accuse point, je pleure mes malheurs.</text:p>
      <text:p text:style-name="P33"><text:span text:style-name="T40">Je sais ce que l'honneur, apr</text:span><text:span text:style-name="T41">è</text:span><text:span text:style-name="T40">s un tel outrage,</text:span></text:p>
      <text:p text:style-name="P33"><text:span text:style-name="T40">Demandait </text:span><text:span text:style-name="T41">à</text:span><text:span text:style-name="T40"> l'ardeur d'un g</text:span><text:span text:style-name="T41">é</text:span><text:span text:style-name="T40">n</text:span><text:span text:style-name="T41">é</text:span><text:span text:style-name="T40">reux courage :</text:span></text:p>
      <text:p text:style-name="P34">Tu n'as fait le devoir que d'un homme de bien</text:p>
      <text:p text:style-name="P34">Mais aussi, le faisant, tu m'as appris le mien.</text:p>
      <text:p text:style-name="P34">Ta funeste valeur m'instruit par ta victoire ;</text:p>
      <text:p text:style-name="P33"><text:span text:style-name="T40">Elle a veng</text:span><text:span text:style-name="T41">é</text:span><text:span text:style-name="T40"> ton p</text:span><text:span text:style-name="T41">è</text:span><text:span text:style-name="T40">re et soutenu ta gloire :</text:span></text:p>
      <text:p text:style-name="P33"><text:span text:style-name="T40">M</text:span><text:span text:style-name="T41">ê</text:span><text:span text:style-name="T40">me soin me regarde, et j'ai, pour m'affliger</text:span></text:p>
      <text:p text:style-name="P33"><text:span text:style-name="T40">Ma gloire </text:span><text:span text:style-name="T41">à</text:span><text:span text:style-name="T40"> soutenir et mon p</text:span><text:span text:style-name="T41">è</text:span><text:span text:style-name="T40">re </text:span><text:span text:style-name="T41">à</text:span><text:span text:style-name="T40"> venger.</text:span></text:p>
      <text:p text:style-name="P34">H<text:span text:style-name="T3">é</text:span>las ! ton int<text:span text:style-name="T3">é</text:span>r<text:span text:style-name="T3">ê</text:span>t ici me d<text:span text:style-name="T3">é</text:span>sesp<text:span text:style-name="T3">è</text:span>re !</text:p>
      <text:p text:style-name="P34">Si quelque autre malheur m'avait ravi mon p<text:span text:style-name="T3">è</text:span>re,</text:p>
      <text:p text:style-name="P34">Mon <text:span text:style-name="T3">â</text:span>me aurait trouv<text:span text:style-name="T3">é</text:span> dans le bien de te voir</text:p>
      <text:p text:style-name="P34">L'unique all<text:span text:style-name="T3">é</text:span>gement qu'elle e<text:span text:style-name="T3">û</text:span>t pu recevoir,</text:p>
      <text:p text:style-name="P34">Et contre ma douleur j'aurais senti des charmes</text:p>
      <text:p text:style-name="P34">Quand une main si ch<text:span text:style-name="T3">è</text:span>re e<text:span text:style-name="T3">û</text:span>t essuy<text:span text:style-name="T3">é</text:span> mes larmes.</text:p>
      <text:p text:style-name="P34">Mais il me faut te perdre apr<text:span text:style-name="T3">è</text:span>s l'avoir perdu ;</text:p>
      <text:p text:style-name="P34">Cet effort sur ma flamme <text:span text:style-name="T3">à</text:span> mon honneur est d<text:span text:style-name="T3">û</text:span> ;</text:p>
      <text:p text:style-name="P34">Et cet affreux devoir, dont l'ordre m'assassine,</text:p>
      <text:p text:style-name="P34">Me force <text:span text:style-name="T3">à</text:span> travailler moi-m<text:span text:style-name="T3">ê</text:span>me <text:span text:style-name="T3">à</text:span> ta ruine.</text:p>
      <text:p text:style-name="P34">Car enfin n'attends pas de mon affection</text:p>
      <text:p text:style-name="P34">De l<text:span text:style-name="T3">â</text:span>ches sentiments pour ta punition.</text:p>
      <text:p text:style-name="P34">De quoi qu'en ta faveur notre amour m'entretienne,</text:p>
      <text:p text:style-name="P34">Ma g<text:span text:style-name="T3">é</text:span>n<text:span text:style-name="T3">é</text:span>rosit<text:span text:style-name="T3">é</text:span> doit r<text:span text:style-name="T3">é</text:span>pondre <text:span text:style-name="T3">à</text:span> la tienne :</text:p>
      <text:p text:style-name="P34">Tu t'es, en m'offensant, montr<text:span text:style-name="T3">é</text:span> digne de moi ;</text:p>
      <text:p text:style-name="P34"><text:s/>Je me dois, par ta mort, montrer digne de toi.</text:p>
      <text:p text:style-name="P37"/>
      <text:p text:style-name="P69"><text:bookmark-start text:name="bookmark16"/><text:span text:style-name="T3">— Mais alors, tue-moi donc toi-mê</text:span>me, r<text:span text:style-name="T3">é</text:span>p<text:span text:style-name="T3">è</text:span>te Rodrigue sentant bien au fond qu'elle n'en fera rien :<text:bookmark-end text:name="bookmark16"/></text:p>
      <text:p text:style-name="P68"/>
      <text:p text:style-name="P34">Ton malheureux amant aura bien moins de peine</text:p>
      <text:p text:style-name="P34"><text:span text:style-name="T3">À</text:span> mourir par ta main qu'<text:span text:style-name="T3">à</text:span> vivre avec ta haine.</text:p>
      <text:p text:style-name="P73"><text:bookmark-start text:name="bookmark17"/></text:p>
      <text:p text:style-name="P69">Sur ce mot de haine, il sait que Chim<text:span text:style-name="T3">è</text:span>ne va protester. Elle r<text:span text:style-name="T3">é</text:span>plique en effet :<text:bookmark-end text:name="bookmark17"/></text:p>
      <text:p text:style-name="P34">Va, je ne te hais point.</text:p>
      <text:p text:style-name="P20">rodrigue</text:p>
      <text:p text:style-name="P41">Tu le dois.</text:p>
      <text:p text:style-name="P41"><text:span text:style-name="T5">chim</text:span><text:span text:style-name="T13">è</text:span><text:span text:style-name="T5">ne</text:span></text:p>
      <text:p text:style-name="P41"><text:span text:style-name="T1"><text:s text:c="40"/></text:span>Je ne puis.</text:p>
      <text:p text:style-name="P34"><text:s text:c="97"/>Etc.</text:p>
      <text:p text:style-name="P69"><text:bookmark-start text:name="bookmark18"/><text:soft-page-break/>Ils s'exaltent ainsi l'un l'autre <text:span text:style-name="T3">à</text:span> l'envi dans leur h<text:span text:style-name="T3">é</text:span>ro<text:span text:style-name="T3">ï</text:span>sme, qui accro<text:span text:style-name="T3">î</text:span>t encore leur amour en m<text:span text:style-name="T3">ê</text:span>me<text:bookmark-end text:name="bookmark18"/><text:span text:style-name="T1"> </text:span>temps que leur douleur. Car, apr<text:span text:style-name="T3">è</text:span>s l'assaut d'h<text:span text:style-name="T3">é</text:span><text:span text:style-name="T18">­</text:span>ro<text:span text:style-name="T3">ï</text:span>sme, ces deux <text:span text:style-name="T3">â</text:span>mes se d<text:span text:style-name="T3">é</text:span>te<text:span text:style-name="T3">ndent et se fondent en regrets :</text:span></text:p>
      <text:p text:style-name="P12"/>
      <text:p text:style-name="P33"><text:span text:style-name="T40">Rodrigue, qui l'e</text:span><text:span text:style-name="T41">ût cru ? — Chimè</text:span><text:span text:style-name="T40">ne, qui l'e</text:span><text:span text:style-name="T41">û</text:span><text:span text:style-name="T40">t dit ?</text:span></text:p>
      <text:p text:style-name="P73"/>
      <text:p text:style-name="P69">Et l'abondance intarissable de leurs sentiments trouve des d<text:span text:style-name="T3">é</text:span>veloppements toujours nouveaux. Plusieurs fois elle lui dit de partir ; il croit lui ob<text:span text:style-name="T3">é</text:span>ir et reste toujours. Ni l'un ni l'autre ne se lasse de reprendre et de retourner <text:span text:style-name="T3">à</text:span> l'infini leurs pens<text:span text:style-name="T3">é</text:span>es et leurs sentiments, qui les enivrent de tendresse et d'honneur. Apr<text:span text:style-name="T3">è</text:span>s que par trois fois elle lui a dit : <text:span text:style-name="T3">«</text:span> Va-t-en <text:span text:style-name="T3">»</text:span>, elle ajoute, avec une na<text:span text:style-name="T3">ï</text:span>vet<text:span text:style-name="T3">é</text:span> charmante :</text:p>
      <text:p text:style-name="P68"/>
      <text:p text:style-name="P34">Adieu ; sors, et surtout garde bien qu'on te voie !</text:p>
      <text:p text:style-name="P73"/>
      <text:p text:style-name="P69">Dernier trait d'honneur ing<text:span text:style-name="T3">é</text:span>nu, qui, apr<text:span text:style-name="T3">è</text:span>s le path<text:span text:style-name="T3">é</text:span>tique intense, ram<text:span text:style-name="T3">è</text:span>ne le ton de la tragi-com<text:span text:style-name="T3">é</text:span>die et un demi-sourire sur les l<text:span text:style-name="T3">è</text:span>vres du spec­tateur, pendant qu'il a des larmes dans les yeux.</text:p>
      <text:p text:style-name="P81"><text:span text:style-name="T19">Tel est le dessin, avec les principaux traits, de cette admirable sc</text:span><text:span text:style-name="T20">è</text:span><text:span text:style-name="T19">ne, qui ne serait surpass</text:span><text:span text:style-name="T20">é</text:span><text:span text:style-name="T19">e par aucune autre s'il n'y avait pas la seconde rencontre entre les deux amants au cinqui</text:span><text:span text:style-name="T20">è</text:span><text:span text:style-name="T19">me acte. On se demande ici comment fera Corneille pour monter encore plus haut. Ce premier duel d'amour et d'h</text:span><text:span text:style-name="T20">é</text:span><text:span text:style-name="T19">ro</text:span><text:span text:style-name="T20">ï</text:span><text:span text:style-name="T19">sme est si </text:span><text:span text:style-name="T20">é</text:span><text:span text:style-name="T19">blouissant que le spectateur ne prend garde ni </text:span><text:span text:style-name="T20">à</text:span><text:span text:style-name="T19"> l'invraisemblance, ni </text:span><text:span text:style-name="T20">à</text:span><text:span text:style-name="T19"> l'inconve­nance m</text:span><text:span text:style-name="T20">ê</text:span><text:span text:style-name="T19">me, de la donn</text:span><text:span text:style-name="T20">é</text:span><text:span text:style-name="T19">e fondamentale sans</text:span><text:span text:style-name="T22"> </text:span><text:span text:style-name="T19">laquelle la sc</text:span><text:span text:style-name="T20">ène n'existerait point, — je veux dire, la conversation accepté</text:span><text:span text:style-name="T19">e par la fille avec le meurtrier du p</text:span><text:span text:style-name="T20">è</text:span><text:span text:style-name="T19">re, et dans la maison m</text:span><text:span text:style-name="T20">ê</text:span><text:span text:style-name="T19">me o</text:span><text:span text:style-name="T20">ù</text:span><text:span text:style-name="T19"> doit se trouver le corps de celui-ci, </text:span><text:span text:style-name="T20">à</text:span><text:span text:style-name="T19"> peine refroidi : il y a l</text:span><text:span text:style-name="T20">à</text:span><text:span text:style-name="T19"> quelque chose qui, </text:span><text:span text:style-name="T20">à</text:span><text:span text:style-name="T19"> la r</text:span><text:span text:style-name="T20">é</text:span><text:span text:style-name="T19">flexion, est difficile </text:span><text:span text:style-name="T20">à</text:span><text:span text:style-name="T19"> supporter ; mais le spectateur est si entra</text:span><text:span text:style-name="T20">î</text:span><text:span text:style-name="T19">n</text:span><text:span text:style-name="T20">é</text:span><text:span text:style-name="T19"> par la curiosit</text:span><text:span text:style-name="T20">é</text:span><text:span text:style-name="T19"> et l'int</text:span><text:span text:style-name="T20">é</text:span><text:span text:style-name="T19">r</text:span><text:span text:style-name="T20">ê</text:span><text:span text:style-name="T19">t, qu'il n'a pas le temps de r</text:span><text:span text:style-name="T20">é</text:span><text:span text:style-name="T24">­</text:span><text:span text:style-name="T19">fl</text:span><text:span text:style-name="T20">é</text:span><text:span text:style-name="T19">chir. Dans la pi</text:span><text:span text:style-name="T20">è</text:span><text:span text:style-name="T19">ce espagnole, o</text:span><text:span text:style-name="T20">ù</text:span><text:span text:style-name="T19"> l'on n'est point g</text:span><text:span text:style-name="T20">ê</text:span><text:span text:style-name="T19">n</text:span><text:span text:style-name="T20">é</text:span><text:span text:style-name="T19"> par la r</text:span><text:span text:style-name="T20">è</text:span><text:span text:style-name="T19">gle des vingt-quatre heures, le d</text:span><text:span text:style-name="T20">é</text:span><text:span text:style-name="T19">funt a re</text:span><text:span text:style-name="T20">ç</text:span><text:span text:style-name="T19">u les derniers honneurs ; il n'est pas, comme dans Corneille, gisant encore dans cette maison o</text:span><text:span text:style-name="T20">ù</text:span><text:span text:style-name="T19"> Rodrigue se permet d'entrer %20%. Voici comment Corneille lui-m</text:span><text:span text:style-name="T20">ê</text:span><text:span text:style-name="T19">me, avec une agr</text:span><text:span text:style-name="T20">é</text:span><text:span text:style-name="T19">able ing</text:span><text:span text:style-name="T20">é</text:span><text:span text:style-name="T19">nuit</text:span><text:span text:style-name="T20">é, dans l’</text:span><text:span text:style-name="T29">Examen</text:span><text:span text:style-name="T19"> qu'il fit de sa pi</text:span><text:span text:style-name="T20">è</text:span><text:span text:style-name="T19">ce, cinquante ans plus tard, s'explique sur ce point d</text:span><text:span text:style-name="T20">é</text:span><text:span text:style-name="T19">licat : ... </text:span><text:span text:style-name="T20">«</text:span><text:span text:style-name="T19"> Les deux visites que Rodrigue fait </text:span><text:span text:style-name="T20">à</text:span><text:span text:style-name="T19"> sa ma</text:span><text:span text:style-name="T20">î</text:span><text:span text:style-name="T19">tresse ont quelque chose qui choque la bien­s</text:span><text:span text:style-name="T20">é</text:span><text:span text:style-name="T19">ance de la part de celle qui les souffre : la ri­gueur du devoir voulait qu'elle refus</text:span><text:span text:style-name="T20">â</text:span><text:span text:style-name="T19">t de lui parler, et s'enferm</text:span><text:span text:style-name="T20">â</text:span><text:span text:style-name="T19">t dans son cabinet, au lieu de l'</text:span><text:span text:style-name="T20">é</text:span><text:span text:style-name="T19">couter ; mais permettez-moi de dire avec un des premiers esprits de notre si</text:span><text:span text:style-name="T20">è</text:span><text:span text:style-name="T19">cle </text:span><text:span text:style-name="T20">«</text:span><text:span text:style-name="T19"> que leur conversation est remplie de si beaux sentiments, que plusieurs n'ont pas connu ce d</text:span><text:span text:style-name="T20">é</text:span><text:span text:style-name="T19">faut, et que ceux qui l'ont connu, l'ont tol</text:span><text:span text:style-name="T20">é</text:span><text:span text:style-name="T19">r</text:span><text:span text:style-name="T20">é</text:span><text:span text:style-name="T19"> </text:span><text:span text:style-name="T20">»</text:span><text:span text:style-name="T19">. J'irai plus outre, et dirai que presque tous ont souhait</text:span><text:span text:style-name="T20">é</text:span><text:span text:style-name="T19"> que ces entretiens se fissent ; et j'ai remarqu</text:span><text:span text:style-name="T20">é</text:span><text:span text:style-name="T19"> aux premi</text:span><text:span text:style-name="T20">è</text:span><text:span text:style-name="T19">res repr</text:span><text:span text:style-name="T20">é</text:span><text:span text:style-name="T19">sentations qu'alors que ce malheureux amant se pr</text:span><text:span text:style-name="T20">é</text:span><text:span text:style-name="T24">­</text:span><text:span text:style-name="T19">sentait devant elle, il s'</text:span><text:span text:style-name="T20">é</text:span><text:span text:style-name="T19">levait un certain fr</text:span><text:span text:style-name="T20">é</text:span><text:span text:style-name="T19">misse­ment dans l'assembl</text:span><text:span text:style-name="T20">é</text:span><text:span text:style-name="T19">e, qui marquait une curiosit</text:span><text:span text:style-name="T20">é</text:span><text:span text:style-name="T19"> merveilleuse et un redoublement d'attention pour ce qu'ils avaient </text:span><text:span text:style-name="T20">à</text:span><text:span text:style-name="T19"> se dire dans un </text:span><text:span text:style-name="T20">é</text:span><text:span text:style-name="T19">tat si pitoyable. Aristote dit </text:span><text:span text:style-name="T20">«</text:span><text:span text:style-name="T19"> qu'il y a des absurdit</text:span><text:span text:style-name="T20">é</text:span><text:span text:style-name="T19">s qu'il faut laisser dans un po</text:span><text:span text:style-name="T20">è</text:span><text:span text:style-name="T19">me, quand on peut esp</text:span><text:span text:style-name="T20">é</text:span><text:span text:style-name="T19">rer qu'elles seront bien re</text:span><text:span text:style-name="T20">ç</text:span><text:span text:style-name="T19">ues ; et il est du devoir du </text:span><text:soft-page-break/><text:span text:style-name="T19">po</text:span><text:span text:style-name="T20">è</text:span><text:span text:style-name="T19">te, en ce cas, de les couvrir de tant de bril­lants qu'elles puissent </text:span><text:span text:style-name="T20">é</text:span><text:span text:style-name="T19">blouir </text:span><text:span text:style-name="T20">»</text:span><text:span text:style-name="T19">. Je laisse au juge­ment des auditeurs si je me suis assez bien acquitt</text:span><text:span text:style-name="T20">é</text:span><text:span text:style-name="T19"> de ce devoir pour justifier par l</text:span><text:span text:style-name="T20">à</text:span><text:span text:style-name="T19"> ces deux sc</text:span><text:span text:style-name="T20">è</text:span><text:span text:style-name="T19">nes. Les pens</text:span><text:span text:style-name="T20">é</text:span><text:span text:style-name="T19">es de la premi</text:span><text:span text:style-name="T20">è</text:span><text:span text:style-name="T19">re des deux sont quelquefois trop spirituelles pour partir de personnes fort afflig</text:span><text:span text:style-name="T20">é</text:span><text:span text:style-name="T19">es ; mais, outre que je n'ai fait que la paraphraser de l'espagnol, si nous ne nous permettions quelque chose de plus ing</text:span><text:span text:style-name="T20">é</text:span><text:span text:style-name="T19">nieux que le cours ordinaire de la passion, nos po</text:span><text:span text:style-name="T20">è</text:span><text:span text:style-name="T19">mes ram­peraient souvent, et les grandes douleurs ne mettraient dans la bouche de nos acteurs que des exclamations et des h</text:span><text:span text:style-name="T20">é</text:span><text:span text:style-name="T19">las. Pour ne d</text:span><text:span text:style-name="T20">é</text:span><text:span text:style-name="T19">guiser rien,</text:span><text:span text:style-name="T22"> </text:span><text:span text:style-name="T19">cette offre que fait Rodrigue de son </text:span><text:span text:style-name="T20">é</text:span><text:span text:style-name="T19">p</text:span><text:span text:style-name="T20">é</text:span><text:span text:style-name="T19">e </text:span><text:span text:style-name="T20">à</text:span><text:span text:style-name="T19"> Chim</text:span><text:span text:style-name="T20">è</text:span><text:span text:style-name="T19">ne (dans la sc</text:span><text:span text:style-name="T20">è</text:span><text:span text:style-name="T19">ne que nous venons d'analyser), et cette protestation de se laisser tuer par Don Sanche (dans la seconde entrevue des deux amants, au cinqui</text:span><text:span text:style-name="T20">è</text:span><text:span text:style-name="T19">me acte), ne me plairaient pas main­tenant. Ces beaut</text:span><text:span text:style-name="T20">é</text:span><text:span text:style-name="T19">s </text:span><text:span text:style-name="T20">é</text:span><text:span text:style-name="T19">taient de mise en ce temps-l</text:span><text:span text:style-name="T20">à</text:span><text:span text:style-name="T19">, et ne le seraient plus en celui-ci. La premi</text:span><text:span text:style-name="T20">è</text:span><text:span text:style-name="T19">re est dans l'original espagnol, et l'autre est tir</text:span><text:span text:style-name="T20">é</text:span><text:span text:style-name="T19">e sur ce mod</text:span><text:span text:style-name="T20">è</text:span><text:span text:style-name="T19">le. Toutes les deux ont fait leur effet en ma faveur ; mais je ferais scrupule d'en </text:span><text:span text:style-name="T20">é</text:span><text:span text:style-name="T19">taler de pa­reilles </text:span><text:span text:style-name="T20">à</text:span><text:span text:style-name="T19"> l'avenir sur notre th</text:span><text:span text:style-name="T20">éâ</text:span><text:span text:style-name="T19">tre. </text:span><text:span text:style-name="T20">»</text:span></text:p>
      <text:p text:style-name="P81"><text:span text:style-name="T19">Si Corneille ici, comme nous devons le croire, est tout </text:span><text:span text:style-name="T20">à</text:span><text:span text:style-name="T19"> fait sinc</text:span><text:span text:style-name="T20">è</text:span><text:span text:style-name="T19">re, et s'il ne s'abuse pas lui- m</text:span><text:span text:style-name="T20">ê</text:span><text:span text:style-name="T19">me, on h</text:span><text:span text:style-name="T20">é</text:span><text:span text:style-name="T19">site </text:span><text:span text:style-name="T20">à</text:span><text:span text:style-name="T19"> </text:span><text:span text:style-name="T20">ê</text:span><text:span text:style-name="T19">tre de son avis ; ou, pour mieux dire, on ne peut du tout le partager. Pl</text:span><text:span text:style-name="T20">û</text:span><text:span text:style-name="T19">t au ciel que, m</text:span><text:span text:style-name="T20">ê</text:span><text:span text:style-name="T19">me avec ce </text:span><text:span text:style-name="T29">Tue-moi</text:span><text:span text:style-name="T19"> trop r</text:span><text:span text:style-name="T20">é</text:span><text:span text:style-name="T19">p</text:span><text:span text:style-name="T20">é</text:span><text:span text:style-name="T19">t</text:span><text:span text:style-name="T20">é</text:span><text:span text:style-name="T19"> et qui pr</text:span><text:span text:style-name="T20">ê</text:span><text:span text:style-name="T19">tait </text:span><text:span text:style-name="T20">à</text:span><text:span text:style-name="T19"> la critique, il e</text:span><text:span text:style-name="T20">û</text:span><text:span text:style-name="T19">t trouv</text:span><text:span text:style-name="T20">é</text:span><text:span text:style-name="T19"> encore de pareilles sc</text:span><text:span text:style-name="T20">è</text:span><text:span text:style-name="T19">nes, et qu'il ne se les f</text:span><text:span text:style-name="T20">û</text:span><text:span text:style-name="T19">t pas refus</text:span><text:span text:style-name="T20">é</text:span><text:span text:style-name="T19">es ! Jamais, en effet, on n'avait entendu sur le th</text:span><text:span text:style-name="T20">éâ</text:span><text:span text:style-name="T19">tre rien de si passionn</text:span><text:span text:style-name="T20">é</text:span><text:span text:style-name="T19">, ni de si noble, ni de si beau.</text:span></text:p>
      <text:p text:style-name="P81"><text:span text:style-name="T19">Que nous font les objections ? Que nous fait le bon sens </text:span><text:span text:style-name="T20">à</text:span><text:span text:style-name="T19"> froid ? L'histoire elle-m</text:span><text:span text:style-name="T20">ê</text:span><text:span text:style-name="T19">me, l'histoire v</text:span><text:span text:style-name="T20">é</text:span><text:span text:style-name="T19">ritable, nous heurte et nous </text:span><text:span text:style-name="T20">é</text:span><text:span text:style-name="T19">tonne bien autre­ment que ces deux sc</text:span><text:span text:style-name="T20">è</text:span><text:span text:style-name="T19">nes, l'une trouv</text:span><text:span text:style-name="T20">é</text:span><text:span text:style-name="T19">e par Guil­lem, l'</text:span><text:span text:style-name="T20">autre par Corneille tout seul. L’</text:span><text:span text:style-name="T29">Histoire</text:span><text:span text:style-name="T19"> </text:span><text:span text:style-name="T29">d'Espagne</text:span><text:span text:style-name="T19"> du p</text:span><text:span text:style-name="T20">è</text:span><text:span text:style-name="T19">re Mariana, livre IX, chapitre v, nous dit tout uniment ceci (j'abr</text:span><text:span text:style-name="T20">è</text:span><text:span text:style-name="T19">ge </text:span><text:span text:style-name="T20">à</text:span><text:span text:style-name="T19"> peine le texte latin) : Rodrigue avait tu</text:span><text:span text:style-name="T20">é</text:span><text:span text:style-name="T19"> en duel le comte de Gormas ; Chim</text:span><text:span text:style-name="T20">è</text:span><text:span text:style-name="T19">ne, fille de celui-ci, </text:span><text:span text:style-name="T20">é</text:span><text:span text:style-name="T19">pousa le meurtrier, qui devait </text:span><text:span text:style-name="T20">ê</text:span><text:span text:style-name="T19">tre condamn</text:span><text:span text:style-name="T20">é</text:span><text:span text:style-name="T19"> </text:span><text:span text:style-name="T20">à</text:span><text:span text:style-name="T19"> mort pour ce fait. </text:span><text:span text:style-name="T20">É</text:span><text:span text:style-name="T19">prise d'admiration pour le jeune h</text:span><text:span text:style-name="T20">é</text:span><text:span text:style-name="T19">ros, elle demanda au Roi de le lui donner pour mari, ou de le faire ex</text:span><text:span text:style-name="T20">é</text:span><text:span text:style-name="T19">cuter %21%</text:span><text:span text:style-name="T24">.</text:span></text:p>
      <text:p text:style-name="P69">Vous voyez que la Chim<text:span text:style-name="T3">è</text:span>ne de l'histoire aborde le dilemme de front et, en v<text:span text:style-name="T3">é</text:span>ritable Espagnole, prend le taureau par les cornes. Cette logique <text:span text:style-name="T3">à</text:span> pic donne le vertige bien autrement que les deux sc<text:span text:style-name="T3">è</text:span>nes de la pi<text:span text:style-name="T3">è</text:span>ce. Ainsi ni Guillem de Castro, ni Corneille, quelque t<text:span text:style-name="T3">é</text:span>m<text:span text:style-name="T3">é</text:span>raires qu'ils puissent nous para<text:span text:style-name="T3">î</text:span>tre, ne sont aussi <text:span text:style-name="T3">é</text:span>tonnants que la r<text:span text:style-name="T3">é</text:span>alit<text:span text:style-name="T3">é</text:span>. Disons donc que les objections peuvent <text:span text:style-name="T3">ê</text:span>tre fort sens<text:span text:style-name="T3">é</text:span>es et les critiques parfaitement fond<text:span text:style-name="T3">é</text:span>es ; <text:span text:style-name="T3">à</text:span> la bonne heure, mais il y a quelque chose qui passe par-dessus toutes les objections de sang-froid et toutes les critiques les plus raisonnables, il y a quelque chose qui les roule et les r<text:span text:style-name="T3">é</text:span>duit en pou­dre ; c'est le mouvement, c'est la vie, c'est la passion, c'est l'h<text:span text:style-name="T3">é</text:span>ro<text:span text:style-name="T3">ï</text:span>sme, avec le charme irr<text:span text:style-name="T3">é</text:span>sis­tible de la jeunesse et de l'amour. Ces deux enfants, l'un de seize ans, l'autre de dix-huit, sont deux h<text:span text:style-name="T3">é</text:span>ros. Ils font tout ce que commande le cruel devoir ; pas un instant, ils ne songent <text:span text:style-name="T3">à</text:span> l'<text:span text:style-name="T3">é</text:span>luder, ni <text:span text:style-name="T3">à</text:span> d<text:span text:style-name="T3">é</text:span>serter l'honneur ; mais ils ne d<text:span text:style-name="T3">é</text:span>sertent pas non plus leur amour ; ils restent fid<text:span text:style-name="T3">è</text:span>les <text:span text:style-name="T3">à</text:span> l'un comme <text:span text:style-name="T3">à</text:span> l'autre. Et cet amour ne fait que s'exalter par l'admiration mutuelle de ce sacrifice, par l'enivrement de cette beaut<text:span text:style-name="T3">é</text:span> morale <text:soft-page-break/>qu'ils d<text:span text:style-name="T3">é</text:span>couvrent et cr<text:span text:style-name="T3">é</text:span>ent l'un dans l'autre de plus en plus et dont ils font assaut.</text:p>
      <text:p text:style-name="P69">Ah ! que La Bruy<text:span text:style-name="T3">è</text:span>re a raison de r<text:span text:style-name="T3">é</text:span>pliquer <text:span text:style-name="T3">à</text:span> ces m<text:span text:style-name="T3">é</text:span>ticuleux critiques : <text:span text:style-name="T3">«</text:span><text:span text:style-name="T4"> </text:span>Quand une lecture vous <text:span text:style-name="T3">é</text:span>l<text:span text:style-name="T3">è</text:span>ve l'esprit, et qu'elle vous inspire des sen­timents nobles et courageux, ne cherchez pas une autre r<text:span text:style-name="T3">è</text:span>gle pour juger de l'ouvrage : il est bon, et fait de main d'ouvrier. <text:span text:style-name="T3">»</text:span></text:p>
      <text:p text:style-name="P81"><text:span text:style-name="T19">C'est souvent aux </text:span><text:span text:style-name="T20">œ</text:span><text:span text:style-name="T19">uvres de la plus haute beaut</text:span><text:span text:style-name="T20">é</text:span><text:span text:style-name="T19"> que les esprits froids et exacts adressent les critiques les mieux fond</text:span><text:span text:style-name="T20">é</text:span><text:span text:style-name="T19">es. Tout ce qui a </text:span><text:span text:style-name="T20">é</text:span><text:span text:style-name="T19">t</text:span><text:span text:style-name="T20">é</text:span><text:span text:style-name="T19"> dit par Zo</text:span><text:span text:style-name="T20">ï</text:span><text:span text:style-name="T19">le, s'il en faut croire les scoliastes, sur la visite de Priam </text:span><text:span text:style-name="T20">à</text:span><text:span text:style-name="T19"> Achille au </text:span><text:span text:style-name="T10">xxiv</text:span><text:span text:style-name="T25">e</text:span><text:span text:style-name="T19"> chant de </text:span><text:span text:style-name="T29">l'Iliade</text:span><text:span text:style-name="T19">, est fort juste selon le sens commun terre-</text:span><text:span text:style-name="T20">à</text:span><text:span text:style-name="T19">-terre %22%. De m</text:span><text:span text:style-name="T20">ê</text:span><text:span text:style-name="T19">me toutes les objections qui furent </text:span><text:span text:style-name="T20">é</text:span><text:span text:style-name="T19">lev</text:span><text:span text:style-name="T20">é</text:span><text:span text:style-name="T19">es contre </text:span><text:span text:style-name="T29">le Cid</text:span><text:span text:style-name="T19"> au moment o</text:span><text:span text:style-name="T20">ù</text:span><text:span text:style-name="T19"> il parut</text:span><text:span text:style-name="T27">,</text:span><text:span text:style-name="T19"> sont assez fond</text:span><text:span text:style-name="T20">é</text:span><text:span text:style-name="T19">es. Mais qu'importe ? Hom</text:span><text:span text:style-name="T20">è</text:span><text:span text:style-name="T19">re et Corneille savent nous prendre et nous ravir, cela suffit. Oui, critiques, vous avez raison ; oui, gens sens</text:span><text:span text:style-name="T20">é</text:span><text:span text:style-name="T19">s, vous </text:span><text:span text:style-name="T20">ê</text:span><text:span text:style-name="T19">tes irr</text:span><text:span text:style-name="T20">é</text:span><text:span text:style-name="T19">futables ; mais Hom</text:span><text:span text:style-name="T20">è</text:span><text:span text:style-name="T19">re et Corneille nous </text:span><text:span text:style-name="T20">é</text:span><text:span text:style-name="T19">meuvent, nous transportent, nous exaltent, nous rendent meilleurs et plus grands, pendant quelques heures du moins. Cela d</text:span><text:span text:style-name="T20">é</text:span><text:span text:style-name="T19">passe tous les m</text:span><text:span text:style-name="T20">é</text:span><text:span text:style-name="T19">rites de votre froid bon sens.</text:span></text:p>
      <text:p text:style-name="P69">Les faiseurs d'objections sont des esprits st<text:span text:style-name="T3">é</text:span>riles ; les g<text:span text:style-name="T3">é</text:span>nies, comme le nom l'exprime, sont des g<text:span text:style-name="T3">é</text:span>n<text:span text:style-name="T3">é</text:span>rateurs qui cr<text:span text:style-name="T3">é</text:span>ent la vie : non pas la vie r<text:span text:style-name="T3">é</text:span>elle et plate, mais la vie id<text:span text:style-name="T3">é</text:span>ale, la vie sup<text:span text:style-name="T3">é</text:span>rieure, qui est la vraie, la seule r<text:span text:style-name="T3">é</text:span>alit<text:span text:style-name="T3">é</text:span><text:span text:style-name="T18">.</text:span></text:p>
      <text:p text:style-name="P81"><text:span text:style-name="T19">Dans une de ses charmantes lettres, M. Doudan, une sorte de Henri Heine fran</text:span><text:span text:style-name="T20">ç</text:span><text:span text:style-name="T19">ais par l'imagina­tion et la fantaisie m</text:span><text:span text:style-name="T20">ê</text:span><text:span text:style-name="T19">l</text:span><text:span text:style-name="T20">é</text:span><text:span text:style-name="T19">es </text:span><text:span text:style-name="T20">à</text:span><text:span text:style-name="T19"> la plus fine critique, </text:span><text:span text:style-name="T20">é</text:span><text:span text:style-name="T19">crit </text:span><text:span text:style-name="T20">à</text:span><text:span text:style-name="T19"> M. Albert de Broglie, le 20 ao</text:span><text:span text:style-name="T20">û</text:span><text:span text:style-name="T19">t 1838, </text:span><text:span text:style-name="T20">à</text:span><text:span text:style-name="T19"> propos du </text:span><text:span text:style-name="T29">Wallenstein</text:span><text:span text:style-name="T19"> de Schiller : </text:span><text:span text:style-name="T20">«</text:span><text:span text:style-name="T19"> On dit que cela n'est pas vivant, et on croit prononcer par l</text:span><text:span text:style-name="T20">à</text:span><text:span text:style-name="T19"> un arr</text:span><text:span text:style-name="T20">ê</text:span><text:span text:style-name="T19">t de mort contre une trag</text:span><text:span text:style-name="T20">é</text:span><text:span text:style-name="T19">die. Il n'y a rien de moins vivant que la trag</text:span><text:span text:style-name="T20">é</text:span><text:span text:style-name="T19">die ancienne, et la trag</text:span><text:span text:style-name="T20">é</text:span><text:span text:style-name="T19">die ancienne est fort belle. Croyez-vous que, si vous invitiez Antigone </text:span><text:span text:style-name="T20">à</text:span><text:span text:style-name="T19"> d</text:span><text:span text:style-name="T20">î</text:span><text:span text:style-name="T19">ner, elle f</text:span><text:span text:style-name="T20">û</text:span><text:span text:style-name="T19">t capable d'aller sur ses pieds du salon </text:span><text:span text:style-name="T20">à</text:span><text:span text:style-name="T19"> la salle </text:span><text:span text:style-name="T20">à</text:span><text:span text:style-name="T19"> manger, quand m</text:span><text:span text:style-name="T20">ê</text:span><text:span text:style-name="T19">me M. Boissonade et M. Schlegel lui donneraient le bras pour la sou­tenir ?... L'art vole, et ne mange pas et ne mar­che pas. O</text:span><text:span text:style-name="T20">ù</text:span><text:span text:style-name="T19"> est le mal ? C'est cette fausse th</text:span><text:span text:style-name="T20">é</text:span><text:span text:style-name="T19">orie des </text:span><text:span text:style-name="T20">ê</text:span><text:span text:style-name="T19">tres vivants qui nous a valu toutes les abo­minations de nos jours. J'aime incomparablement mieux que vous soyez de ce marbre blanc, immo­bile, </text:span><text:span text:style-name="T20">é</text:span><text:span text:style-name="T19">th</text:span><text:span text:style-name="T20">é</text:span><text:span text:style-name="T19">r</text:span><text:span text:style-name="T20">é</text:span><text:span text:style-name="T19">, qu'on appelle l'Apollon, que si vous </text:span><text:span text:style-name="T20">é</text:span><text:span text:style-name="T19">tiez capable de manger six livres de pain et un dindon r</text:span><text:span text:style-name="T20">ô</text:span><text:span text:style-name="T19">ti et de sauter un foss</text:span><text:span text:style-name="T20">é</text:span><text:span text:style-name="T19"> de quinze pieds. Il y a du dindon r</text:span><text:span text:style-name="T20">ô</text:span><text:span text:style-name="T19">ti au fond des principes nou­veaux de l'esth</text:span><text:span text:style-name="T20">é</text:span><text:span text:style-name="T19">tique de nos jours. </text:span><text:span text:style-name="T20">»</text:span><text:span text:style-name="T19"> </text:span></text:p>
      <text:p text:style-name="P69">N'est-ce pas la raison, la vraie raison, le go<text:span text:style-name="T3">û</text:span>t, l'instinct de l'art supr<text:span text:style-name="T3">ê</text:span>me, qui parlent en traits lumineux dans cette amusante boutade ?</text:p>
      <text:p text:style-name="P81"><text:span text:style-name="T19">Cela soit dit aux faiseurs d'objections fort bien d</text:span><text:span text:style-name="T20">é</text:span><text:span text:style-name="T19">duites contre </text:span><text:span text:style-name="T29">Wallenstein</text:span><text:span text:style-name="T19">, contre </text:span><text:span text:style-name="T29">le Cid</text:span><text:span text:style-name="T19"> contre Priam aux pieds du meurtrier de son fils, contre Chim</text:span><text:span text:style-name="T20">è</text:span><text:span text:style-name="T19">ne aimant encore le meurtrier de son p</text:span><text:span text:style-name="T20">è</text:span><text:span text:style-name="T19">re, contre </text:span><text:span text:style-name="T29">Hernani</text:span><text:span text:style-name="T19">, contre </text:span><text:span text:style-name="T29">les</text:span><text:span text:style-name="T19"> </text:span><text:span text:style-name="T29">Burgraves</text:span><text:span text:style-name="T19">, contre </text:span><text:span text:style-name="T29">Ruy-Blas</text:span><text:span text:style-name="T19">. Que nous fait l'exactitude froide ? Que nous fait la r</text:span><text:span text:style-name="T20">é</text:span><text:span text:style-name="T19">alit</text:span><text:span text:style-name="T20">é</text:span><text:span text:style-name="T19"> sens</text:span><text:span text:style-name="T20">é</text:span><text:span text:style-name="T19">e et plate? Si, pour </text:span><text:span text:style-name="T20">é</text:span><text:span text:style-name="T19">chapper aux ennuis ou aux tristesses de la vie, l'homme a besoin de se distraire, il a besoin bien plus encore de s'</text:span><text:span text:style-name="T20">é</text:span><text:span text:style-name="T19">lever. On ne respire </text:span><text:span text:style-name="T20">à</text:span><text:span text:style-name="T19"> l'aise que sur les hau­teurs.</text:span></text:p>
      <text:p text:style-name="P69">On disait, en parlant du th<text:span text:style-name="T3">éâ</text:span>tre d'Eschyle, qu'il <text:span text:style-name="T3">é</text:span>tait <text:span text:style-name="T3">«</text:span> plein de Mars <text:span text:style-name="T3">»</text:span> ; en d'autres termes, qu'il respirait l'h<text:span text:style-name="T3">é</text:span>ro<text:span text:style-name="T3">ï</text:span>sme guerrier. C'<text:span text:style-name="T3">é</text:span>tait d<text:span text:style-name="T3">é</text:span>j<text:span text:style-name="T3">à</text:span> fort bien, sans doute ; l'h<text:span text:style-name="T3">é</text:span>ro<text:span text:style-name="T3">ï</text:span>sme <text:soft-page-break/>guerrier est chose excellente et digne d'admiration : sacrifier sa vie est grand et beau. Mais sacrifier sa passion <text:span text:style-name="T3">à</text:span> son devoir, n'est-ce pas de l'h<text:span text:style-name="T3">é</text:span>ro<text:span text:style-name="T3">ï</text:span>sme aussi ? et plus difficile peut-<text:span text:style-name="T3">ê</text:span>tre que l'autre, car on ne lui tend pas des palmes publiques pour le couronner devant l'uni­vers. Eh bien ! cet h<text:span text:style-name="T3">é</text:span>ro<text:span text:style-name="T3">ï</text:span>sme-l<text:span text:style-name="T3">à</text:span> est l'<text:span text:style-name="T3">â</text:span>me du th<text:span text:style-name="T3">éâ</text:span>tre de Corneille.</text:p>
      <text:p text:style-name="P69">C'est pourquoi j'ai voulu courir d'abord <text:span text:style-name="T3">à</text:span> cette forte nourriture ; j'ai voulu, avant tout, alimenter nos <text:span text:style-name="T3">â</text:span>mes avec cette noble et grande po<text:span text:style-name="T3">é</text:span>sie, avec cette moelle de lion. Il semble, en relisant ce drame sublime, qu'on r<text:span text:style-name="T3">é</text:span>alise la chanson des Hell<text:span text:style-name="T3">è</text:span>nes dans la guerre de l'ind<text:span text:style-name="T3">é</text:span>pendance : <text:span text:style-name="T3">«</text:span> Aiglon, bois le sang des h<text:span text:style-name="T3">é</text:span>ros, tu sentiras cro<text:span text:style-name="T3">î</text:span>tre ta serre ! tes ailes grandiront de deux coud<text:span text:style-name="T3">ées !</text:span> <text:span text:style-name="T3">»</text:span></text:p>
      <text:p text:style-name="P92"/>
      <text:h text:style-name="Heading_20_1" text:outline-level="1"><text:bookmark-start text:name="bookmark19"/><text:span text:style-name="T19">QUATRIEME LE</text:span><text:span text:style-name="T20">Ç</text:span><text:span text:style-name="T19">ON</text:span><text:bookmark-end text:name="bookmark19"/><text:span text:style-name="T19"><text:line-break/></text:span><text:bookmark-start text:name="bookmark20"/><text:span text:style-name="T19">LE CID</text:span><text:bookmark-end text:name="bookmark20"/><text:span text:style-name="T19"><text:line-break/></text:span><text:span text:style-name="T29">Suite et fin</text:span></text:h>
      <text:p text:style-name="P4"/>
      <text:p text:style-name="P4"/>
      <text:p text:style-name="P8"/>
      <text:p text:style-name="P69">Continuons d'<text:span text:style-name="T3">é</text:span>tudier avec quelle adresse la pi<text:span text:style-name="T3">è</text:span>ce est construite, et d'observer comme elle est bien coup<text:span text:style-name="T3">é</text:span>e. C'est juste au milieu de la tragi-com<text:span text:style-name="T3">é</text:span>die que se trouve le pivot sur lequel elle tourne ; ce qu'on nomme la p<text:span text:style-name="T3">é</text:span>rip<text:span text:style-name="T3">é</text:span>tie. En effet, <text:span text:style-name="T3">à</text:span> l'endroit o<text:span text:style-name="T3">ù</text:span> nous en sommes rest<text:span text:style-name="T3">é</text:span>s, <text:span text:style-name="T3">à</text:span> la moiti<text:span text:style-name="T3">é</text:span> du troisi<text:span text:style-name="T3">è</text:span>me acte, va survenir un habile <text:span text:style-name="T3">é</text:span>pisode, destin<text:span text:style-name="T3">é</text:span> <text:span text:style-name="T3">à</text:span> faire <text:span text:style-name="T3">é</text:span>voluer les situations, les destin<text:span text:style-name="T3">é</text:span>es des deux prin­cipaux personnages, et <text:span text:style-name="T3">à</text:span> pr<text:span text:style-name="T3">é</text:span>parer de loin le d<text:span text:style-name="T3">é</text:span>noue­ment : c'est l'<text:span text:style-name="T3">é</text:span>pisode de l'arriv<text:span text:style-name="T3">é</text:span>e des Maures d'A­frique. Il ne surv<text:span text:style-name="T3">ient pas, toutefois, sans que l’</text:span>auteur dans l'acte pr<text:span text:style-name="T3">é</text:span>c<text:span text:style-name="T3">é</text:span>dent, <text:span text:style-name="T3">à</text:span> la fin de la sc<text:span text:style-name="T3">è</text:span>ne VI de l'acte II, en ait fait pressentir la possibilit<text:span text:style-name="T3">é</text:span> et fond<text:span text:style-name="T3">é</text:span> la vraisemblance, du moins <text:span text:style-name="T3">é</text:span>tant admises les donn<text:span text:style-name="T3">é</text:span>es de la pi<text:span text:style-name="T3">è</text:span>ce.</text:p>
      <text:p text:style-name="P81"><text:span text:style-name="T19">Ces donn</text:span><text:span text:style-name="T20">ées, — peu conformes à l'histoire, il faut bien le dire, — consistent en ceci : d'une part, l'au­teur a placé</text:span><text:span text:style-name="T19"> </text:span><text:span text:style-name="T20">à</text:span><text:span text:style-name="T19"> S</text:span><text:span text:style-name="T20">é</text:span><text:span text:style-name="T19">ville %23% le lieu de la sc</text:span><text:span text:style-name="T20">è</text:span><text:span text:style-name="T19">ne de sa tragi-com</text:span><text:span text:style-name="T20">é</text:span><text:span text:style-name="T19">die et la Cour du roi Fernand, comme si d</text:span><text:span text:style-name="T20">é</text:span><text:span text:style-name="T19">j</text:span><text:span text:style-name="T20">à</text:span><text:span text:style-name="T19"> cette ville, qui </text:span><text:span text:style-name="T20">é</text:span><text:span text:style-name="T19">tait encore au pouvoir des Africains, e</text:span><text:span text:style-name="T20">û</text:span><text:span text:style-name="T19">t appartenu </text:span><text:span text:style-name="T20">à</text:span><text:span text:style-name="T19"> l'Espagne. Or l'Espagne ne la reprit aux Maures que deux cents ans apr</text:span><text:span text:style-name="T20">ès. — Il </text:span><text:span text:style-name="T19">a donc suppos</text:span><text:span text:style-name="T20">é</text:span><text:span text:style-name="T19"> que les Maures venaient essayer de reprendre cette ville qui en r</text:span><text:span text:style-name="T20">é</text:span><text:span text:style-name="T19">alit</text:span><text:span text:style-name="T20">é</text:span><text:span text:style-name="T19"> n'avait pas encore cess</text:span><text:span text:style-name="T20">é</text:span><text:span text:style-name="T19"> de leur appartenir, et qu'ils faisaient cette tentative par un d</text:span><text:span text:style-name="T20">é</text:span><text:span text:style-name="T19">barquement nocturne. Afin que ce d</text:span><text:span text:style-name="T20">é</text:span><text:span text:style-name="T19">barquement par</text:span><text:span text:style-name="T20">û</text:span><text:span text:style-name="T19">t possible, il a suppos</text:span><text:span text:style-name="T20">é</text:span><text:span text:style-name="T19"> d'autre part que le flux de la mer, par l'embouchure du Guadalquivir, pouvait monter jusqu'</text:span><text:span text:style-name="T20">à</text:span><text:span text:style-name="T19"> S</text:span><text:span text:style-name="T20">é</text:span><text:span text:style-name="T19">ville, qui en est </text:span><text:span text:style-name="T20">à</text:span><text:span text:style-name="T19"> dix-neuf lieues. C'est une mar</text:span><text:span text:style-name="T20">é</text:span><text:span text:style-name="T19">e montante un peu forte. Peut-</text:span><text:span text:style-name="T20">ê</text:span><text:span text:style-name="T19">tre le po</text:span><text:span text:style-name="T20">è</text:span><text:span text:style-name="T19">te rouennais, pour se donner cette licence, a-t-il pens</text:span><text:span text:style-name="T20">é</text:span><text:span text:style-name="T19"> </text:span><text:span text:style-name="T20">à</text:span><text:span text:style-name="T19"> ce qu'on nomme </text:span><text:span text:style-name="T29">la barre</text:span><text:span text:style-name="T19"> ou </text:span><text:span text:style-name="T29">le mascaret</text:span><text:span text:style-name="T19"> de la Seine, qui se fait sen­tir jusqu'</text:span><text:span text:style-name="T20">à</text:span><text:span text:style-name="T19"> mi-chemin du Havre </text:span><text:span text:style-name="T20">à</text:span><text:span text:style-name="T19"> Rouen. Ou bien, peut-</text:span><text:span text:style-name="T20">ê</text:span><text:span text:style-name="T19">tre s'est-il report</text:span><text:span text:style-name="T20">é</text:span><text:span text:style-name="T19"> en id</text:span><text:span text:style-name="T20">é</text:span><text:span text:style-name="T19">e </text:span><text:span text:style-name="T20">à</text:span><text:span text:style-name="T19"> l'</text:span><text:span text:style-name="T20">é</text:span><text:span text:style-name="T19">poque de l'inva­sion des pirates normands qui, dans leurs barques de cuir cousu, remontaient quelquefois la Seine jusqu'</text:span><text:span text:style-name="T20">à</text:span><text:span text:style-name="T19"> Paris. Il a </text:span><text:span text:style-name="T20">é</text:span><text:span text:style-name="T19">videmment compt</text:span><text:span text:style-name="T20">é</text:span><text:span text:style-name="T19">, non sans raison, sur l'ignorance g</text:span><text:span text:style-name="T20">é</text:span><text:span text:style-name="T19">n</text:span><text:span text:style-name="T20">é</text:span><text:span text:style-name="T19">rale o</text:span><text:span text:style-name="T20">ù l’</text:span><text:span text:style-name="T19">on </text:span><text:span text:style-name="T20">é</text:span><text:span text:style-name="T19">tait alors en France de l'histoire et de la g</text:span><text:span text:style-name="T20">é</text:span><text:span text:style-name="T19">ographie de l'Es­pagne et de tout ce qui n'</text:span><text:span text:style-name="T20">é</text:span><text:span text:style-name="T19">tait pas la France. Aujourd'hui encore, je crois, peu de spectateurs, </text:span><text:span text:style-name="T20">à</text:span><text:span text:style-name="T19"> la repr</text:span><text:span text:style-name="T20">é</text:span><text:span text:style-name="T19">sentation, s'aper</text:span><text:span text:style-name="T20">ç</text:span><text:span text:style-name="T19">oivent de cette licence. Alexandre Dumas p</text:span><text:span text:style-name="T20">è</text:span><text:span text:style-name="T19">re, dans </text:span><text:span text:style-name="T29">Ang</text:span><text:span text:style-name="T30">è</text:span><text:span text:style-name="T29">le</text:span><text:span text:style-name="T19">, ne se g</text:span><text:span text:style-name="T20">ê</text:span><text:span text:style-name="T19">ne pas pour mettre l'Escurial </text:span><text:span text:style-name="T20">à</text:span><text:span text:style-name="T19"> Madrid. Or l'Escurial en est </text:span><text:span text:style-name="T20">à</text:span><text:span text:style-name="T19"> quinze lieues. </text:span><text:span text:style-name="T20">«</text:span><text:span text:style-name="T19"> Les po</text:span><text:span text:style-name="T20">è</text:span><text:span text:style-name="T19">tes, dit Horace, peuvent tout oser. </text:span><text:span text:style-name="T20">»</text:span><text:span text:style-name="T19"> Shakespeare en a fait bien d'autres : n'a-t-il pas mis un port de mer en Bo­h</text:span><text:span text:style-name="T20">ê</text:span><text:span text:style-name="T19">me ? </text:span><text:span text:style-name="T20">— Ce qui est inté</text:span><text:span text:style-name="T19">ressant, c'est d'examiner les raisons qui ont pouss</text:span><text:span text:style-name="T20">é</text:span><text:span text:style-name="T19"> Corneille </text:span><text:span text:style-name="T20">à</text:span><text:span text:style-name="T19"> ces licences et qui l'ont forc</text:span><text:span text:style-name="T20">é</text:span><text:span text:style-name="T19"> de recourir </text:span><text:span text:style-name="T20">à</text:span><text:span text:style-name="T19"> de tels artifices. C'</text:span><text:span text:style-name="T20">é</text:span><text:span text:style-name="T24">­</text:span><text:span text:style-name="T19">taient pr</text:span><text:span text:style-name="T20">é</text:span><text:span text:style-name="T19">cis</text:span><text:span text:style-name="T20">é</text:span><text:span text:style-name="T19">ment ces fameuses r</text:span><text:span text:style-name="T20">è</text:span><text:span text:style-name="T19">gles de l'unit</text:span><text:span text:style-name="T20">é</text:span><text:span text:style-name="T19"> de temps et de lieu. S'il avait pu changer de lieu tout </text:span><text:span text:style-name="T20">à</text:span><text:span text:style-name="T19"> son aise, comme le po</text:span><text:span text:style-name="T20">è</text:span><text:span text:style-name="T19">te espagnol, et s il n'e</text:span><text:span text:style-name="T20">û</text:span><text:span text:style-name="T19">t pas </text:span><text:span text:style-name="T20">é</text:span><text:span text:style-name="T19">t</text:span><text:span text:style-name="T20">é</text:span><text:span text:style-name="T19"> enferm</text:span><text:span text:style-name="T20">é</text:span><text:span text:style-name="T19"> dans les vingt-quatre heures, Cor­neille n'e</text:span><text:span text:style-name="T20">û</text:span><text:span text:style-name="T19">t pas eu besoin de donner ces entorses </text:span><text:span text:style-name="T20">à</text:span><text:span text:style-name="T19"> la g</text:span><text:span text:style-name="T20">é</text:span><text:span text:style-name="T19">ographie et </text:span><text:span text:style-name="T20">à</text:span><text:span text:style-name="T19"> </text:span><text:soft-page-break/><text:span text:style-name="T19">l'histoire. N'accusons donc pas le po</text:span><text:span text:style-name="T20">è</text:span><text:span text:style-name="T19">te, mais les r</text:span><text:span text:style-name="T20">è</text:span><text:span text:style-name="T19">gles absurdes dans les­quelles il </text:span><text:span text:style-name="T20">é</text:span><text:span text:style-name="T19">tait serr</text:span><text:span text:style-name="T20">é</text:span><text:span text:style-name="T19"> et mis </text:span><text:span text:style-name="T20">à</text:span><text:span text:style-name="T19"> la g</text:span><text:span text:style-name="T20">ê</text:span><text:span text:style-name="T19">ne. Encore, mal­gr</text:span><text:span text:style-name="T20">é</text:span><text:span text:style-name="T19"> tant d'inventions et tant d'eiforts pour s'y ajus­ter de son mieux, y a-t-il quatorze changements de lieu : trois dans chacun des deux premiers</text:span><text:span text:style-name="T22"> </text:span><text:span text:style-name="T19">actes, deux dans chacun des deux suivants, quatre dans le dernier. Ainsi, </text:span><text:span text:style-name="T20">à</text:span><text:span text:style-name="T19"> l'endroit m</text:span><text:span text:style-name="T20">ê</text:span><text:span text:style-name="T19">me o</text:span><text:span text:style-name="T20">ù</text:span><text:span text:style-name="T19"> nous sommes, au milieu du troisi</text:span><text:span text:style-name="T20">è</text:span><text:span text:style-name="T19">me acte, le lieu change sans qu'on le dise : les derni</text:span><text:span text:style-name="T20">è</text:span><text:span text:style-name="T19">res sc</text:span><text:span text:style-name="T20">è</text:span><text:span text:style-name="T19">nes que nous avons vues, le grand duo pa­th</text:span><text:span text:style-name="T20">é</text:span><text:span text:style-name="T19">tique entre Chim</text:span><text:span text:style-name="T20">ène et Rodrigue, se passaient dans la maison du comte de Gormas, — qui dé</text:span><text:span text:style-name="T19">j</text:span><text:span text:style-name="T20">à</text:span><text:span text:style-name="T19"> n'</text:span><text:span text:style-name="T20">é</text:span><text:span text:style-name="T19">tait plus le m</text:span><text:span text:style-name="T20">ê</text:span><text:span text:style-name="T19">me lieu que celui des actes pr</text:span><text:span text:style-name="T20">é</text:span><text:span text:style-name="T19">c</text:span><text:span text:style-name="T20">é</text:span><text:span text:style-name="T19">dents, car auparavant on </text:span><text:span text:style-name="T20">é</text:span><text:span text:style-name="T19">tait au palais du Roi, et on avait </text:span><text:span text:style-name="T20">é</text:span><text:span text:style-name="T19">t</text:span><text:span text:style-name="T20">é</text:span><text:span text:style-name="T19"> d</text:span><text:span text:style-name="T20">é</text:span><text:span text:style-name="T19">j</text:span><text:span text:style-name="T20">à</text:span><text:span text:style-name="T19"> d'abord dans la maison du comte, aux premi</text:span><text:span text:style-name="T20">è</text:span><text:span text:style-name="T19">res sc</text:span><text:span text:style-name="T20">è</text:span><text:span text:style-name="T19">nes de la pi</text:span><text:span text:style-name="T20">è</text:span><text:span text:style-name="T19">ce </text:span><text:span text:style-name="T20">; — tout à</text:span><text:span text:style-name="T19"> coup nous sommes transport</text:span><text:span text:style-name="T20">é</text:span><text:span text:style-name="T19">s dans un</text:span><text:span text:style-name="T20">e place publique. Il fait nuit :</text:span><text:span text:style-name="T19"> le vieux Don Di</text:span><text:span text:style-name="T20">è</text:span><text:span text:style-name="T19">gue cherche son fils, qu'il n'a point revu depuis le duel. Vous vous rappelez que Rodrigue, apr</text:span><text:span text:style-name="T20">è</text:span><text:span text:style-name="T19">s avoir tu</text:span><text:span text:style-name="T20">é</text:span><text:span text:style-name="T19"> le comte, a couru </text:span><text:span text:style-name="T20">à</text:span><text:span text:style-name="T19"> la maison de Chim</text:span><text:span text:style-name="T20">è</text:span><text:span text:style-name="T19">ne, pendant que celle-ci </text:span><text:span text:style-name="T20">é</text:span><text:span text:style-name="T19">tait all</text:span><text:span text:style-name="T20">é</text:span><text:span text:style-name="T19">e trouver le Roi et que Don Di</text:span><text:span text:style-name="T20">è</text:span><text:span text:style-name="T19">gue de son c</text:span><text:span text:style-name="T20">ô</text:span><text:span text:style-name="T19">t</text:span><text:span text:style-name="T20">é</text:span><text:span text:style-name="T19"> se jetait aussi aux pieds du prince en demandant la gr</text:span><text:span text:style-name="T20">â</text:span><text:span text:style-name="T19">ce de son fils. A pr</text:span><text:span text:style-name="T20">é</text:span><text:span text:style-name="T19">sent donc il cherche partout ce fils qui lui a rendu l'honneur et qu'il a h</text:span><text:span text:style-name="T20">â</text:span><text:span text:style-name="T19">te d'embrasser. On peut s'</text:span><text:span text:style-name="T20">é</text:span><text:span text:style-name="T19">tonner d'abord qu'il le cherche par les rues, dans l'ombre : il ris­quait de l'y chercher longtemps ; mais songez que, si Rodrigue </text:span><text:span text:style-name="T20">é</text:span><text:span text:style-name="T19">tait rentr</text:span><text:span text:style-name="T20">é</text:span><text:span text:style-name="T19"> dans la maison de son p</text:span><text:span text:style-name="T20">è</text:span><text:span text:style-name="T19">re, il pouvait y </text:span><text:span text:style-name="T20">ê</text:span><text:span text:style-name="T19">tre arr</text:span><text:span text:style-name="T20">ê</text:span><text:span text:style-name="T19">t</text:span><text:span text:style-name="T20">é</text:span><text:span text:style-name="T19"> par ordre du Roi ; au contraire, dans la maison de Chim</text:span><text:span text:style-name="T20">è</text:span><text:span text:style-name="T19">ne, quelque paradoxal que cela puisse para</text:span><text:span text:style-name="T20">î</text:span><text:span text:style-name="T19">tre, il </text:span><text:span text:style-name="T20">é</text:span><text:span text:style-name="T19">tait en s</text:span><text:span text:style-name="T20">û</text:span><text:span text:style-name="T19">ret</text:span><text:span text:style-name="T20">é</text:span><text:span text:style-name="T19"> plus que par­tout ailleurs : comment les gens du roi se seraient- ils avis</text:span><text:span text:style-name="T20">é</text:span><text:span text:style-name="T19">s de chercher le meurtrier dans la maison m</text:span><text:span text:style-name="T20">ê</text:span><text:span text:style-name="T19">me du mort ? De sorte que l'objection, si grave cependant, qu'on a </text:span><text:span text:style-name="T20">é</text:span><text:span text:style-name="T19">lev</text:span><text:span text:style-name="T20">é</text:span><text:span text:style-name="T19">e contre cette </text:span><text:span text:style-name="T20">«</text:span><text:span text:style-name="T21"> </text:span><text:span text:style-name="T19">visite</text:span><text:span text:style-name="T20">»</text:span><text:span text:style-name="T19"> de Rodrigue </text:span><text:span text:style-name="T20">à</text:span><text:span text:style-name="T19"> Chim</text:span><text:span text:style-name="T20">è</text:span><text:span text:style-name="T19">ne (le mot est de Corneille), est bien loin, d'</text:span><text:span text:style-name="T20">ê</text:span><text:span text:style-name="T19">tre sans r</text:span><text:span text:style-name="T20">éplique, — outre que cette visite donne lieu à</text:span><text:span text:style-name="T19"> l'admirable sc</text:span><text:span text:style-name="T20">è</text:span><text:span text:style-name="T19">ne que nous avons </text:span><text:span text:style-name="T20">é</text:span><text:span text:style-name="T19">tudi</text:span><text:span text:style-name="T20">é</text:span><text:span text:style-name="T19">e.</text:span></text:p>
      <text:p text:style-name="P81"><text:span text:style-name="T19">Rodrigue vient donc de quitter Chim</text:span><text:span text:style-name="T20">è</text:span><text:span text:style-name="T19">ne, et, mar­chant dans les rues, au milieu de la nuit, ren</text:span><text:span text:style-name="T20">contre, — par un heureux hasard, on peut le dire,</text:span><text:span text:style-name="T22"> </text:span><text:span text:style-name="T20">— </text:span><text:span text:style-name="T19">son p</text:span><text:span text:style-name="T20">ère qui le cherchait. — Dans l’</text:span><text:span text:style-name="T19">auteur espagnol, qui n</text:span><text:span text:style-name="T20">’</text:span><text:span text:style-name="T19">est pas g</text:span><text:span text:style-name="T20">ê</text:span><text:span text:style-name="T19">n</text:span><text:span text:style-name="T20">é</text:span><text:span text:style-name="T19"> par les unit</text:span><text:span text:style-name="T20">é</text:span><text:span text:style-name="T19">s de temps et de lieu, les choses sont arrang</text:span><text:span text:style-name="T20">é</text:span><text:span text:style-name="T19">es avec plus de vraisemblance : le p</text:span><text:span text:style-name="T20">è</text:span><text:span text:style-name="T19">re, en envoyant le fils se bat­tre, a eu soin de lui indiquer un lieu pr</text:span><text:span text:style-name="T20">é</text:span><text:span text:style-name="T19">cis et </text:span><text:span text:style-name="T20">é</text:span><text:span text:style-name="T19">cart</text:span><text:span text:style-name="T20">é</text:span><text:span text:style-name="T19"> o</text:span><text:span text:style-name="T20">ù</text:span><text:span text:style-name="T19"> il pourrait le retrouver apr</text:span><text:span text:style-name="T20">è</text:span><text:span text:style-name="T19">s</text:span><text:span text:style-name="T4"> </text:span><text:span text:style-name="T19">; chose naturelle : lorsqu'il s'agit d'un duel, on pense aux suites qu'il peut avoir, et on prend ses mesures. </text:span><text:span text:style-name="T20">— Le pè</text:span><text:span text:style-name="T19">re, chose naturelle encore, arrive le premier au rendez-vous, attend et s'inqui</text:span><text:span text:style-name="T20">è</text:span><text:span text:style-name="T19">te. Enfin il en­tend le galop d'un cheval : situation et monologue saisissants. Mais Corneille e</text:span><text:span text:style-name="T20">û</text:span><text:span text:style-name="T19">t-il pu et os</text:span><text:span text:style-name="T20">é</text:span><text:span text:style-name="T19"> faire en­tendre ce galop de cheval, d</text:span><text:span text:style-name="T20">é</text:span><text:span text:style-name="T19">tail bien r</text:span><text:span text:style-name="T20">é</text:span><text:span text:style-name="T19">aliste pour</text:span><text:span text:style-name="T22"> </text:span><text:span text:style-name="T19">la sc</text:span><text:span text:style-name="T20">è</text:span><text:span text:style-name="T19">ne fran</text:span><text:span text:style-name="T20">ç</text:span><text:span text:style-name="T19">aise de ce temps-l</text:span><text:span text:style-name="T20">à</text:span><text:span text:style-name="T19"> ? D'ailleurs il e</text:span><text:span text:style-name="T20">û</text:span><text:span text:style-name="T19">t</text:span><text:span text:style-name="T22"> </text:span><text:span text:style-name="T19">craint d'avertir par l</text:span><text:span text:style-name="T20">à</text:span><text:span text:style-name="T19"> les spectateurs du change­ment de lieu, qu'au contraire il essaye d'escamoter,</text:span><text:span text:style-name="T22"> </text:span><text:span text:style-name="T20">— </text:span><text:span text:style-name="T19">il l'avoue dans son </text:span><text:span text:style-name="T29">Examen</text:span><text:span text:style-name="T19"> et dans son </text:span><text:span text:style-name="T29">Discours sur le Po</text:span><text:span text:style-name="T30">è</text:span><text:span text:style-name="T29">me dramatique</text:span><text:span text:style-name="T19">, d'une na</text:span><text:span text:style-name="T20">ï</text:span><text:span text:style-name="T19">vet</text:span><text:span text:style-name="T20">é</text:span><text:span text:style-name="T19"> si ing</text:span><text:span text:style-name="T20">é</text:span><text:span text:style-name="T19">nue. Il a donc </text:span><text:span text:style-name="T20">é</text:span><text:span text:style-name="T19">t</text:span><text:span text:style-name="T20">é</text:span><text:span text:style-name="T19"> r</text:span><text:span text:style-name="T20">é</text:span><text:span text:style-name="T19">duit </text:span><text:span text:style-name="T20">à</text:span><text:span text:style-name="T19"> nous repr</text:span><text:span text:style-name="T20">é</text:span><text:span text:style-name="T19">senter Don Di</text:span><text:span text:style-name="T20">è</text:span><text:span text:style-name="T19">gue errant par les rues et cherchant vaguement son fils, sans beaucoup de chances de le rencontrer. Il le rencontre cependant.</text:span></text:p>
      <text:p text:style-name="P69">Ici encore se trouvent des touches famili<text:span text:style-name="T3">è</text:span>res et na<text:span text:style-name="T3">ï</text:span>ves, qui maintiennent toujours la vari<text:span text:style-name="T3">é</text:span>t<text:span text:style-name="T3">é</text:span> libre et romantique de la tragi-com<text:span text:style-name="T3">é</text:span>die. Don Di<text:span text:style-name="T3">è</text:span>gue, ce vieillard illustre, ce h<text:span text:style-name="T3">é</text:span>ros, dit avec une simplicit<text:span text:style-name="T3">é</text:span> et une bonhomie pareilles <text:span text:style-name="T3">à</text:span> celles de Corneille lui- m<text:span text:style-name="T3">ê</text:span>me ;</text:p>
      <text:p text:style-name="P68"><text:soft-page-break/></text:p>
      <text:p text:style-name="P34">Tout cass<text:span text:style-name="T3">é</text:span> que je suis, je cours toute la ville :</text:p>
      <text:p text:style-name="P34">Ce peu que mes vieux ans m'ont laiss<text:span text:style-name="T3">é</text:span> de vigueur</text:p>
      <text:p text:style-name="P34">Se consume sans fruit <text:span text:style-name="T3">à</text:span> chercher ce vainqueur.</text:p>
      <text:p text:style-name="P34"><text:span text:style-name="T3">À</text:span> toute heure, en tous lieux, dans une nuit si sombre,</text:p>
      <text:p text:style-name="P34">Je pense l'embrasser, et n'embrasse qu'une ombre ;</text:p>
      <text:p text:style-name="P34">Et mon amour d<text:span text:style-name="T3">éç</text:span>u par cet objet trompeur</text:p>
      <text:p text:style-name="P34">Se forme des soup<text:span text:style-name="T3">ç</text:span>ons qui redoublent ma peur :</text:p>
      <text:p text:style-name="P34">Je ne d<text:span text:style-name="T3">é</text:span>couvre point de marques de sa fuite ;</text:p>
      <text:p text:style-name="P34">Je crains du comte mort les amis et la suite ;</text:p>
      <text:p text:style-name="P34">Leur nombre m'<text:span text:style-name="T3">é</text:span>pouvante et confond ma raison :</text:p>
      <text:p text:style-name="P34">Rodrigue ne vit plus, ou respire en prison...</text:p>
      <text:p text:style-name="P34">Justes Cieux ! me tromp<text:span text:style-name="T3">é</text:span>-je encore <text:span text:style-name="T3">à</text:span> l'apparence,</text:p>
      <text:p text:style-name="P34">Ou si je vois enfin mon unique esp<text:span text:style-name="T3">é</text:span>rance ?</text:p>
      <text:p text:style-name="P34">C'est lui ! n'en doutons plus ! mes v<text:span text:style-name="T3">œ</text:span>ux sont exauc<text:span text:style-name="T3">é</text:span>s,</text:p>
      <text:p text:style-name="P34">Ma crainte est dissip<text:span text:style-name="T3">é</text:span>e et mes ennuis cess<text:span text:style-name="T3">é</text:span>s !</text:p>
      <text:p text:style-name="P34">Rodrigue, enfin le Ciel permet que je te voie !</text:p>
      <text:p text:style-name="P23"/>
      <text:p text:style-name="P20">rodrigue</text:p>
      <text:p text:style-name="P38"/>
      <text:p text:style-name="P34">H<text:span text:style-name="T3">é</text:span>las !</text:p>
      <text:p text:style-name="P20">don di<text:span text:style-name="T3">è</text:span>gue</text:p>
      <text:p text:style-name="P23"/>
      <text:p text:style-name="P34"><text:span text:style-name="T18"><text:tab/></text:span>Ne m<text:span text:style-name="T3">ê</text:span>le point de soupirs <text:span text:style-name="T3">à</text:span> ma joie. </text:p>
      <text:p text:style-name="P34">Laisse-moi prendre haleine afin de te louer.</text:p>
      <text:p text:style-name="P34">Ma valeur n'a point lieu de te d<text:span text:style-name="T3">é</text:span>savouer :</text:p>
      <text:p text:style-name="P34">Tu l'as bien imit<text:span text:style-name="T3">é</text:span>e, et ton illustre audace</text:p>
      <text:p text:style-name="P34">Fait bien revivre en toi les h<text:span text:style-name="T3">é</text:span>ros de ma race ;</text:p>
      <text:p text:style-name="P34">C'est d'eux que tu descends, c'est de moi que tu viens ;</text:p>
      <text:p text:style-name="P34">Ton premier coup d'<text:span text:style-name="T3">é</text:span>p<text:span text:style-name="T3">é</text:span>e <text:span text:style-name="T3">é</text:span>gale tous les miens ;</text:p>
      <text:p text:style-name="P34">Et d'une belle ardeur ta jeunesse anim<text:span text:style-name="T3">é</text:span>e</text:p>
      <text:p text:style-name="P34">Par cette grande <text:span text:style-name="T3">é</text:span>preuve atteint ma renomm<text:span text:style-name="T3">é</text:span>e.</text:p>
      <text:p text:style-name="P34">Appui de ma vieillesse, et comble de mon heur,</text:p>
      <text:p text:style-name="P34">Touche ces cheveux blancs <text:span text:style-name="T3">à</text:span> qui tu rends l'honneur ;</text:p>
      <text:p text:style-name="P34">Viens baiser cette joue, et reconnais la place</text:p>
      <text:p text:style-name="P33"><text:span text:style-name="T40">O</text:span><text:span text:style-name="T41">ù</text:span><text:span text:style-name="T40"> fut empreint l'affront que ton courage efface...</text:span><text:bookmark-start text:name="bookmark21"/></text:p>
      <text:p text:style-name="P25"/>
      <text:p text:style-name="P33"><text:span text:style-name="T19">Mais Rodrigue, </text:span><text:span text:style-name="T20">à</text:span><text:span text:style-name="T19"> pr</text:span><text:span text:style-name="T20">é</text:span><text:span text:style-name="T19">sent qu'il a accompli le sa­crifice command</text:span><text:span text:style-name="T20">é</text:span><text:span text:style-name="T19"> par l'honneur et le devoir, est</text:span><text:bookmark-end text:name="bookmark21"/><text:span text:style-name="T14"> </text:span><text:span text:style-name="T19">tout entier au d</text:span><text:span text:style-name="T20">é</text:span><text:span text:style-name="T19">sespoir de son bonheur perdu ; il repousse, en pleurant, les consolations paternelles :</text:span></text:p>
      <text:p text:style-name="P25"/>
      <text:p text:style-name="P34">Ne me dites plus rien ; pour vous j'ai tout perdu !</text:p>
      <text:p text:style-name="P34">Ce que je vous devais, je vous l'ai bien rendu !</text:p>
      <text:p text:style-name="P41"><text:soft-page-break/><text:span text:style-name="T5">don di</text:span><text:span text:style-name="T13">è</text:span><text:span text:style-name="T5">gue</text:span></text:p>
      <text:p text:style-name="P34">Porte, porte plus haut le fruit de ta victoire :</text:p>
      <text:p text:style-name="P34">Je t'ai donn<text:span text:style-name="T3">é</text:span> la vie, et tu me rends ma gloire ;</text:p>
      <text:p text:style-name="P34">Et, d'autant que l'honneur m'est plus cher que le jour,</text:p>
      <text:p text:style-name="P34">D'autant plus maintenant je te dois de retour.</text:p>
      <text:p text:style-name="P34">Mais d'un c<text:span text:style-name="T3">œ</text:span>ur magnanime <text:span text:style-name="T3">é</text:span>loigne ces faiblesses :</text:p>
      <text:p text:style-name="P34">Nous n'avons qu'un honneur, il est tant de ma<text:span text:style-name="T3">î</text:span>tresses !</text:p>
      <text:p text:style-name="P34">L'amour n'est qu'un plaisir, l'honneur est un devoir.</text:p>
      <text:p text:style-name="P73"/>
      <text:p text:style-name="P81"><text:span text:style-name="T20">«</text:span><text:span text:style-name="T19"> Tant de ma</text:span><text:span text:style-name="T20">î</text:span><text:span text:style-name="T19">tresses ! </text:span><text:span text:style-name="T20">»</text:span><text:span text:style-name="T19"> voil</text:span><text:span text:style-name="T20">à</text:span><text:span text:style-name="T19"> bien un</text:span><text:span text:style-name="T20"> mot de vieillard, — et une nouvelle touche de tragi-comédie. — Aux yeux de Rodrigue, il n'existe qu'une maî</text:span><text:span text:style-name="T19">tresse au monde, et qu'une femme sous le ciel !</text:span></text:p>
      <text:p text:style-name="P81"><text:span text:style-name="T19">Pour ranimer ce jeune h</text:span><text:span text:style-name="T20">é</text:span><text:span text:style-name="T19">ros et le relever du fond de l'ab</text:span><text:span text:style-name="T20">î</text:span><text:span text:style-name="T19">me, son p</text:span><text:span text:style-name="T20">è</text:span><text:span text:style-name="T19">re sent qu'il n'est rien de tel qu'une nouvelle occasion de gloire. Justement il la lui apporte : les Maures d'Afrique s'appr</text:span><text:span text:style-name="T20">ê</text:span><text:span text:style-name="T19">tent </text:span><text:span text:style-name="T20">à</text:span><text:span text:style-name="T19"> surprendre la ville pendant la nuit, </text:span><text:span text:style-name="T20">à</text:span><text:span text:style-name="T19"> la mar</text:span><text:span text:style-name="T20">é</text:span><text:span text:style-name="T19">e montante ; il s'agit d'aller les surprendre eux-m</text:span><text:span text:style-name="T20">ê</text:span><text:span text:style-name="T19">mes et les arr</text:span><text:span text:style-name="T20">ê</text:span><text:span text:style-name="T19">ter au passage, avec tout ce que nous avons d'amis :</text:span></text:p>
      <text:p text:style-name="P68"/>
      <text:p text:style-name="P81"><text:span text:style-name="T40">L</text:span><text:span text:style-name="T41">à</text:span><text:span text:style-name="T40">, si tu veux mourir, trouve une belle mort !</text:span></text:p>
      <text:p text:style-name="P73"/>
      <text:p text:style-name="P81"><text:span text:style-name="T19">Mais plut</text:span><text:span text:style-name="T20">ô</text:span><text:span text:style-name="T19">t reviens-nous vainqueur. Et, habile­ment, le vieillard ajoute ce dernier argument qui, si Rodrigue pouvait h</text:span><text:span text:style-name="T20">é</text:span><text:span text:style-name="T19">siter, le d</text:span><text:span text:style-name="T20">é</text:span><text:span text:style-name="T19">ciderait :</text:span></text:p>
      <text:p text:style-name="P83"/>
      <text:p text:style-name="P82">Force par ta vaillance</text:p>
      <text:p text:style-name="P82">Le monarque au pardon, et Chim<text:span text:style-name="T3">è</text:span>ne au silence ;</text:p>
      <text:p text:style-name="P82">Si tu l'aimes, apprends que revenir vainqueur </text:p>
      <text:p text:style-name="P82">C'est l'unique moyen de regagner son c<text:span text:style-name="T3">œ</text:span>ur.</text:p>
      <text:p text:style-name="P73"/>
      <text:p text:style-name="P69">Gr<text:span text:style-name="T3">â</text:span>ce <text:span text:style-name="T3">à</text:span> cet <text:span text:style-name="T3">é</text:span>pisode et <text:span text:style-name="T3">à</text:span> cette heureuse p<text:span text:style-name="T3">é</text:span>rip<text:span text:style-name="T3">étie, — dont l'invention, il faut le dire, appartient à Guillem de Castro, — et grâ</text:span>ce <text:span text:style-name="T3">à</text:span> la victoire de Ro­drigue sur les Maures, sa situation si tragique et si sombre va commencer <text:span text:style-name="T3">à</text:span> s'<text:span text:style-name="T3">é</text:span>claircir.</text:p>
      <text:p text:style-name="P69">Le drame espagnol qui n'est g<text:span text:style-name="T3">ê</text:span>n<text:span text:style-name="T3">é</text:span> ni par l'unit<text:span text:style-name="T3">é</text:span> de lieu, ni par l'unit<text:span text:style-name="T3">é</text:span> de temps, pr<text:span text:style-name="T3">é</text:span>sente, ici encore, bien plus de vraisemblance, et aussi d'agr<text:span text:style-name="T3">é</text:span>able va­ri<text:span text:style-name="T3">é</text:span>t<text:span text:style-name="T3">é</text:span> : il y est question, non d'un d<text:span text:style-name="T3">é</text:span>barquement ; mais d'une incursion des Maures des fronti<text:span text:style-name="T3">è</text:span>res, qui ont fait une razzia et qui emm<text:span text:style-name="T3">è</text:span>nent des prisonniers ; il s'agit de leur couper la retraite, de leur repren­dre le butin et de les exterminer. Pour cela, il faut, sans tarder, se mettre <text:span text:style-name="T3">à</text:span> la t<text:span text:style-name="T3">ê</text:span>te de cinq cents amis et parents, d<text:span text:style-name="T3">é</text:span>j<text:span text:style-name="T3">à</text:span> convoqu<text:span text:style-name="T3">é</text:span>s et rassembl<text:span text:style-name="T3">é</text:span>s <text:span text:style-name="T3">à</text:span> cet effet.<text:span text:style-name="T3"> — Dans la piè</text:span>ce de Corneille, ces cinq cents amis sont venus chez Don Di<text:span text:style-name="T3">è</text:span>gue pour mettre leur <text:span text:style-name="T3">é</text:span>p<text:span text:style-name="T3">é</text:span>e <text:span text:style-name="T3">à</text:span> son service dans sa querelle avec le comte : c'est beaucoup d'amis et bien des offres de service pour un simple duel :</text:p>
      <text:p text:style-name="P68"/>
      <text:p text:style-name="P81"><text:span text:style-name="T43"><text:tab/><text:tab/><text:tab/><text:tab/></text:span><text:span text:style-name="T40">Mon bonheur a permis</text:span></text:p>
      <text:p text:style-name="P81"><text:span text:style-name="T40">Que j'ai trouv</text:span><text:span text:style-name="T41">é</text:span><text:span text:style-name="T40"> chez moi cinq cents de mes amis,</text:span></text:p>
      <text:p text:style-name="P81"><text:soft-page-break/><text:span text:style-name="T40">Qui, sachant mon affront, pouss</text:span><text:span text:style-name="T41">é</text:span><text:span text:style-name="T40">s d'un m</text:span><text:span text:style-name="T41">ê</text:span><text:span text:style-name="T40">me z</text:span><text:span text:style-name="T41">è</text:span><text:span text:style-name="T40">le,</text:span></text:p>
      <text:p text:style-name="P81"><text:span text:style-name="T40">Se venaient tous offrir </text:span><text:span text:style-name="T41">à</text:span><text:span text:style-name="T40"> venger ma querelle,</text:span></text:p>
      <text:p text:style-name="P84"/>
      <text:p text:style-name="P69">A ce passage, le spectateur, lorsqu'il est attentif, ne peut s'emp<text:span text:style-name="T3">ê</text:span>cher de sourire<text:span text:style-name="T18">.</text:span></text:p>
      <text:p text:style-name="P69">Dans la pi<text:span text:style-name="T3">è</text:span>ce espagnole, l'exp<text:span text:style-name="T3">é</text:span>dition contre les Maures, si prompte et si rapide qu<text:span text:style-name="T3">’</text:span>elle soit, doit durer au moins plusieurs jours : on assiste au bril­lant d<text:span text:style-name="T3">é</text:span>part du jeune Rodrigue, d<text:span text:style-name="T3">é</text:span>j<text:span text:style-name="T3">à</text:span> illustr<text:span text:style-name="T3">é</text:span> par son duel avec le comte de Gormas ; on voit et on entend son courtois entretien avec l'Infante, qui r<text:span text:style-name="T3">ê</text:span>ve au balcon de son palais d'<text:span text:style-name="T3">é</text:span>t<text:span text:style-name="T3">é</text:span> ; on a l<text:span text:style-name="T3">à</text:span> d'agr<text:span text:style-name="T3">é</text:span>ables sc<text:span text:style-name="T3">è</text:span>nes, de jolis motifs, et m<text:span text:style-name="T3">ê</text:span>me un m<text:span text:style-name="T3">é</text:span>lange de comique, une pointe de grotesque, ce berger, qui, <text:span text:style-name="T3">à</text:span> la vue des Maures ravageant la plaine, s'enfuit dans la mon­tagne, au plus haut des rochers, et qui, le combat termin<text:span text:style-name="T3">é</text:span>, ayant assist<text:span text:style-name="T3">é</text:span> <text:span text:style-name="T3">à</text:span> la victoire de Rodrigue et <text:span text:style-name="T3">à</text:span> ses grands coups d'<text:span text:style-name="T3">é</text:span>p<text:span text:style-name="T3">é</text:span>e sur les infid<text:span text:style-name="T3">è</text:span>les, s'<text:span text:style-name="T3">é</text:span>crie : <text:span text:style-name="T3">«</text:span> Par ma foi ! il y a plaisir <text:span text:style-name="T3">à</text:span> les voir comme cela de loin ! Les spectacles de cette esp<text:span text:style-name="T3">è</text:span>ce doivent <text:span text:style-name="T3">ê</text:span>tre regard<text:span text:style-name="T3">é</text:span>s de haut. <text:span text:style-name="T3">»</text:span></text:p>
      <text:p text:style-name="P81"><text:span text:style-name="T19">Cela, c'est le romantisme pur : le comique ou le grotesque alternant avec l'h</text:span><text:span text:style-name="T20">é</text:span><text:span text:style-name="T19">ro</text:span><text:span text:style-name="T20">ï</text:span><text:span text:style-name="T19">sme. Corneille a d</text:span><text:span text:style-name="T20">û</text:span><text:span text:style-name="T19"> se contenter de nuances moins heurt</text:span><text:span text:style-name="T20">é</text:span><text:span text:style-name="T19">es ; mais il a su pourtant tirer des effets tr</text:span><text:span text:style-name="T20">è</text:span><text:span text:style-name="T19">s heureux de ces touches famili</text:span><text:span text:style-name="T20">è</text:span><text:span text:style-name="T19">res, intimes, na</text:span><text:span text:style-name="T20">ï</text:span><text:span text:style-name="T19">ves de ces sc</text:span><text:span text:style-name="T20">è</text:span><text:span text:style-name="T19">nes de demi-caract</text:span><text:span text:style-name="T20">è</text:span><text:span text:style-name="T19">re et de quasi-com</text:span><text:span text:style-name="T20">é</text:span><text:span text:style-name="T19">die, qu'il a fondues si naturellement, si agr</text:span><text:span text:style-name="T20">é</text:span><text:span text:style-name="T19">ablement, avec les sc</text:span><text:span text:style-name="T20">è</text:span><text:span text:style-name="T19">nes grandioses et sublimes ; </text:span><text:span text:style-name="T20">à</text:span><text:span text:style-name="T19"> tel point que cette tragi-com</text:span><text:span text:style-name="T20">é</text:span><text:span text:style-name="T19">die, envisag</text:span><text:span text:style-name="T20">é</text:span><text:span text:style-name="T19">e de ce c</text:span><text:span text:style-name="T20">ô</text:span><text:span text:style-name="T19">t</text:span><text:span text:style-name="T20">é</text:span><text:span text:style-name="T19">-l</text:span><text:span text:style-name="T20">à</text:span><text:span text:style-name="T19">, pourrait s'appeler, si l'on voulait : </text:span><text:span text:style-name="T29">le Mariage interrompu</text:span><text:span text:style-name="T19">, quoiqu'elle soit, en m</text:span><text:span text:style-name="T20">ê</text:span><text:span text:style-name="T19">me temps, un fragment d'</text:span><text:span text:style-name="T20">é</text:span><text:span text:style-name="T19">pop</text:span><text:span text:style-name="T20">é</text:span><text:span text:style-name="T19">e immense, et que le po</text:span><text:span text:style-name="T20">è</text:span><text:span text:style-name="T19">te nous transporte, comme de plain-pied et sans effort, sur les sommets</text:span><text:span text:style-name="T22"> </text:span><text:span text:style-name="T19">les plus tragiques, et nous </text:span><text:span text:style-name="T20">é</text:span><text:span text:style-name="T19">l</text:span><text:span text:style-name="T20">è</text:span><text:span text:style-name="T19">ve, sans perdre terre, dans les r</text:span><text:span text:style-name="T20">é</text:span><text:span text:style-name="T19">gions de l'id</text:span><text:span text:style-name="T20">é</text:span><text:span text:style-name="T19">al.</text:span></text:p>
      <text:p text:style-name="P81"><text:span text:style-name="T19">Rodrigue, non content de repousser l'invasion des Maures, les met en d</text:span><text:span text:style-name="T20">é</text:span><text:span text:style-name="T19">route, s'empare de deux de leurs rois, qui, d</text:span><text:span text:style-name="T20">é</text:span><text:span text:style-name="T19">sarm</text:span><text:span text:style-name="T20">é</text:span><text:span text:style-name="T19">s, le reconnaissent pour Cid, ou Seigneur %24%. Par cette victoire il sauve le royaume : comment le Roi, apr</text:span><text:span text:style-name="T20">è</text:span><text:span text:style-name="T19">s un tel service, pourrait-il le punir ? Aussi lorsque Chim</text:span><text:span text:style-name="T20">è</text:span><text:span text:style-name="T19">ne, par devoir, par point d'honneur filial, reviendra r</text:span><text:span text:style-name="T20">é</text:span><text:span text:style-name="T24">­</text:span><text:span text:style-name="T19">clamer justice, lui r</text:span><text:span text:style-name="T20">é</text:span><text:span text:style-name="T19">pondra-t-il avec grandeur et avec esprit :</text:span></text:p>
      <text:p text:style-name="P68"/>
      <text:p text:style-name="P81"><text:span text:style-name="T40">Les Maures en fuyant ont emport</text:span><text:span text:style-name="T41">é</text:span><text:span text:style-name="T40"> son crime.</text:span></text:p>
      <text:p text:style-name="P73"/>
      <text:p text:style-name="P81"><text:span text:style-name="T19">La reconnaissance du Roi envers Rodrigue doit </text:span><text:span text:style-name="T20">ê</text:span><text:span text:style-name="T19">tre d'autant plus grande qu'averti de l'approche de l'ennemi, ce monarque comme on n'en voit gu</text:span><text:span text:style-name="T20">è</text:span><text:span text:style-name="T19">re, mais comme on en a vu pourtant, avait pris tr</text:span><text:span text:style-name="T20">è</text:span><text:span text:style-name="T19">s peu de pr</text:span><text:span text:style-name="T20">é</text:span><text:span text:style-name="T19">cautions, et laissait fort bien sur­prendre sa ville, si Rodrigue et son p</text:span><text:span text:style-name="T20">è</text:span><text:span text:style-name="T19">re et leurs </text:span><text:span text:style-name="T20">«</text:span><text:span text:style-name="T19"> cinq cents amis </text:span><text:span text:style-name="T20">»</text:span><text:span text:style-name="T19"> ne se fussent trouv</text:span><text:span text:style-name="T20">é</text:span><text:span text:style-name="T19">s l</text:span><text:span text:style-name="T20">à</text:span><text:span text:style-name="T19"> fort </text:span><text:span text:style-name="T20">à</text:span><text:span text:style-name="T19"> propos, d'une mani</text:span><text:span text:style-name="T20">è</text:span><text:span text:style-name="T19">re inesp</text:span><text:span text:style-name="T20">é</text:span><text:span text:style-name="T19">r</text:span><text:span text:style-name="T20">é</text:span><text:span text:style-name="T19">e et inesp</text:span><text:span text:style-name="T20">é</text:span><text:span text:style-name="T19">rable sans l'occasion tout </text:span><text:span text:style-name="T20">à</text:span><text:span text:style-name="T19"> fait fortuite de cette affaire avec le comte et de ce soufflet </text:span><text:span text:style-name="T20">à</text:span><text:span text:style-name="T19"> venger. Mais tout est bien qui finit bien.</text:span></text:p>
      <text:p text:style-name="P81"><text:span text:style-name="T19">Ce beau r</text:span><text:span text:style-name="T20">é</text:span><text:span text:style-name="T19">cit </text:span><text:span text:style-name="T20">é</text:span><text:span text:style-name="T19">pique de l'exp</text:span><text:span text:style-name="T20">é</text:span><text:span text:style-name="T19">dition nocturne, des Maures surpris quand ils venaient surprendre, de la bataille et de la victoire, appartient </text:span><text:span text:style-name="T20">à</text:span><text:span text:style-name="T19"> Cor­neille, et il est admirable.</text:span></text:p>
      <text:p text:style-name="P81"><text:span text:style-name="T19">On raconte que, dans un th</text:span><text:span text:style-name="T20">éâ</text:span><text:span text:style-name="T19">tre d'Italie, au moment o</text:span><text:span text:style-name="T20">ù</text:span><text:span text:style-name="T19"> l'acteur faisait le r</text:span><text:span text:style-name="T20">é</text:span><text:span text:style-name="T19">cit d'une bataille, quelques spectateurs cri</text:span><text:span text:style-name="T20">è</text:span><text:span text:style-name="T19">rent qu'on lev</text:span><text:span text:style-name="T20">â</text:span><text:span text:style-name="T19">t la toile du fond et qu'on leur </text:span><text:soft-page-break/><text:span text:style-name="T19">fit voir la bataille elle-m</text:span><text:span text:style-name="T20">ê</text:span><text:span text:style-name="T19">me. Ce serait l</text:span><text:span text:style-name="T20">à</text:span><text:span text:style-name="T19">, en effet, le proc</text:span><text:span text:style-name="T20">é</text:span><text:span text:style-name="T19">d</text:span><text:span text:style-name="T20">é</text:span><text:span text:style-name="T19"> tout </text:span><text:span text:style-name="T20">à</text:span><text:span text:style-name="T19"> fait r</text:span><text:span text:style-name="T20">é</text:span><text:span text:style-name="T19">a­liste ; c'est celui qu'on a essay</text:span><text:span text:style-name="T20">é</text:span><text:span text:style-name="T19"> parfois dans nos grandes pi</text:span><text:span text:style-name="T20">è</text:span><text:span text:style-name="T19">ces militaires. Il agit par le choc vio­lent dont il frappe les sens. Les coups de fusil, les coups de canon, les tambours, les trompettes, l'in­fanterie, la cavalerie, les drapeaux qu'on agite, les chants patriotiques, la musique et les fanfares, tout cela dans un beau d</text:span><text:span text:style-name="T20">é</text:span><text:span text:style-name="T19">cor, et avec une belle mise en sc</text:span><text:span text:style-name="T20">è</text:span><text:span text:style-name="T19">ne bien r</text:span><text:span text:style-name="T20">é</text:span><text:span text:style-name="T19">gl</text:span><text:span text:style-name="T20">é</text:span><text:span text:style-name="T19">e, saisit </text:span><text:span text:style-name="T20">à</text:span><text:span text:style-name="T19"> la fois par les yeux, par les oreilles, par tous les sens, la masse des spectateurs, et agit n</text:span><text:span text:style-name="T20">é</text:span><text:span text:style-name="T19">cessairement sur le syst</text:span><text:span text:style-name="T20">è</text:span><text:span text:style-name="T19">me nerveux d'abord, sur l'imagination ensuite ; je ne fais pas difficult</text:span><text:span text:style-name="T20">é</text:span><text:span text:style-name="T19"> d'en convenir. Toujours est-il que, pour des esprits cultiv</text:span><text:span text:style-name="T20">é</text:span><text:span text:style-name="T19">s, un r</text:span><text:span text:style-name="T20">é</text:span><text:span text:style-name="T19">cit comme celui de la bataille du Cid, dans la pi</text:span><text:span text:style-name="T20">è</text:span><text:span text:style-name="T19">ce de Cor­neille, ou comme celui de la bataille de Salamine dans </text:span><text:span text:style-name="T29">les Perses</text:span><text:span text:style-name="T19"> d'Eschyle, pr</text:span><text:span text:style-name="T20">é</text:span><text:span text:style-name="T19">sente un int</text:span><text:span text:style-name="T20">é</text:span><text:span text:style-name="T19">r</text:span><text:span text:style-name="T20">ê</text:span><text:span text:style-name="T19">t bien autre, un int</text:span><text:span text:style-name="T20">é</text:span><text:span text:style-name="T19">r</text:span><text:span text:style-name="T20">ê</text:span><text:span text:style-name="T19">t tout de pens</text:span><text:span text:style-name="T20">é</text:span><text:span text:style-name="T19">e et d'h</text:span><text:span text:style-name="T20">é</text:span><text:span text:style-name="T19">ro</text:span><text:span text:style-name="T20">ï</text:span><text:span text:style-name="T19">sme, o</text:span><text:span text:style-name="T20">ù</text:span><text:span text:style-name="T19"> l'imagination suppl</text:span><text:span text:style-name="T20">ée aux sens, — ce qui est le procé</text:span><text:span text:style-name="T19">d</text:span><text:span text:style-name="T20">é</text:span><text:span text:style-name="T19"> de l'art v</text:span><text:span text:style-name="T20">é</text:span><text:span text:style-name="T19">ritable. L'art n'est pas un trompe-l'</text:span><text:span text:style-name="T20">œ</text:span><text:span text:style-name="T19">il ; c'est une certaine id</text:span><text:span text:style-name="T20">é</text:span><text:span text:style-name="T19">alisation de la r</text:span><text:span text:style-name="T20">é</text:span><text:span text:style-name="T19">alit</text:span><text:span text:style-name="T20">é</text:span><text:span text:style-name="T19"> ; c'est le fait ramen</text:span><text:span text:style-name="T20">é</text:span><text:span text:style-name="T19"> </text:span><text:span text:style-name="T20">à</text:span><text:span text:style-name="T19"> l'id</text:span><text:span text:style-name="T20">é</text:span><text:span text:style-name="T19">e, c'est la ma­ti</text:span><text:span text:style-name="T20">è</text:span><text:span text:style-name="T19">re ramen</text:span><text:span text:style-name="T20">é</text:span><text:span text:style-name="T19">e </text:span><text:span text:style-name="T20">à</text:span><text:span text:style-name="T19"> l'esprit.</text:span></text:p>
      <text:p text:style-name="P69">Toutefois je conviendrai volontiers que dans notre th<text:span text:style-name="T3">éâ</text:span>tre du <text:span text:style-name="T6">xvii</text:span><text:span text:style-name="T37">e</text:span> si<text:span text:style-name="T3">è</text:span>cle en g<text:span text:style-name="T3">é</text:span>n<text:span text:style-name="T3">éral, sous l’</text:span>influence d'une noble philosophie, il y a peut-<text:span text:style-name="T3">ê</text:span>tre exc<text:span text:style-name="T3">è</text:span>s dans le sens spiritualiste ; on sacrifie d'une mani<text:span text:style-name="T3">è</text:span>re un peu trop absolue le mouvement ext<text:span text:style-name="T3">é</text:span>rieur aux mouvements de l'<text:span text:style-name="T3">â</text:span>me. C'est le con­traire du th<text:span text:style-name="T3">éâ</text:span>tre anglais et du th<text:span text:style-name="T3">éâ</text:span>tre espagnol.</text:p>
      <text:p text:style-name="P69">Ici, par exemple, dans Guillem de Castro, deuxi<text:span text:style-name="T3">è</text:span>me journ<text:span text:style-name="T3">é</text:span>e, sc<text:span text:style-name="T3">è</text:span>ne V, nous avons un rapide tableau de guerre dans les montagnes : un roi maure, tra<text:span text:style-name="T3">î</text:span>nant apr<text:span text:style-name="T3">è</text:span>s lui son butin et ses captifs, est arr<text:span text:style-name="T3">ê</text:span>t<text:span text:style-name="T3">é</text:span> et fait prisonnier par Rodrigue, qui re­<text:span text:style-name="T3">ç</text:span>oit son hommage, puis se met <text:span text:style-name="T3">à</text:span> la poursuite de quatre autres rois<text:span text:style-name="T18">.</text:span> Tout se passe sous les yeux du spectateur, moins la m<text:span text:style-name="T3">ê</text:span>l<text:span text:style-name="T3">é</text:span>e, que d<text:span text:style-name="T3">é</text:span>crit le berger poltron mont<text:span text:style-name="T3">é</text:span> sur l'arbre.</text:p>
      <text:p text:style-name="P69">Tout cela, sans doute, est plus anim<text:span text:style-name="T3">é</text:span> qu'un simple r<text:span text:style-name="T3">é</text:span>cit, il y a plus de mouvement, du moins pour les yeux ; comment le nier ? Reste <text:span text:style-name="T3">à</text:span> savoir si ce mouvement mat<text:span text:style-name="T3">é</text:span>riel est d'un aussi grand effet et <text:span text:style-name="T3">é</text:span>l<text:span text:style-name="T3">è</text:span>ve autant les <text:span text:style-name="T3">â</text:span>mes que le r<text:span text:style-name="T3">é</text:span>cit suivant :</text:p>
      <text:p text:style-name="P68"/>
      <text:p text:style-name="P34">Nous part<text:span text:style-name="T3">î</text:span>mes cinq cents ; mais, par un prompt renfort,</text:p>
      <text:p text:style-name="P34">Nous nous v<text:span text:style-name="T3">î</text:span>mes trois mille en arrivant au port ;</text:p>
      <text:p text:style-name="P82">Etc.</text:p>
      <text:p text:style-name="P84"/>
      <text:p text:style-name="P81"><text:span text:style-name="T19">On a dit avec esprit que le grand Cond</text:span><text:span text:style-name="T20">é</text:span><text:span text:style-name="T19"> ne devait pas raconter autrement la bataille de Rocroi. Et, </text:span><text:span text:style-name="T20">à</text:span><text:span text:style-name="T19"> propos de cette parole piquante, nous pourrions comparer au r</text:span><text:span text:style-name="T20">é</text:span><text:span text:style-name="T19">cit du Cid le</text:span><text:span text:style-name="T22"> </text:span><text:span text:style-name="T19">tableau </text:span><text:span text:style-name="T20">de cette bataille, tel que l’</text:span><text:span text:style-name="T19">a donn</text:span><text:span text:style-name="T20">é</text:span><text:span text:style-name="T19"> Bossuet dans l'oraison fun</text:span><text:span text:style-name="T20">è</text:span><text:span text:style-name="T19">bre du Prince. A ceux d'entre vous qui auront du loisir je propose trois beaux sujets d'</text:span><text:span text:style-name="T20">é</text:span><text:span text:style-name="T19">tude, la comparaison de ces trois grandes pages, anim</text:span><text:span text:style-name="T20">é</text:span><text:span text:style-name="T19">es du souffle de la po</text:span><text:span text:style-name="T20">é</text:span><text:span text:style-name="T19">sie et de l'</text:span><text:span text:style-name="T20">é</text:span><text:span text:style-name="T19">lo­quence : la bataille de la flotte ath</text:span><text:span text:style-name="T20">é</text:span><text:span text:style-name="T19">nienne contre la flotte perse dans Eschyle, celle du Cid dans Corneille, et Cond</text:span><text:span text:style-name="T20">é</text:span><text:span text:style-name="T19"> peint par Bossuet dans la bataille de Rocroi.</text:span></text:p>
      <text:p text:style-name="P81"><text:span text:style-name="T19">Apr</text:span><text:span text:style-name="T20">è</text:span><text:span text:style-name="T19">s ce grand r</text:span><text:span text:style-name="T20">é</text:span><text:span text:style-name="T19">cit </text:span><text:span text:style-name="T20">é</text:span><text:span text:style-name="T19">pique, Corneille, par un heureux contraste, et avec une agr</text:span><text:span text:style-name="T20">é</text:span><text:span text:style-name="T19">able vari</text:span><text:span text:style-name="T20">é</text:span><text:span text:style-name="T19">t</text:span><text:span text:style-name="T20">é</text:span><text:span text:style-name="T19">, ram</text:span><text:span text:style-name="T20">è</text:span><text:span text:style-name="T19">ne tout </text:span><text:span text:style-name="T20">à</text:span><text:span text:style-name="T19"> coup une sc</text:span><text:span text:style-name="T20">è</text:span><text:span text:style-name="T19">ne de tragi-com</text:span><text:span text:style-name="T20">é</text:span><text:span text:style-name="T19">die. Chim</text:span><text:span text:style-name="T20">è</text:span><text:span text:style-name="T19">ne, obstin</text:span><text:span text:style-name="T20">é</text:span><text:span text:style-name="T19">e </text:span><text:soft-page-break/><text:span text:style-name="T19">dans le devoir de venger son p</text:span><text:span text:style-name="T20">è</text:span><text:span text:style-name="T19">re, vient une seconde fois demander justice au Roi, tout en souhaitant au fond du c</text:span><text:span text:style-name="T20">œ</text:span><text:span text:style-name="T19">ur et mal­gr</text:span><text:span text:style-name="T20">é</text:span><text:span text:style-name="T19"> elle de ne pas l'obtenir : car elle ne peut s'emp</text:span><text:span text:style-name="T20">ê</text:span><text:span text:style-name="T19">cher d'adorer plus que jamais ce jeune h</text:span><text:span text:style-name="T20">é</text:span><text:span text:style-name="T19">ros dont elle demande la t</text:span><text:span text:style-name="T20">ê</text:span><text:span text:style-name="T19">te. Le Roi alors, un gentil petit roi de com</text:span><text:span text:style-name="T20">é</text:span><text:span text:style-name="T19">die, pour </text:span><text:span text:style-name="T20">é</text:span><text:span text:style-name="T19">prouver Chim</text:span><text:span text:style-name="T20">ène, s'avise, — comment dire autrement</text:span><text:span text:style-name="T19"> </text:span><text:span text:style-name="T20">? — de lui jouer un tour. Il lui dit donc qu'il n'y a plus lieu d</text:span><text:span text:style-name="T19">e poursuivre Rodrigue, qui a </text:span><text:span text:style-name="T20">é</text:span><text:span text:style-name="T19">t</text:span><text:span text:style-name="T20">é</text:span><text:span text:style-name="T19"> tu</text:span><text:span text:style-name="T20">é</text:span><text:span text:style-name="T19"> dans le combat. Aussit</text:span><text:span text:style-name="T20">ô</text:span><text:span text:style-name="T19">t la pauvre Chim</text:span><text:span text:style-name="T20">è</text:span><text:span text:style-name="T19">ne p</text:span><text:span text:style-name="T20">â</text:span><text:span text:style-name="T19">lit</text:span><text:span text:style-name="T22"> </text:span><text:span text:style-name="T19">et va se trouver mal. L'</text:span><text:span text:style-name="T20">é</text:span><text:span text:style-name="T19">preuve a r</text:span><text:span text:style-name="T20">é</text:span><text:span text:style-name="T19">ussi. Remarquez, je vous prie, que c'est le m</text:span><text:span text:style-name="T20">ê</text:span><text:span text:style-name="T19">me moyen dra­matique qu'emploiera Moli</text:span><text:span text:style-name="T20">è</text:span><text:span text:style-name="T19">re pour le d</text:span><text:span text:style-name="T20">é</text:span><text:span text:style-name="T19">nouement du </text:span><text:span text:style-name="T29">Malade imaginaire</text:span><text:span text:style-name="T19">. C'est donc bien un proc</text:span><text:span text:style-name="T20">é</text:span><text:span text:style-name="T19">d</text:span><text:span text:style-name="T20">é</text:span><text:span text:style-name="T19"> de com</text:span><text:span text:style-name="T20">é</text:span><text:span text:style-name="T19">die. Mais cela est conforme au dessein de l'auteur.</text:span></text:p>
      <text:p text:style-name="P69">L'id<text:span text:style-name="T3">é</text:span>e de cet incident est emprunt<text:span text:style-name="T3">é</text:span>e <text:span text:style-name="T3">à</text:span> la pi<text:span text:style-name="T3">è</text:span>ce espagnole. Un des gens, qui en a re<text:span text:style-name="T3">çu l’</text:span>ordre, vient annoncer par feinte la mort de Rodrigue ; et il y a un d<text:span text:style-name="T3">étail touchant </text:span>: le vieux Don Di<text:span text:style-name="T3">è</text:span>gue, en entendant cette nouvelle, qu'il sait cependant n'<text:span text:style-name="T3">ê</text:span>tre qu'une feinte, dit <text:span text:style-name="T3">à</text:span> part soi : <text:span text:style-name="T3">«</text:span> Je sais que<text:span text:style-name="T1"> </text:span>la nouvelle est fausse, et pourtant elle me fait pleurer. <text:span text:style-name="T3">»</text:span></text:p>
      <text:p text:style-name="P81"><text:span text:style-name="T19">Lorsque Chim</text:span><text:span text:style-name="T20">è</text:span><text:span text:style-name="T19">ne revient </text:span><text:span text:style-name="T20">à</text:span><text:span text:style-name="T19"> elle, le Roi, en souriant, la d</text:span><text:span text:style-name="T20">é</text:span><text:span text:style-name="T19">trompe, la rassure :</text:span></text:p>
      <text:p text:style-name="P73"/>
      <text:p text:style-name="P81"><text:span text:style-name="T43"><text:tab/><text:tab/><text:tab/><text:tab/></text:span><text:span text:style-name="T40">Non, non, il voit le jour,</text:span></text:p>
      <text:p text:style-name="P81"><text:span text:style-name="T40">Et te conserve encore un immuable amour ;</text:span></text:p>
      <text:p text:style-name="P81"><text:span text:style-name="T40">Calme cette douleur qui pour lui s'int</text:span><text:span text:style-name="T41">é</text:span><text:span text:style-name="T40">resse...</text:span></text:p>
      <text:p text:style-name="P84"/>
      <text:p text:style-name="P81"><text:span text:style-name="T19">Chim</text:span><text:span text:style-name="T20">è</text:span><text:span text:style-name="T19">ne, par dignit</text:span><text:span text:style-name="T20">é</text:span><text:span text:style-name="T19">, et piqu</text:span><text:span text:style-name="T20">é</text:span><text:span text:style-name="T19">e qu'on lui ait arrach</text:span><text:span text:style-name="T20">é</text:span><text:span text:style-name="T19"> son secret, essaye de faire croire (ceci est </text:span><text:span text:style-name="T20">é</text:span><text:span text:style-name="T19">galement dans l'espagnol) que, si elle a failli s'</text:span><text:span text:style-name="T20">é</text:span><text:span text:style-name="T19">vanouir, c'</text:span><text:span text:style-name="T20">é</text:span><text:span text:style-name="T19">tait de joie, en apprenant la mort du meurtrier de son p</text:span><text:span text:style-name="T20">è</text:span><text:span text:style-name="T19">re :</text:span></text:p>
      <text:p text:style-name="P68"/>
      <text:p text:style-name="P34">Sire, on p<text:span text:style-name="T3">â</text:span>me de joie ainsi que de tristesse.</text:p>
      <text:p text:style-name="P73"/>
      <text:p text:style-name="P69">Oh ! pour le coup, cette feinte-ci est un peu trop forte, et le Roi le lui dit gentiment :</text:p>
      <text:p text:style-name="P68"/>
      <text:p text:style-name="P33"><text:span text:style-name="T40">Tu veux qu'en ta f</text:span><text:span text:style-name="T41">aveur nous croyons l’</text:span><text:span text:style-name="T40">impossible,</text:span></text:p>
      <text:p text:style-name="P33"><text:span text:style-name="T40">Chim</text:span><text:span text:style-name="T41">è</text:span><text:span text:style-name="T40">ne, ta douleur a paru trop visible..</text:span><text:span text:style-name="T43">.</text:span></text:p>
      <text:p text:style-name="P12"/>
      <text:p text:style-name="P69">Elle insiste, et se d<text:span text:style-name="T3">é</text:span>bat dans son charmant petit mensonge, avec toutes sortes de subtilit<text:span text:style-name="T3">é</text:span>s, auxquelles le spectateur prend plaisir, parce qu'elles expriment la lutte obstin<text:span text:style-name="T3">é</text:span>e du devoir filial contre la passion. Ne nous y trompons pas, ce qu'elle demande, ce qu'elle r<text:span text:style-name="T3">é</text:span>clame, en bon fran<text:span text:style-name="T3">ç</text:span>ais, pour les spectateurs du temps de Louis XIII, ce n'est rien de moins que l'ex<text:span text:style-name="T3">é</text:span>cution de l'<text:span text:style-name="T3">É</text:span>dit ter­rible contre le duel, <text:span text:style-name="T3">É</text:span>dit qui pronon<text:span text:style-name="T3">ç</text:span>ait la peine de mort %25%.</text:p>
      <text:p text:style-name="P81"><text:span text:style-name="T19">Mais, dans cette composition d'ordre mixte, voici le moyen </text:span><text:span text:style-name="T20">â</text:span><text:span text:style-name="T19">ge lui-m</text:span><text:span text:style-name="T20">ê</text:span><text:span text:style-name="T19">me qui va repara</text:span><text:span text:style-name="T20">î</text:span><text:span text:style-name="T19">tre </text:span><text:span text:style-name="T20">à</text:span><text:span text:style-name="T19"> son tour. Lorsqu'elle voit enfin que le Roi ni personne n'ajoute foi </text:span><text:span text:style-name="T20">à</text:span><text:span text:style-name="T19"> ses dires et ne fait droit </text:span><text:span text:style-name="T20">à</text:span><text:span text:style-name="T19"> ses r</text:span><text:span text:style-name="T20">é</text:span><text:span text:style-name="T19">clamations, alors cette charmante fille s'avise d'une autre invention : le Roi lui refusant justice, elle r</text:span><text:span text:style-name="T20">é</text:span><text:span text:style-name="T19">clame </text:span><text:span text:style-name="T29">le jugement de Dieu </text:span><text:span text:style-name="T19">; elle promet sa main </text:span><text:span text:style-name="T20">à</text:span><text:span text:style-name="T19"> qui vaincra Rodrigue en combat singulier, et dit au Roi :</text:span></text:p>
      <text:p text:style-name="P68"><text:soft-page-break/></text:p>
      <text:p text:style-name="P81"><text:span text:style-name="T41">À</text:span><text:span text:style-name="T40"> tous vos cavaliers je demande sa t</text:span><text:span text:style-name="T41">ê</text:span><text:span text:style-name="T40">te.</text:span></text:p>
      <text:p text:style-name="P33"><text:span text:style-name="T40">Oui, qu'un deux me l'apporte, et je suis sa conqu</text:span><text:span text:style-name="T41">ê</text:span><text:span text:style-name="T40">te...</text:span></text:p>
      <text:p text:style-name="P33"><text:span text:style-name="T40">J'</text:span><text:span text:style-name="T41">é</text:span><text:span text:style-name="T40">pouse le vainqueur.</text:span></text:p>
      <text:p text:style-name="P12"/>
      <text:p text:style-name="P69">Le Roi h<text:span text:style-name="T3">é</text:span>site <text:span text:style-name="T3">à</text:span> autoriser ce nouveau duel ; il finit par y consentir, mais <text:span text:style-name="T3">à</text:span> deux conditions : la premi<text:span text:style-name="T3">è</text:span>re, c'est que ni lui ni la Cour n'y assistera ; la seconde, c'est que, apr<text:span text:style-name="T3">è</text:span>s le duel, Chim<text:span text:style-name="T3">è</text:span>ne ne demandera plus rien.</text:p>
      <text:p text:style-name="P69">Au fond, Chim<text:span text:style-name="T3">è</text:span>ne se dit que Rodrigue vaincra tout le monde, et qu'alors enfin, ayant <text:span text:style-name="T3">é</text:span>puis<text:span text:style-name="T3">é</text:span> tous les moyens de venger son p<text:span text:style-name="T3">è</text:span>re, elle sera acquitt<text:span text:style-name="T3">é</text:span>e, en conscience, de son cruel sacrifice.</text:p>
      <text:p text:style-name="P69">Don Sanche, qui, vous vous en souvenez, aime Chim<text:span text:style-name="T3">è</text:span>ne et lui avait offert d<text:span text:style-name="T3">é</text:span>j<text:span text:style-name="T3">à</text:span> ses services et son <text:span text:style-name="T3">é</text:span>p<text:span text:style-name="T3">é</text:span>e %26%, se pr<text:span text:style-name="T3">é</text:span>sente aussit<text:span text:style-name="T3">ô</text:span>t pour champion : il se battra, et avec quelle joie ! contre ce rival pr<text:span text:style-name="T3">é</text:span>f<text:span text:style-name="T3">é</text:span>r<text:span text:style-name="T3">é</text:span><text:span text:style-name="T18">.</text:span></text:p>
      <text:p text:style-name="P69">Alors Rodrigue, avant cette derni<text:span text:style-name="T3">è</text:span>re <text:span text:style-name="T3">é</text:span>preuve, vient faire ses adieux <text:span text:style-name="T3">à</text:span> Chim<text:span text:style-name="T3">è</text:span>ne ; c'est l<text:span text:style-name="T3">à</text:span> le second duo admirable entre les deux amants, au commen­cement du cinqui<text:span text:style-name="T3">è</text:span>me acte. Cette sc<text:span text:style-name="T3">è</text:span>ne d'<text:span text:style-name="T3">é</text:span>ternelle beaut<text:span text:style-name="T3">é</text:span> appartient tout enti<text:span text:style-name="T3">è</text:span>re <text:span text:style-name="T3">à</text:span> Corneille : Ro­drigue, pour forcer Chim<text:span text:style-name="T3">è</text:span>ne <text:span text:style-name="T3">à</text:span> lui ouvrir son c<text:span text:style-name="T3">œ</text:span>ur, lui d<text:span text:style-name="T3">é</text:span>clare que, puisqu'elle s'obstine <text:span text:style-name="T3">à</text:span> vouloir sa mort, il ne compte point se d<text:span text:style-name="T3">é</text:span>fendre ; il se laissera tuer par Don Sanche. C'est la sc<text:span text:style-name="T3">è</text:span>ne la plus <text:span text:style-name="T3">é</text:span>blouis­sante de la pi<text:span text:style-name="T3">è</text:span>ce, qui en contient d<text:span text:style-name="T3">é</text:span>j<text:span text:style-name="T3">à</text:span> un si grand nombre du path<text:span text:style-name="T3">é</text:span>tique le plus sublime. Cette fois, Rodrigue ne vient pas <text:span text:style-name="T3">à</text:span> la d<text:span text:style-name="T3">é</text:span>rob<text:span text:style-name="T3">é</text:span>e et la nuit, comme un coupable poursuivi qui se cache ; il vient en plein jour, t<text:span text:style-name="T3">ê</text:span>te haute, apr<text:span text:style-name="T3">è</text:span>s sa victoire.</text:p>
      <text:p text:style-name="P7"/>
      <text:p text:style-name="P41"><text:span text:style-name="T5">chim</text:span><text:span text:style-name="T13">è</text:span><text:span text:style-name="T5">ne</text:span></text:p>
      <text:p text:style-name="P34"><text:span text:style-name="T3">Quoi ! </text:span><text:s/>Rodrigue ? En plein jour ! D'o<text:span text:style-name="T3">ù</text:span> te vient cette audace ?</text:p>
      <text:p text:style-name="P34">Va, tu me perds d'honneur ; retire-toi, de gr<text:span text:style-name="T3">â</text:span>ce!</text:p>
      <text:p text:style-name="P26"/>
      <text:p text:style-name="P21">rodrigue</text:p>
      <text:p text:style-name="P34">Je vais mourir, madame, et vous viens en ce lieu,</text:p>
      <text:p text:style-name="P34">Avant le coup mortel, dire un dernier adieu :</text:p>
      <text:p text:style-name="P34">Cet immuable amour qui sous vos lois m'engage</text:p>
      <text:p text:style-name="P34">N'ose accepter ma mort sans vous en faire hommage.</text:p>
      <text:p text:style-name="P41"><text:span text:style-name="T5">chim</text:span><text:span text:style-name="T13">è</text:span><text:span text:style-name="T5">ne</text:span></text:p>
      <text:p text:style-name="P34">Tu vas mourir?</text:p>
      <text:p text:style-name="P20">rodrigue</text:p>
      <text:p text:style-name="P34">Je cours <text:span text:style-name="T3">à</text:span> ces heureux moments</text:p>
      <text:p text:style-name="P34">Qui vont livrer ma vie <text:span text:style-name="T3">à</text:span> vos ressentiments.</text:p>
      <text:p text:style-name="P25"/>
      <text:p text:style-name="P41"><text:span text:style-name="T5">chim</text:span><text:span text:style-name="T13">è</text:span><text:span text:style-name="T5">ne</text:span></text:p>
      <text:p text:style-name="P34">Tu vas mourir ? Don Sanche est-il si redoutable</text:p>
      <text:p text:style-name="P34"><text:span text:style-name="T3">Qu'il donne l’é</text:span>pouvante <text:span text:style-name="T3">à</text:span> ce c<text:span text:style-name="T3">œ</text:span>ur indomptable ?</text:p>
      <text:p text:style-name="P34">Qui t'a rendu si faible ? ou qui le rend si fort ?</text:p>
      <text:p text:style-name="P34"><text:soft-page-break/>Rodrigue va combattre, et se croit d<text:span text:style-name="T3">é</text:span>j<text:span text:style-name="T3">à</text:span> mort ?</text:p>
      <text:p text:style-name="P34">Celui qui n'a pas craint les Maures, ni mon p<text:span text:style-name="T3">è</text:span>re,</text:p>
      <text:p text:style-name="P34">Va combattre Don Sanche, et d<text:span text:style-name="T3">é</text:span>j<text:span text:style-name="T3">à</text:span> d<text:span text:style-name="T3">é</text:span>sesp<text:span text:style-name="T3">è</text:span>re !</text:p>
      <text:p text:style-name="P34">Ainsi donc au besoin ton courage s'abat !</text:p>
      <text:p text:style-name="P20">rodrigue</text:p>
      <text:p text:style-name="P33"><text:span text:style-name="T40">Je cours </text:span><text:span text:style-name="T41">à</text:span><text:span text:style-name="T40"> mon supplice, et non pas au combat ;</text:span></text:p>
      <text:p text:style-name="P33"><text:span text:style-name="T40"><text:s/>Et ma fid</text:span><text:span text:style-name="T41">èle ardeur sait bien m’ô</text:span><text:span text:style-name="T40">ter l'envie,</text:span></text:p>
      <text:p text:style-name="P33"><text:span text:style-name="T40">Quand vous cherchez ma mort, de d</text:span><text:span text:style-name="T41">é</text:span><text:span text:style-name="T40">fendre ma vie.</text:span></text:p>
      <text:p text:style-name="P33"><text:span text:style-name="T40">J'ai toujours m</text:span><text:span text:style-name="T41">ê</text:span><text:span text:style-name="T40">me c</text:span><text:span text:style-name="T41">œ</text:span><text:span text:style-name="T40">ur ; mais je n'ai point de bras</text:span></text:p>
      <text:p text:style-name="P33"><text:span text:style-name="T40">Quand il faut conserver ce qui ne vous pla</text:span><text:span text:style-name="T41">î</text:span><text:span text:style-name="T40">t pas.</text:span></text:p>
      <text:p text:style-name="P39"><text:tab/></text:p>
      <text:p text:style-name="P69">Il essaye de la faire parler ; mais elle, sans doute, estime qu'elle en a d<text:span text:style-name="T3">é</text:span>j<text:span text:style-name="T3">à</text:span> dit assez, trop peut-<text:span text:style-name="T3">ê</text:span>tre, dans la premi<text:span text:style-name="T3">è</text:span>re entrevue, lorsque Rodrigue la sollicitant de m<text:span text:style-name="T3">ê</text:span>me et lui disant qu'il ne peut vivre s'il est ha<text:span text:style-name="T3">ï</text:span> par elle, elle a laiss<text:span text:style-name="T3">é</text:span> <text:span text:style-name="T3">échapper le mot charmant :</text:span> <text:span text:style-name="T3">«</text:span> Va, je ne te hais point. <text:span text:style-name="T3">»</text:span> Elle n'en veut donc pas dire davantage. Mais, d'autre part, elle ne veut point que son amant se laisse tuer ; elle essaye alors de le piquer par l'amour-propre et par l'honneur :</text:p>
      <text:p text:style-name="P68"/>
      <text:p text:style-name="P34">En cet aveuglement ne perds pas la m<text:span text:style-name="T3">é</text:span>moire</text:p>
      <text:p text:style-name="P34">Qu'ainsi que de ta vie, il y va de ta gloire,</text:p>
      <text:p text:style-name="P34">Et que, dans quelque <text:span text:style-name="T3">é</text:span>clat que Rodrigue ait v<text:span text:style-name="T3">é</text:span>cu,</text:p>
      <text:p text:style-name="P34">Quand on le saura mort, on le croira vaincu.</text:p>
      <text:p text:style-name="P13"><text:tab/></text:p>
      <text:p text:style-name="P69"><text:span text:style-name="T3">— Non, non,</text:span> de celui qui a d<text:span text:style-name="T3">é</text:span>fait les Maures, on ne croira rien de tel, r<text:span text:style-name="T3">é</text:span>pond Rodrigue, qui ne veut point qu'elle se d<text:span text:style-name="T3">é</text:span>robe sous ce pr<text:span text:style-name="T3">é</text:span>texte :</text:p>
      <text:p text:style-name="P68"/>
      <text:p text:style-name="P34">On dira seulement : Il adorait Chim<text:span text:style-name="T3">è</text:span>ne ;</text:p>
      <text:p text:style-name="P34">Il n'a pas voulu vivre et m<text:span text:style-name="T3">é</text:span>riter sa haine ;</text:p>
      <text:p text:style-name="P34">Il a c<text:span text:style-name="T3">é</text:span>d<text:span text:style-name="T3">é</text:span> lui-m<text:span text:style-name="T3">ê</text:span>me <text:span text:style-name="T3">à</text:span> la rigueur du sort</text:p>
      <text:p text:style-name="P34">Qui for<text:span text:style-name="T3">ç</text:span>ait sa ma<text:span text:style-name="T3">î</text:span>tresse <text:span text:style-name="T3">à</text:span> poursuivre sa mort :</text:p>
      <text:p text:style-name="P34">Elle voulait sa t<text:span text:style-name="T3">ê</text:span>te ; et son c<text:span text:style-name="T3">œ</text:span>ur magnanime,</text:p>
      <text:p text:style-name="P34">S'il l'en e<text:span text:style-name="T3">û</text:span>t refus<text:span text:style-name="T3">é</text:span>e, e<text:span text:style-name="T3">û</text:span>t pens<text:span text:style-name="T3">é</text:span> faire un crime.</text:p>
      <text:p text:style-name="P34">Pour venger son honneur il perdit son amour,</text:p>
      <text:p text:style-name="P34">Pour venger sa ma<text:span text:style-name="T3">î</text:span>tresse il a quitt<text:span text:style-name="T3">é</text:span> le jour,</text:p>
      <text:p text:style-name="P33"><text:span text:style-name="T40">Pr</text:span><text:span text:style-name="T41">é</text:span><text:span text:style-name="T40">f</text:span><text:span text:style-name="T41">é</text:span><text:span text:style-name="T40">rant, quelque espoir qu'e</text:span><text:span text:style-name="T41">û</text:span><text:span text:style-name="T40">t son </text:span><text:span text:style-name="T41">â</text:span><text:span text:style-name="T40">me asservie,</text:span></text:p>
      <text:p text:style-name="P33"><text:span text:style-name="T40">Son honneur </text:span><text:span text:style-name="T41">à</text:span><text:span text:style-name="T40"> Chim</text:span><text:span text:style-name="T41">è</text:span><text:span text:style-name="T40">ne, et Chim</text:span><text:span text:style-name="T41">è</text:span><text:span text:style-name="T40">ne </text:span><text:span text:style-name="T41">à</text:span><text:span text:style-name="T40"> sa vie.</text:span></text:p>
      <text:p text:style-name="P12"/>
      <text:p text:style-name="P69">Alors enfin, pouss<text:span text:style-name="T3">é</text:span>e <text:span text:style-name="T3">à</text:span> bout, la pauvre Chim<text:span text:style-name="T3">è</text:span>ne, avec toute la pl<text:span text:style-name="T3">é</text:span>nitude de la tendresse la plus profonde si longtemps contenue, et de la pudeur la plus d<text:span text:style-name="T3">é</text:span>licate vaincue par l'amour le plus noble et le plus <text:span text:style-name="T3">é</text:span>lev<text:span text:style-name="T3">é</text:span>, laisse <text:span text:style-name="T3">é</text:span>chapper, d'une voix basse, passionn<text:span text:style-name="T3">é</text:span>e, pleine et vibrante, ces paroles divines qui r<text:span text:style-name="T3">é</text:span>compensent d'un seul coup tant d'adoration :</text:p>
      <text:p text:style-name="P68"/>
      <text:p text:style-name="P34"><text:soft-page-break/>Puisque, pour t'emp<text:span text:style-name="T3">ê</text:span>cher de courir au tr<text:span text:style-name="T3">é</text:span>pas,</text:p>
      <text:p text:style-name="P34">Ta vie et ton honneur sont de faibles appas,</text:p>
      <text:p text:style-name="P34">Si jamais je t'aimai, cher Rodrigue, en revanche</text:p>
      <text:p text:style-name="P34">D<text:span text:style-name="T3">é</text:span>fends-toi maintenant pour m'<text:span text:style-name="T3">ô</text:span>ter <text:span text:style-name="T3">à</text:span> Don Sanche ;</text:p>
      <text:p text:style-name="P34">Combats pour m'affranchir d'une condition</text:p>
      <text:p text:style-name="P34">Qui me donne <text:span text:style-name="T3">à</text:span> l'objet de mon aversion.</text:p>
      <text:p text:style-name="P34">Te dirai-je encore plus ? Va, songe <text:span text:style-name="T3">à</text:span> ta d<text:span text:style-name="T3">é</text:span>fense</text:p>
      <text:p text:style-name="P34">Pour forcer mon devoir, pour m'imposer silence ;</text:p>
      <text:p text:style-name="P47">Et, si tu sens pour moi ton c<text:span text:style-name="T3">œ</text:span>ur encore <text:span text:style-name="T3">é</text:span>pris,<text:span text:style-name="T18"><text:tab/></text:span></text:p>
      <text:p text:style-name="P34">Sors vainqueur d'un combat dont Chim<text:span text:style-name="T3">è</text:span>ne est le prix.</text:p>
      <text:p text:style-name="P34">Adieu : ce mot l<text:span text:style-name="T3">â</text:span>ch<text:span text:style-name="T3">é</text:span> me fait rougir de honte.</text:p>
      <text:p text:style-name="P37"/>
      <text:p text:style-name="P69">Et elle se sauve. Et Rodrigue, <text:span text:style-name="T3">é</text:span>perdu de joie, <text:span text:style-name="T3">é</text:span>levant son front jusqu'aux astres, lance <text:span text:style-name="T3">à</text:span> pleine poitrine les paroles flamboyantes qui, dans cette minute c<text:span text:style-name="T3">é</text:span>leste, n'ont rien d'excessif et expriment s<text:span text:style-name="T3">implement ses sentiments vrais :</text:span></text:p>
      <text:p text:style-name="P68"/>
      <text:p text:style-name="P34">Est-il quelque ennemi qu'<text:span text:style-name="T3">à</text:span> pr<text:span text:style-name="T3">é</text:span>sent je ne dompte ?</text:p>
      <text:p text:style-name="P34">Paraissez, Navarrois, Maures et Castillans,</text:p>
      <text:p text:style-name="P34">Et tout ce que l'Espagne a nourri de vaillants ;</text:p>
      <text:p text:style-name="P34">Unissez-vous ensemble, et faites une arm<text:span text:style-name="T3">é</text:span>e</text:p>
      <text:p text:style-name="P34">A combattre une main de la sorte anim<text:span text:style-name="T3">é</text:span>e :</text:p>
      <text:p text:style-name="P34">Joignez tous vos efforts contre un espoir si doux ;</text:p>
      <text:p text:style-name="P34">Pour en venir <text:span text:style-name="T3">à</text:span> <text:span text:style-name="T3">bout c'est trop peu que de vous !</text:span></text:p>
      <text:p text:style-name="P37"/>
      <text:p text:style-name="P81"><text:span text:style-name="T19">Telle est cette sc</text:span><text:span text:style-name="T20">è</text:span><text:span text:style-name="T19">ne immortelle, encore plus belle que la premi</text:span><text:span text:style-name="T20">è</text:span><text:span text:style-name="T19">re, chose qui ne paraissait pas possible, et tout enti</text:span><text:span text:style-name="T20">è</text:span><text:span text:style-name="T19">re, ne l'oublions pas de l'invention de notre po</text:span><text:span text:style-name="T20">è</text:span><text:span text:style-name="T19">te. Et maintenant, permettez-moi de rappeler un second passage de </text:span><text:span text:style-name="T30">l’</text:span><text:span text:style-name="T29">Examen</text:span><text:span text:style-name="T19"> si ing</text:span><text:span text:style-name="T20">é</text:span><text:span text:style-name="T19">nu que lui-m</text:span><text:span text:style-name="T20">ê</text:span><text:span text:style-name="T19">me fit de sa pi</text:span><text:span text:style-name="T20">è</text:span><text:span text:style-name="T19">ce, cinquante ans apr</text:span><text:span text:style-name="T20">è</text:span><text:span text:style-name="T19">s, et d'en d</text:span><text:span text:style-name="T20">é</text:span><text:span text:style-name="T19">tacher quel­ques lignes : </text:span><text:span text:style-name="T20">«</text:span><text:span text:style-name="T19"> Rodrigue, dit-il, suit son devoir sans rien rel</text:span><text:span text:style-name="T20">â</text:span><text:span text:style-name="T19">cher de sa passion ; Chim</text:span><text:span text:style-name="T20">è</text:span><text:span text:style-name="T19">ne fait la m</text:span><text:span text:style-name="T20">ê</text:span><text:span text:style-name="T19">me chose </text:span><text:span text:style-name="T20">à</text:span><text:span text:style-name="T19"> son tour, sans laisser </text:span><text:span text:style-name="T20">é</text:span><text:span text:style-name="T19">branler son dessein par la douleur o</text:span><text:span text:style-name="T20">ù</text:span><text:span text:style-name="T19"> elle se voit ab</text:span><text:span text:style-name="T20">î</text:span><text:span text:style-name="T19">m</text:span><text:span text:style-name="T20">é</text:span><text:span text:style-name="T19">e par l</text:span><text:span text:style-name="T20">à</text:span><text:span text:style-name="T19"> ; et, si la pr</text:span><text:span text:style-name="T20">é</text:span><text:span text:style-name="T19">sence de son amant (dans la pre­mi</text:span><text:span text:style-name="T20">è</text:span><text:span text:style-name="T19">re des deux entrevues) lui fait faire quelque faux pas (Corneille veut dire le demi-aveu : </text:span><text:span text:style-name="T20">«</text:span><text:span text:style-name="T19"> Je ne te hais point. </text:span><text:span text:style-name="T20">»</text:span><text:span text:style-name="T19">), c'est une glissade dont elle se rel</text:span><text:span text:style-name="T20">è</text:span><text:span text:style-name="T19">ve </text:span><text:span text:style-name="T20">à</text:span><text:span text:style-name="T19"> l'heure m</text:span><text:span text:style-name="T20">ê</text:span><text:span text:style-name="T19">me ; et non seulement elle conna</text:span><text:span text:style-name="T20">î</text:span><text:span text:style-name="T19">t si bien sa faute, qu'elle nous en avertit ; mais elle fait un prompt d</text:span><text:span text:style-name="T20">é</text:span><text:span text:style-name="T19">saveu de tout ce qu'une vue si ch</text:span><text:span text:style-name="T20">è</text:span><text:span text:style-name="T19">re lui a pu arracher. Il n'est point besoin qu'on lui reproche qu'il lui est honteux de souffrir l'entretien de son amant apr</text:span><text:span text:style-name="T20">è</text:span><text:span text:style-name="T19">s qu'il a tu</text:span><text:span text:style-name="T20">é</text:span><text:span text:style-name="T19"> son p</text:span><text:span text:style-name="T20">è</text:span><text:span text:style-name="T19">re ; elle avoue que c'est la seule prise que la m</text:span><text:span text:style-name="T20">é</text:span><text:span text:style-name="T19">disance aura sur elle. Si elle s'emporte jusqu'</text:span><text:span text:style-name="T20">à</text:span><text:span text:style-name="T19"> lui dire qu'elle veut bien qu'on sache qu'elle l'adore et le poursuit, ce n'est point une r</text:span><text:span text:style-name="T20">é</text:span><text:span text:style-name="T19">solution si ferme qu'elle l'emp</text:span><text:span text:style-name="T20">ê</text:span><text:span text:style-name="T19">che de cacher son amour de tout son possible lorsqu'elle est en la pr</text:span><text:span text:style-name="T20">é</text:span><text:span text:style-name="T19">sence du Roi. S'il lui </text:span><text:span text:style-name="T20">é</text:span><text:span text:style-name="T19">chappe (dans la seconde entrevue) de l'encoura­ger au combat con</text:span><text:span text:style-name="T20">tre Don Sanche par ces paroles :</text:span></text:p>
      <text:p text:style-name="P68"/>
      <text:p text:style-name="P33"><text:soft-page-break/><text:span text:style-name="T40">Sors vainqueur d'un combat dont Chim</text:span><text:span text:style-name="T41">è</text:span><text:span text:style-name="T40">ne est le prix,</text:span></text:p>
      <text:p text:style-name="P12"/>
      <text:p text:style-name="P33"><text:span text:style-name="T19">elle ne se contente pas de s'enfuir de honte au m</text:span><text:span text:style-name="T20">ê</text:span><text:span text:style-name="T19">me moment, mais, sit</text:span><text:span text:style-name="T20">ô</text:span><text:span text:style-name="T19">t qu'elle est avec Elvire, </text:span><text:span text:style-name="T20">à</text:span><text:span text:style-name="T19"> qui elle ne d</text:span><text:span text:style-name="T20">é</text:span><text:span text:style-name="T19">guise rien de ce qui se passe dans son </text:span><text:span text:style-name="T20">â</text:span><text:span text:style-name="T19">me, et que la vue de ce cher objet ne lui fait plus de violence, elle forme un souhait plus raison­nable, qui satisfait sa vertu et son amour tout ensemble, et demande au Ciel que le combat se termine</text:span></text:p>
      <text:p text:style-name="P12"/>
      <text:p text:style-name="P34">Sans faire aucun des deux ni vaincu ni vainqueur.</text:p>
      <text:p text:style-name="P73"/>
      <text:p text:style-name="P69">Si elle ne dissimule point qu'elle penche du c<text:span text:style-name="T3">ô</text:span>t<text:span text:style-name="T3">é</text:span> de Rodrigue, de peur d'<text:span text:style-name="T3">ê</text:span>tre <text:span text:style-name="T3">à</text:span> Don Sanche pour qui elle a de l'aversion, cela ne d<text:span text:style-name="T3">é</text:span>truit point la protestation qu'elle a faite un peu auparavant, que, malgr<text:span text:style-name="T3">é</text:span> la loi de ce combat et les promesses que le Roi a faites <text:span text:style-name="T3">à</text:span> Rodrigue, elle lui fera mille autres ennemis, s'il en sort victorieux. <text:span text:style-name="T3">»</text:span></text:p>
      <text:p text:style-name="P12"/>
      <text:p text:style-name="P69">Apr<text:span text:style-name="T3">è</text:span>s cette magnifique cr<text:span text:style-name="T3">é</text:span>ation, qui est le vrai triomphe de Corneille, viennent, il faut bien le dire, deux ou trois sc<text:span text:style-name="T3">è</text:span>nes m<text:span text:style-name="T3">é</text:span>diocres qui ne servent qu'<text:span text:style-name="T3">à</text:span> occuper le th<text:span text:style-name="T3">éâtre en attendant l'issue du duel entre Rodrigue et Don Sanche. — Puis, par un artifice imité</text:span> de l'espagnol, et un peu att<text:span text:style-name="T3">é</text:span>nu<text:span text:style-name="T3">é</text:span> seulement, vient encore un moyen de tragi-com<text:span text:style-name="T3">é</text:span>die, une m<text:span text:style-name="T3">é</text:span><text:span text:style-name="T18">­</text:span>prise, une <text:span text:style-name="T3">é</text:span>quivoque, qui vraiment dure trop long­temps. Au moment o<text:span text:style-name="T3">ù</text:span> Don Sanche vaincu apporte, par ordre de Rodrigue, son <text:span text:style-name="T3">é</text:span>p<text:span text:style-name="T3">é</text:span>e <text:span text:style-name="T3">à</text:span> Chim<text:span text:style-name="T3">è</text:span>ne en<text:span text:style-name="T1"> </text:span>guise d'hommage, celle-ci croyant qu'il revient vainqueur et que Rodrigue est mort, tu<text:span text:style-name="T3">é</text:span> par lui, sans vouloir rien entendre, lui ferme la bouche et s'abandonne <text:span text:style-name="T3">à</text:span> sa douleur et <text:span text:style-name="T3">à</text:span> sa col<text:span text:style-name="T3">è</text:span>re. Le Roi avec toute sa cour, survient avant que Don Sanche ait pu placer un mot pour la d<text:span text:style-name="T3">é</text:span>tromper. N'est-ce pas l<text:span text:style-name="T3">à</text:span> de la com<text:span text:style-name="T3">é</text:span>die, et un moyen peu vraisemblable ? Mais on excuse l'un et l'autre po<text:span text:style-name="T3">è</text:span>te puisque, gr<text:span text:style-name="T3">â</text:span>ce <text:span text:style-name="T3">à</text:span> ce moyen, Chim<text:span text:style-name="T3">è</text:span>ne laisse <text:span text:style-name="T3">é</text:span>clater enfin publiquement l'aveu, d<text:span text:style-name="T3">é</text:span>sormais irr<text:span text:style-name="T3">é</text:span><text:span text:style-name="T18">­</text:span>cusable, de son amour :</text:p>
      <text:p text:style-name="P34">Sire, il n'est plus besoin de vous dissimuler</text:p>
      <text:p text:style-name="P34">Ce que tous mes efforts ne vous ont pu c<text:span text:style-name="T3">é</text:span>ler.</text:p>
      <text:p text:style-name="P34">J'aimais, vous l'avez su ; mais, pour venger mon p<text:span text:style-name="T3">è</text:span>re,</text:p>
      <text:p text:style-name="P34">J'ai bien voulu proscrire une t<text:span text:style-name="T3">ê</text:span>te si ch<text:span text:style-name="T3">è</text:span>re :</text:p>
      <text:p text:style-name="P34">Votre Majest<text:span text:style-name="T3">é</text:span>, sire, elle-m<text:span text:style-name="T3">ê</text:span>me a pu voir</text:p>
      <text:p text:style-name="P34">Comme j'ai fait c<text:span text:style-name="T3">é</text:span>der mon amour au devoir.</text:p>
      <text:p text:style-name="P34">Enfin Rodrigue est mort, et sa mort m'a chang<text:span text:style-name="T3">é</text:span>e</text:p>
      <text:p text:style-name="P34">D'implacable ennemie en amante afflig<text:span text:style-name="T3">é</text:span>e.</text:p>
      <text:p text:style-name="P34">J'ai d<text:span text:style-name="T3">û</text:span> cette vengeance <text:span text:style-name="T3">à</text:span> qui m'a mise au jour,</text:p>
      <text:p text:style-name="P34">Et je dois maintenant ces pleurs <text:span text:style-name="T3">à</text:span> mon amour.</text:p>
      <text:p text:style-name="P34">Don Sanche m'a perdue en prenant ma d<text:span text:style-name="T3">é</text:span>fense ;</text:p>
      <text:p text:style-name="P34">Et du bras qui me perd je suis la r<text:span text:style-name="T3">é</text:span>compense ?</text:p>
      <text:p text:style-name="P34">Sire, si la piti<text:span text:style-name="T3">é</text:span> peut <text:span text:style-name="T3">é</text:span>mouvoir un roi,</text:p>
      <text:p text:style-name="P34">De gr<text:span text:style-name="T3">â</text:span>ce, r<text:span text:style-name="T3">é</text:span>voquez une si dure loi !</text:p>
      <text:p text:style-name="P34">Pour prix d'une victoire o<text:span text:style-name="T3">ù</text:span> je perds ce que j'aime,</text:p>
      <text:p text:style-name="P34"><text:soft-page-break/>Je lui laisse mon bien ; qu'il me laisse <text:span text:style-name="T3">à</text:span> moi-m<text:span text:style-name="T3">ê</text:span>me ;</text:p>
      <text:p text:style-name="P34">Qu'en un clo<text:span text:style-name="T3">î</text:span>tre sacr<text:span text:style-name="T3">é</text:span> je pleure incessamment,</text:p>
      <text:p text:style-name="P34">Jusqu'au dernier soupir, mon p<text:span text:style-name="T3">è</text:span>re et mon amant.</text:p>
      <text:p text:style-name="P37"/>
      <text:p text:style-name="P41"><text:span text:style-name="T5">don di</text:span><text:span text:style-name="T13">è</text:span><text:span text:style-name="T5">gue</text:span></text:p>
      <text:p text:style-name="P35"><text:bookmark-start text:name="bookmark23"/></text:p>
      <text:p text:style-name="P34">Enfin elle aime, Sire, et ne croit plus un crime</text:p>
      <text:p text:style-name="P33"><text:span text:style-name="T40"><text:s/>D</text:span><text:span text:style-name="T41">’</text:span><text:span text:style-name="T40"> avouer par sa bouche un amour l</text:span><text:span text:style-name="T41">é</text:span><text:span text:style-name="T40">gitime.</text:span><text:bookmark-end text:name="bookmark23"/></text:p>
      <text:p text:style-name="P12"/>
      <text:p text:style-name="P20">don fernand</text:p>
      <text:p text:style-name="P33"><text:span text:style-name="T40">Chim</text:span><text:span text:style-name="T41">è</text:span><text:span text:style-name="T40">ne, sors d'erreur, ton amant n'est pas mort ;</text:span></text:p>
      <text:p text:style-name="P34">Et Don Sanche vaincu t'a fait un faux rapport.</text:p>
      <text:p text:style-name="P12"/>
      <text:p text:style-name="P81"><text:span text:style-name="T19">Don Sanche peut enfin expliquer qu'on lui a coup</text:span><text:span text:style-name="T20">é</text:span><text:span text:style-name="T19"> la parole ; c'est un peu tard. On dira, si l'on veut, qu'un homme n'a pas la langue aussi prompte qu'une femme, surtout qu'une femme en col</text:span><text:span text:style-name="T20">è</text:span><text:span text:style-name="T19">re.</text:span></text:p>
      <text:p text:style-name="P81"><text:span text:style-name="T19">Alors Rodrigue, deux et trois fois vainqueur, des Maures et de Don Sanche, comme de Don Gormas, vainqueur sur le champ de bataille et vainqueur en champ clos, le vrai </text:span><text:span text:style-name="T29">Camp</text:span><text:span text:style-name="T30">é</text:span><text:span text:style-name="T29">ador</text:span><text:span text:style-name="T19"> enfin, en m</text:span><text:span text:style-name="T20">ê</text:span><text:span text:style-name="T19">me temps que le </text:span><text:span text:style-name="T29">Sidi-matamoros</text:span><text:span text:style-name="T21">, </text:span><text:span text:style-name="T20">«</text:span><text:span text:style-name="T21"> </text:span><text:span text:style-name="T19">vient offrir sa t</text:span><text:span text:style-name="T20">ê</text:span><text:span text:style-name="T19">te une derni</text:span><text:span text:style-name="T20">è</text:span><text:span text:style-name="T19">re fois, comme dit d'une mani</text:span><text:span text:style-name="T20">è</text:span><text:span text:style-name="T19">re piquante M. Viguier ; mais de quel style incomparable ! </text:span><text:span text:style-name="T20">»</text:span><text:span text:style-name="T19"> Il ne pr</text:span><text:span text:style-name="T20">é</text:span><text:span text:style-name="T19">tend pas user du droit que lui donne la promesse faite par Chim</text:span><text:span text:style-name="T20">è</text:span><text:span text:style-name="T19">ne, ni se pr</text:span><text:span text:style-name="T20">é</text:span><text:span text:style-name="T19">valoir de la volont</text:span><text:span text:style-name="T20">é</text:span><text:span text:style-name="T19"> favorable du Roi ; non, en pr</text:span><text:span text:style-name="T20">é</text:span><text:span text:style-name="T19">sence de ce Roi, il renonce </text:span><text:span text:style-name="T20">à</text:span><text:span text:style-name="T19"> une conqu</text:span><text:span text:style-name="T20">ê</text:span><text:span text:style-name="T19">te si ch</text:span><text:span text:style-name="T20">è</text:span><text:span text:style-name="T19">re ! Il offre </text:span><text:span text:style-name="T20">à</text:span><text:span text:style-name="T19"> Chim</text:span><text:span text:style-name="T20">è</text:span><text:span text:style-name="T19">ne avec abn</text:span><text:span text:style-name="T20">é</text:span><text:span text:style-name="T19">gation, avec tendresse, et avec d</text:span><text:span text:style-name="T20">é</text:span><text:span text:style-name="T19">sespoir, d'aller combattre en­core qui elle voudra, d'aller se faire tuer o</text:span><text:span text:style-name="T20">ù</text:span><text:span text:style-name="T19"> elle voudra, si plut</text:span><text:span text:style-name="T20">ô</text:span><text:span text:style-name="T19">t elle ne veut le tuer elle-m</text:span><text:span text:style-name="T20">ê</text:span><text:span text:style-name="T19">me, ce qu'il demande encore en gr</text:span><text:span text:style-name="T20">â</text:span><text:span text:style-name="T19">ce et </text:span><text:span text:style-name="T20">à</text:span><text:span text:style-name="T19"> genoux :</text:span></text:p>
      <text:p text:style-name="P68"/>
      <text:p text:style-name="P34">Prenez une vengeance <text:span text:style-name="T3">à</text:span> tout autre impossible ;</text:p>
      <text:p text:style-name="P34">Mais du moins que ma mort suffise <text:span text:style-name="T3">à</text:span> me punir :</text:p>
      <text:p text:style-name="P34">Ne me bannissez point de votre souvenir ;</text:p>
      <text:p text:style-name="P34">Et, puisque mon tr<text:span text:style-name="T3">é</text:span>pas conserve votre gloire,</text:p>
      <text:p text:style-name="P34">Pour vous en revancher conservez ma m<text:span text:style-name="T3">é</text:span>moire,</text:p>
      <text:p text:style-name="P34">Et dites quelquefois en d<text:span text:style-name="T3">é</text:span>plorant mon sort :</text:p>
      <text:p text:style-name="P34">S'il ne m'avait aim<text:span text:style-name="T3">ée, il ne serait pas mort !</text:span></text:p>
      <text:p text:style-name="P37"/>
      <text:p text:style-name="P81"><text:span text:style-name="T20">À</text:span><text:span text:style-name="T19"> ces accents, Chim</text:span><text:span text:style-name="T20">è</text:span><text:span text:style-name="T19">ne enfin s'avoue vaincue :</text:span></text:p>
      <text:p text:style-name="P73"/>
      <text:p text:style-name="P81"><text:span text:style-name="T40"><text:s/>Rel</text:span><text:span text:style-name="T41">è</text:span><text:span text:style-name="T40">ve-toi, Rodrigue,</text:span></text:p>
      <text:p text:style-name="P34"><text:span text:style-name="T18"><text:tab/><text:tab/><text:tab/><text:tab/></text:span>Etc. Acte V, sc<text:span text:style-name="T3">è</text:span>ne VII<text:span text:style-name="T18">.</text:span></text:p>
      <text:p text:style-name="P37"/>
      <text:p text:style-name="P69">Si Corneille doit beaucoup <text:span text:style-name="T3">à</text:span> Guillem de Castro, il faut reconna<text:span text:style-name="T3">î</text:span>tre qu'en cet endroit il s'<text:span text:style-name="T3">é</text:span>l<text:span text:style-name="T3">è</text:span>ve <text:span text:style-name="T3">à</text:span> une distance infinie au-dessus de lui. Pour vous en donner quelque id<text:span text:style-name="T3">é</text:span>e, j'indiquerai seulement un <text:span text:style-name="T3">é</text:span>pisode bizarre qui se trouve dans la pi<text:span text:style-name="T3">è</text:span>ce <text:soft-page-break/>espa­gnole <text:span text:style-name="T3">à</text:span> cet endroit-ci. Elle est divis<text:span text:style-name="T3">é</text:span>e en trois journ<text:span text:style-name="T3">é</text:span>es ; c'est <text:span text:style-name="T3">à</text:span> la troisi<text:span text:style-name="T3">è</text:span>me. <text:span text:style-name="T3">«Voici venir, —dit le messager, — un chevalier qui arrive d'Aragon, il porte la tê</text:span>te de Rodrigue et vient l'offrir <text:span text:style-name="T3">à</text:span> Chim<text:span text:style-name="T3">è</text:span>ne. <text:span text:style-name="T3">»</text:span> Consternation g<text:span text:style-name="T3">é</text:span>n<text:span text:style-name="T3">é</text:span>rale. Chim<text:span text:style-name="T3">è</text:span>ne, d<text:span text:style-name="T3">é</text:span>sesp<text:span text:style-name="T3">é</text:span>r<text:span text:style-name="T3">é</text:span>e, confesse sans m<text:span text:style-name="T3">é</text:span>nagement l'amour que sa vertu lui a fait jusque-l<text:span text:style-name="T3">à</text:span> dissimuler. Elle im­plore du Roi la permission de se retirer dans un clo<text:span text:style-name="T3">î</text:span>tre, <text:span text:style-name="T3">— lorsque soudain Rodrigue paraî</text:span>t, vainqueur de son adversaire et offrant sa t<text:span text:style-name="T3">ê</text:span>te. Lui-m<text:span text:style-name="T3">ê</text:span>me explique l'<text:span text:style-name="T3">é</text:span>quivoque qu'il a cru pouvoir employer.</text:p>
      <text:p text:style-name="P73"/>
      <text:p text:style-name="P20">le roi</text:p>
      <text:p text:style-name="P82">Quel est l'auteur de ces fausses nouvelles ? O<text:span text:style-name="T3">ù</text:span> est-il ?</text:p>
      <text:p text:style-name="P84"/>
      <text:p text:style-name="P20">rodrigue</text:p>
      <text:p text:style-name="P81"><text:span text:style-name="T40">Sire, excusez-moi, ces nouvelles n'</text:span><text:span text:style-name="T41">é</text:span><text:span text:style-name="T40">taient point</text:span><text:span text:style-name="T22"> </text:span><text:span text:style-name="T40">fausses. Ce que j'ai fait annoncer c'est que, d'Aragon, un chevalier venait pour offrir en hommage </text:span><text:span text:style-name="T41">à</text:span><text:span text:style-name="T40"> Chim</text:span><text:span text:style-name="T41">è</text:span><text:span text:style-name="T40">ne devant Vous et en pr</text:span><text:span text:style-name="T41">é</text:span><text:span text:style-name="T40">sence de votre Cour, la t</text:span><text:span text:style-name="T41">ê</text:span><text:span text:style-name="T40">te de Rodrigue. Or, il n'y a rien l</text:span><text:span text:style-name="T41">à</text:span><text:span text:style-name="T40"> que de vrai : car je viens d'Aragon, et je ne viens pas sans ma t</text:span><text:span text:style-name="T41">ê</text:span><text:span text:style-name="T40">te... Je la pr</text:span><text:span text:style-name="T41">é</text:span><text:span text:style-name="T40">sente en ce moment </text:span><text:span text:style-name="T41">à</text:span><text:span text:style-name="T40"> Chim</text:span><text:span text:style-name="T41">è</text:span><text:span text:style-name="T40">ne. Elle n'a point dit, dans ses proclamations, si elle la voulait coup</text:span><text:span text:style-name="T41">é</text:span><text:span text:style-name="T40">e ou vivante. Puisque je lui apporte la t</text:span><text:span text:style-name="T41">ê</text:span><text:span text:style-name="T40">te de Rodrigue, il est juste, par la convention proclam</text:span><text:span text:style-name="T41">é</text:span><text:span text:style-name="T40">e, que Chim</text:span><text:span text:style-name="T41">è</text:span><text:span text:style-name="T40">ne soit ma femme. Mais, si sa rigueur me refuse cette r</text:span><text:span text:style-name="T41">é</text:span><text:span text:style-name="T43">­</text:span><text:span text:style-name="T40">compense, avec mon </text:span><text:span text:style-name="T41">é</text:span><text:span text:style-name="T40">p</text:span><text:span text:style-name="T41">é</text:span><text:span text:style-name="T40">e elle peut trancher elle-m</text:span><text:span text:style-name="T41">ê</text:span><text:span text:style-name="T40">me cette t</text:span><text:span text:style-name="T41">ê</text:span><text:span text:style-name="T40">te ; la voici.</text:span></text:p>
      <text:p text:style-name="P37"/>
      <text:p text:style-name="P20">le roi</text:p>
      <text:p text:style-name="P34">Rodrigue a raison : je prononce le jugement en sa faveur.</text:p>
      <text:p text:style-name="P25"/>
      <text:p text:style-name="P41"><text:span text:style-name="T5">chim</text:span><text:span text:style-name="T13">è</text:span><text:span text:style-name="T5">ne</text:span></text:p>
      <text:p text:style-name="P34">Ah Dieu ! je suis interdite de honte... Etc.</text:p>
      <text:p text:style-name="P68"/>
      <text:p text:style-name="P69">Eh bien, je ne pr<text:span text:style-name="T3">é</text:span>tends point nier que cette invention soit curieuse, je crois m<text:span text:style-name="T3">ê</text:span>me que, dans tel ou tel de nos grands th<text:span text:style-name="T3">éâ</text:span>tres populaires, cette sc<text:span text:style-name="T3">è</text:span>ne aurait du succ<text:span text:style-name="T3">è</text:span>s ; oui, j'entends d'ici les rires et la joie : en effet, l'<text:span text:style-name="T3">é</text:span>pisode est amusant et fait plaisir au spectateur parce qu'il va dans le sens de ses v<text:span text:style-name="T3">œ</text:span>ux. La question est seulement de savoir si c'est le moment d'<text:span text:style-name="T3">ê</text:span>tre dr<text:span text:style-name="T3">ô</text:span>le, lorsque les <text:span text:style-name="T3">â</text:span>mes enivr<text:span text:style-name="T3">é</text:span>es d'h<text:span text:style-name="T3">é</text:span>ro<text:span text:style-name="T3">ï</text:span>sme planent dans l'id<text:span text:style-name="T3">é</text:span>al, et de les pr<text:span text:style-name="T3">é</text:span>cipiter tout <text:span text:style-name="T3">à</text:span> coup du ciel en terre.<text:span text:style-name="T37"> </text:span>Pour moi, je pense que Corneille a eu raison de ne pas troubler le plaisir bien autrement noble et bien autrement vif de voler sur les cimes et de sentir que l'humanit<text:span text:style-name="T3">é</text:span> dont on fait partie peut s'<text:span text:style-name="T3">é</text:span>lever si haut.</text:p>
      <text:p text:style-name="P69">Quoi qu'il en soit, le Roi et les Grands pressent Chim<text:span text:style-name="T3">è</text:span>ne de subir la condition du combat, ainsi re­tourn<text:span text:style-name="T3">é</text:span>e : elle ne peut plus faire autrement que d'y con­sentir, et le mariage sera c<text:span text:style-name="T3">é</text:span>l<text:span text:style-name="T3">é</text:span>br<text:span text:style-name="T3">é</text:span> le soir m<text:span text:style-name="T3">ê</text:span>me par l'<text:span text:style-name="T3">é</text:span>v<text:span text:style-name="T3">ê</text:span>que de Palencia. <text:span text:style-name="T3">— C'est environ trois ans aprè</text:span>s le moment o<text:span text:style-name="T3">ù</text:span> a commenc<text:span text:style-name="T3">é</text:span> l'action de la pi<text:span text:style-name="T3">è</text:span>ce espagnole.</text:p>
      <text:p text:style-name="P81"><text:span text:style-name="T19">Dans la pi</text:span><text:span text:style-name="T20">è</text:span><text:span text:style-name="T19">ce fran</text:span><text:span text:style-name="T20">ç</text:span><text:span text:style-name="T19">aise, serr</text:span><text:span text:style-name="T20">é</text:span><text:span text:style-name="T19">e par la r</text:span><text:span text:style-name="T20">è</text:span><text:span text:style-name="T19">gle des vingt-quatre heures, le mariage </text:span><text:span text:style-name="T20">é</text:span><text:span text:style-name="T19">tait impossible le jour m</text:span><text:span text:style-name="T20">ê</text:span><text:span text:style-name="T19">me. Corneille fait m</text:span><text:span text:style-name="T20">ê</text:span><text:span text:style-name="T19">me semblant, dans son </text:span><text:span text:style-name="T29">Examen</text:span><text:span text:style-name="T19">, de croire qu'il </text:span><text:span text:style-name="T20">é</text:span><text:span text:style-name="T19">tait impossible absolu­ment et dans n'importe quel d</text:span><text:span text:style-name="T20">é</text:span><text:span text:style-name="T19">lai. </text:span><text:span text:style-name="T20">«</text:span><text:span text:style-name="T19"> Il faut, dit-il, se </text:span><text:soft-page-break/><text:span text:style-name="T19">contenter de tirer Rodrigue de p</text:span><text:span text:style-name="T20">é</text:span><text:span text:style-name="T19">ril, sans le pousser jusqu'</text:span><text:span text:style-name="T20">à</text:span><text:span text:style-name="T19"> son mariage avec Chim</text:span><text:span text:style-name="T20">è</text:span><text:span text:style-name="T19">ne. Ce mariage est historique, et a plu en son temps ; mais, bien s</text:span><text:span text:style-name="T20">û</text:span><text:span text:style-name="T19">rement, il d</text:span><text:span text:style-name="T20">é</text:span><text:span text:style-name="T19">plairait au n</text:span><text:span text:style-name="T20">ô</text:span><text:span text:style-name="T19">tre ; et j'ai peine </text:span><text:span text:style-name="T20">à</text:span><text:span text:style-name="T19"> voir que Chim</text:span><text:span text:style-name="T20">è</text:span><text:span text:style-name="T19">ne y consente chez l'auteur espagnol, bien qu'il donne plus de trois ans de du­r</text:span><text:span text:style-name="T20">é</text:span><text:span text:style-name="T19">e </text:span><text:span text:style-name="T20">à</text:span><text:span text:style-name="T19"> la com</text:span><text:span text:style-name="T20">é</text:span><text:span text:style-name="T19">die qu'il en a faite. Pour ne pas con­tredire l'histoire, j'ai cru ne me pouvoir dispenser d'en jeter quelque id</text:span><text:span text:style-name="T20">é</text:span><text:span text:style-name="T19">e, mais avec incertitude de l'effet ; et ce n'</text:span><text:span text:style-name="T20">é</text:span><text:span text:style-name="T19">tait que par l</text:span><text:span text:style-name="T20">à</text:span><text:span text:style-name="T19"> que je pouvais accorder</text:span><text:span text:style-name="T22"> </text:span><text:span text:style-name="T19">la biens</text:span><text:span text:style-name="T20">é</text:span><text:span text:style-name="T19">ance du th</text:span><text:span text:style-name="T20">éâ</text:span><text:span text:style-name="T19">tre avec la v</text:span><text:span text:style-name="T20">é</text:span><text:span text:style-name="T19">rit</text:span><text:span text:style-name="T20">é</text:span><text:span text:style-name="T19"> de l'</text:span><text:span text:style-name="T20">é</text:span><text:span text:style-name="T19">v</text:span><text:span text:style-name="T20">é</text:span><text:span text:style-name="T19">nement.</text:span><text:span text:style-name="T20">»</text:span></text:p>
      <text:p text:style-name="P99">Toutefois, quoi qu'en dise Corneille, le public ne serait pas content si le Roi ne prenait sur lui de faire entrevoir un mariage possible dans l'avenir. Fernand satisfait donc les spectateurs et encore plus les spectatrices lorsqu'il dit <text:span text:style-name="T3">à</text:span> Rodrigue :</text:p>
      <text:p text:style-name="P98"/>
      <text:p text:style-name="P33"><text:span text:style-name="T40">Esp</text:span><text:span text:style-name="T41">è</text:span><text:span text:style-name="T40">re en ton courage, esp</text:span><text:span text:style-name="T41">è</text:span><text:span text:style-name="T40">re en ma promesse ;</text:span></text:p>
      <text:p text:style-name="P33"><text:span text:style-name="T40">Et, poss</text:span><text:span text:style-name="T41">é</text:span><text:span text:style-name="T40">dant d</text:span><text:span text:style-name="T41">é</text:span><text:span text:style-name="T40">j</text:span><text:span text:style-name="T41">à</text:span><text:span text:style-name="T40"> le c</text:span><text:span text:style-name="T41">œ</text:span><text:span text:style-name="T40">ur de ta ma</text:span><text:span text:style-name="T41">î</text:span><text:span text:style-name="T40">tresse,</text:span></text:p>
      <text:p text:style-name="P34">Pour vaincre un point d'honneur qui combat contre toi,</text:p>
      <text:p text:style-name="P34">Laisse faire le temps, ta vaillance, et ton roi.</text:p>
      <text:p text:style-name="P12"/>
      <text:p text:style-name="P81"><text:span text:style-name="T19">Ainsi, lorsque la volont</text:span><text:span text:style-name="T20">é</text:span><text:span text:style-name="T19"> inflexible de Chim</text:span><text:span text:style-name="T20">è</text:span><text:span text:style-name="T19">ne n'a r</text:span><text:span text:style-name="T20">é</text:span><text:span text:style-name="T19">ussi </text:span><text:span text:style-name="T20">à</text:span><text:span text:style-name="T19"> rien pour venger son p</text:span><text:span text:style-name="T20">è</text:span><text:span text:style-name="T19">re, on est doublement heureux parce qu'on entrevoit qu'enfin tant d'amour sera r</text:span><text:span text:style-name="T20">é</text:span><text:span text:style-name="T19">compens</text:span><text:span text:style-name="T20">é</text:span><text:span text:style-name="T19">, et cela sans qu'il en ait rien co</text:span><text:span text:style-name="T20">û</text:span><text:span text:style-name="T19">t</text:span><text:span text:style-name="T20">é</text:span><text:span text:style-name="T19"> au devoir, ni de la part de Chim</text:span><text:span text:style-name="T20">è</text:span><text:span text:style-name="T19">ne, ni de celle de Rodrigue.</text:span></text:p>
      <text:p text:style-name="P68"/>
      <text:p text:style-name="P81"><text:span text:style-name="T19">Et voil</text:span><text:span text:style-name="T20">à</text:span><text:span text:style-name="T19"> ce qui fit le grand succ</text:span><text:span text:style-name="T20">è</text:span><text:span text:style-name="T19">s du </text:span><text:span text:style-name="T29">Cid</text:span><text:span text:style-name="T19"> : ce fut tout cet amour et tout cet h</text:span><text:span text:style-name="T20">é</text:span><text:span text:style-name="T19">ro</text:span><text:span text:style-name="T20">ï</text:span><text:span text:style-name="T19">sme, tant de pas­sion et tant d'id</text:span><text:span text:style-name="T20">é</text:span><text:span text:style-name="T19">al, tant de tendresse et de vertu, tant de grandeur et tant de gr</text:span><text:span text:style-name="T20">â</text:span><text:span text:style-name="T19">ce ; et ces teintes famili</text:span><text:span text:style-name="T20">è</text:span><text:span text:style-name="T19">res et douces, m</text:span><text:span text:style-name="T20">ê</text:span><text:span text:style-name="T19">l</text:span><text:span text:style-name="T20">é</text:span><text:span text:style-name="T19">es aux grands coups pa­th</text:span><text:span text:style-name="T20">é</text:span><text:span text:style-name="T19">tiques ; voil</text:span><text:span text:style-name="T20">à</text:span><text:span text:style-name="T19"> ce qui ravit la France : l'enthou­siasme passa de la ville </text:span><text:span text:style-name="T20">à</text:span><text:span text:style-name="T19"> la Cour, de Paris aux provinces et </text:span><text:span text:style-name="T20">à</text:span><text:span text:style-name="T19"> toute l'Europe. Le </text:span><text:span text:style-name="T29">Cid</text:span><text:span text:style-name="T19"> de Corneille fut traduit dans toutes les langues ; m</text:span><text:span text:style-name="T20">ê</text:span><text:span text:style-name="T19">me en espagnol !</text:span></text:p>
      <text:p text:style-name="P81"><text:span text:style-name="T19">Un des po</text:span><text:span text:style-name="T20">è</text:span><text:span text:style-name="T19">tes attach</text:span><text:span text:style-name="T20">é</text:span><text:span text:style-name="T19">s </text:span><text:span text:style-name="T20">à</text:span><text:span text:style-name="T19"> la chapelle du roi Phi­lippe IV et </text:span><text:span text:style-name="T20">à</text:span><text:span text:style-name="T19"> son th</text:span><text:span text:style-name="T20">éâ</text:span><text:span text:style-name="T19">tre, un clerc, J.-B. Diamante, traduisit le </text:span><text:span text:style-name="T29">Cid</text:span><text:span text:style-name="T19"> de Corneille sous la direction de Calderon et du Roi lui-m</text:span><text:span text:style-name="T20">ê</text:span><text:span text:style-name="T19">me, en l'intitulant : </text:span><text:span text:style-name="T29">El honrador de su padre </text:span><text:span text:style-name="T19">%27% et en y rem</text:span><text:span text:style-name="T20">ê</text:span><text:span text:style-name="T19">lant quelques passages du </text:span><text:span text:style-name="T29">Romancero</text:span><text:span text:style-name="T19"> qui faisaient partie de la l</text:span><text:span text:style-name="T20">é</text:span><text:span text:style-name="T19">gende et de la tradition nationale, et qui, devant un public espagnol, </text:span><text:span text:style-name="T20">é</text:span><text:span text:style-name="T19">taient en quelque sorte de n</text:span><text:span text:style-name="T20">é</text:span><text:span text:style-name="T19">cessit</text:span><text:span text:style-name="T20">é</text:span><text:span text:style-name="T19">. Voltaire, dans son </text:span><text:span text:style-name="T29">Commentaire de Corneille</text:span><text:span text:style-name="T19">, a commis une </text:span><text:span text:style-name="T20">é</text:span><text:span text:style-name="T19">trange erreur en pr</text:span><text:span text:style-name="T20">é</text:span><text:span text:style-name="T19">ten­dant que c'</text:span><text:span text:style-name="T20">é</text:span><text:span text:style-name="T19">tait Corneille qui avait imit</text:span><text:span text:style-name="T20">é</text:span><text:span text:style-name="T19"> Diamante. Il est d</text:span><text:span text:style-name="T20">é</text:span><text:span text:style-name="T19">montr</text:span><text:span text:style-name="T20">é</text:span><text:span text:style-name="T19"> que, si Corneille doit beaucoup </text:span><text:span text:style-name="T20">à</text:span><text:span text:style-name="T19"> Guillem de Castro, au contraire Diamante a calqu</text:span><text:span text:style-name="T20">é</text:span><text:span text:style-name="T19"> sur l'</text:span><text:span text:style-name="T20">œ</text:span><text:span text:style-name="T19">uvre de Corneille la donn</text:span><text:span text:style-name="T20">é</text:span><text:span text:style-name="T19">e g</text:span><text:span text:style-name="T20">é</text:span><text:span text:style-name="T19">n</text:span><text:span text:style-name="T20">é</text:span><text:span text:style-name="T19">rale de sa pi</text:span><text:span text:style-name="T20">è</text:span><text:span text:style-name="T19">ce, les principales sc</text:span><text:span text:style-name="T20">è</text:span><text:span text:style-name="T19">nes et une foule de d</text:span><text:span text:style-name="T20">é</text:span><text:span text:style-name="T19">tails.</text:span></text:p>
      <text:p text:style-name="P81"><text:span text:style-name="T19">N'est-ce pas l</text:span><text:span text:style-name="T20">à</text:span><text:span text:style-name="T19"> un fait int</text:span><text:span text:style-name="T20">é</text:span><text:span text:style-name="T19">ressant et curieux ? Corneille empruntant </text:span><text:span text:style-name="T29">le Cid</text:span><text:span text:style-name="T19"> </text:span><text:span text:style-name="T20">à</text:span><text:span text:style-name="T19"> l'Espagne, et le refai­sant </text:span><text:span text:style-name="T20">à</text:span><text:span text:style-name="T19"> l'image de son g</text:span><text:span text:style-name="T20">é</text:span><text:span text:style-name="T19">nie et du g</text:span><text:span text:style-name="T20">é</text:span><text:span text:style-name="T19">nie fran</text:span><text:span text:style-name="T20">ç</text:span><text:span text:style-name="T19">ais ; puis l'Espagne reprenant ce </text:span><text:span text:style-name="T29">Cid</text:span><text:span text:style-name="T19"> fran</text:span><text:span text:style-name="T20">ç</text:span><text:span text:style-name="T19">ais et se l'appropriant </text:span><text:span text:style-name="T20">à</text:span><text:span text:style-name="T19"> son tour. C'est donc gr</text:span><text:span text:style-name="T20">â</text:span><text:span text:style-name="T19">ce </text:span><text:span text:style-name="T20">à</text:span><text:span text:style-name="T19"> Cor­neille que </text:span><text:span text:style-name="T29">le Cid</text:span><text:span text:style-name="T19"> fit le tour de l'Europe. Il avait, dit-on, dans son cabinet cette trag</text:span><text:span text:style-name="T20">é</text:span><text:span text:style-name="T19">die </text:span><text:span text:style-name="T20">«</text:span><text:span text:style-name="T4"> </text:span><text:span text:style-name="T19">tradui</text:span><text:span text:style-name="T20">te en toutes les langues, hors l’</text:span><text:span text:style-name="T19">esclavonne et la turque</text:span><text:span text:style-name="T20">». — De</text:span><text:span text:style-name="T19"> m</text:span><text:span text:style-name="T20">ê</text:span><text:span text:style-name="T19">me, nous verrons bient</text:span><text:span text:style-name="T20">ô</text:span><text:span text:style-name="T19">t que Moli</text:span><text:span text:style-name="T20">è</text:span><text:span text:style-name="T19">re, empruntant </text:span><text:span text:style-name="T20">à</text:span><text:span text:style-name="T19"> l'Espagne et </text:span><text:span text:style-name="T20">à</text:span><text:span text:style-name="T19"> l'Italie la l</text:span><text:span text:style-name="T20">é</text:span><text:span text:style-name="T19">gende de Don </text:span><text:soft-page-break/><text:span text:style-name="T19">Juan et de la Statue, la rendra euro­p</text:span><text:span text:style-name="T20">é</text:span><text:span text:style-name="T19">enne en la rendant fran</text:span><text:span text:style-name="T20">ç</text:span><text:span text:style-name="T19">aise. C'est en effet parce que Moli</text:span><text:span text:style-name="T20">è</text:span><text:span text:style-name="T19">re l'aura fait conna</text:span><text:span text:style-name="T20">î</text:span><text:span text:style-name="T19">tre </text:span><text:span text:style-name="T20">à</text:span><text:span text:style-name="T19"> l'Europe que Mozart, </text:span><text:span text:style-name="T20">à</text:span><text:span text:style-name="T19"> son tour, la prendra pour sujet de son chef-d'</text:span><text:span text:style-name="T20">œ</text:span><text:span text:style-name="T19">uvre.</text:span></text:p>
      <text:p text:style-name="P33"><text:span text:style-name="T20">— Un fait analogue à</text:span><text:span text:style-name="T19"> celui du </text:span><text:span text:style-name="T29">Cid</text:span><text:span text:style-name="T19"> se produira </text:span><text:span text:style-name="T20">à</text:span><text:span text:style-name="T19"> l'occasion du </text:span><text:span text:style-name="T29">Gil Blas</text:span><text:span text:style-name="T19">, emprunt</text:span><text:span text:style-name="T20">é</text:span><text:span text:style-name="T19"> par Le Sage </text:span><text:span text:style-name="T20">à</text:span><text:span text:style-name="T19"> l'Espagne pour la plus grande partie, puis retraduit en espagnol d'apr</text:span><text:span text:style-name="T20">è</text:span><text:span text:style-name="T19">s Le Sage.</text:span></text:p>
      <text:p text:style-name="P99">Il semble que la France, plac<text:span text:style-name="T3">é</text:span>e entre le Nord et le Midi, participant de l'un et de l'autre par ses races diverses, soit destin<text:span text:style-name="T3">é</text:span>e <text:span text:style-name="T3">à</text:span> unir dans sa complexion les temp<text:span text:style-name="T3">é</text:span>raments les plus diff<text:span text:style-name="T3">é</text:span>rents, les plus oppos<text:span text:style-name="T3">é</text:span>s, pour servir comme de milieu sympathique <text:span text:style-name="T3">à</text:span> tous les peuples dans la litt<text:span text:style-name="T3">é</text:span>rature et dans les autres arts. Dans la musique par exemple, n'est-ce pas pour le public fran<text:span text:style-name="T3">ç</text:span>ais, pour le public parisien, que Gluck, Mozart, Rossini, Meyerbeer, composeront leurs <text:span text:style-name="T3">œ</text:span>uvres dramatiques les plus belles et les plus m<text:span text:style-name="T3">û</text:span>ries, les plus riches et les mieux <text:span text:style-name="T3">é</text:span>quilibr<text:span text:style-name="T3">é</text:span>es, les plus vari<text:span text:style-name="T3">é</text:span>es et les plus parfaites ?</text:p>
      <text:p text:style-name="P69">Gr<text:span text:style-name="T3">â</text:span>ce <text:span text:style-name="T3">à</text:span> cette heureuse complexion, qui n'e<text:span text:style-name="T3">û</text:span>t cru que la France f<text:span text:style-name="T3">û</text:span>t destin<text:span text:style-name="T3">é</text:span>e aussi <text:span text:style-name="T3">à</text:span> d<text:span text:style-name="T3">é</text:span>velopper chez elle un th<text:span text:style-name="T3">éâ</text:span>tre fait <text:span text:style-name="T3">à</text:span> son image, moderne, vivant, vari<text:span text:style-name="T3">é</text:span>, dans ce genre mixte qu'aimait Cor­neille, qu'il nommait tragi-com<text:span text:style-name="T3">é</text:span>die et qu'on nomme drame aujourd'hui ? Mais il arriva que, d'une part, la r<text:span text:style-name="T3">é</text:span>action excessive contre le d<text:span text:style-name="T3">é</text:span>cousu des Myst<text:span text:style-name="T3">è</text:span>res fit instituer les trois unit<text:span text:style-name="T3">é</text:span>s, et que, de l'autre, les pers<text:span text:style-name="T3">é</text:span>cutions suscit<text:span text:style-name="T3">é</text:span>es <text:span text:style-name="T3">à</text:span> Corneille <text:span text:style-name="T3">à</text:span> cause de son chef-d'<text:span text:style-name="T3">œ</text:span>uvre, jointes <text:span text:style-name="T3">à</text:span> l'idol<text:span text:style-name="T3">â</text:span>trie d<text:span text:style-name="T3">é</text:span>velopp<text:span text:style-name="T3">é</text:span>e par la Renaissance gr<text:span text:style-name="T3">é</text:span>co-latine <text:span text:style-name="T3">à</text:span> l'<text:span text:style-name="T3">é</text:span>gard de l'antiquit<text:span text:style-name="T3">é</text:span> classique, le firent rebrousser chemin de ce c<text:span text:style-name="T3">ô</text:span>t<text:span text:style-name="T3">é</text:span>. C'est l<text:span text:style-name="T3">à</text:span> un fait <text:span text:style-name="T3">à</text:span> jamais regrettable que nous <text:span text:style-name="T3">é</text:span>tudierons en d<text:span text:style-name="T3">é</text:span>tail et dont nous d<text:span text:style-name="T3">é</text:span>veloppe­rons les cons<text:span text:style-name="T3">é</text:span>quences plus nuisibles qu'on ne sau­rait dire <text:span text:style-name="T3">à</text:span> notre th<text:span text:style-name="T3">éâ</text:span>tre et <text:span text:style-name="T3">à</text:span> notre po<text:span text:style-name="T3">é</text:span>sie pendant les deux si<text:span text:style-name="T3">è</text:span>cles qui suivirent<text:span text:style-name="T18">.</text:span><text:bookmark-start text:name="bookmark24"/></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h text:style-name="Heading_20_1" text:outline-level="1">CINQUI<text:span text:style-name="T3">È</text:span>ME LE<text:span text:style-name="T3">Ç</text:span>ON<text:bookmark-end text:name="bookmark24"/><text:line-break/><text:span text:style-name="T5">les d</text:span><text:span text:style-name="T13">é</text:span><text:span text:style-name="T5">bats sur le cid</text:span></text:h>
      <text:p text:style-name="P19"/>
      <text:p text:style-name="P12"/>
      <text:p text:style-name="P97"><text:span text:style-name="T19">Nous allons </text:span><text:span text:style-name="T20">ê</text:span><text:span text:style-name="T19">tre oblig</text:span><text:span text:style-name="T20">é</text:span><text:span text:style-name="T19">s, aujourd'hui, de des­cendre des sommets de l'art dans les broussailles de la critique et dans les bas-fonds des mesquines rivalit</text:span><text:span text:style-name="T20">é</text:span><text:span text:style-name="T19">s contemporaines. Apr</text:span><text:span text:style-name="T20">è</text:span><text:span text:style-name="T19">s avoir </text:span><text:span text:style-name="T20">é</text:span><text:span text:style-name="T19">tudi</text:span><text:span text:style-name="T20">é</text:span><text:span text:style-name="T19"> </text:span><text:span text:style-name="T29">le Cid</text:span><text:span text:style-name="T19">, il est n</text:span><text:span text:style-name="T20">é</text:span><text:span text:style-name="T19">cessaire d'</text:span><text:span text:style-name="T20">é</text:span><text:span text:style-name="T19">tudier aussi, le plus rapide­ment possible, les d</text:span><text:span text:style-name="T20">é</text:span><text:span text:style-name="T19">bats et les combats qu'il sou­leva.</text:span></text:p>
      <text:p text:style-name="P99">Veuillez vous rappeler notre point de d<text:span text:style-name="T3">é</text:span>part. Ceux que l'on nomme aujourd'hui classiques, avons-nous dit, et qui sont d<text:span text:style-name="T3">é</text:span>sormais en possession d'une gloire incontest<text:span text:style-name="T3">é</text:span>e, ont commenc<text:span text:style-name="T3">é</text:span> par <text:span text:style-name="T3">ê</text:span>tre des r<text:span text:style-name="T3">é</text:span>volutionnaires litt<text:span text:style-name="T3">é</text:span>raires, qui d<text:span text:style-name="T3">é</text:span>rangeaient les habitudes d'esprit de leurs contemporains, qui<text:span text:style-name="T1"> </text:span>soulevaient leurs railleries et leurs injures, en heur­tant les r<text:span text:style-name="T3">è</text:span>gles <text:span text:style-name="T3">é</text:span>tablies, les pr<text:span text:style-name="T3">é</text:span>jug<text:span text:style-name="T3">é</text:span>s, les vieux syst<text:span text:style-name="T3">è</text:span>mes, tout l'ancien r<text:span text:style-name="T3">é</text:span>gime po<text:span text:style-name="T3">é</text:span>tique.</text:p>
      <text:p text:style-name="P81"><text:span text:style-name="T19">C est ce que fit Corneille par son premier chef-d'</text:span><text:span text:style-name="T20">œ</text:span><text:span text:style-name="T19">uvre. Je pourrais r</text:span><text:span text:style-name="T20">é</text:span><text:span text:style-name="T19">sumer cette histoire en deux ou trois phrases ; mais, si je ne donnais que ce r</text:span><text:span text:style-name="T20">é</text:span><text:span text:style-name="T19">sum</text:span><text:span text:style-name="T20">é</text:span><text:span text:style-name="T19">, je ne ferais pas la d</text:span><text:span text:style-name="T20">é</text:span><text:span text:style-name="T19">monstration pro­mise. Il me para</text:span><text:span text:style-name="T20">î</text:span><text:span text:style-name="T19">t donc indispensable de raconter cette bataille, d'en expliquer les divers incidents. D'ailleurs, sans </text:span><text:span text:style-name="T20">ê</text:span><text:span text:style-name="T19">tre d'un int</text:span><text:span text:style-name="T20">é</text:span><text:span text:style-name="T19">r</text:span><text:span text:style-name="T20">ê</text:span><text:span text:style-name="T19">t aussi </text:span><text:span text:style-name="T20">é</text:span><text:span text:style-name="T19">lev</text:span><text:span text:style-name="T20">é</text:span><text:span text:style-name="T19"> que l'</text:span><text:span text:style-name="T20">é</text:span><text:span text:style-name="T19">tude de la tragi-com</text:span><text:span text:style-name="T20">é</text:span><text:span text:style-name="T19">die elle-m</text:span><text:span text:style-name="T20">ê</text:span><text:span text:style-name="T19">me du </text:span><text:span text:style-name="T29">Cid</text:span><text:span text:style-name="T19">, le d</text:span><text:span text:style-name="T20">é</text:span><text:span text:style-name="T19">tail des d</text:span><text:span text:style-name="T20">é</text:span><text:span text:style-name="T19">bats soulev</text:span><text:span text:style-name="T20">é</text:span><text:span text:style-name="T19">s par ce drame romantique ne laisse pas d'</text:span><text:span text:style-name="T20">ê</text:span><text:span text:style-name="T19">tre assez curieux. Mais ce sont les infiniment petits, apr</text:span><text:span text:style-name="T20">è</text:span><text:span text:style-name="T19">s l'infiniment grand. L'his­toire de ces d</text:span><text:span text:style-name="T20">é</text:span><text:span text:style-name="T19">bats, </text:span><text:span text:style-name="T20">à</text:span><text:span text:style-name="T19"> elle seule, forme presque une biblioth</text:span><text:span text:style-name="T20">è</text:span><text:span text:style-name="T19">que, ou du moins un dossier consid</text:span><text:span text:style-name="T20">é</text:span><text:span text:style-name="T24">­</text:span><text:span text:style-name="T19">rable. Je vais vous le servir tout </text:span><text:span text:style-name="T20">é</text:span><text:span text:style-name="T19">pluch</text:span><text:span text:style-name="T20">é</text:span><text:span text:style-name="T24">.</text:span></text:p>
      <text:p text:style-name="P12"/>
      <text:p text:style-name="P81"><text:span text:style-name="T19">Le public parisien, artiste d'instinct, et qui, pour s'</text:span><text:span text:style-name="T20">é</text:span><text:span text:style-name="T19">mouvoir, ne demande </text:span><text:span text:style-name="T20">à</text:span><text:span text:style-name="T19"> personne l'autorisation, ne s'inqui</text:span><text:span text:style-name="T20">é</text:span><text:span text:style-name="T19">ta pas de savoir si, dans </text:span><text:span text:style-name="T29">le Cid</text:span><text:span text:style-name="T19">, les r</text:span><text:span text:style-name="T20">è</text:span><text:span text:style-name="T19">gles </text:span><text:span text:style-name="T20">é</text:span><text:span text:style-name="T19">taient plus ou moins observ</text:span><text:span text:style-name="T20">é</text:span><text:span text:style-name="T19">es ; il se laissa prendre et ravir </text:span><text:span text:style-name="T20">à</text:span><text:span text:style-name="T19"> tant de jeunesse et de passion, </text:span><text:span text:style-name="T20">à</text:span><text:span text:style-name="T19"> tant d'amour et d'h</text:span><text:span text:style-name="T20">é</text:span><text:span text:style-name="T19">ro</text:span><text:span text:style-name="T20">ï</text:span><text:span text:style-name="T19">sme, </text:span><text:span text:style-name="T20">à</text:span><text:span text:style-name="T19"> tous ces grands coups d'</text:span><text:span text:style-name="T20">é</text:span><text:span text:style-name="T19">p</text:span><text:span text:style-name="T20">é</text:span><text:span text:style-name="T19">e, </text:span><text:span text:style-name="T20">à</text:span><text:span text:style-name="T19"> tous ces beaux vers, </text:span><text:span text:style-name="T20">à</text:span><text:span text:style-name="T19"> toutes ces tendresses, </text:span><text:span text:style-name="T20">à</text:span><text:span text:style-name="T19"> toute cette gr</text:span><text:span text:style-name="T20">â</text:span><text:span text:style-name="T19">ce, </text:span><text:span text:style-name="T20">à</text:span><text:span text:style-name="T19"> tous ces pleurs.</text:span></text:p>
      <text:p text:style-name="P81"><text:span text:style-name="T19">La Cour, comme la Ville, fut transport</text:span><text:span text:style-name="T20">é</text:span><text:span text:style-name="T19">e ; </text:span><text:span text:style-name="T29">le Cid</text:span><text:span text:style-name="T19"> fut repr</text:span><text:span text:style-name="T20">é</text:span><text:span text:style-name="T19">sent</text:span><text:span text:style-name="T20">é</text:span><text:span text:style-name="T19"> trois fois au Louvre, et valut au po</text:span><text:span text:style-name="T20">è</text:span><text:span text:style-name="T19">te les f</text:span><text:span text:style-name="T20">é</text:span><text:span text:style-name="T19">licitations du Roi, de la Reine et des</text:span><text:span text:style-name="T22"> </text:span><text:span text:style-name="T19">princesses Anne </text:span><text:soft-page-break/><text:span text:style-name="T19">d'Autriche, heureuse de voir sa ch</text:span><text:span text:style-name="T20">è</text:span><text:span text:style-name="T19">re Espagne r</text:span><text:span text:style-name="T20">é</text:span><text:span text:style-name="T19">ussir </text:span><text:span text:style-name="T20">à</text:span><text:span text:style-name="T19"> ce point, gr</text:span><text:span text:style-name="T20">â</text:span><text:span text:style-name="T19">ce </text:span><text:span text:style-name="T20">à</text:span><text:span text:style-name="T19"> Cor­neille, donna ordre au Cardinal d'octroyer des lettres de noblesse au p</text:span><text:span text:style-name="T20">è</text:span><text:span text:style-name="T19">re du po</text:span><text:span text:style-name="T20">è</text:span><text:span text:style-name="T19">te, ma</text:span><text:span text:style-name="T20">î</text:span><text:span text:style-name="T19">tre des eaux et for</text:span><text:span text:style-name="T20">ê</text:span><text:span text:style-name="T19">ts en la vicomt</text:span><text:span text:style-name="T20">é</text:span><text:span text:style-name="T19"> de Rouen : il les obtint en janvier 1637. Or </text:span><text:span text:style-name="T29">le Cid</text:span><text:span text:style-name="T19"> avait </text:span><text:span text:style-name="T20">é</text:span><text:span text:style-name="T19">t</text:span><text:span text:style-name="T20">é</text:span><text:span text:style-name="T19"> jou</text:span><text:span text:style-name="T20">é</text:span><text:span text:style-name="T19"> pour la premi</text:span><text:span text:style-name="T20">è</text:span><text:span text:style-name="T19">re fois </text:span><text:span text:style-name="T20">à</text:span><text:span text:style-name="T19"> la fin de d</text:span><text:span text:style-name="T20">écem­bre 1636 quelques-uns disent de novembre, — on ne sait pas la date au juste, car on n'avait pas pré</text:span><text:span text:style-name="T19">vu que ce serait la plus grande date de notre th</text:span><text:span text:style-name="T20">éâ</text:span><text:span text:style-name="T19">tre et on ne l'avait point not</text:span><text:span text:style-name="T20">ée, — Les repré</text:span><text:span text:style-name="T19">sentations, depuis lors, avaient continu</text:span><text:span text:style-name="T20">é</text:span><text:span text:style-name="T19"> avec une vogue crois­sante.</text:span></text:p>
      <text:p text:style-name="P81"><text:span text:style-name="T19">Rien ne manqua au triomphe du jeune po</text:span><text:span text:style-name="T20">è</text:span><text:span text:style-name="T19">te, ni les ennemis, ni les envieux. Ce grand succ</text:span><text:span text:style-name="T20">è</text:span><text:span text:style-name="T19">s, qui avait charm</text:span><text:span text:style-name="T20">é</text:span><text:span text:style-name="T19"> la Reine, irrita secr</text:span><text:span text:style-name="T20">è</text:span><text:span text:style-name="T19">tement le Car­dinal. Toutefois il essaya de dissimuler ce senti­ment et, lui aussi, fit jouer deux fois la pi</text:span><text:span text:style-name="T20">è</text:span><text:span text:style-name="T19">ce dans son palais, sur la sc</text:span><text:span text:style-name="T20">è</text:span><text:span text:style-name="T19">ne b</text:span><text:span text:style-name="T20">â</text:span><text:span text:style-name="T19">tie pour sa </text:span><text:span text:style-name="T29">Mirame</text:span><text:span text:style-name="T19">. Corneille n'avait-il pas </text:span><text:span text:style-name="T20">é</text:span><text:span text:style-name="T19">t</text:span><text:span text:style-name="T20">é</text:span><text:span text:style-name="T19"> au nombre des </text:span><text:span text:style-name="T20">«</text:span><text:span text:style-name="T21"> </text:span><text:span text:style-name="T19">cinq auteurs </text:span><text:span text:style-name="T20">»</text:span><text:span text:style-name="T19"> attach</text:span><text:span text:style-name="T20">é</text:span><text:span text:style-name="T19">s </text:span><text:span text:style-name="T20">à</text:span><text:span text:style-name="T19"> son cabinet et, comme on disait dans la langue de ce temps-l</text:span><text:span text:style-name="T20">à</text:span><text:span text:style-name="T19">, un des </text:span><text:span text:style-name="T20">«</text:span><text:span text:style-name="T19"> domestiques </text:span><text:span text:style-name="T20">»</text:span><text:span text:style-name="T19"> de Son </text:span><text:span text:style-name="T20">É</text:span><text:span text:style-name="T19">minence, c'est-</text:span><text:span text:style-name="T20">à</text:span><text:span text:style-name="T19">-dire un des gens de sa maison ? Au fond, le Cardinal po</text:span><text:span text:style-name="T20">è</text:span><text:span text:style-name="T19">te </text:span><text:span text:style-name="T20">é</text:span><text:span text:style-name="T19">tait exasp</text:span><text:span text:style-name="T20">é</text:span><text:span text:style-name="T19">r</text:span><text:span text:style-name="T20">é</text:span><text:span text:style-name="T19"> de ce triomphe. </text:span><text:span text:style-name="T20">«</text:span><text:span text:style-name="T19"> Quand </text:span><text:span text:style-name="T29">le Cid</text:span><text:span text:style-name="T19"> parut dit Fontenelle, neveu de Corneille, le Cardinal en fut aussi alarm</text:span><text:span text:style-name="T20">é</text:span><text:span text:style-name="T19"> que s'il avait vu les Espagnols devant Paris. </text:span><text:span text:style-name="T20">»</text:span><text:span text:style-name="T19"> Ne perdez pas de vue qu'ils s'en </text:span><text:span text:style-name="T20">é</text:span><text:span text:style-name="T19">taient approch</text:span><text:span text:style-name="T20">é</text:span><text:span text:style-name="T19">s tout r</text:span><text:span text:style-name="T20">é</text:span><text:span text:style-name="T19">cemment, lorsque, refoulant notre arm</text:span><text:span text:style-name="T20">é</text:span><text:span text:style-name="T19">e depuis les Pays-Bas, ils avaient pris par un coup de main Corbie, sur la route d'Amiens. Le mar</text:span><text:span text:style-name="T20">é</text:span><text:span text:style-name="T19">chal de Chaulnes, gouverneur de la Picardie, s'</text:span><text:span text:style-name="T20">é</text:span><text:span text:style-name="T19">tait cru forc</text:span><text:span text:style-name="T20">é</text:span><text:span text:style-name="T19"> de se r</text:span><text:span text:style-name="T20">é</text:span><text:span text:style-name="T19">fugier </text:span><text:span text:style-name="T20">à</text:span><text:span text:style-name="T19"> Compi</text:span><text:span text:style-name="T20">è</text:span><text:span text:style-name="T19">gne. Cette sorte de fuite avait r</text:span><text:span text:style-name="T20">é</text:span><text:span text:style-name="T19">pandu la panique jusque dans Paris. Le Cardinal se promit de ch</text:span><text:span text:style-name="T20">â</text:span><text:span text:style-name="T19">tier un gouverneur aussi faible et lan</text:span><text:span text:style-name="T20">ç</text:span><text:span text:style-name="T19">a ces paroles s</text:span><text:span text:style-name="T20">é</text:span><text:span text:style-name="T19">v</text:span><text:span text:style-name="T20">è</text:span><text:span text:style-name="T19">res : </text:span><text:span text:style-name="T20">«</text:span><text:span text:style-name="T19"> Les gouverneurs des places fortes sont les sentinelles de l'</text:span><text:span text:style-name="T20">É</text:span><text:span text:style-name="T19">tat. Or chacun sait</text:span><text:span text:style-name="T22"> </text:span><text:span text:style-name="T19">combien est punissable une sentinelle qui manque</text:span><text:span text:style-name="T22"> </text:span><text:span text:style-name="T20">à</text:span><text:span text:style-name="T19"> son devoir. Ceux qui rendent les places mal </text:span><text:span text:style-name="T20">à</text:span><text:span text:style-name="T19"> propos manquent </text:span><text:span text:style-name="T20">à</text:span><text:span text:style-name="T19"> la fid</text:span><text:span text:style-name="T20">é</text:span><text:span text:style-name="T19">lit</text:span><text:span text:style-name="T20">é</text:span><text:span text:style-name="T19"> qu'ils doivent au Roi et </text:span><text:span text:style-name="T20">à</text:span><text:span text:style-name="T19"> l'</text:span><text:span text:style-name="T20">É</text:span><text:span text:style-name="T19">tat : ils ouvrent </text:span><text:span text:style-name="T20">à</text:span><text:span text:style-name="T19"> l'ennemi la porte du royaume ; ils lui mettent le royaume en main. </text:span><text:span text:style-name="T20">»</text:span><text:span text:style-name="T19"> Puis, il fit revenir le Roi de Saint-Germain et se mit avec lui </text:span><text:span text:style-name="T20">à</text:span><text:span text:style-name="T19"> la t</text:span><text:span text:style-name="T20">ê</text:span><text:span text:style-name="T19">te de cinquante mille hommes. Corbie fut reconquis sous leurs yeux, le 14 novembre 1636. Ce fut au milieu de ces </text:span><text:span text:style-name="T20">é</text:span><text:span text:style-name="T19">motions diverses qu'arriva </text:span><text:span text:style-name="T29">le Cid</text:span><text:span text:style-name="T19">, et nulle pi</text:span><text:span text:style-name="T20">è</text:span><text:span text:style-name="T19">ce n'</text:span><text:span text:style-name="T20">é</text:span><text:span text:style-name="T19">tait mieux faite pour profiter de l'exaltation de l'esprit public. Ainsi donc, ces h</text:span><text:span text:style-name="T20">é</text:span><text:span text:style-name="T19">ros prodigieux, ces invincibles Espa­gnols, nous venions de les vaincre ! Telle </text:span><text:span text:style-name="T20">é</text:span><text:span text:style-name="T19">tait sans doute la confusion qui se faisait volontiers dans les id</text:span><text:span text:style-name="T20">é</text:span><text:span text:style-name="T19">es et les sentiments des spectateurs fran</text:span><text:span text:style-name="T20">ç</text:span><text:span text:style-name="T19">ais.</text:span></text:p>
      <text:p text:style-name="P81"><text:span text:style-name="T19">La phrase de Fontenelle emprunte </text:span><text:span text:style-name="T20">à</text:span><text:span text:style-name="T19"> ces cir­constances une valeur pr</text:span><text:span text:style-name="T20">é</text:span><text:span text:style-name="T19">cise toute particuli</text:span><text:span text:style-name="T20">ère. — Tallemant des Ré</text:span><text:span text:style-name="T19">aux parle dans le m</text:span><text:span text:style-name="T20">ê</text:span><text:span text:style-name="T19">me sens que Fontenelle au sujet des sentiments du Cardinal </text:span><text:span text:style-name="T20">à</text:span><text:span text:style-name="T22"> </text:span><text:span text:style-name="T19">l'</text:span><text:span text:style-name="T20">é</text:span><text:span text:style-name="T19">gard du </text:span><text:span text:style-name="T29">Cid</text:span><text:span text:style-name="T19"> : </text:span><text:span text:style-name="T20">«</text:span><text:span text:style-name="T19"> Il eut, dit-il, une jalousie enrag</text:span><text:span text:style-name="T20">é</text:span><text:span text:style-name="T19">e contre </text:span><text:span text:style-name="T29">le Cid</text:span><text:span text:style-name="T19">, </text:span><text:span text:style-name="T20">à</text:span><text:span text:style-name="T19"> cause que les pi</text:span><text:span text:style-name="T20">è</text:span><text:span text:style-name="T19">ces des cinq auteurs n'avaient pas trop bien r</text:span><text:span text:style-name="T20">éussi. »</text:span></text:p>
      <text:p text:style-name="P81"><text:span text:style-name="T20">Eh quoi !</text:span><text:span text:style-name="T19"> ce petit po</text:span><text:span text:style-name="T20">è</text:span><text:span text:style-name="T19">te de province, qui </text:span><text:span text:style-name="T20">«</text:span><text:span text:style-name="T21"> </text:span><text:span text:style-name="T19">n'avait pas l'esprit de suite </text:span><text:span text:style-name="T20">»</text:span><text:span text:style-name="T19"> r</text:span><text:span text:style-name="T20">é</text:span><text:span text:style-name="T19">ussissait </text:span><text:span text:style-name="T20">à</text:span><text:span text:style-name="T19"> lui tout seul, mieux que Son </text:span><text:span text:style-name="T20">É</text:span><text:span text:style-name="T19">minence et ses cinq gar</text:span><text:span text:style-name="T20">ç</text:span><text:span text:style-name="T19">ons ver­sificateurs ? Cela </text:span><text:span text:style-name="T20">é</text:span><text:span text:style-name="T19">tait bien impertinent.</text:span></text:p>
      <text:p text:style-name="P81"><text:span text:style-name="T19">Corneille, le Normand, dans l'intention d'apaiser son ancien patron, eut l'id</text:span><text:span text:style-name="T20">é</text:span><text:span text:style-name="T19">e de d</text:span><text:span text:style-name="T20">é</text:span><text:span text:style-name="T19">dier </text:span><text:span text:style-name="T29">le Cid</text:span><text:span text:style-name="T19"> </text:span><text:span text:style-name="T20">à</text:span><text:span text:style-name="T19"> ma­dame de Combalet (plus tard duchesse d'Aiguillon), ni</text:span><text:span text:style-name="T20">è</text:span><text:span text:style-name="T19">ce du Cardinal, et m</text:span><text:span text:style-name="T20">ê</text:span><text:span text:style-name="T19">me quelque chose de plus s'il en faut croire deux langues indiscr</text:span><text:span text:style-name="T20">è</text:span><text:span text:style-name="T19">tes, Tallemant des R</text:span><text:span text:style-name="T20">é</text:span><text:span text:style-name="T19">aux et Guy Patin. Elle avait vivement d</text:span><text:span text:style-name="T20">é</text:span><text:span text:style-name="T19">fendu l'ouvrage et l'auteur </text:span><text:soft-page-break/><text:span text:style-name="T19">contre les critiques ; Corneille, dans sa d</text:span><text:span text:style-name="T20">é</text:span><text:span text:style-name="T19">dicace, lui dit : </text:span><text:span text:style-name="T20">«</text:span><text:span text:style-name="T19"> Je ne vous dois pas moins pour moi que pour </text:span><text:span text:style-name="T29">le Cid</text:span><text:span text:style-name="T24">.</text:span><text:span text:style-name="T20">»</text:span></text:p>
      <text:p text:style-name="P81"><text:span text:style-name="T19">On pouvait donc esp</text:span><text:span text:style-name="T20">é</text:span><text:span text:style-name="T19">rer que, par cet hom­mage, les choses allaient s'apaiser un peu, et l'irri­tation s'adoucir. Malheureusement, dans l'ivresse de la victoire, le jeune po</text:span><text:span text:style-name="T20">è</text:span><text:span text:style-name="T19">te perdit le fruit de cette d</text:span><text:span text:style-name="T20">é</text:span><text:span text:style-name="T19">marche habile et l'effet de cette protection, par une maladresse, en faisant para</text:span><text:span text:style-name="T20">î</text:span><text:span text:style-name="T19">tre une </text:span><text:span text:style-name="T20">é</text:span><text:span text:style-name="T19">p</text:span><text:span text:style-name="T20">î</text:span><text:span text:style-name="T19">tre en vers intitul</text:span><text:span text:style-name="T20">é</text:span><text:span text:style-name="T19">e : </text:span><text:span text:style-name="T29">Excuse </text:span><text:span text:style-name="T30">à</text:span><text:span text:style-name="T29"> Ariste</text:span><text:span text:style-name="T19">. Il d</text:span><text:span text:style-name="T20">é</text:span><text:span text:style-name="T19">signe par ce</text:span><text:span text:style-name="T22"> </text:span><text:span text:style-name="T19">nom un de ses amis qui lui avait, </text:span><text:span text:style-name="T20">à</text:span><text:span text:style-name="T19"> ce qu'il dit, demand</text:span><text:span text:style-name="T20">é</text:span><text:span text:style-name="T19"> des vers </text:span><text:span text:style-name="T20">à</text:span><text:span text:style-name="T19"> mettre en musique ; du moins est-ce l</text:span><text:span text:style-name="T20">à</text:span><text:span text:style-name="T19"> le pr</text:span><text:span text:style-name="T20">é</text:span><text:span text:style-name="T19">texte dont il se sert. II s'excuse, disant que ce n'est pas son genre (on trouve cepen­dant trois ou quatre chansons dans les po</text:span><text:span text:style-name="T20">é</text:span><text:span text:style-name="T19">sies de Corneille) ; mais c'est pour en venir </text:span><text:span text:style-name="T20">à</text:span><text:span text:style-name="T19"> ceci :</text:span></text:p>
      <text:p text:style-name="P73"/>
      <text:p text:style-name="P34">Je sais ce que je vaux, et crois ce qu'on m'en dit.</text:p>
      <text:p text:style-name="P34">Pour me faire admirer je ne fais point de ligue ;</text:p>
      <text:p text:style-name="P34">J'ai peu de voix pour moi, mais je les ai sans brigue ;</text:p>
      <text:p text:style-name="P34">Et mon ambition, pour faire plus de bruit,</text:p>
      <text:p text:style-name="P48">Ne les va point qu<text:span text:style-name="T3">ê</text:span>ter de r<text:span text:style-name="T3">é</text:span>duit en r<text:span text:style-name="T3">é</text:span>duit.<text:tab/>'</text:p>
      <text:p text:style-name="P34">Mon travail sans appui monte sur le th<text:span text:style-name="T3">éâ</text:span>tre ;</text:p>
      <text:p text:style-name="P34">Chacun en libert<text:span text:style-name="T3">é</text:span> l'y bl<text:span text:style-name="T3">â</text:span>me ou l'idol<text:span text:style-name="T3">â</text:span>tre :</text:p>
      <text:p text:style-name="P34">L<text:span text:style-name="T3">à</text:span>, sans que mes amis pr<text:span text:style-name="T3">ê</text:span>chent leurs sentiments,</text:p>
      <text:p text:style-name="P34">J'arrache quelquefois les applaudissements ;</text:p>
      <text:p text:style-name="P34">L<text:span text:style-name="T3">à</text:span>, content du succ<text:span text:style-name="T3">è</text:span>s que le m<text:span text:style-name="T3">é</text:span>rite donne,</text:p>
      <text:p text:style-name="P34">Par d'illustres avis je n'<text:span text:style-name="T3">é</text:span>blouis personne;</text:p>
      <text:p text:style-name="P34">Je satisfais ensemble et peuple et courtisans,</text:p>
      <text:p text:style-name="P34">Et mes vers en tous lieux sont mes seuls partisans;</text:p>
      <text:p text:style-name="P34">Par leur seule beaut<text:span text:style-name="T3">é</text:span> ma plume est estim<text:span text:style-name="T3">é</text:span>e,</text:p>
      <text:p text:style-name="P34">Je ne dois qu'<text:span text:style-name="T3">à</text:span> moi seul toute ma renomm<text:span text:style-name="T3">é</text:span>e,</text:p>
      <text:p text:style-name="P34">Et pense toutefois n'avoir point de rival</text:p>
      <text:p text:style-name="P49">A qui je fasse tort en le traitant d'<text:span text:style-name="T3">é</text:span>gal.<text:span text:style-name="T18"><text:tab/></text:span></text:p>
      <text:p text:style-name="P40"/>
      <text:p text:style-name="P69">Ceci <text:span text:style-name="T3">à</text:span> l'adresse de Mairet, de Scud<text:span text:style-name="T3">é</text:span>ry et des autres confr<text:span text:style-name="T3">è</text:span>res. Mais que de pierres jet<text:span text:style-name="T3">é</text:span>es dans le jardin du Cardinal lui-m<text:span text:style-name="T3">ême !</text:span></text:p>
      <text:p text:style-name="P68"/>
      <text:p text:style-name="P34">Mon travail sans appui monte sur le th<text:span text:style-name="T3">éâ</text:span>tre !</text:p>
      <text:p text:style-name="P34">……………………………………………………………<text:span text:style-name="T18">.</text:span></text:p>
      <text:p text:style-name="P34">Je ne dois qu'<text:span text:style-name="T3">à</text:span> moi seul toute ma renomm<text:span text:style-name="T3">é</text:span>e !</text:p>
      <text:p text:style-name="P37"/>
      <text:p text:style-name="P81"><text:span text:style-name="T19">On reniait donc le patronage du Cardinal ? On n'avait donc pas besoin de lui pour r</text:span><text:span text:style-name="T20">é</text:span><text:span text:style-name="T19">ussir ? Et Guillem de Castro, on ne lui devait donc rien, </text:span><text:span text:style-name="T20">à</text:span><text:span text:style-name="T19"> lui non plus ? Le po</text:span><text:span text:style-name="T20">è</text:span><text:span text:style-name="T19">te de Rodrigue, ici, n </text:span><text:span text:style-name="T20">é</text:span><text:span text:style-name="T19">tait pas plus modeste que son h</text:span><text:span text:style-name="T20">é</text:span><text:span text:style-name="T19">ros. Mais Rodrigue n'a que dix-huit ans. Corneille en avait trente ; Rodri­gue ne d</text:span><text:span text:style-name="T20">é</text:span><text:span text:style-name="T19">pend et n'a besoin de personne. Certes, le ton de ces vers n'</text:span><text:span text:style-name="T20">é</text:span><text:span text:style-name="T19">tait pas fait pour apaiser ni le Cardinal, ni les po</text:span><text:span text:style-name="T20">è</text:span><text:span text:style-name="T19">tes </text:span><text:soft-page-break/><text:span text:style-name="T19">rivaux. Il ne faut donc pas s'</text:span><text:span text:style-name="T20">é</text:span><text:span text:style-name="T19">tonner si tous (</text:span><text:span text:style-name="T20">à</text:span><text:span text:style-name="T19"> l'exception de Rotrou, noble c</text:span><text:span text:style-name="T20">œ</text:span><text:span text:style-name="T19">ur) se d</text:span><text:span text:style-name="T20">é</text:span><text:span text:style-name="T19">cha</text:span><text:span text:style-name="T20">î</text:span><text:span text:style-name="T19">n</text:span><text:span text:style-name="T20">è</text:span><text:span text:style-name="T19">rent sur cet orgueilleux impru­dent. Convenons qu'il avait donn</text:span><text:span text:style-name="T20">é</text:span><text:span text:style-name="T19"> prise et pr</text:span><text:span text:style-name="T20">ê</text:span><text:span text:style-name="T19">t</text:span><text:span text:style-name="T20">é le flanc, bien gratuitement. — Alors ce fut une bataille.</text:span></text:p>
      <text:p text:style-name="P81"><text:span text:style-name="T19">Il y eut d'abord une brochure anonyme, inti­tul</text:span><text:span text:style-name="T20">é</text:span><text:span text:style-name="T19">e : </text:span><text:span text:style-name="T29">l'Auteur du vrai Cid espagnol</text:span><text:span text:style-name="T19">. A ce vers t</text:span><text:span text:style-name="T20">é</text:span><text:span text:style-name="T19">m</text:span><text:span text:style-name="T20">é</text:span><text:span text:style-name="T19">raire :</text:span></text:p>
      <text:p text:style-name="P33"><text:span text:style-name="T40">Je ne dois qu'</text:span><text:span text:style-name="T41">à</text:span><text:span text:style-name="T40"> moi seul toute ma renomm</text:span><text:span text:style-name="T41">é</text:span><text:span text:style-name="T40">e,</text:span></text:p>
      <text:p text:style-name="P7"/>
      <text:p text:style-name="P33"><text:span text:style-name="T19">l'auteur en question r</text:span><text:span text:style-name="T20">é</text:span><text:span text:style-name="T19">pliquait, tr</text:span><text:span text:style-name="T20">è</text:span><text:span text:style-name="T19">s rudement, en faisant m</text:span><text:span text:style-name="T20">ê</text:span><text:span text:style-name="T19">me un brutal calembour :</text:span></text:p>
      <text:p text:style-name="P12"/>
      <text:p text:style-name="P33"><text:span text:style-name="T40">Ingrat, rends-moi mon Cid jusques au dernier mot ;</text:span></text:p>
      <text:p text:style-name="P33"><text:span text:style-name="T40">Apr</text:span><text:span text:style-name="T41">è</text:span><text:span text:style-name="T40">s, tu conna</text:span><text:span text:style-name="T41">î</text:span><text:span text:style-name="T40">tras, corneille d</text:span><text:span text:style-name="T41">é</text:span><text:span text:style-name="T40">plum</text:span><text:span text:style-name="T41">é</text:span><text:span text:style-name="T40">e,</text:span></text:p>
      <text:p text:style-name="P33"><text:span text:style-name="T40">Que l'esprit le plus vain est souvent le plus sot,</text:span></text:p>
      <text:p text:style-name="P34">Et qu'enfin tu me dois toute ta renomm<text:span text:style-name="T3">é</text:span>e.</text:p>
      <text:p text:style-name="P81"><text:span text:style-name="T19">Corneille crut savoir que l'auteur de cette r</text:span><text:span text:style-name="T20">é</text:span><text:span text:style-name="T19">pli­que </text:span><text:span text:style-name="T20">é</text:span><text:span text:style-name="T19">tait le po</text:span><text:span text:style-name="T20">è</text:span><text:span text:style-name="T19">te Mairet, ce m</text:span><text:span text:style-name="T20">ê</text:span><text:span text:style-name="T19">me Mairet qui jadis lui avait adress</text:span><text:span text:style-name="T20">é</text:span><text:span text:style-name="T19"> des vers de compliment au sujet de sa com</text:span><text:span text:style-name="T20">é</text:span><text:span text:style-name="T19">die de </text:span><text:span text:style-name="T29">la Veuve</text:span><text:span text:style-name="T19">. L'auteur du </text:span><text:span text:style-name="T29">Cid</text:span><text:span text:style-name="T19"> r</text:span><text:span text:style-name="T20">é</text:span><text:span text:style-name="T19">pon­dit par un rondeau qui commen</text:span><text:span text:style-name="T20">ç</text:span><text:span text:style-name="T19">ait ainsi :</text:span></text:p>
      <text:p text:style-name="P68"/>
      <text:p text:style-name="P34">Qu'il fasse mieux, ce jeune jouvencel</text:p>
      <text:p text:style-name="P34">A qui le Cid donne tant de martel,</text:p>
      <text:p text:style-name="P34">Que d'entasser injure sur injure,</text:p>
      <text:p text:style-name="P34">Rimer de rage une lourde imposture,</text:p>
      <text:p text:style-name="P34">Et se cacher ainsi qu'un criminel.</text:p>
      <text:p text:style-name="P33"><text:span text:style-name="T40">Chacun conna</text:span><text:span text:style-name="T41">î</text:span><text:span text:style-name="T40">t son jaloux naturel,</text:span></text:p>
      <text:p text:style-name="P34">Le montre au doigt, comme un fou solennel,</text:p>
      <text:p text:style-name="P33"><text:span text:style-name="T40">Et ne croit pas, en sa bonne </text:span><text:span text:style-name="T41">é</text:span><text:span text:style-name="T40">criture</text:span></text:p>
      <text:p text:style-name="P33"><text:span text:style-name="T43"><text:tab/><text:tab/></text:span><text:span text:style-name="T40">Qu'il fasse mieux.</text:span></text:p>
      <text:p text:style-name="P37"/>
      <text:p text:style-name="P81"><text:span text:style-name="T19">Un mauvais auteur, Claveret, s'</text:span><text:span text:style-name="T20">é</text:span><text:span text:style-name="T19">tait charg</text:span><text:span text:style-name="T20">é</text:span><text:span text:style-name="T19"> de colporter la brochure anonyme contre la corneille d</text:span><text:span text:style-name="T20">é</text:span><text:span text:style-name="T19">plum</text:span><text:span text:style-name="T20">é</text:span><text:span text:style-name="T19">e. Claveret </text:span><text:span text:style-name="T20">é</text:span><text:span text:style-name="T19">tait ce singulier po</text:span><text:span text:style-name="T20">è</text:span><text:span text:style-name="T19">te qui, clans sa trag</text:span><text:span text:style-name="T20">é</text:span><text:span text:style-name="T19">die intitul</text:span><text:span text:style-name="T20">é</text:span><text:span text:style-name="T19">e </text:span><text:span text:style-name="T29">le Ravissement</text:span><text:span text:style-name="T19"> (l'Enl</text:span><text:span text:style-name="T20">è</text:span><text:span text:style-name="T19">vement) </text:span><text:span text:style-name="T29">de Proserpine</text:span><text:span text:style-name="T19">, o</text:span><text:span text:style-name="T20">ù</text:span><text:span text:style-name="T19"> la sc</text:span><text:span text:style-name="T20">è</text:span><text:span text:style-name="T19">ne est tour </text:span><text:span text:style-name="T20">à</text:span><text:span text:style-name="T19"> tour au Ciel, en Sicile, et aux Enfers, se piquait d'avoir respect</text:span><text:span text:style-name="T20">é</text:span><text:span text:style-name="T19"> l'unit</text:span><text:span text:style-name="T20">é</text:span><text:span text:style-name="T19"> de lieu, </text:span><text:span text:style-name="T20">«</text:span><text:span text:style-name="T19"> le lecteur, disait-il, pouvant la concevoir comme une ligne perpendiculaire du Ciel aux Enfers ; bien entendu que cette verticale doit passer la Sicile ! </text:span><text:span text:style-name="T20">»</text:span></text:p>
      <text:p text:style-name="P81"><text:span text:style-name="T19">Apr</text:span><text:span text:style-name="T20">è</text:span><text:span text:style-name="T19">s Mairet et Claveret, le fameux Scud</text:span><text:span text:style-name="T20">é</text:span><text:span text:style-name="T19">ry </text:span><text:span text:style-name="T20">à</text:span><text:span text:style-name="T19"> son tour entra dans la danse ; Scud</text:span><text:span text:style-name="T20">é</text:span><text:span text:style-name="T19">ry qui, lors­que Corneille avait donn</text:span><text:span text:style-name="T20">é</text:span><text:span text:style-name="T19"> sa petite com</text:span><text:span text:style-name="T20">é</text:span><text:span text:style-name="T19">die de </text:span><text:span text:style-name="T29">la Veuve</text:span><text:span text:style-name="T19">, l'avait compliment</text:span><text:span text:style-name="T20">é</text:span><text:span text:style-name="T19"> encore plus que Mairet et salu</text:span><text:span text:style-name="T20">é</text:span><text:span text:style-name="T19"> de ce vers emphatique :</text:span></text:p>
      <text:p text:style-name="P68"/>
      <text:p text:style-name="P34">Le soleil s'est lev<text:span text:style-name="T3">é</text:span> ; retirez-vous, <text:span text:style-name="T3">é</text:span>toiles !</text:p>
      <text:p text:style-name="P7"/>
      <text:p text:style-name="P33"><text:span text:style-name="T19">Scud</text:span><text:span text:style-name="T20">é</text:span><text:span text:style-name="T19">ry, cette fois, ne trouva pour </text:span><text:span text:style-name="T29">le Cid</text:span><text:span text:style-name="T19"> que des critiques et des railleries. Il fit para</text:span><text:span text:style-name="T20">î</text:span><text:span text:style-name="T19">tre, lui aussi, une brochure anonyme, intitul</text:span><text:span text:style-name="T20">é</text:span><text:span text:style-name="T19">e : </text:span><text:span text:style-name="T29">Observa­tions sur le Cid</text:span><text:span text:style-name="T19">. Cette tragi-com</text:span><text:span text:style-name="T20">é</text:span><text:span text:style-name="T19">die, qu'on trouvait si brillante, n'</text:span><text:span text:style-name="T20">é</text:span><text:span text:style-name="T19">tait, selon lui, qu'un ver luisant : </text:span><text:span text:style-name="T20">«</text:span><text:span text:style-name="T19"> Il en est de certaines pi</text:span><text:span text:style-name="T20">è</text:span><text:span text:style-name="T19">ces, dit-il, comme de certains animaux qui sont dans la nature, qui </text:span><text:soft-page-break/><text:span text:style-name="T19">de loin semblent des </text:span><text:span text:style-name="T20">é</text:span><text:span text:style-name="T19">toiles et qui de pr</text:span><text:span text:style-name="T20">è</text:span><text:span text:style-name="T19">s ne sont que des vermisseaux. Tout ce qui brille n'est pas toujours pr</text:span><text:span text:style-name="T20">é</text:span><text:span text:style-name="T19">cieux : on voit des beaut</text:span><text:span text:style-name="T20">é</text:span><text:span text:style-name="T19">s d'illusion comme des beaut</text:span><text:span text:style-name="T20">é</text:span><text:span text:style-name="T19">s effectives, et souvent l'appa­rence du bien se fait prendre pour le bien lui-m</text:span><text:span text:style-name="T20">ê</text:span><text:span text:style-name="T19">me. Aussi ne m'</text:span><text:span text:style-name="T20">é</text:span><text:span text:style-name="T19">tonn</text:span><text:span text:style-name="T20">é</text:span><text:span text:style-name="T19">-je pas beaucoup que le peuple, qui porte le jugement dans les yeux, se laisse tromper par celui de tous les sens le plus facile </text:span><text:span text:style-name="T20">à</text:span><text:span text:style-name="T19"> d</text:span><text:span text:style-name="T20">é</text:span><text:span text:style-name="T19">cevoir ; mais, que cette vapeur grossi</text:span><text:span text:style-name="T20">è</text:span><text:span text:style-name="T19">re qui se forme dans le parterre ait pu s'</text:span><text:span text:style-name="T20">é</text:span><text:span text:style-name="T19">lever jus­qu'aux galeries, et qu'un fant</text:span><text:span text:style-name="T20">ô</text:span><text:span text:style-name="T19">me ait abus</text:span><text:span text:style-name="T20">é</text:span><text:span text:style-name="T19"> le savoir comme l'ignorance, et la Cour aussi bien que le bourgeois, j'avoue que ce prodige m'</text:span><text:span text:style-name="T20">é</text:span><text:span text:style-name="T19">tonne, et que ce n'est qu'en ce bizarre </text:span><text:span text:style-name="T20">é</text:span><text:span text:style-name="T19">v</text:span><text:span text:style-name="T20">é</text:span><text:span text:style-name="T19">nement que je trouve </text:span><text:span text:style-name="T29">le Cid</text:span><text:span text:style-name="T19"> merveilleux. </text:span><text:span text:style-name="T20">»</text:span></text:p>
      <text:p text:style-name="P81"><text:span text:style-name="T19">Il reprochait </text:span><text:span text:style-name="T20">à l’</text:span><text:span text:style-name="T19">auteur du </text:span><text:span text:style-name="T29">Cid</text:span><text:span text:style-name="T19"> de se glorifier</text:span><text:span text:style-name="T22"> </text:span><text:span text:style-name="T19">jusqu'</text:span><text:span text:style-name="T20">à</text:span><text:span text:style-name="T19"> se d</text:span><text:span text:style-name="T20">é</text:span><text:span text:style-name="T19">ifier. Il annon</text:span><text:span text:style-name="T20">ç</text:span><text:span text:style-name="T19">ait, du reste, qu'il en voulait </text:span><text:span text:style-name="T20">à</text:span><text:span text:style-name="T19"> son ouvrage seulement, non </text:span><text:span text:style-name="T20">à</text:span><text:span text:style-name="T19"> sa personne</text:span><text:span text:style-name="T20"> ; puis il ajoutait :</text:span></text:p>
      <text:p text:style-name="P33"><text:span text:style-name="T41">«</text:span><text:span text:style-name="T42"> </text:span><text:span text:style-name="T40">Comme les combats et la civilit</text:span><text:span text:style-name="T41">é</text:span><text:span text:style-name="T40"> ne sont pas incompatibles, je veux baiser le fleuret dont je pr</text:span><text:span text:style-name="T41">é</text:span><text:span text:style-name="T40">tends lui porter une botte franche... Je le prie d'en user avec la m</text:span><text:span text:style-name="T41">ê</text:span><text:span text:style-name="T40">me retenue, s'il me r</text:span><text:span text:style-name="T41">é</text:span><text:span text:style-name="T40">pond, parce que je ne saurais dire ni souffrir d'injures.</text:span></text:p>
      <text:p text:style-name="P81"><text:span text:style-name="T40">Je pr</text:span><text:span text:style-name="T41">é</text:span><text:span text:style-name="T40">tends donc prouver, contre cette pi</text:span><text:span text:style-name="T41">è</text:span><text:span text:style-name="T40">ce du</text:span><text:span text:style-name="T19"> </text:span><text:span text:style-name="T29">Cid</text:span><text:span text:style-name="T19"> </text:span><text:span text:style-name="T40">:</text:span></text:p>
      <text:p text:style-name="P82">Que le sujet n'en vaut rien du tout ;</text:p>
      <text:p text:style-name="P81"><text:span text:style-name="T40">Qu'il choque les principales r</text:span><text:span text:style-name="T41">è</text:span><text:span text:style-name="T40">gles du po</text:span><text:span text:style-name="T41">è</text:span><text:span text:style-name="T40">me dramatique ;</text:span></text:p>
      <text:p text:style-name="P81"><text:span text:style-name="T40">Qu'il manque de jugement en sa conduite ;</text:span></text:p>
      <text:p text:style-name="P81"><text:span text:style-name="T40">Qu'il a beaucoup de m</text:span><text:span text:style-name="T41">é</text:span><text:span text:style-name="T40">chants vers ;</text:span></text:p>
      <text:p text:style-name="P81"><text:span text:style-name="T40">Que presque tout ce qu'il a de beaut</text:span><text:span text:style-name="T41">é</text:span><text:span text:style-name="T40">s sont d</text:span><text:span text:style-name="T41">é</text:span><text:span text:style-name="T40">rob</text:span><text:span text:style-name="T41">é</text:span><text:span text:style-name="T40">es ;</text:span></text:p>
      <text:p text:style-name="P81"><text:span text:style-name="T40">Et qu'ainsi l'estime qu'on en fait est injuste. </text:span><text:span text:style-name="T41">»</text:span></text:p>
      <text:p text:style-name="P84"/>
      <text:p text:style-name="P81"><text:span text:style-name="T19">Scud</text:span><text:span text:style-name="T20">é</text:span><text:span text:style-name="T19">ry d</text:span><text:span text:style-name="T20">é</text:span><text:span text:style-name="T19">veloppe ces diff</text:span><text:span text:style-name="T20">é</text:span><text:span text:style-name="T19">rents points avec une sorte de p</text:span><text:span text:style-name="T20">é</text:span><text:span text:style-name="T19">dantisme litt</text:span><text:span text:style-name="T20">é</text:span><text:span text:style-name="T19">raire et militaire. Suivant lui, </text:span><text:span text:style-name="T29">le Cid</text:span><text:span text:style-name="T19"> p</text:span><text:span text:style-name="T20">è</text:span><text:span text:style-name="T19">che contre l'unit</text:span><text:span text:style-name="T20">é</text:span><text:span text:style-name="T19"> d'action, contre la vraisemblance et contre les bonnes m</text:span><text:span text:style-name="T20">œ</text:span><text:span text:style-name="T19">urs. L'auteur a eu tort de resserrer en vingt-quatre heures des </text:span><text:span text:style-name="T20">é</text:span><text:span text:style-name="T19">v</text:span><text:span text:style-name="T20">é</text:span><text:span text:style-name="T19">nements qui, dans l'histoire, ne tiennent pas moins de quatre ann</text:span><text:span text:style-name="T20">é</text:span><text:span text:style-name="T19">es. Chim</text:span><text:span text:style-name="T20">è</text:span><text:span text:style-name="T19">ne est une impudique, une parricide ; le comte de Gormas, un capitan mata­more. Cinq cents gentilshommes font plus qu'une brigade ; il y a des r</text:span><text:span text:style-name="T20">é</text:span><text:span text:style-name="T19">giments entiers qui n'en ont pas davantage ; etc. Puis il arbore les r</text:span><text:span text:style-name="T20">è</text:span><text:span text:style-name="T19">gles dra­matiques, Aristote, Horace, Heinsius, et autres. Et enfin, content, il se vante </text:span><text:span text:style-name="T20">«</text:span><text:span text:style-name="T19"> d'avoir donn</text:span><text:span text:style-name="T20">é</text:span><text:span text:style-name="T19"> </text:span><text:span text:style-name="T20">à</text:span><text:span text:style-name="T19"> ce pauvre Cid vingt fois de l'</text:span><text:span text:style-name="T20">é</text:span><text:span text:style-name="T19">p</text:span><text:span text:style-name="T20">é</text:span><text:span text:style-name="T19">e dans le corps jusqu'</text:span><text:span text:style-name="T20">à</text:span><text:span text:style-name="T19"> la garde ; sans compter un nombre infini de blessures en tous les membres. </text:span><text:span text:style-name="T20">»</text:span></text:p>
      <text:p text:style-name="P69">Lui qui appelle le comte de Gormas un capitan matamore, n'a-t-il pas un peu l'air d'un capitaine Fracasse ?</text:p>
      <text:p text:style-name="P69">Entre toutes ses critiques, la plus soutenable est celle qui regarde les deux <text:span text:style-name="T3">«</text:span><text:span text:style-name="T4"> </text:span>visites <text:span text:style-name="T3">»</text:span> (comme dit Corneille) de Rodrigue <text:span text:style-name="T3">à</text:span> sa ma<text:span text:style-name="T3">î</text:span>tresse, apr<text:span text:style-name="T3">è</text:span>s la mort du comte<text:span text:style-name="T4"> </text:span>; ce qui n'emp<text:span text:style-name="T3">ê</text:span>che pas ces deux sc<text:span text:style-name="T3">è</text:span>nes d'<text:span text:style-name="T3">ê</text:span>tre les plus belles de la pi<text:span text:style-name="T3">è</text:span>ce. Nous nous en sommes suffisamment expliqu<text:span text:style-name="T3">é</text:span>, et nous avons<text:bookmark text:name="bookmark26"/><text:span text:style-name="T1"> </text:span>donn<text:span text:style-name="T3">é</text:span> les r<text:span text:style-name="T3">é</text:span>ponses de Corneille, si na<text:span text:style-name="T3">ï</text:span>ves et si charmantes, <text:span text:style-name="T3">à</text:span> ces objections dont il ne dissimule pas la valeur mais qui sont emport<text:span text:style-name="T3">é</text:span>es dans le tor­rent de la passion et de la grandeur d'<text:span text:style-name="T3">â</text:span>me, de la tendresse et de la gr<text:span text:style-name="T3">â</text:span>ce des deux jeunes h<text:span text:style-name="T3">é</text:span>ros.</text:p>
      <text:p text:style-name="P81"><text:span text:style-name="T19">Scud</text:span><text:span text:style-name="T20">é</text:span><text:span text:style-name="T19">ry termine en disant : </text:span><text:span text:style-name="T20">«</text:span><text:span text:style-name="T19"> Peut-</text:span><text:span text:style-name="T20">être l’</text:span><text:span text:style-name="T19">auteur du </text:span><text:span text:style-name="T29">Cid</text:span><text:span text:style-name="T19"> sera-t-il assez vain pour penser que l'envie m'aura fait </text:span><text:span text:style-name="T20">é</text:span><text:span text:style-name="T19">crire ; mais je vous conjure de croire qu'un vice si bas </text:span><text:soft-page-break/><text:span text:style-name="T19">n'est point en mon </text:span><text:span text:style-name="T20">â</text:span><text:span text:style-name="T19">me, et qu'</text:span><text:span text:style-name="T20">é</text:span><text:span text:style-name="T19">tant ce que je suis, si j'avais de l'ambition, elle aurait un plus haut objet que la renomm</text:span><text:span text:style-name="T20">é</text:span><text:span text:style-name="T19">e de cet auteur. </text:span><text:span text:style-name="T20">»</text:span></text:p>
      <text:p text:style-name="P81"><text:span text:style-name="T20">Étant ce que je suis ! — Qu'é</text:span><text:span text:style-name="T19">tait-il donc ? D'abord il </text:span><text:span text:style-name="T20">é</text:span><text:span text:style-name="T19">tait le fr</text:span><text:span text:style-name="T20">è</text:span><text:span text:style-name="T19">re de Madeleine, dont il signait les romans, outre les siens. De l</text:span><text:span text:style-name="T20">à</text:span><text:span text:style-name="T19"> les vers de Boileau sur cette </text:span><text:span text:style-name="T20">é</text:span><text:span text:style-name="T19">tonnante f</text:span><text:span text:style-name="T20">é</text:span><text:span text:style-name="T19">condit</text:span><text:span text:style-name="T20">é</text:span><text:span text:style-name="T19">, soit qu'il n'en ait connu le secret que plus tard, soit qu'il ait feint de l'ignorer :</text:span></text:p>
      <text:p text:style-name="P68"/>
      <text:p text:style-name="P34">Bienheureux Scud<text:span text:style-name="T3">é</text:span>ry, dont la fertile plume</text:p>
      <text:p text:style-name="P34">Peut, tous les mois, <text:span text:style-name="T3">sans peine, enfanter un volume !</text:span></text:p>
      <text:p text:style-name="P34">Tes <text:span text:style-name="T3">é</text:span>crits, il est vrai, sans art et languissants,</text:p>
      <text:p text:style-name="P34">Semblent <text:span text:style-name="T3">ê</text:span>tre form<text:span text:style-name="T3">é</text:span>s en d<text:span text:style-name="T3">é</text:span>pit du bon sens ;</text:p>
      <text:p text:style-name="P50">Mais ils trouvent pourtant, quoi qu'on en puisse dire,<text:span text:style-name="T18"><text:tab/></text:span></text:p>
      <text:p text:style-name="P33"><text:span text:style-name="T40">Un marchand pour les vendre et des sots pour les lire.</text:span></text:p>
      <text:p text:style-name="P12"/>
      <text:p text:style-name="P81"><text:span text:style-name="T19">Scud</text:span><text:span text:style-name="T20">é</text:span><text:span text:style-name="T19">ry, n</text:span><text:span text:style-name="T20">é</text:span><text:span text:style-name="T19"> au Havre, mais d'origine proven</text:span><text:span text:style-name="T20">ç</text:span><text:span text:style-name="T19">ale et m</text:span><text:span text:style-name="T20">ê</text:span><text:span text:style-name="T19">me italienne, s'</text:span><text:span text:style-name="T20">é</text:span><text:span text:style-name="T19">tait distingu</text:span><text:span text:style-name="T20">é</text:span><text:span text:style-name="T19"> comme militaire au Pas de Suze, et Turenne lui avait rendu t</text:span><text:span text:style-name="T20">é</text:span><text:span text:style-name="T19">moi­gnage en pleine cour ; </text:span><text:span text:style-name="T20">à</text:span><text:span text:style-name="T19"> la suite de quoi la t</text:span><text:span text:style-name="T20">ê</text:span><text:span text:style-name="T19">te lui avait tourn</text:span><text:span text:style-name="T20">é</text:span><text:span text:style-name="T19"> et il </text:span><text:span text:style-name="T20">é</text:span><text:span text:style-name="T19">tait devenu un peu rodomont</text:span><text:span text:style-name="T24">.</text:span><text:span text:style-name="T19"> Cette habitude lui resta, m</text:span><text:span text:style-name="T20">ê</text:span><text:span text:style-name="T19">me apr</text:span><text:span text:style-name="T20">è</text:span><text:span text:style-name="T19">s qu'il eut quitt</text:span><text:span text:style-name="T20">é</text:span><text:span text:style-name="T19"> les armes pour le th</text:span><text:span text:style-name="T20">éâ</text:span><text:span text:style-name="T19">tre. Il avait emprunt</text:span><text:span text:style-name="T20">é</text:span><text:span text:style-name="T19"> de </text:span><text:span text:style-name="T30">l’</text:span><text:span text:style-name="T29">Astr</text:span><text:span text:style-name="T30">é</text:span><text:span text:style-name="T29">e</text:span><text:span text:style-name="T19">, qui </text:span><text:span text:style-name="T20">é</text:span><text:span text:style-name="T19">tait alors en vogue, le sujet de sa premi</text:span><text:span text:style-name="T20">è</text:span><text:span text:style-name="T19">re pi</text:span><text:span text:style-name="T20">è</text:span><text:span text:style-name="T19">ce, </text:span><text:span text:style-name="T29">Lygdamon et Lydias, ou la Ressem­blance</text:span><text:span text:style-name="T19">. Dans la pr</text:span><text:span text:style-name="T20">é</text:span><text:span text:style-name="T19">face, il dit avec cette vanit</text:span><text:span text:style-name="T20">é</text:span><text:span text:style-name="T19"> qui lui est naturelle : </text:span><text:span text:style-name="T20">«</text:span><text:span text:style-name="T19"> Ne me croyant que soldat, je me suis encore trouv</text:span><text:span text:style-name="T20">é</text:span><text:span text:style-name="T19"> po</text:span><text:span text:style-name="T20">è</text:span><text:span text:style-name="T19">te... J'ai pass</text:span><text:span text:style-name="T20">é</text:span><text:span text:style-name="T19"> plus d'ann</text:span><text:span text:style-name="T20">é</text:span><text:span text:style-name="T19">es parmi les armes que d'heures dans mon cabinet, et j'ai us</text:span><text:span text:style-name="T20">é</text:span><text:span text:style-name="T19"> beaucoup plus de m</text:span><text:span text:style-name="T20">è</text:span><text:span text:style-name="T19">ches en arquebuses qu'en chandelles. </text:span><text:span text:style-name="T20">»</text:span><text:span text:style-name="T19"> Et, dans un autre endroit : </text:span><text:span text:style-name="T20">«</text:span><text:span text:style-name="T19"> Si je me connais en vers, et je pense m'y con­na</text:span><text:span text:style-name="T20">î</text:span><text:span text:style-name="T19">tre</text:span><text:span text:style-name="T24">...</text:span><text:span text:style-name="T20">»</text:span></text:p>
      <text:p text:style-name="P69">Il fit mettre, en t<text:span text:style-name="T3">ê</text:span>te d'une de ses pi<text:span text:style-name="T3">è</text:span>ces, son por­trait, avec cette <text:span text:style-name="T3">é</text:span>pigraphe :</text:p>
      <text:p text:style-name="P73"/>
      <text:p text:style-name="P34">Et po<text:span text:style-name="T3">è</text:span>te et guerrier,</text:p>
      <text:p text:style-name="P34">Il aura du laurier.</text:p>
      <text:p text:style-name="P73"/>
      <text:p text:style-name="P69">Un lecteur agac<text:span text:style-name="T3">é</text:span> <text:span text:style-name="T3">é</text:span>criv<text:span text:style-name="T3">it au-dessous :</text:span></text:p>
      <text:p text:style-name="P68"/>
      <text:p text:style-name="P33"><text:span text:style-name="T40">Et po</text:span><text:span text:style-name="T41">è</text:span><text:span text:style-name="T40">te et gascon,</text:span></text:p>
      <text:p text:style-name="P33"><text:span text:style-name="T40">Il aura du b</text:span><text:span text:style-name="T41">â</text:span><text:span text:style-name="T40">ton.</text:span></text:p>
      <text:p text:style-name="P7"/>
      <text:p text:style-name="P15">Rythme pour rythme : on sent les coups, on les<text:span text:style-name="T1"> </text:span>entend. C'est fait, il les a re<text:span text:style-name="T3">ç</text:span>us.</text:p>
      <text:p text:style-name="P81"><text:span text:style-name="T19">Cette tragi-com</text:span><text:span text:style-name="T20">é</text:span><text:span text:style-name="T19">die de </text:span><text:span text:style-name="T40">Lygdamon et Lydias</text:span><text:span text:style-name="T19"> est dans</text:span><text:span text:style-name="T22"> </text:span><text:span text:style-name="T19">la mani</text:span><text:span text:style-name="T20">è</text:span><text:span text:style-name="T19">re de presque toutes celles de ce temps-l</text:span><text:span text:style-name="T20">à</text:span><text:span text:style-name="T19">. En voici un </text:span><text:span text:style-name="T20">é</text:span><text:span text:style-name="T19">chantillon : Lygdamon, amant rebut</text:span><text:span text:style-name="T20">é</text:span><text:span text:style-name="T22"> </text:span><text:span text:style-name="T19">de Sylvie, ouvre la sc</text:span><text:span text:style-name="T20">è</text:span><text:span text:style-name="T19">ne par un monologue o</text:span><text:span text:style-name="T20">ù</text:span><text:span text:style-name="T22"> </text:span><text:span text:style-name="T19">il agite cette question, s'il terminera sa triste</text:span><text:span text:style-name="T22"> </text:span><text:span text:style-name="T19">existence au moyen l'un licol ou d'une </text:span><text:span text:style-name="T20">é</text:span><text:span text:style-name="T19">p</text:span><text:span text:style-name="T20">é</text:span><text:span text:style-name="T19">e, ou</text:span><text:span text:style-name="T22"> </text:span><text:span text:style-name="T19">s'il se pr</text:span><text:span text:style-name="T20">écipitera d’un r</text:span><text:span text:style-name="T19">ocher </text:span><text:span text:style-name="T20">à</text:span><text:span text:style-name="T19"> terre, ou s'il se</text:span><text:bookmark-start text:name="bookmark27"/><text:span text:style-name="T22"> </text:span><text:span text:style-name="T19">jettera </text:span><text:span text:style-name="T20">à</text:span><text:span text:style-name="T19"> l'eau. Pendant la d</text:span><text:span text:style-name="T20">é</text:span><text:span text:style-name="T19">lib</text:span><text:span text:style-name="T20">é</text:span><text:span text:style-name="T19">ration, survient la belle Sylvie, toute r</text:span><text:span text:style-name="T20">ê</text:span><text:span text:style-name="T19">veuse. Alors s'engage entre eux ce dialogue </text:span><text:span text:style-name="T20">é</text:span><text:span text:style-name="T19">trange :</text:span><text:bookmark-end text:name="bookmark27"/></text:p>
      <text:p text:style-name="P23"/>
      <text:p text:style-name="P20">lygdamon</text:p>
      <text:p text:style-name="P34"><text:soft-page-break/><text:span text:style-name="T3">À</text:span> ce coup, je vous prends dedans la r<text:span text:style-name="T3">ê</text:span>verie.</text:p>
      <text:p text:style-name="P37"/>
      <text:p text:style-name="P20">sylvie</text:p>
      <text:p text:style-name="P34">Le seul <text:span text:style-name="T3">é</text:span>mail des fleurs me servait d'entretien :</text:p>
      <text:p text:style-name="P34">Je r<text:span text:style-name="T3">ê</text:span>vais, comme ceux qui ne pensent <text:span text:style-name="T3">à</text:span> rien.</text:p>
      <text:p text:style-name="P37"/>
      <text:p text:style-name="P20">lygdamon</text:p>
      <text:p text:style-name="P34">Votre teint que j'adore a de plus belles roses,</text:p>
      <text:p text:style-name="P34">Et votre esprit n'agit que sur de grandes choses.</text:p>
      <text:p text:style-name="P23"/>
      <text:p text:style-name="P20">sylvie</text:p>
      <text:p text:style-name="P34">Il est vrai, j'admirais la hauteur de ces bois.</text:p>
      <text:p text:style-name="P37"/>
      <text:p text:style-name="P20">lygdamon</text:p>
      <text:p text:style-name="P34">Admirez mon amour, <text:span text:style-name="T51">plus </text:span>grande mille fois.</text:p>
      <text:p text:style-name="P23"/>
      <text:p text:style-name="P20">sylvie</text:p>
      <text:p text:style-name="P34">Que l'aspect est plaisant de cette for<text:span text:style-name="T3">ê</text:span>t sombre !</text:p>
      <text:p text:style-name="P23"/>
      <text:p text:style-name="P20">lygdamon</text:p>
      <text:p text:style-name="P34">C'est o<text:span text:style-name="T3">ù</text:span> votre froideur se conserve dans l'ombre.</text:p>
      <text:p text:style-name="P23"/>
      <text:p text:style-name="P20">sylvie</text:p>
      <text:p text:style-name="P34">Je n'ai jamais ri<text:span text:style-name="T3">en vu de si beau que les cieux !</text:span></text:p>
      <text:p text:style-name="P37"/>
      <text:p text:style-name="P20">lygdamon</text:p>
      <text:p text:style-name="P34">Eh quoi ! votre miroir ne peint-il pas vos yeux ?</text:p>
      <text:p text:style-name="P37"/>
      <text:p text:style-name="P20">sylvie</text:p>
      <text:p text:style-name="P33"><text:span text:style-name="T40">Que le bruit de cette onde a d'agr</text:span><text:span text:style-name="T41">é</text:span><text:span text:style-name="T40">ables charmes !</text:span></text:p>
      <text:p text:style-name="P12"/>
      <text:p text:style-name="P20">lygdamon</text:p>
      <text:p text:style-name="P34">Pouvez-vous voir de l'eau sans penser <text:span text:style-name="T3">à</text:span> mes larmes ?</text:p>
      <text:p text:style-name="P37"/>
      <text:p text:style-name="P20">sylvie</text:p>
      <text:p text:style-name="P34">Je cherche dans ces pr<text:span text:style-name="T3">é</text:span>s la fra<text:span text:style-name="T3">î</text:span>cheur des z<text:span text:style-name="T3">é</text:span>phyrs.</text:p>
      <text:p text:style-name="P23"/>
      <text:p text:style-name="P20">lygdamon</text:p>
      <text:p text:style-name="P34">Vous devez ce plaisir au vent de mes soupirs.</text:p>
      <text:p text:style-name="P23"/>
      <text:p text:style-name="P20">sylvie</text:p>
      <text:p text:style-name="P34">Que d'herbes, que de fleurs vont bigarrant ces plaines !</text:p>
      <text:p text:style-name="P23"/>
      <text:p text:style-name="P20"><text:soft-page-break/>lygdamon</text:p>
      <text:p text:style-name="P34">Leur nombre est plus<text:span text:style-name="T3"> petit que celui de mes peines !</text:span></text:p>
      <text:p text:style-name="P23"/>
      <text:p text:style-name="P20">sylvie</text:p>
      <text:p text:style-name="P34">Les <text:span text:style-name="T3">œ</text:span>illets et les lys se rencontrent ici.</text:p>
      <text:p text:style-name="P23"/>
      <text:p text:style-name="P20">lygdamon</text:p>
      <text:p text:style-name="P34">Oui, sur votre visage, et dans moi le souci !</text:p>
      <text:p text:style-name="P37"/>
      <text:p text:style-name="P20">sylvie</text:p>
      <text:p text:style-name="P34">Que ces bois d'a<text:span text:style-name="T3">lentour ont de routes diverses !</text:span></text:p>
      <text:p text:style-name="P23"/>
      <text:p text:style-name="P20">lygdam on</text:p>
      <text:p text:style-name="P34">Autant que mon amour <text:span text:style-name="T3">é</text:span>prouve de traverses<text:span text:style-name="T4"> </text:span><text:span text:style-name="T3">!</text:span></text:p>
      <text:p text:style-name="P23"/>
      <text:p text:style-name="P20">sylvie</text:p>
      <text:p text:style-name="P34">Ce petit papillon ne m'abandonne pas.</text:p>
      <text:p text:style-name="P23"/>
      <text:p text:style-name="P20">lygdamon</text:p>
      <text:p text:style-name="P34">Mon c<text:span text:style-name="T3">œ</text:span>ur de la fa<text:span text:style-name="T3">ç</text:span>on accompagne vos pas.</text:p>
      <text:p text:style-name="P23"/>
      <text:p text:style-name="P20">sylvie</text:p>
      <text:p text:style-name="P34">Que le chant des oiseaux me chatouille l'oreille !</text:p>
      <text:p text:style-name="P33"><text:span text:style-name="T40">Que de tons, que d'accords ! oyez quelle merveille</text:span><text:span text:style-name="T42"> </text:span><text:span text:style-name="T41">!</text:span></text:p>
      <text:p text:style-name="P12"/>
      <text:p text:style-name="P20">lygdamon</text:p>
      <text:p text:style-name="P34">H<text:span text:style-name="T3">é</text:span>las ! belle Sylvie, un dieu les fait chanter,</text:p>
      <text:p text:style-name="P34">Que vous allez fuyant pour ne me contenter !</text:p>
      <text:p text:style-name="P24"/>
      <text:p text:style-name="P22">sylvie</text:p>
      <text:p text:style-name="P34">De gr<text:span text:style-name="T3">â</text:span>ce, Lygdamon, faites-le-moi conna<text:span text:style-name="T3">î</text:span>tre.</text:p>
      <text:p text:style-name="P23"/>
      <text:p text:style-name="P20">lygdamon</text:p>
      <text:p text:style-name="P34">Donc vous n'acconnaissez ce que vous faites na<text:span text:style-name="T3">î</text:span>tre ?</text:p>
      <text:p text:style-name="P37"/>
      <text:p text:style-name="P20">sylvie</text:p>
      <text:p text:style-name="P34">Chaste, je n'ai point eu d'enfant jusqu'<text:span text:style-name="T3">à</text:span> ce jour.</text:p>
      <text:p text:style-name="P23"/>
      <text:p text:style-name="P20">lygdamon</text:p>
      <text:p text:style-name="P34">Si, avez.</text:p>
      <text:p text:style-name="P20">sylvie</text:p>
      <text:p text:style-name="P34"><text:span text:style-name="T18"><text:tab/><text:tab/><text:tab/></text:span>Nommez-le.</text:p>
      <text:p text:style-name="P23"/>
      <text:p text:style-name="P20"><text:soft-page-break/>lygdamon</text:p>
      <text:p text:style-name="P34"><text:span text:style-name="T18"><text:tab/><text:tab/><text:tab/><text:tab/><text:tab/><text:tab/></text:span>Chacun l'appelle Amour.</text:p>
      <text:p text:style-name="P37"/>
      <text:p text:style-name="P69">Pour un homme qui va se tuer, voil<text:span text:style-name="T3">à</text:span> un esprit dispos et all<text:span text:style-name="T3">è</text:span>gre ! Quelle escrime ! Que de pointes dans toutes ces r<text:span text:style-name="T3">é</text:span>pliques ! Elles rappellent ce jeu innocent, les ressemblances et les diff<text:span text:style-name="T3">é</text:span>rences. Que de ridicules antith<text:span text:style-name="T3">è</text:span>ses ! et quels calembours !</text:p>
      <text:p text:style-name="P81"><text:span text:style-name="T19">C'</text:span><text:span text:style-name="T20">é</text:span><text:span text:style-name="T19">tait l'auteur de pareils vers qui critiquait ceux de Corneille et faisait la le</text:span><text:span text:style-name="T20">ç</text:span><text:span text:style-name="T19">on au po</text:span><text:span text:style-name="T20">è</text:span><text:span text:style-name="T19">te du </text:span><text:span text:style-name="T29">Cid</text:span><text:span text:style-name="T19"> sur le ton que vous venez d'entendre. </text:span><text:span text:style-name="T20">«</text:span><text:span text:style-name="T19"> </text:span><text:span text:style-name="T20">É</text:span><text:span text:style-name="T19">tant ce que je suis! </text:span><text:span text:style-name="T20">»</text:span><text:span text:style-name="T19"> On voit parfois de singuli</text:span><text:span text:style-name="T20">è</text:span><text:span text:style-name="T19">res choses : Scud</text:span><text:span text:style-name="T20">é</text:span><text:span text:style-name="T19">ry rival de Corneille, Pradon rival de Racine ; l'histoire de la litt</text:span><text:span text:style-name="T20">é</text:span><text:span text:style-name="T19">rature offre de ces ph</text:span><text:span text:style-name="T20">é</text:span><text:span text:style-name="T19">nom</text:span><text:span text:style-name="T20">è</text:span><text:span text:style-name="T19">nes curieux. </text:span><text:span text:style-name="T20">«</text:span><text:span text:style-name="T19"> Les r</text:span><text:span text:style-name="T20">é</text:span><text:span text:style-name="T19">putations, dans l</text:span><text:span text:style-name="T20">’</text:span><text:span text:style-name="T19">opinion publique, dit quelque part Victor Hugo, sont comme des liquides de diff</text:span><text:span text:style-name="T20">é</text:span><text:span text:style-name="T19">rents poids dans un m</text:span><text:span text:style-name="T20">ê</text:span><text:span text:style-name="T19">me vase. Qu'on agite le vase, on parviendra ais</text:span><text:span text:style-name="T20">é</text:span><text:span text:style-name="T24">­</text:span><text:span text:style-name="T19">ment </text:span><text:span text:style-name="T20">à</text:span><text:span text:style-name="T19"> m</text:span><text:span text:style-name="T20">ê</text:span><text:span text:style-name="T19">ler les liqueurs ; qu'on le laisse reposer, elles rep</text:span><text:span text:style-name="T20">rendront toutes, lentement et d’</text:span><text:span text:style-name="T19">elles-m</text:span><text:span text:style-name="T20">ê</text:span><text:span text:style-name="T19">mes,</text:span><text:span text:style-name="T20"> l’</text:span><text:span text:style-name="T19">ordre que leurs pesanteurs et leur nature leur assignent. </text:span><text:span text:style-name="T20">»</text:span></text:p>
      <text:p text:style-name="P81"><text:span text:style-name="T19">Scud</text:span><text:span text:style-name="T20">é</text:span><text:span text:style-name="T19">ry ne s'en tint pas </text:span><text:span text:style-name="T20">à</text:span><text:span text:style-name="T19"> ses </text:span><text:span text:style-name="T29">Observations sur le Cid</text:span><text:span text:style-name="T19">. Attribuant </text:span><text:span text:style-name="T20">à</text:span><text:span text:style-name="T19"> Corneille une r</text:span><text:span text:style-name="T20">é</text:span><text:span text:style-name="T19">ponse intitu­l</text:span><text:span text:style-name="T20">é</text:span><text:span text:style-name="T19">e : </text:span><text:span text:style-name="T29">D</text:span><text:span text:style-name="T30">é</text:span><text:span text:style-name="T29">fense du Cid</text:span><text:span text:style-name="T19">, il lan</text:span><text:span text:style-name="T20">ç</text:span><text:span text:style-name="T19">a diverses fanfaron­nades, dont quelques-unes ressemblaient </text:span><text:span text:style-name="T20">à</text:span><text:span text:style-name="T19"> des provocations. Corneille se d</text:span><text:span text:style-name="T20">é</text:span><text:span text:style-name="T19">cida enfin </text:span><text:span text:style-name="T20">à</text:span><text:span text:style-name="T19"> lui r</text:span><text:span text:style-name="T20">é</text:span><text:span text:style-name="T19">pondre par une assez longue lettre, qu'il appela : </text:span><text:span text:style-name="T29">Lettre apolog</text:span><text:span text:style-name="T30">é</text:span><text:span text:style-name="T29">tique</text:span><text:span text:style-name="T19">, et qui commence ainsi :</text:span></text:p>
      <text:p text:style-name="P68"/>
      <text:p text:style-name="P33"><text:span text:style-name="T24"><text:tab/></text:span><text:span text:style-name="T41">«</text:span><text:span text:style-name="T40"> Monsieur,</text:span></text:p>
      <text:p text:style-name="P82">Il ne vous suffit pas que votre libelle me d<text:span text:style-name="T3">é</text:span>chire en public ; vos lettres me viennent quereller jusque dans mon cabinet ; et vous m'envoyez d'injustes accusations<text:span text:style-name="T18">,</text:span> lorsque vous me devez pour le moins des excuses.</text:p>
      <text:p text:style-name="P82">Je n'ai point fait la pi<text:span text:style-name="T3">è</text:span>ce que vous m'imputez et qui vous pique ; je l'ai re<text:span text:style-name="T3">ç</text:span>ue de Paris, avec une lettre qui m'a appris le nom de son auteur...</text:p>
      <text:p text:style-name="P81"><text:span text:style-name="T40">Tout ce que je puis vous dire, c'est que je ne doute ni de votre noblesse ni de votre vaillance, et qu'aux choses de cette nature, o</text:span><text:span text:style-name="T41">ù</text:span><text:span text:style-name="T40"> je n'ai point d'int</text:span><text:span text:style-name="T41">é</text:span><text:span text:style-name="T40">r</text:span><text:span text:style-name="T41">ê</text:span><text:span text:style-name="T40">t, je crois le monde sur sa parole. Ne m</text:span><text:span text:style-name="T41">ê</text:span><text:span text:style-name="T40">lons point de pareilles difficult</text:span><text:span text:style-name="T41">é</text:span><text:span text:style-name="T40">s parmi nos</text:span></text:p>
      <text:p text:style-name="P94"><text:span text:style-name="T40">diff</text:span><text:span text:style-name="T41">é</text:span><text:span text:style-name="T40">rends. Il n'est pas question de savoir de com­bien vous </text:span><text:span text:style-name="T41">ê</text:span><text:span text:style-name="T40">tes plus noble ou plus vaillant que moi, pour juger de combien </text:span><text:span text:style-name="T29">le Cid</text:span><text:span text:style-name="T19"> </text:span><text:span text:style-name="T40">est meilleur que</text:span><text:span text:style-name="T19"> </text:span><text:span text:style-name="T30">l’</text:span><text:span text:style-name="T29">Amant lib</text:span><text:span text:style-name="T30">é</text:span><text:span text:style-name="T29">ral</text:span><text:span text:style-name="T19"> (</text:span><text:span text:style-name="T40">tragi-com</text:span><text:span text:style-name="T41">é</text:span><text:span text:style-name="T40">die de Scud</text:span><text:span text:style-name="T41">é</text:span><text:span text:style-name="T40">ry)... Ne vous </text:span><text:span text:style-name="T41">ê</text:span><text:span text:style-name="T40">tes-vous pas souvenu que</text:span><text:span text:style-name="T19"> </text:span><text:span text:style-name="T29">le Cid</text:span><text:span text:style-name="T19"> </text:span><text:span text:style-name="T40">a </text:span><text:span text:style-name="T41">é</text:span><text:span text:style-name="T40">t</text:span><text:span text:style-name="T41">é</text:span><text:span text:style-name="T19"> </text:span><text:span text:style-name="T40">repr</text:span><text:span text:style-name="T41">é</text:span><text:span text:style-name="T40">sent</text:span><text:span text:style-name="T41">é</text:span><text:span text:style-name="T40"> trois fois au Louvre et deux fois </text:span><text:span text:style-name="T41">à</text:span><text:span text:style-name="T40"> l'h</text:span><text:span text:style-name="T41">ô</text:span><text:span text:style-name="T40">tel de Richelieu ? Quand vous avez trait</text:span><text:span text:style-name="T41">é</text:span><text:span text:style-name="T40"> la pauvre Chim</text:span><text:span text:style-name="T41">è</text:span><text:span text:style-name="T40">ne d'impudique, de prostitu</text:span><text:span text:style-name="T41">é</text:span><text:span text:style-name="T40">e, de parricide, de monstre, ne vous </text:span><text:span text:style-name="T41">ê</text:span><text:span text:style-name="T40">tes-vous pas sou­venu que la Reine, les princesses, et les plus ver­tueuses dames de la Cour et de Paris l'ont re</text:span><text:span text:style-name="T41">ç</text:span><text:span text:style-name="T40">ue et caress</text:span><text:span text:style-name="T41">é</text:span><text:span text:style-name="T40">e en fille d'honneur ? Quand vous m'avez reproch</text:span><text:span text:style-name="T41">é</text:span><text:span text:style-name="T40"> mes vanit</text:span><text:span text:style-name="T41">é</text:span><text:span text:style-name="T40">s, et nomm</text:span><text:span text:style-name="T41">é</text:span><text:span text:style-name="T40"> le comte de Gormas un capitan de com</text:span><text:span text:style-name="T41">é</text:span><text:span text:style-name="T40">die, ne vous </text:span><text:span text:style-name="T41">ê</text:span><text:span text:style-name="T40">tes-vous pas souvenu que vous avez mis un</text:span><text:span text:style-name="T19"> </text:span><text:span text:style-name="T29">A qui lit</text:span><text:span text:style-name="T19"> </text:span><text:span text:style-name="T40">au-devant de</text:span><text:span text:style-name="T19"> </text:span><text:span text:style-name="T29">Lygdamon</text:span><text:span text:style-name="T19"> </text:span><text:span text:style-name="T40">? ni des autres chaleurs po</text:span><text:span text:style-name="T41">é</text:span><text:span text:style-name="T40">tiques et militaires, qui font rire le lecteur presque dans tous vos livres</text:span><text:span text:style-name="T42"> </text:span><text:span text:style-name="T41">?...</text:span><text:span text:style-name="T40"> </text:span><text:span text:style-name="T41">»</text:span></text:p>
      <text:p text:style-name="P12"/>
      <text:p text:style-name="P81"><text:span text:style-name="T19">Un </text:span><text:span text:style-name="T29">A qui lit</text:span><text:span text:style-name="T19">, il faut expliquer ce mot. Scud</text:span><text:span text:style-name="T20">é</text:span><text:span text:style-name="T19">ry, en t</text:span><text:span text:style-name="T20">ê</text:span><text:span text:style-name="T19">te de sa pi</text:span><text:span text:style-name="T20">è</text:span><text:span text:style-name="T19">ce de </text:span><text:span text:style-name="T29">Lygdamon</text:span><text:span text:style-name="T19"> au lieu de mettre </text:span><text:span text:style-name="T29">Avis au lecteur</text:span><text:span text:style-name="T19">, avait mis : </text:span><text:span text:style-name="T29">A qui lit</text:span><text:span text:style-name="T19">. Dans cet </text:span><text:span text:style-name="T29">A qui lit</text:span><text:span text:style-name="T19"> il se d</text:span><text:span text:style-name="T20">é</text:span><text:span text:style-name="T19">fendait du titre d'auteur, comme peu noble, peu s</text:span><text:span text:style-name="T20">é</text:span><text:span text:style-name="T19">ant </text:span><text:span text:style-name="T20">à</text:span><text:span text:style-name="T19"> un homme de qualit</text:span><text:span text:style-name="T20">é</text:span><text:span text:style-name="T19">, se van­tant d'</text:span><text:span text:style-name="T20">ê</text:span><text:span text:style-name="T19">tre sorti d' </text:span><text:span text:style-name="T20">«</text:span><text:span text:style-name="T19"> une maison o</text:span><text:span text:style-name="T20">ù</text:span><text:span text:style-name="T19"> l'on n'avait jamais eu de plume qu'au chapeau </text:span><text:span text:style-name="T20">»</text:span><text:span text:style-name="T19">, et ajoutait : </text:span><text:span text:style-name="T20">«</text:span><text:span text:style-name="T19"> Je veux apprendre </text:span><text:span text:style-name="T20">à</text:span><text:span text:style-name="T19"> </text:span><text:span text:style-name="T20">é</text:span><text:span text:style-name="T19">crire de la main gauche, afin d'employer la droite plus noblement. </text:span><text:span text:style-name="T20">»</text:span></text:p>
      <text:p text:style-name="P69">C'est ainsi que le duc de Saint-Simon dira : <text:span text:style-name="T3">«</text:span><text:span text:style-name="T4"> </text:span>Je<text:span text:style-name="T1"> </text:span>ne fus jamais un sujet acad<text:span text:style-name="T3">é</text:span>mique. <text:span text:style-name="T3">»</text:span> Au milieu du dix-huiti<text:span text:style-name="T3">è</text:span>me si<text:span text:style-name="T3">è</text:span>cle seulement, le titre d'homme de lettres deviendra un titre de noblesse, <text:span text:style-name="T3">é</text:span>gal ou sup<text:span text:style-name="T3">é</text:span>rieur aux autres.</text:p>
      <text:p text:style-name="P81"><text:span text:style-name="T19">Plus loin, dans cette m</text:span><text:span text:style-name="T20">ê</text:span><text:span text:style-name="T19">me </text:span><text:span text:style-name="T29">Lettre apolog</text:span><text:span text:style-name="T30">é</text:span><text:span text:style-name="T29">tique</text:span><text:span text:style-name="T19">, Corneille se d</text:span><text:span text:style-name="T20">é</text:span><text:span text:style-name="T19">fendait ainsi de l'accusation de plagiat : </text:span><text:span text:style-name="T20">«</text:span><text:span text:style-name="T19"> Vous m'avez voulu faire passer pour simple traducteur, sous ombre de soixante et douze vers que vous marquez sur un ouvrage de deux mille, et que ceux qui s'y connaissent n'appelle­ront jamais de simples traductions. Vous avez d</text:span><text:span text:style-name="T20">é</text:span><text:span text:style-name="T19">clam</text:span><text:span text:style-name="T20">é</text:span><text:span text:style-name="T19"> contre moi pour avoir tu le nom de l'au­teur espagnol, bien que vous ne l'ayez appris que de moi, et que vous sachiez fort bien que je ne l'ai c</text:span><text:span text:style-name="T20">é</text:span><text:span text:style-name="T19">l</text:span><text:span text:style-name="T20">é</text:span><text:span text:style-name="T19"> </text:span><text:span text:style-name="T20">à</text:span><text:span text:style-name="T19"> personne, et que m</text:span><text:span text:style-name="T20">ê</text:span><text:span text:style-name="T19">me j'en ai port</text:span><text:span text:style-name="T20">é</text:span><text:span text:style-name="T19"> l'original en sa langue </text:span><text:span text:style-name="T20">à</text:span><text:span text:style-name="T19"> monseigneur le Cardinal, votre ma</text:span><text:span text:style-name="T20">î</text:span><text:span text:style-name="T19">tre et le mien. Enfin, vous avez voulu m'arracher en un jour ce que pr</text:span><text:span text:style-name="T20">è</text:span><text:span text:style-name="T19">s de trente ans d'</text:span><text:span text:style-name="T20">é</text:span><text:span text:style-name="T19">tude m'ont acquis (cependant Corneille n'avait que trente ans). Il n'a pas tenu </text:span><text:span text:style-name="T20">à</text:span><text:span text:style-name="T19"> vous que, du premier lieu, o</text:span><text:span text:style-name="T20">ù</text:span><text:span text:style-name="T19"> beaucoup d'honn</text:span><text:span text:style-name="T20">ê</text:span><text:span text:style-name="T19">tes gens me placent, je ne sois descendu au-dessous de Claveret.</text:span></text:p>
      <text:p text:style-name="P81"><text:span text:style-name="T19">Et, pour r</text:span><text:span text:style-name="T20">é</text:span><text:span text:style-name="T19">parer des offenses si sensibles, vous croyez faire assez de m'exhorter </text:span><text:span text:style-name="T20">à</text:span><text:span text:style-name="T19"> vous r</text:span><text:span text:style-name="T20">é</text:span><text:span text:style-name="T19">pondre sans outrage, de peur, dites-vous, de nous repentir apr</text:span><text:span text:style-name="T20">è</text:span><text:span text:style-name="T19">s tous deux de nos folies. Vous me mandez imp</text:span><text:span text:style-name="T20">é</text:span><text:span text:style-name="T19">rieusement que, malgr</text:span><text:span text:style-name="T20">é</text:span><text:span text:style-name="T19"> nos gail­lardises pass</text:span><text:span text:style-name="T20">é</text:span><text:span text:style-name="T19">es, je sois encore votre ami, afin que vous soyez encore le mien ; comme si votre</text:span><text:span text:style-name="T22"> </text:span><text:span text:style-name="T19">amiti</text:span><text:span text:style-name="T20">é</text:span><text:span text:style-name="T19"> me devait </text:span><text:span text:style-name="T20">ê</text:span><text:span text:style-name="T19">tre fort pr</text:span><text:span text:style-name="T20">é</text:span><text:span text:style-name="T19">cieuse apr</text:span><text:span text:style-name="T20">è</text:span><text:span text:style-name="T19">s cette incartade, et que je dusse prendre garde seulement au peu de mal que vous m'avez fait, et non pas </text:span><text:span text:style-name="T20">à</text:span><text:span text:style-name="T19"> celui que vous m'avez voulu faire... Je ne suis point homme d'</text:span><text:span text:style-name="T20">é</text:span><text:span text:style-name="T19">claircissement ; vous </text:span><text:span text:style-name="T20">ê</text:span><text:span text:style-name="T19">tes en s</text:span><text:span text:style-name="T20">û</text:span><text:span text:style-name="T24">­</text:span><text:span text:style-name="T19">ret</text:span><text:span text:style-name="T20">é</text:span><text:span text:style-name="T19"> de ce c</text:span><text:span text:style-name="T20">ô</text:span><text:span text:style-name="T19">t</text:span><text:span text:style-name="T20">é</text:span><text:span text:style-name="T19">-l</text:span><text:span text:style-name="T20">à</text:span><text:span text:style-name="T19">... </text:span><text:span text:style-name="T20">»</text:span></text:p>
      <text:p text:style-name="P81"><text:span text:style-name="T19">Sur ce passage, M. Guizot fait la remarque sui­vante : </text:span><text:span text:style-name="T20">«</text:span><text:span text:style-name="T19"> Il y a </text:span><text:span text:style-name="T20">é</text:span><text:span text:style-name="T19">videmment pour Corneille deux esp</text:span><text:span text:style-name="T20">è</text:span><text:span text:style-name="T19">ces d'honneur bien distinctes, qu'il lui para</text:span><text:span text:style-name="T20">î</text:span><text:span text:style-name="T19">t d'autant plus ridicule de confondre, que l'une des deux n'est pas </text:span><text:span text:style-name="T20">à</text:span><text:span text:style-name="T19"> son usage. L'homme qui, dans </text:span><text:span text:style-name="T29">le Cid</text:span><text:span text:style-name="T19">, </text:span><text:soft-page-break/><text:span text:style-name="T19">avait port</text:span><text:span text:style-name="T20">é</text:span><text:span text:style-name="T19"> si haut les devoirs que l'honneur impose aux braves, ne se croyait point oblig</text:span><text:span text:style-name="T20">é</text:span><text:span text:style-name="T19"> de l'</text:span><text:span text:style-name="T20">ê</text:span><text:span text:style-name="T19">tre et regardait son courage en ce genre comme tout-</text:span><text:span text:style-name="T20">à</text:span><text:span text:style-name="T19">-fait </text:span><text:span text:style-name="T20">é</text:span><text:span text:style-name="T19">tranger </text:span><text:span text:style-name="T20">à</text:span><text:span text:style-name="T19"> la question. Corneille n'</text:span><text:span text:style-name="T20">é</text:span><text:span text:style-name="T19">tait plus alors ni le comte de Gormas, ni Rodrigue, mais un homme dont la gloire consistait </text:span><text:span text:style-name="T20">à</text:span><text:span text:style-name="T19"> faire de beaux vers, et non </text:span><text:span text:style-name="T20">à</text:span><text:span text:style-name="T19"> se battre ; capable de braver le m</text:span><text:span text:style-name="T20">é</text:span><text:span text:style-name="T19">contentement d'un ministre pour soutenir les vers qui le faisaient admirer de tous, et non de s</text:span><text:span text:style-name="T20">’</text:span><text:span text:style-name="T19"> exposer </text:span><text:span text:style-name="T20">à</text:span><text:span text:style-name="T19"> un coup d'</text:span><text:span text:style-name="T20">é</text:span><text:span text:style-name="T19">p</text:span><text:span text:style-name="T20">é</text:span><text:span text:style-name="T19">e pour </text:span><text:span text:style-name="T20">é</text:span><text:span text:style-name="T19">tablir une r</text:span><text:span text:style-name="T20">é</text:span><text:span text:style-name="T19">pu­tation de courage qui ne faisait rien </text:span><text:span text:style-name="T20">à</text:span><text:span text:style-name="T19"> personne. Il lui paraissait bizarre qu'une telle id</text:span><text:span text:style-name="T20">é</text:span><text:span text:style-name="T19">e se m</text:span><text:span text:style-name="T20">ê</text:span><text:span text:style-name="T19">l</text:span><text:span text:style-name="T20">â</text:span><text:span text:style-name="T19">t </text:span><text:span text:style-name="T20">à</text:span><text:span text:style-name="T19"> une discussion litt</text:span><text:span text:style-name="T20">é</text:span><text:span text:style-name="T19">raire ; il confondait dans le m</text:span><text:span text:style-name="T20">ê</text:span><text:span text:style-name="T19">me m</text:span><text:span text:style-name="T20">é</text:span><text:span text:style-name="T19">pris le d</text:span><text:span text:style-name="T20">é</text:span><text:span text:style-name="T19">fi de Scud</text:span><text:span text:style-name="T20">é</text:span><text:span text:style-name="T19">ry et ses arguments, ne daignait pas plus r</text:span><text:span text:style-name="T20">é</text:span><text:span text:style-name="T19">pondre </text:span><text:span text:style-name="T20">à</text:span><text:span text:style-name="T19"> l'un qu'aux autres,</text:span><text:span text:style-name="T22"> </text:span><text:span text:style-name="T19">et ne se croyait pas plus d</text:span><text:span text:style-name="T20">é</text:span><text:span text:style-name="T19">shonor</text:span><text:span text:style-name="T20">é</text:span><text:span text:style-name="T19"> pour </text:span><text:span text:style-name="T20">ê</text:span><text:span text:style-name="T19">tre moins</text:span><text:span text:style-name="T22"> </text:span><text:span text:style-name="T19">vaillant qu'un homme d'</text:span><text:span text:style-name="T20">é</text:span><text:span text:style-name="T19">p</text:span><text:span text:style-name="T20">é</text:span><text:span text:style-name="T19">e, qu'il ne pouvait l'</text:span><text:span text:style-name="T20">ê</text:span><text:span text:style-name="T19">tre pour ne pas faire un m</text:span><text:span text:style-name="T20">é</text:span><text:span text:style-name="T19">tier qui n'</text:span><text:span text:style-name="T20">é</text:span><text:span text:style-name="T19">tait pas le sien ; tant il </text:span><text:span text:style-name="T20">é</text:span><text:span text:style-name="T19">tait convaincu que ce n'</text:span><text:span text:style-name="T20">é</text:span><text:span text:style-name="T19">tait pas </text:span><text:span text:style-name="T20">à</text:span><text:span text:style-name="T19"> sa bravoure que s'attachait l'honneur du nom de Corneille ! </text:span><text:span text:style-name="T20">»</text:span></text:p>
      <text:p text:style-name="P69">Il me para<text:span text:style-name="T3">î</text:span>t que M. Guizot, dans cette remarque, du reste approbative, a, si je l'ose dire, la main un peu lourde. <text:span text:style-name="T3">«</text:span> Corneille, dit-il, ne se croyait point oblig<text:span text:style-name="T3">é</text:span> d'<text:span text:style-name="T3">ê</text:span>tre brave. <text:span text:style-name="T3">»</text:span> Cela semblerait indi­quer qu'on suppose qu'il e<text:span text:style-name="T3">û</text:span>t <text:span text:style-name="T3">é</text:span>t<text:span text:style-name="T3">é</text:span> incapable de se<text:span text:style-name="T1"> </text:span>battre en duel, m<text:span text:style-name="T3">ê</text:span>me pour un motif s<text:span text:style-name="T3">é</text:span>rieux. Sup­position gratuite. Par ces mots : <text:span text:style-name="T3">«</text:span> Je ne suis point homme d'<text:span text:style-name="T3">é</text:span>claircissement <text:span text:style-name="T3">»</text:span>, il professe simplement qu'il n'entre pas dans ce qu'on appelle <text:span text:style-name="T3">«</text:span> le point d'honneur <text:span text:style-name="T3">»</text:span>, chose qui ne regarde que les gen<text:span text:style-name="T3">tilshommes </text:span>; et que, quant <text:span text:style-name="T3">à</text:span> lui, il ne croit pas avoir <text:span text:style-name="T3">à</text:span> demander raison, contre la loi et les <text:span text:style-name="T3">é</text:span>dits du Roi, de tel ou tel mo<text:span text:style-name="T3">t, plus ou moins blessant dans l’</text:span>intention de Scud<text:span text:style-name="T3">é</text:span>ry, mais qui ne le tou­che point lorsqu'il ne s'agit que de po<text:span text:style-name="T3">é</text:span>sie bonne ou mauvaise. A notre avis, Corneille satisfait aux deux esp<text:span text:style-name="T3">è</text:span>ces d'honneur, en terminant ainsi : <text:span text:style-name="T3">«</text:span> Quand vous me demanderez mon amiti<text:span text:style-name="T3">é</text:span> avec des termes plus civils, j'ai assez de bont<text:span text:style-name="T3">é</text:span> pour ne vous la refuser pas, et pour me taire sur les d<text:span text:style-name="T3">é</text:span>fauts de votre esprit, que vous <text:span text:style-name="T3">é</text:span>talez dans vos livres. Jusque-l<text:span text:style-name="T3">à</text:span>, je suis assez glorieux pour dire que je ne vous crains ni ne vous aime. <text:span text:style-name="T3">»</text:span></text:p>
      <text:p text:style-name="P69">Il me semble, pour moi, que cela est assez net et assez digne. Je trouve donc que M. Guizot, au lieu de dire que Corneille <text:span text:style-name="T3">«</text:span> ne se croyait point oblig<text:span text:style-name="T3">é</text:span> d'<text:span text:style-name="T3">ê</text:span>tre brave <text:span text:style-name="T3">»</text:span>, aurait d<text:span text:style-name="T3">û</text:span> simplement dire que, dans cette conjoncture, il n'y avait point lieu <text:span text:style-name="T3">à</text:span> l'<text:span text:style-name="T3">ê</text:span>tre ou <text:span text:style-name="T3">à</text:span> ne l'<text:span text:style-name="T3">ê</text:span>tre pas, attendu que des coups d'<text:span text:style-name="T3">é</text:span>p<text:span text:style-name="T3">é</text:span>e, dans une discussion litt<text:span text:style-name="T3">é</text:span>raire, ne sont pas des arguments. Ce qui reste vrai, mais nullement bl<text:span text:style-name="T3">â</text:span>mable, ni <text:span text:style-name="T3">à</text:span> reprendre si peu que ce soit, c'est que Corneille, apr<text:span text:style-name="T3">è</text:span>s les grands coups d'<text:span text:style-name="T3">é</text:span>p<text:span text:style-name="T3">é</text:span>e de ses h<text:span text:style-name="T3">é</text:span>ros dans sa tragi-com<text:span text:style-name="T3">é</text:span>die, redevenait le bour­geois bonhomme et d'un sens exact, le Rouennais<text:span text:style-name="T1"> </text:span>de sang-froid. Autre chose est le th<text:span text:style-name="T3">éâ</text:span>tre, avec<text:span text:style-name="T1"> </text:span>ses r<text:span text:style-name="T3">ô</text:span>les tout en dehors et pouss<text:span text:style-name="T3">é</text:span>s <text:span text:style-name="T3">à</text:span> l'effet, autre chose est la vie r<text:span text:style-name="T3">é</text:span>elle et priv<text:span text:style-name="T3">é</text:span>e. De m<text:span text:style-name="T3">ê</text:span>me qu'il y a, dans l'<text:span text:style-name="T3">é</text:span>loquence, ce que l'on nomme les m<text:span text:style-name="T3">œ</text:span>urs oratoires, o<text:span text:style-name="T3">ù</text:span> l'on para<text:span text:style-name="T3">î</text:span>t orn<text:span text:style-name="T3">é</text:span> de toutes les vertus sans avoir l'air d'y songer, il y a dans les senti­ments dramatiques un certain grossissement n<text:span text:style-name="T3">é</text:span>ces­saire, comme dans les d<text:span text:style-name="T3">é</text:span>cors. La vie r<text:span text:style-name="T3">é</text:span>elle est autre, sans <text:span text:style-name="T3">ê</text:span>tre inf<text:span text:style-name="T3">é</text:span>rieure.</text:p>
      <text:p text:style-name="P81"><text:span text:style-name="T19">A cette </text:span><text:span text:style-name="T29">Lettre apolog</text:span><text:span text:style-name="T30">é</text:span><text:span text:style-name="T29">tique</text:span><text:span text:style-name="T19"> de Corneille, Scud</text:span><text:span text:style-name="T20">é</text:span><text:span text:style-name="T19">ry r</text:span><text:span text:style-name="T20">é</text:span><text:span text:style-name="T19">pliqua indirectement par une </text:span><text:span text:style-name="T29">Lettre </text:span><text:span text:style-name="T30">à</text:span><text:span text:style-name="T29"> l'illustre Acad</text:span><text:span text:style-name="T30">é</text:span><text:span text:style-name="T29">mie</text:span><text:span text:style-name="T19">, o</text:span><text:span text:style-name="T20">ù</text:span><text:span text:style-name="T19"> il la priait de prononcer sur la valeur de ses critiques et le m</text:span><text:span text:style-name="T20">é</text:span><text:span text:style-name="T19">rite de l'ouvrage critiqu</text:span><text:span text:style-name="T20">é</text:span><text:span text:style-name="T19">. En m</text:span><text:span text:style-name="T20">ê</text:span><text:span text:style-name="T19">me temps il remerciait Corneille de l'avoir</text:span><text:span text:style-name="T22"> </text:span><text:span text:style-name="T19">fait conna</text:span><text:span text:style-name="T20">î</text:span><text:span text:style-name="T19">tre comme l'auteur des </text:span><text:span text:style-name="T29">Observations</text:span><text:span text:style-name="T19">, et</text:span><text:span text:style-name="T22"> </text:span><text:span text:style-name="T19">n'en reniait point la paternit</text:span><text:span text:style-name="T20">é</text:span><text:span text:style-name="T24">.</text:span></text:p>
      <text:p text:style-name="P81"><text:soft-page-break/><text:span text:style-name="T19">Quant </text:span><text:span text:style-name="T20">à</text:span><text:span text:style-name="T19"> Claveret, qui, pour avoir colport</text:span><text:span text:style-name="T20">é</text:span><text:span text:style-name="T19"> l'ou­vrage de Mairet, avait re</text:span><text:span text:style-name="T20">ç</text:span><text:span text:style-name="T19">u de Corneille le coup de boutoir que nous venons de voir, il publia </text:span><text:span text:style-name="T20">à</text:span><text:span text:style-name="T19"> son tour un pamphlet, dans lequel il d</text:span><text:span text:style-name="T20">é</text:span><text:span text:style-name="T19">montra que Guillem de Castro </text:span><text:span text:style-name="T20">é</text:span><text:span text:style-name="T19">tait le v</text:span><text:span text:style-name="T20">é</text:span><text:span text:style-name="T19">ritable auteur du </text:span><text:span text:style-name="T29">Cid</text:span><text:span text:style-name="T19">. Faisant allusion aux bons offices de M. de Ch</text:span><text:span text:style-name="T20">â</text:span><text:span text:style-name="T19">lon, il disait, assez joliment : </text:span><text:span text:style-name="T20">«</text:span><text:span text:style-name="T19"> Il ne vous </text:span><text:span text:style-name="T20">é</text:span><text:span text:style-name="T19">tait pas bien difficile de faire un beau bouquet de jasmin d'Espagne, puisqu'on vous en a apport</text:span><text:span text:style-name="T20">é</text:span><text:span text:style-name="T19"> les fleurs toutes cueillie</text:span><text:span text:style-name="T20">s dans votre cabinet. »</text:span><text:span text:style-name="T19"> Apr</text:span><text:span text:style-name="T20">è</text:span><text:span text:style-name="T19">s avoir parl</text:span><text:span text:style-name="T20">é</text:span><text:span text:style-name="T19"> de l'orgueil du po</text:span><text:span text:style-name="T20">è</text:span><text:span text:style-name="T19">te, il finissait par des per­sonnalit</text:span><text:span text:style-name="T20">és agressives : «</text:span><text:span text:style-name="T21"> </text:span><text:span text:style-name="T19">Reconnaissez, en </text:span><text:span text:style-name="T20">é</text:span><text:span text:style-name="T19">change, que vous </text:span><text:span text:style-name="T20">ê</text:span><text:span text:style-name="T19">tes en prose le plus impertinent de ceux qui savent parler ; que la froideur et la stupidit</text:span><text:span text:style-name="T20">é</text:span><text:span text:style-name="T19"> de votre style sont telles, que votre entretien fait piti</text:span><text:span text:style-name="T20">é</text:span><text:span text:style-name="T19"> </text:span><text:span text:style-name="T20">à</text:span><text:span text:style-name="T19"> ceux qui souffrent vos visites ; et que, pour le regard des belles lettres, vous passez dans le beau monde pour le plus ridicule de tous les hommes. Ce sont des v</text:span><text:span text:style-name="T20">é</text:span><text:span text:style-name="T19">rit</text:span><text:span text:style-name="T20">é</text:span><text:span text:style-name="T19">s qui seront toujours confirm</text:span><text:span text:style-name="T20">é</text:span><text:span text:style-name="T19">es parmi les plus honn</text:span><text:span text:style-name="T20">ê</text:span><text:span text:style-name="T19">tes gens de Paris de l'un et de l'autre sexe, o</text:span><text:span text:style-name="T20">ù l’</text:span><text:span text:style-name="T19">on d</text:span><text:span text:style-name="T20">é</text:span><text:span text:style-name="T19">bite des histoires de votre mauvaise gr</text:span><text:span text:style-name="T20">â</text:span><text:span text:style-name="T19">ce (maladresse) </text:span><text:span text:style-name="T20">à</text:span><text:span text:style-name="T19"> faire rire la m</text:span><text:span text:style-name="T20">é</text:span><text:span text:style-name="T19">lan­colie m</text:span><text:span text:style-name="T20">ê</text:span><text:span text:style-name="T19">me, et pour lesquelles vous avez raison de vous enfuir (</text:span><text:span text:style-name="T20">à</text:span><text:span text:style-name="T19"> Rouen) d</text:span><text:span text:style-name="T20">è</text:span><text:span text:style-name="T19">s que vous avez vendu vos denr</text:span><text:span text:style-name="T20">é</text:span><text:span text:style-name="T19">es po</text:span><text:span text:style-name="T20">étiques. — Je ne vous dis point c</text:span><text:span text:style-name="T19">eci parce que vous nous avez mand</text:span><text:span text:style-name="T20">é</text:span><text:span text:style-name="T19"> que vous n'</text:span><text:span text:style-name="T20">é</text:span><text:span text:style-name="T19">tiez pas homme d'</text:span><text:span text:style-name="T20">é</text:span><text:span text:style-name="T19">claircissement mais parce qu'il n'y a point d'outrage que je ne puisse vous dire avec justice, apr</text:span><text:span text:style-name="T20">è</text:span><text:span text:style-name="T19">s l'audace que vous avez eue de m'attaquer en public si sottement. Corrigez votre plaidoyer, monsieur du Cid, et ne croyez point que, pour </text:span><text:span text:style-name="T20">ê</text:span><text:span text:style-name="T19">tre plus mauvais auteur que vous</text:span><text:span text:style-name="T22"> </text:span><text:span text:style-name="T20">à</text:span><text:span text:style-name="T19"> ce que vous dites, je manque </text:span><text:span text:style-name="T20">à</text:span><text:span text:style-name="T19"> parer tous les coups qui me vi</text:span><text:span text:style-name="T20">endront de votre part. »</text:span></text:p>
      <text:p text:style-name="P69">La premi<text:span text:style-name="T3">è</text:span>re partie de ce passage nous am<text:span text:style-name="T3">è</text:span>ne <text:span text:style-name="T3">à</text:span> dire quelques mots de la personne de Corneille, de son aspect, de sa physionomie. Elle <text:span text:style-name="T3">é</text:span>tait, <text:span text:style-name="T3">à</text:span> ce qu'il parait, des plus simples et des plus ordinaires.</text:p>
      <text:p text:style-name="P69"><text:span text:style-name="T3">«</text:span> La premi<text:span text:style-name="T3">è</text:span>re fois que je le vis, dit Vigneul-Marville, je le pris pour un marchand de Rouen. <text:span text:style-name="T3">»</text:span> </text:p>
      <text:p text:style-name="P69"><text:span text:style-name="T3">«</text:span> M.Corneille, dit Fontenelle, <text:span text:style-name="T3">é</text:span>tait assez grand et assez plein, l'air fort simple et fort com­mun. <text:span text:style-name="T3">»</text:span> C'est-<text:span text:style-name="T3">à</text:span>-dire, pareil au commun des hom­mes, au premier venu.</text:p>
      <text:p text:style-name="P69">Cependant il avait, selon le m<text:span text:style-name="T3">ê</text:span>me auteur, <text:span text:style-name="T3">«</text:span> le visage assez agr<text:span text:style-name="T3">é</text:span>able, un grand nez, la bouche belle, les yeux pleins de feu, la physionomie vive, des traits fort marqu<text:span text:style-name="T3">é</text:span>s et propres <text:span text:style-name="T3">à</text:span> <text:span text:style-name="T3">ê</text:span>tre transmis <text:span text:style-name="T3">à</text:span> la post<text:span text:style-name="T3">é</text:span>rit<text:span text:style-name="T3">é</text:span> dans une m<text:span text:style-name="T3">é</text:span>daille ou dans un buste. <text:span text:style-name="T3">»</text:span></text:p>
      <text:p text:style-name="P69">Tout le monde est d'accord que La Bruy<text:span text:style-name="T3">è</text:span>re fai­sait allusion <text:span text:style-name="T3">à</text:span> Corneille dans le passage suivant : <text:span text:style-name="T3">«</text:span><text:span text:style-name="T4"> </text:span>Un autre est simple et timide, d'une ennuyeuse conversation ; il prend un mot pour un autre... Il ne sait pas r<text:span text:style-name="T3">é</text:span>citer ses pi<text:span text:style-name="T3">è</text:span>ces, ni lire son <text:span text:style-name="T3">é</text:span>criture. <text:span text:style-name="T3">»</text:span></text:p>
      <text:p text:style-name="P69">Vigneul-Marville dit encore : <text:span text:style-name="T3">«</text:span> Sa conversation <text:span text:style-name="T3">é</text:span>tait si pesante, qu'elle devenait <text:span text:style-name="T3">à</text:span> charge d<text:span text:style-name="T3">è</text:span>s qu'elle durait un peu. Il n'a jamais parl<text:span text:style-name="T3">é</text:span> bien correctement la langue fran<text:span text:style-name="T3">ç</text:span>aise. <text:span text:style-name="T3">» — Et Fontenelle : «</text:span> Sa pronon­ciation n'<text:span text:style-name="T3">é</text:span>tait pas tout <text:span text:style-name="T3">à</text:span> fait nette ; il lisait ses vers avec force, mais sans gr<text:span text:style-name="T3">â</text:span>ce. <text:span text:style-name="T3">»</text:span></text:p>
      <text:p text:style-name="P69">On disait qu'il ne fallait l'entendre qu'<text:span text:style-name="T3">à</text:span> l'H<text:span text:style-name="T3">ô</text:span>tel de Bourgogne, c'est-<text:span text:style-name="T3">à</text:span>-dire par la bouche des com<text:span text:style-name="T3">é</text:span>diens. Et il le savait si bien, lui-m<text:span text:style-name="T3">ê</text:span>me, qu'il <text:span text:style-name="T3">é</text:span>crivait <text:span text:style-name="T3">à</text:span> P<text:span text:style-name="T3">é</text:span>lisson :</text:p>
      <text:p text:style-name="P68"/>
      <text:p text:style-name="P34"><text:span text:style-name="T3">Et l’on</text:span> peut rarement m'<text:span text:style-name="T3">é</text:span>couter sans ennui</text:p>
      <text:p text:style-name="P33"><text:soft-page-break/><text:span text:style-name="T40">Que quand je me produis par la bouche d'autrui.</text:span></text:p>
      <text:p text:style-name="P7"/>
      <text:p text:style-name="P97"><text:span text:style-name="T19">On attribua faussement </text:span><text:span text:style-name="T20">à</text:span><text:span text:style-name="T19"> Corneille une r</text:span><text:span text:style-name="T20">é</text:span><text:span text:style-name="T19">plique intitul</text:span><text:span text:style-name="T20">é</text:span><text:span text:style-name="T19">e : </text:span><text:span text:style-name="T29">l'Ami du Cid </text:span><text:span text:style-name="T30">à</text:span><text:span text:style-name="T29"> Claveret</text:span><text:span text:style-name="T19">, et divers autres pamphlets en faveur de l'auteur du </text:span><text:span text:style-name="T29">Cid</text:span><text:span text:style-name="T19">. Mairet, qui s'y trouvait attaqu</text:span><text:span text:style-name="T20">é</text:span><text:span text:style-name="T19">, lan</text:span><text:span text:style-name="T20">ç</text:span><text:span text:style-name="T19">a successivement plusieurs r</text:span><text:span text:style-name="T20">é</text:span><text:span text:style-name="T19">ponses, d'un ton peu mesur</text:span><text:span text:style-name="T20">é</text:span><text:span text:style-name="T19">. Alors le tour que prenaient ces disputes fit sentir au Cardinal la n</text:span><text:span text:style-name="T20">é</text:span><text:span text:style-name="T19">cessit</text:span><text:span text:style-name="T20">é</text:span><text:span text:style-name="T19"> de les arr</text:span><text:span text:style-name="T20">ê</text:span><text:span text:style-name="T19">ter. II interposa donc son autorit</text:span><text:span text:style-name="T20">é</text:span><text:span text:style-name="T19">, et Bois-Robert, par son ordre, </text:span><text:span text:style-name="T20">é</text:span><text:span text:style-name="T19">crivit </text:span><text:span text:style-name="T20">à</text:span><text:span text:style-name="T19"> Mairet une lettre, dont voici une partie :</text:span></text:p>
      <text:p text:style-name="P82">... <text:s/><text:span text:style-name="T3">«</text:span><text:span text:style-name="T4"> </text:span>Vous lirez le reste de ma lettre comme un ordre que je vous envoie par le commandement de Son <text:span text:style-name="T3">É</text:span>minence. Je ne vous c<text:span text:style-name="T3">è</text:span>lerai pas qu'EIle s'est fait lire avec un plaisir extr<text:span text:style-name="T3">ê</text:span>me tout ce qui s'est fait sur le sujet du Cid, et que particuli<text:span text:style-name="T3">è</text:span>re­ment une lettre qu'EIle a vue de vous lui a plu jusques <text:span text:style-name="T3">à</text:span> tel point, qu'elle lui a fait na<text:span text:style-name="T3">î</text:span>tre l'envie de voir tout le reste.</text:p>
      <text:p text:style-name="P82"><text:s/>Tant qu'EIle n'a trouv<text:span text:style-name="T3">é</text:span> dans les <text:span text:style-name="T3">é</text:span>crits des uns et des autres que des contestations d'esprit agr<text:span text:style-name="T3">é</text:span>ables et des railleries innocentes, je vous avoue qu'EIle a pris bonne part au divertissement ; mais, quand Elle a reconnu que, de ces contestations,<text:span text:style-name="T1"> </text:span>naissaient enfin des injures, des outrages et des menaces. Elle a pris aussit<text:span text:style-name="T3">ô</text:span>t la r<text:span text:style-name="T3">é</text:span>solution d'en arr<text:span text:style-name="T3">ê</text:span>ter le cours.</text:p>
      <text:p text:style-name="P82">Pour cet effet, quoiqu<text:span text:style-name="T3">’</text:span> Elle n'ait point vu le libelle que vous attribuez <text:span text:style-name="T3">à</text:span> M. Corneille, pr<text:span text:style-name="T3">é</text:span>suppo­sant, par votre r<text:span text:style-name="T3">é</text:span>ponse que je Lui lus hier soir, qu'il devait <text:span text:style-name="T3">ê</text:span>tre l'agresseur, Elle m'a command<text:span text:style-name="T3">é</text:span> de lui remontrer le tort qu'il se faisait et de lui d<text:span text:style-name="T3">é</text:span>fendre de sa part de plus faire de r<text:span text:style-name="T3">é</text:span>ponse, s'il ne lui voulait d<text:span text:style-name="T3">é</text:span>plaire. Mais, d'ailleurs (c'est-<text:span text:style-name="T3">à</text:span>-dire, d'autre part), craignant que, des tacites menaces que vous lui faites, vous ou quelqu'un de vos amis n'en veniez aux effets, qui tireraient des suites ruineuses <text:span text:style-name="T3">à</text:span> l'un et <text:span text:style-name="T3">à</text:span> l'autre, Elle m'a com­mand<text:span text:style-name="T3">é</text:span> de vous <text:span text:style-name="T3">é</text:span>crire que, si vous voulez avoir la continuation de Ses bonnes gr<text:span text:style-name="T3">â</text:span>ces, vous mettiez toutes vos injures sous le pied %28%, et ne vous souve­niez plus que de votre ancienne amiti<text:span text:style-name="T3">é</text:span>, que j'ai charge de renouveler sur la table de ma chambre <text:span text:style-name="T3">à</text:span> Paris, quand vous serez tous rassembl<text:span text:style-name="T3">é</text:span>s.</text:p>
      <text:p text:style-name="P81"><text:span text:style-name="T40">Jusqu'ici j'ai parl</text:span><text:span text:style-name="T41">é</text:span><text:span text:style-name="T40"> par la bouche de Son </text:span><text:span text:style-name="T41">É</text:span><text:span text:style-name="T40">minence ; mais, pour vous dire ing</text:span><text:span text:style-name="T41">é</text:span><text:span text:style-name="T40">nuement ce que je pense de toutes vos proc</text:span><text:span text:style-name="T41">é</text:span><text:span text:style-name="T40">dures, j'estime que vous avez suffisamment puni le pauvre M. Corneille de ses vanit</text:span><text:span text:style-name="T41">é</text:span><text:span text:style-name="T40">s, et que ses faibles d</text:span><text:span text:style-name="T41">é</text:span><text:span text:style-name="T40">fenses ne demandaient pas des armes si fortes et si p</text:span><text:span text:style-name="T41">é</text:span><text:span text:style-name="T40">n</text:span><text:span text:style-name="T41">é</text:span><text:span text:style-name="T43">­</text:span><text:span text:style-name="T40">trantes que les v</text:span><text:span text:style-name="T41">ô</text:span><text:span text:style-name="T40">tres. Vous verrez</text:span><text:span text:style-name="T19"> </text:span><text:span text:style-name="T40">un de ces jours, son</text:span><text:span text:style-name="T19"> </text:span><text:span text:style-name="T29">Cid</text:span><text:span text:style-name="T19"> </text:span><text:span text:style-name="T40">assez mal-men</text:span><text:span text:style-name="T41">é</text:span><text:span text:style-name="T40"> par</text:span><text:span text:style-name="T19"> </text:span><text:span text:style-name="T29">les Sentiments de </text:span><text:span text:style-name="T30">l’</text:span><text:span text:style-name="T29">Acad</text:span><text:span text:style-name="T30">é</text:span><text:span text:style-name="T29">mie</text:span><text:span text:style-name="T31"> </text:span><text:span text:style-name="T40">;</text:span><text:span text:style-name="T21"> </text:span><text:span text:style-name="T40">l'impression en est d</text:span><text:span text:style-name="T41">é</text:span><text:span text:style-name="T40">j</text:span><text:span text:style-name="T41">à</text:span><text:span text:style-name="T40"> bien avanc</text:span><text:span text:style-name="T41">é</text:span><text:span text:style-name="T40">e ; et, si vous venez </text:span><text:span text:style-name="T41">à</text:span><text:span text:style-name="T40"> Paris dans un mois, je vous l'enverrai. </text:span><text:span text:style-name="T41">»</text:span></text:p>
      <text:p text:style-name="P73"/>
      <text:p text:style-name="P81"><text:span text:style-name="T19">Je laisse de c</text:span><text:span text:style-name="T20">ô</text:span><text:span text:style-name="T19">t</text:span><text:span text:style-name="T20">é</text:span><text:span text:style-name="T19"> les pi</text:span><text:span text:style-name="T20">è</text:span><text:span text:style-name="T19">ces ou pamphlets qui n'ont de remarquable que la grossi</text:span><text:span text:style-name="T20">è</text:span><text:span text:style-name="T19">ret</text:span><text:span text:style-name="T20">é</text:span><text:span text:style-name="T19"> : car la bataille fut enrag</text:span><text:span text:style-name="T20">é</text:span><text:span text:style-name="T19">e ; mais je dois parler de la plus piquante de toutes les dissertations auxquelles </text:span><text:span text:style-name="T29">le Cid</text:span><text:span text:style-name="T19"> donna naissance. C'est une sorte de r</text:span><text:span text:style-name="T20">é</text:span><text:span text:style-name="T19">sum</text:span><text:span text:style-name="T20">é</text:span><text:span text:style-name="T19"> de l'opinion des spectateurs d</text:span><text:span text:style-name="T20">é</text:span><text:span text:style-name="T19">sint</text:span><text:span text:style-name="T20">é</text:span><text:span text:style-name="T19">ress</text:span><text:span text:style-name="T20">é</text:span><text:span text:style-name="T19">s, sous ce titre : </text:span><text:span text:style-name="T20">«</text:span><text:span text:style-name="T19"> le Jugement du </text:span><text:span text:style-name="T29">Cid</text:span><text:span text:style-name="T19">, compos</text:span><text:span text:style-name="T20">é</text:span><text:span text:style-name="T19"> par un Bourgeois de Paris, marguillier de sa paroisse. </text:span><text:span text:style-name="T20">»</text:span><text:span text:style-name="T19"> En voici quelques passages :</text:span></text:p>
      <text:p text:style-name="P85"><text:soft-page-break/><text:span text:style-name="T3">«</text:span> Je me suis r<text:span text:style-name="T3">é</text:span>solu, dit-il, en attendant le Juge­ment de l'Acad<text:span text:style-name="T3">é</text:span>mie, <text:span text:style-name="T3">à</text:span> faire voir le mien, qui est, ce me semble, le sentiment des honn<text:span text:style-name="T3">ê</text:span>tes gens d'entre le peuple (le public).</text:p>
      <text:p text:style-name="P81"><text:span text:style-name="T40">Je n'ai jamais lu Aristote, et ne sais point les r</text:span><text:span text:style-name="T41">è</text:span><text:span text:style-name="T40">gles du th</text:span><text:span text:style-name="T41">éâ</text:span><text:span text:style-name="T40">tre ; mais je r</text:span><text:span text:style-name="T41">è</text:span><text:span text:style-name="T40">gle le m</text:span><text:span text:style-name="T41">é</text:span><text:span text:style-name="T40">rite des pi</text:span><text:span text:style-name="T41">è</text:span><text:span text:style-name="T40">ces selon le plaisir que j'y re</text:span><text:span text:style-name="T41">ç</text:span><text:span text:style-name="T40">ois. Celle-ci a je ne sais quoi de charmant dans son accident extra­ordinaire... </text:span><text:span text:style-name="T41">»</text:span></text:p>
      <text:p text:style-name="P81"><text:span text:style-name="T19">Alors il fait bri</text:span><text:span text:style-name="T20">è</text:span><text:span text:style-name="T19">vement l'analyse de cette tragi-com</text:span><text:span text:style-name="T20">é</text:span><text:span text:style-name="T19">die, puis il r</text:span><text:span text:style-name="T20">é</text:span><text:span text:style-name="T19">plique, avec un bon sens gai et piquant aux Observations de Scud</text:span><text:span text:style-name="T20">é</text:span><text:span text:style-name="T19">ry, et de tous les critiques </text:span><text:span text:style-name="T20">à</text:span><text:span text:style-name="T19"> la suite, et ajoute aux autres raisons cet argument sonnant, que la pi</text:span><text:span text:style-name="T20">è</text:span><text:span text:style-name="T19">ce, malgr</text:span><text:span text:style-name="T20">é</text:span><text:span text:style-name="T19"> tout ce qu'on lui reproche, </text:span><text:span text:style-name="T20">«</text:span><text:span text:style-name="T19"> n'a pas laiss</text:span><text:span text:style-name="T20">é</text:span><text:span text:style-name="T19"> de valoir aux com</text:span><text:span text:style-name="T20">é</text:span><text:span text:style-name="T19">diens plus que les dix meilleures des autres auteurs </text:span><text:span text:style-name="T20">»</text:span><text:span text:style-name="T24">.</text:span></text:p>
      <text:p text:style-name="P81"><text:span text:style-name="T19">Cependant ce bourgeois judicieux et spirituel, tout en admirant beaucoup </text:span><text:span text:style-name="T29">le Cid</text:span><text:span text:style-name="T19"> et apr</text:span><text:span text:style-name="T20">è</text:span><text:span text:style-name="T19">s avoir tr</text:span><text:span text:style-name="T20">è</text:span><text:span text:style-name="T19">s bien r</text:span><text:span text:style-name="T20">é</text:span><text:span text:style-name="T19">pondu </text:span><text:span text:style-name="T20">à</text:span><text:span text:style-name="T19"> ses injustes d</text:span><text:span text:style-name="T20">é</text:span><text:span text:style-name="T19">tracteurs, pr</text:span><text:span text:style-name="T20">é</text:span><text:span text:style-name="T19">sente ensuite pour sa part un certain nombre de cri­tiques assez malicieuses et d'observations fines, dont le d</text:span><text:span text:style-name="T20">é</text:span><text:span text:style-name="T19">tail ici malheureusement serait trop long. </text:span><text:span text:style-name="T20">«</text:span><text:span text:style-name="T19"> Je veux </text:span><text:span text:style-name="T20">»</text:span><text:span text:style-name="T19">, dit-il, </text:span><text:span text:style-name="T20">«</text:span><text:span text:style-name="T19"> faire voir </text:span><text:span text:style-name="T20">à</text:span><text:span text:style-name="T19"> Scud</text:span><text:span text:style-name="T20">é</text:span><text:span text:style-name="T19">ry que nous autres, qui sommes du peuple, savons un peu les fautes des pi</text:span><text:span text:style-name="T20">è</text:span><text:span text:style-name="T19">ces m</text:span><text:span text:style-name="T20">ê</text:span><text:span text:style-name="T19">mes que nous approuvons, encore que nous n'ayons point lu Aristote. </text:span><text:span text:style-name="T20">»</text:span></text:p>
      <text:p text:style-name="P81"><text:span text:style-name="T19">Il ne manque pas de bl</text:span><text:span text:style-name="T20">â</text:span><text:span text:style-name="T19">mer Corneille de l'orgueil auquel il s'est laiss</text:span><text:span text:style-name="T20">é</text:span><text:span text:style-name="T19"> emporter dans </text:span><text:span text:style-name="T30">l’È</text:span><text:span text:style-name="T29">pitre </text:span><text:span text:style-name="T30">à</text:span><text:span text:style-name="T29"> Ariste</text:span><text:span text:style-name="T24">.</text:span></text:p>
      <text:p text:style-name="P81"><text:span text:style-name="T19">Bref, ce </text:span><text:span text:style-name="T29">Jugement d'un Bourgeois</text:span><text:span text:style-name="T19"> contient, en seize pages, beaucoup d'id</text:span><text:span text:style-name="T20">é</text:span><text:span text:style-name="T19">es ; c'est p</text:span><text:span text:style-name="T20">é</text:span><text:span text:style-name="T19">tillant de bon sens et d'esprit, et ce soi-disant marguillier n'ad­mire pas en aveugle. C'est un amateur comme ceux qui, autrefois, au parterre de la Com</text:span><text:span text:style-name="T20">é</text:span><text:span text:style-name="T19">die, jugeaient les pi</text:span><text:span text:style-name="T20">èces librement avec l’</text:span><text:span text:style-name="T19">instinct seul du bon sens.</text:span></text:p>
      <text:p text:style-name="P81"><text:span text:style-name="T19">Avant d'en venir aux </text:span><text:span text:style-name="T30">Sentiments de l’</text:span><text:span text:style-name="T29">Acad</text:span><text:span text:style-name="T30">é</text:span><text:span text:style-name="T29">mie sur le Cid</text:span><text:span text:style-name="T19">, il ne faut pas omettre de mentionner une lettre de Balzac </text:span><text:span text:style-name="T20">à</text:span><text:span text:style-name="T19"> Scud</text:span><text:span text:style-name="T20">é</text:span><text:span text:style-name="T19">ry au sujet de ses </text:span><text:span text:style-name="T29">Observations</text:span><text:span text:style-name="T19">, dans laquelle, tout en accordant beau­coup de louanges au m</text:span><text:span text:style-name="T20">é</text:span><text:span text:style-name="T19">rite de sa critique, il cherche </text:span><text:span text:style-name="T20">à</text:span><text:span text:style-name="T19"> lui faire comprendre que les succ</text:span><text:span text:style-name="T20">è</text:span><text:span text:style-name="T19">s de par Aristote ne sont pas les seuls qu'on doive priser, et que </text:span><text:span text:style-name="T20">«</text:span><text:span text:style-name="T19"> savoir l'art de plaire ne vaut pas </text:span><text:span text:style-name="T20">tant que savoir plaire sans art »</text:span><text:span text:style-name="T24">.</text:span></text:p>
      <text:p text:style-name="P81"><text:span text:style-name="T19">Scud</text:span><text:span text:style-name="T20">é</text:span><text:span text:style-name="T19">ry en avait donc appel</text:span><text:span text:style-name="T20">é</text:span><text:span text:style-name="T19"> </text:span><text:span text:style-name="T20">à</text:span><text:span text:style-name="T19"> l'Acad</text:span><text:span text:style-name="T20">é</text:span><text:span text:style-name="T19">mie. C'</text:span><text:span text:style-name="T20">é</text:span><text:span text:style-name="T19">tait probablement le Cardinal qui avait, sous main, pouss</text:span><text:span text:style-name="T20">é</text:span><text:span text:style-name="T19"> </text:span><text:span text:style-name="T20">à</text:span><text:span text:style-name="T19"> cette d</text:span><text:span text:style-name="T20">é</text:span><text:span text:style-name="T19">marche. En tout cas elle n'</text:span><text:span text:style-name="T20">é</text:span><text:span text:style-name="T19">tait pas faite pour lui d</text:span><text:span text:style-name="T20">é</text:span><text:span text:style-name="T19">plaire. L'Acad</text:span><text:span text:style-name="T20">é</text:span><text:span text:style-name="T19">mie </text:span><text:span text:style-name="T20">é</text:span><text:span text:style-name="T19">tait </text:span><text:span text:style-name="T20">à</text:span><text:span text:style-name="T19"> la d</text:span><text:span text:style-name="T20">é</text:span><text:span text:style-name="T19">votion de son tout-puissant protecteur. Cepen­dant elle r</text:span><text:span text:style-name="T20">é</text:span><text:span text:style-name="T19">pugna quelque temps </text:span><text:span text:style-name="T20">à</text:span><text:span text:style-name="T19"> intervenir, craignant d'indisposer contre elle le public, et refusa</text:span><text:span text:style-name="T25"> </text:span><text:span text:style-name="T19">d'abord, prenant pour pr</text:span><text:span text:style-name="T20">é</text:span><text:span text:style-name="T19">texte que </text:span><text:span text:style-name="T20">«</text:span><text:span text:style-name="T19"> M. Corneille ne demandait point ce jugement, et que, d'apr</text:span><text:span text:style-name="T20">è</text:span><text:span text:style-name="T19">s ses statuts, elle ne pouvait juger d'un ouvrage que du consentement de son auteur </text:span><text:span text:style-name="T20">»</text:span><text:span text:style-name="T19">. Le Cardinal vit qu'il fallait lever ce pr</text:span><text:span text:style-name="T20">é</text:span><text:span text:style-name="T19">texte en obtenant le consen­tement de Corneille.</text:span></text:p>
      <text:p text:style-name="P81"><text:span text:style-name="T20">Pour cet effet, — dit Pélisson, — M. de Bois-</text:span><text:span text:style-name="T19">Robert lui </text:span><text:span text:style-name="T20">é</text:span><text:span text:style-name="T19">crivit plusieurs lettres, lui faisant savoir la proposition de M. de Scud</text:span><text:span text:style-name="T20">é</text:span><text:span text:style-name="T19">ry </text:span><text:span text:style-name="T20">à</text:span><text:span text:style-name="T19"> l'Acad</text:span><text:span text:style-name="T20">é</text:span><text:span text:style-name="T19">mie. Lui, qui voyait bien qu'apr</text:span><text:span text:style-name="T20">è</text:span><text:span text:style-name="T19">s la gloire qu'il s'</text:span><text:span text:style-name="T20">é</text:span><text:span text:style-name="T19">tait acquise, il y avait vraisemblablement en cette dispute beau­coup plus </text:span><text:span text:style-name="T20">à</text:span><text:span text:style-name="T19"> perdre qu'</text:span><text:span text:style-name="T20">à</text:span><text:span text:style-name="T19"> gagner pour lui, se tenait toujours sur le compliment, et r</text:span><text:span text:style-name="T20">é</text:span><text:span text:style-name="T19">pondait :</text:span></text:p>
      <text:p text:style-name="P81"><text:span text:style-name="T41">«</text:span><text:span text:style-name="T42"> </text:span><text:span text:style-name="T40">Que cette occupation n'</text:span><text:span text:style-name="T41">é</text:span><text:span text:style-name="T40">tait pas digne de l'Acad</text:span><text:span text:style-name="T41">é</text:span><text:span text:style-name="T40">mie ; qu'un libelle, qui ne m</text:span><text:span text:style-name="T41">é</text:span><text:span text:style-name="T40">ritait pas de r</text:span><text:span text:style-name="T41">é</text:span><text:span text:style-name="T40">ponse, ne m</text:span><text:span text:style-name="T41">é</text:span><text:span text:style-name="T40">ritait point son jugement ; que la cons</text:span><text:span text:style-name="T41">é</text:span><text:span text:style-name="T40">quence en </text:span><text:soft-page-break/><text:span text:style-name="T40">serait dangereuse, parce qu'elle autoriserait l'en­vie </text:span><text:span text:style-name="T41">à</text:span><text:span text:style-name="T40"> importuner ces Messieurs, et qu'aussit</text:span><text:span text:style-name="T41">ô</text:span><text:span text:style-name="T40">t qu'il aurait paru quelque chose de beau sur le th</text:span><text:span text:style-name="T41">éâ</text:span><text:span text:style-name="T40">tre, les moindres po</text:span><text:span text:style-name="T41">ë</text:span><text:span text:style-name="T40">tes se croiraient bien fond</text:span><text:span text:style-name="T41">é</text:span><text:span text:style-name="T40">s </text:span><text:span text:style-name="T41">à</text:span><text:span text:style-name="T40"> faire un proc</text:span><text:span text:style-name="T41">è</text:span><text:span text:style-name="T40">s </text:span><text:span text:style-name="T41">à</text:span><text:span text:style-name="T40"> son auteur par-devant leur Compagnie.</text:span><text:span text:style-name="T41">»</text:span></text:p>
      <text:p text:style-name="P69">Enfin, press<text:span text:style-name="T3">é</text:span> par Bois-Robert, qui lui donnait<text:span text:style-name="T1"> a</text:span>ssez <text:span text:style-name="T3">à</text:span> entendre le d<text:span text:style-name="T3">é</text:span>sir, c'est-<text:span text:style-name="T3">à</text:span>-dire l<text:span text:style-name="T3">’</text:span>ordre du Cardinal, Corneille, apr<text:span text:style-name="T3">è</text:span>s avoir dit, dans une lettre du 13 juin 1637, les paroles que nous venons de rappeler, ajouta celles-ci : <text:span text:style-name="T3">«</text:span> Messieurs de l'Acad<text:span text:style-name="T3">é</text:span>mie peuvent faire ce qui leur plaira. Puisque vous m'<text:span text:style-name="T3">é</text:span>crivez que Monseigneur serait bien aise d'en voir leur jugement, et que cela doit divertir Son <text:span text:style-name="T3">É</text:span>minence, je n'ai rien <text:span text:style-name="T3">à dire. »</text:span></text:p>
      <text:p text:style-name="P81"><text:span text:style-name="T19">Cela ressemblait moins </text:span><text:span text:style-name="T20">à</text:span><text:span text:style-name="T19"> un consentement libre qu'</text:span><text:span text:style-name="T20">à</text:span><text:span text:style-name="T19"> une r</text:span><text:span text:style-name="T20">é</text:span><text:span text:style-name="T19">signation forc</text:span><text:span text:style-name="T20">é</text:span><text:span text:style-name="T19">e. Aussi Corneille, plus tard, se d</text:span><text:span text:style-name="T20">é</text:span><text:span text:style-name="T19">fendra-t-il d'avoir jamais accept</text:span><text:span text:style-name="T20">é</text:span><text:span text:style-name="T19"> aucun arbitrage sur </text:span><text:span text:style-name="T29">le Cid</text:span><text:span text:style-name="T19">. En effet, il ne l'avait pas accept</text:span><text:span text:style-name="T20">é</text:span><text:span text:style-name="T19">, il l'avait subi.</text:span></text:p>
      <text:p text:style-name="P81"><text:span text:style-name="T19">Quoi qu'il en soit, le Cardinal trouva cette r</text:span><text:span text:style-name="T20">é</text:span><text:span text:style-name="T19">ponse suffisante pour donner un fondement r</text:span><text:span text:style-name="T20">é</text:span><text:span text:style-name="T19">gulier </text:span><text:span text:style-name="T20">à</text:span><text:span text:style-name="T19"> la juridiction de l'Acad</text:span><text:span text:style-name="T20">é</text:span><text:span text:style-name="T19">mie. Celle-ci pourtant se d</text:span><text:span text:style-name="T20">é</text:span><text:span text:style-name="T19">fen­dait encore d'entreprendre ce travail, sentant bien que la faveur publique </text:span><text:span text:style-name="T20">é</text:span><text:span text:style-name="T19">tait pour </text:span><text:span text:style-name="T29">le Cid</text:span><text:span text:style-name="T19">. Enfin, le Cardinal, impatient</text:span><text:span text:style-name="T20">é</text:span><text:span text:style-name="T19"> de ces retards qui ressem­blaient </text:span><text:span text:style-name="T20">à</text:span><text:span text:style-name="T19"> un refus de service, s'en expliqua, disant </text:span><text:span text:style-name="T20">à</text:span><text:span text:style-name="T19"> un de ses </text:span><text:span text:style-name="T20">«</text:span><text:span text:style-name="T19"> domestiques </text:span><text:span text:style-name="T20">»</text:span><text:span text:style-name="T19"> :</text:span></text:p>
      <text:p text:style-name="P81"><text:span text:style-name="T41">«</text:span><text:span text:style-name="T40"> Faites savoir </text:span><text:span text:style-name="T41">à</text:span><text:span text:style-name="T40"> ces messieurs que je le d</text:span><text:span text:style-name="T41">é</text:span><text:span text:style-name="T40">sire, et que, comme ils m'aimeront, je les aimerai. </text:span><text:span text:style-name="T41">»</text:span></text:p>
      <text:p text:style-name="P81"><text:span text:style-name="T19">L'Acad</text:span><text:span text:style-name="T20">é</text:span><text:span text:style-name="T19">mie n'eut plus qu'</text:span><text:span text:style-name="T20">à</text:span><text:span text:style-name="T19"> s'ex</text:span><text:span text:style-name="T20">é</text:span><text:span text:style-name="T19">cuter. Elle fit plusieurs projets successifs et les soumit </text:span><text:span text:style-name="T20">à</text:span><text:span text:style-name="T19"> son tout-puissant patron. Il </text:span><text:span text:style-name="T20">é</text:span><text:span text:style-name="T19">tait difficile </text:span><text:span text:style-name="T20">à</text:span><text:span text:style-name="T19"> contenter, et y mettait en marge des notes de sa main. Dans quelques-unes il laisse percer ses sentiments : par exemple, </text:span><text:span text:style-name="T20">à</text:span><text:span text:style-name="T19"> c</text:span><text:span text:style-name="T20">ô</text:span><text:span text:style-name="T19">t</text:span><text:span text:style-name="T20">é</text:span><text:span text:style-name="T19"> du passage o</text:span><text:span text:style-name="T20">ù</text:span><text:span text:style-name="T19"> il est dit que les</text:span><text:span text:style-name="T22"> co</text:span><text:span text:style-name="T19">ntestations litt</text:span><text:span text:style-name="T20">é</text:span><text:span text:style-name="T19">raires, telles que celles dont le </text:span><text:span text:style-name="T29">Pastor fido</text:span><text:span text:style-name="T19"> et </text:span><text:span text:style-name="T29">la J</text:span><text:span text:style-name="T30">é</text:span><text:span text:style-name="T29">rusalem</text:span><text:span text:style-name="T19"> ont </text:span><text:span text:style-name="T20">é</text:span><text:span text:style-name="T19">t</text:span><text:span text:style-name="T20">é</text:span><text:span text:style-name="T19"> l'occasion, n'ont pas peu servi </text:span><text:span text:style-name="T20">à</text:span><text:span text:style-name="T19"> perfectionner la langue et le go</text:span><text:span text:style-name="T20">û</text:span><text:span text:style-name="T19">t, il </text:span><text:span text:style-name="T20">é</text:span><text:span text:style-name="T19">crivit : </text:span><text:span text:style-name="T20">«</text:span><text:span text:style-name="T21"> </text:span><text:span text:style-name="T19">L'applaudissement et le bl</text:span><text:span text:style-name="T20">â</text:span><text:span text:style-name="T19">me du </text:span><text:span text:style-name="T29">Cid</text:span><text:span text:style-name="T19"> n'est qu'entre les ignorants et les doctes, au lieu que les contestations sur les deux autres pi</text:span><text:span text:style-name="T20">è</text:span><text:span text:style-name="T19">ces ont </text:span><text:span text:style-name="T20">é</text:span><text:span text:style-name="T19">t</text:span><text:span text:style-name="T20">é</text:span><text:span text:style-name="T19"> entre les gens d'esprit. </text:span><text:span text:style-name="T20">»</text:span></text:p>
      <text:p text:style-name="P81"><text:span text:style-name="T19">Ainsi, suivant Son </text:span><text:span text:style-name="T20">É</text:span><text:span text:style-name="T19">minence, il n'y avait que les ignorants qui pussent admirer </text:span><text:span text:style-name="T29">le Cid</text:span><text:span text:style-name="T20">. — Ce passage, toutefois, a é</text:span><text:span text:style-name="T19">t</text:span><text:span text:style-name="T20">é</text:span><text:span text:style-name="T19"> maintenu dans le texte de l'Aca­d</text:span><text:span text:style-name="T20">é</text:span><text:span text:style-name="T19">mie, malgr</text:span><text:span text:style-name="T20">é</text:span><text:span text:style-name="T19"> la note du Cardinal.</text:span></text:p>
      <text:p text:style-name="P81"><text:span text:style-name="T19">Un auteur illustre, homme de beaucoup d'esprit et de fantaisie, s'est avis</text:span><text:span text:style-name="T20">é</text:span><text:span text:style-name="T19"> r</text:span><text:span text:style-name="T20">é</text:span><text:span text:style-name="T19">cemment de contester la jalousie du Cardinal po</text:span><text:span text:style-name="T20">è</text:span><text:span text:style-name="T19">te. Le fid</text:span><text:span text:style-name="T20">è</text:span><text:span text:style-name="T19">le expos</text:span><text:span text:style-name="T20">é</text:span><text:span text:style-name="T19"> que nous venons de faire la d</text:span><text:span text:style-name="T20">é</text:span><text:span text:style-name="T19">montre jusqu'</text:span><text:span text:style-name="T20">à</text:span><text:span text:style-name="T19"> l'</text:span><text:span text:style-name="T20">é</text:span><text:span text:style-name="T19">vidence. Suivant lui, cette jalousie de confr</text:span><text:span text:style-name="T20">è</text:span><text:span text:style-name="T19">re n'est qu'une l</text:span><text:span text:style-name="T20">é</text:span><text:span text:style-name="T19">gende mesquine et avilissante, et il attribue uni­quement </text:span><text:span text:style-name="T20">à</text:span><text:span text:style-name="T19"> un motif politique les critiques suscit</text:span><text:span text:style-name="T20">é</text:span><text:span text:style-name="T19">es contre </text:span><text:span text:style-name="T29">le Cid</text:span><text:span text:style-name="T19"> par le grand ministre. Au moment, dit-il, o</text:span><text:span text:style-name="T20">ù</text:span><text:span text:style-name="T19"> il employait tout son g</text:span><text:span text:style-name="T20">é</text:span><text:span text:style-name="T19">nie </text:span><text:span text:style-name="T20">à</text:span><text:span text:style-name="T19"> assurer la supr</text:span><text:span text:style-name="T20">é</text:span><text:span text:style-name="T19">matie de la France sur l'Espagne, une pi</text:span><text:span text:style-name="T20">è</text:span><text:span text:style-name="T19">ce qui glorifiait celle-ci pouvait nuire au succ</text:span><text:span text:style-name="T20">è</text:span><text:span text:style-name="T19">s de sa politique : de l</text:span><text:span text:style-name="T20">à</text:span><text:span text:style-name="T19"> sa pers</text:span><text:span text:style-name="T20">é</text:span><text:span text:style-name="T19">cution du </text:span><text:span text:style-name="T29">Cid</text:span><text:span text:style-name="T19">. Nous con­viendrons, si l'on veut, qu'une pi</text:span><text:span text:style-name="T20">è</text:span><text:span text:style-name="T19">ce qui glorifiait l'Espagne ne devait pas plaire </text:span><text:span text:style-name="T20">à</text:span><text:span text:style-name="T19"> Richelieu autant qu'</text:span><text:span text:style-name="T20">à</text:span><text:span text:style-name="T19"> Anne d'Autriche, et il n'est pas impossible qu'il ait ressenti, </text:span><text:span text:style-name="T20">à</text:span><text:span text:style-name="T19"> cette occasion, </text:span><text:span text:style-name="T20">«</text:span><text:span text:style-name="T19"> une mauvaise humeur analogue </text:span><text:span text:style-name="T20">à</text:span><text:span text:style-name="T19"> celle de Napol</text:span><text:span text:style-name="T20">é</text:span><text:span text:style-name="T19">on I</text:span><text:span text:style-name="T25">er</text:span><text:span text:style-name="T19"> proscri­vant le livre dans lequel madame de Sta</text:span><text:span text:style-name="T20">ë</text:span><text:span text:style-name="T19">l exaltait</text:span></text:p>
      <text:p text:style-name="P94"><text:span text:style-name="T20">l’</text:span><text:span text:style-name="T29">Allemagne</text:span><text:span text:style-name="T19"> au moment m</text:span><text:span text:style-name="T20">ê</text:span><text:span text:style-name="T19">me o</text:span><text:span text:style-name="T20">ù</text:span><text:span text:style-name="T19"> celle-ci soulevait contre nous une coalition europ</text:span><text:span text:style-name="T20">é</text:span><text:span text:style-name="T19">enne</text:span><text:span text:style-name="T25"> </text:span><text:span text:style-name="T19">%29%. </text:span><text:span text:style-name="T20">»</text:span><text:span text:style-name="T19"> Mais, si ce motif fut pour quelque chose dans la malveillance du Cardinal-ministre </text:span><text:span text:style-name="T20">à</text:span><text:span text:style-name="T19"> l'</text:span><text:span text:style-name="T20">é</text:span><text:span text:style-name="T19">gard du </text:span><text:span text:style-name="T29">Cid</text:span><text:span text:style-name="T19">, pr</text:span><text:span text:style-name="T20">é</text:span><text:span text:style-name="T19">tendre que ce fut le motif unique est un paradoxe que l'esprit le plus vif ni l'imagination la plus brillante ne sauraient faire accepter. C'est une hypoth</text:span><text:span text:style-name="T20">è</text:span><text:span text:style-name="T19">se gratuite : il n'y a rien qui la justifie, ni dans les lettres confiden­tielles de Bois-Robert, ni dans celles de Chapelain, ni dans celles du Cardinal lui-m</text:span><text:span text:style-name="T20">ê</text:span><text:span text:style-name="T19">me, publi</text:span><text:span text:style-name="T20">é</text:span><text:span text:style-name="T19">es par M. Avenel, ni dans les M</text:span><text:span text:style-name="T20">émoires contemporains. — Dira-t-on que Richelieu n'avait à</text:span><text:span text:style-name="T19"> faire ses confi­dences politiques </text:span><text:span text:style-name="T20">à</text:span><text:span text:style-name="T19"> personne </text:span><text:span text:style-name="T20">? — Mais ses confidences litté</text:span><text:span text:style-name="T19">raires non plus, je suppose ? Or, tandis que ce motif politique, qui n'aurait rien eu que d'hono­rable, ne se laisse deviner nulle part, sa jalousie litt</text:span><text:span text:style-name="T20">é</text:span><text:span text:style-name="T19">raire, qui l'est fort peu, perce dans tous les faits et les textes que nous venons de rappeler. Ce n'est donc point l</text:span><text:span text:style-name="T20">à</text:span><text:span text:style-name="T19"> une l</text:span><text:span text:style-name="T20">é</text:span><text:span text:style-name="T19">gende ; c'est un ensemble de faits pr</text:span><text:span text:style-name="T20">é</text:span><text:span text:style-name="T19">cis et incontestables. La jalousie litt</text:span><text:span text:style-name="T20">é</text:span><text:span text:style-name="T19">raire du Cardinal est malheureusement hors de doute. On peut </text:span><text:span text:style-name="T20">ê</text:span><text:span text:style-name="T19">tre un tr</text:span><text:span text:style-name="T20">è</text:span><text:span text:style-name="T19">s grand ministre et n'</text:span><text:span text:style-name="T20">ê</text:span><text:span text:style-name="T19">tre pas tou­jours exempt de petitesses. La vie de Richelieu, quand on l'</text:span><text:span text:style-name="T20">é</text:span><text:span text:style-name="T19">tudi</text:span><text:span text:style-name="T20">é</text:span><text:span text:style-name="T19"> avec impartialit</text:span><text:span text:style-name="T20">é</text:span><text:span text:style-name="T19">, en offre plus d'un exemple.</text:span><text:span text:style-name="T22"> </text:span><text:span text:style-name="T19">Un autre critique, M. Marty-Laveaux, </text:span><text:span text:style-name="T20">é</text:span><text:span text:style-name="T19">diteur sp</text:span><text:span text:style-name="T20">é</text:span><text:span text:style-name="T19">cial</text:span><text:span text:style-name="T22"> </text:span><text:span text:style-name="T19">de Corneille dans la belle collection des grands </text:span><text:span text:style-name="T20">é</text:span><text:span text:style-name="T19">crivains fran</text:span><text:span text:style-name="T20">ç</text:span><text:span text:style-name="T19">ais publi</text:span><text:span text:style-name="T20">é</text:span><text:span text:style-name="T19">e par la maison Hachette, avait pr</text:span><text:span text:style-name="T20">é</text:span><text:span text:style-name="T19">c</text:span><text:span text:style-name="T20">é</text:span><text:span text:style-name="T19">demment propos</text:span><text:span text:style-name="T20">é</text:span><text:span text:style-name="T19"> l'explication suivante : </text:span><text:span text:style-name="T20">«</text:span><text:span text:style-name="T21"> </text:span><text:span text:style-name="T29">Le Cid</text:span><text:span text:style-name="T19">, au moment o</text:span><text:span text:style-name="T20">ù</text:span><text:span text:style-name="T19"> il parut, pouvait exciter de l</text:span><text:span text:style-name="T20">é</text:span><text:span text:style-name="T19">gitimes inqui</text:span><text:span text:style-name="T20">é</text:span><text:span text:style-name="T19">tudes et augmenter les embarras d'une situation d</text:span><text:span text:style-name="T20">é</text:span><text:span text:style-name="T19">j</text:span><text:span text:style-name="T20">à</text:span><text:span text:style-name="T19"> difficile. La pi</text:span><text:span text:style-name="T20">è</text:span><text:span text:style-name="T19">ce enti</text:span><text:span text:style-name="T20">è</text:span><text:span text:style-name="T19">re </text:span><text:span text:style-name="T20">é</text:span><text:span text:style-name="T19">tait une apologie exalt</text:span><text:span text:style-name="T20">é</text:span><text:span text:style-name="T19">e de ces maximes du point d'honneur qui, malgr</text:span><text:span text:style-name="T20">é</text:span><text:span text:style-name="T19"> les </text:span><text:span text:style-name="T20">é</text:span><text:span text:style-name="T19">dits sans cesse renou­vel</text:span><text:span text:style-name="T20">é</text:span><text:span text:style-name="T19">s et toujours plus s</text:span><text:span text:style-name="T20">é</text:span><text:span text:style-name="T19">v</text:span><text:span text:style-name="T20">è</text:span><text:span text:style-name="T19">res, multipliaient les duels dans une effrayante proportion. </text:span><text:span text:style-name="T20">»</text:span><text:span text:style-name="T19"> Soit. Mais, en admettant que l'homme d'</text:span><text:span text:style-name="T20">É</text:span><text:span text:style-name="T19">tat ait pu trouver la pi</text:span><text:span text:style-name="T20">è</text:span><text:span text:style-name="T19">ce de Corneille inopportune et p</text:span><text:span text:style-name="T20">é</text:span><text:span text:style-name="T19">rilleuse par ce c</text:span><text:span text:style-name="T20">ô</text:span><text:span text:style-name="T19">t</text:span><text:span text:style-name="T20">é</text:span><text:span text:style-name="T19"> comme par l'autre, ce n'est l</text:span><text:span text:style-name="T20">à</text:span><text:span text:style-name="T19"> qu'une explication subsidiaire, qui ne d</text:span><text:span text:style-name="T20">é</text:span><text:span text:style-name="T19">truit ni n'att</text:span><text:span text:style-name="T20">é</text:span><text:span text:style-name="T19">nue le fait trop prouv</text:span><text:span text:style-name="T20">é</text:span><text:span text:style-name="T19"> de la jalousie de l'auleur de </text:span><text:span text:style-name="T29">Mirame</text:span><text:span text:style-name="T24">.</text:span></text:p>
      <text:p text:style-name="P81"><text:span text:style-name="T19">Dans le temps que </text:span><text:span text:style-name="T30">les Sentiments de l’</text:span><text:span text:style-name="T29">Acad</text:span><text:span text:style-name="T30">é</text:span><text:span text:style-name="T29">mie</text:span><text:span text:style-name="T19"> allaient para</text:span><text:span text:style-name="T20">î</text:span><text:span text:style-name="T19">tre, Corneille </text:span><text:span text:style-name="T20">é</text:span><text:span text:style-name="T19">crivit ces lignes, o</text:span><text:span text:style-name="T20">ù</text:span><text:span text:style-name="T19"> il est difficile de ne pas voir une ironie contenue et une certaine tristesse am</text:span><text:span text:style-name="T20">è</text:span><text:span text:style-name="T19">re, que cependant P</text:span><text:span text:style-name="T20">é</text:span><text:span text:style-name="T19">lisson a voulu prendre pour du respect</text:span><text:span text:style-name="T21"> </text:span><text:span text:style-name="T20">:</text:span><text:span text:style-name="T19"> </text:span><text:span text:style-name="T20">«</text:span><text:span text:style-name="T21"> </text:span><text:span text:style-name="T19">J'attends avec beaucoup d'impatience </text:span><text:span text:style-name="T30">les Sentiments de l’</text:span><text:span text:style-name="T29">Aca­d</text:span><text:span text:style-name="T30">é</text:span><text:span text:style-name="T29">mie</text:span><text:span text:style-name="T19">, afin d'apprendre ce que dor</text:span><text:span text:style-name="T20">é</text:span><text:span text:style-name="T19">navant je dois suivre. Jusque-l</text:span><text:span text:style-name="T20">à</text:span><text:span text:style-name="T19">, je ne puis travailler qu'avec d</text:span><text:span text:style-name="T20">é</text:span><text:span text:style-name="T19">fiance, et n'ose employer un mot en s</text:span><text:span text:style-name="T20">û</text:span><text:span text:style-name="T19">ret</text:span><text:span text:style-name="T20">é</text:span><text:span text:style-name="T19">. </text:span><text:span text:style-name="T20">»</text:span></text:p>
      <text:p text:style-name="P81"><text:span text:style-name="T19">D</text:span><text:span text:style-name="T20">é</text:span><text:span text:style-name="T19">j</text:span><text:span text:style-name="T20">à</text:span><text:span text:style-name="T19"> il avait laiss</text:span><text:span text:style-name="T20">é</text:span><text:span text:style-name="T19"> percer l'espoir que le public pourrait ne pas ratifier l'arr</text:span><text:span text:style-name="T20">ê</text:span><text:span text:style-name="T19">t du haut tribunal litt</text:span><text:span text:style-name="T20">é</text:span><text:span text:style-name="T19">raire, et, tout en paraissant se soumettre d'avance </text:span><text:span text:style-name="T20">à</text:span><text:span text:style-name="T19"> la sentence des beaux esprits qui le composaient </text:span><text:span text:style-name="T20">«</text:span><text:span text:style-name="T19"> il souhaitait, disait-il, </text:span><text:span text:style-name="T20">à</text:span><text:span text:style-name="T19"> leur </text:span><text:span text:style-name="T20">œ</text:span><text:span text:style-name="T19">uvre le m</text:span><text:span text:style-name="T20">ê</text:span><text:span text:style-name="T19">me succ</text:span><text:span text:style-name="T20">è</text:span><text:span text:style-name="T19">s qu'</text:span><text:span text:style-name="T20">à</text:span><text:span text:style-name="T19"> sa pi</text:span><text:span text:style-name="T20">è</text:span><text:span text:style-name="T19">ce </text:span><text:span text:style-name="T20">»</text:span><text:span text:style-name="T24">.</text:span></text:p>
      <text:p text:style-name="P81"><text:span text:style-name="T19">Enfin </text:span><text:span text:style-name="T29">les Sentimen</text:span><text:span text:style-name="T30">ts de l’</text:span><text:span text:style-name="T29">Acad</text:span><text:span text:style-name="T30">é</text:span><text:span text:style-name="T29">mie</text:span><text:span text:style-name="T19"> parurent. C'</text:span><text:span text:style-name="T20">é</text:span><text:span text:style-name="T19">tait Chapelain qui avait tenu la plume. On avait essay</text:span><text:span text:style-name="T20">é</text:span><text:span text:style-name="T19"> de laisser la balance </text:span><text:span text:style-name="T20">é</text:span><text:span text:style-name="T19">gale entre Corneille, qui plai­sait au public, et Scud</text:span><text:span text:style-name="T20">é</text:span><text:span text:style-name="T19">ry, l'homme agr</text:span><text:span text:style-name="T20">é</text:span><text:span text:style-name="T19">able au Cardinal, en ne donnant tort absolument ni </text:span><text:span text:style-name="T20">à</text:span><text:span text:style-name="T19"> l'un ni </text:span><text:span text:style-name="T20">à</text:span><text:span text:style-name="T19"> l'autre. Il avait d</text:span><text:span text:style-name="T20">û</text:span><text:span text:style-name="T19"> en co</text:span><text:span text:style-name="T20">û</text:span><text:span text:style-name="T19">ter </text:span><text:span text:style-name="T20">à</text:span><text:span text:style-name="T19"> l'Acad</text:span><text:span text:style-name="T20">é</text:span><text:span text:style-name="T19">mie de d</text:span><text:span text:style-name="T20">é</text:span><text:span text:style-name="T19">clarer, par exemple, que </text:span><text:span text:style-name="T20">«</text:span><text:span text:style-name="T19"> le sujet du </text:span><text:span text:style-name="T29">Cid</text:span><text:span text:style-name="T19"> n'</text:span><text:span text:style-name="T20">é</text:span><text:span text:style-name="T19">tait pas bon </text:span><text:span text:style-name="T20">»</text:span><text:span text:style-name="T19">. Y en eut-il jamais un plus beau depuis que le th</text:span><text:span text:style-name="T20">éâ</text:span><text:span text:style-name="T19">tre existe ? Les impossibilit</text:span><text:span text:style-name="T20">é</text:span><text:span text:style-name="T19">s pr</text:span><text:span text:style-name="T20">é</text:span><text:span text:style-name="T19">tendues sont justement les oppositions, les antinomies, qui constituent l'essence m</text:span><text:span text:style-name="T20">ê</text:span><text:span text:style-name="T19">me de l'</text:span><text:span text:style-name="T20">œ</text:span><text:span text:style-name="T19">uvre dramatique et qui produisent des luttes si belles entre les per­sonnages et dans le c</text:span><text:span text:style-name="T20">œ</text:span><text:span text:style-name="T19">ur de chacun d'eux.</text:span></text:p>
      <text:p text:style-name="P69"><text:soft-page-break/>L'Acad<text:span text:style-name="T3">é</text:span>mie, d'ailleurs, rendait hommage <text:span text:style-name="T3">à</text:span> l'habi­let<text:span text:style-name="T3">é</text:span> de Corneille, et <text:span text:style-name="T3">«</text:span> ne coupait, disait-elle, quelques branches de ses lauriers que pour les faire pousser davantage en une autre saison <text:span text:style-name="T3">»</text:span>. Mais elle condamnait avec Scud<text:span text:style-name="T3">é</text:span>ry l'entra<text:span text:style-name="T3">î</text:span>nement excessif de la passion de Chim<text:span text:style-name="T3">è</text:span>ne. Toutefois elle ajoutait que cette passion <text:span text:style-name="T3">«</text:span> a assez d'<text:span text:style-name="T3">é</text:span>clat et de charme pour avoir fait oublier les r<text:span text:style-name="T3">è</text:span>gles <text:span text:style-name="T3">à</text:span> ceux qui ne les savent gu<text:span text:style-name="T3">è</text:span>re bien, ou <text:span text:style-name="T3">à</text:span> qui elles ne sont gu<text:span text:style-name="T3">è</text:span>re pr<text:span text:style-name="T3">é</text:span>sentes <text:span text:style-name="T3">»</text:span><text:span text:style-name="T18">.</text:span></text:p>
      <text:p text:style-name="P69">Cette phrase regarde le public, dont elle tend <text:span text:style-name="T3">à</text:span> expliquer et <text:span text:style-name="T3">à</text:span> excuser l'engouement, et en m<text:span text:style-name="T3">ê</text:span>me temps elle semble paraphraser l'annotation du Cardinal que nous avons cit<text:span text:style-name="T3">é</text:span>e tout-<text:span text:style-name="T3">à</text:span>-l'heure ; elle en <text:span text:style-name="T3">ô</text:span>te seulement la mauvaise humeur, sans avoir l'air d'y songer.</text:p>
      <text:p text:style-name="P69">Allant plus loin et n'excusant plus seulement le public, l'Acad<text:span text:style-name="T3">émie finissait par dire </text:span>: <text:span text:style-name="T3">«</text:span> Sans mentir, les savants m<text:span text:style-name="T3">ê</text:span>mes doivent souffrir avec quelque indulgence les irr<text:span text:style-name="T3">é</text:span>gularit<text:span text:style-name="T3">é</text:span>s d'un ouvrage qui n'aurait pas eu le bonheur d'agr<text:span text:style-name="T3">é</text:span>er si fort au commun s'il n'avait des gr<text:span text:style-name="T3">â</text:span>ces qui ne sont pas communes. <text:span text:style-name="T3">»</text:span></text:p>
      <text:p text:style-name="P97"><text:span text:style-name="T19">Et ceci : </text:span><text:span text:style-name="T20">«</text:span><text:span text:style-name="T19"> Apr</text:span><text:span text:style-name="T20">è</text:span><text:span text:style-name="T19">s tout, il faut avouer qu'encore qu'il (l'auteur) ait fait choix d'un sujet d</text:span><text:span text:style-name="T20">é</text:span><text:span text:style-name="T19">fectueux, il n'a pas laiss</text:span><text:span text:style-name="T20">é</text:span><text:span text:style-name="T19"> de faire </text:span><text:span text:style-name="T20">é</text:span><text:span text:style-name="T19">clater en beaucoup d'endroits de si beaux sentiments et de si belles paroles, qu'il a en quelque sorte imit</text:span><text:span text:style-name="T20">é</text:span><text:span text:style-name="T19"> le Ciel, qui, en la dispensation de ses tr</text:span><text:span text:style-name="T20">é</text:span><text:span text:style-name="T19">sors et de ses gr</text:span><text:span text:style-name="T20">â</text:span><text:span text:style-name="T19">ces, donne in­diff</text:span><text:span text:style-name="T20">é</text:span><text:span text:style-name="T19">remment la beaut</text:span><text:span text:style-name="T20">é</text:span><text:span text:style-name="T19"> du corps aux m</text:span><text:span text:style-name="T20">é</text:span><text:span text:style-name="T19">chantes </text:span><text:span text:style-name="T20">â</text:span><text:span text:style-name="T19">mes et aux bonnes. Il faut confesser qu'il y a sem</text:span><text:span text:style-name="T20">é</text:span><text:span text:style-name="T19"> un bon nombre de vers excellents et qui sem­blent avec quelque justice demander gr</text:span><text:span text:style-name="T20">â</text:span><text:span text:style-name="T19">ce pour ceux qui ne le sont pas... Enfin nous concluons qu'encore que le sujet du </text:span><text:span text:style-name="T29">Cid</text:span><text:span text:style-name="T19"> ne soit pas bon, qu'il p</text:span><text:span text:style-name="T20">è</text:span><text:span text:style-name="T19">che dans son d</text:span><text:span text:style-name="T20">é</text:span><text:span text:style-name="T19">nouement, qu'il soit charg</text:span><text:span text:style-name="T20">é</text:span><text:span text:style-name="T19"> d'</text:span><text:span text:style-name="T20">é</text:span><text:span text:style-name="T19">pi­sodes inutiles, que la biens</text:span><text:span text:style-name="T20">é</text:span><text:span text:style-name="T19">ance y manque en beaucoup d'endroits aussi bien que la bonne disposition du th</text:span><text:span text:style-name="T20">éâ</text:span><text:span text:style-name="T19">tre (ceci vise les manquements </text:span><text:span text:style-name="T20">à</text:span><text:span text:style-name="T19"> l'unit</text:span><text:span text:style-name="T20">é</text:span><text:span text:style-name="T19"> de lieu), et qu'il y ait beaucoup de vers bas et de fa</text:span><text:span text:style-name="T20">ç</text:span><text:span text:style-name="T19">ons de parler impures (incorrectes), n</text:span><text:span text:style-name="T20">é</text:span><text:span text:style-name="T19">anmoins la na</text:span><text:span text:style-name="T20">ï</text:span><text:span text:style-name="T19">vet</text:span><text:span text:style-name="T20">é</text:span><text:span text:style-name="T19"> et la v</text:span><text:span text:style-name="T20">é</text:span><text:span text:style-name="T19">h</text:span><text:span text:style-name="T20">é</text:span><text:span text:style-name="T19">mence de ses pas­sions, la force et la d</text:span><text:span text:style-name="T20">é</text:span><text:span text:style-name="T19">licatesse de plusieurs de ses pens</text:span><text:span text:style-name="T20">é</text:span><text:span text:style-name="T19">es, et cet agr</text:span><text:span text:style-name="T20">é</text:span><text:span text:style-name="T19">ment inexplicable qui se m</text:span><text:span text:style-name="T20">ê</text:span><text:span text:style-name="T19">le dans tous ses d</text:span><text:span text:style-name="T20">é</text:span><text:span text:style-name="T19">fauts, lui ont acquis un rang con­sid</text:span><text:span text:style-name="T20">é</text:span><text:span text:style-name="T19">rable entre tous les po</text:span><text:span text:style-name="T20">è</text:span><text:span text:style-name="T19">mes fran</text:span><text:span text:style-name="T20">ç</text:span><text:span text:style-name="T19">ais de ce genre qui ont le plus donn</text:span><text:span text:style-name="T20">é</text:span><text:span text:style-name="T19"> de satisfaction. Si son au­teur ne doit pas toute sa r</text:span><text:span text:style-name="T20">é</text:span><text:span text:style-name="T19">putation </text:span><text:span text:style-name="T20">à</text:span><text:span text:style-name="T19"> son m</text:span><text:span text:style-name="T20">é</text:span><text:span text:style-name="T19">rite, il ne la doit pas toute </text:span><text:span text:style-name="T20">à son bonheur </text:span><text:span text:style-name="T19">; et la nature lui a </text:span><text:span text:style-name="T20">é</text:span><text:span text:style-name="T19">t</text:span><text:span text:style-name="T20">é</text:span><text:span text:style-name="T19"> assez lib</text:span><text:span text:style-name="T20">é</text:span><text:span text:style-name="T19">rale pour excuser la fortune si elle lui a </text:span><text:span text:style-name="T20">é</text:span><text:span text:style-name="T19">t</text:span><text:span text:style-name="T20">é</text:span><text:span text:style-name="T19"> prodigue. </text:span><text:span text:style-name="T20">»</text:span></text:p>
      <text:p text:style-name="P69">A tout prendre, c'est beaucoup qu'un pareil t<text:span text:style-name="T3">émoi­gnage, si l’</text:span>on songe <text:span text:style-name="T3">à</text:span> quel point l'Acad<text:span text:style-name="T3">é</text:span>mie <text:span text:style-name="T3">é</text:span>tait g<text:span text:style-name="T3">ê</text:span>n<text:span text:style-name="T3">é</text:span>e. Ces aveux que lui arrache la force de la v<text:span text:style-name="T3">é</text:span>rit<text:span text:style-name="T3">é</text:span>, malgr<text:span text:style-name="T3">é</text:span> le vif d<text:span text:style-name="T3">é</text:span>sir qu'elle a de ne point d<text:span text:style-name="T3">é</text:span>plaire au Cardinal, n'en ont que plus de prix. C'est un jugement mesquin et chiche, o<text:span text:style-name="T3">ù</text:span> la louange est distill<text:span text:style-name="T3">é</text:span>e goutte <text:span text:style-name="T3">à</text:span> goutte et comme <text:span text:style-name="T3">à</text:span> regret ; nous pouvons cependant imaginer que ni le Cardinal, ni Scud<text:span text:style-name="T3">é</text:span>ry avec son ver luisant, ne durent <text:span text:style-name="T3">ê</text:span>tre fort contents de cette cote mal taill<text:span text:style-name="T3">é</text:span>e. </text:p>
      <text:p text:style-name="P81"><text:span text:style-name="T19">Du reste ni Scud</text:span><text:span text:style-name="T20">é</text:span><text:span text:style-name="T19">ry, ni l'Acad</text:span><text:span text:style-name="T20">é</text:span><text:span text:style-name="T19">mie, tout en cherchant les d</text:span><text:span text:style-name="T20">é</text:span><text:span text:style-name="T19">fauts avec z</text:span><text:span text:style-name="T20">è</text:span><text:span text:style-name="T19">le, et m</text:span><text:span text:style-name="T20">ê</text:span><text:span text:style-name="T19">me l</text:span><text:span text:style-name="T20">à</text:span><text:span text:style-name="T19"> o</text:span><text:span text:style-name="T20">ù</text:span><text:span text:style-name="T19"> ils n'</text:span><text:span text:style-name="T20">é</text:span><text:span text:style-name="T19">taient point</text:span><text:span text:style-name="T26">, </text:span><text:span text:style-name="T19">ne s'aper</text:span><text:span text:style-name="T20">ç</text:span><text:span text:style-name="T19">urent de l'entorse g</text:span><text:span text:style-name="T20">é</text:span><text:span text:style-name="T19">ographique, non plus que de l'entorse historique. Ni l'un ni l'autre ne remarqu</text:span><text:span text:style-name="T20">è</text:span><text:span text:style-name="T19">rent non plus le peu de v</text:span><text:span text:style-name="T20">é</text:span><text:span text:style-name="T19">rit</text:span><text:span text:style-name="T20">é</text:span><text:span text:style-name="T19"> g</text:span><text:span text:style-name="T20">é</text:span><text:span text:style-name="T19">n</text:span><text:span text:style-name="T20">é</text:span><text:span text:style-name="T19">rale quant </text:span><text:span text:style-name="T20">à</text:span><text:span text:style-name="T19"> la couleur locale, eu </text:span><text:span text:style-name="T20">é</text:span><text:span text:style-name="T19">gard au temps de l'action et des personnages. Nous devons bien avouer que Rodrigue et Chim</text:span><text:span text:style-name="T20">è</text:span><text:span text:style-name="T19">ne sont des esprits terriblement subtils et fa</text:span><text:span text:style-name="T20">ç</text:span><text:span text:style-name="T19">onn</text:span><text:span text:style-name="T20">é</text:span><text:span text:style-name="T19">s, pour des personnages du </text:span><text:span text:style-name="T10">xi</text:span><text:span text:style-name="T25">e</text:span><text:span text:style-name="T19"> si</text:span><text:span text:style-name="T20">è</text:span><text:span text:style-name="T24">­</text:span><text:span text:style-name="T19">cle : car enfin, n'oublions pas </text:span><text:soft-page-break/><text:span text:style-name="T19">que Ruy Diaz de</text:span><text:span text:style-name="T22"> </text:span><text:span text:style-name="T19">Bivar est mort en 1099. Or, on dirait que l'un et l'autre ont fait leur rh</text:span><text:span text:style-name="T20">é</text:span><text:span text:style-name="T19">torique et leur philosophie. Les belles stances que d</text:span><text:span text:style-name="T20">é</text:span><text:span text:style-name="T19">clame Rodrigue, et dont nous avons cit</text:span><text:span text:style-name="T20">é</text:span><text:span text:style-name="T19"> une ou deux, ces belles stances si artistement balanc</text:span><text:span text:style-name="T20">é</text:span><text:span text:style-name="T19">es dans</text:span><text:span text:style-name="T22"> </text:span><text:span text:style-name="T19">leurs antith</text:span><text:span text:style-name="T20">è</text:span><text:span text:style-name="T19">ses, n'en sont pas moins, pour cela m</text:span><text:span text:style-name="T20">ê</text:span><text:span text:style-name="T19">me, assez artificielles : plus j'aurais poursuivi la citation, plus le d</text:span><text:span text:style-name="T20">éfaut serait apparu. — Voilà pour Rodrigue ; — sans compter ses vantardises</text:span><text:span text:style-name="T19">, un peu excessives, mais qui ne nous d</text:span><text:span text:style-name="T20">é</text:span><text:span text:style-name="T19">plaisent point, parce que les actions suivent les paroles : c'est, avons-nous dit, le </text:span><text:span text:style-name="T29">Mata-Moros</text:span><text:span text:style-name="T19"> h</text:span><text:span text:style-name="T20">é</text:span><text:span text:style-name="T19">ro</text:span><text:span text:style-name="T20">ï</text:span><text:span text:style-name="T19">que, mis sur la sc</text:span><text:span text:style-name="T20">è</text:span><text:span text:style-name="T19">ne la m</text:span><text:span text:style-name="T20">ê</text:span><text:span text:style-name="T19">me ann</text:span><text:span text:style-name="T20">é</text:span><text:span text:style-name="T19">e que le </text:span><text:span text:style-name="T29">Mata-Moros</text:span><text:span text:style-name="T19"> grotesque, et par la m</text:span><text:span text:style-name="T20">ême main. — Quant à</text:span><text:span text:style-name="T19"> Chi­m</text:span><text:span text:style-name="T20">è</text:span><text:span text:style-name="T19">ne, pareillement, on l'aime comme elle est, et on l'adore, quoi qu'en disent Scud</text:span><text:span text:style-name="T20">é</text:span><text:span text:style-name="T19">ry et l'Acad</text:span><text:span text:style-name="T20">é</text:span><text:span text:style-name="T24">­</text:span><text:span text:style-name="T19">mie ; mais toujours est-il que l'h</text:span><text:span text:style-name="T20">é</text:span><text:span text:style-name="T19">ro</text:span><text:span text:style-name="T20">ï</text:span><text:span text:style-name="T19">sme et la dou­leur de cette jeune fille d'environ dix-sept ans s'expriment avec des raffinements et un gongorisme inou</text:span><text:span text:style-name="T20">ïs, — outre l'emphase castillane et lyrique, — lorsqu'elle apostrophe ses propres yeux et leur dit :</text:span></text:p>
      <text:p text:style-name="P34">Pleurez, pleurez, mes yeux, et fondez-vous en eau<text:span text:style-name="T4"> </text:span><text:span text:style-name="T3">!</text:span></text:p>
      <text:p text:style-name="P34">La moiti<text:span text:style-name="T3">é</text:span> de ma vie a mis l'autre au tombeau,</text:p>
      <text:p text:style-name="P34">Et m'oblige <text:span text:style-name="T3">à</text:span> venger, apr<text:span text:style-name="T3">è</text:span>s ce coup funeste,</text:p>
      <text:p text:style-name="P34">Celle que je n'ai plus sur celle qui me reste !</text:p>
      <text:p text:style-name="P73"/>
      <text:p text:style-name="P69">Dans cette antith<text:span text:style-name="T3">è</text:span>se g<text:span text:style-name="T3">é</text:span>min<text:span text:style-name="T3">é</text:span>e, qui du reste est traduite de l'espagnol, v<text:span text:style-name="T3">é</text:span>ritablement on a besoin de quelque attention pour se reconna<text:span text:style-name="T3">î</text:span>tre au travers de ces subtilit<text:span text:style-name="T3">é</text:span>s <text:span text:style-name="T3">é</text:span>tranges ; on est oblig<text:span text:style-name="T3">é</text:span>, pour ainsi dire, d'en interpr<text:span text:style-name="T3">é</text:span>ter les termes l'un apr<text:span text:style-name="T3">è</text:span>s l'autre, et presque de les num<text:span text:style-name="T3">é</text:span>roter, pour s'y retrouver. Voyons un peu :</text:p>
      <text:p text:style-name="P68"/>
      <text:p text:style-name="P34">La moiti<text:span text:style-name="T3">é</text:span> de ma vie,</text:p>
      <text:p text:style-name="P33"><text:span text:style-name="T19">c'est-</text:span><text:span text:style-name="T20">à</text:span><text:span text:style-name="T19">-dire, mon amant, mon fianc</text:span><text:span text:style-name="T20">é</text:span><text:span text:style-name="T24">,</text:span></text:p>
      <text:p text:style-name="P7"/>
      <text:p text:style-name="P33"><text:span text:style-name="T40">a m</text:span><text:span text:style-name="T41">is l’au</text:span><text:span text:style-name="T40">tre au tombeau,</text:span></text:p>
      <text:p text:style-name="P33"><text:span text:style-name="T19">c'est-</text:span><text:span text:style-name="T20">à</text:span><text:span text:style-name="T19">-dire, a mis au tombeau l'autre moiti</text:span><text:span text:style-name="T20">é</text:span><text:span text:style-name="T19"> de ma vie, mon p</text:span><text:span text:style-name="T20">è</text:span><text:span text:style-name="T19">re,</text:span></text:p>
      <text:p text:style-name="P12"/>
      <text:p text:style-name="P33"><text:span text:style-name="T40">Et m'oblige </text:span><text:span text:style-name="T41">à</text:span><text:span text:style-name="T40"> venger, apr</text:span><text:span text:style-name="T41">è</text:span><text:span text:style-name="T40">s ce coup funeste,</text:span></text:p>
      <text:p text:style-name="P34">Celle que je n'ai plus,</text:p>
      <text:p text:style-name="P33"><text:span text:style-name="T19">c'est-</text:span><text:span text:style-name="T20">à</text:span><text:span text:style-name="T19">-dire, mon p</text:span><text:span text:style-name="T20">è</text:span><text:span text:style-name="T19">re,</text:span></text:p>
      <text:p text:style-name="P12"/>
      <text:p text:style-name="P34">sur celle qui me reste,</text:p>
      <text:p text:style-name="P33"><text:span text:style-name="T19">c'est-</text:span><text:span text:style-name="T20">à</text:span><text:span text:style-name="T19">-dire, sur mon fianc</text:span><text:span text:style-name="T20">é</text:span><text:span text:style-name="T19"> ; et, par cons</text:span><text:span text:style-name="T20">é</text:span><text:span text:style-name="T19">quent, </text:span><text:span text:style-name="T20">à</text:span><text:span text:style-name="T19"> faire p</text:span><text:span text:style-name="T20">é</text:span><text:span text:style-name="T19">rir et </text:span><text:span text:style-name="T20">à</text:span><text:span text:style-name="T19"> retrancher celle qui me reste, afin de venger celle que je n'ai plus ; de telle sorte qu'il ne me restera plus rien. Oui, le compte est exact, mais il est, en v</text:span><text:span text:style-name="T20">é</text:span><text:span text:style-name="T19">rit</text:span><text:span text:style-name="T20">é</text:span><text:span text:style-name="T19">, un peu trop bien fait, la balance joue avec trop d'art, les abstractions se r</text:span><text:span text:style-name="T20">é</text:span><text:span text:style-name="T19">pondent trop bien l'une </text:span><text:span text:style-name="T20">à</text:span><text:span text:style-name="T19"> l'autre. Cela ressem­ble </text:span><text:span text:style-name="T20">à</text:span><text:span text:style-name="T19"> des </text:span><text:span text:style-name="T20">é</text:span><text:span text:style-name="T19">quations alg</text:span><text:span text:style-name="T20">é</text:span><text:span text:style-name="T19">briques.</text:span></text:p>
      <text:p text:style-name="P12"/>
      <text:p text:style-name="P69">Tout cela, bien entendu, n'emp<text:span text:style-name="T3">ê</text:span>che pas que Chim<text:span text:style-name="T3">è</text:span>ne et Rodrigue ne soient adorables, et qu'on n'ait mille fois raison, tout en <text:span text:style-name="T3">é</text:span>tudiant de pr<text:span text:style-name="T3">è</text:span>s le chef-d'<text:span text:style-name="T3">œ</text:span>uvre, de s'en laisser enchanter et ravir.</text:p>
      <text:p text:style-name="P73"><text:soft-page-break/></text:p>
      <text:p text:style-name="P69">Apr<text:span text:style-name="T3">è</text:span>s Scud<text:span text:style-name="T3">é</text:span>ry et l'Acad<text:span text:style-name="T3">é</text:span>mie, pour clore ces d<text:span text:style-name="T3">é</text:span>bats, la parole est <text:span text:style-name="T3">à</text:span> Boileau d'abord, et <text:span text:style-name="T3">à</text:span> La Bruy<text:span text:style-name="T3">è</text:span>re ensuite.</text:p>
      <text:p text:style-name="P69">Boileau, avec gr<text:span text:style-name="T3">â</text:span>ce et avec amour, inspir<text:span text:style-name="T3">é</text:span> qu'il est par le sujet m<text:span text:style-name="T3">ê</text:span>me, s'<text:span text:style-name="T3">é</text:span>crie :</text:p>
      <text:p text:style-name="P73"/>
      <text:p text:style-name="P34">En vain contre le Cid un ministre se ligue !</text:p>
      <text:p text:style-name="P34">Tout Paris pour Chim<text:span text:style-name="T3">è</text:span>ne a les yeux de Rodrigue ;</text:p>
      <text:p text:style-name="P34">L'Acad<text:span text:style-name="T3">é</text:span>mie en corps a beau le censurer,</text:p>
      <text:p text:style-name="P34">Le public r<text:span text:style-name="T3">é</text:span>volt<text:span text:style-name="T3">é</text:span> s'obstine <text:span text:style-name="T3">à</text:span> l'admirer.</text:p>
      <text:p text:style-name="P37"/>
      <text:p text:style-name="P81"><text:span text:style-name="T19">Quant </text:span><text:span text:style-name="T20">à</text:span><text:span text:style-name="T19"> La Bruy</text:span><text:span text:style-name="T20">è</text:span><text:span text:style-name="T19">re, j'ai cit</text:span><text:span text:style-name="T20">é</text:span><text:span text:style-name="T19"> pr</text:span><text:span text:style-name="T20">é</text:span><text:span text:style-name="T19">c</text:span><text:span text:style-name="T20">é</text:span><text:span text:style-name="T19">demment trois lignes de son jugement sur le </text:span><text:span text:style-name="T29">Cid</text:span><text:span text:style-name="T19">, mais il faut lire le passage tout entier : </text:span><text:span text:style-name="T20">«</text:span><text:span text:style-name="T19"> Quelle prodigieuse distance, dit-il, entre un bel ouvrage et un ouvrage parfait ou r</text:span><text:span text:style-name="T20">é</text:span><text:span text:style-name="T19">gulier ! Je ne sais s'il s'en est encore trouv</text:span><text:span text:style-name="T20">é</text:span><text:span text:style-name="T19"> de ce dernier genre. Il est peut-</text:span><text:span text:style-name="T20">ê</text:span><text:span text:style-name="T19">tre moins difficile aux rares g</text:span><text:span text:style-name="T20">é</text:span><text:span text:style-name="T19">nies de rencontrer le grand et le sublime que d'</text:span><text:span text:style-name="T20">é</text:span><text:span text:style-name="T19">viter toute sorte de fautes. </text:span><text:span text:style-name="T29">Le Cid</text:span><text:span text:style-name="T19"> n'a eu qu'une voix pour lui </text:span><text:span text:style-name="T20">à</text:span><text:span text:style-name="T19"> sa naissance, qui a </text:span><text:span text:style-name="T20">é</text:span><text:span text:style-name="T19">t</text:span><text:span text:style-name="T20">é</text:span><text:span text:style-name="T19"> celle de l'admiration ; il s'est vu plus fort que l'autorit</text:span><text:span text:style-name="T20">é</text:span><text:span text:style-name="T19"> et la politique, qui ont tent</text:span><text:span text:style-name="T20">é</text:span><text:span text:style-name="T19"> vaine­ment de le d</text:span><text:span text:style-name="T20">é</text:span><text:span text:style-name="T19">truire ; il a r</text:span><text:span text:style-name="T20">é</text:span><text:span text:style-name="T19">uni en sa faveur des esprits toujours partag</text:span><text:span text:style-name="T20">é</text:span><text:span text:style-name="T19">s d'opinions et de sentiments, les Grands et le Peuple ; ils s'accordent tous </text:span><text:span text:style-name="T20">à</text:span><text:span text:style-name="T19"> le savoir de m</text:span><text:span text:style-name="T20">é</text:span><text:span text:style-name="T19">moire et </text:span><text:span text:style-name="T20">à</text:span><text:span text:style-name="T19"> pr</text:span><text:span text:style-name="T20">é</text:span><text:span text:style-name="T19">venir au th</text:span><text:span text:style-name="T20">éâ</text:span><text:span text:style-name="T19">tre les acteurs qui le r</text:span><text:span text:style-name="T20">é</text:span><text:span text:style-name="T19">citent. </text:span><text:span text:style-name="T29">Le Cid </text:span><text:span text:style-name="T19">enfin est l'un des plus beaux po</text:span><text:span text:style-name="T20">è</text:span><text:span text:style-name="T19">mes que l'on puisse faire ; et l'une des meilleures critiques qui aient </text:span><text:span text:style-name="T20">é</text:span><text:span text:style-name="T19">t</text:span><text:span text:style-name="T20">é</text:span><text:span text:style-name="T19"> faites sur aucun sujet, est celle du </text:span><text:span text:style-name="T29">Cid</text:span><text:span text:style-name="T24">.</text:span></text:p>
      <text:p text:style-name="P68"/>
      <text:p text:style-name="P82"><text:span text:style-name="T3">«</text:span><text:span text:style-name="T4"> </text:span>Quant une lecture vous <text:span text:style-name="T3">é</text:span>l<text:span text:style-name="T3">è</text:span>ve l'esprit, et qu'elle vous inspire des sentiments nobles et courageux, ne cherchez pas une autre r<text:span text:style-name="T3">è</text:span>gle pour juger de l'ou­vrage, il est bon, et fait de main d'ouvrier. <text:span text:style-name="T3">»</text:span></text:p>
      <text:p text:style-name="P95"/>
      <text:h text:style-name="Heading_20_1" text:outline-level="1"><text:bookmark-start text:name="bookmark28"/>SIXI<text:span text:style-name="T3">È</text:span>ME LE<text:span text:style-name="T3">Ç</text:span>ON<text:bookmark-end text:name="bookmark28"/><text:line-break/><text:span text:style-name="T5">corneille est rejet</text:span><text:span text:style-name="T13">é</text:span><text:span text:style-name="T5"> vers les sujets antiques, horace, etc.</text:span></text:h>
      <text:p text:style-name="P12"/>
      <text:p text:style-name="P81"><text:span text:style-name="T19">Corneille, d</text:span><text:span text:style-name="T20">é</text:span><text:span text:style-name="T19">courag</text:span><text:span text:style-name="T20">é</text:span><text:span text:style-name="T19"> par les pers</text:span><text:span text:style-name="T20">é</text:span><text:span text:style-name="T19">cutions que lui avait attir</text:span><text:span text:style-name="T20">é</text:span><text:span text:style-name="T19">es son chef-d'</text:span><text:span text:style-name="T20">œ</text:span><text:span text:style-name="T19">uvre, s'en retourna </text:span><text:span text:style-name="T20">à</text:span><text:span text:style-name="T19"> sa province, dans son petit faubourg de Bapaume, </text:span><text:span text:style-name="T20">à</text:span><text:span text:style-name="T19"> Rouen, et l'on put croire qu'il avait renonc</text:span><text:span text:style-name="T20">é</text:span><text:span text:style-name="T19"> au th</text:span><text:span text:style-name="T20">éâ</text:span><text:span text:style-name="T19">tre. Balzac </text:span><text:span text:style-name="T20">é</text:span><text:span text:style-name="T19">crit </text:span><text:span text:style-name="T20">à</text:span><text:span text:style-name="T19"> Chapelain, le 15 janvier 1639 : </text:span><text:span text:style-name="T20">«</text:span><text:span text:style-name="T19"> Corneille ne fait plus rien, Scud</text:span><text:span text:style-name="T20">é</text:span><text:span text:style-name="T19">ry a du moins gagn</text:span><text:span text:style-name="T20">é</text:span><text:span text:style-name="T19"> cela en le querellant, qu'il l'a rebut</text:span><text:span text:style-name="T20">é</text:span><text:span text:style-name="T19"> du m</text:span><text:span text:style-name="T20">é</text:span><text:span text:style-name="T19">tier, et lui a tari sa veine. Je l'ai, autant que j'ai pu, r</text:span><text:span text:style-name="T20">é</text:span><text:span text:style-name="T19">chauff</text:span><text:span text:style-name="T20">é</text:span><text:span text:style-name="T19"> et excit</text:span><text:span text:style-name="T20">é</text:span><text:span text:style-name="T19"> </text:span><text:span text:style-name="T20">à</text:span><text:span text:style-name="T19"> se venger en faisant quelque nouveau </text:span><text:span text:style-name="T52">Cid</text:span><text:span text:style-name="T19"> qui attire les suffrages de tout le monde ; mais il n'y a pas moyen de l'y r</text:span><text:span text:style-name="T20">é</text:span><text:span text:style-name="T19">soudre, et il ne parle plus que de r</text:span><text:span text:style-name="T20">è</text:span><text:span text:style-name="T19">gles, et que des choses qu'il e</text:span><text:span text:style-name="T20">û</text:span><text:span text:style-name="T19">t pu r</text:span><text:span text:style-name="T20">é</text:span><text:span text:style-name="T19">pondre aux Acad</text:span><text:span text:style-name="T20">é</text:span><text:span text:style-name="T19">miciens, s'il n'e</text:span><text:span text:style-name="T20">û</text:span><text:span text:style-name="T19">t point craint de choquer les puissances. </text:span><text:span text:style-name="T20">»</text:span></text:p>
      <text:p text:style-name="P81"><text:span text:style-name="T19"><text:s/>Pendant trois ans il ne fit rien repr</text:span><text:span text:style-name="T20">é</text:span><text:span text:style-name="T19">senter.</text:span><text:span text:style-name="T22"> </text:span><text:span text:style-name="T19">Quand il se d</text:span><text:span text:style-name="T20">é</text:span><text:span text:style-name="T19">cida </text:span><text:span text:style-name="T20">à</text:span><text:span text:style-name="T19"> repara</text:span><text:span text:style-name="T20">î</text:span><text:span text:style-name="T19">tre, on vit qu'il avait abandonn</text:span><text:span text:style-name="T20">é</text:span><text:span text:style-name="T19"> les sujets modernes pour les sujets an­ciens : premier r</text:span><text:span text:style-name="T20">é</text:span><text:span text:style-name="T19">sultat regrettable des pers</text:span><text:span text:style-name="T20">é</text:span><text:span text:style-name="T19">cutions qu'il avait subies. </text:span><text:span text:style-name="T29">Le Cid</text:span><text:span text:style-name="T19"> est de 1636 ; </text:span><text:span text:style-name="T29">Horace</text:span><text:span text:style-name="T19">, de 1639. Quelle fut, entre ces deux dates, l'attitude de Corneille </text:span><text:span text:style-name="T20">à</text:span><text:span text:style-name="T19"> l'</text:span><text:span text:style-name="T20">é</text:span><text:span text:style-name="T19">gard du Cardinal ? Le pauvre grand po</text:span><text:span text:style-name="T20">è</text:span><text:span text:style-name="T19">te, craignant de renouveler </text:span><text:span text:style-name="T20">à</text:span><text:span text:style-name="T19"> ses d</text:span><text:span text:style-name="T20">é</text:span><text:span text:style-name="T19">pens la fable du Pot de terre contre le Pot de fer, fut bien forc</text:span><text:span text:style-name="T20">é</text:span><text:span text:style-name="T19"> d'y mettre moins de fiert</text:span><text:span text:style-name="T20">é</text:span><text:span text:style-name="T19"> castillane que de prudence normande.</text:span></text:p>
      <text:p text:style-name="P81"><text:span text:style-name="T19">Nous avons dit qu'en faisant imprimer </text:span><text:span text:style-name="T29">le Cid</text:span><text:span text:style-name="T19">, au commencement de 1637, il avait cru de son devoir de le d</text:span><text:span text:style-name="T20">é</text:span><text:span text:style-name="T19">dier </text:span><text:span text:style-name="T20">à</text:span><text:span text:style-name="T19"> la ni</text:span><text:span text:style-name="T20">è</text:span><text:span text:style-name="T19">ce du Cardinal. Dans cette d</text:span><text:span text:style-name="T20">é</text:span><text:span text:style-name="T19">dicace, il la remercie de sa g</text:span><text:span text:style-name="T20">é</text:span><text:span text:style-name="T19">n</text:span><text:span text:style-name="T20">é</text:span><text:span text:style-name="T19">rosit</text:span><text:span text:style-name="T20">é</text:span><text:span text:style-name="T19"> </text:span><text:span text:style-name="T20">«</text:span><text:span text:style-name="T19"> qui ne s'arr</text:span><text:span text:style-name="T20">ê</text:span><text:span text:style-name="T19">te pas, dit-il, </text:span><text:span text:style-name="T20">à</text:span><text:span text:style-name="T19"> des louanges pour les ouvrages qui lui agr</text:span><text:span text:style-name="T20">é</text:span><text:span text:style-name="T19">ent..., mais qui emploie son cr</text:span><text:span text:style-name="T20">é</text:span><text:span text:style-name="T19">dit en leur faveur. </text:span><text:span text:style-name="T20">» Il ajoute qu' «</text:span><text:span text:style-name="T21"> </text:span><text:span text:style-name="T19">il en a ressenti les effets, et qu'il lui a de grandes obligations </text:span><text:span text:style-name="T20">»</text:span><text:span text:style-name="T24">.</text:span></text:p>
      <text:p text:style-name="P81"><text:span text:style-name="T19">Ce fut pourtant apr</text:span><text:span text:style-name="T20">è</text:span><text:span text:style-name="T19">s cette d</text:span><text:span text:style-name="T20">é</text:span><text:span text:style-name="T19">dicace que le Car­dinal laissa ou fit pers</text:span><text:span text:style-name="T20">é</text:span><text:span text:style-name="T19">cuter l'auteur du </text:span><text:span text:style-name="T29">Cid</text:span><text:span text:style-name="T19"> et pressa l'Acad</text:span><text:span text:style-name="T20">é</text:span><text:span text:style-name="T19">mie de le censurer. Nous avons suf­fisamment parl</text:span><text:span text:style-name="T20">é</text:span><text:span text:style-name="T19"> de ce jugement par ordre. On voit, dans une lettre de Corneille </text:span><text:span text:style-name="T20">à</text:span><text:span text:style-name="T19"> Bois-Robert, en date du 23 d</text:span><text:span text:style-name="T20">é</text:span><text:span text:style-name="T19">cembre 1637, qu'il avait eu d'abord l'id</text:span><text:span text:style-name="T20">é</text:span><text:span text:style-name="T19">e de r</text:span><text:span text:style-name="T20">é</text:span><text:span text:style-name="T19">pliquer aux </text:span><text:span text:style-name="T29">Sentiments</text:span><text:span text:style-name="T30"> de l’</text:span><text:span text:style-name="T29">Acad</text:span><text:span text:style-name="T30">é</text:span><text:span text:style-name="T29">mie</text:span><text:span text:style-name="T19">, et d'en appeler </text:span><text:span text:style-name="T20">à</text:span><text:span text:style-name="T19"> l'opinion publique. Bois-Robert, dont on a vu ci-dessus %30% la triste lettre </text:span><text:span text:style-name="T20">à</text:span><text:span text:style-name="T19"> l'un des plus acharn</text:span><text:span text:style-name="T20">é</text:span><text:span text:style-name="T19">s adversaires du grand po</text:span><text:span text:style-name="T20">è</text:span><text:span text:style-name="T19">te, le d</text:span><text:span text:style-name="T20">é</text:span><text:span text:style-name="T19">tourna de ce projet, et Corneille se rendit </text:span><text:span text:style-name="T20">à</text:span><text:span text:style-name="T19"> ses conseils. </text:span><text:span text:style-name="T20">«</text:span><text:span text:style-name="T19"> Maintenant, dit-il, que vous me conseillez de n'y r</text:span><text:span text:style-name="T20">é</text:span><text:span text:style-name="T19">pondre point, vu les personnes qui s'en sont m</text:span><text:span text:style-name="T20">ê</text:span><text:span text:style-name="T19">l</text:span><text:span text:style-name="T20">é</text:span><text:span text:style-name="T19">es, il ne faut point d'interpr</text:span><text:span text:style-name="T20">è</text:span><text:span text:style-name="T19">te pour enten­dre cela. Je suis un peu plus de ce monde qu'H</text:span><text:span text:style-name="T20">é</text:span><text:span text:style-name="T19">lio- dore, qui aima mieux perdre son </text:span><text:span text:style-name="T20">é</text:span><text:span text:style-name="T19">v</text:span><text:span text:style-name="T20">ê</text:span><text:span text:style-name="T19">ch</text:span><text:span text:style-name="T20">é</text:span><text:span text:style-name="T19"> que son livre %31% ; et j'aime mieux les bonnes gr</text:span><text:span text:style-name="T20">â</text:span><text:span text:style-name="T19">ces de mon ma</text:span><text:span text:style-name="T20">î</text:span><text:span text:style-name="T19">tre que toutes les r</text:span><text:span text:style-name="T20">é</text:span><text:span text:style-name="T19">putations de la terre. Je me tairai donc. </text:span><text:span text:style-name="T20">»</text:span><text:span text:style-name="T19"> Puis il remercie Bois-Robert </text:span><text:span text:style-name="T20">«</text:span><text:span text:style-name="T19"> du soin qu'il a pris de lui faire parvenir les lib</text:span><text:span text:style-name="T20">é</text:span><text:span text:style-name="T19">ralit</text:span><text:span text:style-name="T20">é</text:span><text:span text:style-name="T19">s de Monseigneur</text:span><text:span text:style-name="T20">»</text:span><text:span text:style-name="T24">.</text:span></text:p>
      <text:p text:style-name="P81"><text:span text:style-name="T19">Fontenelle fait </text:span><text:span text:style-name="T20">à</text:span><text:span text:style-name="T19"> ce propos une remarque singu­li</text:span><text:span text:style-name="T20">è</text:span><text:span text:style-name="T19">re : </text:span><text:span text:style-name="T20">«</text:span><text:span text:style-name="T19"> Richelieu, dit-il, r</text:span><text:span text:style-name="T20">é</text:span><text:span text:style-name="T19">compensait, comme ministre, ce m</text:span><text:span text:style-name="T20">ê</text:span><text:span text:style-name="T19">me m</text:span><text:span text:style-name="T20">é</text:span><text:span text:style-name="T19">rite dont il </text:span><text:span text:style-name="T20">é</text:span><text:span text:style-name="T19">tait jaloux comme po</text:span><text:span text:style-name="T20">è</text:span><text:span text:style-name="T19">te ; et il semble que cette grande </text:span><text:span text:style-name="T20">â</text:span><text:span text:style-name="T19">me ne pou­vait pas avoir de faiblesse qu'elle ne r</text:span><text:span text:style-name="T20">é</text:span><text:span text:style-name="T19">par</text:span><text:span text:style-name="T20">â</text:span><text:span text:style-name="T19">t en m</text:span><text:span text:style-name="T20">ê</text:span><text:span text:style-name="T19">me temps par quelque chose de noble. </text:span><text:span text:style-name="T20">» —</text:span><text:span text:style-name="T19"> Grande </text:span><text:span text:style-name="T20">â</text:span><text:span text:style-name="T19">me ! c'est bient</text:span><text:span text:style-name="T20">ô</text:span><text:span text:style-name="T19">t dit. En </text:span><text:soft-page-break/><text:span text:style-name="T19">v</text:span><text:span text:style-name="T20">é</text:span><text:span text:style-name="T19">rit</text:span><text:span text:style-name="T20">é</text:span><text:span text:style-name="T19">, est-il si grand et si noble, de la part d'un ministre tout-puissant qui opprime un auteur pauvre, de lui acheter son silence ? Si Corneille se crut oblig</text:span><text:span text:style-name="T20">é</text:span><text:span text:style-name="T19"> d'en passer par l</text:span><text:span text:style-name="T20">à</text:span><text:span text:style-name="T19">, on peut trouver d</text:span><text:span text:style-name="T20">é</text:span><text:span text:style-name="T19">s circonstances att</text:span><text:span text:style-name="T20">é</text:span><text:span text:style-name="T19">nuantes dans la situation </text:span><text:span text:style-name="T20">é</text:span><text:span text:style-name="T19">troite o</text:span><text:span text:style-name="T20">ù</text:span><text:span text:style-name="T19"> il se trouvait, et aussi dans les moeurs et habitudes du temps : il ne faut pas juger les choses et les gens du</text:span><text:span text:style-name="T9"> xvii</text:span><text:span text:style-name="T25">e</text:span><text:span text:style-name="T19"> si</text:span><text:span text:style-name="T20">è</text:span><text:span text:style-name="T19">cle avec les id</text:span><text:span text:style-name="T20">é</text:span><text:span text:style-name="T19">es et les sentiments du </text:span><text:span text:style-name="T10">xix</text:span><text:span text:style-name="T25">e</text:span><text:span text:style-name="T20">. — On a</text:span><text:span text:style-name="T19"> m</text:span><text:span text:style-name="T20">ê</text:span><text:span text:style-name="T19">me pr</text:span><text:span text:style-name="T20">é</text:span><text:span text:style-name="T19">tendu qu'il prit le parti, lui l'auteur du </text:span><text:span text:style-name="T29">Cid</text:span><text:span text:style-name="T19">, de rentrer dans la compagnie des cinq auteurs, et que, oubliant comment il avait </text:span><text:span text:style-name="T20">é</text:span><text:span text:style-name="T19">t</text:span><text:span text:style-name="T20">é</text:span><text:span text:style-name="T19"> admonest</text:span><text:span text:style-name="T20">é</text:span><text:span text:style-name="T19"> pour avoir chang</text:span><text:span text:style-name="T20">é</text:span><text:span text:style-name="T19"> quelque chose aux id</text:span><text:span text:style-name="T20">é</text:span><text:span text:style-name="T19">es du Cardinal en travaillant </text:span><text:span text:style-name="T20">à</text:span><text:span text:style-name="T19"> la com</text:span><text:span text:style-name="T20">é</text:span><text:span text:style-name="T19">die des </text:span><text:span text:style-name="T29">Tuileries</text:span><text:span text:style-name="T19">, il accepta encore de travailler </text:span><text:span text:style-name="T20">à</text:span><text:span text:style-name="T19"> </text:span><text:span text:style-name="T29">l'Aveugle de Smyrne</text:span><text:span text:style-name="T19"> et </text:span><text:span text:style-name="T20">à</text:span><text:span text:style-name="T19"> </text:span><text:span text:style-name="T29">la Grande Pastorale</text:span><text:span text:style-name="T19">, qui furent jou</text:span><text:span text:style-name="T20">é</text:span><text:span text:style-name="T19">es en 1637, un an apr</text:span><text:span text:style-name="T20">è</text:span><text:span text:style-name="T19">s </text:span><text:span text:style-name="T29">le Cid</text:span><text:span text:style-name="T19">. Mais il est probable que ces deux pi</text:span><text:span text:style-name="T20">è</text:span><text:span text:style-name="T19">ces, quoique jou</text:span><text:span text:style-name="T20">é</text:span><text:span text:style-name="T19">es apr</text:span><text:span text:style-name="T20">è</text:span><text:span text:style-name="T19">s </text:span><text:span text:style-name="T29">le Cid</text:span><text:span text:style-name="T19">, avaient </text:span><text:span text:style-name="T20">é</text:span><text:span text:style-name="T19">t</text:span><text:span text:style-name="T20">é</text:span><text:span text:style-name="T19"> compos</text:span><text:span text:style-name="T20">é</text:span><text:span text:style-name="T19">es aupara­vant, et que Corneille ne reprit point son licol. En tout cas, il n'y a certes point lieu de louer le Cardi­nal, et ce qu'il a fait voir dans toute cette affaire du </text:span><text:span text:style-name="T29">Cid</text:span><text:span text:style-name="T19">, c'est justement le contraire d'une grande </text:span><text:span text:style-name="T20">â</text:span><text:span text:style-name="T19">me.</text:span></text:p>
      <text:p text:style-name="P81"><text:span text:style-name="T19">Quoi qu'il en soit, ce fut seulement, avons-nous dit, en 1639, que Corneille revint au th</text:span><text:span text:style-name="T20">éâ</text:span><text:span text:style-name="T19">tre, non plus avec un sujet moderne et une tragi-com</text:span><text:span text:style-name="T20">é</text:span><text:span text:style-name="T19">die, mais avec la trag</text:span><text:span text:style-name="T20">édie d’</text:span><text:span text:style-name="T29">Horace</text:span><text:span text:style-name="T19">. Et la preuve que ce laps de trois ans, qu'il avait jug</text:span><text:span text:style-name="T20">é</text:span><text:span text:style-name="T19"> n</text:span><text:span text:style-name="T20">é</text:span><text:span text:style-name="T19">cessaire pour laisser </text:span><text:span text:style-name="T20">à</text:span><text:span text:style-name="T19"> l'orage le temps de se calmer, n'</text:span><text:span text:style-name="T20">é</text:span><text:span text:style-name="T19">tait pas trop long, c'est que, </text:span><text:span text:style-name="T20">à</text:span><text:span text:style-name="T19"> peine sa pi</text:span><text:span text:style-name="T20">è</text:span><text:span text:style-name="T19">ce nouvelle eut-elle </text:span><text:span text:style-name="T20">é</text:span><text:span text:style-name="T19">t</text:span><text:span text:style-name="T20">é</text:span><text:span text:style-name="T19"> jou</text:span><text:span text:style-name="T20">é</text:span><text:span text:style-name="T19">e, encore avec un succ</text:span><text:span text:style-name="T20">è</text:span><text:span text:style-name="T19">s unanime, et eut-elle </text:span><text:span text:style-name="T20">é</text:span><text:span text:style-name="T19">t</text:span><text:span text:style-name="T20">é</text:span><text:span text:style-name="T19"> imprim</text:span><text:span text:style-name="T20">é</text:span><text:span text:style-name="T19">e, que le bruit se r</text:span><text:span text:style-name="T20">é</text:span><text:span text:style-name="T19">pandit qu'on allait de nouveau voir para</text:span><text:span text:style-name="T20">î</text:span><text:span text:style-name="T19">tre des Observations et un Jugement, sur cette pi</text:span><text:span text:style-name="T20">è</text:span><text:span text:style-name="T19">ce comme sur la pr</text:span><text:span text:style-name="T20">é</text:span><text:span text:style-name="T19">c</text:span><text:span text:style-name="T20">é</text:span><text:span text:style-name="T19">dente. </text:span><text:span text:style-name="T20">É</text:span><text:span text:style-name="T19">tait-ce encore Scud</text:span><text:span text:style-name="T20">é</text:span><text:span text:style-name="T19">ry, et l'Acad</text:span><text:span text:style-name="T20">é</text:span><text:span text:style-name="T19">mie, </text:span><text:span text:style-name="T20">à</text:span><text:span text:style-name="T19"> l'instigation du Cardinal, qui allaient reprendre la plume ? Corneille, qui avait quelque lieu de le soup</text:span><text:span text:style-name="T20">ç</text:span><text:span text:style-name="T19">onner, </text:span><text:span text:style-name="T20">é</text:span><text:span text:style-name="T19">crivit </text:span><text:span text:style-name="T20">à</text:span><text:span text:style-name="T19"> un de ses amis, pour parer le coup, ce</text:span><text:span text:style-name="T22"> </text:span><text:span text:style-name="T19">mot spirituel et piquant, qui ne manqua pas d'</text:span><text:span text:style-name="T20">ê</text:span><text:span text:style-name="T19">tre r</text:span><text:span text:style-name="T20">é</text:span><text:span text:style-name="T19">p</text:span><text:span text:style-name="T20">é</text:span><text:span text:style-name="T19">t</text:span><text:span text:style-name="T20">é</text:span><text:span text:style-name="T19"> : </text:span><text:span text:style-name="T20">«</text:span><text:span text:style-name="T19"> Horace fut condamn</text:span><text:span text:style-name="T20">é</text:span><text:span text:style-name="T19"> par les Duumvirs, mais il fut absous par le Peuple. </text:span><text:span text:style-name="T20">»</text:span><text:span text:style-name="T19"> L'auteur quel­conque des Observations annonc</text:span><text:span text:style-name="T20">é</text:span><text:span text:style-name="T19">es les remit dans son portefeuille et garda le silence.</text:span></text:p>
      <text:p text:style-name="P81"><text:span text:style-name="T19">De plus, apr</text:span><text:span text:style-name="T20">è</text:span><text:span text:style-name="T19">s avoir d</text:span><text:span text:style-name="T20">é</text:span><text:span text:style-name="T19">di</text:span><text:span text:style-name="T20">é</text:span><text:span text:style-name="T19"> </text:span><text:span text:style-name="T29">le Cid</text:span><text:span text:style-name="T19"> </text:span><text:span text:style-name="T20">à</text:span><text:span text:style-name="T19"> la ni</text:span><text:span text:style-name="T20">è</text:span><text:span text:style-name="T19">ce du Cardinal, Corneille crut devoir d</text:span><text:span text:style-name="T20">é</text:span><text:span text:style-name="T19">dier </text:span><text:span text:style-name="T29">Horace</text:span><text:span text:style-name="T19"> au Cardinal lui-m</text:span><text:span text:style-name="T20">ê</text:span><text:span text:style-name="T19">me, pour achever de l'apaiser, en faisant par l</text:span><text:span text:style-name="T20">à</text:span><text:span text:style-name="T19"> amende honorable, et pour pr</text:span><text:span text:style-name="T20">é</text:span><text:span text:style-name="T19">venir le retour de ses sourdes hostilit</text:span><text:span text:style-name="T20">é</text:span><text:span text:style-name="T19">s. On ne peut se d</text:span><text:span text:style-name="T20">é</text:span><text:span text:style-name="T19">fendre d'une certaine tristesse en lisant cette d</text:span><text:span text:style-name="T20">édicace :</text:span></text:p>
      <text:p text:style-name="P68"/>
      <text:p text:style-name="P20">A MONSEIGNEUR</text:p>
      <text:p text:style-name="P20">LE CARDINAL DE RICHELIEU</text:p>
      <text:p text:style-name="P102"/>
      <text:p text:style-name="P20">Monseigneur,</text:p>
      <text:p text:style-name="P82"><text:span text:style-name="T3">«</text:span><text:span text:style-name="T4"> </text:span>Je n'aurais jamais eu la t<text:span text:style-name="T3">é</text:span>m<text:span text:style-name="T3">é</text:span>rit<text:span text:style-name="T3">é</text:span> de pr<text:span text:style-name="T3">é</text:span>senter <text:span text:style-name="T3">à</text:span> Votre <text:span text:style-name="T3">É</text:span>minence ce mauvais portrait d'Horace, si je n'eusse consid<text:span text:style-name="T3">é</text:span>r<text:span text:style-name="T3">é</text:span> qu<text:span text:style-name="T3">’</text:span>apr<text:span text:style-name="T3">è</text:span>s tant de bienfaits que j'ai re<text:span text:style-name="T3">ç</text:span>us d'Elle, le silence o<text:span text:style-name="T3">ù</text:span> mon respect m'a retenu jusqu'<text:span text:style-name="T3">à</text:span> pr<text:span text:style-name="T3">é</text:span>sent passerait pour ingratitude, et que, quelque juste d<text:span text:style-name="T3">é</text:span>fiance que j'aye de mon travail, je dois avoir encore plus de confiance en Votre bont<text:span text:style-name="T3">é</text:span>. C'est d'elle que je tiens tout ce que je suis, et ce n'est pas sans rougir que, pour toute reconnais­sance, je vous fais un pr<text:span text:style-name="T3">é</text:span>sent si peu digne de Vous et si peu proportionn<text:span text:style-name="T3">é</text:span> <text:span text:style-name="T3">à</text:span> ce que je Vous dois... <text:span text:style-name="T3">»</text:span> Etc<text:span text:style-name="T18">.</text:span></text:p>
      <text:p text:style-name="P68"><text:soft-page-break/></text:p>
      <text:p text:style-name="P81"><text:span text:style-name="T19">Le plus clair de cette grande bont</text:span><text:span text:style-name="T20">é</text:span><text:span text:style-name="T19"> du Cardinal consistait, en ce qu'il donnait </text:span><text:span text:style-name="T20">à</text:span><text:span text:style-name="T19"> Corneille une pen­sion de cinq cents </text:span><text:span text:style-name="T20">é</text:span><text:span text:style-name="T19">cus (quinze cents francs). On peut croire que les remerciements hyperboliques du po</text:span><text:span text:style-name="T20">è</text:span><text:span text:style-name="T19">te n'</text:span><text:span text:style-name="T20">é</text:span><text:span text:style-name="T19">taient faits qu'</text:span><text:span text:style-name="T20">à</text:span><text:span text:style-name="T19"> contre-c</text:span><text:span text:style-name="T20">œ</text:span><text:span text:style-name="T19">ur : car, dans sa pr</text:span><text:span text:style-name="T20">é</text:span><text:span text:style-name="T19">face du </text:span><text:span text:style-name="T29">Cid</text:span><text:span text:style-name="T19">, il laisse percer son res­sentiment, et ce ressentiment, comme nous le ver­rons bient</text:span><text:span text:style-name="T20">ô</text:span><text:span text:style-name="T19">t, ne pourra s'emp</text:span><text:span text:style-name="T20">ê</text:span><text:span text:style-name="T19">cher d'</text:span><text:span text:style-name="T20">é</text:span><text:span text:style-name="T19">clater encore dans la suite. Provisoirement le ch</text:span><text:span text:style-name="T20">ê</text:span><text:span text:style-name="T19">ne est debout, le roseau plie. L'auteur de la d</text:span><text:span text:style-name="T20">é</text:span><text:span text:style-name="T19">dicace dit qu'il a fait de son mieux : </text:span><text:span text:style-name="T20">«</text:span><text:span text:style-name="T19"> Un si beau sujet e</text:span><text:span text:style-name="T20">û</text:span><text:span text:style-name="T19">t demand</text:span><text:span text:style-name="T20">é</text:span><text:span text:style-name="T19"> sans doute une main plus habile pour </text:span><text:span text:style-name="T20">ê</text:span><text:span text:style-name="T19">tre trait</text:span><text:span text:style-name="T20">é</text:span><text:span text:style-name="T19"> avec plus de gr</text:span><text:span text:style-name="T20">â</text:span><text:span text:style-name="T19">ces ; mais, du moins, il a re</text:span><text:span text:style-name="T20">ç</text:span><text:span text:style-name="T19">u de la mienne toutes celles qu'elle </text:span><text:span text:style-name="T20">é</text:span><text:span text:style-name="T19">tait ca­pable de lui donner, et qu'on pouvait raisonnable­ment attendre d'une muse de province qui, n'</text:span><text:span text:style-name="T20">é</text:span><text:span text:style-name="T19">tant pas assez heureuse pour jouir souvent des regards de Votre </text:span><text:span text:style-name="T20">É</text:span><text:span text:style-name="T19">minence, n'a pas les m</text:span><text:span text:style-name="T20">ê</text:span><text:span text:style-name="T19">mes lumi</text:span><text:span text:style-name="T20">è</text:span><text:span text:style-name="T19">res </text:span><text:span text:style-name="T20">à</text:span><text:span text:style-name="T19"> se conduire qu'ont celles qui en sont continuelle­ment </text:span><text:span text:style-name="T20">é</text:span><text:span text:style-name="T19">clair</text:span><text:span text:style-name="T20">é</text:span><text:span text:style-name="T19">es (les cinq auteurs). Et certes, Mon­seigneur, ce changement visible qu'on remarque en mes ouvrages depuis que j'ai l'honneur d'</text:span><text:span text:style-name="T20">ê</text:span><text:span text:style-name="T19">tre </text:span><text:span text:style-name="T20">à</text:span><text:span text:style-name="T19"> Votre </text:span><text:span text:style-name="T20">É</text:span><text:span text:style-name="T19">minence, qu'est-ce autre chose qu'un effet des grandes id</text:span><text:span text:style-name="T20">é</text:span><text:span text:style-name="T19">es qu'EIle m'inspire quand Elle daigne souffrir que je Lui rende mes devoirs ? Et </text:span><text:span text:style-name="T20">à</text:span><text:span text:style-name="T19"> quoi peut-on attribuer ce qui s'y m</text:span><text:span text:style-name="T20">ê</text:span><text:span text:style-name="T19">le de mauvais, qu'aux teintures grossi</text:span><text:span text:style-name="T20">è</text:span><text:span text:style-name="T19">res que je reprends quand je demeure abandonn</text:span><text:span text:style-name="T20">é</text:span><text:span text:style-name="T19"> </text:span><text:span text:style-name="T20">à</text:span><text:span text:style-name="T19"> ma propre faiblesse ?... </text:span><text:span text:style-name="T20">»</text:span></text:p>
      <text:p text:style-name="P81"><text:span text:style-name="T19">Est-ce assez de courbettes ? Pas encore. Et le</text:span><text:span text:style-name="T22"> </text:span><text:span text:style-name="T19">malheureux po</text:span><text:span text:style-name="T20">è</text:span><text:span text:style-name="T19">te redouble les coups d'encensoir. C'est le Cardinal qui fait tout : c'est lui qui </text:span><text:span text:style-name="T20">« a en­nobli le but de l'art »</text:span><text:span text:style-name="T19">, et c'est lui qui </text:span><text:span text:style-name="T20">«</text:span><text:span text:style-name="T19"> en facilite les connaissances aux po</text:span><text:span text:style-name="T20">è</text:span><text:span text:style-name="T19">tes </text:span><text:span text:style-name="T20">»</text:span><text:span text:style-name="T19">. Et l'auteur reprend, comme un pr</text:span><text:span text:style-name="T20">é</text:span><text:span text:style-name="T19">dicateur, chacun de ces deux points : Son </text:span><text:span text:style-name="T20">É</text:span><text:span text:style-name="T19">minence a ennobli le but de l'art, puisque </text:span><text:span text:style-name="T20">«</text:span><text:span text:style-name="T21"> </text:span><text:span text:style-name="T19">au lieu de plaire au peuple </text:span><text:span text:style-name="T20">»</text:span><text:span text:style-name="T19">, comme le prescri­vaient les ma</text:span><text:span text:style-name="T20">îtres anciens, et comme ils s'en con­tentaient, — ici n'apercevez-vous pas un sourire involontaire sur ces lèvres normandes ? — elle leur </text:span><text:span text:style-name="T19">a donn</text:span><text:span text:style-name="T20">é</text:span><text:span text:style-name="T19"> pour but de lui plaire et de la divertir ; </text:span><text:span text:style-name="T20">«</text:span><text:span text:style-name="T21"> </text:span><text:span text:style-name="T19">et qu'ainsi nous ne rendons pas un petit service </text:span><text:span text:style-name="T20">à</text:span><text:span text:style-name="T19"> l'</text:span><text:span text:style-name="T20">É</text:span><text:span text:style-name="T19">tat, puisque, contribuant </text:span><text:span text:style-name="T20">à</text:span><text:span text:style-name="T19"> Vos divertissements, nous contribuons </text:span><text:span text:style-name="T20">à</text:span><text:span text:style-name="T19"> l'entretien d'une sant</text:span><text:span text:style-name="T20">é</text:span><text:span text:style-name="T19"> qui lui est si pr</text:span><text:span text:style-name="T20">é</text:span><text:span text:style-name="T19">cieuse et si n</text:span><text:span text:style-name="T20">écessaire. — Vous nous en</text:span><text:span text:style-name="T19"> avez facilit</text:span><text:span text:style-name="T20">é</text:span><text:span text:style-name="T19"> les connaissances, puisque nous n'avons plus besoin d'autre </text:span><text:span text:style-name="T20">é</text:span><text:span text:style-name="T19">tude pour les acqu</text:span><text:span text:style-name="T20">é</text:span><text:span text:style-name="T19">rir que d'attacher nos yeux sur Votre </text:span><text:span text:style-name="T20">É</text:span><text:span text:style-name="T19">minence quand elle honore de sa pr</text:span><text:span text:style-name="T20">é</text:span><text:span text:style-name="T19">sence et de son attention le r</text:span><text:span text:style-name="T20">é</text:span><text:span text:style-name="T19">cit (la r</text:span><text:span text:style-name="T20">é</text:span><text:span text:style-name="T19">citation) de nos po</text:span><text:span text:style-name="T20">è</text:span><text:span text:style-name="T19">mes. C'est l</text:span><text:span text:style-name="T20">à</text:span><text:span text:style-name="T19"> que, lisant sur Son visage ce qui Lui pla</text:span><text:span text:style-name="T20">î</text:span><text:span text:style-name="T19">t et ce qui ne Lui pla</text:span><text:span text:style-name="T20">î</text:span><text:span text:style-name="T19">t pas, nous nous instruisons avec certitude de ce qui est bon (la cane et le canard, par exemple, ou </text:span><text:span text:style-name="T29">Mirame</text:span><text:span text:style-name="T19">, ou </text:span><text:span text:style-name="T29">Europe</text:span><text:span text:style-name="T19">) et de ce qui est mauvais, et tirons des r</text:span><text:span text:style-name="T20">è</text:span><text:span text:style-name="T19">gles infaillibles de ce qu'il faut suivre et de ce qu'il faut </text:span><text:span text:style-name="T20">é</text:span><text:span text:style-name="T19">viter. C'est l</text:span><text:span text:style-name="T20">à</text:span><text:span text:style-name="T19"> que j'ai souvent appris en deux heures ce que mes livres n'eussent pu m'apprendre en dix ans ; c'est l</text:span><text:span text:style-name="T20">à</text:span><text:span text:style-name="T19"> que j'ai puis</text:span><text:span text:style-name="T20">é</text:span><text:span text:style-name="T19"> ce qui m'a valu l'applaudissement du public… </text:span><text:span text:style-name="T20">»</text:span><text:span text:style-name="T19"> Etc.</text:span></text:p>
      <text:p text:style-name="P69">Un tel degr<text:span text:style-name="T3">é</text:span> d'adulation ressemblerait <text:span text:style-name="T3">à</text:span> une ironie continue, si une telle supposition <text:span text:style-name="T3">é</text:span>tait ad­missible alors. H<text:span text:style-name="T3">é</text:span>las ! non, Corneille, avec tout le s<text:span text:style-name="T3">é</text:span><text:span text:style-name="T18">­</text:span>rieux et tout le prosternement possible, essaye de se faire pardonner son chef-d'<text:span text:style-name="T3">œ</text:span>uvre : il feint d'en rap­porter tout le m<text:span text:style-name="T3">é</text:span>rite <text:span text:style-name="T3">à</text:span> son ma<text:span text:style-name="T3">î</text:span>tre en Apollon, et les fautes <text:span text:style-name="T3">à</text:span> lui-m<text:span text:style-name="T3">ê</text:span>me, humble disciple.</text:p>
      <text:p text:style-name="P69">Quant <text:span text:style-name="T3">à</text:span> ces mots : <text:span text:style-name="T3">«</text:span> Depuis que j'ai l'honneur d'<text:span text:style-name="T3">ê</text:span>tre <text:span text:style-name="T3">à</text:span> Votre <text:span text:style-name="T3">É</text:span>minence <text:span text:style-name="T3">»</text:span>, et <text:span text:style-name="T3">à</text:span> ceux de la Lettre <text:span text:style-name="T3">à</text:span> Scud<text:span text:style-name="T3">é</text:span>ry : <text:span text:style-name="T3">«</text:span> Monseigneur le Cardinal, votre ma<text:span text:style-name="T3">î</text:span>tre et le mien <text:span text:style-name="T3">»</text:span>, il <text:soft-page-break/>faut ne pas perdre de vue les id<text:span text:style-name="T3">é</text:span>es et m<text:span text:style-name="T3">œ</text:span>urs f<text:span text:style-name="T3">é</text:span>odales qui se continuaient encore <text:span text:style-name="T3">à</text:span> cette <text:span text:style-name="T3">é</text:span>poque et auxquelles tout le monde se sou­mettait sans peine. Les gentilshommes eux-m<text:span text:style-name="T3">ê</text:span>mes,<text:span text:style-name="T1"> </text:span>quand ils <text:span text:style-name="T3">é</text:span>taient d<text:span text:style-name="T3">é</text:span>nu<text:span text:style-name="T3">é</text:span>s de fortune, se faisaient<text:span text:style-name="T1"> </text:span>volontiers les suivants, les domestiques (c'<text:span text:style-name="T3">é</text:span>tait l'ex­pression du temps) de gentilshommes plus ais<text:span text:style-name="T3">é</text:span>s, qu'ils acceptaient ou prenaient pour ma<text:span text:style-name="T3">î</text:span>tres, c'est-<text:span text:style-name="T3">à</text:span>-dire pour suzerains. Le futur cardinal de Retz, par exemple, lorsqu'il <text:span text:style-name="T3">é</text:span>tait encore simple abb<text:span text:style-name="T3">é</text:span> de Gondi, voyageant en Italie, menait <text:span text:style-name="T3">à</text:span> sa suite sept ou huit gentilshommes, dont quatre chevaliers de Malte, attach<text:span text:style-name="T3">é</text:span>s <text:span text:style-name="T3">à</text:span> sa maison ou domestiques, c'<text:span text:style-name="T3">é</text:span>tait tout un. La Rochefort, cousin germain et ami de<text:span text:style-name="T1"> </text:span>cet abb<text:span text:style-name="T3">é</text:span>, <text:span text:style-name="T3">é</text:span>tait domestique du duc d'Orl<text:span text:style-name="T3">é</text:span>ans. P<text:span text:style-name="T3">é</text:span>lisson parle de plusieurs acad<text:span text:style-name="T3">é</text:span>miciens domestiques du chancelier S<text:span text:style-name="T3">é</text:span>guier. Devons-nous donc nous <text:span text:style-name="T3">é</text:span>tonner, apr<text:span text:style-name="T3">è</text:span>s cela, qu'un petit bourgeois sans fortune, un petit avocat du barreau de Rouen, se sentant po<text:span text:style-name="T3">è</text:span>te<text:span text:style-name="T1"> </text:span>et ayant besoin de loisirs pour composer et <text:span text:style-name="T3">é</text:span>crire de belles <text:span text:style-name="T3">œ</text:span>uvres, accept<text:span text:style-name="T3">â</text:span>t d'<text:span text:style-name="T3">ê</text:span>tre domestique lui aussi, ou attach<text:span text:style-name="T3">é</text:span> <text:span text:style-name="T3">à</text:span> la maison, du ministre tout-puissant dont les lib<text:span text:style-name="T3">é</text:span>ralit<text:span text:style-name="T3">é</text:span>s, quoique fort minces et achet<text:span text:style-name="T3">é</text:span>es si cher, mais surtout la protection, c'est-<text:span text:style-name="T3">à</text:span>-dire le d<text:span text:style-name="T3">é</text:span>sarmement, lui paraissaient indispen­sables pour pouvoir continuer <text:span text:style-name="T3">à</text:span> <text:span text:style-name="T3">é</text:span>crire et <text:span text:style-name="T3">à</text:span> exister ?</text:p>
      <text:p text:style-name="P69">Il ne faut donc point s'attacher <text:span text:style-name="T3">à</text:span> ces d<text:span text:style-name="T3">é</text:span>tails qui sont sans importance. C'est l'ensemble de la d<text:span text:style-name="T3">é</text:span>di­cace qui, f<text:span text:style-name="T3">û</text:span>t-elle sinc<text:span text:style-name="T3">è</text:span>re, aurait encore l'inconv<text:span text:style-name="T3">é</text:span><text:span text:style-name="T18">­</text:span>nient de passer les bornes de la flatterie usit<text:span text:style-name="T3">é</text:span>e en ces temps-l<text:span text:style-name="T3">à</text:span>. <text:span text:style-name="T3">«</text:span> Le malheur des temps de despotisme, dit ici un homme aussi mod<text:span text:style-name="T3">é</text:span>r<text:span text:style-name="T3">é</text:span> qu'honn<text:span text:style-name="T3">ê</text:span>te<text:span text:style-name="T37"> </text:span>%32%, est de pousser <text:span text:style-name="T3">à</text:span> la dissimulation les plus fermes esprits. <text:span text:style-name="T3">»</text:span></text:p>
      <text:p text:style-name="P81"><text:span text:style-name="T19">Et voici maintenant peut-</text:span><text:span text:style-name="T20">être une circonstance aggravante, — car nous é</text:span><text:span text:style-name="T19">tudions en toute sinc</text:span><text:span text:style-name="T20">é</text:span><text:span text:style-name="T19">rit</text:span><text:span text:style-name="T20">é et nous ne dissimulons rien. — Le Cardinal é</text:span><text:span text:style-name="T19">tant mort deux ans apr</text:span><text:span text:style-name="T20">è</text:span><text:span text:style-name="T19">s la repr</text:span><text:span text:style-name="T20">é</text:span><text:span text:style-name="T19">sentation de cette trag</text:span><text:span text:style-name="T20">é</text:span><text:span text:style-name="T19">die</text:span><text:span text:style-name="T20"> d’</text:span><text:span text:style-name="T29">Horace</text:span><text:span text:style-name="T19">, et le roi Louis XIII n'ayant surv</text:span><text:span text:style-name="T20">é</text:span><text:span text:style-name="T19">cu que six mois </text:span><text:span text:style-name="T20">à</text:span><text:span text:style-name="T19"> son ministre, Corneille, par une nouvelle faiblesse, moins excusable encore, ne put se retenir de laisser </text:span><text:span text:style-name="T20">é</text:span><text:span text:style-name="T19">clater enfin ses sentiments v</text:span><text:span text:style-name="T20">é</text:span><text:span text:style-name="T19">ritables, dans le sonnet suivant :</text:span></text:p>
      <text:p text:style-name="P73"/>
      <text:p text:style-name="P34">Sous ce marbre repose, un monarque sans vice,</text:p>
      <text:p text:style-name="P34">Dont la seule bont<text:span text:style-name="T3">é</text:span> d<text:span text:style-name="T3">é</text:span>plut aux bons Fran<text:span text:style-name="T3">ç</text:span>ois :</text:p>
      <text:p text:style-name="P34">Ses erreurs, ses <text:span text:style-name="T3">é</text:span>carts vinrent d'un mauvais choix,</text:p>
      <text:p text:style-name="P34">Dont il fut trop longtemps innocemment complice.</text:p>
      <text:p text:style-name="P34">L'ambition, l'orgueil, la haine, l'avarice,</text:p>
      <text:p text:style-name="P34">Arm<text:span text:style-name="T3">é</text:span>s de son pouvoir, nous donn<text:span text:style-name="T3">è</text:span>rent des lois ;</text:p>
      <text:p text:style-name="P34">Et, bien qu'il f<text:span text:style-name="T3">û</text:span>t en soi le plus juste des rois,</text:p>
      <text:p text:style-name="P34">Son r<text:span text:style-name="T3">è</text:span>gne fut toujours celui de l'injustice.</text:p>
      <text:p text:style-name="P37"/>
      <text:p text:style-name="P34">Fier vainqueur au dehors, vil esclave en sa Cour,</text:p>
      <text:p text:style-name="P34">Son tyran et le n<text:span text:style-name="T3">ô</text:span>tre <text:span text:style-name="T3">à</text:span> peine perd le jour,</text:p>
      <text:p text:style-name="P34">Que jusque dans sa tombe il le force <text:span text:style-name="T3">à</text:span> le suivre,</text:p>
      <text:p text:style-name="P37"/>
      <text:p text:style-name="P34">Et, par cet ascendant ses projets confondus,</text:p>
      <text:p text:style-name="P34">Apr<text:span text:style-name="T3">è</text:span>s trente-trois ans sur le tr<text:span text:style-name="T3">ô</text:span>ne perdus,</text:p>
      <text:p text:style-name="P34"><text:soft-page-break/>Commen<text:span text:style-name="T3">ç</text:span>ant <text:span text:style-name="T3">à</text:span> r<text:span text:style-name="T3">é</text:span>gner, il a cess<text:span text:style-name="T3">é</text:span> de vivre.</text:p>
      <text:p text:style-name="P37"/>
      <text:p text:style-name="P69">Un tel sonnet, rapproch<text:span text:style-name="T3">é</text:span> d'une telle d<text:span text:style-name="T3">é</text:span>dicace, fait un contraste douloureux qui <text:span text:style-name="T3">é</text:span>claire d'une d<text:span text:style-name="T3">é</text:span>so­lante lumi<text:span text:style-name="T3">è</text:span>re la situation extr<text:span text:style-name="T3">ê</text:span>mement p<text:span text:style-name="T3">é</text:span>nible o<text:span text:style-name="T3">ù</text:span> se trouvait le grand po<text:span text:style-name="T3">è</text:span>te sourdement pers<text:span text:style-name="T3">é</text:span>cut<text:span text:style-name="T3">é</text:span> par son tout-puissant rival. On voudrait douter que ce sonnet f<text:span text:style-name="T3">û</text:span>t de Corneille ; mais M. Adolphe Regnier, l'excellent <text:span text:style-name="T3">é</text:span>diteur, malheureusement n'en doute point. Toutefois la question vaut bien qu'on s'y arr<text:span text:style-name="T3">ê</text:span>te. Il y eut d'abord un quatrain de Cor­neille, compos<text:span text:style-name="T3">é</text:span> <text:span text:style-name="T3">à</text:span> l'occasion de la mort du Cardinal, qui eut lieu le 4 d<text:span text:style-name="T3">é</text:span>cembre 1642. Ce quatrain est curieux au point de vue de la versification, parce qu'il est tout en rimes masculines :</text:p>
      <text:p text:style-name="P68"/>
      <text:p text:style-name="P34">Qu'on parle mal ou bien du fameux Cardinal,</text:p>
      <text:p text:style-name="P34">Ma prose ni mes vers n'en diront jamais rien</text:p>
      <text:p text:style-name="P33"><text:span text:style-name="T40">Il ma fait trop de bien pour en dire du mal</text:span></text:p>
      <text:p text:style-name="P33"><text:span text:style-name="T40">Il m'a fait trop de mal pour en dire du bien.</text:span></text:p>
      <text:p text:style-name="P7"/>
      <text:p text:style-name="P33"><text:span text:style-name="T19">On ne peut qu'applaudir </text:span><text:span text:style-name="T20">à</text:span><text:span text:style-name="T19"> ces sentiments. Et ces</text:span><text:span text:style-name="T22"> </text:span><text:span text:style-name="T19">quatre vers-l</text:span><text:span text:style-name="T20">à</text:span><text:span text:style-name="T19"> paraissent bien authentiques : c'est P</text:span><text:span text:style-name="T20">é</text:span><text:span text:style-name="T19">lisson qui les publia le premier dans sa </text:span><text:span text:style-name="T29">Re</text:span><text:span text:style-name="T30">lation contenant l'histoire de l’</text:span><text:span text:style-name="T29">Acad</text:span><text:span text:style-name="T30">é</text:span><text:span text:style-name="T29">mie fran</text:span><text:span text:style-name="T30">ç</text:span><text:span text:style-name="T29">aise</text:span><text:span text:style-name="T19">, qui parut en 1653. </text:span><text:span text:style-name="T20">«</text:span><text:span text:style-name="T21"> </text:span><text:span text:style-name="T19">Corneille les fit, dit-il %33%, apr</text:span><text:span text:style-name="T20">è</text:span><text:span text:style-name="T19">s la mort du Cardinal, qu'il consid</text:span><text:span text:style-name="T20">é</text:span><text:span text:style-name="T19">rait d'un c</text:span><text:span text:style-name="T20">ô</text:span><text:span text:style-name="T19">t</text:span><text:span text:style-name="T20">é</text:span><text:span text:style-name="T19"> comme son bienfaiteur, et de l'autre comme son ennemi. </text:span><text:span text:style-name="T20">»</text:span></text:p>
      <text:p text:style-name="P81"><text:span text:style-name="T19">On se demande comment Corneille ne s'en tint pas </text:span><text:span text:style-name="T20">à</text:span><text:span text:style-name="T19"> cette r</text:span><text:span text:style-name="T20">é</text:span><text:span text:style-name="T19">solution si sage, et comment, apr</text:span><text:span text:style-name="T20">è</text:span><text:span text:style-name="T19">s ce quatrain, il publia le sonnet en question, qui le d</text:span><text:span text:style-name="T20">é</text:span><text:span text:style-name="T19">ment d'une mani</text:span><text:span text:style-name="T20">è</text:span><text:span text:style-name="T19">re si </text:span><text:span text:style-name="T20">é</text:span><text:span text:style-name="T19">trange. Ce sonnet fut, dit-on, compos</text:span><text:span text:style-name="T20">é</text:span><text:span text:style-name="T19"> </text:span><text:span text:style-name="T20">à</text:span><text:span text:style-name="T19"> l'occasion de la mort de Louis XIII, qui arriva cinq mois apr</text:span><text:span text:style-name="T20">è</text:span><text:span text:style-name="T19">s, le 14 mai 1643. Mais il y a lieu de remarquer qu'il ne fut pas imprim</text:span><text:span text:style-name="T20">é</text:span><text:span text:style-name="T19"> du vivant de Corneille, et que, </text:span><text:span text:style-name="T20">à</text:span><text:span text:style-name="T19"> supposer qu'il soit de lui, il ne fut transmis que par la m</text:span><text:span text:style-name="T20">é</text:span><text:span text:style-name="T19">moire de quelques contemporains, puis dans des copies peu exactes, qui ne sont pas d'accord entre elles. Reste cependant l'ensemble des id</text:span><text:span text:style-name="T20">é</text:span><text:span text:style-name="T19">es et des senti­ments, qui ne varie point, et qui constitue ce qu'on peut nommer le corps du d</text:span><text:span text:style-name="T20">é</text:span><text:span text:style-name="T19">lit. M. Adolphe Regnier, dans sa grande </text:span><text:span text:style-name="T20">é</text:span><text:span text:style-name="T19">dition de Corneille</text:span><text:span text:style-name="T25"> </text:span><text:span text:style-name="T19">%34%, le donne d'apr</text:span><text:span text:style-name="T20">è</text:span><text:span text:style-name="T19">s une transcription de la main de Gaigni</text:span><text:span text:style-name="T20">è</text:span><text:span text:style-name="T19">res %35%, sign</text:span><text:span text:style-name="T20">é</text:span><text:span text:style-name="T19">e </text:span><text:span text:style-name="T29">P. Corneille</text:span><text:span text:style-name="T26">, </text:span><text:span text:style-name="T19">qui lui a </text:span><text:span text:style-name="T20">é</text:span><text:span text:style-name="T19">t</text:span><text:span text:style-name="T20">é</text:span><text:span text:style-name="T19"> signal</text:span><text:span text:style-name="T20">é</text:span><text:span text:style-name="T19">e par M. Ludovic Lalanne, un des conservateurs de la Biblioth</text:span><text:span text:style-name="T20">è</text:span><text:span text:style-name="T19">que de l'Institut. Elle se trouve </text:span><text:span text:style-name="T20">à</text:span><text:span text:style-name="T19"> la Biblioth</text:span><text:span text:style-name="T20">è</text:span><text:span text:style-name="T19">que nationale, </text:span><text:span text:style-name="T29">Fonds</text:span><text:span text:style-name="T19"> Gaigni</text:span><text:span text:style-name="T20">è</text:span><text:span text:style-name="T19">res, 1001, </text:span><text:span text:style-name="T29">M</text:span><text:span text:style-name="T30">é</text:span><text:span text:style-name="T29">langes, pi</text:span><text:span text:style-name="T30">è</text:span><text:span text:style-name="T29">ces galantes, satiriques</text:span><text:span text:style-name="T19">, etc., page14. Gaigni</text:span><text:span text:style-name="T20">è</text:span><text:span text:style-name="T19">res </text:span><text:span text:style-name="T20">é</text:span><text:span text:style-name="T19">tant mort en mars 1715, ce texte est le plus ancien de ceux que l'on poss</text:span><text:span text:style-name="T20">è</text:span><text:span text:style-name="T19">de. Mais, d'autre part, il y a lieu d'observer que Gaigni</text:span><text:span text:style-name="T20">è</text:span><text:span text:style-name="T19">res </text:span><text:span text:style-name="T20">é</text:span><text:span text:style-name="T19">tait tr</text:span><text:span text:style-name="T20">è</text:span><text:span text:style-name="T19">s vieux lorsqu'il mourut et que, par cons</text:span><text:span text:style-name="T20">é</text:span><text:span text:style-name="T19">quent, son autographe peut remonter </text:span><text:span text:style-name="T20">à</text:span><text:span text:style-name="T19"> une date moins </text:span><text:span text:style-name="T20">é</text:span><text:span text:style-name="T19">loign</text:span><text:span text:style-name="T20">é</text:span><text:span text:style-name="T19">e de celle de la mort de Corneille, qui arriva en 1684. Voltaire a admis ce sonnet dans les notes de son </text:span><text:span text:style-name="T29">Commentaire</text:span><text:span text:style-name="T19">, </text:span><text:span text:style-name="T20">à</text:span><text:span text:style-name="T19"> propos de l'</text:span><text:span text:style-name="T20">É</text:span><text:span text:style-name="T19">p</text:span><text:span text:style-name="T20">î</text:span><text:span text:style-name="T19">tre d</text:span><text:span text:style-name="T20">é</text:span><text:span text:style-name="T19">dicatoire </text:span><text:span text:style-name="T20">d’</text:span><text:span text:style-name="T29">Horace </text:span><text:span text:style-name="T19">: l'antith</text:span><text:span text:style-name="T20">è</text:span><text:span text:style-name="T19">se entre le sonnet et la d</text:span><text:span text:style-name="T20">é</text:span><text:span text:style-name="T19">dicace </text:span><text:span text:style-name="T20">é</text:span><text:span text:style-name="T19">tait bien tentante ! La grande </text:span><text:span text:style-name="T20">é</text:span><text:span text:style-name="T19">dition Regnier-Hachette en donne six versions diff</text:span><text:span text:style-name="T20">é</text:span><text:span text:style-name="T19">rentes. On vient d'entendre celle de Voltaire. Il y en a une autre, qui se trouve sur un </text:span><text:span text:style-name="T20">«</text:span><text:span text:style-name="T19"> feuillet ajout</text:span><text:span text:style-name="T20">é</text:span><text:span text:style-name="T19"> (remarquez encore ce d</text:span><text:span text:style-name="T20">é</text:span><text:span text:style-name="T19">tail) </text:span><text:span text:style-name="T20">à</text:span><text:span text:style-name="T19"> certains exem­plaires des </text:span><text:span text:style-name="T30">Œ</text:span><text:span text:style-name="T29">uvres diverses</text:span><text:span text:style-name="T19"> (de Corneille), de 1738.</text:span><text:span text:style-name="T20">»</text:span><text:span text:style-name="T19"> Ce feuillet porte au verso </text:span><text:soft-page-break/><text:span text:style-name="T19">le </text:span><text:span text:style-name="T29">Placet au Roi sur le retardement de sa pension %36%.</text:span></text:p>
      <text:p text:style-name="P81"><text:span text:style-name="T19">Tel est l'</text:span><text:span text:style-name="T20">é</text:span><text:span text:style-name="T19">tat de la question. Or il est de prin­cipe en justice que le doute profite </text:span><text:span text:style-name="T20">à</text:span><text:span text:style-name="T19"> l'accus</text:span><text:span text:style-name="T20">é</text:span><text:span text:style-name="T19">, et l'accus</text:span><text:span text:style-name="T20">é</text:span><text:span text:style-name="T19">, ici, c'est le grand Corneille, Si donc, d'apr</text:span><text:span text:style-name="T20">è</text:span><text:span text:style-name="T19">s ce que je viens de vous exposer fid</text:span><text:span text:style-name="T20">è</text:span><text:span text:style-name="T19">lement, l'authenticit</text:span><text:span text:style-name="T20">é</text:span><text:span text:style-name="T19"> de ce sonnet qu'on lui attribue ne para</text:span><text:span text:style-name="T20">î</text:span><text:span text:style-name="T19">t pas suffisamment prouv</text:span><text:span text:style-name="T20">é</text:span><text:span text:style-name="T19">e, la cons</text:span><text:span text:style-name="T20">é</text:span><text:span text:style-name="T19">quence est que nous devons, provisoirement, d</text:span><text:span text:style-name="T20">é</text:span><text:span text:style-name="T19">charger sa m</text:span><text:span text:style-name="T20">é</text:span><text:span text:style-name="T19">moire de cette imputation qui tendrait </text:span><text:span text:style-name="T20">à</text:span><text:span text:style-name="T19"> la ternir, le dit sonnet d</text:span><text:span text:style-name="T20">é</text:span><text:span text:style-name="T19">mentant d'une part, </text:span><text:span text:style-name="T20">à</text:span><text:span text:style-name="T19"> la dis­tance de quelques mois seulement, la mod</text:span><text:span text:style-name="T20">é</text:span><text:span text:style-name="T19">ration louable du quatrain, que rien ne l'obligeait d'</text:span><text:span text:style-name="T20">é</text:span><text:span text:style-name="T19">crire, et,</text:span><text:span text:style-name="T22"> </text:span><text:span text:style-name="T19">de l'autre, faisant un contraste si tranch</text:span><text:span text:style-name="T20">é</text:span><text:span text:style-name="T19"> et si peu</text:span><text:span text:style-name="T22"> </text:span><text:span text:style-name="T19">honorable avec les adulations outr</text:span><text:span text:style-name="T20">é</text:span><text:span text:style-name="T19">es de l'</text:span><text:span text:style-name="T20">É</text:span><text:span text:style-name="T19">p</text:span><text:span text:style-name="T20">î</text:span><text:span text:style-name="T19">tre d</text:span><text:span text:style-name="T20">é</text:span><text:span text:style-name="T19">dicatoire </text:span><text:span text:style-name="T20">d’</text:span><text:span text:style-name="T29">Horace</text:span><text:span text:style-name="T19">. Plus est grave l'opinion de M. Regnier en pareille mati</text:span><text:span text:style-name="T20">è</text:span><text:span text:style-name="T19">re, plus je crois qu'il est de mon devoir de d</text:span><text:span text:style-name="T20">é</text:span><text:span text:style-name="T19">clarer que, tout bien pes</text:span><text:span text:style-name="T20">é</text:span><text:span text:style-name="T19">, j'incline fort </text:span><text:span text:style-name="T20">à</text:span><text:span text:style-name="T19"> ne point la partager. L'homme qui</text:span><text:span text:style-name="T25"> </text:span><text:span text:style-name="T19">a </text:span><text:span text:style-name="T20">é</text:span><text:span text:style-name="T19">crit le quatrain, sans que rien l'y for</text:span><text:span text:style-name="T20">çâ</text:span><text:span text:style-name="T19">t, a-t-il pu </text:span><text:span text:style-name="T20">é</text:span><text:span text:style-name="T19">crire le sonnet quelques mois apr</text:span><text:span text:style-name="T20">è</text:span><text:span text:style-name="T19">s ? Il y a l</text:span><text:span text:style-name="T20">à</text:span><text:span text:style-name="T19">, ce me semble, une invraisemblance morale qui va jusqu'</text:span><text:span text:style-name="T20">à</text:span><text:span text:style-name="T19"> l'impossibilit</text:span><text:span text:style-name="T20">é</text:span><text:span text:style-name="T24">.</text:span></text:p>
      <text:p text:style-name="P12"/>
      <text:p text:style-name="P81"><text:span text:style-name="T19">Les critiques et Observateurs du </text:span><text:span text:style-name="T29">Cid</text:span><text:span text:style-name="T19">, comme parle l'Acad</text:span><text:span text:style-name="T20">é</text:span><text:span text:style-name="T19">mie dans ses </text:span><text:span text:style-name="T29">Sentiments</text:span><text:span text:style-name="T19">, avaient</text:span><text:span text:style-name="T22"> </text:span><text:span text:style-name="T19">reproch</text:span><text:span text:style-name="T20">é</text:span><text:span text:style-name="T19"> </text:span><text:span text:style-name="T20">à</text:span><text:span text:style-name="T19"> Corneille de n'</text:span><text:span text:style-name="T20">ê</text:span><text:span text:style-name="T19">tre qu'un traducteur, de manquer d'invention. Il r</text:span><text:span text:style-name="T20">é</text:span><text:span text:style-name="T19">pondit en composant les cinq actes</text:span><text:span text:style-name="T20"> d’</text:span><text:span text:style-name="T29">Horace</text:span><text:span text:style-name="T19"> avec trois ou quatre pages de Tite-Live, les cinq actes de </text:span><text:span text:style-name="T29">Cinna</text:span><text:span text:style-name="T19"> avec deux pages de S</text:span><text:span text:style-name="T20">é</text:span><text:span text:style-name="T19">n</text:span><text:span text:style-name="T20">è</text:span><text:span text:style-name="T19">que. C'est </text:span><text:span text:style-name="T20">à</text:span><text:span text:style-name="T19"> quoi Boileau fait allu­sion lorsqu'il dit :</text:span></text:p>
      <text:p text:style-name="P68"/>
      <text:p text:style-name="P34">Au Cid pers<text:span text:style-name="T3">é</text:span>cut<text:span text:style-name="T3">é</text:span> Cinna doit sa naissance,</text:p>
      <text:p text:style-name="P73"/>
      <text:p text:style-name="P81"><text:span text:style-name="T19">C'est ainsi que Sophocle, avec neuf vers du deuxi</text:span><text:span text:style-name="T20">è</text:span><text:span text:style-name="T19">me</text:span><text:span text:style-name="T20"> chant de l’</text:span><text:span text:style-name="T29">Iliade</text:span><text:span text:style-name="T20">, — 7</text:span><text:span text:style-name="T19">17 </text:span><text:span text:style-name="T20">à 725, — compose toute une tragé</text:span><text:span text:style-name="T19">die, </text:span><text:span text:style-name="T29">Philoct</text:span><text:span text:style-name="T30">è</text:span><text:span text:style-name="T29">te</text:span><text:span text:style-name="T19">, une de ses plus belles ; c'est ainsi que Moli</text:span><text:span text:style-name="T20">è</text:span><text:span text:style-name="T19">re, avec une petite ode d'Horace, </text:span><text:span text:style-name="T29">Donec gratus eram tibi</text:span><text:span text:style-name="T19">, fait sa com</text:span><text:span text:style-name="T20">é</text:span><text:span text:style-name="T19">die du </text:span><text:span text:style-name="T29">D</text:span><text:span text:style-name="T30">é</text:span><text:span text:style-name="T29">pit amoureux</text:span><text:span text:style-name="T32">.</text:span></text:p>
      <text:p text:style-name="P12"/>
      <text:p text:style-name="P69"><text:span text:style-name="T3">É</text:span>tudions la diff<text:span text:style-name="T3">é</text:span>rence des proc<text:span text:style-name="T3">é</text:span>d<text:span text:style-name="T3">é</text:span>s du drame et des proc<text:span text:style-name="T3">é</text:span>d<text:span text:style-name="T3">é</text:span>s de la trag<text:span text:style-name="T3">é</text:span>die, les avantages du pre­mier syst<text:span text:style-name="T3">è</text:span>me et les inconv<text:span text:style-name="T3">é</text:span>nients du second.</text:p>
      <text:p text:style-name="P81"><text:span text:style-name="T19">Vous connaissez le sujet d'</text:span><text:span text:style-name="T29">Horace</text:span><text:span text:style-name="T19">, tel qu'il nous</text:span><text:span text:style-name="T22"> a </text:span><text:span text:style-name="T20">é</text:span><text:span text:style-name="T19">t</text:span><text:span text:style-name="T20">é</text:span><text:span text:style-name="T19"> transmis par l'histoire plus ou moins fabu­leuse de Tite-Live : pour terminer une guerre entre Rome et Albe, on convient de choisir trois Romains et trois Albains qui lutteront ensemble, l'issue de la lutte d</text:span><text:span text:style-name="T20">é</text:span><text:span text:style-name="T19">cidera laquelle des deux na­tions doit ob</text:span><text:span text:style-name="T20">é</text:span><text:span text:style-name="T19">ir </text:span><text:span text:style-name="T20">à</text:span><text:span text:style-name="T19"> l'autre. Deux des trois Horaces qui repr</text:span><text:span text:style-name="T20">é</text:span><text:span text:style-name="T19">sentent Rome sont tu</text:span><text:span text:style-name="T20">é</text:span><text:span text:style-name="T19">s d'abord ; mais le troisi</text:span><text:span text:style-name="T20">è</text:span><text:span text:style-name="T19">me, rest</text:span><text:span text:style-name="T20">é</text:span><text:span text:style-name="T19"> seul, vient cependant </text:span><text:span text:style-name="T20">à</text:span><text:span text:style-name="T19"> bout de vaincre les trois Curiaces. Au moment o</text:span><text:span text:style-name="T20">ù</text:span><text:span text:style-name="T19"> il revient, fier de sa victoire, il est accueilli par les mal</text:span><text:span text:style-name="T20">é</text:span><text:span text:style-name="T19">dictions imprudentes de sa s</text:span><text:span text:style-name="T20">œ</text:span><text:span text:style-name="T19">ur Camille, qui </text:span><text:span text:style-name="T20">é</text:span><text:span text:style-name="T19">tait fianc</text:span><text:span text:style-name="T20">é</text:span><text:span text:style-name="T19">e </text:span><text:span text:style-name="T20">à</text:span><text:span text:style-name="T19"> l'un des Curiaces : il la tue. Cit</text:span><text:span text:style-name="T20">é</text:span><text:span text:style-name="T19"> pour ce meurtre devant le tribunal des Duumvirs, et condamn</text:span><text:span text:style-name="T20">é</text:span><text:span text:style-name="T19"> par eux, il est absous par le Peuple. Voil</text:span><text:span text:style-name="T20">à</text:span><text:span text:style-name="T19"> ce que donnait l'histoire : sujet assez mince, et que Corneille, g</text:span><text:span text:style-name="T20">ê</text:span><text:span text:style-name="T19">n</text:span><text:span text:style-name="T20">é</text:span><text:span text:style-name="T19"> </text:span><text:span text:style-name="T20">à</text:span><text:span text:style-name="T19"> la fois par les r</text:span><text:span text:style-name="T20">è</text:span><text:span text:style-name="T19">gles arbitraires et par les conditions mat</text:span><text:span text:style-name="T20">é</text:span><text:span text:style-name="T19">rielles du th</text:span><text:span text:style-name="T20">éâ</text:span><text:span text:style-name="T19">tre de cette </text:span><text:span text:style-name="T20">é</text:span><text:span text:style-name="T19">poque, </text:span><text:span text:style-name="T20">é</text:span><text:span text:style-name="T19">tait forc</text:span><text:span text:style-name="T20">é</text:span><text:span text:style-name="T19"> d'amincir encore en un sens, mais pour l'accro</text:span><text:span text:style-name="T20">î</text:span><text:span text:style-name="T19">tre d'autant dans un autre.</text:span></text:p>
      <text:p text:style-name="P69">En effet, <text:span text:style-name="T3">à</text:span> peu pr<text:span text:style-name="T3">è</text:span>s de m<text:span text:style-name="T3">ê</text:span>me que Rome et Albe, dans cette l<text:span text:style-name="T3">é</text:span>gende, se font <text:soft-page-break/>repr<text:span text:style-name="T3">é</text:span>senter chacune par trois hommes seulement, Corneille <text:span text:style-name="T3">à</text:span> son tour fait repr<text:span text:style-name="T3">é</text:span>senter, pour ainsi dire, les trois Horaces par un seul, les trois Curiaces par un seul aussi.</text:p>
      <text:p text:style-name="P81"><text:span text:style-name="T19">D</text:span><text:span text:style-name="T20">é</text:span><text:span text:style-name="T19">j</text:span><text:span text:style-name="T20">à</text:span><text:span text:style-name="T19">, dans </text:span><text:span text:style-name="T29">le Cid</text:span><text:span text:style-name="T19">, notre po</text:span><text:span text:style-name="T20">è</text:span><text:span text:style-name="T19">te, au lieu de donner </text:span><text:span text:style-name="T20">à</text:span><text:span text:style-name="T19"> Don Di</text:span><text:span text:style-name="T20">è</text:span><text:span text:style-name="T19">gue trois fils comme avait fait Guillem de Castro d'apr</text:span><text:span text:style-name="T20">è</text:span><text:span text:style-name="T19">s la Chronique et le Romancero, ne lui en a donn</text:span><text:span text:style-name="T20">é</text:span><text:span text:style-name="T19"> qu'un seul, Rodrigue. Simplification, mais abstraction, tel est le caract</text:span><text:span text:style-name="T20">è</text:span><text:span text:style-name="T19">re de la trag</text:span><text:span text:style-name="T20">é</text:span><text:span text:style-name="T19">die</text:span><text:span text:style-name="T22"> </text:span><text:span text:style-name="T19">du </text:span><text:span text:style-name="T10">xvii</text:span><text:span text:style-name="T25">e</text:span><text:span text:style-name="T19"> si</text:span><text:span text:style-name="T20">è</text:span><text:span text:style-name="T19">cle. Elle est ultra-id</text:span><text:span text:style-name="T20">é</text:span><text:span text:style-name="T19">aliste : toute l'action se passe dans l'</text:span><text:span text:style-name="T20">â</text:span><text:span text:style-name="T19">me des personnages. De notre temps c'est trop souvent l'exc</text:span><text:span text:style-name="T20">è</text:span><text:span text:style-name="T19">s contraire : il y a plus d'all</text:span><text:span text:style-name="T20">é</text:span><text:span text:style-name="T19">es et de venues que d'action v</text:span><text:span text:style-name="T20">é</text:span><text:span text:style-name="T19">ritable.</text:span></text:p>
      <text:p text:style-name="P81"><text:span text:style-name="T19">Pourquoi Corneille proc</text:span><text:span text:style-name="T20">é</text:span><text:span text:style-name="T19">da-t-il ainsi ? Premi</text:span><text:span text:style-name="T20">è</text:span><text:span text:style-name="T24">­</text:span><text:span text:style-name="T19">rement, s'il e</text:span><text:span text:style-name="T20">û</text:span><text:span text:style-name="T19">t mis sur la sc</text:span><text:span text:style-name="T20">è</text:span><text:span text:style-name="T19">ne trois Horaces fr</text:span><text:span text:style-name="T20">è</text:span><text:span text:style-name="T19">res et trois Curiaces, la difficult</text:span><text:span text:style-name="T20">é</text:span><text:span text:style-name="T19"> de cr</text:span><text:span text:style-name="T20">é</text:span><text:span text:style-name="T19">er six caract</text:span><text:span text:style-name="T20">è</text:span><text:span text:style-name="T19">res diff</text:span><text:span text:style-name="T20">é</text:span><text:span text:style-name="T19">rents, au lieu de deux, et de faire agir ces six personnages, outre tous les autres, e</text:span><text:span text:style-name="T20">û</text:span><text:span text:style-name="T19">t </text:span><text:span text:style-name="T20">é</text:span><text:span text:style-name="T19">t</text:span><text:span text:style-name="T20">é</text:span><text:span text:style-name="T19"> consid</text:span><text:span text:style-name="T20">é</text:span><text:span text:style-name="T19">rable. Je crois, cependant, qu'elle n'e</text:span><text:span text:style-name="T20">û</text:span><text:span text:style-name="T19">t arr</text:span><text:span text:style-name="T20">ê</text:span><text:span text:style-name="T19">t</text:span><text:span text:style-name="T20">é</text:span><text:span text:style-name="T19"> ni Guillem de Castro, ni Shakespeare. En second lieu, il e</text:span><text:span text:style-name="T20">û</text:span><text:span text:style-name="T19">t </text:span><text:span text:style-name="T20">é</text:span><text:span text:style-name="T19">t</text:span><text:span text:style-name="T20">é</text:span><text:span text:style-name="T19"> plus difficile encore de trou­ver, en ce temps-l</text:span><text:span text:style-name="T20">à</text:span><text:span text:style-name="T19">, autant d'acteurs capables de les jouer. On manquait m</text:span><text:span text:style-name="T20">ê</text:span><text:span text:style-name="T19">me de comparses, ainsi que l'atteste le passage suivant de </text:span><text:span text:style-name="T30">l’</text:span><text:span text:style-name="T29">Examen du Cid </text:span><text:span text:style-name="T20">par Corneille :</text:span><text:span text:style-name="T19"> </text:span><text:span text:style-name="T20">«</text:span><text:span text:style-name="T19"> J'ai n</text:span><text:span text:style-name="T20">é</text:span><text:span text:style-name="T19">glig</text:span><text:span text:style-name="T20">é</text:span><text:span text:style-name="T19">, au troisi</text:span><text:span text:style-name="T20">è</text:span><text:span text:style-name="T19">me acte, de donner </text:span><text:span text:style-name="T20">à</text:span><text:span text:style-name="T19"> Don Di</text:span><text:span text:style-name="T20">è</text:span><text:span text:style-name="T19">gue, pour aide </text:span><text:span text:style-name="T20">à</text:span><text:span text:style-name="T19"> cher­cher son fils, aucun des cinq cents amis qu'il avait chez lui. Il y a grande apparence que quelques-uns d'eux l'y accompagnaient, et m</text:span><text:span text:style-name="T20">ê</text:span><text:span text:style-name="T19">me que quelques autres le cherchaient pour lui d'un autre c</text:span><text:span text:style-name="T20">ô</text:span><text:span text:style-name="T19">t</text:span><text:span text:style-name="T20">é</text:span><text:span text:style-name="T19"> ; mais ces accompagnements inutiles de per­sonnages qui n'ont rien </text:span><text:span text:style-name="T20">à</text:span><text:span text:style-name="T19"> dire, puisque celui qu'ils accompagnent a seul l'int</text:span><text:span text:style-name="T20">é</text:span><text:span text:style-name="T19">r</text:span><text:span text:style-name="T20">ê</text:span><text:span text:style-name="T19">t de l'action, ces sortes d'accompagnements, dis-je, ont toujours mauvaise gr</text:span><text:span text:style-name="T20">â</text:span><text:span text:style-name="T19">ce au th</text:span><text:span text:style-name="T20">éâ</text:span><text:span text:style-name="T19">tre, et d'autant plus que les com</text:span><text:span text:style-name="T20">é</text:span><text:span text:style-name="T19">diens n'emploient </text:span><text:span text:style-name="T20">à</text:span><text:span text:style-name="T19"> ces personnages muets que leurs moucheurs de chandelles et leurs valets, qui ne savent quelle posture tenir. </text:span><text:span text:style-name="T20">»</text:span></text:p>
      <text:p text:style-name="P69">Dans le th<text:span text:style-name="T3">éâ</text:span>tre de nos jours, qui n'a pas les m<text:span text:style-name="T3">ê</text:span>mes impossibilit<text:span text:style-name="T3">é</text:span>s mat<text:span text:style-name="T3">é</text:span>rielles, ni les m<text:span text:style-name="T3">ê</text:span>mes abs­tractions et conventions morales, on trouverait tout-<text:span text:style-name="T3">à</text:span>-fait <text:span text:style-name="T3">é</text:span>trange de ne voir para<text:span text:style-name="T3">î</text:span>tre dans la pi<text:span text:style-name="T3">è</text:span>ce qu'un seul des trois Horaces et qu'un seul des trois Curiaces ; on admettrait difficilement, ou pour mieux dire on n'admettrait pas du tout cette r<text:span text:style-name="T3">é</text:span>duction excessive et invraisemblable ; on voudrait absolument voir les trois Horaces et les trois Curiaces, sauf <text:span text:style-name="T3">à</text:span> faire parler l'un des trois, de chaque c<text:span text:style-name="T3">ô</text:span>t<text:span text:style-name="T3">é</text:span>, plus que les deux autres.</text:p>
      <text:p text:style-name="P69">Ce n'est pas tout que cette r<text:span text:style-name="T3">é</text:span>duction des trois Horaces en un, et des trois Curiaces en un : pour continuer ce syst<text:span text:style-name="T3">è</text:span>me d'abstraction<text:span text:style-name="T50">,</text:span> la lutte m<text:span text:style-name="T3">ê</text:span>me de ces deux hommes substitu<text:span text:style-name="T3">é</text:span>s aux six comme les six aux deux nations enti<text:span text:style-name="T3">è</text:span>res, cette lutte, d<text:span text:style-name="T3">é</text:span>j<text:span text:style-name="T3">à</text:span> r<text:span text:style-name="T3">é</text:span>duite <text:span text:style-name="T3">à</text:span> ce point, se passera-t-elle du moins en action ? Nullement. Elle se passera toute en r<text:span text:style-name="T3">é</text:span>cits, ou, pour mieux dire, en fragments de r<text:span text:style-name="T3">é</text:span>cits ; et les intervalles de ces fragments seront remplis par des conversations. J'appelle conversations des dialogues qui ne servent pas <text:span text:style-name="T3">à</text:span> l'action dramatique, qui ne font rien ni pour le n<text:span text:style-name="T3">œ</text:span>ud ni pour le d<text:span text:style-name="T3">é</text:span><text:span text:style-name="T18">­</text:span>nouement, et qu'on pourrait supprimer sans nuire <text:span text:style-name="T3">à</text:span> la pi<text:span text:style-name="T3">è</text:span>ce, si ce n'est que les actes en deviendraient trop courts.</text:p>
      <text:p text:style-name="P69">Mais, en revanche, le po<text:span text:style-name="T3">è</text:span>te suppl<text:span text:style-name="T3">é</text:span>e par la gran­deur des sentiments et la force des caract<text:span text:style-name="T3">è</text:span>res <text:span text:style-name="T3">à</text:span> l'insuffisance de l'action<text:span text:style-name="T18">.</text:span></text:p>
      <text:p text:style-name="P81"><text:span text:style-name="T19">Il s'agit encore ici, comme dans le </text:span><text:span text:style-name="T29">Cid</text:span><text:span text:style-name="T19">, d'une lutte entre l'amour et le devoir. En </text:span><text:soft-page-break/><text:span text:style-name="T19">effet, un des Curiaces vient d'</text:span><text:span text:style-name="T20">ê</text:span><text:span text:style-name="T19">tre fianc</text:span><text:span text:style-name="T20">é</text:span><text:span text:style-name="T19"> </text:span><text:span text:style-name="T20">à</text:span><text:span text:style-name="T19"> Camille, s</text:span><text:span text:style-name="T20">œ</text:span><text:span text:style-name="T19">ur du jeune Horace, lorsque la querelle de leurs nations, et</text:span><text:span text:style-name="T22"> </text:span><text:span text:style-name="T19">l'honneur auquel ils sont appel</text:span><text:span text:style-name="T20">é</text:span><text:span text:style-name="T19">s de repr</text:span><text:span text:style-name="T20">é</text:span><text:span text:style-name="T19">senter chacune d'elles, vient les forcer </text:span><text:span text:style-name="T20">à</text:span><text:span text:style-name="T19"> combattre les uns contre les autres : p</text:span><text:span text:style-name="T20">é</text:span><text:span text:style-name="T19">rip</text:span><text:span text:style-name="T20">é</text:span><text:span text:style-name="T19">tie analogue </text:span><text:span text:style-name="T20">à</text:span><text:span text:style-name="T19"> celle que produit, dans </text:span><text:span text:style-name="T29">le Cid</text:span><text:span text:style-name="T19">, la querelle entre les p</text:span><text:span text:style-name="T20">è</text:span><text:span text:style-name="T19">res des deux fianc</text:span><text:span text:style-name="T20">és. Curiace dit :</text:span></text:p>
      <text:p text:style-name="P12"/>
      <text:p text:style-name="P33"><text:span text:style-name="T40">J'aime encor mon honneur, en adorant Camille,</text:span></text:p>
      <text:p text:style-name="P33"><text:span text:style-name="T19">comme Rodrigu</text:span><text:span text:style-name="T20">e pourrait dire :</text:span></text:p>
      <text:p text:style-name="P33"><text:span text:style-name="T40">J'aime encor mon honneur en adorant Chim</text:span><text:span text:style-name="T41">è</text:span><text:span text:style-name="T40">ne.</text:span></text:p>
      <text:p text:style-name="P37"/>
      <text:p text:style-name="P81"><text:span text:style-name="T19">Le m</text:span><text:span text:style-name="T20">ê</text:span><text:span text:style-name="T19">me sentiment d'h</text:span><text:span text:style-name="T20">é</text:span><text:span text:style-name="T19">ro</text:span><text:span text:style-name="T20">ï</text:span><text:span text:style-name="T19">sme qui remplit la tragi-com</text:span><text:span text:style-name="T20">é</text:span><text:span text:style-name="T19">die du </text:span><text:span text:style-name="T29">Cid</text:span><text:span text:style-name="T19">, anime </text:span><text:span text:style-name="T20">é</text:span><text:span text:style-name="T19">galement la trag</text:span><text:span text:style-name="T20">é</text:span><text:span text:style-name="T19">die d'</text:span><text:span text:style-name="T29">Horace</text:span><text:span text:style-name="T19">. Il </text:span><text:span text:style-name="T20">é</text:span><text:span text:style-name="T19">clate d'abord dans le beau dialogue entre Horace et Curiace, lorsqu'ils viennent d'</text:span><text:span text:style-name="T20">ê</text:span><text:span text:style-name="T19">tre d</text:span><text:span text:style-name="T20">é</text:span><text:span text:style-name="T19">sign</text:span><text:span text:style-name="T20">é</text:span><text:span text:style-name="T19">s pour combattre en face l'un de l'autre. Horace est </text:span><text:span text:style-name="T20">â</text:span><text:span text:style-name="T19">pre, impitoyable, un peu sauvage ; c'est un Romain fils de la louve, un louveteau :</text:span></text:p>
      <text:p text:style-name="P81"><text:span text:style-name="T40">Albe vous a nomm</text:span><text:span text:style-name="T41">é</text:span><text:span text:style-name="T40">, je ne vous connais plus.</text:span></text:p>
      <text:p text:style-name="P84"/>
      <text:p text:style-name="P81"><text:span text:style-name="T19">Curiace a des sentiments non moins nobles, non moins fermes, mais sa fermet</text:span><text:span text:style-name="T20">é</text:span><text:span text:style-name="T19">, </text:span><text:span text:style-name="T20">à</text:span><text:span text:style-name="T19"> lui, n'exclut pas l'humanit</text:span><text:span text:style-name="T20">é</text:span><text:span text:style-name="T19"> :</text:span></text:p>
      <text:p text:style-name="P12"/>
      <text:p text:style-name="P82">Je vous connais encore, et c'est ce qui me tue.</text:p>
      <text:p text:style-name="P73"/>
      <text:p text:style-name="P81"><text:span text:style-name="T19">Ce m</text:span><text:span text:style-name="T20">ê</text:span><text:span text:style-name="T19">me sentiment d'h</text:span><text:span text:style-name="T20">é</text:span><text:span text:style-name="T19">ro</text:span><text:span text:style-name="T20">ï</text:span><text:span text:style-name="T19">sme </text:span><text:span text:style-name="T20">é</text:span><text:span text:style-name="T19">clate surtout </text:span><text:span text:style-name="T20">à</text:span><text:span text:style-name="T19"> l'arriv</text:span><text:span text:style-name="T20">ée du vieil Horace :</text:span></text:p>
      <text:p text:style-name="P68"/>
      <text:p text:style-name="P34">Qu'est ceci, mes enfants ? <text:span text:style-name="T3">é</text:span>coutez-vous vos flammes,</text:p>
      <text:p text:style-name="P34">Et perdez-vous encor le temps avec des femmes ?</text:p>
      <text:p text:style-name="P34">Pr<text:span text:style-name="T3">ê</text:span>ts <text:span text:style-name="T3">à</text:span> verser du sang, regardez-vous des pleurs ?</text:p>
      <text:p text:style-name="P34">Fuyez, et laissez-les d<text:span text:style-name="T3">é</text:span>plorer leurs malheurs !...</text:p>
      <text:p text:style-name="P37"/>
      <text:p text:style-name="P81"><text:span text:style-name="T19">Cette grandeur v</text:span><text:span text:style-name="T20">é</text:span><text:span text:style-name="T19">ritable n'est point farouche comme celle du jeune Horace ; elle ne rougit point d'</text:span><text:span text:style-name="T20">ê</text:span><text:span text:style-name="T19">tre sensible. En effet, tout en interrompant les adieux des deux jeunes hommes pour les envoyer au combat, et tout en les exhortant </text:span><text:span text:style-name="T20">à</text:span><text:span text:style-name="T19"> bien faire, le vieux Romain leur dit :</text:span></text:p>
      <text:p text:style-name="P68"/>
      <text:p text:style-name="P81"><text:span text:style-name="T40">Allez, vos fr</text:span><text:span text:style-name="T41">è</text:span><text:span text:style-name="T40">res vous attendent ;</text:span></text:p>
      <text:p text:style-name="P82">Ne pensez qu'aux devoirs que vos pays demandent.</text:p>
      <text:p text:style-name="P84"/>
      <text:p text:style-name="P28">curiace</text:p>
      <text:p text:style-name="P103">Quel adieu vous dirai-je, et par quels compliments...</text:p>
      <text:p text:style-name="P104"/>
      <text:p text:style-name="P69">Il va ajouter : <text:span text:style-name="T3">«</text:span> Vous saluerai-je ? <text:span text:style-name="T3">»</text:span> C'est-<text:span text:style-name="T3">à</text:span>-dire : <text:span text:style-name="T3">«</text:span> Vous appellerai-je encore mon beau-p<text:span text:style-name="T3">è</text:span>re ? Suis-je encore votre gendre ? <text:span text:style-name="T3">» — Le vieil Horace l'inter­rompt et, avec une é</text:span>motion contenue, mais d'autant plus touchante, lui r<text:span text:style-name="T3">é</text:span>pond :</text:p>
      <text:p text:style-name="P68"><text:soft-page-break/></text:p>
      <text:p text:style-name="P34">Ah! n'attendrissez point ici mes sentiments !</text:p>
      <text:p text:style-name="P34">Pour vous encourager, ma voix manque de termes ;</text:p>
      <text:p text:style-name="P34">Mon c<text:span text:style-name="T3">œ</text:span>ur ne forme point de pensers assez fermes ;</text:p>
      <text:p text:style-name="P34">Moi-m<text:span text:style-name="T3">ê</text:span>me, en cet adieu, j'ai les larmes aux yeux ;</text:p>
      <text:p text:style-name="P103">Faites votre devoir, et laissez faire aux dieux ! <text:span text:style-name="T3">»</text:span></text:p>
      <text:p text:style-name="P104"/>
      <text:p text:style-name="P69">Voil<text:span text:style-name="T3">à</text:span> le langage de l'h<text:span text:style-name="T3">é</text:span>ro<text:span text:style-name="T3">ï</text:span>sme v<text:span text:style-name="T3">é</text:span>ritable, qui n'exclut pas l'humanit<text:span text:style-name="T3">é</text:span>. Il a, d'ailleurs, r<text:span text:style-name="T3">é</text:span>pondu d'avance <text:span text:style-name="T3">à</text:span> la question de Curiace, en le nommant, lui et Horace, <text:span text:style-name="T3">«</text:span> mes enfants <text:span text:style-name="T3">»</text:span>, au moment m<text:span text:style-name="T3">ê</text:span>me o<text:span text:style-name="T3">ù</text:span> il les envoie combattre l'un<text:span text:style-name="T3"> contre l’</text:span>autre.</text:p>
      <text:p text:style-name="P99">Le combat s'engage dans l'intervalle du deuxi<text:span text:style-name="T3">è</text:span>me<text:span text:style-name="T1"> </text:span>au troisi<text:span text:style-name="T3">è</text:span>me acte, et continue pendant le troisi<text:span text:style-name="T3">è</text:span>me.<text:span text:style-name="T1"> </text:span>Mais tout se passe en r<text:span text:style-name="T3">é</text:span>cits. Lorsque Julie quitte Sabine et Camille en leur disant :</text:p>
      <text:p text:style-name="P7"/>
      <text:p text:style-name="P34">Adieu, je vais savoir comme enfin tout se passe,</text:p>
      <text:p text:style-name="P7"/>
      <text:p text:style-name="P33"><text:span text:style-name="T19">on lui crierait presque : </text:span><text:span text:style-name="T20">«</text:span><text:span text:style-name="T19"> Attendez ! j'y vais avec vous.</text:span><text:span text:style-name="T20">»</text:span><text:span text:style-name="T19"> De ces r</text:span><text:span text:style-name="T20">é</text:span><text:span text:style-name="T19">cits substitu</text:span><text:span text:style-name="T20">é</text:span><text:span text:style-name="T19">s </text:span><text:span text:style-name="T20">à</text:span><text:span text:style-name="T19"> l'action r</text:span><text:span text:style-name="T20">é</text:span><text:span text:style-name="T19">sultent plu­sieurs invraisemblances tr</text:span><text:span text:style-name="T20">è</text:span><text:span text:style-name="T19">s graves, rachet</text:span><text:span text:style-name="T20">é</text:span><text:span text:style-name="T19">es, il est vrai, par de grandes beaut</text:span><text:span text:style-name="T20">é</text:span><text:span text:style-name="T19">s morales et oratoires. Les beaut</text:span><text:span text:style-name="T20">é</text:span><text:span text:style-name="T19">s appartiennent au po</text:span><text:span text:style-name="T20">è</text:span><text:span text:style-name="T19">te ; les d</text:span><text:span text:style-name="T20">é</text:span><text:span text:style-name="T19">fauts, au syst</text:span><text:span text:style-name="T20">è</text:span><text:span text:style-name="T19">me dramatique. Ainsi est-il admissible que le vieil Horace n'assiste pas au combat de ses trois fils ? C'est sur cette invraisemblance radicale que repose toute la pi</text:span><text:span text:style-name="T20">è</text:span><text:span text:style-name="T19">ce. Cet artifice, en effet, donne lieu </text:span><text:span text:style-name="T20">à</text:span><text:span text:style-name="T19"> la m</text:span><text:span text:style-name="T20">é</text:span><text:span text:style-name="T19">prise de Julie au sujet du combat inachev</text:span><text:span text:style-name="T20">é</text:span><text:span text:style-name="T19">, et aux p</text:span><text:span text:style-name="T20">é</text:span><text:span text:style-name="T19">ri­p</text:span><text:span text:style-name="T20">é</text:span><text:span text:style-name="T19">ties qui en r</text:span><text:span text:style-name="T20">é</text:span><text:span text:style-name="T19">sultent. Deux des trois Horaces ont </text:span><text:span text:style-name="T20">é</text:span><text:span text:style-name="T19">t</text:span><text:span text:style-name="T20">é</text:span><text:span text:style-name="T19"> tu</text:span><text:span text:style-name="T20">é</text:span><text:span text:style-name="T19">s, le troisi</text:span><text:span text:style-name="T20">è</text:span><text:span text:style-name="T19">me prend la fuite devant les trois Curiaces : est-il admissible que Julie quitte </text:span><text:span text:style-name="T20">à</text:span><text:span text:style-name="T19"> ce moment m</text:span><text:span text:style-name="T20">ê</text:span><text:span text:style-name="T19">me le rempart d'o</text:span><text:span text:style-name="T20">ù</text:span><text:span text:style-name="T19"> elle assiste au combat, pour s'empresser d'aller porter au p</text:span><text:span text:style-name="T20">è</text:span><text:span text:style-name="T19">re cette sinistre nouvelle, lorsque, en restant une ou deux minutes de plus, elle e</text:span><text:span text:style-name="T20">û</text:span><text:span text:style-name="T19">t vu comme tout le monde que cette fuite n'</text:span><text:span text:style-name="T20">é</text:span><text:span text:style-name="T19">tait qu'un stratag</text:span><text:span text:style-name="T20">è</text:span><text:span text:style-name="T19">me habile pour diviser la lutte et vaincre successivement les trois adversaires ? Mais, sans cet incident, qu'on peut appeler aussi un stratag</text:span><text:span text:style-name="T20">è</text:span><text:span text:style-name="T19">me de l'auteur, analogue </text:span><text:span text:style-name="T20">à</text:span><text:span text:style-name="T19"> celui de son h</text:span><text:span text:style-name="T20">é</text:span><text:span text:style-name="T19">ros, nous n'aurions pas l'ad­mirable d</text:span><text:span text:style-name="T20">é</text:span><text:span text:style-name="T19">sespoir du vieil Horace tromp</text:span><text:span text:style-name="T20">é</text:span><text:span text:style-name="T19"> par ce r</text:span><text:span text:style-name="T20">é</text:span><text:span text:style-name="T24">­</text:span><text:span text:style-name="T19">cit, nous n'aurions pas le sublime </text:span><text:span text:style-name="T29">Qu'il mour</text:span><text:span text:style-name="T30">û</text:span><text:span text:style-name="T29">t</text:span><text:span text:style-name="T21"> </text:span><text:span text:style-name="T29">!</text:span><text:span text:style-name="T19"> Toujours est-il qu'on ach</text:span><text:span text:style-name="T20">è</text:span><text:span text:style-name="T19">te bien cher, par une v</text:span><text:span text:style-name="T20">é</text:span><text:span text:style-name="T19">ritable impossibilit</text:span><text:span text:style-name="T20">é</text:span><text:span text:style-name="T19"> morale, cette sc</text:span><text:span text:style-name="T20">ène admirable :</text:span></text:p>
      <text:p text:style-name="P12"/>
      <text:p text:style-name="P28">le vieil horace </text:p>
      <text:p text:style-name="P34">Nous venez-vous, Julie, apprendre la victoire ?</text:p>
      <text:p text:style-name="P37"/>
      <text:p text:style-name="P28">julie</text:p>
      <text:p text:style-name="P34">Mais plut<text:span text:style-name="T3">ô</text:span>t du combat les funestes effets !</text:p>
      <text:p text:style-name="P34">Rome est sujette d'Albe, et vos fils sont d<text:span text:style-name="T3">é</text:span>faits ;</text:p>
      <text:p text:style-name="P34">Des trois, les deux sont morts ;</text:p>
      <text:p text:style-name="P34">(Montrant Sabine)</text:p>
      <text:p text:style-name="P34">son <text:span text:style-name="T3">é</text:span>poux seul vous reste.</text:p>
      <text:p text:style-name="P37"/>
      <text:p text:style-name="P28"><text:soft-page-break/>le vieil horace </text:p>
      <text:p text:style-name="P34">O d'un triste combat effet vraiment funeste !</text:p>
      <text:p text:style-name="P34">Rome est sujette d'AIbe ! et pour l'en garantir</text:p>
      <text:p text:style-name="P34">Il n'a pas employ<text:span text:style-name="T3">é</text:span> jusqu'au dernier soupir !</text:p>
      <text:p text:style-name="P34">Non, non, cela n'est point, on vous trompe, Julie :</text:p>
      <text:p text:style-name="P34">Rome n'est pas sujette, ou mon fils est sans vie :</text:p>
      <text:p text:style-name="P34">Je connais mieux mon sang, il sait mieux son devoir.</text:p>
      <text:p text:style-name="P37"/>
      <text:p text:style-name="P31">julie</text:p>
      <text:p text:style-name="P34">Mille, de nos remparts, comme moi l'ont pu voir :</text:p>
      <text:p text:style-name="P34">Il s'est fait admirer tant qu'ont dur<text:span text:style-name="T3">é</text:span> ses fr<text:span text:style-name="T3">è</text:span>res ;</text:p>
      <text:p text:style-name="P34">Mais, comme il s'est vu seul contre trois adversaires,</text:p>
      <text:p text:style-name="P34">Pr<text:span text:style-name="T3">è</text:span>s d'<text:span text:style-name="T3">ê</text:span>tre enferm<text:span text:style-name="T3">é</text:span> d'eux, sa fuite l'a sauv<text:span text:style-name="T3">é</text:span><text:span text:style-name="T18">.</text:span></text:p>
      <text:p text:style-name="P37"/>
      <text:p text:style-name="P28">le vieil horace </text:p>
      <text:p text:style-name="P34">Et nos soldats trahis ne l'ont point achev<text:span text:style-name="T3">é</text:span> ?</text:p>
      <text:p text:style-name="P34">Dans leurs rangs <text:span text:style-name="T3">à</text:span> ce l<text:span text:style-name="T3">â</text:span>che ils ont donn<text:span text:style-name="T3">é</text:span> retraite ?</text:p>
      <text:p text:style-name="P37"/>
      <text:p text:style-name="P31">julie</text:p>
      <text:p text:style-name="P34">Je n'ai rien voulu voir apr<text:span text:style-name="T3">è</text:span>s cette d<text:span text:style-name="T3">é</text:span>faite.</text:p>
      <text:p text:style-name="P37"/>
      <text:p text:style-name="P34"><text:span text:style-name="T5">camille</text:span></text:p>
      <text:p text:style-name="P34">0 mes fr<text:span text:style-name="T3">è</text:span>res !</text:p>
      <text:p text:style-name="P37"/>
      <text:p text:style-name="P34"><text:span text:style-name="T5">le vieil horace</text:span></text:p>
      <text:p text:style-name="P34"><text:span text:style-name="T3">Tout beau ! ne les pleurez pas tous :</text:span> </text:p>
      <text:p text:style-name="P34">Deux jouissent d'un sort dont leur p<text:span text:style-name="T3">è</text:span>re est jaloux :</text:p>
      <text:p text:style-name="P34">Que des plus nobles fleurs leur tombe soit couverte ;</text:p>
      <text:p text:style-name="P34">La gloire de leur mort m'a pay<text:span text:style-name="T3">é</text:span> de leur perte :</text:p>
      <text:p text:style-name="P34">Ce bonheur a suivi leur courage invaincu,</text:p>
      <text:p text:style-name="P34">Qu'ils ont vu Rome libre autant qu'ils ont v<text:span text:style-name="T3">é</text:span>cu,</text:p>
      <text:p text:style-name="P34">Et ne l'auront point vue ob<text:span text:style-name="T3">é</text:span>ir, qu'<text:span text:style-name="T3">à</text:span> son prince,</text:p>
      <text:p text:style-name="P34">Ni d'un <text:span text:style-name="T3">É</text:span>tat voisin devenir la province.</text:p>
      <text:p text:style-name="P34">Pleurez l'autre, pleurez l'irr<text:span text:style-name="T3">é</text:span>parable affront</text:p>
      <text:p text:style-name="P34">Que sa fuite honteuse imprime <text:span text:style-name="T3">à</text:span> notre front ;</text:p>
      <text:p text:style-name="P34">Pleurez le d<text:span text:style-name="T3">é</text:span>shonneur de toute notre race</text:p>
      <text:p text:style-name="P34">Et l'opprobre <text:span text:style-name="T3">é</text:span>ternel qu'il laisse au nom d'Horace !</text:p>
      <text:p text:style-name="P25"/>
      <text:p text:style-name="P31">julie</text:p>
      <text:p text:style-name="P34">Que vouliez-vous qu'il f<text:span text:style-name="T3">î</text:span>t contre trois ?</text:p>
      <text:p text:style-name="P25"/>
      <text:p text:style-name="P34"><text:span text:style-name="T5">le vieil horace</text:span></text:p>
      <text:p text:style-name="P34">Qu'il mour<text:span text:style-name="T3">û</text:span>t !</text:p>
      <text:p text:style-name="P34">Ou qu'un beau d<text:span text:style-name="T3">é</text:span>sespoir alors le secour<text:span text:style-name="T3">û</text:span>t.</text:p>
      <text:p text:style-name="P84"><text:soft-page-break/></text:p>
      <text:p text:style-name="P81"><text:span text:style-name="T19">Voltaire, </text:span><text:span text:style-name="T20">à</text:span><text:span text:style-name="T19"> tort, trouve faible ce dernier vers apr</text:span><text:span text:style-name="T20">è</text:span><text:span text:style-name="T19">s l'</text:span><text:span text:style-name="T20">é</text:span><text:span text:style-name="T19">clair du </text:span><text:span text:style-name="T29">Qu'il mour</text:span><text:span text:style-name="T30">û</text:span><text:span text:style-name="T29">t !</text:span><text:span text:style-name="T19"> Mais on lui a r</text:span><text:span text:style-name="T20">é</text:span><text:span text:style-name="T24">­</text:span><text:span text:style-name="T19">pondu, fort justement, qu'apr</text:span><text:span text:style-name="T20">è</text:span><text:span text:style-name="T19">s ce cri du patrio­tisme romain, le p</text:span><text:span text:style-name="T20">è</text:span><text:span text:style-name="T19">re </text:span><text:span text:style-name="T20">à</text:span><text:span text:style-name="T19"> son tour, laisse parler son c</text:span><text:span text:style-name="T20">œ</text:span><text:span text:style-name="T19">ur. </text:span><text:span text:style-name="T20">«</text:span><text:span text:style-name="T19"> C'est Rome qui a prononc</text:span><text:span text:style-name="T20">é</text:span><text:span text:style-name="T19"> </text:span><text:span text:style-name="T29">Qu'il mour</text:span><text:span text:style-name="T30">û</text:span><text:span text:style-name="T29">t</text:span><text:span text:style-name="T19"> ; c'est la nature qui, ne renon</text:span><text:span text:style-name="T20">ç</text:span><text:span text:style-name="T19">ant jamais </text:span><text:span text:style-name="T20">à</text:span><text:span text:style-name="T19"> l'esp</text:span><text:span text:style-name="T20">é</text:span><text:span text:style-name="T24">­</text:span><text:span text:style-name="T19">rance, ajoute tout de suite :</text:span></text:p>
      <text:p text:style-name="P68"/>
      <text:p text:style-name="P33"><text:span text:style-name="T40">Ou qu'un beau d</text:span><text:span text:style-name="T41">é</text:span><text:span text:style-name="T40">sespoir alors le secour</text:span><text:span text:style-name="T41">û</text:span><text:span text:style-name="T40">t !</text:span></text:p>
      <text:p text:style-name="P35"/>
      <text:p text:style-name="P33"><text:span text:style-name="T19">Je veux bien que Rome soit ici plus sublime que la nature... Mais la nature n'est pas </text:span><text:span text:style-name="T29">faible</text:span><text:span text:style-name="T19"> quand elle dit ce qu'elle doit dire... Non seulement ce vers n'est pas r</text:span><text:span text:style-name="T20">é</text:span><text:span text:style-name="T19">pr</text:span><text:span text:style-name="T20">é</text:span><text:span text:style-name="T19">hensible, mais il est assez</text:span><text:span text:style-name="T22"> </text:span><text:span text:style-name="T19">heureux %37%. </text:span><text:span text:style-name="T20">»</text:span><text:span text:style-name="T19"> Nous sommes donc, sur ce point, du</text:span><text:span text:style-name="T22"> </text:span><text:span text:style-name="T19">sentiment de La Harpe ; mais non sur la suite, qui regarde l'artifice dramatique de l'erreur de Julie : qu'il soit ing</text:span><text:span text:style-name="T20">é</text:span><text:span text:style-name="T19">nieux, on ne le nie pas ; qu'il ait </text:span><text:span text:style-name="T20">é</text:span><text:span text:style-name="T19">t</text:span><text:span text:style-name="T20">é</text:span><text:span text:style-name="T19"> n</text:span><text:span text:style-name="T20">é</text:span><text:span text:style-name="T19">cessaire pour pouvoir composer une trag</text:span><text:span text:style-name="T20">é</text:span><text:span text:style-name="T19">die avec un </text:span><text:span text:style-name="T20">é</text:span><text:span text:style-name="T19">v</text:span><text:span text:style-name="T20">é</text:span><text:span text:style-name="T19">nement aussi peu fertile en mati</text:span><text:span text:style-name="T20">è</text:span><text:span text:style-name="T19">re que celui d'un simple combat, nous l'admettons ; mais qu'on ne vienne point nous dire que c'est l</text:span><text:span text:style-name="T20">à</text:span><text:span text:style-name="T19"> </text:span><text:span text:style-name="T20">«</text:span><text:span text:style-name="T19"> une simple m</text:span><text:span text:style-name="T20">é</text:span><text:span text:style-name="T19">prise tr</text:span><text:span text:style-name="T20">è</text:span><text:span text:style-name="T19">s naturelle %38% </text:span><text:span text:style-name="T20">»</text:span><text:span text:style-name="T19">. Oh! que non pas ! Elle est, au contraire, tout ce qu'il y a de moins naturel et de plus invraisemblable. Julie est de la maison et de la famille ; elle ne doit avoir et n'a en effet que des sentiments d'affection pour tous ceux qui la composent : on ne saurait donc invoquer cette raison que les mau­vaises nouvelles trouvent toujours de prompts messagers ; il n'y a aucune malice dans son fait. Par cons</text:span><text:span text:style-name="T20">é</text:span><text:span text:style-name="T19">quent, on en revient toujours </text:span><text:span text:style-name="T20">à</text:span><text:span text:style-name="T19"> se de­mander comment elle a pu quitter dans un tel in­stant le rempart et la vue du combat.</text:span></text:p>
      <text:p text:style-name="P69">L'invraisemblance redouble et s'aggrave lorsqu'on voit que le p<text:span text:style-name="T3">è</text:span>re n'est pas encore d<text:span text:style-name="T3">é</text:span>tromp<text:span text:style-name="T3">é</text:span> <text:span text:style-name="T3">à</text:span> l'acte suivant. Est-il possible que le p<text:span text:style-name="T3">è</text:span>re des Horaces n'ait re<text:span text:style-name="T3">ç</text:span>u aucune information nouvelle ? Comment lui seul ignore-t-il ce que sait Rome tout enti<text:span text:style-name="T3">è</text:span>re : que cette fuite de son fils <text:span text:style-name="T3">é</text:span>tait une ruse, et que cette ruse a <text:span text:style-name="T3">é</text:span>t<text:span text:style-name="T3">é</text:span> couronn<text:span text:style-name="T3">é</text:span>e de succ<text:span text:style-name="T3">è</text:span>s, et que son fils, vainqueur, a veng<text:span text:style-name="T3">é</text:span> la mort des deux autres, et donn<text:span text:style-name="T3">é</text:span> <text:span text:style-name="T3">à</text:span> Rome la supr<text:span text:style-name="T3">é</text:span>matie sur Albe ? Comment est-il possible que Julie, qui avait <text:span text:style-name="T3">é</text:span>t<text:span text:style-name="T3">é</text:span> si prompte <text:span text:style-name="T3">à</text:span> apporter la mauvaise nouvelle, n<text:span text:style-name="T3">e l’</text:span>ait pas <text:span text:style-name="T3">é</text:span>t<text:span text:style-name="T3">é</text:span> au­tant <text:span text:style-name="T3">à</text:span> donner la nouvelle meilleure qui a d<text:span text:style-name="T3">û</text:span> lui arriver de toutes parts ? Que r<text:span text:style-name="T3">é</text:span>pondre <text:span text:style-name="T3">à</text:span> cela, sinon que le po<text:span text:style-name="T3">è</text:span>te, enferm<text:span text:style-name="T3">é</text:span> dans le syst<text:span text:style-name="T3">è</text:span>me dra­matique de Heinsius et de l'abb<text:span text:style-name="T3">é</text:span> d'Aubignac, n'a pas trouv<text:span text:style-name="T3">é</text:span> d'autre moyen pour d<text:span text:style-name="T3">é</text:span>velopper un sujet trop exigu, et qui, m<text:span text:style-name="T3">ê</text:span>me ainsi, ne lui a fourni que trois actes ; de sorte qu'<text:span text:style-name="T3">à</text:span> ce premier sujet il a d<text:span text:style-name="T3">û</text:span> en coudre un second, le meurtre de Camille tu<text:span text:style-name="T3">é</text:span>e par son fr<text:span text:style-name="T3">è</text:span>re, pour faire le quatri<text:span text:style-name="T3">è</text:span>me acte ; et un autre encore, les plaidoyers et le jugement, pour remplir le cinqui<text:span text:style-name="T3">è</text:span>me ?</text:p>
      <text:p text:style-name="P69">Il faut donc absoudre le grand Corneille d'avoir fait comme son h<text:span text:style-name="T3">é</text:span>ros, d'avoir tromp<text:span text:style-name="T3">é</text:span> le spectateur par une ruse : il divise l'action pour la prolonger et venir <text:span text:style-name="T3">à</text:span> bout de ses cinq actes, comme Horace divise son combat, pour le prolonger aussi et venir <text:span text:style-name="T3">à</text:span> bout de ses trois adversaires.</text:p>
      <text:p text:style-name="P69">On doit, d'ailleurs, reconna<text:span text:style-name="T3">î</text:span>tre qu'il obtient ainsi des p<text:span text:style-name="T3">é</text:span>rip<text:span text:style-name="T3">é</text:span>ties qui donnent lieu <text:span text:style-name="T3">à</text:span> des d<text:span text:style-name="T3">é</text:span>veloppements tr<text:span text:style-name="T3">è</text:span>s <text:span text:style-name="T3">é</text:span>loquents et <text:span text:style-name="T3">à</text:span> des vers sublimes.</text:p>
      <text:p text:style-name="P69">Permettez-moi, pour plus de nettet<text:span text:style-name="T3">é</text:span>, de r<text:span text:style-name="T3">é</text:span>sumer en une sorte de bilan, les d<text:span text:style-name="T3">é</text:span>fauts et les beaut<text:span text:style-name="T3">é</text:span>s de cette trag<text:span text:style-name="T3">é</text:span>die.</text:p>
      <text:p text:style-name="P69"><text:soft-page-break/>Les d<text:span text:style-name="T3">é</text:span>fauts sont :</text:p>
      <text:p text:style-name="P69">1° Les r<text:span text:style-name="T3">é</text:span>cits substitu<text:span text:style-name="T3">é</text:span>s <text:span text:style-name="T3">à</text:span> l'action ;</text:p>
      <text:p text:style-name="P81"><text:span text:style-name="T19">2° Les conversations de remplissage;</text:span></text:p>
      <text:p text:style-name="P81"><text:span text:style-name="T19">3° Les invraisemblances r</text:span><text:span text:style-name="T20">é</text:span><text:span text:style-name="T19">sultant des artifices imagin</text:span><text:span text:style-name="T20">é</text:span><text:span text:style-name="T19">s pour </text:span><text:span text:style-name="T20">é</text:span><text:span text:style-name="T19">tendre le sujet ;</text:span></text:p>
      <text:p text:style-name="P81"><text:span text:style-name="T19">4° Le manque d'unit</text:span><text:span text:style-name="T20">é</text:span><text:span text:style-name="T19"> de ce sujet, compos</text:span><text:span text:style-name="T20">é</text:span><text:span text:style-name="T19"> de trois actions diverses et successives ; </text:span><text:span text:style-name="T20">à</text:span><text:span text:style-name="T19"> savoir : le com­bat des trois contre trois, avec ses p</text:span><text:span text:style-name="T20">é</text:span><text:span text:style-name="T19">rip</text:span><text:span text:style-name="T20">é</text:span><text:span text:style-name="T19">ties ; le meurtre de Camille ; la mise en jugement du jeune Horace.</text:span></text:p>
      <text:p text:style-name="P81"><text:span text:style-name="T19">Les beaut</text:span><text:span text:style-name="T20">é</text:span><text:span text:style-name="T19">s sont :</text:span></text:p>
      <text:p text:style-name="P81"><text:span text:style-name="T19">Au deuxi</text:span><text:span text:style-name="T20">è</text:span><text:span text:style-name="T19">me acte, l'admirable dialogue de Cu­riace et d'Horace ;</text:span></text:p>
      <text:p text:style-name="P81"><text:span text:style-name="T19">Au troisi</text:span><text:span text:style-name="T20">è</text:span><text:span text:style-name="T19">me, la grande p</text:span><text:span text:style-name="T20">é</text:span><text:span text:style-name="T19">rip</text:span><text:span text:style-name="T20">é</text:span><text:span text:style-name="T19">tie caus</text:span><text:span text:style-name="T20">é</text:span><text:span text:style-name="T19">e par la nouvelle erron</text:span><text:span text:style-name="T20">é</text:span><text:span text:style-name="T19">e de la d</text:span><text:span text:style-name="T20">é</text:span><text:span text:style-name="T19">faite (</text:span><text:span text:style-name="T29">Qu'il mour</text:span><text:span text:style-name="T30">û</text:span><text:span text:style-name="T29">t</text:span><text:span text:style-name="T19">) ;</text:span></text:p>
      <text:p text:style-name="P81"><text:span text:style-name="T19">Au quatri</text:span><text:span text:style-name="T20">è</text:span><text:span text:style-name="T19">me, le r</text:span><text:span text:style-name="T20">é</text:span><text:span text:style-name="T19">cit de la fin du combat et de la victoire d'Horace ; puis les impr</text:span><text:span text:style-name="T20">é</text:span><text:span text:style-name="T19">cations de Camille contre son fr</text:span><text:span text:style-name="T20">è</text:span><text:span text:style-name="T19">re qui a tu</text:span><text:span text:style-name="T20">é</text:span><text:span text:style-name="T19"> son fianc</text:span><text:span text:style-name="T20">é</text:span><text:span text:style-name="T19"> ;</text:span></text:p>
      <text:p text:style-name="P81"><text:span text:style-name="T19">Au cinqui</text:span><text:span text:style-name="T20">è</text:span><text:span text:style-name="T19">me, le beau plaidoyer du vieil Ho­race pour son fils ;</text:span></text:p>
      <text:p text:style-name="P81"><text:span text:style-name="T19">Enfin et surtout, l'esprit d'h</text:span><text:span text:style-name="T20">é</text:span><text:span text:style-name="T19">ro</text:span><text:span text:style-name="T20">ï</text:span><text:span text:style-name="T19">sme qui rem­plit la pi</text:span><text:span text:style-name="T20">è</text:span><text:span text:style-name="T19">ce et qui se communique des personna­ges aux spectateurs, et cette </text:span><text:span text:style-name="T20">é</text:span><text:span text:style-name="T19">loquence po</text:span><text:span text:style-name="T20">é</text:span><text:span text:style-name="T19">tique qui est un des traits de physionomie de notre th</text:span><text:span text:style-name="T20">éâ</text:span><text:span text:style-name="T24">­</text:span><text:span text:style-name="T19">tre classique du </text:span><text:span text:style-name="T10">xvii</text:span><text:span text:style-name="T25">e</text:span><text:span text:style-name="T19"> si</text:span><text:span text:style-name="T20">è</text:span><text:span text:style-name="T19">cle.</text:span></text:p>
      <text:p text:style-name="P81"><text:span text:style-name="T19">En terminant cette analyse d'</text:span><text:span text:style-name="T29">Horace</text:span><text:span text:style-name="T19">, notons que, dans l'ann</text:span><text:span text:style-name="T20">é</text:span><text:span text:style-name="T19">e 1639, o</text:span><text:span text:style-name="T20">ù</text:span><text:span text:style-name="T19"> il composa cette trag</text:span><text:span text:style-name="T20">é</text:span><text:span text:style-name="T19">die, Corneille perdit son p</text:span><text:span text:style-name="T20">è</text:span><text:span text:style-name="T19">re. Qui sait s'il ne trouva pas dans sa douleur m</text:span><text:span text:style-name="T20">ê</text:span><text:span text:style-name="T19">me et dans son amour fi­lial, par le besoin d'honorer cette ch</text:span><text:span text:style-name="T20">è</text:span><text:span text:style-name="T19">re m</text:span><text:span text:style-name="T20">é</text:span><text:span text:style-name="T19">moire, quelques-uns des beaux traits dont il peignit le vieil Horace ?</text:span></text:p>
      <text:p text:style-name="P73"/>
      <text:p text:style-name="P81"><text:span text:style-name="T19">Il y a lieu peut-</text:span><text:span text:style-name="T20">ê</text:span><text:span text:style-name="T19">tre de rapprocher ici Corneille et Shakespeare, en comparant les caract</text:span><text:span text:style-name="T20">è</text:span><text:span text:style-name="T19">res du vieil Horace et du jeune Horace, d'une part, avec ceux de Talbot et de son fils, de l'autre, dans le drame d'</text:span><text:span text:style-name="T29">Henri VI</text:span><text:span text:style-name="T19">, et de faire voir que, si les deux syst</text:span><text:span text:style-name="T20">è</text:span><text:span text:style-name="T19">mes dramatiques sont bien diff</text:span><text:span text:style-name="T20">é</text:span><text:span text:style-name="T19">rents, le souffle h</text:span><text:span text:style-name="T20">é</text:span><text:span text:style-name="T19">ro</text:span><text:span text:style-name="T20">ï</text:span><text:span text:style-name="T19">que est le m</text:span><text:span text:style-name="T20">ê</text:span><text:span text:style-name="T19">me.</text:span></text:p>
      <text:p text:style-name="P81"><text:span text:style-name="T19">Talbot, bless</text:span><text:span text:style-name="T20">é</text:span><text:span text:style-name="T19"> sur le champ de bataille pr</text:span><text:span text:style-name="T20">è</text:span><text:span text:style-name="T19">s de Bordeaux, exhorte son fils </text:span><text:span text:style-name="T20">à</text:span><text:span text:style-name="T19"> se retirer plut</text:span><text:span text:style-name="T20">ô</text:span><text:span text:style-name="T19">t que de se faire prendre. Le jeune homme refuse obs­tin</text:span><text:span text:style-name="T20">é</text:span><text:span text:style-name="T19">ment.</text:span></text:p>
      <text:p text:style-name="P68"/>
      <text:p text:style-name="P31">talbot</text:p>
      <text:p text:style-name="P82">Cher enfant, monte le plus vif de nos chevaux, et je vais te dire le moyen d'<text:span text:style-name="T3">é</text:span>chapper par une course ra­pide. Allons, pas un moment <text:span text:style-name="T3">à</text:span> perdre !</text:p>
      <text:p text:style-name="P84"/>
      <text:p text:style-name="P31">le fils</text:p>
      <text:p text:style-name="P81"><text:span text:style-name="T40">Mon nom est-il Talbot ? suis-je votre fils ? E</text:span><text:span text:style-name="T41">t vous voulez que je fuie ! Oh !</text:span><text:span text:style-name="T40"> si ma m</text:span><text:span text:style-name="T41">è</text:span><text:span text:style-name="T40">re vous est ch</text:span><text:span text:style-name="T41">è</text:span><text:span text:style-name="T40">re, ne d</text:span><text:span text:style-name="T41">é</text:span><text:span text:style-name="T40">shonorez pas son nom et sa vertu, en faisant de moi un fils indigne de vous deux ! Le monde dirait : </text:span><text:span text:style-name="T41">«</text:span><text:span text:style-name="T40"> Il n'est pas du sang de Talbot, celui qui a fui l</text:span><text:span text:style-name="T41">â</text:span><text:span text:style-name="T40">chement, quand le noble Talbot r</text:span><text:span text:style-name="T41">estait !</text:span><text:span text:style-name="T40"> </text:span><text:span text:style-name="T41">»</text:span></text:p>
      <text:p text:style-name="P34"><text:span text:style-name="T5">t</text:span><text:span text:style-name="T13">à</text:span><text:span text:style-name="T5">lbot</text:span></text:p>
      <text:p text:style-name="P82">Fuis pour venger ma mort, si je suis tu<text:span text:style-name="T3">é</text:span><text:span text:style-name="T18">.</text:span></text:p>
      <text:p text:style-name="P25"/>
      <text:p text:style-name="P31">le fils</text:p>
      <text:p text:style-name="P82">Qui fuit ainsi, ne reviendra jamais au combat.</text:p>
      <text:p text:style-name="P25"><text:soft-page-break/></text:p>
      <text:p text:style-name="P34"><text:span text:style-name="T5">t</text:span><text:span text:style-name="T13">à</text:span><text:span text:style-name="T5">lbot</text:span></text:p>
      <text:p text:style-name="P82">Si nous restons tous deux, nous p<text:span text:style-name="T3">é</text:span>rirons tous deux.</text:p>
      <text:p text:style-name="P25"/>
      <text:p text:style-name="P31">le fils</text:p>
      <text:p text:style-name="P82">Eh bien ! que ce soit moi qui reste, et vous, mon p<text:span text:style-name="T3">è</text:span>re, sauvez-vous. Grande serait votre perte ; grand doit <text:span text:style-name="T3">ê</text:span>tre le soin de votre vie. Mon m<text:span text:style-name="T3">é</text:span>rite est inconnu, et on ne perd rien en moi. Les Fran<text:span text:style-name="T3">ç</text:span>ais seraient peu fiers de ma mort, ils le seraient de la v<text:span text:style-name="T3">ô</text:span>tre. En vous toutes nos esp<text:span text:style-name="T3">é</text:span>rances seraient perdues. La fuite ne peut ternir la gloire que vous avez acquise ; elle me d<text:span text:style-name="T3">é</text:span>shonorerait, moi qui n'ai pas fait mes preuves. Tout le monde dira que vous n'avez fui que pour mieux vaincre ; mais, de moi, on dirait : <text:span text:style-name="T3">«</text:span> Il a eu peur. <text:span text:style-name="T3">»</text:span> Plus d'espoir que jamais je tienne ferme, si <text:span text:style-name="T3">à</text:span> la pre­mi<text:span text:style-name="T3">è</text:span>re affaire je fuis et me sauve. Mon p<text:span text:style-name="T3">è</text:span>re, je demande <text:span text:style-name="T3">à</text:span> genoux la mort, plut<text:span text:style-name="T3">ô</text:span>t qu'une vie pr<text:span text:style-name="T3">é</text:span>serv<text:span text:style-name="T3">é</text:span>e par l'infamie !</text:p>
      <text:p text:style-name="P25"/>
      <text:p text:style-name="P34"><text:span text:style-name="T5">t</text:span><text:span text:style-name="T13">à</text:span><text:span text:style-name="T5">lbot</text:span></text:p>
      <text:p text:style-name="P82">Tu veux donc qu'une m<text:span text:style-name="T3">ê</text:span>me tombe ensevelisse toutes les esp<text:span text:style-name="T3">é</text:span>rances de ta m<text:span text:style-name="T3">ère </text:span>?</text:p>
      <text:p text:style-name="P84"/>
      <text:p text:style-name="P31">le fils</text:p>
      <text:p text:style-name="P82">Oui, plut<text:span text:style-name="T3">ô</text:span>t que de d<text:span text:style-name="T3">é</text:span>shonorer le sein q<text:span text:style-name="T3">ui m’</text:span>a port<text:span text:style-name="T3">é</text:span>!</text:p>
      <text:p text:style-name="P25"/>
      <text:p text:style-name="P34"><text:span text:style-name="T5">t</text:span><text:span text:style-name="T13">à</text:span><text:span text:style-name="T5">lbot</text:span></text:p>
      <text:p text:style-name="P82">Au prix de ma b<text:span text:style-name="T3">é</text:span>n<text:span text:style-name="T3">é</text:span>diction, je t'ordonne de partir.</text:p>
      <text:p text:style-name="P31">le fils</text:p>
      <text:p text:style-name="P82">Pour combattre l'ennemi, oui ; mais non pour le fuir.</text:p>
      <text:p text:style-name="P34"><text:span text:style-name="T5">t</text:span><text:span text:style-name="T13">à</text:span><text:span text:style-name="T5">lbot</text:span></text:p>
      <text:p text:style-name="P82">Si tu vis, ton p<text:span text:style-name="T3">è</text:span>re ne meurt pas tout entier.</text:p>
      <text:p text:style-name="P31">le fils</text:p>
      <text:p text:style-name="P82">Ce que j'en sauverais serait d<text:span text:style-name="T3">é</text:span>shonor<text:span text:style-name="T3">é</text:span><text:span text:style-name="T18">.</text:span></text:p>
      <text:p text:style-name="P34"><text:span text:style-name="T5">t</text:span><text:span text:style-name="T13">à</text:span><text:span text:style-name="T5">lbot</text:span></text:p>
      <text:p text:style-name="P82">La gloire que tu n'as pas encore, tu ne peux la perdre.</text:p>
      <text:p text:style-name="P31">le fils</text:p>
      <text:p text:style-name="P82">J'ai la v<text:span text:style-name="T3">ô</text:span>tre ! Irai-je la fl<text:span text:style-name="T3">é</text:span>trir par ma fuite ?</text:p>
      <text:p text:style-name="P34"><text:span text:style-name="T5">t</text:span><text:span text:style-name="T13">à</text:span><text:span text:style-name="T5">lbot</text:span></text:p>
      <text:p text:style-name="P82">L'ordre de ton p<text:span text:style-name="T3">è</text:span>re sera ta justification.</text:p>
      <text:p text:style-name="P31">le fils</text:p>
      <text:p text:style-name="P82">Tu<text:span text:style-name="T3">é</text:span>, vous ne serez pas l<text:span text:style-name="T3">à</text:span> pour me rendre t<text:span text:style-name="T3">émoi­gnage. — Si la mort est imminente, sauvons-nous en</text:span><text:span text:style-name="T18">­</text:span>semble.</text:p>
      <text:p text:style-name="P37"/>
      <text:p text:style-name="P34"><text:span text:style-name="T5">t</text:span><text:span text:style-name="T13">à</text:span><text:span text:style-name="T5">lbot</text:span></text:p>
      <text:p text:style-name="P82">Laisser mes soldats combattre et mourir sans moi ? Jamais une telle infamie ne souillera ma vieillesse !</text:p>
      <text:p text:style-name="P31"><text:soft-page-break/>le fils</text:p>
      <text:p text:style-name="P82">Et vous voulez qu'elle souille ma jeunesse ? Il n'est pas plus possible de s<text:span text:style-name="T3">é</text:span>parer votre fils de vous, que vous ne pouvez vous-m<text:span text:style-name="T3">ê</text:span>me vous partager en deux. Restez, partez : faites ce qu'il vous plaira ; je ferai ce que vous ferez. Je ne veux pas vivre, si mon p<text:span text:style-name="T3">è</text:span>re meurt.</text:p>
      <text:p text:style-name="P34"><text:span text:style-name="T5">t</text:span><text:span text:style-name="T13">à</text:span><text:span text:style-name="T5">lbot</text:span></text:p>
      <text:p text:style-name="P81"><text:span text:style-name="T40">Eh bien ! re</text:span><text:span text:style-name="T41">ç</text:span><text:span text:style-name="T40">ois donc ici l'adieu de ton p</text:span><text:span text:style-name="T41">è</text:span><text:span text:style-name="T40">re, cher fils, dont la vie doit s'</text:span><text:span text:style-name="T41">é</text:span><text:span text:style-name="T40">teindre dans cette journ</text:span><text:span text:style-name="T41">é</text:span><text:span text:style-name="T40">e ! Viens combattre et mourir ensemble ; et que des champs fran</text:span><text:span text:style-name="T41">ç</text:span><text:span text:style-name="T40">ais nos deux </text:span><text:span text:style-name="T41">â</text:span><text:span text:style-name="T40">mes s'envolent ensemble vers le ciel !</text:span></text:p>
      <text:p text:style-name="P84"/>
      <text:p text:style-name="P81"><text:span text:style-name="T19">Assur</text:span><text:span text:style-name="T20">é</text:span><text:span text:style-name="T19">ment cela est digne de Corneille. Et cepen­dant me permettrez-vous d'ajouter que, dans Cor­neille, un p</text:span><text:span text:style-name="T20">è</text:span><text:span text:style-name="T19">re n'e</text:span><text:span text:style-name="T20">û</text:span><text:span text:style-name="T19">t jamais commenc</text:span><text:span text:style-name="T20">é</text:span><text:span text:style-name="T19"> par conseiller </text:span><text:span text:style-name="T20">à</text:span><text:span text:style-name="T19"> son fils la fuite ? Le vieil Horace commence par : </text:span><text:span text:style-name="T29">Qu'il mour</text:span><text:span text:style-name="T30">û</text:span><text:span text:style-name="T29">t</text:span><text:span text:style-name="T31"> </text:span><text:span text:style-name="T30">!... </text:span><text:span text:style-name="T19">Que conclure de cette diff</text:span><text:span text:style-name="T20">é</text:span><text:span text:style-name="T19">rence ? C'est que Shakespeare, tout en sachant aussi bien que Corneille donner </text:span><text:span text:style-name="T20">à</text:span><text:span text:style-name="T19"> ses h</text:span><text:span text:style-name="T20">é</text:span><text:span text:style-name="T19">ros des sentiments sublimes se tient plus pr</text:span><text:span text:style-name="T20">è</text:span><text:span text:style-name="T19">s que lui de la nature. Et c'est ce que fait aussi Euripide dans le r</text:span><text:span text:style-name="T20">ô</text:span><text:span text:style-name="T19">le d'Iphig</text:span><text:span text:style-name="T20">é</text:span><text:span text:style-name="T19">nie, plus pr</text:span><text:span text:style-name="T20">è</text:span><text:span text:style-name="T19">s de la nature que ce m</text:span><text:span text:style-name="T20">ê</text:span><text:span text:style-name="T19">me person­nage dans la trag</text:span><text:span text:style-name="T20">é</text:span><text:span text:style-name="T19">die de Racine. Et c'est ce que fait aussi Hom</text:span><text:span text:style-name="T20">ère : dans </text:span><text:span text:style-name="T30">l’I</text:span><text:span text:style-name="T29">liade</text:span><text:span text:style-name="T19">, le brave et intr</text:span><text:span text:style-name="T20">é</text:span><text:span text:style-name="T19">pide Ajax, au milieu d'un combat, ayant un grand nombre de Troyens contre lui, n'h</text:span><text:span text:style-name="T20">é</text:span><text:span text:style-name="T19">site point </text:span><text:span text:style-name="T20">à</text:span><text:span text:style-name="T19"> reculer et </text:span><text:span text:style-name="T20">à</text:span><text:span text:style-name="T19"> fuir, afin de se r</text:span><text:span text:style-name="T20">é</text:span><text:span text:style-name="T19">server pour des occasions meil­leures. Il fuit donc, </text:span><text:span text:style-name="T20">«</text:span><text:span text:style-name="T19"> semblable, dit le po</text:span><text:span text:style-name="T20">è</text:span><text:span text:style-name="T19">te, </text:span><text:span text:style-name="T20">à</text:span><text:span text:style-name="T19"> un </text:span><text:span text:style-name="T20">âne, que poursuivent des paysans »</text:span><text:span text:style-name="T19">. De m</text:span><text:span text:style-name="T20">ê</text:span><text:span text:style-name="T19">me, dans Shakespeare, le p</text:span><text:span text:style-name="T20">è</text:span><text:span text:style-name="T19">re dit d'abord au fils de s'</text:span><text:span text:style-name="T20">é</text:span><text:span text:style-name="T19">chapper pour le moment, afin de pouvoir prendre sa revanche plus tard. Mais Corneille est tout d'une pi</text:span><text:span text:style-name="T20">è</text:span><text:span text:style-name="T19">ce, droit et debout dans l'id</text:span><text:span text:style-name="T20">é</text:span><text:span text:style-name="T19">al.</text:span></text:p>
      <text:p text:style-name="P81"><text:span text:style-name="T19">La grandeur morale, qui anime la trag</text:span><text:span text:style-name="T20">é</text:span><text:span text:style-name="T19">die d'</text:span><text:span text:style-name="T29">Ho­race</text:span><text:span text:style-name="T19">, fait de cette </text:span><text:span text:style-name="T20">œ</text:span><text:span text:style-name="T19">uvre, malgr</text:span><text:span text:style-name="T20">é</text:span><text:span text:style-name="T19"> les d</text:span><text:span text:style-name="T20">é</text:span><text:span text:style-name="T19">fauts r</text:span><text:span text:style-name="T20">é</text:span><text:span text:style-name="T19">sultant du syst</text:span><text:span text:style-name="T20">è</text:span><text:span text:style-name="T19">me dramatique impos</text:span><text:span text:style-name="T20">é</text:span><text:span text:style-name="T19"> au po</text:span><text:span text:style-name="T20">è</text:span><text:span text:style-name="T19">te, une de ses plus belles, la plus belle peut-</text:span><text:span text:style-name="T20">ê</text:span><text:span text:style-name="T19">tre apr</text:span><text:span text:style-name="T20">è</text:span><text:span text:style-name="T19">s </text:span><text:span text:style-name="T29">le Cid</text:span><text:span text:style-name="T19">, mais </text:span><text:span text:style-name="T20">à</text:span><text:span text:style-name="T19"> une grande distance cependant, quoi qu'on ait voulu dire. Si dans </text:span><text:span text:style-name="T29">Horace</text:span><text:span text:style-name="T20"> il y a l’</text:span><text:span text:style-name="T19">h</text:span><text:span text:style-name="T20">é</text:span><text:span text:style-name="T19">ro</text:span><text:span text:style-name="T20">ï</text:span><text:span text:style-name="T19">sme, il y avait dans </text:span><text:span text:style-name="T29">le Cid</text:span><text:span text:style-name="T19"> l'h</text:span><text:span text:style-name="T20">é</text:span><text:span text:style-name="T19">ro</text:span><text:span text:style-name="T20">ï</text:span><text:span text:style-name="T19">sme et l'amour ; il y avait Chim</text:span><text:span text:style-name="T20">è</text:span><text:span text:style-name="T19">ne en face de Rodrigue ; et la tendresse et la gr</text:span><text:span text:style-name="T20">â</text:span><text:span text:style-name="T19">ce famili</text:span><text:span text:style-name="T20">è</text:span><text:span text:style-name="T19">re, et le sourire m</text:span><text:span text:style-name="T20">ê</text:span><text:span text:style-name="T19">l</text:span><text:span text:style-name="T20">é</text:span><text:span text:style-name="T19"> aux pleurs ; il y avait les m</text:span><text:span text:style-name="T20">œ</text:span><text:span text:style-name="T19">urs chevaleresques, plus proches des spectateurs modernes, plus analogues </text:span><text:span text:style-name="T20">à</text:span><text:span text:style-name="T19"> leur nature ; il y avait ce charme, cette fleur de jeunesse, qui dans </text:span><text:span text:style-name="T29">Horace</text:span><text:span text:style-name="T19"> n'appa­raissent qu'</text:span><text:span text:style-name="T20">à</text:span><text:span text:style-name="T19"> peine, en la physionomie de Curiace, et peut-</text:span><text:span text:style-name="T20">ê</text:span><text:span text:style-name="T19">tre en celle de Camille, encore bien farouche cependant.</text:span></text:p>
      <text:p text:style-name="P81"><text:span text:style-name="T19">Bref, par la pers</text:span><text:span text:style-name="T20">é</text:span><text:span text:style-name="T19">cution du </text:span><text:span text:style-name="T29">Cid</text:span><text:span text:style-name="T19">, nous voil</text:span><text:span text:style-name="T20">à</text:span><text:span text:style-name="T19"> vou</text:span><text:span text:style-name="T20">é</text:span><text:span text:style-name="T19">s aux Romains. Quatorze ans apr</text:span><text:span text:style-name="T20">è</text:span><text:span text:style-name="T19">s seulement, Corneille essayera de revenir au drame espagnol et hasardera quelques timides r</text:span><text:span text:style-name="T20">é</text:span><text:span text:style-name="T19">clamations en faveur de ce genre mixte, moins monotone que la trag</text:span><text:span text:style-name="T20">é</text:span><text:span text:style-name="T19">die. Pour le moment, c'en est fait, la tyrannie absurde des trois unit</text:span><text:span text:style-name="T20">é</text:span><text:span text:style-name="T19">s triomphe : tr</text:span><text:span text:style-name="T20">è</text:span><text:span text:style-name="T19">s grand malheur pour le th</text:span><text:span text:style-name="T20">éâ</text:span><text:span text:style-name="T19">tre fran</text:span><text:span text:style-name="T20">ç</text:span><text:span text:style-name="T19">ais. Le </text:span><text:span text:style-name="T29">Cid</text:span><text:span text:style-name="T19"> entrait dans la voie vraie, dans la voie moderne, celle du </text:span><text:span text:style-name="T29">drame</text:span><text:span text:style-name="T19">, sous le nom de tragi-com</text:span><text:span text:style-name="T20">é</text:span><text:span text:style-name="T19">die. Pers</text:span><text:span text:style-name="T20">é</text:span><text:span text:style-name="T19">cut</text:span><text:span text:style-name="T20">é</text:span><text:span text:style-name="T19"> pour son chef-d'</text:span><text:span text:style-name="T20">œ</text:span><text:span text:style-name="T19">uvre, Corneille s'arr</text:span><text:span text:style-name="T20">ê</text:span><text:span text:style-name="T19">te, puis rebrousse chemin, se jette dans la voie fausse, dans les sujets anciens, dans la trag</text:span><text:span text:style-name="T20">é</text:span><text:span text:style-name="T19">die pure, genre de convention et syst</text:span><text:span text:style-name="T20">è</text:span><text:span text:style-name="T19">me abstrait. Au lieu d'une physionomie nationale, notre th</text:span><text:span text:style-name="T20">éâ</text:span><text:span text:style-name="T19">tre du dix-septi</text:span><text:span text:style-name="T20">è</text:span><text:span text:style-name="T19">me si</text:span><text:span text:style-name="T20">è</text:span><text:span text:style-name="T19">cle prend un caract</text:span><text:span text:style-name="T20">è</text:span><text:span text:style-name="T19">re arch</text:span><text:span text:style-name="T20">é</text:span><text:span text:style-name="T19">ologique, composite et artificiel. En transportant sur la sc</text:span><text:span text:style-name="T20">è</text:span><text:span text:style-name="T19">ne </text:span><text:soft-page-break/><text:span text:style-name="T19">fran</text:span><text:span text:style-name="T20">ç</text:span><text:span text:style-name="T19">aise les personnages romains et grecs, les auteurs sont forc</text:span><text:span text:style-name="T20">é</text:span><text:span text:style-name="T19">s de les accommoder au go</text:span><text:span text:style-name="T20">û</text:span><text:span text:style-name="T19">t de la nation et de la Cour, de les mo­difier volontairement et involontairement. Transac­tions malheureuses, dans lesquelles on a d</text:span><text:span text:style-name="T20">é</text:span><text:span text:style-name="T19">pens</text:span><text:span text:style-name="T20">é</text:span><text:span text:style-name="T19"> beaucoup de g</text:span><text:span text:style-name="T20">é</text:span><text:span text:style-name="T19">nie et d'esprit pour faire des pi</text:span><text:span text:style-name="T20">è</text:span><text:span text:style-name="T19">ces et des personnages qui ne sont, </text:span><text:span text:style-name="T20">à</text:span><text:span text:style-name="T19"> vrai dire, ni anciens ni modernes, ni romains ni fran</text:span><text:span text:style-name="T20">ç</text:span><text:span text:style-name="T19">ais, ni grecs ni parisiens, mais qui se font pardonner et se sauvent par de belles analyses morales des passions et par le style.</text:span></text:p>
      <text:p text:style-name="P69">Toujours est-il qu'en admirant ce que ces grands po<text:span text:style-name="T3">è</text:span>tes ont fait, on ne peut s'emp<text:span text:style-name="T3">ê</text:span>cher de regretter ce qu'ils auraient pu faire bien au-del<text:span text:style-name="T3">à</text:span>, dans un syst<text:span text:style-name="T3">è</text:span>me dramatique moins arbitraire et moins <text:span text:style-name="T3">é</text:span>troit.</text:p>
      <text:p text:style-name="P92"/>
      <text:h text:style-name="Heading_20_1" text:outline-level="1"><text:bookmark-start text:name="bookmark29"/>SEPTI<text:span text:style-name="T3">È</text:span>ME LE<text:span text:style-name="T3">Ç</text:span>ON<text:bookmark-end text:name="bookmark29"/><text:line-break/><text:bookmark-start text:name="bookmark30"/>LE MENTEUR<text:bookmark-end text:name="bookmark30"/><text:line-break/><text:span text:style-name="T5">ALARCON, CORNEILLE</text:span></text:h>
      <text:p text:style-name="P12"/>
      <text:p text:style-name="P81"><text:span text:style-name="T19">Lorsqu'avant le chef-d'</text:span><text:span text:style-name="T20">œ</text:span><text:span text:style-name="T19">uvre de Corneille, </text:span><text:span text:style-name="T29">le Cid</text:span><text:span text:style-name="T19">, nous avons </text:span><text:span text:style-name="T20">é</text:span><text:span text:style-name="T19">tudi</text:span><text:span text:style-name="T20">é</text:span><text:span text:style-name="T19"> ses essais dramatiques, vous avez vu qu'il s </text:span><text:span text:style-name="T20">é</text:span><text:span text:style-name="T19">tait fait conna</text:span><text:span text:style-name="T20">î</text:span><text:span text:style-name="T19">tre d'abord comme po</text:span><text:span text:style-name="T20">è</text:span><text:span text:style-name="T19">te comique </text:span><text:span text:style-name="T20">à</text:span><text:span text:style-name="T19"> peu pr</text:span><text:span text:style-name="T20">ès exclusivement, — par une demi-douzaine de piè</text:span><text:span text:style-name="T19">ces qui ne faisaient pr</text:span><text:span text:style-name="T20">é</text:span><text:span text:style-name="T24">­</text:span><text:span text:style-name="T19">voir, ni au public, ni </text:span><text:span text:style-name="T20">à</text:span><text:span text:style-name="T19"> lui-m</text:span><text:span text:style-name="T20">ê</text:span><text:span text:style-name="T19">me, qu'il serait un jour beaucoup plus c</text:span><text:span text:style-name="T20">é</text:span><text:span text:style-name="T19">l</text:span><text:span text:style-name="T20">è</text:span><text:span text:style-name="T19">bre en qualit</text:span><text:span text:style-name="T20">é</text:span><text:span text:style-name="T19"> de po</text:span><text:span text:style-name="T20">è</text:span><text:span text:style-name="T19">te tragique. Vous vous rappelez </text:span><text:span text:style-name="T29">M</text:span><text:span text:style-name="T30">é</text:span><text:span text:style-name="T29">lite</text:span><text:span text:style-name="T19">, </text:span><text:span text:style-name="T29">Cli­tandre</text:span><text:span text:style-name="T19">, </text:span><text:span text:style-name="T29">la Veuve ou le Tra</text:span><text:span text:style-name="T30">î</text:span><text:span text:style-name="T29">tre puni</text:span><text:span text:style-name="T24">,</text:span><text:span text:style-name="T19"> </text:span><text:span text:style-name="T29">la Galerie du Palais ou l'Amie rivale</text:span><text:span text:style-name="T24">,</text:span><text:span text:style-name="T19"> </text:span><text:span text:style-name="T29">la Suivante</text:span><text:span text:style-name="T24">,</text:span><text:span text:style-name="T19"> </text:span><text:span text:style-name="T29">la Place Royale</text:span><text:span text:style-name="T19">. Cinq de ces pi</text:span><text:span text:style-name="T20">è</text:span><text:span text:style-name="T19">ces sont des com</text:span><text:span text:style-name="T20">é</text:span><text:span text:style-name="T19">dies pures ; Clitandre seul est une tragi-com</text:span><text:span text:style-name="T20">é</text:span><text:span text:style-name="T19">die. Enfin, </text:span><text:span text:style-name="T20">à</text:span><text:span text:style-name="T19"> vingt-neuf ans, Corneille donne une trag</text:span><text:span text:style-name="T20">é</text:span><text:span text:style-name="T19">die, </text:span><text:span text:style-name="T29">M</text:span><text:span text:style-name="T30">é</text:span><text:span text:style-name="T29">d</text:span><text:span text:style-name="T30">é</text:span><text:span text:style-name="T29">e </text:span><text:span text:style-name="T19">imit</text:span><text:span text:style-name="T20">é</text:span><text:span text:style-name="T19">e de S</text:span><text:span text:style-name="T20">é</text:span><text:span text:style-name="T19">n</text:span><text:span text:style-name="T20">è</text:span><text:span text:style-name="T19">que, un Espagnol du temps de N</text:span><text:span text:style-name="T20">é</text:span><text:span text:style-name="T19">ron ; puis, </text:span><text:span text:style-name="T20">à</text:span><text:span text:style-name="T19"> trente ans, </text:span><text:span text:style-name="T29">le Cid</text:span><text:span text:style-name="T19">, imit</text:span><text:span text:style-name="T20">é</text:span><text:span text:style-name="T19"> d'un autre Espagnol, Guillem de Castro. C'est alors, alors seulement, qu'il devient c</text:span><text:span text:style-name="T20">é</text:span><text:span text:style-name="T19">l</text:span><text:span text:style-name="T20">è</text:span><text:span text:style-name="T19">bre aussi comme po</text:span><text:span text:style-name="T20">è</text:span><text:span text:style-name="T19">te tragique.</text:span></text:p>
      <text:p text:style-name="P81"><text:span text:style-name="T19">Cependant il n</text:span><text:span text:style-name="T20">’</text:span><text:span text:style-name="T19">a pas renonc</text:span><text:span text:style-name="T20">é</text:span><text:span text:style-name="T19"> au genre comique : six ans apr</text:span><text:span text:style-name="T20">è</text:span><text:span text:style-name="T19">s, en 1642, il redonne une com</text:span><text:span text:style-name="T20">é</text:span><text:span text:style-name="T19">die, qui est son chef-d'</text:span><text:span text:style-name="T20">œ</text:span><text:span text:style-name="T19">uvre en ce genre, comme </text:span><text:span text:style-name="T29">le Cid</text:span><text:span text:style-name="T19"> dans l'autre : </text:span><text:span text:style-name="T29">le Menteur</text:span><text:span text:style-name="T19">. Cette pi</text:span><text:span text:style-name="T20">è</text:span><text:span text:style-name="T19">ce est imit</text:span><text:span text:style-name="T20">é</text:span><text:span text:style-name="T19">e encore d'un Espagnol, Alarcon. </text:span><text:span text:style-name="T20">«</text:span><text:span text:style-name="T19"> </text:span><text:span text:style-name="T20">É</text:span><text:span text:style-name="T19">tant, dit-il, oblig</text:span><text:span text:style-name="T20">é</text:span><text:span text:style-name="T19"> (c'est-</text:span><text:span text:style-name="T20">à</text:span><text:span text:style-name="T19">-dire redevable) au genre comique de ma premi</text:span><text:span text:style-name="T20">è</text:span><text:span text:style-name="T19">re r</text:span><text:span text:style-name="T20">é</text:span><text:span text:style-name="T19">putation, je ne pouvais l'abandonner tout </text:span><text:span text:style-name="T20">à</text:span><text:span text:style-name="T19"> fait sans quelque esp</text:span><text:span text:style-name="T20">è</text:span><text:span text:style-name="T19">ce d'in­gratitude. Il est vrai que, comme, alors que je me hasardai </text:span><text:span text:style-name="T20">à</text:span><text:span text:style-name="T19"> le quitter, je n'osai me fier </text:span><text:span text:style-name="T20">à</text:span><text:span text:style-name="T19"> mes seules forces, et que, pour m'</text:span><text:span text:style-name="T20">é</text:span><text:span text:style-name="T19">lever </text:span><text:span text:style-name="T20">à</text:span><text:span text:style-name="T19"> la dignit</text:span><text:span text:style-name="T20">é</text:span><text:span text:style-name="T19"> du tragique, je pris l'appui du grand S</text:span><text:span text:style-name="T20">é</text:span><text:span text:style-name="T19">n</text:span><text:span text:style-name="T20">è</text:span><text:span text:style-name="T19">que, </text:span><text:span text:style-name="T20">à</text:span><text:span text:style-name="T19"> qui j'empruntai tout ce qu'il avait donn</text:span><text:span text:style-name="T20">é</text:span><text:span text:style-name="T19"> de rare </text:span><text:span text:style-name="T20">à</text:span><text:span text:style-name="T19"> sa </text:span><text:span text:style-name="T29">M</text:span><text:span text:style-name="T30">é</text:span><text:span text:style-name="T29">d</text:span><text:span text:style-name="T30">é</text:span><text:span text:style-name="T29">e</text:span><text:span text:style-name="T24">,</text:span><text:span text:style-name="T19"> ainsi, quand je me suis r</text:span><text:span text:style-name="T20">é</text:span><text:span text:style-name="T19">solu de repasser du h</text:span><text:span text:style-name="T20">é</text:span><text:span text:style-name="T19">ro</text:span><text:span text:style-name="T20">ï</text:span><text:span text:style-name="T19">que %39% au na</text:span><text:span text:style-name="T20">ï</text:span><text:span text:style-name="T19">f, je n'ai os</text:span><text:span text:style-name="T20">é</text:span><text:span text:style-name="T19"> descendre de si</text:span><text:span text:style-name="T22"> </text:span><text:span text:style-name="T19">haut sans m'assurer d'un guide,</text:span><text:span text:style-name="T26"> </text:span><text:span text:style-name="T19">et me suis laiss</text:span><text:span text:style-name="T20">é</text:span><text:span text:style-name="T22"> </text:span><text:span text:style-name="T19">conduire au (par le) fameux Lope de Vega (ceci est une erreur, nous allons l'expliquer), de peur de m'</text:span><text:span text:style-name="T20">é</text:span><text:span text:style-name="T19">garer dans les d</text:span><text:span text:style-name="T20">é</text:span><text:span text:style-name="T19">tours de tant d'intrigues (sic) que fait notre Menteur. </text:span><text:span text:style-name="T20">»</text:span></text:p>
      <text:p text:style-name="P81"><text:span text:style-name="T19">Cette derni</text:span><text:span text:style-name="T20">è</text:span><text:span text:style-name="T19">re raison n'est que sp</text:span><text:span text:style-name="T20">é</text:span><text:span text:style-name="T19">cieuse ; la vraie raison, c'est qu'il trouvait la pi</text:span><text:span text:style-name="T20">è</text:span><text:span text:style-name="T19">ce de bonne prise, comme celle du </text:span><text:span text:style-name="T29">Cid</text:span><text:span text:style-name="T19">. Plus tard, dans </text:span><text:span text:style-name="T30">l’Exa</text:span><text:span text:style-name="T29">men du Menteur</text:span><text:span text:style-name="T19">, il s'en expliquera un peu plus franchement.</text:span></text:p>
      <text:p text:style-name="P97"><text:span text:style-name="T19">Ainsi le g</text:span><text:span text:style-name="T20">é</text:span><text:span text:style-name="T19">nie de Corneille, et peut-</text:span><text:span text:style-name="T20">ê</text:span><text:span text:style-name="T19">tre M. de Ch</text:span><text:span text:style-name="T20">â</text:span><text:span text:style-name="T19">lon, le poussaient vers l'Espagne. C'est </text:span><text:span text:style-name="T20">à</text:span><text:span text:style-name="T19"> la litt</text:span><text:span text:style-name="T20">é</text:span><text:span text:style-name="T19">rature espagnole, il faut le reconna</text:span><text:span text:style-name="T20">î</text:span><text:span text:style-name="T19">tre, que la n</text:span><text:span text:style-name="T20">ô</text:span><text:span text:style-name="T19">tre est redevable, en grande partie, de plusieurs de ses chefs-d'</text:span><text:span text:style-name="T20">œ</text:span><text:span text:style-name="T19">uvre : </text:span><text:span text:style-name="T29">le Cid</text:span><text:span text:style-name="T19">, </text:span><text:span text:style-name="T29">le Menteur</text:span><text:span text:style-name="T19">, </text:span><text:span text:style-name="T29">Don Juan</text:span><text:span text:style-name="T19">, </text:span><text:span text:style-name="T29">Gil Blas</text:span><text:span text:style-name="T19"> ; et c'est avec le secours de l'Espagne que Corneille a eu la double gloire d'ouvrir la voie, en France, </text:span><text:span text:style-name="T20">à</text:span><text:span text:style-name="T19"> la vraie com</text:span><text:span text:style-name="T20">é</text:span><text:span text:style-name="T19">die, comme </text:span><text:span text:style-name="T20">à</text:span><text:span text:style-name="T19"> la vraie trag</text:span><text:span text:style-name="T20">é</text:span><text:span text:style-name="T19">die. En effet, </text:span><text:span text:style-name="T20">«</text:span><text:span text:style-name="T19"> il y a, dit Voltaire, autant de dis­tance de </text:span><text:span text:style-name="T29">M</text:span><text:span text:style-name="T30">é</text:span><text:span text:style-name="T29">lite</text:span><text:span text:style-name="T19"> au Menteur que de toutes les</text:span><text:span text:style-name="T22"> </text:span><text:span text:style-name="T19">com</text:span><text:span text:style-name="T20">é</text:span><text:span text:style-name="T19">dies de ce temps-l</text:span><text:span text:style-name="T20">à</text:span><text:span text:style-name="T19"> </text:span><text:span text:style-name="T20">à</text:span><text:span text:style-name="T19"> </text:span><text:span text:style-name="T29">M</text:span><text:span text:style-name="T30">é</text:span><text:span text:style-name="T29">lite</text:span><text:span text:style-name="T19">. Ainsi Corneille a r</text:span><text:span text:style-name="T20">é</text:span><text:span text:style-name="T19">form</text:span><text:span text:style-name="T20">é</text:span><text:span text:style-name="T19"> la sc</text:span><text:span text:style-name="T20">è</text:span><text:span text:style-name="T19">ne tragique et la sc</text:span><text:span text:style-name="T20">è</text:span><text:span text:style-name="T19">ne comique </text:span><text:span text:style-name="T20">»</text:span><text:span text:style-name="T24">.</text:span></text:p>
      <text:p text:style-name="P81"><text:span text:style-name="T19">Voici maintenant l'explication de l'erreur que nous avons tout </text:span><text:span text:style-name="T20">à</text:span><text:span text:style-name="T19"> l'heure signal</text:span><text:span text:style-name="T20">é</text:span><text:span text:style-name="T19">e. Corneille avait rencontr</text:span><text:span text:style-name="T20">é</text:span><text:span text:style-name="T19"> dans un recueil de pi</text:span><text:span text:style-name="T20">è</text:span><text:span text:style-name="T19">ces espagnoles, dont plusieurs </text:span><text:span text:style-name="T20">é</text:span><text:span text:style-name="T19">taient de Lope de Vega, une pi</text:span><text:span text:style-name="T20">è</text:span><text:span text:style-name="T19">ce intitul</text:span><text:span text:style-name="T20">é</text:span><text:span text:style-name="T19">e : la </text:span><text:span text:style-name="T29">Verdad sospechosa</text:span><text:span text:style-name="T19">, </text:span><text:span text:style-name="T20">«</text:span><text:span text:style-name="T19"> la V</text:span><text:span text:style-name="T20">é</text:span><text:span text:style-name="T19">rit</text:span><text:span text:style-name="T20">é</text:span><text:span text:style-name="T19"> sus­pecte </text:span><text:span text:style-name="T20">»</text:span><text:span text:style-name="T19">, </text:span><text:soft-page-break/><text:span text:style-name="T19">c'est-</text:span><text:span text:style-name="T20">à</text:span><text:span text:style-name="T19">-dire la v</text:span><text:span text:style-name="T20">é</text:span><text:span text:style-name="T19">rit</text:span><text:span text:style-name="T20">é</text:span><text:span text:style-name="T19"> rendue ou devenue suspecte, la v</text:span><text:span text:style-name="T20">é</text:span><text:span text:style-name="T19">rit</text:span><text:span text:style-name="T20">é</text:span><text:span text:style-name="T19"> d</text:span><text:span text:style-name="T20">é</text:span><text:span text:style-name="T19">cr</text:span><text:span text:style-name="T20">é</text:span><text:span text:style-name="T19">dit</text:span><text:span text:style-name="T20">é</text:span><text:span text:style-name="T19">e par les mensonges.</text:span><text:span text:style-name="T20"> — Il y</text:span><text:span text:style-name="T19"> a sur cette id</text:span><text:span text:style-name="T20">é</text:span><text:span text:style-name="T19">e une fable de Ph</text:span><text:span text:style-name="T20">è</text:span><text:span text:style-name="T19">dre %40% imit</text:span><text:span text:style-name="T20">ée par La Fontaine. — Corneille crut que cette piè</text:span><text:span text:style-name="T19">ce, comme les autres du m</text:span><text:span text:style-name="T20">ê</text:span><text:span text:style-name="T19">me recueil, </text:span><text:span text:style-name="T20">é</text:span><text:span text:style-name="T19">tait de Lope de Vega, dont le nom retentissait par-dessus les Pyr</text:span><text:span text:style-name="T20">é</text:span><text:span text:style-name="T19">n</text:span><text:span text:style-name="T20">é</text:span><text:span text:style-name="T19">es jusqu'en France. Cela peut-</text:span><text:span text:style-name="T20">ê</text:span><text:span text:style-name="T19">tre l'engagea </text:span><text:span text:style-name="T20">à</text:span><text:span text:style-name="T19"> faire une imitation de cette com</text:span><text:span text:style-name="T20">é</text:span><text:span text:style-name="T19">die.</text:span></text:p>
      <text:p text:style-name="P81"><text:span text:style-name="T20">«</text:span><text:span text:style-name="T19"> Ce n'est ici, continue-t-il, qu</text:span><text:span text:style-name="T20">’</text:span><text:span text:style-name="T19">une copie d'un excellent original qu'il (Lope) a mis au jour sous le titre de </text:span><text:span text:style-name="T29">la Verdad sospechosa</text:span><text:span text:style-name="T19"> ; et, me fiant sur notre Horace, qui donne libert</text:span><text:span text:style-name="T20">é</text:span><text:span text:style-name="T19"> de tout oser aux po</text:span><text:span text:style-name="T20">è</text:span><text:span text:style-name="T19">tes ainsi qu'aux peintres, j'ai cru que, nonobstant la guerre des deux couronnes, il m'</text:span><text:span text:style-name="T20">é</text:span><text:span text:style-name="T19">tait permis de trafiquer en Espagne. Si cette sorte de commerce </text:span><text:span text:style-name="T20">é</text:span><text:span text:style-name="T19">tait un crime, il y a longtemps que je serais cou­pable, je ne dis pas seulement pour </text:span><text:span text:style-name="T29">le Cid</text:span><text:span text:style-name="T19">, o</text:span><text:span text:style-name="T20">ù</text:span><text:span text:style-name="T19"> je me suis aid</text:span><text:span text:style-name="T20">é</text:span><text:span text:style-name="T19"> de Guillem de Castro, mais aussi pour </text:span><text:span text:style-name="T29">M</text:span><text:span text:style-name="T30">é</text:span><text:span text:style-name="T29">d</text:span><text:span text:style-name="T30">é</text:span><text:span text:style-name="T29">e</text:span><text:span text:style-name="T19"> et pour </text:span><text:span text:style-name="T29">Pomp</text:span><text:span text:style-name="T30">é</text:span><text:span text:style-name="T29">e</text:span><text:span text:style-name="T19"> m</text:span><text:span text:style-name="T20">ê</text:span><text:span text:style-name="T19">me, o</text:span><text:span text:style-name="T20">ù</text:span><text:span text:style-name="T19">, pensant me for­tifier du secours de deux Latins, j'ai pris celui de deux Espagnols, S</text:span><text:span text:style-name="T20">é</text:span><text:span text:style-name="T19">n</text:span><text:span text:style-name="T20">è</text:span><text:span text:style-name="T19">que et Lucain </text:span><text:span text:style-name="T20">é</text:span><text:span text:style-name="T19">tant tous deux de Cordoue. Ceux qui ne voudront pas me pardonner cette intelligence avec nos ennemis, approuveront du moins que je pille chez eux ; et, soit qu'on fasse passer ceci pour un larcin, ou pour un emprunt, je m'en suis trouv</text:span><text:span text:style-name="T20">é</text:span><text:span text:style-name="T19"> si bien, que je n'ai pas envie que ce soit le dernier que je ferai chez eux </text:span><text:span text:style-name="T20">»</text:span><text:span text:style-name="T24">.</text:span></text:p>
      <text:p text:style-name="P69">Tout cela est agr<text:span text:style-name="T3">é</text:span>ablement tourn<text:span text:style-name="T3">é</text:span>, et pr<text:span text:style-name="T3">é</text:span>vient, cette fois, avec adresse le reproche de plagiat. Il vous souvient que Corneille n'avait pas <text:span text:style-name="T3">é</text:span>t<text:span text:style-name="T3">é</text:span> toujours aussi prudent.</text:p>
      <text:p text:style-name="P81"><text:span text:style-name="T19">A qui appartenait cette pi</text:span><text:span text:style-name="T20">è</text:span><text:span text:style-name="T19">ce espagnole, </text:span><text:span text:style-name="T29">la Verdad sospechosa</text:span><text:span text:style-name="T19"> ? Ce n'</text:span><text:span text:style-name="T20">é</text:span><text:span text:style-name="T19">tait pas </text:span><text:span text:style-name="T20">à</text:span><text:span text:style-name="T19"> Lope de Vega, comme l'avait cru d'abord Corneille ; ce n'</text:span><text:span text:style-name="T20">é</text:span><text:span text:style-name="T19">tait pas non plus </text:span><text:span text:style-name="T20">à</text:span><text:span text:style-name="T19"> Francesco de Rojas, comme le crut un critique de l'</text:span><text:span text:style-name="T20">é</text:span><text:span text:style-name="T19">poque imp</text:span><text:span text:style-name="T20">é</text:span><text:span text:style-name="T19">riale, Victorien Fabre. Elle est l'</text:span><text:span text:style-name="T20">œ</text:span><text:span text:style-name="T19">uvre de Juan Ruiz de Alarcon, qui avait fait repr</text:span><text:span text:style-name="T20">é</text:span><text:span text:style-name="T19">senter cette pi</text:span><text:span text:style-name="T20">è</text:span><text:span text:style-name="T19">ce quelques an­n</text:span><text:span text:style-name="T20">é</text:span><text:span text:style-name="T19">es avant </text:span><text:span text:style-name="T29">le Cid</text:span><text:span text:style-name="T24">.</text:span></text:p>
      <text:p text:style-name="P81"><text:span text:style-name="T19">Corneille, plus tard, reconnut son erreur. Dans </text:span><text:span text:style-name="T30">l’</text:span><text:span text:style-name="T29">Examen du Menteur</text:span><text:span text:style-name="T19">, qu'il fit vers 1660, il s'ex­prime ainsi : </text:span><text:span text:style-name="T20">«</text:span><text:span text:style-name="T19"> Cette pi</text:span><text:span text:style-name="T20">è</text:span><text:span text:style-name="T19">ce est en partie traduite, en partie imit</text:span><text:span text:style-name="T20">é</text:span><text:span text:style-name="T19">e de l'espagnol. Le sujet m'en semble si spirituel et si bien tourn</text:span><text:span text:style-name="T20">é</text:span><text:span text:style-name="T19">, que j'ai dit souvent que je voudrais avoir donn</text:span><text:span text:style-name="T20">é</text:span><text:span text:style-name="T19"> les deux plus belles que j'aye faites, et qu'il f</text:span><text:span text:style-name="T20">û</text:span><text:span text:style-name="T19">t de mon invention. On l'a attribu</text:span><text:span text:style-name="T20">é</text:span><text:span text:style-name="T19"> au fameux Lope de Vega ; mais il m'est tomb</text:span><text:span text:style-name="T20">é</text:span><text:span text:style-name="T19"> depuis peu entre les mains un volume de Don Juan d'AIarcon, o</text:span><text:span text:style-name="T20">ù</text:span><text:span text:style-name="T19"> il pr</text:span><text:span text:style-name="T20">é</text:span><text:span text:style-name="T19">tend que cette co­m</text:span><text:span text:style-name="T20">é</text:span><text:span text:style-name="T19">die est </text:span><text:span text:style-name="T20">à</text:span><text:span text:style-name="T19"> lui, et se plaint des imprimeurs qui l'on fait courir sous le nom d'un autre. Si c'est son bien, je n'emp</text:span><text:span text:style-name="T20">ê</text:span><text:span text:style-name="T19">che pas qu'il ne s'en ressaisisse. De quelque main que parte cette com</text:span><text:span text:style-name="T20">é</text:span><text:span text:style-name="T19">die, il est constant qu'elle est tr</text:span><text:span text:style-name="T20">è</text:span><text:span text:style-name="T19">s ing</text:span><text:span text:style-name="T20">é</text:span><text:span text:style-name="T19">nieuse, et je n'ai rien vu dans cette langue qui m'aye satisfait davantage. J'ai t</text:span><text:span text:style-name="T20">â</text:span><text:span text:style-name="T19">ch</text:span><text:span text:style-name="T20">é</text:span><text:span text:style-name="T19"> de la r</text:span><text:span text:style-name="T20">é</text:span><text:span text:style-name="T19">duire </text:span><text:span text:style-name="T20">à</text:span><text:span text:style-name="T19"> notre usage et dans nos r</text:span><text:span text:style-name="T20">è</text:span><text:span text:style-name="T19">gles... </text:span><text:span text:style-name="T20">»</text:span></text:p>
      <text:p text:style-name="P81"><text:span text:style-name="T19">N</text:span><text:span text:style-name="T20">é</text:span><text:span text:style-name="T19"> vers le commencement du dix-septi</text:span><text:span text:style-name="T20">è</text:span><text:span text:style-name="T19">me si</text:span><text:span text:style-name="T20">è</text:span><text:span text:style-name="T19">cle, au Mexique, de sang espagnol, Juan Ruiz de Alarcon y Mendoza vint en Europe vers 1621, oc­cupa </text:span><text:span text:style-name="T20">à</text:span><text:span text:style-name="T19"> Madrid une charge de l'ordre judiciaire, se m</text:span><text:span text:style-name="T20">ê</text:span><text:span text:style-name="T19">la aussi de finances, et, en m</text:span><text:span text:style-name="T20">ê</text:span><text:span text:style-name="T19">me temps, composa des com</text:span><text:span text:style-name="T20">é</text:span><text:span text:style-name="T19">dies. Il en publia u</text:span><text:span text:style-name="T20">ne vingtaine, en deux volumes, l’</text:span><text:span text:style-name="T19">un en 1628 </text:span><text:span text:style-name="T20">à</text:span><text:span text:style-name="T19"> Madrid, l'autre en 1634 </text:span><text:span text:style-name="T20">à</text:span><text:span text:style-name="T19"> Barcelone, et mourut en 1639. Quelques mauvaises </text:span><text:span text:style-name="T20">é</text:span><text:span text:style-name="T19">pigrammes de ses contemporains donnent lieu de croire qu'il n'</text:span><text:span text:style-name="T20">était ni beau ni bien fait ; l’</text:span><text:span text:style-name="T19">une dit que cet orgueilleux </text:span><text:span text:style-name="T20">«</text:span><text:span text:style-name="T19"> prend sa bosse pour le mont H</text:span><text:span text:style-name="T20">é</text:span><text:span text:style-name="T19">licon </text:span><text:span text:style-name="T20">»</text:span><text:span text:style-name="T19"> ; l'autre, </text:span><text:soft-page-break/><text:span text:style-name="T19">que </text:span><text:span text:style-name="T20">«</text:span><text:span text:style-name="T21"> </text:span><text:span text:style-name="T19">P</text:span><text:span text:style-name="T20">é</text:span><text:span text:style-name="T19">lion et Ossa mis l'un sur l'autre n'</text:span><text:span text:style-name="T20">é</text:span><text:span text:style-name="T19">galeraient point la bosse de sa vanit</text:span><text:span text:style-name="T20">é</text:span><text:span text:style-name="T21">. </text:span><text:span text:style-name="T20">»</text:span><text:span text:style-name="T19"> Il para</text:span><text:span text:style-name="T20">î</text:span><text:span text:style-name="T19">trait que ce bossu homme d'esprit avait autant d'orgueil que de ta­lent. Dans une de ses pr</text:span><text:span text:style-name="T20">é</text:span><text:span text:style-name="T19">faces, il parle au pu­blic (</text:span><text:span text:style-name="T29">al volgo</text:span><text:span text:style-name="T19">) en ces termes : </text:span><text:span text:style-name="T20">«</text:span><text:span text:style-name="T19"> Canaille ! b</text:span><text:span text:style-name="T20">ê</text:span><text:span text:style-name="T19">te f</text:span><text:span text:style-name="T20">é</text:span><text:span text:style-name="T24">­</text:span><text:span text:style-name="T19">roce ! c'est </text:span><text:span text:style-name="T20">à</text:span><text:span text:style-name="T19"> toi que je m'adresse ! Je ne dis rien aux gentilshommes, qui me traitent mieux que je ne d</text:span><text:span text:style-name="T20">é</text:span><text:span text:style-name="T19">sire. Je te livre mes pi</text:span><text:span text:style-name="T20">è</text:span><text:span text:style-name="T19">ces : fais-en ce que tu fais des bonnes choses : sois injuste et stupide </text:span><text:span text:style-name="T20">à</text:span><text:span text:style-name="T19"> ton ordinaire. Elles te regardent en face et te bra­vent : leur m</text:span><text:span text:style-name="T20">é</text:span><text:span text:style-name="T19">pris pour toi est souverain. Elles ont travers</text:span><text:span text:style-name="T20">é</text:span><text:span text:style-name="T19"> tes jongles (le parterre). Elles iront te chercher dans tes repaires. Si tu les trouves mau­vaises, tant pis pour toi : c'est qu'elles sont bonnes. Si elles te plaisent, tant pis pour moi : c'est qu'elles ne valent rien. Paye-les, brute, je me r</text:span><text:span text:style-name="T20">é</text:span><text:span text:style-name="T19">jouirai de t'avoir co</text:span><text:span text:style-name="T20">û</text:span><text:span text:style-name="T19">t</text:span><text:span text:style-name="T20">é</text:span><text:span text:style-name="T19"> quelq</text:span><text:span text:style-name="T20">ue chose. »</text:span></text:p>
      <text:p text:style-name="P81"><text:span text:style-name="T19">Dans une autre pr</text:span><text:span text:style-name="T20">é</text:span><text:span text:style-name="T19">face, plus fine et plus discr</text:span><text:span text:style-name="T20">ète, celle de 1634, — à laquelle Corneille vient de faire allusion, — </text:span><text:span text:style-name="T19">Alarcon r</text:span><text:span text:style-name="T20">é</text:span><text:span text:style-name="T19">clame la propri</text:span><text:span text:style-name="T20">é</text:span><text:span text:style-name="T19">t</text:span><text:span text:style-name="T20">é</text:span><text:span text:style-name="T19"> de la co­m</text:span><text:span text:style-name="T20">é</text:span><text:span text:style-name="T19">die que nous allons </text:span><text:span text:style-name="T20">é</text:span><text:span text:style-name="T19">tudier, et de quelques autres, usurp</text:span><text:span text:style-name="T20">é</text:span><text:span text:style-name="T19">es par des libraires, et publi</text:span><text:span text:style-name="T20">é</text:span><text:span text:style-name="T19">es dit-il,</text:span><text:span text:style-name="T22"> </text:span><text:span text:style-name="T19">sous des noms plus illustres. Par un singulier jeu du hasard, que fait remarquer M. Demogeot %41%, Alar­con dans cette revendication </text:span><text:span text:style-name="T20">«</text:span><text:span text:style-name="T19"> nomme, sans le sa­voir, son illustre imitateur fran</text:span><text:span text:style-name="T20">ç</text:span><text:span text:style-name="T19">ais, quand il se plaint de voir quelques-unes de ses </text:span><text:span text:style-name="T20">œ</text:span><text:span text:style-name="T19">uvres et, entre autres, </text:span><text:span text:style-name="T29">la Verdad sospechosa</text:span><text:span text:style-name="T19">, parer de l</text:span><text:span text:style-name="T20">eurs plumes d'autres corneilles »</text:span><text:span text:style-name="T21"> </text:span><text:span text:style-name="T20">; </text:span><text:span text:style-name="T19">comme nous dirions : d'autres geais ; mais l'Espagnol dit : </text:span><text:span text:style-name="T29">plumas de otras cornejas</text:span><text:span text:style-name="T24">.</text:span></text:p>
      <text:p text:style-name="P69">Au reste, cette pr<text:span text:style-name="T3">é</text:span>face est, avons-nous dit, de l'ann<text:span text:style-name="T3">é</text:span>e 1634, et l'imitation de Corneille n'arrive qu'en 1642 ; et Alarcon, probablement, ne connais­sait m<text:span text:style-name="T3">ê</text:span>me pas l'existence de Corneille.</text:p>
      <text:p text:style-name="P12"/>
      <text:p text:style-name="P81"><text:span text:style-name="T19">La pi</text:span><text:span text:style-name="T20">è</text:span><text:span text:style-name="T19">ce espagnole est </text:span><text:span text:style-name="T20">à</text:span><text:span text:style-name="T19"> la fois une com</text:span><text:span text:style-name="T20">é</text:span><text:span text:style-name="T19">die de caract</text:span><text:span text:style-name="T20">è</text:span><text:span text:style-name="T19">re et une com</text:span><text:span text:style-name="T20">é</text:span><text:span text:style-name="T19">die d'intrigue assez compli­qu</text:span><text:span text:style-name="T20">é</text:span><text:span text:style-name="T19">e, un imbroglio de galanterie. Corneille n'a gard</text:span><text:span text:style-name="T20">é</text:span><text:span text:style-name="T19"> de l'intrigue que ce qui lui a paru indispen­sable ; il a fait une r</text:span><text:span text:style-name="T20">é</text:span><text:span text:style-name="T19">duction, comme pour le </text:span><text:span text:style-name="T29">Cid</text:span><text:span text:style-name="T19">. Ni le go</text:span><text:span text:style-name="T20">û</text:span><text:span text:style-name="T19">t fran</text:span><text:span text:style-name="T20">ç</text:span><text:span text:style-name="T19">ais extr</text:span><text:span text:style-name="T20">ê</text:span><text:span text:style-name="T19">mement amoureux de la simplicit</text:span><text:span text:style-name="T20">é</text:span><text:span text:style-name="T19"> et de la clart</text:span><text:span text:style-name="T20">é</text:span><text:span text:style-name="T19">, ni les terribles r</text:span><text:span text:style-name="T20">è</text:span><text:span text:style-name="T19">gles des trois unit</text:span><text:span text:style-name="T20">é</text:span><text:span text:style-name="T19">s (qu'il viole un peu cependant) ne lui permettaient, sans doute, d'oser davantage. Il faut dire tout de suite et sans vouloir y insister, que le peu qu'il a conserv</text:span><text:span text:style-name="T20">é</text:span><text:span text:style-name="T19"> de l'intrigue espagnole ne produit pas une action suffisante : la pi</text:span><text:span text:style-name="T20">è</text:span><text:span text:style-name="T19">ce a beau changer plusieurs fois de lieu ; elle pi</text:span><text:span text:style-name="T20">é</text:span><text:span text:style-name="T19">tine plut</text:span><text:span text:style-name="T20">ô</text:span><text:span text:style-name="T19">t qu'elle ne marche. La plupart des d</text:span><text:span text:style-name="T20">é</text:span><text:span text:style-name="T19">fauts et des obscurit</text:span><text:span text:style-name="T20">é</text:span><text:span text:style-name="T19">s qu'on y remarque proviennent de cette r</text:span><text:span text:style-name="T20">é</text:span><text:span text:style-name="T19">duction et de ce raccourci forc</text:span><text:span text:style-name="T20">é</text:span><text:span text:style-name="T19">. Dans la pi</text:span><text:span text:style-name="T20">è</text:span><text:span text:style-name="T19">ce espagnole, qui se d</text:span><text:span text:style-name="T20">é</text:span><text:span text:style-name="T19">ploie </text:span><text:span text:style-name="T20">à</text:span><text:span text:style-name="T19"> l'aise, tout s'explique beaucoup mieux.</text:span></text:p>
      <text:p text:style-name="P69">Il y a, d'ailleurs, dans l'une comme dans l'autre, des sc<text:span text:style-name="T3">è</text:span>nes de nuit, des m<text:span text:style-name="T3">é</text:span>prises peu vraisemblables, qu'il serait trop long d'analyser. Mais quelques parties excellentes, un dialogue naturel et facile, l'imagination f<text:span text:style-name="T3">é</text:span>conde et plaisante du Menteur, les r<text:span text:style-name="T3">é</text:span>cits bien faits, les descriptions brillantes o<text:span text:style-name="T3">ù</text:span> se joue sa fantaisie, l'<text:span text:style-name="T3">é</text:span>l<text:span text:style-name="T3">é</text:span>gance du style, l'agr<text:span text:style-name="T3">é</text:span>ment et la gaiet<text:span text:style-name="T3">é</text:span>, assur<text:span text:style-name="T3">è</text:span>rent <text:span text:style-name="T3">à</text:span> la pi<text:span text:style-name="T3">è</text:span>ce fran<text:span text:style-name="T3">ç</text:span>aise, comme <text:span text:style-name="T3">à</text:span> la pi<text:span text:style-name="T3">è</text:span>ce espagnole, un succ<text:span text:style-name="T3">è</text:span>s des plus vifs.</text:p>
      <text:p text:style-name="P69">Je n'entreprendrai point le parall<text:span text:style-name="T3">è</text:span>le complet de l'une et de l'autre, cela nous entra<text:span text:style-name="T3">î</text:span>nerait trop loin ; quelques rapprochements suffiront.</text:p>
      <text:p text:style-name="P81"><text:span text:style-name="T19">Corneille fait son possible pour </text:span><text:span text:style-name="T20">«</text:span><text:span text:style-name="T19"> d</text:span><text:span text:style-name="T20">é</text:span><text:span text:style-name="T19">payser le sujet et l'habiller </text:span><text:span text:style-name="T20">à</text:span><text:span text:style-name="T19"> la fran</text:span><text:span text:style-name="T20">ç</text:span><text:span text:style-name="T19">aise </text:span><text:span text:style-name="T20">»</text:span><text:span text:style-name="T19">. </text:span><text:soft-page-break/><text:span text:style-name="T19">Chez Alarcon, la sc</text:span><text:span text:style-name="T20">è</text:span><text:span text:style-name="T19">ne est </text:span><text:span text:style-name="T20">à</text:span><text:span text:style-name="T19"> Madrid ; chez notre po</text:span><text:span text:style-name="T20">è</text:span><text:span text:style-name="T19">te, elle est </text:span><text:span text:style-name="T20">à</text:span><text:span text:style-name="T19"> Paris. A Madrid, elle pr</text:span><text:span text:style-name="T20">é</text:span><text:span text:style-name="T19">sente, selon les besoins de l'action, six tableaux divers ; </text:span><text:span text:style-name="T20">à</text:span><text:span text:style-name="T19"> Paris elle est, au premier acte, dans le jardin des Tuileries ; aux actes suivants, </text:span><text:span text:style-name="T20">à</text:span><text:span text:style-name="T19"> la Place Royale, d'abord dans la maison de Clarice, puis dans la Place elle-m</text:span><text:span text:style-name="T20">ê</text:span><text:span text:style-name="T19">me. Vous n'avez pas oubli</text:span><text:span text:style-name="T20">é</text:span><text:span text:style-name="T19"> que la Place Royale, r</text:span><text:span text:style-name="T20">é</text:span><text:span text:style-name="T19">cemment b</text:span><text:span text:style-name="T20">â</text:span><text:span text:style-name="T19">tie, </text:span><text:span text:style-name="T20">é</text:span><text:span text:style-name="T19">tait alors le quartier </text:span><text:span text:style-name="T20">à</text:span><text:span text:style-name="T19"> la mode ; nous l'avons dit et expliqu</text:span><text:span text:style-name="T20">é</text:span><text:span text:style-name="T19"> </text:span><text:span text:style-name="T20">à</text:span><text:span text:style-name="T19"> propos de la com</text:span><text:span text:style-name="T20">é</text:span><text:span text:style-name="T19">die de Corneille portant pr</text:span><text:span text:style-name="T20">é</text:span><text:span text:style-name="T19">cis</text:span><text:span text:style-name="T20">é</text:span><text:span text:style-name="T19">ment ce titre : </text:span><text:span text:style-name="T29">la Place Royale</text:span><text:span text:style-name="T24">.</text:span></text:p>
      <text:p text:style-name="P81"><text:span text:style-name="T19">Voil</text:span><text:span text:style-name="T20">à</text:span><text:span text:style-name="T19"> pour le lieu de la sc</text:span><text:span text:style-name="T20">ène. — Quant à</text:span><text:span text:style-name="T19"> la</text:span><text:span text:style-name="T22"> </text:span><text:span text:style-name="T19">dur</text:span><text:span text:style-name="T20">ée de l’</text:span><text:span text:style-name="T19">action, elle est </text:span><text:span text:style-name="T20">à</text:span><text:span text:style-name="T19"> peu pr</text:span><text:span text:style-name="T20">è</text:span><text:span text:style-name="T19">s de trente-six heures dans la pi</text:span><text:span text:style-name="T20">è</text:span><text:span text:style-name="T19">ce fran</text:span><text:span text:style-name="T20">ç</text:span><text:span text:style-name="T19">aise : ici, par cons</text:span><text:span text:style-name="T20">é</text:span><text:span text:style-name="T19">quent, comme dans </text:span><text:span text:style-name="T29">le Cid</text:span><text:span text:style-name="T19">, Corneille se soustrayait tout doucement au joug des fameuses unit</text:span><text:span text:style-name="T20">é</text:span><text:span text:style-name="T19">s, et en cela</text:span><text:span text:style-name="T25"> </text:span><text:span text:style-name="T19">se montrait novateur autant qu'on le pouvait </text:span><text:span text:style-name="T20">ê</text:span><text:span text:style-name="T19">tre alors.</text:span></text:p>
      <text:p text:style-name="P69">Le h<text:span text:style-name="T3">é</text:span>ros d'Alarcon, le jeune Garcia, sort des <text:span text:style-name="T3">é</text:span>coles de Salamanque ; dans Corneille, le jeune Dorante arrive de l'Universit<text:span text:style-name="T3">é</text:span> de Poitiers, o<text:span text:style-name="T3">ù</text:span> il vient de faire son droit. II demande <text:span text:style-name="T3">à</text:span> son valet, Cliton, Parisien de vieille roche et qui n'a jamais quitt<text:span text:style-name="T3">é</text:span> la grand' ville, de le mettre un peu au cou­rant des habitudes, des usages, de la mode. </text:p>
      <text:p text:style-name="P68"/>
      <text:p text:style-name="P34">Car Paris, apr<text:span text:style-name="T3">è</text:span>s tout, est bien loin de Poitiers.</text:p>
      <text:p text:style-name="P34">Le climat diff<text:span text:style-name="T3">é</text:span>rent veut une autre m<text:span text:style-name="T3">é</text:span>thode ; </text:p>
      <text:p text:style-name="P34">Ce qu'on admire ailleurs est ici hors de mode.</text:p>
      <text:p text:style-name="P34">J'en voyais, l<text:span text:style-name="T3">à</text:span>, beaucoup passer pour gens d'esprit,</text:p>
      <text:p text:style-name="P34">Et faire encore <text:span text:style-name="T3">é</text:span>tat de Chim<text:span text:style-name="T3">è</text:span>ne et du Cid,</text:p>
      <text:p text:style-name="P34">Estimer de tous deux la vertu sans seconde.</text:p>
      <text:p text:style-name="P34">Oui passeraient ici pour gens de l'autre monde</text:p>
      <text:p text:style-name="P34">Et se feraient siffler, si dans un entretien</text:p>
      <text:p text:style-name="P34">Ils <text:span text:style-name="T3">é</text:span>taient si grossiers que d'en dire du bien !</text:p>
      <text:p text:style-name="P34">Chez les provinciaux, on prend ce qu'on rencontre ;</text:p>
      <text:p text:style-name="P34">Et l<text:span text:style-name="T3">à</text:span>, faute de mieux, un sot passe <text:span text:style-name="T3">à</text:span> la montre ;</text:p>
      <text:p text:style-name="P34">Mais il faut <text:span text:style-name="T3">à</text:span> Paris bien d'autres qualit<text:span text:style-name="T3">é</text:span>s :</text:p>
      <text:p text:style-name="P34">On ne s'<text:span text:style-name="T3">é</text:span>blouit point de ces fausses clart<text:span text:style-name="T3">é</text:span>s ;</text:p>
      <text:p text:style-name="P34">Et tant d'honn<text:span text:style-name="T3">ê</text:span>tes gens que l'on y voit ensemble</text:p>
      <text:p text:style-name="P34">Font qu'on est mal re<text:span text:style-name="T3">çu, si l’</text:span>on ne leur ressemble.</text:p>
      <text:p text:style-name="P7"/>
      <text:p text:style-name="P81"><text:span text:style-name="T19">Vous voyez, par le passage sur Chim</text:span><text:span text:style-name="T20">è</text:span><text:span text:style-name="T19">ne et le Cid, que Corneille, en 1642, six ann</text:span><text:span text:style-name="T20">é</text:span><text:span text:style-name="T19">es apr</text:span><text:span text:style-name="T20">è</text:span><text:span text:style-name="T19">s la bataille, avait encore sur le c</text:span><text:span text:style-name="T20">œ</text:span><text:span text:style-name="T19">ur les pers</text:span><text:span text:style-name="T20">é</text:span><text:span text:style-name="T19">cutions et les injures que son chef-d'</text:span><text:span text:style-name="T20">œ</text:span><text:span text:style-name="T19">uvre lui avait attir</text:span><text:span text:style-name="T20">é</text:span><text:span text:style-name="T19">es. Paris cependant, contrairement </text:span><text:span text:style-name="T20">à</text:span><text:span text:style-name="T19"> ce qu'on semble dire ici, avait accueilli </text:span><text:span text:style-name="T29">le Cid</text:span><text:span text:style-name="T19"> avec un en­thousiasme qui durait toujours. Sur qui donc tombe cette ironie ? Ce ne peut </text:span><text:span text:style-name="T20">ê</text:span><text:span text:style-name="T19">tre que sur l'Aca­d</text:span><text:span text:style-name="T20">é</text:span><text:span text:style-name="T19">mie fran</text:span><text:span text:style-name="T20">ç</text:span><text:span text:style-name="T19">aise qui avait critiqu</text:span><text:span text:style-name="T20">é</text:span><text:span text:style-name="T19"> </text:span><text:span text:style-name="T29">le Cid</text:span><text:span text:style-name="T19"> par ordre du Cardinal, et tenu la balance </text:span><text:span text:style-name="T20">à</text:span><text:span text:style-name="T19"> peu pr</text:span><text:span text:style-name="T20">è</text:span><text:span text:style-name="T19">s </text:span><text:span text:style-name="T20">é</text:span><text:span text:style-name="T19">gale entre Corneille et Scud</text:span><text:span text:style-name="T20">é</text:span><text:span text:style-name="T19">ry. Plus tard l'auteur du </text:span><text:span text:style-name="T29">Cid</text:span><text:span text:style-name="T19"> supprima ce passage, sans doute quand il fut re</text:span><text:span text:style-name="T20">ç</text:span><text:span text:style-name="T19">u </text:span><text:span text:style-name="T20">à</text:span><text:span text:style-name="T19"> l'Acad</text:span><text:span text:style-name="T20">é</text:span><text:span text:style-name="T19">mie, ou quand il songea </text:span><text:span text:style-name="T20">à</text:span><text:span text:style-name="T19"> s'y pr</text:span><text:span text:style-name="T20">é</text:span><text:span text:style-name="T19">senter.</text:span></text:p>
      <text:p text:style-name="P99"><text:s/>A la tirade de Dorante, destin<text:span text:style-name="T3">é</text:span>e <text:span text:style-name="T3">à</text:span> faire plaisir aux Parisiens, Cliton r<text:span text:style-name="T3">é</text:span>plique par une autre qui est faite pour ne pas m<text:span text:style-name="T3">é</text:span>contenter les provinciaux :</text:p>
      <text:p text:style-name="P98"><text:soft-page-break/></text:p>
      <text:p text:style-name="P34">Connaissez mieux Paris, puisque vous en parlez.</text:p>
      <text:p text:style-name="P34">Paris est un grand lieu plein de marchands m<text:span text:style-name="T3">ê</text:span>l<text:span text:style-name="T3">é</text:span>s :</text:p>
      <text:p text:style-name="P34">L'effet n'y r<text:span text:style-name="T3">é</text:span>pond pas toujours <text:span text:style-name="T3">à</text:span> l'apparence ;</text:p>
      <text:p text:style-name="P34">On s'y laisse duper autant qu'en lieu de France ;</text:p>
      <text:p text:style-name="P34">Et, parmi tant d'esprits plus polis et meilleurs,</text:p>
      <text:p text:style-name="P34">Il y cro<text:span text:style-name="T3">î</text:span>t des badauds autant et plus qu'ailleurs.</text:p>
      <text:p text:style-name="P34">Dans la confusion que ce grand nombre apporte,</text:p>
      <text:p text:style-name="P34">Il y vient de tous lieux des gens de toute sorte ; </text:p>
      <text:p text:style-name="P34">Et dans toute la France il est fort peu d'endroits</text:p>
      <text:p text:style-name="P34">Dont il n'ait le rebut aussi bien que le choix.</text:p>
      <text:p text:style-name="P34">Comme on s'y conna<text:span text:style-name="T3">î</text:span>t mal %42% chacun s'y fait de mise,</text:p>
      <text:p text:style-name="P34">Et vaut commun<text:span text:style-name="T3">é</text:span>ment autant comme il se prise ;</text:p>
      <text:p text:style-name="P60"><text:span text:style-name="T40">De bien pires que vous s'y font assez valoir...</text:span><text:span text:style-name="T43"><text:tab/></text:span></text:p>
      <text:p text:style-name="P68"/>
      <text:p text:style-name="P81"><text:span text:style-name="T20">«</text:span><text:span text:style-name="T19"> De bien pires que vous </text:span><text:span text:style-name="T20">»</text:span><text:span text:style-name="T19">, c'est-</text:span><text:span text:style-name="T20">à</text:span><text:span text:style-name="T19">-dire de moins </text:span><text:span text:style-name="T20">é</text:span><text:span text:style-name="T19">l</text:span><text:span text:style-name="T20">é</text:span><text:span text:style-name="T19">gants et de moins bien tourn</text:span><text:span text:style-name="T20">é</text:span><text:span text:style-name="T19">s ; demi-plaisanterie, ou litote : Dorante est, au contraire, tr</text:span><text:span text:style-name="T20">è</text:span><text:span text:style-name="T19">s bien tourn</text:span><text:span text:style-name="T20">é</text:span><text:span text:style-name="T19"> et tr</text:span><text:span text:style-name="T20">è</text:span><text:span text:style-name="T19">s </text:span><text:span text:style-name="T20">é</text:span><text:span text:style-name="T19">l</text:span><text:span text:style-name="T20">é</text:span><text:span text:style-name="T19">gant. Son premier soin a </text:span><text:span text:style-name="T20">é</text:span><text:span text:style-name="T19">t</text:span><text:span text:style-name="T20">é</text:span><text:span text:style-name="T19"> de se faire habiller de pied en cap au go</text:span><text:span text:style-name="T20">û</text:span><text:span text:style-name="T19">t du jour. Aussi ne reste-t-il pas longtemps sans ren­contrer une bonne fortune. Et voici comment l'action s'engage ; c'est l'exposition m</text:span><text:span text:style-name="T20">ê</text:span><text:span text:style-name="T19">me de la pi</text:span><text:span text:style-name="T20">è</text:span><text:span text:style-name="T19">ce : pen­dant qu</text:span><text:span text:style-name="T20">’</text:span><text:span text:style-name="T19"> il cause avec Cliton, surviennent </text:span><text:span text:style-name="T20">à</text:span><text:span text:style-name="T19"> l'entr</text:span><text:span text:style-name="T20">é</text:span><text:span text:style-name="T19">e du jardin des Tuileries deux jeunes femmes, Clarice et Isabelle ; la premi</text:span><text:span text:style-name="T20">è</text:span><text:span text:style-name="T19">re fait un faux pas et manque de tomber ; Dorante s'</text:span><text:span text:style-name="T20">é</text:span><text:span text:style-name="T19">lance, lui pr</text:span><text:span text:style-name="T20">é</text:span><text:span text:style-name="T19">sente la main pour la soutenir ; la conversation s'engage : et, quoiqu'il la voye pour la premi</text:span><text:span text:style-name="T20">è</text:span><text:span text:style-name="T19">re fois, il lui d</text:span><text:span text:style-name="T20">é</text:span><text:span text:style-name="T19">clare qu'il l'aime depuis longtemps, et qu'il n'a quitt</text:span><text:span text:style-name="T20">é</text:span><text:span text:style-name="T19"> que pour elle les guerres d'Allemagne, o</text:span><text:span text:style-name="T20">ù il se distinguait par sa vaillance et dont il lui fait de superbes descriptions. — Dans l'espagnol, Don Garcia dit qu'il arrive du Pé</text:span><text:span text:style-name="T19">rou, o</text:span><text:span text:style-name="T20">ù</text:span><text:span text:style-name="T19"> il s'est fort enrichi, et se pose comme une sorte de nabab. Il vient pareillement de rencontrer les deux jeunes dames dans un lieu qui est le rendez-vous de la belle compagnie </text:span><text:span text:style-name="T20">à</text:span><text:span text:style-name="T19"> Madrid, les Argenteries, </text:span><text:span text:style-name="T29">las Platerias</text:span><text:span text:style-name="T19">, ou la rue des Orf</text:span><text:span text:style-name="T20">è</text:span><text:span text:style-name="T19">vres. L'action d</text:span><text:span text:style-name="T20">é</text:span><text:span text:style-name="T19">bute de la m</text:span><text:span text:style-name="T20">ê</text:span><text:span text:style-name="T19">me mani</text:span><text:span text:style-name="T20">è</text:span><text:span text:style-name="T19">re, ou </text:span><text:span text:style-name="T20">à</text:span><text:span text:style-name="T19"> peu pr</text:span><text:span text:style-name="T20">è</text:span><text:span text:style-name="T19">s : Dona Jacinta fait un faux pas et tombe (chez Corneille, elle manque seulement de tomber) ; le jeune Garcia saisit l'occasion de donner la main </text:span><text:span text:style-name="T20">à</text:span><text:span text:style-name="T19"> la dame pour la relever, et aussit</text:span><text:span text:style-name="T20">ô</text:span><text:span text:style-name="T19">t s'engage une conversation fort alambiqu</text:span><text:span text:style-name="T20">é</text:span><text:span text:style-name="T19">e, dans le go</text:span><text:span text:style-name="T20">û</text:span><text:span text:style-name="T19">t espagnol du temps. Les m</text:span><text:span text:style-name="T20">é</text:span><text:span text:style-name="T19">taphores castillanes sont des plus emphatiques. En voici un </text:span><text:span text:style-name="T20">é</text:span><text:span text:style-name="T19">chantillon :</text:span></text:p>
      <text:p text:style-name="P7"/>
      <text:p text:style-name="P31">don garcia</text:p>
      <text:p text:style-name="P100">Souffrez, Se<text:span text:style-name="T3">ñ</text:span>ora, que cette main vous rel<text:span text:style-name="T3">è</text:span>ve, si toutefois je suis digne d'<text:span text:style-name="T3">ê</text:span>tre l'Atlas d'un ciel incompa­rable<text:span text:style-name="T18">.</text:span></text:p>
      <text:p text:style-name="P25"/>
      <text:p text:style-name="P31">dona jacinta</text:p>
      <text:p text:style-name="P100">Puisqu'il vous est donn<text:span text:style-name="T3">é</text:span> d'y atteindre, vous devez <text:span text:style-name="T3">ê</text:span>tre Atlas en effet.</text:p>
      <text:p text:style-name="P25"/>
      <text:p text:style-name="P31">don garcia</text:p>
      <text:p text:style-name="P100"><text:soft-page-break/>Autre chose est d<text:span text:style-name="T3">’y </text:span>atteindre, autre chose de l'avoir m<text:span text:style-name="T3">é</text:span>rit<text:span text:style-name="T3">é</text:span>, Qu'ai-je gagn<text:span text:style-name="T3">é</text:span> <text:span text:style-name="T3">à</text:span> toucher la beaut<text:span text:style-name="T3">é</text:span> qui m'en­flamme, si je n'ai obligation de cette faveur qu'au hasard, et non <text:span text:style-name="T3">à</text:span> votre volont<text:span text:style-name="T3">é</text:span> ? De cette main, il est vrai, j'ai pu toucher le ciel ; mais que m'en revient-il, si c'est parce que le ciel est tomb<text:span text:style-name="T3">é</text:span>, et non parce que j'ai <text:span text:style-name="T3">é</text:span>t<text:span text:style-name="T3">é</text:span> <text:span text:style-name="T3">é</text:span>lev<text:span text:style-name="T3">é</text:span> jusqu'<text:span text:style-name="T3">à</text:span> lui ?</text:p>
      <text:p text:style-name="P25"/>
      <text:p text:style-name="P31">dona jacinta</text:p>
      <text:p text:style-name="P100">A quelle fin prend-on la peine de m<text:span text:style-name="T3">é</text:span>riter ?</text:p>
      <text:p text:style-name="P25"/>
      <text:p text:style-name="P31">don garcia</text:p>
      <text:p text:style-name="P100">A fin de parvenir.</text:p>
      <text:p text:style-name="P25"/>
      <text:p text:style-name="P31">dona jacinta</text:p>
      <text:p text:style-name="P100">Mais parvenir sans passer par les moyens, n'est-ce pas heureuse fortune ?</text:p>
      <text:p text:style-name="P25"/>
      <text:p text:style-name="P31">don garcia</text:p>
      <text:p text:style-name="P100">Sans doute !</text:p>
      <text:p text:style-name="P31">dona jacinta</text:p>
      <text:p text:style-name="P82">Pourquoi donc vous plaindre du bien qui vous est <text:span text:style-name="T3">échu, si, n’</text:span>ayant pas eu <text:span text:style-name="T3">à</text:span> le m<text:span text:style-name="T3">é</text:span>riter, vous n'en avez que plus de bonheur ?</text:p>
      <text:p text:style-name="P84"/>
      <text:p text:style-name="P31">don garcia</text:p>
      <text:p text:style-name="P81"><text:span text:style-name="T40">C'est que, les intentions </text:span><text:span text:style-name="T41">é</text:span><text:span text:style-name="T40">tant ce qui donne leur signification aux actes, soit de faveur, soit de dom­mage, votre main touch</text:span><text:span text:style-name="T41">é</text:span><text:span text:style-name="T40">e n'est pas une faveur pour moi, si vous l'avez souffert sans l'avoir voulu. Laissez­-moi donc regretter qu'en ce bonheur qui m'est </text:span><text:span text:style-name="T41">é</text:span><text:span text:style-name="T40">chu, j'aie rencontr</text:span><text:span text:style-name="T41">é</text:span><text:span text:style-name="T40"> la main sans le c</text:span><text:span text:style-name="T41">œ</text:span><text:span text:style-name="T40">ur, la faveur sans la volont</text:span><text:span text:style-name="T41">é</text:span><text:span text:style-name="T43">...</text:span></text:p>
      <text:p text:style-name="P82">Etc.</text:p>
      <text:p text:style-name="P84"/>
      <text:p text:style-name="P81"><text:span text:style-name="T19">La conversation que Corneille a calqu</text:span><text:span text:style-name="T20">é</text:span><text:span text:style-name="T19">e sur celle- l</text:span><text:span text:style-name="T20">à</text:span><text:span text:style-name="T19"> est un peu moins emphatique, mais presque aussi entortill</text:span><text:span text:style-name="T20">ée. — Acte I, scè</text:span><text:span text:style-name="T19">ne 2.</text:span></text:p>
      <text:p text:style-name="P68"/>
      <text:p text:style-name="P69">Dorante est un esprit fantaisiste, une imagination gaie, qui se pla<text:span text:style-name="T3">î</text:span>t <text:span text:style-name="T3">à</text:span> la fiction et ment pour le plaisir, au risque de se cr<text:span text:style-name="T3">é</text:span>er des embarras. D<text:span text:style-name="T3">è</text:span>s la premi<text:span text:style-name="T3">è</text:span>re occasion, il vient de faire d<text:span text:style-name="T3">é</text:span>j<text:span text:style-name="T3">à</text:span> deux bons mensonges. En voici d'autres, tout de suite apr<text:span text:style-name="T3">ès : lorsque les deux dames le quittent, — non sans que Clarice lui ait donné</text:span> quelque encourage­ment, ce qui est peut-<text:span text:style-name="T3">ê</text:span>tre un p<text:span text:style-name="T3">eu bien rapide, — </text:span>il aper<text:span text:style-name="T3">ç</text:span>oit venir deux de ses amis, qu'il n'a pas vus depuis longtemps ; ils s'entretiennent d'une f<text:span text:style-name="T3">ê</text:span>te sur l'eau, donn<text:span text:style-name="T3">é</text:span>e la nuit derni<text:span text:style-name="T3">è</text:span>re <text:span text:style-name="T3">à</text:span> une dame, on ignore par qui ; Dorante aussit<text:span text:style-name="T3">ô</text:span>t prend la balleau bond, s'en attribue l'honneur, et sur-le-champ en improvise une description pleine de fantaisie et de gr<text:span text:style-name="T3">â</text:span>ce. Id<text:span text:style-name="T3">é</text:span>e prise de l'espagnol, mais tr<text:span text:style-name="T3">è</text:span>s joliment d<text:span text:style-name="T3">é</text:span>velopp<text:span text:style-name="T3">é</text:span>e. C'est <text:span text:style-name="T3">à</text:span> la sc<text:span text:style-name="T3">è</text:span>ne V du premier acte :</text:p>
      <text:p text:style-name="P12"/>
      <text:p text:style-name="P33"><text:span text:style-name="T40">Comme </text:span><text:span text:style-name="T41">à</text:span><text:span text:style-name="T40"> mes chers amis, je vous veux tout conter : J'avais pris cinq bateaux pour </text:span><text:soft-page-break/><text:span text:style-name="T40">mieux tout ajuster... Etc.</text:span></text:p>
      <text:p text:style-name="P12"/>
      <text:p text:style-name="P69">Voil<text:span text:style-name="T3">à</text:span> l'agr<text:span text:style-name="T3">é</text:span>ment de cette com<text:span text:style-name="T3">é</text:span>die : il r<text:span text:style-name="T3">é</text:span>side principalement dans l'imagination des d<text:span text:style-name="T3">é</text:span>tails, et parfois dans la po<text:span text:style-name="T3">é</text:span>sie du style ; il est dans l'esprit brillant, la verve <text:span text:style-name="T3">é</text:span>l<text:span text:style-name="T3">é</text:span>gante, le bien dire, la gr<text:span text:style-name="T3">â</text:span>ce, le tour. Car, pour le fond de la pi<text:span text:style-name="T3">è</text:span>ce, il est tr<text:span text:style-name="T3">è</text:span>s mince, et, en v<text:span text:style-name="T3">é</text:span>rit<text:span text:style-name="T3">é</text:span> de peu d'int<text:span text:style-name="T3">é</text:span>r<text:span text:style-name="T3">ê</text:span>t : l'intrigue roule sur une m<text:span text:style-name="T3">é</text:span>prise de nom, qui n'am<text:span text:style-name="T3">è</text:span>ne que des situations tr<text:span text:style-name="T3">è</text:span>s froides.</text:p>
      <text:p text:style-name="P69">La question morale du mensonge est laiss<text:span text:style-name="T3">é</text:span>e dans l'ombre <text:span text:style-name="T3">à</text:span> dessein pendant la plus grande partie de la pi<text:span text:style-name="T3">è</text:span>ce, comme n'<text:span text:style-name="T3">é</text:span>tant pas propre <text:span text:style-name="T3">à</text:span> l'<text:span text:style-name="T3">é</text:span>gayer ; elle ne vient en lumi<text:span text:style-name="T3">è</text:span>re qu'<text:span text:style-name="T3">à</text:span> la fin, par la grande sc<text:span text:style-name="T3">è</text:span>ne du p<text:span text:style-name="T3">è</text:span>re. Jusque-l<text:span text:style-name="T3">à</text:span>, le valet Cliton fait bien quelques objections <text:span text:style-name="T3">à</text:span> Dorante sur ses menteries ; mais il est facile de voir que c'est seulement pour amener des effets comiques ou des r<text:span text:style-name="T3">é</text:span>pliques plai­santes, comme lorsque Dorante lui r<text:span text:style-name="T3">é</text:span>pond par ces vers pleins de relief o<text:span text:style-name="T3">ù</text:span> il lui expose le plaisir qu'il trouve <text:span text:style-name="T3">à</text:span> semer ainsi mille inventions qui d<text:span text:style-name="T3">é</text:span>concertent d'autres h<text:span text:style-name="T3">â</text:span>bleurs:</text:p>
      <text:p text:style-name="P68"/>
      <text:p text:style-name="P34">J'aime <text:span text:style-name="T3">à</text:span> braver ainsi les conteurs de nouvelles ; </text:p>
      <text:p text:style-name="P34">Et, sit<text:span text:style-name="T3">ô</text:span>t que j'en vois quelqu'un s'imaginer </text:p>
      <text:p text:style-name="P34">Que ce qu'il veut m'apprendre a de quoi m'<text:span text:style-name="T3">é</text:span>tonner,</text:p>
      <text:p text:style-name="P34">Je le sers aussit<text:span text:style-name="T3">ô</text:span>t d'un conte imaginaire, </text:p>
      <text:p text:style-name="P34"><text:span text:style-name="T3">Qui l’é</text:span>tonne lui-m<text:span text:style-name="T3">ê</text:span>me et le force <text:span text:style-name="T3">à</text:span> se taire. </text:p>
      <text:p text:style-name="P34">Si tu pouvais savoir quel plaisir on a lors. </text:p>
      <text:p text:style-name="P34">De leur faire rentrer leurs nouvelles au corps !</text:p>
      <text:p text:style-name="P73"/>
      <text:p text:style-name="P69">Cependant ce n'est encore l<text:span text:style-name="T3">à</text:span> qu'un pr<text:span text:style-name="T3">é</text:span>texte et un jeu d'esprit : Dorante, en effet, ne se borne pas <text:span text:style-name="T3">à</text:span> mystifier les conteurs de nouvelles ; c'est lui, au contraire, qui le plus souvent, sans provocation, en invente, et des plus extraordinaires, et c'est lui qui m<text:span text:style-name="T3">é</text:span>riterait qu'on les lui f<text:span text:style-name="T3">î</text:span>t rentrer au corps.</text:p>
      <text:p text:style-name="P69">Voici en deux mots l'imbroglio, assez banal, de la pi<text:span text:style-name="T3">è</text:span>ce. G<text:span text:style-name="T3">é</text:span>ronte, p<text:span text:style-name="T3">è</text:span>re de Dorante, a form<text:span text:style-name="T3">é</text:span> le dessein de lui faire <text:span text:style-name="T3">é</text:span>pouser Clarice, que celui-ci ne conna<text:span text:style-name="T3">î</text:span>t point. Dorante, qui l'a rencontr<text:span text:style-name="T3">é</text:span>e par hasard comme on vient de le voir, mais qui croit qu'elle se nomme Lucr<text:span text:style-name="T3">è</text:span>ce (tandis qu'il croit que Lucr<text:span text:style-name="T3">è</text:span>ce se nomme Clarice), refuse le mariage pro­pos<text:span text:style-name="T3">é</text:span> par son p<text:span text:style-name="T3">è</text:span>re, et, pour excuse, imagine de lui dire qu'il est mari<text:span text:style-name="T3">é</text:span><text:span text:style-name="T18">.</text:span> Il s'agit d'expliquer <text:span text:style-name="T3">à l’impro</text:span>viste comment il a <text:span text:style-name="T3">é</text:span>t<text:span text:style-name="T3">é</text:span> amen<text:span text:style-name="T3">é</text:span> brusquement <text:span text:style-name="T3">à</text:span> ce mariage, sans avoir eu le temps de l'en pr<text:span text:style-name="T3">é</text:span>venir.<text:span text:style-name="T49"> </text:span>C'est l<text:span text:style-name="T3">à</text:span> le second morceau remarquable de la co­m<text:span text:style-name="T3">é</text:span>die, il se trouve <text:span text:style-name="T3">à</text:span> la sc<text:span text:style-name="T3">è</text:span>ne V du deuxi<text:span text:style-name="T3">è</text:span>me acte (comme la f<text:span text:style-name="T3">ê</text:span>te sur l'eau <text:span text:style-name="T3">à</text:span> la sc<text:span text:style-name="T3">è</text:span>ne V du premier). Il est trop long pour que nous puissions le lire ici ; je vous y renvoie. Ce r<text:span text:style-name="T3">é</text:span>cit, avec l'autre, fit et fera toujours le succ<text:span text:style-name="T3">è</text:span>s de la pi<text:span text:style-name="T3">è</text:span>ce. La gr<text:span text:style-name="T3">â</text:span>ce de la fantaisie et la pr<text:span text:style-name="T3">é</text:span>cision des d<text:span text:style-name="T3">é</text:span>tails, dans ce conte que Dorante est cens<text:span text:style-name="T3">é</text:span> inventer <text:span text:style-name="T3">à</text:span> l'instant m<text:span text:style-name="T3">ê</text:span>me, la vivacit<text:span text:style-name="T3">é</text:span> des descriptions qui met les choses sous les yeux, la fertilit<text:span text:style-name="T3">é</text:span>, l'enjouement, le style, tout cela, si nouveau alors, et qui le para<text:span text:style-name="T3">î</text:span>t encore apr<text:span text:style-name="T3">è</text:span>s deux cents ans, charma et enleva les spectateurs.</text:p>
      <text:p text:style-name="P69">Le p<text:span text:style-name="T3">è</text:span>re, qui semble assez bonhomme pour le moment, mais qui se d<text:span text:style-name="T3">é</text:span>ploiera plus tard dans sa grandeur, se r<text:span text:style-name="T3">é</text:span>signe au fait accompli de ce mariage contract<text:span text:style-name="T3">é</text:span> <text:span text:style-name="T3">à</text:span> son <text:soft-page-break/>insu, et m<text:span text:style-name="T3">ê</text:span>me exprime <text:span text:style-name="T3">à</text:span> son fils le d<text:span text:style-name="T3">é</text:span>sir de faire venir sa bru, le plus t<text:span text:style-name="T3">ô</text:span>t possible, de Poitiers <text:span text:style-name="T3">à</text:span> Paris. L<text:span text:style-name="T3">à</text:span>-dessus, autre invention de Dorante <text:span text:style-name="T3">à</text:span> la minute : la jeune femme est dans une position int<text:span text:style-name="T3">é</text:span>ressante et ne peut voyager ; son p<text:span text:style-name="T3">è</text:span>re, <text:span text:style-name="T3">à</text:span> elle, ne le permettrait <text:span text:style-name="T3">point !.</text:span><text:span text:style-name="T18">..</text:span></text:p>
      <text:p text:style-name="P68"/>
      <text:p text:style-name="P69">J'ai laiss<text:span text:style-name="T3">é</text:span>, en chemin, d'autres menteries. Alcippe, jaloux et croyant avoir pour rival Dorante apr<text:span text:style-name="T3">è</text:span>s son r<text:span text:style-name="T3">é</text:span>cit de la f<text:span text:style-name="T3">ê</text:span>te sur l'eau, le provoque en duel. Heureusement un ami survient et, par un <text:span text:style-name="T3">é</text:span>clair­cissement, les r<text:span text:style-name="T3">é</text:span>concilie ; ce qui n'emp<text:span text:style-name="T3">ê</text:span>che pas Dorante, un peu apr<text:span text:style-name="T3">è</text:span>s, de raconter qu'il a tu<text:span text:style-name="T3">é</text:span><text:span text:style-name="T1"> </text:span>Alcippe, dans ce duel qui n'a pas eu lieu ; ou du<text:span text:style-name="T1"> </text:span>moins qu'il l'a laiss<text:span text:style-name="T3">é</text:span> pour mort sur le terrain. Mais, Alcippe reparaissant au moment m<text:span text:style-name="T3">ê</text:span>me, Cliton dit <text:span text:style-name="T3">à</text:span> son ma<text:span text:style-name="T3">î</text:span>tre ce joli vers, souvent cit<text:span text:style-name="T3">é</text:span> et en<text:span text:style-name="T3"> quel­que sorte devenu proverbe :</text:span></text:p>
      <text:p text:style-name="P68"/>
      <text:p text:style-name="P34">Les gens que vous tuez se portent assez bien.</text:p>
      <text:p text:style-name="P37"/>
      <text:p text:style-name="P69">Ce sont vingt traits de cette sorte, ce style ais<text:span text:style-name="T3">é</text:span>, plaisant, gai, plein de gr<text:span text:style-name="T3">â</text:span>ce, et si bien assorti au personnage, qui ravirent Paris et la Cour. Et puis des maximes d'un tour heureux, comme celle-ci :</text:p>
      <text:p text:style-name="P68"/>
      <text:p text:style-name="P34">Tel donne <text:span text:style-name="T3">à</text:span> pleines mains, qui n'oblige personne ;</text:p>
      <text:p text:style-name="P34">La fa<text:span text:style-name="T3">ç</text:span>on de donner vaut mieux que ce qu'on donne.</text:p>
      <text:p text:style-name="P37"/>
      <text:p text:style-name="P81"><text:span text:style-name="T19">Et cette autre, qui est la signification du titre de la pi</text:span><text:span text:style-name="T20">è</text:span><text:span text:style-name="T19">ce espagnole, </text:span><text:span text:style-name="T29">la Verdad sospechosa</text:span><text:span text:style-name="T19"> :</text:span></text:p>
      <text:p text:style-name="P68"/>
      <text:p text:style-name="P28">dorante </text:p>
      <text:p text:style-name="P100">Je disais v<text:span text:style-name="T3">é</text:span>rit<text:span text:style-name="T3">é</text:span><text:span text:style-name="T18">.</text:span></text:p>
      <text:p text:style-name="P37"/>
      <text:p text:style-name="P28">cliton</text:p>
      <text:p text:style-name="P82">Quand un menteur la dit,</text:p>
      <text:p text:style-name="P81"><text:span text:style-name="T40">En passant par sa bouche, elle perd son cr</text:span><text:span text:style-name="T41">é</text:span><text:span text:style-name="T40">dit.</text:span></text:p>
      <text:p text:style-name="P68"/>
      <text:p text:style-name="P69">A la fin tous les mensonges de Dorante, par leur<text:span text:style-name="T1"> </text:span>nombre m<text:span text:style-name="T3">ê</text:span>me, et par ses <text:span text:style-name="T3">é</text:span>tourderies, ses manques de<text:span text:style-name="T1"> </text:span>m<text:span text:style-name="T3">é</text:span>moire, ou autrement, se d<text:span text:style-name="T3">écouvrent l’</text:span>un apr<text:span text:style-name="T3">è</text:span>s<text:span text:style-name="T1"> </text:span>l'autre. Le p<text:span text:style-name="T3">è</text:span>re, indignement tromp<text:span text:style-name="T3">é</text:span> pour sa part,<text:span text:style-name="T1"> </text:span>et bless<text:span text:style-name="T3">é</text:span> d'avoir <text:span text:style-name="T3">é</text:span>t<text:span text:style-name="T3">é</text:span> ridiculement pris pour dupe<text:span text:style-name="T1"> </text:span>par son fils, vient lui faire de graves reproches.<text:span text:style-name="T1"> </text:span>Ici seulement appara<text:span text:style-name="T3">î</text:span>t l'intention morale de la<text:span text:style-name="T1"> </text:span>pi<text:span text:style-name="T3">è</text:span>ce. Vous connaissez tous l'admirable sc<text:span text:style-name="T3">è</text:span>ne o<text:span text:style-name="T3">ù</text:span> la<text:span text:style-name="T1"> </text:span>com<text:span text:style-name="T3">é</text:span>die, sans forcer le ton, s'<text:span text:style-name="T3">é</text:span>l<text:span text:style-name="T3">è</text:span>ve jusqu'<text:span text:style-name="T3">à</text:span> l'accent<text:span text:style-name="T1"> </text:span>tragique, et o<text:span text:style-name="T3">ù</text:span> G<text:span text:style-name="T3">é</text:span>ronte enfin, si bonhomme d'abord, parle comme ferait Don Di<text:span text:style-name="T3">è</text:span>gue lui-m<text:span text:style-name="T3">ê</text:span>me. C'est encore <text:span text:style-name="T3">à</text:span> Alarcon que Corneille est redevable de cette sc<text:span text:style-name="T3">è</text:span>ne ; mais, en la r<text:span text:style-name="T3">é</text:span>duisant un peu et en la d<text:span text:style-name="T3">é</text:span>gageant de quelques longueurs, il l'a rendue<text:span text:style-name="T1"> </text:span>plus belle et plus <text:span text:style-name="T3">é</text:span>clatante. Vous trouverez peut-<text:span text:style-name="T3">ê</text:span>tre int<text:span text:style-name="T3">é</text:span>ressant de rapprocher et de comparer l'au­teur espagnol et l'auteur fran<text:span text:style-name="T3">ç</text:span>ais. Voici d'abord la sc<text:span text:style-name="T3">è</text:span>ne d'Alarcon. Chez lui, le p<text:span text:style-name="T3">è</text:span>re se nomme Don Beltran.</text:p>
      <text:p text:style-name="P12"><text:soft-page-break/></text:p>
      <text:p text:style-name="P28">don beltran</text:p>
      <text:p text:style-name="P82"><text:span text:style-name="T3">Ê</text:span>tes-vous gentilhomme, Garcia ?</text:p>
      <text:p text:style-name="P35"/>
      <text:p text:style-name="P28">don garcia</text:p>
      <text:p text:style-name="P82">Je suis votre fils.</text:p>
      <text:p text:style-name="P35"/>
      <text:p text:style-name="P28">don beltran</text:p>
      <text:p text:style-name="P82">Et suffit-il d'<text:span text:style-name="T3">ê</text:span>tre mon fils pour <text:span text:style-name="T3">ê</text:span>tre gentilhomme ?</text:p>
      <text:p text:style-name="P35"/>
      <text:p text:style-name="P28">don garcia</text:p>
      <text:p text:style-name="P82">Je le pense, seigneur.</text:p>
      <text:p text:style-name="P35"/>
      <text:p text:style-name="P28">don beltran</text:p>
      <text:p text:style-name="P82">Vous vous trompez. Celui-l<text:span text:style-name="T3">à</text:span> seul est gentilhomme, qui agit en gentilhomme. O<text:span text:style-name="T3">ù</text:span> est la source de la noblesse des grandes maisons ? Dans les illustres actions de leurs chefs. Des hommes sans naissance, dont les actions furent grandes, ont illustr<text:span text:style-name="T3">é</text:span> leurs h<text:span text:style-name="T3">é</text:span>ri­tiers. C'est la bonne ou la mauvaise conduite qui fait les mauvais et les bons. Est-ce vrai ?</text:p>
      <text:p text:style-name="P35"/>
      <text:p text:style-name="P28">don garcia</text:p>
      <text:p text:style-name="P82">Que ce soient les grandes actions qui donnent la noblesse, je ne le nie pas ; mais vous ne niez pas non plus que sans elles la naissance la donne aussi.</text:p>
      <text:p text:style-name="P35"/>
      <text:p text:style-name="P28">don beltran</text:p>
      <text:p text:style-name="P82">Si celui qui est n<text:span text:style-name="T3">é</text:span> sans illustration peut l'acqu<text:span text:style-name="T3">é</text:span>rir, n'est-il pas <text:span text:style-name="T3">é</text:span>vident que celui qui la poss<text:span text:style-name="T3">é</text:span>dait de nais­sance peut la perdre ?</text:p>
      <text:p text:style-name="P28">don garcia</text:p>
      <text:p text:style-name="P82">Il est vrai.</text:p>
      <text:p text:style-name="P35"/>
      <text:p text:style-name="P28">don beltran</text:p>
      <text:p text:style-name="P82">Donc, si vous commettez de honteuses actions, quoi­que vous soyez mon fils, vous cessez d'<text:span text:style-name="T3">ê</text:span>tre gentilhomme ; si vos vices vous d<text:span text:style-name="T3">é</text:span>shonorent publique­ment, le blason paternel importe peu, les illustres a<text:span text:style-name="T3">ï</text:span>eux ne servent de rien. Comment se fait-il que la re­nomm<text:span text:style-name="T3">é</text:span>e vienne apporter jusqu'<text:span text:style-name="T3">à</text:span> mes oreilles vos men­songes et vos fourberies qui faisaient scandale <text:span text:style-name="T3">à</text:span> Salamanque ? Quel gentilhomme ! et quel n<text:span text:style-name="T3">é</text:span>ant ! Noble ou vilain, si ce seul mot : <text:span text:style-name="T3">«</text:span> Vous en avez menti <text:span text:style-name="T3">»</text:span>, d<text:span text:style-name="T3">é</text:span>sho­nore un homme, que sera-ce donc de mentir r<text:span text:style-name="T3">é</text:span>elle­ment et de vivre sans honneur selon les lois humaines et sans avoir le droit de vous venger de celui qui vous dit ce mot ? D'ailleurs avez-vous l'<text:span text:style-name="T3">é</text:span>p<text:span text:style-name="T3">é</text:span>e assez longue et la poitrine assez dure pour pouvoir vous venger quand c'est toute une ville qui vous le dit ? Se peut-il qu'un homme ait des sentiments si bas que de devenir esclave de ce vice, sans plaisir et sans profit ? Le plaisir amorce les voluptueux ; le pouvoir de l'or subjugue les avares ; la gourmandise, les gloutons ; l'oisivet<text:span text:style-name="T3">é</text:span> et l'app<text:span text:style-name="T3">â</text:span>t du gain, les joueurs ; la vengeance, l'homicide ; la <text:soft-page-break/>gloriole et la pr<text:span text:style-name="T3">é</text:span>somption, le spadassin ; le besoin pousse le voleur ; tous les vices enfin portent avec eux plaisir ou profit ; mais que tire-t-on du mensonge, si ce n'est l'infamie ou le m<text:span text:style-name="T3">é</text:span>pris ?</text:p>
      <text:p text:style-name="P29"/>
      <text:p text:style-name="P28">don garcia</text:p>
      <text:p text:style-name="P82">Qui dit que je mens a menti.</text:p>
      <text:p text:style-name="P84"/>
      <text:p text:style-name="P28">don beltran</text:p>
      <text:p text:style-name="P81"><text:span text:style-name="T40">Ceci encore est un mensonge. Vous ne savez d</text:span><text:span text:style-name="T41">é</text:span><text:span text:style-name="T40">men­tir qu'en mentant.</text:span></text:p>
      <text:p text:style-name="P68"/>
      <text:p text:style-name="P69">On aura remarqu<text:span text:style-name="T3">é</text:span> peut-<text:span text:style-name="T3">ê</text:span>tre que ce lieu-commun de morale sur les avantages des autres vices, au contraire du mensonge qui n'a que des incon­v<text:span text:style-name="T3">é</text:span>nients, est joli sans doute en lui-m<text:span text:style-name="T3">ê</text:span>me, mais un peu long pour la situation, qui ne semble gu<text:span text:style-name="T3">è</text:span>re permettre qu'on s'attarde en de telles excursions gnomiques. Aussi Corneille a-t-il eu bien raison de retrancher ces branches gourmandes. Alarcon est moraliste avec amour, on pourrait presque dire pr<text:span text:style-name="T3">é</text:span>dicateur de morale ; pour un auteur dramatique c'est un exc<text:span text:style-name="T3">è</text:span>s. En revanche le dernier trait de ce dialogue a son prix, et ne se trouve pas dans Cor­neille.</text:p>
      <text:p text:style-name="P69">Voyons maintenant comment celui-ci, en r<text:span text:style-name="T3">é</text:span>dui­sant et serrant la sc<text:span text:style-name="T3">è</text:span>ne, lui a donn<text:span text:style-name="T3">é</text:span> plus de jet, de vigueur, par cons<text:span text:style-name="T3">é</text:span>quent encore plus de beaut<text:span text:style-name="T3">é</text:span><text:span text:style-name="T18">.</text:span></text:p>
      <text:p text:style-name="P68"/>
      <text:p text:style-name="P33"><text:span text:style-name="T16">géronte</text:span></text:p>
      <text:p text:style-name="P33"><text:span text:style-name="T41">Ê</text:span><text:span text:style-name="T40">tes-vous gentilhomme ?... (Acte V, sc</text:span><text:span text:style-name="T41">è</text:span><text:span text:style-name="T40">ne III.)</text:span></text:p>
      <text:p text:style-name="P12"/>
      <text:p text:style-name="P69">Je dis donc que, si Alarcon a la gloire d'<text:span text:style-name="T3">ê</text:span>tre le cr<text:span text:style-name="T3">é</text:span>ateur de cette belle sc<text:span text:style-name="T3">è</text:span>ne, Corneille l'a encore agrandie en la r<text:span text:style-name="T3">é</text:span>duisant. J'ajoute que son vers alexandrin h<text:span text:style-name="T3">é</text:span>ro<text:span text:style-name="T3">ï</text:span>que y convient mieux, ce semble, que le vers plus court et moins ample du po<text:span text:style-name="T3">è</text:span>te espagnol.</text:p>
      <text:p text:style-name="P69">Comme nous sommes dans une com<text:span text:style-name="T3">é</text:span>die, quelques apart<text:span text:style-name="T3">é</text:span> du valet Cliton, pendant cette sc<text:span text:style-name="T3">è</text:span>ne de haut vol, piquent <text:span text:style-name="T3">çà</text:span> et l<text:span text:style-name="T3">à</text:span> des notes comiques qui nous<text:span text:style-name="T1"> </text:span>font toucher terre d'un pied, afin de maintenir l'harmonie g<text:span text:style-name="T3">é</text:span>n<text:span text:style-name="T3">é</text:span>rale de la composition.</text:p>
      <text:p text:style-name="P69">A tout prendre, la pi<text:span text:style-name="T3">è</text:span>ce, il faut en convenir, est plus faible de construction dans Corneille que dans Alarcon. Mais, dans cette architecture peu solide, le po<text:span text:style-name="T3">è</text:span>te fran<text:span text:style-name="T3">ç</text:span>ais a appliqu<text:span text:style-name="T3">é</text:span> de belles co­lonnes avec de riches chapiteaux ; il a encastr<text:span text:style-name="T3">é</text:span> de beaux bas-reliefs artistement et finement fouill<text:span text:style-name="T3">é</text:span>s ; de sorte que l'insuffisance du fond dispara<text:span text:style-name="T3">î</text:span>t sous la richesse des d<text:span text:style-name="T3">é</text:span>tails, la nouveaut<text:span text:style-name="T3">é</text:span>, l'entrain et la gaiet<text:span text:style-name="T3">é</text:span> du style.</text:p>
      <text:p text:style-name="P69">Ajoutez-y ce qu'on nomme aujourd'hui actualit<text:span text:style-name="T3">é</text:span>, <text:span text:style-name="T3">é</text:span>l<text:span text:style-name="T3">é</text:span>ment qui contribua au succ<text:span text:style-name="T3">è</text:span>s de cette pi<text:span text:style-name="T3">è</text:span>ce, comme de plusieurs autres que Corneille avait donn<text:span text:style-name="T3">é</text:span>es auparavant. Les transformations de la capitale sous Louis XIII, les constructions nouvelles de la Place-Royale, de l'<text:span text:style-name="T3">î</text:span>le Saint-Louis, du Pr<text:span text:style-name="T3">é</text:span>-aux-CIercs, du Palais-Cardinal, c<text:span text:style-name="T3">é</text:span>l<text:span text:style-name="T3">é</text:span>br<text:span text:style-name="T3">é</text:span>es en vers <text:span text:style-name="T3">é</text:span>l<text:span text:style-name="T3">é</text:span>gants, avec une sorte d'enthousiasme po<text:span text:style-name="T3">é</text:span>tique ; le jardin des Tuileries, <text:span text:style-name="T3">à</text:span> la porte duquel ces dames descendent de carrosse, et o<text:span text:style-name="T3">ù</text:span> se fait leur rencontre impr<text:span text:style-name="T3">é</text:span>vue avec Dorante, ainsi que ce faux pas, cet heureux faux pas, mais insuffisant au gr<text:span text:style-name="T3">é</text:span> de Voltaire comme point de d<text:span text:style-name="T3">é</text:span>part de la pi<text:span text:style-name="T3">è</text:span>ce enti<text:span text:style-name="T3">è</text:span>re ; les descriptions de ce <text:soft-page-break/>Paris nouveau, et les d<text:span text:style-name="T3">é</text:span>cors, sans doute faits expr<text:span text:style-name="T3">è</text:span>s ; tout cela formait un cadre et comme des interm<text:span text:style-name="T3">è</text:span>des qui charmaient les spectateurs contem­porains ; lorsque par exemple le p<text:span text:style-name="T3">è</text:span>re disait au fils :</text:p>
      <text:p text:style-name="P73"/>
      <text:p text:style-name="P34">Dorante, arr<text:span text:style-name="T3">ê</text:span>tons-nous : le trop de promenade</text:p>
      <text:p text:style-name="P34">Me mettrait hors d'haleine et me ferait malade…</text:p>
      <text:p text:style-name="P34"><text:span text:style-name="T3">Que l’</text:span>ordre est rare et beau de ces grands b<text:span text:style-name="T3">âtiments !</text:span></text:p>
      <text:p text:style-name="P29"/>
      <text:p text:style-name="P34"><text:span text:style-name="T6">dorante</text:span> </text:p>
      <text:p text:style-name="P34">Paris semble <text:span text:style-name="T3">à</text:span> mes yeux un pays de romans </text:p>
      <text:p text:style-name="P34">J'y croyais ce matin voir une <text:span text:style-name="T3">î</text:span>le enchant<text:span text:style-name="T3">é</text:span>e : </text:p>
      <text:p text:style-name="P34">Je la laissai d<text:span text:style-name="T3">é</text:span>serte et la trouve habit<text:span text:style-name="T3">é</text:span>e ; </text:p>
      <text:p text:style-name="P34">Quelque Amphion nouveau, sans l'aide des ma<text:span text:style-name="T3">ç</text:span>ons </text:p>
      <text:p text:style-name="P34">En superbes palais a chang<text:span text:style-name="T3">é</text:span> ses buissons.</text:p>
      <text:p text:style-name="P37"/>
      <text:p text:style-name="P28">géronte </text:p>
      <text:p text:style-name="P34">Paris voit tous les jours de ces m<text:span text:style-name="T3">é</text:span>tamorphoses : </text:p>
      <text:p text:style-name="P34">Dans tout le Pr<text:span text:style-name="T3">é</text:span>-aux-Clercs tu verras m<text:span text:style-name="T3">ê</text:span>mes choses ; </text:p>
      <text:p text:style-name="P34">Et l'univers entier ne peut rien voir d'<text:span text:style-name="T3">é</text:span>gal </text:p>
      <text:p text:style-name="P34">Aux superbes dehors du Palais-Cardinal : </text:p>
      <text:p text:style-name="P34">Toute une ville enti<text:span text:style-name="T3">è</text:span>re avec pompe b<text:span text:style-name="T3">â</text:span>tie </text:p>
      <text:p text:style-name="P34">Semble d'un vieux foss<text:span text:style-name="T3">é</text:span><text:span text:style-name="T37"> </text:span>%43% par miracle sortie,</text:p>
      <text:p text:style-name="P34">Et nous fait pr<text:span text:style-name="T3">é</text:span>sumer, <text:span text:style-name="T3">à</text:span> ses superbes toits, </text:p>
      <text:p text:style-name="P34">Que tous ses habitants sont des dieux ou des rois.</text:p>
      <text:p text:style-name="P37"/>
      <text:p text:style-name="P81"><text:span text:style-name="T19">S'il en faut croire l'auteur d'un recueil d'anec­dotes, Fran</text:span><text:span text:style-name="T20">ç</text:span><text:span text:style-name="T19">ois de Neufch</text:span><text:span text:style-name="T20">â</text:span><text:span text:style-name="T19">teau, cette com</text:span><text:span text:style-name="T20">é</text:span><text:span text:style-name="T19">die du </text:span><text:span text:style-name="T29">Menteur</text:span><text:span text:style-name="T19"> aurait </text:span><text:span text:style-name="T20">é</text:span><text:span text:style-name="T19">t</text:span><text:span text:style-name="T20">é</text:span><text:span text:style-name="T19"> pour Moli</text:span><text:span text:style-name="T20">è</text:span><text:span text:style-name="T19">re une r</text:span><text:span text:style-name="T20">é</text:span><text:span text:style-name="T19">v</text:span><text:span text:style-name="T20">é</text:span><text:span text:style-name="T19">lation. </text:span><text:span text:style-name="T20">«</text:span><text:span text:style-name="T19"> Oui, mon cher Despr</text:span><text:span text:style-name="T20">é</text:span><text:span text:style-name="T19">aux, disait Moli</text:span><text:span text:style-name="T20">è</text:span><text:span text:style-name="T19">re </text:span><text:span text:style-name="T20">à</text:span><text:span text:style-name="T19"> Boileau, je dois beaucoup au </text:span><text:span text:style-name="T29">Menteur</text:span><text:span text:style-name="T19">. Lorsqu'il parut, j'avais bien l'envie d'</text:span><text:span text:style-name="T20">é</text:span><text:span text:style-name="T19">crire (Moli</text:span><text:span text:style-name="T20">è</text:span><text:span text:style-name="T19">re, n</text:span><text:span text:style-name="T20">é</text:span><text:span text:style-name="T19"> en 1622, avait 20 ans lors du </text:span><text:span text:style-name="T29">Menteur</text:span><text:span text:style-name="T19">), mais j'</text:span><text:span text:style-name="T20">é</text:span><text:span text:style-name="T19">tais incertain de ce que j'</text:span><text:span text:style-name="T20">é</text:span><text:span text:style-name="T19">crirais ; mes id</text:span><text:span text:style-name="T20">é</text:span><text:span text:style-name="T19">es </text:span><text:span text:style-name="T20">é</text:span><text:span text:style-name="T19">taient confuses : cet ouvrage vint les fixer. Le dialogue me fit voir comment causaient les honn</text:span><text:span text:style-name="T20">ê</text:span><text:span text:style-name="T19">tes gens ; la gr</text:span><text:span text:style-name="T20">â</text:span><text:span text:style-name="T19">ce et l'esprit de Dorante m'apprirent qu'il fallait toujours choisir un h</text:span><text:span text:style-name="T20">é</text:span><text:span text:style-name="T19">ros de bon ton ; le sang-froid avec lequel il d</text:span><text:span text:style-name="T20">é</text:span><text:span text:style-name="T19">bite ses fausset</text:span><text:span text:style-name="T20">é</text:span><text:span text:style-name="T19">s me montra comment il fallait </text:span><text:span text:style-name="T20">é</text:span><text:span text:style-name="T19">tablir un caract</text:span><text:span text:style-name="T20">è</text:span><text:span text:style-name="T19">re ; la sc</text:span><text:span text:style-name="T20">è</text:span><text:span text:style-name="T19">ne o</text:span><text:span text:style-name="T20">ù</text:span><text:span text:style-name="T19"> il oublie lui-m</text:span><text:span text:style-name="T20">ê</text:span><text:span text:style-name="T19">me le nom suppos</text:span><text:span text:style-name="T20">é</text:span><text:span text:style-name="T19"> qu'il a imagin</text:span><text:span text:style-name="T20">é</text:span><text:span text:style-name="T19"> m'</text:span><text:span text:style-name="T20">é</text:span><text:span text:style-name="T19">claira sur la bonne plaisanterie ; et celle o</text:span><text:span text:style-name="T20">ù</text:span><text:span text:style-name="T19"> il est oblig</text:span><text:span text:style-name="T20">é</text:span><text:span text:style-name="T19"> de se battre par suite de ses mensonges, me prouva que toutes les com</text:span><text:span text:style-name="T20">é</text:span><text:span text:style-name="T19">dies ont besoin d'un but moral. Enfin, sans </text:span><text:span text:style-name="T29">le Menteur</text:span><text:span text:style-name="T19">, j'aurais peut-</text:span><text:span text:style-name="T20">ê</text:span><text:span text:style-name="T19">tre fait quel­ques pi</text:span><text:span text:style-name="T20">è</text:span><text:span text:style-name="T19">ces d'intrigue, </text:span><text:span text:style-name="T30">l’É</text:span><text:span text:style-name="T29">tourdi</text:span><text:span text:style-name="T19">, </text:span><text:span text:style-name="T29">le D</text:span><text:span text:style-name="T30">é</text:span><text:span text:style-name="T29">pit amoureux </text:span><text:span text:style-name="T19">; mais peut-</text:span><text:span text:style-name="T20">ê</text:span><text:span text:style-name="T19">tre n'aurais-je jamais fait </text:span><text:span text:style-name="T29">le Misan­thrope</text:span><text:span text:style-name="T24">.</text:span><text:span text:style-name="T19"> </text:span><text:span text:style-name="T20">»</text:span><text:span text:style-name="T19"> </text:span><text:span text:style-name="T20">À</text:span><text:span text:style-name="T19"> quoi Despr</text:span><text:span text:style-name="T20">é</text:span><text:span text:style-name="T19">aux aurait r</text:span><text:span text:style-name="T20">é</text:span><text:span text:style-name="T19">pondu : </text:span><text:span text:style-name="T20">«</text:span><text:span text:style-name="T21"> </text:span><text:span text:style-name="T19">Em­brassez-moi, mon cher Moli</text:span><text:span text:style-name="T20">è</text:span><text:span text:style-name="T19">re, voil</text:span><text:span text:style-name="T20">à</text:span><text:span text:style-name="T19"> un aveu qui vaut la meilleure com</text:span><text:span text:style-name="T20">é</text:span><text:span text:style-name="T19">die. </text:span><text:span text:style-name="T20">»</text:span></text:p>
      <text:p text:style-name="P81"><text:span text:style-name="T19">Cette anecdote a bien la mine d'une broderie de fantaisie, comme celle qui nous montre Louis XIV faisant partager </text:span><text:span text:style-name="T20">à</text:span><text:span text:style-name="T19"> Moli</text:span><text:span text:style-name="T20">è</text:span><text:span text:style-name="T19">re sa collation. Quoi qu'il en soit, sur ce mot</text:span><text:span text:style-name="T21"> </text:span><text:span text:style-name="T19">: </text:span><text:span text:style-name="T20">«</text:span><text:span text:style-name="T19"> J'aurais peut-</text:span><text:span text:style-name="T20">ê</text:span><text:span text:style-name="T19">tre fait </text:span><text:span text:style-name="T29">l</text:span><text:span text:style-name="T30">É</text:span><text:span text:style-name="T29">tourdi</text:span><text:span text:style-name="T19"> </text:span><text:span text:style-name="T20">»</text:span><text:span text:style-name="T24">,</text:span><text:span text:style-name="T22"> </text:span><text:span text:style-name="T19">je remarquerai que pr</text:span><text:span text:style-name="T20">é</text:span><text:span text:style-name="T19">cis</text:span><text:span text:style-name="T20">é</text:span><text:span text:style-name="T19">ment </text:span><text:span text:style-name="T30">l’É</text:span><text:span text:style-name="T29">tourdi</text:span><text:span text:style-name="T19"> est </text:span><text:soft-page-break/><text:span text:style-name="T19">un menteur aussi, et un menteur qui, comme celui de Corneille, oublie le d</text:span><text:span text:style-name="T20">é</text:span><text:span text:style-name="T19">tail de ses mensonges et s'y embrouille. Toutefois, si l'on se rappelle que </text:span><text:span text:style-name="T29">le Menteur</text:span><text:span text:style-name="T19"> est de 1642, et </text:span><text:span text:style-name="T30">l’É</text:span><text:span text:style-name="T29">tourdi</text:span><text:span text:style-name="T19"> de 1653, mais surtout que la premi</text:span><text:span text:style-name="T20">è</text:span><text:span text:style-name="T19">re com</text:span><text:span text:style-name="T20">é</text:span><text:span text:style-name="T19">die de Moli</text:span><text:span text:style-name="T20">è</text:span><text:span text:style-name="T19">re qui ne soit pas une com</text:span><text:span text:style-name="T20">é</text:span><text:span text:style-name="T19">die d'intrigue, </text:span><text:span text:style-name="T29">les Pr</text:span><text:span text:style-name="T30">é</text:span><text:span text:style-name="T29">cieuses ridi­cules</text:span><text:span text:style-name="T19">, arrive seulement en 1659, il serait tr</text:span><text:span text:style-name="T20">è</text:span><text:span text:style-name="T19">s juste de</text:span><text:span text:style-name="T22"> </text:span><text:span text:style-name="T19">reconna</text:span><text:span text:style-name="T20">î</text:span><text:span text:style-name="T19">tre, comme Moli</text:span><text:span text:style-name="T20">è</text:span><text:span text:style-name="T19">re dans cette l</text:span><text:span text:style-name="T20">é</text:span><text:span text:style-name="T19">gende, que Corneille est v</text:span><text:span text:style-name="T20">é</text:span><text:span text:style-name="T19">ritablement le p</text:span><text:span text:style-name="T20">è</text:span><text:span text:style-name="T19">re du th</text:span><text:span text:style-name="T20">éâ</text:span><text:span text:style-name="T19">tre fran</text:span><text:span text:style-name="T20">ç</text:span><text:span text:style-name="T19">ais, dans la com</text:span><text:span text:style-name="T20">é</text:span><text:span text:style-name="T19">die aussi bien que dans la trag</text:span><text:span text:style-name="T20">édie, — et dans la tragi-comé</text:span><text:span text:style-name="T19">die.</text:span></text:p>
      <text:p text:style-name="P81"><text:span text:style-name="T19">Deux ans apr</text:span><text:span text:style-name="T20">è</text:span><text:span text:style-name="T19">s </text:span><text:span text:style-name="T29">le Menteur</text:span><text:span text:style-name="T19">, Corneille donna une nouvelle pi</text:span><text:span text:style-name="T20">è</text:span><text:span text:style-name="T19">ce, intitul</text:span><text:span text:style-name="T20">é</text:span><text:span text:style-name="T19">e </text:span><text:span text:style-name="T29">la Suite du Menteur </text:span><text:span text:style-name="T19">(1644). Ces sortes de </text:span><text:span text:style-name="T29">suites</text:span><text:span text:style-name="T19"> sont rarement heureuses. Celle-ci, dans la premi</text:span><text:span text:style-name="T20">è</text:span><text:span text:style-name="T19">re moiti</text:span><text:span text:style-name="T20">é</text:span><text:span text:style-name="T19">, promettait de l'</text:span><text:span text:style-name="T20">ê</text:span><text:span text:style-name="T19">tre ; mais elle ne tint pas parole dans la seconde. C'est encore un imbroglio imit</text:span><text:span text:style-name="T20">é</text:span><text:span text:style-name="T19"> de l'Espagne, d'une action assez int</text:span><text:span text:style-name="T20">é</text:span><text:span text:style-name="T19">ressante d'abord, mais qui lan­guit ensuite. Ce d</text:span><text:span text:style-name="T20">é</text:span><text:span text:style-name="T19">faut n'est pas suffisamment rachet</text:span><text:span text:style-name="T20">é</text:span><text:span text:style-name="T19"> par quelques jolis vers clairsem</text:span><text:span text:style-name="T20">é</text:span><text:span text:style-name="T19">s, tels que ceux-ci. M</text:span><text:span text:style-name="T20">é</text:span><text:span text:style-name="T19">lisse, croyant avoir </text:span><text:span text:style-name="T20">à</text:span><text:span text:style-name="T19"> se plaindre de Dorante, qu'elle aime, se h</text:span><text:span text:style-name="T20">â</text:span><text:span text:style-name="T19">te en m</text:span><text:span text:style-name="T20">ê</text:span><text:span text:style-name="T19">me temps de l'excuser ; sur quoi Lise, sa suivante, fait cette r</text:span><text:span text:style-name="T20">é</text:span><text:span text:style-name="T19">flexion :</text:span></text:p>
      <text:p text:style-name="P68"/>
      <text:p text:style-name="P81"><text:span text:style-name="T40">L'amour excuse tout dans un c</text:span><text:span text:style-name="T41">œ</text:span><text:span text:style-name="T40">ur enflamm</text:span><text:span text:style-name="T41">é</text:span><text:span text:style-name="T43">,</text:span></text:p>
      <text:p text:style-name="P81"><text:span text:style-name="T40">Et tout crime est l</text:span><text:span text:style-name="T41">é</text:span><text:span text:style-name="T40">ger dont l'auteur est aim</text:span><text:span text:style-name="T41">é</text:span><text:span text:style-name="T43">.</text:span></text:p>
      <text:p text:style-name="P83"/>
      <text:p text:style-name="P81"><text:span text:style-name="T19">Elle conseille </text:span><text:span text:style-name="T20">à</text:span><text:span text:style-name="T19"> sa ma</text:span><text:span text:style-name="T20">î</text:span><text:span text:style-name="T19">tresse de demander </text:span><text:span text:style-name="T20">à</text:span><text:span text:style-name="T19"> Dorante une explication ; M</text:span><text:span text:style-name="T20">é</text:span><text:span text:style-name="T19">lisse lui r</text:span><text:span text:style-name="T20">é</text:span><text:span text:style-name="T19">pond :</text:span></text:p>
      <text:p text:style-name="P73"/>
      <text:p text:style-name="P81"><text:span text:style-name="T40">Je poss</text:span><text:span text:style-name="T41">è</text:span><text:span text:style-name="T40">de son c</text:span><text:span text:style-name="T41">œ</text:span><text:span text:style-name="T40">ur, je ne veux rien de plus,</text:span></text:p>
      <text:p text:style-name="P81"><text:span text:style-name="T40">Et je perdrais le temps en d</text:span><text:span text:style-name="T41">é</text:span><text:span text:style-name="T40">bats superflus.</text:span></text:p>
      <text:p text:style-name="P81"><text:span text:style-name="T40">Quelquefois en amour trop de finesse abuse. </text:span></text:p>
      <text:p text:style-name="P86">S'excusera-t-il mieux que mon c<text:span text:style-name="T3">œ</text:span>ur ne l'excuse ?<text:span text:style-name="T18"><text:tab/></text:span></text:p>
      <text:p text:style-name="P73"/>
      <text:p text:style-name="P69">Vers charmant, plein de tendresse et de gr<text:span text:style-name="T3">â</text:span>ce.</text:p>
      <text:p text:style-name="P81"><text:span text:style-name="T19">Il y a dans toute cette pi</text:span><text:span text:style-name="T20">è</text:span><text:span text:style-name="T19">ce, comme dans la pr</text:span><text:span text:style-name="T20">é</text:span><text:span text:style-name="T19">c</text:span><text:span text:style-name="T20">é</text:span><text:span text:style-name="T19">dente, un tour de dialogue ais</text:span><text:span text:style-name="T20">é</text:span><text:span text:style-name="T19">, un ton de</text:span><text:span text:style-name="T22"> </text:span><text:span text:style-name="T19">plaisanterie et de l</text:span><text:span text:style-name="T20">é</text:span><text:span text:style-name="T19">g</text:span><text:span text:style-name="T20">è</text:span><text:span text:style-name="T19">ret</text:span><text:span text:style-name="T20">é</text:span><text:span text:style-name="T19"> agr</text:span><text:span text:style-name="T20">é</text:span><text:span text:style-name="T19">able ; mais, en somme, elle est des plus faibles ; et c'est peut-</text:span><text:span text:style-name="T20">ê</text:span><text:span text:style-name="T19">tre pour la faire passer, que l'auteur crut devoir la mettre en quelque sorte sous l'invocation de la pr</text:span><text:span text:style-name="T20">é</text:span><text:span text:style-name="T19">c</text:span><text:span text:style-name="T20">é</text:span><text:span text:style-name="T24">­</text:span><text:span text:style-name="T19">dente, en l'appelant </text:span><text:span text:style-name="T29">la Suite du Menteur</text:span><text:span text:style-name="T24">.</text:span></text:p>
      <text:p text:style-name="P12"/>
      <text:p text:style-name="P81"><text:span text:style-name="T19">En 1750, le po</text:span><text:span text:style-name="T20">è</text:span><text:span text:style-name="T19">te italien Goldoni imita </text:span><text:span text:style-name="T29">le Menteur</text:span><text:span text:style-name="T19"> de Corneille, et ajouta plusieurs d</text:span><text:span text:style-name="T20">é</text:span><text:span text:style-name="T19">tails de son invention : entr'autres, deux choses assez amusantes. La premi</text:span><text:span text:style-name="T20">è</text:span><text:span text:style-name="T19">re, c'est un homme qui, r</text:span><text:span text:style-name="T20">é</text:span><text:span text:style-name="T19">p</text:span><text:span text:style-name="T20">é</text:span><text:span text:style-name="T24">­</text:span><text:span text:style-name="T19">tant bonnement comme v</text:span><text:span text:style-name="T20">é</text:span><text:span text:style-name="T19">rit</text:span><text:span text:style-name="T20">é</text:span><text:span text:style-name="T19">s les contes que le Menteur lui a faits, est pris lui-m</text:span><text:span text:style-name="T20">ê</text:span><text:span text:style-name="T19">me pour un affreux menteur, et injuri</text:span><text:span text:style-name="T20">é</text:span><text:span text:style-name="T19">. La seconde, c'est un valet qui veut faire comme son ma</text:span><text:span text:style-name="T20">î</text:span><text:span text:style-name="T19">tre, mentir aussi, et qui s'embrouille dans ses mensonges ridi­cules.</text:span></text:p>
      <text:p text:style-name="P69">Ainsi, l'id<text:span text:style-name="T3">é</text:span>e de cette pi<text:span text:style-name="T3">è</text:span>ce, apr<text:span text:style-name="T3">è</text:span>s <text:span text:style-name="T3">ê</text:span>tre venue d'Espagne en France, passa de France en Italie. D'autres occasions se pr<text:span text:style-name="T3">é</text:span>senteront d'<text:span text:style-name="T3">é</text:span>tudier ces<text:span text:style-name="T1"> </text:span>migrations d'id<text:span text:style-name="T3">é</text:span>es entre les divers peuples.</text:p>
      <text:p text:style-name="P12"/>
      <text:p text:style-name="P69"><text:soft-page-break/>En r<text:span text:style-name="T3">é</text:span>sum<text:span text:style-name="T3">é</text:span>, Corneille est fort redevable <text:span text:style-name="T3">à</text:span> Alar­con, mais non pas autant qu'<text:span text:style-name="T3">à</text:span> Guillem de Castro. La page immortelle de sa com<text:span text:style-name="T3">é</text:span>die, c'est l'apostro­phe du p<text:span text:style-name="T3">è</text:span>re au fils, c'est ce lieu-commun sur la vraie noblesse, celle de l'<text:span text:style-name="T3">â</text:span>me et non du blason, th<text:span text:style-name="T3">è</text:span>me souvent trait<text:span text:style-name="T3">é</text:span> par les moralistes, par les po<text:span text:style-name="T3">è</text:span>tes comiques, par Juv<text:span text:style-name="T3">é</text:span>nal, par Boileau, par Moli<text:span text:style-name="T3">è</text:span>re, ici par Alarcon et par Corneille ; mais qui<text:span text:style-name="T1"> </text:span>ne l'a jamais <text:span text:style-name="T3">é</text:span>t<text:span text:style-name="T3">é</text:span> avec plus de vigueur, plus de pr<text:span text:style-name="T3">é</text:span>cision, ni plus d'<text:span text:style-name="T3">é</text:span>clat, que par celui-ci. C'est le coup de griffe du lion.</text:p>
      <text:p text:style-name="P69">Au th<text:span text:style-name="T3">éâ</text:span>tre, il ne faut pas faire fi du lieu-com­mun. En g<text:span text:style-name="T3">é</text:span>n<text:span text:style-name="T3">é</text:span>ral, c'est le lieu-commun qui saisit la foule, et par la foule il faut entendre tous les publics, aussi bien lettr<text:span text:style-name="T3">é</text:span>s qu'illettr<text:span text:style-name="T3">é</text:span>s. Que dit Polyeucte contre le paganisme ? Des lieux-communs. Que disent Cinna et Maxime, pour et contre la d<text:span text:style-name="T3">é</text:span>mocratie ? Des lieux-communs. Mais par le style ces lieux-communs deviennent resplendissants et <text:span text:style-name="T3">é</text:span>ternels. L'<text:span text:style-name="T3">é</text:span>loquence et la po<text:span text:style-name="T3">é</text:span>sie ne vivent bien sou­vent que de lieux-communs, autrement dit de v<text:span text:style-name="T3">é</text:span>rit<text:span text:style-name="T3">é</text:span>s moyennes, qui flottent vaguement dans l'esprit de la foule et auxquelles le beau langage des orateurs et le style des po<text:span text:style-name="T3">è</text:span>tes viennent donner la forme pr<text:span text:style-name="T3">é</text:span>cise qui les tire au dehors et les r<text:span text:style-name="T3">é</text:span>v<text:span text:style-name="T3">è</text:span>le. Comme le coup de hache de Vulcain, selon la Fable, fit sortir du cerveau de Jupiter Pallas arm<text:span text:style-name="T3">é</text:span>e, <text:span text:style-name="T3">é</text:span>tincelante, ainsi les grands po<text:span text:style-name="T3">è</text:span>tes, <text:span text:style-name="T3">à</text:span> coups de style, font sortir de la t<text:span text:style-name="T3">ê</text:span>te du Peuple sa pens<text:span text:style-name="T3">é</text:span>e rev<text:span text:style-name="T3">ê</text:span>tue d'une armure immortelle. Par cette sorte d'accouchement merveilleux, ils lui donnent des enfants plus beaux que lui, mais dans lesquels il se reconna<text:span text:style-name="T3">î</text:span>t.</text:p>
      <text:p text:style-name="P92"/>
      <text:h text:style-name="Heading_20_1" text:outline-level="1"><text:bookmark-start text:name="bookmark32"/>HUITI<text:span text:style-name="T3">È</text:span>ME LE<text:span text:style-name="T3">Ç</text:span>ON<text:bookmark-end text:name="bookmark32"/><text:line-break/>RETOUR DE CORNEILLE AUX VOIES MODERNES<text:line-break/><text:span text:style-name="T3">DON SANCHE D’</text:span>ARAGON, ETC</text:h>
      <text:p text:style-name="P4"/>
      <text:p text:style-name="P8"/>
      <text:p text:style-name="P81"><text:span text:style-name="T19">Vous avez vu comment Corneille, en France, fut le p</text:span><text:span text:style-name="T20">è</text:span><text:span text:style-name="T19">re de la com</text:span><text:span text:style-name="T20">é</text:span><text:span text:style-name="T19">die aussi bien que de la trag</text:span><text:span text:style-name="T20">é</text:span><text:span text:style-name="T24">­</text:span><text:span text:style-name="T19">die ; comment en m</text:span><text:span text:style-name="T20">ê</text:span><text:span text:style-name="T19">me temps il avait con</text:span><text:span text:style-name="T20">ç</text:span><text:span text:style-name="T19">u l'id</text:span><text:span text:style-name="T20">é</text:span><text:span text:style-name="T19">e de fondre ensemble l'un et l'autre genre sous le nom de tragi-com</text:span><text:span text:style-name="T20">é</text:span><text:span text:style-name="T19">die, c'est-</text:span><text:span text:style-name="T20">à</text:span><text:span text:style-name="T19">-dire de faire des pi</text:span><text:span text:style-name="T20">è</text:span><text:span text:style-name="T19">ces mixtes, analogues </text:span><text:span text:style-name="T20">à</text:span><text:span text:style-name="T19"> ce qu'on nomme aujour­d'hui le drame : d'abord </text:span><text:span text:style-name="T29">Clitandre</text:span><text:span text:style-name="T19">, ensuite </text:span><text:span text:style-name="T29">le Cid</text:span><text:span text:style-name="T19">. Vous avez vu aussi quelle </text:span><text:span text:style-name="T20">é</text:span><text:span text:style-name="T19">motion et quelle </text:span><text:span text:style-name="T20">é</text:span><text:span text:style-name="T19">meute, quel enthousiasme d'un c</text:span><text:span text:style-name="T20">ô</text:span><text:span text:style-name="T19">t</text:span><text:span text:style-name="T20">é</text:span><text:span text:style-name="T19">, de l'autre quelle temp</text:span><text:span text:style-name="T20">ê</text:span><text:span text:style-name="T19">te de critiques, cette derni</text:span><text:span text:style-name="T20">è</text:span><text:span text:style-name="T19">re pi</text:span><text:span text:style-name="T20">è</text:span><text:span text:style-name="T19">ce, si neuve, si hardie, souleva contre son auteur. Le pauvre grand homme plia sous l'orage, et, laissant de c</text:span><text:span text:style-name="T20">ô</text:span><text:span text:style-name="T19">t</text:span><text:span text:style-name="T20">é</text:span><text:span text:style-name="T19"> les sujets modernes, revint aux sujets anciens, se jeta dans les bras des Romains.</text:span><text:span text:style-name="T22"> </text:span><text:span text:style-name="T20">Il fit toutefois, comme on l’</text:span><text:span text:style-name="T19">a dit avec esprit, une Rome un peu castillane. Et, la plupart du temps, sous le nom de Romains, c'</text:span><text:span text:style-name="T20">é</text:span><text:span text:style-name="T19">tait encore des Espa­gnols qu'il imitait : S</text:span><text:span text:style-name="T20">é</text:span><text:span text:style-name="T19">n</text:span><text:span text:style-name="T20">è</text:span><text:span text:style-name="T19">que et Lucain </text:span><text:span text:style-name="T20">é</text:span><text:span text:style-name="T19">taient de Cordoue. Chez l'un, il trouva le germe de </text:span><text:span text:style-name="T29">Cinna</text:span><text:span text:style-name="T19"> ;</text:span><text:span text:style-name="T22"> </text:span><text:span text:style-name="T19">chez l'autre, les </text:span><text:span text:style-name="T20">é</text:span><text:span text:style-name="T19">l</text:span><text:span text:style-name="T20">é</text:span><text:span text:style-name="T19">ments de </text:span><text:span text:style-name="T29">Pomp</text:span><text:span text:style-name="T30">é</text:span><text:span text:style-name="T29">e</text:span><text:span text:style-name="T24">.</text:span></text:p>
      <text:p text:style-name="P97"><text:span text:style-name="T19">Cependant les sujets modernes l'attiraient. </text:span><text:span text:style-name="T29">Polyeucte</text:span><text:span text:style-name="T19"> est sur la limite de la soci</text:span><text:span text:style-name="T20">é</text:span><text:span text:style-name="T19">t</text:span><text:span text:style-name="T20">é</text:span><text:span text:style-name="T19"> antique et du moyen </text:span><text:span text:style-name="T20">â</text:span><text:span text:style-name="T19">ge. Puis Corneille revint </text:span><text:span text:style-name="T20">à</text:span><text:span text:style-name="T19"> l'Espagne mo­derne par </text:span><text:span text:style-name="T29">Don Sanche d'Aragon</text:span><text:span text:style-name="T19">, qui est la reprise de la veine du </text:span><text:span text:style-name="T29">Cid</text:span><text:span text:style-name="T19">. Le Cardinal </text:span><text:span text:style-name="T20">é</text:span><text:span text:style-name="T19">tait mort, et quatorze ann</text:span><text:span text:style-name="T20">é</text:span><text:span text:style-name="T19">es s'</text:span><text:span text:style-name="T20">é</text:span><text:span text:style-name="T19">taient </text:span><text:span text:style-name="T20">é</text:span><text:span text:style-name="T19">coul</text:span><text:span text:style-name="T20">é</text:span><text:span text:style-name="T19">es depuis ce triomphe trop </text:span><text:span text:style-name="T20">é</text:span><text:span text:style-name="T19">clatant. Il y a aussi </text:span><text:span text:style-name="T29">H</text:span><text:span text:style-name="T30">é</text:span><text:span text:style-name="T29">raclius</text:span><text:span text:style-name="T19">, o</text:span><text:span text:style-name="T20">ù</text:span><text:span text:style-name="T19"> l'Espagne </text:span><text:span text:style-name="T20">à</text:span><text:span text:style-name="T19"> son tour revint </text:span><text:span text:style-name="T20">à</text:span><text:span text:style-name="T19"> Corneille, en la personne de Calderon : nous </text:span><text:span text:style-name="T20">expliquerons ce point. — II y a encore, d'autre part, </text:span><text:span text:style-name="T29">Nicom</text:span><text:span text:style-name="T30">è</text:span><text:span text:style-name="T29">de</text:span><text:span text:style-name="T19"> qui est </text:span><text:span text:style-name="T20">é</text:span><text:span text:style-name="T19">galement une sorte de drame, o</text:span><text:span text:style-name="T20">ù</text:span><text:span text:style-name="T19"> la familiarit</text:span><text:span text:style-name="T20">é</text:span><text:span text:style-name="T19"> et l'ironie se m</text:span><text:span text:style-name="T20">ê</text:span><text:span text:style-name="T19">lent </text:span><text:span text:style-name="T20">à</text:span><text:span text:style-name="T19"> la grandeur, dans ce genre mixte vers lequel l'instinct et le g</text:span><text:span text:style-name="T20">é</text:span><text:span text:style-name="T19">nie de Corneille le rame­naient toujours, et dont toujours les p</text:span><text:span text:style-name="T20">é</text:span><text:span text:style-name="T19">dants l'</text:span><text:span text:style-name="T20">é</text:span><text:span text:style-name="T19">cartaient.</text:span></text:p>
      <text:p text:style-name="P81"><text:span text:style-name="T19">C'est de ces trois pi</text:span><text:span text:style-name="T20">è</text:span><text:span text:style-name="T19">ces, </text:span><text:span text:style-name="T29">H</text:span><text:span text:style-name="T30">é</text:span><text:span text:style-name="T29">raclius</text:span><text:span text:style-name="T19">, </text:span><text:span text:style-name="T29">Don Sanche</text:span><text:span text:style-name="T19">, et </text:span><text:span text:style-name="T29">Nicom</text:span><text:span text:style-name="T30">è</text:span><text:span text:style-name="T29">de</text:span><text:span text:style-name="T19">, et d'une ou deux autres encore, que je parlerai bri</text:span><text:span text:style-name="T20">è</text:span><text:span text:style-name="T19">vement aujourd'hui.</text:span></text:p>
      <text:p text:style-name="P81"><text:span text:style-name="T19">Je dirai peu de chose d'</text:span><text:span text:style-name="T29">H</text:span><text:span text:style-name="T30">é</text:span><text:span text:style-name="T29">raclius</text:span><text:span text:style-name="T19">, trag</text:span><text:span text:style-name="T20">é</text:span><text:span text:style-name="T19">die cu­rieuse cependant, qui contient des situations ori­ginales et de beaux vers, mais dont l'analyse serait p</text:span><text:span text:style-name="T20">é</text:span><text:span text:style-name="T19">nible et obscure. Corneille lui-m</text:span><text:span text:style-name="T20">ê</text:span><text:span text:style-name="T19">me avoue, avec une na</text:span><text:span text:style-name="T20">ï</text:span><text:span text:style-name="T19">vet</text:span><text:span text:style-name="T20">é</text:span><text:span text:style-name="T19"> o</text:span><text:span text:style-name="T20">ù</text:span><text:span text:style-name="T19"> l'on croit voir percer une sorte</text:span><text:span text:style-name="T22"> </text:span><text:span text:style-name="T19">de contentement bizarre, que </text:span><text:span text:style-name="T20">«</text:span><text:span text:style-name="T21"> </text:span><text:span text:style-name="T19">ce po</text:span><text:span text:style-name="T20">è</text:span><text:span text:style-name="T19">me est si em­barrass</text:span><text:span text:style-name="T20">é</text:span><text:span text:style-name="T19">, qu'il demande une merveilleuse attention </text:span><text:span text:style-name="T20">»</text:span><text:span text:style-name="T24">.</text:span></text:p>
      <text:p text:style-name="P81"><text:span text:style-name="T19">Voltaire semble avoir cru, dans son </text:span><text:span text:style-name="T29">Commentaire sur Corneille</text:span><text:span text:style-name="T19">, que cette pi</text:span><text:span text:style-name="T20">è</text:span><text:span text:style-name="T19">ce </text:span><text:span text:style-name="T20">é</text:span><text:span text:style-name="T19">tait imit</text:span><text:span text:style-name="T20">é</text:span><text:span text:style-name="T19">e de celle de Calderon qui a pour titre : </text:span><text:span text:style-name="T20">«</text:span><text:span text:style-name="T19"> En cette vie tout est v</text:span><text:span text:style-name="T20">é</text:span><text:span text:style-name="T19">rit</text:span><text:span text:style-name="T20">é</text:span><text:span text:style-name="T19"> et tout est mensonge. </text:span><text:span text:style-name="T29">En esta vida todo es verdad y todo mentira.</text:span><text:span text:style-name="T19"> </text:span><text:span text:style-name="T20">»</text:span><text:span text:style-name="T19"> D</text:span><text:span text:style-name="T20">é</text:span><text:span text:style-name="T19">j</text:span><text:span text:style-name="T20">à</text:span><text:span text:style-name="T19"> on a r</text:span><text:span text:style-name="T20">é</text:span><text:span text:style-name="T19">fut</text:span><text:span text:style-name="T20">é l’</text:span><text:span text:style-name="T19">erreur </text:span><text:span text:style-name="T20">é</text:span><text:span text:style-name="T19">trange de Voltaire au sujet du </text:span><text:span text:style-name="T29">Cid</text:span><text:span text:style-name="T19"> de Diamante. Ceci est une nouvelle erreur, ou plut</text:span><text:span text:style-name="T20">ô</text:span><text:span text:style-name="T19">t, pour dire le mot propre, une contre-v</text:span><text:span text:style-name="T20">é</text:span><text:span text:style-name="T19">rit</text:span><text:span text:style-name="T20">é</text:span><text:span text:style-name="T19"> que notre tr</text:span><text:span text:style-name="T20">è</text:span><text:span text:style-name="T19">s regrett</text:span><text:span text:style-name="T20">é</text:span><text:span text:style-name="T19"> ma</text:span><text:span text:style-name="T20">î</text:span><text:span text:style-name="T19">tre et ami M. Viguier a </text:span><text:span text:style-name="T20">é</text:span><text:span text:style-name="T19">galement perc</text:span><text:span text:style-name="T20">é</text:span><text:span text:style-name="T19">e </text:span><text:span text:style-name="T20">à</text:span><text:span text:style-name="T19"> jour dans une dissertation </text:span><text:span text:style-name="T20">é</text:span><text:span text:style-name="T19">rudite et piquante, vrai mod</text:span><text:span text:style-name="T20">è</text:span><text:span text:style-name="T19">le du genre, comme tous les </text:span><text:span text:style-name="T20">é</text:span><text:span text:style-name="T19">crits, trop rares, qui sont sortis de sa plume.</text:span></text:p>
      <text:p text:style-name="P81"><text:soft-page-break/><text:span text:style-name="T19">Sur les indications donn</text:span><text:span text:style-name="T20">é</text:span><text:span text:style-name="T19">es par Corneille dans la pr</text:span><text:span text:style-name="T20">é</text:span><text:span text:style-name="T19">face d'</text:span><text:span text:style-name="T29">H</text:span><text:span text:style-name="T30">é</text:span><text:span text:style-name="T29">raclius</text:span><text:span text:style-name="T19">, ce critique si fin nous fait as­sister, pour ainsi dire, </text:span><text:span text:style-name="T20">à</text:span><text:span text:style-name="T19"> l'embryog</text:span><text:span text:style-name="T20">é</text:span><text:span text:style-name="T19">nie de la pi</text:span><text:span text:style-name="T20">è</text:span><text:span text:style-name="T19">ce, </text:span><text:span text:style-name="T20">à</text:span><text:span text:style-name="T19"> la formation et au d</text:span><text:span text:style-name="T20">é</text:span><text:span text:style-name="T19">veloppement des diverses parties qui la composent. La conclusion </text:span><text:span text:style-name="T20">à</text:span><text:span text:style-name="T19"> laquelle il arrive et qu'il a rendue absolument </text:span><text:span text:style-name="T20">é</text:span><text:span text:style-name="T19">vidente, c'est que l'in­venteur, cette fois, est bien r</text:span><text:span text:style-name="T20">é</text:span><text:span text:style-name="T19">ellement Corneille ; et l'imitateur, Calderon, qui a seulement ajout</text:span><text:span text:style-name="T20">é</text:span><text:span text:style-name="T19"> </text:span><text:span text:style-name="T20">à</text:span><text:span text:style-name="T19"> l'ouvrage toutes sortes de bizarreries, et nombre de complications nouvelles.</text:span></text:p>
      <text:p text:style-name="P81"><text:span text:style-name="T19">Il y en avait, cependant, d</text:span><text:span text:style-name="T20">é</text:span><text:span text:style-name="T19">j</text:span><text:span text:style-name="T20">à</text:span><text:span text:style-name="T19"> bien assez dans la trag</text:span><text:span text:style-name="T20">é</text:span><text:span text:style-name="T19">die de Corneille. Les situations, ai-je dit, sont originales ; oui, mais parfois bien difficiles </text:span><text:span text:style-name="T20">à</text:span><text:span text:style-name="T19"> com­prendre. </text:span><text:span text:style-name="T20">C’</text:span><text:span text:style-name="T19">est, je crois, </text:span><text:span text:style-name="T20">à</text:span><text:span text:style-name="T19"> cette pi</text:span><text:span text:style-name="T20">è</text:span><text:span text:style-name="T19">ce de Corneille</text:span><text:span text:style-name="T22"> </text:span><text:span text:style-name="T19">que Boileau fait allusion dans son </text:span><text:span text:style-name="T29">Art po</text:span><text:span text:style-name="T30">é</text:span><text:span text:style-name="T29">tique</text:span><text:span text:style-name="T19">, lorsqu'il recommande au po</text:span><text:span text:style-name="T20">è</text:span><text:span text:style-name="T19">te d'</text:span><text:span text:style-name="T20">é</text:span><text:span text:style-name="T19">viter un sujet trop compliqu</text:span><text:span text:style-name="T20">é</text:span></text:p>
      <text:p text:style-name="P12"/>
      <text:p text:style-name="P33"><text:span text:style-name="T40">Et qui, d</text:span><text:span text:style-name="T41">é</text:span><text:span text:style-name="T40">brouillant mal une p</text:span><text:span text:style-name="T41">é</text:span><text:span text:style-name="T40">nible intrigue,</text:span></text:p>
      <text:p text:style-name="P34">D'un divertissement nous fait une fatigue.</text:p>
      <text:p text:style-name="P73"/>
      <text:p text:style-name="P81"><text:span text:style-name="T19">En effet, </text:span><text:span text:style-name="T20">les vers et le style d’</text:span><text:span text:style-name="T29">H</text:span><text:span text:style-name="T30">é</text:span><text:span text:style-name="T29">raclius </text:span><text:span text:style-name="T19">se res­sentent parfois de l'obscurit</text:span><text:span text:style-name="T20">é</text:span><text:span text:style-name="T19"> du sujet. Comme on demandait un jour </text:span><text:span text:style-name="T20">à</text:span><text:span text:style-name="T19"> Corneille l'explication d'un certain passage dont les vers sont </text:span><text:span text:style-name="T20">é</text:span><text:span text:style-name="T19">nigmatiques, </text:span><text:span text:style-name="T20">«</text:span><text:span text:style-name="T19"> Tout ce dont je peux vous assurer, dit-il, c'est que, quand je les ai </text:span><text:span text:style-name="T20">é</text:span><text:span text:style-name="T19">crits, je les ai compris. </text:span><text:span text:style-name="T20">» — Vous connaissez le mot attribué</text:span><text:span text:style-name="T19"> par plaisanterie </text:span><text:span text:style-name="T20">à</text:span><text:span text:style-name="T19"> un autre grand po</text:span><text:span text:style-name="T20">è</text:span><text:span text:style-name="T19">te dans une circonstance analogue : </text:span><text:span text:style-name="T20">«</text:span><text:span text:style-name="T19"> Lorsque j'ai </text:span><text:span text:style-name="T20">é</text:span><text:span text:style-name="T19">crit ces vers, il n'y a que Dieu et moi qui les ayons compris. Aujourd'hui, il n'y a plus que Dieu. </text:span><text:span text:style-name="T20">»</text:span></text:p>
      <text:p text:style-name="P81"><text:span text:style-name="T19">Apr</text:span><text:span text:style-name="T20">è</text:span><text:span text:style-name="T19">s </text:span><text:span text:style-name="T29">H</text:span><text:span text:style-name="T30">é</text:span><text:span text:style-name="T29">raclius</text:span><text:span text:style-name="T19">, qui est de 1647, mentionnons seulement, en 1650, </text:span><text:span text:style-name="T29">Androm</text:span><text:span text:style-name="T30">è</text:span><text:span text:style-name="T29">de</text:span><text:span text:style-name="T19">, trag</text:span><text:span text:style-name="T20">é</text:span><text:span text:style-name="T19">die </text:span><text:span text:style-name="T20">à</text:span><text:span text:style-name="T19"> machi­nes et </text:span><text:span text:style-name="T20">à</text:span><text:span text:style-name="T19"> d</text:span><text:span text:style-name="T20">é</text:span><text:span text:style-name="T19">cors, esp</text:span><text:span text:style-name="T20">è</text:span><text:span text:style-name="T19">ce d'op</text:span><text:span text:style-name="T20">é</text:span><text:span text:style-name="T19">ra-f</text:span><text:span text:style-name="T20">é</text:span><text:span text:style-name="T19">erie, tir</text:span><text:span text:style-name="T20">é</text:span><text:span text:style-name="T19"> des </text:span><text:span text:style-name="T29">M</text:span><text:span text:style-name="T30">é</text:span><text:span text:style-name="T29">tamorphoses</text:span><text:span text:style-name="T19"> d'Ovide. Je n'en marquerai que le commencement et la fin. L'indication donn</text:span><text:span text:style-name="T20">é</text:span><text:span text:style-name="T19">e par l'auteur pour le prologue est en ces termes :</text:span></text:p>
      <text:p text:style-name="P68"/>
      <text:p text:style-name="P82"><text:span text:style-name="T3">«</text:span> L'ouverture du th<text:span text:style-name="T3">éâ</text:span>tre pr<text:span text:style-name="T3">é</text:span>sente de front aux yeux des spectateurs une vaste montagne, dont les sommets in<text:span text:style-name="T3">é</text:span>gaux, s'<text:span text:style-name="T3">é</text:span>levant les uns sur les autres, portent le fa<text:span text:style-name="T3">î</text:span>te jusque dans les nues. Le pied de cette montagne est perc<text:span text:style-name="T3">é</text:span> <text:span text:style-name="T3">à</text:span> jour par une grotte<text:span text:style-name="T1"> </text:span>profonde qui laisse voir la mer en <text:span text:style-name="T3">é</text:span>loignement. Les deux c<text:span text:style-name="T3">ô</text:span>t<text:span text:style-name="T3">é</text:span>s du th<text:span text:style-name="T3">éâ</text:span>tre sont occup<text:span text:style-name="T3">é</text:span>s par une for<text:span text:style-name="T3">ê</text:span>t d'arbres touffus et entrelac<text:span text:style-name="T3">é</text:span>s les uns dans les autres. Sur un des sommets de la montagne, para<text:span text:style-name="T3">î</text:span>t Melpom<text:span text:style-name="T3">è</text:span>ne, la muse de la Trag<text:span text:style-name="T3">é</text:span>die, et, <text:span text:style-name="T3">à l’</text:span>opposite dans le ciel, on voit le Soleil s'avancer dans un char tout lumineux, tir<text:span text:style-name="T3">é</text:span> par les quatre chevaux qu'Ovide lui donne <text:span text:style-name="T3">»</text:span></text:p>
      <text:p text:style-name="P81"><text:span text:style-name="T20">À</text:span><text:span text:style-name="T19"> la fin de la pi</text:span><text:span text:style-name="T20">è</text:span><text:span text:style-name="T19">ce, on voyait monter au ciel les deux couples d'amants ; et voici comment Cor­neille, dans son </text:span><text:span text:style-name="T29">Argument</text:span><text:span text:style-name="T19"> ou sommaire, s'en expli­que, avec sa na</text:span><text:span text:style-name="T20">ï</text:span><text:span text:style-name="T19">vet</text:span><text:span text:style-name="T20">é</text:span><text:span text:style-name="T19"> habituelle : </text:span><text:span text:style-name="T20">«</text:span><text:span text:style-name="T19"> Nos globes c</text:span><text:span text:style-name="T20">é</text:span><text:span text:style-name="T19">lestes, o</text:span><text:span text:style-name="T20">ù</text:span><text:span text:style-name="T19"> l'on marque pour constellations C</text:span><text:span text:style-name="T20">é</text:span><text:span text:style-name="T19">ph</text:span><text:span text:style-name="T20">é</text:span><text:span text:style-name="T19">e, Cassiope, Pers</text:span><text:span text:style-name="T20">é</text:span><text:span text:style-name="T19">e et Androm</text:span><text:span text:style-name="T20">è</text:span><text:span text:style-name="T19">de, m'ont donn</text:span><text:span text:style-name="T20">é</text:span><text:span text:style-name="T19"> jour </text:span><text:span text:style-name="T20">à</text:span><text:span text:style-name="T19"> les faire enlever tous quatre au ciel sur la fin de la pi</text:span><text:span text:style-name="T20">è</text:span><text:span text:style-name="T19">ce, pour y faire les noces de ces amants, comme si la terre n'en </text:span><text:span text:style-name="T20">é</text:span><text:span text:style-name="T19">tait pas digne. </text:span><text:span text:style-name="T20">»</text:span></text:p>
      <text:p text:style-name="P81"><text:span text:style-name="T19">Les machines de la pi</text:span><text:span text:style-name="T20">è</text:span><text:span text:style-name="T19">ce avaient </text:span><text:span text:style-name="T20">é</text:span><text:span text:style-name="T19">t</text:span><text:span text:style-name="T20">é</text:span><text:span text:style-name="T19"> faites par un italien nomm</text:span><text:span text:style-name="T20">é</text:span><text:span text:style-name="T19"> Torrelli. Ce spectacle eut un grand succ</text:span><text:span text:style-name="T20">è</text:span><text:span text:style-name="T19">s.</text:span></text:p>
      <text:p text:style-name="P81"><text:span text:style-name="T29">Androm</text:span><text:span text:style-name="T30">è</text:span><text:span text:style-name="T29">de</text:span><text:span text:style-name="T19"> </text:span><text:span text:style-name="T20">é</text:span><text:span text:style-name="T19">tait un sujet d'op</text:span><text:span text:style-name="T20">é</text:span><text:span text:style-name="T19">ra si heureux que, trente-deux ans apr</text:span><text:span text:style-name="T20">è</text:span><text:span text:style-name="T19">s Corneille, Quinault le reprit, sous le titre de </text:span><text:span text:style-name="T29">Pers</text:span><text:span text:style-name="T30">é</text:span><text:span text:style-name="T29">e</text:span><text:span text:style-name="T20">, et ce fut Lulli qui en fit la musique. — </text:span><text:soft-page-break/><text:span text:style-name="T20">N'oublions pas un autre opé</text:span><text:span text:style-name="T19">ra, ou com</text:span><text:span text:style-name="T20">é</text:span><text:span text:style-name="T19">die-ballet lyrique, </text:span><text:span text:style-name="T29">Psych</text:span><text:span text:style-name="T30">é</text:span><text:span text:style-name="T19">, o</text:span><text:span text:style-name="T20">ù</text:span><text:span text:style-name="T19"> Corneille eut pour collaborateurs Quinault et Moli</text:span><text:span text:style-name="T20">è</text:span><text:span text:style-name="T19">re.</text:span></text:p>
      <text:p text:style-name="P69">Si je mentionne ces pi<text:span text:style-name="T3">è</text:span>ces en passant, c'est afin de ne pas vous laisser perdre de vue la vari<text:span text:style-name="T3">é</text:span>t<text:span text:style-name="T3">é</text:span> du g<text:span text:style-name="T3">é</text:span>nie de Corneille, qui sans cesse mettait sur le<text:span text:style-name="T1"> </text:span>th<text:span text:style-name="T3">éâ</text:span>tre des formes nouvelles : com<text:span text:style-name="T3">é</text:span>die, trag<text:span text:style-name="T3">é</text:span>die, tragi-com<text:span text:style-name="T3">é</text:span>die, op<text:span text:style-name="T3">é</text:span>ra, pi<text:span text:style-name="T3">è</text:span>ces <text:span text:style-name="T3">à</text:span> machines, etc. Aujourd'hui bien des gens ne voient en lui qu'un auteur de trag<text:span text:style-name="T3">é</text:span>dies ; mais le genre tragique n'est qu'un des aspects de ce f<text:span text:style-name="T3">é</text:span>cond et infati­gable po<text:span text:style-name="T3">è</text:span>te qui cr<text:span text:style-name="T3">é</text:span>ait sans cesse des moules nou­veaux. Ainsi fera <text:span text:style-name="T3">é</text:span>galement Moli<text:span text:style-name="T3">è</text:span>re. C'est dans cette vari<text:span text:style-name="T3">é</text:span>t<text:span text:style-name="T3">é</text:span> touffue qu'<text:span text:style-name="T3">é</text:span>clate la puissance du g<text:span text:style-name="T3">é</text:span>nie.</text:p>
      <text:p text:style-name="P73"/>
      <text:p text:style-name="P81"><text:span text:style-name="T19">Venons </text:span><text:span text:style-name="T20">à</text:span><text:span text:style-name="T19"> </text:span><text:span text:style-name="T29">Don Sanche d'Aragon</text:span><text:span text:style-name="T19">, qui est de 1651, quatorze ou quinze ann</text:span><text:span text:style-name="T20">é</text:span><text:span text:style-name="T19">es apr</text:span><text:span text:style-name="T20">è</text:span><text:span text:style-name="T19">s </text:span><text:span text:style-name="T29">le Cid</text:span><text:span text:style-name="T24">.</text:span></text:p>
      <text:p text:style-name="P81"><text:span text:style-name="T19">Le Cardinal </text:span><text:span text:style-name="T20">é</text:span><text:span text:style-name="T19">tant mort en 1642, l'ann</text:span><text:span text:style-name="T20">é</text:span><text:span text:style-name="T19">e du </text:span><text:span text:style-name="T29">Menteur</text:span><text:span text:style-name="T19">, Corneille se hasarda </text:span><text:span text:style-name="T20">à</text:span><text:span text:style-name="T19"> rentrer dans les voies du drame mixte, </text:span><text:span text:style-name="T20">à</text:span><text:span text:style-name="T19"> sujets modernes, et donna cette pi</text:span><text:span text:style-name="T20">è</text:span><text:span text:style-name="T19">ce : </text:span><text:span text:style-name="T29">Don Sanche d'Aragon</text:span><text:span text:style-name="T19">. Dans la pr</text:span><text:span text:style-name="T20">é</text:span><text:span text:style-name="T19">face, sous forme d'</text:span><text:span text:style-name="T29">Ep</text:span><text:span text:style-name="T30">î</text:span><text:span text:style-name="T29">tre</text:span><text:span text:style-name="T19"> </text:span><text:span text:style-name="T20">«</text:span><text:span text:style-name="T19"> </text:span><text:span text:style-name="T20">à</text:span><text:span text:style-name="T19"> Monsieur de Zuylichem, conseiller et secr</text:span><text:span text:style-name="T20">é</text:span><text:span text:style-name="T19">taire de Monseigneur le prince d'Orange </text:span><text:span text:style-name="T20">»</text:span><text:span text:style-name="T19">, que fait-il ? En r</text:span><text:span text:style-name="T20">é</text:span><text:span text:style-name="T19">alit</text:span><text:span text:style-name="T20">é</text:span><text:span text:style-name="T19">, il </text:span><text:span text:style-name="T20">é</text:span><text:span text:style-name="T19">bauche la th</text:span><text:span text:style-name="T20">é</text:span><text:span text:style-name="T19">orie du drame moderne ; mais avec combien de pr</text:span><text:span text:style-name="T20">é</text:span><text:span text:style-name="T19">cau­tions et d'explications ! Il croit devoir se mettre encore </text:span><text:span text:style-name="T20">à</text:span><text:span text:style-name="T19"> couvert sous l'exemple des anciens, m</text:span><text:span text:style-name="T20">ê</text:span><text:span text:style-name="T19">me pour innover dans un genre absolument diff</text:span><text:span text:style-name="T20">é</text:span><text:span text:style-name="T24">­</text:span><text:span text:style-name="T19">rent du leur :</text:span></text:p>
      <text:p text:style-name="P68"/>
      <text:p text:style-name="P34"><text:span text:style-name="T13">«</text:span><text:span text:style-name="T5"> Monsieur,</text:span></text:p>
      <text:p text:style-name="P82">Voici un po<text:span text:style-name="T3">è</text:span>me d'une esp<text:span text:style-name="T3">è</text:span>ce nouvelle, et qui n'a point d'exemple chez les a<text:span text:style-name="T3">nciens. Vous connaissez l’humeur </text:span>de nos Fran<text:span text:style-name="T3">ç</text:span>ais : ils aiment la nouveaut<text:span text:style-name="T3">é</text:span><text:span text:style-name="T18">...</text:span><text:span text:style-name="T3">»</text:span></text:p>
      <text:p text:style-name="P84"/>
      <text:p text:style-name="P81"><text:span text:style-name="T19">Cependant il ajoute et fait voir, par des citations latines, que les Grecs et les Romains l'aimaient</text:span><text:span text:style-name="T22"> </text:span><text:span text:style-name="T19">aussi. Puis il explique comment et pourquoi il n'a pu nommer sa pi</text:span><text:span text:style-name="T20">è</text:span><text:span text:style-name="T19">ce ni trag</text:span><text:span text:style-name="T20">é</text:span><text:span text:style-name="T19">die, ni com</text:span><text:span text:style-name="T20">é</text:span><text:span text:style-name="T19">die pure­ment et simplement, ni tragi-com</text:span><text:span text:style-name="T20">é</text:span><text:span text:style-name="T19">die, appellation qu'il avait donn</text:span><text:span text:style-name="T20">é</text:span><text:span text:style-name="T19">e au </text:span><text:span text:style-name="T29">Cid</text:span><text:span text:style-name="T19">. Quel nom prendre cepen­dant, lorsque l'on croit devoir m</text:span><text:span text:style-name="T20">ê</text:span><text:span text:style-name="T19">ler le ton familier </text:span><text:span text:style-name="T20">à</text:span><text:span text:style-name="T19"> l'h</text:span><text:span text:style-name="T20">é</text:span><text:span text:style-name="T19">ro</text:span><text:span text:style-name="T20">ï</text:span><text:span text:style-name="T19">que et mettre en sc</text:span><text:span text:style-name="T20">è</text:span><text:span text:style-name="T19">ne des personnages autres que les princes ? N'est-il pas permis, apr</text:span><text:span text:style-name="T20">è</text:span><text:span text:style-name="T19">s tout, d'en choisir de moins </text:span><text:span text:style-name="T20">é</text:span><text:span text:style-name="T19">lev</text:span><text:span text:style-name="T20">é</text:span><text:span text:style-name="T19">s ? </text:span><text:span text:style-name="T20">«</text:span><text:span text:style-name="T19"> Je ne comprends point, dit-il, ce qui d</text:span><text:span text:style-name="T20">é</text:span><text:span text:style-name="T19">fend de descendre plus bas, quand il se rencontre des actions qui le m</text:span><text:span text:style-name="T20">é</text:span><text:span text:style-name="T19">ritent, et je ne puis croire que l'hospitalit</text:span><text:span text:style-name="T20">é</text:span><text:span text:style-name="T19"> viol</text:span><text:span text:style-name="T20">é</text:span><text:span text:style-name="T19">e en la personne des filles de Sc</text:span><text:span text:style-name="T20">é</text:span><text:span text:style-name="T19">dase, qui n'</text:span><text:span text:style-name="T20">é</text:span><text:span text:style-name="T19">tait qu'un paysan de Leuctres</text:span><text:span text:style-name="T25"> </text:span><text:span text:style-name="T19">%44%, soit moins digne de la sc</text:span><text:span text:style-name="T20">è</text:span><text:span text:style-name="T19">ne que l'assassinat d'Agamemnon par sa femme, ou la vengeance de cette mort par Oreste sur sa propre m</text:span><text:span text:style-name="T20">è</text:span><text:span text:style-name="T19">re ; quitte pour chausser le cothurne un peu plus bas :</text:span></text:p>
      <text:p text:style-name="P12"/>
      <text:p text:style-name="P33"><text:span text:style-name="T40">Et tragicus plerumque dolet sermone pedestri.</text:span></text:p>
      <text:p text:style-name="P73"/>
      <text:p text:style-name="P69">Et la trag<text:span text:style-name="T3">é</text:span>die elle-m<text:span text:style-name="T3">ê</text:span>me, souvent, admet un langage plus terre-<text:span text:style-name="T3">à</text:span>-terre pour exprimer ses dou­leurs. <text:span text:style-name="T3">»</text:span></text:p>
      <text:p text:style-name="P81"><text:span text:style-name="T19">Ici encore, et pour la troisi</text:span><text:span text:style-name="T20">è</text:span><text:span text:style-name="T19">me fois dans cette </text:span><text:span text:style-name="T20">é</text:span><text:span text:style-name="T19">p</text:span><text:span text:style-name="T20">î</text:span><text:span text:style-name="T19">tre, il se met </text:span><text:span text:style-name="T20">à</text:span><text:span text:style-name="T19"> l'abri derri</text:span><text:span text:style-name="T20">è</text:span><text:span text:style-name="T19">re </text:span><text:span text:style-name="T30">l’</text:span><text:span text:style-name="T29">Art po</text:span><text:span text:style-name="T30">é</text:span><text:span text:style-name="T29">tique</text:span><text:span text:style-name="T19"> d'Horace, au moment m</text:span><text:span text:style-name="T20">ê</text:span><text:span text:style-name="T19">me o</text:span><text:span text:style-name="T20">ù</text:span><text:span text:style-name="T19"> il se hasarde de nouveau </text:span><text:span text:style-name="T20">à</text:span><text:span text:style-name="T19"> pr</text:span><text:span text:style-name="T20">ê</text:span><text:span text:style-name="T19">cher pour </text:span><text:soft-page-break/><text:span text:style-name="T19">l'innovation et la libert</text:span><text:span text:style-name="T20">é</text:span><text:span text:style-name="T19">. Puis il continue ainsi :</text:span></text:p>
      <text:p text:style-name="P81"><text:span text:style-name="T41">«</text:span><text:span text:style-name="T40"> Je dirai plus, Monsieur : la trag</text:span><text:span text:style-name="T41">é</text:span><text:span text:style-name="T40">die doit exciter de la piti</text:span><text:span text:style-name="T41">é</text:span><text:span text:style-name="T40"> et de la crainte... Or n'est-il pas vrai que la crainte pourrait </text:span><text:span text:style-name="T41">ê</text:span><text:span text:style-name="T40">tre excit</text:span><text:span text:style-name="T41">é</text:span><text:span text:style-name="T40">e plus fortement par la vue des malheurs arriv</text:span><text:span text:style-name="T41">é</text:span><text:span text:style-name="T40">s aux personnes de notre condition, </text:span><text:span text:style-name="T41">à</text:span><text:span text:style-name="T40"> qui nous ressem­blons tout </text:span><text:span text:style-name="T41">à</text:span><text:span text:style-name="T40"> fait, que par l'image de ceux (des malheurs) qui font tr</text:span><text:span text:style-name="T41">é</text:span><text:span text:style-name="T40">bucher de leurs tr</text:span><text:span text:style-name="T41">ô</text:span><text:span text:style-name="T40">nes les plus grands monarques, avec qui nous n'avons aucun rapport, qu'en tant que nous sommes susceptibles des passions qui les ont jet</text:span><text:span text:style-name="T41">é</text:span><text:span text:style-name="T40">s dans le pr</text:span><text:span text:style-name="T41">é</text:span><text:span text:style-name="T40">cipice ; ce qui ne se rencontre pas toujours. </text:span><text:span text:style-name="T41">»</text:span></text:p>
      <text:p text:style-name="P81"><text:span text:style-name="T19">Bref, il a cru devoir, dit-il, nommer sa nouvelle pi</text:span><text:span text:style-name="T20">è</text:span><text:span text:style-name="T19">ce </text:span><text:span text:style-name="T29">Com</text:span><text:span text:style-name="T30">é</text:span><text:span text:style-name="T29">die h</text:span><text:span text:style-name="T30">é</text:span><text:span text:style-name="T29">ro</text:span><text:span text:style-name="T30">ï</text:span><text:span text:style-name="T29">que</text:span><text:span text:style-name="T19">, et il explique encore tr</text:span><text:span text:style-name="T20">ès longuement pourquoi, — sollicitant l'approbation et de ce Hollandais, M. de Zuylichem, et, par lui, celle d</text:span><text:span text:style-name="T19">e son savant compatriote M. Heinsius, </text:span><text:span text:style-name="T20">«</text:span><text:span text:style-name="T19"> un si grand homme</text:span><text:span text:style-name="T20">»</text:span><text:span text:style-name="T19">, comme il l'appelle. Ce M. Hein­sius (en hollandais Heinse) </text:span><text:span text:style-name="T20">é</text:span><text:span text:style-name="T19">tait un commentateur de la </text:span><text:span text:style-name="T29">Po</text:span><text:span text:style-name="T30">é</text:span><text:span text:style-name="T29">tique</text:span><text:span text:style-name="T19"> d'Aristote, et un des oracles du temps sur les r</text:span><text:span text:style-name="T20">è</text:span><text:span text:style-name="T19">gles de l'art dramatique. II y a tout une dynastie des Heinsius, savants de p</text:span><text:span text:style-name="T20">è</text:span><text:span text:style-name="T19">re en fils.</text:span></text:p>
      <text:p text:style-name="P81"><text:span text:style-name="T19">Voil</text:span><text:span text:style-name="T20">à</text:span><text:span text:style-name="T19">, en abr</text:span><text:span text:style-name="T20">é</text:span><text:span text:style-name="T19">g</text:span><text:span text:style-name="T20">é</text:span><text:span text:style-name="T19">, cette </text:span><text:span text:style-name="T20">É</text:span><text:span text:style-name="T19">p</text:span><text:span text:style-name="T20">î</text:span><text:span text:style-name="T19">tre-pr</text:span><text:span text:style-name="T20">é</text:span><text:span text:style-name="T19">face, tr</text:span><text:span text:style-name="T20">è</text:span><text:span text:style-name="T19">s int</text:span><text:span text:style-name="T20">é</text:span><text:span text:style-name="T24">­</text:span><text:span text:style-name="T19">ressante, tr</text:span><text:span text:style-name="T20">è</text:span><text:span text:style-name="T19">s curieuse, qui nous donne la limite et l'alignement forc</text:span><text:span text:style-name="T20">é</text:span><text:span text:style-name="T19"> du romantisme de Corneille, Il n'aurait pas mieux demand</text:span><text:span text:style-name="T20">é</text:span><text:span text:style-name="T19">, sans doute, que de se donner carri</text:span><text:span text:style-name="T20">è</text:span><text:span text:style-name="T19">re, de suivre son instinct, de prendre l'essor, de d</text:span><text:span text:style-name="T20">é</text:span><text:span text:style-name="T19">ployer ses ailes, au lieu de rester entre les barreaux de toutes ces pr</text:span><text:span text:style-name="T20">é</text:span><text:span text:style-name="T19">tendues r</text:span><text:span text:style-name="T20">è</text:span><text:span text:style-name="T19">gles, clo</text:span><text:span text:style-name="T20">î</text:span><text:span text:style-name="T19">tr</text:span><text:span text:style-name="T20">é</text:span><text:span text:style-name="T19"> dans les compartiments des genres.</text:span><text:span text:style-name="T22"> </text:span><text:span text:style-name="T19">Mais on le trouvait d</text:span><text:span text:style-name="T20">é</text:span><text:span text:style-name="T19">j</text:span><text:span text:style-name="T20">à</text:span><text:span text:style-name="T19"> t</text:span><text:span text:style-name="T20">é</text:span><text:span text:style-name="T19">m</text:span><text:span text:style-name="T20">é</text:span><text:span text:style-name="T19">raire, insubordonn</text:span><text:span text:style-name="T20">é</text:span><text:span text:style-name="T19">, r</text:span><text:span text:style-name="T20">é</text:span><text:span text:style-name="T19">volutionnaire, </text:span><text:span text:style-name="T20">à</text:span><text:span text:style-name="T19"> l'</text:span><text:span text:style-name="T20">é</text:span><text:span text:style-name="T19">gard de toutes les autorit</text:span><text:span text:style-name="T20">é</text:span><text:span text:style-name="T19">s du temps. Un si</text:span><text:span text:style-name="T20">è</text:span><text:span text:style-name="T19">cle apr</text:span><text:span text:style-name="T20">è</text:span><text:span text:style-name="T19">s, Voltaire lui-m</text:span><text:span text:style-name="T20">ê</text:span><text:span text:style-name="T19">me n'</text:span><text:span text:style-name="T20">é</text:span><text:span text:style-name="T19">tait-il pas encore du c</text:span><text:span text:style-name="T20">ô</text:span><text:span text:style-name="T19">t</text:span><text:span text:style-name="T20">é</text:span><text:span text:style-name="T19"> de celles-ci ? Voltaire si libre d'es­prit en tout le reste, mais </text:span><text:span text:style-name="T20">é</text:span><text:span text:style-name="T19">l</text:span><text:span text:style-name="T20">è</text:span><text:span text:style-name="T19">ve des J</text:span><text:span text:style-name="T20">é</text:span><text:span text:style-name="T19">suites et du p</text:span><text:span text:style-name="T20">è</text:span><text:span text:style-name="T19">re Por</text:span><text:span text:style-name="T20">é</text:span><text:span text:style-name="T19">e pour la trag</text:span><text:span text:style-name="T20">é</text:span><text:span text:style-name="T19">die, tient pour les vieux genres bien distincts, trag</text:span><text:span text:style-name="T20">é</text:span><text:span text:style-name="T19">die d'un c</text:span><text:span text:style-name="T20">ô</text:span><text:span text:style-name="T19">t</text:span><text:span text:style-name="T20">é</text:span><text:span text:style-name="T19">, com</text:span><text:span text:style-name="T20">é</text:span><text:span text:style-name="T19">die de l'autre ; c</text:span><text:span text:style-name="T20">ô</text:span><text:span text:style-name="T19">t</text:span><text:span text:style-name="T20">é</text:span><text:span text:style-name="T19"> du rire, c</text:span><text:span text:style-name="T20">ô</text:span><text:span text:style-name="T19">t</text:span><text:span text:style-name="T20">é</text:span><text:span text:style-name="T19"> des pleurs ; la vie humaine coup</text:span><text:span text:style-name="T20">é</text:span><text:span text:style-name="T19">e en deux. Voici la note que, dans son </text:span><text:span text:style-name="T29">Com­mentaire</text:span><text:span text:style-name="T19">, si </text:span><text:span text:style-name="T20">é</text:span><text:span text:style-name="T19">troit, si mesquin, il croit devoir mettre </text:span><text:span text:style-name="T20">à</text:span><text:span text:style-name="T19"> cette </text:span><text:span text:style-name="T20">É</text:span><text:span text:style-name="T19">p</text:span><text:span text:style-name="T20">î</text:span><text:span text:style-name="T19">tre-pr</text:span><text:span text:style-name="T20">é</text:span><text:span text:style-name="T19">face de </text:span><text:span text:style-name="T29">Don Sanche d'Aragon</text:span><text:span text:style-name="T19"> :</text:span></text:p>
      <text:p text:style-name="P12"/>
      <text:p text:style-name="P81"><text:span text:style-name="T41">«</text:span><text:span text:style-name="T40"> Ce genre purement romanesque, d</text:span><text:span text:style-name="T41">é</text:span><text:span text:style-name="T40">nu</text:span><text:span text:style-name="T41">é</text:span><text:span text:style-name="T40"> de tout ce qui peut </text:span><text:span text:style-name="T41">é</text:span><text:span text:style-name="T40">mouvoir (nous allons voir cela) et de tout ce qui fait l'</text:span><text:span text:style-name="T41">â</text:span><text:span text:style-name="T40">me de la trag</text:span><text:span text:style-name="T41">é</text:span><text:span text:style-name="T40">die, fut en vogue avant Corneille. </text:span><text:span text:style-name="T29">Don Bernard de Cabrera</text:span><text:span text:style-name="T40">, </text:span><text:span text:style-name="T29">Laure pers</text:span><text:span text:style-name="T30">é</text:span><text:span text:style-name="T29">cut</text:span><text:span text:style-name="T30">é</text:span><text:span text:style-name="T29">e</text:span><text:span text:style-name="T40">, et plusieurs autres pi</text:span><text:span text:style-name="T41">è</text:span><text:span text:style-name="T40">ces, sont dans ce go</text:span><text:span text:style-name="T41">û</text:span><text:span text:style-name="T40">t. C'est ce qu'on appelait com</text:span><text:span text:style-name="T41">é</text:span><text:span text:style-name="T40">die h</text:span><text:span text:style-name="T41">é</text:span><text:span text:style-name="T40">ro</text:span><text:span text:style-name="T41">ï</text:span><text:span text:style-name="T40">que, genre mitoyen, qui peut avoir ses beaut</text:span><text:span text:style-name="T41">é</text:span><text:span text:style-name="T40">s... Ces esp</text:span><text:span text:style-name="T41">è</text:span><text:span text:style-name="T40">ces de com</text:span><text:span text:style-name="T41">é</text:span><text:span text:style-name="T40">dies furent invent</text:span><text:span text:style-name="T41">é</text:span><text:span text:style-name="T40">es par les Espa­gnols. Il y en a beaucoup dans Lope de Vega. Celle-ci est- tir</text:span><text:span text:style-name="T41">é</text:span><text:span text:style-name="T40">e d'une pi</text:span><text:span text:style-name="T41">è</text:span><text:span text:style-name="T40">ce espagnole intitul</text:span><text:span text:style-name="T41">é</text:span><text:span text:style-name="T40">e : </text:span><text:span text:style-name="T29">El palacio confuso</text:span><text:span text:style-name="T40">, et du roman de </text:span><text:span text:style-name="T29">P</text:span><text:span text:style-name="T30">é</text:span><text:span text:style-name="T29">lage</text:span><text:span text:style-name="T40">. </text:span><text:span text:style-name="T41">»</text:span></text:p>
      <text:p text:style-name="P73"/>
      <text:p text:style-name="P81"><text:span text:style-name="T19">Corneille, qui ordinairement indique ses sources, n'a point indiqu</text:span><text:span text:style-name="T20">é</text:span><text:span text:style-name="T19"> celles-l</text:span><text:span text:style-name="T20">à</text:span><text:span text:style-name="T19">. Il est probable, eu tout cas, que </text:span><text:span text:style-name="T29">Don Sanche d'Aragon</text:span><text:span text:style-name="T19"> est d'origine espagnole. C'est l</text:span><text:span text:style-name="T20">à</text:span><text:span text:style-name="T19"> que Corneille aime </text:span><text:span text:style-name="T20">à</text:span><text:span text:style-name="T19"> revenir : la litt</text:span><text:span text:style-name="T20">é</text:span><text:span text:style-name="T19">rature espagnole est pour lui une mine in</text:span><text:span text:style-name="T20">é</text:span><text:span text:style-name="T24">­</text:span><text:span text:style-name="T19">puisable %45%.</text:span></text:p>
      <text:p text:style-name="P69">Emprunt<text:span text:style-name="T3">é</text:span>e ou non <text:span text:style-name="T3">à</text:span> l'Espagne, cette pi<text:span text:style-name="T3">è</text:span>ce est bien espagnole en soi ; elle respire la magnanimit<text:span text:style-name="T3">é</text:span> et l'h<text:span text:style-name="T3">é</text:span>ro<text:span text:style-name="T3">ï</text:span>sme ; en m<text:span text:style-name="T3">ê</text:span>me temps elle est anim<text:span text:style-name="T3">é</text:span>e d'un souffle populaire, qui d<text:span text:style-name="T3">è</text:span>s lors plaisait <text:span text:style-name="T3">à</text:span> la France. Malheureusement, il s'en faut de beaucoup qu'elle soit partout d'<text:span text:style-name="T3">é</text:span>gale force. Il n'y a gu<text:span text:style-name="T3">è</text:span>re de bon que le premier et le cinqui<text:span text:style-name="T3">è</text:span>me acte ; <text:soft-page-break/>le reste est lan­guissant. Aussi avait-on essay<text:span text:style-name="T3">é</text:span>, au Th<text:span text:style-name="T3">éâ</text:span>tre-Fran­<text:span text:style-name="T3">ç</text:span>ais, il y a quelques ann<text:span text:style-name="T3">é</text:span>es, de r<text:span text:style-name="T3">é</text:span>duire la pi<text:span text:style-name="T3">è</text:span>ce en trois actes : entreprise un peu audacieuse, dont j'ignore le succ<text:span text:style-name="T3">è</text:span>s.</text:p>
      <text:p text:style-name="P69">Ce drame commence de la mani<text:span text:style-name="T3">è</text:span>re la plus in­t<text:span text:style-name="T3">é</text:span>ressante. La reine de Castille, Isabelle, pour contenter les v<text:span text:style-name="T3">œ</text:span>ux de son peuple, doit se marier. Elle va choisir, ce jour-l<text:span text:style-name="T3">à</text:span> m<text:span text:style-name="T3">ê</text:span>me, un <text:span text:style-name="T3">é</text:span>poux. Les <text:span text:style-name="T3">É</text:span>tats, sur sa demande, lui ont d<text:span text:style-name="T3">é</text:span>sign<text:span text:style-name="T3">é</text:span> trois sei­gneurs, trois comtes, qui paraissent les plus dignes d'<text:span text:style-name="T3">ê</text:span>tre distingu<text:span text:style-name="T3">é</text:span>s par elle ; mais elle s'est r<text:span text:style-name="T3">é</text:span>serv<text:span text:style-name="T3">é</text:span> le droit de choisir, soit un des trois, soit n'importe qui. Tous les trois, avertis de cette r<text:span text:style-name="T3">é</text:span>serve, y ont consenti. Sur ces entrefaites, voici l'incident qui se produit, d<text:span text:style-name="T3">è</text:span>s la troisi<text:span text:style-name="T3">è</text:span>me sc<text:span text:style-name="T3">è</text:span>ne : un soldat de fortune, nomm<text:span text:style-name="T3">é</text:span> Carlos, qui s'est distingu<text:span text:style-name="T3">é</text:span> dans les guerres contre les Maures, entre dans la salle et va pour prendre place en m<text:span text:style-name="T3">ê</text:span>me temps que les trois seigneurs. La fiert<text:span text:style-name="T3">é</text:span> de ceux-ci s'en indigne ; mais<text:span text:style-name="T1"> </text:span>la Reine, tenant compte de ce que Carlos s'est illustr<text:span text:style-name="T3">é</text:span> par plusieurs exploits, comme un nouveau Cid, trouve bon qu'il prenne s<text:span text:style-name="T3">é</text:span>ance <text:span text:style-name="T3">à</text:span> c<text:span text:style-name="T3">ô</text:span>t<text:span text:style-name="T3">é</text:span> d'eux. Voil<text:span text:style-name="T3">à</text:span> le canevas de la sc<text:span text:style-name="T3">è</text:span>ne ; en voici le d<text:span text:style-name="T3">é</text:span>veloppement et la progression attachante :</text:p>
      <text:p text:style-name="P81"><text:span text:style-name="T41">«</text:span><text:span text:style-name="T40"> Ici, dit le texte, les trois Reines %46% prennent chacune un fauteuil ; et, apr</text:span><text:span text:style-name="T41">è</text:span><text:span text:style-name="T40">s que les trois comtes</text:span><text:span text:style-name="T44"> </text:span><text:span text:style-name="T40">et le reste des Grands qui sont pr</text:span><text:span text:style-name="T41">é</text:span><text:span text:style-name="T40">sents se sont assis sur des bancs pr</text:span><text:span text:style-name="T41">é</text:span><text:span text:style-name="T40">par</text:span><text:span text:style-name="T41">é</text:span><text:span text:style-name="T40">s expr</text:span><text:span text:style-name="T41">è</text:span><text:span text:style-name="T40">s, Carlos, y voyant une place vide, s'y veut seoir, et don Manrique l'en emp</text:span><text:span text:style-name="T41">ê</text:span><text:span text:style-name="T40">che. </text:span><text:span text:style-name="T41">»</text:span></text:p>
      <text:p text:style-name="P68"/>
      <text:p text:style-name="P28">don manrique </text:p>
      <text:p text:style-name="P34">Tout beau, tout beau, Carlos ! D'o<text:span text:style-name="T3">ù</text:span> vous vient cette</text:p>
      <text:p text:style-name="P34"><text:span text:style-name="T18"><text:tab/><text:tab/><text:tab/><text:tab/><text:tab/><text:tab/></text:span>audace ?</text:p>
      <text:p text:style-name="P34">Et quel titre en ce rang a pu vous <text:span text:style-name="T3">é</text:span>tablir ?</text:p>
      <text:p text:style-name="P37"/>
      <text:p text:style-name="P28">carlos</text:p>
      <text:p text:style-name="P34">J'ai vu la place vide, et cru la bien remplir.</text:p>
      <text:p text:style-name="P37"/>
      <text:p text:style-name="P28">don manrique </text:p>
      <text:p text:style-name="P34">Un soldat bien remplir une place de comte ?</text:p>
      <text:p text:style-name="P29"/>
      <text:p text:style-name="P28">carlos</text:p>
      <text:p text:style-name="P34">Seigneur, ce que je suis ne me fait point de honte.</text:p>
      <text:p text:style-name="P34">Depuis plus de six ans il ne s'est fait combat</text:p>
      <text:p text:style-name="P34">Qui ne m'ait bien acquis ce grand nom de soldat...</text:p>
      <text:p text:style-name="P34">…………………………………………………………<text:span text:style-name="T18">.</text:span></text:p>
      <text:p text:style-name="P34">On m'appelle soldat ; je fais gloire de l'<text:span text:style-name="T3">ê</text:span>tre ;</text:p>
      <text:p text:style-name="P34">Au feu Roi par trois fois je le fis bien para<text:span text:style-name="T3">î</text:span>tre :</text:p>
      <text:p text:style-name="P34">L'<text:span text:style-name="T3">é</text:span>tendard de Castille, <text:span text:style-name="T3">à</text:span> ses yeux enlev<text:span text:style-name="T3">é</text:span><text:span text:style-name="T18">,</text:span></text:p>
      <text:p text:style-name="P34">Des mains des ennemis par moi seul fut sauv<text:span text:style-name="T3">é</text:span> ; </text:p>
      <text:p text:style-name="P34">Cette seule action r<text:span text:style-name="T3">é</text:span>tablit la bataille, </text:p>
      <text:p text:style-name="P34">Fit rechasser le Maure au pied de sa muraille, </text:p>
      <text:p text:style-name="P34">Et, rendant le courage aux plus timides c<text:span text:style-name="T3">œ</text:span>urs, </text:p>
      <text:p text:style-name="P34">Rappela les vaincus, et d<text:span text:style-name="T3">é</text:span>fit les vainqueurs. </text:p>
      <text:p text:style-name="P34"><text:soft-page-break/>Ce m<text:span text:style-name="T3">ê</text:span>me Roi me vit, dedans l'Andalousie, </text:p>
      <text:p text:style-name="P34">D<text:span text:style-name="T3">é</text:span>gager sa personne en prodiguant ma vie, </text:p>
      <text:p text:style-name="P34">Quand, tout perc<text:span text:style-name="T3">é</text:span> de coups sur un monceau de morts, </text:p>
      <text:p text:style-name="P34">Je lui fis si longtemps bouclier de mon corps </text:p>
      <text:p text:style-name="P34">Qu'enfin, autour de lui ses troupes ralli<text:span text:style-name="T3">é</text:span>es, </text:p>
      <text:p text:style-name="P34">Celles qui renfermaient furent sacrifi<text:span text:style-name="T3">é</text:span>es ; </text:p>
      <text:p text:style-name="P34">Et le m<text:span text:style-name="T3">ê</text:span>me escadron qui le vint secourir </text:p>
      <text:p text:style-name="P34">Le ramena vainqueur, et moi pr<text:span text:style-name="T3">ê</text:span>t <text:span text:style-name="T3">à</text:span> mourir. </text:p>
      <text:p text:style-name="P34">Je montai le premier sur les murs de S<text:span text:style-name="T3">é</text:span>ville, </text:p>
      <text:p text:style-name="P34">Et tins la br<text:span text:style-name="T3">è</text:span>che ouverte aux troupes de Castille. </text:p>
      <text:p text:style-name="P34">Je ne vous parle point d'assez d'autres exploits, </text:p>
      <text:p text:style-name="P34">Qui n'ont pas pour t<text:span text:style-name="T3">é</text:span>moins eu les yeux de mes rois : </text:p>
      <text:p text:style-name="P34">Tel me voit et m'entend, et me m<text:span text:style-name="T3">é</text:span>prise encore, </text:p>
      <text:p text:style-name="P34">Qui g<text:span text:style-name="T3">é</text:span>mirait sans moi dans les prisons du Maure.</text:p>
      <text:p text:style-name="P37"/>
      <text:p text:style-name="P28">don manrique </text:p>
      <text:p text:style-name="P34">Nous parlez-vous, Carlos, pour Don Lope et pour moi ?</text:p>
      <text:p text:style-name="P29"/>
      <text:p text:style-name="P28">carlos</text:p>
      <text:p text:style-name="P34">Je parle seulement de ce qu'a vu le Roi,</text:p>
      <text:p text:style-name="P34">Seigneur ; et qui voudra parle <text:span text:style-name="T3">à sa conscience. — </text:span></text:p>
      <text:p text:style-name="P34">Voil<text:span text:style-name="T3">à</text:span> dont le feu Roi me promit r<text:span text:style-name="T3">é</text:span>compense ; </text:p>
      <text:p text:style-name="P34">Mais la mort le surprit comme il la r<text:span text:style-name="T3">é</text:span>solvait.</text:p>
      <text:p text:style-name="P37"/>
      <text:p text:style-name="P69">La Reine confirme hautement le t<text:span text:style-name="T3">é</text:span>moignage de Carlos : le Roi, dit-elle, s'il e<text:span text:style-name="T3">û</text:span>t v<text:span text:style-name="T3">é</text:span>cu, n'e<text:span text:style-name="T3">û</text:span>t certes pas manqu<text:span text:style-name="T3">é</text:span> d'acquitter cette dette ; elle la reprend pour son compte. Et c'est pourquoi elle invite Carlos <text:span text:style-name="T3">à</text:span> s'asseoir aupr<text:span text:style-name="T3">è</text:span>s des trois seigneurs.</text:p>
      <text:p text:style-name="P69">Don Lope ose r<text:span text:style-name="T3">é</text:span>pliquer <text:span text:style-name="T3">à</text:span> la Reine qu'au moins faut-il que Carlos dise auparavant de qui il est fils. Pour lui, il ne conteste ni les services publics de ce soldat, ni les services priv<text:span text:style-name="T3">é</text:span>s qu'il a, ainsi que Don Manrique, re<text:span text:style-name="T3">ç</text:span>us de sa vaillance ; mais enfin la vaillance ne suffit pas pour avoir droit de s'asseoir <text:span text:style-name="T3">à</text:span> cette place, si l'on n'est point de noble sang. Que Carlos nomme donc ses parents d'abord.</text:p>
      <text:p text:style-name="P68"/>
      <text:p text:style-name="P28">don carlos</text:p>
      <text:p text:style-name="P34">Seigneur, pour mes parents je nomme mes exploits :</text:p>
      <text:p text:style-name="P34">Ma valeur est ma race, et mon bras est mon p<text:span text:style-name="T3">è</text:span>re.</text:p>
      <text:p text:style-name="P83"/>
      <text:p text:style-name="P28">don lope </text:p>
      <text:p text:style-name="P34">Vous le voyez, Madame, et la preuve en est claire, </text:p>
      <text:p text:style-name="P34">Sans doute il n'est pas noble.</text:p>
      <text:p text:style-name="P37"/>
      <text:p text:style-name="P34"><text:span text:style-name="T6">done isabelle </text:span></text:p>
      <text:p text:style-name="P34"><text:span text:style-name="T18"><text:tab/></text:span>Eh bien ! je l'anoblis,</text:p>
      <text:p text:style-name="P34">Quelle que soit sa race et de qui qu'il soit fils ! </text:p>
      <text:p text:style-name="P34"><text:soft-page-break/>Qu'on ne conteste plus.</text:p>
      <text:p text:style-name="P37"/>
      <text:p text:style-name="P28">don manrique</text:p>
      <text:p text:style-name="P34">Encore un mot, de gr<text:span text:style-name="T3">âce !</text:span><text:span text:style-name="T18">...</text:span></text:p>
      <text:p text:style-name="P83"/>
      <text:p text:style-name="P28">done isabelle </text:p>
      <text:p text:style-name="P34">Don Manrique, <text:span text:style-name="T3">à</text:span> la fin c'est prendre trop d'audace :</text:p>
      <text:p text:style-name="P34">Ne puis-je l'anoblir si vous n'y consentez ?</text:p>
      <text:p text:style-name="P29"/>
      <text:p text:style-name="P28">don manrique</text:p>
      <text:p text:style-name="P33"><text:span text:style-name="T40">Oui ; mais ce rang n'est d</text:span><text:span text:style-name="T41">û</text:span><text:span text:style-name="T40"> qu'aux hautes dignit</text:span><text:span text:style-name="T41">é</text:span><text:span text:style-name="T40">s :</text:span></text:p>
      <text:p text:style-name="P34">Tout autre qu'un marquis ou comte le profane.</text:p>
      <text:p text:style-name="P12"/>
      <text:p text:style-name="P33"><text:span text:style-name="T16">done isabelle, </text:span><text:span text:style-name="T47">à Carlos</text:span></text:p>
      <text:p text:style-name="P33"><text:span text:style-name="T40">Eh bien ! seyez-vous donc, marquis de Santillane,</text:span></text:p>
      <text:p text:style-name="P33"><text:span text:style-name="T41">Comte de Penafiel, gouverneur de Burgos. — </text:span></text:p>
      <text:p text:style-name="P34">Don Manrique, est-ce assez pour faire seoir Carlos ? </text:p>
      <text:p text:style-name="P33"><text:span text:style-name="T40">Vous reste-t-il encor quelque scrupule en l'</text:span><text:span text:style-name="T41">â</text:span><text:span text:style-name="T40">me ?...</text:span></text:p>
      <text:p text:style-name="P73"/>
      <text:p text:style-name="P81"><text:span text:style-name="T19">Il semble que l'auteur d'</text:span><text:span text:style-name="T29">Hernani </text:span><text:span text:style-name="T19">a eu quel­que r</text:span><text:span text:style-name="T20">é</text:span><text:span text:style-name="T19">miniscence, peut-</text:span><text:span text:style-name="T20">ê</text:span><text:span text:style-name="T19">tre inconsciente, de ce mouvement, lorsque Charles-Quint, pardonnant </text:span><text:span text:style-name="T20">à</text:span><text:span text:style-name="T19"> Hernani et lui donnant pour femme Dona Sol, dit </text:span><text:span text:style-name="T20">à celle-ci :</text:span></text:p>
      <text:p text:style-name="P68"/>
      <text:p text:style-name="P34">Allons relevez-vous, duchesse de Segorbe, </text:p>
      <text:p text:style-name="P34">Comtesse Albatera, marquise de Monroy...</text:p>
      <text:p text:style-name="P87">à Hernani :</text:p>
      <text:p text:style-name="P34">Tes autres noms, Don Juan ?..<text:span text:style-name="T18">.</text:span></text:p>
      <text:p text:style-name="P84"/>
      <text:p text:style-name="P81"><text:span text:style-name="T19">Sur les paroles de la reine Isabelle, Don Manrique et Don Lope se sont lev</text:span><text:span text:style-name="T20">é</text:span><text:span text:style-name="T19">s avec indignation au moment o</text:span><text:span text:style-name="T20">ù</text:span><text:span text:style-name="T19"> Carlos s'est assis. Et m</text:span><text:span text:style-name="T20">ê</text:span><text:span text:style-name="T19">me, Don Manrique, emport</text:span><text:span text:style-name="T20">é</text:span><text:span text:style-name="T19"> par le d</text:span><text:span text:style-name="T20">é</text:span><text:span text:style-name="T19">pit, va jusqu'</text:span><text:span text:style-name="T20">à</text:span><text:span text:style-name="T19"> dire avec un ton d'amertume et de raillerie ;</text:span></text:p>
      <text:p text:style-name="P68"/>
      <text:p text:style-name="P33"><text:span text:style-name="T40">Achevez, achevez : faites-le roi, Madame.</text:span></text:p>
      <text:p text:style-name="P33"><text:span text:style-name="T40">Par ces marques d'honneur l'</text:span><text:span text:style-name="T41">é</text:span><text:span text:style-name="T40">lever jusqu'</text:span><text:span text:style-name="T41">à</text:span><text:span text:style-name="T40"> nous,</text:span></text:p>
      <text:p text:style-name="P33"><text:span text:style-name="T40">C'est moins nous r</text:span><text:span text:style-name="T41">é</text:span><text:span text:style-name="T40">galer que rapprocher de vous :</text:span></text:p>
      <text:p text:style-name="P33"><text:span text:style-name="T40">Ce pr</text:span><text:span text:style-name="T41">é</text:span><text:span text:style-name="T40">ambule adroit n'</text:span><text:span text:style-name="T41">é</text:span><text:span text:style-name="T40">tait pas sans myst</text:span><text:span text:style-name="T41">è</text:span><text:span text:style-name="T40">re;</text:span></text:p>
      <text:p text:style-name="P34">Et ces nouveaux serments qu'il nous a fallu faire</text:p>
      <text:p text:style-name="P33"><text:span text:style-name="T40">Montraient bien dans votre </text:span><text:span text:style-name="T41">â</text:span><text:span text:style-name="T40">me un tel choix pr</text:span><text:span text:style-name="T41">é</text:span><text:span text:style-name="T40">par</text:span><text:span text:style-name="T41">é</text:span><text:span text:style-name="T43">.</text:span></text:p>
      <text:p text:style-name="P33"><text:span text:style-name="T40">Enfin vous le pouvez, et nous l'avons jur</text:span><text:span text:style-name="T41">é</text:span><text:span text:style-name="T40"> :</text:span></text:p>
      <text:p text:style-name="P33"><text:span text:style-name="T40">Je suis pr</text:span><text:span text:style-name="T41">ê</text:span><text:span text:style-name="T40">t d'ob</text:span><text:span text:style-name="T41">é</text:span><text:span text:style-name="T40">ir, et, loin d'y contredire,</text:span></text:p>
      <text:p text:style-name="P34">Je laisse entre ses mains et vous et votre empire.</text:p>
      <text:p text:style-name="P34">Je sors avant ce choix, non que j'en sois jaloux,</text:p>
      <text:p text:style-name="P34">Mais de peur que mon front n'en rougisse pour vous. </text:p>
      <text:p text:style-name="P12"/>
      <text:p text:style-name="P33"><text:soft-page-break/><text:span text:style-name="T16">done isabelle</text:span></text:p>
      <text:p text:style-name="P34">Arr<text:span text:style-name="T3">ê</text:span>tez, insolent ! Votre Reine pardonne </text:p>
      <text:p text:style-name="P34">Ce qu'une indigne crainte imprudemment soup<text:span text:style-name="T3">ç</text:span>onne, </text:p>
      <text:p text:style-name="P34">Et, pour la d<text:span text:style-name="T3">é</text:span>mentir, veut bien vous assurer </text:p>
      <text:p text:style-name="P34">Qu'au choix de ses Etats elle veut demeurer ; </text:p>
      <text:p text:style-name="P34">Que vous tenez encor m<text:span text:style-name="T3">ê</text:span>me rang dans son <text:span text:style-name="T3">â</text:span>me ; </text:p>
      <text:p text:style-name="P34">Qu'elle prend vos transports pour un exc<text:span text:style-name="T3">è</text:span>s de flamme ; </text:p>
      <text:p text:style-name="P34">Et qu'au lieu d'en punir le z<text:span text:style-name="T3">è</text:span>le injurieux, </text:p>
      <text:p text:style-name="P34">Sur un crime d'amour elle ferme les yeux.</text:p>
      <text:p text:style-name="P37"/>
      <text:p text:style-name="P69"><text:bookmark-start text:name="bookmark33"/>Cette r<text:span text:style-name="T3">é</text:span>plique de Done Isabelle n'est-elle pas jolie ? bien espagnole, et bien f<text:span text:style-name="T3">é</text:span>minine ?<text:bookmark-end text:name="bookmark33"/></text:p>
      <text:p text:style-name="P69"><text:bookmark-start text:name="bookmark34"/>Mais voici encore de l'impr<text:span text:style-name="T3">é</text:span>vu, et une progres­sion saisissante. La reine Isabelle continue ainsi<text:span text:style-name="T4"> </text:span><text:bookmark-end text:name="bookmark34"/>:</text:p>
      <text:p text:style-name="P69"/>
      <text:p text:style-name="P34">Soit que j'aime Carlos, soit que par simple estime </text:p>
      <text:p text:style-name="P34">Je rende <text:span text:style-name="T3">à</text:span> ses vertus un honneur l<text:span text:style-name="T3">é</text:span>gitime, </text:p>
      <text:p text:style-name="P34">Vous devez respecter, quels que soient mes desseins,</text:p>
      <text:p text:style-name="P34">Ou le choix de mon c<text:span text:style-name="T3">œ</text:span>ur, ou l'<text:span text:style-name="T3">œ</text:span>uvre de mes mains. </text:p>
      <text:p text:style-name="P34"><text:span text:style-name="T3">Je l’</text:span>ai fait votre <text:span text:style-name="T3">é</text:span>gal, et, quoiqu'on s'en mutine, </text:p>
      <text:p text:style-name="P34">Sachez qu'<text:span text:style-name="T3">à</text:span> plus encor ma faveur le destine. </text:p>
      <text:p text:style-name="P34">Je veux qu'aujourd'hui m<text:span text:style-name="T3">ê</text:span>me il puisse plus que moi </text:p>
      <text:p text:style-name="P34">J'en ai fait un marquis, je veux qu'il fasse un roi. </text:p>
      <text:p text:style-name="P34">S'il a tant de valeur que vous-m<text:span text:style-name="T3">ê</text:span>mes le dites, </text:p>
      <text:p text:style-name="P34">Il sait quelle est la v<text:span text:style-name="T3">ô</text:span>tre et conna<text:span text:style-name="T3">î</text:span>t vos m<text:span text:style-name="T3">é</text:span>rites, </text:p>
      <text:p text:style-name="P34">Et jugera de vous avec plus de raison </text:p>
      <text:p text:style-name="P34">Que moi qui n'en connais que la race et le nom.</text:p>
      <text:p text:style-name="P34"><text:span text:style-name="T3">à</text:span> Carlos :</text:p>
      <text:p text:style-name="P34">Marquis, prenez ma bague, et la donnez pour marque</text:p>
      <text:p text:style-name="P34">Au plus digne des trois que j'en fasse un monarque,</text:p>
      <text:p text:style-name="P34">le vous laisse y penser tout ce reste du jour,</text:p>
      <text:p text:style-name="P34">Rivaux ambitieux, faites-lui votre cour<text:span text:style-name="T4"> </text:span><text:span text:style-name="T3">:</text:span></text:p>
      <text:p text:style-name="P34">Qui me rapportera l'anneau que je lui donne</text:p>
      <text:p text:style-name="P34">Recevra sur-le-champ ma main et ma couronne.</text:p>
      <text:p text:style-name="P73"/>
      <text:p text:style-name="P69">La Reine se retire. Les trois pr<text:span text:style-name="T3">é</text:span>tendants, rest<text:span text:style-name="T3">é</text:span>s en face de Carlos, lui demandent, avec une ironie de d<text:span text:style-name="T3">é</text:span>pit, ce qu'il faut faire pour gagner ses bonnes gr<text:span text:style-name="T3">â</text:span>ces :</text:p>
      <text:p text:style-name="P68"/>
      <text:p text:style-name="P34">Vous <text:span text:style-name="T3">ê</text:span>tes notre juge, il faut vous adoucir.</text:p>
      <text:p text:style-name="P37"/>
      <text:p text:style-name="P34"><text:span text:style-name="T5">carlos,</text:span> hautain.</text:p>
      <text:p text:style-name="P34">Vous y pourriez peut-<text:span text:style-name="T3">ê</text:span>tre assez mal r<text:span text:style-name="T3">é</text:span>ussir ; </text:p>
      <text:p text:style-name="P34">Quittez ces contre-temps de froide raillerie.</text:p>
      <text:p text:style-name="P37"><text:soft-page-break/></text:p>
      <text:p text:style-name="P34"><text:span text:style-name="T6">done manrique</text:span></text:p>
      <text:p text:style-name="P34">Il n'en est pas saison, quand il faut qu'on vous prie.</text:p>
      <text:p text:style-name="P37"/>
      <text:p text:style-name="P28">carlos</text:p>
      <text:p text:style-name="P34">Ne raillons ni prions, et demeurons amis...</text:p>
      <text:p text:style-name="P37"/>
      <text:p text:style-name="P69">Ici un nouveau coup de th<text:span text:style-name="T3">éâ</text:span>tre continue de d<text:span text:style-name="T3">é</text:span>ve­lopper avec <text:span text:style-name="T3">é</text:span>clat l'esprit chevaleresque de ce r<text:span text:style-name="T3">ô</text:span>le. Carlos en effet poursuit ainsi :</text:p>
      <text:p text:style-name="P68"/>
      <text:p text:style-name="P34">Je sais ce que la Reine en mes mains a remis ; </text:p>
      <text:p text:style-name="P34">J'en userai fort bien : vous n'avez rien <text:span text:style-name="T3">à</text:span> craindre ; </text:p>
      <text:p text:style-name="P34">Et pas un de vous trois n'aura lieu de se plaindre. </text:p>
      <text:p text:style-name="P34">Je n'entreprendrai point de juger entre vous </text:p>
      <text:p text:style-name="P34">Qui m<text:span text:style-name="T3">é</text:span>rite le mieux le nom de son <text:span text:style-name="T3">é</text:span>poux : </text:p>
      <text:p text:style-name="P34">Je serais t<text:span text:style-name="T3">é</text:span>m<text:span text:style-name="T3">é</text:span>raire et m'en sens incapable ; </text:p>
      <text:p text:style-name="P34">Et peut-<text:span text:style-name="T3">ê</text:span>tre quelqu'un m'en tiendrait r<text:span text:style-name="T3">é</text:span>cusable. </text:p>
      <text:p text:style-name="P34">Je m'en r<text:span text:style-name="T3">é</text:span>cuse donc, afin de vous donner </text:p>
      <text:p text:style-name="P34">Un juge que sans honte on ne peut soup<text:span text:style-name="T3">ç</text:span>onner ; </text:p>
      <text:p text:style-name="P34">Ce sera votre <text:span text:style-name="T3">é</text:span>p<text:span text:style-name="T3">é</text:span>e et votre bras lui-m<text:span text:style-name="T3">ê</text:span>me.</text:p>
      <text:p text:style-name="P34">Comtes, de cet anneau d<text:span text:style-name="T3">é</text:span>pend le diad<text:span text:style-name="T3">è</text:span>me :</text:p>
      <text:p text:style-name="P34">Il vaut bien un combat, vous avez tous du c<text:span text:style-name="T3">œ</text:span>ur </text:p>
      <text:p text:style-name="P34">Et je le garde…</text:p>
      <text:p text:style-name="P37"/>
      <text:p text:style-name="P34"><text:span text:style-name="T6">don lope</text:span> </text:p>
      <text:p text:style-name="P34">A qui, Carlos?</text:p>
      <text:p text:style-name="P37"/>
      <text:p text:style-name="P34"><text:span text:style-name="T6">done carlos </text:span></text:p>
      <text:p text:style-name="P34"><text:span text:style-name="T18"><text:tab/><text:tab/></text:span>A mon vainqueur.</text:p>
      <text:p text:style-name="P34"><text:span text:style-name="T3">Qui pourra me l’ô</text:span>ter l'ira rendre <text:span text:style-name="T3">à</text:span> la Reine ; </text:p>
      <text:p text:style-name="P34">Ce sera du plus digne une preuve certaine. </text:p>
      <text:p text:style-name="P34">Prenez entre vous l'ordre et du temps et du lieu. </text:p>
      <text:p text:style-name="P34">Je m'y rendrai sur l'heure, et vais l'attendre. Adieu.</text:p>
      <text:p text:style-name="P37"/>
      <text:p text:style-name="P69">Qu'on dise, si l'on veut, que c'est l<text:span text:style-name="T3">à</text:span> une pi<text:span text:style-name="T3">è</text:span>ce d'un genre romanesque. Soit ! mais tr<text:span text:style-name="T3">è</text:span>s th<text:span text:style-name="T3">éâ</text:span>trale et tr<text:span text:style-name="T3">è</text:span>s attachante assur<text:span text:style-name="T3">é</text:span>ment. Que nous font ces vaines distinctions de genre ?</text:p>
      <text:p text:style-name="P68"/>
      <text:p text:style-name="P34">Tous les genres sont bons, hors le genre ennuyeux.</text:p>
      <text:p text:style-name="P73"/>
      <text:p text:style-name="P69">Et celui-l<text:span text:style-name="T3">à</text:span>, certes, ne l'est point. Quelle vive entr<text:span text:style-name="T3">é</text:span>e en mati<text:span text:style-name="T3">è</text:span>re ! Quelle brillante attaque du sujet ! Puis quelle progression incessante ! Quelle s<text:span text:style-name="T3">é</text:span>rie de coups surprenants ! On est saisi et en­lev<text:span text:style-name="T3">é</text:span>. Romanesque, tant qu'on voudra ; mais grand et noble, brillant et g<text:span text:style-name="T3">é</text:span>n<text:span text:style-name="T3">é</text:span>reux. Voltaire lui-m<text:span text:style-name="T3">ê</text:span>me, du reste, en cet endroit, apr<text:span text:style-name="T3">è</text:span>s bien des <text:soft-page-break/>remarques injustes, est forc<text:span text:style-name="T3">é</text:span> d'admirer enfin et d'<text:span text:style-name="T3">é</text:span>crire cette ligne : <text:span text:style-name="T3">«</text:span> Cela est digne de la trag<text:span text:style-name="T3">é</text:span>die la plus sublime. <text:span text:style-name="T3">» — II est vrai qu'il essaye tout de suite aprè</text:span>s de se consoler de cet aveu en<text:span text:style-name="T1"> </text:span>renvoyant la gloire de ces belles sc<text:span text:style-name="T3">è</text:span>nes <text:span text:style-name="T3">à</text:span> l'auteur espagnol, quel qu'il soit. <text:span text:style-name="T3">«</text:span> D<text:span text:style-name="T3">è</text:span>s qu'il s'agit de grandeur, dit-il, il y en a toujours dans les pi<text:span text:style-name="T3">è</text:span>ces espagnoles. Mais ces grands traits de lumi<text:span text:style-name="T3">è</text:span>re, qui percent l'ombre de temps en temps, ne suffisent pas ; il faut un grand int<text:span text:style-name="T3">é</text:span>r<text:span text:style-name="T3">ê</text:span>t : nulle langueur ne doit l'interrompre ; les raisonnements politiques, les froids discours d'amour le glacent, et les pens<text:span text:style-name="T3">é</text:span>es recherch<text:span text:style-name="T3">é</text:span>es, les tours forc<text:span text:style-name="T3">é</text:span>s, l'affaiblissent. <text:span text:style-name="T3">»</text:span> J'en demande bien pardon <text:span text:style-name="T3">à</text:span> Voltaire, mais dans quel passage de tout ce que nous avons vu jusqu'ici en cette pi<text:span text:style-name="T3">è</text:span>ce rencontre-t-on aucun des d<text:span text:style-name="T3">é</text:span>fauts qu'il signale ? S'ils se rencontrent dans d'autres <text:span text:style-name="T3">œ</text:span>uvres de notre po<text:span text:style-name="T3">è</text:span>te, <text:span text:style-name="T3">à</text:span> propos de quoi les rappelle-t-on ici, o<text:span text:style-name="T3">ù</text:span> jusqu'<text:span text:style-name="T3">à</text:span> pr<text:span text:style-name="T3">é</text:span>sent tout n'est que grandeur.</text:p>
      <text:p text:style-name="P81"><text:span text:style-name="T19">C'est donc bien la reprise de la veine du </text:span><text:span text:style-name="T29">Cid</text:span><text:span text:style-name="T19">. Oui, mais, lors m</text:span><text:span text:style-name="T20">ê</text:span><text:span text:style-name="T19">me qu'on se nomme Pierre Corneille, on ne fait </text:span><text:span text:style-name="T29">le Cid</text:span><text:span text:style-name="T19"> qu'une fois. Il y a, dans de tels chefs-d'</text:span><text:span text:style-name="T20">œ</text:span><text:span text:style-name="T19">uvre, autant de jeunesse et de bonheur que de g</text:span><text:span text:style-name="T20">é</text:span><text:span text:style-name="T19">nie. Corneille, lorsqu'il donna </text:span><text:span text:style-name="T29">le Cid</text:span><text:span text:style-name="T19">, avait trente ans ; lorsqu'il donna </text:span><text:span text:style-name="T29">Don Sanche</text:span><text:span text:style-name="T19">, il en avait quarante-cinq ; deux ans apr</text:span><text:span text:style-name="T20">è</text:span><text:span text:style-name="T19">s, il allait donner </text:span><text:span text:style-name="T29">Pertharite</text:span><text:span text:style-name="T19">, dont la chute devait le frapper au c</text:span><text:span text:style-name="T20">œ</text:span><text:span text:style-name="T19">ur et le faire renoncer au th</text:span><text:span text:style-name="T20">éâ</text:span><text:span text:style-name="T19">tre une premi</text:span><text:span text:style-name="T20">è</text:span><text:span text:style-name="T19">re fois. Au moment de </text:span><text:span text:style-name="T29">Don Sanche</text:span><text:span text:style-name="T19">, il n'</text:span><text:span text:style-name="T20">é</text:span><text:span text:style-name="T19">tait donc plus dans son printemps, il </text:span><text:span text:style-name="T20">é</text:span><text:span text:style-name="T19">tait dans son </text:span><text:span text:style-name="T20">é</text:span><text:span text:style-name="T19">t</text:span><text:span text:style-name="T20">é</text:span><text:span text:style-name="T19"> ; d</text:span><text:span text:style-name="T20">é</text:span><text:span text:style-name="T19">j</text:span><text:span text:style-name="T20">à</text:span><text:span text:style-name="T19"> m</text:span><text:span text:style-name="T20">ê</text:span><text:span text:style-name="T19">me peut-</text:span><text:span text:style-name="T20">ê</text:span><text:span text:style-name="T19">tre dans son </text:span><text:span text:style-name="T20">é</text:span><text:span text:style-name="T19">t</text:span><text:span text:style-name="T20">é</text:span><text:span text:style-name="T19"> de la Saint-Martin. Il y a un temps</text:span><text:span text:style-name="T22"> </text:span><text:span text:style-name="T19">o</text:span><text:span text:style-name="T20">ù</text:span><text:span text:style-name="T19"> tout vient </text:span><text:span text:style-name="T20">à</text:span><text:span text:style-name="T19"> nous, il y en a un autre o</text:span><text:span text:style-name="T20">ù</text:span><text:span text:style-name="T19"> tout nous quitte et se retire. Corneille devait bient</text:span><text:span text:style-name="T20">ô</text:span><text:span text:style-name="T19">t conna</text:span><text:span text:style-name="T20">î</text:span><text:span text:style-name="T19">tre celui-ci : </text:span><text:span text:style-name="T20">à</text:span><text:span text:style-name="T19"> quarante-sept ans, pour se consoler de l'</text:span><text:span text:style-name="T20">é</text:span><text:span text:style-name="T19">chec de </text:span><text:span text:style-name="T29">Pertharite</text:span><text:span text:style-name="T19"> et faire p</text:span><text:span text:style-name="T20">é</text:span><text:span text:style-name="T19">nitence, il allait se jeter dans la d</text:span><text:span text:style-name="T20">é</text:span><text:span text:style-name="T19">votion et se mettre </text:span><text:span text:style-name="T20">à</text:span><text:span text:style-name="T19"> traduire en vers </text:span><text:span text:style-name="T29">l'Imitation de J</text:span><text:span text:style-name="T30">é</text:span><text:span text:style-name="T29">sus-Christ</text:span><text:span text:style-name="T19">. Il faut vous repr</text:span><text:span text:style-name="T20">é</text:span><text:span text:style-name="T19">senter tout cela </text:span><text:span text:style-name="T20">à la fois. — Mais, pour l’insta</text:span><text:span text:style-name="T19">nt, achevons en quelques mots l'analyse de </text:span><text:span text:style-name="T29">Don Sanche</text:span><text:span text:style-name="T19">, qui est, avec </text:span><text:span text:style-name="T29">Nicom</text:span><text:span text:style-name="T30">è</text:span><text:span text:style-name="T29">de</text:span><text:span text:style-name="T19"> sur la limite des deux saisons de Corneille.</text:span></text:p>
      <text:p text:style-name="P69">Don Alvar accepte le d<text:span text:style-name="T3">é</text:span>fi de Carlos ; les deux autres seigneurs refusent de croiser l'<text:span text:style-name="T3">é</text:span>p<text:span text:style-name="T3">é</text:span>e avec un aventurier dont la naissance est inconnue : si illus­tr<text:span text:style-name="T3">é</text:span> que soit par sa bravoure ce soldat de fortune, apr<text:span text:style-name="T3">è</text:span>s tout on ne sait d'o<text:span text:style-name="T3">ù</text:span> il sort.</text:p>
      <text:p text:style-name="P69">Voil<text:span text:style-name="T3">à</text:span> le premier acte : charmant, vif, grandiose, bien coup<text:span text:style-name="T3">é</text:span>, bien pos<text:span text:style-name="T3">é</text:span>, et des plus <text:span text:style-name="T3">é</text:span>mouvants. Ah ! si la pi<text:span text:style-name="T3">è</text:span>ce continuait du m<text:span text:style-name="T3">ê</text:span>me train dont elle commence, elle serait une des plus capti­vantes et des plus populaires du th<text:span text:style-name="T3">éâ</text:span>tre de Cor­neille. Mais il <text:span text:style-name="T3">é</text:span>tait bien difficile de se soutenir <text:span text:style-name="T3">à</text:span> cette hauteur. Nous devons aller jusqu'au cinqui<text:span text:style-name="T3">è</text:span>me acte retrouver un int<text:span text:style-name="T3">é</text:span>r<text:span text:style-name="T3">ê</text:span>t <text:span text:style-name="T3">é</text:span>gal.</text:p>
      <text:p text:style-name="P81"><text:span text:style-name="T19">Au deuxi</text:span><text:span text:style-name="T20">è</text:span><text:span text:style-name="T19">me, on entrevoit que la Reine aime Carlos, peut-</text:span><text:span text:style-name="T20">ê</text:span><text:span text:style-name="T19">tre sans se l'avouer </text:span><text:span text:style-name="T20">à</text:span><text:span text:style-name="T19"> elle-m</text:span><text:span text:style-name="T20">ê</text:span><text:span text:style-name="T19">me, mais s</text:span><text:span text:style-name="T20">û</text:span><text:span text:style-name="T19">rement sans vouloir laisser para</text:span><text:span text:style-name="T20">ître cet amour ; et que, d'autre part, Done Elvire, princesse d'Aragon, l'aime aussi, — à</text:span><text:span text:style-name="T19"> peu pr</text:span><text:span text:style-name="T20">è</text:span><text:span text:style-name="T19">s comme, dans </text:span><text:span text:style-name="T29">le Cid</text:span><text:span text:style-name="T19">, Chim</text:span><text:span text:style-name="T20">è</text:span><text:span text:style-name="T19">ne d'un c</text:span><text:span text:style-name="T20">ô</text:span><text:span text:style-name="T19">t</text:span><text:span text:style-name="T20">é</text:span><text:span text:style-name="T19">, l'Infante de l'autre,</text:span><text:span text:style-name="T22"> </text:span><text:span text:style-name="T19">aiment Rodrigue </text:span><text:span text:style-name="T20">également. Et l’</text:span><text:span text:style-name="T19">on pourrait appli­quer </text:span><text:span text:style-name="T20">à</text:span><text:span text:style-name="T19"> cette seconde situation comme </text:span><text:span text:style-name="T20">à</text:span><text:span text:style-name="T19"> la premi</text:span><text:span text:style-name="T20">è</text:span><text:span text:style-name="T19">re une observation morale de Napol</text:span><text:span text:style-name="T20">é</text:span><text:span text:style-name="T19">on. Assistant, sous le Consulat, </text:span><text:span text:style-name="T20">à</text:span><text:span text:style-name="T19"> une repr</text:span><text:span text:style-name="T20">é</text:span><text:span text:style-name="T19">sentation du </text:span><text:span text:style-name="T29">Cid</text:span><text:span text:style-name="T19"> et s'apercevant qu'on avait supprim</text:span><text:span text:style-name="T20">é</text:span><text:span text:style-name="T19"> le r</text:span><text:span text:style-name="T20">ô</text:span><text:span text:style-name="T19">le de l'Infante, il en demanda la raison ; et, comme on lui r</text:span><text:span text:style-name="T20">é</text:span><text:span text:style-name="T19">pondit que le r</text:span><text:span text:style-name="T20">ô</text:span><text:span text:style-name="T19">le avait </text:span><text:span text:style-name="T20">é</text:span><text:span text:style-name="T19">t</text:span><text:span text:style-name="T20">é</text:span><text:span text:style-name="T19"> jug</text:span><text:span text:style-name="T20">é</text:span><text:span text:style-name="T19"> inutile, </text:span><text:span text:style-name="T20">«</text:span><text:span text:style-name="T19"> Tout au contraire ! s'</text:span><text:span text:style-name="T20">é</text:span><text:span text:style-name="T19">cria-t-il, ce r</text:span><text:span text:style-name="T20">ô</text:span><text:span text:style-name="T19">le est fort bien ima­gin</text:span><text:span text:style-name="T20">é</text:span><text:span text:style-name="T19"> : Corneille a voulu nous donner la plus haute id</text:span><text:span text:style-name="T20">é</text:span><text:span text:style-name="T19">e du m</text:span><text:span text:style-name="T20">é</text:span><text:span text:style-name="T19">rite de son </text:span><text:soft-page-break/><text:span text:style-name="T19">h</text:span><text:span text:style-name="T20">é</text:span><text:span text:style-name="T19">ros, et il est glorieux pour Rodrigue d'</text:span><text:span text:style-name="T20">ê</text:span><text:span text:style-name="T19">tre aim</text:span><text:span text:style-name="T20">é</text:span><text:span text:style-name="T19"> par la fille de son Roi en m</text:span><text:span text:style-name="T20">ê</text:span><text:span text:style-name="T19">me temps que par Chim</text:span><text:span text:style-name="T20">è</text:span><text:span text:style-name="T19">ne. Rien ne rel</text:span><text:span text:style-name="T20">è</text:span><text:span text:style-name="T19">ve ce jeune homme comme ces deux femmes qui se dis­putent son c</text:span><text:span text:style-name="T20">œ</text:span><text:span text:style-name="T19">ur. </text:span><text:span text:style-name="T20">»</text:span><text:span text:style-name="T19"> On en peut dire autant ici de Carlos.</text:span></text:p>
      <text:p text:style-name="P69">Toujours est-il que cet amour des deux prin­cesses, <text:span text:style-name="T3">à</text:span> peine entrevu, est bien peu de chose pour remplir les trois actes du milieu. Il n'y a presque pas de n<text:span text:style-name="T3">œ</text:span>ud dans cette pi<text:span text:style-name="T3">è</text:span>ce : tout se r<text:span text:style-name="T3">é</text:span>duit <text:span text:style-name="T3">à</text:span> diff<text:span text:style-name="T3">é</text:span>rer le combat annonc<text:span text:style-name="T3">é</text:span> entre les pr<text:span text:style-name="T3">é</text:span>tendants. Il y a une seule petite p<text:span text:style-name="T3">é</text:span>rip<text:span text:style-name="T3">é</text:span>tie, m<text:span text:style-name="T3">é</text:span>nag<text:span text:style-name="T3">é</text:span>e tr<text:span text:style-name="T3">è</text:span>s <text:span text:style-name="T3">é</text:span>conomiquement pen­dant deux actes, de la mani<text:span text:style-name="T3">è</text:span>re suivante : <text:span text:style-name="T3">à</text:span> la fin du troisi<text:span text:style-name="T3">è</text:span>me, le bruit se r<text:span text:style-name="T3">é</text:span>pand que Don Sanche, prince d'Aragon, fr<text:span text:style-name="T3">è</text:span>re de Done Elvire, n'est pas mort, comme on l'avait cru, et qu'il est <text:span text:style-name="T3">à</text:span> Valladolid ; c'est le lieu o<text:span text:style-name="T3">ù</text:span> se passe la pi<text:span text:style-name="T3">è</text:span>ce. Pendant le quatri<text:span text:style-name="T3">è</text:span>me acte, assez tra<text:span text:style-name="T3">î</text:span>nant comme les deux pr<text:span text:style-name="T3">é</text:span>c<text:span text:style-name="T3">é</text:span>dents, toutes les id<text:span text:style-name="T3">é</text:span>es se portent sur Carlos : on pressent que c'est lui qui est Don Sanche. Il s'en d<text:span text:style-name="T3">é</text:span>fend, de bonne<text:span text:style-name="T1"> </text:span>foi, mais sans dire de qui il est fils. Or il est, ou du moins se croit, fils d'un simple p<text:span text:style-name="T3">ê</text:span>cheur, de chez qui il s'est enfui tout jeune, emport<text:span text:style-name="T3">é</text:span> par l'esprit d'aventure et la soif de la gloire, pour se faire soldat.</text:p>
      <text:p text:style-name="P69">Au dernier acte, qui est tr<text:span text:style-name="T3">è</text:span>s th<text:span text:style-name="T3">éâ</text:span>tral comme le premier, ce p<text:span text:style-name="T3">ê</text:span>cheur le rencontre en public, le reconna<text:span text:style-name="T3">î</text:span>t, l'embrasse devant la foule, en l'appelant son fils. La foule s'<text:span text:style-name="T3">é</text:span>tonne, s'<text:span text:style-name="T3">é</text:span>meut : on prend le vieillard pour un imposteur qui veut se r<text:span text:style-name="T3">é</text:span>clamer de l'illustre Carlos afin de profiter de son cr<text:span text:style-name="T3">é</text:span>dit, et on le fait jeter en prison, un peu vite, malgr<text:span text:style-name="T3">é</text:span> ce que Carlos peut dire pour confirmer son t<text:span text:style-name="T3">é</text:span>moi­gnage. Alors Carlos vient r<text:span text:style-name="T3">é</text:span>clamer haute­ment, devant la Reine et devant toute la Cour, ce p<text:span text:style-name="T3">è</text:span>re qu'on lui a enlev<text:span text:style-name="T3">é</text:span>. Il y a l<text:span text:style-name="T3">à</text:span> des vers un peu mont<text:span text:style-name="T3">é</text:span>s de ton, mais de belles tirades <text:span text:style-name="T3">à</text:span> effet :</text:p>
      <text:p text:style-name="P12"/>
      <text:p text:style-name="P33"><text:span text:style-name="T40">On me vole mon p</text:span><text:span text:style-name="T41">è</text:span><text:span text:style-name="T40">re, on le f</text:span><text:span text:style-name="T41">ait crimimel !</text:span></text:p>
      <text:p text:style-name="P33"><text:span text:style-name="T40">On attache </text:span><text:span text:style-name="T41">à</text:span><text:span text:style-name="T40"> son nom un opprobre </text:span><text:span text:style-name="T41">é</text:span><text:span text:style-name="T40">ternel !</text:span></text:p>
      <text:p text:style-name="P33"><text:span text:style-name="T40">Je suis fils d'un p</text:span><text:span text:style-name="T41">ê</text:span><text:span text:style-name="T40">cheur, mais non pas d'un inf</text:span><text:span text:style-name="T41">â</text:span><text:span text:style-name="T40">me.</text:span></text:p>
      <text:p text:style-name="P33"><text:span text:style-name="T40">La bassesse du sang ne va pas jusqu'</text:span><text:span text:style-name="T41">à</text:span><text:span text:style-name="T40"> l'</text:span><text:span text:style-name="T41">â</text:span><text:span text:style-name="T40">me ;</text:span></text:p>
      <text:p text:style-name="P34">Et je renonce au nom de comte et de marquis</text:p>
      <text:p text:style-name="P34">Avec bien plus d'honneur qu'aux sentiments de fils ;</text:p>
      <text:p text:style-name="P33"><text:span text:style-name="T40">Rien n'en peut effacer le sacr</text:span><text:span text:style-name="T41">é</text:span><text:span text:style-name="T40"> caract</text:span><text:span text:style-name="T41">è</text:span><text:span text:style-name="T40">re.</text:span></text:p>
      <text:p text:style-name="P33"><text:span text:style-name="T40">De gr</text:span><text:span text:style-name="T41">â</text:span><text:span text:style-name="T40">ce, commandez qu'on me rende mon p</text:span><text:span text:style-name="T41">è</text:span><text:span text:style-name="T40">re ;</text:span></text:p>
      <text:p text:style-name="P51">Ce doit leur <text:span text:style-name="T3">ê</text:span>tre assez de savoir qui je suis,<text:tab/>|</text:p>
      <text:p text:style-name="P34">Sans m<text:span text:style-name="T3">’</text:span> accabler encor par de nouveaux ennuis. </text:p>
      <text:p text:style-name="P8"/>
      <text:p text:style-name="P69">Ce fils d'un p<text:span text:style-name="T3">ê</text:span>cheur est une sorte de Gaspardo h<text:span text:style-name="T3">é</text:span>ro<text:span text:style-name="T3">ï</text:span>que, d'un grand souffle et d'un flot in<text:span text:style-name="T3">é</text:span>puisable. Un peu apr<text:span text:style-name="T3">è</text:span>s il reprend et poursuit ainsi :</text:p>
      <text:p text:style-name="P12"/>
      <text:p text:style-name="P33"><text:span text:style-name="T40">Si ma naissance est basse, elle est du moins sans tache</text:span><text:span text:style-name="T43">.</text:span></text:p>
      <text:p text:style-name="P33"><text:span text:style-name="T40">Puisque vous le savez, je veux bien qu'on la sache : </text:span></text:p>
      <text:p text:style-name="P33"><text:span text:style-name="T40">Sanche, fils d'un p</text:span><text:span text:style-name="T41">ê</text:span><text:span text:style-name="T40">cheur, et non d'un imposteur, </text:span></text:p>
      <text:p text:style-name="P33"><text:span text:style-name="T40">De deux comtes jadis fut le lib</text:span><text:span text:style-name="T41">é</text:span><text:span text:style-name="T40">rateur ; </text:span></text:p>
      <text:p text:style-name="P33"><text:soft-page-break/><text:span text:style-name="T40">Sanche, fils d'un p</text:span><text:span text:style-name="T41">ê</text:span><text:span text:style-name="T40">cheur, mettait nagu</text:span><text:span text:style-name="T41">è</text:span><text:span text:style-name="T40">re en peine </text:span></text:p>
      <text:p text:style-name="P33"><text:span text:style-name="T40">Deux illustres rivaux sur le choix de leur Reine ; </text:span></text:p>
      <text:p text:style-name="P33"><text:span text:style-name="T40">Sanche, fils d'un p</text:span><text:span text:style-name="T41">ê</text:span><text:span text:style-name="T40">cheur, tient encore en sa main </text:span></text:p>
      <text:p text:style-name="P33"><text:span text:style-name="T40">De quoi faire bient</text:span><text:span text:style-name="T41">ô</text:span><text:span text:style-name="T40">t tout l'heur du souverain</text:span><text:span text:style-name="T48"> </text:span><text:span text:style-name="T40">%47% ;</text:span></text:p>
      <text:p text:style-name="P33"><text:span text:style-name="T40">Sanche enfin, malgr</text:span><text:span text:style-name="T41">é</text:span><text:span text:style-name="T40"> lui, dedans cette province, </text:span></text:p>
      <text:p text:style-name="P33"><text:span text:style-name="T40">Quoique fils d'un p</text:span><text:span text:style-name="T41">ê</text:span><text:span text:style-name="T40">cheur, a pass</text:span><text:span text:style-name="T41">é</text:span><text:span text:style-name="T40"> pour un prince. </text:span></text:p>
      <text:p text:style-name="P33"><text:span text:style-name="T40">Voil</text:span><text:span text:style-name="T41">à</text:span><text:span text:style-name="T40"> ce qu'a pu faire et qu'a fait </text:span><text:span text:style-name="T41">à</text:span><text:span text:style-name="T40"> vos yeux </text:span></text:p>
      <text:p text:style-name="P34">Un c<text:span text:style-name="T3">œ</text:span>ur que ravalait le nom de ses a<text:span text:style-name="T3">ï</text:span>eux. </text:p>
      <text:p text:style-name="P34">La gloire qui m'en reste, apr<text:span text:style-name="T3">è</text:span>s cette disgr<text:span text:style-name="T3">â</text:span>ce, </text:p>
      <text:p text:style-name="P34">Eclate encore assez pour honorer ma race, </text:p>
      <text:p text:style-name="P34">Et para<text:span text:style-name="T3">î</text:span>tra plus grande <text:span text:style-name="T3">à</text:span> qui comprendra bien </text:p>
      <text:p text:style-name="P34">Qu'<text:span text:style-name="T3">à</text:span> l'exemple du Ciel j'ai fait beaucoup de rien.</text:p>
      <text:p text:style-name="P37"/>
      <text:p text:style-name="P69"><text:span text:style-name="T3">À l’e</text:span>xception de ce dernier vers, dont l'hyper­bole excessive conviendrait mieux au capitan Mata­more qu'<text:span text:style-name="T3">à</text:span> un vrai h<text:span text:style-name="T3">é</text:span>ros comme Carlos, tout ce qu'il dit a de la grandeur et est d'un effet brillant.</text:p>
      <text:p text:style-name="P81"><text:span text:style-name="T19">Le d</text:span><text:span text:style-name="T20">é</text:span><text:span text:style-name="T19">nouement est pr</text:span><text:span text:style-name="T20">é</text:span><text:span text:style-name="T19">vu : par des moyens quel­conques, on reconna</text:span><text:span text:style-name="T20">î</text:span><text:span text:style-name="T19">t enfin que Carlos est r</text:span><text:span text:style-name="T20">é</text:span><text:span text:style-name="T19">elle­ment Don Sanche, fils de Fernand, roi d'Aragon et qui a </text:span><text:span text:style-name="T20">é</text:span><text:span text:style-name="T19">t</text:span><text:span text:style-name="T20">é</text:span><text:span text:style-name="T19"> substitu</text:span><text:span text:style-name="T20">é</text:span><text:span text:style-name="T19">, dans son enfance, au fils de ce p</text:span><text:span text:style-name="T20">ê</text:span><text:span text:style-name="T19">cheur. Aventure analogue </text:span><text:span text:style-name="T20">à</text:span><text:span text:style-name="T19"> celle d'Oedipe et que, par cons</text:span><text:span text:style-name="T20">é</text:span><text:span text:style-name="T19">quent, quoi que Voltaire ait voulu dire de ce genre de com</text:span><text:span text:style-name="T20">é</text:span><text:span text:style-name="T19">die h</text:span><text:span text:style-name="T20">é</text:span><text:span text:style-name="T19">ro</text:span><text:span text:style-name="T20">ï</text:span><text:span text:style-name="T19">que et romanesque, le genre tragique admet aussi. Corneille, si d</text:span><text:span text:style-name="T20">é</text:span><text:span text:style-name="T19">sireux de s'abriter toujours sous les exemples</text:span><text:span text:style-name="T22"> </text:span><text:span text:style-name="T19">des anciens au moment m</text:span><text:span text:style-name="T20">ê</text:span><text:span text:style-name="T19">me o</text:span><text:span text:style-name="T20">ù</text:span><text:span text:style-name="T19"> il rentrait dans les voies modernes, aurait pu ajouter </text:span><text:span text:style-name="T20">à</text:span><text:span text:style-name="T19"> son </text:span><text:span text:style-name="T29">Ep</text:span><text:span text:style-name="T30">î</text:span><text:span text:style-name="T29">tre</text:span><text:span text:style-name="T19"> apo­log</text:span><text:span text:style-name="T20">é</text:span><text:span text:style-name="T19">tique ce rapprochement-l</text:span><text:span text:style-name="T20">à</text:span><text:span text:style-name="T19">, s'il y avait song</text:span><text:span text:style-name="T20">é</text:span><text:span text:style-name="T24">.</text:span></text:p>
      <text:p text:style-name="P81"><text:span text:style-name="T19">Bref, rien ne s'oppose plus </text:span><text:span text:style-name="T20">à</text:span><text:span text:style-name="T19"> ce que le fils du roi d'Aragon </text:span><text:span text:style-name="T20">é</text:span><text:span text:style-name="T19">pouse la reine de Castille. Et ce mariage r</text:span><text:span text:style-name="T20">é</text:span><text:span text:style-name="T19">unit la couronne de Castille </text:span><text:span text:style-name="T20">à celle d'Ara­gon, — comme, à</text:span><text:span text:style-name="T19"> la fin du </text:span><text:span text:style-name="T29">Richard III</text:span><text:span text:style-name="T19"> de Shakes­peare, la Rose blanche s'alliant </text:span><text:span text:style-name="T20">à</text:span><text:span text:style-name="T19"> la Rose rouge r</text:span><text:span text:style-name="T20">é</text:span><text:span text:style-name="T19">unit York et Lancastre.</text:span></text:p>
      <text:p text:style-name="P81"><text:span text:style-name="T19">En r</text:span><text:span text:style-name="T20">é</text:span><text:span text:style-name="T19">sum</text:span><text:span text:style-name="T20">é</text:span><text:span text:style-name="T19">, il n'y a vraiment, dans ce drame, que le premier et le cinqui</text:span><text:span text:style-name="T20">è</text:span><text:span text:style-name="T19">me acte ; mais ces deux-l</text:span><text:span text:style-name="T20">à</text:span><text:span text:style-name="T19"> </text:span><text:span text:style-name="T20">é</text:span><text:span text:style-name="T19">blouissent et s</text:span><text:span text:style-name="T20">é</text:span><text:span text:style-name="T19">duisent. L'action, dans les autres, est trop insuffisante, et le style laisse parfois </text:span><text:span text:style-name="T20">à</text:span><text:span text:style-name="T19"> d</text:span><text:span text:style-name="T20">é</text:span><text:span text:style-name="T19">sirer. </text:span><text:span text:style-name="T20">Çà</text:span><text:span text:style-name="T19"> et l</text:span><text:span text:style-name="T20">à</text:span><text:span text:style-name="T19">, cependant, on ren­contre encore des vers frapp</text:span><text:span text:style-name="T20">é</text:span><text:span text:style-name="T19">s </text:span><text:span text:style-name="T20">à</text:span><text:span text:style-name="T19"> la bonne marque et qui sont bien du vrai Corneille ; ceux-ci, par exemple, que prononce la reine Isabelle :</text:span></text:p>
      <text:p text:style-name="P68"/>
      <text:p text:style-name="P33"><text:span text:style-name="T40">J'ai fait Carlos ma</text:span><text:span text:style-name="T41">rquis, et comte, et gouverneur :</text:span></text:p>
      <text:p text:style-name="P33"><text:span text:style-name="T40">Il doit </text:span><text:span text:style-name="T41">à</text:span><text:span text:style-name="T40"> ses jaloux tous ces titres d'honneur ; </text:span></text:p>
      <text:p text:style-name="P34">M'en voulant faire avare, ils m'en faisaient prodigue. </text:p>
      <text:p text:style-name="P33"><text:span text:style-name="T40">Ce torrent grossissait, rencontrant cette digue ;</text:span></text:p>
      <text:p text:style-name="P33"><text:span text:style-name="T40">C'</text:span><text:span text:style-name="T41">é</text:span><text:span text:style-name="T40">tait plus les punir, que le favoriser.</text:span></text:p>
      <text:p text:style-name="P12"/>
      <text:p text:style-name="P69">Ou bien encore les vers suivants :</text:p>
      <text:p text:style-name="P68"/>
      <text:p text:style-name="P34">Lorsque le d<text:span text:style-name="T3">é</text:span>shonneur souille l'ob<text:span text:style-name="T3">é</text:span>issance, </text:p>
      <text:p text:style-name="P34"><text:soft-page-break/>Les rois peuvent douter de leur toute puissance ;</text:p>
      <text:p text:style-name="P34">Qui la hasarde alors n'en sait pas bien user, </text:p>
      <text:p text:style-name="P34">Et qui veut pouvoir tout ne doit pas tout oser.</text:p>
      <text:p text:style-name="P37"/>
      <text:p text:style-name="P69">C'est ainsi que, m<text:span text:style-name="T3">ê</text:span>me dans les <text:span text:style-name="T3">œ</text:span>uvres in<text:span text:style-name="T3">é</text:span>gales, Corneille se reconna<text:span text:style-name="T3">î</text:span>t toujours.</text:p>
      <text:p text:style-name="P81"><text:span text:style-name="T19">Une autre pi</text:span><text:span text:style-name="T20">è</text:span><text:span text:style-name="T19">ce qui appartient encore </text:span><text:span text:style-name="T20">à</text:span><text:span text:style-name="T19"> ce genre mixte et demi-romantique, c'est </text:span><text:span text:style-name="T29">Nicom</text:span><text:span text:style-name="T30">è</text:span><text:span text:style-name="T29">de</text:span><text:span text:style-name="T19">, repr</text:span><text:span text:style-name="T20">é</text:span><text:span text:style-name="T19">sent</text:span><text:span text:style-name="T20">é</text:span><text:span text:style-name="T19"> en 1652, drame dans lequel la poli­tique domine un peu trop, mais qui, par le ca­ract</text:span><text:span text:style-name="T20">è</text:span><text:span text:style-name="T19">re brillant du personnage principal, a un charme particulier. Ce r</text:span><text:span text:style-name="T20">ô</text:span><text:span text:style-name="T19">le de Nicom</text:span><text:span text:style-name="T20">è</text:span><text:span text:style-name="T19">de </text:span><text:span text:style-name="T20">é</text:span><text:span text:style-name="T19">tait un de ceux que Moli</text:span><text:span text:style-name="T20">è</text:span><text:span text:style-name="T19">re se plaisait </text:span><text:span text:style-name="T20">à</text:span><text:span text:style-name="T19"> jouer. Talma, </text:span><text:span text:style-name="T20">à</text:span><text:span text:style-name="T19"> son tour, l'avait pris </text:span><text:span text:style-name="T20">é</text:span><text:span text:style-name="T19">galement en affection, </text:span><text:span text:style-name="T20">à</text:span><text:span text:style-name="T19"> cause du m</text:span><text:span text:style-name="T20">é</text:span><text:span text:style-name="T19">lange de familier et d'h</text:span><text:span text:style-name="T20">é</text:span><text:span text:style-name="T19">ro</text:span><text:span text:style-name="T20">ï</text:span><text:span text:style-name="T19">que, d'iro­nie et de grandeur.</text:span></text:p>
      <text:p text:style-name="P69">Corneille, au commencement de sa pr<text:span text:style-name="T3">é</text:span>face, laisse percer son contentement de la physionomie origi­nale de cet ouvrage: <text:span text:style-name="T3">«</text:span> Voici, dit-il, une pi<text:span text:style-name="T3">è</text:span>ce d'une constitution assez extraordinaire. Aussi est-ce la vingt-et-uni<text:span text:style-name="T3">è</text:span>me que j'ai fait voir sur le th<text:span text:style-name="T3">éâ</text:span><text:span text:style-name="T18">­</text:span>tre ; et, apr<text:span text:style-name="T3">è</text:span>s y avoir fait r<text:span text:style-name="T3">é</text:span>citer quarante mille vers, il est bien mal ais<text:span text:style-name="T3">é</text:span> de trouver quelque chose de nouveau sans s'<text:span text:style-name="T3">é</text:span>carter un peu du grand che­min, et se mettre au hasard de s'<text:span text:style-name="T3">é</text:span>garer. La ten­dresse et les passions, qui doivent <text:span text:style-name="T3">ê</text:span>tre l'<text:span text:style-name="T3">â</text:span>me des trag<text:span text:style-name="T3">é</text:span>dies, n<text:span text:style-name="T3">’</text:span>ont aucune part en celle-ci ; la gran­deur de courage y r<text:span text:style-name="T3">è</text:span>gne seule, et regarde son malheur d'un <text:span text:style-name="T3">œ</text:span>il si d<text:span text:style-name="T3">é</text:span>daigneux, qu'il n'en saurait arracher une plainte. Elle y est combattue par la<text:span text:style-name="T1"> </text:span>politique, et n'oppose <text:span text:style-name="T3">à</text:span> ses artifices qu'une pru­dence g<text:span text:style-name="T3">é</text:span>n<text:span text:style-name="T3">é</text:span>reuse, qui marche <text:span text:style-name="T3">à</text:span> visage d<text:span text:style-name="T3">é</text:span>couvert, qui pr<text:span text:style-name="T3">é</text:span>voit le p<text:span text:style-name="T3">é</text:span>ril sans s'<text:span text:style-name="T3">é</text:span>mouvoir, et veut point d'autre appui que celui de sa vertu, et de l'amour qu'elle imprime dans les coeurs de t<text:span text:style-name="T3">ous les peuples... »</text:span></text:p>
      <text:p text:style-name="P81"><text:span text:style-name="T19">Et, dans </text:span><text:span text:style-name="T29">l'Examen</text:span><text:span text:style-name="T19"> de sa pi</text:span><text:span text:style-name="T20">è</text:span><text:span text:style-name="T19">ce, l'auteur dit encore avec une na</text:span><text:span text:style-name="T20">ï</text:span><text:span text:style-name="T19">vet</text:span><text:span text:style-name="T20">é</text:span><text:span text:style-name="T19"> agr</text:span><text:span text:style-name="T20">éable :</text:span><text:span text:style-name="T19"> </text:span><text:span text:style-name="T20">«</text:span><text:span text:style-name="T21"> </text:span><text:span text:style-name="T19">Je ne veux point dissimuler que cette pi</text:span><text:span text:style-name="T20">è</text:span><text:span text:style-name="T19">ce est une de celles pour qui j'ai le plus d'amiti</text:span><text:span text:style-name="T20">é</text:span><text:span text:style-name="T24">.</text:span><text:span text:style-name="T19"> </text:span><text:span text:style-name="T20">»</text:span></text:p>
      <text:p text:style-name="P81"><text:span text:style-name="T19">Cela n'emp</text:span><text:span text:style-name="T20">ê</text:span><text:span text:style-name="T19">che pas qu'</text:span><text:span text:style-name="T20">à</text:span><text:span text:style-name="T19"> tout prendre elle ne paraisse aujourd'hui un peu froide. Mais elle pr</text:span><text:span text:style-name="T20">é</text:span><text:span text:style-name="T19">sente, parmi les personnages, deux caract</text:span><text:span text:style-name="T20">è</text:span><text:span text:style-name="T19">res des plus int</text:span><text:span text:style-name="T20">é</text:span><text:span text:style-name="T24">­</text:span><text:span text:style-name="T19">ressants : d'abord ce Nicom</text:span><text:span text:style-name="T20">è</text:span><text:span text:style-name="T19">de, fils a</text:span><text:span text:style-name="T20">î</text:span><text:span text:style-name="T19">n</text:span><text:span text:style-name="T20">é</text:span><text:span text:style-name="T19"> du roi de Bithynie, Prusias ; puis Laodice, reine d'Arm</text:span><text:span text:style-name="T20">é</text:span><text:span text:style-name="T19">nie, aim</text:span><text:span text:style-name="T20">é</text:span><text:span text:style-name="T19">e de ce jeune h</text:span><text:span text:style-name="T20">é</text:span><text:span text:style-name="T19">ros. Il se trouve que Nicom</text:span><text:span text:style-name="T20">è</text:span><text:span text:style-name="T19">de a </text:span><text:span text:style-name="T20">é</text:span><text:span text:style-name="T19">t</text:span><text:span text:style-name="T20">é</text:span><text:span text:style-name="T19"> </text:span><text:span text:style-name="T20">é</text:span><text:span text:style-name="T19">lev</text:span><text:span text:style-name="T20">é</text:span><text:span text:style-name="T19"> par Annibal, et est anim</text:span><text:span text:style-name="T20">é</text:span><text:span text:style-name="T19"> de son esprit. A ce caract</text:span><text:span text:style-name="T20">è</text:span><text:span text:style-name="T19">re franc et noble le po</text:span><text:span text:style-name="T20">è</text:span><text:span text:style-name="T19">te oppose celui d'un fr</text:span><text:span text:style-name="T20">è</text:span><text:span text:style-name="T19">re du second lit, Attale, qui a </text:span><text:span text:style-name="T20">é</text:span><text:span text:style-name="T19">t</text:span><text:span text:style-name="T20">é</text:span><text:span text:style-name="T19"> </text:span><text:span text:style-name="T20">é</text:span><text:span text:style-name="T19">lev</text:span><text:span text:style-name="T20">é</text:span><text:span text:style-name="T19"> par les Romains et qui est asservi </text:span><text:span text:style-name="T20">à</text:span><text:span text:style-name="T19"> leur politique, comme son p</text:span><text:span text:style-name="T20">è</text:span><text:span text:style-name="T19">re Prusias.</text:span></text:p>
      <text:p text:style-name="P81"><text:span text:style-name="T19">Remarquons </text:span><text:span text:style-name="T20">à</text:span><text:span text:style-name="T19"> ce propos, qu'on rencontre dans le th</text:span><text:span text:style-name="T20">éâ</text:span><text:span text:style-name="T19">tre de Corneille deux sortes de vieil­lards : d'une part, les vieillards h</text:span><text:span text:style-name="T20">é</text:span><text:span text:style-name="T19">ro</text:span><text:span text:style-name="T20">ï</text:span><text:span text:style-name="T19">ques et sublimes, comme Don Di</text:span><text:span text:style-name="T20">è</text:span><text:span text:style-name="T19">gue, ou le vieil Horace ; d'autre part, ceux qui sont tout le contraire, tels que le pr</text:span><text:span text:style-name="T20">é</text:span><text:span text:style-name="T19">fet ou gouverneur romain F</text:span><text:span text:style-name="T20">é</text:span><text:span text:style-name="T19">lix, dans </text:span><text:span text:style-name="T29">Polyeucte</text:span><text:span text:style-name="T19">, et Prusias, dans la pi</text:span><text:span text:style-name="T20">è</text:span><text:span text:style-name="T19">ce dont nous parlons ici. L'un, F</text:span><text:span text:style-name="T20">é</text:span><text:span text:style-name="T19">lix, est, pour dire le mot, un</text:span><text:span text:style-name="T22"> </text:span><text:span text:style-name="T19">vieux mis</text:span><text:span text:style-name="T20">é</text:span><text:span text:style-name="T19">rable ; l'autre, Prusias, est, pour dire encore la chose vraie, un vieil imb</text:span><text:span text:style-name="T20">é</text:span><text:span text:style-name="T19">cile et un vieux poltron, qui a toujours peur que les hardiesses g</text:span><text:span text:style-name="T20">é</text:span><text:span text:style-name="T19">n</text:span><text:span text:style-name="T20">é</text:span><text:span text:style-name="T19">reuses ou les ironies per</text:span><text:span text:style-name="T20">ç</text:span><text:span text:style-name="T19">antes de son fils Nicom</text:span><text:span text:style-name="T20">è</text:span><text:span text:style-name="T19">de ne lui suscitent des embarras avec les Romains, patrons de son autre fils Attale. Prusias se peint lui-m</text:span><text:span text:style-name="T20">ê</text:span><text:span text:style-name="T19">me dans ce vers devenu c</text:span><text:span text:style-name="T20">é</text:span><text:span text:style-name="T19">l</text:span><text:span text:style-name="T20">è</text:span><text:span text:style-name="T19">bre :</text:span></text:p>
      <text:p text:style-name="P73"/>
      <text:p text:style-name="P79"><text:soft-page-break/>Ah ! ne me brouillez pas avec la R<text:span text:style-name="T3">é</text:span>publique.</text:p>
      <text:p text:style-name="P69">Autrefois les ultra-classiques, entich<text:span text:style-name="T3">é</text:span>s d'id<text:span text:style-name="T3">é</text:span>es bizarres ou exag<text:span text:style-name="T3">é</text:span>r<text:span text:style-name="T3">é</text:span>es au sujet de la dignit<text:span text:style-name="T3">é</text:span> et de la nobl<text:span text:style-name="T3">esse du style, critiquaient ce vers et celte expression, — indignes, selon eux, de la tragé</text:span>die. Ils ne comprenaient pas ou ne voulaient pas admettre ce que Corneille, lui, concevait et sentait si bien, et se proposait de r<text:span text:style-name="T3">é</text:span>aliser ; <text:span text:style-name="T3">à</text:span> savoir : la pein­ture de la vie humaine en sa complexit<text:span text:style-name="T3">é</text:span>, en ses divers aspects, tant<text:span text:style-name="T3">ô</text:span>t <text:span text:style-name="T3">é</text:span>lev<text:span text:style-name="T3">é</text:span>s, tant<text:span text:style-name="T3">ô</text:span>t bas, au moyen de ces sortes de drames mixtes, familiers et h<text:span text:style-name="T3">é</text:span>ro<text:span text:style-name="T3">ï</text:span><text:span text:style-name="T18">­</text:span>ques, et aussi de ces expressions prises de la lan­gue populaire ou bourgeoise, qui parfois surpren­nent, mais qui n'en sont pas moins justes et vraies. Les uns et les autres sont des manifesta­tions de ce que je nomme son romantisme, qui va parfois m<text:span text:style-name="T3">ê</text:span>me jusqu'au r<text:span text:style-name="T3">é</text:span>alisme, notamment dans ces deux personnages si peu nobles et si tragi-comiques, le vieux F<text:span text:style-name="T3">é</text:span>lix, un pr<text:span text:style-name="T3">é</text:span>fet de l'Em­pire, et le vieux Prusias, un roi valet.</text:p>
      <text:p text:style-name="P81"><text:span text:style-name="T19">Nous sommes bien forc</text:span><text:span text:style-name="T20">é</text:span><text:span text:style-name="T19">s, dans la vie, de supporter les gens plats et l</text:span><text:span text:style-name="T20">â</text:span><text:span text:style-name="T19">ches ; pourquoi donc ne les supporterait-on pas sur le th</text:span><text:span text:style-name="T20">éâ</text:span><text:span text:style-name="T19">tre ? Mais mettre sur la sc</text:span><text:span text:style-name="T20">è</text:span><text:span text:style-name="T19">ne un roi comme Prusias en plein dix-septi</text:span><text:span text:style-name="T20">è</text:span><text:span text:style-name="T19">me si</text:span><text:span text:style-name="T20">è</text:span><text:span text:style-name="T19">cle, cela pouvait sembler un peu irr</text:span><text:span text:style-name="T20">é</text:span><text:span text:style-name="T19">v</text:span><text:span text:style-name="T20">é</text:span><text:span text:style-name="T19">rent envers la monarchie. Et c'est encore un point par o</text:span><text:span text:style-name="T20">ù</text:span><text:span text:style-name="T19"> Corneille devait para</text:span><text:span text:style-name="T20">î</text:span><text:span text:style-name="T19">tre t</text:span><text:span text:style-name="T20">é</text:span><text:span text:style-name="T19">m</text:span><text:span text:style-name="T20">é</text:span><text:span text:style-name="T19">raire. Cela </text:span><text:span text:style-name="T20">é</text:span><text:span text:style-name="T19">tait en effet plus risqu</text:span><text:span text:style-name="T20">é</text:span><text:span text:style-name="T19"> que son gentil petit roi du </text:span><text:span text:style-name="T29">Cid</text:span><text:span text:style-name="T19">, si effac</text:span><text:span text:style-name="T20">é</text:span><text:span text:style-name="T19">, quoique galant homme et ne man­quant pas d'esprit. C'</text:span><text:span text:style-name="T20">é</text:span><text:span text:style-name="T19">tait pis qu'un roi parricide et incestueux comme </text:span><text:span text:style-name="T20">Œ</text:span><text:span text:style-name="T19">dipe, transmis d'ailleurs de la l</text:span><text:span text:style-name="T20">é</text:span><text:span text:style-name="T19">gende antique, et par l</text:span><text:span text:style-name="T20">à</text:span><text:span text:style-name="T19"> hors de la r</text:span><text:span text:style-name="T20">é</text:span><text:span text:style-name="T19">alit</text:span><text:span text:style-name="T20">é</text:span><text:span text:style-name="T19">. Celui-ci, Prusias, n'est que trop r</text:span><text:span text:style-name="T20">é</text:span><text:span text:style-name="T19">el : sorte de vieux Cassandre tragique, ou, si vous voulez, d'Argant, venu vingt-trois ans avant celui de Moli</text:span><text:span text:style-name="T20">è</text:span><text:span text:style-name="T19">re, et men</text:span><text:span text:style-name="T20">é</text:span><text:span text:style-name="T19"> par sa seconde femme Arsino</text:span><text:span text:style-name="T20">é</text:span><text:span text:style-name="T19"> comme le Malade imaginaire par B</text:span><text:span text:style-name="T20">éline. — Cette marâ</text:span><text:span text:style-name="T19">tre, Arsino</text:span><text:span text:style-name="T20">é</text:span><text:span text:style-name="T19">, d</text:span><text:span text:style-name="T20">é</text:span><text:span text:style-name="T19">teste Nicom</text:span><text:span text:style-name="T20">è</text:span><text:span text:style-name="T19">de, le fils du premier lit, et s'ing</text:span><text:span text:style-name="T20">é</text:span><text:span text:style-name="T19">nie </text:span><text:span text:style-name="T20">à</text:span><text:span text:style-name="T19"> le perdre. Je n'entrerai pas dans l'analyse du drame ; j'en citerai seulement quelques d</text:span><text:span text:style-name="T20">é</text:span><text:span text:style-name="T19">tails.</text:span></text:p>
      <text:p text:style-name="P69">Au commencement de la pi<text:span text:style-name="T3">è</text:span>ce, Nicom<text:span text:style-name="T3">è</text:span>de forme une ligue avec Laodice : pleins de sympathie l'un pour l'autre, ils veulent se prot<text:span text:style-name="T3">é</text:span>ger mutuellement contre les dangers de cette Cour pleine d'emb<text:span text:style-name="T3">û</text:span>ches. Aussit<text:span text:style-name="T3">ô</text:span>t apr<text:span text:style-name="T3">è</text:span>s, Laodice se trouve aux prises avec Attale : un dialogue bizarre, de galanterie ironique, s'engage entre eux. On y rencontre quelques vers assez ridicules. Attale offre son c<text:span text:style-name="T3">œ</text:span>ur <text:span text:style-name="T3">à</text:span> Laodice, et celle-ci lui r<text:span text:style-name="T3">é</text:span>pond :</text:p>
      <text:p text:style-name="P68"/>
      <text:p text:style-name="P34">Pour garder votre c<text:span text:style-name="T3">œ</text:span>ur, je n'ai pas o<text:span text:style-name="T3">ù</text:span> le mettre<text:span text:style-name="T4"> </text:span><text:span text:style-name="T3">;</text:span></text:p>
      <text:p text:style-name="P34">La place est occup<text:span text:style-name="T3">é</text:span>e.</text:p>
      <text:p text:style-name="P69">Mais la sc<text:span text:style-name="T3">è</text:span>ne se rel<text:span text:style-name="T3">è</text:span>ve bient<text:span text:style-name="T3">ô</text:span>t apr<text:span text:style-name="T3">è</text:span>s, par une discussion assez belle entre Nicom<text:span text:style-name="T3">è</text:span>de et son fr<text:span text:style-name="T3">è</text:span>re Attale, qui ne le conna<text:span text:style-name="T3">î</text:span>t pas, ayant <text:span text:style-name="T3">é</text:span>t<text:span text:style-name="T3">é</text:span> <text:span text:style-name="T3">é</text:span>lev<text:span text:style-name="T3">é</text:span> <text:span text:style-name="T3">à</text:span> Rome d<text:span text:style-name="T3">è</text:span>s quatre ans.</text:p>
      <text:p text:style-name="P7"/>
      <text:p text:style-name="P33"><text:span text:style-name="T40">Attale, qu'en </text:span><text:span text:style-name="T41">ô</text:span><text:span text:style-name="T40">tage ont nourri les Romains, </text:span></text:p>
      <text:p text:style-name="P33"><text:span text:style-name="T40">Ou plut</text:span><text:span text:style-name="T41">ô</text:span><text:span text:style-name="T40">t qu'en esclave ont fa</text:span><text:span text:style-name="T41">ç</text:span><text:span text:style-name="T40">onn</text:span><text:span text:style-name="T41">é</text:span><text:span text:style-name="T40"> leurs mains, </text:span></text:p>
      <text:p text:style-name="P33"><text:span text:style-name="T40">Sans lui rien mettre au c</text:span><text:span text:style-name="T41">œ</text:span><text:span text:style-name="T40">ur qu'une crainte servile </text:span></text:p>
      <text:p text:style-name="P33"><text:span text:style-name="T40">Qui tremble </text:span><text:span text:style-name="T41">à</text:span><text:span text:style-name="T40"> voir une aigle et respecte un </text:span><text:span text:style-name="T41">é</text:span><text:span text:style-name="T40">dile !</text:span></text:p>
      <text:p text:style-name="P73"/>
      <text:p text:style-name="P69"><text:soft-page-break/>Dans cette pi<text:span text:style-name="T3">è</text:span>ce, comme dans plusieurs autres, Corneille se pla<text:span text:style-name="T3">î</text:span>t, un peu na<text:span text:style-name="T3">ï</text:span>vement, <text:span text:style-name="T3">à</text:span> faire <text:span text:style-name="T3">é</text:span>ta­lage d'une politique qu'il croit machiav<text:span text:style-name="T3">é</text:span>lique. N<text:span text:style-name="T3">é</text:span> sous Henri IV, il avait pu conna<text:span text:style-name="T3">î</text:span>tre les derniers t<text:span text:style-name="T3">é</text:span>moins et acteurs des guerres civiles et religieuses du seizi<text:span text:style-name="T3">è</text:span>me si<text:span text:style-name="T3">è</text:span>cle, et s'entretenir quelquefois avec ces hommes, seuls survivants d'une g<text:span text:style-name="T3">é</text:span>n<text:span text:style-name="T3">é</text:span>ration batailleuse en th<text:span text:style-name="T3">é</text:span>ologie comme en politique, dont il transporta au th<text:span text:style-name="T3">éâ</text:span>tre la subtilit<text:span text:style-name="T3">é</text:span> avec l'<text:span text:style-name="T3">é</text:span>nergie et la flamme. Le public aussi conservait encore les impressions da la politique italienne et des mys­t<text:span text:style-name="T3">è</text:span>res de la diplomatie espagnole, comme de quelque science occulte. Et puis cette pi<text:span text:style-name="T3">è</text:span>ce arrivait <text:span text:style-name="T3">à</text:span> l'<text:span text:style-name="T3">épo­que de la Fronde, et l’</text:span>on y d<text:span text:style-name="T3">é</text:span>couvrait des allusions tant<text:span text:style-name="T3">ô</text:span>t malicieuses, tant<text:span text:style-name="T3">ô</text:span>t g<text:span text:style-name="T3">é</text:span>n<text:span text:style-name="T3">é</text:span>reuses, qui soule­vaient des applaudissements. Tout cela aujourd'hui n'existe plus pour nous. La lanterne magique est <text:span text:style-name="T3">é</text:span>teinte.</text:p>
      <text:p text:style-name="P69">Il y a cependant une sc<text:span text:style-name="T3">è</text:span>ne politique dont quel­ques passages ne manquent pas, encore <text:span text:style-name="T3">à</text:span> pr<text:span text:style-name="T3">é</text:span>sent, d'int<text:span text:style-name="T3">é</text:span>r<text:span text:style-name="T3">ê</text:span>t : c'est celle o<text:span text:style-name="T3">ù</text:span> le roi Prusias fait confidence <text:span text:style-name="T3">à</text:span> Araspe, son capitaine des gardes, de l'in­qui<text:span text:style-name="T3">é</text:span>tude que lui inspire son fils Nicom<text:span text:style-name="T3">è</text:span>de, devenu si populaire par ses victoires ; sc<text:span text:style-name="T3">è</text:span>ne tr<text:span text:style-name="T3">è</text:span>s drama­tique, dans laquelle le confident, par une maligne admiration de Nicom<text:span text:style-name="T3">è</text:span>de, verse de l'huile sur le feu et aggrave les d<text:span text:style-name="T3">éfiances du Roi en faisant mine de les dissiper. — Il y aurait lieu de rappro</text:span>cher cette perfidie de celle d'Iago <text:span text:style-name="T3">à</text:span> l'<text:span text:style-name="T3">é</text:span>gard d'Othello, et de celle de Narcisse <text:span text:style-name="T3">à</text:span> l'<text:span text:style-name="T3">é</text:span>gard de N<text:span text:style-name="T3">éron, lorsque vous en aurez le loisir. — Voici un passage seulement du dialogue entre Prusias et Araspe :</text:span></text:p>
      <text:p text:style-name="P12"/>
      <text:p text:style-name="P28">prusias </text:p>
      <text:p text:style-name="P34">Te le dirai-je, Araspe ? il m'a trop bien servi ;</text:p>
      <text:p text:style-name="P34">Augmentant mon pouvoir, il me l'a tout ravi : </text:p>
      <text:p text:style-name="P34">Il n'est plus mon sujet qu'autant qu'il le veut <text:span text:style-name="T3">ê</text:span>tre ; </text:p>
      <text:p text:style-name="P34">Et, qui me fait r<text:span text:style-name="T3">é</text:span>gner, en effet est mon ma<text:span text:style-name="T3">î</text:span>tre. </text:p>
      <text:p text:style-name="P34">Pour para<text:span text:style-name="T3">î</text:span>tre <text:span text:style-name="T3">à</text:span> mes yeux son m<text:span text:style-name="T3">é</text:span>rite est trop grand : </text:p>
      <text:p text:style-name="P34">On n'aime point <text:span text:style-name="T3">à</text:span> voir ceux <text:span text:style-name="T3">à</text:span> qui on doit tant. </text:p>
      <text:p text:style-name="P34">Tout ce qu'il a fait parle, au moment qu'il m'approche, </text:p>
      <text:p text:style-name="P34">Et sa seule pr<text:span text:style-name="T3">é</text:span>sence est un secret reproche : </text:p>
      <text:p text:style-name="P34">Elle me dit toujours qu'il m'a fait trois lois roi, </text:p>
      <text:p text:style-name="P34">Que je tiens plus de lui qu'il ne tiendra de moi ; </text:p>
      <text:p text:style-name="P34">Et que, si je lui laisse un jour une couronne, </text:p>
      <text:p text:style-name="P34">Ma t<text:span text:style-name="T3">ê</text:span>te en porte trois que sa valeur me donne. </text:p>
      <text:p text:style-name="P34">J'en rougis dans mon <text:span text:style-name="T3">â</text:span>me ; et ma confusion, </text:p>
      <text:p text:style-name="P34">Qui renouvelle et cro<text:span text:style-name="T3">î</text:span>t <text:span text:style-name="T3">à</text:span> chaque occasion. </text:p>
      <text:p text:style-name="P34">Sans cesse offre <text:span text:style-name="T3">à</text:span> mes yeux cette vue importune </text:p>
      <text:p text:style-name="P34">Que, qui m'en donne trois, peut bien m'en <text:span text:style-name="T3">ô</text:span>ter une ;</text:p>
      <text:p text:style-name="P34">Qu'il n'a qu'<text:span text:style-name="T3">à</text:span> l'entreprendre et peut tout<text:span text:style-name="T3"> ce qu’il</text:span> veut. </text:p>
      <text:p text:style-name="P34">Juge, Araspe, o<text:span text:style-name="T3">ù</text:span> j'en suis, s'il veut tout ce qu'il peut.</text:p>
      <text:p text:style-name="P37"/>
      <text:p text:style-name="P34"><text:span text:style-name="T6">araspe</text:span> </text:p>
      <text:p text:style-name="P34">Pour tout autre que lui je sais comme s'explique </text:p>
      <text:p text:style-name="P34">La r<text:span text:style-name="T3">è</text:span>gle de la vraie et saine politique : </text:p>
      <text:p text:style-name="P34"><text:soft-page-break/>Aussit<text:span text:style-name="T3">ô</text:span>t qu'un sujet s'est rendu trop puissant, </text:p>
      <text:p text:style-name="P34">Encor qu'il soit sans crime, il n'est pas innocent ; </text:p>
      <text:p text:style-name="P34">On n'attend point alors qu'il s'ose tout permettre, </text:p>
      <text:p text:style-name="P34">C'est un crime d'Etat que d'en pouvoir commettre...</text:p>
      <text:p text:style-name="P73"/>
      <text:p text:style-name="P69">La conclusion, assez transparente, c'est qu'il faut se d<text:span text:style-name="T3">é</text:span>faire de Nicom<text:span text:style-name="T3">è</text:span>de, puisqu'il est devenu dange­reux. Quoique le cauteleux Araspe, dans son exorde, ait eu soin de dire que ses paroles ne s'appliquent pas au prince, on sent bien que c'est l<text:span text:style-name="T3">à</text:span> une forme oratoire, et que cette pr<text:span text:style-name="T3">é</text:span>caution m<text:span text:style-name="T3">ê</text:span>me, de le dire, indique pr<text:span text:style-name="T3">é</text:span>cis<text:span text:style-name="T3">é</text:span>ment tout le contraire. Heu­reusement <text:span text:style-name="T3">à</text:span> l'heure o<text:span text:style-name="T3">ù</text:span>, par suite de ces machi­nations perfides, Nicom<text:span text:style-name="T3">è</text:span>de para<text:span text:style-name="T3">î</text:span>t perdu, il est sauv<text:span text:style-name="T3">é</text:span> par un soul<text:span text:style-name="T3">è</text:span>vement du peuple qui se d<text:span text:style-name="T3">é</text:span>clare pour lui.</text:p>
      <text:p text:style-name="P81"><text:span text:style-name="T19">Voil</text:span><text:span text:style-name="T20">à</text:span><text:span text:style-name="T19">, en gros, l'action assez faible et le d</text:span><text:span text:style-name="T20">é</text:span><text:span text:style-name="T19">noue­ment un peu romanesque de la pi</text:span><text:span text:style-name="T20">è</text:span><text:span text:style-name="T19">ce. Mais tout cela paraissait vraisemblable alors, </text:span><text:span text:style-name="T20">à</text:span><text:span text:style-name="T19"> cause des </text:span><text:span text:style-name="T20">é</text:span><text:span text:style-name="T19">v</text:span><text:span text:style-name="T20">é</text:span><text:span text:style-name="T19">nements contemporains. Lorsque, pendant la Fronde, le prince de Cond</text:span><text:span text:style-name="T20">é</text:span><text:span text:style-name="T19"> et son fr</text:span><text:span text:style-name="T20">è</text:span><text:span text:style-name="T19">re avaient </text:span><text:span text:style-name="T20">é</text:span><text:span text:style-name="T19">t</text:span><text:span text:style-name="T20">é</text:span><text:span text:style-name="T19"> arr</text:span><text:span text:style-name="T20">ê</text:span><text:span text:style-name="T19">t</text:span><text:span text:style-name="T20">é</text:span><text:span text:style-name="T19">s, le peuple avait fait des feux de joie ; puis, lorsqu'ils furent mis en libert</text:span><text:span text:style-name="T20">é</text:span><text:span text:style-name="T19"> et rentr</text:span><text:span text:style-name="T20">è</text:span><text:span text:style-name="T19">rent dans Paris, ce m</text:span><text:span text:style-name="T20">ê</text:span><text:span text:style-name="T19">me peuple les re</text:span><text:span text:style-name="T20">ç</text:span><text:span text:style-name="T19">ut comme eu triomphe et les accompagna de ses</text:span><text:span text:style-name="T22"> </text:span><text:span text:style-name="T19">acclamations. Ces circonstances et d'autres nous expliquent comment le public du temps se por­ta en foule aux repr</text:span><text:span text:style-name="T20">é</text:span><text:span text:style-name="T19">sentations de </text:span><text:span text:style-name="T29">Nicom</text:span><text:span text:style-name="T30">è</text:span><text:span text:style-name="T29">de</text:span><text:span text:style-name="T19">, y trouvant des allusions auxquelles l'auteur n'avait pas song</text:span><text:span text:style-name="T20">é</text:span><text:span text:style-name="T19">. Et puis le r</text:span><text:span text:style-name="T20">ô</text:span><text:span text:style-name="T19">le brillant du h</text:span><text:span text:style-name="T20">é</text:span><text:span text:style-name="T19">ros, ce m</text:span><text:span text:style-name="T20">é</text:span><text:span text:style-name="T19">lange de g</text:span><text:span text:style-name="T20">é</text:span><text:span text:style-name="T19">n</text:span><text:span text:style-name="T20">é</text:span><text:span text:style-name="T19">rosit</text:span><text:span text:style-name="T20">é</text:span><text:span text:style-name="T19"> et d'ironie, charmait les coeurs.</text:span></text:p>
      <text:p text:style-name="P81"><text:span text:style-name="T19">Ce drame fut le dernier grand succ</text:span><text:span text:style-name="T20">è</text:span><text:span text:style-name="T19">s de Cor­neille ; il est le dernier exemple remarquable de ce genre mixte que nous </text:span><text:span text:style-name="T20">é</text:span><text:span text:style-name="T19">tudions dans son th</text:span><text:span text:style-name="T20">éâ</text:span><text:span text:style-name="T19">tre. Il n'est pas cependant sa derni</text:span><text:span text:style-name="T20">è</text:span><text:span text:style-name="T19">re tentative en cette voie.</text:span></text:p>
      <text:p text:style-name="P81"><text:span text:style-name="T19">Toujours attir</text:span><text:span text:style-name="T20">é</text:span><text:span text:style-name="T19"> vers les sujets plus modernes, le grand po</text:span><text:span text:style-name="T20">è</text:span><text:span text:style-name="T19">te, malheureusement sur son d</text:span><text:span text:style-name="T20">é</text:span><text:span text:style-name="T19">clin, avait con</text:span><text:span text:style-name="T20">ç</text:span><text:span text:style-name="T19">u l'id</text:span><text:span text:style-name="T20">é</text:span><text:span text:style-name="T19">e de mettre aux prises trois mondes : l'empire romain, l'invasion barbare et le royaume de France naissant. S'il e</text:span><text:span text:style-name="T20">û</text:span><text:span text:style-name="T19">t donn</text:span><text:span text:style-name="T20">é</text:span><text:span text:style-name="T19"> pour corps </text:span><text:span text:style-name="T20">à</text:span><text:span text:style-name="T19"> cette id</text:span><text:span text:style-name="T20">é</text:span><text:span text:style-name="T19">e une action int</text:span><text:span text:style-name="T20">é</text:span><text:span text:style-name="T19">ressante, il e</text:span><text:span text:style-name="T20">û</text:span><text:span text:style-name="T19">t rencontr</text:span><text:span text:style-name="T20">é</text:span><text:span text:style-name="T19"> un nouveau succ</text:span><text:span text:style-name="T20">è</text:span><text:span text:style-name="T19">s, au lieu d'une chute. Mais la fable ni l'ex</text:span><text:span text:style-name="T20">é</text:span><text:span text:style-name="T19">cution d'</text:span><text:span text:style-name="T29">Attila</text:span><text:span text:style-name="T19">, </text:span><text:span text:style-name="T29">roi des Huns</text:span><text:span text:style-name="T19">, ne r</text:span><text:span text:style-name="T20">é</text:span><text:span text:style-name="T19">pondirent au dessein grandiose. L'</text:span><text:span text:style-name="T20">œ</text:span><text:span text:style-name="T19">uvre sombra. Elle n'a que des d</text:span><text:span text:style-name="T20">é</text:span><text:span text:style-name="T19">tails brillants.</text:span><text:span text:style-name="T20"> — La pré</text:span><text:span text:style-name="T19">face en est bien curieuse ; elle d</text:span><text:span text:style-name="T20">é</text:span><text:span text:style-name="T19">bute ainsi :</text:span></text:p>
      <text:p text:style-name="P81"><text:span text:style-name="T20">«</text:span><text:span text:style-name="T19"> Le nom d'Attila est assez connu ; mais tout le monde n'en conna</text:span><text:span text:style-name="T20">î</text:span><text:span text:style-name="T19">t pas tout le caract</text:span><text:span text:style-name="T20">è</text:span><text:span text:style-name="T19">re. Il </text:span><text:span text:style-name="T20">é</text:span><text:span text:style-name="T19">tait plus homme de t</text:span><text:span text:style-name="T20">ê</text:span><text:span text:style-name="T19">te que de main, t</text:span><text:span text:style-name="T20">â</text:span><text:span text:style-name="T19">chait </text:span><text:span text:style-name="T20">à</text:span><text:span text:style-name="T19"> diviser ses ennemis, ravageait les peuples ind</text:span><text:span text:style-name="T20">é</text:span><text:span text:style-name="T24">­</text:span><text:span text:style-name="T19">fendus, pour donner de la terreur aux autres et tirer tribut de leur </text:span><text:span text:style-name="T20">é</text:span><text:span text:style-name="T19">pouvante, et s'</text:span><text:span text:style-name="T20">é</text:span><text:span text:style-name="T19">tait fait un tel empire</text:span><text:span text:style-name="T22"> </text:span><text:span text:style-name="T20">sur les rois qui l’</text:span><text:span text:style-name="T19">accompagnaient, que, quand m</text:span><text:span text:style-name="T20">ê</text:span><text:span text:style-name="T19">me il leur e</text:span><text:span text:style-name="T20">û</text:span><text:span text:style-name="T19">t command</text:span><text:span text:style-name="T20">é</text:span><text:span text:style-name="T19"> des parricides, ils n'eussent os</text:span><text:span text:style-name="T20">é</text:span><text:span text:style-name="T19"> lui d</text:span><text:span text:style-name="T20">é</text:span><text:span text:style-name="T19">sob</text:span><text:span text:style-name="T20">é</text:span><text:span text:style-name="T19">ir. Il est malais</text:span><text:span text:style-name="T20">é</text:span><text:span text:style-name="T19"> de savoir quelle </text:span><text:span text:style-name="T20">é</text:span><text:span text:style-name="T19">tait sa religion : le surnom de </text:span><text:span text:style-name="T29">Fl</text:span><text:span text:style-name="T30">é</text:span><text:span text:style-name="T29">au de Dieu</text:span><text:span text:style-name="T19">, qu'il prenait lui-m</text:span><text:span text:style-name="T20">ê</text:span><text:span text:style-name="T19">me, montre qu'il n'en croyait pas plusieurs (dieux). Je l'estimerais Arien</text:span><text:span text:style-name="T25"> </text:span><text:span text:style-name="T19">%48%, comme les Ostrogoths et les G</text:span><text:span text:style-name="T20">é</text:span><text:span text:style-name="T19">pides de son arm</text:span><text:span text:style-name="T20">é</text:span><text:span text:style-name="T19">e, n'</text:span><text:span text:style-name="T20">é</text:span><text:span text:style-name="T19">tait la pluralit</text:span><text:span text:style-name="T20">é</text:span><text:span text:style-name="T19"> des femmes, que je lui ai retranch</text:span><text:span text:style-name="T20">é</text:span><text:span text:style-name="T19">e ici. Il croyait fort aux devins, et c'</text:span><text:span text:style-name="T20">é</text:span><text:span text:style-name="T19">tait peut-</text:span><text:span text:style-name="T20">ê</text:span><text:span text:style-name="T19">tre tout ce qu'il croyait. Il envoya demander par deux fois </text:span><text:span text:style-name="T20">à</text:span><text:span text:style-name="T19"> l'em­pereur Valentinien sa s</text:span><text:span text:style-name="T20">œ</text:span><text:span text:style-name="T19">ur Honorie avec de grandes menaces, et, en l'attendant, il </text:span><text:span text:style-name="T20">é</text:span><text:span text:style-name="T19">pousa Ildione, dont tous les historiens marquent la beaut</text:span><text:span text:style-name="T20">é</text:span><text:span text:style-name="T19">, sans parler de sa naissance. C'est ce qui m'a enhardi </text:span><text:soft-page-break/><text:span text:style-name="T20">à</text:span><text:span text:style-name="T19"> la faire s</text:span><text:span text:style-name="T20">œ</text:span><text:span text:style-name="T19">ur d'un de nos premiers rois, afin d'opposer la France naissante au d</text:span><text:span text:style-name="T20">é</text:span><text:span text:style-name="T19">clin de l'Empire %49%. II est constant qu'il mourut la premi</text:span><text:span text:style-name="T20">è</text:span><text:span text:style-name="T19">re nuit de son mariage avec elle. Marcellin dit qu'elle le tua elle-m</text:span><text:span text:style-name="T20">ê</text:span><text:span text:style-name="T19">me, et je lui en ai voulu donner l'id</text:span><text:span text:style-name="T20">é</text:span><text:span text:style-name="T19">e, quoique sans effet</text:span><text:span text:style-name="T24">.</text:span><text:span text:style-name="T19"> Tous les autres rapportent qu'il avait accoutum</text:span><text:span text:style-name="T20">é</text:span><text:span text:style-name="T19"> de saigner du nez, et que les vapeurs du vin et des viandes dont il se chargea ferm</text:span><text:span text:style-name="T20">è</text:span><text:span text:style-name="T19">rent le passage </text:span><text:span text:style-name="T20">à</text:span><text:span text:style-name="T19"> ce sang qui, apr</text:span><text:span text:style-name="T20">è</text:span><text:span text:style-name="T19">s l'avoir </text:span><text:span text:style-name="T20">é</text:span><text:span text:style-name="T19">touff</text:span><text:span text:style-name="T20">é</text:span><text:span text:style-name="T19">, sortit avec violence par tous les conduits. Je les ai suivis sur la mani</text:span><text:span text:style-name="T20">è</text:span><text:span text:style-name="T19">re de sa mort, mais j'ai cru plus </text:span><text:span text:style-name="T20">à</text:span><text:span text:style-name="T19"> propos d'en attribuer la cause </text:span><text:span text:style-name="T20">à</text:span><text:span text:style-name="T19"> un exc</text:span><text:span text:style-name="T20">è</text:span><text:span text:style-name="T19">s de col</text:span><text:span text:style-name="T20">è</text:span><text:span text:style-name="T19">re qu'</text:span><text:span text:style-name="T20">à</text:span><text:span text:style-name="T19"> un exc</text:span><text:span text:style-name="T20">è</text:span><text:span text:style-name="T19">s d'intemp</text:span><text:span text:style-name="T20">é</text:span><text:span text:style-name="T19">rance. </text:span><text:span text:style-name="T20">»</text:span><text:span text:style-name="T19"> Etc.</text:span></text:p>
      <text:p text:style-name="P69">Corneille, sur ce saignement de nez, qui ne semble pas un th<text:span text:style-name="T3">è</text:span>me bien tragique, s'en donne <text:span text:style-name="T3">à</text:span> c<text:span text:style-name="T3">œ</text:span>ur-joie. Il y revient <text:span text:style-name="T3">à</text:span> plusieurs reprises dans sa pi<text:span text:style-name="T3">è</text:span>ce, et s'<text:span text:style-name="T3">é</text:span>vertue <text:span text:style-name="T3">à</text:span> ce sujet en p<text:span text:style-name="T3">é</text:span>riphrases po<text:span text:style-name="T3">é</text:span>tiques assez bizarres ; par exemple, au commen­cement du second acte, Flavie, <text:span text:style-name="T3">«</text:span><text:span text:style-name="T4"> </text:span>dame d'honneur d'Honorie <text:span text:style-name="T3">»</text:span> (ce r<text:span text:style-name="T3">ô</text:span>le <text:span text:style-name="T3">é</text:span>tait jou<text:span text:style-name="T3">é</text:span> par Mademoiselle Moli<text:span text:style-name="T3">ère, — </text:span>Armande B<text:span text:style-name="T3">é</text:span>jard, femme de Moli<text:span text:style-name="T3">ère) — dit à</text:span> la princesse qu'Attila a tu<text:span text:style-name="T3">é</text:span> son fr<text:span text:style-name="T3">è</text:span>re a<text:span text:style-name="T3">î</text:span>n<text:span text:style-name="T3">é</text:span> Vl<text:span text:style-name="T3">é</text:span>da, et ajoute :</text:p>
      <text:p text:style-name="P68"/>
      <text:p text:style-name="P34">Le sang qu'apr<text:span text:style-name="T3">è</text:span>s avoir mis ce prince au tombeau </text:p>
      <text:p text:style-name="P34">On lui voit chaque jour distiller du cerveau </text:p>
      <text:p text:style-name="P34">Punit son parricide<text:span text:style-name="T37"> </text:span>%50%, et, chaque jour, vient faire </text:p>
      <text:p text:style-name="P34">Un tribut <text:span text:style-name="T3">é</text:span>tonnant <text:span text:style-name="T3">à</text:span> celui de ce fr<text:span text:style-name="T3">ère :</text:span> </text:p>
      <text:p text:style-name="P34">Suivant m<text:span text:style-name="T3">ê</text:span>me qu'il a plus ou moins de courroux, </text:p>
      <text:p text:style-name="P34">Ce sang forme un supplice ou plus rude ou plus doux, </text:p>
      <text:p text:style-name="P34">S'ouvre une plus f<text:span text:style-name="T3">é</text:span>conde ou plus st<text:span text:style-name="T3">é</text:span>rile veine ; </text:p>
      <text:p text:style-name="P34">Et chaque emportement porte avec lui sa peine.</text:p>
      <text:p text:style-name="P73"/>
      <text:p text:style-name="P69">Ces vers pr<text:span text:style-name="T3">é</text:span>parent le d<text:span text:style-name="T3">é</text:span>nouement de la pi<text:span text:style-name="T3">è</text:span>ce. En effet, au moment o<text:span text:style-name="T3">ù</text:span> Honorie excite Octar, <text:span text:style-name="T3">«</text:span> capitaine des gardes d'Attila<text:span text:style-name="T4"> </text:span><text:span text:style-name="T3">»</text:span> <text:span text:style-name="T3">à</text:span> le tuer :</text:p>
      <text:p text:style-name="P68"/>
      <text:p text:style-name="P34">Si tu veux vivre encor, va, cherche du courage ! </text:p>
      <text:p text:style-name="P34">Tu vois ce qu'<text:span text:style-name="T3">à</text:span> toute heure il immole <text:span text:style-name="T3">à</text:span> sa rage ; </text:p>
      <text:p text:style-name="P34">Et ta vertu, qui craint de trop para<text:span text:style-name="T3">î</text:span>tre au jour, </text:p>
      <text:p text:style-name="P34">Attend, les bras crois<text:span text:style-name="T3">é</text:span>s, qu'il t'immole <text:span text:style-name="T3">à</text:span> ton tour ?</text:p>
      <text:p text:style-name="P34">Fais p<text:span text:style-name="T3">é</text:span>rir, ou p<text:span text:style-name="T3">é</text:span>ris ; pr<text:span text:style-name="T3">é</text:span>viens, l<text:span text:style-name="T3">â</text:span>che, ou succombe ; </text:p>
      <text:p text:style-name="P34">Venge toute la terre, ou grossis l'h<text:span text:style-name="T3">é</text:span>catombe !<text:bookmark-start text:name="bookmark35"/></text:p>
      <text:p text:style-name="P37"/>
      <text:p text:style-name="P33"><text:span text:style-name="T19">beaux vers, dignes de l'auteur du </text:span><text:span text:style-name="T29">Cid</text:span><text:span text:style-name="T20">, — à</text:span><text:span text:style-name="T19"> ce moment, dis-je, un des princes vassaux d'Attila, Valamir, roi des Ostrogoths, vient annoncer sa mort :</text:span><text:bookmark-end text:name="bookmark35"/></text:p>
      <text:p text:style-name="P35"/>
      <text:p text:style-name="P34">Notre tyran n'est plus.</text:p>
      <text:p text:style-name="P27"/>
      <text:p text:style-name="P52"><text:span text:style-name="T5">Honorie</text:span><text:span text:style-name="T12"><text:tab/></text:span></text:p>
      <text:p text:style-name="P34">Il est mort ?</text:p>
      <text:p text:style-name="P25"/>
      <text:p text:style-name="P31">Valamir</text:p>
      <text:p text:style-name="P34"><text:soft-page-break/><text:span text:style-name="T3">É</text:span>coutez</text:p>
      <text:p text:style-name="P34">Comme enfin l'ont puni ses propres cruaut<text:span text:style-name="T3">é</text:span>s, </text:p>
      <text:p text:style-name="P34">Et comme heureusement le Ciel vient de souscrire </text:p>
      <text:p text:style-name="P34"><text:span text:style-name="T5">A</text:span> ce que nos malheurs vous ont fait lui pr<text:span text:style-name="T3">é</text:span>dire. </text:p>
      <text:p text:style-name="P34">A peine sortions-nous pleins de trouble et d'horreur, </text:p>
      <text:p text:style-name="P34">Qu'Attila recommence <text:span text:style-name="T3">à</text:span> saigner de fureur, </text:p>
      <text:p text:style-name="P34">Mais avec abondance ; et le sang qui bouillonne </text:p>
      <text:p text:style-name="P34">Forme un si gros torrent, que lui-m<text:span text:style-name="T3">ê</text:span>me il s'<text:span text:style-name="T3">é</text:span>tonne. </text:p>
      <text:p text:style-name="P34">Tout surpris qu'il en est, <text:span text:style-name="T3">«</text:span><text:span text:style-name="T4"> </text:span>S'il ne veut s'arr<text:span text:style-name="T3">ê</text:span>ter, </text:p>
      <text:p text:style-name="P34">Dit-il, on me pa<text:span text:style-name="T3">î</text:span>ra ce qu'il m'en va co<text:span text:style-name="T3">ûter ! »</text:span></text:p>
      <text:p text:style-name="P34">Il demeure <text:span text:style-name="T3">à</text:span> ces mots sans parole, sans force ; </text:p>
      <text:p text:style-name="P34">Tous ses sens d'avec lui <text:span text:style-name="T3">font un soudain divorce :</text:span> </text:p>
      <text:p text:style-name="P34">Sa gorge enfle et du sang dont le cours s'<text:span text:style-name="T3">é</text:span>paissit </text:p>
      <text:p text:style-name="P34">Le passage se ferme ou du moins s'<text:span text:style-name="T3">é</text:span>tr<text:span text:style-name="T3">é</text:span>cit. </text:p>
      <text:p text:style-name="P34">De ce sang renferm<text:span text:style-name="T3">é</text:span> la vapeur en furie </text:p>
      <text:p text:style-name="P34">Semble avoir <text:span text:style-name="T3">é</text:span>touff<text:span text:style-name="T3">é</text:span> sa col<text:span text:style-name="T3">è</text:span>re et sa vie...</text:p>
      <text:p text:style-name="P73"><text:bookmark-start text:name="bookmark36"/></text:p>
      <text:p text:style-name="P69">Le r<text:span text:style-name="T3">é</text:span>cit de cette agonie dure vingt-six vers encore, dont voici seulement les quatre derniers :<text:bookmark-end text:name="bookmark36"/></text:p>
      <text:p text:style-name="P34">Ce n'est plus qu'en sanglots qu'il dit ce qu'il croit dire ; </text:p>
      <text:p text:style-name="P34">Il frissonne, il chancelle, il tr<text:span text:style-name="T3">é</text:span>buche, il expire ; </text:p>
      <text:p text:style-name="P34">Et sa fureur derni<text:span text:style-name="T3">è</text:span>re, <text:span text:style-name="T3">é</text:span>puisant tant d'horreurs, </text:p>
      <text:p text:style-name="P34">Venge enfin l'univers de toutes ses fureurs.</text:p>
      <text:p text:style-name="P69">La pi<text:span text:style-name="T3">è</text:span>ce est vraiment ennuyeuse. Il y a seu­lement <text:span text:style-name="T3">çà</text:span> et l<text:span text:style-name="T3">à</text:span> quelques lambeaux de pourpre Corn<text:span text:style-name="T3">é</text:span>lienne, quelques brillants passages, comme celui o<text:span text:style-name="T3">ù</text:span> Attila se glorifie d'<text:span text:style-name="T3">ê</text:span>tre l'instrument de la col<text:span text:style-name="T3">è</text:span>re c<text:span text:style-name="T3">é</text:span>leste :</text:p>
      <text:p text:style-name="P68"/>
      <text:p text:style-name="P34">Ce Dieu dont vous parlez, de temps en temps s<text:span text:style-name="T3">é</text:span>v<text:span text:style-name="T3">è</text:span>re, </text:p>
      <text:p text:style-name="P34">Ne s'arme pas toujours de toute sa col<text:span text:style-name="T3">è</text:span>re ; </text:p>
      <text:p text:style-name="P34">Mais, quand <text:span text:style-name="T3">à</text:span> sa fureur il livre l'univers, </text:p>
      <text:p text:style-name="P34">Elle a, pour chaque temps, des d<text:span text:style-name="T3">é</text:span>luges divers : </text:p>
      <text:p text:style-name="P34">Jadis, de toutes parts faisant regorger l'onde, </text:p>
      <text:p text:style-name="P34">Sous un d<text:span text:style-name="T3">é</text:span>luge d'eaux il abyma le monde ; </text:p>
      <text:p text:style-name="P34">Sa main tient en r<text:span text:style-name="T3">é</text:span>serve un d<text:span text:style-name="T3">é</text:span>luge de feux </text:p>
      <text:p text:style-name="P34">Pour le dernier moment de nos derniers neveux<text:span text:style-name="T37"> </text:span>%51% ; </text:p>
      <text:p text:style-name="P34">Et mon bras, dont il fait aujourd'hui son tonnerre, </text:p>
      <text:p text:style-name="P34">D'un d<text:span text:style-name="T3">é</text:span>luge de sang couvre pour lui la terre.</text:p>
      <text:p text:style-name="P73"/>
      <text:p text:style-name="P69">Le po<text:span text:style-name="T3">è</text:span>te ing<text:span text:style-name="T3">é</text:span>nu n'<text:span text:style-name="T3">é</text:span>tait sans doute pas m<text:span text:style-name="T3">é</text:span>con­tent de ces trois d<text:span text:style-name="T3">é</text:span>luges, d'eau, de feu et de sang, mis en regard.</text:p>
      <text:p text:style-name="P81"><text:span text:style-name="T29">Attila</text:span><text:span text:style-name="T19"> parut en 1667, la m</text:span><text:span text:style-name="T20">ê</text:span><text:span text:style-name="T19">me ann</text:span><text:span text:style-name="T20">ée que l’</text:span><text:span text:style-name="T29">Andromaque </text:span><text:span text:style-name="T19">de Racine : Corneille baissait, Racine montait. Mais, si Corneille ne lui e</text:span><text:span text:style-name="T20">û</text:span><text:span text:style-name="T19">t fray</text:span><text:span text:style-name="T20">é</text:span><text:span text:style-name="T19"> les voies, Racine se f</text:span><text:span text:style-name="T20">û</text:span><text:span text:style-name="T19">t-il </text:span><text:span text:style-name="T20">é</text:span><text:span text:style-name="T19">lev</text:span><text:span text:style-name="T20">é</text:span><text:span text:style-name="T19"> si haut ? Pour grand qu'il soit, il n'effacera jamais l'auteur du </text:span><text:span text:style-name="T29">Cid</text:span><text:span text:style-name="T19">. Disons donc </text:span><text:soft-page-break/><text:span text:style-name="T19">avec madame de S</text:span><text:span text:style-name="T20">é</text:span><text:span text:style-name="T19">vign</text:span><text:span text:style-name="T20">é</text:span><text:span text:style-name="T19"> : </text:span><text:span text:style-name="T20">«</text:span><text:span text:style-name="T21"> </text:span><text:span text:style-name="T19">Vive notre vieux Corneille! </text:span><text:span text:style-name="T20">»</text:span></text:p>
      <text:p text:style-name="P69">En r<text:span text:style-name="T3">é</text:span>sum<text:span text:style-name="T3">é</text:span>, chacune, ou peu s'en faut, des <text:span text:style-name="T3">œ</text:span>uvres de ce grand po<text:span text:style-name="T3">è</text:span>te est con<text:span text:style-name="T3">ç</text:span>ue dans un sys­t<text:span text:style-name="T3">è</text:span>me diff<text:span text:style-name="T3">é</text:span>rent ; on ne peut assez admirer la vari<text:span text:style-name="T3">é</text:span>t<text:span text:style-name="T3">é</text:span> et la f<text:span text:style-name="T3">é</text:span>condit<text:span text:style-name="T3">é</text:span> de son g<text:span text:style-name="T3">é</text:span>nie : il semble qu'apr<text:span text:style-name="T3">è</text:span>s s'<text:span text:style-name="T3">ê</text:span>tre servi une fois d'un moule dramatique, il le brise, et en cr<text:span text:style-name="T3">é</text:span>e un autre, cherchant toujours ce qui est le plus propre <text:span text:style-name="T3">à</text:span> charmer, <text:span text:style-name="T3">é</text:span>mouvoir, <text:span text:style-name="T3">élever ses contemporains, — ce qui est, selon la dé</text:span>finition de Stendhal, l'essence m<text:span text:style-name="T3">ê</text:span>me du romantisme.</text:p>
      <text:p text:style-name="P81"><text:span text:style-name="T19">Mais, quelles que soient cette vari</text:span><text:span text:style-name="T20">é</text:span><text:span text:style-name="T19">t</text:span><text:span text:style-name="T20">é</text:span><text:span text:style-name="T19"> et cette f</text:span><text:span text:style-name="T20">é</text:span><text:span text:style-name="T19">condit</text:span><text:span text:style-name="T20">é</text:span><text:span text:style-name="T19">, combien eussent-elles </text:span><text:span text:style-name="T20">é</text:span><text:span text:style-name="T19">t</text:span><text:span text:style-name="T20">é</text:span><text:span text:style-name="T19"> plus grandes encore si, au lieu d'</text:span><text:span text:style-name="T20">ê</text:span><text:span text:style-name="T19">tre g</text:span><text:span text:style-name="T20">ê</text:span><text:span text:style-name="T19">n</text:span><text:span text:style-name="T20">é</text:span><text:span text:style-name="T19">es par des r</text:span><text:span text:style-name="T20">è</text:span><text:span text:style-name="T19">gles arbitraires et par un syst</text:span><text:span text:style-name="T20">è</text:span><text:span text:style-name="T19">me dramatique </text:span><text:span text:style-name="T20">é</text:span><text:span text:style-name="T19">troit et abstrait, elles eussent pu se d</text:span><text:span text:style-name="T20">é</text:span><text:span text:style-name="T19">ployer en toute libert</text:span><text:span text:style-name="T20">é</text:span><text:span text:style-name="T19"> ! Nous avons vu comment les indi­gnes pers</text:span><text:span text:style-name="T20">é</text:span><text:span text:style-name="T19">cutions soulev</text:span><text:span text:style-name="T20">é</text:span><text:span text:style-name="T19">es par le succ</text:span><text:span text:style-name="T20">è</text:span><text:span text:style-name="T19">s du </text:span><text:span text:style-name="T29">Cid</text:span><text:span text:style-name="T19"> firent que Corneille douta de lui-m</text:span><text:span text:style-name="T20">ê</text:span><text:span text:style-name="T19">me, re­broussa chemin, quitta la voie moderne du drame tragi-comique ; comment son romantisme s'effa­roucha d'abord, se temp</text:span><text:span text:style-name="T20">é</text:span><text:span text:style-name="T19">ra ensuite, au lieu de se d</text:span><text:span text:style-name="T20">é</text:span><text:span text:style-name="T19">velopper et de pousser toutes ses branches. Sans cette mis</text:span><text:span text:style-name="T20">é</text:span><text:span text:style-name="T19">rable critique, suscit</text:span><text:span text:style-name="T20">é</text:span><text:span text:style-name="T19">e par la ja­lousie du Cardinal et des po</text:span><text:span text:style-name="T20">è</text:span><text:span text:style-name="T19">tes rivaux, Corneille e</text:span><text:span text:style-name="T20">û</text:span><text:span text:style-name="T19">t suivi cette veine, au lieu de la quitter tout </text:span><text:span text:style-name="T20">à</text:span><text:span text:style-name="T19"> coup, pour la reprendre quinze ans plus tard. Et alors combien son th</text:span><text:span text:style-name="T20">éâ</text:span><text:span text:style-name="T19">tre, le th</text:span><text:span text:style-name="T20">éâ</text:span><text:span text:style-name="T19">tre fran</text:span><text:span text:style-name="T20">ç</text:span><text:span text:style-name="T19">ais tout entier, eussent </text:span><text:span text:style-name="T20">é</text:span><text:span text:style-name="T19">t</text:span><text:span text:style-name="T20">é</text:span><text:span text:style-name="T19"> diff</text:span><text:span text:style-name="T20">é</text:span><text:span text:style-name="T19">rents, plus appropri</text:span><text:span text:style-name="T20">é</text:span><text:span text:style-name="T19">s </text:span><text:span text:style-name="T20">à</text:span><text:span text:style-name="T19"> notre nation, plus sympathiques </text:span><text:span text:style-name="T20">à</text:span><text:span text:style-name="T19"> nos moeurs, </text:span><text:span text:style-name="T20">à</text:span><text:span text:style-name="T22"> </text:span><text:span text:style-name="T19">nos sentiments, que les sujets grecs et romains !</text:span></text:p>
      <text:p text:style-name="P69">Certes, Corneille et Racine ont su encore, tout en <text:span text:style-name="T3">é</text:span>tant g<text:span text:style-name="T3">ê</text:span>n<text:span text:style-name="T3">é</text:span>s par tant d'entraves, produire des <text:span text:style-name="T3">œ</text:span>uvres admirables. Mais que n'eussent-ils pas fait l'un et l'autre, s'ils avaient <text:span text:style-name="T3">é</text:span>t<text:span text:style-name="T3">é</text:span> libres comme Shakes­peare ou Guillem de Castro ? Assur<text:span text:style-name="T3">é</text:span>ment le g<text:span text:style-name="T3">é</text:span>nie et le go<text:span text:style-name="T3">û</text:span>t fran<text:span text:style-name="T3">ç</text:span>ais n'eussent toujours pas <text:span text:style-name="T3">é</text:span>t<text:span text:style-name="T3">é</text:span> les m<text:span text:style-name="T3">ê</text:span>mes que le g<text:span text:style-name="T3">é</text:span>nie anglais ou le g<text:span text:style-name="T3">é</text:span>nie espagnol ; mais, pr<text:span text:style-name="T3">é</text:span>cis<text:span text:style-name="T3">é</text:span>ment en restant fran<text:span text:style-name="T3">ç</text:span>ais, notre th<text:span text:style-name="T3">éâ</text:span>tre aurait eu ses <text:span text:style-name="T3">é</text:span>closions et ses floraisons naturelles ; il e<text:span text:style-name="T3">û</text:span>t port<text:span text:style-name="T3">é</text:span> ses propres fruits ; il e<text:span text:style-name="T3">û</text:span>t <text:span text:style-name="T3">é</text:span>t<text:span text:style-name="T3">é</text:span> tout <text:span text:style-name="T3">à</text:span> fait neuf, au lieu de ne l'<text:span text:style-name="T3">ê</text:span>tre qu'au second degr<text:span text:style-name="T3">é</text:span>, ou au troisi<text:span text:style-name="T3">è</text:span>me, timidement, et seulement dans les limites autoris<text:span text:style-name="T3">ées par l’</text:span>abb<text:span text:style-name="T3">é</text:span> d'Aubignac, ou par M. Heinsius, <text:span text:style-name="T3">«</text:span> un si grand homme <text:span text:style-name="T3">»</text:span>, ou par Aristote, plus ou moins fauss<text:span text:style-name="T3">é</text:span> et r<text:span text:style-name="T3">é</text:span>tr<text:span text:style-name="T3">é</text:span>ci.</text:p>
      <text:p text:style-name="P81"><text:span text:style-name="T19">En un mot, notre </text:span><text:span text:style-name="T10">xvii</text:span><text:span text:style-name="T25">e</text:span><text:span text:style-name="T19"> si</text:span><text:span text:style-name="T20">è</text:span><text:span text:style-name="T19">cle aurait eu son Shakespeare ; mais un Shakespeare fran</text:span><text:span text:style-name="T20">ç</text:span><text:span text:style-name="T19">ais, travail­lant pour un public fran</text:span><text:span text:style-name="T20">ç</text:span><text:span text:style-name="T19">ais, un po</text:span><text:span text:style-name="T20">è</text:span><text:span text:style-name="T19">te plus libre, plus hardi, plus moderne, h</text:span><text:span text:style-name="T20">é</text:span><text:span text:style-name="T19">ro</text:span><text:span text:style-name="T20">ï</text:span><text:span text:style-name="T19">que et popu­laire </text:span><text:span text:style-name="T20">à</text:span><text:span text:style-name="T19"> la fois, comme on l'entrevoit dans </text:span><text:span text:style-name="T29">Don Sanche </text:span><text:span text:style-name="T19">; id</text:span><text:span text:style-name="T20">é</text:span><text:span text:style-name="T19">al et national, comme on le devine dans </text:span><text:span text:style-name="T29">Nicom</text:span><text:span text:style-name="T30">è</text:span><text:span text:style-name="T29">de</text:span><text:span text:style-name="T19"> sous des noms romains ; Corneille e</text:span><text:span text:style-name="T20">û</text:span><text:span text:style-name="T19">t tent</text:span><text:span text:style-name="T20">é</text:span><text:span text:style-name="T19"> d</text:span><text:span text:style-name="T20">è</text:span><text:span text:style-name="T19">s lors et r</text:span><text:span text:style-name="T20">é</text:span><text:span text:style-name="T19">alis</text:span><text:span text:style-name="T20">é</text:span><text:span text:style-name="T19"> avec g</text:span><text:span text:style-name="T20">é</text:span><text:span text:style-name="T19">nie ce que Voltaire tenta plus tard, mais seulement avec esprit, avec adresse, et sans le grand souffle h</text:span><text:span text:style-name="T20">é</text:span><text:span text:style-name="T19">ro</text:span><text:span text:style-name="T20">ï</text:span><text:span text:style-name="T19">que ; il e</text:span><text:span text:style-name="T20">û</text:span><text:span text:style-name="T19">t con</text:span><text:span text:style-name="T20">ç</text:span><text:span text:style-name="T19">u et compos</text:span><text:span text:style-name="T20">é</text:span><text:span text:style-name="T19">, il e</text:span><text:span text:style-name="T20">û</text:span><text:span text:style-name="T19">t anim</text:span><text:span text:style-name="T20">é</text:span><text:span text:style-name="T19"> de son </text:span><text:span text:style-name="T20">â</text:span><text:span text:style-name="T19">me fran</text:span><text:span text:style-name="T20">ç</text:span><text:span text:style-name="T19">aise et normande des drames tragi-comiques, tir</text:span><text:span text:style-name="T20">é</text:span><text:span text:style-name="T19">s de notre histoire ; il les e</text:span><text:span text:style-name="T20">û</text:span><text:span text:style-name="T19">t trait</text:span><text:span text:style-name="T20">é</text:span><text:span text:style-name="T19">s largement, avec l'heureux m</text:span><text:span text:style-name="T20">é</text:span><text:span text:style-name="T19">lange du familier et</text:span><text:span text:style-name="T22"> </text:span><text:span text:style-name="T19">du sublime, du sourire et des pleurs. Le grand arbre e</text:span><text:span text:style-name="T20">û</text:span><text:span text:style-name="T19">t pouss</text:span><text:span text:style-name="T20">é</text:span><text:span text:style-name="T19"> sans g</text:span><text:span text:style-name="T20">ê</text:span><text:span text:style-name="T19">ne et sans contrainte ses racines dans notre sol et sa t</text:span><text:span text:style-name="T20">ê</text:span><text:span text:style-name="T19">te dans notre ciel. Les destin</text:span><text:span text:style-name="T20">é</text:span><text:span text:style-name="T19">es de notre th</text:span><text:span text:style-name="T20">éâ</text:span><text:span text:style-name="T19">tre, de notre po</text:span><text:span text:style-name="T20">é</text:span><text:span text:style-name="T19">sie tout enti</text:span><text:span text:style-name="T20">è</text:span><text:span text:style-name="T19">re, du g</text:span><text:span text:style-name="T20">é</text:span><text:span text:style-name="T19">nie fran</text:span><text:span text:style-name="T20">ç</text:span><text:span text:style-name="T19">ais lui-m</text:span><text:span text:style-name="T20">ê</text:span><text:span text:style-name="T19">me, eussent </text:span><text:span text:style-name="T20">é</text:span><text:span text:style-name="T19">t</text:span><text:span text:style-name="T20">é</text:span><text:span text:style-name="T19"> chang</text:span><text:span text:style-name="T20">é</text:span><text:span text:style-name="T19">es.</text:span></text:p>
      <text:p text:style-name="P92"/>
      <text:h text:style-name="Heading_20_1" text:outline-level="1"><text:bookmark-start text:name="bookmark37"/>NEUVI<text:span text:style-name="T3">È</text:span>ME LE<text:span text:style-name="T3">Ç</text:span>ON<text:bookmark-end text:name="bookmark37"/><text:line-break/><text:bookmark-start text:name="bookmark38"/>ROTROU<text:bookmark-end text:name="bookmark38"/><text:line-break/><text:span text:style-name="T29">SAINT GENEST</text:span></text:h>
      <text:p text:style-name="P12"/>
      <text:p text:style-name="P81"><text:span text:style-name="T19">Parmi les cinq po</text:span><text:span text:style-name="T20">è</text:span><text:span text:style-name="T19">tes du Cardinal, il y avait trois m</text:span><text:span text:style-name="T20">é</text:span><text:span text:style-name="T19">diocrit</text:span><text:span text:style-name="T20">é</text:span><text:span text:style-name="T19">s, Bo</text:span><text:span text:style-name="T20">is-Robert, Guillaume Colletet, l’</text:span><text:span text:style-name="T19">Estoile, et deux jeunes gens de g</text:span><text:span text:style-name="T20">é</text:span><text:span text:style-name="T19">nie, Corneille et Rotrou. Une vive sympathie unissait ces deux nobles c</text:span><text:span text:style-name="T20">œ</text:span><text:span text:style-name="T19">urs. Dans la grande lutte soulev</text:span><text:span text:style-name="T20">é</text:span><text:span text:style-name="T19">e par le </text:span><text:span text:style-name="T29">Cid</text:span><text:span text:style-name="T19">, Rotrou soutint Corneille de son admiration. Et, m</text:span><text:span text:style-name="T20">ê</text:span><text:span text:style-name="T19">me lorsque celui-ci parut c</text:span><text:span text:style-name="T20">é</text:span><text:span text:style-name="T19">der </text:span><text:span text:style-name="T20">à</text:span><text:span text:style-name="T19"> la tem­p</text:span><text:span text:style-name="T20">ê</text:span><text:span text:style-name="T19">te, Rotrou resta fid</text:span><text:span text:style-name="T20">è</text:span><text:span text:style-name="T19">le </text:span><text:span text:style-name="T20">à</text:span><text:span text:style-name="T19"> la tragi-com</text:span><text:span text:style-name="T20">é</text:span><text:span text:style-name="T19">die qui, </text:span><text:span text:style-name="T20">à</text:span><text:span text:style-name="T19"> peu pr</text:span><text:span text:style-name="T20">è</text:span><text:span text:style-name="T19">s comme le drame de nos jours, repr</text:span><text:span text:style-name="T20">é</text:span><text:span text:style-name="T19">sen­tait la vie humaine dans sa complexit</text:span><text:span text:style-name="T20">é</text:span><text:span text:style-name="T19">, dans ses alternatives et dans ses contrastes, m</text:span><text:span text:style-name="T20">ê</text:span><text:span text:style-name="T19">lait ensemble</text:span><text:span text:style-name="T25"> </text:span><text:span text:style-name="T19">discr</text:span><text:span text:style-name="T20">è</text:span><text:span text:style-name="T19">tement l'</text:span><text:span text:style-name="T20">é</text:span><text:span text:style-name="T19">l</text:span><text:span text:style-name="T20">é</text:span><text:span text:style-name="T19">ment tragique et l'</text:span><text:span text:style-name="T20">é</text:span><text:span text:style-name="T19">l</text:span><text:span text:style-name="T20">é</text:span><text:span text:style-name="T19">ment comique ; ou, les faisant succ</text:span><text:span text:style-name="T20">é</text:span><text:span text:style-name="T19">der l'un </text:span><text:span text:style-name="T20">à</text:span><text:span text:style-name="T19"> l'autre, en tirait, par ces oppositions, des effets d'autant plus puissants,</text:span></text:p>
      <text:p text:style-name="P81"><text:span text:style-name="T19">En d</text:span><text:span text:style-name="T20">é</text:span><text:span text:style-name="T19">pit de toutes les th</text:span><text:span text:style-name="T20">é</text:span><text:span text:style-name="T19">ories, la pratique a d</text:span><text:span text:style-name="T20">é</text:span><text:span text:style-name="T19">montr</text:span><text:span text:style-name="T20">é</text:span><text:span text:style-name="T19"> que ce m</text:span><text:span text:style-name="T20">é</text:span><text:span text:style-name="T19">lange est n</text:span><text:span text:style-name="T20">é</text:span><text:span text:style-name="T19">cessaire toutes les fois que l'</text:span><text:span text:style-name="T20">œ</text:span><text:span text:style-name="T19">uvre dramatique s'adresse </text:span><text:span text:style-name="T20">à</text:span><text:span text:style-name="T19"> un public nombreux : il faut que le comique, de temps eu temps, nous d</text:span><text:span text:style-name="T20">é</text:span><text:span text:style-name="T19">lasse du path</text:span><text:span text:style-name="T20">é</text:span><text:span text:style-name="T19">tique. De m</text:span><text:span text:style-name="T20">ê</text:span><text:span text:style-name="T19">me pour les changements de lieux et de d</text:span><text:span text:style-name="T20">é</text:span><text:span text:style-name="T19">cors : </text:span><text:span text:style-name="T20">«</text:span><text:span text:style-name="T19"> le spectateur, en voyant la sc</text:span><text:span text:style-name="T20">è</text:span><text:span text:style-name="T19">ne transform</text:span><text:span text:style-name="T20">é</text:span><text:span text:style-name="T19">e, aime </text:span><text:span text:style-name="T20">à</text:span><text:span text:style-name="T19"> sentir sa curiosit</text:span><text:span text:style-name="T20">é</text:span><text:span text:style-name="T19"> rafra</text:span><text:span text:style-name="T20">î</text:span><text:span text:style-name="T24">­</text:span><text:span text:style-name="T19">chie transport</text:span><text:span text:style-name="T20">é</text:span><text:span text:style-name="T19">e</text:span><text:span text:style-name="T20"> sur un nouveau champ d'ac­tion »</text:span><text:span text:style-name="T19"> %52%.</text:span></text:p>
      <text:p text:style-name="P81"><text:span text:style-name="T19">Voil</text:span><text:span text:style-name="T20">à</text:span><text:span text:style-name="T19"> le drame, tel que l'a fait Guillem de Castro, tel que l'a fait Shakespeare, tel que Victor Hugo l'a expos</text:span><text:span text:style-name="T20">é</text:span><text:span text:style-name="T19"> dans sa pr</text:span><text:span text:style-name="T20">é</text:span><text:span text:style-name="T19">face de </text:span><text:span text:style-name="T29">Cromwell</text:span><text:span text:style-name="T19">. La tragi-com</text:span><text:span text:style-name="T20">é</text:span><text:span text:style-name="T19">die du dix-septi</text:span><text:span text:style-name="T20">è</text:span><text:span text:style-name="T19">me si</text:span><text:span text:style-name="T20">è</text:span><text:span text:style-name="T19">cle n'allait pas tout </text:span><text:span text:style-name="T20">à</text:span><text:span text:style-name="T19"> fait si loin : elle se contentait de m</text:span><text:span text:style-name="T20">ê</text:span><text:span text:style-name="T19">ler ou de faire alterner, dans une intrigue souvent romanesque, les touches famili</text:span><text:span text:style-name="T20">è</text:span><text:span text:style-name="T19">res avec les pouss</text:span><text:span text:style-name="T20">é</text:span><text:span text:style-name="T19">es h</text:span><text:span text:style-name="T20">é</text:span><text:span text:style-name="T19">ro</text:span><text:span text:style-name="T20">ï</text:span><text:span text:style-name="T19">ques. C'est ce qu'avait fait l'auteur du </text:span><text:span text:style-name="T29">Cid</text:span><text:span text:style-name="T19">, lorsqu'on l'arr</text:span><text:span text:style-name="T20">ê</text:span><text:span text:style-name="T19">ta si malheureusement, et ce que Rotrou continua de faire, avec une grande libert</text:span><text:span text:style-name="T20">é</text:span><text:span text:style-name="T24">.</text:span></text:p>
      <text:p text:style-name="P81"><text:span text:style-name="T19">Quoique ni Rotrou, ni Corneille, ni Racine n'aient connu Shake</text:span><text:span text:style-name="T20">speare, —</text:span><text:span text:style-name="T19"> qui cependant </text:span><text:span text:style-name="T20">à</text:span><text:span text:style-name="T19"> cette </text:span><text:span text:style-name="T20">é</text:span><text:span text:style-name="T19">poque avait d</text:span><text:span text:style-name="T20">é</text:span><text:span text:style-name="T19">j</text:span><text:span text:style-name="T20">à</text:span><text:span text:style-name="T19"> produit tous ses chefs-d'</text:span><text:span text:style-name="T20">œ</text:span><text:span text:style-name="T19">uvre (mais les communications avec l'Angleterre n'</text:span><text:span text:style-name="T20">é</text:span><text:span text:style-name="T24">­</text:span><text:span text:style-name="T19">taient pas alors aussi faciles qu'aujourd'hui), </text:span><text:span text:style-name="T20">— on peut dire que le théâ</text:span><text:span text:style-name="T19">tre de Rotrou a quelque chose de Shakespearien, du moins dans la mesure que comportait l'esprit fran</text:span><text:span text:style-name="T20">ç</text:span><text:span text:style-name="T19">ais. C'est ce que je</text:span><text:span text:style-name="T22"> </text:span><text:span text:style-name="T19">vais t</text:span><text:span text:style-name="T20">â</text:span><text:span text:style-name="T19">cher de mettre en lumi</text:span><text:span text:style-name="T20">è</text:span><text:span text:style-name="T19">re le plus simple­ment possible, en </text:span><text:span text:style-name="T20">é</text:span><text:span text:style-name="T19">tudiant la pi</text:span><text:span text:style-name="T20">è</text:span><text:span text:style-name="T19">ce de </text:span><text:span text:style-name="T29">Saint Genest</text:span><text:span text:style-name="T24">.</text:span></text:p>
      <text:p text:style-name="P81"><text:span text:style-name="T19">On lit, dans les Vies des Saints, la l</text:span><text:span text:style-name="T20">é</text:span><text:span text:style-name="T19">gende sui­vante, concernant un certain </text:span><text:span text:style-name="T29">Ginesius</text:span><text:span text:style-name="T19">, nom que </text:span><text:span text:style-name="T20">l’</text:span><text:span text:style-name="T19">on a traduit en fran</text:span><text:span text:style-name="T20">ç</text:span><text:span text:style-name="T19">ais Gen</text:span><text:span text:style-name="T20">è</text:span><text:span text:style-name="T19">s ou Genest. C'est un c</text:span><text:span text:style-name="T20">é</text:span><text:span text:style-name="T19">l</text:span><text:span text:style-name="T20">è</text:span><text:span text:style-name="T24">­</text:span><text:span text:style-name="T19">bre com</text:span><text:span text:style-name="T20">é</text:span><text:span text:style-name="T19">dien. Un jour, il repr</text:span><text:span text:style-name="T20">é</text:span><text:span text:style-name="T19">sente avec ses ca­marades devant l'empereur Diocl</text:span><text:span text:style-name="T20">é</text:span><text:span text:style-name="T19">tien une pi</text:span><text:span text:style-name="T20">è</text:span><text:span text:style-name="T19">ce o</text:span><text:span text:style-name="T20">ù</text:span><text:span text:style-name="T19"> il joue le personnage d'un nouveau converti. Il feint d'</text:span><text:span text:style-name="T20">ê</text:span><text:span text:style-name="T19">tre malade, se couche au milieu du th</text:span><text:span text:style-name="T20">éâ</text:span><text:span text:style-name="T19">tre, et demande </text:span><text:span text:style-name="T20">à</text:span><text:span text:style-name="T19"> </text:span><text:span text:style-name="T20">ê</text:span><text:span text:style-name="T19">tre baptis</text:span><text:span text:style-name="T20">é</text:span><text:span text:style-name="T19"> : </text:span><text:span text:style-name="T20">«</text:span><text:span text:style-name="T19"> Allons, mes amis, je me sens lourd, je veux devenir l</text:span><text:span text:style-name="T20">éger. — Comment te ferons-nous lé</text:span><text:span text:style-name="T19">ger, si tu es lourd ? lui r</text:span><text:span text:style-name="T20">é</text:span><text:span text:style-name="T19">pondent ses camarades. Sommes-nous des menuisiers et devons-nous te mettre sous le rabot ? </text:span><text:span text:style-name="T20">»</text:span><text:span text:style-name="T19"> Cette plai­santer</text:span><text:span text:style-name="T20">ie provoque le rire des assistants. — «</text:span><text:span text:style-name="T21"> </text:span><text:span text:style-name="T20">In</text:span><text:span text:style-name="T19">sens</text:span><text:span text:style-name="T20">é</text:span><text:span text:style-name="T19">s, leur dit alors Gen</text:span><text:span text:style-name="T20">è</text:span><text:span text:style-name="T19">s, je d</text:span><text:span text:style-name="T20">é</text:span><text:span text:style-name="T19">sire mourir chr</text:span><text:span text:style-name="T20">é</text:span><text:span text:style-name="T19">tien. </text:span><text:span text:style-name="T20">»</text:span><text:span text:style-name="T19"> On appelle un pr</text:span><text:span text:style-name="T20">ê</text:span><text:span text:style-name="T19">tre ; les c</text:span><text:span text:style-name="T20">é</text:span><text:span text:style-name="T19">r</text:span><text:span text:style-name="T20">é</text:span><text:span text:style-name="T19">mo­nies du </text:span><text:soft-page-break/><text:span text:style-name="T19">culte des chr</text:span><text:span text:style-name="T20">é</text:span><text:span text:style-name="T19">tiens s'accomplissent sur la sc</text:span><text:span text:style-name="T20">è</text:span><text:span text:style-name="T19">ne, comme c'</text:span><text:span text:style-name="T20">é</text:span><text:span text:style-name="T19">tait alors l'usage, dit la l</text:span><text:span text:style-name="T20">é</text:span><text:span text:style-name="T19">gende, pour railler la religion nouvelle. Gen</text:span><text:span text:style-name="T20">è</text:span><text:span text:style-name="T19">s se pr</text:span><text:span text:style-name="T20">é</text:span><text:span text:style-name="T24">­</text:span><text:span text:style-name="T19">sente habill</text:span><text:span text:style-name="T20">é</text:span><text:span text:style-name="T19"> de v</text:span><text:span text:style-name="T20">ê</text:span><text:span text:style-name="T19">tements blancs, monte sur un socle qui avait servi </text:span><text:span text:style-name="T20">à</text:span><text:span text:style-name="T19"> porter une statue de V</text:span><text:span text:style-name="T20">é</text:span><text:span text:style-name="T19">nus, et fait le discours suivant : </text:span><text:span text:style-name="T20">«</text:span><text:span text:style-name="T19"> </text:span><text:span text:style-name="T20">É</text:span><text:span text:style-name="T19">coute, Empereur, et vous tous, </text:span><text:span text:style-name="T20">é</text:span><text:span text:style-name="T19">coutez, arm</text:span><text:span text:style-name="T20">é</text:span><text:span text:style-name="T19">e, sages et peuple de cette ville. Toutes les fois que j'ai entendu seule­ment prononcer le nom de chr</text:span><text:span text:style-name="T20">é</text:span><text:span text:style-name="T19">tien, j'en ai eu horreur, et j ai insult</text:span><text:span text:style-name="T20">é</text:span><text:span text:style-name="T19"> ceux qui </text:span><text:span text:style-name="T20">é</text:span><text:span text:style-name="T19">taient de cette religion. J'ai m</text:span><text:span text:style-name="T20">ê</text:span><text:span text:style-name="T19">me ex</text:span><text:span text:style-name="T20">é</text:span><text:span text:style-name="T19">cr</text:span><text:span text:style-name="T20">é</text:span><text:span text:style-name="T19"> des parents et des proches </text:span><text:span text:style-name="T20">à</text:span><text:span text:style-name="T19"> cause du nom du Christ, et j'ai publiquement tourn</text:span><text:span text:style-name="T20">é</text:span><text:span text:style-name="T22"> </text:span><text:span text:style-name="T19">en d</text:span><text:span text:style-name="T20">é</text:span><text:span text:style-name="T19">rision les pratiques de ses sectateurs. Mais, </text:span><text:span text:style-name="T20">à</text:span><text:span text:style-name="T19"> pr</text:span><text:span text:style-name="T20">é</text:span><text:span text:style-name="T19">sent, depuis que l'eau du bapt</text:span><text:span text:style-name="T20">ê</text:span><text:span text:style-name="T19">me m'a touch</text:span><text:span text:style-name="T20">é</text:span><text:span text:style-name="T19">, et que, interrog</text:span><text:span text:style-name="T20">é</text:span><text:span text:style-name="T19">, j'ai r</text:span><text:span text:style-name="T20">é</text:span><text:span text:style-name="T19">pondu que je croyais, j'ai vu vers moi descendre du ciel une main, et au-dessus de moi s'arr</text:span><text:span text:style-name="T20">ê</text:span><text:span text:style-name="T19">ter des anges radieux, qui m'ont rappel</text:span><text:span text:style-name="T20">é</text:span><text:span text:style-name="T19"> tous mes p</text:span><text:span text:style-name="T20">é</text:span><text:span text:style-name="T19">ch</text:span><text:span text:style-name="T20">é</text:span><text:span text:style-name="T19">s depuis mon enfance, et me les ont r</text:span><text:span text:style-name="T20">é</text:span><text:span text:style-name="T19">cit</text:span><text:span text:style-name="T20">é</text:span><text:span text:style-name="T19">s par c</text:span><text:span text:style-name="T20">œ</text:span><text:span text:style-name="T19">ur comme d'apr</text:span><text:span text:style-name="T20">è</text:span><text:span text:style-name="T19">s un livre, et puis ils m'ont lav</text:span><text:span text:style-name="T20">é</text:span><text:span text:style-name="T19"> avec cette eau, dans laquelle, en votre pr</text:span><text:span text:style-name="T20">é</text:span><text:span text:style-name="T19">sence m</text:span><text:span text:style-name="T20">ê</text:span><text:span text:style-name="T19">me, je viens d'</text:span><text:span text:style-name="T20">ê</text:span><text:span text:style-name="T19">tre tremp</text:span><text:span text:style-name="T20">é</text:span><text:span text:style-name="T19">, et ils m'ont ensuite montr</text:span><text:span text:style-name="T20">é</text:span><text:span text:style-name="T19"> </text:span><text:span text:style-name="T20">à</text:span><text:span text:style-name="T19"> moi-m</text:span><text:span text:style-name="T20">ê</text:span><text:span text:style-name="T19">me plus blanc que la neige. Maintenant donc, illustre Empereur, et vous peuple, qui avez ri de ces mys­t</text:span><text:span text:style-name="T20">è</text:span><text:span text:style-name="T19">res, croyez avec moi que le v</text:span><text:span text:style-name="T20">é</text:span><text:span text:style-name="T19">ritable Seigneur est le Christ ; qu'il est la lumi</text:span><text:span text:style-name="T20">è</text:span><text:span text:style-name="T19">re, qu'il est la v</text:span><text:span text:style-name="T20">é</text:span><text:span text:style-name="T24">­</text:span><text:span text:style-name="T19">rit</text:span><text:span text:style-name="T20">é</text:span><text:span text:style-name="T19">, qu'il est la mis</text:span><text:span text:style-name="T20">é</text:span><text:span text:style-name="T19">ricorde (</text:span><text:span text:style-name="T29">pietatem</text:span><text:span text:style-name="T19">), et que par lui vous pourrez obtenir et m</text:span><text:span text:style-name="T20">é</text:span><text:span text:style-name="T19">riter le pardon. </text:span><text:span text:style-name="T20">» — </text:span><text:span text:style-name="T19">L</text:span><text:span text:style-name="T20">à</text:span><text:span text:style-name="T19">-dessus, Diocl</text:span><text:span text:style-name="T20">é</text:span><text:span text:style-name="T19">tien</text:span><text:span text:style-name="T26">;</text:span><text:span text:style-name="T19"> furieux, ordonne de livrer Gen</text:span><text:span text:style-name="T20">è</text:span><text:span text:style-name="T19">s aux tortures, et finalement le fait d</text:span><text:span text:style-name="T20">é</text:span><text:span text:style-name="T19">ca­piter %53%.</text:span></text:p>
      <text:p text:style-name="P68"/>
      <text:p text:style-name="P81"><text:span text:style-name="T19">D</text:span><text:span text:style-name="T20">è</text:span><text:span text:style-name="T19">s le </text:span><text:span text:style-name="T10">iv</text:span><text:span text:style-name="T25">e</text:span><text:span text:style-name="T19"> si</text:span><text:span text:style-name="T20">è</text:span><text:span text:style-name="T19">cle du christianisme, il y avait eu des essais de trag</text:span><text:span text:style-name="T20">é</text:span><text:span text:style-name="T19">die sacr</text:span><text:span text:style-name="T20">é</text:span><text:span text:style-name="T19">e, par exemple </text:span><text:span text:style-name="T29">la Passion du Christ</text:span><text:span text:style-name="T19">, en grec, <text:s/></text:span><text:span text:style-name="lang-el"><text:span text:style-name="T54">Χριστος</text:span></text:span><text:span text:style-name="lang-el"> </text:span><text:span text:style-name="lang-el"><text:span text:style-name="T54">πασχων</text:span></text:span><text:span text:style-name="T19">, faite en grande partie avec des centons d'Euripide. Le th</text:span><text:span text:style-name="T20">éâ</text:span><text:span text:style-name="T19">tre du moyen </text:span><text:span text:style-name="T20">â</text:span><text:span text:style-name="T19">ge repr</text:span><text:span text:style-name="T20">é</text:span><text:span text:style-name="T19">senta, sous le nom de Myst</text:span><text:span text:style-name="T20">è</text:span><text:span text:style-name="T19">res, les principales sc</text:span><text:span text:style-name="T20">è</text:span><text:span text:style-name="T19">nes de l'Ancien et du Nouveau Testament, puis la vie et la mort des martyrs et des saints. Le th</text:span><text:span text:style-name="T20">éâ</text:span><text:span text:style-name="T19">tre de la Renaissance eut aussi ses trag</text:span><text:span text:style-name="T20">é</text:span><text:span text:style-name="T19">dies sacr</text:span><text:span text:style-name="T20">é</text:span><text:span text:style-name="T19">es. Au dix-septi</text:span><text:span text:style-name="T20">è</text:span><text:span text:style-name="T19">me si</text:span><text:span text:style-name="T20">è</text:span><text:span text:style-name="T19">cle, les derniers types de ce genre de pi</text:span><text:span text:style-name="T20">è</text:span><text:span text:style-name="T19">ces sont : le </text:span><text:span text:style-name="T29">Polyeucte</text:span><text:span text:style-name="T19"> de Corneille, sa </text:span><text:span text:style-name="T29">Th</text:span><text:span text:style-name="T30">é</text:span><text:span text:style-name="T29">odore, vierge et martyre</text:span><text:span text:style-name="T19">, le </text:span><text:span text:style-name="T29">Saint Genest</text:span><text:span text:style-name="T19"> de Rotrou, enfin </text:span><text:span text:style-name="T30">l’Esther</text:span><text:span text:style-name="T19"> et </text:span><text:span text:style-name="T30">l’A</text:span><text:span text:style-name="T29">thalie</text:span><text:span text:style-name="T19"> de Racine.</text:span></text:p>
      <text:p text:style-name="P69">A la suite de ces Myst<text:span text:style-name="T3">è</text:span>res et apr<text:span text:style-name="T3">è</text:span>s la Renais­sance, avant qu'on se f<text:span text:style-name="T3">û</text:span>t avis<text:span text:style-name="T3">é</text:span> qu'il y e<text:span text:style-name="T3">û</text:span>t des r<text:span text:style-name="T3">è</text:span>gles dramatiques, le fameux po<text:span text:style-name="T3">è</text:span>te Alexandre Hardy, auteur de huit cents pi<text:span text:style-name="T3">è</text:span>ces aujourd'hui oubli<text:span text:style-name="T3">é</text:span>es, sorte de fournisseur des com<text:span text:style-name="T3">é</text:span>diens de Paris sous Henri IV et sous Louis XIII, les avait accoutum<text:span text:style-name="T3">é</text:span>s, eux et le public, <text:span text:style-name="T3">à</text:span> une extr<text:span text:style-name="T3">ê</text:span>me f<text:span text:style-name="T3">é</text:span>con­dit<text:span text:style-name="T3">é</text:span>, et <text:span text:style-name="T3">à</text:span> toutes sortes de sujets d'invention moderne. Rotrou suivit les m<text:span text:style-name="T3">ê</text:span>mes errements, aven­tureux et libres, et, depuis l'<text:span text:style-name="T3">â</text:span>ge de dix-neuf ans jusqu'<text:span text:style-name="T3">à</text:span> sa mort, ne laissa gu<text:span text:style-name="T3">è</text:span>re passer une ann<text:span text:style-name="T3">é</text:span>e sans faire repr<text:span text:style-name="T3">é</text:span>senter une, deux, trois pi<text:span text:style-name="T3">è</text:span>ces, quelquefois quatre. Nous en avons, sous son nom, trente-cinq authentiques, et deux autres incer­taines : le tout en vingt-deux ans.</text:p>
      <text:p text:style-name="P81"><text:span text:style-name="T19">Deux mots seulement sur sa vie et son carac­t</text:span><text:span text:style-name="T20">è</text:span><text:span text:style-name="T19">re. Jean Rotrou </text:span><text:span text:style-name="T20">é</text:span><text:span text:style-name="T19">tait n</text:span><text:span text:style-name="T20">é</text:span><text:span text:style-name="T19"> </text:span><text:span text:style-name="T20">à</text:span><text:span text:style-name="T19"> Dreux, en 1609, par cons</text:span><text:span text:style-name="T20">é</text:span><text:span text:style-name="T19">quent, trois ans apr</text:span><text:span text:style-name="T20">è</text:span><text:span text:style-name="T19">s Corneille. Cependant on dit que Corneille, par courtoisie et amiti</text:span><text:span text:style-name="T20">é, l’</text:span><text:span text:style-name="T19">appe­lait </text:span><text:span text:style-name="T20">«</text:span><text:span text:style-name="T19"> son p</text:span><text:span text:style-name="T20">è</text:span><text:span text:style-name="T19">re </text:span><text:span text:style-name="T20">»</text:span><text:span text:style-name="T19">, peut-</text:span><text:span text:style-name="T20">ê</text:span><text:span text:style-name="T19">tre parce que Rotrou, ayant d</text:span><text:span text:style-name="T20">é</text:span><text:span text:style-name="T19">but</text:span><text:span text:style-name="T20">é</text:span><text:span text:style-name="T19"> un an avant lui dans la carri</text:span><text:span text:style-name="T20">ère d'au­teur dramatique, — par l’</text:span><text:span text:style-name="T29">Hypocondriaque</text:span><text:span text:style-name="T19">, en </text:span><text:span text:style-name="T20">1628, — lui avait donné</text:span><text:span text:style-name="T19"> quelques bons conseils, alors que le futur auteur du </text:span><text:span text:style-name="T29">Cid</text:span><text:span text:style-name="T19"> se cherchait encore. En tout cas, Corneille, </text:span><text:span text:style-name="T20">à</text:span><text:span text:style-name="T19"> son tour, rendit </text:span><text:span text:style-name="T20">à</text:span><text:span text:style-name="T19"> Rotrou, par son seul exemple, autant qu'il pouvait lui devoir : car les plus belles pi</text:span><text:span text:style-name="T20">è</text:span><text:span text:style-name="T19">ces du </text:span><text:span text:style-name="T20">«</text:span><text:span text:style-name="T19"> p</text:span><text:span text:style-name="T20">è</text:span><text:span text:style-name="T19">re </text:span><text:span text:style-name="T20">»</text:span><text:span text:style-name="T19"> ne </text:span><text:soft-page-break/><text:span text:style-name="T19">vinrent qu'apr</text:span><text:span text:style-name="T20">è</text:span><text:span text:style-name="T19">s les chefs-d'</text:span><text:span text:style-name="T20">œ</text:span><text:span text:style-name="T19">uvre du fils. Rotrou, avec une facilit</text:span><text:span text:style-name="T20">é</text:span><text:span text:style-name="T19"> extr</text:span><text:span text:style-name="T20">ê</text:span><text:span text:style-name="T19">me, se r</text:span><text:span text:style-name="T20">é</text:span><text:span text:style-name="T19">pandait dans tous les genres : sur ses trente-sept pi</text:span><text:span text:style-name="T20">è</text:span><text:span text:style-name="T19">ces, il y a seize tragi-com</text:span><text:span text:style-name="T20">é</text:span><text:span text:style-name="T19">dies, huit trag</text:span><text:span text:style-name="T20">é</text:span><text:span text:style-name="T19">dies, douze com</text:span><text:span text:style-name="T20">é</text:span><text:span text:style-name="T19">dies, et une pastorale. Toutes ces pi</text:span><text:span text:style-name="T20">è</text:span><text:span text:style-name="T19">ces sont en cinq actes, en vers ; c'</text:span><text:span text:style-name="T20">é</text:span><text:span text:style-name="T19">tait l'usage en ce temps-l</text:span><text:span text:style-name="T20">à</text:span><text:span text:style-name="T19">. Toutes furent repr</text:span><text:span text:style-name="T20">é</text:span><text:span text:style-name="T19">sent</text:span><text:span text:style-name="T20">é</text:span><text:span text:style-name="T19">es de 1628 </text:span><text:span text:style-name="T20">à</text:span><text:span text:style-name="T19"> 1650 ; par cons</text:span><text:span text:style-name="T20">é</text:span><text:span text:style-name="T19">quent, dans le m</text:span><text:span text:style-name="T20">ê</text:span><text:span text:style-name="T19">me temps que celles de Corneille, puis­que </text:span><text:span text:style-name="T29">M</text:span><text:span text:style-name="T30">é</text:span><text:span text:style-name="T29">lite</text:span><text:span text:style-name="T19"> est de 1629, le </text:span><text:span text:style-name="T29">Cid</text:span><text:span text:style-name="T19">, de 1636, et ainsi de suite. Il y a apparence que Corneille et Rotrou s'a</text:span><text:span text:style-name="T20">nimaient l’</text:span><text:span text:style-name="T19">un l'autre d'une g</text:span><text:span text:style-name="T20">é</text:span><text:span text:style-name="T19">n</text:span><text:span text:style-name="T20">é</text:span><text:span text:style-name="T19">reuse </text:span><text:span text:style-name="T20">é</text:span><text:span text:style-name="T19">mulation, et tour </text:span><text:span text:style-name="T20">à</text:span><text:span text:style-name="T19"> tour se communiquaient la flamme. Mais ce fut apr</text:span><text:span text:style-name="T20">è</text:span><text:span text:style-name="T19">s le </text:span><text:span text:style-name="T29">Cid</text:span><text:span text:style-name="T19">, </text:span><text:span text:style-name="T29">Horace</text:span><text:span text:style-name="T19">, </text:span><text:span text:style-name="T29">Cinna </text:span><text:span text:style-name="T19">et </text:span><text:span text:style-name="T29">Polyeucte</text:span><text:span text:style-name="T19">, que Rotrou, s'</text:span><text:span text:style-name="T20">é</text:span><text:span text:style-name="T19">lan</text:span><text:span text:style-name="T20">ç</text:span><text:span text:style-name="T19">ant sur les traces de son ami, produisit ses </text:span><text:span text:style-name="T20">œuvres les plus fortes :</text:span><text:span text:style-name="T19"> entre autres, </text:span><text:span text:style-name="T29">Saint Genest</text:span><text:span text:style-name="T19"> et </text:span><text:span text:style-name="T29">Venceslas</text:span><text:span text:style-name="T19">, o</text:span><text:span text:style-name="T20">ù</text:span><text:span text:style-name="T19"> se trouve ce vers, d'un sentiment si exquis :</text:span></text:p>
      <text:p text:style-name="P73"/>
      <text:p text:style-name="P81"><text:span text:style-name="T40">L'ami qui souffre seul fait une injure </text:span><text:span text:style-name="T41">à</text:span><text:span text:style-name="T40"> l'autre.</text:span></text:p>
      <text:p text:style-name="P73"/>
      <text:p text:style-name="P81"><text:span text:style-name="T19">Ainsi, apr</text:span><text:span text:style-name="T20">è</text:span><text:span text:style-name="T19">s que le jeune Rotrou eut donn</text:span><text:span text:style-name="T20">é</text:span><text:span text:style-name="T19"> quelques bons conseils au jeune Pierre Corneille d</text:span><text:span text:style-name="T20">é</text:span><text:span text:style-name="T19">butant, </text:span><text:span text:style-name="T20">à</text:span><text:span text:style-name="T19"> son tour il re</text:span><text:span text:style-name="T20">ç</text:span><text:span text:style-name="T19">ut de belles inspi­rations de son ami devenu le grand Corneille : et, par cons</text:span><text:span text:style-name="T20">é</text:span><text:span text:style-name="T19">quent, apr</text:span><text:span text:style-name="T20">è</text:span><text:span text:style-name="T19">s que Corneille avait nomm</text:span><text:span text:style-name="T20">é</text:span><text:span text:style-name="T19"> Rotrou son p</text:span><text:span text:style-name="T20">è</text:span><text:span text:style-name="T19">re, Rotrou </text:span><text:span text:style-name="T20">à</text:span><text:span text:style-name="T19"> son tour aurait pu, </text:span><text:span text:style-name="T20">à</text:span><text:span text:style-name="T19"> plus juste titre, lui donner ce nom, puisque le talent de Rotrou n'atteignit sa matu­rit</text:span><text:span text:style-name="T20">é</text:span><text:span text:style-name="T19"> que sous les chauds rayons du g</text:span><text:span text:style-name="T20">é</text:span><text:span text:style-name="T19">nie de l'auteur du </text:span><text:span text:style-name="T29">Cid</text:span><text:span text:style-name="T19">, d'</text:span><text:span text:style-name="T29">Horace</text:span><text:span text:style-name="T19">, de </text:span><text:span text:style-name="T29">Cinna</text:span><text:span text:style-name="T19"> et de </text:span><text:span text:style-name="T29">Polyeucte</text:span><text:span text:style-name="T19">. Rappelons, en effet, quelques dates :</text:span></text:p>
      <text:p text:style-name="P81"><text:span text:style-name="T19">1636, le </text:span><text:span text:style-name="T29">Cid</text:span><text:span text:style-name="T19"> : Corneille a 30 ans ;</text:span></text:p>
      <text:p text:style-name="P90"><text:span text:style-name="T19">1639, </text:span><text:span text:style-name="T29">Horace</text:span><text:span text:style-name="T19">, </text:span><text:span text:style-name="T29">Cinna</text:span><text:span text:style-name="T19"> : Corneille a 33 ans ;</text:span></text:p>
      <text:p text:style-name="P91"><text:span text:style-name="T19">1640, </text:span><text:span text:style-name="T29">Polyeucte</text:span><text:span text:style-name="T19"> : Corneille a 34 ans;</text:span></text:p>
      <text:p text:style-name="P81"><text:span text:style-name="T19">1646, </text:span><text:span text:style-name="T29">Saint Genest</text:span><text:span text:style-name="T19"> : Rotrou a 37 ans ; et c'est as­sur</text:span><text:span text:style-name="T20">é</text:span><text:span text:style-name="T19">ment Polyeucte qui donna </text:span><text:span text:style-name="T20">à</text:span><text:span text:style-name="T19"> Rotrou l'id</text:span><text:span text:style-name="T20">é</text:span><text:span text:style-name="T19">e de </text:span><text:span text:style-name="T29">Saint Genest</text:span><text:span text:style-name="T24">.</text:span></text:p>
      <text:p text:style-name="P69">Rotrou <text:span text:style-name="T3">é</text:span>tait une de ces natures prime-sauti<text:span text:style-name="T3">è</text:span>res, expansives et imp<text:span text:style-name="T3">é</text:span>tueuses, qui se d<text:span text:style-name="T3">é</text:span>pensent large­ment, dans le travail comme dans le plaisir. Il menait une vie assez dissip<text:span text:style-name="T3">é</text:span>e. On raconte que, dans ses moments de sagesse, se m<text:span text:style-name="T3">é</text:span>fiant de lui-m<text:span text:style-name="T3">ê</text:span>me et de sa prodigalit<text:span text:style-name="T3">é</text:span>, s'il recevait de l'argent des com<text:span text:style-name="T3">é</text:span>diens, il allait le r<text:span text:style-name="T3">é</text:span>pandre<text:span text:style-name="T1"> </text:span>dans son grenier derri<text:span text:style-name="T3">è</text:span>re les fagots. Forc<text:span text:style-name="T3">é</text:span> de le chercher plus tard <text:span text:style-name="T3">é</text:span>cu par <text:span text:style-name="T3">é</text:span>cu, il avait le temps de r<text:span text:style-name="T3">é</text:span>fl<text:span text:style-name="T3">é</text:span>chir avant de le d<text:span text:style-name="T3">é</text:span>penser. Vraie ou fausse, la l<text:span text:style-name="T3">é</text:span>gende donne une id<text:span text:style-name="T3">ée de ce que l’</text:span>on disait et croyait de lui.</text:p>
      <text:p text:style-name="P69">Devenu cependant le premier magistrat de sa ville natale, quelque chose comme sous-pr<text:span text:style-name="T3">é</text:span>fet de ce temps-l<text:span text:style-name="T3">à</text:span>, il montra un grand d<text:span text:style-name="T3">é</text:span>vouement pour ses concitoyens, si grand m<text:span text:style-name="T3">ê</text:span>me qu'il en mourut. Une fi<text:span text:style-name="T3">è</text:span>vre pourpr<text:span text:style-name="T3">é</text:span>e <text:span text:style-name="T3">é</text:span>pid<text:span text:style-name="T3">é</text:span>mique s<text:span text:style-name="T3">é</text:span>vissait <text:span text:style-name="T3">à</text:span> Dreux : les amis et le fr<text:span text:style-name="T3">è</text:span>re de Rotrou l'engageaient <text:span text:style-name="T3">à</text:span> quitter la ville, foyer de la contagion ; il refusa. <text:span text:style-name="T3">«</text:span> Le salut de mes concitoyens m'est confi<text:span text:style-name="T3">é</text:span>, dit-il, j'en r<text:span text:style-name="T3">é</text:span>ponds <text:span text:style-name="T3">à</text:span> ma patrie ; je ne trahirai ni l'honneur ni ma conscience. Ce n'est pas que le p<text:span text:style-name="T3">é</text:span>ril o<text:span text:style-name="T3">ù</text:span> je me trouve ne soit fort grand, puisque, au moment o<text:span text:style-name="T3">ù</text:span> je vous <text:span text:style-name="T3">é</text:span>cris, on sonne pour la vingt-deuxi<text:span text:style-name="T3">è</text:span>me personne qui est morte aujourd'hui. Ce sera pour moi quand il plaira <text:span text:style-name="T3">à</text:span> Dieu. <text:span text:style-name="T3">»</text:span> Il resta donc et, atteint de la maladie, y succomba, en 1650, <text:span text:style-name="T3">â</text:span>g<text:span text:style-name="T3">é</text:span> de quarante et un ans. Voil<text:span text:style-name="T3">à</text:span> une mort qui vaut plusieurs belles trag<text:span text:style-name="T3">é</text:span>dies.</text:p>
      <text:p text:style-name="P69"><text:soft-page-break/>Il avait, sans compter, sem<text:span text:style-name="T3">é</text:span> son talent dans une sorte d'improvisation continuell<text:span text:style-name="T3">e </text:span>; ne se g<text:span text:style-name="T3">ê</text:span>nant point d'ailleurs pour prendre ses sujets un peu partout, comme on faisait en ce temps-l<text:span text:style-name="T3">à</text:span>, et encore aujourd'hui, je crois.</text:p>
      <text:p text:style-name="P81"><text:span text:style-name="T19">Or, en 1630, avait paru un recueil d'</text:span><text:span text:style-name="T20">œ</text:span><text:span text:style-name="T19">uvres po</text:span><text:span text:style-name="T20">é</text:span><text:span text:style-name="T24">­</text:span><text:span text:style-name="T19">tiques en latin, compos</text:span><text:span text:style-name="T20">é</text:span><text:span text:style-name="T19">es par un j</text:span><text:span text:style-name="T20">é</text:span><text:span text:style-name="T19">suite, homme</text:span><text:span text:style-name="T22"> </text:span><text:span text:style-name="T19">de talent, Louis Cellot, </text:span><text:span text:style-name="T29">Ludovicus Cellotius</text:span><text:span text:style-name="T24">.</text:span><text:span text:style-name="T19"> Ce recueil contenait, entr'autres, quatre pi</text:span><text:span text:style-name="T20">è</text:span><text:span text:style-name="T19">ces de th</text:span><text:span text:style-name="T20">éâ</text:span><text:span text:style-name="T24">­</text:span><text:span text:style-name="T19">tre. Sur les quatre, Rotrou en prit deux ; la premi</text:span><text:span text:style-name="T20">è</text:span><text:span text:style-name="T19">re, dans laquelle se trouvait le drame que nous allons </text:span><text:span text:style-name="T20">é</text:span><text:span text:style-name="T19">tudier, s'appelait </text:span><text:span text:style-name="T29">le Martyre d'Adrian</text:span><text:span text:style-name="T19">, avec des ch</text:span><text:span text:style-name="T20">œ</text:span><text:span text:style-name="T19">urs </text:span><text:span text:style-name="T20">à</text:span><text:span text:style-name="T19"> la fin de chaque acte. De celle-l</text:span><text:span text:style-name="T20">à</text:span><text:span text:style-name="T19"> il a seulement </text:span><text:span text:style-name="T20">é</text:span><text:span text:style-name="T19">lagu</text:span><text:span text:style-name="T20">é</text:span><text:span text:style-name="T19"> les formida­bles tirades de cent </text:span><text:span text:style-name="T20">à</text:span><text:span text:style-name="T19"> cent cinquante vers ; mais il a pris les principales sc</text:span><text:span text:style-name="T20">è</text:span><text:span text:style-name="T19">nes, les personnages avec leurs noms, les plus beaux vers, les plus beaux traits, se contentant de les traduire. De la seconde, </text:span><text:span text:style-name="T29">Cosro</text:span><text:span text:style-name="T30">è</text:span><text:span text:style-name="T29">s</text:span><text:span text:style-name="T19">, il n'a emprunt</text:span><text:span text:style-name="T20">é</text:span><text:span text:style-name="T19"> que le sujet. Inutile de nous arr</text:span><text:span text:style-name="T20">ê</text:span><text:span text:style-name="T19">ter </text:span><text:span text:style-name="T20">à</text:span><text:span text:style-name="T19"> celle-ci.</text:span></text:p>
      <text:p text:style-name="P81"><text:span text:style-name="T19">Le </text:span><text:span text:style-name="T29">Martyre d'Adrian</text:span><text:span text:style-name="T19"> de Louis Cellot est donc une des sources dans lesquelles Rotrou a puis</text:span><text:span text:style-name="T20">é</text:span><text:span text:style-name="T19"> largement pour </text:span><text:span text:style-name="T29">Saint Genest</text:span><text:span text:style-name="T19">. D'autre part, un la</text:span><text:span text:style-name="T20">ï</text:span><text:span text:style-name="T19">que, nomm</text:span><text:span text:style-name="T20">é</text:span><text:span text:style-name="T19"> Desfontaines (qu'il ne faut pas con­fondre avec l'abb</text:span><text:span text:style-name="T20">é</text:span><text:span text:style-name="T19"> Desfontaines du dix-huiti</text:span><text:span text:style-name="T20">è</text:span><text:span text:style-name="T19">me si</text:span><text:span text:style-name="T20">è</text:span><text:span text:style-name="T19">cle) avait publi</text:span><text:span text:style-name="T20">é</text:span><text:span text:style-name="T19">, en 1645 ou 46, un an avant la pi</text:span><text:span text:style-name="T20">è</text:span><text:span text:style-name="T19">ce de Rotrou, ou la m</text:span><text:span text:style-name="T20">ê</text:span><text:span text:style-name="T19">me ann</text:span><text:span text:style-name="T20">é</text:span><text:span text:style-name="T19">e, une pi</text:span><text:span text:style-name="T20">è</text:span><text:span text:style-name="T19">ce intitul</text:span><text:span text:style-name="T20">é</text:span><text:span text:style-name="T19">e: </text:span><text:span text:style-name="T30">l’Ill</text:span><text:span text:style-name="T29">ustre com</text:span><text:span text:style-name="T30">é</text:span><text:span text:style-name="T29">dien</text:span><text:span text:style-name="T19">, </text:span><text:span text:style-name="T29">ou le Martyre de saint Genest</text:span><text:span text:style-name="T19">. L'exemplaire de la Biblioth</text:span><text:span text:style-name="T20">è</text:span><text:span text:style-name="T19">que nationale est de 1646. Rotrou s'empara aussi de cette autre pi</text:span><text:span text:style-name="T20">è</text:span><text:span text:style-name="T19">ce, et la greffa sur la premi</text:span><text:span text:style-name="T20">è</text:span><text:span text:style-name="T19">re. Et, comme il faut tuer ceux que l'on vole, il intitula sa pi</text:span><text:span text:style-name="T20">è</text:span><text:span text:style-name="T19">ce : </text:span><text:span text:style-name="T29">Le v</text:span><text:span text:style-name="T30">é</text:span><text:span text:style-name="T29">ritable Saint Genest</text:span><text:span text:style-name="T19">. Le titre complet est ainsi con</text:span><text:span text:style-name="T20">ç</text:span><text:span text:style-name="T19">u (</text:span><text:span text:style-name="T20">à</text:span><text:span text:style-name="T19"> cette </text:span><text:span text:style-name="T20">é</text:span><text:span text:style-name="T19">poque, on ne craignait pas les longs titres) : </text:span><text:span text:style-name="T29">Le v</text:span><text:span text:style-name="T30">é</text:span><text:span text:style-name="T29">ritable Saint Genest</text:span><text:span text:style-name="T34">, </text:span><text:span text:style-name="T29">com</text:span><text:span text:style-name="T30">é</text:span><text:span text:style-name="T29">dien pa</text:span><text:span text:style-name="T30">ï</text:span><text:span text:style-name="T29">en repr</text:span><text:span text:style-name="T30">é</text:span><text:span text:style-name="T29">sentant le Martyre d'Adrien</text:span><text:span text:style-name="T24">.</text:span></text:p>
      <text:p text:style-name="P81"><text:span text:style-name="T19">C'est si bien un drame </text:span><text:span text:style-name="T20">à</text:span><text:span text:style-name="T19"> la Shakespeare que, absolument comme dans </text:span><text:span text:style-name="T29">Hamlet</text:span><text:span text:style-name="T19">, il y a deux pi</text:span><text:span text:style-name="T20">è</text:span><text:span text:style-name="T19">ces, l'une dans l'autre, et un th</text:span><text:span text:style-name="T20">éâ</text:span><text:span text:style-name="T19">tre sur le th</text:span><text:span text:style-name="T20">éâ</text:span><text:span text:style-name="T19">tre.</text:span></text:p>
      <text:p text:style-name="P81"><text:span text:style-name="T19">Voici le sujet en quelques mots : l'empereur Diocl</text:span><text:span text:style-name="T20">é</text:span><text:span text:style-name="T19">tien, pour honorer un de ses coadjuteurs </text:span><text:span text:style-name="T20">à</text:span><text:span text:style-name="T19"> l'Empire, Maximin C</text:span><text:span text:style-name="T20">é</text:span><text:span text:style-name="T19">sar, revenu vainqueur de l'Inde, lui accorde la main de sa fille. A l'occa­sion de ce mariage, on donne des f</text:span><text:span text:style-name="T20">ê</text:span><text:span text:style-name="T19">tes et une repr</text:span><text:span text:style-name="T20">é</text:span><text:span text:style-name="T19">sentation dramatique.</text:span></text:p>
      <text:p text:style-name="P81"><text:span text:style-name="T19">Un c</text:span><text:span text:style-name="T20">é</text:span><text:span text:style-name="T19">l</text:span><text:span text:style-name="T20">è</text:span><text:span text:style-name="T19">bre acteur, Genest, vient au palais pour cette repr</text:span><text:span text:style-name="T20">é</text:span><text:span text:style-name="T19">sentation, comme les com</text:span><text:span text:style-name="T20">é</text:span><text:span text:style-name="T19">diens au ch</text:span><text:span text:style-name="T20">â</text:span><text:span text:style-name="T24">­</text:span><text:span text:style-name="T19">teau d'Elseneur, dans la pi</text:span><text:span text:style-name="T20">è</text:span><text:span text:style-name="T19">ce de Shakespeare.</text:span></text:p>
      <text:p text:style-name="P69">Ici d<text:span text:style-name="T3">é</text:span>j<text:span text:style-name="T3">à</text:span> nous pouvons observer la veine fami­li<text:span text:style-name="T3">è</text:span>re que comporte le genre mixte de la tragi-com<text:span text:style-name="T3">é</text:span>die. L'Empereur cause avec Genest et lui demande quelles sont les pi<text:span text:style-name="T3">è</text:span>ces qui ont la vogue :</text:p>
      <text:p text:style-name="P81"><text:span text:style-name="T43"><text:tab/><text:tab/><text:tab/></text:span><text:span text:style-name="T40">Mais dis-nous quel ouvrage</text:span></text:p>
      <text:p text:style-name="P81"><text:span text:style-name="T40">Aujourd'hui sur la sc</text:span><text:span text:style-name="T41">è</text:span><text:span text:style-name="T40">ne a le plus haut suffrage, </text:span></text:p>
      <text:p text:style-name="P81"><text:span text:style-name="T40">Quelle plume est en r</text:span><text:span text:style-name="T41">è</text:span><text:span text:style-name="T40">gne, et quel fameux esprit </text:span></text:p>
      <text:p text:style-name="P81"><text:span text:style-name="T40">S'est acquis au th</text:span><text:span text:style-name="T41">éâ</text:span><text:span text:style-name="T40">tre un plus juste cr</text:span><text:span text:style-name="T41">é</text:span><text:span text:style-name="T40">dit.</text:span></text:p>
      <text:p text:style-name="P73"/>
      <text:p text:style-name="P81"><text:span text:style-name="T19">Et alors, dans la r</text:span><text:span text:style-name="T20">é</text:span><text:span text:style-name="T19">ponse de Genest, Rotrou introduit, par une allusion g</text:span><text:span text:style-name="T20">é</text:span><text:span text:style-name="T19">n</text:span><text:span text:style-name="T20">é</text:span><text:span text:style-name="T19">reuse, l'</text:span><text:span text:style-name="T20">é</text:span><text:span text:style-name="T19">loge indi­rect de Corneille, son ami, nagu</text:span><text:span text:style-name="T20">è</text:span><text:span text:style-name="T19">re indignement pers</text:span><text:span text:style-name="T20">é</text:span><text:span text:style-name="T19">cut</text:span><text:span text:style-name="T20">é</text:span><text:span text:style-name="T19"> :</text:span></text:p>
      <text:p text:style-name="P7"/>
      <text:p text:style-name="P34">Nos plus nouveaux sujets, les plus dignes de Rome, </text:p>
      <text:p text:style-name="P33"><text:span text:style-name="T40">Et les plus grands efforts des veilles d'un grand homme </text:span></text:p>
      <text:p text:style-name="P34"><text:soft-page-break/>A qui les rares fruits que la Muse produit </text:p>
      <text:p text:style-name="P33"><text:span text:style-name="T40">Ont acquis sur la sc</text:span><text:span text:style-name="T41">è</text:span><text:span text:style-name="T40">ne un l</text:span><text:span text:style-name="T41">é</text:span><text:span text:style-name="T40">gitime bruit</text:span></text:p>
      <text:p text:style-name="P34">Et de qui certes l'art comme l'estime est juste, </text:p>
      <text:p text:style-name="P33"><text:span text:style-name="T40">Portent les noms fameux de Pomp</text:span><text:span text:style-name="T41">é</text:span><text:span text:style-name="T40">e et d'Auguste %54% : </text:span></text:p>
      <text:p text:style-name="P33"><text:span text:style-name="T40">Ces po</text:span><text:span text:style-name="T41">è</text:span><text:span text:style-name="T40">mes sans prix, o</text:span><text:span text:style-name="T41">ù</text:span><text:span text:style-name="T40"> son illustre main </text:span></text:p>
      <text:p text:style-name="P33"><text:span text:style-name="T40">D'un pinceau sans pareil a peint l'esprit romain, </text:span></text:p>
      <text:p text:style-name="P33"><text:span text:style-name="T40">Rendront de leurs beaut</text:span><text:span text:style-name="T41">é</text:span><text:span text:style-name="T40">s votre oreille idol</text:span><text:span text:style-name="T41">â</text:span><text:span text:style-name="T40">tre, </text:span></text:p>
      <text:p text:style-name="P33"><text:span text:style-name="T40">Et sont aujourd'hui l'</text:span><text:span text:style-name="T41">â</text:span><text:span text:style-name="T40">me et l'amour du th</text:span><text:span text:style-name="T41">éâ</text:span><text:span text:style-name="T40">tre.</text:span></text:p>
      <text:p text:style-name="P73"/>
      <text:p text:style-name="P81"><text:span text:style-name="T20">É</text:span><text:span text:style-name="T19">loge rare en son ing</text:span><text:span text:style-name="T20">é</text:span><text:span text:style-name="T19">nuit</text:span><text:span text:style-name="T20">é</text:span><text:span text:style-name="T19"> sinc</text:span><text:span text:style-name="T20">è</text:span><text:span text:style-name="T19">re, de contem­porain </text:span><text:span text:style-name="T20">à</text:span><text:span text:style-name="T19"> contemporain, de po</text:span><text:span text:style-name="T20">è</text:span><text:span text:style-name="T19">te </text:span><text:span text:style-name="T20">à</text:span><text:span text:style-name="T19"> po</text:span><text:span text:style-name="T20">è</text:span><text:span text:style-name="T19">te, d'artiste </text:span><text:span text:style-name="T20">à</text:span><text:span text:style-name="T19"> artiste. Combien peu de gens savent louer, surtout un confr</text:span><text:span text:style-name="T20">è</text:span><text:span text:style-name="T19">re, un rival ! On le fait quelquefois, mais avec faste, avec une emphase suspecte, ou bien avec des louanges malingres. Ici Rotrou le fait avec simplicit</text:span><text:span text:style-name="T20">é</text:span><text:span text:style-name="T19">, et d'abondance de c</text:span><text:span text:style-name="T20">œ</text:span><text:span text:style-name="T19">ur. Peu lui importe la vraisemblance, soit historique, soit dra­matique, il faut qu'il satisfasse son amiti</text:span><text:span text:style-name="T20">é</text:span><text:span text:style-name="T19"> et son admiration. D'ailleurs, au moment o</text:span><text:span text:style-name="T20">ù</text:span><text:span text:style-name="T19"> il imite </text:span><text:span text:style-name="T29">Polyeucte</text:span><text:span text:style-name="T19">, cette louange est une dette, que sa loyaut</text:span><text:span text:style-name="T20">é</text:span><text:span text:style-name="T19"> se pla</text:span><text:span text:style-name="T20">î</text:span><text:span text:style-name="T19">t </text:span><text:span text:style-name="T20">à</text:span><text:span text:style-name="T19"> acquitter.</text:span></text:p>
      <text:p text:style-name="P69">La princesse Val<text:span text:style-name="T3">é</text:span>rie, qui, elle aussi, est un peu romantique <text:span text:style-name="T3">à</text:span> ce qu'il para<text:span text:style-name="T3">î</text:span>t, dans le sens de Stendhal, demande <text:span text:style-name="T3">à</text:span> Genest de choisir quelque sujet plus nouveau que Pomp<text:span text:style-name="T3">é</text:span>e et Auguste. Or, sur cette invitation, voici de quoi Genest s'avise : comme Maximin C<text:span text:style-name="T3">é</text:span>sar compte volontiers parmi ses titres de gloire le fait d'avoir pers<text:span text:style-name="T3">é</text:span>cut<text:span text:style-name="T3">é</text:span> les chr<text:span text:style-name="T3">é</text:span>tiens et condamn<text:span text:style-name="T3">é</text:span> plusieurs d'entre eux au dernier supplice, on repr<text:span text:style-name="T3">é</text:span>sentera, s'il lui pla<text:span text:style-name="T3">î</text:span>t, devant lui les derniers moments et la mort d'un<text:span text:style-name="T1"> </text:span>de ces rebelles ex<text:span text:style-name="T3">é</text:span>cut<text:span text:style-name="T3">és par son ordre et qui avait nom Adrien. — (C'est ainsi que la</text:span> trag<text:span text:style-name="T3">édie de Cellot s'intercale dans celle de Desfontaines). — Pendant que Genest jouera le rô</text:span>le d'Adrien le pers<text:span text:style-name="T3">é</text:span>cut<text:span text:style-name="T3">é</text:span>, Maximin C<text:span text:style-name="T3">é</text:span>sar le pers<text:span text:style-name="T3">é</text:span>cuteur se verra lui-m<text:span text:style-name="T3">ê</text:span>me repr<text:span text:style-name="T3">é</text:span>sent<text:span text:style-name="T3">é</text:span> sous les traits de l'acteur Octave. Tout cela n'est-il pas piquant, singulier, curieux <text:span text:style-name="T3">? — Tel est le premier acte, sorte de prologue.</text:span></text:p>
      <text:p text:style-name="P81"><text:span text:style-name="T19">Au deuxi</text:span><text:span text:style-name="T20">è</text:span><text:span text:style-name="T19">me, un th</text:span><text:span text:style-name="T20">éâ</text:span><text:span text:style-name="T19">tre s'</text:span><text:span text:style-name="T20">é</text:span><text:span text:style-name="T19">l</text:span><text:span text:style-name="T20">è</text:span><text:span text:style-name="T19">ve sur le th</text:span><text:span text:style-name="T20">éâ</text:span><text:span text:style-name="T19">tre m</text:span><text:span text:style-name="T20">ê</text:span><text:span text:style-name="T19">me, pour repr</text:span><text:span text:style-name="T20">é</text:span><text:span text:style-name="T19">senter </text:span><text:span text:style-name="T29">le Martyre d'Adrien</text:span><text:span text:style-name="T20">. — Genest, tout en s'habillant et en repassant son rô</text:span><text:span text:style-name="T19">le, donne quelques avis au peintre de d</text:span><text:span text:style-name="T20">é</text:span><text:span text:style-name="T19">cors :</text:span></text:p>
      <text:p text:style-name="P68"/>
      <text:p text:style-name="P34">Vous deviez, en la toile o<text:span text:style-name="T3">ù</text:span> vous peignez vos cieux, </text:p>
      <text:p text:style-name="P34">Faire un jour naturel au jugement des yeux ; </text:p>
      <text:p text:style-name="P34">Au lieu que la couleur m'en semble un peu meurtrie.</text:p>
      <text:p text:style-name="P73"/>
      <text:p text:style-name="P69">Le th<text:span text:style-name="T3">éâ</text:span>tre, dans ce temps-l<text:span text:style-name="T3">à</text:span>, n'<text:span text:style-name="T3">é</text:span>tait <text:span text:style-name="T3">é</text:span>clair<text:span text:style-name="T3">é</text:span> que par des chandelles : on venait les moucher de temps <text:span text:style-name="T3">à</text:span> autre. Un tel <text:span text:style-name="T3">é</text:span>clairage aidait peu <text:span text:style-name="T3">à</text:span> la cou­leur, pour imiter la lumi<text:span text:style-name="T3">è</text:span>re des cieux. Aujour­d'hui on a quatre rampes de gaz, deux horizontales, en bas et en haut ; deux verticales, dans les cou­lisses, et quelquefois davantage. Celles d'en haut, qu'on appelle les herses, <text:span text:style-name="T3">é</text:span>clairent si bien les ciels, qu'elles y mettent le feu de temps en temps, et br<text:span text:style-name="T3">û</text:span>lent les th<text:span text:style-name="T3">éâ</text:span>tres avec les spectateurs.</text:p>
      <text:p text:style-name="P69">Pendant cette conversation de Genest avec le peintre de d<text:span text:style-name="T3">é</text:span>cors, survient une des com<text:span text:style-name="T3">é</text:span>diennes, Marcelle, qui, en achevant sa toilette, se plaint<text:span text:style-name="T1"> </text:span>coquettement <text:soft-page-break/>d'<text:span text:style-name="T3">ê</text:span>tre importun<text:span text:style-name="T3">é</text:span>e par la foule des galants qui remplissent sa loge, au point qu'elle a d<text:span text:style-name="T3">û</text:span> leur c<text:span text:style-name="T3">é</text:span>der la place :</text:p>
      <text:p text:style-name="P12"/>
      <text:p text:style-name="P34">De ces faux courtisans toute ma loge est pleine ; </text:p>
      <text:p text:style-name="P34">Et, lasse au dernier point d'entendre leurs douceurs, </text:p>
      <text:p text:style-name="P33"><text:span text:style-name="T40">Je les en ai laiss</text:span><text:span text:style-name="T41">é</text:span><text:span text:style-name="T40">s absolus possesseurs.</text:span></text:p>
      <text:p text:style-name="P73"/>
      <text:p text:style-name="P69">Genest ne para<text:span text:style-name="T3">î</text:span>t pas trop croire qu'elle soit si m<text:span text:style-name="T3">é</text:span>contente qu'elle dit de se voir ainsi assi<text:span text:style-name="T3">é</text:span>g<text:span text:style-name="T3">ée, et se moque d'elle gentiment. — Tout cela encore, en guise de lever de rideau, n'est-il pas agré</text:span>able et amusant ?</text:p>
      <text:p text:style-name="P69">L'id<text:span text:style-name="T3">é</text:span>e m<text:span text:style-name="T3">è</text:span>re de la pi<text:span text:style-name="T3">è</text:span>ce est celle que je vous ai montr<text:span text:style-name="T3">é</text:span>e tout <text:span text:style-name="T3">à</text:span> l'heure, en deux ou trois exemplaires successifs, dans les Vies des Saints. Genest est charg<text:span text:style-name="T3">é</text:span> du r<text:span text:style-name="T3">ô</text:span>le d'Adrien qui, comme saint Paul, apr<text:span text:style-name="T3">è</text:span>s avoir pers<text:span text:style-name="T3">é</text:span>cut<text:span text:style-name="T3">é</text:span> les chr<text:span text:style-name="T3">é</text:span>tiens pour l'empereur, <text:span text:style-name="T3">é</text:span>tait devenu chr<text:span text:style-name="T3">é</text:span>tien lui-m<text:span text:style-name="T3">ê</text:span>me ; l'excellent com<text:span text:style-name="T3">é</text:span>dien pa<text:span text:style-name="T3">ï</text:span>en, en <text:span text:style-name="T3">é</text:span>tudiant son personnage de chr<text:span text:style-name="T3">é</text:span>tien, s'en p<text:span text:style-name="T3">é</text:span><text:span text:style-name="T18">­</text:span>n<text:span text:style-name="T3">è</text:span>tre tellement, qu'il se convertit. Au moment o<text:span text:style-name="T3">ù</text:span> cette transformation commence <text:span text:style-name="T3">à</text:span> s'op<text:span text:style-name="T3">é</text:span>rer en lui, une voix du Ciel se fait entendre et lui pr<text:span text:style-name="T3">é</text:span><text:span text:style-name="T18">­</text:span>dit cette conversion. C'est, je crois, une pr<text:span text:style-name="T3">é</text:span><text:span text:style-name="T18">­</text:span>caution dramatique pour guider un peu le specta­teur, qui autrement ne saurait pas toujours se re­conna<text:span text:style-name="T3">î</text:span>tre entre la com<text:span text:style-name="T3">é</text:span>die et la r<text:span text:style-name="T3">é</text:span>alit<text:span text:style-name="T3">é</text:span><text:span text:style-name="T18">.</text:span></text:p>
      <text:p text:style-name="P68"/>
      <text:p text:style-name="P34">Poursuis, Genest, ton personnage ;</text:p>
      <text:p text:style-name="P34">Tu n'imiteras point en vain...</text:p>
      <text:p text:style-name="P73"/>
      <text:p text:style-name="P81"><text:span text:style-name="T19">Le r</text:span><text:span text:style-name="T20">ô</text:span><text:span text:style-name="T19">le de Genest contient des vers presque aussi</text:span><text:span text:style-name="T22"> </text:span><text:span text:style-name="T19">beaux que les plus beaux de </text:span><text:span text:style-name="T29">Polyeucte</text:span><text:span text:style-name="T19"> ; mais </text:span><text:span text:style-name="T29">Po­lyeucte</text:span><text:span text:style-name="T19">, ne l'oublions pas, avait </text:span><text:span text:style-name="T20">é</text:span><text:span text:style-name="T19">t</text:span><text:span text:style-name="T20">é</text:span><text:span text:style-name="T19"> repr</text:span><text:span text:style-name="T20">é</text:span><text:span text:style-name="T19">sent</text:span><text:span text:style-name="T20">é</text:span><text:span text:style-name="T19"> six ans auparavant</text:span><text:span text:style-name="T24">.</text:span><text:span text:style-name="T19"> Toujours est-il que Rotrou, dans plusieurs passages de </text:span><text:span text:style-name="T29">Saint Genest</text:span><text:span text:style-name="T19">, comme dans </text:span><text:span text:style-name="T29">Venceslas</text:span><text:span text:style-name="T19"> presque tout entier, se montre le digne </text:span><text:span text:style-name="T20">é</text:span><text:span text:style-name="T19">mule de son ami. Mais, si </text:span><text:span text:style-name="T29">Polyeucte</text:span><text:span text:style-name="T19"> a pu inspirer </text:span><text:span text:style-name="T20">à</text:span><text:span text:style-name="T19"> Rotrou </text:span><text:span text:style-name="T29">Saint Genest</text:span><text:span text:style-name="T19">, peut-</text:span><text:span text:style-name="T20">ê</text:span><text:span text:style-name="T19">tre que Corneille n'aurait pas </text:span><text:span text:style-name="T20">é</text:span><text:span text:style-name="T19">crit </text:span><text:span text:style-name="T29">Nicom</text:span><text:span text:style-name="T30">è</text:span><text:span text:style-name="T29">de</text:span><text:span text:style-name="T19"> si Rotrou n'avait pas d'abord </text:span><text:span text:style-name="T20">é</text:span><text:span text:style-name="T19">crit </text:span><text:span text:style-name="T29">Venceslas</text:span><text:span text:style-name="T24">.</text:span><text:span text:style-name="T19"> Ainsi il y avait entre ces deux g</text:span><text:span text:style-name="T20">é</text:span><text:span text:style-name="T24">­</text:span><text:span text:style-name="T19">n</text:span><text:span text:style-name="T20">é</text:span><text:span text:style-name="T19">reux po</text:span><text:span text:style-name="T20">è</text:span><text:span text:style-name="T19">tes une aimantation mutuelle, comme plus tard entre G</text:span><text:span text:style-name="T20">œ</text:span><text:span text:style-name="T19">the et Schiller.</text:span></text:p>
      <text:p text:style-name="P81"><text:span text:style-name="T19">Ce qui appartient bien en propre </text:span><text:span text:style-name="T20">à</text:span><text:span text:style-name="T19"> Rotrou dans </text:span><text:span text:style-name="T29">Saint Genest</text:span><text:span text:style-name="T19">, et ce que Corneille n'avait pas os</text:span><text:span text:style-name="T20">é</text:span><text:span text:style-name="T19"> risquer dans </text:span><text:span text:style-name="T29">Polyeucte</text:span><text:span text:style-name="T19">, c'est de faire parler non seulement les chr</text:span><text:span text:style-name="T20">é</text:span><text:span text:style-name="T19">tiens en chr</text:span><text:span text:style-name="T20">é</text:span><text:span text:style-name="T19">tiens, mais les pa</text:span><text:span text:style-name="T20">ï</text:span><text:span text:style-name="T19">ens en pa</text:span><text:span text:style-name="T20">ï</text:span><text:span text:style-name="T19">ens, et plaider le pour et le contre du christianisme en plein th</text:span><text:span text:style-name="T20">éâ</text:span><text:span text:style-name="T19">tre. Je me garderai bien, moi, ici, de suivre Rotrou sur ce terrain-l</text:span><text:span text:style-name="T20">à</text:span><text:span text:style-name="T19">, et de citer les passages anti-chr</text:span><text:span text:style-name="T20">é</text:span><text:span text:style-name="T19">tiens de ses r</text:span><text:span text:style-name="T20">ô</text:span><text:span text:style-name="T19">les, parce que peut-</text:span><text:span text:style-name="T20">ê</text:span><text:span text:style-name="T19">tre il se trouverait quelqu'un pour m'attribuer, </text:span><text:span text:style-name="T20">à</text:span><text:span text:style-name="T19"> moi, ce qu'aurait dit non pas m</text:span><text:span text:style-name="T20">ê</text:span><text:span text:style-name="T19">me Rotrou, mais le personnage de sa pi</text:span><text:span text:style-name="T20">è</text:span><text:span text:style-name="T19">ce. C'</text:span><text:span text:style-name="T20">é</text:span><text:span text:style-name="T19">tait de sa part une grande hardiesse, en ces temps de fanatisme, que de pousser jusqu'</text:span><text:span text:style-name="T20">à</text:span><text:span text:style-name="T19"> ce point l'im­partialit</text:span><text:span text:style-name="T20">é</text:span><text:span text:style-name="T19"> dramatique. Corneille, dans </text:span><text:span text:style-name="T29">Polyeucte</text:span><text:span text:style-name="T19">, ne plaidant que la th</text:span><text:span text:style-name="T20">è</text:span><text:span text:style-name="T19">se chr</text:span><text:span text:style-name="T20">é</text:span><text:span text:style-name="T19">tienne, mettait de son parti l'</text:span><text:span text:style-name="T20">É</text:span><text:span text:style-name="T19">glise, le clerg</text:span><text:span text:style-name="T20">é</text:span><text:span text:style-name="T19">, et tous leurs adh</text:span><text:span text:style-name="T20">é</text:span><text:span text:style-name="T19">rents, qui alors </text:span><text:span text:style-name="T20">é</text:span><text:span text:style-name="T19">taient la majorit</text:span><text:span text:style-name="T20">é</text:span><text:span text:style-name="T19"> %55%. Peut-</text:span><text:span text:style-name="T20">ê</text:span><text:span text:style-name="T19">tre cette hardiesse</text:span><text:span text:style-name="T22"> </text:span><text:span text:style-name="T19">de Rotrou fut-elle cause que sa pi</text:span><text:span text:style-name="T20">è</text:span><text:span text:style-name="T19">ce resta long­temps comme enterr</text:span><text:span text:style-name="T20">é</text:span><text:span text:style-name="T19">e %56%.</text:span></text:p>
      <text:p text:style-name="P81"><text:soft-page-break/><text:span text:style-name="T19">Apr</text:span><text:span text:style-name="T20">è</text:span><text:span text:style-name="T19">s le premier acte du </text:span><text:span text:style-name="T29">Martyre d'Adrien</text:span><text:span text:style-name="T19">, qui fait le deuxi</text:span><text:span text:style-name="T20">è</text:span><text:span text:style-name="T19">me de la pi</text:span><text:span text:style-name="T20">è</text:span><text:span text:style-name="T19">ce de Rotrou, Diocl</text:span><text:span text:style-name="T20">é</text:span><text:span text:style-name="T19">lien se l</text:span><text:span text:style-name="T20">ève en disant :</text:span></text:p>
      <text:p text:style-name="P73"/>
      <text:p text:style-name="P33"><text:bookmark-start text:name="bookmark39"/><text:span text:style-name="T40">En cet acte Genest, </text:span><text:span text:style-name="T41">à</text:span><text:span text:style-name="T40"> mon gr</text:span><text:span text:style-name="T41">é</text:span><text:span text:style-name="T40">, se surpasse.</text:span><text:bookmark-end text:name="bookmark39"/></text:p>
      <text:p text:style-name="P12"/>
      <text:p text:style-name="P69">Et la cour va f<text:span text:style-name="T3">é</text:span>liciter le grand com<text:span text:style-name="T3">é</text:span>dien.</text:p>
      <text:p text:style-name="P69">Je ne suivrai pas la pi<text:span text:style-name="T3">è</text:span>ce en d<text:span text:style-name="T3">é</text:span>tail, j'en mar­querai seulement les principaux traits. Outre le r<text:span text:style-name="T3">ô</text:span>le d'Adrien, jou<text:span text:style-name="T3">é</text:span> par Genest, un autre caract<text:span text:style-name="T3">è</text:span>re remarquable est celui de, Flavius ou Flavie, ami d'Adrien : homme prudent et politique, mili­taire, officier de l'Empereur, de qui d<text:span text:style-name="T3">é</text:span>pend sa for­tune, Flavius voudrait bien sauver Adrien, mais sans se compromettre. Sit<text:span text:style-name="T3">ô</text:span>t qu'il l'aura trouv<text:span text:style-name="T3">é</text:span> inflexi­ble, il ex<text:span text:style-name="T3">é</text:span>cutera sans piti<text:span text:style-name="T3">é</text:span> les ordres re<text:span text:style-name="T3">ç</text:span>us, n'ayant plus affaire <text:span text:style-name="T3">à</text:span> un ami, mais <text:span text:style-name="T3">à</text:span> un rebelle. Il lui expose donc d'abord, avec tout le z<text:span text:style-name="T3">è</text:span>le dont il est capable, les raisons qui doivent le faire renoncer <text:span text:style-name="T3">à</text:span> sa t<text:span text:style-name="T3">é</text:span>m<text:span text:style-name="T3">é</text:span>raire r<text:span text:style-name="T3">é</text:span>solution ; cette sc<text:span text:style-name="T3">è</text:span>ne est le pen­dant de celle du vieil Oc<text:span text:style-name="T3">é</text:span>an avec Prom<text:span text:style-name="T3">é</text:span>th<text:span text:style-name="T3">ée dans Eschyle. — Mais, trouvant Genest iné</text:span>branlable, Flavius d<text:span text:style-name="T3">è</text:span>s lors rompt une amiti<text:span text:style-name="T3">é</text:span> devenue com­promettante, et dit <text:span text:style-name="T3">à</text:span> ce r<text:span text:style-name="T3">é</text:span>volutionnaire : <text:span text:style-name="T3">«</text:span><text:span text:style-name="T4"> </text:span>Mon ordre va plus loin. <text:span text:style-name="T3">»</text:span> Puis il le fait, bien <text:span text:style-name="T3">à</text:span> regret, charger de cha<text:span text:style-name="T3">înes. — Ce Flavius n'est pas un caractè</text:span>re sympathique ; mais c'est un ca­ract<text:span text:style-name="T3">è</text:span>re vrai ; par cons<text:span text:style-name="T3">é</text:span>quent, int<text:span text:style-name="T3">é</text:span>ressant.</text:p>
      <text:p text:style-name="P81"><text:span text:style-name="T19">J'ai dit qu'il y avait deux pi</text:span><text:span text:style-name="T20">è</text:span><text:span text:style-name="T19">ces, l'une dans l'autre, comme dans </text:span><text:span text:style-name="T29">Hamlet</text:span><text:span text:style-name="T19">. Mais, dans </text:span><text:span text:style-name="T29">Hamlet</text:span><text:span text:style-name="T19">, la sc</text:span><text:span text:style-name="T20">è</text:span><text:span text:style-name="T19">ne des acteurs, quelque dramatique qu'elle soit, n'est qu'un </text:span><text:span text:style-name="T20">é</text:span><text:span text:style-name="T19">pisode ; ici la pi</text:span><text:span text:style-name="T20">è</text:span><text:span text:style-name="T19">ce fictive, </text:span><text:span text:style-name="T29">le</text:span><text:span text:style-name="T19"> </text:span><text:span text:style-name="T29">Martyre d'Adrien</text:span><text:span text:style-name="T19">, contenue dans la pi</text:span><text:span text:style-name="T20">è</text:span><text:span text:style-name="T19">ce r</text:span><text:span text:style-name="T20">é</text:span><text:span text:style-name="T19">elle, qui est la Conversion de Genest, en occupe les deuxi</text:span><text:span text:style-name="T20">è</text:span><text:span text:style-name="T19">me, troisi</text:span><text:span text:style-name="T20">è</text:span><text:span text:style-name="T19">me et quatri</text:span><text:span text:style-name="T20">è</text:span><text:span text:style-name="T19">me actes ; et l'autre s'y m</text:span><text:span text:style-name="T20">ê</text:span><text:span text:style-name="T19">le et s'y enlace </text:span><text:span text:style-name="T20">é</text:span><text:span text:style-name="T19">troitement. Et puis encore, au travers de ce double drame, serpentent comme des arabesques les interm</text:span><text:span text:style-name="T20">è</text:span><text:span text:style-name="T19">des de la tragi-com</text:span><text:span text:style-name="T20">é</text:span><text:span text:style-name="T19">die : dans les entr'actes, l'Empereur et la Cour vont visiter les coulisses, et s'entretiennent, assez na</text:span><text:span text:style-name="T20">ï</text:span><text:span text:style-name="T19">vement, de ce d</text:span><text:span text:style-name="T20">é</text:span><text:span text:style-name="T19">sordre de la sc</text:span><text:span text:style-name="T20">è</text:span><text:span text:style-name="T19">ne, o</text:span><text:span text:style-name="T20">ù</text:span><text:span text:style-name="T19"> l'ordre se r</text:span><text:span text:style-name="T20">é</text:span><text:span text:style-name="T19">tablit soudain d</text:span><text:span text:style-name="T20">ès que le rideau va s'ouvrir, — car en ce temps-là</text:span><text:span text:style-name="T19"> il </text:span><text:span text:style-name="T20">é</text:span><text:span text:style-name="T19">tait double et s'ouvrait par le milieu %57%. Ainsi les petits d</text:span><text:span text:style-name="T20">é</text:span><text:span text:style-name="T19">tails de la r</text:span><text:span text:style-name="T20">é</text:span><text:span text:style-name="T19">alit</text:span><text:span text:style-name="T20">é</text:span><text:span text:style-name="T19"> curieuse s'entrem</text:span><text:span text:style-name="T20">ê</text:span><text:span text:style-name="T19">lent aux choses h</text:span><text:span text:style-name="T20">é</text:span><text:span text:style-name="T19">ro</text:span><text:span text:style-name="T20">ï</text:span><text:span text:style-name="T19">ques avec une agr</text:span><text:span text:style-name="T20">é</text:span><text:span text:style-name="T19">able libert</text:span><text:span text:style-name="T20">é</text:span><text:span text:style-name="T24">.</text:span></text:p>
      <text:p text:style-name="P81"><text:span text:style-name="T19">Adrien, le h</text:span><text:span text:style-name="T20">é</text:span><text:span text:style-name="T19">ros de la pi</text:span><text:span text:style-name="T20">è</text:span><text:span text:style-name="T19">ce fictive, vient d'</text:span><text:span text:style-name="T20">ê</text:span><text:span text:style-name="T19">tre jet</text:span><text:span text:style-name="T20">é</text:span><text:span text:style-name="T19"> dans un cachot, pour attendre l'heure du supplice ; nous l'y suivons. Dans cette pi</text:span><text:span text:style-name="T20">è</text:span><text:span text:style-name="T19">ce, le lieu change lorsque l'action le veut ; non seule­ment d'un acte </text:span><text:span text:style-name="T20">à</text:span><text:span text:style-name="T19"> l'autre, mais d'une sc</text:span><text:span text:style-name="T20">è</text:span><text:span text:style-name="T19">ne </text:span><text:span text:style-name="T20">à</text:span><text:span text:style-name="T19"> l'autre, comme dans Shakespeare. Rotrou, pour sa part, n'acceptait point l'entrave de l'unit</text:span><text:span text:style-name="T20">é</text:span><text:span text:style-name="T19"> de lieu</text:span><text:span text:style-name="T26">. </text:span><text:span text:style-name="T19">Quant </text:span><text:span text:style-name="T20">à</text:span><text:span text:style-name="T19"> l'unit</text:span><text:span text:style-name="T20">é</text:span><text:span text:style-name="T19"> d'action, les ultra-classiques n'au­raient pas manqu</text:span><text:span text:style-name="T20">é</text:span><text:span text:style-name="T19"> d'all</text:span><text:span text:style-name="T20">é</text:span><text:span text:style-name="T19">guer qu'elle </text:span><text:span text:style-name="T20">é</text:span><text:span text:style-name="T19">tait viol</text:span><text:span text:style-name="T20">é</text:span><text:span text:style-name="T19">e aussi dans </text:span><text:span text:style-name="T29">Saint Genest</text:span><text:span text:style-name="T19">, puisqu'il y a deux pi</text:span><text:span text:style-name="T20">è</text:span><text:span text:style-name="T24">­</text:span><text:span text:style-name="T19">ces l'une dans l'autre. Cependant, y eut-il jamais unit</text:span><text:span text:style-name="T20">é</text:span><text:span text:style-name="T19"> d'action plus r</text:span><text:span text:style-name="T20">é</text:span><text:span text:style-name="T19">elle, malgr</text:span><text:span text:style-name="T20">é</text:span><text:span text:style-name="T19"> l'apparence ? C'est dans l'aventure m</text:span><text:span text:style-name="T20">ê</text:span><text:span text:style-name="T19">me de Genest, c'est dans sa conversion miraculeuse, que r</text:span><text:span text:style-name="T20">é</text:span><text:span text:style-name="T19">side cette unit</text:span><text:span text:style-name="T20">é</text:span><text:span text:style-name="T19"> : l'excellent com</text:span><text:span text:style-name="T20">é</text:span><text:span text:style-name="T19">dien entre si bien dans son person­nage qu'il se convertit comme lu i; de telle sorte que les spectateurs de la pi</text:span><text:span text:style-name="T20">è</text:span><text:span text:style-name="T19">ce s'y trompent d'abord ; mais bient</text:span><text:span text:style-name="T20">ô</text:span><text:span text:style-name="T19">t il n'y a plus </text:span><text:span text:style-name="T20">à</text:span><text:span text:style-name="T19"> en douter. D</text:span><text:span text:style-name="T20">è</text:span><text:span text:style-name="T19">s lors c'est une mort r</text:span><text:span text:style-name="T20">é</text:span><text:span text:style-name="T19">elle qu'il va subir, et non plus une mort fictive. Il a l'enthousiasme du martyre ; il le laisse </text:span><text:span text:style-name="T20">é</text:span><text:span text:style-name="T19">clater au milieu de son r</text:span><text:span text:style-name="T20">ô</text:span><text:span text:style-name="T19">le, et tout </text:span><text:span text:style-name="T20">à</text:span><text:span text:style-name="T19"> coup parle pour son propre compte ; s'adressant </text:span><text:span text:style-name="T20">à</text:span><text:span text:style-name="T19"> son camarade, le com</text:span><text:span text:style-name="T20">é</text:span><text:span text:style-name="T19">dien qui joue le r</text:span><text:span text:style-name="T20">ô</text:span><text:span text:style-name="T19">le d'Anthyme, il l'appelle de son vrai nom, Lentulus ou </text:span><text:soft-page-break/><text:span text:style-name="T19">Lentule, et lui dit :</text:span></text:p>
      <text:p text:style-name="P73"/>
      <text:p text:style-name="P34"><text:span text:style-name="T3">Ah ! Lentule, en l’</text:span>ardeur dont mon <text:span text:style-name="T3">â</text:span>me est press<text:span text:style-name="T3">é</text:span>e </text:p>
      <text:p text:style-name="P34">Il faut lever le masque et t'ouvrir ma pens<text:span text:style-name="T3">é</text:span>e : </text:p>
      <text:p text:style-name="P34">Le Dieu que j'ai ha<text:span text:style-name="T3">ï</text:span> m'inspire son amour ; </text:p>
      <text:p text:style-name="P34">Adrien a parl<text:span text:style-name="T3">é</text:span>, Genest parle <text:span text:style-name="T3">à</text:span> son tour ; </text:p>
      <text:p text:style-name="P34">Ce n'est plus Adrien, c'est Genest qui respire </text:p>
      <text:p text:style-name="P34">La gr<text:span text:style-name="T3">â</text:span>ce du bapt<text:span text:style-name="T3">ê</text:span>me et l'honneur du martyre ! </text:p>
      <text:p text:style-name="P34">Mais Christ n'a point commis en vos profanes mains </text:p>
      <text:p text:style-name="P34">Ce sceau myst<text:span text:style-name="T3">é</text:span>rieux dont il marque ses saints : </text:p>
      <text:p text:style-name="P34">Un ministre c<text:span text:style-name="T3">é</text:span>leste, avec une eau sacr<text:span text:style-name="T3">é</text:span>e, </text:p>
      <text:p text:style-name="P34">Pour laver mes forfaits, fend la vo<text:span text:style-name="T3">û</text:span>te azur<text:span text:style-name="T3">é</text:span>e ; </text:p>
      <text:p text:style-name="P34">Sa clart<text:span text:style-name="T3">é</text:span> m'environne et l'air de toutes parts </text:p>
      <text:p text:style-name="P34">R<text:span text:style-name="T3">é</text:span>sonne de concerts et brille <text:span text:style-name="T3">à</text:span> mes regards ! </text:p>
      <text:p text:style-name="P34">Descends, c<text:span text:style-name="T3">é</text:span>leste acteur ; tu m'attends, tu m'appelles </text:p>
      <text:p text:style-name="P34">Attends, mon z<text:span text:style-name="T3">è</text:span>le ardent me fournira des ailes ; </text:p>
      <text:p text:style-name="P34">Du Dieu qui t'a commis d<text:span text:style-name="T3">é</text:span>pars-moi les bont<text:span text:style-name="T3">é</text:span>s.</text:p>
      <text:p text:style-name="P35"/>
      <text:p text:style-name="P69"><text:bookmark-start text:name="bookmark41"/>L<text:span text:style-name="T3">à</text:span>-dessus, volant au-devant de sa propre vision, Genest rentre brusquement dans la coulisse.<text:bookmark-end text:name="bookmark41"/></text:p>
      <text:p text:style-name="P73"/>
      <text:p text:style-name="P33"><text:span text:style-name="T14">Marcelle</text:span><text:span text:style-name="T41"> — l'actrice qui joue </text:span><text:span text:style-name="T29">Natalie</text:span><text:span text:style-name="T43">.</text:span></text:p>
      <text:p text:style-name="P33"><text:span text:style-name="T40">Ma r</text:span><text:span text:style-name="T41">é</text:span><text:span text:style-name="T40">plique a manqu</text:span><text:span text:style-name="T41">é</text:span><text:span text:style-name="T40">, ces vers sont ajout</text:span><text:span text:style-name="T41">é</text:span><text:span text:style-name="T40">s.</text:span></text:p>
      <text:p text:style-name="P25"/>
      <text:p text:style-name="P31">lentule</text:p>
      <text:p text:style-name="P34">Il les fait sur-le-champ ; et, sans suivre l'histoire, </text:p>
      <text:p text:style-name="P34">Croit couvrir, en rentrant, son d<text:span text:style-name="T3">é</text:span>faut de m<text:span text:style-name="T3">é</text:span>moire.</text:p>
      <text:p text:style-name="P37"/>
      <text:p text:style-name="P69"><text:bookmark-start text:name="bookmark42"/>L'Empereur et les autres spectateurs se m<text:span text:style-name="T3">é</text:span>prennent d'abord, ne soup<text:span text:style-name="T3">ç</text:span>onnant point le miracle qui vient de s'op<text:span text:style-name="T3">é</text:span>rer dans l'esprit de Genest<text:bookmark-end text:name="bookmark42"/><text:span text:style-name="T18">.</text:span></text:p>
      <text:p text:style-name="P68"/>
      <text:p text:style-name="P34"><text:span text:style-name="T5">diocl</text:span><text:span text:style-name="T13">é</text:span><text:span text:style-name="T5">tien.</text:span></text:p>
      <text:p text:style-name="P34"><text:bookmark-start text:name="bookmark43"/>Voyez avec quel art Genest sait aujourd'hui</text:p>
      <text:p text:style-name="P34">Passer de la figure %58% aux sentiments d'autrui<text:span text:style-name="T4"> </text:span><text:bookmark-end text:name="bookmark43"/>!</text:p>
      <text:p text:style-name="P12"/>
      <text:p text:style-name="P69">Un soldat pour excuser le retard de Genest <text:span text:style-name="T3">à</text:span> rentrer en sc<text:span text:style-name="T3">è</text:span>ne et dans son r<text:span text:style-name="T3">ô</text:span>le d'Adrien martyr, fait cette r<text:span text:style-name="T3">é</text:span>flexion na<text:span text:style-name="T3">ï</text:span>ve, sur ce qu'Adrien semble se d<text:span text:style-name="T3">é</text:span>rober :</text:p>
      <text:p text:style-name="P68"/>
      <text:p text:style-name="P33"><text:span text:style-name="T40">Ceux qu'on mande </text:span><text:span text:style-name="T41">à</text:span><text:span text:style-name="T40"> la mort ne marchent pas sans peine,</text:span></text:p>
      <text:p text:style-name="P12"/>
      <text:p text:style-name="P33"><text:span text:style-name="T19">Ainsi, comme il arrive </text:span><text:span text:style-name="T20">à</text:span><text:span text:style-name="T19"> chaque instant dans la vie, le sourire vient se m</text:span><text:span text:style-name="T20">ê</text:span><text:span text:style-name="T19">ler </text:span><text:span text:style-name="T20">à</text:span><text:span text:style-name="T19"> ces coups de th</text:span><text:span text:style-name="T20">éâ</text:span><text:span text:style-name="T19">tre si grandioses et si tragiques ; telle est la v</text:span><text:span text:style-name="T20">é</text:span><text:span text:style-name="T19">rit</text:span><text:span text:style-name="T20">é</text:span><text:span text:style-name="T19"> du drame.</text:span></text:p>
      <text:p text:style-name="P69">Les autres com<text:span text:style-name="T3">é</text:span>diens, esp<text:span text:style-name="T3">é</text:span>rant sauver cette sin­guli<text:span text:style-name="T3">è</text:span>re interruption, font vite <text:soft-page-break/>revenir Genest et le poussent de nouveau sur la sc<text:span text:style-name="T3">è</text:span>ne. Mais il n'y revient que pour continuer <text:span text:style-name="T3">à</text:span> c<text:span text:style-name="T3">é</text:span>l<text:span text:style-name="T3">é</text:span>brer avec enthou­siasme le Dieu des chr<text:span text:style-name="T3">é</text:span>tiens, et <text:span text:style-name="T3">à</text:span> demander le martyre. Maximin C<text:span text:style-name="T3">é</text:span>sar croit qu'il est toujours dans son r<text:span text:style-name="T3">ô</text:span>le ; la princesse Val<text:span text:style-name="T3">é</text:span>rie le croit aussi et en t<text:span text:style-name="T3">é</text:span>moigne son admiration :</text:p>
      <text:p text:style-name="P68"/>
      <text:p text:style-name="P34">Sa feinte passerait pour la v<text:span text:style-name="T3">é</text:span>rit<text:span text:style-name="T3">é</text:span> m<text:span text:style-name="T3">ê</text:span>me !</text:p>
      <text:p text:style-name="P73"/>
      <text:p text:style-name="P69">Cependant Genest, de plus en plus exalt<text:span text:style-name="T3">é</text:span>, se met <text:span text:style-name="T3">à</text:span> interpeller par leurs noms ses camarades, les exhortant <text:span text:style-name="T3">à</text:span> se convertir comme lui. L'<text:span text:style-name="T3">é</text:span>tonnement des com<text:span text:style-name="T3">é</text:span>diens est <text:span text:style-name="T3">à</text:span> son comble ; ils s'imagi­nent toujours que Genest, troubl<text:span text:style-name="T3">é</text:span> par un manque de m<text:span text:style-name="T3">é</text:span>moire, improvise quelques vers pour sauver la situation.</text:p>
      <text:p text:style-name="P68"/>
      <text:p text:style-name="P32"><text:span text:style-name="T40">marcelle </text:span></text:p>
      <text:p text:style-name="P33"><text:span text:style-name="T40">Il ne dit pas un mot du couplet qui lui reste.</text:span></text:p>
      <text:p text:style-name="P31">sergeste</text:p>
      <text:p text:style-name="P33"><text:span text:style-name="T40">Comment, se pr</text:span><text:span text:style-name="T41">é</text:span><text:span text:style-name="T40">parant avecque tant de soin...?</text:span></text:p>
      <text:p text:style-name="P37"/>
      <text:p text:style-name="P69">Alors ils disent au souffleur de lui venir en aide. Le souffleur n'est pas nomm<text:span text:style-name="T3">é</text:span>, mais il est d<text:span text:style-name="T3">é</text:span><text:span text:style-name="T18">­</text:span>sign<text:span text:style-name="T3">é</text:span><text:span text:style-name="T18">.</text:span></text:p>
      <text:p text:style-name="P73"/>
      <text:p text:style-name="P33"><text:span text:style-name="T14">lentule,</text:span><text:span text:style-name="T40"> </text:span><text:span text:style-name="T29">regardant derri</text:span><text:span text:style-name="T30">è</text:span><text:span text:style-name="T29">re la tapisserie</text:span><text:span text:style-name="T40">. </text:span></text:p>
      <text:p text:style-name="P33"><text:span text:style-name="T40">Ho l</text:span><text:span text:style-name="T41">à</text:span><text:span text:style-name="T40"> ! qui tient la pi</text:span><text:span text:style-name="T41">è</text:span><text:span text:style-name="T40">ce ?</text:span></text:p>
      <text:p text:style-name="P84"/>
      <text:p text:style-name="P31">genest</text:p>
      <text:p text:style-name="P34">Il n'en est plus beso<text:span text:style-name="T3">in !</text:span></text:p>
      <text:p text:style-name="P34">………………………………………………<text:span text:style-name="T18">..</text:span></text:p>
      <text:p text:style-name="P34">Dieu m'apprend sur-le-champ ce que je vous r<text:span text:style-name="T3">é</text:span>cite,</text:p>
      <text:p text:style-name="P34">Et vous m'entendez mal si dans cette action </text:p>
      <text:p text:style-name="P34">Mon r<text:span text:style-name="T3">ô</text:span>le passe encor pour une fiction...</text:p>
      <text:p text:style-name="P73"/>
      <text:p text:style-name="P69">Comprenant <text:span text:style-name="T3">à</text:span> la fin ce qui se passe, l'Empe­reur apostrophe l'insolent com<text:span text:style-name="T3">é</text:span>dien :</text:p>
      <text:p text:style-name="P68"/>
      <text:p text:style-name="P34">Votre d<text:span text:style-name="T3">é</text:span>sordre enfin force ma patience ! </text:p>
      <text:p text:style-name="P34">Songez-vous que ce jeu se passe en ma pr<text:span text:style-name="T3">é</text:span>sence ?</text:p>
      <text:p text:style-name="P73"/>
      <text:p text:style-name="P69"><text:span text:style-name="T3">Saint Genest, — car on peut dès ce moment lui donner ce titre, —</text:span> saint Genest poursuit avec enthou­siasme sa profession de foi chr<text:span text:style-name="T3">é</text:span>tienne. L'empereur alors ne contient plus sa col<text:span text:style-name="T3">è</text:span>re :</text:p>
      <text:p text:style-name="P68"/>
      <text:p text:style-name="P33"><text:span text:style-name="T40">Quoi ! tu renonces, tra</text:span><text:span text:style-name="T41">î</text:span><text:span text:style-name="T40">tre, au culte de nos Dieux ?</text:span></text:p>
      <text:p text:style-name="P19"/>
      <text:p text:style-name="P53"><text:span text:style-name="T5">saint genest</text:span><text:span text:style-name="T12"><text:tab/></text:span></text:p>
      <text:p text:style-name="P54">Je les tiens aussi faux qu'ils me sont odie<text:span text:style-name="T3">ux !</text:span></text:p>
      <text:p text:style-name="P54"><text:soft-page-break/>……………………………………………………<text:span text:style-name="T18">..</text:span></text:p>
      <text:p text:style-name="P34">Je vous ai divertis, j'ai chant<text:span text:style-name="T3">é</text:span> vos louanges ; </text:p>
      <text:p text:style-name="P34">Il est temps maintenant de r<text:span text:style-name="T3">é</text:span>jouir les anges ! </text:p>
      <text:p text:style-name="P34">Il est temps de pr<text:span text:style-name="T3">é</text:span>tendre <text:span text:style-name="T3">à</text:span> des prix immortels ! </text:p>
      <text:p text:style-name="P34">Il est temps de passer du th<text:span text:style-name="T3">éâ</text:span>tre aux autels ! </text:p>
      <text:p text:style-name="P34">Si je l'ai m<text:span text:style-name="T3">é</text:span>rit<text:span text:style-name="T3">é</text:span>, qu'on me m<text:span text:style-name="T3">è</text:span>ne au martyre : </text:p>
      <text:p text:style-name="P34">Mon r<text:span text:style-name="T3">ô</text:span>le est achev<text:span text:style-name="T3">é</text:span>, je n'ai plus rien <text:span text:style-name="T3">à</text:span> dire.</text:p>
      <text:p text:style-name="P37"/>
      <text:p text:style-name="P69">L<text:span text:style-name="T3">à</text:span>-dessus Diocl<text:span text:style-name="T3">é</text:span>tien le livre au pr<text:span text:style-name="T3">é</text:span>fet pour le faire juger sommairement. Notons encore, dans ce quatri<text:span text:style-name="T3">è</text:span>me acte si tragique,<text:bookmark text:name="bookmark44"/><text:span text:style-name="T1"> </text:span>un retour de tragi-com<text:span text:style-name="T3">é</text:span>die : le pr<text:span text:style-name="T3">é</text:span>fet Plancien,<text:bookmark text:name="bookmark45"/><text:span text:style-name="T1"> </text:span>charg<text:span text:style-name="T3">é</text:span> d'instruire l'affaire, interroge, un <text:span text:style-name="T3">à</text:span> un, tous les com<text:span text:style-name="T3">é</text:span>diens, afin de rechercher s'il n'y a pas quelque autre chr<text:span text:style-name="T3">é</text:span>tien parmi eux. Chacun se d<text:span text:style-name="T3">é</text:span>fend, en tremblant, d'un tel soup<text:span text:style-name="T3">ç</text:span>on.</text:p>
      <text:p text:style-name="P68"/>
      <text:p text:style-name="P33"><text:span text:style-name="T14">le pr</text:span><text:span text:style-name="T15">é</text:span><text:span text:style-name="T14">fet,</text:span><text:span text:style-name="T40"> </text:span><text:span text:style-name="T30">à</text:span><text:span text:style-name="T29"> Marcelle</text:span></text:p>
      <text:p text:style-name="P33"><text:span text:style-name="T40">Que repr</text:span><text:span text:style-name="T41">é</text:span><text:span text:style-name="T40">sentiez-vous?</text:span></text:p>
      <text:p text:style-name="P35"/>
      <text:p text:style-name="P34"><text:span text:style-name="T5">marcelle</text:span> </text:p>
      <text:p text:style-name="P34">Vous l'avez vu, les femmes.</text:p>
      <text:p text:style-name="P34">…………………………………………<text:span text:style-name="T18">.</text:span></text:p>
      <text:p text:style-name="P34"><text:span text:style-name="T5">le pr</text:span><text:span text:style-name="T13">é</text:span><text:span text:style-name="T5">fet </text:span></text:p>
      <text:p text:style-name="P34">Et vous ?</text:p>
      <text:p text:style-name="P55"><text:span text:style-name="T3">— </text:span>Parfois les rois, et parfois les esclaves.</text:p>
      <text:p text:style-name="P56"><text:span text:style-name="T3">— </text:span>Vous?</text:p>
      <text:p text:style-name="P57"><text:span text:style-name="T3">— </text:span>Les extravagants, les furieux, les braves.</text:p>
      <text:p text:style-name="P56"><text:span text:style-name="T3">— </text:span>Et toi ?</text:p>
      <text:p text:style-name="P58"><text:span text:style-name="T3">— </text:span>Les assistants.</text:p>
      <text:p text:style-name="P69"><text:bookmark-start text:name="bookmark47"/>C'est-<text:span text:style-name="T3">à-dire le peuple, la foule, — repré</text:span>sent<text:span text:style-name="T3">é</text:span>s<text:bookmark-end text:name="bookmark47"/><text:span text:style-name="T18">,</text:span><text:bookmark-start text:name="bookmark48"/><text:span text:style-name="T1"> </text:span>chose assez dr<text:span text:style-name="T3">ô</text:span>le, par un seul acteur, <text:span text:style-name="T3">—sans doute</text:span><text:bookmark-end text:name="bookmark48"/><text:span text:style-name="T1"> </text:span>le chef des comparses plus ou moins absents, ces moucheurs de chandelles dont parlait Cor­neille.</text:p>
      <text:p text:style-name="P69">Il les engage, pour prouver leur fid<text:span text:style-name="T3">é</text:span>lit<text:span text:style-name="T3">é</text:span>, <text:span text:style-name="T3">à</text:span> visiter leur camarade dans sa prison<text:span text:style-name="T18">,</text:span> et <text:span text:style-name="T3">à</text:span> le ramener, s'il est possible, au bon sens et <text:span text:style-name="T3">à</text:span> son m<text:span text:style-name="T3">é</text:span>tier.</text:p>
      <text:p text:style-name="P69">Au cinqui<text:span text:style-name="T3">è</text:span>me acte, saint Genest, seul et encha<text:span text:style-name="T3">î</text:span>n<text:span text:style-name="T3">é</text:span>, dit des stances comme Polyeucte, mais non pas si belles :</text:p>
      <text:p text:style-name="P68"/>
      <text:p text:style-name="P34">O fausse volupt<text:span text:style-name="T3">é</text:span> du monde !...</text:p>
      <text:p text:style-name="P81"><text:span text:style-name="T19">Ainsi, c'</text:span><text:span text:style-name="T20">é</text:span><text:span text:style-name="T19">tait d'abord une pi</text:span><text:span text:style-name="T20">è</text:span><text:span text:style-name="T19">ce qu'on jouait ; mais </text:span><text:span text:style-name="T20">à</text:span><text:span text:style-name="T19"> pr</text:span><text:span text:style-name="T20">é</text:span><text:span text:style-name="T19">sent voil</text:span><text:span text:style-name="T20">à</text:span><text:span text:style-name="T19"> que la trag</text:span><text:span text:style-name="T20">é</text:span><text:span text:style-name="T19">die continue au naturel : le martyre fictif d'Adrien va </text:span><text:span text:style-name="T20">ê</text:span><text:span text:style-name="T19">tre remplac</text:span><text:span text:style-name="T20">é</text:span><text:span text:style-name="T19"> par le martyre r</text:span><text:span text:style-name="T20">é</text:span><text:span text:style-name="T19">el de saint Genest.</text:span></text:p>
      <text:p text:style-name="P81"><text:span text:style-name="T19">Je ne veux pas pousser plus loin l'analyse ; mais il y a encore bien des d</text:span><text:span text:style-name="T20">é</text:span><text:span text:style-name="T19">tails curieux. Par exemple, lorsque la com</text:span><text:span text:style-name="T20">é</text:span><text:span text:style-name="T19">dienne Marcelle est envoy</text:span><text:span text:style-name="T20">é</text:span><text:span text:style-name="T19">e par ses camarades pour tenter de ramener Genest </text:span><text:span text:style-name="T20">à</text:span><text:span text:style-name="T19"> la raison et essayer de le fl</text:span><text:span text:style-name="T20">é</text:span><text:span text:style-name="T19">chir (car, sans lui, sans l'appui de son grand talent, ils</text:span><text:span text:style-name="T20"> mourront de faim), — comme Genest ne lui </text:span><text:soft-page-break/><text:span text:style-name="T20">ré</text:span><text:span text:style-name="T19">pond qu'en l'exhortant </text:span><text:span text:style-name="T20">à</text:span><text:span text:style-name="T19"> se convertir aussi, Marcelle qui, tout </text:span><text:span text:style-name="T20">à</text:span><text:span text:style-name="T19"> l'heure, dans la pi</text:span><text:span text:style-name="T20">è</text:span><text:span text:style-name="T19">ce du </text:span><text:span text:style-name="T29">Martyre d'Adrien</text:span><text:span text:style-name="T19">, jouait le r</text:span><text:span text:style-name="T20">ô</text:span><text:span text:style-name="T19">le de Natalie, chr</text:span><text:span text:style-name="T20">é</text:span><text:span text:style-name="T19">tienne fervente, </text:span><text:span text:style-name="T20">à</text:span><text:span text:style-name="T19"> pr</text:span><text:span text:style-name="T20">é</text:span><text:span text:style-name="T19">sent parlant en son propre nom, se moque du Dieu des chr</text:span><text:span text:style-name="T20">é</text:span><text:span text:style-name="T19">tiens :</text:span></text:p>
      <text:p text:style-name="P68"/>
      <text:p text:style-name="P33"><text:span text:style-name="T40">O ridicule erreur, de vanter la puissance</text:span></text:p>
      <text:p text:style-name="P33"><text:span text:style-name="T40">D'un Dieu, qui donne aux siens la mort pour r</text:span><text:span text:style-name="T41">é</text:span><text:span text:style-name="T40">compense, </text:span></text:p>
      <text:p text:style-name="P33"><text:span text:style-name="T40">D'un imposteur, d'un fourbe, et d'un crucifi</text:span><text:span text:style-name="T41">é</text:span><text:span text:style-name="T40"> !..</text:span><text:span text:style-name="T43">.</text:span></text:p>
      <text:p text:style-name="P33"><text:span text:style-name="T41">Qui l’</text:span><text:span text:style-name="T40">a mis dans le ciel</text:span><text:span text:style-name="T41"> ? Qui l’</text:span><text:span text:style-name="T40">a d</text:span><text:span text:style-name="T41">é</text:span><text:span text:style-name="T40">ifi</text:span><text:span text:style-name="T41">é</text:span><text:span text:style-name="T40"> ? </text:span></text:p>
      <text:p text:style-name="P34">Un nombre d'ignorants et de gens inutiles, </text:p>
      <text:p text:style-name="P34">De malheureux, la lie et l'opprobre des villes, </text:p>
      <text:p text:style-name="P33"><text:span text:style-name="T40">De femmes et d'enfants, dont la cr</text:span><text:span text:style-name="T41">é</text:span><text:span text:style-name="T40">dulit</text:span><text:span text:style-name="T41">é</text:span><text:span text:style-name="T43">...</text:span></text:p>
      <text:p text:style-name="P34">Etc.</text:p>
      <text:p text:style-name="P37"/>
      <text:p text:style-name="P81"><text:span text:style-name="T19">La sc</text:span><text:span text:style-name="T20">è</text:span><text:span text:style-name="T19">ne se termine par un dialogue qui peut sou­tenir la comparaison avec ceux de </text:span><text:span text:style-name="T29">Polyeucte</text:span><text:span text:style-name="T19">. C'est comme un duel de vers admirables et d'h</text:span><text:span text:style-name="T20">é</text:span><text:span text:style-name="T19">mistiches flambo</text:span><text:span text:style-name="T20">yants </text:span><text:span text:style-name="T19">:</text:span></text:p>
      <text:p text:style-name="P12"/>
      <text:p text:style-name="P28">marcelle </text:p>
      <text:p text:style-name="P34">C<text:span text:style-name="T3">é</text:span>sar n'obtenant rien, ta mort sera cruelle.</text:p>
      <text:p text:style-name="P37"/>
      <text:p text:style-name="P28">genest</text:p>
      <text:p text:style-name="P34">Mes tourments seront courts, et ma gloire <text:span text:style-name="T3">é</text:span>ternelle.</text:p>
      <text:p text:style-name="P29"/>
      <text:p text:style-name="P28">marcelle </text:p>
      <text:p text:style-name="P34">Quand la flamme et le fer para<text:span text:style-name="T3">î</text:span>tront <text:span text:style-name="T3">à</text:span> tes yeux,<text:span text:style-name="T18">...</text:span></text:p>
      <text:p text:style-name="P37"/>
      <text:p text:style-name="P34"><text:span text:style-name="T6">genest</text:span> </text:p>
      <text:p text:style-name="P34">M'ouvrant la s<text:span text:style-name="T3">é</text:span>pulture, ils m'ouvriront les cieux.</text:p>
      <text:p text:style-name="P28">marcelle </text:p>
      <text:p text:style-name="P34">O dur courage d'homme !</text:p>
      <text:p text:style-name="P29"/>
      <text:p text:style-name="P34"><text:span text:style-name="T6">genest</text:span> </text:p>
      <text:p text:style-name="P34">O faible c<text:span text:style-name="T3">œur de femme !</text:span></text:p>
      <text:p text:style-name="P29"/>
      <text:p text:style-name="P28">marcelle </text:p>
      <text:p text:style-name="P33"><text:span text:style-name="T40">Cruel ! sauve tes jours</text:span><text:span text:style-name="T42"> </text:span><text:span text:style-name="T41">!</text:span></text:p>
      <text:p text:style-name="P12"/>
      <text:p text:style-name="P34"><text:span text:style-name="T6">genest</text:span> </text:p>
      <text:p text:style-name="P34">L<text:span text:style-name="T3">â</text:span>che ! sauve ton <text:span text:style-name="T3">â</text:span>me !</text:p>
      <text:p text:style-name="P37"/>
      <text:p text:style-name="P28">marcelle </text:p>
      <text:p text:style-name="P34">Une erreur, un caprice, une l<text:span text:style-name="T3">é</text:span>g<text:span text:style-name="T3">è</text:span>ret<text:span text:style-name="T3">é</text:span><text:span text:style-name="T18">,</text:span></text:p>
      <text:p text:style-name="P34">Aux plus beaux de tes ans, te co<text:span text:style-name="T3">û</text:span>ter la clart<text:span text:style-name="T3">é</text:span> ?</text:p>
      <text:p text:style-name="P35"/>
      <text:p text:style-name="P34"><text:span text:style-name="T6">genest</text:span> </text:p>
      <text:p text:style-name="P34"><text:soft-page-break/>J'aurai bien peu v<text:span text:style-name="T3">é</text:span>cu, si l'<text:span text:style-name="T3">â</text:span>ge se mesure </text:p>
      <text:p text:style-name="P34">Au seul nombre des ans prescrit par la nature ; </text:p>
      <text:p text:style-name="P34">Mais l'<text:span text:style-name="T3">â</text:span>me qu'au martyre un tyran nous ravit </text:p>
      <text:p text:style-name="P34">Au s<text:span text:style-name="T3">é</text:span>jour de la gloire <text:span text:style-name="T3">à</text:span> jamais se survit !...</text:p>
      <text:p text:style-name="P37"/>
      <text:p text:style-name="P69">On souhaiterait qu'il y e<text:span text:style-name="T3">û</text:span>t dans la pi<text:span text:style-name="T3">è</text:span>ce un plus grand nombre de ces dialogues drus et <text:span text:style-name="T3">é</text:span>tincelants, et un peu moins de monologues et de tirades. Mais les tirades et les monologues plaisaient alors. II n'y avait qu'un tr<text:span text:style-name="T3">è</text:span>s petit nombre de bons com<text:span text:style-name="T3">é</text:span>diens, et dans les monologues ils n'avaient pas <text:span text:style-name="T3">à</text:span> craindre, comme dans les dialogues, que leur succ<text:span text:style-name="T3">è</text:span>s p<text:span text:style-name="T3">û</text:span>t <text:span text:style-name="T3">ê</text:span>tre compromis par les manques de m<text:span text:style-name="T3">é</text:span>moire ou les maladresses de l'interlocuteur ; outre qu'ils y brillaient sans partage : c'est pourquoi acteurs et actrices les aimaient beaucoup. Le public aussi. Quant <text:span text:style-name="T3">à</text:span> la tirade, c'est une convention th<text:span text:style-name="T3">éâ</text:span>trale ; elle n'est gu<text:span text:style-name="T3">è</text:span>re dans la nature : des gens passionn<text:span text:style-name="T3">é</text:span>s ne se permettent pas, l'un <text:span text:style-name="T3">à</text:span> l'autre, de longs d<text:span text:style-name="T3">é</text:span>veloppements. Une femme, dans la vie ordinaire, laisse rarement son interlocuteur achever m<text:span text:style-name="T3">ê</text:span>me une seule phrase ; <text:span text:style-name="T3">à</text:span> plus forte raison, dans les moments path<text:span text:style-name="T3">é</text:span>tiques, ne laisserait-elle jamais faire un</text:p>
      <text:p text:style-name="P93">long discours. Les hommes eux-m<text:span text:style-name="T3">ê</text:span>mes, non seule­ment dans les conversations, mais dans les assem­bl<text:span text:style-name="T3">é</text:span>es d<text:span text:style-name="T3">é</text:span>lib<text:span text:style-name="T3">é</text:span>rantes, o<text:span text:style-name="T3">ù</text:span> le silence attentif est un de­voir, interrompent fr<text:span text:style-name="T3">é</text:span>quemment leurs adversaires, en d<text:span text:style-name="T3">é</text:span>pit du r<text:span text:style-name="T3">è</text:span>glement et du pr<text:span text:style-name="T3">é</text:span>sident. Je ne parle pas bien entendu de ceux dont c'est la profession et l'unique talent, d'<text:span text:style-name="T3">ê</text:span>tre interrupteurs ; mais de ceux qui interrompent sans le vouloir. Cela nous fait voir que les longues tirades du th<text:span text:style-name="T3">éâ</text:span>tre clas­sique en g<text:span text:style-name="T3">é</text:span>n<text:span text:style-name="T3">é</text:span>ral et de Rotrou en particulier ne sont gu<text:span text:style-name="T3">è</text:span>re conformes <text:span text:style-name="T3">à</text:span> la nature ; mais c'<text:span text:style-name="T3">é</text:span>tait l'habitude et le go<text:span text:style-name="T3">û</text:span>t de ce temps. Le th<text:span text:style-name="T3">éâ</text:span>tre moderne a chang<text:span text:style-name="T3">é</text:span> tout cela ; mais souvent il est tomb<text:span text:style-name="T3">é</text:span> dans l'exc<text:span text:style-name="T3">è</text:span>s contraire ; le dialogue, aujourd'hui, est trop uniform<text:span text:style-name="T3">é</text:span>ment hach<text:span text:style-name="T3">é</text:span>, d<text:span text:style-name="T3">é</text:span>chiquet<text:span text:style-name="T3">é</text:span><text:span text:style-name="T18">.</text:span> Scribe, <text:span text:style-name="T3">à</text:span> l'imi­tation de Diderot, croyant retrouver le naturel, prit l'habitude de ne plus finir les phrases et de les laisser suspendues, avec plusieurs points. C'est un exc<text:span text:style-name="T3">è</text:span>s en sens inverse.</text:p>
      <text:p text:style-name="P81"><text:span text:style-name="T19">Pour conclure, le </text:span><text:span text:style-name="T29">Saint Genest</text:span><text:span text:style-name="T19"> est une pi</text:span><text:span text:style-name="T20">è</text:span><text:span text:style-name="T19">ce ori­ginale et </text:span><text:span text:style-name="T20">é</text:span><text:span text:style-name="T19">mouvante, dans laquelle on admire la facilit</text:span><text:span text:style-name="T20">é</text:span><text:span text:style-name="T19"> des vers, le large flot des m</text:span><text:span text:style-name="T20">é</text:span><text:span text:style-name="T19">taphores et des images, leur nouveaut</text:span><text:span text:style-name="T20">é</text:span><text:span text:style-name="T19"> hardie et juste, leur </text:span><text:span text:style-name="T20">é</text:span><text:span text:style-name="T19">clat, leur fra</text:span><text:span text:style-name="T20">î</text:span><text:span text:style-name="T19">cheur, leur abondante floraison. Il y en a de vraiment belles. En parlant des jeunes martyrs encore enfants</text:span><text:span text:style-name="T24">,</text:span><text:span text:style-name="T19"> de quels traits, de quelle couleur le po</text:span><text:span text:style-name="T20">è</text:span><text:span text:style-name="T19">te sait peindre ces douces victimes, fi</text:span><text:span text:style-name="T20">è</text:span><text:span text:style-name="T19">res</text:span></text:p>
      <text:p text:style-name="P68"/>
      <text:p text:style-name="P81"><text:span text:style-name="T43"><text:tab/><text:tab/></text:span><text:span text:style-name="T40">De tendre une gorge assur</text:span><text:span text:style-name="T41">é</text:span><text:span text:style-name="T40">e</text:span></text:p>
      <text:p text:style-name="P81"><text:span text:style-name="T40">A la sanglante mort qu'ils voyaient pr</text:span><text:span text:style-name="T41">é</text:span><text:span text:style-name="T40">par</text:span><text:span text:style-name="T41">é</text:span><text:span text:style-name="T40">e,</text:span></text:p>
      <text:p text:style-name="P34">Et tomber sous le coup d'un tr<text:span text:style-name="T3">é</text:span>pas glorieux, </text:p>
      <text:p text:style-name="P34">Doux fruits <text:span text:style-name="T3">à</text:span> peine <text:span text:style-name="T3">é</text:span>clos, d<text:span text:style-name="T3">é</text:span>j<text:span text:style-name="T3">à</text:span> m<text:span text:style-name="T3">û</text:span>rs pour les cieux !</text:p>
      <text:p text:style-name="P37"/>
      <text:p text:style-name="P81"><text:span text:style-name="T19">Ce vers charmant se trouvait en germe dans un mot de la trag</text:span><text:span text:style-name="T20">é</text:span><text:span text:style-name="T19">die latine de Louis Cellot : </text:span><text:span text:style-name="T29">Jam matura Deo %59%</text:span><text:span text:style-name="T19">. Mais quel parti le po</text:span><text:span text:style-name="T20">è</text:span><text:span text:style-name="T19">te fran</text:span><text:span text:style-name="T20">ç</text:span><text:span text:style-name="T19">ais a su tirer de ce simple trait si court </text:span><text:span text:style-name="T20">! — Ailleurs, parlant du martyr qui va ré</text:span><text:span text:style-name="T19">pandre son sang pour la croix de J</text:span><text:span text:style-name="T20">é</text:span><text:span text:style-name="T19">sus-Christ, il trouve ces deux autres beaux vers :</text:span></text:p>
      <text:p text:style-name="P68"/>
      <text:p text:style-name="P34">Il br<text:span text:style-name="T3">û</text:span>le d'arroser cet arbre pr<text:span text:style-name="T3">é</text:span>cieux</text:p>
      <text:p text:style-name="P34">O<text:span text:style-name="T3">ù</text:span> pend pour nous le fruit le plus ch<text:span text:style-name="T3">é</text:span>ri des cieux.</text:p>
      <text:p text:style-name="P73"/>
      <text:p text:style-name="P69">Ailleurs, sur la m<text:span text:style-name="T3">ê</text:span>me id<text:span text:style-name="T3">é</text:span>e, il ne se g<text:span text:style-name="T3">ê</text:span>ne pas pour r<text:span text:style-name="T3">é</text:span>p<text:span text:style-name="T3">é</text:span>ter les m<text:span text:style-name="T3">ê</text:span>mes rimes, mais avec une image nouvelle et hardie :</text:p>
      <text:p text:style-name="P73"/>
      <text:p text:style-name="P82">Sur un bois glorieux </text:p>
      <text:p text:style-name="P81"><text:span text:style-name="T40">Qui fut moins une croix qu'une </text:span><text:span text:style-name="T41">é</text:span><text:span text:style-name="T40">chelle des cieux.</text:span></text:p>
      <text:p text:style-name="P84"/>
      <text:p text:style-name="P69">Il a des vers d'un jet puissant et dru, comme ces deux-ci :</text:p>
      <text:p text:style-name="P68"/>
      <text:p text:style-name="P34">Apr<text:span text:style-name="T3">è</text:span>s les avoir vus, d'un visage serein,</text:p>
      <text:p text:style-name="P34">Pousser des chants aux cieux dans des taureaux d'airain.</text:p>
      <text:p text:style-name="P68"/>
      <text:p text:style-name="P69">Ou bien, les quatre autres qui suivent, sur cette id<text:span text:style-name="T3">é</text:span>e que les martyrs chr<text:span text:style-name="T3">é</text:span>tiens <text:span text:style-name="T3">é</text:span>tant habitu<text:span text:style-name="T3">é</text:span>s <text:span text:style-name="T3">à</text:span> regarder la mort en face, elle s'apprivoise pour eux :</text:p>
      <text:p text:style-name="P68"><text:soft-page-break/></text:p>
      <text:p text:style-name="P34">La mort, pour la trop voir, ne leur est plus sauvage ; </text:p>
      <text:p text:style-name="P34">Pour trop agir contre eux, le feu perd son usage ; </text:p>
      <text:p text:style-name="P34">En ces horreurs enfin le c<text:span text:style-name="T3">œ</text:span>ur manque aux bourreaux.</text:p>
      <text:p text:style-name="P15">Aux bourreaux, et non aux victimes.</text:p>
      <text:p text:style-name="P12"/>
      <text:p text:style-name="P81"><text:span text:style-name="T19">En r</text:span><text:span text:style-name="T20">é</text:span><text:span text:style-name="T19">sum</text:span><text:span text:style-name="T20">é</text:span><text:span text:style-name="T19">, dans la partie tragique, l'int</text:span><text:span text:style-name="T20">é</text:span><text:span text:style-name="T19">r</text:span><text:span text:style-name="T20">ê</text:span><text:span text:style-name="T19">t de l'action, avec la beaut</text:span><text:span text:style-name="T20">é</text:span><text:span text:style-name="T19"> des sentiments et des vers ; puis, la vari</text:span><text:span text:style-name="T20">é</text:span><text:span text:style-name="T19">t</text:span><text:span text:style-name="T20">é</text:span><text:span text:style-name="T19"> curieuse de la partie famili</text:span><text:span text:style-name="T20">è</text:span><text:span text:style-name="T19">re, qui sert de cadre au tableau ; tout cela ensemble forme une </text:span><text:span text:style-name="T20">œ</text:span><text:span text:style-name="T19">uvre qui, ce me semble, attache, </text:span><text:span text:style-name="T20">é</text:span><text:span text:style-name="T19">meut, captive. Ajoutez-y en pens</text:span><text:span text:style-name="T20">ée, — il le faut, — le jeu des acteurs, le</text:span><text:span text:style-name="T19">s d</text:span><text:span text:style-name="T20">é</text:span><text:span text:style-name="T19">cors, le double th</text:span><text:span text:style-name="T20">éâ</text:span><text:span text:style-name="T19">tre, le mouvement de la sc</text:span><text:span text:style-name="T20">ène. Et j’es</text:span><text:span text:style-name="T19">p</text:span><text:span text:style-name="T20">è</text:span><text:span text:style-name="T19">re que nous dirons ensemble, comme Sainte-Beuve : </text:span><text:span text:style-name="T20">«</text:span><text:span text:style-name="T19"> </text:span><text:span text:style-name="T29">Saint Genest</text:span><text:span text:style-name="T19">, en plein dix-septi</text:span><text:span text:style-name="T20">è</text:span><text:span text:style-name="T19">me si</text:span><text:span text:style-name="T20">è</text:span><text:span text:style-name="T19">cle, est la pi</text:span><text:span text:style-name="T20">è</text:span><text:span text:style-name="T19">ce la plus romantique qu'on puisse ima</text:span><text:span text:style-name="T20">giner. »</text:span></text:p>
      <text:p text:style-name="P92"/>
      <text:h text:style-name="Heading_20_1" text:outline-level="1"><text:bookmark-start text:name="bookmark50"/>DIXI<text:span text:style-name="T3">È</text:span>ME LE<text:span text:style-name="T3">Ç</text:span>ON<text:bookmark-end text:name="bookmark50"/><text:line-break/>MOLI<text:span text:style-name="T3">ÈRE — DON</text:span><text:span text:style-name="T5"> JUAN</text:span></text:h>
      <text:p text:style-name="P18"/>
      <text:p text:style-name="P18"/>
      <text:p text:style-name="P8"/>
      <text:p text:style-name="P69">Corneille et Rotrou nous ont fourni des exem­ples de ce que nous appelons le romantisme des classiques. Moli<text:span text:style-name="T3">è</text:span>re va nous en pr<text:span text:style-name="T3">é</text:span>sen<text:span text:style-name="T3">ter d'autres, et de deux sortes </text:span>: d'abord par ses inno­vations, qui firent une r<text:span text:style-name="T3">é</text:span>volution dramatique ; ensuite par une pi<text:span text:style-name="T3">èce, — emprunté</text:span>e, il est vrai, <text:span text:style-name="T3">à</text:span> l'Espagne et <text:span text:style-name="T3">à l'Italie, — mais qui pré</text:span>cis<text:span text:style-name="T3">é</text:span>ment par cela m<text:span text:style-name="T3">ê</text:span>me continua, apr<text:span text:style-name="T3">è</text:span>s Corneille, d'accli­mater sur la sc<text:span text:style-name="T3">è</text:span>ne fran<text:span text:style-name="T3">ç</text:span>aise quelques libert<text:span text:style-name="T3">é</text:span>s exotiques.</text:p>
      <text:p text:style-name="P81"><text:span text:style-name="T19">Premi</text:span><text:span text:style-name="T20">è</text:span><text:span text:style-name="T19">rement Moli</text:span><text:span text:style-name="T20">è</text:span><text:span text:style-name="T19">re ne fit-il pas r</text:span><text:span text:style-name="T20">é</text:span><text:span text:style-name="T19">volution lorsqu'</text:span><text:span text:style-name="T20">à</text:span><text:span text:style-name="T19"> la com</text:span><text:span text:style-name="T20">é</text:span><text:span text:style-name="T19">die d'intrigue et d'aventu­res, aux imbroglios diffus, il substitua la com</text:span><text:span text:style-name="T20">é</text:span><text:span text:style-name="T19">die de m</text:span><text:span text:style-name="T20">œ</text:span><text:span text:style-name="T19">urs, la peinture des ridicules</text:span><text:span text:style-name="T22"> </text:span><text:span text:style-name="T19">contemporains, et qu'un vieillard du parterre lui cria, </text:span><text:span text:style-name="T20">à</text:span><text:span text:style-name="T19"> la premi</text:span><text:span text:style-name="T20">è</text:span><text:span text:style-name="T19">re repr</text:span><text:span text:style-name="T20">é</text:span><text:span text:style-name="T19">sentation des </text:span><text:span text:style-name="T29">Pr</text:span><text:span text:style-name="T30">é</text:span><text:span text:style-name="T29">cieuses ridicules</text:span><text:span text:style-name="T19"> : </text:span><text:span text:style-name="T20">«</text:span><text:span text:style-name="T19"> Courage ! Moli</text:span><text:span text:style-name="T20">è</text:span><text:span text:style-name="T19">re, voil</text:span><text:span text:style-name="T20">à</text:span><text:span text:style-name="T19"> la v</text:span><text:span text:style-name="T20">é</text:span><text:span text:style-name="T19">ritable com</text:span><text:span text:style-name="T20">é</text:span><text:span text:style-name="T19">die ! </text:span><text:span text:style-name="T20">»</text:span><text:span text:style-name="T19"> </text:span><text:span text:style-name="T20">—</text:span><text:span text:style-name="T19"> pendant que, d'autre part, les pr</text:span><text:span text:style-name="T20">é</text:span><text:span text:style-name="T19">cieuses qu'il avait mises sur la sc</text:span><text:span text:style-name="T20">è</text:span><text:span text:style-name="T19">ne soulevaient des cabales contre lui ? De sorte qu'il fut oblig</text:span><text:span text:style-name="T20">é</text:span><text:span text:style-name="T19">, en pr</text:span><text:span text:style-name="T20">é</text:span><text:span text:style-name="T19">sence de ce mouvement de la soci</text:span><text:span text:style-name="T20">é</text:span><text:span text:style-name="T19">t</text:span><text:span text:style-name="T20">é</text:span><text:span text:style-name="T19"> polie, de faire, dans la pr</text:span><text:span text:style-name="T20">é</text:span><text:span text:style-name="T19">face de sa pi</text:span><text:span text:style-name="T20">è</text:span><text:span text:style-name="T19">ce, des distinctions un peu subtiles et politiques entre les pr</text:span><text:span text:style-name="T20">é</text:span><text:span text:style-name="T19">cieuses ridicules et les pr</text:span><text:span text:style-name="T20">é</text:span><text:span text:style-name="T19">cieuses v</text:span><text:span text:style-name="T20">é</text:span><text:span text:style-name="T19">ritables : celles-ci parfaites, admirables et dignes de tous les respects ; les autres, </text:span><text:span text:style-name="T20">«</text:span><text:span text:style-name="T19"> mauvais singes, qui m</text:span><text:span text:style-name="T20">é</text:span><text:span text:style-name="T19">ritent d'</text:span><text:span text:style-name="T20">ê</text:span><text:span text:style-name="T19">tre ber­n</text:span><text:span text:style-name="T20">é</text:span><text:span text:style-name="T19">s </text:span><text:span text:style-name="T20">»</text:span><text:span text:style-name="T19">. Tout cela ne vous indique-t-il pas le grand mouvement que causa ce petit acte en prose ?</text:span></text:p>
      <text:p text:style-name="P81"><text:span text:style-name="T19">Et Moli</text:span><text:span text:style-name="T20">è</text:span><text:span text:style-name="T19">re devait bien avoir conscience de son </text:span><text:span text:style-name="T20">œ</text:span><text:span text:style-name="T19">uvre novatrice, puisque, n'ayant fait imprimer jusqu'alors aucune de ses pi</text:span><text:span text:style-name="T20">è</text:span><text:span text:style-name="T19">ces, il fit ou laissa imprimer celle-ci et y mit la pr</text:span><text:span text:style-name="T20">é</text:span><text:span text:style-name="T19">fac</text:span><text:span text:style-name="T20">e dont nous parlons. — C'est pourquoi Fé</text:span><text:span text:style-name="T19">nelon a raison de dire, d'une mani</text:span><text:span text:style-name="T20">è</text:span><text:span text:style-name="T19">re g</text:span><text:span text:style-name="T20">é</text:span><text:span text:style-name="T19">n</text:span><text:span text:style-name="T20">é</text:span><text:span text:style-name="T19">rale, dans sa </text:span><text:span text:style-name="T30">Lettre sur les Occupations de l’</text:span><text:span text:style-name="T29">Acad</text:span><text:span text:style-name="T30">é</text:span><text:span text:style-name="T29">mie fran</text:span><text:span text:style-name="T30">ç</text:span><text:span text:style-name="T29">aise</text:span><text:span text:style-name="T19">, que </text:span><text:span text:style-name="T20">«</text:span><text:span text:style-name="T21"> </text:span><text:span text:style-name="T19">Moli</text:span><text:span text:style-name="T20">è</text:span><text:span text:style-name="T19">re a ouvert un chemin tout nouveau </text:span><text:span text:style-name="T20">». — Vous n'ign</text:span><text:span text:style-name="T19">orez pas quelles autres clameurs il excita, lors­qu'il osa jouer les faux d</text:span><text:span text:style-name="T20">é</text:span><text:span text:style-name="T19">vots, et puis les m</text:span><text:span text:style-name="T20">é</text:span><text:span text:style-name="T19">decins ; vous savez comment la cabale formidable des uns et les coteries des autres s'insurg</text:span><text:span text:style-name="T20">è</text:span><text:span text:style-name="T19">rent contre lui. Disons d'un seul mot ce que presque tout le monde reconna</text:span><text:span text:style-name="T20">î</text:span><text:span text:style-name="T19">t aujourd'hui : c'est que Moli</text:span><text:span text:style-name="T20">è</text:span><text:span text:style-name="T19">re d</text:span><text:span text:style-name="T20">é</text:span><text:span text:style-name="T19">passe v</text:span><text:span text:style-name="T20">é</text:span><text:span text:style-name="T19">ritablement son si</text:span><text:span text:style-name="T20">è</text:span><text:span text:style-name="T19">cle.</text:span></text:p>
      <text:p text:style-name="P12"/>
      <text:p text:style-name="P81"><text:span text:style-name="T19">Il ne fut pas moins r</text:span><text:span text:style-name="T20">é</text:span><text:span text:style-name="T19">volutionnaire dans la forme que dans le fond. C'</text:span><text:span text:style-name="T20">é</text:span><text:span text:style-name="T19">tait d</text:span><text:span text:style-name="T20">é</text:span><text:span text:style-name="T19">j</text:span><text:span text:style-name="T20">à</text:span><text:span text:style-name="T19"> une innovation, et beaucoup plus grande qu'on ne pense, d'</text:span><text:span text:style-name="T20">é</text:span><text:span text:style-name="T19">crire un petit acte en prose, au lieu des cinq actes en vers qui </text:span><text:span text:style-name="T20">é</text:span><text:span text:style-name="T19">taient le moule consacr</text:span><text:span text:style-name="T20">é</text:span><text:span text:style-name="T19">. Plus tard, lorsqu'il poussa l'audace jusqu'</text:span><text:span text:style-name="T20">à</text:span><text:span text:style-name="T19"> </text:span><text:span text:style-name="T20">é</text:span><text:span text:style-name="T19">crire en prose les cinq actes entiers de la com</text:span><text:span text:style-name="T20">é</text:span><text:span text:style-name="T19">die de </text:span><text:span text:style-name="T30">l’</text:span><text:span text:style-name="T29">Avare</text:span><text:span text:style-name="T19">, le public des gens de cour se cabra. </text:span><text:span text:style-name="T20">«</text:span><text:span text:style-name="T19"> Ah </text:span><text:span text:style-name="T20">ç</text:span><text:span text:style-name="T19">a! disait-on, Moli</text:span><text:span text:style-name="T20">è</text:span><text:span text:style-name="T19">re est-il fou, de vouloir nous faire avaler cinq actes de prose ? </text:span><text:span text:style-name="T20">» — Non, Moliè</text:span><text:span text:style-name="T19">re n'</text:span><text:span text:style-name="T20">é</text:span><text:span text:style-name="T19">tait pas fou : il sentait que, lorsqu'il s'agit de serrer la r</text:span><text:span text:style-name="T20">é</text:span><text:span text:style-name="T19">alit</text:span><text:span text:style-name="T20">é</text:span><text:span text:style-name="T19">, la prose est un </text:span><text:span text:style-name="T20">é</text:span><text:span text:style-name="T19">crou qui convient mieux que le vers, celui-ci </text:span><text:span text:style-name="T20">é</text:span><text:span text:style-name="T19">tant destin</text:span><text:span text:style-name="T20">é</text:span><text:span text:style-name="T19"> plut</text:span><text:span text:style-name="T20">ô</text:span><text:span text:style-name="T19">t </text:span><text:span text:style-name="T20">à</text:span><text:span text:style-name="T19"> saisir l'id</text:span><text:span text:style-name="T20">é</text:span><text:span text:style-name="T19">al que le r</text:span><text:span text:style-name="T20">é</text:span><text:span text:style-name="T19">el.</text:span></text:p>
      <text:p text:style-name="P81"><text:span text:style-name="T19">Au reste, selon qu'il se proposait tel ou tel des­sein, il se servait alternativement </text:span><text:soft-page-break/><text:span text:style-name="T19">de toutes les formes ; et, outre celles qu'on connaissait d</text:span><text:span text:style-name="T20">é</text:span><text:span text:style-name="T19">j</text:span><text:span text:style-name="T20">à</text:span><text:span text:style-name="T19">, il en inventait continuellement de nouvelles. Avec une vari</text:span><text:span text:style-name="T20">é</text:span><text:span text:style-name="T19">t</text:span><text:span text:style-name="T20">é</text:span><text:span text:style-name="T19"> et une f</text:span><text:span text:style-name="T20">é</text:span><text:span text:style-name="T19">condit</text:span><text:span text:style-name="T20">é</text:span><text:span text:style-name="T19"> infinies dans une vie si courte, il a donn</text:span><text:span text:style-name="T20">é</text:span><text:span text:style-name="T19"> des sp</text:span><text:span text:style-name="T20">é</text:span><text:span text:style-name="T19">cimens et des mod</text:span><text:span text:style-name="T20">è</text:span><text:span text:style-name="T19">les de tous les genres dramatiques : com</text:span><text:span text:style-name="T20">é</text:span><text:span text:style-name="T19">die, tragi-com</text:span><text:span text:style-name="T20">édie, — tragé</text:span><text:span text:style-name="T19">die m</text:span><text:span text:style-name="T20">ê</text:span><text:span text:style-name="T19">me (exemple, sa </text:span><text:span text:style-name="T29">Th</text:span><text:span text:style-name="T30">é</text:span><text:span text:style-name="T29">ba</text:span><text:span text:style-name="T30">ï</text:span><text:span text:style-name="T29">de</text:span><text:span text:style-name="T19">, s'il est vrai qu'il en fit cadeau </text:span><text:span text:style-name="T20">à</text:span><text:span text:style-name="T19"> Racine, au moins pour le plan) ; op</text:span><text:span text:style-name="T20">é</text:span><text:span text:style-name="T19">ra, op</text:span><text:span text:style-name="T20">é</text:span><text:span text:style-name="T19">ra-comique, ballet, revue, pi</text:span><text:span text:style-name="T20">è</text:span><text:span text:style-name="T19">ce </text:span><text:span text:style-name="T20">à</text:span><text:span text:style-name="T19"> tiroir, pastorale ; drame </text:span><text:span text:style-name="T20">à</text:span><text:span text:style-name="T19"> spectacle et </text:span><text:span text:style-name="T20">à</text:span><text:span text:style-name="T19"> machines ; interm</text:span><text:span text:style-name="T20">è</text:span><text:span text:style-name="T19">des, divertissements : pas un type d </text:span><text:span text:style-name="T20">œ</text:span><text:span text:style-name="T19">uvre th</text:span><text:span text:style-name="T20">éâ</text:span><text:span text:style-name="T19">trale qu'il n'ait renouvel</text:span><text:span text:style-name="T20">é</text:span><text:span text:style-name="T19"> ou cr</text:span><text:span text:style-name="T20">éé</text:span><text:span text:style-name="T24">.</text:span></text:p>
      <text:p text:style-name="P81"><text:span text:style-name="T19">Il </text:span><text:span text:style-name="T20">é</text:span><text:span text:style-name="T19">tait de ceux qui pr</text:span><text:span text:style-name="T20">é</text:span><text:span text:style-name="T19">f</text:span><text:span text:style-name="T20">è</text:span><text:span text:style-name="T19">rent le mouvement </text:span><text:span text:style-name="T20">à</text:span><text:span text:style-name="T19"> la r</text:span><text:span text:style-name="T20">é</text:span><text:span text:style-name="T19">gularit</text:span><text:span text:style-name="T20">é</text:span><text:span text:style-name="T19">. Si la libert</text:span><text:span text:style-name="T20">é</text:span><text:span text:style-name="T19"> absolue des genres est un des</text:span><text:span text:style-name="T22"> </text:span><text:span text:style-name="T20">é</text:span><text:span text:style-name="T19">l</text:span><text:span text:style-name="T20">é</text:span><text:span text:style-name="T19">ments du romantisme, chez quel </text:span><text:span text:style-name="T20">é</text:span><text:span text:style-name="T19">crivain drama­tique la rencontre-t-on plus que chez Moli</text:span><text:span text:style-name="T20">è</text:span><text:span text:style-name="T19">re ? Mais son drame de </text:span><text:span text:style-name="T29">Don Juan</text:span><text:span text:style-name="T19"> </text:span><text:span text:style-name="T20">à</text:span><text:span text:style-name="T19"> lui seul, o</text:span><text:span text:style-name="T20">ù</text:span><text:span text:style-name="T19"> presque tous les genres se trouvent m</text:span><text:span text:style-name="T20">ê</text:span><text:span text:style-name="T19">l</text:span><text:span text:style-name="T20">é</text:span><text:span text:style-name="T19">s, o</text:span><text:span text:style-name="T20">ù</text:span><text:span text:style-name="T19"> le lieu de la sc</text:span><text:span text:style-name="T20">è</text:span><text:span text:style-name="T19">ne change </text:span><text:span text:style-name="T20">à</text:span><text:span text:style-name="T19"> chaque acte, est une pi</text:span><text:span text:style-name="T20">è</text:span><text:span text:style-name="T19">ce </text:span><text:span text:style-name="T20">à</text:span><text:span text:style-name="T19"> la Shakespeare, qui suffira </text:span><text:span text:style-name="T20">à</text:span><text:span text:style-name="T19"> notre d</text:span><text:span text:style-name="T20">é</text:span><text:span text:style-name="T19">monstration. Et, dans ce drame, la sc</text:span><text:span text:style-name="T20">è</text:span><text:span text:style-name="T19">ne seule du Pauvre, si neuve et si hardie, y suffirait encore. </text:span><text:span text:style-name="T20">— Je me contenterai, pour le mo</text:span><text:span text:style-name="T19">ment, d'</text:span><text:span text:style-name="T20">é</text:span><text:span text:style-name="T19">tudier celte </text:span><text:span text:style-name="T20">œ</text:span><text:span text:style-name="T19">uvre singuli</text:span><text:span text:style-name="T20">è</text:span><text:span text:style-name="T19">re ; puis, le type m</text:span><text:span text:style-name="T20">ê</text:span><text:span text:style-name="T19">me de Don Juan.</text:span></text:p>
      <text:p text:style-name="P73"/>
      <text:p text:style-name="P81"><text:span text:style-name="T19">Moli</text:span><text:span text:style-name="T20">è</text:span><text:span text:style-name="T19">re, auteur, act</text:span><text:span text:style-name="T20">eur et chef de troupe, — en mê</text:span><text:span text:style-name="T19">me temps qu</text:span><text:span text:style-name="T20">’</text:span><text:span text:style-name="T19">il avait la survivance du titre de son p</text:span><text:span text:style-name="T20">ère, tapissier valet-de-chambre du Roi, — travaillait tantô</text:span><text:span text:style-name="T19">t pour se satisfaire lui-m</text:span><text:span text:style-name="T20">ê</text:span><text:span text:style-name="T19">me, tant</text:span><text:span text:style-name="T20">ô</text:span><text:span text:style-name="T19">t pour le divertissement de son ma</text:span><text:span text:style-name="T20">î</text:span><text:span text:style-name="T19">tre, tant</text:span><text:span text:style-name="T20">ô</text:span><text:span text:style-name="T19">t pour ses camarades et pour son public. C'est pour ceux-ci, pour son th</text:span><text:span text:style-name="T20">éâ</text:span><text:span text:style-name="T19">tre, et par concurrence avec les th</text:span><text:span text:style-name="T20">éâ</text:span><text:span text:style-name="T19">tres rivaux, qu'il donna, en 1665, </text:span><text:span text:style-name="T29">Don Juan, ou le Festin de Pierre</text:span><text:span text:style-name="T24">.</text:span></text:p>
      <text:p text:style-name="P69">Nous expliquerons tout <text:span text:style-name="T3">à</text:span> l'heure ce titre ; indi­quons d'abord le sujet et les sources. Le type de Don Juan est celui du libertin, dans le double sens o<text:span text:style-name="T3">ù</text:span> l'on entendait ce mot au dix-septi<text:span text:style-name="T3">è</text:span>me si<text:span text:style-name="T3">è</text:span>cle, c'est-<text:span text:style-name="T3">à</text:span>-dire <text:span text:style-name="T3">à</text:span> la fois impie et d<text:span text:style-name="T3">é</text:span>bauch<text:span text:style-name="T3">é</text:span>. Ce type, qui s'est r<text:span text:style-name="T3">é</text:span>pandu dans toutes les litt<text:span text:style-name="T3">é</text:span>ratures mo­dernes, avait pris naissance chez les Espagnols, par la combinaison de deux l<text:span text:style-name="T3">é</text:span>gendes. L'une racontait qu'un certain Don Juan, de l'illustre famille Tenorio, avait enlev<text:span text:style-name="T3">é</text:span> la fille du commandeur de S<text:span text:style-name="T3">é</text:span>ville, puis tu<text:span text:style-name="T3">é</text:span> le p<text:span text:style-name="T3">è</text:span>re en duel, et enfin profan<text:span text:style-name="T3">é</text:span> son tombeau. Suivant l'autre l<text:span text:style-name="T3">é</text:span>gende, un certain Don Juan, de la maison de Marana, descendant d'une longue suite de nobles et pieux chevaliers cas­tillans, s'<text:span text:style-name="T3">é</text:span>tait donn<text:span text:style-name="T3">é</text:span> au Diable, qui, ayant <text:span text:style-name="T3">é</text:span>t<text:span text:style-name="T3">é</text:span> vaincu trois si<text:span text:style-name="T3">è</text:span>cles auparavant par le chef de la famille, avait pris sa revanche sur ce descendant d<text:span text:style-name="T3">é</text:span>g<text:span text:style-name="T3">é</text:span>n<text:span text:style-name="T3">é</text:span>r<text:span text:style-name="T3">é</text:span>, en le faisant emporter par la statue du mort outrag<text:span text:style-name="T3">é</text:span><text:span text:style-name="T18">.</text:span></text:p>
      <text:p text:style-name="P81"><text:span text:style-name="T19">Cette double l</text:span><text:span text:style-name="T20">é</text:span><text:span text:style-name="T19">gende fut d'abord r</text:span><text:span text:style-name="T20">é</text:span><text:span text:style-name="T19">pandue comme propre </text:span><text:span text:style-name="T20">à</text:span><text:span text:style-name="T19"> </text:span><text:span text:style-name="T20">é</text:span><text:span text:style-name="T19">difier les </text:span><text:span text:style-name="T20">â</text:span><text:span text:style-name="T19">mes, soit par la conver­sion, soit par le ch</text:span><text:span text:style-name="T20">â</text:span><text:span text:style-name="T19">timent du coupable. Un moine, sup</text:span><text:span text:style-name="T20">é</text:span><text:span text:style-name="T19">rieur d'un couvent, Fr</text:span><text:span text:style-name="T20">à</text:span><text:span text:style-name="T19"> (le Fr</text:span><text:span text:style-name="T20">è</text:span><text:span text:style-name="T19">re) Gabriel Tellez, qui, toutes les fois qu'il oubliait son clo</text:span><text:span text:style-name="T20">î</text:span><text:span text:style-name="T19">tre et se pr</text:span><text:span text:style-name="T20">é</text:span><text:span text:style-name="T19">sentait au public comme auteur profane, prenait pour nom de guerre Tirso de Molina, et a compos</text:span><text:span text:style-name="T20">é</text:span><text:span text:style-name="T19"> sous ce nom au moins trois cents com</text:span><text:span text:style-name="T20">é</text:span><text:span text:style-name="T24">­</text:span><text:span text:style-name="T19">dies, dont quatre-vingts environ ont </text:span><text:span text:style-name="T20">é</text:span><text:span text:style-name="T19">t</text:span><text:span text:style-name="T20">é</text:span><text:span text:style-name="T19"> imprim</text:span><text:span text:style-name="T20">é</text:span><text:span text:style-name="T19">es %60%, ce moine, dis-je, para</text:span><text:span text:style-name="T20">î</text:span><text:span text:style-name="T19">t </text:span><text:span text:style-name="T20">ê</text:span><text:span text:style-name="T19">tre le premier qui ait eu l'id</text:span><text:span text:style-name="T20">é</text:span><text:span text:style-name="T19">e de combiner pour le th</text:span><text:span text:style-name="T20">éâ</text:span><text:span text:style-name="T19">tre ces deux l</text:span><text:span text:style-name="T20">é</text:span><text:span text:style-name="T19">gendes en une seule pi</text:span><text:span text:style-name="T20">è</text:span><text:span text:style-name="T19">ce, sous ce titre : </text:span><text:span text:style-name="T29">le S</text:span><text:span text:style-name="T30">é</text:span><text:span text:style-name="T29">ducteur de S</text:span><text:span text:style-name="T30">é</text:span><text:span text:style-name="T29">ville et le Convi</text:span><text:span text:style-name="T30">é</text:span><text:span text:style-name="T29"> de pierre</text:span><text:span text:style-name="T9">, el</text:span><text:span text:style-name="T22"> </text:span><text:span text:style-name="T9">burlador de sevilla y el convivado de piedra.</text:span><text:span text:style-name="T22"> </text:span><text:span text:style-name="T19">Voil</text:span><text:span text:style-name="T20">à</text:span><text:span text:style-name="T19"> comment l'</text:span><text:span text:style-name="T20">œ</text:span><text:span text:style-name="T19">uvre dramatique germa de deux l</text:span><text:span text:style-name="T20">é</text:span><text:span text:style-name="T19">gendes populaires combin</text:span><text:span text:style-name="T20">ées. — A peu prè</text:span><text:span text:style-name="T19">s de m</text:span><text:span text:style-name="T20">ê</text:span><text:span text:style-name="T19">me, plus tard, une simple histoire de </text:span><text:soft-page-break/><text:span text:style-name="T19">marionnettes</text:span><text:span text:style-name="T22"> </text:span><text:span text:style-name="T19">donnera </text:span><text:span text:style-name="T20">à</text:span><text:span text:style-name="T19"> G</text:span><text:span text:style-name="T20">œ</text:span><text:span text:style-name="T19">the le sujet de </text:span><text:span text:style-name="T29">Faust</text:span><text:span text:style-name="T19"> ; et un conte de nourrice donnera </text:span><text:span text:style-name="T20">à</text:span><text:span text:style-name="T19"> Byron le germe de son </text:span><text:span text:style-name="T29">Manfred</text:span><text:span text:style-name="T24">.</text:span></text:p>
      <text:p text:style-name="P69">Le h<text:span text:style-name="T3">é</text:span>ros de Tirso de Molina est donc un d<text:span text:style-name="T3">é</text:span>bauch<text:span text:style-name="T3">é</text:span> et un impie, qui a pris le parti de s'amuser et se railler de tout, et de ne se corriger que le plus tard possible. Lorsque son valet essaye de lui faire de la morale, Don Juan r<text:span text:style-name="T3">é</text:span>pond qu'il avisera <text:span text:style-name="T3">à</text:span> se con­vertir quand il sera vieux.</text:p>
      <text:p text:style-name="P7"/>
      <text:p text:style-name="P28">catalinon </text:p>
      <text:p text:style-name="P34">Ah ! Monsieur, tromper les femmes de cette fa<text:span text:style-name="T3">ç</text:span>on ! </text:p>
      <text:p text:style-name="P34">Vous payerez cela <text:span text:style-name="T3">à</text:span> l'heure de la mort<text:span text:style-name="T4"> </text:span><text:span text:style-name="T3">!</text:span></text:p>
      <text:p text:style-name="P37"/>
      <text:p text:style-name="P34"><text:span text:style-name="T6">don juan</text:span> </text:p>
      <text:p text:style-name="P34">Heureusement que tu me donnes du temps.</text:p>
      <text:p text:style-name="P35"/>
      <text:p text:style-name="P69"><text:span text:style-name="T3">À</text:span> son p<text:span text:style-name="T3">è</text:span>re, qui lui dit que <text:span text:style-name="T3">«</text:span> Dieu est un juge s<text:span text:style-name="T3">é</text:span>v<text:span text:style-name="T3">è</text:span>re apr<text:span text:style-name="T3">è</text:span>s la mort <text:span text:style-name="T3">»</text:span>, Don Juan r<text:span text:style-name="T3">é</text:span>plique : <text:span text:style-name="T3">«</text:span> Apr<text:span text:style-name="T3">è</text:span>s la mort ? Nous avons le temps ! <text:span text:style-name="T3">»</text:span></text:p>
      <text:p text:style-name="P81"><text:span text:style-name="T19">C'est depuis cette pi</text:span><text:span text:style-name="T20">è</text:span><text:span text:style-name="T19">ce de Gabriel Tellez que le type de Don Juan a fait fortune au th</text:span><text:span text:style-name="T20">éâ</text:span><text:span text:style-name="T19">tre et dans toute la litt</text:span><text:span text:style-name="T20">é</text:span><text:span text:style-name="T19">rature, o</text:span><text:span text:style-name="T20">ù</text:span><text:span text:style-name="T19"> il n'a pas </text:span><text:span text:style-name="T20">é</text:span><text:span text:style-name="T19">t</text:span><text:span text:style-name="T20">é</text:span><text:span text:style-name="T19"> sans subir un grand nombre de modifications. Dans la premi</text:span><text:span text:style-name="T20">è</text:span><text:span text:style-name="T19">re moiti</text:span><text:span text:style-name="T20">é</text:span><text:span text:style-name="T19"> du dix-septi</text:span><text:span text:style-name="T20">è</text:span><text:span text:style-name="T19">me si</text:span><text:span text:style-name="T20">è</text:span><text:span text:style-name="T19">cle, cette l</text:span><text:span text:style-name="T20">é</text:span><text:span text:style-name="T19">gende passa d'Espagne en Italie, puis en France. Premi</text:span><text:span text:style-name="T20">è</text:span><text:span text:style-name="T19">rement </text:span><text:span text:style-name="T20">à</text:span><text:span text:style-name="T19"> Paris, en 1657, une troupe italienne donna</text:span><text:span text:style-name="T9"> il convivato di pietra</text:span><text:span text:style-name="T19"> (</text:span><text:span text:style-name="T29">le Convive de pierre</text:span><text:span text:style-name="T19">), com</text:span><text:span text:style-name="T20">é</text:span><text:span text:style-name="T19">die librement imit</text:span><text:span text:style-name="T20">é</text:span><text:span text:style-name="T19">e de l'espa­gnol. Elle se r</text:span><text:span text:style-name="T20">é</text:span><text:span text:style-name="T19">duisait, dit-on, comme c'</text:span><text:span text:style-name="T20">é</text:span><text:span text:style-name="T19">tait</text:span><text:span text:style-name="T22"> </text:span><text:span text:style-name="T19">l'usage dans la </text:span><text:span text:style-name="T30">commedia dell’</text:span><text:span text:style-name="T29">arte</text:span><text:span text:style-name="T19">, </text:span><text:span text:style-name="T20">à</text:span><text:span text:style-name="T19"> un canevas, sur lequel les acteurs brodaient leurs improvisations. Ensuite une troupe de com</text:span><text:span text:style-name="T20">é</text:span><text:span text:style-name="T19">diens espagnols vint </text:span><text:span text:style-name="T20">à</text:span><text:span text:style-name="T19"> Paris, </text:span><text:span text:style-name="T20">à</text:span><text:span text:style-name="T19"> l'occasion des f</text:span><text:span text:style-name="T20">ê</text:span><text:span text:style-name="T19">tes du mariage de Louis XIV, en 1659, et joua la pi</text:span><text:span text:style-name="T20">è</text:span><text:span text:style-name="T19">ce m</text:span><text:span text:style-name="T20">ê</text:span><text:span text:style-name="T19">me de Tirso de Molina. Puis, trois ou quatre imitations fran</text:span><text:span text:style-name="T20">ç</text:span><text:span text:style-name="T19">aises en furent faites aussit</text:span><text:span text:style-name="T20">ô</text:span><text:span text:style-name="T19">t, sous ce titre : </text:span><text:span text:style-name="T29">le Festin de pierre</text:span><text:span text:style-name="T19">, traduisant tout de travers le titre espagnol et italien, </text:span><text:span text:style-name="T29">le Convi</text:span><text:span text:style-name="T30">é</text:span><text:span text:style-name="T29"> de pierre</text:span><text:span text:style-name="T19">, c'est-</text:span><text:span text:style-name="T20">à</text:span><text:span text:style-name="T19">-dire, la Statue invit</text:span><text:span text:style-name="T20">é</text:span><text:span text:style-name="T19">e </text:span><text:span text:style-name="T20">à</text:span><text:span text:style-name="T19"> souper.</text:span></text:p>
      <text:p text:style-name="P81"><text:span text:style-name="T19">Une statue vivante, c'</text:span><text:span text:style-name="T20">é</text:span><text:span text:style-name="T19">tait cela qui frappait l'imagination. Et le titre inintelligible n'y g</text:span><text:span text:style-name="T20">â</text:span><text:span text:style-name="T19">tait rien. On est parfois saisi d'autant plus vivement de ce que l'on ne comprend point. Par exemple, le joli conte de Cendrillon avait primitivement pour sous-titre : </text:span><text:span text:style-name="T20">«</text:span><text:span text:style-name="T21"> </text:span><text:span text:style-name="T19">ou la petite pantoufle de vair </text:span><text:span text:style-name="T20">»</text:span><text:span text:style-name="T19">. Le vair </text:span><text:span text:style-name="T20">é</text:span><text:span text:style-name="T19">tait, au moyen </text:span><text:span text:style-name="T20">â</text:span><text:span text:style-name="T19">ge, le nom d'une fourrure fort en usage, la m</text:span><text:span text:style-name="T20">ê</text:span><text:span text:style-name="T19">me qu'on nomme aujourd'hui petit-gris. Lorsque le sens de ce mot (qui vient du latin varius, vari</text:span><text:span text:style-name="T20">é</text:span><text:span text:style-name="T19">, mouchet</text:span><text:span text:style-name="T20">é</text:span><text:span text:style-name="T19">), commen</text:span><text:span text:style-name="T20">ç</text:span><text:span text:style-name="T19">a </text:span><text:span text:style-name="T20">à</text:span><text:span text:style-name="T19"> se perdre parce qu'il </text:span><text:span text:style-name="T20">é</text:span><text:span text:style-name="T19">tait moins usit</text:span><text:span text:style-name="T20">é</text:span><text:span text:style-name="T19">, les </text:span><text:span text:style-name="T20">é</text:span><text:span text:style-name="T19">diteurs nouveaux, ne le comprenant plus, substitu</text:span><text:span text:style-name="T20">è</text:span><text:span text:style-name="T19">rent </text:span><text:span text:style-name="T29">la Petite pantoufle de verre</text:span><text:span text:style-name="T19"> ; ce qui est absurde : il serait difficile d'aller au bal et de danser, comme fait Cendrillon, avec cette pan­toufle-l</text:span><text:span text:style-name="T20">à</text:span><text:span text:style-name="T19"> ; mais l'absurde et le merveilleux se tiennent, et ce d</text:span><text:span text:style-name="T20">é</text:span><text:span text:style-name="T19">tail n'</text:span><text:span text:style-name="T20">é</text:span><text:span text:style-name="T19">tait pas pour g</text:span><text:span text:style-name="T20">êner l’</text:span><text:span text:style-name="T19">ima­gination des nourrices qui contaient ce conte aux enfants, ni celle des enfants auxquels</text:span><text:span text:style-name="T20"> on le con­tait. — Un autre exemple de ces titres absurdes, c'est celui des </text:span><text:span text:style-name="T29">Provinciales</text:span><text:span text:style-name="T19"> ; elles s'appelaient d'abord </text:span><text:span text:style-name="T29">les Petites lettres</text:span><text:span text:style-name="T19">, et </text:span><text:span text:style-name="T20">é</text:span><text:span text:style-name="T19">taient cens</text:span><text:span text:style-name="T20">é</text:span><text:span text:style-name="T19">es </text:span><text:span text:style-name="T20">é</text:span><text:span text:style-name="T19">crites par un Parisien </text:span><text:span text:style-name="T20">à</text:span><text:span text:style-name="T19"> un provincial, pour le mettre au courant des querelles sur la Gr</text:span><text:span text:style-name="T20">â</text:span><text:span text:style-name="T19">ce ; c'</text:span><text:span text:style-name="T20">é</text:span><text:span text:style-name="T19">taient donc les Lettres </text:span><text:span text:style-name="T20">à</text:span><text:span text:style-name="T19"> un provincial ou au provincial, mais des lettres parisiennes. Le titre qui a pr</text:span><text:span text:style-name="T20">é</text:span><text:span text:style-name="T19">valu, et qui </text:span><text:soft-page-break/><text:span text:style-name="T19">n'est qu'un abr</text:span><text:span text:style-name="T20">é</text:span><text:span text:style-name="T19">g</text:span><text:span text:style-name="T20">é mal fait, semble dire tout le contraire. — Le titre du </text:span><text:span text:style-name="T29">Festin de pierre</text:span><text:span text:style-name="T19"> n'est pas seulement un contre-sens, c'est un non-sens. On a cependant essay</text:span><text:span text:style-name="T20">é</text:span><text:span text:style-name="T19"> d'expliquer ce titre, en supposant, sans aucun texte ni pr</text:span><text:span text:style-name="T20">é</text:span><text:span text:style-name="T19">texte, que le commandeur tu</text:span><text:span text:style-name="T20">é</text:span><text:span text:style-name="T19"> par Don Juan se nommait Don P</text:span><text:span text:style-name="T20">è</text:span><text:span text:style-name="T19">dre ou Don Pierre. </text:span><text:span text:style-name="T20">«</text:span><text:span text:style-name="T21"> </text:span><text:span text:style-name="T19">Ce titre, dit M. Aim</text:span><text:span text:style-name="T20">é</text:span><text:span text:style-name="T19">-Martin, indique en m</text:span><text:span text:style-name="T20">ê</text:span><text:span text:style-name="T19">me temps le but moral et le sujet de la pi</text:span><text:span text:style-name="T20">è</text:span><text:span text:style-name="T19">ce. Ce sujet, c'est le festin auquel la statue de Don Pierre invite Don Juan, et non le festin donn</text:span><text:span text:style-name="T20">é</text:span><text:span text:style-name="T19"> par Don Juan lui- m</text:span><text:span text:style-name="T20">ê</text:span><text:span text:style-name="T19">me. Ce qui le prouve, c'est que toute la pi</text:span><text:span text:style-name="T20">è</text:span><text:span text:style-name="T19">ce est faite pour la derni</text:span><text:span text:style-name="T20">è</text:span><text:span text:style-name="T19">re sc</text:span><text:span text:style-name="T20">è</text:span><text:span text:style-name="T19">ne du cinqui</text:span><text:span text:style-name="T20">è</text:span><text:span text:style-name="T19">me acte, qui renferme la catastrophe ou le d</text:span><text:span text:style-name="T20">é</text:span><text:span text:style-name="T19">nouement ; or, dans cette sc</text:span><text:span text:style-name="T20">è</text:span><text:span text:style-name="T19">ne, la statue de Don Pierre vient chercher Don Juan pour le conduire au lieu du festin. Boileau ne l'a pas entendu autrement lors­qu'il a dit :</text:span></text:p>
      <text:p text:style-name="P12"/>
      <text:p text:style-name="P33"><text:span text:style-name="T40">A tous ces beaux discours j'</text:span><text:span text:style-name="T41">é</text:span><text:span text:style-name="T40">tais comme une pierre, </text:span></text:p>
      <text:p text:style-name="P33"><text:span text:style-name="T40">Ou comme la statue est au festin de Pierre.</text:span></text:p>
      <text:p text:style-name="P37"/>
      <text:p text:style-name="P81"><text:span text:style-name="T19">Cette interpr</text:span><text:span text:style-name="T20">é</text:span><text:span text:style-name="T19">tation est absolument inadmissible. J'ignore si Boileau a entendu ce mot comme</text:span><text:span text:style-name="T22"> </text:span><text:span text:style-name="T19">M. Aim</text:span><text:span text:style-name="T20">é</text:span><text:span text:style-name="T19">-Martin, ou s'il a simplement transcrit le titre, sans s'en rendre compte, et parce que cela lui fournissait une rime amusante, ne trouvant d'ailleurs aucun sens au </text:span><text:span text:style-name="T29">Festin de pierre</text:span><text:span text:style-name="T19"> par un petit </text:span><text:span text:style-name="T29">p </text:span><text:span text:style-name="T19">; mais nulle part, que je sache, il n'est fait mention du nom de ce commandeur, que M. Aim</text:span><text:span text:style-name="T20">é</text:span><text:span text:style-name="T19">-Martin baptise Don Pierre ou Don Pedre pour le besoin de la cause ; et ce qui est positif, c'est que les pi</text:span><text:span text:style-name="T20">è</text:span><text:span text:style-name="T19">ces espagnole et italienne se nom­ment </text:span><text:span text:style-name="T29">le Convi</text:span><text:span text:style-name="T30">é</text:span><text:span text:style-name="T29"> de pierre </text:span><text:span text:style-name="T19">(la Statue invit</text:span><text:span text:style-name="T20">é</text:span><text:span text:style-name="T19">e) ; tel est en effet le sujet v</text:span><text:span text:style-name="T20">é</text:span><text:span text:style-name="T19">ritable : car c'est en cela que consiste l'impi</text:span><text:span text:style-name="T20">é</text:span><text:span text:style-name="T19">t</text:span><text:span text:style-name="T20">é</text:span><text:span text:style-name="T19"> de Don Juan, impi</text:span><text:span text:style-name="T20">é</text:span><text:span text:style-name="T19">t</text:span><text:span text:style-name="T20">é</text:span><text:span text:style-name="T19"> qui am</text:span><text:span text:style-name="T20">è</text:span><text:span text:style-name="T19">ne sa punition. Ce qui est donc </text:span><text:span text:style-name="T20">é</text:span><text:span text:style-name="T19">vident, quoique bizarre, c'est que le premier traducteur de la pi</text:span><text:span text:style-name="T20">è</text:span><text:span text:style-name="T19">ce crut calquer le titre italien, sans le comprendre ; et ce titre, une fois devenu populaire, fut r</text:span><text:span text:style-name="T20">é</text:span><text:span text:style-name="T19">p</text:span><text:span text:style-name="T20">é</text:span><text:span text:style-name="T19">t</text:span><text:span text:style-name="T20">é</text:span><text:span text:style-name="T19"> et transcrit par tout le monde, aveugl</text:span><text:span text:style-name="T20">ément, ou scrupuleusement </text:span><text:span text:style-name="T19">: c'</text:span><text:span text:style-name="T20">é</text:span><text:span text:style-name="T19">tait ce titre-l</text:span><text:span text:style-name="T20">à</text:span><text:span text:style-name="T19"> qui attirait la foule et qui faisait recette, on se serait bien gard</text:span><text:span text:style-name="T20">é</text:span><text:span text:style-name="T19"> d'y rien changer.</text:span></text:p>
      <text:p text:style-name="P97"><text:span text:style-name="T19">Ce fut d'abord un com</text:span><text:span text:style-name="T20">é</text:span><text:span text:style-name="T19">dien de l'H</text:span><text:span text:style-name="T20">ô</text:span><text:span text:style-name="T19">tel de Bour­gogne, nomm</text:span><text:span text:style-name="T20">é</text:span><text:span text:style-name="T19"> De Villiers qui donna ce titre absurde </text:span><text:span text:style-name="T20">à</text:span><text:span text:style-name="T19"> la pi</text:span><text:span text:style-name="T20">è</text:span><text:span text:style-name="T19">ce qu'il fit jouer dans cette m</text:span><text:span text:style-name="T20">ê</text:span><text:span text:style-name="T19">me ann</text:span><text:span text:style-name="T20">é</text:span><text:span text:style-name="T19">e 1659, et qui </text:span><text:span text:style-name="T20">é</text:span><text:span text:style-name="T19">tait d</text:span><text:span text:style-name="T20">é</text:span><text:span text:style-name="T19">di</text:span><text:span text:style-name="T20">é</text:span><text:span text:style-name="T19">e </text:span><text:span text:style-name="T20">à</text:span><text:span text:style-name="T19"> Pierre Corneille</text:span><text:span text:style-name="T25"> </text:span><text:span text:style-name="T19">%61%. Ensuite un certain Dorimont, en 1661, donna, </text:span><text:span text:style-name="T20">à</text:span><text:span text:style-name="T19"> son tour, une pi</text:span><text:span text:style-name="T20">è</text:span><text:span text:style-name="T19">ce sous le m</text:span><text:span text:style-name="T20">ê</text:span><text:span text:style-name="T19">me titre, qui d</text:span><text:span text:style-name="T20">é</text:span><text:span text:style-name="T19">j</text:span><text:span text:style-name="T20">à</text:span><text:span text:style-name="T19"> avait la vogue. Cette vogue fit enfin que Moli</text:span><text:span text:style-name="T20">è</text:span><text:span text:style-name="T19">re et sa troupe vou­lurent avoir aussi leur </text:span><text:span text:style-name="T29">Festin de pierre</text:span><text:span text:style-name="T19">; et, </text:span><text:span text:style-name="T20">à</text:span><text:span text:style-name="T19"> la h</text:span><text:span text:style-name="T20">â</text:span><text:span text:style-name="T19">te, notre po</text:span><text:span text:style-name="T20">è</text:span><text:span text:style-name="T19">te com</text:span><text:span text:style-name="T20">é</text:span><text:span text:style-name="T19">dien composa et donna sa pi</text:span><text:span text:style-name="T20">è</text:span><text:span text:style-name="T19">ce, en 1665. Il y jouait le r</text:span><text:span text:style-name="T20">ô</text:span><text:span text:style-name="T19">le de Sganarelle ; Don Juan </text:span><text:span text:style-name="T20">é</text:span><text:span text:style-name="T19">tait jou</text:span><text:span text:style-name="T20">é par La Grange. — J'ajoute tout de suite que, deux ans aprè</text:span><text:span text:style-name="T19">s, Thomas Corneille versifia la pi</text:span><text:span text:style-name="T20">è</text:span><text:span text:style-name="T19">ce de Moli</text:span><text:span text:style-name="T20">è</text:span><text:span text:style-name="T19">re ; en ce temps-l</text:span><text:span text:style-name="T20">à</text:span><text:span text:style-name="T19">, je le rappelais tout-</text:span><text:span text:style-name="T20">à</text:span><text:span text:style-name="T19">-l'heure, on n'acceptait pas volo</text:span><text:span text:style-name="T20">ntiers cinq actes en prose. — Et enfin, encore deux autres anné</text:span><text:span text:style-name="T19">es apr</text:span><text:span text:style-name="T20">è</text:span><text:span text:style-name="T19">s, le com</text:span><text:span text:style-name="T20">é</text:span><text:span text:style-name="T19">dien Dumesnil, dit Rosimon, de la troupe du Marais, fit jouer </text:span><text:span text:style-name="T29">le Festin de pierre</text:span><text:span text:style-name="T30">, ou l’</text:span><text:span text:style-name="T29">Ath</text:span><text:span text:style-name="T30">é</text:span><text:span text:style-name="T29">e foudroy</text:span><text:span text:style-name="T30">é</text:span><text:span text:style-name="T32">.</text:span></text:p>
      <text:p text:style-name="P62"/>
      <text:p text:style-name="P69">Avouons tout d'abord que la pi<text:span text:style-name="T3">è</text:span>ce de Moli<text:span text:style-name="T3">è</text:span>re, quoique tr<text:span text:style-name="T3">è</text:span>s remarquable <text:span text:style-name="T3">à</text:span> beaucoup d'<text:span text:style-name="T3">é</text:span>gards, surtout au point de vue du sujet qui nous occupe, est, pour dire le mot, un peu b<text:span text:style-name="T3">â</text:span>cl<text:span text:style-name="T3">é</text:span>e, pas tr<text:span text:style-name="T3">è</text:span>s bien fondue, m<text:span text:style-name="T3">ê</text:span>l<text:span text:style-name="T3">é</text:span>e d'<text:span text:style-name="T3">é</text:span>l<text:span text:style-name="T3">éments disparates, — espagnols, italiens, français, parisiens et provinciaux. — Au</text:span><text:span text:style-name="T1"> </text:span>reste, extr<text:span text:style-name="T3">ê</text:span>mement romantique, elle <text:soft-page-break/>amalgame la com<text:span text:style-name="T3">é</text:span>die et la terreur ; elle se moque de l'unit<text:span text:style-name="T3">é</text:span> de lieu, et elle a raison :</text:p>
      <text:p text:style-name="P69">Au premier acte, <text:span text:style-name="T3">«</text:span> le th<text:span text:style-name="T3">éâ</text:span>tre repr<text:span text:style-name="T3">é</text:span>sente un palais; <text:span text:style-name="T3">»</text:span></text:p>
      <text:p text:style-name="P81"><text:span text:style-name="T19">Au deuxi</text:span><text:span text:style-name="T20">è</text:span><text:span text:style-name="T19">me, </text:span><text:span text:style-name="T20">«</text:span><text:span text:style-name="T19"> une campagne au bord de la mer ; </text:span><text:span text:style-name="T20">»</text:span></text:p>
      <text:p text:style-name="P81"><text:span text:style-name="T19">Au troisi</text:span><text:span text:style-name="T20">è</text:span><text:span text:style-name="T19">me, </text:span><text:span text:style-name="T20">«</text:span><text:span text:style-name="T19"> une for</text:span><text:span text:style-name="T20">ê</text:span><text:span text:style-name="T19">t ; </text:span><text:span text:style-name="T20">»</text:span><text:span text:style-name="T19"> </text:span></text:p>
      <text:p text:style-name="P81"><text:span text:style-name="T19">Au quatri</text:span><text:span text:style-name="T20">è</text:span><text:span text:style-name="T19">me, </text:span><text:span text:style-name="T20">«</text:span><text:span text:style-name="T21"> </text:span><text:span text:style-name="T19">l'appartement de Don Juan ; </text:span><text:span text:style-name="T20">»</text:span><text:span text:style-name="T19"> </text:span></text:p>
      <text:p text:style-name="P81"><text:span text:style-name="T19">Au cinqui</text:span><text:span text:style-name="T20">è</text:span><text:span text:style-name="T19">me, </text:span><text:span text:style-name="T20">«</text:span><text:span text:style-name="T21"> </text:span><text:span text:style-name="T19"> une campagne </text:span><text:span text:style-name="T20">»</text:span><text:span text:style-name="T19">. </text:span></text:p>
      <text:p text:style-name="P81"><text:span text:style-name="T19">C'est qu'en r</text:span><text:span text:style-name="T20">é</text:span><text:span text:style-name="T19">alit</text:span><text:span text:style-name="T20">é</text:span><text:span text:style-name="T19"> le caract</text:span><text:span text:style-name="T20">è</text:span><text:span text:style-name="T19">re m</text:span><text:span text:style-name="T20">ê</text:span><text:span text:style-name="T19">me de Don Juan est incompatible avec l'unit</text:span><text:span text:style-name="T20">é</text:span><text:span text:style-name="T19"> de temps et de lieu. Un po</text:span><text:span text:style-name="T20">è</text:span><text:span text:style-name="T19">te allemand a distribu</text:span><text:span text:style-name="T20">é</text:span><text:span text:style-name="T19"> les cinq actes de son </text:span><text:span text:style-name="T29">Don Juan</text:span><text:span text:style-name="T19"> entre les cinq capitales de l'Europe. C'est, en quelque sorte, la mise en action de ce que le Don Juan de Moli</text:span><text:span text:style-name="T20">è</text:span><text:span text:style-name="T19">re dit </text:span><text:span text:style-name="T20">à</text:span><text:span text:style-name="T19"> son valet Sganarelle : </text:span><text:span text:style-name="T20">«</text:span><text:span text:style-name="T21"> </text:span><text:span text:style-name="T19">J'ai l'ambition des conqu</text:span><text:span text:style-name="T20">é</text:span><text:span text:style-name="T19">rants, qui volent perp</text:span><text:span text:style-name="T20">é</text:span><text:span text:style-name="T19">tuellement de victoire en victoire, et ne peuvent se r</text:span><text:span text:style-name="T20">é</text:span><text:span text:style-name="T19">soudre </text:span><text:span text:style-name="T20">à</text:span><text:span text:style-name="T19"> borner leurs souhaits. Il n'est rien qui puisse arr</text:span><text:span text:style-name="T20">ê</text:span><text:span text:style-name="T19">ter l'imp</text:span><text:span text:style-name="T20">é</text:span><text:span text:style-name="T19">tuosit</text:span><text:span text:style-name="T20">é</text:span><text:span text:style-name="T19"> de mes d</text:span><text:span text:style-name="T20">é</text:span><text:span text:style-name="T19">sirs ; je me sens un c</text:span><text:span text:style-name="T20">œ</text:span><text:span text:style-name="T19">ur </text:span><text:span text:style-name="T20">à</text:span><text:span text:style-name="T19"> aimer toute la terre ; et, comme Alexandre, je souhaiterais qu'il y e</text:span><text:span text:style-name="T20">û</text:span><text:span text:style-name="T19">t d'autres mondes, pour y pouvoir </text:span><text:span text:style-name="T20">é</text:span><text:span text:style-name="T19">tendre mes conqu</text:span><text:span text:style-name="T20">ê</text:span><text:span text:style-name="T19">tes amoureuses ! </text:span><text:span text:style-name="T20">»</text:span><text:span text:style-name="T24">.</text:span></text:p>
      <text:p text:style-name="P69">Non seulement les divers <text:span text:style-name="T3">é</text:span>l<text:span text:style-name="T3">é</text:span>ments de la pi<text:span text:style-name="T3">è</text:span>ce de Moli<text:span text:style-name="T3">è</text:span>re ne sont pas suffisamment fondus ; mais, ce qui est plus grave, le principal personnage lui-m<text:span text:style-name="T3">ê</text:span>me, <text:span text:style-name="T3">à</text:span> mon avis, manque un peu d'unit<text:span text:style-name="T3">é</text:span>, lors­qu'il se fait hypocrite et nous donne un avant-go<text:span text:style-name="T3">û</text:span>t de Tartuffe. D'o<text:span text:style-name="T3">ù</text:span> vient cela ? Dira-t-on que Moli<text:span text:style-name="T3">è</text:span>re a voulu couronner toutes les sc<text:span text:style-name="T3">é</text:span>l<text:span text:style-name="T3">é</text:span>ratesses de Don Juan par le vice le plus hideux, l'hypocrisie ? Peut- <text:span text:style-name="T3">ê</text:span>tre. Toujours est-il que cela rompt l'unit<text:span text:style-name="T3">é</text:span>. Dans la pi<text:span text:style-name="T3">è</text:span>ce espagnole, le caract<text:span text:style-name="T3">è</text:span>re se tient bien mieux d'un bout <text:span text:style-name="T3">à</text:span> l'autre, en son <text:span text:style-name="T3">«</text:span> originale in­tr<text:span text:style-name="T3">é</text:span>pidit<text:span text:style-name="T3">é</text:span>, form<text:span text:style-name="T3">é</text:span>e d'une d<text:span text:style-name="T3">é</text:span>pravation sans m<text:span text:style-name="T3">é</text:span>lange, avide d'<text:span text:style-name="T3">é</text:span>go<text:span text:style-name="T3">ï</text:span>stes plaisirs, et d'une moquerie imper­turbable qui continue de railler m<text:span text:style-name="T3">ê</text:span>me au milieu des terreurs d'un ch<text:span text:style-name="T3">â</text:span>timent miraculeux %62%. <text:span text:style-name="T3">»</text:span> Ce type devenu europ<text:span text:style-name="T3">é</text:span>en est, au fond, essentiellement espagnol. <text:span text:style-name="T3">«</text:span> C'est dans un pays de foi in<text:span text:style-name="T3">é</text:span>branlable, et d'<text:span text:style-name="T3">é</text:span>nergique passion, dit avec finesse et profon­deur M. Demogeot, que l'homme peut arriver <text:span text:style-name="T3">à</text:span> se r<text:span text:style-name="T3">é</text:span>volter contre le surnaturel sans cesser d'y croire<text:span text:style-name="T37"> </text:span>%63% <text:span text:style-name="T3">»</text:span><text:span text:style-name="T18">.</text:span> Eh bien! le Don Juan de Moli<text:span text:style-name="T3">è</text:span>re, chang<text:span text:style-name="T3">é</text:span> en hypocrite, renverse cette forte conception. D'o<text:span text:style-name="T3">ù</text:span> vient donc, encore une fois, que notre auteur a commis cette faute ? car c'en est une, et la r<text:span text:style-name="T3">é</text:span>ponse que nous avons essay<text:span text:style-name="T3">é</text:span>e tout-<text:span text:style-name="T3">à</text:span>-l<text:span text:style-name="T3">'heure ne fait que la pallier.— Et c'est encore une ré</text:span>ponse plus sp<text:span text:style-name="T3">é</text:span>cieuse que solide, de dire, comme un autre critique de beaucoup d'esprit<text:span text:style-name="T37"> </text:span>%64%, que Don Juan <text:span text:style-name="T3">«</text:span> est seulement un hypocrite d'hypocrisie <text:span text:style-name="T3">»</text:span>. Cela peut <text:span text:style-name="T3">ê</text:span>tre vrai jusqu'<text:span text:style-name="T3">à</text:span> un certain point au premier acte, lorsque, croyant avoir <text:span text:style-name="T3">é</text:span>chapp<text:span text:style-name="T3">é</text:span> <text:span text:style-name="T3">à</text:span> Done Elvire, il se voit rattrap<text:span text:style-name="T3">é</text:span> par elle inopin<text:span text:style-name="T3">é</text:span>ment et qu'il essaye de se tirer d'affaire comme il peut ; mais cela ne peut plus <text:span text:style-name="T3">ê</text:span>tre si vrai au cinqui<text:span text:style-name="T3">è</text:span>me.</text:p>
      <text:p text:style-name="P81"><text:span text:style-name="T19">L'explication est, je crois, celle-ci : Moli</text:span><text:span text:style-name="T20">è</text:span><text:span text:style-name="T19">re avait lu </text:span><text:span text:style-name="T29">les Provinciales</text:span><text:span text:style-name="T19">, qui parurent en 1656-57, et en avait fait son profit, d'abord pour composer et compl</text:span><text:span text:style-name="T20">é</text:span><text:span text:style-name="T19">ter </text:span><text:span text:style-name="T29">Tartuffe</text:span><text:span text:style-name="T19">, dont il donnait d</text:span><text:span text:style-name="T20">é</text:span><text:span text:style-name="T19">j</text:span><text:span text:style-name="T20">à</text:span><text:span text:style-name="T19"> quelques lectures partielles et quelques repr</text:span><text:span text:style-name="T20">é</text:span><text:span text:style-name="T19">sentations priv</text:span><text:span text:style-name="T20">é</text:span><text:span text:style-name="T19">es, qui faisaient grand bruit ; de sorte que d</text:span><text:span text:style-name="T20">é</text:span><text:span text:style-name="T19">j</text:span><text:span text:style-name="T20">à</text:span><text:span text:style-name="T19"> aussi </text:span><text:span text:style-name="T20">«</text:span><text:span text:style-name="T21"> </text:span><text:span text:style-name="T19">les originaux, selon son expression, se remuaient pour faire supprimer la copie </text:span><text:span text:style-name="T20">»</text:span><text:span text:style-name="T19">. Malgr</text:span><text:span text:style-name="T20">é</text:span><text:span text:style-name="T19"> l'appui du Roi lui-m</text:span><text:span text:style-name="T20">ê</text:span><text:span text:style-name="T19">me, il n'avait pu encore obtenir l'autorisation de jouer la pi</text:span><text:span text:style-name="T20">è</text:span><text:span text:style-name="T19">ce en public. C'est dans ces circonstances qu'il ne put s'emp</text:span><text:span text:style-name="T20">ê</text:span><text:span text:style-name="T19">cher de lais­ser </text:span><text:span text:style-name="T20">é</text:span><text:span text:style-name="T19">chapper une bouff</text:span><text:span text:style-name="T20">é</text:span><text:span text:style-name="T19">e de sa col</text:span><text:span text:style-name="T20">è</text:span><text:span text:style-name="T19">re contre les hypocrites, et qu'il surchargea en ce sens le r</text:span><text:span text:style-name="T20">ô</text:span><text:span text:style-name="T19">le de Don Juan. </text:span><text:soft-page-break/><text:span text:style-name="T19">Ce fut comme une soupape qu'il ouvrit </text:span><text:span text:style-name="T20">à</text:span><text:span text:style-name="T19"> son indignation trop longtemps compri­m</text:span><text:span text:style-name="T20">é</text:span><text:span text:style-name="T19">e, ou comme un premier coup de canon avant-coureur de la bataille.</text:span></text:p>
      <text:p text:style-name="P81"><text:span text:style-name="T19">Voil</text:span><text:span text:style-name="T20">à</text:span><text:span text:style-name="T19">, je crois, la v</text:span><text:span text:style-name="T20">é</text:span><text:span text:style-name="T19">rit</text:span><text:span text:style-name="T20">é</text:span><text:span text:style-name="T19">. Et c'est l</text:span><text:span text:style-name="T20">à</text:span><text:span text:style-name="T19">, sans doute, une explication, mais non une justification au point de vue de la conception dramatique et de l'unit</text:span><text:span text:style-name="T20">é</text:span><text:span text:style-name="T19"> de caract</text:span><text:span text:style-name="T20">è</text:span><text:span text:style-name="T19">re.</text:span></text:p>
      <text:p text:style-name="P81"><text:span text:style-name="T19">Nous retrouverons tout-</text:span><text:span text:style-name="T20">à</text:span><text:span text:style-name="T19">-l'heure la trace des </text:span><text:span text:style-name="T29">Pro­vinciales</text:span><text:span text:style-name="T19"> dans la pi</text:span><text:span text:style-name="T20">è</text:span><text:span text:style-name="T19">ce que nous allons parcou­rir.</text:span></text:p>
      <text:p text:style-name="P69">L'action se passe en Sicile, apparemment parce que l'<text:span text:style-name="T3">œ</text:span>uvre est imit<text:span text:style-name="T3">é</text:span>e plut<text:span text:style-name="T3">ô</text:span>t de la traduction italienne que de l'original espagnol de Gabriel Tellez. Mais les personnages en sont espagnols, comme l'indiquent leurs noms et leurs titres : Don Juan, Done Elvire, Don Carlos, Don A<text:span text:style-name="T3">lonse, Don Louis, le Commandeur. — La Sicile, au sur</text:span>plus, dans le<text:span text:style-name="T1"> </text:span><text:span text:style-name="T6">xvii</text:span><text:span text:style-name="T37">e</text:span><text:span text:style-name="T39"> </text:span>si<text:span text:style-name="T3">ècle, appartenait aux Espagnols. — Moliè</text:span>re, dans ce pays de Sicile, introduit, au deuxi<text:span text:style-name="T3">è</text:span>me acte, des paysans qui parlent picard, si je ne me trompe. Voil<text:span text:style-name="T3">à</text:span> bien de<text:span text:style-name="T3"> la bigarrure. — Je sais ce que l’</text:span>on peut r<text:span text:style-name="T3">é</text:span>pondre : Puisque tous les personnages de la pi<text:span text:style-name="T3">è</text:span>ce, la sc<text:span text:style-name="T3">è</text:span>ne <text:span text:style-name="T3">é</text:span>tant en Sicile, sont cens<text:span text:style-name="T3">é</text:span>s parler sicilien alors qu'ils parlent fran<text:span text:style-name="T3">ç</text:span>ais, il n'y a pas grande<text:span text:style-name="T1"> </text:span>incons<text:span text:style-name="T3">é</text:span>quence <text:span text:style-name="T3">à</text:span> faire parler aux paysans qui figurent dans les <text:span text:style-name="T3">épisodes un patois quelconque de la France. — Soit ! j'y consens,</text:span> et n'insiste pas.</text:p>
      <text:p text:style-name="P81"><text:span text:style-name="T19">Don Juan est donc un homme de plaisir, amou­reux de toutes les femmes, et, tel que le d</text:span><text:span text:style-name="T20">é</text:span><text:span text:style-name="T19">crit Sganarelle </text:span><text:span text:style-name="T20">à</text:span><text:span text:style-name="T19"> son camarade Gusman, </text:span><text:span text:style-name="T20">«</text:span><text:span text:style-name="T19"> un </text:span><text:span text:style-name="T20">é</text:span><text:span text:style-name="T19">pouseur </text:span><text:span text:style-name="T20">à toutes mains :</text:span><text:span text:style-name="T19"> dame, demoiselle, bour­geoise, paysanne, il ne trouve rien de trop chaud ni de trop froid pour lui ; et, si je te disais les noms de toutes celles qu'il a </text:span><text:span text:style-name="T20">é</text:span><text:span text:style-name="T19">pous</text:span><text:span text:style-name="T20">é</text:span><text:span text:style-name="T19">es en divers lieux, ce serait un chapitre </text:span><text:span text:style-name="T20">à</text:span><text:span text:style-name="T19"> durer jusqu'au soir </text:span><text:span text:style-name="T20">»</text:span><text:span text:style-name="T19">. On peut saisir ici l'origine de la liste bouffonne de Leporello dans l'op</text:span><text:span text:style-name="T20">é</text:span><text:span text:style-name="T19">ra italien, et de son fameux chiffre, </text:span><text:span text:style-name="T29">mille e tre</text:span><text:span text:style-name="T19">, en Espagne seulement.</text:span></text:p>
      <text:p text:style-name="P69">Don Juan vient donc, en dernier lieu, d'abandon­ner la malheureuse Done Elvire, apr<text:span text:style-name="T3">è</text:span>s l'avoir en­lev<text:span text:style-name="T3">é</text:span>e d'un couvent, et <text:span text:style-name="T3">é</text:span>pous<text:span text:style-name="T3">é</text:span>e, mais seulement en secret. Elle le rejoint dans sa fuite ; et c'est alors qu'il imagine tout <text:span text:style-name="T3">à</text:span> coup de simuler ces scrupules religieux, un peu tardifs : <text:span text:style-name="T3">«</text:span> J'ai fait r<text:span text:style-name="T3">é</text:span>flexion que, pour vous <text:span text:style-name="T3">é</text:span>pouser, je vous ai d<text:span text:style-name="T3">é</text:span>rob<text:span text:style-name="T3">é</text:span>e <text:span text:style-name="T3">à</text:span> la cl<text:span text:style-name="T3">ô</text:span>ture d'un couvent ; que vous avez rompu des v<text:span text:style-name="T3">œ</text:span>ux qui vous engageaient autre part ; et que le Ciel est fort jaloux de ces sortes de choses. Le repentir m'a pris, et j'ai craint le courroux c<text:span text:style-name="T3">é</text:span>leste... <text:span text:style-name="T3">»</text:span></text:p>
      <text:p text:style-name="P69">Don Juan pr<text:span text:style-name="T3">é</text:span>lude ainsi <text:span text:style-name="T3">à</text:span> l'hypocrisie ; mais, <text:span text:style-name="T3">à</text:span> ce moment-l<text:span text:style-name="T3">à</text:span>, c'est, <text:span text:style-name="T3">à</text:span> ce qu'il me semble, sans pr<text:span text:style-name="T3">é</text:span>m<text:span text:style-name="T3">é</text:span>ditation. Puis, ayant pris ce masque par hasard et l'ayant trouv<text:span text:style-name="T3">é</text:span> commode, il le reprendra au cinqui<text:span text:style-name="T3">è</text:span>me acte. Voil<text:span text:style-name="T3">à</text:span> ce qu'on peut dire pour essayer de redonner au caract<text:span text:style-name="T3">è</text:span>re son unit<text:span text:style-name="T3">é</text:span><text:span text:style-name="T18">.</text:span></text:p>
      <text:p text:style-name="P69">Moli<text:span text:style-name="T3">è</text:span>re, afin d'<text:span text:style-name="T3">é</text:span>gayer un sujet s<text:span text:style-name="T3">é</text:span>rieux, y jette divers <text:span text:style-name="T3">é</text:span>pisodes, qui d'ailleurs servent aussi <text:span text:style-name="T3">à</text:span> met­tre en lumi<text:span text:style-name="T3">è</text:span>re le caract<text:span text:style-name="T3">è</text:span>re de Don Juan : tels sont le naufrage, puis la sc<text:span text:style-name="T3">è</text:span>ne champ<text:span text:style-name="T3">ê</text:span>tre, o<text:span text:style-name="T3">ù</text:span> il en conte aux deux jeunes paysannes en m<text:span text:style-name="T3">ê</text:span>me temps ; sc<text:span text:style-name="T3">è</text:span><text:span text:style-name="T18">­</text:span>nes qui se trouvent, du reste, dans la pi<text:span text:style-name="T3">è</text:span>ce origi­nale, et aussi chez Dorimont. L'une de ces deux paysannes est la promise de celui qui vient de sauver la vie <text:span text:style-name="T3">à</text:span> Don Juan lorsqu'il se noyait : Don Juan, non seulement suborneur, mais ingrat, ne songe qu'<text:span text:style-name="T3">à</text:span> s<text:span text:style-name="T3">é</text:span>duire la petite fianc<text:span text:style-name="T3">é</text:span>e, pour r<text:span text:style-name="T3">é</text:span>com­penser le pauvre Pierrot de son service : et, lorsque celui-ci veut l'emp<text:span text:style-name="T3">ê</text:span>cher de baiser la main de Char­lotte, le <text:soft-page-break/>gentilhomme repousse rudement ce vilain : <text:span text:style-name="T3">«</text:span><text:span text:style-name="T4"> </text:span>Qui m'am<text:span text:style-name="T3">è</text:span>ne cet impertinent ? <text:span text:style-name="T3">»</text:span></text:p>
      <text:p text:style-name="P69">Autre <text:span text:style-name="T3">é</text:span>pisode pour <text:span text:style-name="T3">é</text:span>gayer : Don Juan, apprenant tout <text:span text:style-name="T3">à</text:span> coup que douze hommes <text:span text:style-name="T3">à</text:span> cheval sont sur sa trace: <text:span text:style-name="T3">«</text:span> Comme la partie n'est pas <text:span text:style-name="T3">é</text:span>gale, dit-il, il faut user de stratag<text:span text:style-name="T3">è</text:span>me <text:span text:style-name="T3">»</text:span>, et il propose <text:span text:style-name="T3">à</text:span> Sganarelle de changer d'habits avec lui. Le valet ne se soucie gu<text:span text:style-name="T3">è</text:span>re de s'exposer <text:span text:style-name="T3">à</text:span> <text:span text:style-name="T3">ê</text:span>tre tu<text:span text:style-name="T3">é</text:span> pour son ma<text:span text:style-name="T3">î</text:span>tre ; mais Don Juan, sans l'<text:span text:style-name="T3">é</text:span>couter : <text:span text:style-name="T3">«</text:span> Allons vite, c'est trop d'honneur que je vous fais. <text:span text:style-name="T3">» — Pour plus de sû</text:span>ret<text:span text:style-name="T3">é</text:span>, tous deux ensuite se d<text:span text:style-name="T3">é</text:span>guisent en m<text:span text:style-name="T3">é</text:span>decins, et l'auteur en prend occasion de faire voir que son h<text:span text:style-name="T3">é</text:span>ros est incr<text:span text:style-name="T3">é</text:span>dule en m<text:span text:style-name="T3">é</text:span>decine comme en tout le reste. L<text:span text:style-name="T3">à</text:span> commence cette guerre de railleries contre les m<text:span text:style-name="T3">é</text:span>decins et la m<text:span text:style-name="T3">é</text:span>decine, que l'auteur continuera jusqu'<text:span text:style-name="T3">à sa mort. — «</text:span> Comment, monsieur, s'<text:span text:style-name="T3">é</text:span>crie Sganarelle, vous <text:span text:style-name="T3">ê</text:span>tes aussi impie en m<text:span text:style-name="T3">é</text:span>decine ? <text:span text:style-name="T3">»</text:span> Ainsi dans cette pi<text:span text:style-name="T3">è</text:span>ce Moli<text:span text:style-name="T3">è</text:span>re se met sur les bras, du m<text:span text:style-name="T3">ê</text:span>me coup, les m<text:span text:style-name="T3">é</text:span>decins et les bigots.</text:p>
      <text:p text:style-name="P81"><text:span text:style-name="T19">La sc</text:span><text:span text:style-name="T20">è</text:span><text:span text:style-name="T19">ne o</text:span><text:span text:style-name="T20">ù</text:span><text:span text:style-name="T19"> Don Juan d</text:span><text:span text:style-name="T20">é</text:span><text:span text:style-name="T19">veloppe brillamment son impi</text:span><text:span text:style-name="T20">é</text:span><text:span text:style-name="T19">t</text:span><text:span text:style-name="T20">é</text:span><text:span text:style-name="T19"> donna pr</text:span><text:span text:style-name="T20">é</text:span><text:span text:style-name="T19">texte aux adversaires de Moli</text:span><text:span text:style-name="T20">è</text:span><text:span text:style-name="T19">re pour l'accuser lui-m</text:span><text:span text:style-name="T20">ê</text:span><text:span text:style-name="T19">me des sentiments de son h</text:span><text:span text:style-name="T20">é</text:span><text:span text:style-name="T19">ros. Dans tous les temps il se trouve des esprits faibles, ou des gens de mauvaise foi, et souvent les deux choses ensemble, qui attribuent volontiers </text:span><text:span text:style-name="T20">à</text:span><text:span text:style-name="T19"> l'auteur les sentiments des personnages qu'il fait parler ; qui trouvent mauvais qu'un ath</text:span><text:span text:style-name="T20">é</text:span><text:span text:style-name="T19">e parle comme un ath</text:span><text:span text:style-name="T20">é</text:span><text:span text:style-name="T19">e, et un pa</text:span><text:span text:style-name="T20">ï</text:span><text:span text:style-name="T19">en comme un pa</text:span><text:span text:style-name="T20">ï</text:span><text:span text:style-name="T19">en, et qui s'en indignent, ou qui font semblant. Ce fut cette esp</text:span><text:span text:style-name="T20">è</text:span><text:span text:style-name="T19">ce de gens qui attaqua Moli</text:span><text:span text:style-name="T20">è</text:span><text:span text:style-name="T19">re avec violence, Ils avaient d</text:span><text:span text:style-name="T20">é</text:span><text:span text:style-name="T19">j</text:span><text:span text:style-name="T20">à</text:span><text:span text:style-name="T19"> connaissance indi­rectement de la com</text:span><text:span text:style-name="T20">é</text:span><text:span text:style-name="T19">die du </text:span><text:span text:style-name="T29">Tartuffe</text:span><text:span text:style-name="T19">, dont les trois premiers actes avaient </text:span><text:span text:style-name="T20">é</text:span><text:span text:style-name="T19">t</text:span><text:span text:style-name="T20">é</text:span><text:span text:style-name="T19"> jou</text:span><text:span text:style-name="T20">é</text:span><text:span text:style-name="T19">s aux f</text:span><text:span text:style-name="T20">ê</text:span><text:span text:style-name="T19">tes de Ver­sailles en 1664, et les cinq chez le prince de Cond</text:span><text:span text:style-name="T20">é</text:span><text:span text:style-name="T24">,</text:span><text:span text:style-name="T19"> puis lus chez Ninon de Lenclos.</text:span></text:p>
      <text:p text:style-name="P81"><text:span text:style-name="T19">Don Juan, avec son impi</text:span><text:span text:style-name="T20">é</text:span><text:span text:style-name="T19">t</text:span><text:span text:style-name="T20">é</text:span><text:span text:style-name="T19">, leur fut une occasion d'engager la bataille. Peut-</text:span><text:span text:style-name="T20">ê</text:span><text:span text:style-name="T19">tre, du reste, l'</text:span><text:span text:style-name="T20">é</text:span><text:span text:style-name="T19">l</text:span><text:span text:style-name="T20">è</text:span><text:span text:style-name="T19">ve de Gassendi et traducteur de Lucr</text:span><text:span text:style-name="T20">è</text:span><text:span text:style-name="T19">ce trouvait-il quelque plaisir </text:span><text:span text:style-name="T20">à</text:span><text:span text:style-name="T19"> exprimer, par la bouche de son h</text:span><text:span text:style-name="T20">é</text:span><text:span text:style-name="T19">ros, un certain nombre de pens</text:span><text:span text:style-name="T20">é</text:span><text:span text:style-name="T19">es har­dies et libres qu'il n'e</text:span><text:span text:style-name="T20">û</text:span><text:span text:style-name="T19">t pu risquer en son propre nom, et </text:span><text:span text:style-name="T20">à</text:span><text:span text:style-name="T19"> contenter </text:span><text:span text:style-name="T20">à</text:span><text:span text:style-name="T19"> la fois la v</text:span><text:span text:style-name="T20">é</text:span><text:span text:style-name="T19">rit</text:span><text:span text:style-name="T20">é</text:span><text:span text:style-name="T19"> dramatique et l'audace philosophique. Un sieur de Rochemont, avocat au Parlement, lan</text:span><text:span text:style-name="T20">ç</text:span><text:span text:style-name="T19">a contre lui un libelle, o</text:span><text:span text:style-name="T20">ù</text:span><text:span text:style-name="T19"> il disait : </text:span><text:span text:style-name="T20">«</text:span><text:span text:style-name="T19"> Qui peut supporter la hardiesse d'un farceur qui fait plaisanterie de la religion, qui tient </text:span><text:span text:style-name="T20">é</text:span><text:span text:style-name="T19">cole de libertinage, et qui rend la majest</text:span><text:span text:style-name="T20">é</text:span><text:span text:style-name="T19"> de Dieu le jouet d'un ma</text:span><text:span text:style-name="T20">î</text:span><text:span text:style-name="T19">tre et d'un valet de th</text:span><text:span text:style-name="T20">éâ</text:span><text:span text:style-name="T19">tre, d'un ath</text:span><text:span text:style-name="T20">é</text:span><text:span text:style-name="T19">e qui s'en rit et d'un valet plus impie que son ma</text:span><text:span text:style-name="T20">î</text:span><text:span text:style-name="T19">tre, qui en fait rire les autres %65% ? </text:span><text:span text:style-name="T20">»</text:span><text:span text:style-name="T19"> Il concluait en demandant la punition de l'auteur, et rappelait que l'empereur Auguste avait condamn</text:span><text:span text:style-name="T20">é</text:span><text:span text:style-name="T19"> </text:span><text:span text:style-name="T20">à</text:span><text:span text:style-name="T19"> mort un bouffon pour ses railleries contre Jupiter, et que l'empereur Th</text:span><text:span text:style-name="T20">é</text:span><text:span text:style-name="T19">odose avait livr</text:span><text:span text:style-name="T20">é</text:span><text:span text:style-name="T19"> aux b</text:span><text:span text:style-name="T20">ê</text:span><text:span text:style-name="T19">tes d'autres com</text:span><text:span text:style-name="T20">é</text:span><text:span text:style-name="T19">diens impies. Le Roi, qui heureuse­ment avait besoin de Moli</text:span><text:span text:style-name="T20">è</text:span><text:span text:style-name="T19">re pour composer les divertissements et les com</text:span><text:span text:style-name="T20">é</text:span><text:span text:style-name="T19">dies de ses f</text:span><text:span text:style-name="T20">ê</text:span><text:span text:style-name="T19">tes galantes, le soutint autant qu'il put. Il savait que </text:span><text:span text:style-name="T29">le Festin de pierre</text:span><text:span text:style-name="T19"> </text:span><text:span text:style-name="T20">é</text:span><text:span text:style-name="T19">tait repr</text:span><text:span text:style-name="T20">é</text:span><text:span text:style-name="T19">sent</text:span><text:span text:style-name="T20">é</text:span><text:span text:style-name="T19"> dans plusieurs pays; que l'Inquisition elle-m</text:span><text:span text:style-name="T20">ê</text:span><text:span text:style-name="T19">me le laissait jouer en Espagne ; qu'on le donnait aussi en Italie ; enfin que, depuis plusieurs ann</text:span><text:span text:style-name="T20">é</text:span><text:span text:style-name="T19">es, on le jouait </text:span><text:span text:style-name="T20">à</text:span><text:span text:style-name="T19"> Paris sur le th</text:span><text:span text:style-name="T20">éâ</text:span><text:span text:style-name="T19">tre</text:span><text:span text:style-name="T22"> </text:span><text:span text:style-name="T19">italien et sur d'autres sc</text:span><text:span text:style-name="T20">è</text:span><text:span text:style-name="T19">nes. Pourquoi la troupe de Moli</text:span><text:span text:style-name="T20">è</text:span><text:span text:style-name="T19">re aurait-elle </text:span><text:span text:style-name="T20">é</text:span><text:span text:style-name="T19">t</text:span><text:span text:style-name="T20">é</text:span><text:span text:style-name="T19"> emp</text:span><text:span text:style-name="T20">ê</text:span><text:span text:style-name="T19">ch</text:span><text:span text:style-name="T20">é</text:span><text:span text:style-name="T19">e de le jouer aussi ? Et, comme on insistait aupr</text:span><text:span text:style-name="T20">è</text:span><text:span text:style-name="T19">s du Roi en lui </text:span><text:span text:style-name="T20">é</text:span><text:span text:style-name="T19">num</text:span><text:span text:style-name="T20">é</text:span><text:span text:style-name="T19">rant les impi</text:span><text:span text:style-name="T20">é</text:span><text:span text:style-name="T19">t</text:span><text:span text:style-name="T20">é</text:span><text:span text:style-name="T19">s de Don Juan, il r</text:span><text:span text:style-name="T20">é</text:span><text:span text:style-name="T19">pondit simplement : </text:span><text:span text:style-name="T20">«</text:span><text:span text:style-name="T19"> Cela est vrai, mais il n'est pas r</text:span><text:span text:style-name="T20">é</text:span><text:span text:style-name="T24">­</text:span><text:span text:style-name="T19">compens</text:span><text:span text:style-name="T20">é</text:span><text:span text:style-name="T19">. </text:span><text:span text:style-name="T20">»</text:span><text:span text:style-name="T19"> Autrement dit, il est foudroy</text:span><text:span text:style-name="T20">é</text:span><text:span text:style-name="T19"> et englouti dans les enfers.</text:span></text:p>
      <text:p text:style-name="P69"><text:soft-page-break/>Toutefois la sc<text:span text:style-name="T3">è</text:span>ne du Pauvre, o<text:span text:style-name="T3">ù</text:span> Don Juan essaye d'induire ce malheureux <text:span text:style-name="T3">à</text:span> jurer pour un louis d'or, et o<text:span text:style-name="T3">ù</text:span> celui-ci refuse, en d<text:span text:style-name="T3">é</text:span>clarant qu'il aime mieux mourir de faim, <text:span text:style-name="T3">à</text:span> quoi Don Juan r<text:span text:style-name="T3">é</text:span>plique : <text:span text:style-name="T3">«</text:span> Va, va, je te le donne pour l'amour de l'humanit<text:span text:style-name="T3">é</text:span> <text:span text:style-name="T3">»</text:span>, cette sc<text:span text:style-name="T3">è</text:span>ne d'une philosophie t<text:span text:style-name="T3">é</text:span>m<text:span text:style-name="T3">é</text:span>raire, qui osait donner <text:span text:style-name="T3">à</text:span> entendre en plein th<text:span text:style-name="T3">éâ</text:span>tre, <text:span text:style-name="T3">à</text:span> cette <text:span text:style-name="T3">é</text:span>poque de fanatisme, que la morale pouvait exister par elle-m<text:span text:style-name="T3">ê</text:span>me et que la bienfaisance devait <text:span text:style-name="T3">ê</text:span>tre d<text:span text:style-name="T3">é</text:span>sin­t<text:span text:style-name="T3">é</text:span>ress<text:span text:style-name="T3">é</text:span>e, cette sc<text:span text:style-name="T3">è</text:span>ne avait <text:span text:style-name="T3">é</text:span>t<text:span text:style-name="T3">é</text:span> supprim<text:span text:style-name="T3">é</text:span>e d<text:span text:style-name="T3">è</text:span>s la seconde repr<text:span text:style-name="T3">é</text:span>sentation. Et, m<text:span text:style-name="T3">ê</text:span>me dix-sept ans apr<text:span text:style-name="T3">è</text:span>s, en 1682, Vinot et La Grange ayant fait im­primer le manuscrit complet de la pi<text:span text:style-name="T3">è</text:span>ce, re<text:span text:style-name="T3">ç</text:span>urent aussit<text:span text:style-name="T3">ô</text:span>t l'ordre de faire dispara<text:span text:style-name="T3">î</text:span>tre, au moyen de cartons, ces passages et d'autres encore. Un ou deux exemplaires seulement (peut-<text:span text:style-name="T3">ê</text:span>tre celui du lieutenant g<text:span text:style-name="T3">é</text:span>n<text:span text:style-name="T3">é</text:span>ral de police, et celui du Roi) <text:span text:style-name="T3">é</text:span>chapp<text:span text:style-name="T3">è</text:span>rent <text:span text:style-name="T3">à</text:span> cette mutilation ; on les a retrouv<text:span text:style-name="T3">é</text:span>s en 1813.</text:p>
      <text:p text:style-name="P69">Pour l'<text:span text:style-name="T3">é</text:span>quilibre dramatique, comme il ne faut pas que le h<text:span text:style-name="T3">é</text:span>ros de la pi<text:span text:style-name="T3">è</text:span>ce soit absolument odieux, l'auteur le rel<text:span text:style-name="T3">è</text:span>ve par certains c<text:span text:style-name="T3">ô</text:span>t<text:span text:style-name="T3">é</text:span>s : ainsi, <text:span text:style-name="T3">à</text:span> ce moment m<text:span text:style-name="T3">ê</text:span>me, apercevant dans la for<text:span text:style-name="T3">ê</text:span>t un homme<text:span text:style-name="T1"> </text:span>attaqu<text:span text:style-name="T3">é</text:span> par trois autres, <text:span text:style-name="T3">«</text:span> La partie est trop in<text:span text:style-name="T3">é</text:span>gale, dit-il, et je ne dois pas souffrir cette l<text:span text:style-name="T3">â</text:span>chet<text:span text:style-name="T3">é</text:span>. <text:span text:style-name="T3">» Il met l’é</text:span>p<text:span text:style-name="T3">é</text:span>e <text:span text:style-name="T3">à</text:span> la main et court au lieu du com­bat, n'h<text:span text:style-name="T3">é</text:span>sitant point <text:span text:style-name="T3">à</text:span> exposer galamment sa vie pour sauver celle d'un inconnu.</text:p>
      <text:p text:style-name="P69">A peu pr<text:span text:style-name="T3">è</text:span>s de m<text:span text:style-name="T3">ê</text:span>me, dans le roman de Richardson, Lovelace, dont le caract<text:span text:style-name="T3">è</text:span>re semble trac<text:span text:style-name="T3">é</text:span> sur celui de Don Juan, est fid<text:span text:style-name="T3">è</text:span>le <text:span text:style-name="T3">à</text:span> ses amis, g<text:span text:style-name="T3">é</text:span>n<text:span text:style-name="T3">é</text:span>reux envers ses ennemis, plein de franchise et de valeur, perfide et sc<text:span text:style-name="T3">é</text:span>l<text:span text:style-name="T3">é</text:span>rat seulement envers les femmes.</text:p>
      <text:p text:style-name="P69">L'homme que Don Juan a secouru se trouve <text:span text:style-name="T3">ê</text:span>tre le fr<text:span text:style-name="T3">è</text:span>re de cette Done Elvire qu'il a abandonn<text:span text:style-name="T3">é</text:span>e. Seulement Don Carlos ne conna<text:span text:style-name="T3">î</text:span>t pas Don Juan. Mais bient<text:span text:style-name="T3">ô</text:span>t survient l'autre fr<text:span text:style-name="T3">è</text:span>re, Don Alonse, qui le conna<text:span text:style-name="T3">î</text:span>t, et met l'<text:span text:style-name="T3">é</text:span>p<text:span text:style-name="T3">é</text:span>e <text:span text:style-name="T3">à</text:span> la main contre lui. Alors, situation th<text:span text:style-name="T3">éâ</text:span>trale et chevaleresque, Don Carlos <text:span text:style-name="T3">à</text:span> son tour d<text:span text:style-name="T3">é</text:span>fend cet ennemi contre son fr<text:span text:style-name="T3">è</text:span>re, d'abord par des paroles, ensuite par des actions lorsque le fr<text:span text:style-name="T3">è</text:span>re n'<text:span text:style-name="T3">é</text:span>coute rien ; il rend donc <text:span text:style-name="T3">à</text:span> Don Juan ce qu'il a re<text:span text:style-name="T3">ç</text:span>u de lui, et le sauve <text:span text:style-name="T3">à</text:span> son tour, remettant <text:span text:style-name="T3">à</text:span> plus tard de venger leur injure personnelle, l'outrage fait <text:span text:style-name="T3">à</text:span> leur s<text:span text:style-name="T3">œ</text:span>ur. <text:span text:style-name="T3">«</text:span><text:span text:style-name="T4"> </text:span>Don Juan, lui dit-il, vous voyez que j'ai soin de vous rendre le bien que j'ai re<text:span text:style-name="T3">ç</text:span>u de vous, et vous devez par l<text:span text:style-name="T3">à</text:span> juger du reste, croire que je m'acquitte avec la m<text:span text:style-name="T3">ê</text:span>me chaleur de tout ce que je dois, et que je ne serai pas moins exact <text:span text:style-name="T3">à</text:span> vous payer l'injure que le bienfait. Je ne veux point vous obliger ici <text:span text:style-name="T3">à</text:span> expliquer vos sentiments, et je vous donne la<text:span text:style-name="T1"> </text:span>libert<text:span text:style-name="T3">é</text:span> de songer <text:span text:style-name="T3">à</text:span> loisir aux r<text:span text:style-name="T3">é</text:span>solutions que vous avez <text:span text:style-name="T3">à</text:span> prendre. Vous connaissez assez la grandeur de l'offense que vous nous avez faite, et je vous fais juge vous-m<text:span text:style-name="T3">ê</text:span>me des r<text:span text:style-name="T3">é</text:span>parations qu'elle demande. Il est des moyens doux pour nous satisfaire ; il en est de violents et de sanglants ; mais enfin, quelque choix que vous fassiez, vous m'avez donn<text:span text:style-name="T3">é</text:span> parole de me faire faire raison par Don Juan. Songez <text:span text:style-name="T3">à</text:span> me la faire, je vous prie, et vous ressouvenez que, hors d'ici, je ne dois plus qu'<text:span text:style-name="T3">à</text:span> mon honneur. <text:span text:style-name="T3">»</text:span> </text:p>
      <text:p text:style-name="P99">Discours noble, <text:span text:style-name="T3">é</text:span>lev<text:span text:style-name="T3">é</text:span>, attachant ; plein de l'esprit chevaleresque entretenu par les romans h<text:span text:style-name="T3">é</text:span>ro<text:span text:style-name="T3">ï</text:span>ques et par les Cours d'Amour.</text:p>
      <text:p text:style-name="P101"/>
      <text:h text:style-name="Heading_20_1" text:outline-level="1"><text:bookmark-start text:name="bookmark52"/><text:span text:style-name="T19">ONZI</text:span><text:span text:style-name="T20">È</text:span><text:span text:style-name="T19">ME LE</text:span><text:span text:style-name="T20">Ç</text:span><text:span text:style-name="T19">ON</text:span><text:bookmark-end text:name="bookmark52"/><text:span text:style-name="T19"><text:line-break/>MOLI</text:span><text:span text:style-name="T20">È</text:span><text:span text:style-name="T19">RE – </text:span><text:span text:style-name="T9">don juan</text:span><text:span text:style-name="T19"> </text:span><text:span text:style-name="T29">(suite et fin) </text:span><text:span text:style-name="T24">– </text:span><text:span text:style-name="T9">thomas corneille,</text:span><text:span text:style-name="T19"> </text:span><text:span text:style-name="T29">le Festin de pierre<text:line-break/></text:span><text:span text:style-name="T19">LES DIVERS </text:span><text:span text:style-name="T29">DON JUAN – </text:span><text:span text:style-name="T9">da ponte, mozart, hoffmann, musset, byron, etc.</text:span></text:h>
      <text:p text:style-name="P18"/>
      <text:p text:style-name="P8"/>
      <text:p text:style-name="P69">Nous arrivons au moment de la pi<text:span text:style-name="T3">è</text:span>ce o<text:span text:style-name="T3">ù</text:span> Moli<text:span text:style-name="T3">è</text:span>re met en <text:span text:style-name="T3">œ</text:span>uvre la l<text:span text:style-name="T3">é</text:span>gende populaire. Don Juan aper<text:span text:style-name="T3">ç</text:span>oit entre les arbres le tombeau du Comman­deur, de ce Commandeur qu'il a tu<text:span text:style-name="T3">é</text:span> en duel l'an pass<text:span text:style-name="T3">é. — C'est le nœ</text:span>ud du drame.</text:p>
      <text:p text:style-name="P29"/>
      <text:p text:style-name="P28">don juan </text:p>
      <text:p text:style-name="P34">Mais quel est le superbe <text:span text:style-name="T3">é</text:span>difice que je vois entre</text:p>
      <text:p text:style-name="P34">ces arbres ?</text:p>
      <text:p text:style-name="P35"/>
      <text:p text:style-name="P34"><text:span text:style-name="T6">sganarelle</text:span> </text:p>
      <text:p text:style-name="P34">Vous ne le savez pas?</text:p>
      <text:p text:style-name="P29"/>
      <text:p text:style-name="P28">don juan </text:p>
      <text:p text:style-name="P34">Non, vraiment.</text:p>
      <text:p text:style-name="P34"><text:span text:style-name="T6">sganarelle</text:span> </text:p>
      <text:p text:style-name="P34">Bon ! c'est le tombeau que le Commandeur faisait faire lorsque vous le tu<text:span text:style-name="T3">â</text:span>tes.</text:p>
      <text:p text:style-name="P29"/>
      <text:p text:style-name="P28">don juan </text:p>
      <text:p text:style-name="P34">Ah! tu as raison. Je ne savais pas que c'<text:span text:style-name="T3">é</text:span>tait de ce c<text:span text:style-name="T3">ô</text:span>t<text:span text:style-name="T3">é</text:span>-ci qu'il <text:span text:style-name="T3">é</text:span>tait. Tout le monde m'a dit des mer­veilles de cet ouvrage, aussi bien que de la statue du Commandeur ; et j'ai envie de l'aller voir.</text:p>
      <text:p text:style-name="P84"/>
      <text:p text:style-name="P34"><text:span text:style-name="T6">sganarelle</text:span> </text:p>
      <text:p text:style-name="P34">Monsieur ! n'allez point l<text:span text:style-name="T3">à</text:span> !</text:p>
      <text:p text:style-name="P29"/>
      <text:p text:style-name="P28">don juan </text:p>
      <text:p text:style-name="P34">Pourquoi ?</text:p>
      <text:p text:style-name="P29"/>
      <text:p text:style-name="P34"><text:span text:style-name="T6">sganarelle</text:span> </text:p>
      <text:p text:style-name="P34">Cela n'est pas civil, d'aller voir un homme que vous avez tu<text:span text:style-name="T3">é</text:span><text:span text:style-name="T18">.</text:span></text:p>
      <text:p text:style-name="P84"/>
      <text:p text:style-name="P28">don juan </text:p>
      <text:p text:style-name="P33"><text:span text:style-name="T40">Au contraire ! c'est une visite dont je lui veux faire civilit</text:span><text:span text:style-name="T41">é</text:span><text:span text:style-name="T40">, et qu'il doit recevoir de bonne gr</text:span><text:span text:style-name="T41">â</text:span><text:span text:style-name="T40">ce, s'il est galant homme. Allons, entrons dedans.</text:span></text:p>
      <text:p text:style-name="P30"/>
      <text:p text:style-name="P33"><text:span text:style-name="T30">(Le tombeau s’</text:span><text:span text:style-name="T29">ouvre, et l'on voit la statue du</text:span><text:span text:style-name="T35"> </text:span><text:span text:style-name="T29">Commandeur.)</text:span></text:p>
      <text:p text:style-name="P78"><text:soft-page-break/></text:p>
      <text:p text:style-name="P81"><text:span text:style-name="T19">Ici se pr</text:span><text:span text:style-name="T20">é</text:span><text:span text:style-name="T19">sentent deux observations : l'une qui regarde le fond de la pi</text:span><text:span text:style-name="T20">è</text:span><text:span text:style-name="T19">ce, l'autre qui ne regarde que la mise en sc</text:span><text:span text:style-name="T20">è</text:span><text:span text:style-name="T19">ne. La premi</text:span><text:span text:style-name="T20">è</text:span><text:span text:style-name="T19">re, c'est que Moli</text:span><text:span text:style-name="T20">è</text:span><text:span text:style-name="T19">re a jug</text:span><text:span text:style-name="T20">é</text:span><text:span text:style-name="T19"> inutile, et peut-</text:span><text:span text:style-name="T20">ê</text:span><text:span text:style-name="T19">tre dangereux, d'adopter cette partie de la l</text:span><text:span text:style-name="T20">é</text:span><text:span text:style-name="T19">gende espagnole, qui se retrouve dans l'op</text:span><text:span text:style-name="T20">é</text:span><text:span text:style-name="T19">ra italien, et d'apr</text:span><text:span text:style-name="T20">è</text:span><text:span text:style-name="T19">s laquelle le Commandeur tu</text:span><text:span text:style-name="T20">é</text:span><text:span text:style-name="T19"> par Don Juan serait le p</text:span><text:span text:style-name="T20">è</text:span><text:span text:style-name="T19">re</text:span><text:span text:style-name="T22"> </text:span><text:span text:style-name="T19">d'une de ses victimes. Peut-</text:span><text:span text:style-name="T20">ê</text:span><text:span text:style-name="T19">tre a-t-il craint que cela ne rend</text:span><text:span text:style-name="T20">î</text:span><text:span text:style-name="T19">t Don Juan trop odieux, et ne donn</text:span><text:span text:style-name="T20">â</text:span><text:span text:style-name="T19">t </text:span><text:span text:style-name="T20">à</text:span><text:span text:style-name="T19"> la pi</text:span><text:span text:style-name="T20">è</text:span><text:span text:style-name="T19">ce une couleur de drame un peu trop forte. La seconde observation, c'est que l'auteur a eu soin d'</text:span><text:span text:style-name="T20">é</text:span><text:span text:style-name="T19">carter l'id</text:span><text:span text:style-name="T20">é</text:span><text:span text:style-name="T19">e de cimeti</text:span><text:span text:style-name="T20">è</text:span><text:span text:style-name="T19">re, soit de peur d'assombrir l'esprit du spectateur, soit que, le cime­ti</text:span><text:span text:style-name="T20">è</text:span><text:span text:style-name="T19">re en ce temps-l</text:span><text:span text:style-name="T20">à</text:span><text:span text:style-name="T19"> faisant partie de l'</text:span><text:span text:style-name="T20">é</text:span><text:span text:style-name="T19">glise, l'id</text:span><text:span text:style-name="T20">é</text:span><text:span text:style-name="T19">e de le mettre sur la sc</text:span><text:span text:style-name="T20">è</text:span><text:span text:style-name="T19">ne p</text:span><text:span text:style-name="T20">û</text:span><text:span text:style-name="T19">t para</text:span><text:span text:style-name="T20">ître une profa­nation. — Cependant Shak</text:span><text:span text:style-name="T19">espeare, dans </text:span><text:span text:style-name="T29">Hamlet</text:span><text:span text:style-name="T19">, n'a eu aucun de ces scrupules. Et c'est peut- </text:span><text:span text:style-name="T20">ê</text:span><text:span text:style-name="T19">tre </text:span><text:span text:style-name="T20">à</text:span><text:span text:style-name="T19"> son exemple que plus tard on s'est enhardi chez nous </text:span><text:span text:style-name="T20">à</text:span><text:span text:style-name="T19"> mettre sur le th</text:span><text:span text:style-name="T20">éâ</text:span><text:span text:style-name="T19">tre soit un cimeti</text:span><text:span text:style-name="T20">è</text:span><text:span text:style-name="T19">re, soit une </text:span><text:span text:style-name="T20">église, lorsque l’act</text:span><text:span text:style-name="T19">ion le demandait. Mais encore est-ce surtout dans les op</text:span><text:span text:style-name="T20">é</text:span><text:span text:style-name="T19">ras qu'on a os</text:span><text:span text:style-name="T20">é</text:span><text:span text:style-name="T19"> risquer la chose, parce que, l</text:span><text:span text:style-name="T20">à</text:span><text:span text:style-name="T19">, on pouvait la sauver par le prestige du d</text:span><text:span text:style-name="T20">é</text:span><text:span text:style-name="T19">cor et de la musique : ainsi, le cimeti</text:span><text:span text:style-name="T20">è</text:span><text:span text:style-name="T19">re dans </text:span><text:span text:style-name="T29">Lucie de Lammermoor</text:span><text:span text:style-name="T26">, </text:span><text:span text:style-name="T19">l'int</text:span><text:span text:style-name="T20">é</text:span><text:span text:style-name="T19">rieur de la cath</text:span><text:span text:style-name="T20">é</text:span><text:span text:style-name="T19">drale </text:span><text:span text:style-name="T20">à</text:span><text:span text:style-name="T19"> la fin de </text:span><text:span text:style-name="T29">Robert-le-Diable</text:span><text:span text:style-name="T19"> et dans </text:span><text:span text:style-name="T29">le Proph</text:span><text:span text:style-name="T30">è</text:span><text:span text:style-name="T29">te</text:span><text:span text:style-name="T19">, le parvis de l'</text:span><text:span text:style-name="T20">é</text:span><text:span text:style-name="T19">glise dans </text:span><text:span text:style-name="T29">Faust %66%.</text:span></text:p>
      <text:p text:style-name="P81"><text:span text:style-name="T19">L'op</text:span><text:span text:style-name="T20">é</text:span><text:span text:style-name="T19">ra de </text:span><text:span text:style-name="T29">Don Juan</text:span><text:span text:style-name="T19">, comme la pi</text:span><text:span text:style-name="T20">è</text:span><text:span text:style-name="T19">ce de Mo­li</text:span><text:span text:style-name="T20">è</text:span><text:span text:style-name="T19">re, </text:span><text:span text:style-name="T20">é</text:span><text:span text:style-name="T19">lude l'id</text:span><text:span text:style-name="T20">é</text:span><text:span text:style-name="T19">e de cimeti</text:span><text:span text:style-name="T20">è</text:span><text:span text:style-name="T19">re ; le lieu est d</text:span><text:span text:style-name="T20">é</text:span><text:span text:style-name="T19">sign</text:span><text:span text:style-name="T20">é</text:span><text:span text:style-name="T19"> par ces mots : </text:span><text:span text:style-name="T20">«</text:span><text:span text:style-name="T19"> l'Enclos du Commandeur </text:span><text:span text:style-name="T20">»</text:span><text:span text:style-name="T24">.</text:span></text:p>
      <text:p text:style-name="P81"><text:span text:style-name="T19">Dans les nombreuses pi</text:span><text:span text:style-name="T20">è</text:span><text:span text:style-name="T19">ces faites sur ce sujet, la Statue est pr</text:span><text:span text:style-name="T20">é</text:span><text:span text:style-name="T19">sent</text:span><text:span text:style-name="T20">é</text:span><text:span text:style-name="T19">e de diverses mani</text:span><text:span text:style-name="T20">è</text:span><text:span text:style-name="T19">res, tant</text:span><text:span text:style-name="T20">ô</text:span><text:span text:style-name="T19">t dans le tombeau, tant</text:span><text:span text:style-name="T20">ô</text:span><text:span text:style-name="T19">t dehors, tant</text:span><text:span text:style-name="T20">ô</text:span><text:span text:style-name="T19">t </text:span><text:span text:style-name="T20">à</text:span><text:span text:style-name="T19"> pied, tant</text:span><text:span text:style-name="T20">ô</text:span><text:span text:style-name="T19">t </text:span><text:span text:style-name="T20">à</text:span><text:span text:style-name="T19"> cheval. Cela tient sans doute aux difficul­t</text:span><text:span text:style-name="T20">é</text:span><text:span text:style-name="T19">s de la mise en sc</text:span><text:span text:style-name="T20">è</text:span><text:span text:style-name="T19">ne. Si la Statue ne fait trem­bler, elle fait rire. Le fantastique est d'un em­ploi tr</text:span><text:span text:style-name="T20">è</text:span><text:span text:style-name="T19">s d</text:span><text:span text:style-name="T20">é</text:span><text:span text:style-name="T19">licat et demande une ex</text:span><text:span text:style-name="T20">é</text:span><text:span text:style-name="T19">cution parfaite. Lorsque Voltaire introduisit dans sa trag</text:span><text:span text:style-name="T20">é</text:span><text:span text:style-name="T19">die de </text:span><text:span text:style-name="T29">S</text:span><text:span text:style-name="T30">é</text:span><text:span text:style-name="T29">miramis</text:span><text:span text:style-name="T20"> l'Ombre de Ninus, — imitant sans le dire l'Ombre du père d'Hamlet, — il eut bien de la peine à</text:span><text:span text:style-name="T19"> </text:span><text:span text:style-name="T20">é</text:span><text:span text:style-name="T19">viter cet </text:span><text:span text:style-name="T20">é</text:span><text:span text:style-name="T19">cueil : l'ombre restait dans le tombeau, comme ici la Statue du Commandeur, et n'apparaissait que dans le demi-jour du monument qui s'entr'ouvrait. Encore se plaint-il, dans une lettre </text:span><text:span text:style-name="T20">à</text:span><text:span text:style-name="T19"> un de ses amis, de ce que l'acteur qui repr</text:span><text:span text:style-name="T20">é</text:span><text:span text:style-name="T19">sente ce spectre, destin</text:span><text:span text:style-name="T20">é</text:span><text:span text:style-name="T19"> </text:span><text:span text:style-name="T20">à</text:span><text:span text:style-name="T19"> produire un effet tragique, a plut</text:span><text:span text:style-name="T20">ô</text:span><text:span text:style-name="T19">t </text:span><text:span text:style-name="T20">«</text:span><text:span text:style-name="T19"> l'air d'</text:span><text:span text:style-name="T20">ê</text:span><text:span text:style-name="T19">tre le portier du mau­sol</text:span><text:span text:style-name="T20">é</text:span><text:span text:style-name="T19">e </text:span><text:span text:style-name="T20">»</text:span><text:span text:style-name="T24">.</text:span></text:p>
      <text:p text:style-name="P81"><text:span text:style-name="T19">Moli</text:span><text:span text:style-name="T20">è</text:span><text:span text:style-name="T19">re, ob</text:span><text:span text:style-name="T20">é</text:span><text:span text:style-name="T19">issant </text:span><text:span text:style-name="T20">à</text:span><text:span text:style-name="T19"> l'instinct romantique, fait alterner dans sa pi</text:span><text:span text:style-name="T20">è</text:span><text:span text:style-name="T19">ce les sc</text:span><text:span text:style-name="T20">è</text:span><text:span text:style-name="T19">nes de com</text:span><text:span text:style-name="T20">é</text:span><text:span text:style-name="T19">die avec</text:span><text:span text:style-name="T22"> </text:span><text:span text:style-name="T19">les sc</text:span><text:span text:style-name="T20">è</text:span><text:span text:style-name="T19">nes de drame. De m</text:span><text:span text:style-name="T20">ê</text:span><text:span text:style-name="T19">me qu'il a plac</text:span><text:span text:style-name="T20">é</text:span><text:span text:style-name="T19"> au second acte le joli tableau des deux jeunes pay­sannes coquettes que Don Juan s</text:span><text:span text:style-name="T20">é</text:span><text:span text:style-name="T19">duit et enj</text:span><text:span text:style-name="T20">ô</text:span><text:span text:style-name="T19">le toutes deux </text:span><text:span text:style-name="T20">à</text:span><text:span text:style-name="T19"> la fois, de m</text:span><text:span text:style-name="T20">ê</text:span><text:span text:style-name="T19">me ici, apr</text:span><text:span text:style-name="T20">è</text:span><text:span text:style-name="T19">s la sc</text:span><text:span text:style-name="T20">è</text:span><text:span text:style-name="T19">ne de la Statue et du tombeau, vite il pique la sc</text:span><text:span text:style-name="T20">è</text:span><text:span text:style-name="T19">ne plaisante de Monsieur Dimanche, le marchand tail­leur. Toutefois on peut observer qu'il y a ici non seulement de la vari</text:span><text:span text:style-name="T20">é</text:span><text:span text:style-name="T19">t</text:span><text:span text:style-name="T20">é</text:span><text:span text:style-name="T19">, mais un peu de bigarrure : car cette sc</text:span><text:span text:style-name="T20">è</text:span><text:span text:style-name="T19">ne m</text:span><text:span text:style-name="T20">ê</text:span><text:span text:style-name="T19">le tout-</text:span><text:span text:style-name="T20">à</text:span><text:span text:style-name="T19">-coup des teintes fran</text:span><text:span text:style-name="T20">ç</text:span><text:span text:style-name="T19">aises et bourgeoises </text:span><text:span text:style-name="T20">à</text:span><text:span text:style-name="T19"> la couleur espagnole et fantastique. Je me rends bien compte que l'auteur a fait ce constraste </text:span><text:span text:style-name="T20">à</text:span><text:span text:style-name="T19"> dessein ; seulement il semble un peu trop heurt</text:span><text:span text:style-name="T20">é</text:span><text:span text:style-name="T19">. Mais Moli</text:span><text:span text:style-name="T20">è</text:span><text:span text:style-name="T19">re, avant tout, veut amuser son monde, pour lui faire avaler dou­cement les t</text:span><text:span text:style-name="T20">é</text:span><text:span text:style-name="T19">m</text:span><text:span text:style-name="T20">é</text:span><text:span text:style-name="T19">rit</text:span><text:span text:style-name="T20">é</text:span><text:span text:style-name="T19">s impies. Maintenant, par une autre modulation, apr</text:span><text:span text:style-name="T20">è</text:span><text:span text:style-name="T19">s ce tableau comique, il plante le sermon grave et s</text:span><text:span text:style-name="T20">é</text:span><text:span text:style-name="T19">v</text:span><text:span text:style-name="T20">è</text:span><text:span text:style-name="T19">re du p</text:span><text:span text:style-name="T20">è</text:span><text:span text:style-name="T19">re qui vient morig</text:span><text:span text:style-name="T20">é</text:span><text:span text:style-name="T19">ner son fils. C'est le pendant de la sc</text:span><text:span text:style-name="T20">è</text:span><text:span text:style-name="T19">ne du </text:span><text:span text:style-name="T29">Menteur</text:span><text:span text:style-name="T19"> dans Corneille. Celle de Mo­li</text:span><text:span text:style-name="T20">è</text:span><text:span text:style-name="T19">re est </text:span><text:span text:style-name="T20">é</text:span><text:span text:style-name="T19">galement tr</text:span><text:span text:style-name="T20">è</text:span><text:span text:style-name="T19">s </text:span><text:span text:style-name="T20">é</text:span><text:span text:style-name="T19">loquente et tr</text:span><text:span text:style-name="T20">è</text:span><text:span text:style-name="T19">s belle ; mais celle de </text:span><text:soft-page-break/><text:span text:style-name="T19">Corneille, d'apr</text:span><text:span text:style-name="T20">è</text:span><text:span text:style-name="T19">s Alarcon, est plus saisissante. Dans la pi</text:span><text:span text:style-name="T20">è</text:span><text:span text:style-name="T19">ce de Moli</text:span><text:span text:style-name="T20">è</text:span><text:span text:style-name="T19">re, Don Juan r</text:span><text:span text:style-name="T20">é</text:span><text:span text:style-name="T19">pond </text:span><text:span text:style-name="T20">à</text:span><text:span text:style-name="T19"> son p</text:span><text:span text:style-name="T20">è</text:span><text:span text:style-name="T19">re avec insolence : </text:span><text:span text:style-name="T20">«</text:span><text:span text:style-name="T19"> Monsieur, si vous </text:span><text:span text:style-name="T20">é</text:span><text:span text:style-name="T19">tiez assis, vous en seriez mieux pour parler</text:span><text:span text:style-name="T24">.</text:span><text:span text:style-name="T19"> </text:span><text:span text:style-name="T20">»</text:span><text:span text:style-name="T19"> Et, lorsque Don Louis est parti, Don Juan dit ces paroles odieuses : </text:span><text:span text:style-name="T20">«</text:span><text:span text:style-name="T19"> Eh ! mourez le plus t</text:span><text:span text:style-name="T20">ô</text:span><text:span text:style-name="T19">t que vous pourrez ! c'est le mieux que vous puissiez faire. Il faut que chacun ait son tour, et j'enrage de voir des p</text:span><text:span text:style-name="T20">è</text:span><text:span text:style-name="T19">res qui vivent autant que leurs fils ! </text:span><text:span text:style-name="T20">»</text:span></text:p>
      <text:p text:style-name="P81"><text:span text:style-name="T19">Ce n'est pas sans dessein que Moli</text:span><text:span text:style-name="T20">è</text:span><text:span text:style-name="T19">re a plac</text:span><text:span text:style-name="T20">é</text:span><text:span text:style-name="T19"> l</text:span><text:span text:style-name="T20">à</text:span><text:span text:style-name="T19"> une touche aussi rude : c'est d'abord par suite d'une observation profonde de la nature, </text:span><text:span text:style-name="T20">à</text:span><text:span text:style-name="T19"> savoir que la vie sensuelle et basse, et, pour dire le mot, le libertinage, d</text:span><text:span text:style-name="T20">é</text:span><text:span text:style-name="T19">veloppe une aridit</text:span><text:span text:style-name="T20">é</text:span><text:span text:style-name="T19"> de c</text:span><text:span text:style-name="T20">œ</text:span><text:span text:style-name="T19">ur effrayante, qui va m</text:span><text:span text:style-name="T20">ê</text:span><text:span text:style-name="T19">me parfois jusqu'</text:span><text:span text:style-name="T20">à</text:span><text:span text:style-name="T19"> la cruaut</text:span><text:span text:style-name="T20">é</text:span><text:span text:style-name="T19">. On en pourrait donner des exemples frappants, et la </text:span><text:span text:style-name="T29">Gazette des Tribunaux</text:span><text:span text:style-name="T19"> en fournit chaque jour. II y a ensuite une raison dramatique : Moli</text:span><text:span text:style-name="T20">è</text:span><text:span text:style-name="T19">re a voulu que Don Juan, par ces paroles odieuses, r</text:span><text:span text:style-name="T20">é</text:span><text:span text:style-name="T19">volt</text:span><text:span text:style-name="T20">â</text:span><text:span text:style-name="T19">t le spectateur, qui en effet d</text:span><text:span text:style-name="T20">è</text:span><text:span text:style-name="T19">s ce moment d</text:span><text:span text:style-name="T20">é</text:span><text:span text:style-name="T19">sire </text:span><text:span text:style-name="T20">instinctivement qu'il soit puni </text:span><text:span text:style-name="T19">; et alors, pour satis­faire le sens moral du public, le drame par des coups successifs et rapides fait pressentir la cata­strophe et s'y pr</text:span><text:span text:style-name="T20">é</text:span><text:span text:style-name="T19">cipite. C'est d'abord Done Elvire qui vient faire </text:span><text:span text:style-name="T20">à</text:span><text:span text:style-name="T19"> Don Juan des reproches pleins de tendresse, avec les accents les plus path</text:span><text:span text:style-name="T20">é</text:span><text:span text:style-name="T19">tiques. Il reste sec et sans remords. Seule, une sorte de fantaisie libertine, je ne sais quelle vague id</text:span><text:span text:style-name="T20">é</text:span><text:span text:style-name="T19">e de revenez-y, se r</text:span><text:span text:style-name="T20">é</text:span><text:span text:style-name="T19">veille en lui ; il essaye de retenir cette belle afflig</text:span><text:span text:style-name="T20">é</text:span><text:span text:style-name="T19">e : </text:span><text:span text:style-name="T20">«</text:span><text:span text:style-name="T19"> Madame, il est tard, demeurez ici, on vous y logera le mieux qu'on pourra. </text:span><text:span text:style-name="T20">»</text:span><text:span text:style-name="T19"> C'est uniquement parce qu'il trouve du piquant </text:span><text:span text:style-name="T20">à</text:span><text:span text:style-name="T19"> ses larmes. Elle refuse et s'en va, apr</text:span><text:span text:style-name="T20">è</text:span><text:span text:style-name="T19">s l'avoir averti de la justice de Dieu. Don Juan alors dit </text:span><text:span text:style-name="T20">à</text:span><text:span text:style-name="T19"> Sganarelle : </text:span><text:span text:style-name="T20">«</text:span><text:span text:style-name="T19"> Sais-tu bien que j'ai encore senti quelque peu d'</text:span><text:span text:style-name="T20">é</text:span><text:span text:style-name="T19">motion pour elle ; que j'ai trouv</text:span><text:span text:style-name="T20">é</text:span><text:span text:style-name="T19"> de l'agr</text:span><text:span text:style-name="T20">é</text:span><text:span text:style-name="T19">ment dans cette nouveaut</text:span><text:span text:style-name="T20">é</text:span><text:span text:style-name="T19"> bizarre ; et que son habit n</text:span><text:span text:style-name="T20">é</text:span><text:span text:style-name="T19">glig</text:span><text:span text:style-name="T20">é</text:span><text:span text:style-name="T19">, son air languissant et ses larmes</text:span><text:span text:style-name="T22"> </text:span><text:span text:style-name="T19">ont r</text:span><text:span text:style-name="T20">é</text:span><text:span text:style-name="T19">veill</text:span><text:span text:style-name="T20">é</text:span><text:span text:style-name="T19"> en moi quelques petits restes d'un feu </text:span><text:span text:style-name="T20">é</text:span><text:span text:style-name="T19">teint</text:span><text:span text:style-name="T21"> </text:span><text:span text:style-name="T19">? </text:span><text:span text:style-name="T20">»</text:span></text:p>
      <text:p text:style-name="P34"><text:span text:style-name="T5">sganarelle</text:span></text:p>
      <text:p text:style-name="P82">C'est-<text:span text:style-name="T3">à</text:span>-dire que ses paroles n'ont fait aucun effet sur vous.</text:p>
      <text:p text:style-name="P25"/>
      <text:p text:style-name="P31">don juan</text:p>
      <text:p text:style-name="P82">Vite, <text:span text:style-name="T3">à</text:span> souper!</text:p>
      <text:p text:style-name="P25"/>
      <text:p text:style-name="P33"><text:span text:style-name="T14">sganarelle,</text:span><text:span text:style-name="T40"> </text:span><text:span text:style-name="T29">en soupirant</text:span><text:span text:style-name="T43">.</text:span></text:p>
      <text:p text:style-name="P82">Fort bien.</text:p>
      <text:p text:style-name="P84"/>
      <text:p text:style-name="P33"><text:span text:style-name="T14">don juan,</text:span><text:span text:style-name="T40"> </text:span><text:span text:style-name="T29">en se mettant </text:span><text:span text:style-name="T30">à</text:span><text:span text:style-name="T29"> table</text:span><text:span text:style-name="T43">.</text:span></text:p>
      <text:p text:style-name="P82">Sganarelle ! il faut songer <text:span text:style-name="T3">à</text:span> s'amender pourtant !</text:p>
      <text:p text:style-name="P84"/>
      <text:p text:style-name="P31">sganarelle</text:p>
      <text:p text:style-name="P82">Oui-da !</text:p>
      <text:p text:style-name="P83"/>
      <text:p text:style-name="P31">don juan</text:p>
      <text:p text:style-name="P82">Oui, ma foi ! il faut s'amender. Encore vingt ou trente ans de cette vie-ci, et puis nous songerons <text:span text:style-name="T3">à</text:span> nous.</text:p>
      <text:p text:style-name="P84"><text:soft-page-break/></text:p>
      <text:p text:style-name="P33"><text:span text:style-name="T14">sganarelle,</text:span><text:span text:style-name="T40"> </text:span><text:span text:style-name="T29">scandalis</text:span><text:span text:style-name="T30">é</text:span><text:span text:style-name="T29">, </text:span><text:span text:style-name="T30">à</text:span><text:span text:style-name="T29"> part</text:span><text:span text:style-name="T43">.</text:span></text:p>
      <text:p text:style-name="P82">Oh!</text:p>
      <text:p text:style-name="P31">don juan</text:p>
      <text:p text:style-name="P82">Qu'en dis-tu ?</text:p>
      <text:p text:style-name="P25"/>
      <text:p text:style-name="P31">sganarelle</text:p>
      <text:p text:style-name="P81"><text:span text:style-name="T40">Rien. Voil</text:span><text:span text:style-name="T41">à</text:span><text:span text:style-name="T40"> le souper.</text:span></text:p>
      <text:p text:style-name="P73"/>
      <text:p text:style-name="P81"><text:span text:style-name="T19">Moli</text:span><text:span text:style-name="T20">è</text:span><text:span text:style-name="T19">re, attentif </text:span><text:span text:style-name="T20">à</text:span><text:span text:style-name="T19"> tenir la balance </text:span><text:span text:style-name="T20">é</text:span><text:span text:style-name="T19">gale entre l'</text:span><text:span text:style-name="T20">é</text:span><text:span text:style-name="T19">l</text:span><text:span text:style-name="T20">é</text:span><text:span text:style-name="T24">­</text:span><text:span text:style-name="T19">ment tragique et l'</text:span><text:span text:style-name="T20">é</text:span><text:span text:style-name="T19">l</text:span><text:span text:style-name="T20">é</text:span><text:span text:style-name="T19">ment comique, suspend encore, par quelques jeux de sc</text:span><text:span text:style-name="T20">è</text:span><text:span text:style-name="T19">ne tir</text:span><text:span text:style-name="T20">é</text:span><text:span text:style-name="T19">s de la gourmandise de Sganarelle, l'approche du ch</text:span><text:span text:style-name="T20">â</text:span><text:span text:style-name="T19">timent ; et, par ce m</text:span><text:span text:style-name="T20">é</text:span><text:span text:style-name="T19">lange prolong</text:span><text:span text:style-name="T20">é</text:span><text:span text:style-name="T19"> de fantastique et de bouffon,</text:span><text:span text:style-name="T22"> </text:span><text:span text:style-name="T19">reste romantique jusqu'au bout. Mais enfin voici le commencement de la justice c</text:span><text:span text:style-name="T20">é</text:span><text:span text:style-name="T19">leste, voici la terreur et l'</text:span><text:span text:style-name="T20">épouvante, — Dans l'opé</text:span><text:span text:style-name="T19">ra, elles croissent et se doublent des accords grandioses et des to­nalit</text:span><text:span text:style-name="T20">é</text:span><text:span text:style-name="T19">s </text:span><text:span text:style-name="T20">é</text:span><text:span text:style-name="T19">tranges trouv</text:span><text:span text:style-name="T20">é</text:span><text:span text:style-name="T19">s par Mozart pour peindre le bruit des pas de l'homme de pierre et sa parole de chant d'</text:span><text:span text:style-name="T20">église. — C'est la Statue qui vient souper, se rendant à</text:span><text:span text:style-name="T19"> l'invitation de Don Juan. Moli</text:span><text:span text:style-name="T20">è</text:span><text:span text:style-name="T19">re a soin de ne faire prononcer </text:span><text:span text:style-name="T20">à</text:span><text:span text:style-name="T19"> l'homme de pierre que peu de paroles. La Statue, apr</text:span><text:span text:style-name="T20">è</text:span><text:span text:style-name="T19">s s'</text:span><text:span text:style-name="T20">ê</text:span><text:span text:style-name="T19">tre rendue </text:span><text:span text:style-name="T20">à</text:span><text:span text:style-name="T19"> l'invitation du </text:span><text:span text:style-name="T29">burlador</text:span><text:span text:style-name="T19"> l'invite </text:span><text:span text:style-name="T20">à</text:span><text:span text:style-name="T19"> son tour.</text:span></text:p>
      <text:p text:style-name="P12"/>
      <text:p text:style-name="P82">Je vous invite <text:span text:style-name="T3">à</text:span> venir demain souper avec moi. En aurez-vous le courage ?</text:p>
      <text:p text:style-name="P83"/>
      <text:p text:style-name="P34"><text:span text:style-name="T5">don juan</text:span> </text:p>
      <text:p text:style-name="P82">Oui. J'irai, accompagn<text:span text:style-name="T3">é</text:span> du seul Sganarelle.</text:p>
      <text:p text:style-name="P25"/>
      <text:p text:style-name="P34"><text:span text:style-name="T5">sganarelle </text:span></text:p>
      <text:p text:style-name="P82">Je vous rends gr<text:span text:style-name="T3">â</text:span>ces, il est demain je<text:span text:style-name="T3">û</text:span>ne pour moi.</text:p>
      <text:p text:style-name="P84"/>
      <text:p text:style-name="P81"><text:span text:style-name="T19">Ainsi l'auteur maintient toujours la note comique au travers du fantastique terrible. Rien, ce me semble, n'est plus shakespearien : cela fait penser</text:span><text:span text:style-name="T22"> </text:span><text:span text:style-name="T20">à</text:span><text:span text:style-name="T19"> certains interm</text:span><text:span text:style-name="T20">è</text:span><text:span text:style-name="T19">des de </text:span><text:span text:style-name="T29">Macbeth</text:span><text:span text:style-name="T19"> et de </text:span><text:span text:style-name="T29">Richard IlI</text:span><text:span text:style-name="T32">.</text:span></text:p>
      <text:p text:style-name="P37"/>
      <text:p text:style-name="P69">Le dernier acte est consacr<text:span text:style-name="T3">é</text:span> d'abord <text:span text:style-name="T3">à</text:span> la pein­ture de l'hypocrisie de Don Juan. La haine univer­selle soulev<text:span text:style-name="T3">é</text:span>e par ses crimes est pr<text:span text:style-name="T3">ê</text:span>te <text:span text:style-name="T3">à</text:span> l'accabler ;<text:span text:style-name="T1"> </text:span>son p<text:span text:style-name="T3">è</text:span>re le d<text:span text:style-name="T3">é</text:span>sh<text:span text:style-name="T3">é</text:span>rite en le maudissant. Don Juan alors change de maintien et de langage, et fait l'hypocrite religieux. Sur ce point, qui <text:span text:style-name="T3">à</text:span> notre sens rompt l'unit<text:span text:style-name="T3">é</text:span> du caract<text:span text:style-name="T3">è</text:span>re de Don Juan, nous avons<text:span text:style-name="T1"> </text:span>cru devoir faire nos r<text:span text:style-name="T3">é</text:span>serves, tout en donnant l'explication, non la justification, de cette volte- face.</text:p>
      <text:p text:style-name="P81"><text:span text:style-name="T19">Maintenant voici, avant de finir, la trace de la lecture des </text:span><text:span text:style-name="T29">Provinciales</text:span><text:span text:style-name="T19">. Le fr</text:span><text:span text:style-name="T20">è</text:span><text:span text:style-name="T19">re d'Elvire, Don Carlos, vient demander </text:span><text:span text:style-name="T20">à</text:span><text:span text:style-name="T19"> Don Juan quelles r</text:span><text:span text:style-name="T20">é</text:span><text:span text:style-name="T19">solu­tions il a prises au sujet de sa s</text:span><text:span text:style-name="T20">œ</text:span><text:span text:style-name="T19">ur d</text:span><text:span text:style-name="T20">é</text:span><text:span text:style-name="T19">laiss</text:span><text:span text:style-name="T20">é</text:span><text:span text:style-name="T19">e ; Don Juan r</text:span><text:span text:style-name="T20">é</text:span><text:span text:style-name="T19">pond, d'un ton de papelard, qu'il a fait dessein de renoncer au monde et </text:span><text:span text:style-name="T20">à</text:span><text:span text:style-name="T19"> ses attachements. Don Carlos, </text:span><text:span text:style-name="T20">é</text:span><text:span text:style-name="T19">tonn</text:span><text:span text:style-name="T20">é</text:span><text:span text:style-name="T19">, insiste ; mais c'est en vain : Don Juan r</text:span><text:span text:style-name="T20">é</text:span><text:span text:style-name="T19">plique qu'il veut ob</text:span><text:span text:style-name="T20">é</text:span><text:span text:style-name="T19">ir </text:span><text:span text:style-name="T20">à</text:span><text:span text:style-name="T19"> l'ordre du Ciel. Don Carlos </text:span><text:soft-page-break/><text:span text:style-name="T19">finit par le provoquer ; Don Juan alors, comme les casuistes de la morale moliniste, r</text:span><text:span text:style-name="T20">é</text:span><text:span text:style-name="T19">pond : </text:span><text:span text:style-name="T20">«</text:span><text:span text:style-name="T21"> </text:span><text:span text:style-name="T19">Vous ferez ce que vous voudrez. Vous savez que je ne manque point de c</text:span><text:span text:style-name="T20">œ</text:span><text:span text:style-name="T19">ur, et que je sais me servir de mon </text:span><text:span text:style-name="T20">é</text:span><text:span text:style-name="T19">p</text:span><text:span text:style-name="T20">é</text:span><text:span text:style-name="T19">e quand il le faut. Je m'en vais passer tout-</text:span><text:span text:style-name="T20">à</text:span><text:span text:style-name="T19">-l'heure dans cette petite rue </text:span><text:span text:style-name="T20">é</text:span><text:span text:style-name="T19">cart</text:span><text:span text:style-name="T20">é</text:span><text:span text:style-name="T19">e qui m</text:span><text:span text:style-name="T20">è</text:span><text:span text:style-name="T19">ne au grand couvent ; mais je vous d</text:span><text:span text:style-name="T20">é</text:span><text:span text:style-name="T19">clare, pour moi, que ce n'est point moi qui me veux battre : le Ciel m'en d</text:span><text:span text:style-name="T20">é</text:span><text:span text:style-name="T19">fend la pens</text:span><text:span text:style-name="T20">ée. Et, si vous m’</text:span><text:span text:style-name="T19">attaquez, nous verrons ce qui en arrivera. </text:span><text:span text:style-name="T20">»</text:span></text:p>
      <text:p text:style-name="P69">Or, que dit le texte des casuistes cit<text:span text:style-name="T3">é</text:span>s par Pascal ? <text:span text:style-name="T3">«</text:span><text:span text:style-name="T4"> </text:span>Un homme peut, pour conserver son honneur, se trouver au lieu assign<text:span text:style-name="T3">é</text:span>, non pas v<text:span text:style-name="T3">é</text:span>ritablement avec l'intention expresse de se battre en duel, mais<text:span text:style-name="T1"> </text:span>seulement avec celle de se d<text:span text:style-name="T3">é</text:span>fendre, si celui qui l'a appel<text:span text:style-name="T3">é</text:span> l'y vient attaquer injustement. Et son action, d'elle-m<text:span text:style-name="T3">ê</text:span>me, sera tout indiff<text:span text:style-name="T3">é</text:span>rente : car quel mal y a-t-il d'aller dans un champ, de s'y promener en attendant un homme, et de se d<text:span text:style-name="T3">é</text:span>fendre si on vous y vient attaquer ? Et ainsi, il ne p<text:span text:style-name="T3">è</text:span>che en aucune mani<text:span text:style-name="T3">è</text:span>re, puisque ce n'est point du tout accepter un duel, ayant l'intention dirig<text:span text:style-name="T3">é</text:span>e <text:span text:style-name="T3">à</text:span> d'autres cir­constances. Car l'acceptation du duel consiste en l'intention expresse de se battre, laquelle celui-ci n'a pas. <text:span text:style-name="T3">»</text:span></text:p>
      <text:p text:style-name="P69">Voil<text:span text:style-name="T3">à</text:span> la fameuse direction d'intention, qui sera recommand<text:span text:style-name="T3">é</text:span>e aussi par Tartuffe. Que dit, en effet, celui-ci, voulant induire <text:span text:style-name="T3">à</text:span> mal la femme de son bienfaiteur ?</text:p>
      <text:p text:style-name="P7"/>
      <text:p text:style-name="P34">Selon divers besoins, il est une science </text:p>
      <text:p text:style-name="P33"><text:span text:style-name="T40">D</text:span><text:span text:style-name="T41">’é</text:span><text:span text:style-name="T40">tendre les liens de notre conscience </text:span></text:p>
      <text:p text:style-name="P33"><text:span text:style-name="T40">Et de rectifier le </text:span><text:span text:style-name="T41">mal de l’</text:span><text:span text:style-name="T40">action </text:span></text:p>
      <text:p text:style-name="P33"><text:span text:style-name="T40">Avec la puret</text:span><text:span text:style-name="T41">é</text:span><text:span text:style-name="T40"> de notre intention.</text:span></text:p>
      <text:p text:style-name="P73"/>
      <text:p text:style-name="P69">Cependant l'heure du ch<text:span text:style-name="T3">â</text:span>timent de Don Juan arrive enfin. Plusieurs apparitions fantastiques vien­nent l'avertir successivement d'avoir <text:span text:style-name="T3">à</text:span> se repentir bien vite, s'il veut <text:span text:style-name="T3">é</text:span>chapper au courroux du Ciel. L'impie n'en tient compte. C'est d'abord un Spectre de femme voil<text:span text:style-name="T3">é</text:span>e. Puis ce Spectre change de figure et repr<text:span text:style-name="T3">é</text:span>sente le Temps avec sa faulx <text:span text:style-name="T3">à</text:span> la main. Enfin, c'est la Statue du Commandeur, qui repara<text:span text:style-name="T3">î</text:span>t venant chercher Don Juan<text:bookmark text:name="bookmark53"/><text:span text:style-name="T18">.</text:span></text:p>
      <text:p text:style-name="P69">C'est l<text:span text:style-name="T3">à</text:span> une petite invraisemblance, mais <text:span text:style-name="T3">à</text:span> laquelle le spectateur n'a pas le temps de songer ; on ne voit pas de bonne raison pour que le Comman­deur vienne chercher son invit<text:span text:style-name="T3">é</text:span>, au lieu de l'attendre chez lui, c<text:span text:style-name="T3">’</text:span>est-<text:span text:style-name="T3">à</text:span>-dire dans son tombeau. Il ne l'a, d'ailleurs, invit<text:span text:style-name="T3">é</text:span> que pour le lendemain. Il est vrai que la suite des paroles montre que nous sommes d<text:span text:style-name="T3">é</text:span>j<text:span text:style-name="T3">à</text:span> <text:span text:style-name="T3">à</text:span> ce lendemain. Et ceci fait voir que Moli<text:span text:style-name="T3">è</text:span>re, dans ce libre drame, s'affranchit de l'unit<text:span text:style-name="T3">é</text:span> de temps aussi bien que de l'unit<text:span text:style-name="T3">é</text:span> de lieu.</text:p>
      <text:p text:style-name="P68"/>
      <text:p text:style-name="P31">la statue</text:p>
      <text:p text:style-name="P82">Don Juan, vous m'avez hier donn<text:span text:style-name="T3">é</text:span> parole de venir manger avec moi.</text:p>
      <text:p text:style-name="P84"/>
      <text:p text:style-name="P31">don juan</text:p>
      <text:p text:style-name="P82">Oui. O<text:span text:style-name="T3">ù</text:span> faut-il aller ?</text:p>
      <text:p text:style-name="P84"/>
      <text:p text:style-name="P31">la statue</text:p>
      <text:p text:style-name="P82"><text:soft-page-break/>Donnez-moi la main.</text:p>
      <text:p text:style-name="P84"/>
      <text:p text:style-name="P59"><text:span text:style-name="T5">don juan </text:span><text:span text:style-name="T12"><text:tab/></text:span></text:p>
      <text:p text:style-name="P82">La voil<text:span text:style-name="T3">à</text:span><text:span text:style-name="T18">.</text:span></text:p>
      <text:p text:style-name="P84"/>
      <text:p text:style-name="P33"><text:span text:style-name="T14">la statue,</text:span><text:span text:style-name="T40"> </text:span><text:span text:style-name="T29">lui tenant la main</text:span><text:span text:style-name="T43">.</text:span></text:p>
      <text:p text:style-name="P82">Don Juan, l'endurcissement au p<text:span text:style-name="T3">é</text:span>ch<text:span text:style-name="T3">é</text:span> tra<text:span text:style-name="T3">î</text:span>ne une mort funeste ; et les gr<text:span text:style-name="T3">â</text:span>ces du Ciel, que l'on renvoie, ouvrent un chemin <text:span text:style-name="T3">à</text:span> sa foudre.</text:p>
      <text:p text:style-name="P84"/>
      <text:p text:style-name="P31">don juan</text:p>
      <text:p text:style-name="P82">O Ciel ! que sens-je ? un feu invisible me br<text:span text:style-name="T3">û</text:span>le ! Je n'en puis plus, et tout mon <text:span text:style-name="T3">corps devient un brasier ardent !</text:span> Ah !</text:p>
      <text:p text:style-name="P84"/>
      <text:p text:style-name="P69"><text:span text:style-name="T3">«</text:span><text:span text:style-name="T4"> </text:span>Le tonnerre tombe, avec un grand bruit et de grands <text:span text:style-name="T3">é</text:span>clairs, sur Don Juan. La terre s'ouvre et l'abyme ; et il sort de grands feux de l'endroit o<text:span text:style-name="T3">ù</text:span> il est tomb<text:span text:style-name="T3">é</text:span> <text:span text:style-name="T3">»</text:span><text:span text:style-name="T18">.</text:span></text:p>
      <text:p text:style-name="P69">Sganarelle, rest<text:span text:style-name="T3">é</text:span> seul, termine la pi<text:span text:style-name="T3">è</text:span>ce par une derni<text:span text:style-name="T3">è</text:span>re note comique ; ce qui, apr<text:span text:style-name="T3">è</text:span>s une telle catastrophe, est d'un romantisme bien persistant; <text:span text:style-name="T3">«</text:span> Ah ! mes gages, mes gages ! Voil<text:span text:style-name="T3">à</text:span>, pa<text:span text:style-name="T3">r sa mort, un chacun satisfait :</text:span> Ciel offens<text:span text:style-name="T3">é</text:span>, lois viol<text:span text:style-name="T3">é</text:span>es, filles s<text:span text:style-name="T3">é</text:span>duites, familles d<text:span text:style-name="T3">é</text:span>shonor<text:span text:style-name="T3">é</text:span>es, parents outrag<text:span text:style-name="T3">é</text:span>s, femmes mises <text:span text:style-name="T3">à</text:span> mal, maris pouss<text:span text:style-name="T3">é</text:span>s <text:span text:style-name="T3">à</text:span> bout, tout le monde est content ; il n'y a que moi seul de malheureux ! Mes gages ! mes gages ! mes gages ! <text:span text:style-name="T3">»</text:span></text:p>
      <text:p text:style-name="P69">Ce r<text:span text:style-name="T3">ô</text:span>le de Sganarelle <text:span text:style-name="T3">é</text:span>claire et <text:span text:style-name="T3">é</text:span>gaye la pi<text:span text:style-name="T3">è</text:span>ce, qui autrement, malgr<text:span text:style-name="T3">é</text:span> quelques autres <text:span text:style-name="T3">é</text:span>pisodes, e<text:span text:style-name="T3">û</text:span>t paru trop sombre. Ce caract<text:span text:style-name="T3">ère — sensé</text:span>, mais poltron et int<text:span text:style-name="T3">é</text:span>ress<text:span text:style-name="T3">é — contraste av</text:span>ec celui de Don Juan, impie et sc<text:span text:style-name="T3">é</text:span>l<text:span text:style-name="T3">é</text:span>rat, mais brillant, brave et prodigue.</text:p>
      <text:p text:style-name="P12"/>
      <text:p text:style-name="P81"><text:span text:style-name="T19">Apr</text:span><text:span text:style-name="T20">è</text:span><text:span text:style-name="T19">s la mort du po</text:span><text:span text:style-name="T20">è</text:span><text:span text:style-name="T19">te et </text:span><text:span text:style-name="T20">à</text:span><text:span text:style-name="T19"> la sollicitation de sa veuve, Thomas Corneille mit en vers </text:span><text:span text:style-name="T29">le Festin de pierre</text:span><text:span text:style-name="T19"> et d</text:span><text:span text:style-name="T20">é</text:span><text:span text:style-name="T19">laya la vigoureuse prose de notre auteur, except</text:span><text:span text:style-name="T20">é</text:span><text:span text:style-name="T19"> quand il y trouva de beaux vers tout faits, qu'il n'eut qu'</text:span><text:span text:style-name="T20">à</text:span><text:span text:style-name="T19"> cueillir ; celui-ci, par exemple, dans la sc</text:span><text:span text:style-name="T20">è</text:span><text:span text:style-name="T19">ne du p</text:span><text:span text:style-name="T20">è</text:span><text:span text:style-name="T19">re :</text:span></text:p>
      <text:p text:style-name="P68"/>
      <text:p text:style-name="P34">La naissance n'est rien o<text:span text:style-name="T3">ù</text:span> la vertu n'est pas.</text:p>
      <text:p text:style-name="P73"/>
      <text:p text:style-name="P69">Mais, en g<text:span text:style-name="T3">é</text:span>n<text:span text:style-name="T3">é</text:span>ral, il affaiblit tout : il paraphrase avec une facilit<text:span text:style-name="T3">é</text:span> agr<text:span text:style-name="T3">é</text:span>able et molle. En outre, il<text:span text:style-name="T1"> </text:span>retranche, il ampute, non seulement la sc<text:span text:style-name="T3">è</text:span>ne du Pauvre, que Moli<text:span text:style-name="T3">è</text:span>re lui-m<text:span text:style-name="T3">ê</text:span>me avait <text:span text:style-name="T3">é</text:span>t<text:span text:style-name="T3">é</text:span> forc<text:span text:style-name="T3">é</text:span> d'<text:span text:style-name="T3">ô</text:span>ter, m<text:span text:style-name="T3">ais d'autres parties, sans que l’</text:span>on voye la n<text:span text:style-name="T3">é</text:span>cessit<text:span text:style-name="T3">é</text:span> de ces amputations.<text:tab/></text:p>
      <text:p text:style-name="P69">En revanche, il fait para<text:span text:style-name="T3">î</text:span>tre, au troisi<text:span text:style-name="T3">è</text:span>me et au cinqui<text:span text:style-name="T3">è</text:span>me actes, trois personnages f<text:span text:style-name="T3">é</text:span>minins de son invention : 1° une jeune fille, L<text:span text:style-name="T3">é</text:span>onor, que Don Juan cherche <text:span text:style-name="T3">à</text:span> s<text:span text:style-name="T3">é</text:span>duire, comme toutes les autres, en lui promettant mariage ; 2° la tante de cette jeune fille, qui survient <text:span text:style-name="T3">à</text:span> propos pour la sauver ; 3° une nour­rice, nomm<text:span text:style-name="T3">é</text:span>e Pascale.</text:p>
      <text:p text:style-name="P69">Voici les autres changements introduits par lui ; au quatri<text:span text:style-name="T3">è</text:span>me acte, il place la <text:soft-page-break/>sc<text:span text:style-name="T3">è</text:span>ne des r<text:span text:style-name="T3">é</text:span>primandes du p<text:span text:style-name="T3">è</text:span>re <text:span text:style-name="T3">à</text:span> son fils avant celle du cr<text:span text:style-name="T3">é</text:span>ancier, M. Dimanche ; au m<text:span text:style-name="T3">ê</text:span>me acte, il ne fait pas revenir Donc Elvire et perd ainsi un trait qui, chez Moli<text:span text:style-name="T3">è</text:span>re, ach<text:span text:style-name="T3">è</text:span>ve de peindre le caract<text:span text:style-name="T3">è</text:span>re de Don Juan (le revenez-y de libertinage) ; au cinqui<text:span text:style-name="T3">è</text:span>me acte, il ne fait pas repara<text:span text:style-name="T3">î</text:span>tre le fr<text:span text:style-name="T3">è</text:span>re de Done Elvire, Don Carlos, qui, chez Moli<text:span text:style-name="T3">è</text:span>re, en provoquant Don Juan, donne occasion <text:span text:style-name="T3">à</text:span> son hypocrisie et <text:span text:style-name="T3">à</text:span> sa morale j<text:span text:style-name="T3">é</text:span>suitique ; au m<text:span text:style-name="T3">ê</text:span>me acte encore, il a singuli<text:span text:style-name="T3">è</text:span>re­ment affaibli et r<text:span text:style-name="T3">é</text:span>tr<text:span text:style-name="T3">é</text:span>ci l'id<text:span text:style-name="T3">é</text:span>e de Moli<text:span text:style-name="T3">è</text:span>re, en motivant l'hypocrisie de Don Juan par le seul d<text:span text:style-name="T3">é</text:span>sir de faire acquitter ses dettes <text:span text:style-name="T3">à</text:span> son p<text:span text:style-name="T3">è</text:span>re, et il a omis plusieurs des traits les plus forts de cet hypocrite, fr<text:span text:style-name="T3">è</text:span>re de Tartuffe. Il a supprim<text:span text:style-name="T3">é</text:span>, <text:span text:style-name="T3">à</text:span> la fin, l'apparition du <text:span text:style-name="T3">«</text:span><text:span text:style-name="T4"> </text:span>Spectre en femme voil<text:span text:style-name="T3">é</text:span>e <text:span text:style-name="T3">»</text:span> et celle du <text:span text:style-name="T3">«</text:span> Temps <text:span text:style-name="T3">»</text:span>. La derni<text:span text:style-name="T3">è</text:span>re n'est pas tr<text:span text:style-name="T3">è</text:span>s regrettable.<text:span text:style-name="T1"> </text:span></text:p>
      <text:p text:style-name="P68"/>
      <text:p text:style-name="P81"><text:span text:style-name="T19">On a peine </text:span><text:span text:style-name="T20">à</text:span><text:span text:style-name="T19"> comprendre que, pendant un si</text:span><text:span text:style-name="T20">è</text:span><text:span text:style-name="T19">cle et demi, cette paraphrase si faible soit rest</text:span><text:span text:style-name="T20">é</text:span><text:span text:style-name="T19">e en possession de la sc</text:span><text:span text:style-name="T20">è</text:span><text:span text:style-name="T19">ne fran</text:span><text:span text:style-name="T20">ç</text:span><text:span text:style-name="T19">aise, de pr</text:span><text:span text:style-name="T20">é</text:span><text:span text:style-name="T19">f</text:span><text:span text:style-name="T20">é</text:span><text:span text:style-name="T19">rence </text:span><text:span text:style-name="T20">à</text:span><text:span text:style-name="T19"> l'</text:span><text:span text:style-name="T20">œ</text:span><text:span text:style-name="T19">uvre de Moli</text:span><text:span text:style-name="T20">ère, — si ce n'est qu'en ce temps-là</text:span><text:span text:style-name="T19"> le go</text:span><text:span text:style-name="T20">û</text:span><text:span text:style-name="T19">t des com</text:span><text:span text:style-name="T20">é</text:span><text:span text:style-name="T19">diens et du public </text:span><text:span text:style-name="T20">é</text:span><text:span text:style-name="T19">tait plut</text:span><text:span text:style-name="T20">ô</text:span><text:span text:style-name="T19">t pour les pi</text:span><text:span text:style-name="T20">è</text:span><text:span text:style-name="T19">ces en vers ; de notre temps, au contraire, o</text:span><text:span text:style-name="T20">ù</text:span><text:span text:style-name="T19"> il est plut</text:span><text:span text:style-name="T20">ô</text:span><text:span text:style-name="T19">t pour les pi</text:span><text:span text:style-name="T20">è</text:span><text:span text:style-name="T19">ces en prose, le </text:span><text:span text:style-name="T29">Don Juan</text:span><text:span text:style-name="T19"> de Moli</text:span><text:span text:style-name="T20">è</text:span><text:span text:style-name="T19">re a </text:span><text:span text:style-name="T20">é</text:span><text:span text:style-name="T19">t</text:span><text:span text:style-name="T20">é</text:span><text:span text:style-name="T19"> repris avec honneur, et la p</text:span><text:span text:style-name="T20">â</text:span><text:span text:style-name="T19">le versification de Thomas Corneille est d</text:span><text:span text:style-name="T20">é</text:span><text:span text:style-name="T19">laiss</text:span><text:span text:style-name="T20">é</text:span><text:span text:style-name="T19">e.</text:span></text:p>
      <text:p text:style-name="P68"/>
      <text:p text:style-name="P81"><text:span text:style-name="T19">Venons aux autres </text:span><text:span text:style-name="T29">Don Juan</text:span><text:span text:style-name="T24">.</text:span></text:p>
      <text:p text:style-name="P81"><text:span text:style-name="T19">Dans la premi</text:span><text:span text:style-name="T20">è</text:span><text:span text:style-name="T19">re moiti</text:span><text:span text:style-name="T20">é</text:span><text:span text:style-name="T19"> du si</text:span><text:span text:style-name="T20">è</text:span><text:span text:style-name="T19">cle dernier, un nomm</text:span><text:span text:style-name="T20">é</text:span><text:span text:style-name="T19"> Le Tellier donna un op</text:span><text:span text:style-name="T20">é</text:span><text:span text:style-name="T19">ra-comique en trois actes, intitul</text:span><text:span text:style-name="T20">é</text:span><text:span text:style-name="T19"> : </text:span><text:span text:style-name="T29">le Festin de pierre</text:span><text:span text:style-name="T24">.</text:span></text:p>
      <text:p text:style-name="P81"><text:span text:style-name="T19">Puis vint le libretto italien compos</text:span><text:span text:style-name="T20">é</text:span><text:span text:style-name="T19"> par l'abb</text:span><text:span text:style-name="T20">é</text:span><text:span text:style-name="T19"> Da Ponte combinant l'</text:span><text:span text:style-name="T20">œ</text:span><text:span text:style-name="T19">uvre espagnole de Gabriel TeIIez et l'</text:span><text:span text:style-name="T20">œ</text:span><text:span text:style-name="T19">uvre fran</text:span><text:span text:style-name="T20">ç</text:span><text:span text:style-name="T19">aise de Moli</text:span><text:span text:style-name="T20">è</text:span><text:span text:style-name="T19">re. Ce livret plus que m</text:span><text:span text:style-name="T20">é</text:span><text:span text:style-name="T19">diocre a eu la chance inestimable d'</text:span><text:span text:style-name="T20">ê</text:span><text:span text:style-name="T19">tre illustr</text:span><text:span text:style-name="T20">é</text:span><text:span text:style-name="T19"> et transfigur</text:span><text:span text:style-name="T20">é</text:span><text:span text:style-name="T19"> par la musique de Mozart. Pr</text:span><text:span text:style-name="T20">é</text:span><text:span text:style-name="T19">occup</text:span><text:span text:style-name="T20">é</text:span><text:span text:style-name="T19"> avant tout d'</text:span><text:span text:style-name="T20">é</text:span><text:span text:style-name="T19">gayer ce sombre sujet, l'auteur lui a donn</text:span><text:span text:style-name="T20">é</text:span><text:span text:style-name="T19"> le titre de </text:span><text:span text:style-name="T29">dramma giocoso</text:span><text:span text:style-name="T19">. Il a extraordinairement raval</text:span><text:span text:style-name="T20">é</text:span><text:span text:style-name="T19"> le caract</text:span><text:span text:style-name="T20">è</text:span><text:span text:style-name="T19">re de Don Juan : par exemple, lorsque celui-ci va jusqu'</text:span><text:span text:style-name="T20">à</text:span><text:span text:style-name="T19"> changer non seulement d'habit, mais de femme avec son valet, et adresse </text:span><text:span text:style-name="T20">à</text:span><text:span text:style-name="T19"> la femme de ce valet, pour la s</text:span><text:span text:style-name="T20">é</text:span><text:span text:style-name="T19">duire, la d</text:span><text:span text:style-name="T20">é</text:span><text:span text:style-name="T19">licieuse s</text:span><text:span text:style-name="T20">é</text:span><text:span text:style-name="T19">r</text:span><text:span text:style-name="T20">é</text:span><text:span text:style-name="T19">nade qui m</text:span><text:span text:style-name="T20">éritait un meilleur emploi, — pendant que Leporello de son cô</text:span><text:span text:style-name="T19">t</text:span><text:span text:style-name="T20">é</text:span><text:span text:style-name="T19">, pour ob</text:span><text:span text:style-name="T20">é</text:span><text:span text:style-name="T19">ir </text:span><text:span text:style-name="T20">à</text:span><text:span text:style-name="T19"> son ma</text:span><text:span text:style-name="T20">î</text:span><text:span text:style-name="T19">tre, fait la cour </text:span><text:span text:style-name="T20">à</text:span><text:span text:style-name="T19"> Done Elvire. En France, cet endroit-l</text:span><text:span text:style-name="T20">à</text:span><text:span text:style-name="T19"> fait mal au c</text:span><text:span text:style-name="T20">œ</text:span><text:span text:style-name="T19">ur ;</text:span><text:span text:style-name="T22"> </text:span><text:span text:style-name="T19">en Italie, la bouffonnerie couvre tout ; on ne voit et on n'entend que les lazzi des deux personnages ridiculement travestis de leurs habits </text:span><text:span text:style-name="T20">é</text:span><text:span text:style-name="T19">chang</text:span><text:span text:style-name="T20">é</text:span><text:span text:style-name="T19">s, et imitant aussi et contrefaisant la voix et le chant l'un de l'autre. Voil</text:span><text:span text:style-name="T20">à</text:span><text:span text:style-name="T19"> le </text:span><text:span text:style-name="T29">dramma giocoso</text:span><text:span text:style-name="T19"> : c'est l'op</text:span><text:span text:style-name="T20">é</text:span><text:span text:style-name="T19">rette bouffe, amalgam</text:span><text:span text:style-name="T20">é</text:span><text:span text:style-name="T19">e avec</text:span><text:span text:style-name="T20"> l’</text:span><text:span text:style-name="T29">opera seria e tragica</text:span><text:span text:style-name="T19">. Heureusement la musique de Mozart anime, rehausse et illumine de ses splendeurs et de sa gr</text:span><text:span text:style-name="T20">â</text:span><text:span text:style-name="T19">ce ces banalit</text:span><text:span text:style-name="T20">é</text:span><text:span text:style-name="T19">s vulgaires ; heureusement aussi, le librettiste Da Ponte a repris cette partie de la l</text:span><text:span text:style-name="T20">é</text:span><text:span text:style-name="T19">gende espagnole que Moli</text:span><text:span text:style-name="T20">è</text:span><text:span text:style-name="T19">re avait cru devoir laisser de c</text:span><text:span text:style-name="T20">ô</text:span><text:span text:style-name="T19">t</text:span><text:span text:style-name="T20">é</text:span><text:span text:style-name="T19"> et d'apr</text:span><text:span text:style-name="T20">è</text:span><text:span text:style-name="T19">s laquelle le Commandeur a </text:span><text:span text:style-name="T20">é</text:span><text:span text:style-name="T19">t</text:span><text:span text:style-name="T20">é</text:span><text:span text:style-name="T19"> tu</text:span><text:span text:style-name="T20">é</text:span><text:span text:style-name="T19"> par Don Juan en essayant de venger l'ou­trage fait </text:span><text:span text:style-name="T20">à</text:span><text:span text:style-name="T19"> sa fille. Cela ouvre tout d'abord une puissante source dramatique et musicale, par l'in­troduction du personnage de cette fille, Dona Anna. D</text:span><text:span text:style-name="T20">è</text:span><text:span text:style-name="T19">s le d</text:span><text:span text:style-name="T20">é</text:span><text:span text:style-name="T19">but de la pi</text:span><text:span text:style-name="T20">è</text:span><text:span text:style-name="T19">ce, on assiste pour ainsi dire au crime dont on verra </text:span><text:span text:style-name="T20">à</text:span><text:span text:style-name="T19"> la fin le ch</text:span><text:span text:style-name="T20">â</text:span><text:span text:style-name="T19">timent, et d</text:span><text:span text:style-name="T20">è</text:span><text:span text:style-name="T19">s lors le caract</text:span><text:span text:style-name="T20">è</text:span><text:span text:style-name="T19">re de Dona Anna se d</text:span><text:span text:style-name="T20">é</text:span><text:span text:style-name="T19">veloppe avec une </text:span><text:span text:style-name="T20">é</text:span><text:span text:style-name="T19">nergie qui se soutient dans toute la pi</text:span><text:span text:style-name="T20">è</text:span><text:span text:style-name="T19">ce et fait de ce personnage un r</text:span><text:span text:style-name="T20">ô</text:span><text:span text:style-name="T19">le capital. Notons ce point, car de l</text:span><text:span text:style-name="T20">à</text:span><text:span text:style-name="T19"> vont d</text:span><text:span text:style-name="T20">é</text:span><text:span text:style-name="T19">river </text:span><text:soft-page-break/><text:span text:style-name="T19">plusieurs chose int</text:span><text:span text:style-name="T20">é</text:span><text:span text:style-name="T19">ressantes.</text:span></text:p>
      <text:p text:style-name="P12"/>
      <text:p text:style-name="P81"><text:span text:style-name="T19">Cela nous conduit d'abord </text:span><text:span text:style-name="T20">à</text:span><text:span text:style-name="T19"> parler du </text:span><text:span text:style-name="T29">Don Juan</text:span><text:span text:style-name="T19"> d'Hoffmann, petit conte fantastique qui se rapporte autant et plus </text:span><text:span text:style-name="T20">à</text:span><text:span text:style-name="T19"> Dona Anna qu'</text:span><text:span text:style-name="T20">à</text:span><text:span text:style-name="T19"> Don Juan lui-m</text:span><text:span text:style-name="T20">ê</text:span><text:span text:style-name="T19">me. Hoffmann voit et admire en Don Juan la s</text:span><text:span text:style-name="T20">éduction dominatrice, — Musset, en s'emparant de</text:span><text:span text:style-name="T22"> </text:span><text:span text:style-name="T19">cette id</text:span><text:span text:style-name="T20">é</text:span><text:span text:style-name="T19">e d'Hoffmann, l'exag</text:span><text:span text:style-name="T20">é</text:span><text:span text:style-name="T19">rera jusqu'</text:span><text:span text:style-name="T20">à</text:span><text:span text:style-name="T19"> la fausser </text:span><text:span text:style-name="T20">; —</text:span><text:span text:style-name="T19"> selon Hoffmann, l'amour et sa puissance m</text:span><text:span text:style-name="T20">ê</text:span><text:span text:style-name="T19">lent et amalgament dans Don Juan le Diable avec Dieu. La tentative d'enl</text:span><text:span text:style-name="T20">è</text:span><text:span text:style-name="T19">vement de Dona Anna est son entreprise la plus hardie, la plus t</text:span><text:span text:style-name="T20">é</text:span><text:span text:style-name="T19">m</text:span><text:span text:style-name="T20">é</text:span><text:span text:style-name="T19">raire : aussi est-ce l</text:span><text:span text:style-name="T20">à</text:span><text:span text:style-name="T19"> le pivot du drame qui r</text:span><text:span text:style-name="T20">é</text:span><text:span text:style-name="T19">sumera et d</text:span><text:span text:style-name="T20">é</text:span><text:span text:style-name="T19">nouera sa destin</text:span><text:span text:style-name="T20">é</text:span><text:span text:style-name="T19">e.<text:tab/></text:span></text:p>
      <text:p text:style-name="P69">Dona Anna, par les dons brillants de sa nature et par son <text:span text:style-name="T3">é</text:span>nergie, fait le pendant, et aussi le contraste de Don Jua<text:span text:style-name="T3">n, parce que chez elle le bien l’</text:span>emporte sur le mal, comme, chez lui, le mal sur le bien. <text:span text:style-name="T3">«</text:span> De m<text:span text:style-name="T3">ê</text:span>me, dit Hoffmann, que Don Juan est primitivement un homme d'une beaut<text:span text:style-name="T3">é</text:span> et d'une force merveilleuses, Dona Anna est une femme divine, dont l'<text:span text:style-name="T3">â</text:span>me pure <text:span text:style-name="T3">é</text:span>chappe <text:span text:style-name="T3">à</text:span> la puissance du Diable. <text:span text:style-name="T3">»</text:span></text:p>
      <text:p text:style-name="P81"><text:span text:style-name="T19">Voici, au surplus, la br</text:span><text:span text:style-name="T20">è</text:span><text:span text:style-name="T19">ve analyse de ce conte fantastique. Hoffmann assiste, seul, dans une petite loge de quelque th</text:span><text:span text:style-name="T20">éâ</text:span><text:span text:style-name="T19">tre d'Italie, </text:span><text:span text:style-name="T20">à</text:span><text:span text:style-name="T19"> une repr</text:span><text:span text:style-name="T20">é</text:span><text:span text:style-name="T19">senta­tion du </text:span><text:span text:style-name="T29">Don Juan</text:span><text:span text:style-name="T19"> de Mozart. Pendant qu'il est sous le charme de cette puissance et de cette gr</text:span><text:span text:style-name="T20">â</text:span><text:span text:style-name="T19">ce, Dona Anna elle-m</text:span><text:span text:style-name="T20">ê</text:span><text:span text:style-name="T19">me, qui sort de chanter son r</text:span><text:span text:style-name="T20">ô</text:span><text:span text:style-name="T19">le du premier acte, vient (il le croit du moins) s'asseoir derri</text:span><text:span text:style-name="T20">è</text:span><text:span text:style-name="T19">re lui, dans cette loge ; il a entendu quelqu'un qui entrait, il reste un peu de temps sans se retourner et sans savoir quelle personne se trouve l</text:span><text:span text:style-name="T20">à</text:span><text:span text:style-name="T19">. Enfin il se retourne... Est-ce une vision, ou une r</text:span><text:span text:style-name="T20">é</text:span><text:span text:style-name="T19">alit</text:span><text:span text:style-name="T20">é</text:span><text:span text:style-name="T19"> ?... Hoffmann excelle </text:span><text:span text:style-name="T20">à</text:span><text:span text:style-name="T19"> maintenir le lecteur dans l'incertitude. La conversation</text:span><text:span text:style-name="T22"> </text:span><text:span text:style-name="T19">s'engage, toute id</text:span><text:span text:style-name="T20">é</text:span><text:span text:style-name="T19">ale et musicale, en dialecte toscan ; puis Dona Anna le quitte pour aller continuer son r</text:span><text:span text:style-name="T20">ô</text:span><text:span text:style-name="T19">le dans la pi</text:span><text:span text:style-name="T20">è</text:span><text:span text:style-name="T19">ce.</text:span></text:p>
      <text:p text:style-name="P69">Le spectacle fini, le voyageur rentre dans sa chambre d'h<text:span text:style-name="T3">ô</text:span>tel ; l'h<text:span text:style-name="T3">ô</text:span>tel est contigu au th<text:span text:style-name="T3">éâ</text:span>tre, et y communique par un couloir. Notre dilettante, encore sous le charme, reste en vibration de tant de merveilles, ne peut dormir, retourne enfin dans la loge et contemple le th<text:span text:style-name="T3">éâ</text:span>tre dans l'obscurit<text:span text:style-name="T3">é</text:span> : il croit entendre encore, dans la salle vide, flotter des lambeaux de sonorit<text:span text:style-name="T3">é</text:span>s vagues ; lui-m<text:span text:style-name="T3">ê</text:span>me en r<text:span text:style-name="T3">é</text:span>veille les <text:span text:style-name="T3">é</text:span>chos, en pronon<text:span text:style-name="T3">ç</text:span>ant comme une <text:span text:style-name="T3">é</text:span>vocation le nom de Dona Anna. L'horloge sonne deux heures du matin. Il sent passer sur son front un souffle, puis il croit respirer autour de lui l'odeur d'un parfum italien qui, pendant la soir<text:span text:style-name="T3">é</text:span>e, lui avait r<text:span text:style-name="T3">é</text:span>v<text:span text:style-name="T3">é</text:span>l<text:span text:style-name="T3">é</text:span> la pr<text:span text:style-name="T3">é</text:span>sence de cette femme assise derri<text:span text:style-name="T3">è</text:span>re lui. Et voil<text:span text:style-name="T3">à</text:span> qu'il entend encore chanter Dona Anna. Puis, tout-<text:span text:style-name="T3">à</text:span>-coup, ce chant, d'une beaut<text:span text:style-name="T3">é</text:span> indi­cible, s'interrompt... Le lendemain, il apprend, <text:span text:style-name="T3">à</text:span> table d'h<text:span text:style-name="T3">ô</text:span>te, que la cantatrice d'hier au soir est morte, cette nuit, <text:span text:style-name="T3">à</text:span> deux heures.</text:p>
      <text:p text:style-name="P81"><text:span text:style-name="T19">Voil</text:span><text:span text:style-name="T20">à</text:span><text:span text:style-name="T19"> le cadre, assez adroitement construit. Quelle est la part de la r</text:span><text:span text:style-name="T20">é</text:span><text:span text:style-name="T19">alit</text:span><text:span text:style-name="T20">é</text:span><text:span text:style-name="T19">, la part de l'hallucination, dans cette visite pendant l'entr'acte et dans tout le reste ? Hoffmann laisse au lecteur le soin de deviner ; c'est en cela que consiste l'art de l'auteur des </text:span><text:span text:style-name="T29">Contes fantastiques</text:span><text:span text:style-name="T19">. Toutefois, voici les derni</text:span><text:span text:style-name="T20">è</text:span><text:span text:style-name="T19">res lignes, qui donnent en quelque sorte le mot de l'</text:span><text:span text:style-name="T20">é</text:span><text:span text:style-name="T19">nigme :</text:span></text:p>
      <text:p text:style-name="P68"/>
      <text:p text:style-name="P34"><text:bookmark-start text:name="bookmark54"/>CONVERSATION A TABLE D'HOTE.<text:bookmark-end text:name="bookmark54"/></text:p>
      <text:p text:style-name="P33"><text:span text:style-name="T14">un homme ra isonnable,</text:span><text:span text:style-name="T40"> </text:span><text:span text:style-name="T29">frappant sur couvercle de sa tabati</text:span><text:span text:style-name="T30">è</text:span><text:span text:style-name="T29">re</text:span><text:span text:style-name="T43">.</text:span></text:p>
      <text:p text:style-name="P37"><text:soft-page-break/></text:p>
      <text:p text:style-name="P82">C'est pourtant dommage que nous ne puissions plus, de sit<text:span text:style-name="T3">ô</text:span>t, entendre un op<text:span text:style-name="T3">é</text:span>ra bien ex<text:span text:style-name="T3">é</text:span>cut<text:span text:style-name="T3">é</text:span> ! Cela vient de cette fatale exag<text:span text:style-name="T3">é</text:span>ration !</text:p>
      <text:p text:style-name="P84"/>
      <text:p text:style-name="P34"><text:span text:style-name="T5">un homme a la figure basan</text:span><text:span text:style-name="T13">é</text:span><text:span text:style-name="T5">e</text:span></text:p>
      <text:p text:style-name="P82">Oui, oui, je le lui ai dit assez souvent ! Le r<text:span text:style-name="T3">ô</text:span>le de Dona Anna la saisissait trop vivement ! Hier elle <text:span text:style-name="T3">é</text:span>tait comme poss<text:span text:style-name="T3">é</text:span>d<text:span text:style-name="T3">é</text:span>e<text:span text:style-name="T3"> ! Pendant tout l’</text:span>entr'acte, elle est, dit-on, rest<text:span text:style-name="T3">é</text:span>e <text:span text:style-name="T3">é</text:span>vanouie, et, <text:span text:style-name="T3">à</text:span> la sc<text:span text:style-name="T3">è</text:span>ne du second acte, elle avait une attaque de nerfs.</text:p>
      <text:p text:style-name="P84"/>
      <text:p text:style-name="P31">un insignifiant</text:p>
      <text:p text:style-name="P82">Oh ! contez-moi donc...</text:p>
      <text:p text:style-name="P84"/>
      <text:p text:style-name="P34"><text:span text:style-name="T5">l'homme basan</text:span><text:span text:style-name="T13">é</text:span><text:span text:style-name="T5"> </text:span></text:p>
      <text:p text:style-name="P82"><text:span text:style-name="T3">Eh bien !</text:span> oui, une attaque de nerfs, et on n'a pas pu l'emporter hors du th<text:span text:style-name="T3">éâ</text:span>tre.</text:p>
      <text:p text:style-name="P25"/>
      <text:p text:style-name="P31">moi</text:p>
      <text:p text:style-name="P82">J'esp<text:span text:style-name="T3">è</text:span>re que ces attaques ne sont point dangereuses ? Reverrons-nous bient<text:span text:style-name="T3">ô</text:span>t la signora ?</text:p>
      <text:p text:style-name="P84"/>
      <text:p text:style-name="P33"><text:span text:style-name="T14">l'homme raisonnable,</text:span><text:span text:style-name="T40"> </text:span><text:span text:style-name="T29">prenant une prise</text:span><text:span text:style-name="T43">.</text:span></text:p>
      <text:p text:style-name="P82">Difficilement : car la signora est morte, cette nuit, <text:span text:style-name="T3">à</text:span> deux heures.</text:p>
      <text:p text:style-name="P73"><text:bookmark-start text:name="bookmark55"/></text:p>
      <text:p text:style-name="P69"><text:span text:style-name="T3">Tel est ce petit conte d'un effet saisissant. — inspiré</text:span> par le sentiment tr<text:span text:style-name="T3">è</text:span>s vif des beaut<text:span text:style-name="T3">é</text:span>s de l'<text:span text:style-name="T3">œ</text:span>uvre de Mozart.<text:bookmark-end text:name="bookmark55"/></text:p>
      <text:p text:style-name="P81"><text:span text:style-name="T19">Et, en effet, quelle merveille que cet op</text:span><text:span text:style-name="T20">é</text:span><text:span text:style-name="T19">ra, ou plut</text:span><text:span text:style-name="T20">ô</text:span><text:span text:style-name="T19">t quelle succession de merveilles ! Quelle puissance et quelle vari</text:span><text:span text:style-name="T20">é</text:span><text:span text:style-name="T19">t</text:span><text:span text:style-name="T20">é</text:span><text:span text:style-name="T19"> ! L'indignation, l'amour, la gr</text:span><text:span text:style-name="T20">â</text:span><text:span text:style-name="T19">ce, la bouffonnerie, la terreur ! quelle richesse </text:span><text:span text:style-name="T20">é</text:span><text:span text:style-name="T19">blouissante et quel charme in</text:span><text:span text:style-name="T20">é</text:span><text:span text:style-name="T19">puisable ! Quelle immense </text:span><text:span text:style-name="T20">étendue de clavier, — de Dona Anna et de Don Juan à</text:span><text:span text:style-name="T19"> Leporello et </text:span><text:span text:style-name="T20">à Zerline, — depuis les gaieté</text:span><text:span text:style-name="T19">s cham­p</text:span><text:span text:style-name="T20">ê</text:span><text:span text:style-name="T19">tres jusqu'aux </text:span><text:span text:style-name="T20">é</text:span><text:span text:style-name="T19">pouvantements d'outre-tombe, aux affres de la mort imp</text:span><text:span text:style-name="T20">é</text:span><text:span text:style-name="T19">nitente et aux terreurs du jugement divin ! </text:span><text:span text:style-name="T29">Dramma giocoso </text:span><text:span text:style-name="T19">! pi</text:span><text:span text:style-name="T20">è</text:span><text:span text:style-name="T19">ce plaisante ! Oui, comme </text:span><text:span text:style-name="T29">la Divina Commedia</text:span><text:span text:style-name="T19"> du Dante, cette formidable trilogie : </text:span><text:span text:style-name="T29">l'Enfer, le Purgatoire, le Para­dis</text:span><text:span text:style-name="T19"> ! Mais cet op</text:span><text:span text:style-name="T20">é</text:span><text:span text:style-name="T19">ra, lui aussi, n'est-il pas une com</text:span><text:span text:style-name="T20">é</text:span><text:span text:style-name="T24">­</text:span><text:span text:style-name="T19">die ; ou plut</text:span><text:span text:style-name="T20">ô</text:span><text:span text:style-name="T19">t un drame romantique, repr</text:span><text:span text:style-name="T20">é</text:span><text:span text:style-name="T19">sentant la vie humaine tout enti</text:span><text:span text:style-name="T20">è</text:span><text:span text:style-name="T19">re, avec ses contrastes ? Mozart a su comprendre et rendre tout cela, sans parti pris et sans syst</text:span><text:span text:style-name="T20">è</text:span><text:span text:style-name="T19">me, avec son g</text:span><text:span text:style-name="T20">é</text:span><text:span text:style-name="T19">nie puissant et facile, Mozart est grand comme Shakespeare %67%.</text:span></text:p>
      <text:p text:style-name="P73"/>
      <text:p text:style-name="P69">Voyons maintenant la s<text:span text:style-name="T3">é</text:span>rie des transformations de Don Juan.</text:p>
      <text:p text:style-name="P69"><text:span text:style-name="T3">«</text:span> Sur cette l<text:span text:style-name="T3">é</text:span>gende de Don Juan, dit Sainte-Beuve, tous les po<text:span text:style-name="T3">è</text:span>tes ont cr<text:span text:style-name="T3">éé</text:span>, vari<text:span text:style-name="T3">é</text:span> (c'est-<text:span text:style-name="T3">à</text:span>-dire fait des variations), Iibres, selon leur fantaisie. Sur ce nom demi-fabuleux, depuis Tirso de Molina, Moli<text:span text:style-name="T3">è</text:span>re et Mozart, jusqu'<text:span text:style-name="T3">à</text:span> Byron, Musset et M<text:span text:style-name="T3">é</text:span>ri­m<text:span text:style-name="T3">é</text:span>e, chacun a jou<text:span text:style-name="T3">é</text:span> <text:span text:style-name="T3">à</text:span> son tour et <text:span text:style-name="T3">à</text:span> sa guise ; chacun a transform<text:span text:style-name="T3">é</text:span> le type <text:span text:style-name="T3">à son image, et l’</text:span>a fait, chaque fois, original et nouveau. <text:span text:style-name="T3">»</text:span></text:p>
      <text:p text:style-name="P81"><text:soft-page-break/><text:span text:style-name="T19">Nouveau, plus ou moins : nous allons voir dans quelle mesure. C'est surtout </text:span><text:span text:style-name="T20">à</text:span><text:span text:style-name="T19"> propos du Don Juan de Byron que le mot de Sainte-Beuve est juste. Ce Don Juan, ce n'est plus du tout celui de la l</text:span><text:span text:style-name="T20">é</text:span><text:span text:style-name="T19">ge</text:span><text:span text:style-name="T20">nde, — aussi ne devons-nous pas nous y arrê</text:span><text:span text:style-name="T24">­</text:span><text:span text:style-name="T19">ter longtemps </text:span><text:span text:style-name="T20">; — c'est Byron lui-mê</text:span><text:span text:style-name="T19">me, avec toutes ses fantaisies. C'est un m</text:span><text:span text:style-name="T20">é</text:span><text:span text:style-name="T19">lange de Ch</text:span><text:span text:style-name="T20">é</text:span><text:span text:style-name="T19">rubin et de Don Juan, si l'on veut : amoureux de toutes les femmes qu'il rencontre, mais ayant plus d'ardeur et de curiosit</text:span><text:span text:style-name="T20">é</text:span><text:span text:style-name="T19"> que de tendresse ; et, en outre, se faisant un malin plaisir, en homme ind</text:span><text:span text:style-name="T20">é</text:span><text:span text:style-name="T19">pendant, sinc</text:span><text:span text:style-name="T20">è</text:span><text:span text:style-name="T19">re, </text:span><text:span text:style-name="T20">à</text:span><text:span text:style-name="T19"> qui les d</text:span><text:span text:style-name="T20">é</text:span><text:span text:style-name="T19">fauts de sa nation sont insupportables, de scandaliser par ses vers et ses pens</text:span><text:span text:style-name="T20">é</text:span><text:span text:style-name="T19">es</text:span><text:span text:style-name="T22"> </text:span><text:span text:style-name="T19">tr</text:span><text:span text:style-name="T20">è</text:span><text:span text:style-name="T19">s libres les lecteurs et surtout les lectrices de ce cher pays dont la pudibonderie lui irrite les nerfs. Oui, ce Don Juan-l</text:span><text:span text:style-name="T20">à</text:span><text:span text:style-name="T19">, c'est lord Byron, agac</text:span><text:span text:style-name="T20">é</text:span><text:span text:style-name="T19"> par le </text:span><text:span text:style-name="T29">cant</text:span><text:span text:style-name="T19"> britannique, et s'amusant, pour se soulager, </text:span><text:span text:style-name="T20">à</text:span><text:span text:style-name="T19"> lui faire pousser des cris de paon, des cris comme jamais de m</text:span><text:span text:style-name="T20">é</text:span><text:span text:style-name="T19">moire d'homme les </text:span><text:span text:style-name="T29">ladies</text:span><text:span text:style-name="T19"> n'en avaient pouss</text:span><text:span text:style-name="T20">é</text:span><text:span text:style-name="T19"> ; car jamais de m</text:span><text:span text:style-name="T20">é</text:span><text:span text:style-name="T19">moire d'homme, en Angle­terre, on n'avait os</text:span><text:span text:style-name="T20">é</text:span><text:span text:style-name="T19"> </text:span><text:span text:style-name="T20">é</text:span><text:span text:style-name="T19">crire et imprimer, sur l'amour, les femmes, le mariage, des choses si t</text:span><text:span text:style-name="T20">é</text:span><text:span text:style-name="T19">m</text:span><text:span text:style-name="T20">é</text:span><text:span text:style-name="T19">raires. Je me garderai bien d'en redire une seule ici.</text:span></text:p>
      <text:p text:style-name="P69">Au fond, je crois que ces fus<text:span text:style-name="T3">é</text:span>es de raillerie amusaient assez les dames qui criaient. Byron, en les r<text:span text:style-name="T3">é</text:span>voltant, les int<text:span text:style-name="T3">é</text:span>ressait. Elles ne s'<text:span text:style-name="T3">é</text:span>taient jamais trouv<text:span text:style-name="T3">é</text:span>es <text:span text:style-name="T3">à</text:span> pareille f<text:span text:style-name="T3">ê</text:span>te. Chacune d'elles lui<text:span text:style-name="T1"> </text:span>e<text:span text:style-name="T3">û</text:span>t volontiers arrach<text:span text:style-name="T3">é</text:span> les yeux, en public ; en particulier, je ne sais.</text:p>
      <text:p text:style-name="P81"><text:span text:style-name="T19">Quand on dit tant de mal des femmes, quelque chose leur dit que c'est qu'on en pense trop de bien, et qu'on ne fait semblant de les ha</text:span><text:span text:style-name="T20">ï</text:span><text:span text:style-name="T19">r que de peur de trop laisser voir qu'on ne peut s'emp</text:span><text:span text:style-name="T20">ê</text:span><text:span text:style-name="T19">cher de les aimer. Les femmes ont un instinct qui ne les trompe pas, et tout de suite, comme les enfants, elles sentent ceux qui les aiment, m</text:span><text:span text:style-name="T20">ê</text:span><text:span text:style-name="T19">me quand ils n'en font pas semblant. Et, comme apparemment elles savent quelque chose du proverbe latin : </text:span><text:span text:style-name="T29">Qui aime bien, ch</text:span><text:span text:style-name="T30">â</text:span><text:span text:style-name="T29">tie bien</text:span><text:span text:style-name="T19">, elles ne s'</text:span><text:span text:style-name="T20">é</text:span><text:span text:style-name="T19">pouvantent point d'</text:span><text:span text:style-name="T20">ê</text:span><text:span text:style-name="T19">tre battues, sentant qu'il y a moins loin de la haine </text:span><text:span text:style-name="T20">à</text:span><text:span text:style-name="T19"> l'amour que de l'indiff</text:span><text:span text:style-name="T20">é</text:span><text:span text:style-name="T19">rence. Et, en effet, Byron, qui les fustigeait, les adorait. Plus d</text:span><text:span text:style-name="T20">’</text:span><text:span text:style-name="T19">une lui aurait dit peut-</text:span><text:span text:style-name="T20">ê</text:span><text:span text:style-name="T19">tre, lorsqu'il devint plus mo­d</text:span><text:span text:style-name="T20">é</text:span><text:span text:style-name="T19">r</text:span><text:span text:style-name="T20">é</text:span><text:span text:style-name="T19">, ce que disait une dame du</text:span><text:span text:style-name="T9"> </text:span><text:span text:style-name="T10">xvii</text:span><text:span text:style-name="T25">e</text:span><text:span text:style-name="T19"> si</text:span><text:span text:style-name="T20">è</text:span><text:span text:style-name="T19">cle au cardinal de Retz, son ancien ami, un peu refroidi : </text:span><text:span text:style-name="T20">«</text:span><text:span text:style-name="T21"> </text:span><text:span text:style-name="T20">A</text:span><text:span text:style-name="T19">h ! o</text:span><text:span text:style-name="T20">ù</text:span><text:span text:style-name="T19"> est le temps o</text:span><text:span text:style-name="T20">ù</text:span><text:span text:style-name="T19"> vous me jetiez des chandeliers </text:span><text:span text:style-name="T20">à</text:span><text:span text:style-name="T19"> la t</text:span><text:span text:style-name="T20">ê</text:span><text:span text:style-name="T19">te ? </text:span><text:span text:style-name="T20">»</text:span></text:p>
      <text:p text:style-name="P69">Oui, il est <text:span text:style-name="T3">é</text:span>vident que sous le nom de Don Juan, Byron se peint lui-m<text:span text:style-name="T3">ê</text:span>me, et brode quelques-unes de ses propres aventures, plus ou moins arrang<text:span text:style-name="T3">é</text:span>es. C'est, d'abord, en Angleterre, l'histoire de Julia ; puis, sur les c<text:span text:style-name="T3">ô</text:span>tes d'Afrique, l'<text:span text:style-name="T3">é</text:span>pisode de la jeune Hayd<text:span text:style-name="T3">é</text:span>e ; c'est, ensuite, <text:span text:style-name="T3">à</text:span> Constantinople, au s<text:span text:style-name="T3">é</text:span>rail, une sultane d<text:span text:style-name="T3">é</text:span>j<text:span text:style-name="T3">à</text:span> m<text:span text:style-name="T3">û</text:span>re, Gulbeyaz, <text:span text:style-name="T3">à</text:span> laquelle il pr<text:span text:style-name="T3">é</text:span>f<text:span text:style-name="T3">è</text:span>re la petite Dudu ; c'est, ensuite, la grande Catherine de Russie ; et puis, encore en Angleterre, nombre d'autres filles d'Eve. Byron est plut<text:span text:style-name="T3">ô</text:span>t une sorte de Joconde, un voyageur amoureux de toutes celles qu'il rencontre, <text:span text:style-name="T3">—</text:span> il y a beaucoup<text:span text:style-name="T3"> de voyageurs comme cela, — qu'un vé</text:span>ritable Don Juan. Rien de la l<text:span text:style-name="T3">é</text:span>gende : ni ch<text:span text:style-name="T3">â</text:span>timent, ni statue. Le po<text:span text:style-name="T3">è</text:span>me, d'ail­leurs, est inachev<text:span text:style-name="T3">é</text:span>, quoique ayant d<text:span text:style-name="T3">é</text:span>j<text:span text:style-name="T3">à</text:span> seize chants. <text:span text:style-name="T3">«</text:span><text:span text:style-name="T4"> </text:span>Plein de feu, d'esprit et de gr<text:span text:style-name="T3">â</text:span>ce, mais (on l'a dit avec justesse) sans r<text:span text:style-name="T3">è</text:span>gle et sans frein, comme son h<text:span text:style-name="T3">é</text:span>ros, le po<text:span text:style-name="T3">è</text:span>te promenait par toute l'Europe ses fantaisies licencieuses %68% <text:span text:style-name="T3">»</text:span><text:span text:style-name="T18">.</text:span></text:p>
      <text:p text:style-name="P81"><text:span text:style-name="T19">En m</text:span><text:span text:style-name="T20">ê</text:span><text:span text:style-name="T19">me temps, comme le Don Juan v</text:span><text:span text:style-name="T20">é</text:span><text:span text:style-name="T19">ritable, peu commode </text:span><text:span text:style-name="T20">à</text:span><text:span text:style-name="T19"> qui g</text:span><text:span text:style-name="T20">ê</text:span><text:span text:style-name="T19">ne ses entreprises amoureuses, il bat et </text:span><text:span text:style-name="T20">é</text:span><text:span text:style-name="T19">touffe le pre</text:span><text:span text:style-name="T20">mier mari qu'il trompe, et ce n’</text:span><text:span text:style-name="T19">est pas de </text:span><text:soft-page-break/><text:span text:style-name="T19">sa faute s'il ne tue pas le p</text:span><text:span text:style-name="T20">è</text:span><text:span text:style-name="T19">re de la premi</text:span><text:span text:style-name="T20">è</text:span><text:span text:style-name="T19">re jeune fille qu'il s</text:span><text:span text:style-name="T20">é</text:span><text:span text:style-name="T19">duit. Faisant volontiers la guerre comme l'amour, il occit un assez grand nombre d'hommes. Pas m</text:span><text:span text:style-name="T20">é</text:span><text:span text:style-name="T19">chant, du reste : aimant les chats et les oiseaux, et sauvant une petite fille parmi le tas de gens qu'il a massacr</text:span><text:span text:style-name="T20">é</text:span><text:span text:style-name="T19">s. Notons aussi le libertinage religieux, qui </text:span><text:span text:style-name="T20">é</text:span><text:span text:style-name="T19">clate partout en fus</text:span><text:span text:style-name="T20">é</text:span><text:span text:style-name="T19">es dans ce po</text:span><text:span text:style-name="T20">è</text:span><text:span text:style-name="T19">me, comme dans la premi</text:span><text:span text:style-name="T20">è</text:span><text:span text:style-name="T19">re </text:span><text:span text:style-name="T20">é</text:span><text:span text:style-name="T19">dition de </text:span><text:span text:style-name="T29">Childe Harold</text:span><text:span text:style-name="T19">, l</text:span><text:span text:style-name="T20">é</text:span><text:span text:style-name="T19">g</text:span><text:span text:style-name="T20">è</text:span><text:span text:style-name="T19">rement modifi</text:span><text:span text:style-name="T20">é</text:span><text:span text:style-name="T19">e et att</text:span><text:span text:style-name="T20">é</text:span><text:span text:style-name="T19">nu</text:span><text:span text:style-name="T20">é</text:span><text:span text:style-name="T19">e depuis.</text:span></text:p>
      <text:p text:style-name="P69">Ces quelques traits du Don Juan-Byron suffisent. J'en ajoute un dernier, qui en rach<text:span text:style-name="T3">è</text:span>tera plusieurs. Un jour, <text:span text:style-name="T3">à</text:span> Venise, la Guiccioli lui disait : <text:span text:style-name="T3">«</text:span> Comment te prouver que je t'aime? <text:span text:style-name="T3">»</text:span> Byron r<text:span text:style-name="T3">épondit :</text:span> <text:span text:style-name="T3">«</text:span> En ne m'accordant jamais ce que ma fureur te demande sans cesse, afin que notre amour reste <text:span text:style-name="T3">é</text:span>ternellement beau et au-dessus de l'humanit<text:span text:style-name="T3">é</text:span><text:span text:style-name="T18">.</text:span> <text:span text:style-name="T3">» — Mais là</text:span>-dessus quelque sceptique dira peut-<text:span text:style-name="T3">ê</text:span>tre : <text:span text:style-name="T3">«</text:span> S'il la servait de beaux sentiments platoniques, c'est sans doute qu<text:span text:style-name="T3">’</text:span>il ne l'aimait plus. <text:span text:style-name="T3">»</text:span></text:p>
      <text:p text:style-name="P12"/>
      <text:p text:style-name="P81"><text:span text:style-name="T19">Le v</text:span><text:span text:style-name="T20">é</text:span><text:span text:style-name="T19">ritable Don Juan anglais, venu avant celui de Byron, c'est Lovelace, dans le roman de Richardson, un vrai chef-d'</text:span><text:span text:style-name="T20">œ</text:span><text:span text:style-name="T19">uvre, quoique un peu long. Les romans anglais, aujourd'hui encore, sont plus pro­lixes que les n</text:span><text:span text:style-name="T20">ô</text:span><text:span text:style-name="T19">tres ; cela s'explique par ce fait que, chez nos voisins, la vie de famille, la vie intime, a bien plus de loisir, plus de d</text:span><text:span text:style-name="T20">é</text:span><text:span text:style-name="T19">veloppe­ment, plus d'</text:span><text:span text:style-name="T20">é</text:span><text:span text:style-name="T19">tendue que chez nous : le </text:span><text:span text:style-name="T29">home</text:span><text:span text:style-name="T19">, en un mot, soit dans les ch</text:span><text:span text:style-name="T20">â</text:span><text:span text:style-name="T19">teaux, soit dans les </text:span><text:span text:style-name="T29">cottages</text:span><text:span text:style-name="T19">, tient une grande place, et par suite exerce une grande influence sur les moeurs et sur la vie de l'esprit. De l</text:span><text:span text:style-name="T20">à</text:span><text:span text:style-name="T19"> les quotidiennes lectures, de la Bible d'abord, puis des romans moraux, remplis d'abon­dantes descriptions de paysages et de longues analy­ses de sentiments ; tout cela m</text:span><text:span text:style-name="T20">ê</text:span><text:span text:style-name="T19">l</text:span><text:span text:style-name="T20">é</text:span><text:span text:style-name="T19"> </text:span><text:span text:style-name="T20">à</text:span><text:span text:style-name="T19"> la th</text:span><text:span text:style-name="T20">é</text:span><text:span text:style-name="T19">i</text:span><text:span text:style-name="T20">è</text:span><text:span text:style-name="T19">re tou­jours pr</text:span><text:span text:style-name="T20">ê</text:span><text:span text:style-name="T19">te, d'o</text:span><text:span text:style-name="T20">ù</text:span><text:span text:style-name="T19"> d</text:span><text:span text:style-name="T20">é</text:span><text:span text:style-name="T19">coulent, pour la famille et les enfants, toutes sortes d'habitudes r</text:span><text:span text:style-name="T20">é</text:span><text:span text:style-name="T19">guli</text:span><text:span text:style-name="T20">è</text:span><text:span text:style-name="T19">res et plan­tureuses, et un certain nombre de douces vertus ; les sandwichs, les tartines beurr</text:span><text:span text:style-name="T20">é</text:span><text:span text:style-name="T19">es, avec lesquelles alternent les tartines morales des livres et des ma­gazines, les plumpuddings lourds et nourrissants, les petits trait</text:span><text:span text:style-name="T20">é</text:span><text:span text:style-name="T19">s religieux, et les romans en douze volumes : tout cela se tient. Ce roman de </text:span><text:span text:style-name="T29">Clarisse</text:span><text:span text:style-name="T22"> </text:span><text:span text:style-name="T29">Harlowe</text:span><text:span text:style-name="T19"> n'en est pas moins, malgr</text:span><text:span text:style-name="T20">é</text:span><text:span text:style-name="T19"> ses longueurs, un monument admirable, mais dont l'analyse ici ne serait pas sans p</text:span><text:span text:style-name="T20">é</text:span><text:span text:style-name="T19">ril. Cependant, apr</text:span><text:span text:style-name="T20">è</text:span><text:span text:style-name="T19">s tout, comme l'a dit un ma</text:span><text:span text:style-name="T20">î</text:span><text:span text:style-name="T19">tre, </text:span><text:span text:style-name="T20">«</text:span><text:span text:style-name="T19"> quel que soit le coloris trop v</text:span><text:span text:style-name="T20">é</text:span><text:span text:style-name="T19">h</text:span><text:span text:style-name="T20">é</text:span><text:span text:style-name="T24">­</text:span><text:span text:style-name="T19">ment et trop hardi de plusieurs de ces peintures, nul </text:span><text:span text:style-name="T20">é</text:span><text:span text:style-name="T19">crivain n'a fai</text:span><text:span text:style-name="T20">t aimer davantage la vertu, ne l’</text:span><text:span text:style-name="T19">a sentie plus au fond de son c</text:span><text:span text:style-name="T20">œ</text:span><text:span text:style-name="T19">ur %69% </text:span><text:span text:style-name="T20">»</text:span><text:span text:style-name="T24">.</text:span></text:p>
      <text:p text:style-name="P81"><text:span text:style-name="T19">Lovelace, comme Don Juan, est une </text:span><text:span text:style-name="T20">â</text:span><text:span text:style-name="T19">me perverse et mobile, avec des qualit</text:span><text:span text:style-name="T20">é</text:span><text:span text:style-name="T19">s brillantes qui font passer les vices du personnage ; comme lui, en un mot, il a du prestige. Honn</text:span><text:span text:style-name="T20">ê</text:span><text:span text:style-name="T19">te homme, </text:span><text:span text:style-name="T20">à</text:span><text:span text:style-name="T19"> la mani</text:span><text:span text:style-name="T20">è</text:span><text:span text:style-name="T19">re dont on l'entendait en ce temps-l</text:span><text:span text:style-name="T20">à</text:span><text:span text:style-name="T19">, except</text:span><text:span text:style-name="T20">é</text:span><text:span text:style-name="T19"> envers les femmes. Vous savez que l'original du personnage </text:span><text:span text:style-name="T20">é</text:span><text:span text:style-name="T19">tait le duc de Wharton, type de l'esprit corrompu et du vice </text:span><text:span text:style-name="T20">é</text:span><text:span text:style-name="T19">l</text:span><text:span text:style-name="T20">é</text:span><text:span text:style-name="T19">gant, un Don Juan au naturel.</text:span></text:p>
      <text:p text:style-name="P68"/>
      <text:p text:style-name="P81"><text:span text:style-name="T19">Chez nous et de nos jours, Alfred de Musset a para­phras</text:span><text:span text:style-name="T20">é</text:span><text:span text:style-name="T19"> en beaux vers l'id</text:span><text:span text:style-name="T20">é</text:span><text:span text:style-name="T19">e assez vague d'Hoffmann qui tend </text:span><text:span text:style-name="T20">à</text:span><text:span text:style-name="T19"> id</text:span><text:span text:style-name="T20">é</text:span><text:span text:style-name="T19">aliser Don Juan : mais je vais montrer comment il l'a fauss</text:span><text:span text:style-name="T20">é</text:span><text:span text:style-name="T19">e en l'exag</text:span><text:span text:style-name="T20">é</text:span><text:span text:style-name="T19">rant. Po</text:span><text:span text:style-name="T20">é</text:span><text:span text:style-name="T19">tisant ses propres passions, il semble se mirer dans ce type. Au reste, conception confuse et pleine de contradic­tions. Ce qui surnage, c'est que Musset a pour Don Juan une sorte d'adoration, d'idol</text:span><text:span text:style-name="T20">â</text:span><text:span text:style-name="T19">trie, ou, si </text:span><text:soft-page-break/><text:span text:style-name="T19">vous me permettez le mot, d'autol</text:span><text:span text:style-name="T20">â</text:span><text:span text:style-name="T19">trie. Voici, autant qu'on peut les saisir, le sens multiple, la donn</text:span><text:span text:style-name="T20">é</text:span><text:span text:style-name="T19">e vacillante, de cet </text:span><text:span text:style-name="T20">é</text:span><text:span text:style-name="T19">pisode du po</text:span><text:span text:style-name="T20">è</text:span><text:span text:style-name="T19">me qui a pour titre : </text:span><text:span text:style-name="T29">Namouna</text:span><text:span text:style-name="T24">.</text:span></text:p>
      <text:p text:style-name="P12"/>
      <text:p text:style-name="P69">Il y a, selon l'auteur, deux ou plut<text:span text:style-name="T3">ô</text:span>t trois sortes de Don Juan : deux d'abord, dont il ne fait aucun cas : l'un n'aimant que lui-m<text:span text:style-name="T3">ê</text:span>me, sans c<text:span text:style-name="T3">œ</text:span>ur et sans <text:span text:style-name="T3">â</text:span>me, mais fort et puissant,</text:p>
      <text:p text:style-name="P68"/>
      <text:p text:style-name="P33"><text:span text:style-name="T40">Et qui serait C</text:span><text:span text:style-name="T41">é</text:span><text:span text:style-name="T40">sar s'il n'</text:span><text:span text:style-name="T41">é</text:span><text:span text:style-name="T40">tait Lovelace.</text:span></text:p>
      <text:p text:style-name="P7"/>
      <text:p text:style-name="P33"><text:span text:style-name="T19">C'est par ce vers que se termine la premi</text:span><text:span text:style-name="T20">ère es­quisse. — L'autre, c'est le Don Juan franç</text:span><text:span text:style-name="T19">ais et ita­lien, celui de Moli</text:span><text:span text:style-name="T20">è</text:span><text:span text:style-name="T19">re et de l'abb</text:span><text:span text:style-name="T20">é</text:span><text:span text:style-name="T19"> Da Ponte ; un </text:span><text:span text:style-name="T20">é</text:span><text:span text:style-name="T19">picurien banal et vulgaire. Musset en fait moins de cas encore :</text:span></text:p>
      <text:p text:style-name="P12"/>
      <text:p text:style-name="P81"><text:span text:style-name="T40">C'est l'ombre d'un rou</text:span><text:span text:style-name="T41">é</text:span><text:span text:style-name="T40"> qui ne vaut pas Valmont.</text:span></text:p>
      <text:p text:style-name="P73"/>
      <text:p text:style-name="P69">La distinction que le po<text:span text:style-name="T3">è</text:span>te essaye de marquer entre ces deux Don Juan-l<text:span text:style-name="T3">à</text:span> me semble assez diffi­cile <text:span text:style-name="T3">à</text:span> saisir. Il continue, esquissant un troisi<text:span text:style-name="T3">è</text:span>me Don Juan, qui n'est autre que lui-m<text:span text:style-name="T3">ê</text:span>me, combin<text:span text:style-name="T3">é</text:span> avec celui d'Hoffmann, et id<text:span text:style-name="T3">é</text:span>alis<text:span text:style-name="T3">é</text:span> <text:span text:style-name="T3">à</text:span> plaisir :</text:p>
      <text:p text:style-name="P34">Il en est un plus grand, plus beau, plus po<text:span text:style-name="T3">é</text:span>tique, </text:p>
      <text:p text:style-name="P34">Que personne n'a fait, que Mozart a r<text:span text:style-name="T3">ê</text:span>v<text:span text:style-name="T3">é</text:span>, </text:p>
      <text:p text:style-name="P34">Qu'Hoffmann a vu passer, au son de la musique, </text:p>
      <text:p text:style-name="P34">Sous un <text:span text:style-name="T3">é</text:span>clair divin de sa nuit fantastique, </text:p>
      <text:p text:style-name="P34">Admirable portrait qu'il n'a point achev<text:span text:style-name="T3">é</text:span>, </text:p>
      <text:p text:style-name="P34">Et que, de notre temps, Shakespeare aurait trouv<text:span text:style-name="T3">é</text:span><text:span text:style-name="T18">.</text:span></text:p>
      <text:p text:style-name="P37"/>
      <text:p text:style-name="P97"><text:span text:style-name="T19">Vous l'entendez ? Shakespeare, mais de notre temps seulement. Cela veut dire en bon fran</text:span><text:span text:style-name="T20">ç</text:span><text:span text:style-name="T19">ais : Et moi, je m'en vais vous le faire. </text:span><text:span text:style-name="T20">— Remarquons, de plus, qu'en nommant Shak</text:span><text:span text:style-name="T19">espeare, et dans une condition purement hypoth</text:span><text:span text:style-name="T20">é</text:span><text:span text:style-name="T19">tique, Shakespeare de</text:span><text:span text:style-name="T22"> </text:span><text:span text:style-name="T19">notre temps, Musset ne mentionne pas du tout Byron, </text:span><text:span text:style-name="T20">à</text:span><text:span text:style-name="T19"> qui cependant il doit tant de choses et qui, dans un tel sujet, se pressentait tout naturellement. Cela pos</text:span><text:span text:style-name="T20">é</text:span><text:span text:style-name="T19">, il reprend pour son propre compte l'esquisse de Don Juan, et la pousse. Ce n'est d'abord qu'une sorte de portrait du Ch</text:span><text:span text:style-name="T20">é</text:span><text:span text:style-name="T19">rubin de Figaro, amoureux de toutes les femmes ; un peu plus </text:span><text:span text:style-name="T20">â</text:span><text:span text:style-name="T19">g</text:span><text:span text:style-name="T20">é</text:span><text:span text:style-name="T19"> seule­ment et ayant vingt ans,</text:span></text:p>
      <text:p text:style-name="P12"/>
      <text:p text:style-name="P33"><text:span text:style-name="T40">Portant sur la nature un c</text:span><text:span text:style-name="T41">œ</text:span><text:span text:style-name="T40">ur plein d'esp</text:span><text:span text:style-name="T41">é</text:span><text:span text:style-name="T40">rance ; </text:span></text:p>
      <text:p text:style-name="P33"><text:span text:style-name="T40">Aimant, aim</text:span><text:span text:style-name="T41">é</text:span><text:span text:style-name="T40"> de tous, ouvert comme une fleur ; </text:span></text:p>
      <text:p text:style-name="P34">Si candide et si frais que l'ange d'innocence </text:p>
      <text:p text:style-name="P33"><text:span text:style-name="T40">Baiserait sur son front la beaut</text:span><text:span text:style-name="T41">é</text:span><text:span text:style-name="T40"> de son c</text:span><text:span text:style-name="T41">œ</text:span><text:span text:style-name="T40">ur.</text:span></text:p>
      <text:p text:style-name="P73"/>
      <text:p text:style-name="P69">Puis, soudainement, l'habile artiste, par un ca­price heurt<text:span text:style-name="T3">é</text:span> et une modulation saisissante, oppose <text:span text:style-name="T3">à</text:span> cette suave figure celle du m<text:span text:style-name="T3">ê</text:span>me homme, tel que la passion et la d<text:span text:style-name="T3">é</text:span>bauche l'auront fait et d<text:span text:style-name="T3">é</text:span>tait :</text:p>
      <text:p text:style-name="P7"/>
      <text:p text:style-name="P33"><text:soft-page-break/><text:span text:style-name="T40">Eh bien ! cet homme-la vivra dans les tavernes </text:span></text:p>
      <text:p text:style-name="P33"><text:span text:style-name="T40">Entre deux charbonniers, autour d'un po</text:span><text:span text:style-name="T41">ê</text:span><text:span text:style-name="T40">le assis ; </text:span></text:p>
      <text:p text:style-name="P34">La poudre noircira sa barbe et ses sourcils ; </text:p>
      <text:p text:style-name="P34">Vous le verrez un jour, tremblant et les yeux ternes, </text:p>
      <text:p text:style-name="P34">Venir, dans son manteau, dormir sous les lanternes, </text:p>
      <text:p text:style-name="P34">La face ensanglant<text:span text:style-name="T3">é</text:span>e et les coudes noircis.</text:p>
      <text:p text:style-name="P37"/>
      <text:p text:style-name="P69">J'avoue que je ne saisis pas bien en quoi ce Don Juan-ci diff<text:span text:style-name="T3">è</text:span>re du deuxi<text:span text:style-name="T3">è</text:span>me, le d<text:span text:style-name="T3">é</text:span>bauch<text:span text:style-name="T3">é</text:span> banal <text:span text:style-name="T3">à</text:span> qui tout est bon, celui de Moli<text:span text:style-name="T3">è</text:span>re et du librettiste Da Ponte. Le po<text:span text:style-name="T3">è</text:span>te, en effet, continue ainsi :</text:p>
      <text:p text:style-name="P68"/>
      <text:p text:style-name="P34">Vous le verrez, laquais, pour une chambri<text:span text:style-name="T3">è</text:span>re, </text:p>
      <text:p text:style-name="P34">Cachant sous ses habits son valet grelottant.</text:p>
      <text:p text:style-name="P37"/>
      <text:p text:style-name="P69">Ceci, c<text:span text:style-name="T3">’</text:span>est le libretto lui-m<text:span text:style-name="T3">ê</text:span>me. Et Musset aurait pu ajouter que la chambri<text:span text:style-name="T3">è</text:span>re est la femme de ce valet. <text:span text:style-name="T3">—</text:span> En quoi ce Don Juan-l<text:span text:style-name="T3">à</text:span> est-il <text:span text:style-name="T3">«</text:span> plus grand, plus beau, plus po<text:span text:style-name="T3">é</text:span>tique <text:span text:style-name="T3">»</text:span> que celui de Moli<text:span text:style-name="T3">è</text:span>re ?</text:p>
      <text:p text:style-name="P69">Ensuite Musset, si l'on me permet de le dire malgr<text:span text:style-name="T3">é</text:span> ses beaux vers, tombe dans une v<text:span text:style-name="T3">é</text:span>ritable di­vagation, qui peut toutefois se ramener <text:span text:style-name="T3">à</text:span> ceci : que Don Juan, <text:span text:style-name="T3">à</text:span> travers ses mille et mille con­qu<text:span text:style-name="T3">ê</text:span>tes, est <text:span text:style-name="T3">à</text:span> la poursuite de l'amour, et par cons<text:span text:style-name="T3">é</text:span><text:span text:style-name="T18">­</text:span>quent de l'id<text:span text:style-name="T3">éal !</text:span> Et telle est, apparemment, sa grandeur et sa beaut<text:span text:style-name="T3">é</text:span><text:span text:style-name="T18">.</text:span></text:p>
      <text:p text:style-name="P81"><text:span text:style-name="T19">Voil</text:span><text:span text:style-name="T20">à</text:span><text:span text:style-name="T19"> une mani</text:span><text:span text:style-name="T20">è</text:span><text:span text:style-name="T19">re commode d'entendre l'id</text:span><text:span text:style-name="T20">é</text:span><text:span text:style-name="T19">al et de le poursuivre ! Si c'est cela qui est l'id</text:span><text:span text:style-name="T20">é</text:span><text:span text:style-name="T19">al, qu'est-ce donc que vous appellerez le r</text:span><text:span text:style-name="T20">é</text:span><text:span text:style-name="T19">el ? Je sais bien que, selon Horace, </text:span><text:span text:style-name="T20">«</text:span><text:span text:style-name="T19"> les po</text:span><text:span text:style-name="T20">è</text:span><text:span text:style-name="T19">tes et les peintres ont le droit de tout oser </text:span><text:span text:style-name="T20">»</text:span><text:span text:style-name="T19">; mais il ne faut cependant pas abuser de la permission. <text:s/>De po</text:span><text:span text:style-name="T20">è</text:span><text:span text:style-name="T19">te en musicien, et de musicien en po</text:span><text:span text:style-name="T20">è</text:span><text:span text:style-name="T19">te ou en peintre, le Don Juan, </text:span><text:span text:style-name="T20">à</text:span><text:span text:style-name="T19"> peu pr</text:span><text:span text:style-name="T20">è</text:span><text:span text:style-name="T19">s comme la Marguerite de </text:span><text:span text:style-name="T29">Faust</text:span><text:span text:style-name="T19">, s'est singuli</text:span><text:span text:style-name="T20">è</text:span><text:span text:style-name="T19">rement trans­form</text:span><text:span text:style-name="T20">é</text:span><text:span text:style-name="T19">. La Marguerite, la Gretchen de G</text:span><text:span text:style-name="T20">œ</text:span><text:span text:style-name="T19">the, je dis celle de G</text:span><text:span text:style-name="T20">œ</text:span><text:span text:style-name="T19">the lui-m</text:span><text:span text:style-name="T20">ê</text:span><text:span text:style-name="T19">me, est tout ce qu'il y a de plus banal, de plus vide et de moins int</text:span><text:span text:style-name="T20">é</text:span><text:span text:style-name="T19">ressant. Plus coquette que passionn</text:span><text:span text:style-name="T20">é</text:span><text:span text:style-name="T19">e, c'est une petite alouette qui se prend au miroir. Or voyez ce qu'elle est devenue, gr</text:span><text:span text:style-name="T20">â</text:span><text:span text:style-name="T19">ce </text:span><text:span text:style-name="T20">à</text:span><text:span text:style-name="T19"> l'imagination des peintres et des musiciens : Ary Scheffer d'abord, Gounod en­suite, l'ont singuli</text:span><text:span text:style-name="T20">è</text:span><text:span text:style-name="T19">rement po</text:span><text:span text:style-name="T20">é</text:span><text:span text:style-name="T19">tis</text:span><text:span text:style-name="T20">é</text:span><text:span text:style-name="T19">e. Musset, ici, fait la m</text:span><text:span text:style-name="T20">ê</text:span><text:span text:style-name="T19">me chose pour Don Juan, ce Faust de l'amour.</text:span><text:span text:style-name="T22"> </text:span><text:span text:style-name="T19">Ne va-t-il pas jusqu'</text:span><text:span text:style-name="T20">à</text:span><text:span text:style-name="T19"> l'appeler </text:span><text:span text:style-name="T20">«</text:span><text:span text:style-name="T19"> grande ombre </text:span><text:span text:style-name="T20">»</text:span><text:span text:style-name="T19"> ? Et plusieurs, se laissant </text:span><text:span text:style-name="T20">é</text:span><text:span text:style-name="T19">blouir </text:span><text:span text:style-name="T20">à</text:span><text:span text:style-name="T19"> la pourpre de sa po</text:span><text:span text:style-name="T20">é</text:span><text:span text:style-name="T19">sie, et peut-</text:span><text:span text:style-name="T20">ê</text:span><text:span text:style-name="T19">tre se mirant aussi dans cette flat­teuse image du poursuivant de l'id</text:span><text:span text:style-name="T20">éal, acceptent volontiers cette conception. — Ni Moliè</text:span><text:span text:style-name="T19">re, ni Tirso de Molina n'avaient perdu terre </text:span><text:span text:style-name="T20">à</text:span><text:span text:style-name="T19"> ce point : tout en pr</text:span><text:span text:style-name="T20">ê</text:span><text:span text:style-name="T19">tant </text:span><text:span text:style-name="T20">à</text:span><text:span text:style-name="T19"> Don Juan l'</text:span><text:span text:style-name="T20">é</text:span><text:span text:style-name="T19">l</text:span><text:span text:style-name="T20">é</text:span><text:span text:style-name="T19">gance souveraine n</text:span><text:span text:style-name="T20">é</text:span><text:span text:style-name="T24">­</text:span><text:span text:style-name="T19">cessaire </text:span><text:span text:style-name="T20">à</text:span><text:span text:style-name="T19"> son r</text:span><text:span text:style-name="T20">ô</text:span><text:span text:style-name="T19">le de s</text:span><text:span text:style-name="T20">é</text:span><text:span text:style-name="T19">ducteur, et la valeur brillante, mesur</text:span><text:span text:style-name="T20">é</text:span><text:span text:style-name="T19">e toutefois, ils ne l'ont pas grandi </text:span><text:span text:style-name="T20">à</text:span><text:span text:style-name="T19"> outrance. Sans le rabaisser et le vulga­riser autant que le librettiste italien, qui, vrai­ment, </text:span><text:span text:style-name="T20">à</text:span><text:span text:style-name="T19"> force de bouffonnerie, lui </text:span><text:span text:style-name="T20">ô</text:span><text:span text:style-name="T19">te tout sens moral et le rend ignoble, ils l'ont laiss</text:span><text:span text:style-name="T20">é</text:span><text:span text:style-name="T19"> </text:span><text:span text:style-name="T20">à</text:span><text:span text:style-name="T19"> son plan et </text:span><text:span text:style-name="T20">à</text:span><text:span text:style-name="T19"> sa taille, un libertin, c'est-</text:span><text:span text:style-name="T20">à</text:span><text:span text:style-name="T19">-dire comme on l'entendait en ce temps-l</text:span><text:span text:style-name="T20">à</text:span><text:span text:style-name="T19">, </text:span><text:span text:style-name="T20">à</text:span><text:span text:style-name="T19"> la fois un impie et un d</text:span><text:span text:style-name="T20">é</text:span><text:span text:style-name="T19">bauch</text:span><text:span text:style-name="T20">é</text:span><text:span text:style-name="T19">, rien de plus, rien de moins. Et m</text:span><text:span text:style-name="T20">ê</text:span><text:span text:style-name="T19">me, Sganarelle, qui n'y va pas par quatre chemins, dit que son ma</text:span><text:span text:style-name="T20">î</text:span><text:span text:style-name="T19">tre </text:span><text:span text:style-name="T20">«</text:span><text:span text:style-name="T21"> </text:span><text:span text:style-name="T19">passe la vie en v</text:span><text:span text:style-name="T20">é</text:span><text:span text:style-name="T19">ritable b</text:span><text:span text:style-name="T20">ê</text:span><text:span text:style-name="T19">te brute </text:span><text:span text:style-name="T20">»</text:span><text:span text:style-name="T19">, et est </text:span><text:span text:style-name="T20">«</text:span><text:span text:style-name="T19"> un pourceau d'</text:span><text:span text:style-name="T20">É</text:span><text:span text:style-name="T19">picure </text:span><text:span text:style-name="T20">»</text:span><text:span text:style-name="T19">. Voil</text:span><text:span text:style-name="T20">à</text:span><text:span text:style-name="T19"> la v</text:span><text:span text:style-name="T20">é</text:span><text:span text:style-name="T19">rit</text:span><text:span text:style-name="T20">é</text:span><text:span text:style-name="T19">, voil</text:span><text:span text:style-name="T20">à</text:span><text:span text:style-name="T19"> le fond, qu'on peut </text:span><text:soft-page-break/><text:span text:style-name="T19">recouvrir ensuite de toutes les </text:span><text:span text:style-name="T20">é</text:span><text:span text:style-name="T19">l</text:span><text:span text:style-name="T20">é</text:span><text:span text:style-name="T19">gances et de tous les brillants que l'on voudra, mais qui n'en subsiste pas moins. Eh bien ! dans un tel personnage, o</text:span><text:span text:style-name="T20">ù</text:span><text:span text:style-name="T19"> voyez-vous de la grandeur ?</text:span></text:p>
      <text:p text:style-name="P69">O<text:span text:style-name="T3">ù</text:span> est-ce donc qu'Alfred de Musset a cherch<text:span text:style-name="T3">é</text:span> cela ? O<text:span text:style-name="T3">ù</text:span> est-ce qu'il a trouv<text:span text:style-name="T3">é</text:span> la premi<text:span text:style-name="T3">è</text:span>re id<text:span text:style-name="T3">é</text:span>e, le germe de ce sophisme ou de ce paralogisme <text:span text:style-name="T3">é</text:span>trange ? Le voici, je crois. Rappelez-vous le para­doxe d'Hoffmann, dans le conte fantastique que je<text:span text:style-name="T1"> </text:span>viens d'analyser : selon lui, <text:span text:style-name="T3">«</text:span> l'amour et sa puissance m<text:span text:style-name="T3">ê</text:span>lent et amalgament dans Don Juan le Diable avec Dieu <text:span text:style-name="T3">»</text:span>, ou, si l'on veut, les perversit<text:span text:style-name="T3">é</text:span>s du d<text:span text:style-name="T3">é</text:span>mon avec un ascendant surhumain et c<text:span text:style-name="T3">é</text:span>leste. Don Juan est, primitivement, d'une beaut<text:span text:style-name="T3">é</text:span> et d'une force merveilleuses : Hoffmann admire en lui la s<text:span text:style-name="T3">é</text:span>duction dominatrice ; il le consid<text:span text:style-name="T3">è</text:span>re comme un ange de lumi<text:span text:style-name="T3">è</text:span>re et de t<text:span text:style-name="T3">é</text:span>n<text:span text:style-name="T3">è</text:span>bres en m<text:span text:style-name="T3">ê</text:span>me temps. Il est donc sur la limite d'une id<text:span text:style-name="T3">é</text:span>e fausse ; mais il reste sur cette limite : il y marche, mais il ne la franchit pas. Musset la franchit au galop. On pou­vait admettre le paradoxe d'Hoffmann, <text:span text:style-name="T3">à</text:span> condition de tenir la balance <text:span text:style-name="T3">à</text:span> peu pr<text:span text:style-name="T3">è</text:span>s <text:span text:style-name="T3">é</text:span>gale entre le mal et le bien ; mais Musset d<text:span text:style-name="T3">é</text:span>truit l'<text:span text:style-name="T3">é</text:span>quilibre : et alors cette nouvelle image de Don Juan devient une fan­taisie pure, qui d'abord s<text:span text:style-name="T3">é</text:span>duit ; mais, quand on se reprend et qu'on cherche l'id<text:span text:style-name="T3">é</text:span>e, on trouve que c'est une id<text:span text:style-name="T3">ée fausse, — et une idé</text:span>e dangereuse, puis­qu'elle tend <text:span text:style-name="T3">à</text:span> repr<text:span text:style-name="T3">é</text:span>senter la passion sans frein, c'est-<text:span text:style-name="T3">à</text:span>-dire la d<text:span text:style-name="T3">é</text:span>bauche et le vice, sous l'aspect de la beaut<text:span text:style-name="T3">é</text:span> et de la grandeur. Un jeune et regrett<text:span text:style-name="T3">é</text:span> philo­sophe, M. Alfred Tonnell<text:span text:style-name="T3">é</text:span>, a tr<text:span text:style-name="T3">è</text:span>s bien dit : <text:span text:style-name="T3">«</text:span><text:span text:style-name="T4"> </text:span>Le Don Juan moderne est un de ces menteurs qui se drapent dans la recherche de l'infini et qui n'ont ador<text:span text:style-name="T3">é</text:span> que le fini et qu'eux-m<text:span text:style-name="T3">ê</text:span>mes. <text:span text:style-name="T3">»</text:span></text:p>
      <text:p text:style-name="P69">Mais Musset semble caresser, comme une illusion qui lui est ch<text:span text:style-name="T3">è</text:span>re, cette id<text:span text:style-name="T3">é</text:span>e fausse ; il y revient dans une autre pi<text:span text:style-name="T3">è</text:span>ce. Lorsqu'il trace l'image de Jacques Rolla, autre Don Juan, Don Juan parisien,<text:span text:style-name="T1"> </text:span>o<text:span text:style-name="T3">ù</text:span> il s'est encore peint lui-m<text:span text:style-name="T3">ê</text:span>me, il dit de nouveau :</text:p>
      <text:p text:style-name="P12"/>
      <text:p text:style-name="P81"><text:span text:style-name="T40">Jacque </text:span><text:span text:style-name="T41">é</text:span><text:span text:style-name="T40">tait grand, loyal, intr</text:span><text:span text:style-name="T41">é</text:span><text:span text:style-name="T40">pide et superbe.</text:span></text:p>
      <text:p text:style-name="P73"/>
      <text:p text:style-name="P69">Et un peu plus loin :</text:p>
      <text:p text:style-name="P68"/>
      <text:p text:style-name="P81"><text:span text:style-name="T40">C'</text:span><text:span text:style-name="T41">é</text:span><text:span text:style-name="T40">tait un noble c</text:span><text:span text:style-name="T41">œ</text:span><text:span text:style-name="T40">ur...</text:span></text:p>
      <text:p text:style-name="P73"/>
      <text:p text:style-name="P81"><text:span text:style-name="T19">Et vous rappelez-vous par quoi il </text:span><text:span text:style-name="T20">é</text:span><text:span text:style-name="T19">tait grand et noble ? C'est parce que, comme Don Juan et comme Hassan, le h</text:span><text:span text:style-name="T20">é</text:span><text:span text:style-name="T19">ros de </text:span><text:span text:style-name="T29">Namouna</text:span><text:span text:style-name="T19">, il se passait toutes ses fantaisies et s'abandonnait </text:span><text:span text:style-name="T20">à</text:span><text:span text:style-name="T19"> tous ses caprices. Voil</text:span><text:span text:style-name="T20">à</text:span><text:span text:style-name="T19"> une mani</text:span><text:span text:style-name="T20">è</text:span><text:span text:style-name="T19">re d'</text:span><text:span text:style-name="T20">ê</text:span><text:span text:style-name="T19">tre grand et noble </text:span><text:span text:style-name="T20">à</text:span><text:span text:style-name="T19"> bon march</text:span><text:span text:style-name="T20">é</text:span><text:span text:style-name="T19">. Je demande seulement ce que font ceux qui ne sont ni nobles ni grands. Rolla, ayant </text:span><text:span text:style-name="T20">é</text:span><text:span text:style-name="T19">puis</text:span><text:span text:style-name="T20">é</text:span><text:span text:style-name="T19"> tout, sa fortune et sa vie, se r</text:span><text:span text:style-name="T20">é</text:span><text:span text:style-name="T19">fugie da</text:span><text:span text:style-name="T20">ns le suicide et s'empoisonne, — et cela, en mettant sa misé</text:span><text:span text:style-name="T19">rable vie et sa mis</text:span><text:span text:style-name="T20">é</text:span><text:span text:style-name="T19">rable mort sur le compte de Voltaire, qui n'en peut mais. Singuli</text:span><text:span text:style-name="T20">è</text:span><text:span text:style-name="T19">re noblesse, singu­li</text:span><text:span text:style-name="T20">è</text:span><text:span text:style-name="T19">re grandeur, et singuli</text:span><text:span text:style-name="T20">è</text:span><text:span text:style-name="T19">re loyaut</text:span><text:span text:style-name="T20">é</text:span><text:span text:style-name="T19"> !</text:span></text:p>
      <text:p text:style-name="P81"><text:span text:style-name="T19">Ne craignons donc pas de dire, en admirant autant que personne au monde la brillante po</text:span><text:span text:style-name="T20">é</text:span><text:span text:style-name="T19">sie d'Alfred de Musset, que sa conception de la pr</text:span><text:span text:style-name="T20">é</text:span><text:span text:style-name="T19">tendue grandeur de Don Juan, d'Hassan, de Rolla, est tout ce qu'il y a de plus faux. La v</text:span><text:span text:style-name="T20">é</text:span><text:span text:style-name="T19">rit</text:span><text:span text:style-name="T20">é</text:span><text:span text:style-name="T19">, la voici ; et </text:span><text:soft-page-break/><text:span text:style-name="T19">c'est Musset lui-m</text:span><text:span text:style-name="T20">ê</text:span><text:span text:style-name="T19">me qui r</text:span><text:span text:style-name="T20">é</text:span><text:span text:style-name="T19">pond </text:span><text:span text:style-name="T20">à</text:span><text:span text:style-name="T19"> Musset, dans ces beaux vers de </text:span><text:span text:style-name="T29">la Coupe et les L</text:span><text:span text:style-name="T30">è</text:span><text:span text:style-name="T29">vres</text:span><text:span text:style-name="T19"> :</text:span></text:p>
      <text:p text:style-name="P68"/>
      <text:p text:style-name="P34">Ah ! malheur <text:span text:style-name="T3">à</text:span> celui qui laisse la d<text:span text:style-name="T3">é</text:span>bauche </text:p>
      <text:p text:style-name="P34">Planter le premier clou sous sa mamelle gauche !</text:p>
      <text:p text:style-name="P34">Le c<text:span text:style-name="T3">œ</text:span>ur de l'homme vierge est un vase profond : </text:p>
      <text:p text:style-name="P34">Lorsque la premi<text:span text:style-name="T3">è</text:span>re eau qu'on y verse est impure, </text:p>
      <text:p text:style-name="P34">La mer y passerait sans laver la souillure, </text:p>
      <text:p text:style-name="P34">Car l'ab<text:span text:style-name="T3">î</text:span>me est immense et la tache est au fond<text:span text:style-name="T18">.</text:span></text:p>
      <text:p text:style-name="P37"/>
      <text:p text:style-name="P81"><text:span text:style-name="T19">Voil</text:span><text:span text:style-name="T20">à</text:span><text:span text:style-name="T19"> la v</text:span><text:span text:style-name="T20">é</text:span><text:span text:style-name="T19">rit</text:span><text:span text:style-name="T20">é, — et la confes</text:span><text:span text:style-name="T19">sion, indirecte cette fois, de </text:span><text:span text:style-name="T30">l’</text:span><text:span text:style-name="T29">Enfant du si</text:span><text:span text:style-name="T30">è</text:span><text:span text:style-name="T29">cle</text:span><text:span text:style-name="T24">.</text:span></text:p>
      <text:p text:style-name="P81"><text:span text:style-name="T19">Dans la pi</text:span><text:span text:style-name="T20">è</text:span><text:span text:style-name="T19">ce m</text:span><text:span text:style-name="T20">ê</text:span><text:span text:style-name="T19">me de </text:span><text:span text:style-name="T29">Namouna</text:span><text:span text:style-name="T19">, le po</text:span><text:span text:style-name="T20">è</text:span><text:span text:style-name="T19">te, sans s'apercevoir qu'il se contredit, et apr</text:span><text:span text:style-name="T20">è</text:span><text:span text:style-name="T19">s avoir exalt</text:span><text:span text:style-name="T20">é</text:span><text:span text:style-name="T19"> Don Juan par ces hyperboles </text:span><text:span text:style-name="T20">é</text:span><text:span text:style-name="T19">tranges, apr</text:span><text:span text:style-name="T20">è</text:span><text:span text:style-name="T19">s s'</text:span><text:span text:style-name="T20">ê</text:span><text:span text:style-name="T19">tre </text:span><text:span text:style-name="T20">é</text:span><text:span text:style-name="T19">cri</text:span><text:span text:style-name="T20">é</text:span><text:span text:style-name="T19"> :</text:span></text:p>
      <text:p text:style-name="P68"/>
      <text:p text:style-name="P34">Pas un d'eux ne t'aimait, Don Juan, et moi je t'aime,</text:p>
      <text:p text:style-name="P34">Comme le vieux Blondel aimait son pauvre roi</text:p>
      <text:p text:style-name="P7"/>
      <text:p text:style-name="P33"><text:span text:style-name="T19">arrive enfin </text:span><text:span text:style-name="T20">à</text:span><text:span text:style-name="T19"> dire :</text:span></text:p>
      <text:p text:style-name="P7"/>
      <text:p text:style-name="P33"><text:span text:style-name="T40">Maintenant, c'est </text:span><text:span text:style-name="T41">à</text:span><text:span text:style-name="T40"> toi, lecteur, de reconna</text:span><text:span text:style-name="T41">î</text:span><text:span text:style-name="T40">tre</text:span></text:p>
      <text:p text:style-name="P33"><text:span text:style-name="T40">Dans quel gouffre sans fond peut descendre, ici-bas, </text:span></text:p>
      <text:p text:style-name="P33"><text:span text:style-name="T40">Le r</text:span><text:span text:style-name="T41">ê</text:span><text:span text:style-name="T40">veur insens</text:span><text:span text:style-name="T41">é</text:span><text:span text:style-name="T40"> qui voudrait d'un tel ma</text:span><text:span text:style-name="T41">î</text:span><text:span text:style-name="T40">tre !</text:span></text:p>
      <text:p text:style-name="P73"/>
      <text:p text:style-name="P69">Ainsi donc, pour conclure sans faiblesse, tout cela ne tient pas ensemble, et ne r<text:span text:style-name="T3">é</text:span>siste pas <text:span text:style-name="T3">à</text:span> l'exa­men de la raison. Mais l'imagination est <text:span text:style-name="T3">é</text:span>blouie par des lambeaux de po<text:span text:style-name="T3">é</text:span>sie admirable, et l'oreille est enchant<text:span text:style-name="T3">é</text:span>e par la m<text:span text:style-name="T3">é</text:span>lodie des vers.</text:p>
      <text:p text:style-name="P12"/>
      <text:p text:style-name="P69">Jusqu'<text:span text:style-name="T3">à</text:span> pr<text:span text:style-name="T3">é</text:span>sent, dans les diverses transformations du type et de la l<text:span text:style-name="T3">é</text:span>gende, Don Juan, comme disait Louis XIV, <text:span text:style-name="T3">«</text:span> n'est pas r<text:span text:style-name="T3">é</text:span>compens<text:span text:style-name="T3">é</text:span> <text:span text:style-name="T3">»</text:span> ; c'est-<text:span text:style-name="T3">à</text:span>-dire qu'il est puni en ce monde et dans l'autre, saisi par la terrible <text:span text:style-name="T3">é</text:span>treinte de la Statue, comme dans le<text:span text:style-name="T1"> </text:span>fatal engrenage de ses crimes ; enfin, foudroy<text:span text:style-name="T3">é, et englouti dans les enfers. — Hoffmann, sans s'é</text:span>lever contre ce jugement, a commenc<text:span text:style-name="T3">é</text:span>, discr<text:span text:style-name="T3">è</text:span>tement et <text:span text:style-name="T3">à</text:span> la faveur de la musique de Mozart, la r<text:span text:style-name="T3">é</text:span>habilitation du personnage, et fait ressortir ses qualit<text:span text:style-name="T3">é</text:span>s, sa force prestigieuse, sa puissance et sa gr<text:span text:style-name="T3">â</text:span>ce, par­<text:span text:style-name="T18">-</text:span>dessus ses d<text:span text:style-name="T3">é</text:span>fauts et ses vices. Musset, <text:span text:style-name="T3">à</text:span> son tour, l'a relev<text:span text:style-name="T3">é</text:span> jusqu'aux nues, puis l'a cependant laiss<text:span text:style-name="T3">é</text:span> retomber dans sa fange et dans son ab<text:span text:style-name="T3">î</text:span>me.</text:p>
      <text:p text:style-name="P81"><text:span text:style-name="T19">Mais </text:span><text:span text:style-name="T20">à</text:span><text:span text:style-name="T19"> pr</text:span><text:span text:style-name="T20">é</text:span><text:span text:style-name="T19">sent, par des transformations nou­velles, nous allons voir successivement le </text:span><text:span text:style-name="T29">burlador</text:span><text:span text:style-name="T19"> impie, ath</text:span><text:span text:style-name="T20">é</text:span><text:span text:style-name="T19">e, converti d'abord, ensuite sauv</text:span><text:span text:style-name="T20">é</text:span><text:span text:style-name="T24">,</text:span><text:span text:style-name="T19"> </text:span><text:span text:style-name="T20">—</text:span><text:span text:style-name="T19"> et par qui ? par ses victimes elles-m</text:span><text:span text:style-name="T20">ê</text:span><text:span text:style-name="T19">mes. Pareillement </text:span><text:span text:style-name="T20">à</text:span><text:span text:style-name="T19"> Faust qui, </text:span><text:span text:style-name="T20">à</text:span><text:span text:style-name="T19"> la fin, se trouve sauv</text:span><text:span text:style-name="T20">é</text:span><text:span text:style-name="T19"> par Margue­rite qu'il a perdue, Don Juan sera sauv</text:span><text:span text:style-name="T20">é par Dona Anna. — Nou</text:span><text:span text:style-name="T19">s assisterons, dans la prochaine le</text:span><text:span text:style-name="T20">ç</text:span><text:span text:style-name="T19">on, </text:span><text:span text:style-name="T20">à</text:span><text:span text:style-name="T19"> cette curieuse </text:span><text:span text:style-name="T20">é</text:span><text:span text:style-name="T19">volution du mythe de Don Juan.</text:span></text:p>
      <text:p text:style-name="P92"/>
      <text:h text:style-name="Heading_20_1" text:outline-level="1"><text:bookmark-start text:name="bookmark56"/>DOUZI<text:span text:style-name="T3">È</text:span>ME LE<text:span text:style-name="T3">Ç</text:span>ON<text:bookmark-end text:name="bookmark56"/><text:line-break/><text:span text:style-name="T19">SUITE DES TRANSFORMATIONS DE DON JUAN<text:line-break/>TH</text:span><text:span text:style-name="T20">ÉOPHILE GAUTIER, MÉ</text:span><text:span text:style-name="T19">RIM</text:span><text:span text:style-name="T20">É</text:span><text:span text:style-name="T19">E, BLAZE DE BUR</text:span><text:span text:style-name="T20">Y, ALEXANDRE DUMAS PÈ</text:span><text:span text:style-name="T19">RE, </text:span><text:span text:style-name="T20">POUCHKINE, M. ZORILLA, </text:span><text:span text:style-name="T19">ETC.</text:span></text:h>
      <text:p text:style-name="P67"/>
      <text:p text:style-name="P69">Hoffmann est le premier, avons-nous dit, qui ait essay<text:span text:style-name="T3">é</text:span> la r<text:span text:style-name="T3">é</text:span>habilitation de Don Juan, avec discr<text:span text:style-name="T3">é</text:span><text:span text:style-name="T18">­</text:span>tion cependant et avec mesure, faisant ressortir ses qualit<text:span text:style-name="T3">é</text:span>s brillantes par dessus ses d<text:span text:style-name="T3">é</text:span>fauts et ses vices. Suivant lui, autant qu'on peut saisir son</text:p>
      <text:p text:style-name="P15">id<text:span text:style-name="T3">é</text:span>e assez vague, Don Juan, <text:span text:style-name="T3">à</text:span> travers ses innombrables amours, poursuit l'id<text:span text:style-name="T3">é</text:span>al du bonheur. Puis est survenu Alfred de Musset, qui, oubliant et supprimant le dernier mot, pr<text:span text:style-name="T3">é</text:span>tend que don Juan est <text:span text:style-name="T3">à</text:span> la recherche de l'id<text:span text:style-name="T3">éal, — de l'idé</text:span>al pur.</text:p>
      <text:p text:style-name="P69">D'autre part, Hoffmann avait innov<text:span text:style-name="T3">é</text:span> encore, en faisant de Dona Anna l'antith<text:span text:style-name="T3">è</text:span>se de Don Juan. L<text:span text:style-name="T3">à</text:span> commence <text:span text:style-name="T3">à</text:span> poindre l'id<text:span text:style-name="T3">é</text:span>e de les mettre en ba­lance, l'un et l'autre, devant la justice divine, et de le racheter, lui, par elle.</text:p>
      <text:p text:style-name="P69">Deux autres po<text:span text:style-name="T3">è</text:span>tes allemands, Grabbe et Niemlsch de Slhrelenau, dit Lenau %70%, avec une pens<text:span text:style-name="T3">é</text:span>e plus juste et plus ferme, ont fait voir Don Juan se ju­geant lui-m<text:span text:style-name="T3">ê</text:span>me enfin, et d<text:span text:style-name="T3">é</text:span>sesp<text:span text:style-name="T3">é</text:span>r<text:span text:style-name="T3">é</text:span><text:span text:style-name="T37"> </text:span>%71%. De cette con­ception nous allons passer <text:span text:style-name="T3">à</text:span> Don Juan converti, ensuite <text:span text:style-name="T3">à</text:span> Don Juan sauv<text:span text:style-name="T3">é</text:span> par ses victimes elles-m<text:span text:style-name="T3">ê</text:span>mes.</text:p>
      <text:p text:style-name="P68"/>
      <text:p text:style-name="P69">Voici d'abord Don Juan p<text:span text:style-name="T3">é</text:span>nitent. C'est M<text:span text:style-name="T3">é</text:span>rim<text:span text:style-name="T3">é</text:span>e, ce parfait sceptique, qui nous le pr<text:span text:style-name="T3">é</text:span>sente. Qu'est- ce que cela lui fait, apr<text:span text:style-name="T3">è</text:span>s tout ? Cela ou autre chose, il est indiff<text:span text:style-name="T3">é</text:span>rent <text:span text:style-name="T3">à</text:span> tout, except<text:span text:style-name="T3">é</text:span> <text:span text:style-name="T3">à</text:span> l'art litt<text:span text:style-name="T3">é</text:span>raire. Mais, pour concevoir Don Juan p<text:span text:style-name="T3">é</text:span>nitent, Don Juan qui ne comptait se convertir que le plus tard possible et quand il ne saurait plus faire autrement, il faut se figurer Don Juan dans la vieillesse. Alors est-ce encore Don Juan ? On<text:span text:style-name="T1"> </text:span>ne se figure Don Juan que jeune, avec sa fou­gue et son prestige, sa force s<text:span text:style-name="T3">é</text:span>ductrice indomp­table. Don Juan vieilli, ce n'est plus Don Juan ; c'est, si vous voulez, La Rochefoucauld, ou bien Chateaubriand. Ren<text:span text:style-name="T3">é</text:span>, l'homme fatal, le fascinateur irr<text:span text:style-name="T3">é</text:span>sistible, vers qui se pr<text:span text:style-name="T3">é</text:span>cipitent <text:span text:style-name="T3">é</text:span>perdues les femmes qu'il ravit, sera en effet une transfor­mation nouvelle de ce type : Ren<text:span text:style-name="T3">é</text:span> est un Don Juan m<text:span text:style-name="T3">é</text:span>lancolique ; c'est Don Juan et Narcisse combin<text:span text:style-name="T3">é</text:span>s: <text:span text:style-name="T3">«</text:span> ador<text:span text:style-name="T3">é</text:span> de toutes, il s'adore lui-m<text:span text:style-name="T3">ê</text:span>me, et meurt d'ennui pendant quatre-vingts ans. <text:span text:style-name="T3">«</text:span><text:span text:style-name="T4"> </text:span>Je b<text:span text:style-name="T3">â</text:span>ille ma vie <text:span text:style-name="T3">»</text:span>, disait-il. Voil<text:span text:style-name="T3">à</text:span> la morale de cette existence.</text:p>
      <text:p text:style-name="P12"/>
      <text:p text:style-name="P81"><text:span text:style-name="T19">Th</text:span><text:span text:style-name="T20">é</text:span><text:span text:style-name="T19">ophile Gautier, dans sa </text:span><text:span text:style-name="T29">Com</text:span><text:span text:style-name="T30">é</text:span><text:span text:style-name="T29">die de la Mort</text:span><text:span text:style-name="T19">, a eu</text:span><text:span text:style-name="T20"> la vision de Don Juan vieilli :</text:span></text:p>
      <text:p text:style-name="P68"/>
      <text:p text:style-name="P34">Comme je m'en allais ruminant ma pens<text:span text:style-name="T3">é</text:span>e, </text:p>
      <text:p text:style-name="P34">Triste, sans dire mot, sous la vo<text:span text:style-name="T3">û</text:span>te glac<text:span text:style-name="T3">é</text:span>e,</text:p>
      <text:p text:style-name="P81"><text:span text:style-name="T40">Par le sentier </text:span><text:span text:style-name="T41">é</text:span><text:span text:style-name="T40">troit ; </text:span></text:p>
      <text:p text:style-name="P81"><text:soft-page-break/><text:span text:style-name="T40">S'arr</text:span><text:span text:style-name="T41">ê</text:span><text:span text:style-name="T40">tant tout-</text:span><text:span text:style-name="T41">à</text:span><text:span text:style-name="T40">-coup ma compagne blafarde (</text:span><text:span text:style-name="T29">la Mort</text:span><text:span text:style-name="T40">) </text:span></text:p>
      <text:p text:style-name="P81"><text:span text:style-name="T40">Me dit, en </text:span><text:span text:style-name="T41">é</text:span><text:span text:style-name="T40">tendant sa main fr</text:span><text:span text:style-name="T41">ê</text:span><text:span text:style-name="T40">le: </text:span><text:span text:style-name="T41">«</text:span><text:span text:style-name="T40"> Regarde</text:span></text:p>
      <text:p text:style-name="P82">Du c<text:span text:style-name="T3">ô</text:span>t<text:span text:style-name="T3">é</text:span> de mon doigt. <text:span text:style-name="T3">»</text:span></text:p>
      <text:p text:style-name="P84"/>
      <text:p text:style-name="P34">C'<text:span text:style-name="T3">é</text:span>tait un cavalier avec un grand panache, </text:p>
      <text:p text:style-name="P34">De long cheveux boucl<text:span text:style-name="T3">é</text:span>s, une noire moustache,</text:p>
      <text:p text:style-name="P82">Et des <text:span text:style-name="T3">é</text:span>perons d'or ; </text:p>
      <text:p text:style-name="P82">Il avait le manteau, la rapi<text:span text:style-name="T3">è</text:span>re et la fraise, </text:p>
      <text:p text:style-name="P82">Ainsi qu'un raffin<text:span text:style-name="T3">é</text:span> du temps de Louis treize ;</text:p>
      <text:p text:style-name="P82">Et semblait jeune encor.</text:p>
      <text:p text:style-name="P84"/>
      <text:p text:style-name="P34">Mais, en regardant bien, je vis que sa perruque </text:p>
      <text:p text:style-name="P34">Sous ses faux cheveux bruns laissait pr<text:span text:style-name="T3">è</text:span>s de sa nuque</text:p>
      <text:p text:style-name="P34">Passer des cheveux blancs ; </text:p>
      <text:p text:style-name="P34">Son front, pareil au front de la mer soucieuse, </text:p>
      <text:p text:style-name="P34">Se ridait <text:span text:style-name="T3">à</text:span> longs plis ; sa joue <text:span text:style-name="T3">é</text:span>tait si creuse</text:p>
      <text:p text:style-name="P34">Que l'on comptait ses dents.</text:p>
      <text:p text:style-name="P84"/>
      <text:p text:style-name="P34">Malgr<text:span text:style-name="T3">é</text:span> le fard <text:span text:style-name="T3">é</text:span>pais dont elle <text:span text:style-name="T3">é</text:span>tait pl<text:span text:style-name="T3">â</text:span>tr<text:span text:style-name="T3">é</text:span>e, </text:p>
      <text:p text:style-name="P34">Comme un marbre couvert d'une gaze pourpr<text:span text:style-name="T3">é</text:span>e</text:p>
      <text:p text:style-name="P34">Sa p<text:span text:style-name="T3">â</text:span>leur transper<text:span text:style-name="T3">ç</text:span>ait ; </text:p>
      <text:p text:style-name="P34"><text:span text:style-name="T3">À</text:span> travers le carmin qui colorait sa l<text:span text:style-name="T3">è</text:span>vre, </text:p>
      <text:p text:style-name="P34">Sous son rire d'emprunt on voyait que la fi<text:span text:style-name="T3">è</text:span>vre</text:p>
      <text:p text:style-name="P34">Chaque nuit le baisait.</text:p>
      <text:p text:style-name="P34">Ses yeux sans mouvement semblaient des yeux de verre : </text:p>
      <text:p text:style-name="P34">Ils n'avaient rien des yeux d'un enfant de la terre,</text:p>
      <text:p text:style-name="P82">Ni larmes, ni regard ; </text:p>
      <text:p text:style-name="P82">Diamant ench<text:span text:style-name="T3">â</text:span>ss<text:span text:style-name="T3">é</text:span> dans sa morne prunelle, </text:p>
      <text:p text:style-name="P82">Brillait d'un <text:span text:style-name="T3">é</text:span>clat fixe une froide <text:span text:style-name="T3">é</text:span>tincelle :</text:p>
      <text:p text:style-name="P82">C'<text:span text:style-name="T3">é</text:span>tait bien un vieillard !</text:p>
      <text:p text:style-name="P84"/>
      <text:p text:style-name="P34"><text:span text:style-name="T3">Comme l’</text:span>arche d'un pont, son dos faisait la vo<text:span text:style-name="T3">û</text:span>te ; </text:p>
      <text:p text:style-name="P34">Ses pieds endoloris, tout gonfl<text:span text:style-name="T3">é</text:span>s par la goutte,</text:p>
      <text:p text:style-name="P82">Chancelaient sous son poids ; </text:p>
      <text:p text:style-name="P82">Ses mains p<text:span text:style-name="T3">â</text:span>les tremblaient (ainsi tremblent les vagues </text:p>
      <text:p text:style-name="P82">Sous les baisers du Nord) et laissaient fuir leurs bagues</text:p>
      <text:p text:style-name="P82">Trop larges pour ses doigts.</text:p>
      <text:p text:style-name="P84"/>
      <text:p text:style-name="P34">Tout ce luxe, ce fard sur cette face creuse, </text:p>
      <text:p text:style-name="P34">Formait une alliance <text:span text:style-name="T3">é</text:span>trange et monstrueuse :</text:p>
      <text:p text:style-name="P82">C'<text:span text:style-name="T3">é</text:span>tait plus triste <text:span text:style-name="T3">à</text:span> voir </text:p>
      <text:p text:style-name="P82">Et plus laid, qu'un cercueil chez des filles de joie<text:span text:style-name="T18">.</text:span> </text:p>
      <text:p text:style-name="P82">Qu'un squelette par<text:span text:style-name="T3">é</text:span> d'une robe de soie,</text:p>
      <text:p text:style-name="P82"><text:soft-page-break/>Qu'une vieille au miroir.</text:p>
      <text:p text:style-name="P84"/>
      <text:p text:style-name="P34">Confiant <text:span text:style-name="T3">à</text:span> la nuit son amoureuse plainte,</text:p>
      <text:p text:style-name="P34"><text:s/>Il attendait devant une fen<text:span text:style-name="T3">ê</text:span>tre <text:span text:style-name="T3">é</text:span>teinte,</text:p>
      <text:p text:style-name="P82">Sous un balcon d<text:span text:style-name="T3">é</text:span>sert ; </text:p>
      <text:p text:style-name="P82">Nul front blanc ne <text:span text:style-name="T51">venait </text:span>s'appuyer au vitrage, </text:p>
      <text:p text:style-name="P82">Nul soleil de beaut<text:span text:style-name="T3">é</text:span> ne montrait son visage</text:p>
      <text:p text:style-name="P82">Au fond du ciel ouvert.</text:p>
      <text:p text:style-name="P84"/>
      <text:p text:style-name="P34">Dis, que fais-tu donc l<text:span text:style-name="T3">à</text:span>, vieillard, dans les t<text:span text:style-name="T3">é</text:span>n<text:span text:style-name="T3">è</text:span>bres, </text:p>
      <text:p text:style-name="P34">Par une de ces nuits o<text:span text:style-name="T3">ù</text:span> les essaims fun<text:span text:style-name="T3">è</text:span>bres</text:p>
      <text:p text:style-name="P82">S'envolent des tombeaux ? </text:p>
      <text:p text:style-name="P82">Que vas-tu donc chercher si loin, si tard, a l'heure </text:p>
      <text:p text:style-name="P82">O<text:span text:style-name="T3">ù</text:span> l'ange de minuit au beffroi chante et pleure, <text:span text:style-name="T3">—</text:span></text:p>
      <text:p text:style-name="P82">Sans page et sans flambeaux ?</text:p>
      <text:p text:style-name="P84"/>
      <text:p text:style-name="P34">Tu n'as plus l'<text:span text:style-name="T3">â</text:span>ge o<text:span text:style-name="T3">ù</text:span> tout vous rit et vous accueille, </text:p>
      <text:p text:style-name="P34">O<text:span text:style-name="T3">ù</text:span> la vierge r<text:span text:style-name="T3">é</text:span>pand <text:span text:style-name="T3">à</text:span> vos pieds, feuille <text:span text:style-name="T3">à</text:span> feuille,</text:p>
      <text:p text:style-name="P82">La fleur de sa beaut<text:span text:style-name="T3">é</text:span>, </text:p>
      <text:p text:style-name="P82">Et ce n'est plus pour toi que s'ouvrent les fen<text:span text:style-name="T3">ê</text:span>tres : </text:p>
      <text:p text:style-name="P82">Tu n'es bon qu'<text:span text:style-name="T3">à</text:span> dormir aupr<text:span text:style-name="T3">è</text:span>s de tes anc<text:span text:style-name="T3">ê</text:span>tres,</text:p>
      <text:p text:style-name="P82">Sous un marbre sculpt<text:span text:style-name="T3">é</text:span><text:span text:style-name="T18">.</text:span></text:p>
      <text:p text:style-name="P84"/>
      <text:p text:style-name="P34">Entends-tu le hibou qui jette ses cris aigres ? </text:p>
      <text:p text:style-name="P34">Entends-tu dans les bois hurler les grands loups maigres ?</text:p>
      <text:p text:style-name="P82">O vieillard sans raison ! </text:p>
      <text:p text:style-name="P82">Rentre, c'est le moment o<text:span text:style-name="T3">ù</text:span> la lune r<text:span text:style-name="T3">é</text:span>veille </text:p>
      <text:p text:style-name="P82">Le vampire blafard sur sa couche vermeille :</text:p>
      <text:p text:style-name="P82">Rentre dans ta maison.</text:p>
      <text:p text:style-name="P84"/>
      <text:p text:style-name="P34">Le vent moqueur a pris ta chanson sur son aile, </text:p>
      <text:p text:style-name="P34">Personne ne t'<text:span text:style-name="T3">é</text:span>coute, et ta cape ruisselle</text:p>
      <text:p text:style-name="P81"><text:span text:style-name="T41">Des pleurs de l’</text:span><text:span text:style-name="T40">ouragan... </text:span></text:p>
      <text:p text:style-name="P81"><text:span text:style-name="T40">Il ne me r</text:span><text:span text:style-name="T41">épond rien. — Dites, quel est cet homme, </text:span></text:p>
      <text:p text:style-name="P81"><text:span text:style-name="T40">O Mort, et savez-vous le nom dont on le nomme </text:span><text:span text:style-name="T41">? —</text:span></text:p>
      <text:p text:style-name="P82">Cet homme, c'est Don Juan.</text:p>
      <text:p text:style-name="P80"/>
      <text:p text:style-name="P81"><text:bookmark-start text:name="bookmark57"/><text:span text:style-name="T19">Ces vers semblent une r</text:span><text:span text:style-name="T20">é</text:span><text:span text:style-name="T19">plique </text:span><text:span text:style-name="T20">à</text:span><text:span text:style-name="T19"> ceux de Musset. </text:span><text:span text:style-name="T29">Namouna</text:span><text:span text:style-name="T19"> avait paru en 1832, </text:span><text:span text:style-name="T29">la Com</text:span><text:bookmark-end text:name="bookmark57"/><text:span text:style-name="T30">é</text:span><text:span text:style-name="T29">die de la Mort</text:span><text:span text:style-name="T19"> parut en 1838 ; Gautier r</text:span><text:span text:style-name="T20">é</text:span><text:span text:style-name="T19">pond, sans le dire, au paradoxe de Musset sur celte pr</text:span><text:span text:style-name="T20">é</text:span><text:span text:style-name="T19">tendue poursuite de l'id</text:span><text:span text:style-name="T20">é</text:span><text:span text:style-name="T19">al, qui n'est que celle de la beaut</text:span><text:span text:style-name="T20">é</text:span><text:span text:style-name="T19"> et du plaisir, et qui aboutit, comme il le fait voir, dans cette peinture digne d'Holbein, </text:span><text:span text:style-name="T20">à</text:span><text:span text:style-name="T19"> la d</text:span><text:span text:style-name="T20">é</text:span><text:span text:style-name="T19">cr</text:span><text:span text:style-name="T20">é</text:span><text:span text:style-name="T19">pitude pr</text:span><text:span text:style-name="T20">é</text:span><text:span text:style-name="T19">coce, </text:span><text:span text:style-name="T20">à</text:span><text:span text:style-name="T19"> la momie vivante, </text:span><text:span text:style-name="T20">à</text:span><text:span text:style-name="T19"> la vieillesse ridicule et sans honneur %72%. Ce tableau ne met-il pas bien en lumi</text:span><text:span text:style-name="T20">è</text:span><text:span text:style-name="T19">re ce que nous disons, que Don Juan </text:span><text:soft-page-break/><text:span text:style-name="T19">vieilli n'est plus Don Juan, et que par cons</text:span><text:span text:style-name="T20">é</text:span><text:span text:style-name="T19">quent la conception de M</text:span><text:span text:style-name="T20">é</text:span><text:span text:style-name="T19">rim</text:span><text:span text:style-name="T20">é</text:span><text:span text:style-name="T19">e, Don Juan p</text:span><text:span text:style-name="T20">é</text:span><text:span text:style-name="T19">nitent et converti, n'est gu</text:span><text:span text:style-name="T20">è</text:span><text:span text:style-name="T19">re vraisem­blable au premier abord.</text:span></text:p>
      <text:p text:style-name="P81"><text:span text:style-name="T19">Quoi qu'il en soit si l'on suppose ou si l'on admet que Don Juan n'est pas foudroy</text:span><text:span text:style-name="T20">é</text:span><text:span text:style-name="T19"> dans la fleur de ses crimes et de sa jeunesse, alors la con­ception de M</text:span><text:span text:style-name="T20">é</text:span><text:span text:style-name="T19">rim</text:span><text:span text:style-name="T20">é</text:span><text:span text:style-name="T19">e peut se d</text:span><text:span text:style-name="T20">é</text:span><text:span text:style-name="T19">fendre. L'</text:span><text:span text:style-name="T20">é</text:span><text:span text:style-name="T19">crivain d'ailleurs pr</text:span><text:span text:style-name="T20">é</text:span><text:span text:style-name="T19">tend s'appuyer sur une tradition espagnole. Et, en effet, si la chose est possible quelque part, si l'on con</text:span><text:span text:style-name="T20">ç</text:span><text:span text:style-name="T19">oit Don Juan converti, ce ne peut </text:span><text:span text:style-name="T20">ê</text:span><text:span text:style-name="T19">tre qu'en Espagn</text:span><text:span text:style-name="T20">e. — J'ai dit qu'il y avait dans</text:span><text:span text:style-name="T19"> la l</text:span><text:span text:style-name="T20">é</text:span><text:span text:style-name="T19">gende espagnole deux Don Juan, de familles diff</text:span><text:span text:style-name="T20">é</text:span><text:span text:style-name="T19">rentes, Don Juan Tenorio et Don Juan de Marana; et, de m</text:span><text:span text:style-name="T20">ê</text:span><text:span text:style-name="T19">me qu'il y a eu plusieurs Hercule, dont on a m</text:span><text:span text:style-name="T20">ê</text:span><text:span text:style-name="T19">l</text:span><text:span text:style-name="T20">é</text:span><text:span text:style-name="T19"> les exploits en un seul personnage mythologique, de m</text:span><text:span text:style-name="T20">ê</text:span><text:span text:style-name="T19">me on </text:span><text:span text:style-name="T20">â</text:span><text:span text:style-name="T19"> parfois m</text:span><text:span text:style-name="T20">ê</text:span><text:span text:style-name="T19">l</text:span><text:span text:style-name="T20">é</text:span><text:span text:style-name="T19"> les exploits de ces deux Don Juan en un seul personnage l</text:span><text:span text:style-name="T20">é</text:span><text:span text:style-name="T19">gendaire. Au reste la vie de l'un et de l'autre est </text:span><text:span text:style-name="T20">à</text:span><text:span text:style-name="T19"> peu pr</text:span><text:span text:style-name="T20">è</text:span><text:span text:style-name="T19">s la m</text:span><text:span text:style-name="T20">ê</text:span><text:span text:style-name="T19">me, ils ne diff</text:span><text:span text:style-name="T20">è</text:span><text:span text:style-name="T19">rent que par la mort. Celui que nous</text:span><text:span text:style-name="T22"> </text:span><text:span text:style-name="T19">avons vu figurer dans les pi</text:span><text:span text:style-name="T20">è</text:span><text:span text:style-name="T19">ces de Tirso de Molina et de Moli</text:span><text:span text:style-name="T20">è</text:span><text:span text:style-name="T19">re, de l'abb</text:span><text:span text:style-name="T20">é</text:span><text:span text:style-name="T19"> Da Ponte et de Mozart, c'est Don Juan Tenorio ; celui-l</text:span><text:span text:style-name="T20">à meurt dans l’</text:span><text:span text:style-name="T19">imp</text:span><text:span text:style-name="T20">é</text:span><text:span text:style-name="T19">nitence et est emport</text:span><text:span text:style-name="T20">é</text:span><text:span text:style-name="T19"> par la Statue. Le Don Juan qui est mis en sc</text:span><text:span text:style-name="T20">è</text:span><text:span text:style-name="T19">ne par M</text:span><text:span text:style-name="T20">é</text:span><text:span text:style-name="T19">rim</text:span><text:span text:style-name="T20">é</text:span><text:span text:style-name="T19">e, et ensuite par Alexandre Dumas p</text:span><text:span text:style-name="T20">è</text:span><text:span text:style-name="T19">re, c'est Don Juan de Marana. Celui-ci fait une fin pieuse, apr</text:span><text:span text:style-name="T20">è</text:span><text:span text:style-name="T19">s avoir </text:span><text:span text:style-name="T20">é</text:span><text:span text:style-name="T19">t</text:span><text:span text:style-name="T20">é</text:span><text:span text:style-name="T19"> d'ailleurs, comme l'autre, amoureux de toutes les femmes, et en avoir s</text:span><text:span text:style-name="T20">é</text:span><text:span text:style-name="T19">duit tant qu'il a pu. La petite nouvelle de M</text:span><text:span text:style-name="T20">é</text:span><text:span text:style-name="T19">rim</text:span><text:span text:style-name="T20">é</text:span><text:span text:style-name="T19">e o</text:span><text:span text:style-name="T20">ù</text:span><text:span text:style-name="T19"> il figure, intitul</text:span><text:span text:style-name="T20">é</text:span><text:span text:style-name="T19">e </text:span><text:span text:style-name="T29">les Ames du Purgatoire</text:span><text:span text:style-name="T19">, publi</text:span><text:span text:style-name="T20">é</text:span><text:span text:style-name="T19">e en 1834, est une sorte de pastiche espagnol, une </text:span><text:span text:style-name="T20">é</text:span><text:span text:style-name="T19">tude curieuse de couleur locale, tr</text:span><text:span text:style-name="T20">è</text:span><text:span text:style-name="T19">s adroitement et tr</text:span><text:span text:style-name="T20">è</text:span><text:span text:style-name="T19">s joliment faite. L'auteur joue et jongle avec son sujet de la mani</text:span><text:span text:style-name="T20">è</text:span><text:span text:style-name="T19">re la plus charmante.</text:span></text:p>
      <text:p text:style-name="P69">Par une complication et une aggravation nou­velle, apr<text:span text:style-name="T3">è</text:span>s que Don Juan, ce grand p<text:span text:style-name="T3">é</text:span>cheur sans conscience, a aim<text:span text:style-name="T3">é</text:span>, puis abandonn<text:span text:style-name="T3">é</text:span>, entre autres, une femme nomm<text:span text:style-name="T3">é</text:span>e Teresa, et qu'il a tu<text:span text:style-name="T3">é</text:span> le p<text:span text:style-name="T3">è</text:span>re de cette femme, elle se retire dans un couvent ; Don Juan l'y retrouve un jour, et alors, d<text:span text:style-name="T3">é</text:span>ployant tous ses artifices et tous ses prestiges, parvient <text:span text:style-name="T3">à</text:span> la s<text:span text:style-name="T3">é</text:span>duire de nouveau, pour commettre un p<text:span text:style-name="T3">é</text:span>ch<text:span text:style-name="T3">é</text:span> de plus en la rendant infid<text:span text:style-name="T3">è</text:span>le au Ciel m<text:span text:style-name="T3">ê</text:span>me. Ce raffine­ment de vice et de crime est bien conforme <text:span text:style-name="T3">à</text:span> l'id<text:span text:style-name="T3">é</text:span>e qu'on se fait du caract<text:span text:style-name="T3">è</text:span>re de Don Juan ; mais, <text:span text:style-name="T3">à</text:span> la <text:span text:style-name="T3">fin, ce qui l’</text:span>est moins, quoique cela puisse <text:span text:style-name="T3">ê</text:span>tre assez espagnol, Don Juan, effray<text:span text:style-name="T3">é</text:span> par une hal­lucination fun<text:span text:style-name="T3">è</text:span>bre, fait appeler<text:span text:style-name="T5"> </text:span>un confesseur, se convertit, se retire dans un clo<text:span text:style-name="T3">î</text:span>tre, et <text:span text:style-name="T3">«</text:span> meurt v<text:span text:style-name="T3">é</text:span>n<text:span text:style-name="T3">é</text:span>r<text:span text:style-name="T3">é</text:span> comme un saint par ceux qui avaient connu ses premiers d<text:span text:style-name="T3">é</text:span>portements. <text:span text:style-name="T3">»</text:span></text:p>
      <text:p text:style-name="P69">Dans ce cadre, M<text:span text:style-name="T3">é</text:span>rim<text:span text:style-name="T3">é</text:span>e a fait avec beaucoup d'art, un de ces petits tableaux auxquels il se pla<text:span text:style-name="T3">î</text:span>t ; ou, pour parler plus exactement, une s<text:span text:style-name="T3">é</text:span>rie de petits tableaux et de sc<text:span text:style-name="T3">è</text:span>nes vari<text:span text:style-name="T3">é</text:span>es, avec rendez-vous nocturnes, s<text:span text:style-name="T3">é</text:span>r<text:span text:style-name="T3">é</text:span>nades, danses, duels, aventures militaires ; et, <text:span text:style-name="T3">à</text:span> travers tout cela, les raffinements de p<text:span text:style-name="T3">é</text:span>ch<text:span text:style-name="T3">é</text:span> et de crime o<text:span text:style-name="T3">ù</text:span> s'amuse l'auteur encore plus que le h<text:span text:style-name="T3">é</text:span>ros. Et puis, cette <text:span text:style-name="T3">é</text:span>difiante conversion couronne l'<text:span text:style-name="T3">œ</text:span>uvre ; on sent que M<text:span text:style-name="T3">é</text:span>rin<text:span text:style-name="T3">é</text:span>e en rit dans sa barbe. Oui, cela peut <text:span text:style-name="T3">ê</text:span>tre espagnol, mais cela d<text:span text:style-name="T3">é</text:span>route l'id<text:span text:style-name="T3">é</text:span>e que l'esprit fran<text:span text:style-name="T3">ç</text:span>ais se fait de Don Juan, qui, pour notre logique, toujours un peu rectiligne, j'en conviens, mais en tout cas pour la logique dramatique, doit rester cons<text:span text:style-name="T3">é</text:span>quent avec lui-m<text:span text:style-name="T3">ê</text:span>me depuis le com­mencement jusqu'<text:span text:style-name="T3">à</text:span> la fin, p<text:span text:style-name="T3">é</text:span>cheur obstin<text:span text:style-name="T3">é</text:span> et railleur imp<text:span text:style-name="T3">é</text:span>nitent, bravant encore le Ciel qui le foudroie, et mourant debout %73%.</text:p>
      <text:p text:style-name="P12"/>
      <text:p text:style-name="P81"><text:soft-page-break/><text:span text:style-name="T19">Apr</text:span><text:span text:style-name="T20">è</text:span><text:span text:style-name="T19">s l'</text:span><text:span text:style-name="T20">œ</text:span><text:span text:style-name="T19">uvre de M</text:span><text:span text:style-name="T20">é</text:span><text:span text:style-name="T19">rim</text:span><text:span text:style-name="T20">é</text:span><text:span text:style-name="T19">e, la m</text:span><text:span text:style-name="T20">ê</text:span><text:span text:style-name="T19">me ann</text:span><text:span text:style-name="T20">é</text:span><text:span text:style-name="T19">e, on</text:span><text:span text:style-name="T22"> </text:span><text:span text:style-name="T19">en rencontre une autre, d'un homme de beau­coup d'imagination et d'esprit, complexion fran</text:span><text:span text:style-name="T20">ç</text:span><text:span text:style-name="T19">aise et germanique M. Henri Blaze de Bury, qui, sous le pseudonyme de Hans Werner, publia dans la </text:span><text:span text:style-name="T29">Revue des Deux Mondes</text:span><text:span text:style-name="T19">, en 1834, une suite des aventures de Don Juan lors qu'il a </text:span><text:span text:style-name="T20">é</text:span><text:span text:style-name="T19">t</text:span><text:span text:style-name="T20">é</text:span><text:span text:style-name="T19"> englouti dans la terre et que la foudre, </text:span><text:span text:style-name="T20">à</text:span><text:span text:style-name="T19"> ce qu'il para</text:span><text:span text:style-name="T20">î</text:span><text:span text:style-name="T19">t, ne l'a pas atteint. C'est une </text:span><text:span text:style-name="T20">œ</text:span><text:span text:style-name="T19">uvre fantastique, m</text:span><text:span text:style-name="T20">ê</text:span><text:span text:style-name="T19">l</text:span><text:span text:style-name="T20">é</text:span><text:span text:style-name="T19">e de prose et de vers. Elle a pour titre : </text:span><text:span text:style-name="T29">le Souper chez le Commandeur</text:span><text:span text:style-name="T19">. Vous vous rappelez qu'en effet le Commandeur a invit</text:span><text:span text:style-name="T20">é</text:span><text:span text:style-name="T19"> Don Juan.</text:span></text:p>
      <text:p text:style-name="P69">Dans cette <text:span text:style-name="T3">œ</text:span>uvre, o<text:span text:style-name="T3">ù</text:span> l'esprit du moyen <text:span text:style-name="T3">â</text:span>ge fait place <text:span text:style-name="T3">à</text:span> un sentiment tout moderne, la Statue cesse de repr<text:span text:style-name="T3">é</text:span>senter la vengeance c<text:span text:style-name="T3">é</text:span>leste impitoyable : une justice plus cl<text:span text:style-name="T3">é</text:span>mente permet au coupable de se racheter par le repentir, au lieu d'<text:span text:style-name="T3">ê</text:span>tre damn<text:span text:style-name="T3">é</text:span> <text:span text:style-name="T3">à</text:span> jamais. <text:span text:style-name="T3">À</text:span> l'id<text:span text:style-name="T3">é</text:span>e <text:span text:style-name="T3">é</text:span>troite et sauvage des peines <text:span text:style-name="T3">é</text:span>ternelles se substitue celle d'un ch<text:span text:style-name="T3">â</text:span>timent proportionn<text:span text:style-name="T3">é, qui, s’</text:span>appliquant <text:span text:style-name="T3">à</text:span> un <text:span text:style-name="T3">ê</text:span>tre fini,<text:span text:style-name="T1"> </text:span>ne saurait <text:span text:style-name="T3">ê</text:span>tre infini. Ici, comme on l'a dit avec esprit, <text:span text:style-name="T3">«</text:span> l'homme de marbre s'humanise <text:span text:style-name="T3">»</text:span>. Bien plus ! Don Juan, converti, est non seule­ment rachet<text:span text:style-name="T3">é</text:span>, mais r<text:span text:style-name="T3">é</text:span>dempteur. Que cela soit vraisemblable et analogue <text:span text:style-name="T3">à</text:span> l'esprit de la double l<text:span text:style-name="T3">é</text:span>gende originelle, assur<text:span text:style-name="T3">é</text:span>ment non ; mais cela est pour le moins curieux.</text:p>
      <text:p text:style-name="P81"><text:span text:style-name="T19">Deux ans apr</text:span><text:span text:style-name="T20">è</text:span><text:span text:style-name="T19">s, en 1837, sur le th</text:span><text:span text:style-name="T20">éâ</text:span><text:span text:style-name="T19">tre de la Porte-Saint-Martin, Alexandre Dumas p</text:span><text:span text:style-name="T20">è</text:span><text:span text:style-name="T19">re donnait</text:span><text:span text:style-name="T22"> </text:span><text:span text:style-name="T29">Don Juan de Marana</text:span><text:span text:style-name="T32">,</text:span><text:span text:style-name="T29"> ou la Chute d</text:span><text:span text:style-name="T30">’un Ange</text:span><text:span text:style-name="T19">, mys­t</text:span><text:span text:style-name="T20">è</text:span><text:span text:style-name="T19">re en cinq actes et neuf tableaux, autre id</text:span><text:span text:style-name="T20">é</text:span><text:span text:style-name="T19">e, mais n</text:span><text:span text:style-name="T20">é</text:span><text:span text:style-name="T19">e peut-</text:span><text:span text:style-name="T20">ê</text:span><text:span text:style-name="T19">tre de la pr</text:span><text:span text:style-name="T20">é</text:span><text:span text:style-name="T19">c</text:span><text:span text:style-name="T20">é</text:span><text:span text:style-name="T19">dente, et aussi d'une pens</text:span><text:span text:style-name="T20">é</text:span><text:span text:style-name="T19">e d'Alfred de Vigny, dans son po</text:span><text:span text:style-name="T20">è</text:span><text:span text:style-name="T19">me</text:span><text:span text:style-name="T20"> d’</text:span><text:span text:style-name="T30">É</text:span><text:span text:style-name="T29">loa, ou la S</text:span><text:span text:style-name="T30">œ</text:span><text:span text:style-name="T29">ur des Anges</text:span><text:span text:style-name="T24">.</text:span></text:p>
      <text:p text:style-name="P69"><text:span text:style-name="T3">É</text:span>loa est un ange-femme, n<text:span text:style-name="T3">é</text:span>e d'une larme du Christ pleurant la mort de Lazare. <text:span text:style-name="T3">É</text:span>loa, dont le<text:span text:style-name="T1"> </text:span>c<text:span text:style-name="T3">œ</text:span>ur est plein de piti<text:span text:style-name="T3">é</text:span>, s'<text:span text:style-name="T3">é</text:span>meut du sort de l'Ange<text:span text:style-name="T1"> </text:span>rebelle tomb<text:span text:style-name="T3">é</text:span> des cieux, et, se d<text:span text:style-name="T3">é</text:span>vouant <text:span text:style-name="T3">à</text:span> lui, comme le Christ au salut des hommes, r<text:span text:style-name="T3">ê</text:span>ve de sauver Lucifer, mais se perd avec lui. Telle est, en deux mots, l'id<text:span text:style-name="T3">é</text:span>e de ce po<text:span text:style-name="T3">è</text:span>me d'Alfred de Vigny.</text:p>
      <text:p text:style-name="P81"><text:span text:style-name="T19">Dans le </text:span><text:span text:style-name="T29">Don Juan</text:span><text:span text:style-name="T19"> d'Alexandre Dumas, </text:span><text:span text:style-name="T20">à</text:span><text:span text:style-name="T19"> peu pr</text:span><text:span text:style-name="T20">è</text:span><text:span text:style-name="T19">s de m</text:span><text:span text:style-name="T20">ê</text:span><text:span text:style-name="T19">me, un ange-femme, Marthe, descend du ciel, dans l'intention de sauver Don Juan ; mais, au lieu de le sauver se perd avec lui ; vous voyez que c'est la m</text:span><text:span text:style-name="T20">ê</text:span><text:span text:style-name="T19">me donn</text:span><text:span text:style-name="T20">é</text:span><text:span text:style-name="T19">e. Heureusement l'infinie mis</text:span><text:span text:style-name="T20">é</text:span><text:span text:style-name="T19">ricorde leur pardonne </text:span><text:span text:style-name="T20">à</text:span><text:span text:style-name="T19"> tous deux. Telle est l'id</text:span><text:span text:style-name="T20">é</text:span><text:span text:style-name="T19">e compl</text:span><text:span text:style-name="T20">é</text:span><text:span text:style-name="T19">mentaire ajout</text:span><text:span text:style-name="T20">é</text:span><text:span text:style-name="T19">e par Alexandre Dumas, qui, du reste, a fait librement divers emprunts non seulement </text:span><text:span text:style-name="T20">à</text:span><text:span text:style-name="T19"> Alfred de Vigny, mais </text:span><text:span text:style-name="T20">à</text:span><text:span text:style-name="T19"> Shakespeare, </text:span><text:span text:style-name="T20">à</text:span><text:span text:style-name="T19"> Pouchkine, </text:span><text:span text:style-name="T20">à</text:span><text:span text:style-name="T19"> M</text:span><text:span text:style-name="T20">é</text:span><text:span text:style-name="T19">rim</text:span><text:span text:style-name="T20">é</text:span><text:span text:style-name="T19">e.</text:span></text:p>
      <text:p text:style-name="P81"><text:span text:style-name="T19">Cette imagination de la chute d'un ange </text:span><text:span text:style-name="T20">é</text:span><text:span text:style-name="T19">tait en quelque sorte dans l'air </text:span><text:span text:style-name="T20">à</text:span><text:span text:style-name="T19"> ce moment-l</text:span><text:span text:style-name="T20">à</text:span><text:span text:style-name="T19">. Apr</text:span><text:span text:style-name="T20">è</text:span><text:span text:style-name="T19">s Alfred de Vigny et Alexandre Dumas, il y eut Lamartine qui donna aussi son po</text:span><text:span text:style-name="T20">è</text:span><text:span text:style-name="T19">me de </text:span><text:span text:style-name="T29">la Chute d'un Ange</text:span><text:span text:style-name="T19">, dans lequel se trouvent des vers et des</text:span><text:span text:style-name="T22"> </text:span><text:span text:style-name="T19">pages de la plus grande beaut</text:span><text:span text:style-name="T20">é</text:span><text:span text:style-name="T19">, mais qui cependant ne fut pas un succ</text:span><text:span text:style-name="T20">è</text:span><text:span text:style-name="T19">s. Les anges, en France, ne r</text:span><text:span text:style-name="T20">é</text:span><text:span text:style-name="T19">ussirent pas longtemps. </text:span><text:span text:style-name="T20">«</text:span><text:span text:style-name="T19"> L'esprit d'ana­lyse et de science souffla, dit M. Paul Albert, et emporta ces </text:span><text:span text:style-name="T20">ê</text:span><text:span text:style-name="T19">tres l</text:span><text:span text:style-name="T20">é</text:span><text:span text:style-name="T19">gers dans la r</text:span><text:span text:style-name="T20">é</text:span><text:span text:style-name="T19">gion des chim</text:span><text:span text:style-name="T20">è</text:span><text:span text:style-name="T19">res d'o</text:span><text:span text:style-name="T20">ù</text:span><text:span text:style-name="T19"> ils </text:span><text:span text:style-name="T20">é</text:span><text:span text:style-name="T19">taient descendus. La po</text:span><text:span text:style-name="T20">ésie re­devint ce qu’</text:span><text:span text:style-name="T19">elle doit </text:span><text:span text:style-name="T20">ê</text:span><text:span text:style-name="T19">tre d</text:span><text:span text:style-name="T20">é</text:span><text:span text:style-name="T19">sormais, c'est-</text:span><text:span text:style-name="T20">à</text:span><text:span text:style-name="T19">-dire purement humaine. </text:span><text:span text:style-name="T20">»</text:span></text:p>
      <text:p text:style-name="P12"/>
      <text:p text:style-name="P81"><text:span text:style-name="T19">Dans la l</text:span><text:span text:style-name="T20">é</text:span><text:span text:style-name="T19">gende antique, c'est la femme qui a perdu l'homme ; dans la l</text:span><text:span text:style-name="T20">é</text:span><text:span text:style-name="T19">gende moderne, c'est la femme qui le sauvera quand m</text:span><text:span text:style-name="T20">ê</text:span><text:span text:style-name="T19">me.</text:span></text:p>
      <text:p text:style-name="P68"/>
      <text:p text:style-name="P81"><text:soft-page-break/><text:span text:style-name="T19">Pour compl</text:span><text:span text:style-name="T20">é</text:span><text:span text:style-name="T19">ter </text:span><text:span text:style-name="T20">à</text:span><text:span text:style-name="T19"> peu pr</text:span><text:span text:style-name="T20">è</text:span><text:span text:style-name="T19">s cette </text:span><text:span text:style-name="T20">é</text:span><text:span text:style-name="T19">tude de litt</text:span><text:span text:style-name="T20">é</text:span><text:span text:style-name="T24">­</text:span><text:span text:style-name="T19">rature compar</text:span><text:span text:style-name="T20">é</text:span><text:span text:style-name="T19">e, il nous reste </text:span><text:span text:style-name="T20">à</text:span><text:span text:style-name="T19"> parler de trois Don Juan :</text:span></text:p>
      <text:p text:style-name="P81"><text:span text:style-name="T19">1° le Don Juan russe ;</text:span></text:p>
      <text:p text:style-name="P81"><text:span text:style-name="T19">2° un nouveau Don Juan espagnol ;</text:span></text:p>
      <text:p text:style-name="P81"><text:span text:style-name="T19">3° un dernier Don Juan fran</text:span><text:span text:style-name="T20">ç</text:span><text:span text:style-name="T19">ais.</text:span></text:p>
      <text:p text:style-name="P81"><text:span text:style-name="T19">Le Don Juan russe, qui a pour auteur Pouchkine, est intitul</text:span><text:span text:style-name="T20">é</text:span><text:span text:style-name="T19">, correctement : </text:span><text:span text:style-name="T29">le Convive de pierre</text:span><text:span text:style-name="T19">. Il parut vers 1830. C'est une esquisse dramatique assez courte, et il semble que l'auteur n'y a pas mis la derni</text:span><text:span text:style-name="T20">è</text:span><text:span text:style-name="T19">re main. Aussi en parlerai-je bri</text:span><text:span text:style-name="T20">è</text:span><text:span text:style-name="T19">ve­ment. Elle ne laisse pas d'</text:span><text:span text:style-name="T20">ê</text:span><text:span text:style-name="T19">tre int</text:span><text:span text:style-name="T20">é</text:span><text:span text:style-name="T19">ressante.</text:span></text:p>
      <text:p text:style-name="P81"><text:span text:style-name="T19">Ici Dona Anna est, non la fille, mais la femme du Commandeur tu</text:span><text:span text:style-name="T20">é</text:span><text:span text:style-name="T19"> par Don Juan ; et c'est, non de l'</text:span><text:span text:style-name="T20">é</text:span><text:span text:style-name="T19">pouse, mais de la veuve, que Don Juan devient amoureux. Par ce point la pi</text:span><text:span text:style-name="T20">è</text:span><text:span text:style-name="T19">ce de Pouchkine diff</text:span><text:span text:style-name="T20">è</text:span><text:span text:style-name="T19">re des autres </text:span><text:span text:style-name="T29">Don Juan</text:span><text:span text:style-name="T24">.</text:span></text:p>
      <text:p text:style-name="P81"><text:span text:style-name="T19">Au milieu de ses nombreuses aventures galantes, Don Juan rencontre chez une com</text:span><text:span text:style-name="T20">é</text:span><text:span text:style-name="T19">dienne nomm</text:span><text:span text:style-name="T20">é</text:span><text:span text:style-name="T19">e Laure, Don Carlos, fr</text:span><text:span text:style-name="T20">è</text:span><text:span text:style-name="T19">re d'une certaine In</text:span><text:span text:style-name="T20">è</text:span><text:span text:style-name="T19">s qu'il a autrefois s</text:span><text:span text:style-name="T20">é</text:span><text:span text:style-name="T19">duite et abandonn</text:span><text:span text:style-name="T20">é</text:span><text:span text:style-name="T19">e. Don Juan et Don Carlos mettent I'</text:span><text:span text:style-name="T20">é</text:span><text:span text:style-name="T19">p</text:span><text:span text:style-name="T20">é</text:span><text:span text:style-name="T19">e </text:span><text:span text:style-name="T20">à</text:span><text:span text:style-name="T19"> la main dans la chambre m</text:span><text:span text:style-name="T20">ê</text:span><text:span text:style-name="T19">me de la com</text:span><text:span text:style-name="T20">é</text:span><text:span text:style-name="T19">dienne, et Don Juan tue Carlos. Ensuite, tranquillement, s'</text:span><text:span text:style-name="T20">é</text:span><text:span text:style-name="T19">tant d</text:span><text:span text:style-name="T20">é</text:span><text:span text:style-name="T19">barrass</text:span><text:span text:style-name="T20">é</text:span><text:span text:style-name="T19"> du fr</text:span><text:span text:style-name="T20">è</text:span><text:span text:style-name="T19">re comme de la s</text:span><text:span text:style-name="T20">œ</text:span><text:span text:style-name="T19">ur, il essaye de s</text:span><text:span text:style-name="T20">é</text:span><text:span text:style-name="T19">duire la veuve du Com­mandeur sa pr</text:span><text:span text:style-name="T20">é</text:span><text:span text:style-name="T19">c</text:span><text:span text:style-name="T20">é</text:span><text:span text:style-name="T19">dente victime ; et cela, pr</text:span><text:span text:style-name="T20">è</text:span><text:span text:style-name="T19">s du tombeau m</text:span><text:span text:style-name="T20">ê</text:span><text:span text:style-name="T19">me de celui-ci. Shakespeare a dit : </text:span><text:span text:style-name="T20">«</text:span><text:span text:style-name="T19"> Fragilit</text:span><text:span text:style-name="T20">é</text:span><text:span text:style-name="T19">, ton nom est femme. </text:span><text:span text:style-name="T20">»</text:span><text:span text:style-name="T19"> Dona Anna, qui </text:span><text:span text:style-name="T20">à</text:span><text:span text:style-name="T19"> la v</text:span><text:span text:style-name="T20">é</text:span><text:span text:style-name="T19">rit</text:span><text:span text:style-name="T20">é</text:span><text:span text:style-name="T19"> ne conna</text:span><text:span text:style-name="T20">î</text:span><text:span text:style-name="T19">t pas Don Juan, car il a eu soin de changer de nom, finit par pr</text:span><text:span text:style-name="T20">ê</text:span><text:span text:style-name="T19">ter l'oreille </text:span><text:span text:style-name="T20">à</text:span><text:span text:style-name="T19"> la voix s</text:span><text:span text:style-name="T20">é</text:span><text:span text:style-name="T19">duisante de ce tentateur et par lui accorder un rendez-vous chez elle pour le lende­main. C'est </text:span><text:span text:style-name="T20">à</text:span><text:span text:style-name="T19"> peu pr</text:span><text:span text:style-name="T20">è</text:span><text:span text:style-name="T19">s l'histoire d'une c</text:span><text:span text:style-name="T20">é</text:span><text:span text:style-name="T19">l</text:span><text:span text:style-name="T20">è</text:span><text:span text:style-name="T19">bre l</text:span><text:span text:style-name="T20">é</text:span><text:span text:style-name="T24">­</text:span><text:span text:style-name="T19">gende ancienne, </text:span><text:span text:style-name="T29">la Matrone d'Eph</text:span><text:span text:style-name="T30">è</text:span><text:span text:style-name="T29">se</text:span><text:span text:style-name="T19">, l</text:span><text:span text:style-name="T20">é</text:span><text:span text:style-name="T19">g</text:span><text:span text:style-name="T20">è</text:span><text:span text:style-name="T19">rement adoucie.</text:span></text:p>
      <text:p text:style-name="P69">Lorsque Dona Anna est partie, Don Juan fait confidence de sa bonne fortune <text:span text:style-name="T3">à</text:span> Leporello ; sur quoi celui-ci r<text:span text:style-name="T3">é</text:span>pond : <text:span text:style-name="T3">«</text:span> Et le Commandeur, qu'en dira-t-il ?</text:p>
      <text:p text:style-name="P7"/>
      <text:p text:style-name="P28">don juan </text:p>
      <text:p text:style-name="P82">Crois-tu qu'il en sera jaloux ?</text:p>
      <text:p text:style-name="P84"/>
      <text:p text:style-name="P34"><text:span text:style-name="T6">leporello</text:span> </text:p>
      <text:p text:style-name="P81"><text:span text:style-name="T40">Regardez </text:span><text:span text:style-name="T29">(Il montre la statue).</text:span></text:p>
      <text:p text:style-name="P68"/>
      <text:p text:style-name="P28">don juan </text:p>
      <text:p text:style-name="P82">Quoi donc ?</text:p>
      <text:p text:style-name="P89"/>
      <text:p text:style-name="P34"><text:span text:style-name="T6">leporello</text:span> </text:p>
      <text:p text:style-name="P82">Il a l'air f<text:span text:style-name="T3">â</text:span>ch<text:span text:style-name="T3">é</text:span> en jetant les yeux sur vous.</text:p>
      <text:p text:style-name="P83"/>
      <text:p text:style-name="P28">don juan </text:p>
      <text:p text:style-name="P82">Eh bien ! Leporello, prie-le de venir demain, non pas chez moi, mais chez Dona Anna.</text:p>
      <text:p text:style-name="P84"/>
      <text:p text:style-name="P34"><text:span text:style-name="T6">leporello</text:span> </text:p>
      <text:p text:style-name="P82">Quelle envie de p<text:span text:style-name="T3">laisanter ! Et avec qui encore !</text:span></text:p>
      <text:p text:style-name="P83"><text:soft-page-break/></text:p>
      <text:p text:style-name="P28">don juan </text:p>
      <text:p text:style-name="P82">Va donc.</text:p>
      <text:p text:style-name="P84"/>
      <text:p text:style-name="P34"><text:span text:style-name="T6">leporello</text:span> </text:p>
      <text:p text:style-name="P82">Mais...</text:p>
      <text:p text:style-name="P29"/>
      <text:p text:style-name="P28">don juan </text:p>
      <text:p text:style-name="P81"><text:span text:style-name="T40">Va. </text:span><text:span text:style-name="T41">»</text:span></text:p>
      <text:p text:style-name="P84"/>
      <text:p text:style-name="P81"><text:span text:style-name="T19">Voil</text:span><text:span text:style-name="T20">à</text:span><text:span text:style-name="T19"> une id</text:span><text:span text:style-name="T20">é</text:span><text:span text:style-name="T19">e satanique que M</text:span><text:span text:style-name="T20">é</text:span><text:span text:style-name="T19">rim</text:span><text:span text:style-name="T20">é</text:span><text:span text:style-name="T19">e dut envier </text:span><text:span text:style-name="T20">à</text:span><text:span text:style-name="T19"> Pouchkine : donner rendez-vous </text:span><text:span text:style-name="T20">à</text:span><text:span text:style-name="T19"> la Statue chez Dona Anna elle-m</text:span><text:span text:style-name="T20">ê</text:span><text:span text:style-name="T19">me !</text:span></text:p>
      <text:p text:style-name="P81"><text:span text:style-name="T19">Leporello ob</text:span><text:span text:style-name="T20">é</text:span><text:span text:style-name="T19">it enfin, et invite le Commandeur, de la part de son ma</text:span><text:span text:style-name="T20">î</text:span><text:span text:style-name="T19">tre, </text:span><text:span text:style-name="T20">à</text:span><text:span text:style-name="T19"> venir demain chez Dona Anna. La Statue fait signe qu'elle accepte. La suite est comme dans Moli</text:span><text:span text:style-name="T20">ère et dans Mozart, — excepté</text:span><text:span text:style-name="T19"> cec</text:span><text:span text:style-name="T20">i :</text:span></text:p>
      <text:p text:style-name="P69">Don Juan, venu au rendez-vous chez Dona Anna, se fait arracher par elle ou fait semblant de se<text:span text:style-name="T1"> </text:span>faire arracher le secret de son nom v<text:span text:style-name="T3">é</text:span>ritable. Nouveau raffinement de sc<text:span text:style-name="T3">é</text:span>l<text:span text:style-name="T3">é</text:span>ratesse : cela est bien observ<text:span text:style-name="T3">é</text:span>; la d<text:span text:style-name="T3">é</text:span>bauche en effet, nous l'avons vu, d<text:span text:style-name="T3">é</text:span>veloppe la cruaut<text:span text:style-name="T3">é. Il lui avoue donc qu’il</text:span> est<text:bookmark text:name="bookmark58"/><text:span text:style-name="T1"> </text:span>Don Juan, le meurtrier de son mari. Voici le<text:bookmark text:name="bookmark59"/><text:span text:style-name="T1"> </text:span>dialogue :</text:p>
      <text:p text:style-name="P7"/>
      <text:p text:style-name="P28">don juan </text:p>
      <text:p text:style-name="P82">Connaissez-vous Don Juan ?</text:p>
      <text:p text:style-name="P83"/>
      <text:p text:style-name="P34"><text:span text:style-name="T6">dona anna</text:span> </text:p>
      <text:p text:style-name="P82">Non, je ne l'ai jamais vu.</text:p>
      <text:p text:style-name="P84"/>
      <text:p text:style-name="P28">don juan </text:p>
      <text:p text:style-name="P82">Au fond de votre <text:span text:style-name="T3">â</text:span>me, vous le ha<text:span text:style-name="T3">ï</text:span>ssez ?</text:p>
      <text:p text:style-name="P89"/>
      <text:p text:style-name="P34"><text:span text:style-name="T6">dona anna</text:span> </text:p>
      <text:p text:style-name="P82">L'honneur me le commande.</text:p>
      <text:p text:style-name="P29"/>
      <text:p text:style-name="P28">don juan </text:p>
      <text:p text:style-name="P82">Qu'auriez-vous fait, si vous aviez rencontr<text:span text:style-name="T3">é</text:span> Don Juan ?</text:p>
      <text:p text:style-name="P89"/>
      <text:p text:style-name="P34"><text:span text:style-name="T6">dona anna</text:span> </text:p>
      <text:p text:style-name="P82">J'aurais enfonc<text:span text:style-name="T3">é</text:span> mon poignard dans le coeur du sc<text:span text:style-name="T3">é</text:span>l<text:span text:style-name="T3">é</text:span>rat.</text:p>
      <text:p text:style-name="P29"/>
      <text:p text:style-name="P28">don juan <text:s/></text:p>
      <text:p text:style-name="P82">Dona Anna, o<text:span text:style-name="T3">ù</text:span> est ton poignard ? Voici ma poitrine... Je suis Don Juan, et je t'aime.</text:p>
      <text:p text:style-name="P84"/>
      <text:p text:style-name="P69">Cette sc<text:span text:style-name="T3">è</text:span>ne semble une r<text:span text:style-name="T3">é</text:span>miniscence de celle du<text:bookmark text:name="bookmark61"/><text:span text:style-name="T1"> </text:span>Richard III de Shakespeare avec une autre Anna, lady Anna, qui commence par lui exprimer sa juste haine, et <text:soft-page-break/>finit par c<text:span text:style-name="T3">é</text:span>der aux flatteries f<text:span text:style-name="T3">é</text:span>lines du monstre. Ici de m<text:span text:style-name="T3">ê</text:span>me, apr<text:span text:style-name="T3">è</text:span>s quelque r<text:span text:style-name="T3">é</text:span>sistance, Dona Anna c<text:span text:style-name="T3">è</text:span>de au tentateur. Et les remords de la pauvre femme, m<text:span text:style-name="T3">ê</text:span>l<text:span text:style-name="T3">é</text:span>s <text:span text:style-name="T3">à</text:span> sa chute, redou­blent le plaisir de Don Juan et sont pour cet <text:span text:style-name="T3">é</text:span>picurien un assaisonnement de plus.</text:p>
      <text:p text:style-name="P69">C'est alors que para<text:span text:style-name="T3">î</text:span>t la Statue, et jamais ce ne fut plus <text:span text:style-name="T3">à</text:span> propos pour personnifier la c<text:span text:style-name="T3">é</text:span>leste justice. Dona Anna, en la voyant, tombe morte. La Statue alors dit <text:span text:style-name="T3">à</text:span> Don Juan : <text:span text:style-name="T3">«</text:span> Donne-moi ta main <text:span text:style-name="T3">»</text:span> Etc. La fin comme dans Moli<text:span text:style-name="T3">è</text:span>re et dans Mo­zart, except<text:span text:style-name="T3">é</text:span> que Don Juan, au moment o<text:span text:style-name="T3">ù</text:span> il dispa­ra<text:span text:style-name="T3">î</text:span>t dans l'ab<text:span text:style-name="T3">î</text:span>me, laisse <text:span text:style-name="T3">é</text:span>chapper pour dernier cri le nom d'Anna, ce qui semble l'indication, tr<text:span text:style-name="T3">è</text:span>s peu marqu<text:span text:style-name="T3">é</text:span>e il est vrai, d'une id<text:span text:style-name="T3">é</text:span>e analogue <text:span text:style-name="T3">à</text:span> celle que nous avons rencontr<text:span text:style-name="T3">é</text:span>e dans les pr<text:span text:style-name="T3">é</text:span>c<text:span text:style-name="T3">é</text:span>dentes <text:span text:style-name="T3">œ</text:span>uvres, et que nous retrouverons encore tout-<text:span text:style-name="T3">à</text:span><text:span text:style-name="T18">-</text:span>l'heure : l'amante invoqu<text:span text:style-name="T3">é</text:span>e comme future lib<text:span text:style-name="T3">é</text:span>ratrice et r<text:span text:style-name="T3">é</text:span>demptrice de celui qui l'a perdue.</text:p>
      <text:p text:style-name="P81"><text:span text:style-name="T19">Telle est l'</text:span><text:span text:style-name="T20">œ</text:span><text:span text:style-name="T19">uvre de Pouchkine, saisissante dans sa bri</text:span><text:span text:style-name="T20">è</text:span><text:span text:style-name="T19">vet</text:span><text:span text:style-name="T20">é</text:span><text:span text:style-name="T19">, mais qui ressemble plut</text:span><text:span text:style-name="T20">ô</text:span><text:span text:style-name="T19">t </text:span><text:span text:style-name="T20">à</text:span><text:span text:style-name="T19"> une belle </text:span><text:span text:style-name="T20">é</text:span><text:span text:style-name="T19">bauche qu'</text:span><text:span text:style-name="T20">à</text:span><text:span text:style-name="T19"> une </text:span><text:span text:style-name="T20">œ</text:span><text:span text:style-name="T19">uvre achev</text:span><text:span text:style-name="T20">é</text:span><text:span text:style-name="T19">e %74%.</text:span></text:p>
      <text:p text:style-name="P68"/>
      <text:p text:style-name="P81"><text:span text:style-name="T19">J'ai </text:span><text:span text:style-name="T20">à</text:span><text:span text:style-name="T19"> parler maintenant d'an nouveau Don Juan espagnol, celui de M. Zorilla. Comme l'oeuvre de M. Blaze de Bury, il respire, en son d</text:span><text:span text:style-name="T20">é</text:span><text:span text:style-name="T19">nouement, non la justice rigoureuse de la damnation </text:span><text:span text:style-name="T20">é</text:span><text:span text:style-name="T19">ternelle mais la mis</text:span><text:span text:style-name="T20">é</text:span><text:span text:style-name="T19">ricorde et le pardon. C'est un drame en vers, intitul</text:span><text:span text:style-name="T20">é</text:span><text:span text:style-name="T19"> </text:span><text:span text:style-name="T29">Don Juan Tenorio</text:span><text:span text:style-name="T24">.</text:span></text:p>
      <text:p text:style-name="P81"><text:span text:style-name="T19">Jusqu'</text:span><text:span text:style-name="T20">à</text:span><text:span text:style-name="T19"> pr</text:span><text:span text:style-name="T20">é</text:span><text:span text:style-name="T19">sent, soit dans M</text:span><text:span text:style-name="T20">é</text:span><text:span text:style-name="T19">rim</text:span><text:span text:style-name="T20">é</text:span><text:span text:style-name="T19">e, soit dans Alexandre Dumas, c'</text:span><text:span text:style-name="T20">é</text:span><text:span text:style-name="T19">tait l'autre Don Juan, Don Juan de Marana, qui se convertissait ; maintenant voici Don Juan Tenorio qui va se convertir aussi. La vie de l'un et de l'autre </text:span><text:span text:style-name="T20">é</text:span><text:span text:style-name="T19">tant la m</text:span><text:span text:style-name="T20">ê</text:span><text:span text:style-name="T19">me, ils ne diff</text:span><text:span text:style-name="T20">é</text:span><text:span text:style-name="T19">raient entre eux que par la mort, imp</text:span><text:span text:style-name="T20">é</text:span><text:span text:style-name="T19">nitente chez Teno­rio, p</text:span><text:span text:style-name="T20">é</text:span><text:span text:style-name="T19">nitente chez Marana ; </text:span><text:span text:style-name="T20">à</text:span><text:span text:style-name="T19"> pr</text:span><text:span text:style-name="T20">é</text:span><text:span text:style-name="T19">sent ils ne diff</text:span><text:span text:style-name="T20">é</text:span><text:span text:style-name="T21">­</text:span><text:span text:style-name="T20">reront plus l'un de l’</text:span><text:span text:style-name="T19">autre, les deux se confondront de plus en plus.</text:span></text:p>
      <text:p text:style-name="P81"><text:span text:style-name="T19">Avant de faire de Don Juan un drame, M. Zorilla y Moral</text:span><text:span text:style-name="T25"> </text:span><text:span text:style-name="T19">%75%, avait d</text:span><text:span text:style-name="T20">é</text:span><text:span text:style-name="T19">j</text:span><text:span text:style-name="T20">à</text:span><text:span text:style-name="T19">, sur ce sujet, compos</text:span><text:span text:style-name="T20">é</text:span><text:span text:style-name="T19"> un po</text:span><text:span text:style-name="T20">è</text:span><text:span text:style-name="T19">me, intitul</text:span><text:span text:style-name="T20">é</text:span><text:span text:style-name="T19"> : </text:span><text:span text:style-name="T29">Un Testigo de bronce</text:span><text:span text:style-name="T26">, </text:span><text:span text:style-name="T20">«</text:span><text:span text:style-name="T19"> Un T</text:span><text:span text:style-name="T20">é</text:span><text:span text:style-name="T19">moin de bronze </text:span><text:span text:style-name="T20">»</text:span><text:span text:style-name="T19">, titre dont le sens s'explique par le d</text:span><text:span text:style-name="T20">é</text:span><text:span text:style-name="T19">nouement, que voici en deux mots : Don Juan, par vendetta de famille et d'amour, a tu</text:span><text:span text:style-name="T20">é</text:span><text:span text:style-name="T19"> en duel Don German de Ozorio, la nuit, dans une rue d</text:span><text:span text:style-name="T20">é</text:span><text:span text:style-name="T19">serte, sous une lanterne, au pied d'un crucifix de bronze. Il est soup</text:span><text:span text:style-name="T20">ç</text:span><text:span text:style-name="T19">onn</text:span><text:span text:style-name="T20">é</text:span><text:span text:style-name="T19"> par un parent d'Ozorio, qui lui d</text:span><text:span text:style-name="T20">é</text:span><text:span text:style-name="T19">f</text:span><text:span text:style-name="T20">è</text:span><text:span text:style-name="T19">re le serment. Sans h</text:span><text:span text:style-name="T20">ésiter, par-devant l’é</text:span><text:span text:style-name="T19">v</text:span><text:span text:style-name="T20">ê</text:span><text:span text:style-name="T19">que, la main sur l'</text:span><text:span text:style-name="T20">É</text:span><text:span text:style-name="T19">vangile, il jure hardiment et</text:span><text:span text:style-name="T22"> </text:span><text:span text:style-name="T19">prend le Ciel </text:span><text:span text:style-name="T20">à</text:span><text:span text:style-name="T19"> t</text:span><text:span text:style-name="T20">é</text:span><text:span text:style-name="T19">moin de son innocence. Tout </text:span><text:span text:style-name="T20">à</text:span><text:span text:style-name="T19"> coup une statue de bronze para</text:span><text:span text:style-name="T20">î</text:span><text:span text:style-name="T19">t, saisit la main droite du parjure, et dit : </text:span><text:span text:style-name="T20">«</text:span><text:span text:style-name="T19"> Je suis l'unique t</text:span><text:span text:style-name="T20">é</text:span><text:span text:style-name="T19">moin du mort ; le meurtrier, c'est toi, Don Juan. On ne prend pas Dieu </text:span><text:span text:style-name="T20">à</text:span><text:span text:style-name="T19"> t</text:span><text:span text:style-name="T20">é</text:span><text:span text:style-name="T19">moin en vain. Je suis le cru­cifix de la Antiqua. </text:span><text:span text:style-name="T20">»</text:span><text:span text:style-name="T19"> Don Juan pousse un cri et tombe mort, aux pieds du Christ de bronze, qui seul, du haut de sa croix, avait assist</text:span><text:span text:style-name="T20">é au duel. — Tel est le poè</text:span><text:span text:style-name="T19">me.</text:span></text:p>
      <text:p text:style-name="P69">Quant au drame, qui est en sept actes, en vers, il rentre dans les donn<text:span text:style-name="T3">é</text:span>es que nous connaissons. Don Juan a enlev<text:span text:style-name="T3">é</text:span> d'un couvent dona In<text:span text:style-name="T3">è</text:span>s d'Ulloa ; mais la victime ram<text:span text:style-name="T3">è</text:span>ne <text:span text:style-name="T3">à</text:span> Dieu son s<text:span text:style-name="T3">é</text:span>ducteur : elle repara<text:span text:style-name="T3">î</text:span>t au d<text:span text:style-name="T3">é</text:span>nouement pour cette <text:span text:style-name="T3">œ</text:span>uvre de mis<text:span text:style-name="T3">é</text:span>ricorde, qui s'accomplit au pied m<text:span text:style-name="T3">ê</text:span>me de son tombeau.</text:p>
      <text:p text:style-name="P81"><text:span text:style-name="T19">Celte fin ressemble beaucoup </text:span><text:span text:style-name="T20">à</text:span><text:span text:style-name="T19"> celle de l'op</text:span><text:span text:style-name="T20">é</text:span><text:span text:style-name="T19">ra de </text:span><text:span text:style-name="T29">Robert-le-Diable</text:span><text:span text:style-name="T19">, o</text:span><text:span text:style-name="T20">ù</text:span><text:span text:style-name="T19"> Alice tient la main de Robert, que Bertram veut entra</text:span><text:span text:style-name="T20">î</text:span><text:span text:style-name="T19">ner dans l'ab</text:span><text:span text:style-name="T20">î</text:span><text:span text:style-name="T19">me, et o</text:span><text:span text:style-name="T20">ù</text:span><text:span text:style-name="T19"> Bertram seul est </text:span><text:soft-page-break/><text:span text:style-name="T19">englouti. Or le drame de M. Zorilla est de 1844, et le livret d'op</text:span><text:span text:style-name="T20">é</text:span><text:span text:style-name="T19">ra de Scribe est de 1831. Mais, d'autre part, il est juste de remarquer aussi que Scribe avait trouv</text:span><text:span text:style-name="T20">é l’</text:span><text:span text:style-name="T19">id</text:span><text:span text:style-name="T20">é</text:span><text:span text:style-name="T19">e de son livret et de son d</text:span><text:span text:style-name="T20">é</text:span><text:span text:style-name="T19">nouement dans plusieurs </text:span><text:span text:style-name="T20">œ</text:span><text:span text:style-name="T19">uvres du moyen </text:span><text:span text:style-name="T20">â</text:span><text:span text:style-name="T19">ge sur le m</text:span><text:span text:style-name="T20">ê</text:span><text:span text:style-name="T19">me sujet : d'abord dans un des Myst</text:span><text:span text:style-name="T20">è</text:span><text:span text:style-name="T19">res dramatiques de la s</text:span><text:span text:style-name="T20">é</text:span><text:span text:style-name="T19">rie inti­tul</text:span><text:span text:style-name="T20">é</text:span><text:span text:style-name="T19">e </text:span><text:span text:style-name="T29">les Myst</text:span><text:span text:style-name="T30">è</text:span><text:span text:style-name="T29">res de Notre-Dame</text:span><text:span text:style-name="T19">, parce qu'on voit figurer la Vierge dans chacun d'eux ; ensuite dans les </text:span><text:span text:style-name="T29">Chroniques de Normandie</text:span><text:span text:style-name="T19">, </text:span><text:span text:style-name="T20">œ</text:span><text:span text:style-name="T19">uvre du </text:span><text:span text:style-name="T10">xiii</text:span><text:span text:style-name="T25">e</text:span><text:span text:style-name="T19"> si</text:span><text:span text:style-name="T20">è</text:span><text:span text:style-name="T19">cle, et dans un roman qui en fut tir</text:span><text:span text:style-name="T20">é</text:span><text:span text:style-name="T19">. La chronique</text:span><text:span text:style-name="T22"> </text:span><text:span text:style-name="T19">de Rober-le-Diable, gr</text:span><text:span text:style-name="T20">â</text:span><text:span text:style-name="T19">ce </text:span><text:span text:style-name="T20">à</text:span><text:span text:style-name="T19"> des traductions, passa de Normandie en Angleterre, en Allemagne et en Espagne.</text:span></text:p>
      <text:p text:style-name="P81"><text:span text:style-name="T19">Le drame de M. Zorilla a des parties remarqua­bles</text:span><text:span text:style-name="T20"> ; et, si l’</text:span><text:span text:style-name="T19">id</text:span><text:span text:style-name="T20">é</text:span><text:span text:style-name="T19">e de la conversion et du repentir de Don Juan est admissible quelque part, nous avons eu occasion de le dire </text:span><text:span text:style-name="T20">à</text:span><text:span text:style-name="T19"> propos du Don Juan de M</text:span><text:span text:style-name="T20">é</text:span><text:span text:style-name="T19">rim</text:span><text:span text:style-name="T20">é</text:span><text:span text:style-name="T19">e, c'est assur</text:span><text:span text:style-name="T20">é</text:span><text:span text:style-name="T19">ment en Espagne plut</text:span><text:span text:style-name="T20">ô</text:span><text:span text:style-name="T19">t que partout ailleurs.</text:span></text:p>
      <text:p text:style-name="P81"><text:span text:style-name="T19">Cependant un Fran</text:span><text:span text:style-name="T20">ç</text:span><text:span text:style-name="T19">ais, M. Laverdant, a fait aussi, avant de conna</text:span><text:span text:style-name="T20">î</text:span><text:span text:style-name="T19">tre la pi</text:span><text:span text:style-name="T20">è</text:span><text:span text:style-name="T19">ce de M. Zorilla, un drame en sept actes, intitul</text:span><text:span text:style-name="T20">é</text:span><text:span text:style-name="T19"> </text:span><text:span text:style-name="T29">Don Juan converti</text:span><text:span text:style-name="T19">, et l'a accompagn</text:span><text:span text:style-name="T20">é</text:span><text:span text:style-name="T19"> d'une </text:span><text:span text:style-name="T20">é</text:span><text:span text:style-name="T19">tude tr</text:span><text:span text:style-name="T20">è</text:span><text:span text:style-name="T19">s riche de ce type. L'auteur para</text:span><text:span text:style-name="T20">î</text:span><text:span text:style-name="T19">t s'</text:span><text:span text:style-name="T20">ê</text:span><text:span text:style-name="T19">tre inspir</text:span><text:span text:style-name="T20">é</text:span><text:span text:style-name="T19"> de Mozart, d'Hoff­mann et de plusieurs autres, sans compter Mo­li</text:span><text:span text:style-name="T20">è</text:span><text:span text:style-name="T19">re </text:span><text:span text:style-name="T20">à</text:span><text:span text:style-name="T19"> qui il a emprunt</text:span><text:span text:style-name="T20">é</text:span><text:span text:style-name="T19"> le personnage </text:span><text:span text:style-name="T20">é</text:span><text:span text:style-name="T19">pisodique du Pauvre ; et, dans sa conception, anim</text:span><text:span text:style-name="T20">é</text:span><text:span text:style-name="T19">e d'un esprit nullement cl</text:span><text:span text:style-name="T20">é</text:span><text:span text:style-name="T19">rical, mais religieux et chr</text:span><text:span text:style-name="T20">é</text:span><text:span text:style-name="T24">­</text:span><text:span text:style-name="T19">tien, il a donn</text:span><text:span text:style-name="T20">é</text:span><text:span text:style-name="T19"> </text:span><text:span text:style-name="T20">à</text:span><text:span text:style-name="T19"> ce r</text:span><text:span text:style-name="T20">ô</text:span><text:span text:style-name="T19">le un d</text:span><text:span text:style-name="T20">é</text:span><text:span text:style-name="T19">veloppement all</text:span><text:span text:style-name="T20">é</text:span><text:span text:style-name="T19">go­rique : ce Pauvre, c'est comme l'entend l'</text:span><text:span text:style-name="T20">É</text:span><text:span text:style-name="T19">glise, un des membres de J</text:span><text:span text:style-name="T20">é</text:span><text:span text:style-name="T19">sus-Christ. Je ne peux que noter ce point en passant. Si le temps le permettait, je rappellerais l'</text:span><text:span text:style-name="T20">é</text:span><text:span text:style-name="T19">pisode de Lazare, dans </text:span><text:span text:style-name="T29">le Cid</text:span><text:span text:style-name="T19"> espa­gnol, qui n'est pas sans analogie avec celui-ci, </text:span><text:span text:style-name="T20">é</text:span><text:span text:style-name="T19">tant donn</text:span><text:span text:style-name="T20">é</text:span><text:span text:style-name="T19">s d'une part le g</text:span><text:span text:style-name="T20">é</text:span><text:span text:style-name="T19">nie castillan et religieux de Guillem de Castro, d'autre part le g</text:span><text:span text:style-name="T20">é</text:span><text:span text:style-name="T19">nie fran</text:span><text:span text:style-name="T20">ç</text:span><text:span text:style-name="T19">ais et philosophe de Moli</text:span><text:span text:style-name="T20">è</text:span><text:span text:style-name="T19">re, auquel M. Laverdant a emprunt</text:span><text:span text:style-name="T20">é</text:span><text:span text:style-name="T19"> ce personnage.</text:span></text:p>
      <text:p text:style-name="P81"><text:span text:style-name="T19">L'id</text:span><text:span text:style-name="T20">é</text:span><text:span text:style-name="T19">e ma</text:span><text:span text:style-name="T20">î</text:span><text:span text:style-name="T19">tresse de son </text:span><text:span text:style-name="T20">œ</text:span><text:span text:style-name="T19">uvre est celle de la r</text:span><text:span text:style-name="T20">é</text:span><text:span text:style-name="T19">habilitation et du salut toujours possibles. Le dernier mot des pi</text:span><text:span text:style-name="T20">è</text:span><text:span text:style-name="T19">ces anciennes de </text:span><text:span text:style-name="T29">Don Juan</text:span><text:span text:style-name="T24">,</text:span><text:span text:style-name="T22"> </text:span><text:span text:style-name="T19">con</text:span><text:span text:style-name="T20">ç</text:span><text:span text:style-name="T19">ues dans l'esprit du moyen </text:span><text:span text:style-name="T20">â</text:span><text:span text:style-name="T19">ge d'apr</text:span><text:span text:style-name="T20">è</text:span><text:span text:style-name="T19">s le moine Gabriel Tellez, </text:span><text:span text:style-name="T20">é</text:span><text:span text:style-name="T19">tait: </text:span><text:span text:style-name="T20">«</text:span><text:span text:style-name="T19"> Il est trop tard ! telle est la justice de Dieu ! </text:span><text:span text:style-name="T20">»</text:span><text:span text:style-name="T19"> au lieu que le dernier mot des </text:span><text:span text:style-name="T29">Don Juan</text:span><text:span text:style-name="T19"> modernes, d'Hoffmann, de M. Blaze de Bury, d'Alexandre Dumas, de M. Zorilla et de M. Laverdant est celui-ci : </text:span><text:span text:style-name="T20">«</text:span><text:span text:style-name="T21"> </text:span><text:span text:style-name="T19">Sois sauv</text:span><text:span text:style-name="T20">é</text:span><text:span text:style-name="T19">, telle est la mis</text:span><text:span text:style-name="T20">é</text:span><text:span text:style-name="T19">ricorde de Dieu ! et telle est la puissance de l'amour ! </text:span><text:span text:style-name="T20">»</text:span></text:p>
      <text:p text:style-name="P81"><text:span text:style-name="T19">Une id</text:span><text:span text:style-name="T20">é</text:span><text:span text:style-name="T19">e qui appartient en propre </text:span><text:span text:style-name="T20">à</text:span><text:span text:style-name="T19"> M. Laver­dant, c'est celle de la m</text:span><text:span text:style-name="T20">è</text:span><text:span text:style-name="T19">re sauvant et ressuscitant son fils, couvant de sa tendresse et de son amour ce c</text:span><text:span text:style-name="T20">œ</text:span><text:span text:style-name="T19">ur glac</text:span><text:span text:style-name="T20">é</text:span><text:span text:style-name="T19"> par la d</text:span><text:span text:style-name="T20">é</text:span><text:span text:style-name="T19">bauche, le r</text:span><text:span text:style-name="T20">é</text:span><text:span text:style-name="T19">chauffant, le ranimant et le rappelant </text:span><text:span text:style-name="T20">à</text:span><text:span text:style-name="T19"> la vie. Id</text:span><text:span text:style-name="T20">é</text:span><text:span text:style-name="T19">e plus tou­chante que juste peut-</text:span><text:span text:style-name="T20">ê</text:span><text:span text:style-name="T19">tre : Don Juan a-t-il un c</text:span><text:span text:style-name="T20">œ</text:span><text:span text:style-name="T19">ur capable d'</text:span><text:span text:style-name="T20">ê</text:span><text:span text:style-name="T19">tre ainsi ranim</text:span><text:span text:style-name="T20">é</text:span><text:span text:style-name="T19"> ?</text:span></text:p>
      <text:p text:style-name="P81"><text:span text:style-name="T19">Dans les abondants commentaires, en deux volu­mes, que l'auteur ajoute </text:span><text:span text:style-name="T20">à</text:span><text:span text:style-name="T19"> sa pi</text:span><text:span text:style-name="T20">è</text:span><text:span text:style-name="T19">ce, il donne l'expli­cation suivante, qui est comme un d</text:span><text:span text:style-name="T20">é</text:span><text:span text:style-name="T19">veloppement des id</text:span><text:span text:style-name="T20">é</text:span><text:span text:style-name="T19">es d'Hoffmann. Jusqu'alors la l</text:span><text:span text:style-name="T20">é</text:span><text:span text:style-name="T19">gende et le drame avaient mis en lumi</text:span><text:span text:style-name="T20">è</text:span><text:span text:style-name="T19">re le Don Juan </text:span><text:span text:style-name="T29">burlador</text:span><text:span text:style-name="T24">,</text:span><text:span text:style-name="T25"> </text:span><text:span text:style-name="T19">moqueur, trompeur, s</text:span><text:span text:style-name="T20">é</text:span><text:span text:style-name="T19">ducteur, libertin, fils coupable, sorte de r</text:span><text:span text:style-name="T20">é</text:span><text:span text:style-name="T19">volt</text:span><text:span text:style-name="T20">é</text:span><text:span text:style-name="T19"> social, impie, ath</text:span><text:span text:style-name="T20">é</text:span><text:span text:style-name="T19">e. Entrant dans une voie nouvelle, ne peut-on essayer de retrouver en lui l'homme cr</text:span><text:span text:style-name="T20">é</text:span><text:span text:style-name="T19">ature de Dieu, avant que le vice ne l'ait d</text:span><text:span text:style-name="T20">é</text:span><text:span text:style-name="T19">form</text:span><text:span text:style-name="T20">é</text:span><text:span text:style-name="T19"> ?</text:span></text:p>
      <text:p text:style-name="P69"><text:span text:style-name="T3">«</text:span> Il ne faut pas, dit M. Laverdant poussant son<text:span text:style-name="T1"> </text:span>curieux paradoxe qui rejoint celui de Musset, con­fondre l'<text:span text:style-name="T3">é</text:span>nergie naturelle, qui est un don de Dieu, avec l'abus que l'homme en a fait. <text:span text:style-name="T3">»</text:span> Il d<text:span text:style-name="T3">é</text:span>veloppe alors brillamment le th<text:span text:style-name="T3">è</text:span>me, d<text:span text:style-name="T3">é</text:span>j<text:span text:style-name="T3">à</text:span> connu par les <text:soft-page-break/>Dialogues de Platon, qui le met dans la bouche d'un des sophistes <text:span text:style-name="T3">é</text:span>loquemment r<text:span text:style-name="T3">é</text:span>fut<text:span text:style-name="T3">é</text:span>s par Socrate : la beaut<text:span text:style-name="T3">é</text:span> de la force. La curiosit<text:span text:style-name="T3">é</text:span> insatiable de Don Juan, sa vague soif de l'infini, n'est pas, comme on l<text:span text:style-name="T3">’</text:span>a dit, une imagination des po<text:span text:style-name="T3">è</text:span>tes panth<text:span text:style-name="T3">é</text:span>istes de nos jours. Le vieux Don Juan marionnette, en Alle­magne, courait au festin des Enfers dans l'espoir d'y go<text:span text:style-name="T3">û</text:span>ter quelque jouissance d'un caract<text:span text:style-name="T3">ère nou­veau. — Le premier Don Juan franç</text:span>ais, d<text:span text:style-name="T3">è</text:span>s 1659, acceptait le rendez-vous de la Statue par lassitude des choses terrestres et aspiration maladive aux choses inou<text:span text:style-name="T3">ï</text:span>es et surnaturelles ; il disait :</text:p>
      <text:p text:style-name="P12"/>
      <text:p text:style-name="P33"><text:span text:style-name="T40">L'homme est l</text:span><text:span text:style-name="T41">â</text:span><text:span text:style-name="T40">che qui vit dans la stupidit</text:span><text:span text:style-name="T41">é</text:span><text:span text:style-name="T40"> ;</text:span></text:p>
      <text:p text:style-name="P33"><text:span text:style-name="T40">On doit porter partout sa curiosit</text:span><text:span text:style-name="T41">é</text:span><text:span text:style-name="T43">...</text:span></text:p>
      <text:p text:style-name="P33"><text:span text:style-name="T40">J'aime ce qu'on peut voir, Briguelle, sur la terre,</text:span></text:p>
      <text:p text:style-name="P33"><text:span text:style-name="T40">Les esprits forts, les grands, les savants, et la guerre ;</text:span></text:p>
      <text:p text:style-name="P34">Il ne me reste plus dans mes pensers divers</text:p>
      <text:p text:style-name="P33"><text:span text:style-name="T40">Qu'</text:span><text:span text:style-name="T41">à</text:span><text:span text:style-name="T40"> voir, si je pouvais, les Cieux et les Enfers.</text:span></text:p>
      <text:p text:style-name="P73"/>
      <text:p text:style-name="P81"><text:span text:style-name="T19">Toute cette vibration de l'</text:span><text:span text:style-name="T20">â</text:span><text:span text:style-name="T19">me dans l'infinit</text:span><text:span text:style-name="T20">é</text:span><text:span text:style-name="T19"> du mouvement, du nombre et de l'</text:span><text:span text:style-name="T20">é</text:span><text:span text:style-name="T19">tendue, et au-del</text:span><text:span text:style-name="T20">à</text:span><text:span text:style-name="T19">, est, pour qui voit bien, dans le </text:span><text:span text:style-name="T29">Don Juan</text:span><text:span text:style-name="T19"> de Moli</text:span><text:span text:style-name="T20">è</text:span><text:span text:style-name="T19">re, non seulement en puissance, mais en acte m</text:span><text:span text:style-name="T20">ê</text:span><text:span text:style-name="T19">me : tout d</text:span><text:span text:style-name="T20">é</text:span><text:span text:style-name="T19">sirer, courir </text:span><text:span text:style-name="T20">à</text:span><text:span text:style-name="T19"> tout, pour tout</text:span><text:span text:style-name="T22"> </text:span><text:span text:style-name="T19">embrasser, et, afin que rien n'arr</text:span><text:span text:style-name="T20">ê</text:span><text:span text:style-name="T19">te cet </text:span><text:span text:style-name="T20">é</text:span><text:span text:style-name="T19">lance­ment ind</text:span><text:span text:style-name="T20">é</text:span><text:span text:style-name="T19">fini, tout d</text:span><text:span text:style-name="T20">é</text:span><text:span text:style-name="T19">jouer et renv</text:span><text:span text:style-name="T20">erser </text:span><text:span text:style-name="T19">: tel est, dans son fond et dans son sommet, Don Juan.</text:span></text:p>
      <text:p text:style-name="P7"/>
      <text:p text:style-name="P33"><text:span text:style-name="T40">Le Ciel me r</text:span><text:span text:style-name="T41">é</text:span><text:span text:style-name="T40">sistant, je lui ferais la guerre ! </text:span></text:p>
      <text:p text:style-name="P33"><text:span text:style-name="T40">Ou, du moins, je mourrais dans cette volont</text:span><text:span text:style-name="T41">é</text:span><text:span text:style-name="T43">.</text:span></text:p>
      <text:p text:style-name="P7"/>
      <text:p text:style-name="P33"><text:span text:style-name="T19">C'est bien le mot de Prom</text:span><text:span text:style-name="T20">é</text:span><text:span text:style-name="T19">th</text:span><text:span text:style-name="T20">é</text:span><text:span text:style-name="T19">e. </text:span></text:p>
      <text:p text:style-name="P12"/>
      <text:p text:style-name="P69">Eh bien, non ! j'en demande pardon <text:span text:style-name="T3">à</text:span> l'auteur de ce tr<text:span text:style-name="T3">è</text:span>s brillant paradoxe ; non, mille fois non ! Prom<text:span text:style-name="T3">é</text:span>th<text:span text:style-name="T3">é</text:span>e repr<text:span text:style-name="T3">é</text:span>sente l'esprit, la lutte de la pens<text:span text:style-name="T3">é</text:span>e<text:span text:style-name="T1"> </text:span>libre contre les tyrannies d'en haut et d'en bas, le triomphe de la volont<text:span text:style-name="T3">é</text:span>. Don Juan, au contraire, est serf de la passion ; non, Don Juan n'est pas Prom<text:span text:style-name="T3">é</text:span>th<text:span text:style-name="T3">é</text:span>e ! non, malgr<text:span text:style-name="T3">é</text:span> vos <text:span text:style-name="T3">é</text:span>blouissants sophismes, ce n'est pas poursuivre l'infini que de se vautrer dans les sensations, qui sont ce qu'il y a au monde de plus born<text:span text:style-name="T3">é</text:span> et de plus court, ce dont on trouve le plus vite le fond et la lie. Non, ce n'est pas faire preuve de force que de s'aban­donner <text:span text:style-name="T3">à</text:span> toutes ses fantaisies, <text:span text:style-name="T3">à</text:span> tous ses caprices. C'est, au contraire, faire preuve de honteuse impuissance<text:span text:style-name="T18">.</text:span> La vraie force est celle qui se pos­s<text:span text:style-name="T3">è</text:span>de elle-m<text:span text:style-name="T3">ê</text:span>me, et qui s'applique au bien, non au plaisir ; celle qui se met au service de la raison, de la justice et du devoir, non <text:span text:style-name="T3">à</text:span> la cha<text:span text:style-name="T3">î</text:span>ne et <text:span text:style-name="T3">à</text:span> la corde de la passion, soit sensuelle, soit fantaisiste, l'une par o<text:span text:style-name="T3">ù</text:span> nous ne diff<text:span text:style-name="T3">é</text:span>rons gu<text:span text:style-name="T3">è</text:span>re des b<text:span text:style-name="T3">ê</text:span>tes, l'autre par o<text:span text:style-name="T3">ù</text:span> nous dissipons notre intelligence, en poussi<text:span text:style-name="T3">è</text:span>re qui s'envole <text:span text:style-name="T3">à</text:span> tous les vents. Rappelons-nous la belle parole de Platon: <text:span text:style-name="T3">«</text:span> Chaque plaisir a un clou avec lequel il attache l'<text:span text:style-name="T3">â</text:span>me au corps, la rend semblable, et lui fait croire que rien n'est vrai que ce que le corps lui dit <text:span text:style-name="T3">»</text:span>. Oui, chaque plaisir des sens, chaque passion vile, a un clou qui nous <text:soft-page-break/>attache <text:span text:style-name="T3">à</text:span> la mati<text:span text:style-name="T3">è</text:span>re et <text:span text:style-name="T3">à</text:span> la terre ; au contraire, chaque plaisir de l'esprit et chaque devoir a une force et une vertu qui nous porte en haut et qui donne <text:span text:style-name="T3">à</text:span> l'<text:span text:style-name="T3">â</text:span>me des ailes. Prom<text:span text:style-name="T3">é</text:span>th<text:span text:style-name="T3">é</text:span>e d<text:span text:style-name="T3">é</text:span>robe le feu du ciel <text:span text:style-name="T3">à</text:span> Jupiter pour servir les hommes ; Don Juan ne pense qu'<text:span text:style-name="T3">à</text:span> lui-m<text:span text:style-name="T3">ê</text:span>me, et <text:span text:style-name="T3">é</text:span>teint dans la fange ce feu sacr<text:span text:style-name="T3">é</text:span><text:span text:style-name="T1"> </text:span>qu'il a re<text:span text:style-name="T3">ç</text:span>u.</text:p>
      <text:p text:style-name="P69">Voyez, je vous prie, comme les id<text:span text:style-name="T3">é</text:span>es marchent, assez bizarrement parfois. Au point de d<text:span text:style-name="T3">é</text:span>part, l'histoire de Don Juan <text:span text:style-name="T3">é</text:span>tait pr<text:span text:style-name="T3">é</text:span>sent<text:span text:style-name="T3">é</text:span>e, premi<text:span text:style-name="T3">è</text:span><text:span text:style-name="T18">­</text:span>rement par le pr<text:span text:style-name="T3">ê</text:span>tre ou moine espagnol, Gabriel Tellez, secondement par l'abb<text:span text:style-name="T3">é</text:span> italien Da Ponte, comme une histoire <text:span text:style-name="T3">é</text:span>difiante, par le ch<text:span text:style-name="T3">â</text:span>timent de l'impie. Mais, peu <text:span text:style-name="T3">à</text:span> peu, <text:span text:style-name="T3">«</text:span> nous avons chang<text:span text:style-name="T3">é</text:span> tout cela <text:span text:style-name="T3">»</text:span> : le coupable s'est transform<text:span text:style-name="T3">é</text:span>, au gr<text:span text:style-name="T3">é</text:span> des po<text:span text:style-name="T3">è</text:span>tes et des m<text:span text:style-name="T3">œ</text:span>urs nouvelles ; transform<text:span text:style-name="T3">é</text:span>, c'est peu, il fau­drait dire transfigur<text:span text:style-name="T3">é</text:span>. Ces passions, qui jadis faisaient sa honte et causaient sa perte, semblent faire au­jourd'hui sa gloire et son salut. Peu s'en faut que je ne voie venir le moment o<text:span text:style-name="T3">ù</text:span> Don Juan sera b<text:span text:style-name="T3">é</text:span>a­tifi<text:span text:style-name="T3">é</text:span> et canonis<text:span text:style-name="T3">é</text:span>, par la gr<text:span text:style-name="T3">â</text:span>ce de cette maxime, assez<text:span text:style-name="T1"> </text:span><text:span text:style-name="T3">é</text:span>lastique, qui a d<text:span text:style-name="T3">é</text:span>j<text:span text:style-name="T3">à</text:span> servi <text:span text:style-name="T3">à</text:span> en sauver d'autres et <text:span text:style-name="T3">à</text:span> les mettre dans le ciel : <text:span text:style-name="T3">«</text:span> Il lui sera beaucoup par­donn<text:span text:style-name="T3">é</text:span>, pour avoir beaucoup aim<text:span text:style-name="T3">é</text:span>. <text:span text:style-name="T3">»</text:span></text:p>
      <text:p text:style-name="P69">Mon Dieu ! je ne demande pas mieux que de sauver les gens ; mais il faut convenir que le salut, <text:span text:style-name="T3">à</text:span> ce compte-l<text:span text:style-name="T3">à</text:span>, est <text:span text:style-name="T3">à</text:span> bon march<text:span text:style-name="T3">é</text:span>. On n'a plus qu'<text:span text:style-name="T3">à</text:span> se divertir aux d<text:span text:style-name="T3">é</text:span>pens de tous et de toutes ; qu'<text:span text:style-name="T3">à</text:span> faire le plus de dupes et de victimes possible ; on en sera quitte, apr<text:span text:style-name="T3">è</text:span>s cela, pour monter au ciel, port<text:span text:style-name="T3">é</text:span>, soutenu, enlev<text:span text:style-name="T3">é</text:span> par ces victimes elles-m<text:span text:style-name="T3">ê</text:span>mes.<text:span text:style-name="T3"> L'assomption de Don Juan !</text:span></text:p>
      <text:p text:style-name="P68"/>
      <text:p text:style-name="P69">Est-ce tout ? Non. Apr<text:span text:style-name="T3">è</text:span>s Don Juan rachet<text:span text:style-name="T3">é</text:span>, on a vu m<text:span text:style-name="T3">ê</text:span>me Don Juan r<text:span text:style-name="T3">é</text:span>dempteur. Sans discuter cette invention supr<text:span text:style-name="T3">ê</text:span>me, je veux bien que Don Juan soit pardonn<text:span text:style-name="T3">é</text:span> ; mais glorifi<text:span text:style-name="T3">é</text:span> et divinis<text:span text:style-name="T3">é</text:span> ?... Oh ! en v<text:span text:style-name="T3">é</text:span>rit<text:span text:style-name="T3">é</text:span>, puisqu'on veut sauver tout le monde, t<text:span text:style-name="T3">â</text:span>chons de sauver le sens commun.</text:p>
      <text:p text:style-name="P73"/>
      <text:p text:style-name="P81"><text:span text:style-name="T19">Pour conclure, le caract</text:span><text:span text:style-name="T20">è</text:span><text:span text:style-name="T19">re de Don Juan peut se r</text:span><text:span text:style-name="T20">é</text:span><text:span text:style-name="T19">sumer en trois mots : curiosit</text:span><text:span text:style-name="T20">é</text:span><text:span text:style-name="T19">, passion, mais point de tendresse. Par l</text:span><text:span text:style-name="T20">à</text:span><text:span text:style-name="T19">-dessus, une raillerie effr</text:span><text:span text:style-name="T20">é</text:span><text:span text:style-name="T19">n</text:span><text:span text:style-name="T20">é</text:span><text:span text:style-name="T19">e, in­domptable, qui ne s'arr</text:span><text:span text:style-name="T20">ê</text:span><text:span text:style-name="T19">te ni se courbe devant rien : </text:span><text:span text:style-name="T29">el burlador de Sevilla</text:span><text:span text:style-name="T19">, le railleur de S</text:span><text:span text:style-name="T20">é</text:span><text:span text:style-name="T19">ville, l'incr</text:span><text:span text:style-name="T20">é</text:span><text:span text:style-name="T19">dule, le sceptique, le libertin, l'ath</text:span><text:span text:style-name="T20">é</text:span><text:span text:style-name="T19">e. Voil</text:span><text:span text:style-name="T20">à</text:span><text:span text:style-name="T19"> le vrai Don Juan, le Don Juan originel. Si, malgr</text:span><text:span text:style-name="T20">é</text:span><text:span text:style-name="T19"> ses vices et ses crimes, il s</text:span><text:span text:style-name="T20">é</text:span><text:span text:style-name="T19">duit non seulement les femmes, mais les po</text:span><text:span text:style-name="T20">è</text:span><text:span text:style-name="T19">tes, les artistes, les spec­tateurs, c'est qu'il y a un Don Juan au fond de</text:span><text:span text:style-name="T22"> </text:span><text:span text:style-name="T19">tout homme, et que ce Don Juan-l</text:span><text:span text:style-name="T20">à</text:span><text:span text:style-name="T19"> se mire dans l'autre, dans celui du th</text:span><text:span text:style-name="T20">éâ</text:span><text:span text:style-name="T19">tre et de la po</text:span><text:span text:style-name="T20">é</text:span><text:span text:style-name="T19">sie, et, en voyant ses brillantes prouesses, se sourit </text:span><text:span text:style-name="T20">à</text:span><text:span text:style-name="T19"> lui-m</text:span><text:span text:style-name="T20">ê</text:span><text:span text:style-name="T19">me secr</text:span><text:span text:style-name="T20">è</text:span><text:span text:style-name="T19">tement. Quant aux femmes, la plupart d'entre elles ont, au fond, si j'ose le dire, un faible pour les sc</text:span><text:span text:style-name="T20">é</text:span><text:span text:style-name="T19">l</text:span><text:span text:style-name="T20">é</text:span><text:span text:style-name="T19">rats de cette esp</text:span><text:span text:style-name="T20">è</text:span><text:span text:style-name="T19">ce et de cette forme. Tout en </text:span><text:span text:style-name="T20">é</text:span><text:span text:style-name="T19">tant bien d</text:span><text:span text:style-name="T20">é</text:span><text:span text:style-name="T19">cid</text:span><text:span text:style-name="T20">é</text:span><text:span text:style-name="T19">es, je veux le</text:span><text:span text:style-name="T22"> </text:span><text:span text:style-name="T19">croire, </text:span><text:span text:style-name="T20">à</text:span><text:span text:style-name="T19"> se d</text:span><text:span text:style-name="T20">é</text:span><text:span text:style-name="T19">fendre mieux que Done Elvire et que toutes les autres victimes de ce s</text:span><text:span text:style-name="T20">é</text:span><text:span text:style-name="T19">ducteur, peut-</text:span><text:span text:style-name="T20">ê</text:span><text:span text:style-name="T19">tre qu'elles ne seraient pas f</text:span><text:span text:style-name="T20">â</text:span><text:span text:style-name="T19">ch</text:span><text:span text:style-name="T20">é</text:span><text:span text:style-name="T19">es, tant est grande la curiosit</text:span><text:span text:style-name="T20">é</text:span><text:span text:style-name="T19"> naturelle aux filles d'</text:span><text:span text:style-name="T20">È</text:span><text:span text:style-name="T19">ve, de recevoir, elles aussi, quelque hommage de cet audacieux, de ce connaisseur, ne f</text:span><text:span text:style-name="T20">û</text:span><text:span text:style-name="T19">t-ce que pour avoir la gloire de repousser victorieusement ses t</text:span><text:span text:style-name="T20">é</text:span><text:span text:style-name="T19">m</text:span><text:span text:style-name="T20">é</text:span><text:span text:style-name="T19">rit</text:span><text:span text:style-name="T20">é</text:span><text:span text:style-name="T19">s ou­trageantes, et pour pouvoir se dire, du moins </text:span><text:span text:style-name="T20">à</text:span><text:span text:style-name="T19"> elles-m</text:span><text:span text:style-name="T20">ê</text:span><text:span text:style-name="T19">mes, comme la Pauline de Corneille.</text:span></text:p>
      <text:p text:style-name="P12"/>
      <text:p text:style-name="P34"><text:soft-page-break/>Ce n'est qu'en ces assauts qu'<text:span text:style-name="T3">é</text:span>clate la vertu, </text:p>
      <text:p text:style-name="P34"><text:span text:style-name="T3">Et l’</text:span>on doute d'un c<text:span text:style-name="T3">œ</text:span>ur qui n'a pas combattu.</text:p>
      <text:p text:style-name="P73"/>
      <text:p text:style-name="P69">Voil<text:span text:style-name="T3">à</text:span> comment Don Juan, ce conqu<text:span text:style-name="T3">é</text:span>rant insa­tiable et infatigable, continue de s<text:span text:style-name="T3">é</text:span>duire encore et s<text:span text:style-name="T3">é</text:span>duira toujours, soit au th<text:span text:style-name="T3">éâ</text:span>tre, soit dans la vie, tant qu'il y aura des hommes et des femmes, tant que l'humanit<text:span text:style-name="T3">é</text:span> sera l'humanit<text:span text:style-name="T3">é</text:span><text:span text:style-name="T18">.</text:span></text:p>
      <text:p text:style-name="P68"/>
      <text:p text:style-name="P69">Mais il faut que vous demeuriez d'accord avec moi que c'est une vaine entreprise de vouloir pr<text:span text:style-name="T3">é</text:span><text:span text:style-name="T18">­</text:span>senter de pareils sentiments comme la poursuite de l'id<text:span text:style-name="T3">é</text:span>al. L'amour de l'id<text:span text:style-name="T3">é</text:span>al na<text:span text:style-name="T3">î</text:span>t de la raison ;<text:span text:style-name="T1"> </text:span>qui cherche le bien et le beau, sculpte la con­science morale, et cr<text:span text:style-name="T3">é</text:span>e la justice ; mais non, certes, de la passion, qui ne cherche que le plaisir. Or, comme le dit admirablement Bossuet, dans l'oraison fun<text:span text:style-name="T3">è</text:span>bre de mademoiselle de La Valli<text:span text:style-name="T3">è</text:span>re, <text:span text:style-name="T3">«</text:span><text:span text:style-name="T4"> </text:span>l'<text:span text:style-name="T3">â</text:span>me devenue captive du plaisir, devient enne­mie de la raison %76% <text:span text:style-name="T3">»</text:span><text:span text:style-name="T18">.</text:span></text:p>
      <text:p text:style-name="P73"/>
      <text:p text:style-name="P73"/>
      <text:p text:style-name="P92"/>
      <text:h text:style-name="Heading_20_1" text:outline-level="1"><text:bookmark-start text:name="bookmark63"/>TREIZI<text:span text:style-name="T3">È</text:span>ME LE<text:span text:style-name="T3">Ç</text:span>ON<text:bookmark-end text:name="bookmark63"/><text:line-break/><text:span text:style-name="T19">DES STATUES ET DU FANTASTIQUE AU TH</text:span><text:span text:style-name="T20">ÉÂ</text:span><text:span text:style-name="T19">TRE</text:span></text:h>
      <text:p text:style-name="P4"/>
      <text:p text:style-name="P8"/>
      <text:p text:style-name="P69">Apr<text:span text:style-name="T3">è</text:span>s avoir suivi les transformations que le type et la l<text:span text:style-name="T3">é</text:span>gende de Don Juan ont subies de pays en pays et de si<text:span text:style-name="T3">è</text:span>cle en si<text:span text:style-name="T3">è</text:span>cle <text:span text:style-name="T3">à</text:span> travers l'imagination des po<text:span text:style-name="T3">è</text:span>tes et des musiciens, peut-<text:span text:style-name="T3">ê</text:span>tre sera-t-il int<text:span text:style-name="T3">é</text:span>ressant de suivre parall<text:span text:style-name="T3">è</text:span>lement ce que l'on pourrait nommer les descendants et les ascendants de l'homme de pierre, et en m<text:span text:style-name="T3">ê</text:span>me temps de traiter la question de l'emploi des statues au th<text:span text:style-name="T3">éâ</text:span>tre, autrement dit du fantastique, et des conditions de cet emploi.</text:p>
      <text:p text:style-name="P81"><text:span text:style-name="T19">Le fantastique tout seul, par lui-m</text:span><text:span text:style-name="T20">ê</text:span><text:span text:style-name="T19">me, ne pr</text:span><text:span text:style-name="T20">é</text:span><text:span text:style-name="T24">­</text:span><text:span text:style-name="T19">sente pas beaucoup d'int</text:span><text:span text:style-name="T20">é</text:span><text:span text:style-name="T19">r</text:span><text:span text:style-name="T20">ê</text:span><text:span text:style-name="T19">t ; cela regarde les f</text:span><text:span text:style-name="T20">é</text:span><text:span text:style-name="T19">eries. Mais, lorsque l'auteur dramatique greffe habilement le fantastique ou le merveilleux sur un</text:span><text:span text:style-name="T22"> </text:span><text:span text:style-name="T19">fond de r</text:span><text:span text:style-name="T20">é</text:span><text:span text:style-name="T19">alit</text:span><text:span text:style-name="T20">é</text:span><text:span text:style-name="T19">, et surtout de r</text:span><text:span text:style-name="T20">é</text:span><text:span text:style-name="T19">alit</text:span><text:span text:style-name="T20">é</text:span><text:span text:style-name="T19"> morale, alors le spectateur est saisi </text:span><text:span text:style-name="T20">à</text:span><text:span text:style-name="T19"> la fois, d'un c</text:span><text:span text:style-name="T20">ô</text:span><text:span text:style-name="T19">t</text:span><text:span text:style-name="T20">é</text:span><text:span text:style-name="T19"> par</text:span><text:span text:style-name="T20"> les sens et l'imagination, de l’</text:span><text:span text:style-name="T19">autre par la conscience et le sentiment de la justice ; vous le tenez, il ne saurait vous </text:span><text:span text:style-name="T20">é</text:span><text:span text:style-name="T19">chapper. C'est l'effet que produit la Statue du Commandeur dans les divers </text:span><text:span text:style-name="T29">Don Juan</text:span><text:span text:style-name="T19"> que nous venons de parcourir, espagnol, italien, fran</text:span><text:span text:style-name="T20">çais, allemand, russe ;</text:span><text:span text:style-name="T19"> C'est celui que pro­duit </text:span><text:span text:style-name="T20">é</text:span><text:span text:style-name="T19">galement </text:span><text:span text:style-name="T29">le T</text:span><text:span text:style-name="T30">é</text:span><text:span text:style-name="T29">moin de bronze</text:span><text:span text:style-name="T19">, de M. Zorilla, ce Christ descendant de sa croix, du haut de laquelle il a assist</text:span><text:span text:style-name="T20">é</text:span><text:span text:style-name="T19"> au duel de Don Juan avec</text:span><text:span text:style-name="T22"> </text:span><text:span text:style-name="T19">Don Ozorio, et venant porter t</text:span><text:span text:style-name="T20">é</text:span><text:span text:style-name="T19">moignage contre</text:span><text:span text:style-name="T22"> l</text:span><text:span text:style-name="T19">e meurtrier pour le punir de son faux serment sacril</text:span><text:span text:style-name="T20">è</text:span><text:span text:style-name="T19">ge. Nous allons parcourir quelques autres exemples de ce m</text:span><text:span text:style-name="T20">ê</text:span><text:span text:style-name="T19">me effet.</text:span></text:p>
      <text:p text:style-name="P81"><text:span text:style-name="T29">Zampa, ou la Fianc</text:span><text:span text:style-name="T30">é</text:span><text:span text:style-name="T29">e de marbre</text:span><text:span text:style-name="T19">, pr</text:span><text:span text:style-name="T20">é</text:span><text:span text:style-name="T19">sente une donn</text:span><text:span text:style-name="T20">é</text:span><text:span text:style-name="T19">e analogue. Zampa est une sorte de Don Juan corsaire italien, qui se marie partout o</text:span><text:span text:style-name="T20">ù</text:span><text:span text:style-name="T19"> il en trouve l'occasion ; mais jamais pour long­temps. Il a s</text:span><text:span text:style-name="T20">é</text:span><text:span text:style-name="T19">duit, puis abandonn</text:span><text:span text:style-name="T20">é</text:span><text:span text:style-name="T19"> la jeune Alice Manfredi. Elle s'est r</text:span><text:span text:style-name="T20">é</text:span><text:span text:style-name="T19">fugi</text:span><text:span text:style-name="T20">é</text:span><text:span text:style-name="T19">e en Sicile, </text:span><text:span text:style-name="T20">à</text:span><text:span text:style-name="T19"> Malazzo, o</text:span><text:span text:style-name="T20">ù</text:span><text:span text:style-name="T19"> elle a achev</text:span><text:span text:style-name="T20">é</text:span><text:span text:style-name="T19"> sa vie dans le repentir et les bonnes </text:span><text:span text:style-name="T20">œ</text:span><text:span text:style-name="T19">uvres ; elle est devenue, apr</text:span><text:span text:style-name="T20">è</text:span><text:span text:style-name="T19">s sa mort, la patronne et la sainte du pays. Sa sta­tue est sur la place publique, avec son nom </text:span><text:span text:style-name="T20">é</text:span><text:span text:style-name="T19">crit au bas.</text:span></text:p>
      <text:p text:style-name="P69">Zampa, dans ses courses errantes, arrive par hasard dans ce pays, aper<text:span text:style-name="T3">ç</text:span>oit la statue, lit le nom, qui r<text:span text:style-name="T3">é</text:span>veille vaguement ses souvenirs, non ses<text:span text:style-name="T1"> </text:span>remords : car, rencontrant, bient<text:span text:style-name="T3">ô</text:span>t apr<text:span text:style-name="T3">è</text:span>s, une jeune fille qui est sur le point de se marier, il entreprend de la s<text:span text:style-name="T3">é</text:span>duire, elle aussi, moiti<text:span text:style-name="T3">é</text:span> par douceur et par flatterie, moiti<text:span text:style-name="T3">é</text:span> par violence morale, en lui faisant j accroire que, si elle ne consent pas <text:span text:style-name="T3">à</text:span> son d<text:span text:style-name="T3">é</text:span>sir de l'<text:span text:style-name="T3">é</text:span>pouser, la vie de son p<text:span text:style-name="T3">è</text:span>re en d<text:span text:style-name="T3">é</text:span>pend. Elle y consent donc par contrainte. On en est l<text:span text:style-name="T3">à</text:span>, lorsque Zampa voit la statue d'Alice Manfredi, sa victime, jeter sur lui des regards courrouc<text:span text:style-name="T3">é</text:span>s, comme la Statue du Commandeur sur Don Juan. Sous pr<text:span text:style-name="T3">é</text:span>texte de l'apaiser, mais au fond par froide raillerie, il passe sa bague au doigt de la Statue, comme pour se fiancer <text:span text:style-name="T3">à</text:span> elle. Le moment venu d'<text:span text:style-name="T3">é</text:span>pouser l'autre, et de lui donner r<text:span text:style-name="T3">é</text:span>ellement l'anneau nuptial, il essaye de le reprendre au doigt de la Statue ; la main de la fianc<text:span text:style-name="T3">é</text:span>e de marbre se retire et s'<text:span text:style-name="T3">é</text:span>l<text:span text:style-name="T3">è</text:span>ve brusquement. Zampa, interdit d'abord, se met <text:span text:style-name="T3">à</text:span> boire pour s'<text:span text:style-name="T3">é</text:span>tourdir ; puis, il veut reprendre de force la bague ; la main de la Statue lui r<text:span text:style-name="T3">é</text:span>siste, et fait un geste mena<text:span text:style-name="T3">ç</text:span>ant,</text:p>
      <text:p text:style-name="P81"><text:soft-page-break/><text:span text:style-name="T19">La nuit, lorsqu'il va devenir ma</text:span><text:span text:style-name="T20">î</text:span><text:span text:style-name="T19">tre de sa fianc</text:span><text:span text:style-name="T20">é</text:span><text:span text:style-name="T19">e nouvelle, tout </text:span><text:span text:style-name="T20">à</text:span><text:span text:style-name="T19"> coup la lampe s'</text:span><text:span text:style-name="T20">é</text:span><text:span text:style-name="T19">teint ; et dans l'obscurit</text:span><text:span text:style-name="T20">é</text:span><text:span text:style-name="T19">, </text:span><text:span text:style-name="T20">à</text:span><text:span text:style-name="T19"> la place de la jeune fille, il ne trouve plus que la fianc</text:span><text:span text:style-name="T20">é</text:span><text:span text:style-name="T19">e de marbre, qui lui saisit le bras et l'entra</text:span><text:span text:style-name="T20">î</text:span><text:span text:style-name="T19">ne avec elle dans l'ab</text:span><text:span text:style-name="T20">î</text:span><text:span text:style-name="T19">me, </text:span><text:span text:style-name="T20">à</text:span><text:span text:style-name="T19"> la lueur des </text:span><text:span text:style-name="T20">é</text:span><text:span text:style-name="T19">clairs et du tonnerre. C'est le d</text:span><text:span text:style-name="T20">é</text:span><text:span text:style-name="T19">nouement du </text:span><text:span text:style-name="T29">Don Juan</text:span><text:span text:style-name="T19"> de Moli</text:span><text:span text:style-name="T20">è</text:span><text:span text:style-name="T19">re, except</text:span><text:span text:style-name="T20">é</text:span><text:span text:style-name="T19"> qu</text:span><text:span text:style-name="T20">’ici la</text:span><text:span text:style-name="T19"> Statue vengeresse est une femme, au lieu d'un homme.</text:span></text:p>
      <text:p text:style-name="P81"><text:span text:style-name="T19">Cette Sainte impitoyable ne ressemble gu</text:span><text:span text:style-name="T20">è</text:span><text:span text:style-name="T19">re </text:span><text:span text:style-name="T20">à</text:span><text:span text:style-name="T19"> Dona Anna sauvant Don Juan par qui elle a </text:span><text:span text:style-name="T20">é</text:span><text:span text:style-name="T19">t</text:span><text:span text:style-name="T20">é</text:span><text:span text:style-name="T19"> perdue. Elle pla</text:span><text:span text:style-name="T20">î</text:span><text:span text:style-name="T19">t donc moins </text:span><text:span text:style-name="T20">à</text:span><text:span text:style-name="T19"> la sensibilit</text:span><text:span text:style-name="T20">é</text:span><text:span text:style-name="T19"> g</text:span><text:span text:style-name="T20">é</text:span><text:span text:style-name="T19">n</text:span><text:span text:style-name="T20">é</text:span><text:span text:style-name="T19">reuse. Mais elle satisfait la justice absolue. Cette Statue-l</text:span><text:span text:style-name="T20">à</text:span><text:span text:style-name="T19"> est bien la fille de la Statue du Commandeur.</text:span></text:p>
      <text:p text:style-name="P12"/>
      <text:p text:style-name="P81"><text:span text:style-name="T19">Cependant l'id</text:span><text:span text:style-name="T20">é</text:span><text:span text:style-name="T19">e premi</text:span><text:span text:style-name="T20">è</text:span><text:span text:style-name="T19">re pourrait </text:span><text:span text:style-name="T20">ê</text:span><text:span text:style-name="T19">tre ant</text:span><text:span text:style-name="T20">é</text:span><text:span text:style-name="T19">rieure </text:span><text:span text:style-name="T20">à</text:span><text:span text:style-name="T19"> celle du Convive de pierre. En effet elle semble tir</text:span><text:span text:style-name="T20">é</text:span><text:span text:style-name="T19">e d'un Myst</text:span><text:span text:style-name="T20">è</text:span><text:span text:style-name="T19">re du moyen </text:span><text:span text:style-name="T20">â</text:span><text:span text:style-name="T19">ge, intitul</text:span><text:span text:style-name="T20">é</text:span><text:span text:style-name="T19"> : </text:span><text:span text:style-name="T29">De Celuy qui mit</text:span><text:span text:style-name="T30"> l’</text:span><text:span text:style-name="T29">anneau nuptial au doigt de Notre-Dame</text:span><text:span text:style-name="T26">, </text:span><text:span text:style-name="T20">— pour se fiancer à</text:span><text:span text:style-name="T19"> Elle en quelque sorte, autre­ment dit pour se vouer </text:span><text:span text:style-name="T20">à la Vierge. —Or, le fiancé</text:span><text:span text:style-name="T19"> devient infid</text:span><text:span text:style-name="T20">è</text:span><text:span text:style-name="T19">le et est puni : la Statue de Notre-Dame s'empare de lui. C'est donc bien la m</text:span><text:span text:style-name="T20">ê</text:span><text:span text:style-name="T19">me donn</text:span><text:span text:style-name="T20">é</text:span><text:span text:style-name="T19">e ; seulement ici, dans un op</text:span><text:span text:style-name="T20">é</text:span><text:span text:style-name="T19">ra comique, on a cru devoir remplacer Notre-Dame par une Sainte quelconque, une Sainte de Sicile, plus ou moins inconnue, une Sainte de fantaisie, Alice Manfredi.</text:span></text:p>
      <text:p text:style-name="P81"><text:span text:style-name="T19">Le Myst</text:span><text:span text:style-name="T20">è</text:span><text:span text:style-name="T19">re dont je viens de parler se trouve dans la s</text:span><text:span text:style-name="T20">é</text:span><text:span text:style-name="T19">rie intitul</text:span><text:span text:style-name="T20">é</text:span><text:span text:style-name="T19">e </text:span><text:span text:style-name="T29">les Myst</text:span><text:span text:style-name="T30">è</text:span><text:span text:style-name="T29">res de Notre-Dame</text:span><text:span text:style-name="T19">, parce que la Vierge y joue ordinairement le principal r</text:span><text:span text:style-name="T20">ô</text:span><text:span text:style-name="T19">le. La plupart sont du quatorzi</text:span><text:span text:style-name="T20">è</text:span><text:span text:style-name="T19">me si</text:span><text:span text:style-name="T20">è</text:span><text:span text:style-name="T19">cle, ant</text:span><text:span text:style-name="T20">é</text:span><text:span text:style-name="T19">rieurs </text:span><text:span text:style-name="T20">à</text:span><text:span text:style-name="T19"> 1350. Ce qui caract</text:span><text:span text:style-name="T20">é</text:span><text:span text:style-name="T19">rise cette s</text:span><text:span text:style-name="T20">é</text:span><text:span text:style-name="T19">rie tr</text:span><text:span text:style-name="T20">è</text:span><text:span text:style-name="T19">s chevaleresque et tr</text:span><text:span text:style-name="T20">è</text:span><text:span text:style-name="T19">s pieuse, c'est que presque toutes les pi</text:span><text:span text:style-name="T20">è</text:span><text:span text:style-name="T19">ces dont elle se compose se rapportent </text:span><text:span text:style-name="T20">à</text:span><text:span text:style-name="T19"> la gloire de la femme en g</text:span><text:span text:style-name="T20">é</text:span><text:span text:style-name="T19">n</text:span><text:span text:style-name="T20">é</text:span><text:span text:style-name="T19">ral et de la Vierge en particulier, dont le culte, </text:span><text:span text:style-name="T20">à</text:span><text:span text:style-name="T19"> dater du quatorzi</text:span><text:span text:style-name="T20">è</text:span><text:span text:style-name="T19">me si</text:span><text:span text:style-name="T20">è</text:span><text:span text:style-name="T19">cle, commence </text:span><text:span text:style-name="T20">à</text:span><text:span text:style-name="T19"> prendre des</text:span><text:span text:style-name="T22"> </text:span><text:span text:style-name="T19">d</text:span><text:span text:style-name="T20">é</text:span><text:span text:style-name="T19">veloppements religieux, moraux et po</text:span><text:span text:style-name="T20">é</text:span><text:span text:style-name="T19">tiques, on pourrait dire aussi politiques et sociaux, qui depuis sont all</text:span><text:span text:style-name="T20">é</text:span><text:span text:style-name="T19">s toujours croissant. C'est, en effet, vers cette </text:span><text:span text:style-name="T20">é</text:span><text:span text:style-name="T19">poque, que les Chevaliers de la Vierge commencent </text:span><text:span text:style-name="T20">à</text:span><text:span text:style-name="T19"> la nommer leur Dame et Ma</text:span><text:span text:style-name="T20">îtresse ;</text:span><text:span text:style-name="T19"> <text:s/></text:span><text:span text:style-name="T20">«</text:span><text:span text:style-name="T21"> </text:span><text:span text:style-name="T19">Notre Dame </text:span><text:span text:style-name="T20">»</text:span><text:span text:style-name="T19">, et </text:span><text:span text:style-name="T20">à</text:span><text:span text:style-name="T19"> se former en confr</text:span><text:span text:style-name="T20">é</text:span><text:span text:style-name="T19">ries reli­gieuses et dramatiques, afin de la mieux honorer. De l</text:span><text:span text:style-name="T20">à</text:span><text:span text:style-name="T19"> cette s</text:span><text:span text:style-name="T20">é</text:span><text:span text:style-name="T19">rie de Myst</text:span><text:span text:style-name="T20">è</text:span><text:span text:style-name="T19">res sp</text:span><text:span text:style-name="T20">é</text:span><text:span text:style-name="T19">cialement consacr</text:span><text:span text:style-name="T20">é</text:span><text:span text:style-name="T19">s </text:span><text:span text:style-name="T20">à</text:span><text:span text:style-name="T19"> Notre-Dame. Presque toutes ces pi</text:span><text:span text:style-name="T20">è</text:span><text:span text:style-name="T19">ces commen­cent ou finissent par un sermon en l'honneur de Marie. Je viens de nommer celle qui para</text:span><text:span text:style-name="T20">î</text:span><text:span text:style-name="T19">t avoir fourni la premi</text:span><text:span text:style-name="T20">è</text:span><text:span text:style-name="T19">re id</text:span><text:span text:style-name="T20">é</text:span><text:span text:style-name="T19">e de </text:span><text:span text:style-name="T29">Zampa</text:span><text:span text:style-name="T19">. Nous avons vu aussi qu'une autre peut bien avoir, autant que </text:span><text:span text:style-name="T29">la Chronique de Normandie</text:span><text:span text:style-name="T19">, donn</text:span><text:span text:style-name="T20">é</text:span><text:span text:style-name="T19"> </text:span><text:span text:style-name="T20">à</text:span><text:span text:style-name="T19"> Scribe l'id</text:span><text:span text:style-name="T20">é</text:span><text:span text:style-name="T19">e du libretto de </text:span><text:span text:style-name="T29">Robert-le-Diable</text:span><text:span text:style-name="T19">, o</text:span><text:span text:style-name="T20">ù</text:span><text:span text:style-name="T19"> l'on voit, au d</text:span><text:span text:style-name="T20">é</text:span><text:span text:style-name="T19">noue­ment, la femme r</text:span><text:span text:style-name="T20">é</text:span><text:span text:style-name="T19">demptrice l'emporter sur les mal</text:span><text:span text:style-name="T20">é</text:span><text:span text:style-name="T19">fices du D</text:span><text:span text:style-name="T20">é</text:span><text:span text:style-name="T19">mon. Une autre a pour h</text:span><text:span text:style-name="T20">é</text:span><text:span text:style-name="T19">ro</text:span><text:span text:style-name="T20">ï</text:span><text:span text:style-name="T19">ne </text:span><text:span text:style-name="T29">Th</text:span><text:span text:style-name="T30">é</text:span><text:span text:style-name="T29">odore</text:span><text:span text:style-name="T19">, d'apr</text:span><text:span text:style-name="T20">è</text:span><text:span text:style-name="T19">s la l</text:span><text:span text:style-name="T20">é</text:span><text:span text:style-name="T19">gende de la Vie des Saints, que Corneille a os</text:span><text:span text:style-name="T20">é</text:span><text:span text:style-name="T19"> mettre en trag</text:span><text:span text:style-name="T20">é</text:span><text:span text:style-name="T19">die, mais sans succ</text:span><text:span text:style-name="T20">è</text:span><text:span text:style-name="T19">s : </text:span><text:span text:style-name="T29">Th</text:span><text:span text:style-name="T30">é</text:span><text:span text:style-name="T29">odore, vierge et martyre</text:span><text:span text:style-name="T19">. Une autre, intitul</text:span><text:span text:style-name="T20">é</text:span><text:span text:style-name="T19">e </text:span><text:span text:style-name="T29">le Bapt</text:span><text:span text:style-name="T30">ê</text:span><text:span text:style-name="T29">me de Clovis</text:span><text:span text:style-name="T19"> c</text:span><text:span text:style-name="T20">é</text:span><text:span text:style-name="T19">l</text:span><text:span text:style-name="T20">è</text:span><text:span text:style-name="T19">bre le triomphe et la gloire de Clotilde, l'</text:span><text:span text:style-name="T20">é</text:span><text:span text:style-name="T19">pouse chr</text:span><text:span text:style-name="T20">é</text:span><text:span text:style-name="T19">tienne. Une autre enfin, assez curieuse, m</text:span><text:span text:style-name="T20">é</text:span><text:span text:style-name="T19">rite que nous nous y arr</text:span><text:span text:style-name="T20">ê</text:span><text:span text:style-name="T19">tions quelques instants. Elle a pour sujet : la Nonne s</text:span><text:span text:style-name="T20">é</text:span><text:span text:style-name="T19">duite ; mais elle est on ne peut plus morale. C'est, du reste, quelque chose d'analogue </text:span><text:span text:style-name="T20">à</text:span><text:span text:style-name="T19"> la pi</text:span><text:span text:style-name="T20">è</text:span><text:span text:style-name="T19">ce des </text:span><text:span text:style-name="T29">Visitandines</text:span><text:span text:style-name="T19">. L'action se passe dans un monast</text:span><text:span text:style-name="T20">è</text:span><text:span text:style-name="T19">re de femmes. Le neveu de la Sup</text:span><text:span text:style-name="T20">é</text:span><text:span text:style-name="T19">rieure, sous pr</text:span><text:span text:style-name="T20">é</text:span><text:span text:style-name="T19">texte de voir sa tante, vient au couvent</text:span><text:span text:style-name="T22"> </text:span><text:span text:style-name="T19">avec son </text:span><text:span text:style-name="T20">é</text:span><text:span text:style-name="T19">cuyer, et y aper</text:span><text:span text:style-name="T20">ç</text:span><text:span text:style-name="T19">oit une jeune religieuse, tandis qu'elle est agenouill</text:span><text:span text:style-name="T20">é</text:span><text:span text:style-name="T19">e devant l'image de la Vierge. Cette esp</text:span><text:span text:style-name="T20">è</text:span><text:span text:style-name="T19">ce de </text:span><text:soft-page-break/><text:span text:style-name="T19">Don Juan, qui ne respecte rien, ose lui murmurer </text:span><text:span text:style-name="T20">à</text:span><text:span text:style-name="T19"> l'oreille une parole t</text:span><text:span text:style-name="T20">é</text:span><text:span text:style-name="T19">m</text:span><text:span text:style-name="T20">é</text:span><text:span text:style-name="T24">­</text:span><text:span text:style-name="T19">raire :</text:span></text:p>
      <text:p text:style-name="P14"/>
      <text:p text:style-name="P64"><text:span text:style-name="T40">Or me soit votre amour donn</text:span><text:span text:style-name="T41">é</text:span><text:span text:style-name="T40">e,</text:span></text:p>
      <text:p text:style-name="P34">Tr<text:span text:style-name="T3">è</text:span>s douce amie !</text:p>
      <text:p text:style-name="P73"/>
      <text:p text:style-name="P69">La nonne, vertueuse mais simple, lui r<text:span text:style-name="T3">é</text:span>pond ; elle ne devrait pas r<text:span text:style-name="T3">é</text:span>pondre : quand on r<text:span text:style-name="T3">é</text:span>pond, on est perdue ; hormis ce point, elle r<text:span text:style-name="T3">é</text:span>pond sage­ment :</text:p>
      <text:p text:style-name="P68"/>
      <text:p text:style-name="P34">Sire, d'aimer n'ai nulle envie, </text:p>
      <text:p text:style-name="P33"><text:span text:style-name="T40">Fors que Dieu et sa douce M</text:span><text:span text:style-name="T41">è</text:span><text:span text:style-name="T40">re.</text:span></text:p>
      <text:p text:style-name="P7"/>
      <text:p text:style-name="P15">Et elle s'en va. Le cavalier d<text:span text:style-name="T3">é</text:span>sesp<text:span text:style-name="T3">è</text:span>re de la revoir ; son <text:span text:style-name="T3">é</text:span>cuyer, moins jeune et moins na<text:span text:style-name="T3">ïf, — ce personnage se</text:span>mble un premier type des Front<text:span text:style-name="T3">ins, — l'engage à</text:span> ne pas se d<text:span text:style-name="T3">é</text:span>courager. En effet, la jeune fille, inform<text:span text:style-name="T3">é</text:span>e ensuite du noble rang de celui qu'elle a rebut<text:span text:style-name="T3">é</text:span>, se ravise, et lui dit enfin que, s'il consent <text:span text:style-name="T3">à</text:span> l'<text:span text:style-name="T3">é</text:span>pouser, elle le suivra. Il pro­met. Rendez-vous est pris pour la nuit suivante. A l'heure dite, le chevalier s'y trouve avec son <text:span text:style-name="T3">é</text:span>cuyer. On attend l'arriv<text:span text:style-name="T3">é</text:span>e de la nonne, lorsque la Vierge, qui la prot<text:span text:style-name="T3">è</text:span>ge, exprime aux anges son inqui<text:span text:style-name="T3">é</text:span>tude de voir sa ch<text:span text:style-name="T3">è</text:span>re fille succomber, si Dieu ne la secourt. Pendant que les anges chantent un rondel pour implorer l'aide du Ciel, la religieuse arrive. Avant de franchir le seuil, elle s'age­nouille devant la statue de la Vierge. Quand elle a fini sa pri<text:span text:style-name="T3">è</text:span>re, elle se l<text:span text:style-name="T3">è</text:span>ve et se dispose <text:span text:style-name="T3">à</text:span> passer la porte ; mais la Statue lui barre le chemin,</text:p>
      <text:p text:style-name="P12"/>
      <text:p text:style-name="P34">Si droit au travers de cet huis (porte), </text:p>
      <text:p text:style-name="P33"><text:span text:style-name="T40">Que nullement passer ne puis, (dit la nonne).</text:span></text:p>
      <text:p text:style-name="P73"/>
      <text:p text:style-name="P69">Frapp<text:span text:style-name="T3">é</text:span>e de ce miracle, elle s'en retourne <text:span text:style-name="T3">à</text:span> son dortoir. Le chevalier, las d'attendre, dit avec d<text:span text:style-name="T3">é</text:span>pit <text:span text:style-name="T3">à</text:span> son <text:span text:style-name="T3">é</text:span>cuyer :</text:p>
      <text:p text:style-name="P7"/>
      <text:p text:style-name="P34">Voirement, qui en femme met</text:p>
      <text:p text:style-name="P33"><text:span text:style-name="T40">Son c</text:span><text:span text:style-name="T41">œ</text:span><text:span text:style-name="T40">ur, bien le doit-on blasmer,</text:span></text:p>
      <text:p text:style-name="P34">Car on y trouve moult (beaucoup) d'amer.</text:p>
      <text:p text:style-name="P73"/>
      <text:p text:style-name="P69">Cependant la jeune fille, pouss<text:span text:style-name="T3">é</text:span>e <text:span text:style-name="T3">à</text:span> la fois par l'am­bition et par l'amour, se dit, <text:span text:style-name="T3">à</text:span> peu pr<text:span text:style-name="T3">è</text:span>s comme Don Juan revenu du cimeti<text:span text:style-name="T3">è</text:span>re, que peut-<text:span text:style-name="T3">ê</text:span>tre elle a <text:span text:style-name="T3">é</text:span>t<text:span text:style-name="T3">é</text:span> dupe d'une illusion. Vous vous rappelez cette r<text:span text:style-name="T3">é</text:span>plique de DonJuan <text:span text:style-name="T3">à</text:span> Sganarelle, une fois qu'ils sont rentr<text:span text:style-name="T3">é</text:span>s tous deux au logis, apr<text:span text:style-name="T3">è</text:span>s la sc<text:span text:style-name="T3">è</text:span>ne de la Statue : <text:span text:style-name="T3">«</text:span> Quoi qu'il en soit, laissons cela ; c'est une bagatelle ; et nous pouvons avoir <text:span text:style-name="T3">é</text:span>t<text:span text:style-name="T3">é</text:span> tromp<text:span text:style-name="T3">é</text:span>s par un faux jour, ou surpris de quelque vapeur qui nous ait troubl<text:span text:style-name="T3">é</text:span> la vue. <text:span text:style-name="T3">»</text:span> La jeune nonne, <text:span text:style-name="T3">à</text:span> peu pr<text:span text:style-name="T3">è</text:span>s de m<text:span text:style-name="T3">ê</text:span>me, se dit qu'elle a <text:span text:style-name="T3">é</text:span>t<text:span text:style-name="T3">é</text:span> sans doute dupe d'une vision vaine, d'une vapeur, ou d'un fant<text:span text:style-name="T3">ô</text:span>me : <text:span text:style-name="T3">«</text:span> J'ai peut-<text:span text:style-name="T3">ê</text:span>tre, dit-elle, <text:span text:style-name="T3">é</text:span>t<text:span text:style-name="T3">é</text:span> enfant<text:span text:style-name="T3">ô</text:span>m<text:span text:style-name="T3">é</text:span>e. <text:span text:style-name="T3">»</text:span> Elle se d<text:span text:style-name="T3">é</text:span>cide donc <text:span text:style-name="T3">à</text:span> tenir sa promesse : elle essayera une seconde fois de franchir le seuil, s<text:span text:style-name="T3">é</text:span>duite surtout par l'id<text:span text:style-name="T3">é</text:span>e d'<text:span text:style-name="T3">é</text:span>pouser un chevalier et de devenir, comme elle dit, <text:soft-page-break/>chevaleresse :</text:p>
      <text:p text:style-name="P68"/>
      <text:p text:style-name="P33"><text:span text:style-name="T40">Cette chapelle o</text:span><text:span text:style-name="T41">ù</text:span><text:span text:style-name="T40"> ore entrai, </text:span></text:p>
      <text:p text:style-name="P33"><text:span text:style-name="T41">Par Dieu !</text:span><text:span text:style-name="T40"> encore me mettrai </text:span></text:p>
      <text:p text:style-name="P34">En essai si pourrai passer : </text:p>
      <text:p text:style-name="P34">Peiner me dois bien et lasser </text:p>
      <text:p text:style-name="P34">Afin d'accomplir ma promesse, </text:p>
      <text:p text:style-name="P34">Car je serai chevaleresse !</text:p>
      <text:p text:style-name="P12"/>
      <text:p text:style-name="P81"><text:span text:style-name="T19">Pourtant, avant de passer la porte, voulant com</text:span><text:span text:style-name="T20">biner tout, s'il est possible, — ceci est bien observé</text:span><text:span text:style-name="T19"> et fin, car les femmes ont besoin d'amour et de vertu, et, quand la passion les prend, cherchent un biais pour apaiser ou ajuster leur conscience en m</text:span><text:span text:style-name="T20">ê</text:span><text:span text:style-name="T19">me temps que pour satisfaire leur c</text:span><text:span text:style-name="T20">œur ou leur imagination, — la nonne s'agenouille encore devant la Statue de la Vierge, espé</text:span><text:span text:style-name="T19">rant peut-</text:span><text:span text:style-name="T20">ê</text:span><text:span text:style-name="T19">tre l'amadouer, (comme Louis XI, devant la petite Sainte-Vierge en plomb de son bonnet, avant de mettre </text:span><text:span text:style-name="T20">à</text:span><text:span text:style-name="T19"> mort tel ou tel de ses ennemis). Mais la Statue, cette fois comme l'autre, barre le pas­sage </text:span><text:span text:style-name="T20">à</text:span><text:span text:style-name="T19"> la jeune fille, qui, plus d</text:span><text:span text:style-name="T20">é</text:span><text:span text:style-name="T19">pit</text:span><text:span text:style-name="T20">é</text:span><text:span text:style-name="T19">e encore qu'effray</text:span><text:span text:style-name="T20">é</text:span><text:span text:style-name="T19">e, s'en retourne, sauv</text:span><text:span text:style-name="T20">é</text:span><text:span text:style-name="T19">e de nouveau, et arrach</text:span><text:span text:style-name="T20">é</text:span><text:span text:style-name="T19">e, malgr</text:span><text:span text:style-name="T20">é</text:span><text:span text:style-name="T19"> elle, </text:span><text:span text:style-name="T20">à</text:span><text:span text:style-name="T19"> sa passion.</text:span></text:p>
      <text:p text:style-name="P73"/>
      <text:p text:style-name="P81"><text:span text:style-name="T19">Le chevalier et son </text:span><text:span text:style-name="T20">é</text:span><text:span text:style-name="T19">cuyer ont encore attendu en vain. Voyant poindre le jour, ils songent </text:span><text:span text:style-name="T20">à</text:span><text:span text:style-name="T19"> se reti­rer : car d</text:span><text:span text:style-name="T20">é</text:span><text:span text:style-name="T19">j</text:span><text:span text:style-name="T20">à</text:span><text:span text:style-name="T19"> on entend chanter l'alouette, comme dans </text:span><text:span text:style-name="T29">Rom</text:span><text:span text:style-name="T30">é</text:span><text:span text:style-name="T29">o</text:span><text:span text:style-name="T19"> ; et l'</text:span><text:span text:style-name="T20">é</text:span><text:span text:style-name="T19">cuyer dit </text:span><text:span text:style-name="T20">à</text:span><text:span text:style-name="T19"> son ma</text:span><text:span text:style-name="T20">î</text:span><text:span text:style-name="T19">tre :</text:span></text:p>
      <text:p text:style-name="P68"/>
      <text:p text:style-name="P34">Mon seigneur, j'ai ou<text:span text:style-name="T3">ï</text:span> la voix</text:p>
      <text:p text:style-name="P34">De l'alouette, il est grand jour ! </text:p>
      <text:p text:style-name="P33"><text:span text:style-name="T40">Allons-m'en d'ici, sans s</text:span><text:span text:style-name="T41">é</text:span><text:span text:style-name="T40">jour ; </text:span></text:p>
      <text:p text:style-name="P34">Qu'on ne nous truisse (treuve, trouve).</text:p>
      <text:p text:style-name="P12"/>
      <text:p text:style-name="P69">Ils se retirent. Cependant le chevalier obstin<text:span text:style-name="T3">é</text:span> ne se tient pas pour battu. Il trouve moyen de demander et d'obtenir un nouveau rendez-vous. Mais la nonne doit toujours passer devant la Vierge. Que faire ? Ceci est assez curieux : elle se propose, pour en finir, de passer devant la Vierge sans la saluer ; et la raison na<text:span text:style-name="T3">ï</text:span>ve ou sp<text:span text:style-name="T3">é</text:span>cieuse dont elle essaye de se payer, c'est qu'elle n'a pas lieu d'<text:span text:style-name="T3">ê</text:span>tre contente d'Elle, qui a contrari<text:span text:style-name="T3">é</text:span> ainsi ses projets. Elle se r<text:span text:style-name="T3">é</text:span>sout donc</text:p>
      <text:p text:style-name="P73"/>
      <text:p text:style-name="P34">De passer parmi la chapelle</text:p>
      <text:p text:style-name="P33"><text:span text:style-name="T40">Sans dire </text:span><text:span text:style-name="T29">Ave</text:span><text:span text:style-name="T40"> ni </text:span><text:span text:style-name="T29">Kyriele</text:span><text:span text:style-name="T40"> (Kyrie, eleison)</text:span></text:p>
      <text:p text:style-name="P33"><text:span text:style-name="T40">Devant l'image de Marie :</text:span></text:p>
      <text:p text:style-name="P33"><text:span text:style-name="T40">Trop m'a fait </text:span><text:span text:style-name="T41">ê</text:span><text:span text:style-name="T40">tre au c</text:span><text:span text:style-name="T41">œ</text:span><text:span text:style-name="T40">ur marrie !</text:span></text:p>
      <text:p text:style-name="P34">Dont plus saluer ne la vueil (veux),</text:p>
      <text:p text:style-name="P33"><text:span text:style-name="T40">Ni tourner devers li (elle) mon </text:span><text:span text:style-name="T41">œ</text:span><text:span text:style-name="T40">il.</text:span></text:p>
      <text:p text:style-name="P37"/>
      <text:p text:style-name="P69">Malgr<text:span text:style-name="T3">é</text:span> cette r<text:span text:style-name="T3">é</text:span>solution audacieuse, <text:span text:style-name="T3">—</text:span> et voici encore une peinture tr<text:span text:style-name="T3">ès naturelle, </text:span><text:soft-page-break/><text:span text:style-name="T3">— la religieuse n'est pas sans inquié</text:span>tude en passant devant la Vierge ; elle lui dit, de c<text:span text:style-name="T3">ô</text:span>t<text:span text:style-name="T3">é</text:span>, <text:span text:style-name="T3">à</text:span> mi-voix, sans la regarder :</text:p>
      <text:p text:style-name="P68"/>
      <text:p text:style-name="P33"><text:span text:style-name="T40">Dame, dame, tenez-vous l</text:span><text:span text:style-name="T41">à</text:span><text:span text:style-name="T43">.</text:span></text:p>
      <text:p text:style-name="P7"/>
      <text:p text:style-name="P15">C'est-<text:span text:style-name="T3">à</text:span>-dire, ne bougez pas. Mais, au moment m<text:span text:style-name="T3">ê</text:span>me o<text:span text:style-name="T3">ù</text:span> elle franchit rapidement la porte, il semble que cette voix si humble, cette voix de pri<text:span text:style-name="T3">è</text:span>re, se change tout-<text:span text:style-name="T3">à</text:span>-coup en un cri de triomphe, et presque de bravade, sit<text:span text:style-name="T3">ô</text:span>t qu'elle aper<text:span text:style-name="T3">ç</text:span>oit son chevalier. En effet, elle s'<text:span text:style-name="T3">é</text:span>crie :</text:p>
      <text:p text:style-name="P12"/>
      <text:p text:style-name="P33"><text:span text:style-name="T40">Puisque pass</text:span><text:span text:style-name="T41">é</text:span><text:span text:style-name="T40">e suis de </text:span><text:span text:style-name="T41">çà</text:span><text:span text:style-name="T40"> (de ce c</text:span><text:span text:style-name="T41">ô</text:span><text:span text:style-name="T40">t</text:span><text:span text:style-name="T41">é</text:span><text:span text:style-name="T40">-ci), </text:span></text:p>
      <text:p text:style-name="P34">Je ne retournerai meshui (aujourd'hui) </text:p>
      <text:p text:style-name="P33"><text:span text:style-name="T40">Ni desmais (d</text:span><text:span text:style-name="T41">é</text:span><text:span text:style-name="T40">sormais) ; car je vois celui </text:span></text:p>
      <text:p text:style-name="P33"><text:span text:style-name="T40">Que j'aime de c</text:span><text:span text:style-name="T41">œ</text:span><text:span text:style-name="T40">ur et je quiers (cherche) !</text:span></text:p>
      <text:p text:style-name="P7"/>
      <text:p text:style-name="P33"><text:span text:style-name="T19">Elle se jette dans les bras du chevalier, qui l'enl</text:span><text:span text:style-name="T20">è</text:span><text:span text:style-name="T19">ve et l'</text:span><text:span text:style-name="T20">épouse : plus heureuse que sage. — Quelque temps aprè</text:span><text:span text:style-name="T19">s, elle vient </text:span><text:span text:style-name="T20">à</text:span><text:span text:style-name="T19"> lui raconter (ce qu'elle n'avait pas d'abord os</text:span><text:span text:style-name="T20">é</text:span><text:span text:style-name="T19"> faire), le miracle de la Statue. Le chevalier, soit r</text:span><text:span text:style-name="T20">é</text:span><text:span text:style-name="T19">ellement effray</text:span><text:span text:style-name="T20">é</text:span><text:span text:style-name="T19"> de sa s</text:span><text:span text:style-name="T20">é</text:span><text:span text:style-name="T19">duction sacril</text:span><text:span text:style-name="T20">è</text:span><text:span text:style-name="T19">ge, soit feignant de l'</text:span><text:span text:style-name="T20">ê</text:span><text:span text:style-name="T19">tre, comme Don Juan avec Elvire, lui parle de retourner au couvent et lui exprime ses scrupules de conscience. Ces scrupules-l</text:span><text:span text:style-name="T20">à</text:span><text:span text:style-name="T19"> n'arrivent ordinairement que quand la passion est satisfaite et que la sati</text:span><text:span text:style-name="T20">é</text:span><text:span text:style-name="T19">t</text:span><text:span text:style-name="T20">é</text:span><text:span text:style-name="T19"> a commenc</text:span><text:span text:style-name="T20">é</text:span><text:span text:style-name="T19"> ; on restitue </text:span><text:span text:style-name="T20">à</text:span><text:span text:style-name="T19"> Dieu ce dont on ne veut plus. Bref, quoique leur mariage soit heureux et qu'ils aient deux enfants, le chevalier persuade </text:span><text:span text:style-name="T20">à</text:span><text:span text:style-name="T19"> sa femme de retourner au couvent </text:span><text:span text:style-name="T20">; et du reste, — ce qui é</text:span><text:span text:style-name="T19">carte jusqu'</text:span><text:span text:style-name="T20">à</text:span><text:span text:style-name="T19"> un certain point l'id</text:span><text:span text:style-name="T20">ée de feinte et d'hypocrisie, — lui-mê</text:span><text:span text:style-name="T19">me entre dans un monas­t</text:span><text:span text:style-name="T20">è</text:span><text:span text:style-name="T19">re, comme Don Juan de Marana.</text:span></text:p>
      <text:p text:style-name="P81"><text:span text:style-name="T19">Quelques-uns demanderont peut-</text:span><text:span text:style-name="T20">ê</text:span><text:span text:style-name="T19">tre ce que vont devenir les deux enfants. Les pieux auteurs des </text:span><text:span text:style-name="T29">Myst</text:span><text:span text:style-name="T30">è</text:span><text:span text:style-name="T29">res de Notre-Dame</text:span><text:span text:style-name="T19"> ne se pr</text:span><text:span text:style-name="T20">é</text:span><text:span text:style-name="T19">occupent point de cela : la doctrine du moyen </text:span><text:span text:style-name="T20">â</text:span><text:span text:style-name="T19">ge est celle du</text:span><text:span text:style-name="T22"> </text:span><text:span text:style-name="T19">salut avant tout, du salut personnel, </text:span><text:span text:style-name="T20">é</text:span><text:span text:style-name="T19">go</text:span><text:span text:style-name="T20">ï</text:span><text:span text:style-name="T19">ste : doc­trine </text:span><text:span text:style-name="T20">é</text:span><text:span text:style-name="T19">troite, qui r</text:span><text:span text:style-name="T20">é</text:span><text:span text:style-name="T19">pugne </text:span><text:span text:style-name="T20">à</text:span><text:span text:style-name="T19"> la g</text:span><text:span text:style-name="T20">é</text:span><text:span text:style-name="T19">n</text:span><text:span text:style-name="T20">é</text:span><text:span text:style-name="T19">rosit</text:span><text:span text:style-name="T20">é</text:span><text:span text:style-name="T19">, et qui m</text:span><text:span text:style-name="T20">é</text:span><text:span text:style-name="T19">conna</text:span><text:span text:style-name="T20">î</text:span><text:span text:style-name="T19">t parfois, comme ici, le devoir m</text:span><text:span text:style-name="T20">ê</text:span><text:span text:style-name="T19">me de</text:span><text:span text:style-name="T22"> </text:span><text:span text:style-name="T19">la nature. Mais rappelez-vous ce que dit Pascal :</text:span></text:p>
      <text:p text:style-name="P34"><text:span text:style-name="T3">«</text:span> Nous sommes plaisants de nous reposer dans (sur) la soci<text:span text:style-name="T3">é</text:span>t<text:span text:style-name="T3">é</text:span> de nos semblables. Mis<text:span text:style-name="T3">é</text:span>rables comme nous, impuissants comme nous, ils ne nous aideront pas : on mourra seul. Il faut donc faire comme si on <text:span text:style-name="T3">é</text:span>tait seul<text:span text:style-name="T37"> </text:span>%77% <text:span text:style-name="T3">»</text:span><text:span text:style-name="T18">.</text:span></text:p>
      <text:p text:style-name="P81"><text:span text:style-name="T19">Vous avez pu voir dans ce petit Myst</text:span><text:span text:style-name="T20">è</text:span><text:span text:style-name="T19">re qu'ici, comme dans </text:span><text:span text:style-name="T29">le Convive de Pierre</text:span><text:span text:style-name="T19"> et dans </text:span><text:span text:style-name="T29">la Fianc</text:span><text:span text:style-name="T30">é</text:span><text:span text:style-name="T29">e de marbre</text:span><text:span text:style-name="T19">, le fantastique sert d'enveloppe </text:span><text:span text:style-name="T20">à</text:span><text:span text:style-name="T19"> l'id</text:span><text:span text:style-name="T20">é</text:span><text:span text:style-name="T19">e morale : c'est ce qui en fait l'int</text:span><text:span text:style-name="T20">é</text:span><text:span text:style-name="T19">r</text:span><text:span text:style-name="T20">ê</text:span><text:span text:style-name="T19">t. La Statue de la Vierge, qui par deux fois barre le passage </text:span><text:span text:style-name="T20">à</text:span><text:span text:style-name="T19"> la faute, repr</text:span><text:span text:style-name="T20">é</text:span><text:span text:style-name="T19">sente claire­ment l'avertissement du sens moral, de la con­science, la voix du devoir, ce que Kant, en langage philosophique, appelle </text:span><text:span text:style-name="T20">«</text:span><text:span text:style-name="T19"> l'imp</text:span><text:span text:style-name="T20">é</text:span><text:span text:style-name="T19">ratif cat</text:span><text:span text:style-name="T20">é</text:span><text:span text:style-name="T19">gorique </text:span><text:span text:style-name="T20">»</text:span><text:span text:style-name="T19">. Au moyen </text:span><text:span text:style-name="T20">â</text:span><text:span text:style-name="T19">ge, cela s'appelle plus simplement, plus na</text:span><text:span text:style-name="T20">ï</text:span><text:span text:style-name="T19">vement, Dieu ou la Vierge, ou encore en langage conforme aux m</text:span><text:span text:style-name="T20">œ</text:span><text:span text:style-name="T19">urs du temps, f</text:span><text:span text:style-name="T20">é</text:span><text:span text:style-name="T19">odal et chevale­resque, Notre Seigneur ou Notre Dame.</text:span></text:p>
      <text:p text:style-name="P68"/>
      <text:p text:style-name="P81"><text:span text:style-name="T19">Nous allons maintenant, sur une plus grande </text:span><text:span text:style-name="T20">é</text:span><text:span text:style-name="T19">chelle, observer un emploi </text:span><text:soft-page-break/><text:span text:style-name="T19">analogue du fantastique, dans deux drames de Shakespeare, </text:span><text:span text:style-name="T29">Macbeth</text:span><text:span text:style-name="T19"> et </text:span><text:span text:style-name="T29">Ri­chard III</text:span><text:span text:style-name="T19">. Ici il ne s'agit plus de statues, il s'agit d'apparitions ; c'est </text:span><text:span text:style-name="T20">à</text:span><text:span text:style-name="T19"> peu pr</text:span><text:span text:style-name="T20">è</text:span><text:span text:style-name="T19">s la m</text:span><text:span text:style-name="T20">ê</text:span><text:span text:style-name="T19">me chose,</text:span></text:p>
      <text:p text:style-name="P15">l'intention et l'effet sont pareils : le fantastique, ici encore, sert d'enveloppe <text:span text:style-name="T3">à</text:span> l'id<text:span text:style-name="T3">é</text:span>e morale, la rend palpable <text:span text:style-name="T3">à</text:span> la foule ; c'est ce qui en fait la puis­sance dramatique.</text:p>
      <text:p text:style-name="P73"/>
      <text:p text:style-name="P81"><text:span text:style-name="T29">Macbeth</text:span><text:span text:style-name="T19"> est, entre toutes les pi</text:span><text:span text:style-name="T20">è</text:span><text:span text:style-name="T19">ces de Shakes­peare, celle que G</text:span><text:span text:style-name="T20">œ</text:span><text:span text:style-name="T19">the admirait le plus, </text:span><text:span text:style-name="T20">«</text:span><text:span text:style-name="T21"> </text:span><text:span text:style-name="T19">C'est l</text:span><text:span text:style-name="T20">à</text:span><text:span text:style-name="T19">, disait-il, qu'il d</text:span><text:span text:style-name="T20">é</text:span><text:span text:style-name="T19">ploie la plus haute intelligence de la sc</text:span><text:span text:style-name="T20">è</text:span><text:span text:style-name="T19">ne. </text:span><text:span text:style-name="T20">»</text:span><text:span text:style-name="T19"> Jamais, en effet, on ne fit mieux voir ni mieux sentir l'engrenage du mal, ce que Racine a exprim</text:span><text:span text:style-name="T20">é</text:span><text:span text:style-name="T19"> dans les beaux vers de Burrhus </text:span><text:span text:style-name="T20">à</text:span><text:span text:style-name="T19"> N</text:span><text:span text:style-name="T20">é</text:span><text:span text:style-name="T19">ron :</text:span></text:p>
      <text:p text:style-name="P68"/>
      <text:p text:style-name="P34">Il vous faudra, Seigneur, courir de crime en crime, </text:p>
      <text:p text:style-name="P34">Soutenir vos rigueurs par d'autres cruaut<text:span text:style-name="T3">é</text:span>s, </text:p>
      <text:p text:style-name="P34">Et laver dans le sang vos bras ensanglant<text:span text:style-name="T3">é</text:span>s.</text:p>
      <text:p text:style-name="P69">Apr<text:span text:style-name="T3">è</text:span>s que les hideuses sorci<text:span text:style-name="T3">è</text:span>res, dans lesquelles il ne tient qu'<text:span text:style-name="T3">à</text:span> nous de voir personnifi<text:span text:style-name="T3">é</text:span>es les sug­gestions fatales de l'ambition criminelle, ont pr<text:span text:style-name="T3">é</text:span>dit le tr<text:span text:style-name="T3">ô</text:span>ne <text:span text:style-name="T3">à</text:span> Macbeth, il croit d'abord n'avoir <text:span text:style-name="T3">à</text:span> frapper que le roi Duncan pour s'en emparer : pouss<text:span text:style-name="T3">é</text:span> par sa femme, il le tue. Mais, apr<text:span text:style-name="T3">è</text:span>s Duncan, il faut tuer ses fils ; apr<text:span text:style-name="T3">è</text:span>s ses fils, il faut tuer Banquo ; apr<text:span text:style-name="T3">è</text:span>s Banquo, il faut tuer Macduff. Le crime engendre le crime : c'est l<text:span text:style-name="T3">à</text:span> la v<text:span text:style-name="T3">é</text:span>rit<text:span text:style-name="T3">é</text:span> profonde de cette con­ception dramatique et morale ; Macbeth roule de forfait en forfait avec une telle rapidit<text:span text:style-name="T3">é</text:span> qu'elle nous donne le vertige.</text:p>
      <text:p text:style-name="P69">Je me contente de rappeler la sc<text:span text:style-name="T3">è</text:span>ne du banquet,<text:span text:style-name="T1"> </text:span>la seule qui ait trait directement <text:span text:style-name="T3">à</text:span> notre sujet. Macbeth, devenu roi par le crime, a invit<text:span text:style-name="T3">é</text:span> <text:span text:style-name="T3">à</text:span> souper, en signe d'amiti<text:span text:style-name="T3">é</text:span>, Banquo, son ancien com­pagnon d'armes. Cependant il m<text:span text:style-name="T3">é</text:span>dite de le faire p<text:span text:style-name="T3">é</text:span>rir. C'est que les trois sorci<text:span text:style-name="T3">è</text:span>res ont pr<text:span text:style-name="T3">é</text:span>dit que Macbeth serait roi, mais sans h<text:span text:style-name="T3">é</text:span>ritier, et qu'au contraire, Banquo, sans <text:span text:style-name="T3">ê</text:span>tre roi lui- m<text:span text:style-name="T3">ê</text:span>me, serait le p<text:span text:style-name="T3">è</text:span>re d'une race de rois ; cela inqui<text:span text:style-name="T3">è</text:span>te Macbeth : et alors, avant l'heure du souper, pendant une promenade <text:span text:style-name="T3">à</text:span> cheval que Banquo fait avec son fils, Macbeth les fait attaquer par deux assassins : le p<text:span text:style-name="T3">è</text:span>re est tu<text:span text:style-name="T3">é</text:span>, le fils s'<text:span text:style-name="T3">échappe. — L'heure du souper venue, les convives se mettent à</text:span> table, et laissent un si<text:span text:style-name="T3">è</text:span>ge vide au milieu pour Macbeth. Au moment o<text:span text:style-name="T3">ù</text:span> Macbeth va s'y placer, il voit Banquo (assassin<text:span text:style-name="T3">é</text:span>, saignant) assis <text:span text:style-name="T3">à</text:span> sa place et dardant sur lui des regards terribles. Le spectre n'est visible que pour Macbeth : c'est donc, ici encore, une sorte d'hallucination de la conscience bourrel<text:span text:style-name="T3">é</text:span>e par son crime ; mais, comme dans les diverses pi<text:span text:style-name="T3">è</text:span>ces que nous venons d'<text:span text:style-name="T3">é</text:span>tudier, le po<text:span text:style-name="T3">è</text:span>te la rend visible aussi au spectateur ; de telle sorte que, par le premier effet, cette invention est tr<text:span text:style-name="T3">è</text:span>s dramatique, et, par le second, elle est en m<text:span text:style-name="T3">ê</text:span>me temps tr<text:span text:style-name="T3">è</text:span>s th<text:span text:style-name="T3">éâ</text:span>trale : elle frappe <text:span text:style-name="T3">à</text:span> la fois les sens, l'imagination et la conscience ; c'est du fantastique, il est vrai ; mais, c'est du fantas­tique qui exprime la r<text:span text:style-name="T3">é</text:span>alit<text:span text:style-name="T3">é</text:span>, en faisant <text:span text:style-name="T3">é</text:span>clater aux yeux l'effroi de la conscience criminelle.</text:p>
      <text:p text:style-name="P12"/>
      <text:p text:style-name="P31">lenox</text:p>
      <text:p text:style-name="P82">Pla<text:span text:style-name="T3">î</text:span>t-il <text:span text:style-name="T3">à</text:span> Votre Majest<text:span text:style-name="T3">é</text:span> de s'asseoir ?</text:p>
      <text:p text:style-name="P82">(Au moment o<text:span text:style-name="T3">ù</text:span> Macbeth va prendre place, le Spectre de Banquo surgit, assis <text:span text:style-name="T3">à</text:span> <text:soft-page-break/>la place de Macbeth).</text:p>
      <text:p text:style-name="P84"/>
      <text:p text:style-name="P33"><text:span text:style-name="T14">macbeth,</text:span><text:span text:style-name="T40"> </text:span><text:span text:style-name="T30">à</text:span><text:span text:style-name="T29"> Lenox, avec effroi</text:span><text:span text:style-name="T40">. </text:span></text:p>
      <text:p text:style-name="P82">La table est au complet.</text:p>
      <text:p text:style-name="P31">lenox</text:p>
      <text:p text:style-name="P82">Sire, voici votre place.</text:p>
      <text:p text:style-name="P25"/>
      <text:p text:style-name="P31">macbeth</text:p>
      <text:p text:style-name="P82">O<text:span text:style-name="T3">ù</text:span> ?</text:p>
      <text:p text:style-name="P25"/>
      <text:p text:style-name="P31">lenox</text:p>
      <text:p text:style-name="P34"><text:span text:style-name="T3">Ici. — Qu'est-ce donc qui trouble Votre Majesté</text:span> ?</text:p>
      <text:p text:style-name="P25"/>
      <text:p text:style-name="P31">macbeth.</text:p>
      <text:p text:style-name="P82">Ah ! qui de vous a fait cela ?</text:p>
      <text:p text:style-name="P84"/>
      <text:p text:style-name="P31">lenox.</text:p>
      <text:p text:style-name="P82">Quoi donc, Sire?</text:p>
      <text:p text:style-name="P25"/>
      <text:p text:style-name="P33"><text:span text:style-name="T14">macbeth,</text:span><text:span text:style-name="T40"> </text:span><text:span text:style-name="T29">parlant au Spectre</text:span><text:span text:style-name="T43">.</text:span></text:p>
      <text:p text:style-name="P33"><text:span text:style-name="T40">Tu ne peu</text:span><text:span text:style-name="T41">x pas dire que ce soit moi qui l’</text:span><text:span text:style-name="T40">aie fait !... </text:span></text:p>
      <text:p text:style-name="P33"><text:span text:style-name="T40">Ne secoue pas sur moi tes cheveux ensanglant</text:span><text:span text:style-name="T41">é</text:span><text:span text:style-name="T40">s.</text:span></text:p>
      <text:p text:style-name="P37"/>
      <text:p text:style-name="P31">lenox</text:p>
      <text:p text:style-name="P33"><text:span text:style-name="T40">Messieurs, le Roi est indispos</text:span><text:span text:style-name="T41">é</text:span><text:span text:style-name="T40">, retirons-nous...</text:span></text:p>
      <text:p text:style-name="P73"/>
      <text:p text:style-name="P81"><text:span text:style-name="T19">Mais lady Macbeth invite les convives </text:span><text:span text:style-name="T20">à</text:span><text:span text:style-name="T19"> rester </text:span><text:span text:style-name="T20">à</text:span><text:span text:style-name="T19"> table, disant que cette indisposition sera passag</text:span><text:span text:style-name="T20">è</text:span><text:span text:style-name="T19">re. Puis, prenant son mari </text:span><text:span text:style-name="T20">à</text:span><text:span text:style-name="T19"> part, elle l'apostrophe tout bas</text:span><text:span text:style-name="T21"> </text:span><text:span text:style-name="T19">: </text:span><text:span text:style-name="T20">«</text:span><text:span text:style-name="T19"> Ah </text:span><text:span text:style-name="T20">çà</text:span><text:span text:style-name="T19"> ! </text:span><text:span text:style-name="T20">ê</text:span><text:span text:style-name="T19">tes-vous un homme ? </text:span><text:span text:style-name="T20">»</text:span><text:span text:style-name="T19"> Etc.</text:span></text:p>
      <text:p text:style-name="P81"><text:span text:style-name="T19">Le Spectre dispara</text:span><text:span text:style-name="T20">î</text:span><text:span text:style-name="T19">t. Alors Macbeth, comme remis de son indisposition, va pour s'asseoir </text:span><text:span text:style-name="T20">; — le Spectre surgit de nouveau, et l'é</text:span><text:span text:style-name="T19">tonne de ses regards…</text:span></text:p>
      <text:p text:style-name="P81"><text:span text:style-name="T19">Il faut convenir que ce spectre livide, en chair et en os, ce cadavre vivant, si l'on peut s'exprimer ainsi, aux plaies saignantes, encore ti</text:span><text:span text:style-name="T20">è</text:span><text:span text:style-name="T19">des, aux cheveux souill</text:span><text:span text:style-name="T20">é</text:span><text:span text:style-name="T19">s, est d'un autre effet que la malheureuse Ombre de Ninus, entr'ouvrant la porte du tombeau, dans la </text:span><text:span text:style-name="T29">S</text:span><text:span text:style-name="T30">é</text:span><text:span text:style-name="T29">miramis</text:span><text:span text:style-name="T19"> de Voltaire, et affubl</text:span><text:span text:style-name="T20">é</text:span><text:span text:style-name="T19">e d'un grand drap blanc comme un reve­nant de com</text:span><text:span text:style-name="T20">é</text:span><text:span text:style-name="T19">die.</text:span></text:p>
      <text:p text:style-name="P68"/>
      <text:p text:style-name="P99">L'emploi du fantastique dans l'autre drame de Shakespeare n'est pas moins frappant. Richard III r<text:span text:style-name="T3">é</text:span>unit en lui trois types de crime et de vice. Octave, Tartuffe et Don Juan. Rappelez-vous sa sc<text:span text:style-name="T3">è</text:span>ne prodigieuse avec lady Anna. Comme Octave et comme Macbeth, Glocester, monstre de laideur physique et morale, a supprim<text:span text:style-name="T3">é</text:span> tout ce qui lui faisait obstacle sur le chemin du tr<text:span text:style-name="T3">ô</text:span>ne : il y est enfin parvenu, il r<text:span text:style-name="T3">è</text:span>gne, il est Richard III. Mais il lui reste <text:span text:style-name="T3">à</text:span> com­battre et <text:span text:style-name="T3">à</text:span> abattre les complices de ses crimes ; et <text:soft-page-break/>voil<text:span text:style-name="T3">à</text:span> comment, de ses crimes m<text:span text:style-name="T3">ê</text:span>mes, vont sortir ses ch<text:span text:style-name="T3">â</text:span>timents et ses tortures. En effet, ceux qui l'ont aid<text:span text:style-name="T3">é</text:span> <text:span text:style-name="T3">à</text:span> voler le tr<text:span text:style-name="T3">ô</text:span>ne, se trouvant mal pay<text:span text:style-name="T3">é</text:span>s de leur complicit<text:span text:style-name="T3">é</text:span>, se r<text:span text:style-name="T3">é</text:span>voltent contre lui, l'un apr<text:span text:style-name="T3">è</text:span>s l'autre. Puis sa m<text:span text:style-name="T3">è</text:span>re, et les m<text:span text:style-name="T3">è</text:span>res<text:span text:style-name="T1"> </text:span>de ses victimes, et plus tard les spectres de ses victi­mes elles-m<text:span text:style-name="T3">ê</text:span>mes, lui barrent le passage, lui repro­chent ses forfaits et lui pr<text:span text:style-name="T3">é</text:span>disent sa d<text:span text:style-name="T3">é</text:span>faite et sa chute.</text:p>
      <text:p text:style-name="P69">Sa m<text:span text:style-name="T3">è</text:span>re, la duchesse d'York, para<text:span text:style-name="T3">î</text:span>t d'abord, accompagn<text:span text:style-name="T3">é</text:span>e de la reine Elisabeth, femme d'<text:span text:style-name="T3">É</text:span>douard IV. Cette sc<text:span text:style-name="T3">è</text:span>ne est le n<text:span text:style-name="T3">œ</text:span>ud du drame : la mal<text:span text:style-name="T3">é</text:span>diction maternelle est la proph<text:span text:style-name="T3">étie qui, en s’</text:span>ac­complissant, fera le d<text:span text:style-name="T3">é</text:span>nouement et sa moralit<text:span text:style-name="T3">é</text:span>. Et voici ce d<text:span text:style-name="T3">é</text:span>nouement, dernier et magnifique exemple du fantastique exprimant la conscience et la justice.</text:p>
      <text:p text:style-name="P69">La r<text:span text:style-name="T3">é</text:span>volte se l<text:span text:style-name="T3">è</text:span>ve de toutes parts contre le tyran, et grandit d'heure en heure : un pr<text:span text:style-name="T3">é</text:span>tendant rival, le comte de Richmond, est <text:span text:style-name="T3">à</text:span> la t<text:span text:style-name="T3">ê</text:span>te des m<text:span text:style-name="T3">é</text:span>con­tents ; les deux partis sont en pr<text:span text:style-name="T3">é</text:span>sence, et la bataille doit se livrer le lendemain. Richard, sous sa tente, est en proie <text:span text:style-name="T3">à</text:span> de sinistres pressentiments ; il fait apporter une lampe et du vin. On vient lui apprendre que six ou sept mille de ses hommes ont pass<text:span text:style-name="T3">é</text:span> <text:span text:style-name="T3">à</text:span> l'ennemi. Rest<text:span text:style-name="T3">é</text:span> seul, pendant sa veill<text:span text:style-name="T3">é</text:span>e nocturne, il est assi<text:span text:style-name="T3">é</text:span>g<text:span text:style-name="T3">é</text:span> du souvenir de ses crimes. Enfin, succombant <text:span text:style-name="T3">à</text:span> la fatigue, il voit se r<text:span text:style-name="T3">é</text:span>aliser la sombre proph<text:span text:style-name="T3">é</text:span>tie : toutes ses victimes se dres­sent dans son r<text:span text:style-name="T3">ê</text:span>ve, lui pr<text:span text:style-name="T3">é</text:span>disant la d<text:span text:style-name="T3">é</text:span>faite, et <text:span text:style-name="T3">à</text:span> son concurrent la victoire.</text:p>
      <text:p text:style-name="P81"><text:span text:style-name="T19">C'est d'abord le Spectre du prince </text:span><text:span text:style-name="T20">É</text:span><text:span text:style-name="T19">douard, fils de Henri VI, qui appara</text:span><text:span text:style-name="T20">î</text:span><text:span text:style-name="T19">t entre les deux tentes.</text:span></text:p>
      <text:p text:style-name="P68"/>
      <text:p text:style-name="P81"><text:span text:style-name="T14">le spectre du prince </text:span><text:span text:style-name="T15">é</text:span><text:span text:style-name="T14">douard,</text:span><text:span text:style-name="T40"> </text:span><text:span text:style-name="T30">à</text:span><text:span text:style-name="T29"> Richard</text:span><text:span text:style-name="T40"> </text:span></text:p>
      <text:p text:style-name="P81"><text:span text:style-name="T40">Demain je p</text:span><text:span text:style-name="T41">è</text:span><text:span text:style-name="T40">serai sur ton </text:span><text:span text:style-name="T41">â</text:span><text:span text:style-name="T40">me ! Souviens-toi que tu</text:span></text:p>
      <text:p text:style-name="P92"/>
      <text:p text:style-name="P33"><text:span text:style-name="T40">m'as poignard</text:span><text:span text:style-name="T41">é</text:span><text:span text:style-name="T40">, dans le printemps de ma jeunesse, </text:span><text:span text:style-name="T41">à</text:span><text:span text:style-name="T40"> Tewksbury ! D</text:span><text:span text:style-name="T41">é</text:span><text:span text:style-name="T40">sesp</text:span><text:span text:style-name="T41">è</text:span><text:span text:style-name="T40">re et meurs !</text:span></text:p>
      <text:p text:style-name="P63">Se tournant vers la tente de Richmond</text:p>
      <text:p text:style-name="P81"><text:span text:style-name="T40">Sois confiant, Richmond ! Les </text:span><text:span text:style-name="T41">â</text:span><text:span text:style-name="T40">mes outrag</text:span><text:span text:style-name="T41">é</text:span><text:span text:style-name="T40">es des princes massacr</text:span><text:span text:style-name="T41">é</text:span><text:span text:style-name="T40">s combattent pour toi : l'enfant du roi Henri te pr</text:span><text:span text:style-name="T41">é</text:span><text:span text:style-name="T40">dit la victoire !</text:span></text:p>
      <text:p text:style-name="P79">Le Spectre de Henri VI se dresse.</text:p>
      <text:p text:style-name="P80"/>
      <text:p text:style-name="P33"><text:span text:style-name="T14">le spectre de henri vi, </text:span><text:span text:style-name="T30">à</text:span><text:span text:style-name="T29"> Richard</text:span></text:p>
      <text:p text:style-name="P82">Quand j'<text:span text:style-name="T3">é</text:span>tais mortel, mon corps, oint du Seigneur, a <text:span text:style-name="T3">é</text:span>t<text:span text:style-name="T3">é</text:span> par toi perc<text:span text:style-name="T3">é</text:span> de trous meurtriers : pense <text:span text:style-name="T3">à</text:span> la Tour et <text:span text:style-name="T3">à</text:span> moi ! D<text:span text:style-name="T3">é</text:span>sesp<text:span text:style-name="T3">è</text:span>re et meurs !..<text:span text:style-name="T18">.</text:span></text:p>
      <text:p text:style-name="P63">Se tournant vers Richmond.</text:p>
      <text:p text:style-name="P81"><text:span text:style-name="T40">Toi, vertueux et saint, sois le vainqueur ! Henri, qui te pr</text:span><text:span text:style-name="T41">é</text:span><text:span text:style-name="T40">dit le tr</text:span><text:span text:style-name="T41">ô</text:span><text:span text:style-name="T40">ne, t'envoie ce bon augure dans ton sommeil ! Vis et fleuris !</text:span></text:p>
      <text:p text:style-name="P79">Le Spectre de Clarence se dresse.</text:p>
      <text:p text:style-name="P80"/>
      <text:p text:style-name="P33"><text:span text:style-name="T14">le spectre de clarence,</text:span><text:span text:style-name="T40"> </text:span><text:span text:style-name="T30">à</text:span><text:span text:style-name="T29"> Richard</text:span></text:p>
      <text:p text:style-name="P82">Demain je p<text:span text:style-name="T3">è</text:span>serai sur ton <text:span text:style-name="T3">â</text:span>me ! Moi que tu as noy<text:span text:style-name="T3">é</text:span> dans un vin doucereux, moi, malheureux Clarence, que ta trahison a livr<text:span text:style-name="T3">é</text:span> <text:span text:style-name="T3">à la mort !</text:span> Demain, dans la bataille, pense <text:span text:style-name="T3">à</text:span> moi, et que ton <text:span text:style-name="T3">é</text:span>p<text:span text:style-name="T3">é</text:span>e tombe <text:span text:style-name="T3">é</text:span>mouss<text:span text:style-name="T3">é</text:span>e ! D<text:span text:style-name="T3">é</text:span>sesp<text:span text:style-name="T3">ère et meurs !</text:span></text:p>
      <text:p text:style-name="P63">A Richmond.</text:p>
      <text:p text:style-name="P82">Toi, rejeton de la maison de Lancastre, les h<text:span text:style-name="T3">é</text:span>ritiers d'York outrag<text:span text:style-name="T3">é</text:span>s font des v<text:span text:style-name="T3">œ</text:span>ux pour toi : que les bons anges garden<text:span text:style-name="T3">t ta bataille ! Vis et fleuris !</text:span></text:p>
      <text:p text:style-name="P84"/>
      <text:p text:style-name="P69">Les Spectres de Rivers, de Grey et de Vaughan apparaissent <text:span text:style-name="T3">à</text:span> leur tour, et, comme les pr<text:span text:style-name="T3">é</text:span>c<text:span text:style-name="T3">é</text:span>dents, adressent <text:span text:style-name="T3">à</text:span> l'un leur mal<text:span text:style-name="T3">é</text:span>diction, puis leur b<text:span text:style-name="T3">é</text:span>n<text:span text:style-name="T3">é</text:span><text:bookmark text:name="bookmark64"/>diction <text:span text:style-name="T3">à</text:span> l'autre. Ensuite c'est le Spectre de Hastings, puis les Spectres des deux jeunes enfants d'<text:span text:style-name="T3">É</text:span>douard.</text:p>
      <text:p text:style-name="P7"/>
      <text:p text:style-name="P34"><text:span text:style-name="T5">les deux spectres, </text:span><text:span text:style-name="T3">à</text:span> Richard </text:p>
      <text:p text:style-name="P82">Songe <text:span text:style-name="T3">à</text:span> tes neveux <text:span text:style-name="T3">é</text:span>touff<text:span text:style-name="T3">é</text:span>s dans la Tour ! Puissions-nous <text:span text:style-name="T3">ê</text:span>tre un plomb dans ton sein, Richard, pour t'entra<text:span text:style-name="T3">î</text:span>ner <text:span text:style-name="T3">à</text:span> l'ab<text:span text:style-name="T3">î</text:span>me, <text:span text:style-name="T3">à</text:span> la honte, <text:span text:style-name="T3">à</text:span> la mort ! D<text:span text:style-name="T3">é</text:span>sesp<text:span text:style-name="T3">è</text:span>re et meurs !</text:p>
      <text:p text:style-name="P63">A Richmond.</text:p>
      <text:p text:style-name="P81"><text:span text:style-name="T40">Dors, Richmond, dors en paix, pour te r</text:span><text:span text:style-name="T41">é</text:span><text:span text:style-name="T40">veiller en joie ! Que les bons anges te gardent des atteintes du sanglier ! Engendre une heureuse race de rois. Les malheureux enfants d'</text:span><text:span text:style-name="T41">É</text:span><text:span text:style-name="T40">douard te disent : Vis et fleuris !</text:span></text:p>
      <text:p text:style-name="P79">Le Spectre de la reine Anna se dresse,</text:p>
      <text:p text:style-name="P80"/>
      <text:p text:style-name="P33"><text:span text:style-name="T14">le spectre de la reine anna,</text:span><text:span text:style-name="T40"> </text:span><text:span text:style-name="T30">à</text:span><text:span text:style-name="T29"> Richard</text:span></text:p>
      <text:p text:style-name="P82">Richard, ta femme, cette mis<text:span text:style-name="T3">é</text:span>rable Anna, ta femme qui n'a jamais dormi une heure tranquille, vient <text:span text:style-name="T3">à</text:span> son tour troubler ton sommeil. Demain, dans la bataille, pense <text:span text:style-name="T3">à</text:span> moi, et que ton <text:span text:style-name="T3">é</text:span>p<text:span text:style-name="T3">é</text:span>e tombe sans force ! D<text:span text:style-name="T3">é</text:span>sesp<text:span text:style-name="T3">è</text:span>re et meurs !</text:p>
      <text:p text:style-name="P63"><text:soft-page-break/>A Richmond.</text:p>
      <text:p text:style-name="P81"><text:span text:style-name="T40">Toi, </text:span><text:span text:style-name="T41">â</text:span><text:span text:style-name="T40">me paisible, dors d'un sommeil tranquille : ne r</text:span><text:span text:style-name="T41">ê</text:span><text:span text:style-name="T40">ve que de succ</text:span><text:span text:style-name="T41">è</text:span><text:span text:style-name="T40">s et d'heureuse victoire ! La femme de ton ennemi prie pour toi.</text:span></text:p>
      <text:p text:style-name="P81"><text:span text:style-name="T29">Le Spectre de Buckingham se dresse</text:span></text:p>
      <text:p text:style-name="P25"/>
      <text:p text:style-name="P33"><text:span text:style-name="T14">le spectre de buckingham,</text:span><text:span text:style-name="T40"> </text:span><text:span text:style-name="T30">à</text:span><text:span text:style-name="T29"> Richard</text:span></text:p>
      <text:p text:style-name="P81"><text:span text:style-name="T40">J'ai </text:span><text:span text:style-name="T41">é</text:span><text:span text:style-name="T40">t</text:span><text:span text:style-name="T41">é</text:span><text:span text:style-name="T40"> le premier </text:span><text:span text:style-name="T41">à</text:span><text:span text:style-name="T40"> te pousser vers la couronne ; le dernier j'ai subi ta tyrannie. Oh ! dans la bataille, pense </text:span><text:span text:style-name="T41">à</text:span><text:span text:style-name="T40"> Buckingham et meurs </text:span><text:span text:style-name="T41">é</text:span><text:span text:style-name="T40">cras</text:span><text:span text:style-name="T41">é</text:span><text:span text:style-name="T40"> sous la terreur de ton crime. R</text:span><text:span text:style-name="T41">ê</text:span><text:span text:style-name="T40">ve, en attendant, r</text:span><text:span text:style-name="T41">ê</text:span><text:span text:style-name="T40">ve d'actions sanglantes et de meurtre ! Puisses-tu succomber dans l'an­goisse et rendre l'</text:span><text:span text:style-name="T41">â</text:span><text:span text:style-name="T40">me dans le d</text:span><text:span text:style-name="T41">é</text:span><text:span text:style-name="T40">sespoir !</text:span></text:p>
      <text:p text:style-name="P63">A Richmond.</text:p>
      <text:p text:style-name="P81"><text:span text:style-name="T40">Je suis mort pour avoir d</text:span><text:span text:style-name="T41">é</text:span><text:span text:style-name="T40">sir</text:span><text:span text:style-name="T41">é</text:span><text:span text:style-name="T40"> en vain te secourir. Mais prends courage et ne te laisse pas </text:span><text:span text:style-name="T41">é</text:span><text:span text:style-name="T40">pouvanter. Dieu et les bons anges combattent pour Richmond, et Richard va tomber de toute la hauteur de son orgueil !</text:span></text:p>
      <text:p text:style-name="P81"><text:span text:style-name="T29">Les Spectres disparaissent. Richard s'</text:span><text:span text:style-name="T30">é</text:span><text:span text:style-name="T29">veille en sursaut.</text:span></text:p>
      <text:p text:style-name="P80"/>
      <text:p text:style-name="P28">richard</text:p>
      <text:p text:style-name="P82">Un autre cheval ! Qu'on bande mes blessures ! Aie piti<text:span text:style-name="T3">é</text:span>, J<text:span text:style-name="T3">é</text:span>sus... Bon ! ce n'<text:span text:style-name="T3">é</text:span>tait qu'un r<text:span text:style-name="T3">ê</text:span>ve. O l<text:span text:style-name="T3">â</text:span>che conscience, comme tu me tourmentes !... Ces lumi<text:span text:style-name="T3">è</text:span>res br<text:span text:style-name="T3">û</text:span>lent bleu... C'est maintenant l'heure morte de minuit : des gouttes de sueur froide se figent sur ma chair tremblante. Se peut-il que j'aie peur de moi-m<text:span text:style-name="T3">ê</text:span>me ? Il n'y a que moi ici.</text:p>
      <text:p text:style-name="P73"/>
      <text:p text:style-name="P69">Cette sc<text:span text:style-name="T3">è</text:span>ne est immense. L'id<text:span text:style-name="T3">é</text:span>e est la m<text:span text:style-name="T3">ê</text:span>me que celle du Spectre de Banquo ; mais ici elle est r<text:span text:style-name="T3">é</text:span>p<text:span text:style-name="T3">é</text:span>t<text:span text:style-name="T3">é</text:span>e, sans tr<text:span text:style-name="T3">ê</text:span>ve, avec une abondance in<text:span text:style-name="T3">é</text:span>puisable et comme avec un insatiable acharnement de la justice, qui satisfait la conscience publique et qui venge l'humanit<text:span text:style-name="T3">é</text:span>. Employ<text:span text:style-name="T3">é</text:span> de cette fa<text:span text:style-name="T3">ç</text:span>on souve­raine, le fantastique se confond avec la r<text:span text:style-name="T3">é</text:span>alit<text:span text:style-name="T3">é</text:span> et la d<text:span text:style-name="T3">é</text:span>passe, repr<text:span text:style-name="T3">é</text:span>sentant au dehors ce qui s'agite au fond de l'<text:span text:style-name="T3">â</text:span>me du criminel. C'est pourquoi il est d'un effet irr<text:span text:style-name="T3">é</text:span>sistible.</text:p>
      <text:p text:style-name="P68"/>
      <text:p text:style-name="P81"><text:span text:style-name="T19">Le Shakespeare ath</text:span><text:span text:style-name="T20">é</text:span><text:span text:style-name="T19">nien, Eschyle, avait d</text:span><text:span text:style-name="T20">é</text:span><text:span text:style-name="T19">j</text:span><text:span text:style-name="T20">à</text:span><text:span text:style-name="T19"> trouv</text:span><text:span text:style-name="T20">é</text:span><text:span text:style-name="T19"> ce grand effet et cet usage du fantastique terrible, dans son drame des </text:span><text:span text:style-name="T29">Eum</text:span><text:span text:style-name="T30">é</text:span><text:span text:style-name="T29">nides</text:span><text:span text:style-name="T24">.</text:span><text:span text:style-name="T19"> C'</text:span><text:span text:style-name="T20">é</text:span><text:span text:style-name="T19">tait,</text:span><text:span text:style-name="T22"> </text:span><text:span text:style-name="T19">comme le dit M. Havet, </text:span><text:span text:style-name="T20">«</text:span><text:span text:style-name="T19"> le ch</text:span><text:span text:style-name="T20">â</text:span><text:span text:style-name="T19">timent du re­mords traduit en spectacle %78% </text:span><text:span text:style-name="T20">»</text:span><text:span text:style-name="T24">.</text:span></text:p>
      <text:p text:style-name="P81"><text:span text:style-name="T19">Lorsque le po</text:span><text:span text:style-name="T20">è</text:span><text:span text:style-name="T19">te dramatique trouve moyen d'in­t</text:span><text:span text:style-name="T20">é</text:span><text:span text:style-name="T19">resser en m</text:span><text:span text:style-name="T20">ê</text:span><text:span text:style-name="T19">me temps les deux plus grandes puissances de l'</text:span><text:span text:style-name="T20">â</text:span><text:span text:style-name="T19">me humaine, l'imagination et la</text:span><text:span text:style-name="T25"> </text:span><text:span text:style-name="T19">conscience, il s'empare de l'homme tout entier : car il rend visible </text:span><text:span text:style-name="T20">à</text:span><text:span text:style-name="T19"> la foule, aux enfants eux-m</text:span><text:span text:style-name="T20">ê</text:span><text:span text:style-name="T19">mes, l'id</text:span><text:span text:style-name="T20">é</text:span><text:span text:style-name="T19">e de la justice, par laquelle invincible­ment nous concevons la n</text:span><text:span text:style-name="T20">é</text:span><text:span text:style-name="T19">cessit</text:span><text:span text:style-name="T20">é</text:span><text:span text:style-name="T19"> d'un ch</text:span><text:span text:style-name="T20">â</text:span><text:span text:style-name="T19">timent pour le mal volontaire, et invinciblement aussi la n</text:span><text:span text:style-name="T20">é</text:span><text:span text:style-name="T19">cessit</text:span><text:span text:style-name="T20">é</text:span><text:span text:style-name="T19"> d'une r</text:span><text:span text:style-name="T20">é</text:span><text:span text:style-name="T19">compense pour le bien courageu­sement et obstin</text:span><text:span text:style-name="T20">é</text:span><text:span text:style-name="T19">ment accompli. Ah ! si, comme le pr</text:span><text:span text:style-name="T20">é</text:span><text:span text:style-name="T19">tend une certaine philosophie, ce n'est l</text:span><text:span text:style-name="T20">à</text:span><text:span text:style-name="T19"> qu'une illusion, si la justice n'existe pas r</text:span><text:span text:style-name="T20">é</text:span><text:span text:style-name="T19">ellement en dehors de cette conception de notre esprit, si la justice </text:span><text:span text:style-name="T20">é</text:span><text:span text:style-name="T19">ternelle n'est qu'un r</text:span><text:span text:style-name="T20">ê</text:span><text:span text:style-name="T19">ve, l'homme lui-m</text:span><text:span text:style-name="T20">ê</text:span><text:span text:style-name="T19">me, en faisant un tel r</text:span><text:span text:style-name="T20">ê</text:span><text:span text:style-name="T19">ve, ne semble-t-il pas un </text:span><text:span text:style-name="T20">ê</text:span><text:span text:style-name="T19">tre presque divin ? Il y a quelque chose qui nous </text:span><text:span text:style-name="T20">é</text:span><text:span text:style-name="T19">chappe, et qui ne peut faire autre­</text:span><text:soft-page-break/><text:span text:style-name="T19">ment que de nous </text:span><text:span text:style-name="T20">é</text:span><text:span text:style-name="T19">chapper, puisque l'homme, </text:span><text:span text:style-name="T20">é</text:span><text:span text:style-name="T19">tant un </text:span><text:span text:style-name="T20">ê</text:span><text:span text:style-name="T19">tre fini, ne saurait comprendre l'infini ; cependant, lors m</text:span><text:span text:style-name="T20">ê</text:span><text:span text:style-name="T19">me que la justice n'existerait pas, l'homme qui la con</text:span><text:span text:style-name="T20">ç</text:span><text:span text:style-name="T19">oit la cr</text:span><text:span text:style-name="T20">é</text:span><text:span text:style-name="T19">e. En aspirant </text:span><text:span text:style-name="T20">à</text:span><text:span text:style-name="T19"> sortir de lui-m</text:span><text:span text:style-name="T20">ê</text:span><text:span text:style-name="T19">me, il s'</text:span><text:span text:style-name="T20">é</text:span><text:span text:style-name="T19">l</text:span><text:span text:style-name="T20">è</text:span><text:span text:style-name="T19">ve du moins aussi haut que le comporte la nature d'un </text:span><text:span text:style-name="T20">ê</text:span><text:span text:style-name="T19">tre born</text:span><text:span text:style-name="T20">é</text:span><text:span text:style-name="T19"> dans l'espace et dans le temps, qui, ayant commenc</text:span><text:span text:style-name="T20">é</text:span><text:span text:style-name="T19">, doit finir. Cet effort, cet </text:span><text:span text:style-name="T20">é</text:span><text:span text:style-name="T19">lan de notre pens</text:span><text:span text:style-name="T20">é</text:span><text:span text:style-name="T19">e, ce coup d'aile vers l'infini, est ce qu'on nomme l'id</text:span><text:span text:style-name="T20">é</text:span><text:span text:style-name="T19">al : un</text:span><text:span text:style-name="T22"> </text:span><text:span text:style-name="T20">ê</text:span><text:span text:style-name="T19">tre fini s'imagine qu'il peut concevoir l'infini, y atteindre, y participer : si c'est une illusion, elle est belle. En tout cas, il arrive que cette illusion pro­duit de g</text:span><text:span text:style-name="T20">é</text:span><text:span text:style-name="T19">n</text:span><text:span text:style-name="T20">é</text:span><text:span text:style-name="T19">reuses r</text:span><text:span text:style-name="T20">é</text:span><text:span text:style-name="T19">alit</text:span><text:span text:style-name="T20">é</text:span><text:span text:style-name="T19">s : nos actions les meilleures, les ferions-nous si cette illusion ne nous soulevait </text:span><text:span text:style-name="T20">à</text:span><text:span text:style-name="T19"> des hauteurs nouvelles ? Cette justice que nous con­cevons </text:span><text:span text:style-name="T20">à</text:span><text:span text:style-name="T19"> la fois par notre raison et par notre c</text:span><text:span text:style-name="T20">œ</text:span><text:span text:style-name="T19">ur, cette justice dont nous avons faim et soif, nous sentons, quoi qu'on puisse dire, qu'elle doit exister en tous temps, en tous lieux, dans toute l'</text:span><text:span text:style-name="T20">é</text:span><text:span text:style-name="T19">tendue de l'espace et de la dur</text:span><text:span text:style-name="T20">é</text:span><text:span text:style-name="T19">e. Quand les philosophes allemands nous disent, par une m</text:span><text:span text:style-name="T20">é</text:span><text:span text:style-name="T19">taphore audacieuse et s</text:span><text:span text:style-name="T20">éduisante, digne de Don Juan :</text:span><text:span text:style-name="T19"> </text:span><text:span text:style-name="T20">«</text:span><text:span text:style-name="T19"> Dieu n'est que l'ombre de l'homme projet</text:span><text:span text:style-name="T20">é</text:span><text:span text:style-name="T19">e sur le ciel </text:span><text:span text:style-name="T20">»</text:span><text:span text:style-name="T19">, je ne demande </text:span><text:span text:style-name="T20">à</text:span><text:span text:style-name="T19"> ajouter qu'un mot </text:span><text:span text:style-name="T20">à</text:span><text:span text:style-name="T19"> cette formule titanique, et </text:span><text:span text:style-name="T20">à</text:span><text:span text:style-name="T19"> dire : </text:span><text:span text:style-name="T20">«</text:span><text:span text:style-name="T19"> Dieu n'est </text:span><text:span text:style-name="T29">pour l'homme</text:span><text:span text:style-name="T19"> que son ombre projet</text:span><text:span text:style-name="T20">é</text:span><text:span text:style-name="T19">e sur le ciel </text:span><text:span text:style-name="T20">»</text:span><text:span text:style-name="T19">. Oui, il est vrai que, sous ce nom </text:span><text:span text:style-name="T29">Dieu</text:span><text:span text:style-name="T19">, l'homme ne met et ne peut mettre que ses propres facult</text:span><text:span text:style-name="T20">é</text:span><text:span text:style-name="T19">s id</text:span><text:span text:style-name="T20">é</text:span><text:span text:style-name="T19">alis</text:span><text:span text:style-name="T20">é</text:span><text:span text:style-name="T19">es, grandies ou grossies ind</text:span><text:span text:style-name="T20">é</text:span><text:span text:style-name="T19">finiment ; oui, Dieu n'est et ne peut </text:span><text:span text:style-name="T20">ê</text:span><text:span text:style-name="T19">tre que cela pour l'homme, et Montesquieu a dit, avec sa raison piquante, que, </text:span><text:span text:style-name="T20">«</text:span><text:span text:style-name="T19"> si les triangles ont un Dieu, ce ne peut </text:span><text:span text:style-name="T20">ê</text:span><text:span text:style-name="T19">tre qu'un Dieu triangle </text:span><text:span text:style-name="T20">»</text:span><text:span text:style-name="T19"> ; mais de l</text:span><text:span text:style-name="T20">à</text:span><text:span text:style-name="T19"> </text:span><text:span text:style-name="T20">à</text:span><text:span text:style-name="T19"> conclure et </text:span><text:span text:style-name="T20">à</text:span><text:span text:style-name="T19"> affirmer que Dieu, en dehors de l'homme, n'est rien, il y a, </text:span><text:span text:style-name="T20">à</text:span><text:span text:style-name="T19"> mon sens, une diff</text:span><text:span text:style-name="T20">é</text:span><text:span text:style-name="T24">­</text:span><text:span text:style-name="T19">rence prodigieuse, un ab</text:span><text:span text:style-name="T20">î</text:span><text:span text:style-name="T19">me incommensurable. Nous ne pouvons concevoir autre chose, cela est vrai ; mais les conceptions de l'homme, sur sa petite</text:span><text:span text:style-name="T22"> </text:span><text:span text:style-name="T19">plan</text:span><text:span text:style-name="T20">è</text:span><text:span text:style-name="T19">te, sont-elles donc la mesure de tout ce qui existe ? Bien t</text:span><text:span text:style-name="T20">é</text:span><text:span text:style-name="T19">m</text:span><text:span text:style-name="T20">é</text:span><text:span text:style-name="T19">raire qui oserait le soutenir, en pr</text:span><text:span text:style-name="T20">é</text:span><text:span text:style-name="T19">sence de ces autres mondes innombrables qui roulent comme le n</text:span><text:span text:style-name="T20">ô</text:span><text:span text:style-name="T19">tre dans l'espace infini et qui, selon toutes les vraisemblances, ne doivent </text:span><text:span text:style-name="T20">ê</text:span><text:span text:style-name="T19">tre ni vides, ni d</text:span><text:span text:style-name="T20">é</text:span><text:span text:style-name="T19">serts. Mais, fussent-ils d</text:span><text:span text:style-name="T20">é</text:span><text:span text:style-name="T19">serts et vides, comment admettre que la justice, con</text:span><text:span text:style-name="T20">ç</text:span><text:span text:style-name="T19">ue par notre conscience, puisse ne point exister </text:span><text:span text:style-name="T20">é</text:span><text:span text:style-name="T19">ternellement en dehors de nous ? Tous ces mondes, que nous voyons avec nos yeux, sont bien moins </text:span><text:span text:style-name="T20">é</text:span><text:span text:style-name="T19">vidents et moins r</text:span><text:span text:style-name="T20">é</text:span><text:span text:style-name="T19">els que cette justice infinie dont j'ai le sentiment dans mon c</text:span><text:span text:style-name="T20">œ</text:span><text:span text:style-name="T19">ur</text:span><text:span text:style-name="T27">.</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h text:style-name="Heading_20_1" text:outline-level="1"><text:bookmark-start text:name="bookmark66"/>QUATORZI<text:span text:style-name="T3">È</text:span>ME LE<text:span text:style-name="T3">Ç</text:span>ON<text:bookmark-end text:name="bookmark66"/><text:line-break/><text:span text:style-name="T20">RACINE, BOILEAU, </text:span><text:span text:style-name="T19">VICTOR HUGO SUR BOILEAU ET VILLON, </text:span><text:span text:style-name="T20">PASCAL, BOSSUET, SAINT-SIMON, LA FONTAINE, FÉ</text:span><text:span text:style-name="T19">NELON, ETC.</text:span></text:h>
      <text:p text:style-name="P4"/>
      <text:p text:style-name="P4"/>
      <text:p text:style-name="P8"/>
      <text:p text:style-name="P69">Nous allons suspendre ce Cours. Permettez-moi de vous rappeler notre point de d<text:span text:style-name="T3">é</text:span>part et de re­mettre sous vos yeux la th<text:span text:style-name="T3">è</text:span>se que j'ai pos<text:span text:style-name="T3">é</text:span>e en commen<text:span text:style-name="T3">ç</text:span>ant, moins comme une th<text:span text:style-name="T3">é</text:span>orie propre­ment dite, que comme un cadre dans lequel j'essayerais de vous pr<text:span text:style-name="T3">é</text:span>senter les principaux <text:span text:style-name="T3">é</text:span>cri­vains du <text:span text:style-name="T6">xvii</text:span><text:span text:style-name="T37">e</text:span><text:span text:style-name="T6"> </text:span>et du <text:span text:style-name="T6">xviii</text:span><text:span text:style-name="T37">e</text:span> si<text:span text:style-name="T3">è</text:span>cle sous un jour un peu nouveau.</text:p>
      <text:p text:style-name="P81"><text:span text:style-name="T19">La plupart de ceux qu'on nomme aujourd'hui classiques, ai-je dit, ont commenc</text:span><text:span text:style-name="T20">é</text:span><text:span text:style-name="T19"> par </text:span><text:span text:style-name="T20">ê</text:span><text:span text:style-name="T19">tre des romantiques, m</text:span><text:span text:style-name="T20">ê</text:span><text:span text:style-name="T19">me avant que ce nom f</text:span><text:span text:style-name="T20">û</text:span><text:span text:style-name="T19">t invent</text:span><text:span text:style-name="T20">é</text:span><text:span text:style-name="T19">. J'entends par l</text:span><text:span text:style-name="T20">à</text:span><text:span text:style-name="T19"> que ceux que nous admirons le plus aujourd'hui, et qui sont en possession d'une gloire d</text:span><text:span text:style-name="T20">é</text:span><text:span text:style-name="T19">sormais incontest</text:span><text:span text:style-name="T20">é</text:span><text:span text:style-name="T19">e, furent d'abord, cha­cun en son genre, des r</text:span><text:span text:style-name="T20">é</text:span><text:span text:style-name="T19">volutionnaires litt</text:span><text:span text:style-name="T20">é</text:span><text:span text:style-name="T19">raires.</text:span></text:p>
      <text:p text:style-name="P81"><text:span text:style-name="T19">Voil</text:span><text:span text:style-name="T20">à</text:span><text:span text:style-name="T19"> ce que j'ai dit au d</text:span><text:span text:style-name="T20">é</text:span><text:span text:style-name="T19">but de ce Cours. J'aurais pu ajouter que ce qui scandalise et r</text:span><text:span text:style-name="T20">é</text:span><text:span text:style-name="T19">vol</text:span><text:span text:style-name="T20">te les uns, — la nouveauté</text:span><text:span text:style-name="T19"> trop accus</text:span><text:span text:style-name="T20">é</text:span><text:span text:style-name="T19">e, </text:span><text:span text:style-name="T20">— est justement ce qui charme et ravit les autres.</text:span></text:p>
      <text:p text:style-name="P81"><text:span text:style-name="T29">Le Cid</text:span><text:span text:style-name="T19"> de Corneille nous a fourni la d</text:span><text:span text:style-name="T20">é</text:span><text:span text:style-name="T19">monstra­tion simultan</text:span><text:span text:style-name="T20">é</text:span><text:span text:style-name="T19">e de ce double effet. Nous l'avons continu</text:span><text:span text:style-name="T20">é</text:span><text:span text:style-name="T19">e par d'autres pi</text:span><text:span text:style-name="T20">è</text:span><text:span text:style-name="T19">ces du grand po</text:span><text:span text:style-name="T20">è</text:span><text:span text:style-name="T19">te. Apr</text:span><text:span text:style-name="T20">è</text:span><text:span text:style-name="T19">s Corneille, j'ai pris Rotrou, avec son </text:span><text:span text:style-name="T29">Saint Genest</text:span><text:span text:style-name="T19"> ; ensuite Moli</text:span><text:span text:style-name="T20">è</text:span><text:span text:style-name="T19">re, avec </text:span><text:span text:style-name="T29">Don Juan</text:span><text:span text:style-name="T19">, dont les ascendants et descendants nous ont fourni des points de comparaison vari</text:span><text:span text:style-name="T20">é</text:span><text:span text:style-name="T19">s.</text:span></text:p>
      <text:p text:style-name="P81"><text:span text:style-name="T19">Nous aborderons prochainement Pascal, puis Racine. Quelques-uns peut-</text:span><text:span text:style-name="T20">ê</text:span><text:span text:style-name="T19">tre s'</text:span><text:span text:style-name="T20">é</text:span><text:span text:style-name="T19">tonneront si je mets aussi dans mon programme ce po</text:span><text:span text:style-name="T20">è</text:span><text:span text:style-name="T19">te qu'on n'est pas habitu</text:span><text:span text:style-name="T20">é</text:span><text:span text:style-name="T19"> </text:span><text:span text:style-name="T20">à</text:span><text:span text:style-name="T19"> consid</text:span><text:span text:style-name="T20">é</text:span><text:span text:style-name="T19">rer comme un roman­tique. </text:span><text:span text:style-name="T20">É</text:span><text:span text:style-name="T19">coutons pourtant ce que dit Stendhal dans ses </text:span><text:span text:style-name="T30">É</text:span><text:span text:style-name="T29">tudes sur le Romantisme</text:span><text:span text:style-name="T19">: </text:span><text:span text:style-name="T20">«</text:span><text:span text:style-name="T19"> Le romantisme est l'art de pr</text:span><text:span text:style-name="T20">é</text:span><text:span text:style-name="T19">senter aux diff</text:span><text:span text:style-name="T20">é</text:span><text:span text:style-name="T19">rents peuples les </text:span><text:span text:style-name="T20">œ</text:span><text:span text:style-name="T19">uvres litt</text:span><text:span text:style-name="T20">é</text:span><text:span text:style-name="T19">raires qui, dans l'</text:span><text:span text:style-name="T20">é</text:span><text:span text:style-name="T19">tat actuel de leurs habitudes et de leurs croyances, sont susceptibles de leur donner le plus de plaisir possible. Le classicisme leur pr</text:span><text:span text:style-name="T20">é</text:span><text:span text:style-name="T19">sente la litt</text:span><text:span text:style-name="T20">é</text:span><text:span text:style-name="T19">rature qui donnait le plus de plaisir </text:span><text:span text:style-name="T20">à</text:span><text:span text:style-name="T19"> leurs arri</text:span><text:span text:style-name="T20">è</text:span><text:span text:style-name="T19">re-grands-p</text:span><text:span text:style-name="T20">è</text:span><text:span text:style-name="T19">res. Sophocle et Euripide furent </text:span><text:span text:style-name="T20">é</text:span><text:span text:style-name="T19">minemment ro­mantiques ; ils donn</text:span><text:span text:style-name="T20">è</text:span><text:span text:style-name="T19">rent aux Grecs rassembl</text:span><text:span text:style-name="T20">é</text:span><text:span text:style-name="T19">s dans le th</text:span><text:span text:style-name="T20">éâ</text:span><text:span text:style-name="T19">tre d'Ath</text:span><text:span text:style-name="T20">è</text:span><text:span text:style-name="T19">nes les trag</text:span><text:span text:style-name="T20">é</text:span><text:span text:style-name="T19">dies qui, d'apr</text:span><text:span text:style-name="T20">è</text:span><text:span text:style-name="T19">s les habitudes morales de ce peuple, sa religion, ses pr</text:span><text:span text:style-name="T20">é</text:span><text:span text:style-name="T19">jug</text:span><text:span text:style-name="T20">é</text:span><text:span text:style-name="T19">s sur ce qui fait la dignit</text:span><text:span text:style-name="T20">é de l’</text:span><text:span text:style-name="T19">homme, devaient lui procurer le plus grand</text:span><text:span text:style-name="T22"> </text:span><text:span text:style-name="T19">plaisir possible. </text:span><text:span text:style-name="T20">»</text:span><text:span text:style-name="T19"> Stendhal ajoute un peu plus loin dans la m</text:span><text:span text:style-name="T20">ê</text:span><text:span text:style-name="T19">me page : </text:span><text:span text:style-name="T20">«</text:span><text:span text:style-name="T19"> Je n'h</text:span><text:span text:style-name="T20">é</text:span><text:span text:style-name="T19">site pas </text:span><text:span text:style-name="T20">à</text:span><text:span text:style-name="T19"> avancer que Racine a </text:span><text:span text:style-name="T20">é</text:span><text:span text:style-name="T19">t</text:span><text:span text:style-name="T20">é</text:span><text:span text:style-name="T19"> </text:span><text:soft-page-break/><text:span text:style-name="T19">romantique. </text:span><text:span text:style-name="T20">»</text:span><text:span text:style-name="T19"> Voil</text:span><text:span text:style-name="T20">à</text:span><text:span text:style-name="T19">, messieurs, une opinion qui peut-</text:span><text:span text:style-name="T20">ê</text:span><text:span text:style-name="T19">tre donnera </text:span><text:span text:style-name="T20">à</text:span><text:span text:style-name="T19"> r</text:span><text:span text:style-name="T20">é</text:span><text:span text:style-name="T19">fl</text:span><text:span text:style-name="T20">é</text:span><text:span text:style-name="T19">chir.</text:span></text:p>
      <text:p text:style-name="P69">Elle <text:span text:style-name="T3">é</text:span>tait partag<text:span text:style-name="T3">é</text:span>e par un grand peintre, Eug<text:span text:style-name="T3">è</text:span>ne Delacroix, qui se connaissait, je pense, en roman­tisme, car personne mieux que lui n'a interpr<text:span text:style-name="T3">é</text:span>t<text:span text:style-name="T3">é</text:span> Shakespeare ; il disait que Racine <text:span text:style-name="T3">é</text:span>tait <text:span text:style-name="T3">«</text:span><text:span text:style-name="T4"> </text:span><text:span text:style-name="T3">le roman</text:span>tique de notre <text:span text:style-name="T6">xvii</text:span><text:span text:style-name="T37">e</text:span><text:span text:style-name="T6"> </text:span>si<text:span text:style-name="T3">è</text:span>cle <text:span text:style-name="T3">»</text:span><text:span text:style-name="T18">,</text:span></text:p>
      <text:p text:style-name="P81"><text:span text:style-name="T19">Nous ne serons nullement en peine de justifier cette appellation lorsque nous </text:span><text:span text:style-name="T20">é</text:span><text:span text:style-name="T19">tudierons ce po</text:span><text:span text:style-name="T20">è</text:span><text:span text:style-name="T19">te apr</text:span><text:span text:style-name="T20">è</text:span><text:span text:style-name="T19">s Corneille, Rotrou et Moli</text:span><text:span text:style-name="T20">è</text:span><text:span text:style-name="T19">re. Nous observerons alors comment il a su combiner, par une complexion tr</text:span><text:span text:style-name="T20">è</text:span><text:span text:style-name="T19">s </text:span><text:span text:style-name="T20">é</text:span><text:span text:style-name="T19">trange et tr</text:span><text:span text:style-name="T20">è</text:span><text:span text:style-name="T19">s habile, son romantisme </text:span><text:span text:style-name="T20">à</text:span><text:span text:style-name="T19"> lui, qui consistait, selon la d</text:span><text:span text:style-name="T20">é</text:span><text:span text:style-name="T19">finition de Stendhal, dans la peinture la plus moderne, la plus actuelle, des passions, avec le romantisme des auteurs anciens auxquels il empruntait ordinairement les sujets de ses pi</text:span><text:span text:style-name="T20">è</text:span><text:span text:style-name="T19">ces. Ne croyez pas qu'il y ait ici contradiction ; nullement : il y a, au contraire, double confirmation. Les trag</text:span><text:span text:style-name="T20">é</text:span><text:span text:style-name="T19">dies de Racine sont des </text:span><text:span text:style-name="T20">œ</text:span><text:span text:style-name="T19">uvres mixtes, d'ordre composite, comme sont en archi­tecture les </text:span><text:span text:style-name="T20">é</text:span><text:span text:style-name="T19">difices de la Renaissance, mi-partis du g</text:span><text:span text:style-name="T20">é</text:span><text:span text:style-name="T19">nie ancien et du g</text:span><text:span text:style-name="T20">é</text:span><text:span text:style-name="T19">nie moderne, et n'en ayant que plus de charme pour les esprits ouverts qui ne s'attachent point exclusivement </text:span><text:span text:style-name="T20">à</text:span><text:span text:style-name="T19"> une forme ou </text:span><text:span text:style-name="T20">à</text:span><text:span text:style-name="T19"> un genre, mais qui sont </text:span><text:span text:style-name="T20">é</text:span><text:span text:style-name="T19">pris tour </text:span><text:span text:style-name="T20">à</text:span><text:span text:style-name="T19"> tour ou en m</text:span><text:span text:style-name="T20">ê</text:span><text:span text:style-name="T19">me temps de toutes les modulations de la</text:span><text:span text:style-name="T22"> </text:span><text:span text:style-name="T19">beaut</text:span><text:span text:style-name="T20">é</text:span><text:span text:style-name="T19">. C'est </text:span><text:span text:style-name="T20">à</text:span><text:span text:style-name="T19"> ce point de vue que je vous propo­serai d'</text:span><text:span text:style-name="T20">é</text:span><text:span text:style-name="T19">tudier cinq des pi</text:span><text:span text:style-name="T20">è</text:span><text:span text:style-name="T19">ces de Racine, </text:span><text:span text:style-name="T29">Britannicus</text:span><text:span text:style-name="T19">, </text:span><text:span text:style-name="T29">les Plaideurs</text:span><text:span text:style-name="T19">, </text:span><text:span text:style-name="T29">lphig</text:span><text:span text:style-name="T30">é</text:span><text:span text:style-name="T29">nie</text:span><text:span text:style-name="T19">, </text:span><text:span text:style-name="T29">Ph</text:span><text:span text:style-name="T30">è</text:span><text:span text:style-name="T29">dre</text:span><text:span text:style-name="T19"> et </text:span><text:span text:style-name="T29">Athalie</text:span><text:span text:style-name="T19">, dont chacune pr</text:span><text:span text:style-name="T20">é</text:span><text:span text:style-name="T19">sente un type particulier de ce romantisme mixte et composite. Nous y pourrons obser­ver, d'une part, que rien n'</text:span><text:span text:style-name="T20">é</text:span><text:span text:style-name="T19">tait mieux fait que de telles pi</text:span><text:span text:style-name="T20">è</text:span><text:span text:style-name="T19">ces pour charmer le public contemporain, la soci</text:span><text:span text:style-name="T20">é</text:span><text:span text:style-name="T19">t</text:span><text:span text:style-name="T20">é</text:span><text:span text:style-name="T19"> polie du </text:span><text:span text:style-name="T10">xvii</text:span><text:span text:style-name="T25">e</text:span><text:span text:style-name="T10"> </text:span><text:span text:style-name="T19">si</text:span><text:span text:style-name="T20">è</text:span><text:span text:style-name="T19">cle, en lui pr</text:span><text:span text:style-name="T20">é</text:span><text:span text:style-name="T19">sentant son image comme dans un miroir qui aurait le don d'embellir. Et nous y </text:span><text:span text:style-name="T20">é</text:span><text:span text:style-name="T19">tudierons en m</text:span><text:span text:style-name="T20">ê</text:span><text:span text:style-name="T19">me temps cette autre sorte de romantisme, emprunt</text:span><text:span text:style-name="T20">é</text:span><text:span text:style-name="T19">e par Racine </text:span><text:span text:style-name="T20">à</text:span><text:span text:style-name="T19"> Euripide, </text:span><text:span text:style-name="T20">à</text:span><text:span text:style-name="T19"> Tacite, </text:span><text:span text:style-name="T20">à</text:span><text:span text:style-name="T19"> Aristophane, </text:span><text:span text:style-name="T20">à</text:span><text:span text:style-name="T19"> S</text:span><text:span text:style-name="T20">é</text:span><text:span text:style-name="T19">n</text:span><text:span text:style-name="T20">è</text:span><text:span text:style-name="T19">que, </text:span><text:span text:style-name="T20">à</text:span><text:span text:style-name="T19"> Virgile et </text:span><text:span text:style-name="T20">à</text:span><text:span text:style-name="T19"> la Bible.</text:span></text:p>
      <text:p text:style-name="P69">Aux personnes qui s'<text:span text:style-name="T3">é</text:span>tonneraient que ce ro­mantisme de source <text:span text:style-name="T3">é</text:span>trang<text:span text:style-name="T3">è</text:span>re e<text:span text:style-name="T3">û</text:span>t de quoi nous int<text:span text:style-name="T3">é</text:span>resser autant que l'autre, je r<text:span text:style-name="T3">é</text:span>pondrais : Est-ce que le romantisme de Corneille et le ro­mantisme de Moli<text:span text:style-name="T3">è</text:span>re, et le romantisme des po<text:span text:style-name="T3">è</text:span>tes de notre temps, ne sont pas aussi, en grande par­tie, d'origine <text:span text:style-name="T3">é</text:span>trang<text:span text:style-name="T3">è</text:span>re <text:span text:style-name="T3">— espagnole, anglaise, alle</text:span>mande ?</text:p>
      <text:p text:style-name="P81"><text:span text:style-name="T20">«</text:span><text:span text:style-name="T19"> Rien ne na</text:span><text:span text:style-name="T20">î</text:span><text:span text:style-name="T19">t de rien </text:span><text:span text:style-name="T20">»</text:span><text:span text:style-name="T19">, disaient les anciens. Or, s'il en est ainsi dans le monde mat</text:span><text:span text:style-name="T20">é</text:span><text:span text:style-name="T19">riel, il en est de m</text:span><text:span text:style-name="T20">ê</text:span><text:span text:style-name="T19">me dans le monde de l'esprit : les </text:span><text:span text:style-name="T20">œ</text:span><text:span text:style-name="T19">uvres qui nous paraissent le plus originales ont souvent leurs sources cach</text:span><text:span text:style-name="T20">é</text:span><text:span text:style-name="T19">es dans d'autres </text:span><text:span text:style-name="T20">œ</text:span><text:span text:style-name="T19">uvres soit nationales, soit </text:span><text:span text:style-name="T20">é</text:span><text:span text:style-name="T19">trang</text:span><text:span text:style-name="T20">è</text:span><text:span text:style-name="T19">res. Cela n'en diminue ni le prix ni l'effet. Elles ne laissent point d'</text:span><text:span text:style-name="T20">ê</text:span><text:span text:style-name="T19">tre person­nelles par certains c</text:span><text:span text:style-name="T20">ô</text:span><text:span text:style-name="T19">t</text:span><text:span text:style-name="T20">é</text:span><text:span text:style-name="T19">s. Racine, lui aussi, a sa part</text:span><text:span text:style-name="T22"> </text:span><text:span text:style-name="T19">tr</text:span><text:span text:style-name="T20">è</text:span><text:span text:style-name="T19">s grande d'invention toute fran</text:span><text:span text:style-name="T20">ç</text:span><text:span text:style-name="T19">aise, que nous montrerons.</text:span></text:p>
      <text:p text:style-name="P81"><text:span text:style-name="T19">Permettez-moi d'</text:span><text:span text:style-name="T20">é</text:span><text:span text:style-name="T19">clairer ce point en faisant appel </text:span><text:span text:style-name="T20">à</text:span><text:span text:style-name="T19"> vos souvenirs d'un autre ordre. Quoique, dans la premi</text:span><text:span text:style-name="T20">è</text:span><text:span text:style-name="T19">re mani</text:span><text:span text:style-name="T20">è</text:span><text:span text:style-name="T19">re de Rapha</text:span><text:span text:style-name="T20">ë</text:span><text:span text:style-name="T19">l, on retrouve tout entier celui dont il avait re</text:span><text:span text:style-name="T20">ç</text:span><text:span text:style-name="T19">u les le</text:span><text:span text:style-name="T20">ç</text:span><text:span text:style-name="T19">ons, Perugin, avec sa na</text:span><text:span text:style-name="T20">ï</text:span><text:span text:style-name="T19">vet</text:span><text:span text:style-name="T20">é</text:span><text:span text:style-name="T19"> un peu gauche, mais si charmante, et sa sobri</text:span><text:span text:style-name="T20">é</text:span><text:span text:style-name="T19">t</text:span><text:span text:style-name="T20">é</text:span><text:span text:style-name="T19"> excessive de d</text:span><text:span text:style-name="T20">é</text:span><text:span text:style-name="T19">tails, est-ce que cela diminue Rapha</text:span><text:span text:style-name="T20">ë</text:span><text:span text:style-name="T19">l, qui ensuite a tant augment</text:span><text:span text:style-name="T20">é</text:span><text:span text:style-name="T19"> l'h</text:span><text:span text:style-name="T20">é</text:span><text:span text:style-name="T19">ritage re</text:span><text:span text:style-name="T20">ç</text:span><text:span text:style-name="T19">u de son ma</text:span><text:span text:style-name="T20">î</text:span><text:span text:style-name="T19">tre ? De m</text:span><text:span text:style-name="T20">ê</text:span><text:span text:style-name="T19">me peut-on contester que Beethoven, si original, si puis­sant, si vari</text:span><text:span text:style-name="T20">é</text:span><text:span text:style-name="T19">, si f</text:span><text:span text:style-name="T20">é</text:span><text:span text:style-name="T19">cond en id</text:span><text:span text:style-name="T20">é</text:span><text:span text:style-name="T19">es, doive cependant beaucoup </text:span><text:span text:style-name="T20">à</text:span><text:span text:style-name="T19"> Mozart ? Et Mozart lui-m</text:span><text:span text:style-name="T20">ê</text:span><text:span text:style-name="T19">me, quelles que soient sa f</text:span><text:span text:style-name="T20">é</text:span><text:span text:style-name="T19">condit</text:span><text:span text:style-name="T20">é</text:span><text:span text:style-name="T19"> personnelle, sa flamme et sa gr</text:span><text:span text:style-name="T20">â</text:span><text:span text:style-name="T19">ce, cette simplicit</text:span><text:span text:style-name="T20">é</text:span><text:span text:style-name="T19"> passionn</text:span><text:span text:style-name="T20">é</text:span><text:span text:style-name="T19">e, si p</text:span><text:span text:style-name="T20">é</text:span><text:span text:style-name="T19">n</text:span><text:span text:style-name="T20">é</text:span><text:span text:style-name="T19">trante, ne </text:span><text:soft-page-break/><text:span text:style-name="T19">doit-il pas beaucoup </text:span><text:span text:style-name="T20">à</text:span><text:span text:style-name="T19"> Haydn, chez lequel ces m</text:span><text:span text:style-name="T20">ê</text:span><text:span text:style-name="T19">mes qualit</text:span><text:span text:style-name="T20">é</text:span><text:span text:style-name="T19">s sont d</text:span><text:span text:style-name="T20">é</text:span><text:span text:style-name="T19">j</text:span><text:span text:style-name="T20">à</text:span><text:span text:style-name="T19"> si remarquables ? Et Haydn, tr</text:span><text:span text:style-name="T20">è</text:span><text:span text:style-name="T19">s probablement, devait aussi quelque chose de ses premiers essais </text:span><text:span text:style-name="T20">à</text:span><text:span text:style-name="T19"> tel ou tel autre ma</text:span><text:span text:style-name="T20">î</text:span><text:span text:style-name="T19">tre, Bach ou le Porpora. Eh bien ! </text:span><text:span text:style-name="T20">à</text:span><text:span text:style-name="T19"> peu pr</text:span><text:span text:style-name="T20">è</text:span><text:span text:style-name="T19">s de m</text:span><text:span text:style-name="T20">ê</text:span><text:span text:style-name="T19">me le romantisme que nous </text:span><text:span text:style-name="T20">é</text:span><text:span text:style-name="T19">tudions dans Corneille n'en existe pas moins, quoiqu'il ait sa source dans Guillem de Castro et dans le </text:span><text:span text:style-name="T29">Romancero</text:span><text:span text:style-name="T19">. Et celui que nous montrerons dans Racine n'en existe pas moins, quoiqu'il ait ses sources dans l'antiquit</text:span><text:span text:style-name="T20">é</text:span><text:span text:style-name="T19"> soit grecque, soit latine, soit h</text:span><text:span text:style-name="T20">é</text:span><text:span text:style-name="T19">bra</text:span><text:span text:style-name="T20">ïque. — Et, de notre temps, quoique Victor Hugo, dans </text:span><text:span text:style-name="T29">Hernani</text:span><text:span text:style-name="T19">, doive quelque chose au </text:span><text:span text:style-name="T29">Romancero</text:span><text:span text:style-name="T19"> lui aussi, et </text:span><text:span text:style-name="T20">à</text:span><text:span text:style-name="T19"> Shakespeare, quoique George Sand</text:span><text:span text:style-name="T22"> </text:span><text:span text:style-name="T19">doive beaucoup </text:span><text:span text:style-name="T20">à</text:span><text:span text:style-name="T19"> Jean-Jacques Rousseau, cepen­dant ni Victor Hugo ni George Sand n'en sont diminu</text:span><text:span text:style-name="T20">é</text:span><text:span text:style-name="T19">s. C'est le devoir de la critique d'analyser les belles </text:span><text:span text:style-name="T20">œ</text:span><text:span text:style-name="T19">uvres et d'en rechercher les </text:span><text:span text:style-name="T20">é</text:span><text:span text:style-name="T19">l</text:span><text:span text:style-name="T20">é</text:span><text:span text:style-name="T19">ments, sans cesser pour cela d'en reconna</text:span><text:span text:style-name="T20">î</text:span><text:span text:style-name="T19">tre, d'en admirer la physionomie personnelle et la puissance g</text:span><text:span text:style-name="T20">éniale. De ce que l’</text:span><text:span text:style-name="T19">on a voulu d</text:span><text:span text:style-name="T20">é</text:span><text:span text:style-name="T19">couvrir les sources du Nil, lointaines et obscures, et les affluents nombreux qui lui apportent le tribut de leurs eaux, admire- t-on moins le vaste fleuve en sa beaut</text:span><text:span text:style-name="T20">é</text:span><text:span text:style-name="T19"> majestueuse, en sa nourrici</text:span><text:span text:style-name="T20">è</text:span><text:span text:style-name="T19">re f</text:span><text:span text:style-name="T20">é</text:span><text:span text:style-name="T19">condit</text:span><text:span text:style-name="T20">é</text:span><text:span text:style-name="T19"> ? cesse-ton de recon­na</text:span><text:span text:style-name="T20">î</text:span><text:span text:style-name="T19">tre en lui l'in</text:span><text:span text:style-name="T20">é</text:span><text:span text:style-name="T19">puisable grenier d'</text:span><text:span text:style-name="T20">É</text:span><text:span text:style-name="T19">gypte, le bienfaisant dieu Osiris ? On en pourrait dire tout autant et de Shakespeare et de Moli</text:span><text:span text:style-name="T20">è</text:span><text:span text:style-name="T19">re. Leurs sources et leurs affluents sont connus de tous ceux qui veulent les conna</text:span><text:span text:style-name="T20">î</text:span><text:span text:style-name="T19">tre : est-ce que cela diminue leur m</text:span><text:span text:style-name="T20">é</text:span><text:span text:style-name="T19">rite ? est-ce que cela </text:span><text:span text:style-name="T20">ô</text:span><text:span text:style-name="T19">te quelque chose </text:span><text:span text:style-name="T20">à</text:span><text:span text:style-name="T19"> la juste et pieuse gratitude des g</text:span><text:span text:style-name="T20">é</text:span><text:span text:style-name="T19">n</text:span><text:span text:style-name="T20">é</text:span><text:span text:style-name="T19">rations successi­ves qui d</text:span><text:span text:style-name="T20">é</text:span><text:span text:style-name="T19">salt</text:span><text:span text:style-name="T20">è</text:span><text:span text:style-name="T19">rent leur esprit et leur </text:span><text:span text:style-name="T20">â</text:span><text:span text:style-name="T19">me </text:span><text:span text:style-name="T20">à</text:span><text:span text:style-name="T19"> ces deux fleuves intarissables ?</text:span></text:p>
      <text:p text:style-name="P73"/>
      <text:p text:style-name="P81"><text:span text:style-name="T19">Voil</text:span><text:span text:style-name="T20">à</text:span><text:span text:style-name="T19"> ce qui regarde Corneille, Rotrou, Moli</text:span><text:span text:style-name="T20">è</text:span><text:span text:style-name="T19">re et Racine. J'aurais pu parler de Mathurin R</text:span><text:span text:style-name="T20">égnier, — un vrai romantique aussi, celui-là</text:span><text:span text:style-name="T19">, et dont ceux de notre temps se sont quelquefois r</text:span><text:span text:style-name="T20">é</text:span><text:span text:style-name="T19">clam</text:span><text:span text:style-name="T20">és, aussi bien que de Ronsard. — Mais qui sait si Boileau l</text:span><text:span text:style-name="T19">ui-m</text:span><text:span text:style-name="T20">ê</text:span><text:span text:style-name="T19">me, quoique justement r</text:span><text:span text:style-name="T20">é</text:span><text:span text:style-name="T19">put</text:span><text:span text:style-name="T20">é</text:span><text:span text:style-name="T19"> le classique entre les classiques, n'offrirait pas </text:span><text:span text:style-name="T20">à</text:span><text:span text:style-name="T19"> des yeux attentifs quelques traces de certaines nouveaut</text:span><text:span text:style-name="T20">é</text:span><text:span text:style-name="T19">s hardies, du moins en fait d'expressions et de style, qu'on pourrait </text:span><text:span text:style-name="T20">également nommer romantiques, — outre que </text:span><text:span text:style-name="T19">lui aussi, par ses </text:span><text:span text:style-name="T29">Satires</text:span><text:span text:style-name="T19">, a fait r</text:span><text:span text:style-name="T20">é</text:span><text:span text:style-name="T19">volution, ou, si vous aimez mieux, contre-r</text:span><text:span text:style-name="T20">é</text:span><text:span text:style-name="T19">volution, en mettant fin </text:span><text:span text:style-name="T20">à</text:span><text:span text:style-name="T19"> la Fronde litt</text:span><text:span text:style-name="T20">é</text:span><text:span text:style-name="T24">­</text:span><text:span text:style-name="T19">raire, comme Louis XIV </text:span><text:span text:style-name="T20">à</text:span><text:span text:style-name="T19"> la Fronde politique, et en courbant tout sous le joug d'une autorit</text:span><text:span text:style-name="T20">é</text:span><text:span text:style-name="T19"> abso­lue </text:span><text:span text:style-name="T20">? — Pour ne parler que de ses</text:span><text:span text:style-name="T19"> hardiesses, dont quelques-unes sont telles que je ne saurais les citer ici, Boileau, dans son </text:span><text:span text:style-name="T20">â</text:span><text:span text:style-name="T19">ge m</text:span><text:span text:style-name="T20">û</text:span><text:span text:style-name="T19">r, a cru bien faire en </text:span><text:span text:style-name="T20">é</text:span><text:span text:style-name="T19">moussant quelques-uns de ces traits trop vifs, </text:span><text:span text:style-name="T20">é</text:span><text:span text:style-name="T19">chapp</text:span><text:span text:style-name="T20">é</text:span><text:span text:style-name="T19">s </text:span><text:span text:style-name="T20">à</text:span><text:span text:style-name="T19"> la verve de sa jeunesse et dignes de Mathurin R</text:span><text:span text:style-name="T20">é</text:span><text:span text:style-name="T19">gnier ; Boileau toutefois, m</text:span><text:span text:style-name="T20">ê</text:span><text:span text:style-name="T19">me assagi avec exc</text:span><text:span text:style-name="T20">è</text:span><text:span text:style-name="T19">s, n'a pas effac</text:span><text:span text:style-name="T20">é</text:span><text:span text:style-name="T19">, Dieu merci, toutes ses hardiesses premi</text:span><text:span text:style-name="T20">è</text:span><text:span text:style-name="T19">res ; il en a gard</text:span><text:span text:style-name="T20">é</text:span><text:span text:style-name="T19"> quelques-unes. Quand j'avais l'hon­neur, en 1852, </text:span><text:span text:style-name="T20">à</text:span><text:span text:style-name="T19"> Bruxelles, de rompre chaque jour le pain de l'exil avec notre grand po</text:span><text:span text:style-name="T20">è</text:span><text:span text:style-name="T19">te Victor Hugo et ses deux fils, dans les conversations litt</text:span><text:span text:style-name="T20">é</text:span><text:span text:style-name="T19">raires qui </text:span><text:span text:style-name="T20">é</text:span><text:span text:style-name="T19">taient l'assaisonnement de ce pain quotidien, il arriva mainte fois au chef de l'</text:span><text:span text:style-name="T20">é</text:span><text:span text:style-name="T19">cole romantique de citer avec </text:span><text:span text:style-name="T20">é</text:span><text:span text:style-name="T19">loge ces vers de Boileau sur la fem­me coquette, qui le matin fait son visage et le d</text:span><text:span text:style-name="T20">é</text:span><text:span text:style-name="T19">fait le soir,</text:span></text:p>
      <text:p text:style-name="P12"/>
      <text:p text:style-name="P33"><text:span text:style-name="T40">Et, dans quatre mouchoirs de sa beaut</text:span><text:span text:style-name="T41">é</text:span><text:span text:style-name="T40"> salis,</text:span></text:p>
      <text:p text:style-name="P34"><text:soft-page-break/>Envoie au blanchisseur ses roses et ses lys.</text:p>
      <text:p text:style-name="P73"/>
      <text:p text:style-name="P69">Victor Hugo aimait <text:span text:style-name="T3">à</text:span> citer ce double trait, qui en effet est comme un double <text:span text:style-name="T3">éclair de style. —</text:span><text:span text:style-name="T1"> </text:span>De m<text:span text:style-name="T3">ê</text:span>me (permettez-moi cette parenth<text:span text:style-name="T3">è</text:span>se) il redi­sait avec admiration ces vers de Fran<text:span text:style-name="T3">ç</text:span>ois Villon, le gamin de Paris du <text:span text:style-name="T6">xv</text:span><text:span text:style-name="T37">e</text:span><text:span text:style-name="T6"> </text:span>si<text:span text:style-name="T3">è</text:span>cle, qui croyant se voir pendu au gibet de Montfaucon, lui et les bons truands ses camarades, brosse cette esquisse patibulaire mais <text:span text:style-name="T3">é</text:span>clatante :</text:p>
      <text:p text:style-name="P34">Pluye nous a d<text:span text:style-name="T3">é</text:span>bu<text:span text:style-name="T3">é</text:span>s et lav<text:span text:style-name="T3">é</text:span>s, </text:p>
      <text:p text:style-name="P34">Et le soleil, dess<text:span text:style-name="T3">é</text:span>ch<text:span text:style-name="T3">é</text:span>s et noircis ; </text:p>
      <text:p text:style-name="P34">Pies, corbeaux nous ont les yeux cav<text:span text:style-name="T3">é</text:span>s, </text:p>
      <text:p text:style-name="P34">Et arrach<text:span text:style-name="T3">é</text:span> la barbe et les sourcils ; </text:p>
      <text:p text:style-name="P34">Jamais, nul temps, nous ne fusmes rassis : </text:p>
      <text:p text:style-name="P34">Puis <text:span text:style-name="T3">çà</text:span>, puis l<text:span text:style-name="T3">à</text:span>, comme le vent varie, </text:p>
      <text:p text:style-name="P34">A son plaisir sans cesser nous charrie, </text:p>
      <text:p text:style-name="P34">Plus becquet<text:span text:style-name="T3">é</text:span>s d'oiseaux que d<text:span text:style-name="T3">é</text:span>s <text:span text:style-name="T3">à</text:span> coudre...</text:p>
      <text:p text:style-name="P73"/>
      <text:p text:style-name="P69">Ce dernier vers surtout, dans sa concision pitto­resque, ravissait notre grand po<text:span text:style-name="T3">è</text:span>te. Assur<text:span text:style-name="T3">é</text:span>ment l'ellipse est des plus fortes ; mais ce raccourci de m<text:span text:style-name="T3">étaphore n'en est que plus frappant. — Eh bien, dans les deux vers de Boileau, ce trait : «</text:span> de sa beaut<text:span text:style-name="T3">é</text:span> salis <text:span text:style-name="T3">»</text:span>, est un raccourci analogue ; le choc de deux id<text:span text:style-name="T3">é</text:span>es extr<text:span text:style-name="T3">ê</text:span>mes, soudainement rapproch<text:span text:style-name="T3">é</text:span>es et heurt<text:span text:style-name="T3">é</text:span>es, produit l'<text:span text:style-name="T3">é</text:span>tincelle. Et, dans le vers qui suit imm<text:span text:style-name="T3">é</text:span>diatement :</text:p>
      <text:p text:style-name="P68"/>
      <text:p text:style-name="P34">Envoie au blanchisseur ses roses et ses lys,</text:p>
      <text:p text:style-name="P7"/>
      <text:p text:style-name="P33"><text:span text:style-name="T19">L'antith</text:span><text:span text:style-name="T20">è</text:span><text:span text:style-name="T19">se, redoubl</text:span><text:span text:style-name="T20">é</text:span><text:span text:style-name="T19">e avec ironie, </text:span><text:span text:style-name="T20">é</text:span><text:span text:style-name="T19">clate et se pro­longe en cette image </text:span><text:span text:style-name="T20">é</text:span><text:span text:style-name="T19">blouissante d'esprit et de gr</text:span><text:span text:style-name="T20">â</text:span><text:span text:style-name="T19">ce, et ach</text:span><text:span text:style-name="T20">è</text:span><text:span text:style-name="T19">ve l'effet de la rudesse m</text:span><text:span text:style-name="T20">é</text:span><text:span text:style-name="T19">prisante du pre­mier. Est-ce que cela n'est pas romantique ? ou, si vous voulez, tr</text:span><text:span text:style-name="T20">è</text:span><text:span text:style-name="T19">s neuf et tr</text:span><text:span text:style-name="T20">è</text:span><text:span text:style-name="T19">s original ? Or, Boi­leau, dans d'autres pi</text:span><text:span text:style-name="T20">è</text:span><text:span text:style-name="T19">ces, a cru devoir effacer des traits qui </text:span><text:span text:style-name="T20">é</text:span><text:span text:style-name="T19">taient, pour le moins, aussi remarqua­bles et encore plus os</text:span><text:span text:style-name="T20">é</text:span><text:span text:style-name="T19">s que ces deux-l</text:span><text:span text:style-name="T20">à, — sans compter, dans un autre genre, sa parodie des </text:span><text:span text:style-name="T29">H</text:span><text:span text:style-name="T30">é</text:span><text:span text:style-name="T29">ros de romans</text:span><text:span text:style-name="T19">, o</text:span><text:span text:style-name="T20">ù</text:span><text:span text:style-name="T19">, apr</text:span><text:span text:style-name="T20">è</text:span><text:span text:style-name="T19">s avoir protest</text:span><text:span text:style-name="T20">é</text:span><text:span text:style-name="T19"> ailleurs contre le burlesque, il se laisse entra</text:span><text:span text:style-name="T20">î</text:span><text:span text:style-name="T19">ner lui-m</text:span><text:span text:style-name="T20">ê</text:span><text:span text:style-name="T19">me par le torrent et y mouille un peu sa perru­que .</text:span></text:p>
      <text:p text:style-name="P81"><text:span text:style-name="T19">Boileau fut donc novateur, lui aussi ; mais surtout il fut toujours prompt </text:span><text:span text:style-name="T20">à</text:span><text:span text:style-name="T19"> soutenir, </text:span><text:span text:style-name="T20">à</text:span><text:span text:style-name="T19"> encourager, </text:span><text:span text:style-name="T20">à</text:span><text:span text:style-name="T19"> d</text:span><text:span text:style-name="T20">é</text:span><text:span text:style-name="T19">fendre, </text:span><text:span text:style-name="T20">à</text:span><text:span text:style-name="T19"> glorifier les novateurs d'un plus haut vol. Il salue par de jolies stances la premi</text:span><text:span text:style-name="T20">è</text:span><text:span text:style-name="T19">re des grandes com</text:span><text:span text:style-name="T20">é</text:span><text:span text:style-name="T19">dies de Moli</text:span><text:span text:style-name="T20">è</text:span><text:span text:style-name="T19">re, sa premi</text:span><text:span text:style-name="T20">è</text:span><text:span text:style-name="T19">re grande bataille contre les bigots </text:span><text:span text:style-name="T30">l’É</text:span><text:span text:style-name="T29">cole des Femmes </text:span><text:span text:style-name="T19">; il vient encore </text:span><text:span text:style-name="T20">à</text:span><text:span text:style-name="T19"> la rescousse dans la longue guerre de </text:span><text:span text:style-name="T29">Tartuffe</text:span><text:span text:style-name="T19">, qui dure au moins cinq ans ; il d</text:span><text:span text:style-name="T20">é</text:span><text:span text:style-name="T19">fend Racine contre ses ennemis ; il applaudit au triomphe du </text:span><text:span text:style-name="T29">Cid</text:span><text:span text:style-name="T19">, en homme qui, n</text:span><text:span text:style-name="T20">é</text:span><text:span text:style-name="T19"> justement sous cet astre, l'ann</text:span><text:span text:style-name="T20">é</text:span><text:span text:style-name="T19">e m</text:span><text:span text:style-name="T20">ê</text:span><text:span text:style-name="T19">me, 1636, semble avoir, au moins dans ces vers charmants o</text:span><text:span text:style-name="T20">ù</text:span><text:span text:style-name="T19"> il c</text:span><text:span text:style-name="T20">é</text:span><text:span text:style-name="T19">l</text:span><text:span text:style-name="T20">è</text:span><text:span text:style-name="T19">bre Rodrigue et Chi­m</text:span><text:span text:style-name="T20">è</text:span><text:span text:style-name="T19">ne, re</text:span><text:span text:style-name="T20">ç</text:span><text:span text:style-name="T19">u le double rayon de l'un et de l'autre. Il est donc du parti des r</text:span><text:span text:style-name="T20">é</text:span><text:span text:style-name="T19">volutionnaires litt</text:span><text:span text:style-name="T20">é</text:span><text:span text:style-name="T19">raires, et donne souvent ce que Sainte-Beuve appellera </text:span><text:span text:style-name="T20">«</text:span><text:span text:style-name="T19"> le premier coup de cloche </text:span><text:span text:style-name="T20">»</text:span><text:span text:style-name="T19">, le signal qui pro­clame un nom nouveau. Il voit clair dans la m</text:span><text:span text:style-name="T20">ê</text:span><text:span text:style-name="T19">l</text:span><text:span text:style-name="T20">é</text:span><text:span text:style-name="T19">e ; il a </text:span><text:span text:style-name="T20">à</text:span><text:span text:style-name="T19"> la fois le sang-froid et l'ardeur ; il se porte partout o</text:span><text:span text:style-name="T20">ù</text:span><text:span text:style-name="T19"> l'on fait </text:span><text:soft-page-break/><text:span text:style-name="T19">pointe, et soutient ceux qui poussent en avant. C'est donc avec justice qu'on</text:span><text:span text:style-name="T22"> </text:span><text:span text:style-name="T19">peut l'inscrire </text:span><text:span text:style-name="T20">à</text:span><text:span text:style-name="T19"> c</text:span><text:span text:style-name="T20">ô</text:span><text:span text:style-name="T19">t</text:span><text:span text:style-name="T20">é</text:span><text:span text:style-name="T19"> des grands chefs dans les m</text:span><text:span text:style-name="T20">é</text:span><text:span text:style-name="T19">morables journ</text:span><text:span text:style-name="T20">é</text:span><text:span text:style-name="T19">es : il en est le clairon.</text:span></text:p>
      <text:p text:style-name="P12"/>
      <text:p text:style-name="P69">Jusqu'<text:span text:style-name="T3">à</text:span> pr<text:span text:style-name="T3">é</text:span>sent je n'ai pris mes exemples que parmi les po<text:span text:style-name="T3">è</text:span>tes : Corneille, Rotrou, Moli<text:span text:style-name="T3">è</text:span>re, Racine ; et Boileau par-dessus le march<text:span text:style-name="T3">é</text:span>. Mais, si nous regardions parmi les prosateurs, croyez-vous que la d<text:span text:style-name="T3">é</text:span>monstration du romantisme de plusieurs grands <text:span text:style-name="T3">é</text:span>crivains de notre <text:span text:style-name="T6">xvii</text:span><text:span text:style-name="T37">e</text:span><text:span text:style-name="T6"> </text:span>si<text:span text:style-name="T3">è</text:span>cle fut plus difficile ? Croyez-vous qu'il f<text:span text:style-name="T3">û</text:span>t mal ais<text:span text:style-name="T3">é</text:span> de prendre pour exemples Pascal, Bossuet, Saint-Simon ? Les deux derniers sont romanti­ques par le style, l'imagination et la couleur ; mais le premier, si l'on me permet de le dire, est romantique tout <text:span text:style-name="T3">à</text:span> la fois et dans la forme et dans le fond. Rappelez-vous cette page sombre et <text:span text:style-name="T3">é</text:span>cla­tante :</text:p>
      <text:p text:style-name="P68"/>
      <text:p text:style-name="P82"><text:span text:style-name="T3">«</text:span> Je ne sais qui m'a mis au monde, ni ce que c'est que le monde, ni que moi-m<text:span text:style-name="T3">ê</text:span>me. Je suis dans une ignorance terrible de toutes choses. Je ne sais ce que c'est que mon corps, que mes sens, que mon <text:span text:style-name="T3">â</text:span>me et cette partie m<text:span text:style-name="T3">ê</text:span>me de moi qui pense ce que je dis, qui fait r<text:span text:style-name="T3">é</text:span>flexion sur tout et sur elle-m<text:span text:style-name="T3">ê</text:span>me, et ne se conna<text:span text:style-name="T3">î</text:span>t non plus que le reste. Je vois ces effroyables espaces de l'univers, qui m'enferment, et je me trouve attach<text:span text:style-name="T3">é</text:span> <text:span text:style-name="T3">à</text:span> un coin de cette vaste <text:span text:style-name="T3">é</text:span>tendue sans que je sache pourquoi je suis plut<text:span text:style-name="T3">ô</text:span>t plac<text:span text:style-name="T3">é</text:span> en ce lieu qu'en un autre, ni pourquoi ce peu de temps qui m'est donn<text:span text:style-name="T3">é</text:span> <text:span text:style-name="T3">à</text:span> vivre m'est assign<text:span text:style-name="T3">é</text:span> en ce point plut<text:span text:style-name="T3">ô</text:span>t qu'en un autre de toute l'<text:span text:style-name="T3">é</text:span>ternit<text:span text:style-name="T3">é</text:span> qui m'a pr<text:span text:style-name="T3">é</text:span>c<text:span text:style-name="T3">é</text:span>d<text:span text:style-name="T3">é</text:span> et de toute celle qui me suit. Je ne vois que des infinit<text:span text:style-name="T3">é</text:span>s de toutes parts, qui m'en­ferment comme un atome et comme une ombre qui ne dure qu'un instant, sans retour. Tout ce que je connais est que je dois bient<text:span text:style-name="T3">ô</text:span>t mourir ; mais ce que j'ignore le plus est cette mort m<text:span text:style-name="T3">ê</text:span>me, que je ne saurais <text:span text:style-name="T3">é</text:span>viter.</text:p>
      <text:p text:style-name="P82">Comme je ne sais d'o<text:span text:style-name="T3">ù</text:span> je viens, aussi je ne sais o<text:span text:style-name="T3">ù</text:span> je vais ; et je sais seulement qu'en sortant de ce monde je tombe pour jamais ou dans le n<text:span text:style-name="T3">é</text:span>ant ou dans les mains d'un Dieu irrit<text:span text:style-name="T3">é</text:span>, sans sa­voir <text:span text:style-name="T3">à</text:span> laquelle de ces deux conditions je dois <text:span text:style-name="T3">ê</text:span>tre <text:span text:style-name="T3">é</text:span>ternellement en partage. Voil<text:span text:style-name="T3">à</text:span> mon <text:span text:style-name="T3">é</text:span>tat, plein de mis<text:span text:style-name="T3">è</text:span>re, de faiblesse, d'obscurit<text:span text:style-name="T3">é</text:span><text:span text:style-name="T18">...</text:span><text:span text:style-name="T3">»</text:span></text:p>
      <text:p text:style-name="P69">En pr<text:span text:style-name="T3">é</text:span>sence de ces myst<text:span text:style-name="T3">ères, et de ce que son imagination y ajoute, — par exemple, le Dieu irrité</text:span> ; pourquoi irrit<text:span text:style-name="T3">é ? — Pascal ne voit de refuge que dans la foi religieuse, la foi aveugle : il se pré</text:span>cipite dans cet autre ab<text:span text:style-name="T3">î</text:span>me et ne veut plus en sortir. C'est dans le fond m<text:span text:style-name="T3">ê</text:span>me de cet ab<text:span text:style-name="T3">î</text:span>me qu'il s'<text:span text:style-name="T3">é</text:span>tablit, le plus solidement qu'il peut, esp<text:span text:style-name="T3">é</text:span>rant y trouver la fin de ses inqui<text:span text:style-name="T3">é</text:span>tudes et de ses angoisses, et se flattant de persuader aux autres qu'il y a r<text:span text:style-name="T3">é</text:span>ussi ; ce qui n'emp<text:span text:style-name="T3">ê</text:span>che pas qu'il ne laisse <text:span text:style-name="T3">é</text:span>chapper par moments des paroles comme celles-ci : <text:span text:style-name="T3">« S’il</text:span> ne fallait rien faire que pour le certain, on ne devrait rien faire pour la religion, car elle n'est<text:span text:style-name="T3"> pas certaine. »</text:span> Voil<text:span text:style-name="T3">à</text:span> un terrible aveu de la part d'un homme qui<text:span text:style-name="T1"> </text:span>sacrifie, pour plus de s<text:span text:style-name="T3">û</text:span>ret<text:span text:style-name="T3">é</text:span>, la raison <text:span text:style-name="T3">à</text:span> la foi ! Et quel <text:span text:style-name="T3">é</text:span>trange fondement il pr<text:span text:style-name="T3">é</text:span>tend donner <text:span text:style-name="T3">à</text:span> cette foi m<text:span text:style-name="T3">ê</text:span>me, son seul asile ! <text:span text:style-name="T3">«</text:span> On n'entend rien aux ouvrages de Dieu, dit-il, si on ne prend pour principe qu'il a voulu aveugler les uns et <text:span text:style-name="T3">é</text:span>clairer les autres<text:span text:style-name="T4">. </text:span><text:span text:style-name="T3">»</text:span> C'est en effet sur cette doctrine prodigieuse que se fonde tout son <text:span text:style-name="T3">é</text:span>difice, tout le syst<text:span text:style-name="T3">è</text:span>me du jans<text:span text:style-name="T3">é</text:span><text:span text:style-name="T18">­</text:span>nisme. Quel Dieu, que celui-l<text:span text:style-name="T3">à</text:span> ! Que d'<text:span text:style-name="T3">é</text:span>loquence et de subtilit<text:span text:style-name="T3">é</text:span> il faut, pour soutenir et d<text:span text:style-name="T3">é</text:span>velopper une conception si <text:span text:style-name="T3">étrange ! </text:span>Ainsi non seulement la raison, suivant Pascal, est incapable de certitude, et c'est sur le n<text:span text:style-name="T3">é</text:span>ant <text:soft-page-break/>de la raison qu'il pr<text:span text:style-name="T3">é</text:span>tend <text:span text:style-name="T3">établir tout son raisonnement, — comme si ce n'é</text:span>tait pas la reconna<text:span text:style-name="T3">î</text:span>tre tout en la niant, que de la faire j<text:span text:style-name="T3">uge de ce qu'on dit contre elle !</text:span> car enfin, si vous posez cet axiome que <text:span text:style-name="T3">«</text:span> tout ce qui est l'objet de la foi ne saurait l'<text:span text:style-name="T3">ê</text:span>tre de la raison <text:span text:style-name="T3">»</text:span>, <text:span text:style-name="T3">à</text:span> quoi bon faire un livre de raisonnement pour assujettir l'es­prit <text:span text:style-name="T3">à</text:span> la foi <text:span text:style-name="T3">? — mais encore il pré</text:span>tend fonder la foi en Dieu sur la n<text:span text:style-name="T3">é</text:span>gation de la justice, sur la Gr<text:span text:style-name="T3">â</text:span>ce toute pure, c'est-<text:span text:style-name="T3">à</text:span>-dire sur le bon plai­sir de Dieu. De toute <text:span text:style-name="T3">é</text:span>ternit<text:span text:style-name="T3">é</text:span> et avant qu'ils fussent n<text:span text:style-name="T3">é</text:span>s, Dieu a voulu, uniquement parce que cela lui a plu, sauver les uns, en tr<text:span text:style-name="T3">è</text:span>s petit nom­bre, et damner les autres. Telle est la doctrine jans<text:span text:style-name="T3">é</text:span>niste, qui est conforme, quoi qu'on ait voulu dire, <text:span text:style-name="T3">à</text:span> celle de saint Augustin : c'est la doctrine de la Gr<text:span text:style-name="T3">â</text:span>ce et de la Pr<text:span text:style-name="T3">é</text:span>destination.</text:p>
      <text:p text:style-name="P99">D<text:span text:style-name="T3">è</text:span>s lors cette imagination surexcit<text:span text:style-name="T3">é</text:span>e, concentrant<text:span text:style-name="T1"> </text:span>toutes ses puissances sur cette id<text:span text:style-name="T3">é</text:span>e unique, la tourne et la retourne en cent mani<text:span text:style-name="T3">ères : car sa foi, on l’</text:span>a tr<text:span text:style-name="T3">è</text:span>s bien dit <text:span text:style-name="T3">«</text:span><text:span text:style-name="T4"> </text:span>n'est pas une foi d'habitude ; c'est une foi qu'il doit disputer sans cesse <text:span text:style-name="T3">à</text:span> quel­que objection nouvelle, une foi arrach<text:span text:style-name="T3">é</text:span>e et convulsive... Ses angoisses, ses doutes l'<text:span text:style-name="T3">é</text:span>puisent sans le vaincre... Il faut croire ou mourir<text:span text:style-name="T37"> </text:span>%79%. <text:span text:style-name="T3">»</text:span></text:p>
      <text:p text:style-name="P81"><text:span text:style-name="T19">Pascal est une sorte d'Hamlet, qui, lui aussi, dit son </text:span><text:span text:style-name="T29">To be, or not to be</text:span><text:span text:style-name="T19">, en pr</text:span><text:span text:style-name="T20">é</text:span><text:span text:style-name="T19">sence du pro­bl</text:span><text:span text:style-name="T20">è</text:span><text:span text:style-name="T19">me de la destin</text:span><text:span text:style-name="T20">é</text:span><text:span text:style-name="T19">e. Mais la m</text:span><text:span text:style-name="T20">é</text:span><text:span text:style-name="T19">lancolie de cet Hamlet jans</text:span><text:span text:style-name="T20">é</text:span><text:span text:style-name="T19">niste est bien plus profonde que celle du h</text:span><text:span text:style-name="T20">é</text:span><text:span text:style-name="T19">ros de Shakespeare. La m</text:span><text:span text:style-name="T20">é</text:span><text:span text:style-name="T19">lancolie d'Hamlet lui vient surtout de l'horreur des crimes dont il se sent entour</text:span><text:span text:style-name="T20">é</text:span><text:span text:style-name="T19"> ; celle de Pascal lui vient tout enti</text:span><text:span text:style-name="T20">è</text:span><text:span text:style-name="T19">re de l'</text:span><text:span text:style-name="T20">é</text:span><text:span text:style-name="T19">nigme terrible de notre destin</text:span><text:span text:style-name="T20">é</text:span><text:span text:style-name="T19">e et du fond m</text:span><text:span text:style-name="T20">ê</text:span><text:span text:style-name="T19">me de notre nature, si contradictoire et si am­bigu</text:span><text:span text:style-name="T20">ë</text:span><text:span text:style-name="T19">. </text:span><text:span text:style-name="T20">«</text:span><text:span text:style-name="T19"> Quelle Chim</text:span><text:span text:style-name="T20">è</text:span><text:span text:style-name="T19">re est-ce donc que l'homme ? s'</text:span><text:span text:style-name="T20">é</text:span><text:span text:style-name="T19">crie-t-il, quelle nouveaut</text:span><text:span text:style-name="T20">é</text:span><text:span text:style-name="T19">, quel monstre, quel chaos, quel sujet de contradictions, quel prodige ! Juge de toutes choses, imb</text:span><text:span text:style-name="T20">é</text:span><text:span text:style-name="T19">cile ver de terre ; d</text:span><text:span text:style-name="T20">é</text:span><text:span text:style-name="T19">positaire du vrai, cloaque d'incertitude et d'er­reur ! gloire et rebut de l'univers !... </text:span><text:span text:style-name="T20">»</text:span></text:p>
      <text:p text:style-name="P69">Et nous, ne pourrions-nous pas ajouter, en re­gardant Pascal lui-m<text:span text:style-name="T3">ê</text:span>me : Quel prodige dans le prodige, que cette nature si forte et si fr<text:span text:style-name="T3">ê</text:span>le ! que cette organisation si puissante et si mala­dive ! Quelle violence dans sa sensibilit<text:span text:style-name="T3">é</text:span> ! quelle <text:span text:style-name="T3">é</text:span>pouvante dans son imagination ! quel emporte­ment dans sa logique, courant d'un p<text:span text:style-name="T3">ô</text:span>le <text:span text:style-name="T3">à</text:span> l'autre, avec tout l'absolu de la g<text:span text:style-name="T3">é</text:span>om<text:span text:style-name="T3">é</text:span>t<text:span text:style-name="T3">rie ! — «</text:span> G<text:span text:style-name="T3">é</text:span>om<text:span text:style-name="T3">é</text:span>trie et passion, dit M. Havet, voil<text:span text:style-name="T3">à</text:span> tout l'esprit de Pas­cal, voil<text:span text:style-name="T3">à</text:span> toute son <text:span text:style-name="T3">é</text:span>loquence... O<text:span text:style-name="T3">ù</text:span> vous n'aper­cevez que le spectacle confus de la nature, il voit distinctement l'enfer et le ciel, l'un tout b<text:span text:style-name="T3">é</text:span>ant <text:span text:style-name="T3">à</text:span> ses pieds, l'autre qui s'entr'ouvre sur sa t<text:span text:style-name="T3">ê</text:span>te. Un souf­fle de mort et un souffle de vie passent tour <text:span text:style-name="T3">à</text:span> tour sur lui... <text:span text:style-name="T3">»</text:span></text:p>
      <text:p text:style-name="P81"><text:span text:style-name="T19">Mais c'est le souffle de mort et d'</text:span><text:span text:style-name="T20">é</text:span><text:span text:style-name="T19">pouvante qui revient le plus souvent. A chaque instant, dans les </text:span><text:span text:style-name="T29">Pens</text:span><text:span text:style-name="T30">é</text:span><text:span text:style-name="T29">es</text:span><text:span text:style-name="T19">, on rencontre des traits courts et saisissants, comme celui-ci, qui peint d'un mot la stupeur de son </text:span><text:span text:style-name="T20">â</text:span><text:span text:style-name="T19">me en pr</text:span><text:span text:style-name="T20">é</text:span><text:span text:style-name="T19">sence du ciel nocturne : </text:span><text:span text:style-name="T20">«</text:span><text:span text:style-name="T19"> Le silence </text:span><text:span text:style-name="T20">é</text:span><text:span text:style-name="T19">ternel de ces espaces infinis m'effraye ; </text:span><text:span text:style-name="T20">»</text:span><text:span text:style-name="T19"> </text:span><text:span text:style-name="T20">— ou bien comme cet autre : «</text:span><text:span text:style-name="T19"> Le dernier acte est sanglant, quelque belle que soit la com</text:span><text:span text:style-name="T20">é</text:span><text:span text:style-name="T19">die en tout le reste. On jette enfin de la terre sur la t</text:span><text:span text:style-name="T20">ê</text:span><text:span text:style-name="T19">te, et en voil</text:span><text:span text:style-name="T20">à</text:span><text:span text:style-name="T19"> pour jamais. </text:span><text:span text:style-name="T20">»</text:span><text:span text:style-name="T19"> Il faut citer ici l'admirable commentaire de M. Havet, qui semble s'excuser, comme je m'excuse moi-m</text:span><text:span text:style-name="T20">ê</text:span><text:span text:style-name="T19">me, de consid</text:span><text:span text:style-name="T20">é</text:span><text:span text:style-name="T19">rer la forme quand le fond est si s</text:span><text:span text:style-name="T20">é</text:span><text:span text:style-name="T19">rieux ; mais l'une n'est pas moins digne d'attention que l'autre. </text:span><text:span text:style-name="T20">«</text:span><text:span text:style-name="T19"> Peut-on se d</text:span><text:span text:style-name="T20">é</text:span><text:span text:style-name="T19">ta­cher un moment d'une telle pens</text:span><text:span text:style-name="T20">é</text:span><text:span text:style-name="T19">e, dit-il, pour s'arr</text:span><text:span text:style-name="T20">ê</text:span><text:span text:style-name="T19">ter </text:span><text:span text:style-name="T20">à</text:span><text:span text:style-name="T19"> la forme ? Elle est d'un genre de beaut</text:span><text:span text:style-name="T20">é</text:span><text:span text:style-name="T19"> bien rare. Elle joint </text:span><text:span text:style-name="T20">à</text:span><text:span text:style-name="T19"> la </text:span><text:soft-page-break/><text:span text:style-name="T19">dignit</text:span><text:span text:style-name="T20">é</text:span><text:span text:style-name="T19"> de l'</text:span><text:span text:style-name="T20">é</text:span><text:span text:style-name="T19">lo­quence fran</text:span><text:span text:style-name="T20">ç</text:span><text:span text:style-name="T19">aise non seulement une familiarit</text:span><text:span text:style-name="T20">é</text:span><text:span text:style-name="T19"> forte, comme dans Bossuet, mais je ne sais quel sombre accent et quelle po</text:span><text:span text:style-name="T20">é</text:span><text:span text:style-name="T19">sie sourde et p</text:span><text:span text:style-name="T20">é</text:span><text:span text:style-name="T19">n</text:span><text:span text:style-name="T20">é</text:span><text:span text:style-name="T24">­</text:span><text:span text:style-name="T19">trante. Cela est classique et shakespearien tout en­semble ; rien n'est plus discret et rien n'est plus fort, Pascal sans doute a rapport</text:span><text:span text:style-name="T20">é</text:span><text:span text:style-name="T19"> cette pens</text:span><text:span text:style-name="T20">é</text:span><text:span text:style-name="T19">e d'un cimeti</text:span><text:span text:style-name="T20">è</text:span><text:span text:style-name="T19">re : le bruit des pellet</text:span><text:span text:style-name="T20">é</text:span><text:span text:style-name="T19">es tombant sur la bi</text:span><text:span text:style-name="T20">è</text:span><text:span text:style-name="T19">re lui </text:span><text:span text:style-name="T20">é</text:span><text:span text:style-name="T19">tait rest</text:span><text:span text:style-name="T20">é</text:span><text:span text:style-name="T19"> au c</text:span><text:span text:style-name="T20">œ</text:span><text:span text:style-name="T19">ur. </text:span><text:span text:style-name="T20">»</text:span></text:p>
      <text:p text:style-name="P81"><text:span text:style-name="T19">Vous trouvez assur</text:span><text:span text:style-name="T20">é</text:span><text:span text:style-name="T19">ment comme moi qu'ici le commentateur est digne de l'</text:span><text:span text:style-name="T20">é</text:span><text:span text:style-name="T19">crivain lui-m</text:span><text:span text:style-name="T20">ê</text:span><text:span text:style-name="T19">me et qu'il le compl</text:span><text:span text:style-name="T20">è</text:span><text:span text:style-name="T19">te. Ce que M. Havet appelle shakespearien, ne pouvons-nous indiff</text:span><text:span text:style-name="T20">é</text:span><text:span text:style-name="T19">rem­ment le nommer romantique ? Pascal est donc bien en effet classique et romantique en m</text:span><text:span text:style-name="T20">ê</text:span><text:span text:style-name="T19">me temps. Si son syst</text:span><text:span text:style-name="T20">è</text:span><text:span text:style-name="T19">me th</text:span><text:span text:style-name="T20">é</text:span><text:span text:style-name="T19">ologique est des plus </text:span><text:span text:style-name="T20">é</text:span><text:span text:style-name="T19">troits, son </text:span><text:span text:style-name="T20">é</text:span><text:span text:style-name="T19">tendue de clavier litt</text:span><text:span text:style-name="T20">é</text:span><text:span text:style-name="T19">raire est immense. Il pr</text:span><text:span text:style-name="T20">é</text:span><text:span text:style-name="T19">lude, dans les </text:span><text:span text:style-name="T29">Provinciales</text:span><text:span text:style-name="T19">, par la com</text:span><text:span text:style-name="T20">é</text:span><text:span text:style-name="T19">die, et l'on croit lire des dialogues de Platon mettant aux prises l'iro­nie socratique et les sophistes ; mais bient</text:span><text:span text:style-name="T20">ô</text:span><text:span text:style-name="T19">t cette com</text:span><text:span text:style-name="T20">é</text:span><text:span text:style-name="T19">die hausse le ton jusqu'</text:span><text:span text:style-name="T20">à</text:span><text:span text:style-name="T19"> l'accent tragique. </text:span><text:span text:style-name="T20">«</text:span><text:span text:style-name="T19"> C'est dans Pascal, dit M. Doudan, que vous trouverez pour la premi</text:span><text:span text:style-name="T20">è</text:span><text:span text:style-name="T19">re fois en France la raillerie sinistre et tragique, aiguis</text:span><text:span text:style-name="T20">é</text:span><text:span text:style-name="T19">e et affil</text:span><text:span text:style-name="T20">é</text:span><text:span text:style-name="T19">e comme un poignard : c'est la com</text:span><text:span text:style-name="T20">é</text:span><text:span text:style-name="T19">die et la tra­g</text:span><text:span text:style-name="T20">é</text:span><text:span text:style-name="T19">die tout ensemble. </text:span><text:span text:style-name="T20">»</text:span><text:span text:style-name="T19"> Et, dans les </text:span><text:span text:style-name="T29">Pens</text:span><text:span text:style-name="T30">é</text:span><text:span text:style-name="T29">es</text:span><text:span text:style-name="T19">, c'est le drame, quoiqu'il n'y ait qu'un seul acteur, une </text:span><text:span text:style-name="T20">â</text:span><text:span text:style-name="T19">me qui se d</text:span><text:span text:style-name="T20">é</text:span><text:span text:style-name="T19">bat dans l'</text:span><text:span text:style-name="T20">é</text:span><text:span text:style-name="T19">pouvante, et par excep­tion seulement, quelque interlocuteur inattendu, soit humain, soit divin. Ce drame, c'est celui de la destin</text:span><text:span text:style-name="T20">é</text:span><text:span text:style-name="T19">e humaine, compliqu</text:span><text:span text:style-name="T20">é</text:span><text:span text:style-name="T19"> des terreurs de la foi</text:span><text:span text:style-name="T22"> </text:span><text:span text:style-name="T19">jans</text:span><text:span text:style-name="T20">é</text:span><text:span text:style-name="T19">niste. Voltaire r</text:span><text:span text:style-name="T20">é</text:span><text:span text:style-name="T19">sume tout cela d'une m</text:span><text:span text:style-name="T20">étaphore un peu vive, mais juste :</text:span><text:span text:style-name="T19"> </text:span><text:span text:style-name="T20">«</text:span><text:span text:style-name="T19"> Le fanatisme jans</text:span><text:span text:style-name="T20">é</text:span><text:span text:style-name="T19">niste, dit-il, avait ensorcel</text:span><text:span text:style-name="T20">é</text:span><text:span text:style-name="T19"> son imagination. </text:span><text:span text:style-name="T20">» — C'est pré</text:span><text:span text:style-name="T19">cis</text:span><text:span text:style-name="T20">é</text:span><text:span text:style-name="T19">ment pour cela que Pascal est un </text:span><text:span text:style-name="T20">é</text:span><text:span text:style-name="T19">crivain si contagieux et si </text:span><text:span text:style-name="T20">é</text:span><text:span text:style-name="T19">mouvant !</text:span></text:p>
      <text:p text:style-name="P12"/>
      <text:p text:style-name="P81"><text:span text:style-name="T19">Quant </text:span><text:span text:style-name="T20">à</text:span><text:span text:style-name="T19"> Bossuet, il est tr</text:span><text:span text:style-name="T20">è</text:span><text:span text:style-name="T19">s romantique aussi, non certes par les sentiments et les id</text:span><text:span text:style-name="T20">é</text:span><text:span text:style-name="T19">es, mais par l'expression et le mouvement. S'il choque parfois la raison presque autant que Pascal, en revanche combien il enchante l'imagination par le style et par la couleur ! Assur</text:span><text:span text:style-name="T20">é</text:span><text:span text:style-name="T19">ment l'esprit de Bossuet n'a pas autant d'</text:span><text:span text:style-name="T20">é</text:span><text:span text:style-name="T19">tendue que de force, ni d'ouverture que d'ascendant et de puissance domi­natrice ; son </text:span><text:span text:style-name="T20">é</text:span><text:span text:style-name="T19">rudition laisse beaucoup trop </text:span><text:span text:style-name="T20">à</text:span><text:span text:style-name="T19"> d</text:span><text:span text:style-name="T20">é</text:span><text:span text:style-name="T19">si­rer ; il n'a rien fait pour </text:span><text:span text:style-name="T20">é</text:span><text:span text:style-name="T19">largir son horizon, d</text:span><text:span text:style-name="T20">é</text:span><text:span text:style-name="T19">j</text:span><text:span text:style-name="T20">à</text:span><text:span text:style-name="T19"> si r</text:span><text:span text:style-name="T20">é</text:span><text:span text:style-name="T19">tr</text:span><text:span text:style-name="T20">é</text:span><text:span text:style-name="T19">ci par l'</text:span><text:span text:style-name="T20">é</text:span><text:span text:style-name="T19">ducation eccl</text:span><text:span text:style-name="T20">é</text:span><text:span text:style-name="T19">siastique et par la profession d'</text:span><text:span text:style-name="T20">é</text:span><text:span text:style-name="T19">v</text:span><text:span text:style-name="T20">ê</text:span><text:span text:style-name="T19">que ; dans </text:span><text:span text:style-name="T30">le Discours sur l’His</text:span><text:span text:style-name="T29">toire universelle</text:span><text:span text:style-name="T19">, il ne</text:span><text:span text:style-name="T20"> daigne point faire mention de l’</text:span><text:span text:style-name="T19">Orient ; il l'ignore, et veut l'ignorer : s'il le connaissait, cela g</text:span><text:span text:style-name="T20">ê</text:span><text:span text:style-name="T19">nerait son dessein ; son esprit se meut, tant</text:span><text:span text:style-name="T20">ô</text:span><text:span text:style-name="T19">t avec majest</text:span><text:span text:style-name="T20">é</text:span><text:span text:style-name="T19">, tant</text:span><text:span text:style-name="T20">ô</text:span><text:span text:style-name="T19">t avec imp</text:span><text:span text:style-name="T20">é</text:span><text:span text:style-name="T19">tuosit</text:span><text:span text:style-name="T20">é</text:span><text:span text:style-name="T19">, dans des bornes resserr</text:span><text:span text:style-name="T20">é</text:span><text:span text:style-name="T19">es ; oui, tout cela est vrai ; mais c'est peut-</text:span><text:span text:style-name="T20">ê</text:span><text:span text:style-name="T19">tre justement parce que sa pens</text:span><text:span text:style-name="T20">é</text:span><text:span text:style-name="T19">e est </text:span><text:span text:style-name="T20">à</text:span><text:span text:style-name="T19"> l'</text:span><text:span text:style-name="T20">é</text:span><text:span text:style-name="T19">troit, qu'elle </text:span><text:span text:style-name="T20">é</text:span><text:span text:style-name="T19">clate en merveilles de style. Dans ses lettres de direction, dans ses sermons, dans ses </text:span><text:span text:style-name="T29">El</text:span><text:span text:style-name="T30">é</text:span><text:span text:style-name="T29">vations</text:span><text:span text:style-name="T19"> sur les </text:span><text:span text:style-name="T20">É</text:span><text:span text:style-name="T19">vangiles et sur les Myst</text:span><text:span text:style-name="T20">è</text:span><text:span text:style-name="T19">res, quelles continuelles cr</text:span><text:span text:style-name="T20">é</text:span><text:span text:style-name="T19">ations de langage ! Plus les id</text:span><text:span text:style-name="T20">é</text:span><text:span text:style-name="T19">es sont parfois difficiles </text:span><text:span text:style-name="T20">à</text:span><text:span text:style-name="T19"> exprimer, </text:span><text:span text:style-name="T20">à</text:span><text:span text:style-name="T22"> </text:span><text:span text:style-name="T19">d</text:span><text:span text:style-name="T20">é</text:span><text:span text:style-name="T19">gager, puisque ce sont des myst</text:span><text:span text:style-name="T20">è</text:span><text:span text:style-name="T19">res, plus ses expressions famili</text:span><text:span text:style-name="T20">è</text:span><text:span text:style-name="T19">res et fortes, prises de la langue commune et populaire, mais assembl</text:span><text:span text:style-name="T20">é</text:span><text:span text:style-name="T19">es avec g</text:span><text:span text:style-name="T20">é</text:span><text:span text:style-name="T24">­</text:span><text:span text:style-name="T19">nie, d'un flot large et facile et sans recherche, vous font saisir l'insaisissable. Une image n'attend pas </text:span><text:span text:style-name="T20">l’</text:span><text:span text:style-name="T19">autre. Sa langue, toujours fid</text:span><text:span text:style-name="T20">è</text:span><text:span text:style-name="T19">le </text:span><text:span text:style-name="T20">à</text:span><text:span text:style-name="T19"> l'</text:span><text:span text:style-name="T20">é</text:span><text:span text:style-name="T19">tymologie, est si juste et si naturelle, qu'elle donne par­fois quelque vraisemblance aux id</text:span><text:span text:style-name="T20">é</text:span><text:span text:style-name="T19">es les plus con­testables.</text:span></text:p>
      <text:p text:style-name="P69"><text:span text:style-name="T3">«</text:span> Bossuet, dit un fin critique, emploie tous nos idiomes, comme Hom<text:span text:style-name="T3">è</text:span>re employait tous les dia­lectes. Le langage des rois, des politiques et des guerriers, <text:soft-page-break/>celui du peuple et du savant, du village et de l'<text:span text:style-name="T3">é</text:span>cole, du sanctuaire et du barreau, le vieux et le nouveau, le trivial et le pompeux, le sourd et le sonore, tout lui sert : et, de tout cela, il fait un style simple, grave, majestueux<text:span text:style-name="T37"> </text:span>%80%. <text:span text:style-name="T3">»</text:span></text:p>
      <text:p text:style-name="P81"><text:span text:style-name="T19">M. Edmond Scherer rapporte une conversation des plus curieuses, o</text:span><text:span text:style-name="T20">ù</text:span><text:span text:style-name="T19">, </text:span><text:span text:style-name="T20">à</text:span><text:span text:style-name="T19"> propos de Bossuet, l'on plaide le pour et le contre avec une extr</text:span><text:span text:style-name="T20">ê</text:span><text:span text:style-name="T19">me vivacit</text:span><text:span text:style-name="T20">é</text:span><text:span text:style-name="T19">. Per­sonne n'oserait s'exprimer avec autant de hardiesse, si ce n'</text:span><text:span text:style-name="T20">é</text:span><text:span text:style-name="T19">tait en petit comit</text:span><text:span text:style-name="T20">é</text:span><text:span text:style-name="T19"> et dans un d</text:span><text:span text:style-name="T20">î</text:span><text:span text:style-name="T19">ner litt</text:span><text:span text:style-name="T20">é</text:span><text:span text:style-name="T19">raire. Vous m'excuserez de d</text:span><text:span text:style-name="T20">é</text:span><text:span text:style-name="T19">tacher un court passage de cette discussion entre des interlocuteurs de premier ordre %81%. Un des convives, apr</text:span><text:span text:style-name="T20">è</text:span><text:span text:style-name="T19">s avoir fait l'</text:span><text:span text:style-name="T20">é</text:span><text:span text:style-name="T19">loge de plusieurs </text:span><text:span text:style-name="T20">é</text:span><text:span text:style-name="T19">crivains du </text:span><text:span text:style-name="T10">xvii</text:span><text:span text:style-name="T25">e</text:span><text:span text:style-name="T19"> si</text:span><text:span text:style-name="T20">è</text:span><text:span text:style-name="T19">cle, se dispose </text:span><text:span text:style-name="T20">à</text:span><text:span text:style-name="T19"> louer Bossuet ; il est interrompu brusquement.</text:span><text:span text:style-name="T20"> — «</text:span><text:span text:style-name="T19"> Bossuet ! </text:span><text:span text:style-name="T20">»</text:span><text:span text:style-name="T19"> s'</text:span><text:span text:style-name="T20">é</text:span><text:span text:style-name="T19">cria Raymond (c'est-</text:span><text:span text:style-name="T20">à</text:span><text:span text:style-name="T19">-di</text:span><text:span text:style-name="T20">re, je crois, M. Renan) Bossuet </text:span><text:span text:style-name="T19">! mais vous n'y pensez pas ! Un homme qui n'avait rien lu, qui ne savait rien ! Un homme qui n'a pas eu une seule id</text:span><text:span text:style-name="T20">é</text:span><text:span text:style-name="T19">e dans sa vie ! Est-il rien de plus st</text:span><text:span text:style-name="T20">é</text:span><text:span text:style-name="T19">rile que </text:span><text:span text:style-name="T29">la Connaissance de Dieu et de soi-m</text:span><text:span text:style-name="T30">ê</text:span><text:span text:style-name="T29">me</text:span><text:span text:style-name="T19">, de plus absurde que </text:span><text:span text:style-name="T30">le Discours sur l’</text:span><text:span text:style-name="T29">Histoire universelle</text:span><text:span text:style-name="T19">, de plus grotesque que </text:span><text:span text:style-name="T29">la Politique tir</text:span><text:span text:style-name="T30">ée de l’É</text:span><text:span text:style-name="T29">criture sainte</text:span><text:span text:style-name="T19"> ! On vante </text:span><text:span text:style-name="T30">l’</text:span><text:span text:style-name="T29">His­toire des Variations</text:span><text:span text:style-name="T19"> ; mais Bossuet a-t-il rien com­pris </text:span><text:span text:style-name="T20">à</text:span><text:span text:style-name="T19"> cette grande et originale figure de Luther ? A-t-il entrevu la port</text:span><text:span text:style-name="T20">é</text:span><text:span text:style-name="T19">e du protestantisme ? Et Richard Simon, le fondateur de la critique biblique, un pr</text:span><text:span text:style-name="T20">é</text:span><text:span text:style-name="T19">curseur, lui, un homme que les Allemands nous</text:span><text:span text:style-name="T22"> </text:span><text:span text:style-name="T19">envient, avec quelle hauteur ne l'a point trait</text:span><text:span text:style-name="T20">é</text:span><text:span text:style-name="T19"> cet</text:span><text:span text:style-name="T22"> </text:span><text:span text:style-name="T20">é</text:span><text:span text:style-name="T19">v</text:span><text:span text:style-name="T20">ê</text:span><text:span text:style-name="T19">que qui ne savait pas un mot d'h</text:span><text:span text:style-name="T20">é</text:span><text:span text:style-name="T19">breu et n'en­tendait absolument rien </text:span><text:span text:style-name="T20">à</text:span><text:span text:style-name="T19"> ces questions ! </text:span><text:span text:style-name="T20">»</text:span></text:p>
      <text:p text:style-name="P69">A cette sortie, il y eut un mouvement <text:span text:style-name="T3">à</text:span> gau­che de la table. Montaigu, l'un de nos convives les plus assidus, (c'est, je pense, M. Scherer lui-m<text:span text:style-name="T3">ê</text:span>me), crut devoir protester en faveur de Bossuet : <text:span text:style-name="T3">«</text:span> Ce n'<text:span text:style-name="T3">é</text:span>tait pas un penseur, sans doute, ni un savant ; mais quel <text:span text:style-name="T3">é</text:span>crivain ! Bossuet est d'autant plus grand qu'il est na<text:span text:style-name="T3">ï</text:span>f, s'<text:span text:style-name="T3">é</text:span>levant sans effort dans les hautes r<text:span text:style-name="T3">é</text:span>gions et y <text:span text:style-name="T3">é</text:span>levant tout avec lui. Il a <text:span text:style-name="T3">é</text:span>crit quelques-unes des plus m<text:span text:style-name="T3">é</text:span>morables pages qu'il y ait en fran<text:span text:style-name="T3">ç</text:span>ais ou en aucune autre langue <text:span text:style-name="T3">»</text:span><text:span text:style-name="T18">.</text:span> Etc.</text:p>
      <text:p text:style-name="P81"><text:span text:style-name="T19">En effet, soit qu'il parle de la mort, ou de la ra­pidit</text:span><text:span text:style-name="T20">é</text:span><text:span text:style-name="T19"> de la vie, ou qu'il traite d'autres th</text:span><text:span text:style-name="T20">è</text:span><text:span text:style-name="T19">mes de</text:span></text:p>
      <text:p text:style-name="P94"><text:span text:style-name="T19">cette sorte, Bossuet excelle </text:span><text:span text:style-name="T20">à</text:span><text:span text:style-name="T19"> renouveler les lieux-communs </text:span><text:span text:style-name="T20">é</text:span><text:span text:style-name="T19">ternels. C'est en cela pr</text:span><text:span text:style-name="T20">é</text:span><text:span text:style-name="T19">cis</text:span><text:span text:style-name="T20">é</text:span><text:span text:style-name="T19">ment que consiste le g</text:span><text:span text:style-name="T20">é</text:span><text:span text:style-name="T19">nie oratoire, surtout le g</text:span><text:span text:style-name="T20">é</text:span><text:span text:style-name="T19">nie du pr</text:span><text:span text:style-name="T20">é</text:span><text:span text:style-name="T24">­</text:span><text:span text:style-name="T19">dicateur. Et par quoi les renouvelle-t-il ? P</text:span><text:span text:style-name="T20">ar l’</text:span><text:span text:style-name="T19">in­tensit</text:span><text:span text:style-name="T20">é</text:span><text:span text:style-name="T19"> du sentiment. C'est elle, en effet, qui produit le style. Le sentiment peut, remarquez-le bien, </text:span><text:span text:style-name="T20">ê</text:span><text:span text:style-name="T19">tre puissant et original, sans que l'id</text:span><text:span text:style-name="T20">é</text:span><text:span text:style-name="T19">e le soit. Rap­pelez-vous le c</text:span><text:span text:style-name="T20">é</text:span><text:span text:style-name="T19">l</text:span><text:span text:style-name="T20">è</text:span><text:span text:style-name="T19">bre morceau : </text:span><text:span text:style-name="T30">Marche !</text:span><text:span text:style-name="T29"> Marche !</text:span><text:span text:style-name="T19"> C'est une admirable sonate ; elle est d</text:span><text:span text:style-name="T20">é</text:span><text:span text:style-name="T19">velopp</text:span><text:span text:style-name="T20">é</text:span><text:span text:style-name="T19">e en une page grandiose avec un art merveilleux. Ailleurs, ce sont des images simples et famili</text:span><text:span text:style-name="T20">è</text:span><text:span text:style-name="T19">res qui sem­blent n</text:span><text:span text:style-name="T20">é</text:span><text:span text:style-name="T19">gligemment jet</text:span><text:span text:style-name="T20">é</text:span><text:span text:style-name="T19">es. Ainsi, parlant du petit nombre des jours heureux dans notre vie si rapide et si courte : </text:span><text:span text:style-name="T20">«</text:span><text:span text:style-name="T21"> </text:span><text:span text:style-name="T19">Mais, dit-il, combien ce temps est-il clairsem</text:span><text:span text:style-name="T20">é</text:span><text:span text:style-name="T19"> dans ma vie ! C'est comme des clous attach</text:span><text:span text:style-name="T20">é</text:span><text:span text:style-name="T19">s </text:span><text:span text:style-name="T20">à</text:span><text:span text:style-name="T19"> une longue muraille dans quelque dis­tance : vous diriez que cela occupe de la place ; amassez-les, il n'y en a pas pour emplir la main. </text:span><text:span text:style-name="T20">»</text:span><text:span text:style-name="T19"> Et quel merveilleux passage que celui-ci, dans lequel seulement le pr</text:span><text:span text:style-name="T20">é</text:span><text:span text:style-name="T19">dicateur oublie un peu le dogme de la r</text:span><text:span text:style-name="T20">é</text:span><text:span text:style-name="T19">surrection de la chair : </text:span><text:span text:style-name="T20">«</text:span><text:span text:style-name="T19"> Tout nous appelle </text:span><text:span text:style-name="T20">à</text:span><text:span text:style-name="T19"> la mort. La Nature, comme si elle </text:span><text:span text:style-name="T20">é</text:span><text:span text:style-name="T19">tait presque envieuse du don qu'elle nous a fait, nous d</text:span><text:span text:style-name="T20">é</text:span><text:span text:style-name="T19">clare souvent et nous fait signifier qu'elle ne peut nous laisser longtemps ce peu de mati</text:span><text:span text:style-name="T20">è</text:span><text:span text:style-name="T19">re qu'elle nous pr</text:span><text:span text:style-name="T20">ê</text:span><text:span text:style-name="T19">te, qui ne doit pas demeurer dans les m</text:span><text:span text:style-name="T20">ê</text:span><text:span text:style-name="T19">mes mains, et qui doit </text:span><text:span text:style-name="T20">ê</text:span><text:span text:style-name="T19">tre </text:span><text:span text:style-name="T20">é</text:span><text:span text:style-name="T19">ternellement dans le com­merce : elle en a besoin pour d'autres formes ; elle le redemande pour d'autres ouvrages. Cette recrue</text:span><text:span text:style-name="T22"> </text:span><text:span text:style-name="T19">continuelle du genre humain, je veux dire les enfants qui naissent, </text:span><text:span text:style-name="T20">à</text:span><text:span text:style-name="T19"> mesure qu'ils croissent et qu'ils s'avance</text:span><text:span text:style-name="T20">nt, semblent nous pousser de l’é</text:span><text:span text:style-name="T19">paule et nous dire : </text:span><text:span text:style-name="T20">«</text:span><text:span text:style-name="T21"> </text:span><text:span text:style-name="T19">Retirez-vous, c'est maintenant notre tour. </text:span><text:span text:style-name="T20">»</text:span></text:p>
      <text:p text:style-name="P69">Avec ces familiarit<text:span text:style-name="T3">é</text:span>s qui vous saisissent, Bossuet cependant reste toujours un <text:span text:style-name="T3">é</text:span>crivain de grande allure et un orateur de haut vol. Comment r<text:span text:style-name="T3">é</text:span>sister <text:span text:style-name="T3">à</text:span> la beaut<text:span text:style-name="T3">é</text:span> des Oraisons fun<text:span text:style-name="T3">è</text:span>bres, au mouvement qui les enl<text:span text:style-name="T3">è</text:span>ve, <text:span text:style-name="T3">à</text:span> la flamme qui les anime, <text:span text:style-name="T3">à</text:span> la couleur et <text:span text:style-name="T3">à</text:span> la po<text:span text:style-name="T3">é</text:span>sie, <text:span text:style-name="T3">à</text:span> la majest<text:span text:style-name="T3">é</text:span> ou <text:span text:style-name="T3">à</text:span> la gr<text:span text:style-name="T3">â</text:span>ce que l'orateur y r<text:span text:style-name="T3">é</text:span>pand tour <text:span text:style-name="T3">à</text:span> tour ?</text:p>
      <text:p text:style-name="P69">Lorsqu'il envoya <text:span text:style-name="T3">à</text:span> l'abb<text:span text:style-name="T3">é</text:span> de Ranc<text:span text:style-name="T3">é</text:span>, devenu apr<text:span text:style-name="T3">è</text:span>s la mort de madame de Montbazon le r<text:span text:style-name="T3">é</text:span>formateur de la Trappe, l'oraison fun<text:span text:style-name="T3">è</text:span>bre d'Henriette de France, reine d'Angleterre, veuve de Charles I<text:span text:style-name="T37">er</text:span>, et celle de Madame Henriette, sa fille, duchesse d'Orl<text:span text:style-name="T3">é</text:span>ans, morte <text:span text:style-name="T3">à</text:span> vingt-six ans, Bossuet lui dit, dans une lettre du mois d'octobre 1682 : <text:span text:style-name="T3">«</text:span> J'ai laiss<text:span text:style-name="T3">é</text:span> ordre de vous faire passer deux oraisons fun<text:span text:style-name="T3">è</text:span>bres qui, parce qu'elles font voir le n<text:span text:style-name="T3">é</text:span>ant du monde, peuvent avoir place parmi les livres d'un solitaire, et qu'en tout cas il peut regarder comme deux t<text:span text:style-name="T3">ê</text:span>tes de morts assez touchantes. <text:span text:style-name="T3">»</text:span> Ne voil<text:span text:style-name="T3">à</text:span>-t-il pas une comparaison assez romantique, sans parler des deux <text:span text:style-name="T3">œ</text:span>uvres elles-m<text:span text:style-name="T3">ê</text:span>mes auxquelles l'auteur l'ap­plique si justement ? Je n'en d<text:span text:style-name="T3">é</text:span>tacherai aucune page, je m'en fie <text:span text:style-name="T3">à</text:span> vos souvenirs ; rappelez seule­ment dans votre pens<text:span text:style-name="T3">é</text:span>e le passage de l'oraison<text:span text:style-name="T1"> </text:span>fun<text:span text:style-name="T3">è</text:span>bre de Madame, qui commence par ces mots : <text:span text:style-name="T3">«</text:span> La voil<text:span text:style-name="T3">à</text:span>, malgr<text:span text:style-name="T3">é</text:span> ce grand c<text:span text:style-name="T3">œ</text:span>ur, cette princesse si admir<text:span text:style-name="T3">é</text:span>e et si ch<text:span text:style-name="T3">é</text:span>rie ! la voil<text:span text:style-name="T3">à</text:span>, telle que la m<text:span text:style-name="T3">ort nous l’</text:span>a faite !... <text:span text:style-name="T3">»</text:span> Et toute la page qui suit, qu'on pourrait aussi nommer shakespearienne, comme la pens<text:span text:style-name="T3">é</text:span>e de Pascal de tout-<text:span text:style-name="T3">à</text:span>-l'heure.</text:p>
      <text:p text:style-name="P81"><text:span text:style-name="T19">Si donc on entend par romantisme la cr</text:span><text:span text:style-name="T20">é</text:span><text:span text:style-name="T19">ation dans le style, le don d'illuminer les choses connues de couleurs nouvelles, l'audace de l'expression avec le naturel, la familiarit</text:span><text:span text:style-name="T20">é</text:span><text:span text:style-name="T19"> unie </text:span><text:span text:style-name="T20">à</text:span><text:span text:style-name="T19"> la grandeur, comment ne pas </text:span><text:span text:style-name="T20">ê</text:span><text:span text:style-name="T19">tre frapp</text:span><text:span text:style-name="T20">é du romantisme de Bossuet </text:span><text:span text:style-name="T19">? Si le fond des id</text:span><text:span text:style-name="T20">é</text:span><text:span text:style-name="T19">es n'est pas tr</text:span><text:span text:style-name="T20">è</text:span><text:span text:style-name="T19">s riche, en revanche la forme est d'une nouveaut</text:span><text:span text:style-name="T20">é</text:span><text:span text:style-name="T19"> </text:span><text:soft-page-break/><text:span text:style-name="T19">qui surprend </text:span><text:span text:style-name="T20">à</text:span><text:span text:style-name="T19"> chaque minute. On a dit de lui avec esprit, dans une lettre du temps de Louis-Phi­lippe : </text:span><text:span text:style-name="T20">«</text:span><text:span text:style-name="T19"> Je me figure que peu de gens enten­dent Bossuet. On s'attache au fond de ses id</text:span><text:span text:style-name="T20">é</text:span><text:span text:style-name="T19">es, et elles importent peu en comparaison de cette imagination qui laisse derri</text:span><text:span text:style-name="T20">è</text:span><text:span text:style-name="T19">re elle tous les po</text:span><text:span text:style-name="T20">è</text:span><text:span text:style-name="T19">tes pour la gravit</text:span><text:span text:style-name="T20">é</text:span><text:span text:style-name="T19"> et l'</text:span><text:span text:style-name="T20">é</text:span><text:span text:style-name="T19">clat... Il est le seul ministre en ce monde qui e</text:span><text:span text:style-name="T20">û</text:span><text:span text:style-name="T19">t pu faire le </text:span><text:span text:style-name="T29">discours du tr</text:span><text:span text:style-name="T30">ô</text:span><text:span text:style-name="T29">ne</text:span><text:span text:style-name="T19"> de Dieu, si Dieu souffrait un gouvernement repr</text:span><text:span text:style-name="T20">é</text:span><text:span text:style-name="T19">sen­tatif. Milton et Pindare n'eussent </text:span><text:span text:style-name="T20">é</text:span><text:span text:style-name="T19">t</text:span><text:span text:style-name="T20">é</text:span><text:span text:style-name="T19"> que de beaux esprits, dans cette occasion, en regard de Bossuet. C'est la plus grande voix que vous ayez entendue depuis qu'il y a des hommes, une voix qui s'en­tendait au fond de toutes les for</text:span><text:span text:style-name="T20">ê</text:span><text:span text:style-name="T19">ts, et qui faisait r</text:span><text:span text:style-name="T20">ê</text:span><text:span text:style-name="T19">ver aux choses </text:span><text:span text:style-name="T20">é</text:span><text:span text:style-name="T19">ternelles. On dit que le lion fait un effet de ce genre quand, en se promenant lentement, il rugit dans la nuit ; et que les Arabes en tremblent sous leurs tentes </text:span><text:span text:style-name="T20">à</text:span><text:span text:style-name="T19"> dix lieues </text:span><text:span text:style-name="T20">à</text:span><text:span text:style-name="T19"> la ronde %82%.</text:span><text:span text:style-name="T20">»</text:span></text:p>
      <text:p text:style-name="P69">Le duc de Saint-Simon, pour avoir moins de majest<text:span text:style-name="T3">é</text:span> que Bossuet, n'a pas moins de puissance. C'est un homme d'une complexion toute diff<text:span text:style-name="T3">é</text:span>rente : temp<text:span text:style-name="T3">é</text:span>rament nerveux et bilieux. Le R<text:span text:style-name="T3">é</text:span>gent, duc d'Orl<text:span text:style-name="T3">é</text:span>ans, son ami, pour le peindre en deux traits, avec son teint jaune et ses yeux noirs flamboyants, disait de lui : <text:span text:style-name="T3">«</text:span> Saint-Simon ? deux charbons sur une omelette ! <text:span text:style-name="T3">»</text:span> Niera-t-on que celui-l<text:span text:style-name="T3">à</text:span> soit un romantique, lui que M. Villemain, dans la Pr<text:span text:style-name="T3">é</text:span>face du Dictionnaire de l'Acad<text:span text:style-name="T3">é</text:span>mie fran<text:span text:style-name="T3">ç</text:span>aise, appelle avec raison <text:span text:style-name="T3">«</text:span> l'incorrect, mais unique rival de Ta­cite et de Bossuet <text:span text:style-name="T3">» ? Il aurait pu ajouter : et de Pascal. — Nous é</text:span>tudierons ce style de g<text:span text:style-name="T3">é</text:span>nie, d'un jet si imp<text:span text:style-name="T3">é</text:span>tueux et si juste, celte mani<text:span text:style-name="T3">è</text:span>re de pein­dre et de faire voir les gens <text:span text:style-name="T3">à</text:span> la fois par le dedans et par le dehors ; ces portraits bross<text:span text:style-name="T3">é</text:span>s <text:span text:style-name="T3">à</text:span> la diable, mais <text:span text:style-name="T3">é</text:span>blouissants de vie ; ces torrents d'expressions si pittoresques ; ces continuelles trouvailles de style, avec une langue ramass<text:span text:style-name="T3">é</text:span>e de partout, toute fourmillante d'idiotismes et de locutions populaires ; cette abondance d'images parlantes, ce fouillis d'admirables m<text:span text:style-name="T3">é</text:span>taphores ; ces phrases parfois inextricables, <text:span text:style-name="T3">à</text:span> plusieurs t<text:span text:style-name="T3">ê</text:span>tes, <text:span text:style-name="T3">à</text:span> plusieurs queues, enche­v<text:span text:style-name="T3">ê</text:span>tr<text:span text:style-name="T3">é</text:span>es, mais roulant toujours, pouss<text:span text:style-name="T3">é</text:span>es, entra<text:span text:style-name="T3">î</text:span>n<text:span text:style-name="T3">é</text:span>es par le flot de la passion in<text:span text:style-name="T3">é</text:span>puisable et de la col<text:span text:style-name="T3">è</text:span>re rentr<text:span text:style-name="T3">é</text:span>e, et de la bile dont l'<text:span text:style-name="T3">é</text:span>crivain regorge.</text:p>
      <text:p text:style-name="P69">Il suffit de vous rappeler, pour le moment, ces deux grandes fresques de toute beaut<text:span text:style-name="T3">é</text:span> : la pein­ture de la Cour <text:span text:style-name="T3">à</text:span> l'agonie du Dauphin, fils de Louis XIV ; puis la s<text:span text:style-name="T3">é</text:span>ance du Parlement cassant le testament du Roi <text:span text:style-name="T3">à</text:span> peine mort ; ou bien les deux merveilleux portraits de F<text:span text:style-name="T3">é</text:span>nelon, le premier un peu satirique, mais d<text:span text:style-name="T3">é</text:span>j<text:span text:style-name="T3">à</text:span> si fin ; le second, grand, d<text:span text:style-name="T3">é</text:span>finitif, historique, digne de Van Dyck ; et tant d'autres, moins finis, mais non moins enlev<text:span text:style-name="T3">é</text:span>s, celui du pr<text:span text:style-name="T3">é</text:span>sident de Harlay, celui de la princesse d'Har- court ; et tant d'esquisses furieuses : de madame de Luxembourg, de madame de Rupelmonde, du duc de Noailles, de Pontchartrain fils ; ou bien de Dubois, laquais, puis abb<text:span text:style-name="T3">é</text:span>, soudainement <text:span text:style-name="T3">«</text:span> bom­bard<text:span text:style-name="T3">é</text:span> <text:span text:style-name="T3">»</text:span> pr<text:span text:style-name="T3">é</text:span>cepteur du duc de Chartres, puis <text:span text:style-name="T3">é</text:span>v<text:span text:style-name="T3">ê</text:span>que, puis cardinal, par les j<text:span text:style-name="T3">é</text:span>suites, malgr<text:span text:style-name="T3">é</text:span> le pape ; enfin tous les portraits de Louis XIV lui-m<text:span text:style-name="T3">ê</text:span>me en mille aspects divers ; et toute <text:span text:style-name="T3">«</text:span> la m<text:span text:style-name="T3">é</text:span>canique <text:span text:style-name="T3">»</text:span> de ce grand r<text:span text:style-name="T3">è</text:span>gne, et toutes les coulisses de ce grand th<text:span text:style-name="T3">éâ</text:span>tre de la monarchie absolue ; et puis madame de Maintenon, menant ce Roi qui m<text:span text:style-name="T3">è</text:span>ne tout <text:span text:style-name="T3">! De quels traits alors l'indignation de notre duc et pair les accable tous deux — en s</text:span>ecret, dans ses M<text:span text:style-name="T3">é</text:span>moires ferm<text:span text:style-name="T3">é</text:span>s <text:span text:style-name="T3">à</text:span> triple serrure <text:span text:style-name="T3">! — «</text:span> Comment supporter, dit-il, l'abandon du Roi <text:span text:style-name="T3">à</text:span> ses b<text:span text:style-name="T3">â</text:span>tards,<text:span text:style-name="T1"> </text:span>et <text:span text:style-name="T3">à</text:span> leur gouvernante, devenue la sienne et celle de l'<text:span text:style-name="T3">É</text:span>tat ! <text:span text:style-name="T3">»</text:span> Sentez-vous cette gradation et <text:soft-page-break/>ce crescendo formidable, ce flot sur flot de col<text:span text:style-name="T3">è</text:span>re et d'esprit ? On est secou<text:span text:style-name="T3">é</text:span>, <text:span text:style-name="T3">é</text:span>bloui, <text:span text:style-name="T3">é</text:span>merveill<text:span text:style-name="T3">é</text:span><text:span text:style-name="T18">.</text:span></text:p>
      <text:p text:style-name="P69">Vient-il <text:span text:style-name="T3">à</text:span> parler de d'Antin, dont il m<text:span text:style-name="T3">é</text:span>prise la bassesse adulatrice, mais dont il reconna<text:span text:style-name="T3">î</text:span>t l'esprit ? <text:span text:style-name="T3">«</text:span> Je sentais, dit-il, tout son fumier ; mais je n'en pouvais ignorer les perles qui y <text:span text:style-name="T3">é</text:span>taient sem<text:span text:style-name="T3">é</text:span>es. <text:span text:style-name="T3">»</text:span> Du mar<text:span text:style-name="T3">é</text:span>chal de Villeroy tomb<text:span text:style-name="T3">é</text:span> en disgr<text:span text:style-name="T3">â</text:span>ce : <text:span text:style-name="T3">«</text:span> Son humiliation <text:span text:style-name="T3">é</text:span>tait marqu<text:span text:style-name="T3">é</text:span>e dans toute sa contenance ; ce n'<text:span text:style-name="T3">é</text:span>tait plus qu'un vieux ballon rid<text:span text:style-name="T3">é</text:span>, dont tout l'air qui l'enflait <text:span text:style-name="T3">é</text:span>tait parti. <text:span text:style-name="T3">»</text:span></text:p>
      <text:p text:style-name="P69">D'un pauvre diable, aum<text:span text:style-name="T3">ô</text:span>nier du Roi depuis longtemps, sans avancement et sans esp<text:span text:style-name="T3">é</text:span>rance : <text:span text:style-name="T3">«</text:span> Le fils de Sourches, qui pourrissait aum<text:span text:style-name="T3">ô</text:span>nier du Roi en grand m<text:span text:style-name="T3">é</text:span>pris...<text:span text:style-name="T3">»</text:span></text:p>
      <text:p text:style-name="P69">D'un autre dans une situation analogue il dit, par une m<text:span text:style-name="T3">é</text:span>taphore plus fine, pensant au chanvre dans l'eau des mar<text:span text:style-name="T3">é</text:span>cages : <text:span text:style-name="T3">«</text:span> Il rou<text:span text:style-name="T3">ï</text:span>t longtemps dans ce petit <text:span text:style-name="T3">é</text:span>tat. <text:span text:style-name="T3">»</text:span></text:p>
      <text:p text:style-name="P69">Ailleurs il jette cette jolie image : <text:span text:style-name="T3">«</text:span> Le comte de Mailly <text:span text:style-name="T3">é</text:span>tait un homme de beaucoup d'ambi­tion qui se pr<text:span text:style-name="T3">é</text:span>sentait <text:span text:style-name="T3">à</text:span> tout et qui avait le nez tourn<text:span text:style-name="T3">é</text:span> <text:span text:style-name="T3">à</text:span> la fortune. <text:span text:style-name="T3">» — Voyez-vous ce chien de chasse flairant la piste ?</text:span></text:p>
      <text:p text:style-name="P69">Pour la mani<text:span text:style-name="T3">è</text:span>re de mettre en sc<text:span text:style-name="T3">è</text:span>ne et de faire voir ce qu'il raconte, Saint-Simon est l'<text:span text:style-name="T3">é</text:span>gal, et c'est tout dire, du cardinal de Retz et de madame de S<text:span text:style-name="T3">é</text:span>vign<text:span text:style-name="T3">é</text:span>. Voyez ce petit tableau : madame Pelot<text:span text:style-name="T1"> </text:span>jouant au brelan avec M. de la Vauguyon, elle vint <text:span text:style-name="T3">à</text:span> lui proposer un coup assez fort, qu'il n'osa point tenir. <text:span text:style-name="T3">«</text:span><text:span text:style-name="T4"> </text:span>Elle l'en plaisanta et lui dit qu'elle <text:span text:style-name="T3">é</text:span>tait bien aise de voir qu'il <text:span text:style-name="T3">é</text:span>tait un poltron. La Vauguyon ne r<text:span text:style-name="T3">é</text:span>pondit pas, mais, le jeu fini, il laissa sortir la compagnie, et, quand il se vit seul avec madame Pelot, il ferma la porte au verrou, enfon<text:span text:style-name="T3">ç</text:span>a son chapeau dans sa t<text:span text:style-name="T3">ê</text:span>te, l'accula contre sa chemin<text:span text:style-name="T3">é</text:span>e, et, lui mettant la t<text:span text:style-name="T3">ê</text:span>te entre ses deux poings, lui dit qu'il ne savait ce qui le tenait qu'il ne la lui m<text:span text:style-name="T3">î</text:span>t en compote, pour lui apprendre <text:span text:style-name="T3">à l'appeler poltron ! — Voilà</text:span> une femme bien effray<text:span text:style-name="T3">é</text:span>e, qui, entre ses deux poings, lui faisait des r<text:span text:style-name="T3">é</text:span>v<text:span text:style-name="T3">é</text:span>rences perpendi­culaires et des compliments tant qu'elle pouvait ; et l'autre toujours en furie et en menaces. A la fin, il la laissa plus morte que vive, et s'en alla. <text:span text:style-name="T3">»</text:span></text:p>
      <text:p text:style-name="P69">Lorsque les M<text:span text:style-name="T3">é</text:span>moires de Saint-Simon, apr<text:span text:style-name="T3">è</text:span>s sa mort, commenc<text:span text:style-name="T3">è</text:span>rent <text:span text:style-name="T3">à</text:span> <text:span text:style-name="T3">ê</text:span>tre r<text:span text:style-name="T3">é</text:span>v<text:span text:style-name="T3">é</text:span>l<text:span text:style-name="T3">é</text:span>s, non en totalit<text:span text:style-name="T3">é</text:span><text:span text:style-name="T18">,</text:span><text:span text:style-name="T1"> </text:span>mais en partie, et <text:span text:style-name="T3">à</text:span> quelques privil<text:span text:style-name="T3">é</text:span>gi<text:span text:style-name="T3">é</text:span>s seulement, ils firent scandale, litt<text:span text:style-name="T3">é</text:span>rairement encore plus que politiquement. Politiquement, la monarchie absolue et le monarque <text:span text:style-name="T3">é</text:span>taient perc<text:span text:style-name="T3">é</text:span>s <text:span text:style-name="T3">à</text:span> jour, montr<text:span text:style-name="T3">é</text:span>s <text:span text:style-name="T3">à</text:span> ciel ouvert pour la premi<text:span text:style-name="T3">è</text:span>re fois ; c'<text:span text:style-name="T3">é</text:span>tait la caverne de Cacus ; litt<text:span text:style-name="T3">é</text:span>rairement, tant de laisser-aller, de n<text:span text:style-name="T3">é</text:span>gligence, d'incorrection, de trivialit<text:span text:style-name="T3">é</text:span>, faisait froncer le nez aux d<text:span text:style-name="T3">é</text:span>licats. Cet homme de cour, ce duc et pair, traitait la langue en grand seigneur, se permettait tout. Madame du Deffand, dans ses lettres <text:span text:style-name="T3">à</text:span> Horace Walpole, commence par crier que ces<text:span text:style-name="T1"> </text:span>M<text:span text:style-name="T3">é</text:span>moires sont abominables, ces portraits mal faits. Cependant, peu <text:span text:style-name="T3">à</text:span> peu, elle se ravise, elle y revient, elle y prend go<text:span text:style-name="T3">û</text:span>t, et bient<text:span text:style-name="T3">ô</text:span>t elle en juge mieux : <text:span text:style-name="T3">à</text:span> la f<text:span text:style-name="T3">in elle y trouve — ce sont ses expressions — «</text:span> des plaisirs indicibles <text:span text:style-name="T3">»</text:span> !</text:p>
      <text:p text:style-name="P69">Mettez ensemble ces deux jugements-l<text:span text:style-name="T3">à</text:span>, et notre d<text:span text:style-name="T3">é</text:span>monstration est faite, Saint-Simon est non seulement un romantique, mais c'est d<text:span text:style-name="T3">é</text:span>j<text:span text:style-name="T3">à</text:span> un r<text:span text:style-name="T3">é</text:span>aliste. Nul n'est un coloriste plus puissant, ni un plus grand g<text:span text:style-name="T3">é</text:span>nie de style, en dehors de<text:span text:style-name="T1"> </text:span>toutes les r<text:span text:style-name="T3">è</text:span>gles.</text:p>
      <text:p text:style-name="P68"><text:soft-page-break/></text:p>
      <text:p text:style-name="P69">Un autre des <text:span text:style-name="T3">é</text:span>l<text:span text:style-name="T3">é</text:span>ments du romantisme comme on l'entend g<text:span text:style-name="T3">é</text:span>n<text:span text:style-name="T3">é</text:span>ralement, c'est le vif sentiment et la peinture vraie de la nature ext<text:span text:style-name="T3">é</text:span>rieure. Or c'est, dit-on, le Genevois Jean-Jacques Rousseau qui a d<text:span text:style-name="T3">écouvert la nature et qui nous l’</text:span>a r<text:span text:style-name="T3">é</text:span>v<text:span text:style-name="T3">é</text:span>l<text:span text:style-name="T3">ée. — Per</text:span>sonne ne peut nier que Rousseau, en effet, de ce c<text:span text:style-name="T3">ô</text:span>t<text:span text:style-name="T3">é</text:span>-l<text:span text:style-name="T3">à</text:span>, ait d<text:span text:style-name="T3">é</text:span>velopp<text:span text:style-name="T3">é</text:span> dans la litt<text:span text:style-name="T3">é</text:span>rature des puis­sances nouvelles et apport<text:span text:style-name="T3">é</text:span> de Suisse et de Savoie des aspects in<text:span text:style-name="T3">é</text:span>dits. Cependant permettez-moi de faire remarquer que La Fontaine, quant au sens vif de la nature, avait <text:span text:style-name="T3">é</text:span>t<text:span text:style-name="T3">é</text:span> son pr<text:span text:style-name="T3">é</text:span>curseur ; madame de S<text:span text:style-name="T3">é</text:span>vign<text:span text:style-name="T3">é</text:span> aussi ; sans compter un autre pr<text:span text:style-name="T3">é</text:span>curseur encore plus illustre et bien plus lointain, qui s'ap­pelle Hom<text:span text:style-name="T3">è</text:span>re, et dont F<text:span text:style-name="T3">é</text:span>nelon <text:span text:style-name="T3">à</text:span> son tour s'est inspir<text:span text:style-name="T3">é</text:span> parfois tr<text:span text:style-name="T3">è</text:span>s heureusement, aussi bien que de Virgile et de Lucr<text:span text:style-name="T3">è</text:span>ce,</text:p>
      <text:p text:style-name="P69">Puisque j'ai nomm<text:span text:style-name="T3">é</text:span> F<text:span text:style-name="T3">é</text:span>nelon, ajouterai-je que, sans parler des paysages, on rencontre chez lui dans la peinture des passions quelques touches d'une simplicit<text:span text:style-name="T3">é</text:span> bien hardie ? Par exemple, lorsque Calypso, d<text:span text:style-name="T3">é</text:span>daign<text:span text:style-name="T3">é</text:span>e de T<text:span text:style-name="T3">é</text:span>l<text:span text:style-name="T3">é</text:span>maque qui aime la nym­phe Eucharis, laisse <text:span text:style-name="T3">é</text:span>clater sa jalousie et se r<text:span text:style-name="T3">é</text:span>pand en impr<text:span text:style-name="T3">é</text:span>cations, l'auteur ajoute : <text:span text:style-name="T3">«</text:span> En parlant ainsi, Calypso avait les yeux rouges et enflamm<text:span text:style-name="T3">é</text:span>s ; ses joues tremblantes <text:span text:style-name="T3">é</text:span>taient couvertes de taches noires et livides. Elle changeait <text:span text:style-name="T3">à</text:span> chaque instant de couleur. Souvent une p<text:span text:style-name="T3">â</text:span>leur mortelle se r<text:span text:style-name="T3">é</text:span>pan­dait sur tout son visage. Ses larmes ne coulaient plus, comme autrefois, avec abondance : la rage et le d<text:span text:style-name="T3">é</text:span>sespoir semblaient en avoir tari la source, et <text:span text:style-name="T3">à</text:span> peine en coulait-il quelqu'une sur ses joues. Sa voix <text:span text:style-name="T3">é</text:span>tait rauque, tremblante et entrecoup<text:span text:style-name="T3">é</text:span>e... <text:span text:style-name="T3">»</text:span></text:p>
      <text:p text:style-name="P69">J'imagine et vous conviendrez peut-<text:span text:style-name="T3">ê</text:span>tre avec moi que cette d<text:span text:style-name="T3">é</text:span>esse qui <text:span text:style-name="T3">«</text:span> avait les yeux rouges <text:span text:style-name="T3">»</text:span> et <text:span text:style-name="T3">«</text:span> la voix rauque, les joues couvertes de taches noires et livides <text:span text:style-name="T3">»</text:span>, et qui allait pleurer dans les coins, enrag<text:span text:style-name="T3">é</text:span>e de jalousie et de d<text:span text:style-name="T3">é</text:span>sespoir, devait quelque peu <text:span text:style-name="T3">é</text:span>tonner le go<text:span text:style-name="T3">û</text:span>t timide des dames de la Cour de Versailles ou de l'h<text:span text:style-name="T3">ô</text:span>tel de Rambouillet. Il fallait donc <text:span text:style-name="T3">à</text:span> F<text:span text:style-name="T3">é</text:span>nelon un certain courage litt<text:span text:style-name="T3">é</text:span>raire, puis<text:span text:style-name="T3">é</text:span> en partie dans son commerce assidu avec les anciens, pour oser risquer devant le public de son temps, habitu<text:span text:style-name="T3">é</text:span>, au moins dans la litt<text:span text:style-name="T3">é</text:span>rature, <text:span text:style-name="T3">à</text:span> un ton de noblesse soutenue, des touches aussi vives, aussi rudes et aussi crues de r<text:span text:style-name="T3">é</text:span>alit<text:span text:style-name="T3">é</text:span><text:span text:style-name="T18">.</text:span></text:p>
      <text:p text:style-name="P81"><text:span text:style-name="T19">D'autre part, sa </text:span><text:span text:style-name="T29">Lettre </text:span><text:span text:style-name="T30">à</text:span><text:span text:style-name="T29"> l'Acad</text:span><text:span text:style-name="T30">é</text:span><text:span text:style-name="T29">mie</text:span><text:span text:style-name="T19"> contient les germes d'une r</text:span><text:span text:style-name="T20">é</text:span><text:span text:style-name="T19">novation analogue </text:span><text:span text:style-name="T20">à</text:span><text:span text:style-name="T19"> celle que suscita l'</text:span><text:span text:style-name="T20">é</text:span><text:span text:style-name="T19">cole romantique du <text:s/></text:span><text:span text:style-name="T10">xix</text:span><text:span text:style-name="T25">e</text:span><text:span text:style-name="T19"> si</text:span><text:span text:style-name="T20">è</text:span><text:span text:style-name="T19">cle en se r</text:span><text:span text:style-name="T20">é</text:span><text:span text:style-name="T19">clamant d'abord du </text:span><text:span text:style-name="T10">xvi</text:span><text:span text:style-name="T25">e</text:span><text:span text:style-name="T19"> et en inaugurant notre r</text:span><text:span text:style-name="T20">é</text:span><text:span text:style-name="T19">volution litt</text:span><text:span text:style-name="T20">é</text:span><text:span text:style-name="T19">raire par la restauration de Ronsard et m</text:span><text:span text:style-name="T20">ê</text:span><text:span text:style-name="T19">me de Pierre Mathieu. F</text:span><text:span text:style-name="T20">é</text:span><text:span text:style-name="T19">nelon regrette </text:span><text:span text:style-name="T20">«</text:span><text:span text:style-name="T19"> le vieux langage </text:span><text:span text:style-name="T20">»</text:span><text:span text:style-name="T19"> de Marot, d'Amyot, du cardinal d'Ossat, trouvant qu'il </text:span><text:span text:style-name="T20">«</text:span><text:span text:style-name="T19"> avait je ne sais quoi de court, de na</text:span><text:span text:style-name="T20">ï</text:span><text:span text:style-name="T19">f, de hardi, de vif et de passionn</text:span><text:span text:style-name="T20">é</text:span><text:span text:style-name="T19"> </text:span><text:span text:style-name="T20">»</text:span><text:span text:style-name="T19">, et souhaitant qu'on remonte parfois </text:span><text:span text:style-name="T20">à</text:span><text:span text:style-name="T19"> ces sources rajeunissantes.</text:span></text:p>
      <text:p text:style-name="P81"><text:span text:style-name="T19">Je pourrais bien nommer aussi Saint-</text:span><text:span text:style-name="T20">É</text:span><text:span text:style-name="T19">vremond, tr</text:span><text:span text:style-name="T20">è</text:span><text:span text:style-name="T19">s hardi d'esprit et tr</text:span><text:span text:style-name="T20">è</text:span><text:span text:style-name="T19">s novateur, qui est, dans notre litt</text:span><text:span text:style-name="T20">é</text:span><text:span text:style-name="T19">rature, le vrai pr</text:span><text:span text:style-name="T20">é</text:span><text:span text:style-name="T19">curseur de l'esprit du </text:span><text:span text:style-name="T10">xviii</text:span><text:span text:style-name="T25">e</text:span><text:span text:style-name="T19"> si</text:span><text:span text:style-name="T20">è</text:span><text:span text:style-name="T19">cle, et qui, par un sens historique des plus fins, des plus p</text:span><text:span text:style-name="T20">é</text:span><text:span text:style-name="T19">n</text:span><text:span text:style-name="T20">é</text:span><text:span text:style-name="T19">trants, semble </text:span><text:span text:style-name="T20">ê</text:span><text:span text:style-name="T19">tre l'a</text:span><text:span text:style-name="T20">ï</text:span><text:span text:style-name="T19">eul de M</text:span><text:span text:style-name="T20">é</text:span><text:span text:style-name="T19">rim</text:span><text:span text:style-name="T20">é</text:span><text:span text:style-name="T19">e ou de Mommsen.</text:span></text:p>
      <text:p text:style-name="P81"><text:span text:style-name="T19">Je pourrais mentionner encore Perrault, l'auteur du </text:span><text:span text:style-name="T29">Parall</text:span><text:span text:style-name="T30">è</text:span><text:span text:style-name="T29">le des Anciens et des Modernes</text:span><text:span text:style-name="T19">, qui sou­leva une si longue guerre, pr</text:span><text:span text:style-name="T20">é</text:span><text:span text:style-name="T19">lude lointain de la querelle des classiques et des romantiques.</text:span></text:p>
      <text:p text:style-name="P68"><text:soft-page-break/></text:p>
      <text:p text:style-name="P81"><text:span text:style-name="T19">Mais il est temps de nous arr</text:span><text:span text:style-name="T20">ê</text:span><text:span text:style-name="T19">ter. Je n'ai pu que vous faire passer rapidement au travers de celte galerie des romantiques du </text:span><text:span text:style-name="T10">xvii</text:span><text:span text:style-name="T25">e</text:span><text:span text:style-name="T19"> si</text:span><text:span text:style-name="T20">è</text:span><text:span text:style-name="T19">cle. Ces quel­ques exemples suffiront, j'esp</text:span><text:span text:style-name="T20">è</text:span><text:span text:style-name="T19">re, pour donner une id</text:span><text:span text:style-name="T20">é</text:span><text:span text:style-name="T19">e g</text:span><text:span text:style-name="T20">é</text:span><text:span text:style-name="T19">n</text:span><text:span text:style-name="T20">é</text:span><text:span text:style-name="T19">rale de ce que j'ai voulu indiquer.</text:span></text:p>
      <text:p text:style-name="P69">Nous continuerons donc de chercher dans chaque<text:span text:style-name="T1"> </text:span><text:span text:style-name="T3">é</text:span>crivain en quoi il a <text:span text:style-name="T3">é</text:span>t<text:span text:style-name="T3">é</text:span> original, en quoi il a innov<text:span text:style-name="T3">é</text:span>, par o<text:span text:style-name="T3">ù</text:span> et par quoi il a <text:span text:style-name="T3">é</text:span>tonn<text:span text:style-name="T3">é</text:span>, r<text:span text:style-name="T3">é</text:span>volt<text:span text:style-name="T3">é</text:span> une partie de ses contemporains, par o<text:span text:style-name="T3">ù</text:span> et par quoi aussi il a charm<text:span text:style-name="T3">é</text:span>, ravi, conquis les autres, et, apr<text:span text:style-name="T3">è</text:span>s eux, les g<text:span text:style-name="T3">é</text:span>n<text:span text:style-name="T3">é</text:span>rations successives qu'on appelle la post<text:span text:style-name="T3">é</text:span>rit<text:span text:style-name="T3">é</text:span><text:span text:style-name="T18">.</text:span></text:p>
      <text:p text:style-name="P81"><text:span text:style-name="T19">Voil</text:span><text:span text:style-name="T20">à</text:span><text:span text:style-name="T19">, ce me semble, un programme qui, d</text:span><text:span text:style-name="T20">é</text:span><text:span text:style-name="T19">ve­lopp</text:span><text:span text:style-name="T20">é</text:span><text:span text:style-name="T19"> avec soin, ne manquera ni de vari</text:span><text:span text:style-name="T20">é</text:span><text:span text:style-name="T19">t</text:span><text:span text:style-name="T20">é</text:span><text:span text:style-name="T19"> ni d'in­t</text:span><text:span text:style-name="T20">é</text:span><text:span text:style-name="T19">r</text:span><text:span text:style-name="T20">ê</text:span><text:span text:style-name="T19">t. Que de belles </text:span><text:span text:style-name="T20">œ</text:span><text:span text:style-name="T19">uvres, dont nous prendrons la fleur et le fruit, en faisant voir, selon notre dessein, combien elles </text:span><text:span text:style-name="T20">é</text:span><text:span text:style-name="T19">taient neuv</text:span><text:span text:style-name="T20">es — elles le sont encore, — combien elles é</text:span><text:span text:style-name="T19">taient surprenantes et litt</text:span><text:span text:style-name="T20">é</text:span><text:span text:style-name="T19">rairement r</text:span><text:span text:style-name="T20">é</text:span><text:span text:style-name="T19">volutionnaires au moment de leur apparition ; combien elles semblaient t</text:span><text:span text:style-name="T20">é</text:span><text:span text:style-name="T19">m</text:span><text:span text:style-name="T20">é</text:span><text:span text:style-name="T19">rai­res et folles aux esprits prudents, timor</text:span><text:span text:style-name="T20">é</text:span><text:span text:style-name="T19">s ; com­bien elles bravaient le </text:span><text:span text:style-name="T29">qu'en dira-t-on</text:span><text:span text:style-name="T19"> ? comment elles renversaient les r</text:span><text:span text:style-name="T20">è</text:span><text:span text:style-name="T19">gles ou les genres qui avaient r</text:span><text:span text:style-name="T20">é</text:span><text:span text:style-name="T19">gn</text:span><text:span text:style-name="T20">é</text:span><text:span text:style-name="T19"> jusque-l</text:span><text:span text:style-name="T20">à</text:span><text:span text:style-name="T19"> ; comment et par quelles qualit</text:span><text:span text:style-name="T20">é</text:span><text:span text:style-name="T19">s, par quelle force, par quelle secousse donn</text:span><text:span text:style-name="T20">é</text:span><text:span text:style-name="T19">e aux </text:span><text:span text:style-name="T20">â</text:span><text:span text:style-name="T19">mes, elles m</text:span><text:span text:style-name="T20">é</text:span><text:span text:style-name="T19">ritaient de vaincre, de conqu</text:span><text:span text:style-name="T20">é</text:span><text:span text:style-name="T19">rir et de conserver leur conqu</text:span><text:span text:style-name="T20">ê</text:span><text:span text:style-name="T19">te ! Nous poursuivrons ainsi cette d</text:span><text:span text:style-name="T20">é</text:span><text:span text:style-name="T19">monstration </text:span><text:span text:style-name="T20">à</text:span><text:span text:style-name="T19"> travers les chefs-d'</text:span><text:span text:style-name="T20">œ</text:span><text:span text:style-name="T19">uvre du </text:span><text:span text:style-name="T10">xvii</text:span><text:span text:style-name="T25">e</text:span><text:span text:style-name="T19"> si</text:span><text:span text:style-name="T20">è</text:span><text:span text:style-name="T19">cle et, apr</text:span><text:span text:style-name="T20">è</text:span><text:span text:style-name="T19">s cela, du </text:span><text:span text:style-name="T10">xviii</text:span><text:span text:style-name="T25">e</text:span><text:span text:style-name="T19">, pour arriver un jour au n</text:span><text:span text:style-name="T20">ô</text:span><text:span text:style-name="T19">tre.</text:span></text:p>
      <text:p text:style-name="P69">Ne sont-ce pas l<text:span text:style-name="T3">à</text:span> de nobles et int<text:span text:style-name="T3">é</text:span>ressantes <text:span text:style-name="T3">é</text:span>tudes, dignes de vous attacher ? Ne vous para<text:span text:style-name="T3">î</text:span>t-il pas que les classiques, envisag<text:span text:style-name="T3">é</text:span>s sous cet aspect, ne sont ni trop ennuyeux ni trop moisis ? Ceux qui se raillent des grands classiques n'y entendent<text:span text:style-name="T1"> </text:span>rien: il leur souvient avec ennui des le<text:span text:style-name="T3">ç</text:span>ons qu'on leur faisait apprendre par c<text:span text:style-name="T3">œ</text:span>ur au coll<text:span text:style-name="T3">è</text:span>ge : voil<text:span text:style-name="T3">à</text:span> ce que c<text:span text:style-name="T3">’e</text:span>st pour eux que les classiques ! Mais les personnes qui lisent sans parti pris, et qui savent lire, y voient autre chose. Seulement, pour savoir lire, il faut commencer par se replacer dans le point de vue et dans le milieu o<text:span text:style-name="T3">ù</text:span> se trouvaient les contemporains de chaque auteur, et cet auteur lui-m<text:span text:style-name="T3">ê</text:span>me. Il faut <text:span text:style-name="T3">é</text:span>voquer par la m<text:span text:style-name="T3">é</text:span>moire et par l'imagination toutes les circonstances de temps et de lieu, de m<text:span text:style-name="T3">œ</text:span>urs et de croyances, de coutumes et de costumes.</text:p>
      <text:p text:style-name="P69">Aux th<text:span text:style-name="T3">é</text:span>ories arbitraires qui d<text:span text:style-name="T3">é</text:span>coupaient et ran­geaient autrefois la litt<text:span text:style-name="T3">é</text:span>rature par genres abstraits, bizarrement d<text:span text:style-name="T3">é</text:span>finis selon je ne sais quelle rh<text:span text:style-name="T3">é</text:span>to­rique, d<text:span text:style-name="T3">é</text:span>limit<text:span text:style-name="T3">é</text:span>s et s<text:span text:style-name="T3">é</text:span>par<text:span text:style-name="T3">é</text:span>s par provinces aux bar­ri<text:span text:style-name="T3">è</text:span>res infranchissables, maintenant on pr<text:span text:style-name="T3">é</text:span>f<text:span text:style-name="T3">è</text:span>re avec raison la m<text:span text:style-name="T3">é</text:span>thode historique, concr<text:span text:style-name="T3">è</text:span>te, le p<text:span text:style-name="T3">ê</text:span>le-m<text:span text:style-name="T3">ê</text:span>le de la vie. Le temps des dogmatismes est pass<text:span text:style-name="T3">é</text:span>, aussi bien en litt<text:span text:style-name="T3">é</text:span>rature qu'en tout le reste.</text:p>
      <text:p text:style-name="P69">Il faut aujourd'hui <text:span text:style-name="T3">é</text:span>tudier les choses en elles-m<text:span text:style-name="T3">ê</text:span>mes, sans syst<text:span text:style-name="T3">è</text:span>me pr<text:span text:style-name="T3">é</text:span>con<text:span text:style-name="T3">ç</text:span>u, non <text:span text:style-name="T3">à</text:span> l'<text:span text:style-name="T3">é</text:span>tat fixe, mais dans leur incessante transformation et, comme dit la philosophie allemande, dans leur perp<text:span text:style-name="T3">é</text:span>tuel de­venir. L'histoire proprement dite n'<text:span text:style-name="T3">é</text:span>chappe point <text:span text:style-name="T3">à</text:span> cette loi et se modifie sans cesse. Il n'y a que cela d'int<text:span text:style-name="T3">é</text:span>ressant, de vrai, de solide. Dans la litt<text:span text:style-name="T3">é</text:span>rature ainsi entendue, tout historique aussi et exp<text:span text:style-name="T3">é</text:span>rimentale, on a, permettez-moi le mot, on a<text:span text:style-name="T1"> </text:span>sous la dent la substance m<text:span text:style-name="T3">ê</text:span>me, la pulpe de l'humanit<text:span text:style-name="T3">é</text:span><text:span text:style-name="T18">.</text:span></text:p>
      <text:p text:style-name="P69">En r<text:span text:style-name="T3">é</text:span>sum<text:span text:style-name="T3">é</text:span>, il s<text:span text:style-name="T3">’</text:span>agit de deux choses : d'une part, <text:span text:style-name="T3">ê</text:span>tre assez vivant pour pouvoir insuffler la vie qui est en nous dans les choses du pass<text:span text:style-name="T3">é</text:span> qui parais­saient mortes, de mani<text:span text:style-name="T3">è</text:span>re <text:span text:style-name="T3">à</text:span> les faire revivre ; d'au­tre part, retrouver en elles, <text:span text:style-name="T3">à</text:span> force d'<text:span text:style-name="T3">é</text:span>tude, de <text:soft-page-break/>science et de soin, l'<text:span text:style-name="T3">é</text:span>tincelle de vie qui couve sous la cendre, la force enfouie qui, depuis des si<text:span text:style-name="T3">è</text:span>cles, dort, mais ne demande qu'<text:span text:style-name="T3">à</text:span> se r<text:span text:style-name="T3">é</text:span>veiller, pour peu qu'une autre <text:span text:style-name="T3">â</text:span>me vivante, en soufflant dessus, la ra­nime. On dit que, dans certains tombeaux <text:span text:style-name="T3">é</text:span>gyptiens, vieux peut-<text:span text:style-name="T3">ê</text:span>tre de quatre ou cinq mille ans, on re­trouve parfois quelques grains de bl<text:span text:style-name="T3">é</text:span> qui ont <text:span text:style-name="T3">é</text:span>t<text:span text:style-name="T3">é</text:span> mis l<text:span text:style-name="T3">à</text:span> avec le mort et y sont rest<text:span text:style-name="T3">é</text:span>s depuis tant de si<text:span text:style-name="T3">è</text:span>cles sans lumi<text:span text:style-name="T3">è</text:span>re et sans air ; et que, si on les s<text:span text:style-name="T3">è</text:span>me apr<text:span text:style-name="T3">è</text:span>s un si long temps, ces grains de bl<text:span text:style-name="T3">é</text:span> l<text:span text:style-name="T3">è</text:span>vent et fructifient aussi bien que le bl<text:span text:style-name="T3">é</text:span> nouveau : la vie <text:span text:style-name="T3">é</text:span>tait l<text:span text:style-name="T3">à</text:span> qui dormait, et qui se r<text:span text:style-name="T3">é</text:span>veille. Eh bien ! il en est <text:span text:style-name="T3">à</text:span> peu pr<text:span text:style-name="T3">è</text:span>s de m<text:span text:style-name="T3">ê</text:span>me des germes historiques que notre esprit r<text:span text:style-name="T3">é</text:span>veille dans la litt<text:span text:style-name="T3">é</text:span><text:span text:style-name="T18">­</text:span>rature du pass<text:span text:style-name="T3">é</text:span> : nous y faisons rentrer et la lu­mi<text:span text:style-name="T3">è</text:span>re et l'air ; nous ranimons la vie de ce pass<text:span text:style-name="T3">é</text:span> en lui insufflant la n<text:span text:style-name="T3">ô</text:span>tre. L'histoire de la litt<text:span text:style-name="T3">é</text:span>ra­ture et la philologie, telles que je les comprends, ont pour objet de reproduire ce ph<text:span text:style-name="T3">é</text:span>nom<text:span text:style-name="T3">è</text:span>ne<text:span text:style-name="T4"> </text:span>: la vie disparue qui repara<text:span text:style-name="T3">î</text:span>t, la vie enfouie qui res­suscite. Il s'agit, pour cela, de mettre dans cette <text:span text:style-name="T3">é</text:span>tude non seulement notre esprit, mais notre c<text:span text:style-name="T3">œ</text:span>ur, enfin notre <text:span text:style-name="T3">ê</text:span>tre tout entier. C'est <text:span text:style-name="T3">à</text:span> ce prix que nous reconstituons les autres <text:span text:style-name="T3">ê</text:span>tres. Sans cette<text:span text:style-name="T3"> condition — qui coû</text:span>te tr<text:span text:style-name="T3">è</text:span>s cher, car c'est notre substance m<text:span text:style-name="T3">ê</text:span>me que nous d<text:span text:style-name="T3">épensons, — en vain nous remuerions la cendre des civili­sations é</text:span>teinte ; nous ne ferions que mettre de la poussi<text:span text:style-name="T3">è</text:span>re sur de la poussi<text:span text:style-name="T3">è</text:span>re. Nous ne ressaisissons vraiment quelque chose des existences disparues qu'en leur pr<text:span text:style-name="T3">ê</text:span>tant un peu et beaucoup de la n<text:span text:style-name="T3">ô</text:span><text:span text:style-name="T18">­</text:span>tre. A cette condition seulement, l'<text:span text:style-name="T3">é</text:span>rudition est f<text:span text:style-name="T3">é</text:span>conde : il y faut les intuitions d'un esprit vi­vant, l'imagination qui <text:span text:style-name="T3">é</text:span>voque du fond du pass<text:span text:style-name="T3">é</text:span> les choses et les personnes ensevelies ; il faut que, comme dans le miracle biblique, notre <text:span text:style-name="T3">â</text:span>me sym­pathique se pose sur leurs l<text:span text:style-name="T3">è</text:span>vres, pour les ranimer et les faire sortir du tombeau.</text:p>
      <text:p text:style-name="P68"/>
      <text:p text:style-name="P92"/>
      <text:h text:style-name="Heading_20_1" text:outline-level="1"><text:bookmark-start text:name="bookmark68"/>APPENDICE<text:bookmark-end text:name="bookmark68"/></text:h>
      <text:p text:style-name="P4"/>
      <text:p text:style-name="P8"/>
      <text:p text:style-name="P61">(Voir page 326).</text:p>
      <text:p text:style-name="P12"/>
      <text:p text:style-name="P81"><text:span text:style-name="T19">Au moment o</text:span><text:span text:style-name="T20">ù</text:span><text:span text:style-name="T19"> j'ach</text:span><text:span text:style-name="T20">è</text:span><text:span text:style-name="T19">ve de corriger les </text:span><text:span text:style-name="T20">é</text:span><text:span text:style-name="T19">preuves de ces pages, je viens d'entendre Gounod dire magistralement ce que j'essayais ici d'exprimer, moi profane, au sujet de ce merveilleux </text:span><text:span text:style-name="T29">Don Juan</text:span><text:span text:style-name="T19"> de Mozart :</text:span></text:p>
      <text:p text:style-name="P68"/>
      <text:p text:style-name="P81"><text:span text:style-name="T41">«</text:span><text:span text:style-name="T40"> O divin Mozart ! s'</text:span><text:span text:style-name="T41">é</text:span><text:span text:style-name="T40">crie-t-il, le ciel prodigue t'avait tout donn</text:span><text:span text:style-name="T41">é</text:span><text:span text:style-name="T40">, la gr</text:span><text:span text:style-name="T41">â</text:span><text:span text:style-name="T40">ce et la force, l'abondance et la sobri</text:span><text:span text:style-name="T41">é</text:span><text:span text:style-name="T40">t</text:span><text:span text:style-name="T41">é</text:span><text:span text:style-name="T40">, la spontan</text:span><text:span text:style-name="T41">é</text:span><text:span text:style-name="T40">it</text:span><text:span text:style-name="T41">é</text:span><text:span text:style-name="T40"> lumineuse et la ten­dresse ardente, dans cet </text:span><text:span text:style-name="T41">é</text:span><text:span text:style-name="T40">quilibre parfait qui constitue l'irr</text:span><text:span text:style-name="T41">é</text:span><text:span text:style-name="T40">sistible puissance du charme et qui a fait de toi le musicien par excellence, plus que le premier, le seul</text:span><text:span text:style-name="T42"> </text:span><text:span text:style-name="T41">! .</text:span><text:span text:style-name="T40">.. Mozart !</text:span></text:p>
      <text:p text:style-name="P81"><text:span text:style-name="T40">Eh ! qui donc a parcouru comme toi cette </text:span><text:span text:style-name="T41">é</text:span><text:span text:style-name="T40">chelle immense des passions humaines ? Qui donc en a</text:span><text:span text:style-name="T22"> </text:span><text:span text:style-name="T40">touch</text:span><text:span text:style-name="T41">é</text:span><text:span text:style-name="T40"> les limites extr</text:span><text:span text:style-name="T41">ê</text:span><text:span text:style-name="T40">mes avec cette s</text:span><text:span text:style-name="T41">û</text:span><text:span text:style-name="T40">ret</text:span><text:span text:style-name="T41">é</text:span><text:span text:style-name="T40"> in­faillible, </text:span><text:span text:style-name="T41">é</text:span><text:span text:style-name="T40">galement arm</text:span><text:span text:style-name="T41">é</text:span><text:span text:style-name="T40">e contre les mi</text:span><text:span text:style-name="T41">è</text:span><text:span text:style-name="T40">vreries de la fausse </text:span><text:span text:style-name="T41">é</text:span><text:span text:style-name="T40">l</text:span><text:span text:style-name="T41">é</text:span><text:span text:style-name="T40">gance et les brutalit</text:span><text:span text:style-name="T41">é</text:span><text:span text:style-name="T40">s de la force mensong</text:span><text:span text:style-name="T41">è</text:span><text:span text:style-name="T40">re ? Qui donc a su comme toi faire passer l'angoisse et l'</text:span><text:span text:style-name="T41">é</text:span><text:span text:style-name="T40">pouvante </text:span><text:span text:style-name="T41">à</text:span><text:span text:style-name="T40"> travers les formes les plus pures et les plus inalt</text:span><text:span text:style-name="T41">é</text:span><text:span text:style-name="T40">r</text:span><text:span text:style-name="T41">é</text:span><text:span text:style-name="T40">es ?</text:span></text:p>
      <text:p text:style-name="P81"><text:span text:style-name="T52">Don Juan </text:span><text:span text:style-name="T41">! Tout un monde humain ! — la noble femme outragée et vengeresse — la fille palp</text:span><text:span text:style-name="T40">itante sur le cadavre de son vieux p</text:span><text:span text:style-name="T41">è</text:span><text:span text:style-name="T40">re assassin</text:span><text:span text:style-name="T41">é — le grand seigneur, libertin jusqu'au cynisme et auda­cieux</text:span><text:span text:style-name="T40"> jusqu'</text:span><text:span text:style-name="T41">à l'injure devant la justice divine — l'é</text:span><text:span text:style-name="T40">pouse rebut</text:span><text:span text:style-name="T41">é</text:span><text:span text:style-name="T40">e et bafou</text:span><text:span text:style-name="T41">ée — la paysanne fascinée par la galanterie — la servilité</text:span><text:span text:style-name="T40"> d'un valet poltro</text:span><text:span text:style-name="T41">n et superstitieux — enfin cette figure tragique de la Statue du Commandeur dont les accents terribles vous glacent jusqu'aux moelles — tout</text:span><text:span text:style-name="T40"> ! Mozart a excell</text:span><text:span text:style-name="T41">é</text:span><text:span text:style-name="T40"> dans tout, et le sublime semble lui </text:span><text:span text:style-name="T41">ê</text:span><text:span text:style-name="T40">tre aussi familier que le comique.</text:span></text:p>
      <text:p text:style-name="P81"><text:span text:style-name="T40">……………………………………………………………………………………</text:span><text:span text:style-name="T43">.</text:span></text:p>
      <text:p text:style-name="P81"><text:span text:style-name="T41">«</text:span><text:span text:style-name="T40"> Et d'abord, l'ouverture. Quelle entr</text:span><text:span text:style-name="T41">é</text:span><text:span text:style-name="T40">e en mati</text:span><text:span text:style-name="T41">è</text:span><text:span text:style-name="T40">re que ce grave et majestueux d</text:span><text:span text:style-name="T41">é</text:span><text:span text:style-name="T40">but, emprunt</text:span><text:span text:style-name="T41">é</text:span><text:span text:style-name="T40"> au lugubre t</text:span><text:span text:style-name="T41">ê</text:span><text:span text:style-name="T40">te-</text:span><text:span text:style-name="T41">à</text:span><text:span text:style-name="T40">-t</text:span><text:span text:style-name="T41">ê</text:span><text:span text:style-name="T40">te du coupable et de </text:span><text:span text:style-name="T29">l'Homme de pierre</text:span><text:span text:style-name="T31"> </text:span><text:span text:style-name="T40">! Comme le rythme solennel qui soutient ces harmonies fun</text:span><text:span text:style-name="T41">è</text:span><text:span text:style-name="T40">bres exprime </text:span><text:span text:style-name="T41">é</text:span><text:span text:style-name="T40">loquemment et tranquillement le poids de cette justice divine </text:span><text:span text:style-name="T41">«</text:span><text:span text:style-name="T40"> parfois tardive </text:span><text:span text:style-name="T41">»</text:span><text:span text:style-name="T40"> dont parle Plutarque, et dont Tertullien disait qu'elle est </text:span><text:span text:style-name="T41">« patiente parce qu’</text:span><text:span text:style-name="T40">elle a l'</text:span><text:span text:style-name="T41">é</text:span><text:span text:style-name="T40">ternit</text:span><text:span text:style-name="T41">é</text:span><text:span text:style-name="T40"> pour elle ! </text:span><text:span text:style-name="T41">»</text:span></text:p>
      <text:p text:style-name="P81"><text:span text:style-name="T40">Quelle philosophie profonde dans cette intuition</text:span><text:span text:style-name="T44"> </text:span><text:span text:style-name="T40">imm</text:span><text:span text:style-name="T41">é</text:span><text:span text:style-name="T40">diate du pur g</text:span><text:span text:style-name="T41">é</text:span><text:span text:style-name="T40">nie, intuition consciente ou non, peu importe, mais, selon la grande parole de Bossuet, </text:span><text:span text:style-name="T41">«</text:span><text:span text:style-name="T40"> illumination soudaine de la raison </text:span><text:span text:style-name="T41">»</text:span><text:span text:style-name="T40">, plus s</text:span><text:span text:style-name="T41">û</text:span><text:span text:style-name="T40">re mille fois que les p</text:span><text:span text:style-name="T41">é</text:span><text:span text:style-name="T40">nibles et fatigantes </text:span><text:span text:style-name="T41">é</text:span><text:span text:style-name="T40">lucubrations d'un emphatique et pr</text:span><text:span text:style-name="T41">é</text:span><text:span text:style-name="T40">tentieux </text:span><text:span text:style-name="T29">transcendentalisme</text:span><text:span text:style-name="T31"> </text:span><text:span text:style-name="T30">!</text:span><text:span text:style-name="T40"> Qu'il est </text:span><text:span text:style-name="T41">é</text:span><text:span text:style-name="T40">crasant, qu'il est effrayant, cet homme de pierre qui s'avance d'un pas mono­tone et implacable comme la fatalit</text:span><text:span text:style-name="T41">é</text:span><text:span text:style-name="T40"> ! Il ressemble au grondement sourd d'un oc</text:span><text:span text:style-name="T41">é</text:span><text:span text:style-name="T40">an qui monte et qui va tout submerger ; </text:span><text:span text:style-name="T41">à</text:span><text:span text:style-name="T40"> lui seul, cet homme est un d</text:span><text:span text:style-name="T41">é</text:span><text:span text:style-name="T40">luge !</text:span></text:p>
      <text:p text:style-name="P81"><text:span text:style-name="T40">Mais les avertissements du ciel ne sont point </text:span><text:span text:style-name="T41">é</text:span><text:span text:style-name="T40">cout</text:span><text:span text:style-name="T41">é</text:span><text:span text:style-name="T40">s. Et voici que, soudain, des rythmes d'une jeunesse imp</text:span><text:span text:style-name="T41">é</text:span><text:span text:style-name="T40">tueuse, affol</text:span><text:span text:style-name="T41">é</text:span><text:span text:style-name="T40">s de plaisir, haletants de d</text:span><text:span text:style-name="T41">é</text:span><text:span text:style-name="T40">bauche, impatients du joug et du frein, nous lancent en plein vertige dans un </text:span><text:span text:style-name="T29">allegro</text:span><text:span text:style-name="T40">, qui </text:span><text:soft-page-break/><text:span text:style-name="T40">d</text:span><text:span text:style-name="T41">é</text:span><text:span text:style-name="T40">borde d'entra</text:span><text:span text:style-name="T41">î</text:span><text:span text:style-name="T40">nement et de verve fougueuse.</text:span></text:p>
      <text:p text:style-name="P81"><text:span text:style-name="T40">Quelle </text:span><text:span text:style-name="T41">é</text:span><text:span text:style-name="T40">nergie svelte et imprudente </text:span><text:span text:style-name="T41">à</text:span><text:span text:style-name="T40"> la fois ! quelle </text:span><text:span text:style-name="T41">é</text:span><text:span text:style-name="T40">l</text:span><text:span text:style-name="T41">é</text:span><text:span text:style-name="T40">gance dans ce d</text:span><text:span text:style-name="T41">é</text:span><text:span text:style-name="T40">vergondage d'impie et de corrompu ! Que d'insouciance hautaine dans ce voluptueux spadassin qui rira et boira et chantera jusque devant la mort ! Quelle sonorit</text:span><text:span text:style-name="T41">é</text:span><text:span text:style-name="T40"> mutine et p</text:span><text:span text:style-name="T41">é</text:span><text:span text:style-name="T40">tillante, apr</text:span><text:span text:style-name="T41">è</text:span><text:span text:style-name="T40">s toutes ces terreurs ! Le drame est d</text:span><text:span text:style-name="T41">é</text:span><text:span text:style-name="T40">j</text:span><text:span text:style-name="T41">à</text:span><text:span text:style-name="T40"> tout entier dans cette prodigieuse ouverture qui fut </text:span><text:span text:style-name="T41">é</text:span><text:span text:style-name="T40">crite dans une nuit ; nuit f</text:span><text:span text:style-name="T41">é</text:span><text:span text:style-name="T40">conde dont on aurait pu dire, comme l'</text:span><text:span text:style-name="T41">é</text:span><text:span text:style-name="T40">crivain sacr</text:span><text:span text:style-name="T41">é</text:span><text:span text:style-name="T40"> proph</text:span><text:span text:style-name="T41">é</text:span><text:span text:style-name="T43">­</text:span><text:span text:style-name="T40">tisant celle de la naissance de I'Enfant-Dieu : </text:span><text:span text:style-name="T29">Nox sicut dies illuminabitur</text:span><text:span text:style-name="T31"> </text:span><text:span text:style-name="T29">!</text:span><text:span text:style-name="T40"> Cette nuit sera lumineuse comme le jour !</text:span></text:p>
      <text:p text:style-name="P81"><text:span text:style-name="T40">Le rideau se l</text:span><text:span text:style-name="T41">è</text:span><text:span text:style-name="T40">ve. Il fait nuit. Seul sur la place publique, Leporello, le valet peureux aux ordres de tous les caprices du seigneur volage, attend son ma</text:span><text:span text:style-name="T41">î</text:span><text:span text:style-name="T40">tre qui vient de p</text:span><text:span text:style-name="T41">é</text:span><text:span text:style-name="T40">n</text:span><text:span text:style-name="T41">é</text:span><text:span text:style-name="T40">trer dans le palais du Commandeur, pour ravir la noble fille, dona Anna. Don Juan accourt, suivi de sa victime qui s'attache </text:span><text:span text:style-name="T41">à</text:span><text:span text:style-name="T40"> ses pas et dont les cris ont </text:span><text:span text:style-name="T41">é</text:span><text:span text:style-name="T40">veill</text:span><text:span text:style-name="T41">é</text:span><text:span text:style-name="T40"> son p</text:span><text:span text:style-name="T41">è</text:span><text:span text:style-name="T40">re. Le Commandeur provoque l'audacieux f</text:span><text:span text:style-name="T41">é</text:span><text:span text:style-name="T40">lon : on d</text:span><text:span text:style-name="T41">é</text:span><text:span text:style-name="T40">ga</text:span><text:span text:style-name="T41">î</text:span><text:span text:style-name="T40">ne de part et d'autre, et ici s'engage un </text:span><text:span text:style-name="T29">trio</text:span><text:span text:style-name="T40">, saisissant de v</text:span><text:span text:style-name="T41">é</text:span><text:span text:style-name="T40">rit</text:span><text:span text:style-name="T41">é</text:span><text:span text:style-name="T40"> sombre et de supr</text:span><text:span text:style-name="T41">ê</text:span><text:span text:style-name="T40">me agonie, auquel Leporello, transi de peur, prend, dans le coin de la sc</text:span><text:span text:style-name="T41">è</text:span><text:span text:style-name="T40">ne, une part tragi-comique. Le Com­mandeur mort, son meurtrier s'esquive </text:span><text:span text:style-name="T41">à</text:span><text:span text:style-name="T40"> la fa­veur de la nuit dont l'obscurit</text:span><text:span text:style-name="T41">é</text:span><text:span text:style-name="T40"> sert son incognito. Rentre Dona Anna, p</text:span><text:span text:style-name="T41">â</text:span><text:span text:style-name="T40">le, effar</text:span><text:span text:style-name="T41">é</text:span><text:span text:style-name="T40">e ; sur la place d</text:span><text:span text:style-name="T41">é</text:span><text:span text:style-name="T42">­</text:span><text:span text:style-name="T41">serte, elle cherche, — elle aperç</text:span><text:span text:style-name="T40">oit un homme </text:span><text:span text:style-name="T41">étendu, — elle approche tremblante... C'est son pè</text:span><text:span text:style-name="T40">re !</text:span></text:p>
      <text:p text:style-name="P81"><text:span text:style-name="T40">Quels sanglots ! quels g</text:span><text:span text:style-name="T41">é</text:span><text:span text:style-name="T40">missements ! quels cris ! quelle r</text:span><text:span text:style-name="T41">é</text:span><text:span text:style-name="T40">volte de tout l'</text:span><text:span text:style-name="T41">ê</text:span><text:span text:style-name="T40">tre ! Et tout cela dans quelle sereine et indicible beaut</text:span><text:span text:style-name="T41">é</text:span><text:span text:style-name="T40"> de forme ! Quel ordre consomm</text:span><text:span text:style-name="T41">é</text:span><text:span text:style-name="T40"> dans l'expression palpitante de ce d</text:span><text:span text:style-name="T41">é</text:span><text:span text:style-name="T40">sordre ! Quelle clart</text:span><text:span text:style-name="T41">é</text:span><text:span text:style-name="T40"> dans c</text:span><text:span text:style-name="T41">e chaos de tous les sentiments !</text:span><text:span text:style-name="T40"> Comme l'angoisse de </text:span><text:span text:style-name="T29">l'</text:span><text:span text:style-name="T30">â</text:span><text:span text:style-name="T29">me</text:span><text:span text:style-name="T40">, dans son paroxysme le plus poignant, n'y trouble pas, un seul instant, cette perfection du langage qui s'ap­pelle </text:span><text:span text:style-name="T29">le style</text:span><text:span text:style-name="T40"> et qui est le ravissement de </text:span><text:span text:style-name="T30">l’</text:span><text:span text:style-name="T29">esprit</text:span><text:span text:style-name="T40"> ! Comme la musique y pleure toutes les larmes, y exhale toutes les douleurs, sans jamais vocif</text:span><text:span text:style-name="T41">érer !</text:span><text:span text:style-name="T44"> </text:span><text:span text:style-name="T40">Je le demande </text:span><text:span text:style-name="T41">à</text:span><text:span text:style-name="T40"> quiconque a lu Eschyle, Sopho­cle, Euripide ; ces grandes voix de l'humanit</text:span><text:span text:style-name="T41">é</text:span><text:span text:style-name="T40"> tra­gique ont-elles jamais eu d'accent plus profond et plus vrai que l'auteur de cette sc</text:span><text:span text:style-name="T41">è</text:span><text:span text:style-name="T40">ne musicale immortelle ? Cela </text:span><text:span text:style-name="T29">reste beau</text:span><text:span text:style-name="T40"> en </text:span><text:span text:style-name="T41">é</text:span><text:span text:style-name="T40">tant </text:span><text:span text:style-name="T29">terrible </text:span><text:span text:style-name="T40">; c'est l</text:span><text:span text:style-name="T41">à</text:span><text:span text:style-name="T40"> le propre du </text:span><text:span text:style-name="T29">sublime</text:span><text:span text:style-name="T40">. </text:span></text:p>
      <text:p text:style-name="P81"><text:span text:style-name="T40">Don Ottavio, le fianc</text:span><text:span text:style-name="T41">é</text:span><text:span text:style-name="T40"> de la noble orpheline, est accouru avec elle sur le lieu du combat. Apr</text:span><text:span text:style-name="T41">è</text:span><text:span text:style-name="T40">s le premier abattement de la douleur, Dona Anna se rel</text:span><text:span text:style-name="T41">è</text:span><text:span text:style-name="T40">ve et, dans un </text:span><text:span text:style-name="T29">duo</text:span><text:span text:style-name="T40"> d'un </text:span><text:span text:style-name="T41">é</text:span><text:span text:style-name="T40">lan superbe, elle ad­jure son fianc</text:span><text:span text:style-name="T41">é</text:span><text:span text:style-name="T40"> de chercher le meurtrier et de le punir. Ils partent.</text:span></text:p>
      <text:p text:style-name="P81"><text:span text:style-name="T40">Arrive Dona Elvire, l'</text:span><text:span text:style-name="T41">é</text:span><text:span text:style-name="T40">pouse abandonn</text:span><text:span text:style-name="T41">é</text:span><text:span text:style-name="T40">e, pour­suivant partout son infid</text:span><text:span text:style-name="T41">è</text:span><text:span text:style-name="T40">le. Quel type de fureur jalouse que cet </text:span><text:span text:style-name="T29">air</text:span><text:span text:style-name="T40"> dans lequel elle s'</text:span><text:span text:style-name="T41">é</text:span><text:span text:style-name="T40">crie : </text:span><text:span text:style-name="T41">«</text:span><text:span text:style-name="T40"> Ah ! qui me dira o</text:span><text:span text:style-name="T41">ù</text:span><text:span text:style-name="T40"> est ce cruel que j'aimai pour mon malheur et qui a trahi sa foi ? Si je retrouve le tra</text:span><text:span text:style-name="T41">î</text:span><text:span text:style-name="T40">tre, je veux lui arracher le c</text:span><text:span text:style-name="T41">œ</text:span><text:span text:style-name="T40">ur ! </text:span><text:span text:style-name="T41">»</text:span><text:span text:style-name="T40"> </text:span></text:p>
      <text:p text:style-name="P81"><text:span text:style-name="T40">Comm</text:span><text:span text:style-name="T41">e le sang lui monte au visage ! </text:span><text:span text:style-name="T40">Avec quelle intensit</text:span><text:span text:style-name="T41">é</text:span><text:span text:style-name="T40"> l'orchestre met en relief le d</text:span><text:span text:style-name="T41">é</text:span><text:span text:style-name="T40">pit amer et tenace de la femme outrag</text:span><text:span text:style-name="T41">é</text:span><text:span text:style-name="T40">e ! Comme elle saute­rait </text:span><text:span text:style-name="T41">à</text:span><text:span text:style-name="T40"> la gorge du coupable, s'il </text:span><text:span text:style-name="T41">é</text:span><text:span text:style-name="T40">tait l</text:span><text:span text:style-name="T41">à</text:span><text:span text:style-name="T40"> devant elle !</text:span></text:p>
      <text:p text:style-name="P82">Le voici, suivi de Leporello, son souffre-douleur ; mais il le laisse avec Elvire et s'esquive d<text:span text:style-name="T3">è</text:span>s qu'il la reconna<text:span text:style-name="T3">î</text:span>t.</text:p>
      <text:p text:style-name="P81"><text:span text:style-name="T40">Ici se place </text:span><text:span text:style-name="T30">l’</text:span><text:span text:style-name="T29">air</text:span><text:span text:style-name="T40"> c</text:span><text:span text:style-name="T41">é</text:span><text:span text:style-name="T40">l</text:span><text:span text:style-name="T41">è</text:span><text:span text:style-name="T40">bre dans lequel Leporello d</text:span><text:span text:style-name="T41">é</text:span><text:span text:style-name="T40">roule sans vergogne, devant les </text:span><text:soft-page-break/><text:span text:style-name="T40">yeux de la malheureuse Elvire, le catalogue des </text:span><text:span text:style-name="T41">«</text:span><text:span text:style-name="T40"> mille et</text:span><text:span text:style-name="T44"> </text:span><text:span text:style-name="T41">Trois »</text:span><text:span text:style-name="T40"> fredaines de son ma</text:span><text:span text:style-name="T41">î</text:span><text:span text:style-name="T40">tre. Cet air, unique dans son allure, est un mod</text:span><text:span text:style-name="T41">è</text:span><text:span text:style-name="T40">le achev</text:span><text:span text:style-name="T41">é</text:span><text:span text:style-name="T40"> de verve comique ; Moli</text:span><text:span text:style-name="T41">è</text:span><text:span text:style-name="T40">re musicien ne l'e</text:span><text:span text:style-name="T41">û</text:span><text:span text:style-name="T40">t pas </text:span><text:span text:style-name="T41">é</text:span><text:span text:style-name="T40">crit au­trement ; c'est de la gloriole de valetaille soulignant </text:span><text:span text:style-name="T41">à</text:span><text:span text:style-name="T40"> plaisir, sous un malicieux semblant de persi­flage, les traits les plus grossiers de cette nomen­clature scandaleuse.</text:span></text:p>
      <text:p text:style-name="P82">Et cependant, l<text:span text:style-name="T3">à</text:span> comme partout, le tact supr<text:span text:style-name="T3">ê</text:span>me du g<text:span text:style-name="T3">é</text:span>nie qui saisit l'essence m<text:span text:style-name="T3">ê</text:span>me des choses dont il rejette les scories.</text:p>
      <text:p text:style-name="P82">Mais voici repara<text:span text:style-name="T3">î</text:span>tre Dona Anna et Don Ottavio cherchant toujours <text:span text:style-name="T3">à</text:span> d<text:span text:style-name="T3">é</text:span>couvrir les traces de l'as­sassin, lorsque Don Juan se pr<text:span text:style-name="T3">é</text:span>sente. Le noble maintien de la grande dame l'attire et le s<text:span text:style-name="T3">é</text:span>duit ; cette douleur grave, ces v<text:span text:style-name="T3">ê</text:span>tements de deuil, tout ce qui est fait pour provoquer une piti<text:span text:style-name="T3">é</text:span> respec­tueuse devient un aliment pour sa passion toujours aiguillonn<text:span text:style-name="T3">é</text:span>e, jamais satisfaite. Il aborde la s<text:span text:style-name="T3">é</text:span>v<text:span text:style-name="T3">è</text:span>re inconnue dont la nuit lui d<text:span text:style-name="T3">é</text:span>robe les traits. Il s'informe du motif de cette douleur, de ce deuil ; on l'en instruit ; il offre, <text:span text:style-name="T3">à</text:span> l'instant, de joindre ses recherches <text:span text:style-name="T3">à</text:span> celles des deux amants.</text:p>
      <text:p text:style-name="P82">Sur ces entrefaites, para<text:span text:style-name="T3">î</text:span>t Dona Elvire courrou­c<text:span text:style-name="T3">é</text:span>e. <text:span text:style-name="T3">«</text:span> Ne vous fiez pas <text:span text:style-name="T3">à</text:span> ce tra<text:span text:style-name="T3">ître, » — dit Elvire</text:span><text:span text:style-name="T1"> </text:span>en montrant son <text:span text:style-name="T3">é</text:span>poux <text:span text:style-name="T3">; — «</text:span> il m'a trahie et vous trahira de m<text:span text:style-name="T3">ê</text:span>me. <text:span text:style-name="T3">» — «</text:span> Mes amis! <text:span text:style-name="T3">» — reprend Don Juan, — «</text:span> la pauvre fille est folle ! laissez-moi seul un instant avec elle ; peut-<text:span text:style-name="T3">ê</text:span>tre parviendrai je <text:span text:style-name="T3">à</text:span> la calmer. <text:span text:style-name="T3">»</text:span></text:p>
      <text:p text:style-name="P81"><text:span text:style-name="T40">Quel merveilleux dialogue que ce </text:span><text:span text:style-name="T29">quatuor </text:span><text:span text:style-name="T40">! Comme chaque personnage y est </text:span><text:span text:style-name="T41">à</text:span><text:span text:style-name="T40"> son plan, et comme tous s'y meuvent avec une apparente ind</text:span><text:span text:style-name="T41">é</text:span><text:span text:style-name="T40">pendance et une incroyable souplesse de libert</text:span><text:span text:style-name="T41">é</text:span><text:span text:style-name="T40"> dans le plus parfait ensemble musical !</text:span></text:p>
      <text:p text:style-name="P100">Don Juan et Dona Elvire s'<text:span text:style-name="T3">é</text:span>loignent. Dona Anna, rest<text:span text:style-name="T3">é</text:span>e seule avec Don Ottavio, suit du regard<text:span text:style-name="T1"> </text:span>l'homme qui vient de la quitter, et dont la voix a r<text:span text:style-name="T3">é</text:span>veill<text:span text:style-name="T3">é</text:span> des souvenirs qui la bouleversent. <text:span text:style-name="T3">«</text:span> Don Ottavio <text:span text:style-name="T3">» —</text:span> s'<text:span text:style-name="T3">écrie-t-elle, — « je meurs !</text:span> cet homme, c'est l'assassin de mon p<text:span text:style-name="T3">è</text:span>re ! N'en doutez plus ; je l'ai reconnu <text:span text:style-name="T3">à sa voix, — c'est lui</text:span> ! <text:span text:style-name="T3">»</text:span> Et, apr<text:span text:style-name="T3">è</text:span>s un r<text:span text:style-name="T3">é</text:span>cit fr<text:span text:style-name="T3">é</text:span>missant de cette nuit fun<text:span text:style-name="T3">è</text:span>bre, elle se dresse de toute la hauteur d'une N<text:span text:style-name="T3">é</text:span>m<text:span text:style-name="T3">é</text:span>sis, et, dans une impr<text:span text:style-name="T3">é</text:span>cation d'une solennit<text:span text:style-name="T3">é</text:span> magistral, elle dit <text:span text:style-name="T3">à</text:span> Don Ottavio : <text:span text:style-name="T3">«</text:span> Maintenant que tu sais qui m'a ravi mon p<text:span text:style-name="T3">è</text:span>re et m'a voulu ravir l'honneur je te demande vengeance et ton c<text:span text:style-name="T3">œ</text:span>ur m<text:span text:style-name="T3">ê</text:span>me l'exige. <text:span text:style-name="T3">»</text:span> Ce morceau est un chef-d'<text:span text:style-name="T3">œ</text:span>uvre de fi<text:span text:style-name="T3">è</text:span>re et majes­tueuse indignation.</text:p>
      <text:p text:style-name="P81"><text:span text:style-name="T40">Je passe sur le d</text:span><text:span text:style-name="T41">é</text:span><text:span text:style-name="T40">licieux petit </text:span><text:span text:style-name="T29">duo (la ci darem la mano)</text:span><text:span text:style-name="T40"> entre Don Juan et Zerline, la jeune paysanne, nouveau caprice de ce coureur sans repos et de ce s</text:span><text:span text:style-name="T41">é</text:span><text:span text:style-name="T40">ducteur sans merci. Je laisse de c</text:span><text:span text:style-name="T41">ô</text:span><text:span text:style-name="T40">t</text:span><text:span text:style-name="T41">é</text:span><text:span text:style-name="T40"> vingt autres perles de cet in</text:span><text:span text:style-name="T41">é</text:span><text:span text:style-name="T40">puisable </text:span><text:span text:style-name="T41">écrin, l’</text:span><text:span text:style-name="T40">air pimpant et alerte de Don Juan ordonnant les pr</text:span><text:span text:style-name="T41">é</text:span><text:span text:style-name="T40">paratifs d'une f</text:span><text:span text:style-name="T41">ê</text:span><text:span text:style-name="T40">te, l'air de Zerline </text:span><text:span text:style-name="T29">(Batti, batti, o bel Mazetto)</text:span><text:span text:style-name="T40">, d'une douceur si c</text:span><text:span text:style-name="T41">â</text:span><text:span text:style-name="T40">line et si coquette, et j'arrive </text:span><text:span text:style-name="T41">à</text:span><text:span text:style-name="T44"> </text:span><text:span text:style-name="T40">la grande sc</text:span><text:span text:style-name="T41">è</text:span><text:span text:style-name="T40">ne du bal qui termine le premier acte.</text:span></text:p>
      <text:p text:style-name="P81"><text:span text:style-name="T40">Et d'abord, l'entr</text:span><text:span text:style-name="T41">é</text:span><text:span text:style-name="T40">e de Don Ottavio, Dona Anna et Dona Elvire masqu</text:span><text:span text:style-name="T41">é</text:span><text:span text:style-name="T40">s. Quel prodige d'inspiration que ce fameux </text:span><text:span text:style-name="T30">«</text:span><text:span text:style-name="T29"> trio des Masques ! </text:span><text:span text:style-name="T30">»</text:span><text:span text:style-name="T40"> La beaut</text:span><text:span text:style-name="T41">é</text:span><text:span text:style-name="T40"> musicale ne va pas plus loin : c'est un enchantement pour l'oreille et pour l'intelligence ; c'est un diamant de la plus belle eau ! Et combien il y en a de cette valeur dans les </text:span><text:span text:style-name="T41">œ</text:span><text:span text:style-name="T40">uvres de Mozart ! dans </text:span><text:span text:style-name="T29">la Fl</text:span><text:span text:style-name="T30">û</text:span><text:span text:style-name="T29">te enchant</text:span><text:span text:style-name="T30">é</text:span><text:span text:style-name="T29">e</text:span><text:span text:style-name="T40">, dans </text:span><text:span text:style-name="T29">les Noces de Figaro</text:span><text:span text:style-name="T40">, dans </text:span><text:span text:style-name="T29">Cosi fan tutte</text:span><text:span text:style-name="T40">, dans les symphonies, dans le</text:span><text:span text:style-name="T41">s concertos, dans la musique de chambre (quintettes, quatuors, trios, sonates !) — C'est</text:span><text:span text:style-name="T40"> </text:span><text:span text:style-name="T41">à</text:span><text:span text:style-name="T40"> ne les plus compter. Et quelle pl</text:span><text:span text:style-name="T41">é</text:span><text:span text:style-name="T40">nitude d'harmonie, </text:span><text:soft-page-break/><text:span text:style-name="T40">quelle ampleur dans l'effet produit, avec quelle </text:span><text:span text:style-name="T41">é</text:span><text:span text:style-name="T40">conomie de proc</text:span><text:span text:style-name="T41">é</text:span><text:span text:style-name="T40">d</text:span><text:span text:style-name="T41">é</text:span><text:span text:style-name="T40">s ! Comme on voit bien l</text:span><text:span text:style-name="T41">à</text:span><text:span text:style-name="T40">, dans une pleine </text:span><text:span text:style-name="T41">é</text:span><text:span text:style-name="T40">vidence, que la v</text:span><text:span text:style-name="T41">é</text:span><text:span text:style-name="T40">ritable marque du g</text:span><text:span text:style-name="T41">é</text:span><text:span text:style-name="T40">nie est pr</text:span><text:span text:style-name="T41">é</text:span><text:span text:style-name="T40">cis</text:span><text:span text:style-name="T41">é</text:span><text:span text:style-name="T40">ment cette sobri</text:span><text:span text:style-name="T41">é</text:span><text:span text:style-name="T40">t</text:span><text:span text:style-name="T41">é</text:span><text:span text:style-name="T40"> des moyens qui est en raison m</text:span><text:span text:style-name="T41">ê</text:span><text:span text:style-name="T40">me de la richesse de l'id</text:span><text:span text:style-name="T41">é</text:span><text:span text:style-name="T40">e ! C'est le sentiment de cette v</text:span><text:span text:style-name="T41">é</text:span><text:span text:style-name="T40">rit</text:span><text:span text:style-name="T41">é</text:span><text:span text:style-name="T40"> qui dicta, un jour, </text:span><text:span text:style-name="T41">à</text:span><text:span text:style-name="T40"> Mozart une fi</text:span><text:span text:style-name="T41">è</text:span><text:span text:style-name="T40">re et superbe r</text:span><text:span text:style-name="T41">é</text:span><text:span text:style-name="T40">ponse. On venait de repr</text:span><text:span text:style-name="T41">é</text:span><text:span text:style-name="T40">senter </text:span><text:span text:style-name="T29">Don Juan</text:span><text:span text:style-name="T40"> </text:span><text:span text:style-name="T41">à</text:span><text:span text:style-name="T40"> Vienne. L'empereur fait appeler Mozart dans sa loge, et lui dit : </text:span><text:span text:style-name="T41">«</text:span><text:span text:style-name="T42"> </text:span><text:span text:style-name="T40">Monsieur Mozart, vous venez de nous donner un fort bel ouvrage ; mais dites-moi, est-ce qu'il n'y a pas bien des notes l</text:span><text:span text:style-name="T41">à</text:span><text:span text:style-name="T40">-de­dans ? </text:span><text:span text:style-name="T41">» — «</text:span><text:span text:style-name="T40"> Sire, r</text:span><text:span text:style-name="T41">é</text:span><text:span text:style-name="T40">pliqua Mozart</text:span><text:span text:style-name="T41">, pas une de plus qu'il ne faut !</text:span><text:span text:style-name="T40"> </text:span><text:span text:style-name="T41">»</text:span><text:span text:style-name="T40"> Il n'y a que la conscience de la vraie force qui inspire de telles reparties.</text:span></text:p>
      <text:p text:style-name="P82">Et cette f<text:span text:style-name="T3">ê</text:span>te qui succ<text:span text:style-name="T3">è</text:span>de au <text:span text:style-name="T3">«</text:span> Trio des Masques <text:span text:style-name="T3">» ! quel entrain ! quelle animation </text:span>! Et le finale robuste et tumultueux qui termine l'acte ! que de lumi<text:span text:style-name="T3">è</text:span>re<text:span text:style-name="T1"> </text:span>dans cette m<text:span text:style-name="T3">ê</text:span>l<text:span text:style-name="T3">é</text:span>e ! que d'<text:span text:style-name="T3">é</text:span>clat dans cette bagarre ! Et tout cela, sans violence d'instrumentation, parce que la sonorit<text:span text:style-name="T3">é</text:span> est dans la force et que la force est dans l'id<text:span text:style-name="T3">é</text:span>e.</text:p>
      <text:p text:style-name="P81"><text:span text:style-name="T40">Me voici </text:span><text:span text:style-name="T41">à</text:span><text:span text:style-name="T40"> moiti</text:span><text:span text:style-name="T41">é</text:span><text:span text:style-name="T40"> seulement de ma course, d</text:span><text:span text:style-name="T41">é</text:span><text:span text:style-name="T40">j</text:span><text:span text:style-name="T41">à</text:span><text:span text:style-name="T40"> longue, bien que h</text:span><text:span text:style-name="T41">â</text:span><text:span text:style-name="T40">tive, </text:span><text:span text:style-name="T41">à</text:span><text:span text:style-name="T40"> travers cette </text:span><text:span text:style-name="T41">œ</text:span><text:span text:style-name="T40">uvre faite de chefs-d'</text:span><text:span text:style-name="T41">œ</text:span><text:span text:style-name="T40">uvre. Il me faut restreindre, jus­qu'</text:span><text:span text:style-name="T41">à</text:span><text:span text:style-name="T40"> la mutiler, l'analyse du second acte.</text:span></text:p>
      <text:p text:style-name="P82">Je ne puis cependant passer sous silence quel­ques-uns des plus beaux morceaux qu'il y ait au monde.</text:p>
      <text:p text:style-name="P81"><text:span text:style-name="T40">Le </text:span><text:span text:style-name="T29">Trio</text:span><text:span text:style-name="T40"> sous le balcon d'Elvire, si compl</text:span><text:span text:style-name="T41">è</text:span><text:span text:style-name="T40">tement exquis, d'un art si consomm</text:span><text:span text:style-name="T41">é</text:span><text:span text:style-name="T40"> qu'il suffirait </text:span><text:span text:style-name="T41">à</text:span><text:span text:style-name="T40"> rendre immortel le musicien capable de l'</text:span><text:span text:style-name="T41">é</text:span><text:span text:style-name="T40">crire ! Quelle hy­pocrisie f</text:span><text:span text:style-name="T41">é</text:span><text:span text:style-name="T40">line dans les soupirs amoureux que, sous les fen</text:span><text:span text:style-name="T41">ê</text:span><text:span text:style-name="T40">tres m</text:span><text:span text:style-name="T41">ê</text:span><text:span text:style-name="T40">mes de sa femme, Don Juan adresse </text:span><text:span text:style-name="T41">à</text:span><text:span text:style-name="T40"> la jeune cam</text:span><text:span text:style-name="T41">é</text:span><text:span text:style-name="T40">riste ! Quels replis, quelles insinuations perfides dans cet orchestre qui fait </text:span><text:span text:style-name="T29">patte de velours</text:span><text:span text:style-name="T40">, et dont les caresses ne sont que pi</text:span><text:span text:style-name="T41">è</text:span><text:span text:style-name="T40">ge et mensonge !</text:span></text:p>
      <text:p text:style-name="P81"><text:span text:style-name="T40">La cr</text:span><text:span text:style-name="T41">é</text:span><text:span text:style-name="T40">dule Elvire descend </text:span><text:span text:style-name="T41">à</text:span><text:span text:style-name="T40"> la voix du s</text:span><text:span text:style-name="T41">é</text:span><text:span text:style-name="T40">ducteur qu'elle croit repentant. Soudain, dans un de ces </text:span><text:span text:style-name="T41">é</text:span><text:span text:style-name="T40">clairs familiers </text:span><text:span text:style-name="T41">à</text:span><text:span text:style-name="T40"> l'astuce, Don Juan troque son chapeau et sa cape contre ceux de son valet, le chargeant de donner le change </text:span><text:span text:style-name="T41">à</text:span><text:span text:style-name="T40"> Dona Elvire et de faire la place libre </text:span><text:span text:style-name="T41">à</text:span><text:span text:style-name="T40"> son nouvel exploit.</text:span></text:p>
      <text:p text:style-name="P81"><text:span text:style-name="T40">Quelle trouvaille que cette petite s</text:span><text:span text:style-name="T41">é</text:span><text:span text:style-name="T40">r</text:span><text:span text:style-name="T41">é</text:span><text:span text:style-name="T40">nade fri­ponne, souple et railleuse ! quel sursaut de gaillar­dise dans ce sceptique qui n'</text:span><text:span text:style-name="T41">é</text:span><text:span text:style-name="T40">coute et n'entend pl</text:span><text:span text:style-name="T41">us que ses sens !</text:span></text:p>
      <text:p text:style-name="P81"><text:span text:style-name="T40">H</text:span><text:span text:style-name="T41">é</text:span><text:span text:style-name="T40">las ! il me faut passer, sans m'arr</text:span><text:span text:style-name="T41">ê</text:span><text:span text:style-name="T40">ter devant l'air adorable de Zerline, </text:span><text:span text:style-name="T29">Vedrai, carino </text:span><text:span text:style-name="T40">; devant le magnifique Septuor dans la for</text:span><text:span text:style-name="T41">ê</text:span><text:span text:style-name="T40">t ; devant l'air </text:span><text:span text:style-name="T29">Ah ! non mi dir, </text:span><text:span text:style-name="T40">de Dona Anna r</text:span><text:span text:style-name="T41">é</text:span><text:span text:style-name="T40">sistant avec une dignit</text:span><text:span text:style-name="T41">é</text:span><text:span text:style-name="T40"> si noble et si touchante aux tendres instances de son fianc</text:span><text:span text:style-name="T41">é</text:span><text:span text:style-name="T40"> ; devant la sc</text:span><text:span text:style-name="T41">è</text:span><text:span text:style-name="T40">ne du cime­ti</text:span><text:span text:style-name="T41">è</text:span><text:span text:style-name="T40">re, chef-d'</text:span><text:span text:style-name="T41">œ</text:span><text:span text:style-name="T40">uvre d'impression tragique sur le fond de com</text:span><text:span text:style-name="T41">é</text:span><text:span text:style-name="T40">die de cet </text:span><text:span text:style-name="T41">é</text:span><text:span text:style-name="T40">tonnant </text:span><text:span text:style-name="T29">Duo</text:span><text:span text:style-name="T40"> qui nous montre Leporello terrifi</text:span><text:span text:style-name="T41">é</text:span><text:span text:style-name="T40"> devant cette statue du Comman­deur hochant la t</text:span><text:span text:style-name="T41">ê</text:span><text:span text:style-name="T40">te, sur une tenue d'orchestre d'une simplicit</text:span><text:span text:style-name="T41">é</text:span><text:span text:style-name="T40"> lugubre, autour de laquelle se dessine un tremblement nerveux qui nous fait lire jusque dans les entrailles du valet bl</text:span><text:span text:style-name="T41">ê</text:span><text:span text:style-name="T40">me d'</text:span><text:span text:style-name="T41">é</text:span><text:span text:style-name="T40">pou­vante.</text:span></text:p>
      <text:p text:style-name="P82">Vient enfin la sc<text:span text:style-name="T3">è</text:span>ne capitale du Festin.</text:p>
      <text:p text:style-name="P82">Don Juan va souper. Il a d<text:span text:style-name="T3">é</text:span>j<text:span text:style-name="T3">à</text:span> oubli<text:span text:style-name="T3">é</text:span> son invita­tion insolente accept<text:span text:style-name="T3">é</text:span>e par <text:span text:style-name="T3">«</text:span><text:span text:style-name="T4"> </text:span>l'Homme de pierre <text:span text:style-name="T3">»</text:span>. On frappe <text:span text:style-name="T3">à</text:span> la porte. Leporello va ouvrir et, <text:span text:style-name="T3">à</text:span> l'aspect du terrible convive, recule, mort de frayeur.</text:p>
      <text:p text:style-name="P82">Alors commence cette sc<text:span text:style-name="T3">è</text:span>ne formidable, d'un accent tragique sans <text:span text:style-name="T3">é</text:span>gal. Rien ne <text:soft-page-break/>peut rendre l'impression sinistre qui circule <text:span text:style-name="T3">à</text:span> travers cet orchestre d'une teinte s<text:span text:style-name="T3">é</text:span>pulcrale. La justice s'avance avec une s<text:span text:style-name="T3">û</text:span>ret<text:span text:style-name="T3">é</text:span>, avec une autorit<text:span text:style-name="T3">é</text:span>, avec une puissance souveraine <text:span text:style-name="T3">à</text:span> laquelle on sent que le condamn<text:span text:style-name="T3">é</text:span> ne peut plus <text:span text:style-name="T3">é</text:span>chapper.</text:p>
      <text:p text:style-name="P82">C'est en vain qu'il se tord et se d<text:span text:style-name="T3">é</text:span>bat sous cette <text:span text:style-name="T3">é</text:span>treinte inflexible : aux derni<text:span text:style-name="T3">è</text:span>res instances, aux<text:span text:style-name="T1"> </text:span>derni<text:span text:style-name="T3">è</text:span>res menaces de la voix qui le sollicite encore, <text:span text:style-name="T3">«</text:span> Repens-toi ! <text:span text:style-name="T3">»</text:span> ; il r<text:span text:style-name="T3">é</text:span>pond : <text:span text:style-name="T3">«</text:span><text:span text:style-name="T4"> </text:span>Non !... vieux fou !... <text:span text:style-name="T3">»</text:span> ; il ne r<text:span text:style-name="T3">é</text:span>siste pas seulement ; il blasph<text:span text:style-name="T3">è</text:span>me et il insulte ! il tombe enfin dans le gouffre <text:span text:style-name="T3">é</text:span>ternel de sa damnation.</text:p>
      <text:p text:style-name="P82">Cette page est une <text:span text:style-name="T3">œ</text:span>uvre de g<text:span text:style-name="T3">é</text:span>ant ; et, si jamais elle est <text:span text:style-name="T3">é</text:span>gal<text:span text:style-name="T3">é</text:span>e, elle ne saurait <text:span text:style-name="T3">ê</text:span>tre surpass<text:span text:style-name="T3">é</text:span>e ; elle marque le sommet de la trag<text:span text:style-name="T3">é</text:span>die lyrique.</text:p>
      <text:p text:style-name="P82">Ainsi se termine, du moins au th<text:span text:style-name="T3">éâ</text:span>tre, cette <text:span text:style-name="T3">œ</text:span>uvre sublime, la plus belle <text:span text:style-name="T3">é</text:span>toile peut-<text:span text:style-name="T3">ê</text:span>tre qui ait jamais resplendi au firmament de l'art musical.</text:p>
      <text:p text:style-name="P81"><text:span text:style-name="T40">L'art, messieurs, dans son acception la plus compl</text:span><text:span text:style-name="T41">è</text:span><text:span text:style-name="T40">te, c'est le sentiment du beau devenu science</text:span><text:span text:style-name="T44"> </text:span><text:span text:style-name="T40">du beau ; c'est </text:span><text:span text:style-name="T30">l’</text:span><text:span text:style-name="T29">Instinct</text:span><text:span text:style-name="T40"> devenu </text:span><text:span text:style-name="T29">Raison</text:span><text:span text:style-name="T40">. </text:span><text:span text:style-name="T41">»</text:span><text:span text:style-name="T43"><text:tab/></text:span></text:p>
      <text:p text:style-name="P81"><text:span text:style-name="T20">— Lu par</text:span><text:span text:style-name="T9"> Gounod</text:span><text:span text:style-name="T19"> </text:span><text:span text:style-name="T20">à</text:span><text:span text:style-name="T19"> la</text:span><text:span text:style-name="T9"> s</text:span><text:span text:style-name="T11">é</text:span><text:span text:style-name="T9">ance de l'Institut</text:span><text:span text:style-name="T19"> du mercredi </text:span><text:span text:style-name="T29">25 octobre 1882</text:span><text:span text:style-name="T24">.</text:span></text:p>
      <text:p text:style-name="P9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Utiliser une police de caractè" svg:font-family="'(Utiliser une police de caractè', 'Times New Roman'" style:font-family-generic="roman"/>
    <style:font-face style:name="Times New Roman" svg:font-family="'Times New Roman', Times" style:font-family-generic="roman" style:font-pitch="variable"/>
    <style:font-face style:name="Arial" svg:font-family="Arial" style:font-family-generic="swiss" style:font-pitch="variable"/>
    <style:font-face style:name="Arial Unicode MS Western" svg:font-family="'Arial Unicode MS Western', Times" style:font-family-generic="swiss" style:font-pitch="variable"/>
    <style:font-face style:name="Arial Unicode MS" svg:font-family="'Arial Unicode MS', Times"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fr" style:country-complex="FR"/>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fr" fo:country="FR" style:letter-kerning="true" style:font-name-asian="Times New Roman" style:font-size-asian="12pt" style:language-asian="fr" style:country-asian="FR" style:font-name-complex="Times New Roman"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text-align="start" style:justify-single-word="false" fo:text-indent="0cm" style:auto-text-indent="false" style:text-autospace="ideograph-alpha" style:vertical-align="auto"/>
      <style:text-properties fo:color="#000000" style:font-name="Arial Unicode MS" fo:font-size="12pt" fo:language="fr" fo:country="FR" style:font-name-asian="Arial Unicode MS" style:font-size-asian="12pt" style:language-asian="fr" style:country-asian="FR" style:font-name-complex="Arial Unicode M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_20_text" style:display-name="footnote text" style:family="paragraph" style:parent-style-name="Standard">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text-underline-style="solid" style:text-underline-width="auto" style:text-underline-color="font-color" style:font-name-complex="Times New Roman"/>
    </style:style>
    <style:style style:name="Note_20_de_20_bas_20_de_20_page_20_Car" style:display-name="Note de bas de page Car" style:family="text" style:parent-style-name="Default_20_Paragraph_20_Font">
      <style:text-properties fo:color="#000000" fo:font-size="10pt" style:font-size-asian="10pt" style:font-name-complex="Times New Roman" style:font-size-complex="10pt"/>
    </style:style>
    <style:style style:name="footnote_20_reference" style:display-name="footnote reference" style:family="text" style:parent-style-name="Default_20_Paragraph_20_Font">
      <style:text-properties style:text-position="25% 58%" style:font-name-complex="Times New Roman"/>
    </style:style>
    <style:style style:name="lang-el" style:family="text" style:parent-style-name="Default_20_Paragraph_20_Font">
      <style:text-properties style:font-name-complex="Times New Roman"/>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fo:text-align="center"/>
      </text:list-level-style-number>
      <text:list-level-style-number text:level="2" style:num-suffix="." style:num-format="A" style:num-letter-sync="true">
        <style:list-level-properties text:space-before="1.27cm" text:min-label-width="1.27cm" fo:text-align="center"/>
      </text:list-level-style-number>
      <text:list-level-style-number text:level="3" style:num-suffix="." style:num-format="1">
        <style:list-level-properties text:space-before="2.54cm" text:min-label-width="1.27cm" fo:text-align="center"/>
      </text:list-level-style-number>
      <text:list-level-style-number text:level="4" style:num-suffix=")" style:num-format="a" style:num-letter-sync="true">
        <style:list-level-properties text:space-before="3.81cm" text:min-label-width="1.27cm" fo:text-align="center"/>
      </text:list-level-style-number>
      <text:list-level-style-number text:level="5" style:num-prefix="(" style:num-suffix=")" style:num-format="1">
        <style:list-level-properties text:space-before="5.08cm" text:min-label-width="1.27cm" fo:text-align="center"/>
      </text:list-level-style-number>
      <text:list-level-style-number text:level="6" style:num-prefix="(" style:num-suffix=")" style:num-format="a" style:num-letter-sync="true">
        <style:list-level-properties text:space-before="6.35cm" text:min-label-width="1.27cm" fo:text-align="center"/>
      </text:list-level-style-number>
      <text:list-level-style-number text:level="7" style:num-prefix="(" style:num-suffix=")" style:num-format="i">
        <style:list-level-properties text:space-before="7.62cm" text:min-label-width="1.27cm" fo:text-align="center"/>
      </text:list-level-style-number>
      <text:list-level-style-number text:level="8" style:num-prefix="(" style:num-suffix=")" style:num-format="a" style:num-letter-sync="true">
        <style:list-level-properties text:space-before="8.89cm" text:min-label-width="1.27cm" fo:text-align="center"/>
      </text:list-level-style-number>
      <text:list-level-style-number text:level="9" style:num-prefix="(" style:num-suffix=")" style:num-format="i">
        <style:list-level-properties text:space-before="10.16cm" text:min-label-width="1.27cm" fo:text-align="center"/>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6cm" fo:page-height="29.693cm" style:num-format="1" style:print-orientation="portrait" fo:margin-top="2.499cm" fo:margin-bottom="2.49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chanel, Emile. Le Romantisme des classiques. 1885.</dc:title>
    <meta:initial-creator>Amélie</meta:initial-creator>
    <meta:creation-date>2011-10-24T18:20:00</meta:creation-date>
    <dc:date>2013-02-15T11:52:08</dc:date>
    <meta:generator>OpenOffice.org/3.4.1$Unix OpenOffice.org_project/341m1$Build-9593</meta:generator>
    <meta:editing-duration>PT15M58S</meta:editing-duration>
    <meta:editing-cycles>6</meta:editing-cycles>
    <meta:document-statistic meta:table-count="0" meta:image-count="0" meta:object-count="0" meta:page-count="211" meta:paragraph-count="2601" meta:word-count="94575" meta:character-count="542626"/>
  </office:meta>
</office:document-meta>
</file>